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37.39mm" svg:y="5.06mm">
            <draw:object draw:notify-on-update-of-ranges="Sheet1.A1:Sheet1.A1 Sheet1.A2:Sheet1.A1837 Sheet1.B1:Sheet1.B1 Sheet1.B2:Sheet1.B1837 Sheet1.C1:Sheet1.C1 Sheet1.C2:Sheet1.C1837 Sheet1.D1:Sheet1.D1 Sheet1.D2:Sheet1.D1837 Sheet1.E1:Sheet1.E1 Sheet1.E2:Sheet1.E18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Flight 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ce1" office:value-type="float" office:value="6.18" calcext:value-type="float">
            <text:p>6.18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.058472" calcext:value-type="float">
            <text:p>1117.058472</text:p>
          </table:table-cell>
          <table:table-cell office:value-type="float" office:value="1122.067017" calcext:value-type="float">
            <text:p>1122.067017</text:p>
          </table:table-cell>
          <table:table-cell office:value-type="float" office:value="1147.78833" calcext:value-type="float">
            <text:p>1147.78833</text:p>
          </table:table-cell>
          <table:table-cell office:value-type="float" office:value="1093.103271" calcext:value-type="float">
            <text:p>1093.103271</text:p>
          </table:table-cell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84.558594" calcext:value-type="float">
            <text:p>1184.558594</text:p>
          </table:table-cell>
          <table:table-cell office:value-type="float" office:value="1283.244507" calcext:value-type="float">
            <text:p>1283.244507</text:p>
          </table:table-cell>
          <table:table-cell office:value-type="float" office:value="1247.985352" calcext:value-type="float">
            <text:p>1247.985352</text:p>
          </table:table-cell>
          <table:table-cell office:value-type="float" office:value="1220.503662" calcext:value-type="float">
            <text:p>1220.503662</text:p>
          </table:table-cell>
          <table:table-cell table:number-columns-repeated="1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25.714111" calcext:value-type="float">
            <text:p>1325.714111</text:p>
          </table:table-cell>
          <table:table-cell office:value-type="float" office:value="1396.742798" calcext:value-type="float">
            <text:p>1396.742798</text:p>
          </table:table-cell>
          <table:table-cell office:value-type="float" office:value="1388.891357" calcext:value-type="float">
            <text:p>1388.891357</text:p>
          </table:table-cell>
          <table:table-cell office:value-type="float" office:value="1336.855469" calcext:value-type="float">
            <text:p>1336.855469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3.463745" calcext:value-type="float">
            <text:p>1483.463745</text:p>
          </table:table-cell>
          <table:table-cell office:value-type="float" office:value="1551.383911" calcext:value-type="float">
            <text:p>1551.383911</text:p>
          </table:table-cell>
          <table:table-cell office:value-type="float" office:value="1546.059082" calcext:value-type="float">
            <text:p>1546.059082</text:p>
          </table:table-cell>
          <table:table-cell office:value-type="float" office:value="1488.070679" calcext:value-type="float">
            <text:p>1488.070679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19.463135" calcext:value-type="float">
            <text:p>1619.463135</text:p>
          </table:table-cell>
          <table:table-cell office:value-type="float" office:value="1611.00708" calcext:value-type="float">
            <text:p>1611.00708</text:p>
          </table:table-cell>
          <table:table-cell office:value-type="float" office:value="1610.340942" calcext:value-type="float">
            <text:p>1610.340942</text:p>
          </table:table-cell>
          <table:table-cell office:value-type="float" office:value="1622.542725" calcext:value-type="float">
            <text:p>1622.54272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2.991943" calcext:value-type="float">
            <text:p>1612.991943</text:p>
          </table:table-cell>
          <table:table-cell office:value-type="float" office:value="1609.494141" calcext:value-type="float">
            <text:p>1609.494141</text:p>
          </table:table-cell>
          <table:table-cell office:value-type="float" office:value="1613.775024" calcext:value-type="float">
            <text:p>1613.775024</text:p>
          </table:table-cell>
          <table:table-cell office:value-type="float" office:value="1609.976196" calcext:value-type="float">
            <text:p>1609.976196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14.860718" calcext:value-type="float">
            <text:p>1614.860718</text:p>
          </table:table-cell>
          <table:table-cell office:value-type="float" office:value="1620.453491" calcext:value-type="float">
            <text:p>1620.453491</text:p>
          </table:table-cell>
          <table:table-cell office:value-type="float" office:value="1615.952026" calcext:value-type="float">
            <text:p>1615.952026</text:p>
          </table:table-cell>
          <table:table-cell office:value-type="float" office:value="1617.696777" calcext:value-type="float">
            <text:p>1617.696777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14.340454" calcext:value-type="float">
            <text:p>1614.340454</text:p>
          </table:table-cell>
          <table:table-cell office:value-type="float" office:value="1619.205688" calcext:value-type="float">
            <text:p>1619.205688</text:p>
          </table:table-cell>
          <table:table-cell office:value-type="float" office:value="1616.630615" calcext:value-type="float">
            <text:p>1616.630615</text:p>
          </table:table-cell>
          <table:table-cell office:value-type="float" office:value="1617.713623" calcext:value-type="float">
            <text:p>1617.713623</text:p>
          </table:table-cell>
          <table:table-cell table:number-columns-repeated="1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27.622559" calcext:value-type="float">
            <text:p>1627.622559</text:p>
          </table:table-cell>
          <table:table-cell office:value-type="float" office:value="1624.529053" calcext:value-type="float">
            <text:p>1624.529053</text:p>
          </table:table-cell>
          <table:table-cell office:value-type="float" office:value="1626.612549" calcext:value-type="float">
            <text:p>1626.612549</text:p>
          </table:table-cell>
          <table:table-cell office:value-type="float" office:value="1625.444824" calcext:value-type="float">
            <text:p>1625.444824</text:p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25.496216" calcext:value-type="float">
            <text:p>1625.496216</text:p>
          </table:table-cell>
          <table:table-cell office:value-type="float" office:value="1629.189697" calcext:value-type="float">
            <text:p>1629.189697</text:p>
          </table:table-cell>
          <table:table-cell office:value-type="float" office:value="1627.458374" calcext:value-type="float">
            <text:p>1627.458374</text:p>
          </table:table-cell>
          <table:table-cell office:value-type="float" office:value="1627.510376" calcext:value-type="float">
            <text:p>1627.51037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6.240479" calcext:value-type="float">
            <text:p>1636.240479</text:p>
          </table:table-cell>
          <table:table-cell office:value-type="float" office:value="1634.423828" calcext:value-type="float">
            <text:p>1634.423828</text:p>
          </table:table-cell>
          <table:table-cell office:value-type="float" office:value="1634.941895" calcext:value-type="float">
            <text:p>1634.941895</text:p>
          </table:table-cell>
          <table:table-cell office:value-type="float" office:value="1634.736084" calcext:value-type="float">
            <text:p>1634.736084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34.88562" calcext:value-type="float">
            <text:p>1634.88562</text:p>
          </table:table-cell>
          <table:table-cell office:value-type="float" office:value="1638.791626" calcext:value-type="float">
            <text:p>1638.791626</text:p>
          </table:table-cell>
          <table:table-cell office:value-type="float" office:value="1636.95752" calcext:value-type="float">
            <text:p>1636.95752</text:p>
          </table:table-cell>
          <table:table-cell office:value-type="float" office:value="1633.75769" calcext:value-type="float">
            <text:p>1633.75769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33.302368" calcext:value-type="float">
            <text:p>1633.302368</text:p>
          </table:table-cell>
          <table:table-cell office:value-type="float" office:value="1629.595459" calcext:value-type="float">
            <text:p>1629.595459</text:p>
          </table:table-cell>
          <table:table-cell office:value-type="float" office:value="1645.021851" calcext:value-type="float">
            <text:p>1645.021851</text:p>
          </table:table-cell>
          <table:table-cell office:value-type="float" office:value="1639.942627" calcext:value-type="float">
            <text:p>1639.942627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96.894409" calcext:value-type="float">
            <text:p>1596.894409</text:p>
          </table:table-cell>
          <table:table-cell office:value-type="float" office:value="1597.600342" calcext:value-type="float">
            <text:p>1597.600342</text:p>
          </table:table-cell>
          <table:table-cell office:value-type="float" office:value="1593.694824" calcext:value-type="float">
            <text:p>1593.694824</text:p>
          </table:table-cell>
          <table:table-cell office:value-type="float" office:value="1594.642334" calcext:value-type="float">
            <text:p>1594.642334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69.092041" calcext:value-type="float">
            <text:p>1569.092041</text:p>
          </table:table-cell>
          <table:table-cell office:value-type="float" office:value="1569.87915" calcext:value-type="float">
            <text:p>1569.87915</text:p>
          </table:table-cell>
          <table:table-cell office:value-type="float" office:value="1567.558594" calcext:value-type="float">
            <text:p>1567.558594</text:p>
          </table:table-cell>
          <table:table-cell office:value-type="float" office:value="1567.000244" calcext:value-type="float">
            <text:p>1567.00024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5.836426" calcext:value-type="float">
            <text:p>1565.836426</text:p>
          </table:table-cell>
          <table:table-cell office:value-type="float" office:value="1566.019897" calcext:value-type="float">
            <text:p>1566.019897</text:p>
          </table:table-cell>
          <table:table-cell office:value-type="float" office:value="1564.612305" calcext:value-type="float">
            <text:p>1564.612305</text:p>
          </table:table-cell>
          <table:table-cell office:value-type="float" office:value="1563.929077" calcext:value-type="float">
            <text:p>1563.929077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74.310913" calcext:value-type="float">
            <text:p>1574.310913</text:p>
          </table:table-cell>
          <table:table-cell office:value-type="float" office:value="1570.640015" calcext:value-type="float">
            <text:p>1570.640015</text:p>
          </table:table-cell>
          <table:table-cell office:value-type="float" office:value="1570.678101" calcext:value-type="float">
            <text:p>1570.678101</text:p>
          </table:table-cell>
          <table:table-cell office:value-type="float" office:value="1571.469727" calcext:value-type="float">
            <text:p>1571.469727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74.404785" calcext:value-type="float">
            <text:p>1574.404785</text:p>
          </table:table-cell>
          <table:table-cell office:value-type="float" office:value="1571.927734" calcext:value-type="float">
            <text:p>1571.927734</text:p>
          </table:table-cell>
          <table:table-cell office:value-type="float" office:value="1572.151733" calcext:value-type="float">
            <text:p>1572.151733</text:p>
          </table:table-cell>
          <table:table-cell office:value-type="float" office:value="1573.442627" calcext:value-type="float">
            <text:p>1573.442627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80.038452" calcext:value-type="float">
            <text:p>1580.038452</text:p>
          </table:table-cell>
          <table:table-cell office:value-type="float" office:value="1579.643677" calcext:value-type="float">
            <text:p>1579.643677</text:p>
          </table:table-cell>
          <table:table-cell office:value-type="float" office:value="1580.869385" calcext:value-type="float">
            <text:p>1580.869385</text:p>
          </table:table-cell>
          <table:table-cell office:value-type="float" office:value="1582.123169" calcext:value-type="float">
            <text:p>1582.123169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574.702637" calcext:value-type="float">
            <text:p>1574.702637</text:p>
          </table:table-cell>
          <table:table-cell office:value-type="float" office:value="1571.596924" calcext:value-type="float">
            <text:p>1571.596924</text:p>
          </table:table-cell>
          <table:table-cell office:value-type="float" office:value="1572.13562" calcext:value-type="float">
            <text:p>1572.13562</text:p>
          </table:table-cell>
          <table:table-cell office:value-type="float" office:value="1571.247559" calcext:value-type="float">
            <text:p>1571.24755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9.240479" calcext:value-type="float">
            <text:p>1559.240479</text:p>
          </table:table-cell>
          <table:table-cell office:value-type="float" office:value="1564.076172" calcext:value-type="float">
            <text:p>1564.076172</text:p>
          </table:table-cell>
          <table:table-cell office:value-type="float" office:value="1561.257935" calcext:value-type="float">
            <text:p>1561.257935</text:p>
          </table:table-cell>
          <table:table-cell office:value-type="float" office:value="1565.810791" calcext:value-type="float">
            <text:p>1565.810791</text:p>
          </table:table-cell>
          <table:table-cell table:number-columns-repeated="1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565.446411" calcext:value-type="float">
            <text:p>1565.446411</text:p>
          </table:table-cell>
          <table:table-cell office:value-type="float" office:value="1566.810181" calcext:value-type="float">
            <text:p>1566.810181</text:p>
          </table:table-cell>
          <table:table-cell office:value-type="float" office:value="1567.344238" calcext:value-type="float">
            <text:p>1567.344238</text:p>
          </table:table-cell>
          <table:table-cell office:value-type="float" office:value="1566.715698" calcext:value-type="float">
            <text:p>1566.715698</text:p>
          </table:table-cell>
          <table:table-cell table:number-columns-repeated="1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564.171387" calcext:value-type="float">
            <text:p>1564.171387</text:p>
          </table:table-cell>
          <table:table-cell office:value-type="float" office:value="1565.584961" calcext:value-type="float">
            <text:p>1565.584961</text:p>
          </table:table-cell>
          <table:table-cell office:value-type="float" office:value="1563.922974" calcext:value-type="float">
            <text:p>1563.922974</text:p>
          </table:table-cell>
          <table:table-cell office:value-type="float" office:value="1563.603638" calcext:value-type="float">
            <text:p>1563.603638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561.404541" calcext:value-type="float">
            <text:p>1561.404541</text:p>
          </table:table-cell>
          <table:table-cell office:value-type="float" office:value="1565.623535" calcext:value-type="float">
            <text:p>1565.623535</text:p>
          </table:table-cell>
          <table:table-cell office:value-type="float" office:value="1563.485718" calcext:value-type="float">
            <text:p>1563.485718</text:p>
          </table:table-cell>
          <table:table-cell office:value-type="float" office:value="1565.843994" calcext:value-type="float">
            <text:p>1565.843994</text:p>
          </table:table-cell>
          <table:table-cell table:number-columns-repeated="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62.932129" calcext:value-type="float">
            <text:p>1562.932129</text:p>
          </table:table-cell>
          <table:table-cell office:value-type="float" office:value="1566.244385" calcext:value-type="float">
            <text:p>1566.244385</text:p>
          </table:table-cell>
          <table:table-cell office:value-type="float" office:value="1562.932495" calcext:value-type="float">
            <text:p>1562.932495</text:p>
          </table:table-cell>
          <table:table-cell office:value-type="float" office:value="1564.313599" calcext:value-type="float">
            <text:p>1564.31359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7.873901" calcext:value-type="float">
            <text:p>1567.873901</text:p>
          </table:table-cell>
          <table:table-cell office:value-type="float" office:value="1565.000854" calcext:value-type="float">
            <text:p>1565.000854</text:p>
          </table:table-cell>
          <table:table-cell office:value-type="float" office:value="1566.143921" calcext:value-type="float">
            <text:p>1566.143921</text:p>
          </table:table-cell>
          <table:table-cell office:value-type="float" office:value="1563.683105" calcext:value-type="float">
            <text:p>1563.683105</text:p>
          </table:table-cell>
          <table:table-cell table:number-columns-repeated="1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61.364502" calcext:value-type="float">
            <text:p>1561.364502</text:p>
          </table:table-cell>
          <table:table-cell office:value-type="float" office:value="1562.622681" calcext:value-type="float">
            <text:p>1562.622681</text:p>
          </table:table-cell>
          <table:table-cell office:value-type="float" office:value="1562.424438" calcext:value-type="float">
            <text:p>1562.424438</text:p>
          </table:table-cell>
          <table:table-cell office:value-type="float" office:value="1560.315308" calcext:value-type="float">
            <text:p>1560.315308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65.876465" calcext:value-type="float">
            <text:p>1565.876465</text:p>
          </table:table-cell>
          <table:table-cell office:value-type="float" office:value="1564.716309" calcext:value-type="float">
            <text:p>1564.716309</text:p>
          </table:table-cell>
          <table:table-cell office:value-type="float" office:value="1566.761475" calcext:value-type="float">
            <text:p>1566.761475</text:p>
          </table:table-cell>
          <table:table-cell office:value-type="float" office:value="1565.089966" calcext:value-type="float">
            <text:p>1565.089966</text:p>
          </table:table-cell>
          <table:table-cell table:number-columns-repeated="1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67.219604" calcext:value-type="float">
            <text:p>1567.219604</text:p>
          </table:table-cell>
          <table:table-cell office:value-type="float" office:value="1569.827026" calcext:value-type="float">
            <text:p>1569.827026</text:p>
          </table:table-cell>
          <table:table-cell office:value-type="float" office:value="1567.427124" calcext:value-type="float">
            <text:p>1567.427124</text:p>
          </table:table-cell>
          <table:table-cell office:value-type="float" office:value="1567.449707" calcext:value-type="float">
            <text:p>1567.449707</text:p>
          </table:table-cell>
          <table:table-cell table:number-columns-repeated="1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67.789429" calcext:value-type="float">
            <text:p>1567.789429</text:p>
          </table:table-cell>
          <table:table-cell office:value-type="float" office:value="1565.200684" calcext:value-type="float">
            <text:p>1565.200684</text:p>
          </table:table-cell>
          <table:table-cell office:value-type="float" office:value="1567.215698" calcext:value-type="float">
            <text:p>1567.215698</text:p>
          </table:table-cell>
          <table:table-cell office:value-type="float" office:value="1563.097046" calcext:value-type="float">
            <text:p>1563.09704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6.840698" calcext:value-type="float">
            <text:p>1566.840698</text:p>
          </table:table-cell>
          <table:table-cell office:value-type="float" office:value="1560.618164" calcext:value-type="float">
            <text:p>1560.618164</text:p>
          </table:table-cell>
          <table:table-cell office:value-type="float" office:value="1564.812134" calcext:value-type="float">
            <text:p>1564.812134</text:p>
          </table:table-cell>
          <table:table-cell office:value-type="float" office:value="1567.644165" calcext:value-type="float">
            <text:p>1567.644165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1.865723" calcext:value-type="float">
            <text:p>1561.865723</text:p>
          </table:table-cell>
          <table:table-cell office:value-type="float" office:value="1564.844116" calcext:value-type="float">
            <text:p>1564.844116</text:p>
          </table:table-cell>
          <table:table-cell office:value-type="float" office:value="1563.52417" calcext:value-type="float">
            <text:p>1563.52417</text:p>
          </table:table-cell>
          <table:table-cell office:value-type="float" office:value="1565.199585" calcext:value-type="float">
            <text:p>1565.199585</text:p>
          </table:table-cell>
          <table:table-cell table:number-columns-repeated="1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7.765991" calcext:value-type="float">
            <text:p>1567.765991</text:p>
          </table:table-cell>
          <table:table-cell office:value-type="float" office:value="1563.680298" calcext:value-type="float">
            <text:p>1563.680298</text:p>
          </table:table-cell>
          <table:table-cell office:value-type="float" office:value="1566.023315" calcext:value-type="float">
            <text:p>1566.023315</text:p>
          </table:table-cell>
          <table:table-cell office:value-type="float" office:value="1567.140259" calcext:value-type="float">
            <text:p>1567.140259</text:p>
          </table:table-cell>
          <table:table-cell table:number-columns-repeated="1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66.386475" calcext:value-type="float">
            <text:p>1566.386475</text:p>
          </table:table-cell>
          <table:table-cell office:value-type="float" office:value="1562.546387" calcext:value-type="float">
            <text:p>1562.546387</text:p>
          </table:table-cell>
          <table:table-cell office:value-type="float" office:value="1568.734131" calcext:value-type="float">
            <text:p>1568.734131</text:p>
          </table:table-cell>
          <table:table-cell office:value-type="float" office:value="1565.356689" calcext:value-type="float">
            <text:p>1565.356689</text:p>
          </table:table-cell>
          <table:table-cell table:number-columns-repeated="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63.6521" calcext:value-type="float">
            <text:p>1563.6521</text:p>
          </table:table-cell>
          <table:table-cell office:value-type="float" office:value="1564.102905" calcext:value-type="float">
            <text:p>1564.102905</text:p>
          </table:table-cell>
          <table:table-cell office:value-type="float" office:value="1565.44043" calcext:value-type="float">
            <text:p>1565.44043</text:p>
          </table:table-cell>
          <table:table-cell office:value-type="float" office:value="1563.03186" calcext:value-type="float">
            <text:p>1563.0318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5.853882" calcext:value-type="float">
            <text:p>1565.853882</text:p>
          </table:table-cell>
          <table:table-cell office:value-type="float" office:value="1564.292603" calcext:value-type="float">
            <text:p>1564.292603</text:p>
          </table:table-cell>
          <table:table-cell office:value-type="float" office:value="1566.739868" calcext:value-type="float">
            <text:p>1566.739868</text:p>
          </table:table-cell>
          <table:table-cell office:value-type="float" office:value="1565.704468" calcext:value-type="float">
            <text:p>1565.704468</text:p>
          </table:table-cell>
          <table:table-cell table:number-columns-repeated="1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65.027832" calcext:value-type="float">
            <text:p>1565.027832</text:p>
          </table:table-cell>
          <table:table-cell office:value-type="float" office:value="1564.750244" calcext:value-type="float">
            <text:p>1564.750244</text:p>
          </table:table-cell>
          <table:table-cell office:value-type="float" office:value="1562.217407" calcext:value-type="float">
            <text:p>1562.217407</text:p>
          </table:table-cell>
          <table:table-cell office:value-type="float" office:value="1565.056641" calcext:value-type="float">
            <text:p>1565.056641</text:p>
          </table:table-cell>
          <table:table-cell table:number-columns-repeated="1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66.898682" calcext:value-type="float">
            <text:p>1566.898682</text:p>
          </table:table-cell>
          <table:table-cell office:value-type="float" office:value="1566.194092" calcext:value-type="float">
            <text:p>1566.194092</text:p>
          </table:table-cell>
          <table:table-cell office:value-type="float" office:value="1566.135986" calcext:value-type="float">
            <text:p>1566.135986</text:p>
          </table:table-cell>
          <table:table-cell office:value-type="float" office:value="1567.702759" calcext:value-type="float">
            <text:p>1567.702759</text:p>
          </table:table-cell>
          <table:table-cell table:number-columns-repeated="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566.662354" calcext:value-type="float">
            <text:p>1566.662354</text:p>
          </table:table-cell>
          <table:table-cell office:value-type="float" office:value="1563.150757" calcext:value-type="float">
            <text:p>1563.150757</text:p>
          </table:table-cell>
          <table:table-cell office:value-type="float" office:value="1564.047852" calcext:value-type="float">
            <text:p>1564.047852</text:p>
          </table:table-cell>
          <table:table-cell office:value-type="float" office:value="1565.189697" calcext:value-type="float">
            <text:p>1565.189697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61.98584" calcext:value-type="float">
            <text:p>1561.98584</text:p>
          </table:table-cell>
          <table:table-cell office:value-type="float" office:value="1563.805664" calcext:value-type="float">
            <text:p>1563.805664</text:p>
          </table:table-cell>
          <table:table-cell office:value-type="float" office:value="1564.241943" calcext:value-type="float">
            <text:p>1564.241943</text:p>
          </table:table-cell>
          <table:table-cell office:value-type="float" office:value="1561.917725" calcext:value-type="float">
            <text:p>1561.91772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3.572876" calcext:value-type="float">
            <text:p>1563.572876</text:p>
          </table:table-cell>
          <table:table-cell office:value-type="float" office:value="1566.116455" calcext:value-type="float">
            <text:p>1566.116455</text:p>
          </table:table-cell>
          <table:table-cell office:value-type="float" office:value="1564.575073" calcext:value-type="float">
            <text:p>1564.575073</text:p>
          </table:table-cell>
          <table:table-cell office:value-type="float" office:value="1562.155273" calcext:value-type="float">
            <text:p>1562.155273</text:p>
          </table:table-cell>
          <table:table-cell table:number-columns-repeated="1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66.61084" calcext:value-type="float">
            <text:p>1566.61084</text:p>
          </table:table-cell>
          <table:table-cell office:value-type="float" office:value="1563.192627" calcext:value-type="float">
            <text:p>1563.192627</text:p>
          </table:table-cell>
          <table:table-cell office:value-type="float" office:value="1566.149902" calcext:value-type="float">
            <text:p>1566.149902</text:p>
          </table:table-cell>
          <table:table-cell office:value-type="float" office:value="1564.759155" calcext:value-type="float">
            <text:p>1564.759155</text:p>
          </table:table-cell>
          <table:table-cell table:number-columns-repeated="1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562.907104" calcext:value-type="float">
            <text:p>1562.907104</text:p>
          </table:table-cell>
          <table:table-cell office:value-type="float" office:value="1566.48291" calcext:value-type="float">
            <text:p>1566.48291</text:p>
          </table:table-cell>
          <table:table-cell office:value-type="float" office:value="1564.602539" calcext:value-type="float">
            <text:p>1564.602539</text:p>
          </table:table-cell>
          <table:table-cell office:value-type="float" office:value="1566.167603" calcext:value-type="float">
            <text:p>1566.16760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562.304199" calcext:value-type="float">
            <text:p>1562.304199</text:p>
          </table:table-cell>
          <table:table-cell office:value-type="float" office:value="1560.432129" calcext:value-type="float">
            <text:p>1560.432129</text:p>
          </table:table-cell>
          <table:table-cell office:value-type="float" office:value="1564.956543" calcext:value-type="float">
            <text:p>1564.956543</text:p>
          </table:table-cell>
          <table:table-cell office:value-type="float" office:value="1561.463135" calcext:value-type="float">
            <text:p>1561.463135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566.098633" calcext:value-type="float">
            <text:p>1566.098633</text:p>
          </table:table-cell>
          <table:table-cell office:value-type="float" office:value="1565.444824" calcext:value-type="float">
            <text:p>1565.444824</text:p>
          </table:table-cell>
          <table:table-cell office:value-type="float" office:value="1567.331787" calcext:value-type="float">
            <text:p>1567.331787</text:p>
          </table:table-cell>
          <table:table-cell office:value-type="float" office:value="1566.98584" calcext:value-type="float">
            <text:p>1566.9858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3.625854" calcext:value-type="float">
            <text:p>1563.625854</text:p>
          </table:table-cell>
          <table:table-cell office:value-type="float" office:value="1562.764771" calcext:value-type="float">
            <text:p>1562.764771</text:p>
          </table:table-cell>
          <table:table-cell office:value-type="float" office:value="1561.568115" calcext:value-type="float">
            <text:p>1561.568115</text:p>
          </table:table-cell>
          <table:table-cell office:value-type="float" office:value="1563.044434" calcext:value-type="float">
            <text:p>1563.044434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62.273682" calcext:value-type="float">
            <text:p>1562.273682</text:p>
          </table:table-cell>
          <table:table-cell office:value-type="float" office:value="1564.66687" calcext:value-type="float">
            <text:p>1564.66687</text:p>
          </table:table-cell>
          <table:table-cell office:value-type="float" office:value="1563.7677" calcext:value-type="float">
            <text:p>1563.7677</text:p>
          </table:table-cell>
          <table:table-cell office:value-type="float" office:value="1564.615723" calcext:value-type="float">
            <text:p>1564.615723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65.351196" calcext:value-type="float">
            <text:p>1565.351196</text:p>
          </table:table-cell>
          <table:table-cell office:value-type="float" office:value="1562.110229" calcext:value-type="float">
            <text:p>1562.110229</text:p>
          </table:table-cell>
          <table:table-cell office:value-type="float" office:value="1562.3396" calcext:value-type="float">
            <text:p>1562.3396</text:p>
          </table:table-cell>
          <table:table-cell office:value-type="float" office:value="1566.238159" calcext:value-type="float">
            <text:p>1566.238159</text:p>
          </table:table-cell>
          <table:table-cell table:number-columns-repeated="1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566.81189" calcext:value-type="float">
            <text:p>1566.81189</text:p>
          </table:table-cell>
          <table:table-cell office:value-type="float" office:value="1561.953613" calcext:value-type="float">
            <text:p>1561.953613</text:p>
          </table:table-cell>
          <table:table-cell office:value-type="float" office:value="1562.261597" calcext:value-type="float">
            <text:p>1562.261597</text:p>
          </table:table-cell>
          <table:table-cell office:value-type="float" office:value="1565.033691" calcext:value-type="float">
            <text:p>1565.033691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29.860107" calcext:value-type="float">
            <text:p>1529.860107</text:p>
          </table:table-cell>
          <table:table-cell office:value-type="float" office:value="1580.686401" calcext:value-type="float">
            <text:p>1580.686401</text:p>
          </table:table-cell>
          <table:table-cell office:value-type="float" office:value="1592.775513" calcext:value-type="float">
            <text:p>1592.775513</text:p>
          </table:table-cell>
          <table:table-cell office:value-type="float" office:value="1616.106689" calcext:value-type="float">
            <text:p>1616.10668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1.845215" calcext:value-type="float">
            <text:p>1631.845215</text:p>
          </table:table-cell>
          <table:table-cell office:value-type="float" office:value="1638.998779" calcext:value-type="float">
            <text:p>1638.998779</text:p>
          </table:table-cell>
          <table:table-cell office:value-type="float" office:value="1620.548584" calcext:value-type="float">
            <text:p>1620.548584</text:p>
          </table:table-cell>
          <table:table-cell office:value-type="float" office:value="1651.15625" calcext:value-type="float">
            <text:p>1651.15625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00.882935" calcext:value-type="float">
            <text:p>1700.882935</text:p>
          </table:table-cell>
          <table:table-cell office:value-type="float" office:value="1705.713379" calcext:value-type="float">
            <text:p>1705.713379</text:p>
          </table:table-cell>
          <table:table-cell office:value-type="float" office:value="1698.265869" calcext:value-type="float">
            <text:p>1698.265869</text:p>
          </table:table-cell>
          <table:table-cell office:value-type="float" office:value="1703.369873" calcext:value-type="float">
            <text:p>1703.369873</text:p>
          </table:table-cell>
          <table:table-cell table:number-columns-repeated="1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40.293335" calcext:value-type="float">
            <text:p>1740.293335</text:p>
          </table:table-cell>
          <table:table-cell office:value-type="float" office:value="1751.885254" calcext:value-type="float">
            <text:p>1751.885254</text:p>
          </table:table-cell>
          <table:table-cell office:value-type="float" office:value="1747.517944" calcext:value-type="float">
            <text:p>1747.517944</text:p>
          </table:table-cell>
          <table:table-cell office:value-type="float" office:value="1751.358765" calcext:value-type="float">
            <text:p>1751.358765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02.947754" calcext:value-type="float">
            <text:p>1702.947754</text:p>
          </table:table-cell>
          <table:table-cell office:value-type="float" office:value="1716.346191" calcext:value-type="float">
            <text:p>1716.346191</text:p>
          </table:table-cell>
          <table:table-cell office:value-type="float" office:value="1707.366089" calcext:value-type="float">
            <text:p>1707.366089</text:p>
          </table:table-cell>
          <table:table-cell office:value-type="float" office:value="1715.853516" calcext:value-type="float">
            <text:p>1715.853516</text:p>
          </table:table-cell>
          <table:table-cell table:number-columns-repeated="1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15.866577" calcext:value-type="float">
            <text:p>1715.866577</text:p>
          </table:table-cell>
          <table:table-cell office:value-type="float" office:value="1753.531128" calcext:value-type="float">
            <text:p>1753.531128</text:p>
          </table:table-cell>
          <table:table-cell office:value-type="float" office:value="1721.142456" calcext:value-type="float">
            <text:p>1721.142456</text:p>
          </table:table-cell>
          <table:table-cell office:value-type="float" office:value="1754.625122" calcext:value-type="float">
            <text:p>1754.62512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03.618774" calcext:value-type="float">
            <text:p>1703.618774</text:p>
          </table:table-cell>
          <table:table-cell office:value-type="float" office:value="1731.19458" calcext:value-type="float">
            <text:p>1731.19458</text:p>
          </table:table-cell>
          <table:table-cell office:value-type="float" office:value="1711.410889" calcext:value-type="float">
            <text:p>1711.410889</text:p>
          </table:table-cell>
          <table:table-cell office:value-type="float" office:value="1727.991211" calcext:value-type="float">
            <text:p>1727.991211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13.057983" calcext:value-type="float">
            <text:p>1713.057983</text:p>
          </table:table-cell>
          <table:table-cell office:value-type="float" office:value="1768.967041" calcext:value-type="float">
            <text:p>1768.967041</text:p>
          </table:table-cell>
          <table:table-cell office:value-type="float" office:value="1720.352539" calcext:value-type="float">
            <text:p>1720.352539</text:p>
          </table:table-cell>
          <table:table-cell office:value-type="float" office:value="1767.691162" calcext:value-type="float">
            <text:p>1767.691162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14.346069" calcext:value-type="float">
            <text:p>1714.346069</text:p>
          </table:table-cell>
          <table:table-cell office:value-type="float" office:value="1776.576538" calcext:value-type="float">
            <text:p>1776.576538</text:p>
          </table:table-cell>
          <table:table-cell office:value-type="float" office:value="1724.282959" calcext:value-type="float">
            <text:p>1724.282959</text:p>
          </table:table-cell>
          <table:table-cell office:value-type="float" office:value="1777.202393" calcext:value-type="float">
            <text:p>1777.202393</text:p>
          </table:table-cell>
          <table:table-cell table:number-columns-repeated="1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15.542725" calcext:value-type="float">
            <text:p>1715.542725</text:p>
          </table:table-cell>
          <table:table-cell office:value-type="float" office:value="1748.80481" calcext:value-type="float">
            <text:p>1748.80481</text:p>
          </table:table-cell>
          <table:table-cell office:value-type="float" office:value="1730.269775" calcext:value-type="float">
            <text:p>1730.269775</text:p>
          </table:table-cell>
          <table:table-cell office:value-type="float" office:value="1747.661011" calcext:value-type="float">
            <text:p>1747.661011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49.053345" calcext:value-type="float">
            <text:p>1749.053345</text:p>
          </table:table-cell>
          <table:table-cell office:value-type="float" office:value="1775.307739" calcext:value-type="float">
            <text:p>1775.307739</text:p>
          </table:table-cell>
          <table:table-cell office:value-type="float" office:value="1766.72229" calcext:value-type="float">
            <text:p>1766.72229</text:p>
          </table:table-cell>
          <table:table-cell office:value-type="float" office:value="1769.373779" calcext:value-type="float">
            <text:p>1769.37377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5.560669" calcext:value-type="float">
            <text:p>1775.560669</text:p>
          </table:table-cell>
          <table:table-cell office:value-type="float" office:value="1845.679077" calcext:value-type="float">
            <text:p>1845.679077</text:p>
          </table:table-cell>
          <table:table-cell office:value-type="float" office:value="1786.715576" calcext:value-type="float">
            <text:p>1786.715576</text:p>
          </table:table-cell>
          <table:table-cell office:value-type="float" office:value="1840.645264" calcext:value-type="float">
            <text:p>1840.645264</text:p>
          </table:table-cell>
          <table:table-cell table:number-columns-repeated="1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67.087646" calcext:value-type="float">
            <text:p>1767.087646</text:p>
          </table:table-cell>
          <table:table-cell office:value-type="float" office:value="1845.303467" calcext:value-type="float">
            <text:p>1845.303467</text:p>
          </table:table-cell>
          <table:table-cell office:value-type="float" office:value="1780.845093" calcext:value-type="float">
            <text:p>1780.845093</text:p>
          </table:table-cell>
          <table:table-cell office:value-type="float" office:value="1839.650757" calcext:value-type="float">
            <text:p>1839.650757</text:p>
          </table:table-cell>
          <table:table-cell table:number-columns-repeated="1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65.202148" calcext:value-type="float">
            <text:p>1765.202148</text:p>
          </table:table-cell>
          <table:table-cell office:value-type="float" office:value="1845.362549" calcext:value-type="float">
            <text:p>1845.362549</text:p>
          </table:table-cell>
          <table:table-cell office:value-type="float" office:value="1775.605469" calcext:value-type="float">
            <text:p>1775.605469</text:p>
          </table:table-cell>
          <table:table-cell office:value-type="float" office:value="1841.395752" calcext:value-type="float">
            <text:p>1841.395752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52.536743" calcext:value-type="float">
            <text:p>1752.536743</text:p>
          </table:table-cell>
          <table:table-cell office:value-type="float" office:value="1866.255005" calcext:value-type="float">
            <text:p>1866.255005</text:p>
          </table:table-cell>
          <table:table-cell office:value-type="float" office:value="1755.063965" calcext:value-type="float">
            <text:p>1755.063965</text:p>
          </table:table-cell>
          <table:table-cell office:value-type="float" office:value="1871.669312" calcext:value-type="float">
            <text:p>1871.669312</text:p>
          </table:table-cell>
          <table:table-cell table:number-columns-repeated="1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55.76709" calcext:value-type="float">
            <text:p>1755.76709</text:p>
          </table:table-cell>
          <table:table-cell office:value-type="float" office:value="1837.61499" calcext:value-type="float">
            <text:p>1837.61499</text:p>
          </table:table-cell>
          <table:table-cell office:value-type="float" office:value="1765.441406" calcext:value-type="float">
            <text:p>1765.441406</text:p>
          </table:table-cell>
          <table:table-cell office:value-type="float" office:value="1847.363281" calcext:value-type="float">
            <text:p>1847.36328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4.42334" calcext:value-type="float">
            <text:p>1764.42334</text:p>
          </table:table-cell>
          <table:table-cell office:value-type="float" office:value="1847.500732" calcext:value-type="float">
            <text:p>1847.500732</text:p>
          </table:table-cell>
          <table:table-cell office:value-type="float" office:value="1781.886841" calcext:value-type="float">
            <text:p>1781.886841</text:p>
          </table:table-cell>
          <table:table-cell office:value-type="float" office:value="1845.83667" calcext:value-type="float">
            <text:p>1845.83667</text:p>
          </table:table-cell>
          <table:table-cell table:number-columns-repeated="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53.087158" calcext:value-type="float">
            <text:p>1753.087158</text:p>
          </table:table-cell>
          <table:table-cell office:value-type="float" office:value="1874.179321" calcext:value-type="float">
            <text:p>1874.179321</text:p>
          </table:table-cell>
          <table:table-cell office:value-type="float" office:value="1764.522461" calcext:value-type="float">
            <text:p>1764.522461</text:p>
          </table:table-cell>
          <table:table-cell office:value-type="float" office:value="1865.139648" calcext:value-type="float">
            <text:p>1865.139648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58.72168" calcext:value-type="float">
            <text:p>1758.72168</text:p>
          </table:table-cell>
          <table:table-cell office:value-type="float" office:value="1849.894775" calcext:value-type="float">
            <text:p>1849.894775</text:p>
          </table:table-cell>
          <table:table-cell office:value-type="float" office:value="1769.741577" calcext:value-type="float">
            <text:p>1769.741577</text:p>
          </table:table-cell>
          <table:table-cell office:value-type="float" office:value="1853.065674" calcext:value-type="float">
            <text:p>1853.065674</text:p>
          </table:table-cell>
          <table:table-cell table:number-columns-repeated="1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66.828247" calcext:value-type="float">
            <text:p>1766.828247</text:p>
          </table:table-cell>
          <table:table-cell office:value-type="float" office:value="1857.605591" calcext:value-type="float">
            <text:p>1857.605591</text:p>
          </table:table-cell>
          <table:table-cell office:value-type="float" office:value="1783.348145" calcext:value-type="float">
            <text:p>1783.348145</text:p>
          </table:table-cell>
          <table:table-cell office:value-type="float" office:value="1853.831909" calcext:value-type="float">
            <text:p>1853.831909</text:p>
          </table:table-cell>
          <table:table-cell table:number-columns-repeated="1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55.994995" calcext:value-type="float">
            <text:p>1755.994995</text:p>
          </table:table-cell>
          <table:table-cell office:value-type="float" office:value="1869.359253" calcext:value-type="float">
            <text:p>1869.359253</text:p>
          </table:table-cell>
          <table:table-cell office:value-type="float" office:value="1764.705688" calcext:value-type="float">
            <text:p>1764.705688</text:p>
          </table:table-cell>
          <table:table-cell office:value-type="float" office:value="1868.119141" calcext:value-type="float">
            <text:p>1868.119141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3.375122" calcext:value-type="float">
            <text:p>1763.375122</text:p>
          </table:table-cell>
          <table:table-cell office:value-type="float" office:value="1858.756836" calcext:value-type="float">
            <text:p>1858.756836</text:p>
          </table:table-cell>
          <table:table-cell office:value-type="float" office:value="1775.044312" calcext:value-type="float">
            <text:p>1775.044312</text:p>
          </table:table-cell>
          <table:table-cell office:value-type="float" office:value="1858.318481" calcext:value-type="float">
            <text:p>1858.318481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65.972412" calcext:value-type="float">
            <text:p>1765.972412</text:p>
          </table:table-cell>
          <table:table-cell office:value-type="float" office:value="1860.222412" calcext:value-type="float">
            <text:p>1860.222412</text:p>
          </table:table-cell>
          <table:table-cell office:value-type="float" office:value="1779.990601" calcext:value-type="float">
            <text:p>1779.990601</text:p>
          </table:table-cell>
          <table:table-cell office:value-type="float" office:value="1860.395874" calcext:value-type="float">
            <text:p>1860.395874</text:p>
          </table:table-cell>
          <table:table-cell table:number-columns-repeated="1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68.511108" calcext:value-type="float">
            <text:p>1768.511108</text:p>
          </table:table-cell>
          <table:table-cell office:value-type="float" office:value="1876.059937" calcext:value-type="float">
            <text:p>1876.059937</text:p>
          </table:table-cell>
          <table:table-cell office:value-type="float" office:value="1778.958496" calcext:value-type="float">
            <text:p>1778.958496</text:p>
          </table:table-cell>
          <table:table-cell office:value-type="float" office:value="1873.304565" calcext:value-type="float">
            <text:p>1873.304565</text:p>
          </table:table-cell>
          <table:table-cell table:number-columns-repeated="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66.932129" calcext:value-type="float">
            <text:p>1766.932129</text:p>
          </table:table-cell>
          <table:table-cell office:value-type="float" office:value="1867.239868" calcext:value-type="float">
            <text:p>1867.239868</text:p>
          </table:table-cell>
          <table:table-cell office:value-type="float" office:value="1778.193115" calcext:value-type="float">
            <text:p>1778.193115</text:p>
          </table:table-cell>
          <table:table-cell office:value-type="float" office:value="1865.519531" calcext:value-type="float">
            <text:p>1865.519531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70.162598" calcext:value-type="float">
            <text:p>1770.162598</text:p>
          </table:table-cell>
          <table:table-cell office:value-type="float" office:value="1869.594238" calcext:value-type="float">
            <text:p>1869.594238</text:p>
          </table:table-cell>
          <table:table-cell office:value-type="float" office:value="1784.862427" calcext:value-type="float">
            <text:p>1784.862427</text:p>
          </table:table-cell>
          <table:table-cell office:value-type="float" office:value="1861.897949" calcext:value-type="float">
            <text:p>1861.89794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8.306152" calcext:value-type="float">
            <text:p>1768.306152</text:p>
          </table:table-cell>
          <table:table-cell office:value-type="float" office:value="1875.131714" calcext:value-type="float">
            <text:p>1875.131714</text:p>
          </table:table-cell>
          <table:table-cell office:value-type="float" office:value="1783.522339" calcext:value-type="float">
            <text:p>1783.522339</text:p>
          </table:table-cell>
          <table:table-cell office:value-type="float" office:value="1869.693604" calcext:value-type="float">
            <text:p>1869.693604</text:p>
          </table:table-cell>
          <table:table-cell table:number-columns-repeated="1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67.875244" calcext:value-type="float">
            <text:p>1767.875244</text:p>
          </table:table-cell>
          <table:table-cell office:value-type="float" office:value="1869.054443" calcext:value-type="float">
            <text:p>1869.054443</text:p>
          </table:table-cell>
          <table:table-cell office:value-type="float" office:value="1779.549316" calcext:value-type="float">
            <text:p>1779.549316</text:p>
          </table:table-cell>
          <table:table-cell office:value-type="float" office:value="1865.130249" calcext:value-type="float">
            <text:p>1865.130249</text:p>
          </table:table-cell>
          <table:table-cell table:number-columns-repeated="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74.071045" calcext:value-type="float">
            <text:p>1774.071045</text:p>
          </table:table-cell>
          <table:table-cell office:value-type="float" office:value="1874.848999" calcext:value-type="float">
            <text:p>1874.848999</text:p>
          </table:table-cell>
          <table:table-cell office:value-type="float" office:value="1785.034668" calcext:value-type="float">
            <text:p>1785.034668</text:p>
          </table:table-cell>
          <table:table-cell office:value-type="float" office:value="1872.375977" calcext:value-type="float">
            <text:p>1872.375977</text:p>
          </table:table-cell>
          <table:table-cell table:number-columns-repeated="1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66.404175" calcext:value-type="float">
            <text:p>1766.404175</text:p>
          </table:table-cell>
          <table:table-cell office:value-type="float" office:value="1878.375" calcext:value-type="float">
            <text:p>1878.375</text:p>
          </table:table-cell>
          <table:table-cell office:value-type="float" office:value="1782.925049" calcext:value-type="float">
            <text:p>1782.925049</text:p>
          </table:table-cell>
          <table:table-cell office:value-type="float" office:value="1874.286011" calcext:value-type="float">
            <text:p>1874.286011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76.679932" calcext:value-type="float">
            <text:p>1776.679932</text:p>
          </table:table-cell>
          <table:table-cell office:value-type="float" office:value="1874.946533" calcext:value-type="float">
            <text:p>1874.946533</text:p>
          </table:table-cell>
          <table:table-cell office:value-type="float" office:value="1792.285156" calcext:value-type="float">
            <text:p>1792.285156</text:p>
          </table:table-cell>
          <table:table-cell office:value-type="float" office:value="1872.733643" calcext:value-type="float">
            <text:p>1872.7336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74.109375" calcext:value-type="float">
            <text:p>1774.109375</text:p>
          </table:table-cell>
          <table:table-cell office:value-type="float" office:value="1881.849854" calcext:value-type="float">
            <text:p>1881.849854</text:p>
          </table:table-cell>
          <table:table-cell office:value-type="float" office:value="1788.115967" calcext:value-type="float">
            <text:p>1788.115967</text:p>
          </table:table-cell>
          <table:table-cell office:value-type="float" office:value="1876.261353" calcext:value-type="float">
            <text:p>1876.261353</text:p>
          </table:table-cell>
          <table:table-cell table:number-columns-repeated="1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72.776245" calcext:value-type="float">
            <text:p>1772.776245</text:p>
          </table:table-cell>
          <table:table-cell office:value-type="float" office:value="1881.222168" calcext:value-type="float">
            <text:p>1881.222168</text:p>
          </table:table-cell>
          <table:table-cell office:value-type="float" office:value="1788.024658" calcext:value-type="float">
            <text:p>1788.024658</text:p>
          </table:table-cell>
          <table:table-cell office:value-type="float" office:value="1877.522583" calcext:value-type="float">
            <text:p>1877.522583</text:p>
          </table:table-cell>
          <table:table-cell table:number-columns-repeated="1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72.566528" calcext:value-type="float">
            <text:p>1772.566528</text:p>
          </table:table-cell>
          <table:table-cell office:value-type="float" office:value="1878.624023" calcext:value-type="float">
            <text:p>1878.624023</text:p>
          </table:table-cell>
          <table:table-cell office:value-type="float" office:value="1787.217163" calcext:value-type="float">
            <text:p>1787.217163</text:p>
          </table:table-cell>
          <table:table-cell office:value-type="float" office:value="1872.574463" calcext:value-type="float">
            <text:p>1872.574463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77.219482" calcext:value-type="float">
            <text:p>1777.219482</text:p>
          </table:table-cell>
          <table:table-cell office:value-type="float" office:value="1879.952148" calcext:value-type="float">
            <text:p>1879.952148</text:p>
          </table:table-cell>
          <table:table-cell office:value-type="float" office:value="1791.863525" calcext:value-type="float">
            <text:p>1791.863525</text:p>
          </table:table-cell>
          <table:table-cell office:value-type="float" office:value="1876.522339" calcext:value-type="float">
            <text:p>1876.522339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69.420776" calcext:value-type="float">
            <text:p>1769.420776</text:p>
          </table:table-cell>
          <table:table-cell office:value-type="float" office:value="1885.301636" calcext:value-type="float">
            <text:p>1885.301636</text:p>
          </table:table-cell>
          <table:table-cell office:value-type="float" office:value="1785.248901" calcext:value-type="float">
            <text:p>1785.248901</text:p>
          </table:table-cell>
          <table:table-cell office:value-type="float" office:value="1880.050293" calcext:value-type="float">
            <text:p>1880.050293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73.282715" calcext:value-type="float">
            <text:p>1773.282715</text:p>
          </table:table-cell>
          <table:table-cell office:value-type="float" office:value="1878.725586" calcext:value-type="float">
            <text:p>1878.725586</text:p>
          </table:table-cell>
          <table:table-cell office:value-type="float" office:value="1785.726196" calcext:value-type="float">
            <text:p>1785.726196</text:p>
          </table:table-cell>
          <table:table-cell office:value-type="float" office:value="1875.796143" calcext:value-type="float">
            <text:p>1875.796143</text:p>
          </table:table-cell>
          <table:table-cell table:number-columns-repeated="1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74.855591" calcext:value-type="float">
            <text:p>1774.855591</text:p>
          </table:table-cell>
          <table:table-cell office:value-type="float" office:value="1878.311401" calcext:value-type="float">
            <text:p>1878.311401</text:p>
          </table:table-cell>
          <table:table-cell office:value-type="float" office:value="1788.841553" calcext:value-type="float">
            <text:p>1788.841553</text:p>
          </table:table-cell>
          <table:table-cell office:value-type="float" office:value="1878.311157" calcext:value-type="float">
            <text:p>1878.311157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67.076294" calcext:value-type="float">
            <text:p>1767.076294</text:p>
          </table:table-cell>
          <table:table-cell office:value-type="float" office:value="1882.818359" calcext:value-type="float">
            <text:p>1882.818359</text:p>
          </table:table-cell>
          <table:table-cell office:value-type="float" office:value="1784.400757" calcext:value-type="float">
            <text:p>1784.400757</text:p>
          </table:table-cell>
          <table:table-cell office:value-type="float" office:value="1877.80188" calcext:value-type="float">
            <text:p>1877.80188</text:p>
          </table:table-cell>
          <table:table-cell table:number-columns-repeated="1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74.522461" calcext:value-type="float">
            <text:p>1774.522461</text:p>
          </table:table-cell>
          <table:table-cell office:value-type="float" office:value="1880.347656" calcext:value-type="float">
            <text:p>1880.347656</text:p>
          </table:table-cell>
          <table:table-cell office:value-type="float" office:value="1788.150391" calcext:value-type="float">
            <text:p>1788.150391</text:p>
          </table:table-cell>
          <table:table-cell office:value-type="float" office:value="1875.331177" calcext:value-type="float">
            <text:p>1875.331177</text:p>
          </table:table-cell>
          <table:table-cell table:number-columns-repeated="1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70.188965" calcext:value-type="float">
            <text:p>1770.188965</text:p>
          </table:table-cell>
          <table:table-cell office:value-type="float" office:value="1883.179688" calcext:value-type="float">
            <text:p>1883.179688</text:p>
          </table:table-cell>
          <table:table-cell office:value-type="float" office:value="1785.500366" calcext:value-type="float">
            <text:p>1785.500366</text:p>
          </table:table-cell>
          <table:table-cell office:value-type="float" office:value="1880.368774" calcext:value-type="float">
            <text:p>1880.368774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72.388916" calcext:value-type="float">
            <text:p>1772.388916</text:p>
          </table:table-cell>
          <table:table-cell office:value-type="float" office:value="1881.613159" calcext:value-type="float">
            <text:p>1881.613159</text:p>
          </table:table-cell>
          <table:table-cell office:value-type="float" office:value="1788.035156" calcext:value-type="float">
            <text:p>1788.035156</text:p>
          </table:table-cell>
          <table:table-cell office:value-type="float" office:value="1878.416626" calcext:value-type="float">
            <text:p>1878.416626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76.042114" calcext:value-type="float">
            <text:p>1776.042114</text:p>
          </table:table-cell>
          <table:table-cell office:value-type="float" office:value="1882.605835" calcext:value-type="float">
            <text:p>1882.605835</text:p>
          </table:table-cell>
          <table:table-cell office:value-type="float" office:value="1787.173706" calcext:value-type="float">
            <text:p>1787.173706</text:p>
          </table:table-cell>
          <table:table-cell office:value-type="float" office:value="1877.950073" calcext:value-type="float">
            <text:p>1877.950073</text:p>
          </table:table-cell>
          <table:table-cell table:number-columns-repeated="1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72.715088" calcext:value-type="float">
            <text:p>1772.715088</text:p>
          </table:table-cell>
          <table:table-cell office:value-type="float" office:value="1885.249634" calcext:value-type="float">
            <text:p>1885.249634</text:p>
          </table:table-cell>
          <table:table-cell office:value-type="float" office:value="1789.43457" calcext:value-type="float">
            <text:p>1789.43457</text:p>
          </table:table-cell>
          <table:table-cell office:value-type="float" office:value="1879.92041" calcext:value-type="float">
            <text:p>1879.92041</text:p>
          </table:table-cell>
          <table:table-cell table:number-columns-repeated="1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68.411377" calcext:value-type="float">
            <text:p>1768.411377</text:p>
          </table:table-cell>
          <table:table-cell office:value-type="float" office:value="1887.489868" calcext:value-type="float">
            <text:p>1887.489868</text:p>
          </table:table-cell>
          <table:table-cell office:value-type="float" office:value="1785.929688" calcext:value-type="float">
            <text:p>1785.929688</text:p>
          </table:table-cell>
          <table:table-cell office:value-type="float" office:value="1880.441406" calcext:value-type="float">
            <text:p>1880.441406</text:p>
          </table:table-cell>
          <table:table-cell table:number-columns-repeated="1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76.080933" calcext:value-type="float">
            <text:p>1776.080933</text:p>
          </table:table-cell>
          <table:table-cell office:value-type="float" office:value="1885.12207" calcext:value-type="float">
            <text:p>1885.12207</text:p>
          </table:table-cell>
          <table:table-cell office:value-type="float" office:value="1788.293335" calcext:value-type="float">
            <text:p>1788.293335</text:p>
          </table:table-cell>
          <table:table-cell office:value-type="float" office:value="1883.29126" calcext:value-type="float">
            <text:p>1883.2912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2.606689" calcext:value-type="float">
            <text:p>1772.606689</text:p>
          </table:table-cell>
          <table:table-cell office:value-type="float" office:value="1889.385132" calcext:value-type="float">
            <text:p>1889.385132</text:p>
          </table:table-cell>
          <table:table-cell office:value-type="float" office:value="1790.115479" calcext:value-type="float">
            <text:p>1790.115479</text:p>
          </table:table-cell>
          <table:table-cell office:value-type="float" office:value="1881.551636" calcext:value-type="float">
            <text:p>1881.551636</text:p>
          </table:table-cell>
          <table:table-cell table:number-columns-repeated="1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77.557861" calcext:value-type="float">
            <text:p>1777.557861</text:p>
          </table:table-cell>
          <table:table-cell office:value-type="float" office:value="1886.295288" calcext:value-type="float">
            <text:p>1886.295288</text:p>
          </table:table-cell>
          <table:table-cell office:value-type="float" office:value="1792.478638" calcext:value-type="float">
            <text:p>1792.478638</text:p>
          </table:table-cell>
          <table:table-cell office:value-type="float" office:value="1885.805054" calcext:value-type="float">
            <text:p>1885.805054</text:p>
          </table:table-cell>
          <table:table-cell table:number-columns-repeated="1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77.700806" calcext:value-type="float">
            <text:p>1777.700806</text:p>
          </table:table-cell>
          <table:table-cell office:value-type="float" office:value="1894.118652" calcext:value-type="float">
            <text:p>1894.118652</text:p>
          </table:table-cell>
          <table:table-cell office:value-type="float" office:value="1790.478149" calcext:value-type="float">
            <text:p>1790.478149</text:p>
          </table:table-cell>
          <table:table-cell office:value-type="float" office:value="1889.912842" calcext:value-type="float">
            <text:p>1889.912842</text:p>
          </table:table-cell>
          <table:table-cell table:number-columns-repeated="1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74.139893" calcext:value-type="float">
            <text:p>1774.139893</text:p>
          </table:table-cell>
          <table:table-cell office:value-type="float" office:value="1890.280762" calcext:value-type="float">
            <text:p>1890.280762</text:p>
          </table:table-cell>
          <table:table-cell office:value-type="float" office:value="1790.561279" calcext:value-type="float">
            <text:p>1790.561279</text:p>
          </table:table-cell>
          <table:table-cell office:value-type="float" office:value="1883.841431" calcext:value-type="float">
            <text:p>1883.841431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81.865356" calcext:value-type="float">
            <text:p>1781.865356</text:p>
          </table:table-cell>
          <table:table-cell office:value-type="float" office:value="1889.934204" calcext:value-type="float">
            <text:p>1889.934204</text:p>
          </table:table-cell>
          <table:table-cell office:value-type="float" office:value="1796.261963" calcext:value-type="float">
            <text:p>1796.261963</text:p>
          </table:table-cell>
          <table:table-cell office:value-type="float" office:value="1881.475586" calcext:value-type="float">
            <text:p>1881.47558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80.549316" calcext:value-type="float">
            <text:p>1780.549316</text:p>
          </table:table-cell>
          <table:table-cell office:value-type="float" office:value="1893.969238" calcext:value-type="float">
            <text:p>1893.969238</text:p>
          </table:table-cell>
          <table:table-cell office:value-type="float" office:value="1793.342041" calcext:value-type="float">
            <text:p>1793.342041</text:p>
          </table:table-cell>
          <table:table-cell office:value-type="float" office:value="1889.54248" calcext:value-type="float">
            <text:p>1889.54248</text:p>
          </table:table-cell>
          <table:table-cell table:number-columns-repeated="1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82.249756" calcext:value-type="float">
            <text:p>1782.249756</text:p>
          </table:table-cell>
          <table:table-cell office:value-type="float" office:value="1893.848022" calcext:value-type="float">
            <text:p>1893.848022</text:p>
          </table:table-cell>
          <table:table-cell office:value-type="float" office:value="1794.307373" calcext:value-type="float">
            <text:p>1794.307373</text:p>
          </table:table-cell>
          <table:table-cell office:value-type="float" office:value="1886.796875" calcext:value-type="float">
            <text:p>1886.796875</text:p>
          </table:table-cell>
          <table:table-cell table:number-columns-repeated="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80.107666" calcext:value-type="float">
            <text:p>1780.107666</text:p>
          </table:table-cell>
          <table:table-cell office:value-type="float" office:value="1894.135376" calcext:value-type="float">
            <text:p>1894.135376</text:p>
          </table:table-cell>
          <table:table-cell office:value-type="float" office:value="1793.802856" calcext:value-type="float">
            <text:p>1793.802856</text:p>
          </table:table-cell>
          <table:table-cell office:value-type="float" office:value="1888.333984" calcext:value-type="float">
            <text:p>1888.333984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80.494019" calcext:value-type="float">
            <text:p>1780.494019</text:p>
          </table:table-cell>
          <table:table-cell office:value-type="float" office:value="1895.825073" calcext:value-type="float">
            <text:p>1895.825073</text:p>
          </table:table-cell>
          <table:table-cell office:value-type="float" office:value="1794.690918" calcext:value-type="float">
            <text:p>1794.690918</text:p>
          </table:table-cell>
          <table:table-cell office:value-type="float" office:value="1888.912109" calcext:value-type="float">
            <text:p>1888.912109</text:p>
          </table:table-cell>
          <table:table-cell table:number-columns-repeated="1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80.393677" calcext:value-type="float">
            <text:p>1780.393677</text:p>
          </table:table-cell>
          <table:table-cell office:value-type="float" office:value="1895.162598" calcext:value-type="float">
            <text:p>1895.162598</text:p>
          </table:table-cell>
          <table:table-cell office:value-type="float" office:value="1795.009033" calcext:value-type="float">
            <text:p>1795.009033</text:p>
          </table:table-cell>
          <table:table-cell office:value-type="float" office:value="1891.091064" calcext:value-type="float">
            <text:p>1891.091064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80.177979" calcext:value-type="float">
            <text:p>1780.177979</text:p>
          </table:table-cell>
          <table:table-cell office:value-type="float" office:value="1898.905762" calcext:value-type="float">
            <text:p>1898.905762</text:p>
          </table:table-cell>
          <table:table-cell office:value-type="float" office:value="1795.607788" calcext:value-type="float">
            <text:p>1795.607788</text:p>
          </table:table-cell>
          <table:table-cell office:value-type="float" office:value="1889.505249" calcext:value-type="float">
            <text:p>1889.505249</text:p>
          </table:table-cell>
          <table:table-cell table:number-columns-repeated="1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80.716309" calcext:value-type="float">
            <text:p>1780.716309</text:p>
          </table:table-cell>
          <table:table-cell office:value-type="float" office:value="1895.024414" calcext:value-type="float">
            <text:p>1895.024414</text:p>
          </table:table-cell>
          <table:table-cell office:value-type="float" office:value="1797.609619" calcext:value-type="float">
            <text:p>1797.609619</text:p>
          </table:table-cell>
          <table:table-cell office:value-type="float" office:value="1890.29834" calcext:value-type="float">
            <text:p>1890.29834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81.864014" calcext:value-type="float">
            <text:p>1781.864014</text:p>
          </table:table-cell>
          <table:table-cell office:value-type="float" office:value="1895.595337" calcext:value-type="float">
            <text:p>1895.595337</text:p>
          </table:table-cell>
          <table:table-cell office:value-type="float" office:value="1795.0271" calcext:value-type="float">
            <text:p>1795.0271</text:p>
          </table:table-cell>
          <table:table-cell office:value-type="float" office:value="1891.619751" calcext:value-type="float">
            <text:p>1891.619751</text:p>
          </table:table-cell>
          <table:table-cell table:number-columns-repeated="1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81.066406" calcext:value-type="float">
            <text:p>1781.066406</text:p>
          </table:table-cell>
          <table:table-cell office:value-type="float" office:value="1897.748901" calcext:value-type="float">
            <text:p>1897.748901</text:p>
          </table:table-cell>
          <table:table-cell office:value-type="float" office:value="1795.087524" calcext:value-type="float">
            <text:p>1795.087524</text:p>
          </table:table-cell>
          <table:table-cell office:value-type="float" office:value="1891.772217" calcext:value-type="float">
            <text:p>1891.772217</text:p>
          </table:table-cell>
          <table:table-cell table:number-columns-repeated="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80.094116" calcext:value-type="float">
            <text:p>1780.094116</text:p>
          </table:table-cell>
          <table:table-cell office:value-type="float" office:value="1898.305542" calcext:value-type="float">
            <text:p>1898.305542</text:p>
          </table:table-cell>
          <table:table-cell office:value-type="float" office:value="1796.225586" calcext:value-type="float">
            <text:p>1796.225586</text:p>
          </table:table-cell>
          <table:table-cell office:value-type="float" office:value="1894.357544" calcext:value-type="float">
            <text:p>1894.35754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79.931519" calcext:value-type="float">
            <text:p>1779.931519</text:p>
          </table:table-cell>
          <table:table-cell office:value-type="float" office:value="1899.067871" calcext:value-type="float">
            <text:p>1899.067871</text:p>
          </table:table-cell>
          <table:table-cell office:value-type="float" office:value="1793.93457" calcext:value-type="float">
            <text:p>1793.93457</text:p>
          </table:table-cell>
          <table:table-cell office:value-type="float" office:value="1896.494385" calcext:value-type="float">
            <text:p>1896.494385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84.440186" calcext:value-type="float">
            <text:p>1784.440186</text:p>
          </table:table-cell>
          <table:table-cell office:value-type="float" office:value="1894.380005" calcext:value-type="float">
            <text:p>1894.380005</text:p>
          </table:table-cell>
          <table:table-cell office:value-type="float" office:value="1797.020508" calcext:value-type="float">
            <text:p>1797.020508</text:p>
          </table:table-cell>
          <table:table-cell office:value-type="float" office:value="1889.962769" calcext:value-type="float">
            <text:p>1889.962769</text:p>
          </table:table-cell>
          <table:table-cell table:number-columns-repeated="1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82.982422" calcext:value-type="float">
            <text:p>1782.982422</text:p>
          </table:table-cell>
          <table:table-cell office:value-type="float" office:value="1895.4375" calcext:value-type="float">
            <text:p>1895.4375</text:p>
          </table:table-cell>
          <table:table-cell office:value-type="float" office:value="1796.618042" calcext:value-type="float">
            <text:p>1796.618042</text:p>
          </table:table-cell>
          <table:table-cell office:value-type="float" office:value="1891.012207" calcext:value-type="float">
            <text:p>1891.012207</text:p>
          </table:table-cell>
          <table:table-cell table:number-columns-repeated="1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82.713135" calcext:value-type="float">
            <text:p>1782.713135</text:p>
          </table:table-cell>
          <table:table-cell office:value-type="float" office:value="1897.680054" calcext:value-type="float">
            <text:p>1897.680054</text:p>
          </table:table-cell>
          <table:table-cell office:value-type="float" office:value="1798.683838" calcext:value-type="float">
            <text:p>1798.683838</text:p>
          </table:table-cell>
          <table:table-cell office:value-type="float" office:value="1895.250732" calcext:value-type="float">
            <text:p>1895.250732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83.267578" calcext:value-type="float">
            <text:p>1783.267578</text:p>
          </table:table-cell>
          <table:table-cell office:value-type="float" office:value="1897.409668" calcext:value-type="float">
            <text:p>1897.409668</text:p>
          </table:table-cell>
          <table:table-cell office:value-type="float" office:value="1801.629883" calcext:value-type="float">
            <text:p>1801.629883</text:p>
          </table:table-cell>
          <table:table-cell office:value-type="float" office:value="1889.865967" calcext:value-type="float">
            <text:p>1889.865967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81.957153" calcext:value-type="float">
            <text:p>1781.957153</text:p>
          </table:table-cell>
          <table:table-cell office:value-type="float" office:value="1900.122681" calcext:value-type="float">
            <text:p>1900.122681</text:p>
          </table:table-cell>
          <table:table-cell office:value-type="float" office:value="1798.399902" calcext:value-type="float">
            <text:p>1798.399902</text:p>
          </table:table-cell>
          <table:table-cell office:value-type="float" office:value="1892.831543" calcext:value-type="float">
            <text:p>1892.831543</text:p>
          </table:table-cell>
          <table:table-cell table:number-columns-repeated="1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77.245361" calcext:value-type="float">
            <text:p>1777.245361</text:p>
          </table:table-cell>
          <table:table-cell office:value-type="float" office:value="1894.916748" calcext:value-type="float">
            <text:p>1894.916748</text:p>
          </table:table-cell>
          <table:table-cell office:value-type="float" office:value="1793.932983" calcext:value-type="float">
            <text:p>1793.932983</text:p>
          </table:table-cell>
          <table:table-cell office:value-type="float" office:value="1884.796021" calcext:value-type="float">
            <text:p>1884.796021</text:p>
          </table:table-cell>
          <table:table-cell table:number-columns-repeated="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71.498291" calcext:value-type="float">
            <text:p>1771.498291</text:p>
          </table:table-cell>
          <table:table-cell office:value-type="float" office:value="1852.700073" calcext:value-type="float">
            <text:p>1852.700073</text:p>
          </table:table-cell>
          <table:table-cell office:value-type="float" office:value="1784.808716" calcext:value-type="float">
            <text:p>1784.808716</text:p>
          </table:table-cell>
          <table:table-cell office:value-type="float" office:value="1849.405762" calcext:value-type="float">
            <text:p>1849.405762</text:p>
          </table:table-cell>
          <table:table-cell table:number-columns-repeated="1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19.313232" calcext:value-type="float">
            <text:p>1719.313232</text:p>
          </table:table-cell>
          <table:table-cell office:value-type="float" office:value="1880.131958" calcext:value-type="float">
            <text:p>1880.131958</text:p>
          </table:table-cell>
          <table:table-cell office:value-type="float" office:value="1728.993408" calcext:value-type="float">
            <text:p>1728.993408</text:p>
          </table:table-cell>
          <table:table-cell office:value-type="float" office:value="1882.320801" calcext:value-type="float">
            <text:p>1882.320801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08.910522" calcext:value-type="float">
            <text:p>1708.910522</text:p>
          </table:table-cell>
          <table:table-cell office:value-type="float" office:value="1828.119873" calcext:value-type="float">
            <text:p>1828.119873</text:p>
          </table:table-cell>
          <table:table-cell office:value-type="float" office:value="1725.182739" calcext:value-type="float">
            <text:p>1725.182739</text:p>
          </table:table-cell>
          <table:table-cell office:value-type="float" office:value="1826.278687" calcext:value-type="float">
            <text:p>1826.27868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13.41626" calcext:value-type="float">
            <text:p>1713.41626</text:p>
          </table:table-cell>
          <table:table-cell office:value-type="float" office:value="1807.226807" calcext:value-type="float">
            <text:p>1807.226807</text:p>
          </table:table-cell>
          <table:table-cell office:value-type="float" office:value="1727.035645" calcext:value-type="float">
            <text:p>1727.035645</text:p>
          </table:table-cell>
          <table:table-cell office:value-type="float" office:value="1799.183594" calcext:value-type="float">
            <text:p>1799.183594</text:p>
          </table:table-cell>
          <table:table-cell table:number-columns-repeated="1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679.938232" calcext:value-type="float">
            <text:p>1679.938232</text:p>
          </table:table-cell>
          <table:table-cell office:value-type="float" office:value="1811.164551" calcext:value-type="float">
            <text:p>1811.164551</text:p>
          </table:table-cell>
          <table:table-cell office:value-type="float" office:value="1691.087646" calcext:value-type="float">
            <text:p>1691.087646</text:p>
          </table:table-cell>
          <table:table-cell office:value-type="float" office:value="1811.984009" calcext:value-type="float">
            <text:p>1811.984009</text:p>
          </table:table-cell>
          <table:table-cell table:number-columns-repeated="1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670.3573" calcext:value-type="float">
            <text:p>1670.3573</text:p>
          </table:table-cell>
          <table:table-cell office:value-type="float" office:value="1778.409424" calcext:value-type="float">
            <text:p>1778.409424</text:p>
          </table:table-cell>
          <table:table-cell office:value-type="float" office:value="1685.080566" calcext:value-type="float">
            <text:p>1685.080566</text:p>
          </table:table-cell>
          <table:table-cell office:value-type="float" office:value="1773.211182" calcext:value-type="float">
            <text:p>1773.211182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663.88269" calcext:value-type="float">
            <text:p>1663.88269</text:p>
          </table:table-cell>
          <table:table-cell office:value-type="float" office:value="1765.174805" calcext:value-type="float">
            <text:p>1765.174805</text:p>
          </table:table-cell>
          <table:table-cell office:value-type="float" office:value="1674.690186" calcext:value-type="float">
            <text:p>1674.690186</text:p>
          </table:table-cell>
          <table:table-cell office:value-type="float" office:value="1763.111328" calcext:value-type="float">
            <text:p>1763.111328</text:p>
          </table:table-cell>
          <table:table-cell table:number-columns-repeated="1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652.036987" calcext:value-type="float">
            <text:p>1652.036987</text:p>
          </table:table-cell>
          <table:table-cell office:value-type="float" office:value="1751.075073" calcext:value-type="float">
            <text:p>1751.075073</text:p>
          </table:table-cell>
          <table:table-cell office:value-type="float" office:value="1657.056763" calcext:value-type="float">
            <text:p>1657.056763</text:p>
          </table:table-cell>
          <table:table-cell office:value-type="float" office:value="1754.700195" calcext:value-type="float">
            <text:p>1754.70019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36.128296" calcext:value-type="float">
            <text:p>1636.128296</text:p>
          </table:table-cell>
          <table:table-cell office:value-type="float" office:value="1743.382446" calcext:value-type="float">
            <text:p>1743.382446</text:p>
          </table:table-cell>
          <table:table-cell office:value-type="float" office:value="1654.553345" calcext:value-type="float">
            <text:p>1654.553345</text:p>
          </table:table-cell>
          <table:table-cell office:value-type="float" office:value="1728.562622" calcext:value-type="float">
            <text:p>1728.562622</text:p>
          </table:table-cell>
          <table:table-cell table:number-columns-repeated="1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643.345825" calcext:value-type="float">
            <text:p>1643.345825</text:p>
          </table:table-cell>
          <table:table-cell office:value-type="float" office:value="1719.040771" calcext:value-type="float">
            <text:p>1719.040771</text:p>
          </table:table-cell>
          <table:table-cell office:value-type="float" office:value="1645.933105" calcext:value-type="float">
            <text:p>1645.933105</text:p>
          </table:table-cell>
          <table:table-cell office:value-type="float" office:value="1716.388794" calcext:value-type="float">
            <text:p>1716.388794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626.189209" calcext:value-type="float">
            <text:p>1626.189209</text:p>
          </table:table-cell>
          <table:table-cell office:value-type="float" office:value="1712.663818" calcext:value-type="float">
            <text:p>1712.663818</text:p>
          </table:table-cell>
          <table:table-cell office:value-type="float" office:value="1636.625977" calcext:value-type="float">
            <text:p>1636.625977</text:p>
          </table:table-cell>
          <table:table-cell office:value-type="float" office:value="1715.619995" calcext:value-type="float">
            <text:p>1715.619995</text:p>
          </table:table-cell>
          <table:table-cell table:number-columns-repeated="1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620.078125" calcext:value-type="float">
            <text:p>1620.078125</text:p>
          </table:table-cell>
          <table:table-cell office:value-type="float" office:value="1698.935303" calcext:value-type="float">
            <text:p>1698.935303</text:p>
          </table:table-cell>
          <table:table-cell office:value-type="float" office:value="1630.89502" calcext:value-type="float">
            <text:p>1630.89502</text:p>
          </table:table-cell>
          <table:table-cell office:value-type="float" office:value="1696.563721" calcext:value-type="float">
            <text:p>1696.563721</text:p>
          </table:table-cell>
          <table:table-cell table:number-columns-repeated="1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618.585083" calcext:value-type="float">
            <text:p>1618.585083</text:p>
          </table:table-cell>
          <table:table-cell office:value-type="float" office:value="1688.118408" calcext:value-type="float">
            <text:p>1688.118408</text:p>
          </table:table-cell>
          <table:table-cell office:value-type="float" office:value="1625.303345" calcext:value-type="float">
            <text:p>1625.303345</text:p>
          </table:table-cell>
          <table:table-cell office:value-type="float" office:value="1685.09668" calcext:value-type="float">
            <text:p>1685.09668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09.591309" calcext:value-type="float">
            <text:p>1609.591309</text:p>
          </table:table-cell>
          <table:table-cell office:value-type="float" office:value="1680.431274" calcext:value-type="float">
            <text:p>1680.431274</text:p>
          </table:table-cell>
          <table:table-cell office:value-type="float" office:value="1618.351074" calcext:value-type="float">
            <text:p>1618.351074</text:p>
          </table:table-cell>
          <table:table-cell office:value-type="float" office:value="1679.627563" calcext:value-type="float">
            <text:p>1679.627563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601.366699" calcext:value-type="float">
            <text:p>1601.366699</text:p>
          </table:table-cell>
          <table:table-cell office:value-type="float" office:value="1676.311768" calcext:value-type="float">
            <text:p>1676.311768</text:p>
          </table:table-cell>
          <table:table-cell office:value-type="float" office:value="1606.855591" calcext:value-type="float">
            <text:p>1606.855591</text:p>
          </table:table-cell>
          <table:table-cell office:value-type="float" office:value="1668.415527" calcext:value-type="float">
            <text:p>1668.415527</text:p>
          </table:table-cell>
          <table:table-cell table:number-columns-repeated="1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602.458008" calcext:value-type="float">
            <text:p>1602.458008</text:p>
          </table:table-cell>
          <table:table-cell office:value-type="float" office:value="1654.766479" calcext:value-type="float">
            <text:p>1654.766479</text:p>
          </table:table-cell>
          <table:table-cell office:value-type="float" office:value="1608.481079" calcext:value-type="float">
            <text:p>1608.481079</text:p>
          </table:table-cell>
          <table:table-cell office:value-type="float" office:value="1660.3396" calcext:value-type="float">
            <text:p>1660.3396</text:p>
          </table:table-cell>
          <table:table-cell table:number-columns-repeated="1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593.276611" calcext:value-type="float">
            <text:p>1593.276611</text:p>
          </table:table-cell>
          <table:table-cell office:value-type="float" office:value="1657.246948" calcext:value-type="float">
            <text:p>1657.246948</text:p>
          </table:table-cell>
          <table:table-cell office:value-type="float" office:value="1603.67395" calcext:value-type="float">
            <text:p>1603.67395</text:p>
          </table:table-cell>
          <table:table-cell office:value-type="float" office:value="1654.128174" calcext:value-type="float">
            <text:p>1654.128174</text:p>
          </table:table-cell>
          <table:table-cell table:number-columns-repeated="1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594.847046" calcext:value-type="float">
            <text:p>1594.847046</text:p>
          </table:table-cell>
          <table:table-cell office:value-type="float" office:value="1646.205933" calcext:value-type="float">
            <text:p>1646.205933</text:p>
          </table:table-cell>
          <table:table-cell office:value-type="float" office:value="1597.040039" calcext:value-type="float">
            <text:p>1597.040039</text:p>
          </table:table-cell>
          <table:table-cell office:value-type="float" office:value="1646.397217" calcext:value-type="float">
            <text:p>1646.39721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92.738647" calcext:value-type="float">
            <text:p>1592.738647</text:p>
          </table:table-cell>
          <table:table-cell office:value-type="float" office:value="1634.333496" calcext:value-type="float">
            <text:p>1634.333496</text:p>
          </table:table-cell>
          <table:table-cell office:value-type="float" office:value="1596.665649" calcext:value-type="float">
            <text:p>1596.665649</text:p>
          </table:table-cell>
          <table:table-cell office:value-type="float" office:value="1638.322021" calcext:value-type="float">
            <text:p>1638.322021</text:p>
          </table:table-cell>
          <table:table-cell table:number-columns-repeated="1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588.494385" calcext:value-type="float">
            <text:p>1588.494385</text:p>
          </table:table-cell>
          <table:table-cell office:value-type="float" office:value="1637.512207" calcext:value-type="float">
            <text:p>1637.512207</text:p>
          </table:table-cell>
          <table:table-cell office:value-type="float" office:value="1594.006836" calcext:value-type="float">
            <text:p>1594.006836</text:p>
          </table:table-cell>
          <table:table-cell office:value-type="float" office:value="1632.29126" calcext:value-type="float">
            <text:p>1632.29126</text:p>
          </table:table-cell>
          <table:table-cell table:number-columns-repeated="1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591.103516" calcext:value-type="float">
            <text:p>1591.103516</text:p>
          </table:table-cell>
          <table:table-cell office:value-type="float" office:value="1623.372681" calcext:value-type="float">
            <text:p>1623.372681</text:p>
          </table:table-cell>
          <table:table-cell office:value-type="float" office:value="1590.666504" calcext:value-type="float">
            <text:p>1590.666504</text:p>
          </table:table-cell>
          <table:table-cell office:value-type="float" office:value="1627.81543" calcext:value-type="float">
            <text:p>1627.81543</text:p>
          </table:table-cell>
          <table:table-cell table:number-columns-repeated="1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586.779053" calcext:value-type="float">
            <text:p>1586.779053</text:p>
          </table:table-cell>
          <table:table-cell office:value-type="float" office:value="1620.315674" calcext:value-type="float">
            <text:p>1620.315674</text:p>
          </table:table-cell>
          <table:table-cell office:value-type="float" office:value="1589.435913" calcext:value-type="float">
            <text:p>1589.435913</text:p>
          </table:table-cell>
          <table:table-cell office:value-type="float" office:value="1621.487183" calcext:value-type="float">
            <text:p>1621.487183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576.474121" calcext:value-type="float">
            <text:p>1576.474121</text:p>
          </table:table-cell>
          <table:table-cell office:value-type="float" office:value="1618.297119" calcext:value-type="float">
            <text:p>1618.297119</text:p>
          </table:table-cell>
          <table:table-cell office:value-type="float" office:value="1584.253906" calcext:value-type="float">
            <text:p>1584.253906</text:p>
          </table:table-cell>
          <table:table-cell office:value-type="float" office:value="1618.670532" calcext:value-type="float">
            <text:p>1618.670532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79.256104" calcext:value-type="float">
            <text:p>1579.256104</text:p>
          </table:table-cell>
          <table:table-cell office:value-type="float" office:value="1614.797485" calcext:value-type="float">
            <text:p>1614.797485</text:p>
          </table:table-cell>
          <table:table-cell office:value-type="float" office:value="1584.692749" calcext:value-type="float">
            <text:p>1584.692749</text:p>
          </table:table-cell>
          <table:table-cell office:value-type="float" office:value="1613.491821" calcext:value-type="float">
            <text:p>1613.491821</text:p>
          </table:table-cell>
          <table:table-cell table:number-columns-repeated="1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577.973022" calcext:value-type="float">
            <text:p>1577.973022</text:p>
          </table:table-cell>
          <table:table-cell office:value-type="float" office:value="1609.071289" calcext:value-type="float">
            <text:p>1609.071289</text:p>
          </table:table-cell>
          <table:table-cell office:value-type="float" office:value="1581.487305" calcext:value-type="float">
            <text:p>1581.487305</text:p>
          </table:table-cell>
          <table:table-cell office:value-type="float" office:value="1611.89563" calcext:value-type="float">
            <text:p>1611.89563</text:p>
          </table:table-cell>
          <table:table-cell table:number-columns-repeated="1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576.634399" calcext:value-type="float">
            <text:p>1576.634399</text:p>
          </table:table-cell>
          <table:table-cell office:value-type="float" office:value="1604.786377" calcext:value-type="float">
            <text:p>1604.786377</text:p>
          </table:table-cell>
          <table:table-cell office:value-type="float" office:value="1581.519409" calcext:value-type="float">
            <text:p>1581.519409</text:p>
          </table:table-cell>
          <table:table-cell office:value-type="float" office:value="1607.195679" calcext:value-type="float">
            <text:p>1607.195679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572.928711" calcext:value-type="float">
            <text:p>1572.928711</text:p>
          </table:table-cell>
          <table:table-cell office:value-type="float" office:value="1601.059082" calcext:value-type="float">
            <text:p>1601.059082</text:p>
          </table:table-cell>
          <table:table-cell office:value-type="float" office:value="1579.510132" calcext:value-type="float">
            <text:p>1579.510132</text:p>
          </table:table-cell>
          <table:table-cell office:value-type="float" office:value="1601.681641" calcext:value-type="float">
            <text:p>1601.681641</text:p>
          </table:table-cell>
          <table:table-cell table:number-columns-repeated="1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574.568604" calcext:value-type="float">
            <text:p>1574.568604</text:p>
          </table:table-cell>
          <table:table-cell office:value-type="float" office:value="1598.710449" calcext:value-type="float">
            <text:p>1598.710449</text:p>
          </table:table-cell>
          <table:table-cell office:value-type="float" office:value="1579.225464" calcext:value-type="float">
            <text:p>1579.225464</text:p>
          </table:table-cell>
          <table:table-cell office:value-type="float" office:value="1601.331421" calcext:value-type="float">
            <text:p>1601.331421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70.72583" calcext:value-type="float">
            <text:p>1570.72583</text:p>
          </table:table-cell>
          <table:table-cell office:value-type="float" office:value="1594.204956" calcext:value-type="float">
            <text:p>1594.204956</text:p>
          </table:table-cell>
          <table:table-cell office:value-type="float" office:value="1578.807129" calcext:value-type="float">
            <text:p>1578.807129</text:p>
          </table:table-cell>
          <table:table-cell office:value-type="float" office:value="1595.430176" calcext:value-type="float">
            <text:p>1595.430176</text:p>
          </table:table-cell>
          <table:table-cell table:number-columns-repeated="1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567.76416" calcext:value-type="float">
            <text:p>1567.76416</text:p>
          </table:table-cell>
          <table:table-cell office:value-type="float" office:value="1592.420898" calcext:value-type="float">
            <text:p>1592.420898</text:p>
          </table:table-cell>
          <table:table-cell office:value-type="float" office:value="1573.64624" calcext:value-type="float">
            <text:p>1573.64624</text:p>
          </table:table-cell>
          <table:table-cell office:value-type="float" office:value="1596.842896" calcext:value-type="float">
            <text:p>1596.842896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69.406738" calcext:value-type="float">
            <text:p>1569.406738</text:p>
          </table:table-cell>
          <table:table-cell office:value-type="float" office:value="1591.557129" calcext:value-type="float">
            <text:p>1591.557129</text:p>
          </table:table-cell>
          <table:table-cell office:value-type="float" office:value="1572.142334" calcext:value-type="float">
            <text:p>1572.142334</text:p>
          </table:table-cell>
          <table:table-cell office:value-type="float" office:value="1596.608398" calcext:value-type="float">
            <text:p>1596.608398</text:p>
          </table:table-cell>
          <table:table-cell table:number-columns-repeated="1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566.795166" calcext:value-type="float">
            <text:p>1566.795166</text:p>
          </table:table-cell>
          <table:table-cell office:value-type="float" office:value="1588.008423" calcext:value-type="float">
            <text:p>1588.008423</text:p>
          </table:table-cell>
          <table:table-cell office:value-type="float" office:value="1572.651733" calcext:value-type="float">
            <text:p>1572.651733</text:p>
          </table:table-cell>
          <table:table-cell office:value-type="float" office:value="1592.895996" calcext:value-type="float">
            <text:p>1592.895996</text:p>
          </table:table-cell>
          <table:table-cell table:number-columns-repeated="1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567.265381" calcext:value-type="float">
            <text:p>1567.265381</text:p>
          </table:table-cell>
          <table:table-cell office:value-type="float" office:value="1584.978149" calcext:value-type="float">
            <text:p>1584.978149</text:p>
          </table:table-cell>
          <table:table-cell office:value-type="float" office:value="1569.810303" calcext:value-type="float">
            <text:p>1569.810303</text:p>
          </table:table-cell>
          <table:table-cell office:value-type="float" office:value="1592.143799" calcext:value-type="float">
            <text:p>1592.14379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73.170044" calcext:value-type="float">
            <text:p>1573.170044</text:p>
          </table:table-cell>
          <table:table-cell office:value-type="float" office:value="1592.665894" calcext:value-type="float">
            <text:p>1592.665894</text:p>
          </table:table-cell>
          <table:table-cell office:value-type="float" office:value="1561.929932" calcext:value-type="float">
            <text:p>1561.929932</text:p>
          </table:table-cell>
          <table:table-cell office:value-type="float" office:value="1582.162354" calcext:value-type="float">
            <text:p>1582.162354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65.952515" calcext:value-type="float">
            <text:p>1565.952515</text:p>
          </table:table-cell>
          <table:table-cell office:value-type="float" office:value="1584.668701" calcext:value-type="float">
            <text:p>1584.668701</text:p>
          </table:table-cell>
          <table:table-cell office:value-type="float" office:value="1565.847046" calcext:value-type="float">
            <text:p>1565.847046</text:p>
          </table:table-cell>
          <table:table-cell office:value-type="float" office:value="1585.591919" calcext:value-type="float">
            <text:p>1585.591919</text:p>
          </table:table-cell>
          <table:table-cell table:number-columns-repeated="1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65.484009" calcext:value-type="float">
            <text:p>1565.484009</text:p>
          </table:table-cell>
          <table:table-cell office:value-type="float" office:value="1584.630737" calcext:value-type="float">
            <text:p>1584.630737</text:p>
          </table:table-cell>
          <table:table-cell office:value-type="float" office:value="1566.993164" calcext:value-type="float">
            <text:p>1566.993164</text:p>
          </table:table-cell>
          <table:table-cell office:value-type="float" office:value="1579.889038" calcext:value-type="float">
            <text:p>1579.889038</text:p>
          </table:table-cell>
          <table:table-cell table:number-columns-repeated="1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62.64502" calcext:value-type="float">
            <text:p>1562.64502</text:p>
          </table:table-cell>
          <table:table-cell office:value-type="float" office:value="1584.790527" calcext:value-type="float">
            <text:p>1584.790527</text:p>
          </table:table-cell>
          <table:table-cell office:value-type="float" office:value="1563.146851" calcext:value-type="float">
            <text:p>1563.146851</text:p>
          </table:table-cell>
          <table:table-cell office:value-type="float" office:value="1584.742676" calcext:value-type="float">
            <text:p>1584.742676</text:p>
          </table:table-cell>
          <table:table-cell table:number-columns-repeated="1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65.599854" calcext:value-type="float">
            <text:p>1565.599854</text:p>
          </table:table-cell>
          <table:table-cell office:value-type="float" office:value="1579.864746" calcext:value-type="float">
            <text:p>1579.864746</text:p>
          </table:table-cell>
          <table:table-cell office:value-type="float" office:value="1565.919067" calcext:value-type="float">
            <text:p>1565.919067</text:p>
          </table:table-cell>
          <table:table-cell office:value-type="float" office:value="1579.988525" calcext:value-type="float">
            <text:p>1579.98852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4.34375" calcext:value-type="float">
            <text:p>1564.34375</text:p>
          </table:table-cell>
          <table:table-cell office:value-type="float" office:value="1581.757446" calcext:value-type="float">
            <text:p>1581.757446</text:p>
          </table:table-cell>
          <table:table-cell office:value-type="float" office:value="1563.470947" calcext:value-type="float">
            <text:p>1563.470947</text:p>
          </table:table-cell>
          <table:table-cell office:value-type="float" office:value="1582.35498" calcext:value-type="float">
            <text:p>1582.35498</text:p>
          </table:table-cell>
          <table:table-cell table:number-columns-repeated="1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561.212524" calcext:value-type="float">
            <text:p>1561.212524</text:p>
          </table:table-cell>
          <table:table-cell office:value-type="float" office:value="1578.986694" calcext:value-type="float">
            <text:p>1578.986694</text:p>
          </table:table-cell>
          <table:table-cell office:value-type="float" office:value="1566.409912" calcext:value-type="float">
            <text:p>1566.409912</text:p>
          </table:table-cell>
          <table:table-cell office:value-type="float" office:value="1575.5896" calcext:value-type="float">
            <text:p>1575.5896</text:p>
          </table:table-cell>
          <table:table-cell table:number-columns-repeated="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566.47644" calcext:value-type="float">
            <text:p>1566.47644</text:p>
          </table:table-cell>
          <table:table-cell office:value-type="float" office:value="1577.633301" calcext:value-type="float">
            <text:p>1577.633301</text:p>
          </table:table-cell>
          <table:table-cell office:value-type="float" office:value="1565.411865" calcext:value-type="float">
            <text:p>1565.411865</text:p>
          </table:table-cell>
          <table:table-cell office:value-type="float" office:value="1576.679565" calcext:value-type="float">
            <text:p>1576.679565</text:p>
          </table:table-cell>
          <table:table-cell table:number-columns-repeated="1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564.443237" calcext:value-type="float">
            <text:p>1564.443237</text:p>
          </table:table-cell>
          <table:table-cell office:value-type="float" office:value="1575.267456" calcext:value-type="float">
            <text:p>1575.267456</text:p>
          </table:table-cell>
          <table:table-cell office:value-type="float" office:value="1563.340088" calcext:value-type="float">
            <text:p>1563.340088</text:p>
          </table:table-cell>
          <table:table-cell office:value-type="float" office:value="1574.477905" calcext:value-type="float">
            <text:p>1574.477905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562.446655" calcext:value-type="float">
            <text:p>1562.446655</text:p>
          </table:table-cell>
          <table:table-cell office:value-type="float" office:value="1575.435059" calcext:value-type="float">
            <text:p>1575.435059</text:p>
          </table:table-cell>
          <table:table-cell office:value-type="float" office:value="1559.482666" calcext:value-type="float">
            <text:p>1559.482666</text:p>
          </table:table-cell>
          <table:table-cell office:value-type="float" office:value="1578.69873" calcext:value-type="float">
            <text:p>1578.69873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67.374634" calcext:value-type="float">
            <text:p>1567.374634</text:p>
          </table:table-cell>
          <table:table-cell office:value-type="float" office:value="1571.146362" calcext:value-type="float">
            <text:p>1571.146362</text:p>
          </table:table-cell>
          <table:table-cell office:value-type="float" office:value="1567.745605" calcext:value-type="float">
            <text:p>1567.745605</text:p>
          </table:table-cell>
          <table:table-cell office:value-type="float" office:value="1572.539062" calcext:value-type="float">
            <text:p>1572.539062</text:p>
          </table:table-cell>
          <table:table-cell table:number-columns-repeated="1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564.678223" calcext:value-type="float">
            <text:p>1564.678223</text:p>
          </table:table-cell>
          <table:table-cell office:value-type="float" office:value="1571.873779" calcext:value-type="float">
            <text:p>1571.873779</text:p>
          </table:table-cell>
          <table:table-cell office:value-type="float" office:value="1566.39502" calcext:value-type="float">
            <text:p>1566.39502</text:p>
          </table:table-cell>
          <table:table-cell office:value-type="float" office:value="1572.721436" calcext:value-type="float">
            <text:p>1572.721436</text:p>
          </table:table-cell>
          <table:table-cell table:number-columns-repeated="1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564.22522" calcext:value-type="float">
            <text:p>1564.22522</text:p>
          </table:table-cell>
          <table:table-cell office:value-type="float" office:value="1572.088501" calcext:value-type="float">
            <text:p>1572.088501</text:p>
          </table:table-cell>
          <table:table-cell office:value-type="float" office:value="1567.36377" calcext:value-type="float">
            <text:p>1567.36377</text:p>
          </table:table-cell>
          <table:table-cell office:value-type="float" office:value="1569.917603" calcext:value-type="float">
            <text:p>1569.917603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560.335571" calcext:value-type="float">
            <text:p>1560.335571</text:p>
          </table:table-cell>
          <table:table-cell office:value-type="float" office:value="1568.040771" calcext:value-type="float">
            <text:p>1568.040771</text:p>
          </table:table-cell>
          <table:table-cell office:value-type="float" office:value="1561.460938" calcext:value-type="float">
            <text:p>1561.460938</text:p>
          </table:table-cell>
          <table:table-cell office:value-type="float" office:value="1569.014282" calcext:value-type="float">
            <text:p>1569.014282</text:p>
          </table:table-cell>
          <table:table-cell table:number-columns-repeated="1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565.464722" calcext:value-type="float">
            <text:p>1565.464722</text:p>
          </table:table-cell>
          <table:table-cell office:value-type="float" office:value="1567.56311" calcext:value-type="float">
            <text:p>1567.56311</text:p>
          </table:table-cell>
          <table:table-cell office:value-type="float" office:value="1563.547363" calcext:value-type="float">
            <text:p>1563.547363</text:p>
          </table:table-cell>
          <table:table-cell office:value-type="float" office:value="1568.265137" calcext:value-type="float">
            <text:p>1568.265137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0.37085" calcext:value-type="float">
            <text:p>1560.37085</text:p>
          </table:table-cell>
          <table:table-cell office:value-type="float" office:value="1570.612427" calcext:value-type="float">
            <text:p>1570.612427</text:p>
          </table:table-cell>
          <table:table-cell office:value-type="float" office:value="1562.763916" calcext:value-type="float">
            <text:p>1562.763916</text:p>
          </table:table-cell>
          <table:table-cell office:value-type="float" office:value="1568.947266" calcext:value-type="float">
            <text:p>1568.947266</text:p>
          </table:table-cell>
          <table:table-cell table:number-columns-repeated="1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626.825928" calcext:value-type="float">
            <text:p>1626.825928</text:p>
          </table:table-cell>
          <table:table-cell office:value-type="float" office:value="1637.648682" calcext:value-type="float">
            <text:p>1637.648682</text:p>
          </table:table-cell>
          <table:table-cell office:value-type="float" office:value="1572.178589" calcext:value-type="float">
            <text:p>1572.178589</text:p>
          </table:table-cell>
          <table:table-cell office:value-type="float" office:value="1544.968994" calcext:value-type="float">
            <text:p>1544.968994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680.542847" calcext:value-type="float">
            <text:p>1680.542847</text:p>
          </table:table-cell>
          <table:table-cell office:value-type="float" office:value="1708.096924" calcext:value-type="float">
            <text:p>1708.096924</text:p>
          </table:table-cell>
          <table:table-cell office:value-type="float" office:value="1610.263916" calcext:value-type="float">
            <text:p>1610.263916</text:p>
          </table:table-cell>
          <table:table-cell office:value-type="float" office:value="1601.828613" calcext:value-type="float">
            <text:p>1601.828613</text:p>
          </table:table-cell>
          <table:table-cell table:number-columns-repeated="1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56.395508" calcext:value-type="float">
            <text:p>1756.395508</text:p>
          </table:table-cell>
          <table:table-cell office:value-type="float" office:value="1783.280518" calcext:value-type="float">
            <text:p>1783.280518</text:p>
          </table:table-cell>
          <table:table-cell office:value-type="float" office:value="1679.425903" calcext:value-type="float">
            <text:p>1679.425903</text:p>
          </table:table-cell>
          <table:table-cell office:value-type="float" office:value="1686.634766" calcext:value-type="float">
            <text:p>1686.634766</text:p>
          </table:table-cell>
          <table:table-cell table:number-columns-repeated="1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617.567749" calcext:value-type="float">
            <text:p>1617.567749</text:p>
          </table:table-cell>
          <table:table-cell office:value-type="float" office:value="1686.893066" calcext:value-type="float">
            <text:p>1686.893066</text:p>
          </table:table-cell>
          <table:table-cell office:value-type="float" office:value="1569.297974" calcext:value-type="float">
            <text:p>1569.297974</text:p>
          </table:table-cell>
          <table:table-cell office:value-type="float" office:value="1528.048706" calcext:value-type="float">
            <text:p>1528.04870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13.673584" calcext:value-type="float">
            <text:p>1713.673584</text:p>
          </table:table-cell>
          <table:table-cell office:value-type="float" office:value="1679.019043" calcext:value-type="float">
            <text:p>1679.019043</text:p>
          </table:table-cell>
          <table:table-cell office:value-type="float" office:value="1648.117554" calcext:value-type="float">
            <text:p>1648.117554</text:p>
          </table:table-cell>
          <table:table-cell office:value-type="float" office:value="1640.015991" calcext:value-type="float">
            <text:p>1640.015991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699.424927" calcext:value-type="float">
            <text:p>1699.424927</text:p>
          </table:table-cell>
          <table:table-cell office:value-type="float" office:value="1774.665039" calcext:value-type="float">
            <text:p>1774.665039</text:p>
          </table:table-cell>
          <table:table-cell office:value-type="float" office:value="1665.225464" calcext:value-type="float">
            <text:p>1665.225464</text:p>
          </table:table-cell>
          <table:table-cell office:value-type="float" office:value="1657.069336" calcext:value-type="float">
            <text:p>1657.069336</text:p>
          </table:table-cell>
          <table:table-cell table:number-columns-repeated="1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03.96875" calcext:value-type="float">
            <text:p>1703.96875</text:p>
          </table:table-cell>
          <table:table-cell office:value-type="float" office:value="1737.107544" calcext:value-type="float">
            <text:p>1737.107544</text:p>
          </table:table-cell>
          <table:table-cell office:value-type="float" office:value="1646.884521" calcext:value-type="float">
            <text:p>1646.884521</text:p>
          </table:table-cell>
          <table:table-cell office:value-type="float" office:value="1638.2229" calcext:value-type="float">
            <text:p>1638.2229</text:p>
          </table:table-cell>
          <table:table-cell table:number-columns-repeated="1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694.859619" calcext:value-type="float">
            <text:p>1694.859619</text:p>
          </table:table-cell>
          <table:table-cell office:value-type="float" office:value="1727.347534" calcext:value-type="float">
            <text:p>1727.347534</text:p>
          </table:table-cell>
          <table:table-cell office:value-type="float" office:value="1661.604736" calcext:value-type="float">
            <text:p>1661.604736</text:p>
          </table:table-cell>
          <table:table-cell office:value-type="float" office:value="1655.548218" calcext:value-type="float">
            <text:p>1655.548218</text:p>
          </table:table-cell>
          <table:table-cell table:number-columns-repeated="1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698.701416" calcext:value-type="float">
            <text:p>1698.701416</text:p>
          </table:table-cell>
          <table:table-cell office:value-type="float" office:value="1753.045654" calcext:value-type="float">
            <text:p>1753.045654</text:p>
          </table:table-cell>
          <table:table-cell office:value-type="float" office:value="1674.149292" calcext:value-type="float">
            <text:p>1674.149292</text:p>
          </table:table-cell>
          <table:table-cell office:value-type="float" office:value="1687.043945" calcext:value-type="float">
            <text:p>1687.04394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97.138062" calcext:value-type="float">
            <text:p>1697.138062</text:p>
          </table:table-cell>
          <table:table-cell office:value-type="float" office:value="1752.711426" calcext:value-type="float">
            <text:p>1752.711426</text:p>
          </table:table-cell>
          <table:table-cell office:value-type="float" office:value="1674.923584" calcext:value-type="float">
            <text:p>1674.923584</text:p>
          </table:table-cell>
          <table:table-cell office:value-type="float" office:value="1692.62793" calcext:value-type="float">
            <text:p>1692.62793</text:p>
          </table:table-cell>
          <table:table-cell table:number-columns-repeated="1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13.336182" calcext:value-type="float">
            <text:p>1713.336182</text:p>
          </table:table-cell>
          <table:table-cell office:value-type="float" office:value="1756.094849" calcext:value-type="float">
            <text:p>1756.094849</text:p>
          </table:table-cell>
          <table:table-cell office:value-type="float" office:value="1703.167236" calcext:value-type="float">
            <text:p>1703.167236</text:p>
          </table:table-cell>
          <table:table-cell office:value-type="float" office:value="1712.498047" calcext:value-type="float">
            <text:p>1712.498047</text:p>
          </table:table-cell>
          <table:table-cell table:number-columns-repeated="1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28.897949" calcext:value-type="float">
            <text:p>1728.897949</text:p>
          </table:table-cell>
          <table:table-cell office:value-type="float" office:value="1804.510254" calcext:value-type="float">
            <text:p>1804.510254</text:p>
          </table:table-cell>
          <table:table-cell office:value-type="float" office:value="1759.73999" calcext:value-type="float">
            <text:p>1759.73999</text:p>
          </table:table-cell>
          <table:table-cell office:value-type="float" office:value="1812.897461" calcext:value-type="float">
            <text:p>1812.897461</text:p>
          </table:table-cell>
          <table:table-cell table:number-columns-repeated="1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52.799072" calcext:value-type="float">
            <text:p>1752.799072</text:p>
          </table:table-cell>
          <table:table-cell office:value-type="float" office:value="1840.888916" calcext:value-type="float">
            <text:p>1840.888916</text:p>
          </table:table-cell>
          <table:table-cell office:value-type="float" office:value="1775.013916" calcext:value-type="float">
            <text:p>1775.013916</text:p>
          </table:table-cell>
          <table:table-cell office:value-type="float" office:value="1840.422241" calcext:value-type="float">
            <text:p>1840.422241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76.351074" calcext:value-type="float">
            <text:p>1776.351074</text:p>
          </table:table-cell>
          <table:table-cell office:value-type="float" office:value="1846.675659" calcext:value-type="float">
            <text:p>1846.675659</text:p>
          </table:table-cell>
          <table:table-cell office:value-type="float" office:value="1794.733032" calcext:value-type="float">
            <text:p>1794.733032</text:p>
          </table:table-cell>
          <table:table-cell office:value-type="float" office:value="1843.532349" calcext:value-type="float">
            <text:p>1843.53234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6.204224" calcext:value-type="float">
            <text:p>1796.204224</text:p>
          </table:table-cell>
          <table:table-cell office:value-type="float" office:value="1875.261963" calcext:value-type="float">
            <text:p>1875.261963</text:p>
          </table:table-cell>
          <table:table-cell office:value-type="float" office:value="1808.317505" calcext:value-type="float">
            <text:p>1808.317505</text:p>
          </table:table-cell>
          <table:table-cell office:value-type="float" office:value="1874.996826" calcext:value-type="float">
            <text:p>1874.996826</text:p>
          </table:table-cell>
          <table:table-cell table:number-columns-repeated="1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83.730225" calcext:value-type="float">
            <text:p>1783.730225</text:p>
          </table:table-cell>
          <table:table-cell office:value-type="float" office:value="1877.818115" calcext:value-type="float">
            <text:p>1877.818115</text:p>
          </table:table-cell>
          <table:table-cell office:value-type="float" office:value="1787.000122" calcext:value-type="float">
            <text:p>1787.000122</text:p>
          </table:table-cell>
          <table:table-cell office:value-type="float" office:value="1881.339233" calcext:value-type="float">
            <text:p>1881.339233</text:p>
          </table:table-cell>
          <table:table-cell table:number-columns-repeated="1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63.5448" calcext:value-type="float">
            <text:p>1763.5448</text:p>
          </table:table-cell>
          <table:table-cell office:value-type="float" office:value="1876.832153" calcext:value-type="float">
            <text:p>1876.832153</text:p>
          </table:table-cell>
          <table:table-cell office:value-type="float" office:value="1764.850586" calcext:value-type="float">
            <text:p>1764.850586</text:p>
          </table:table-cell>
          <table:table-cell office:value-type="float" office:value="1887.442749" calcext:value-type="float">
            <text:p>1887.442749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88.493774" calcext:value-type="float">
            <text:p>1788.493774</text:p>
          </table:table-cell>
          <table:table-cell office:value-type="float" office:value="1859.826904" calcext:value-type="float">
            <text:p>1859.826904</text:p>
          </table:table-cell>
          <table:table-cell office:value-type="float" office:value="1800.265015" calcext:value-type="float">
            <text:p>1800.265015</text:p>
          </table:table-cell>
          <table:table-cell office:value-type="float" office:value="1868.611206" calcext:value-type="float">
            <text:p>1868.611206</text:p>
          </table:table-cell>
          <table:table-cell table:number-columns-repeated="1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72.919189" calcext:value-type="float">
            <text:p>1772.919189</text:p>
          </table:table-cell>
          <table:table-cell office:value-type="float" office:value="1884.711548" calcext:value-type="float">
            <text:p>1884.711548</text:p>
          </table:table-cell>
          <table:table-cell office:value-type="float" office:value="1788.034668" calcext:value-type="float">
            <text:p>1788.034668</text:p>
          </table:table-cell>
          <table:table-cell office:value-type="float" office:value="1877.234619" calcext:value-type="float">
            <text:p>1877.23461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9.943115" calcext:value-type="float">
            <text:p>1769.943115</text:p>
          </table:table-cell>
          <table:table-cell office:value-type="float" office:value="1881.79541" calcext:value-type="float">
            <text:p>1881.79541</text:p>
          </table:table-cell>
          <table:table-cell office:value-type="float" office:value="1775.071655" calcext:value-type="float">
            <text:p>1775.071655</text:p>
          </table:table-cell>
          <table:table-cell office:value-type="float" office:value="1881.324097" calcext:value-type="float">
            <text:p>1881.324097</text:p>
          </table:table-cell>
          <table:table-cell table:number-columns-repeated="1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71.347168" calcext:value-type="float">
            <text:p>1771.347168</text:p>
          </table:table-cell>
          <table:table-cell office:value-type="float" office:value="1867.049805" calcext:value-type="float">
            <text:p>1867.049805</text:p>
          </table:table-cell>
          <table:table-cell office:value-type="float" office:value="1786.97168" calcext:value-type="float">
            <text:p>1786.97168</text:p>
          </table:table-cell>
          <table:table-cell office:value-type="float" office:value="1865.442993" calcext:value-type="float">
            <text:p>1865.442993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77.94873" calcext:value-type="float">
            <text:p>1777.94873</text:p>
          </table:table-cell>
          <table:table-cell office:value-type="float" office:value="1879.925415" calcext:value-type="float">
            <text:p>1879.925415</text:p>
          </table:table-cell>
          <table:table-cell office:value-type="float" office:value="1785.417969" calcext:value-type="float">
            <text:p>1785.417969</text:p>
          </table:table-cell>
          <table:table-cell office:value-type="float" office:value="1879.567627" calcext:value-type="float">
            <text:p>1879.567627</text:p>
          </table:table-cell>
          <table:table-cell table:number-columns-repeated="1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65.053223" calcext:value-type="float">
            <text:p>1765.053223</text:p>
          </table:table-cell>
          <table:table-cell office:value-type="float" office:value="1879.755737" calcext:value-type="float">
            <text:p>1879.755737</text:p>
          </table:table-cell>
          <table:table-cell office:value-type="float" office:value="1776.199097" calcext:value-type="float">
            <text:p>1776.199097</text:p>
          </table:table-cell>
          <table:table-cell office:value-type="float" office:value="1879.990601" calcext:value-type="float">
            <text:p>1879.990601</text:p>
          </table:table-cell>
          <table:table-cell table:number-columns-repeated="1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81.681641" calcext:value-type="float">
            <text:p>1781.681641</text:p>
          </table:table-cell>
          <table:table-cell office:value-type="float" office:value="1871.411133" calcext:value-type="float">
            <text:p>1871.411133</text:p>
          </table:table-cell>
          <table:table-cell office:value-type="float" office:value="1794.762573" calcext:value-type="float">
            <text:p>1794.762573</text:p>
          </table:table-cell>
          <table:table-cell office:value-type="float" office:value="1868.841187" calcext:value-type="float">
            <text:p>1868.84118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64.968628" calcext:value-type="float">
            <text:p>1764.968628</text:p>
          </table:table-cell>
          <table:table-cell office:value-type="float" office:value="1884.26709" calcext:value-type="float">
            <text:p>1884.26709</text:p>
          </table:table-cell>
          <table:table-cell office:value-type="float" office:value="1772.382324" calcext:value-type="float">
            <text:p>1772.382324</text:p>
          </table:table-cell>
          <table:table-cell office:value-type="float" office:value="1883.47876" calcext:value-type="float">
            <text:p>1883.47876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71.121094" calcext:value-type="float">
            <text:p>1771.121094</text:p>
          </table:table-cell>
          <table:table-cell office:value-type="float" office:value="1878.6604" calcext:value-type="float">
            <text:p>1878.6604</text:p>
          </table:table-cell>
          <table:table-cell office:value-type="float" office:value="1786.355225" calcext:value-type="float">
            <text:p>1786.355225</text:p>
          </table:table-cell>
          <table:table-cell office:value-type="float" office:value="1879.61438" calcext:value-type="float">
            <text:p>1879.61438</text:p>
          </table:table-cell>
          <table:table-cell table:number-columns-repeated="1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74.574463" calcext:value-type="float">
            <text:p>1774.574463</text:p>
          </table:table-cell>
          <table:table-cell office:value-type="float" office:value="1875.026367" calcext:value-type="float">
            <text:p>1875.026367</text:p>
          </table:table-cell>
          <table:table-cell office:value-type="float" office:value="1789.132568" calcext:value-type="float">
            <text:p>1789.132568</text:p>
          </table:table-cell>
          <table:table-cell office:value-type="float" office:value="1872.95166" calcext:value-type="float">
            <text:p>1872.95166</text:p>
          </table:table-cell>
          <table:table-cell table:number-columns-repeated="1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73.538696" calcext:value-type="float">
            <text:p>1773.538696</text:p>
          </table:table-cell>
          <table:table-cell office:value-type="float" office:value="1883.913086" calcext:value-type="float">
            <text:p>1883.913086</text:p>
          </table:table-cell>
          <table:table-cell office:value-type="float" office:value="1787.924927" calcext:value-type="float">
            <text:p>1787.924927</text:p>
          </table:table-cell>
          <table:table-cell office:value-type="float" office:value="1880.290771" calcext:value-type="float">
            <text:p>1880.290771</text:p>
          </table:table-cell>
          <table:table-cell table:number-columns-repeated="1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74.616089" calcext:value-type="float">
            <text:p>1774.616089</text:p>
          </table:table-cell>
          <table:table-cell office:value-type="float" office:value="1878.661865" calcext:value-type="float">
            <text:p>1878.661865</text:p>
          </table:table-cell>
          <table:table-cell office:value-type="float" office:value="1783.481445" calcext:value-type="float">
            <text:p>1783.481445</text:p>
          </table:table-cell>
          <table:table-cell office:value-type="float" office:value="1876.341919" calcext:value-type="float">
            <text:p>1876.34191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6.453125" calcext:value-type="float">
            <text:p>1776.453125</text:p>
          </table:table-cell>
          <table:table-cell office:value-type="float" office:value="1873.303467" calcext:value-type="float">
            <text:p>1873.303467</text:p>
          </table:table-cell>
          <table:table-cell office:value-type="float" office:value="1789.005371" calcext:value-type="float">
            <text:p>1789.005371</text:p>
          </table:table-cell>
          <table:table-cell office:value-type="float" office:value="1871.647461" calcext:value-type="float">
            <text:p>1871.647461</text:p>
          </table:table-cell>
          <table:table-cell table:number-columns-repeated="1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72.708008" calcext:value-type="float">
            <text:p>1772.708008</text:p>
          </table:table-cell>
          <table:table-cell office:value-type="float" office:value="1883.090698" calcext:value-type="float">
            <text:p>1883.090698</text:p>
          </table:table-cell>
          <table:table-cell office:value-type="float" office:value="1782.871948" calcext:value-type="float">
            <text:p>1782.871948</text:p>
          </table:table-cell>
          <table:table-cell office:value-type="float" office:value="1879.445312" calcext:value-type="float">
            <text:p>1879.445312</text:p>
          </table:table-cell>
          <table:table-cell table:number-columns-repeated="1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75.356201" calcext:value-type="float">
            <text:p>1775.356201</text:p>
          </table:table-cell>
          <table:table-cell office:value-type="float" office:value="1879.48877" calcext:value-type="float">
            <text:p>1879.48877</text:p>
          </table:table-cell>
          <table:table-cell office:value-type="float" office:value="1788.668213" calcext:value-type="float">
            <text:p>1788.668213</text:p>
          </table:table-cell>
          <table:table-cell office:value-type="float" office:value="1878.715576" calcext:value-type="float">
            <text:p>1878.715576</text:p>
          </table:table-cell>
          <table:table-cell table:number-columns-repeated="1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74.495117" calcext:value-type="float">
            <text:p>1774.495117</text:p>
          </table:table-cell>
          <table:table-cell office:value-type="float" office:value="1879.719238" calcext:value-type="float">
            <text:p>1879.719238</text:p>
          </table:table-cell>
          <table:table-cell office:value-type="float" office:value="1786.068726" calcext:value-type="float">
            <text:p>1786.068726</text:p>
          </table:table-cell>
          <table:table-cell office:value-type="float" office:value="1874.811768" calcext:value-type="float">
            <text:p>1874.811768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74.665283" calcext:value-type="float">
            <text:p>1774.665283</text:p>
          </table:table-cell>
          <table:table-cell office:value-type="float" office:value="1881.75415" calcext:value-type="float">
            <text:p>1881.75415</text:p>
          </table:table-cell>
          <table:table-cell office:value-type="float" office:value="1787.239502" calcext:value-type="float">
            <text:p>1787.239502</text:p>
          </table:table-cell>
          <table:table-cell office:value-type="float" office:value="1881.596191" calcext:value-type="float">
            <text:p>1881.596191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67.383057" calcext:value-type="float">
            <text:p>1767.383057</text:p>
          </table:table-cell>
          <table:table-cell office:value-type="float" office:value="1883.14978" calcext:value-type="float">
            <text:p>1883.14978</text:p>
          </table:table-cell>
          <table:table-cell office:value-type="float" office:value="1780.490112" calcext:value-type="float">
            <text:p>1780.490112</text:p>
          </table:table-cell>
          <table:table-cell office:value-type="float" office:value="1878.775513" calcext:value-type="float">
            <text:p>1878.775513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80.192139" calcext:value-type="float">
            <text:p>1780.192139</text:p>
          </table:table-cell>
          <table:table-cell office:value-type="float" office:value="1878.211304" calcext:value-type="float">
            <text:p>1878.211304</text:p>
          </table:table-cell>
          <table:table-cell office:value-type="float" office:value="1790.415771" calcext:value-type="float">
            <text:p>1790.415771</text:p>
          </table:table-cell>
          <table:table-cell office:value-type="float" office:value="1879.254517" calcext:value-type="float">
            <text:p>1879.254517</text:p>
          </table:table-cell>
          <table:table-cell table:number-columns-repeated="1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70.541992" calcext:value-type="float">
            <text:p>1770.541992</text:p>
          </table:table-cell>
          <table:table-cell office:value-type="float" office:value="1883.467529" calcext:value-type="float">
            <text:p>1883.467529</text:p>
          </table:table-cell>
          <table:table-cell office:value-type="float" office:value="1783.588623" calcext:value-type="float">
            <text:p>1783.588623</text:p>
          </table:table-cell>
          <table:table-cell office:value-type="float" office:value="1879.56604" calcext:value-type="float">
            <text:p>1879.56604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773.914917" calcext:value-type="float">
            <text:p>1773.914917</text:p>
          </table:table-cell>
          <table:table-cell office:value-type="float" office:value="1885.44165" calcext:value-type="float">
            <text:p>1885.44165</text:p>
          </table:table-cell>
          <table:table-cell office:value-type="float" office:value="1790.449463" calcext:value-type="float">
            <text:p>1790.449463</text:p>
          </table:table-cell>
          <table:table-cell office:value-type="float" office:value="1877.287598" calcext:value-type="float">
            <text:p>1877.287598</text:p>
          </table:table-cell>
          <table:table-cell table:number-columns-repeated="1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73.7146" calcext:value-type="float">
            <text:p>1773.7146</text:p>
          </table:table-cell>
          <table:table-cell office:value-type="float" office:value="1880.91333" calcext:value-type="float">
            <text:p>1880.91333</text:p>
          </table:table-cell>
          <table:table-cell office:value-type="float" office:value="1788.952515" calcext:value-type="float">
            <text:p>1788.952515</text:p>
          </table:table-cell>
          <table:table-cell office:value-type="float" office:value="1878.291504" calcext:value-type="float">
            <text:p>1878.291504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75.640503" calcext:value-type="float">
            <text:p>1775.640503</text:p>
          </table:table-cell>
          <table:table-cell office:value-type="float" office:value="1883.606201" calcext:value-type="float">
            <text:p>1883.606201</text:p>
          </table:table-cell>
          <table:table-cell office:value-type="float" office:value="1789.498169" calcext:value-type="float">
            <text:p>1789.498169</text:p>
          </table:table-cell>
          <table:table-cell office:value-type="float" office:value="1881.424316" calcext:value-type="float">
            <text:p>1881.424316</text:p>
          </table:table-cell>
          <table:table-cell table:number-columns-repeated="1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78.579102" calcext:value-type="float">
            <text:p>1778.579102</text:p>
          </table:table-cell>
          <table:table-cell office:value-type="float" office:value="1883.677734" calcext:value-type="float">
            <text:p>1883.677734</text:p>
          </table:table-cell>
          <table:table-cell office:value-type="float" office:value="1790.611816" calcext:value-type="float">
            <text:p>1790.611816</text:p>
          </table:table-cell>
          <table:table-cell office:value-type="float" office:value="1877.887939" calcext:value-type="float">
            <text:p>1877.887939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71.578125" calcext:value-type="float">
            <text:p>1771.578125</text:p>
          </table:table-cell>
          <table:table-cell office:value-type="float" office:value="1886.336426" calcext:value-type="float">
            <text:p>1886.336426</text:p>
          </table:table-cell>
          <table:table-cell office:value-type="float" office:value="1785.348511" calcext:value-type="float">
            <text:p>1785.348511</text:p>
          </table:table-cell>
          <table:table-cell office:value-type="float" office:value="1881.014648" calcext:value-type="float">
            <text:p>1881.014648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77.750732" calcext:value-type="float">
            <text:p>1777.750732</text:p>
          </table:table-cell>
          <table:table-cell office:value-type="float" office:value="1883.976685" calcext:value-type="float">
            <text:p>1883.976685</text:p>
          </table:table-cell>
          <table:table-cell office:value-type="float" office:value="1790.957031" calcext:value-type="float">
            <text:p>1790.957031</text:p>
          </table:table-cell>
          <table:table-cell office:value-type="float" office:value="1880.358032" calcext:value-type="float">
            <text:p>1880.358032</text:p>
          </table:table-cell>
          <table:table-cell table:number-columns-repeated="1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72.003174" calcext:value-type="float">
            <text:p>1772.003174</text:p>
          </table:table-cell>
          <table:table-cell office:value-type="float" office:value="1883.121094" calcext:value-type="float">
            <text:p>1883.121094</text:p>
          </table:table-cell>
          <table:table-cell office:value-type="float" office:value="1783.515625" calcext:value-type="float">
            <text:p>1783.515625</text:p>
          </table:table-cell>
          <table:table-cell office:value-type="float" office:value="1884.284668" calcext:value-type="float">
            <text:p>1884.28466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75.002808" calcext:value-type="float">
            <text:p>1775.002808</text:p>
          </table:table-cell>
          <table:table-cell office:value-type="float" office:value="1885.985596" calcext:value-type="float">
            <text:p>1885.985596</text:p>
          </table:table-cell>
          <table:table-cell office:value-type="float" office:value="1788.162842" calcext:value-type="float">
            <text:p>1788.162842</text:p>
          </table:table-cell>
          <table:table-cell office:value-type="float" office:value="1880.964966" calcext:value-type="float">
            <text:p>1880.964966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768.736816" calcext:value-type="float">
            <text:p>1768.736816</text:p>
          </table:table-cell>
          <table:table-cell office:value-type="float" office:value="1891.220947" calcext:value-type="float">
            <text:p>1891.220947</text:p>
          </table:table-cell>
          <table:table-cell office:value-type="float" office:value="1784.602783" calcext:value-type="float">
            <text:p>1784.602783</text:p>
          </table:table-cell>
          <table:table-cell office:value-type="float" office:value="1886.49939" calcext:value-type="float">
            <text:p>1886.49939</text:p>
          </table:table-cell>
          <table:table-cell table:number-columns-repeated="1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771.477783" calcext:value-type="float">
            <text:p>1771.477783</text:p>
          </table:table-cell>
          <table:table-cell office:value-type="float" office:value="1887.515747" calcext:value-type="float">
            <text:p>1887.515747</text:p>
          </table:table-cell>
          <table:table-cell office:value-type="float" office:value="1785.680176" calcext:value-type="float">
            <text:p>1785.680176</text:p>
          </table:table-cell>
          <table:table-cell office:value-type="float" office:value="1884.380249" calcext:value-type="float">
            <text:p>1884.380249</text:p>
          </table:table-cell>
          <table:table-cell table:number-columns-repeated="1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777.73999" calcext:value-type="float">
            <text:p>1777.73999</text:p>
          </table:table-cell>
          <table:table-cell office:value-type="float" office:value="1887.219482" calcext:value-type="float">
            <text:p>1887.219482</text:p>
          </table:table-cell>
          <table:table-cell office:value-type="float" office:value="1788.685303" calcext:value-type="float">
            <text:p>1788.685303</text:p>
          </table:table-cell>
          <table:table-cell office:value-type="float" office:value="1883.132202" calcext:value-type="float">
            <text:p>1883.132202</text:p>
          </table:table-cell>
          <table:table-cell table:number-columns-repeated="1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776.080078" calcext:value-type="float">
            <text:p>1776.080078</text:p>
          </table:table-cell>
          <table:table-cell office:value-type="float" office:value="1888.881592" calcext:value-type="float">
            <text:p>1888.881592</text:p>
          </table:table-cell>
          <table:table-cell office:value-type="float" office:value="1792.571777" calcext:value-type="float">
            <text:p>1792.571777</text:p>
          </table:table-cell>
          <table:table-cell office:value-type="float" office:value="1886.52356" calcext:value-type="float">
            <text:p>1886.52356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77.74292" calcext:value-type="float">
            <text:p>1777.74292</text:p>
          </table:table-cell>
          <table:table-cell office:value-type="float" office:value="1888.040649" calcext:value-type="float">
            <text:p>1888.040649</text:p>
          </table:table-cell>
          <table:table-cell office:value-type="float" office:value="1793.534058" calcext:value-type="float">
            <text:p>1793.534058</text:p>
          </table:table-cell>
          <table:table-cell office:value-type="float" office:value="1885.338745" calcext:value-type="float">
            <text:p>1885.338745</text:p>
          </table:table-cell>
          <table:table-cell table:number-columns-repeated="1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77.65332" calcext:value-type="float">
            <text:p>1777.65332</text:p>
          </table:table-cell>
          <table:table-cell office:value-type="float" office:value="1887.812744" calcext:value-type="float">
            <text:p>1887.812744</text:p>
          </table:table-cell>
          <table:table-cell office:value-type="float" office:value="1794.719238" calcext:value-type="float">
            <text:p>1794.719238</text:p>
          </table:table-cell>
          <table:table-cell office:value-type="float" office:value="1883.94165" calcext:value-type="float">
            <text:p>1883.94165</text:p>
          </table:table-cell>
          <table:table-cell table:number-columns-repeated="1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779.226074" calcext:value-type="float">
            <text:p>1779.226074</text:p>
          </table:table-cell>
          <table:table-cell office:value-type="float" office:value="1893.462036" calcext:value-type="float">
            <text:p>1893.462036</text:p>
          </table:table-cell>
          <table:table-cell office:value-type="float" office:value="1792.911011" calcext:value-type="float">
            <text:p>1792.911011</text:p>
          </table:table-cell>
          <table:table-cell office:value-type="float" office:value="1890.978516" calcext:value-type="float">
            <text:p>1890.978516</text:p>
          </table:table-cell>
          <table:table-cell table:number-columns-repeated="1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776.481201" calcext:value-type="float">
            <text:p>1776.481201</text:p>
          </table:table-cell>
          <table:table-cell office:value-type="float" office:value="1893.838257" calcext:value-type="float">
            <text:p>1893.838257</text:p>
          </table:table-cell>
          <table:table-cell office:value-type="float" office:value="1790.900635" calcext:value-type="float">
            <text:p>1790.900635</text:p>
          </table:table-cell>
          <table:table-cell office:value-type="float" office:value="1886.850586" calcext:value-type="float">
            <text:p>1886.850586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68.529175" calcext:value-type="float">
            <text:p>1768.529175</text:p>
          </table:table-cell>
          <table:table-cell office:value-type="float" office:value="1859.558594" calcext:value-type="float">
            <text:p>1859.558594</text:p>
          </table:table-cell>
          <table:table-cell office:value-type="float" office:value="1782.418091" calcext:value-type="float">
            <text:p>1782.418091</text:p>
          </table:table-cell>
          <table:table-cell office:value-type="float" office:value="1851.136353" calcext:value-type="float">
            <text:p>1851.136353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24.344727" calcext:value-type="float">
            <text:p>1724.344727</text:p>
          </table:table-cell>
          <table:table-cell office:value-type="float" office:value="1874.549072" calcext:value-type="float">
            <text:p>1874.549072</text:p>
          </table:table-cell>
          <table:table-cell office:value-type="float" office:value="1723.527222" calcext:value-type="float">
            <text:p>1723.527222</text:p>
          </table:table-cell>
          <table:table-cell office:value-type="float" office:value="1877.344727" calcext:value-type="float">
            <text:p>1877.344727</text:p>
          </table:table-cell>
          <table:table-cell table:number-columns-repeated="1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709.880493" calcext:value-type="float">
            <text:p>1709.880493</text:p>
          </table:table-cell>
          <table:table-cell office:value-type="float" office:value="1829.630859" calcext:value-type="float">
            <text:p>1829.630859</text:p>
          </table:table-cell>
          <table:table-cell office:value-type="float" office:value="1723.828735" calcext:value-type="float">
            <text:p>1723.828735</text:p>
          </table:table-cell>
          <table:table-cell office:value-type="float" office:value="1826.643921" calcext:value-type="float">
            <text:p>1826.643921</text:p>
          </table:table-cell>
          <table:table-cell table:number-columns-repeated="1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715.458374" calcext:value-type="float">
            <text:p>1715.458374</text:p>
          </table:table-cell>
          <table:table-cell office:value-type="float" office:value="1807.969238" calcext:value-type="float">
            <text:p>1807.969238</text:p>
          </table:table-cell>
          <table:table-cell office:value-type="float" office:value="1726.502563" calcext:value-type="float">
            <text:p>1726.502563</text:p>
          </table:table-cell>
          <table:table-cell office:value-type="float" office:value="1803.95459" calcext:value-type="float">
            <text:p>1803.95459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681.845093" calcext:value-type="float">
            <text:p>1681.845093</text:p>
          </table:table-cell>
          <table:table-cell office:value-type="float" office:value="1812.137939" calcext:value-type="float">
            <text:p>1812.137939</text:p>
          </table:table-cell>
          <table:table-cell office:value-type="float" office:value="1690.37085" calcext:value-type="float">
            <text:p>1690.37085</text:p>
          </table:table-cell>
          <table:table-cell office:value-type="float" office:value="1811.932983" calcext:value-type="float">
            <text:p>1811.932983</text:p>
          </table:table-cell>
          <table:table-cell table:number-columns-repeated="1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672.148071" calcext:value-type="float">
            <text:p>1672.148071</text:p>
          </table:table-cell>
          <table:table-cell office:value-type="float" office:value="1772.767456" calcext:value-type="float">
            <text:p>1772.767456</text:p>
          </table:table-cell>
          <table:table-cell office:value-type="float" office:value="1683.599121" calcext:value-type="float">
            <text:p>1683.599121</text:p>
          </table:table-cell>
          <table:table-cell office:value-type="float" office:value="1770.806519" calcext:value-type="float">
            <text:p>1770.806519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69.414551" calcext:value-type="float">
            <text:p>1669.414551</text:p>
          </table:table-cell>
          <table:table-cell office:value-type="float" office:value="1755.637695" calcext:value-type="float">
            <text:p>1755.637695</text:p>
          </table:table-cell>
          <table:table-cell office:value-type="float" office:value="1679.485474" calcext:value-type="float">
            <text:p>1679.485474</text:p>
          </table:table-cell>
          <table:table-cell office:value-type="float" office:value="1750.563965" calcext:value-type="float">
            <text:p>1750.563965</text:p>
          </table:table-cell>
          <table:table-cell table:number-columns-repeated="1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647.333008" calcext:value-type="float">
            <text:p>1647.333008</text:p>
          </table:table-cell>
          <table:table-cell office:value-type="float" office:value="1767.30835" calcext:value-type="float">
            <text:p>1767.30835</text:p>
          </table:table-cell>
          <table:table-cell office:value-type="float" office:value="1654.499878" calcext:value-type="float">
            <text:p>1654.499878</text:p>
          </table:table-cell>
          <table:table-cell office:value-type="float" office:value="1752.954468" calcext:value-type="float">
            <text:p>1752.954468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652.102539" calcext:value-type="float">
            <text:p>1652.102539</text:p>
          </table:table-cell>
          <table:table-cell office:value-type="float" office:value="1725.386597" calcext:value-type="float">
            <text:p>1725.386597</text:p>
          </table:table-cell>
          <table:table-cell office:value-type="float" office:value="1653.334106" calcext:value-type="float">
            <text:p>1653.334106</text:p>
          </table:table-cell>
          <table:table-cell office:value-type="float" office:value="1727.868774" calcext:value-type="float">
            <text:p>1727.868774</text:p>
          </table:table-cell>
          <table:table-cell table:number-columns-repeated="1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641.818848" calcext:value-type="float">
            <text:p>1641.818848</text:p>
          </table:table-cell>
          <table:table-cell office:value-type="float" office:value="1718.536499" calcext:value-type="float">
            <text:p>1718.536499</text:p>
          </table:table-cell>
          <table:table-cell office:value-type="float" office:value="1647.163086" calcext:value-type="float">
            <text:p>1647.163086</text:p>
          </table:table-cell>
          <table:table-cell office:value-type="float" office:value="1723.655884" calcext:value-type="float">
            <text:p>1723.655884</text:p>
          </table:table-cell>
          <table:table-cell table:number-columns-repeated="1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631.109009" calcext:value-type="float">
            <text:p>1631.109009</text:p>
          </table:table-cell>
          <table:table-cell office:value-type="float" office:value="1712.80127" calcext:value-type="float">
            <text:p>1712.80127</text:p>
          </table:table-cell>
          <table:table-cell office:value-type="float" office:value="1636.437988" calcext:value-type="float">
            <text:p>1636.437988</text:p>
          </table:table-cell>
          <table:table-cell office:value-type="float" office:value="1707.381836" calcext:value-type="float">
            <text:p>1707.381836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20.861938" calcext:value-type="float">
            <text:p>1620.861938</text:p>
          </table:table-cell>
          <table:table-cell office:value-type="float" office:value="1699.285645" calcext:value-type="float">
            <text:p>1699.285645</text:p>
          </table:table-cell>
          <table:table-cell office:value-type="float" office:value="1628.837646" calcext:value-type="float">
            <text:p>1628.837646</text:p>
          </table:table-cell>
          <table:table-cell office:value-type="float" office:value="1696.163086" calcext:value-type="float">
            <text:p>1696.163086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616.844727" calcext:value-type="float">
            <text:p>1616.844727</text:p>
          </table:table-cell>
          <table:table-cell office:value-type="float" office:value="1689.266724" calcext:value-type="float">
            <text:p>1689.266724</text:p>
          </table:table-cell>
          <table:table-cell office:value-type="float" office:value="1619.319824" calcext:value-type="float">
            <text:p>1619.319824</text:p>
          </table:table-cell>
          <table:table-cell office:value-type="float" office:value="1689.214722" calcext:value-type="float">
            <text:p>1689.214722</text:p>
          </table:table-cell>
          <table:table-cell table:number-columns-repeated="1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608.854736" calcext:value-type="float">
            <text:p>1608.854736</text:p>
          </table:table-cell>
          <table:table-cell office:value-type="float" office:value="1679.51709" calcext:value-type="float">
            <text:p>1679.51709</text:p>
          </table:table-cell>
          <table:table-cell office:value-type="float" office:value="1615.920044" calcext:value-type="float">
            <text:p>1615.920044</text:p>
          </table:table-cell>
          <table:table-cell office:value-type="float" office:value="1675.778198" calcext:value-type="float">
            <text:p>1675.778198</text:p>
          </table:table-cell>
          <table:table-cell table:number-columns-repeated="1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606.695923" calcext:value-type="float">
            <text:p>1606.695923</text:p>
          </table:table-cell>
          <table:table-cell office:value-type="float" office:value="1673.461304" calcext:value-type="float">
            <text:p>1673.461304</text:p>
          </table:table-cell>
          <table:table-cell office:value-type="float" office:value="1604.362305" calcext:value-type="float">
            <text:p>1604.362305</text:p>
          </table:table-cell>
          <table:table-cell office:value-type="float" office:value="1665.184082" calcext:value-type="float">
            <text:p>1665.184082</text:p>
          </table:table-cell>
          <table:table-cell table:number-columns-repeated="1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602.624634" calcext:value-type="float">
            <text:p>1602.624634</text:p>
          </table:table-cell>
          <table:table-cell office:value-type="float" office:value="1657.069214" calcext:value-type="float">
            <text:p>1657.069214</text:p>
          </table:table-cell>
          <table:table-cell office:value-type="float" office:value="1605.869751" calcext:value-type="float">
            <text:p>1605.869751</text:p>
          </table:table-cell>
          <table:table-cell office:value-type="float" office:value="1657.735352" calcext:value-type="float">
            <text:p>1657.735352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94.747681" calcext:value-type="float">
            <text:p>1594.747681</text:p>
          </table:table-cell>
          <table:table-cell office:value-type="float" office:value="1654.487549" calcext:value-type="float">
            <text:p>1654.487549</text:p>
          </table:table-cell>
          <table:table-cell office:value-type="float" office:value="1599.8927" calcext:value-type="float">
            <text:p>1599.8927</text:p>
          </table:table-cell>
          <table:table-cell office:value-type="float" office:value="1654.432251" calcext:value-type="float">
            <text:p>1654.432251</text:p>
          </table:table-cell>
          <table:table-cell table:number-columns-repeated="1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592.737061" calcext:value-type="float">
            <text:p>1592.737061</text:p>
          </table:table-cell>
          <table:table-cell office:value-type="float" office:value="1644.761841" calcext:value-type="float">
            <text:p>1644.761841</text:p>
          </table:table-cell>
          <table:table-cell office:value-type="float" office:value="1594.937378" calcext:value-type="float">
            <text:p>1594.937378</text:p>
          </table:table-cell>
          <table:table-cell office:value-type="float" office:value="1644.291138" calcext:value-type="float">
            <text:p>1644.291138</text:p>
          </table:table-cell>
          <table:table-cell table:number-columns-repeated="1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594.08667" calcext:value-type="float">
            <text:p>1594.08667</text:p>
          </table:table-cell>
          <table:table-cell office:value-type="float" office:value="1640.327759" calcext:value-type="float">
            <text:p>1640.327759</text:p>
          </table:table-cell>
          <table:table-cell office:value-type="float" office:value="1593.874023" calcext:value-type="float">
            <text:p>1593.874023</text:p>
          </table:table-cell>
          <table:table-cell office:value-type="float" office:value="1639.718384" calcext:value-type="float">
            <text:p>1639.718384</text:p>
          </table:table-cell>
          <table:table-cell table:number-columns-repeated="1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588.230225" calcext:value-type="float">
            <text:p>1588.230225</text:p>
          </table:table-cell>
          <table:table-cell office:value-type="float" office:value="1631.5802" calcext:value-type="float">
            <text:p>1631.5802</text:p>
          </table:table-cell>
          <table:table-cell office:value-type="float" office:value="1592.190918" calcext:value-type="float">
            <text:p>1592.190918</text:p>
          </table:table-cell>
          <table:table-cell office:value-type="float" office:value="1630.552979" calcext:value-type="float">
            <text:p>1630.552979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582.334839" calcext:value-type="float">
            <text:p>1582.334839</text:p>
          </table:table-cell>
          <table:table-cell office:value-type="float" office:value="1635.494873" calcext:value-type="float">
            <text:p>1635.494873</text:p>
          </table:table-cell>
          <table:table-cell office:value-type="float" office:value="1590.375977" calcext:value-type="float">
            <text:p>1590.375977</text:p>
          </table:table-cell>
          <table:table-cell office:value-type="float" office:value="1627.007324" calcext:value-type="float">
            <text:p>1627.007324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6.271118" calcext:value-type="float">
            <text:p>1586.271118</text:p>
          </table:table-cell>
          <table:table-cell office:value-type="float" office:value="1623.399414" calcext:value-type="float">
            <text:p>1623.399414</text:p>
          </table:table-cell>
          <table:table-cell office:value-type="float" office:value="1585.61438" calcext:value-type="float">
            <text:p>1585.61438</text:p>
          </table:table-cell>
          <table:table-cell office:value-type="float" office:value="1621.459106" calcext:value-type="float">
            <text:p>1621.459106</text:p>
          </table:table-cell>
          <table:table-cell table:number-columns-repeated="1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576.671509" calcext:value-type="float">
            <text:p>1576.671509</text:p>
          </table:table-cell>
          <table:table-cell office:value-type="float" office:value="1620.377075" calcext:value-type="float">
            <text:p>1620.377075</text:p>
          </table:table-cell>
          <table:table-cell office:value-type="float" office:value="1583.713623" calcext:value-type="float">
            <text:p>1583.713623</text:p>
          </table:table-cell>
          <table:table-cell office:value-type="float" office:value="1617.912842" calcext:value-type="float">
            <text:p>1617.912842</text:p>
          </table:table-cell>
          <table:table-cell table:number-columns-repeated="1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582.499878" calcext:value-type="float">
            <text:p>1582.499878</text:p>
          </table:table-cell>
          <table:table-cell office:value-type="float" office:value="1611.862549" calcext:value-type="float">
            <text:p>1611.862549</text:p>
          </table:table-cell>
          <table:table-cell office:value-type="float" office:value="1583.773315" calcext:value-type="float">
            <text:p>1583.773315</text:p>
          </table:table-cell>
          <table:table-cell office:value-type="float" office:value="1610.622681" calcext:value-type="float">
            <text:p>1610.622681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577.512817" calcext:value-type="float">
            <text:p>1577.512817</text:p>
          </table:table-cell>
          <table:table-cell office:value-type="float" office:value="1611.244873" calcext:value-type="float">
            <text:p>1611.244873</text:p>
          </table:table-cell>
          <table:table-cell office:value-type="float" office:value="1578.66272" calcext:value-type="float">
            <text:p>1578.66272</text:p>
          </table:table-cell>
          <table:table-cell office:value-type="float" office:value="1611.889771" calcext:value-type="float">
            <text:p>1611.889771</text:p>
          </table:table-cell>
          <table:table-cell table:number-columns-repeated="1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577.425781" calcext:value-type="float">
            <text:p>1577.425781</text:p>
          </table:table-cell>
          <table:table-cell office:value-type="float" office:value="1611.004272" calcext:value-type="float">
            <text:p>1611.004272</text:p>
          </table:table-cell>
          <table:table-cell office:value-type="float" office:value="1579.427002" calcext:value-type="float">
            <text:p>1579.427002</text:p>
          </table:table-cell>
          <table:table-cell office:value-type="float" office:value="1606.658203" calcext:value-type="float">
            <text:p>1606.65820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8.360596" calcext:value-type="float">
            <text:p>1578.360596</text:p>
          </table:table-cell>
          <table:table-cell office:value-type="float" office:value="1602.775269" calcext:value-type="float">
            <text:p>1602.775269</text:p>
          </table:table-cell>
          <table:table-cell office:value-type="float" office:value="1574.87207" calcext:value-type="float">
            <text:p>1574.87207</text:p>
          </table:table-cell>
          <table:table-cell office:value-type="float" office:value="1603.050903" calcext:value-type="float">
            <text:p>1603.050903</text:p>
          </table:table-cell>
          <table:table-cell table:number-columns-repeated="1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568.538086" calcext:value-type="float">
            <text:p>1568.538086</text:p>
          </table:table-cell>
          <table:table-cell office:value-type="float" office:value="1608.955933" calcext:value-type="float">
            <text:p>1608.955933</text:p>
          </table:table-cell>
          <table:table-cell office:value-type="float" office:value="1574.672974" calcext:value-type="float">
            <text:p>1574.672974</text:p>
          </table:table-cell>
          <table:table-cell office:value-type="float" office:value="1604.233276" calcext:value-type="float">
            <text:p>1604.233276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73.177856" calcext:value-type="float">
            <text:p>1573.177856</text:p>
          </table:table-cell>
          <table:table-cell office:value-type="float" office:value="1596.217041" calcext:value-type="float">
            <text:p>1596.217041</text:p>
          </table:table-cell>
          <table:table-cell office:value-type="float" office:value="1576.735962" calcext:value-type="float">
            <text:p>1576.735962</text:p>
          </table:table-cell>
          <table:table-cell office:value-type="float" office:value="1596.776367" calcext:value-type="float">
            <text:p>1596.776367</text:p>
          </table:table-cell>
          <table:table-cell table:number-columns-repeated="1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569.877075" calcext:value-type="float">
            <text:p>1569.877075</text:p>
          </table:table-cell>
          <table:table-cell office:value-type="float" office:value="1601.47522" calcext:value-type="float">
            <text:p>1601.47522</text:p>
          </table:table-cell>
          <table:table-cell office:value-type="float" office:value="1575.122192" calcext:value-type="float">
            <text:p>1575.122192</text:p>
          </table:table-cell>
          <table:table-cell office:value-type="float" office:value="1596.79248" calcext:value-type="float">
            <text:p>1596.79248</text:p>
          </table:table-cell>
          <table:table-cell table:number-columns-repeated="1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575.316895" calcext:value-type="float">
            <text:p>1575.316895</text:p>
          </table:table-cell>
          <table:table-cell office:value-type="float" office:value="1594.867798" calcext:value-type="float">
            <text:p>1594.867798</text:p>
          </table:table-cell>
          <table:table-cell office:value-type="float" office:value="1570.839233" calcext:value-type="float">
            <text:p>1570.839233</text:p>
          </table:table-cell>
          <table:table-cell office:value-type="float" office:value="1594.989136" calcext:value-type="float">
            <text:p>1594.989136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8.499512" calcext:value-type="float">
            <text:p>1568.499512</text:p>
          </table:table-cell>
          <table:table-cell office:value-type="float" office:value="1595.078003" calcext:value-type="float">
            <text:p>1595.078003</text:p>
          </table:table-cell>
          <table:table-cell office:value-type="float" office:value="1571.922241" calcext:value-type="float">
            <text:p>1571.922241</text:p>
          </table:table-cell>
          <table:table-cell office:value-type="float" office:value="1592.599731" calcext:value-type="float">
            <text:p>1592.599731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575.898926" calcext:value-type="float">
            <text:p>1575.898926</text:p>
          </table:table-cell>
          <table:table-cell office:value-type="float" office:value="1587.960205" calcext:value-type="float">
            <text:p>1587.960205</text:p>
          </table:table-cell>
          <table:table-cell office:value-type="float" office:value="1570.943726" calcext:value-type="float">
            <text:p>1570.943726</text:p>
          </table:table-cell>
          <table:table-cell office:value-type="float" office:value="1586.752319" calcext:value-type="float">
            <text:p>1586.752319</text:p>
          </table:table-cell>
          <table:table-cell table:number-columns-repeated="1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570.358765" calcext:value-type="float">
            <text:p>1570.358765</text:p>
          </table:table-cell>
          <table:table-cell office:value-type="float" office:value="1590.026245" calcext:value-type="float">
            <text:p>1590.026245</text:p>
          </table:table-cell>
          <table:table-cell office:value-type="float" office:value="1569.664307" calcext:value-type="float">
            <text:p>1569.664307</text:p>
          </table:table-cell>
          <table:table-cell office:value-type="float" office:value="1587.683838" calcext:value-type="float">
            <text:p>1587.683838</text:p>
          </table:table-cell>
          <table:table-cell table:number-columns-repeated="1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564.744385" calcext:value-type="float">
            <text:p>1564.744385</text:p>
          </table:table-cell>
          <table:table-cell office:value-type="float" office:value="1587.305664" calcext:value-type="float">
            <text:p>1587.305664</text:p>
          </table:table-cell>
          <table:table-cell office:value-type="float" office:value="1571.669067" calcext:value-type="float">
            <text:p>1571.669067</text:p>
          </table:table-cell>
          <table:table-cell office:value-type="float" office:value="1588.716431" calcext:value-type="float">
            <text:p>1588.716431</text:p>
          </table:table-cell>
          <table:table-cell table:number-columns-repeated="1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71.812256" calcext:value-type="float">
            <text:p>1571.812256</text:p>
          </table:table-cell>
          <table:table-cell office:value-type="float" office:value="1581.550537" calcext:value-type="float">
            <text:p>1581.550537</text:p>
          </table:table-cell>
          <table:table-cell office:value-type="float" office:value="1570.207031" calcext:value-type="float">
            <text:p>1570.207031</text:p>
          </table:table-cell>
          <table:table-cell office:value-type="float" office:value="1583.78894" calcext:value-type="float">
            <text:p>1583.7889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67.794922" calcext:value-type="float">
            <text:p>1567.794922</text:p>
          </table:table-cell>
          <table:table-cell office:value-type="float" office:value="1582.943237" calcext:value-type="float">
            <text:p>1582.943237</text:p>
          </table:table-cell>
          <table:table-cell office:value-type="float" office:value="1571.135132" calcext:value-type="float">
            <text:p>1571.135132</text:p>
          </table:table-cell>
          <table:table-cell office:value-type="float" office:value="1579.750122" calcext:value-type="float">
            <text:p>1579.750122</text:p>
          </table:table-cell>
          <table:table-cell table:number-columns-repeated="1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565.139038" calcext:value-type="float">
            <text:p>1565.139038</text:p>
          </table:table-cell>
          <table:table-cell office:value-type="float" office:value="1584.412964" calcext:value-type="float">
            <text:p>1584.412964</text:p>
          </table:table-cell>
          <table:table-cell office:value-type="float" office:value="1565.754395" calcext:value-type="float">
            <text:p>1565.754395</text:p>
          </table:table-cell>
          <table:table-cell office:value-type="float" office:value="1582.953125" calcext:value-type="float">
            <text:p>1582.953125</text:p>
          </table:table-cell>
          <table:table-cell table:number-columns-repeated="1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568.454956" calcext:value-type="float">
            <text:p>1568.454956</text:p>
          </table:table-cell>
          <table:table-cell office:value-type="float" office:value="1582.057739" calcext:value-type="float">
            <text:p>1582.057739</text:p>
          </table:table-cell>
          <table:table-cell office:value-type="float" office:value="1566.258545" calcext:value-type="float">
            <text:p>1566.258545</text:p>
          </table:table-cell>
          <table:table-cell office:value-type="float" office:value="1584.796875" calcext:value-type="float">
            <text:p>1584.796875</text:p>
          </table:table-cell>
          <table:table-cell table:number-columns-repeated="1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566.350342" calcext:value-type="float">
            <text:p>1566.350342</text:p>
          </table:table-cell>
          <table:table-cell office:value-type="float" office:value="1577.106934" calcext:value-type="float">
            <text:p>1577.106934</text:p>
          </table:table-cell>
          <table:table-cell office:value-type="float" office:value="1568.145752" calcext:value-type="float">
            <text:p>1568.145752</text:p>
          </table:table-cell>
          <table:table-cell office:value-type="float" office:value="1578.556885" calcext:value-type="float">
            <text:p>1578.556885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567.085938" calcext:value-type="float">
            <text:p>1567.085938</text:p>
          </table:table-cell>
          <table:table-cell office:value-type="float" office:value="1579.650635" calcext:value-type="float">
            <text:p>1579.650635</text:p>
          </table:table-cell>
          <table:table-cell office:value-type="float" office:value="1563.946533" calcext:value-type="float">
            <text:p>1563.946533</text:p>
          </table:table-cell>
          <table:table-cell office:value-type="float" office:value="1581.744019" calcext:value-type="float">
            <text:p>1581.744019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69.696045" calcext:value-type="float">
            <text:p>1569.696045</text:p>
          </table:table-cell>
          <table:table-cell office:value-type="float" office:value="1573.348511" calcext:value-type="float">
            <text:p>1573.348511</text:p>
          </table:table-cell>
          <table:table-cell office:value-type="float" office:value="1569.223267" calcext:value-type="float">
            <text:p>1569.223267</text:p>
          </table:table-cell>
          <table:table-cell office:value-type="float" office:value="1575.99646" calcext:value-type="float">
            <text:p>1575.99646</text:p>
          </table:table-cell>
          <table:table-cell table:number-columns-repeated="13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563.075195" calcext:value-type="float">
            <text:p>1563.075195</text:p>
          </table:table-cell>
          <table:table-cell office:value-type="float" office:value="1575.122192" calcext:value-type="float">
            <text:p>1575.122192</text:p>
          </table:table-cell>
          <table:table-cell office:value-type="float" office:value="1564.148926" calcext:value-type="float">
            <text:p>1564.148926</text:p>
          </table:table-cell>
          <table:table-cell office:value-type="float" office:value="1571.947998" calcext:value-type="float">
            <text:p>1571.947998</text:p>
          </table:table-cell>
          <table:table-cell table:number-columns-repeated="13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565.297729" calcext:value-type="float">
            <text:p>1565.297729</text:p>
          </table:table-cell>
          <table:table-cell office:value-type="float" office:value="1574.258423" calcext:value-type="float">
            <text:p>1574.258423</text:p>
          </table:table-cell>
          <table:table-cell office:value-type="float" office:value="1566.373779" calcext:value-type="float">
            <text:p>1566.373779</text:p>
          </table:table-cell>
          <table:table-cell office:value-type="float" office:value="1573.095337" calcext:value-type="float">
            <text:p>1573.095337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562.175171" calcext:value-type="float">
            <text:p>1562.175171</text:p>
          </table:table-cell>
          <table:table-cell office:value-type="float" office:value="1574.915649" calcext:value-type="float">
            <text:p>1574.915649</text:p>
          </table:table-cell>
          <table:table-cell office:value-type="float" office:value="1562.962402" calcext:value-type="float">
            <text:p>1562.962402</text:p>
          </table:table-cell>
          <table:table-cell office:value-type="float" office:value="1573.978882" calcext:value-type="float">
            <text:p>1573.978882</text:p>
          </table:table-cell>
          <table:table-cell table:number-columns-repeated="13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561.404053" calcext:value-type="float">
            <text:p>1561.404053</text:p>
          </table:table-cell>
          <table:table-cell office:value-type="float" office:value="1575.747681" calcext:value-type="float">
            <text:p>1575.747681</text:p>
          </table:table-cell>
          <table:table-cell office:value-type="float" office:value="1567.581909" calcext:value-type="float">
            <text:p>1567.581909</text:p>
          </table:table-cell>
          <table:table-cell office:value-type="float" office:value="1571.807617" calcext:value-type="float">
            <text:p>1571.807617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63.238403" calcext:value-type="float">
            <text:p>1563.238403</text:p>
          </table:table-cell>
          <table:table-cell office:value-type="float" office:value="1571.875977" calcext:value-type="float">
            <text:p>1571.875977</text:p>
          </table:table-cell>
          <table:table-cell office:value-type="float" office:value="1563.575195" calcext:value-type="float">
            <text:p>1563.575195</text:p>
          </table:table-cell>
          <table:table-cell office:value-type="float" office:value="1572.02832" calcext:value-type="float">
            <text:p>1572.02832</text:p>
          </table:table-cell>
          <table:table-cell table:number-columns-repeated="13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565.807251" calcext:value-type="float">
            <text:p>1565.807251</text:p>
          </table:table-cell>
          <table:table-cell office:value-type="float" office:value="1569.628418" calcext:value-type="float">
            <text:p>1569.628418</text:p>
          </table:table-cell>
          <table:table-cell office:value-type="float" office:value="1560.977661" calcext:value-type="float">
            <text:p>1560.977661</text:p>
          </table:table-cell>
          <table:table-cell office:value-type="float" office:value="1572.516357" calcext:value-type="float">
            <text:p>1572.516357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562.385742" calcext:value-type="float">
            <text:p>1562.385742</text:p>
          </table:table-cell>
          <table:table-cell office:value-type="float" office:value="1572.379761" calcext:value-type="float">
            <text:p>1572.379761</text:p>
          </table:table-cell>
          <table:table-cell office:value-type="float" office:value="1565.659668" calcext:value-type="float">
            <text:p>1565.659668</text:p>
          </table:table-cell>
          <table:table-cell office:value-type="float" office:value="1571.635132" calcext:value-type="float">
            <text:p>1571.635132</text:p>
          </table:table-cell>
          <table:table-cell table:number-columns-repeated="13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565.577881" calcext:value-type="float">
            <text:p>1565.577881</text:p>
          </table:table-cell>
          <table:table-cell office:value-type="float" office:value="1570.626709" calcext:value-type="float">
            <text:p>1570.626709</text:p>
          </table:table-cell>
          <table:table-cell office:value-type="float" office:value="1565.523071" calcext:value-type="float">
            <text:p>1565.523071</text:p>
          </table:table-cell>
          <table:table-cell office:value-type="float" office:value="1572.079224" calcext:value-type="float">
            <text:p>1572.079224</text:p>
          </table:table-cell>
          <table:table-cell table:number-columns-repeated="13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598.987305" calcext:value-type="float">
            <text:p>1598.987305</text:p>
          </table:table-cell>
          <table:table-cell office:value-type="float" office:value="1617.565308" calcext:value-type="float">
            <text:p>1617.565308</text:p>
          </table:table-cell>
          <table:table-cell office:value-type="float" office:value="1535.942993" calcext:value-type="float">
            <text:p>1535.942993</text:p>
          </table:table-cell>
          <table:table-cell office:value-type="float" office:value="1506.882568" calcext:value-type="float">
            <text:p>1506.882568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4.085571" calcext:value-type="float">
            <text:p>1604.085571</text:p>
          </table:table-cell>
          <table:table-cell office:value-type="float" office:value="1623.139404" calcext:value-type="float">
            <text:p>1623.139404</text:p>
          </table:table-cell>
          <table:table-cell office:value-type="float" office:value="1522.764771" calcext:value-type="float">
            <text:p>1522.764771</text:p>
          </table:table-cell>
          <table:table-cell office:value-type="float" office:value="1532.081543" calcext:value-type="float">
            <text:p>1532.081543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644.474365" calcext:value-type="float">
            <text:p>1644.474365</text:p>
          </table:table-cell>
          <table:table-cell office:value-type="float" office:value="1599.564941" calcext:value-type="float">
            <text:p>1599.564941</text:p>
          </table:table-cell>
          <table:table-cell office:value-type="float" office:value="1516.37915" calcext:value-type="float">
            <text:p>1516.37915</text:p>
          </table:table-cell>
          <table:table-cell office:value-type="float" office:value="1545.248047" calcext:value-type="float">
            <text:p>1545.248047</text:p>
          </table:table-cell>
          <table:table-cell table:number-columns-repeated="13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623.802368" calcext:value-type="float">
            <text:p>1623.802368</text:p>
          </table:table-cell>
          <table:table-cell office:value-type="float" office:value="1625.193604" calcext:value-type="float">
            <text:p>1625.193604</text:p>
          </table:table-cell>
          <table:table-cell office:value-type="float" office:value="1559.178345" calcext:value-type="float">
            <text:p>1559.178345</text:p>
          </table:table-cell>
          <table:table-cell office:value-type="float" office:value="1550.721436" calcext:value-type="float">
            <text:p>1550.721436</text:p>
          </table:table-cell>
          <table:table-cell table:number-columns-repeated="13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619.665527" calcext:value-type="float">
            <text:p>1619.665527</text:p>
          </table:table-cell>
          <table:table-cell office:value-type="float" office:value="1641.292358" calcext:value-type="float">
            <text:p>1641.292358</text:p>
          </table:table-cell>
          <table:table-cell office:value-type="float" office:value="1564.309814" calcext:value-type="float">
            <text:p>1564.309814</text:p>
          </table:table-cell>
          <table:table-cell office:value-type="float" office:value="1553.574951" calcext:value-type="float">
            <text:p>1553.574951</text:p>
          </table:table-cell>
          <table:table-cell table:number-columns-repeated="13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603.334717" calcext:value-type="float">
            <text:p>1603.334717</text:p>
          </table:table-cell>
          <table:table-cell office:value-type="float" office:value="1700.644531" calcext:value-type="float">
            <text:p>1700.644531</text:p>
          </table:table-cell>
          <table:table-cell office:value-type="float" office:value="1562.046509" calcext:value-type="float">
            <text:p>1562.046509</text:p>
          </table:table-cell>
          <table:table-cell office:value-type="float" office:value="1572.445435" calcext:value-type="float">
            <text:p>1572.445435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38.31958" calcext:value-type="float">
            <text:p>1638.31958</text:p>
          </table:table-cell>
          <table:table-cell office:value-type="float" office:value="1667.26416" calcext:value-type="float">
            <text:p>1667.26416</text:p>
          </table:table-cell>
          <table:table-cell office:value-type="float" office:value="1589.467285" calcext:value-type="float">
            <text:p>1589.467285</text:p>
          </table:table-cell>
          <table:table-cell office:value-type="float" office:value="1585.45105" calcext:value-type="float">
            <text:p>1585.45105</text:p>
          </table:table-cell>
          <table:table-cell table:number-columns-repeated="13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645.297729" calcext:value-type="float">
            <text:p>1645.297729</text:p>
          </table:table-cell>
          <table:table-cell office:value-type="float" office:value="1688.764771" calcext:value-type="float">
            <text:p>1688.764771</text:p>
          </table:table-cell>
          <table:table-cell office:value-type="float" office:value="1608.463135" calcext:value-type="float">
            <text:p>1608.463135</text:p>
          </table:table-cell>
          <table:table-cell office:value-type="float" office:value="1611.654175" calcext:value-type="float">
            <text:p>1611.654175</text:p>
          </table:table-cell>
          <table:table-cell table:number-columns-repeated="13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648.069824" calcext:value-type="float">
            <text:p>1648.069824</text:p>
          </table:table-cell>
          <table:table-cell office:value-type="float" office:value="1711.029541" calcext:value-type="float">
            <text:p>1711.029541</text:p>
          </table:table-cell>
          <table:table-cell office:value-type="float" office:value="1620.144775" calcext:value-type="float">
            <text:p>1620.144775</text:p>
          </table:table-cell>
          <table:table-cell office:value-type="float" office:value="1635.048462" calcext:value-type="float">
            <text:p>1635.048462</text:p>
          </table:table-cell>
          <table:table-cell table:number-columns-repeated="13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649.711426" calcext:value-type="float">
            <text:p>1649.711426</text:p>
          </table:table-cell>
          <table:table-cell office:value-type="float" office:value="1709.087769" calcext:value-type="float">
            <text:p>1709.087769</text:p>
          </table:table-cell>
          <table:table-cell office:value-type="float" office:value="1659.431885" calcext:value-type="float">
            <text:p>1659.431885</text:p>
          </table:table-cell>
          <table:table-cell office:value-type="float" office:value="1699.760742" calcext:value-type="float">
            <text:p>1699.760742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662.202026" calcext:value-type="float">
            <text:p>1662.202026</text:p>
          </table:table-cell>
          <table:table-cell office:value-type="float" office:value="1701.290527" calcext:value-type="float">
            <text:p>1701.290527</text:p>
          </table:table-cell>
          <table:table-cell office:value-type="float" office:value="1689.631592" calcext:value-type="float">
            <text:p>1689.631592</text:p>
          </table:table-cell>
          <table:table-cell office:value-type="float" office:value="1711.565918" calcext:value-type="float">
            <text:p>1711.565918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77.722534" calcext:value-type="float">
            <text:p>1677.722534</text:p>
          </table:table-cell>
          <table:table-cell office:value-type="float" office:value="1764.963989" calcext:value-type="float">
            <text:p>1764.963989</text:p>
          </table:table-cell>
          <table:table-cell office:value-type="float" office:value="1690.51062" calcext:value-type="float">
            <text:p>1690.51062</text:p>
          </table:table-cell>
          <table:table-cell office:value-type="float" office:value="1773.202148" calcext:value-type="float">
            <text:p>1773.202148</text:p>
          </table:table-cell>
          <table:table-cell table:number-columns-repeated="13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710.368774" calcext:value-type="float">
            <text:p>1710.368774</text:p>
          </table:table-cell>
          <table:table-cell office:value-type="float" office:value="1772.796631" calcext:value-type="float">
            <text:p>1772.796631</text:p>
          </table:table-cell>
          <table:table-cell office:value-type="float" office:value="1726.629395" calcext:value-type="float">
            <text:p>1726.629395</text:p>
          </table:table-cell>
          <table:table-cell office:value-type="float" office:value="1770.82312" calcext:value-type="float">
            <text:p>1770.82312</text:p>
          </table:table-cell>
          <table:table-cell table:number-columns-repeated="13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737.728882" calcext:value-type="float">
            <text:p>1737.728882</text:p>
          </table:table-cell>
          <table:table-cell office:value-type="float" office:value="1779.391846" calcext:value-type="float">
            <text:p>1779.391846</text:p>
          </table:table-cell>
          <table:table-cell office:value-type="float" office:value="1748.571899" calcext:value-type="float">
            <text:p>1748.571899</text:p>
          </table:table-cell>
          <table:table-cell office:value-type="float" office:value="1777.177979" calcext:value-type="float">
            <text:p>1777.177979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737.462158" calcext:value-type="float">
            <text:p>1737.462158</text:p>
          </table:table-cell>
          <table:table-cell office:value-type="float" office:value="1826.92395" calcext:value-type="float">
            <text:p>1826.92395</text:p>
          </table:table-cell>
          <table:table-cell office:value-type="float" office:value="1743.020386" calcext:value-type="float">
            <text:p>1743.020386</text:p>
          </table:table-cell>
          <table:table-cell office:value-type="float" office:value="1825.223755" calcext:value-type="float">
            <text:p>1825.223755</text:p>
          </table:table-cell>
          <table:table-cell table:number-columns-repeated="13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747.286011" calcext:value-type="float">
            <text:p>1747.286011</text:p>
          </table:table-cell>
          <table:table-cell office:value-type="float" office:value="1816.188843" calcext:value-type="float">
            <text:p>1816.188843</text:p>
          </table:table-cell>
          <table:table-cell office:value-type="float" office:value="1758.720703" calcext:value-type="float">
            <text:p>1758.720703</text:p>
          </table:table-cell>
          <table:table-cell office:value-type="float" office:value="1810.853027" calcext:value-type="float">
            <text:p>1810.853027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46.28418" calcext:value-type="float">
            <text:p>1746.28418</text:p>
          </table:table-cell>
          <table:table-cell office:value-type="float" office:value="1826.075684" calcext:value-type="float">
            <text:p>1826.075684</text:p>
          </table:table-cell>
          <table:table-cell office:value-type="float" office:value="1748.634277" calcext:value-type="float">
            <text:p>1748.634277</text:p>
          </table:table-cell>
          <table:table-cell office:value-type="float" office:value="1833.498047" calcext:value-type="float">
            <text:p>1833.498047</text:p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721.859863" calcext:value-type="float">
            <text:p>1721.859863</text:p>
          </table:table-cell>
          <table:table-cell office:value-type="float" office:value="1848.324951" calcext:value-type="float">
            <text:p>1848.324951</text:p>
          </table:table-cell>
          <table:table-cell office:value-type="float" office:value="1729.105469" calcext:value-type="float">
            <text:p>1729.105469</text:p>
          </table:table-cell>
          <table:table-cell office:value-type="float" office:value="1859.560791" calcext:value-type="float">
            <text:p>1859.560791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730.671387" calcext:value-type="float">
            <text:p>1730.671387</text:p>
          </table:table-cell>
          <table:table-cell office:value-type="float" office:value="1823.92395" calcext:value-type="float">
            <text:p>1823.92395</text:p>
          </table:table-cell>
          <table:table-cell office:value-type="float" office:value="1745.157227" calcext:value-type="float">
            <text:p>1745.157227</text:p>
          </table:table-cell>
          <table:table-cell office:value-type="float" office:value="1821.556641" calcext:value-type="float">
            <text:p>1821.556641</text:p>
          </table:table-cell>
          <table:table-cell table:number-columns-repeated="1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740.135254" calcext:value-type="float">
            <text:p>1740.135254</text:p>
          </table:table-cell>
          <table:table-cell office:value-type="float" office:value="1832.692383" calcext:value-type="float">
            <text:p>1832.692383</text:p>
          </table:table-cell>
          <table:table-cell office:value-type="float" office:value="1754.929688" calcext:value-type="float">
            <text:p>1754.929688</text:p>
          </table:table-cell>
          <table:table-cell office:value-type="float" office:value="1825.482666" calcext:value-type="float">
            <text:p>1825.482666</text:p>
          </table:table-cell>
          <table:table-cell table:number-columns-repeated="13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730.270996" calcext:value-type="float">
            <text:p>1730.270996</text:p>
          </table:table-cell>
          <table:table-cell office:value-type="float" office:value="1853.364502" calcext:value-type="float">
            <text:p>1853.364502</text:p>
          </table:table-cell>
          <table:table-cell office:value-type="float" office:value="1739.399658" calcext:value-type="float">
            <text:p>1739.399658</text:p>
          </table:table-cell>
          <table:table-cell office:value-type="float" office:value="1847.074707" calcext:value-type="float">
            <text:p>1847.074707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34.925903" calcext:value-type="float">
            <text:p>1734.925903</text:p>
          </table:table-cell>
          <table:table-cell office:value-type="float" office:value="1838.558228" calcext:value-type="float">
            <text:p>1838.558228</text:p>
          </table:table-cell>
          <table:table-cell office:value-type="float" office:value="1745.527832" calcext:value-type="float">
            <text:p>1745.527832</text:p>
          </table:table-cell>
          <table:table-cell office:value-type="float" office:value="1837.516968" calcext:value-type="float">
            <text:p>1837.516968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744.92041" calcext:value-type="float">
            <text:p>1744.92041</text:p>
          </table:table-cell>
          <table:table-cell office:value-type="float" office:value="1832.335327" calcext:value-type="float">
            <text:p>1832.335327</text:p>
          </table:table-cell>
          <table:table-cell office:value-type="float" office:value="1758.362793" calcext:value-type="float">
            <text:p>1758.362793</text:p>
          </table:table-cell>
          <table:table-cell office:value-type="float" office:value="1829.739624" calcext:value-type="float">
            <text:p>1829.739624</text:p>
          </table:table-cell>
          <table:table-cell table:number-columns-repeated="13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738.805908" calcext:value-type="float">
            <text:p>1738.805908</text:p>
          </table:table-cell>
          <table:table-cell office:value-type="float" office:value="1852.087524" calcext:value-type="float">
            <text:p>1852.087524</text:p>
          </table:table-cell>
          <table:table-cell office:value-type="float" office:value="1749.470581" calcext:value-type="float">
            <text:p>1749.470581</text:p>
          </table:table-cell>
          <table:table-cell office:value-type="float" office:value="1848.48584" calcext:value-type="float">
            <text:p>1848.48584</text:p>
          </table:table-cell>
          <table:table-cell table:number-columns-repeated="13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739.073853" calcext:value-type="float">
            <text:p>1739.073853</text:p>
          </table:table-cell>
          <table:table-cell office:value-type="float" office:value="1847.949219" calcext:value-type="float">
            <text:p>1847.949219</text:p>
          </table:table-cell>
          <table:table-cell office:value-type="float" office:value="1750.287598" calcext:value-type="float">
            <text:p>1750.287598</text:p>
          </table:table-cell>
          <table:table-cell office:value-type="float" office:value="1844.550537" calcext:value-type="float">
            <text:p>1844.550537</text:p>
          </table:table-cell>
          <table:table-cell table:number-columns-repeated="13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746.150024" calcext:value-type="float">
            <text:p>1746.150024</text:p>
          </table:table-cell>
          <table:table-cell office:value-type="float" office:value="1844.717041" calcext:value-type="float">
            <text:p>1844.717041</text:p>
          </table:table-cell>
          <table:table-cell office:value-type="float" office:value="1760.275391" calcext:value-type="float">
            <text:p>1760.275391</text:p>
          </table:table-cell>
          <table:table-cell office:value-type="float" office:value="1841.215942" calcext:value-type="float">
            <text:p>1841.215942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45.266113" calcext:value-type="float">
            <text:p>1745.266113</text:p>
          </table:table-cell>
          <table:table-cell office:value-type="float" office:value="1851.709595" calcext:value-type="float">
            <text:p>1851.709595</text:p>
          </table:table-cell>
          <table:table-cell office:value-type="float" office:value="1760.386108" calcext:value-type="float">
            <text:p>1760.386108</text:p>
          </table:table-cell>
          <table:table-cell office:value-type="float" office:value="1845.036621" calcext:value-type="float">
            <text:p>1845.036621</text:p>
          </table:table-cell>
          <table:table-cell table:number-columns-repeated="1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743.647949" calcext:value-type="float">
            <text:p>1743.647949</text:p>
          </table:table-cell>
          <table:table-cell office:value-type="float" office:value="1852.117188" calcext:value-type="float">
            <text:p>1852.117188</text:p>
          </table:table-cell>
          <table:table-cell office:value-type="float" office:value="1754.164551" calcext:value-type="float">
            <text:p>1754.164551</text:p>
          </table:table-cell>
          <table:table-cell office:value-type="float" office:value="1848.019531" calcext:value-type="float">
            <text:p>1848.019531</text:p>
          </table:table-cell>
          <table:table-cell table:number-columns-repeated="13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750.115479" calcext:value-type="float">
            <text:p>1750.115479</text:p>
          </table:table-cell>
          <table:table-cell office:value-type="float" office:value="1848.336182" calcext:value-type="float">
            <text:p>1848.336182</text:p>
          </table:table-cell>
          <table:table-cell office:value-type="float" office:value="1760.796143" calcext:value-type="float">
            <text:p>1760.796143</text:p>
          </table:table-cell>
          <table:table-cell office:value-type="float" office:value="1844.768433" calcext:value-type="float">
            <text:p>1844.768433</text:p>
          </table:table-cell>
          <table:table-cell table:number-columns-repeated="13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744.449341" calcext:value-type="float">
            <text:p>1744.449341</text:p>
          </table:table-cell>
          <table:table-cell office:value-type="float" office:value="1857.57605" calcext:value-type="float">
            <text:p>1857.57605</text:p>
          </table:table-cell>
          <table:table-cell office:value-type="float" office:value="1758.769653" calcext:value-type="float">
            <text:p>1758.769653</text:p>
          </table:table-cell>
          <table:table-cell office:value-type="float" office:value="1850.411743" calcext:value-type="float">
            <text:p>1850.411743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748.71582" calcext:value-type="float">
            <text:p>1748.71582</text:p>
          </table:table-cell>
          <table:table-cell office:value-type="float" office:value="1852.986572" calcext:value-type="float">
            <text:p>1852.986572</text:p>
          </table:table-cell>
          <table:table-cell office:value-type="float" office:value="1760.499878" calcext:value-type="float">
            <text:p>1760.499878</text:p>
          </table:table-cell>
          <table:table-cell office:value-type="float" office:value="1852.289307" calcext:value-type="float">
            <text:p>1852.289307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50.195068" calcext:value-type="float">
            <text:p>1750.195068</text:p>
          </table:table-cell>
          <table:table-cell office:value-type="float" office:value="1854.405396" calcext:value-type="float">
            <text:p>1854.405396</text:p>
          </table:table-cell>
          <table:table-cell office:value-type="float" office:value="1761.873047" calcext:value-type="float">
            <text:p>1761.873047</text:p>
          </table:table-cell>
          <table:table-cell office:value-type="float" office:value="1850.258057" calcext:value-type="float">
            <text:p>1850.258057</text:p>
          </table:table-cell>
          <table:table-cell table:number-columns-repeated="13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747.401733" calcext:value-type="float">
            <text:p>1747.401733</text:p>
          </table:table-cell>
          <table:table-cell office:value-type="float" office:value="1859.805298" calcext:value-type="float">
            <text:p>1859.805298</text:p>
          </table:table-cell>
          <table:table-cell office:value-type="float" office:value="1760.901001" calcext:value-type="float">
            <text:p>1760.901001</text:p>
          </table:table-cell>
          <table:table-cell office:value-type="float" office:value="1856.084351" calcext:value-type="float">
            <text:p>1856.084351</text:p>
          </table:table-cell>
          <table:table-cell table:number-columns-repeated="13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745.623657" calcext:value-type="float">
            <text:p>1745.623657</text:p>
          </table:table-cell>
          <table:table-cell office:value-type="float" office:value="1860.912598" calcext:value-type="float">
            <text:p>1860.912598</text:p>
          </table:table-cell>
          <table:table-cell office:value-type="float" office:value="1760.067871" calcext:value-type="float">
            <text:p>1760.067871</text:p>
          </table:table-cell>
          <table:table-cell office:value-type="float" office:value="1856.268188" calcext:value-type="float">
            <text:p>1856.268188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752.117798" calcext:value-type="float">
            <text:p>1752.117798</text:p>
          </table:table-cell>
          <table:table-cell office:value-type="float" office:value="1857.441528" calcext:value-type="float">
            <text:p>1857.441528</text:p>
          </table:table-cell>
          <table:table-cell office:value-type="float" office:value="1764.849487" calcext:value-type="float">
            <text:p>1764.849487</text:p>
          </table:table-cell>
          <table:table-cell office:value-type="float" office:value="1854.392334" calcext:value-type="float">
            <text:p>1854.392334</text:p>
          </table:table-cell>
          <table:table-cell table:number-columns-repeated="13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750.722656" calcext:value-type="float">
            <text:p>1750.722656</text:p>
          </table:table-cell>
          <table:table-cell office:value-type="float" office:value="1862.939087" calcext:value-type="float">
            <text:p>1862.939087</text:p>
          </table:table-cell>
          <table:table-cell office:value-type="float" office:value="1763.561157" calcext:value-type="float">
            <text:p>1763.561157</text:p>
          </table:table-cell>
          <table:table-cell office:value-type="float" office:value="1859.700806" calcext:value-type="float">
            <text:p>1859.700806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52.557617" calcext:value-type="float">
            <text:p>1752.557617</text:p>
          </table:table-cell>
          <table:table-cell office:value-type="float" office:value="1862.999634" calcext:value-type="float">
            <text:p>1862.999634</text:p>
          </table:table-cell>
          <table:table-cell office:value-type="float" office:value="1765.643799" calcext:value-type="float">
            <text:p>1765.643799</text:p>
          </table:table-cell>
          <table:table-cell office:value-type="float" office:value="1859.569336" calcext:value-type="float">
            <text:p>1859.569336</text:p>
          </table:table-cell>
          <table:table-cell table:number-columns-repeated="13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755.775635" calcext:value-type="float">
            <text:p>1755.775635</text:p>
          </table:table-cell>
          <table:table-cell office:value-type="float" office:value="1864.608398" calcext:value-type="float">
            <text:p>1864.608398</text:p>
          </table:table-cell>
          <table:table-cell office:value-type="float" office:value="1770.33313" calcext:value-type="float">
            <text:p>1770.33313</text:p>
          </table:table-cell>
          <table:table-cell office:value-type="float" office:value="1859.106812" calcext:value-type="float">
            <text:p>1859.106812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754.928711" calcext:value-type="float">
            <text:p>1754.928711</text:p>
          </table:table-cell>
          <table:table-cell office:value-type="float" office:value="1866.60376" calcext:value-type="float">
            <text:p>1866.60376</text:p>
          </table:table-cell>
          <table:table-cell office:value-type="float" office:value="1766.414673" calcext:value-type="float">
            <text:p>1766.414673</text:p>
          </table:table-cell>
          <table:table-cell office:value-type="float" office:value="1860.787476" calcext:value-type="float">
            <text:p>1860.787476</text:p>
          </table:table-cell>
          <table:table-cell table:number-columns-repeated="13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754.265869" calcext:value-type="float">
            <text:p>1754.265869</text:p>
          </table:table-cell>
          <table:table-cell office:value-type="float" office:value="1866.780029" calcext:value-type="float">
            <text:p>1866.780029</text:p>
          </table:table-cell>
          <table:table-cell office:value-type="float" office:value="1769.26709" calcext:value-type="float">
            <text:p>1769.26709</text:p>
          </table:table-cell>
          <table:table-cell office:value-type="float" office:value="1860.696167" calcext:value-type="float">
            <text:p>1860.696167</text:p>
          </table:table-cell>
          <table:table-cell table:number-columns-repeated="13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761.567505" calcext:value-type="float">
            <text:p>1761.567505</text:p>
          </table:table-cell>
          <table:table-cell office:value-type="float" office:value="1865.833984" calcext:value-type="float">
            <text:p>1865.833984</text:p>
          </table:table-cell>
          <table:table-cell office:value-type="float" office:value="1771.381348" calcext:value-type="float">
            <text:p>1771.381348</text:p>
          </table:table-cell>
          <table:table-cell office:value-type="float" office:value="1862.376343" calcext:value-type="float">
            <text:p>1862.376343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55.741943" calcext:value-type="float">
            <text:p>1755.741943</text:p>
          </table:table-cell>
          <table:table-cell office:value-type="float" office:value="1872.87915" calcext:value-type="float">
            <text:p>1872.87915</text:p>
          </table:table-cell>
          <table:table-cell office:value-type="float" office:value="1770.667969" calcext:value-type="float">
            <text:p>1770.667969</text:p>
          </table:table-cell>
          <table:table-cell office:value-type="float" office:value="1866.575317" calcext:value-type="float">
            <text:p>1866.575317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759.119873" calcext:value-type="float">
            <text:p>1759.119873</text:p>
          </table:table-cell>
          <table:table-cell office:value-type="float" office:value="1866.594116" calcext:value-type="float">
            <text:p>1866.594116</text:p>
          </table:table-cell>
          <table:table-cell office:value-type="float" office:value="1772.266357" calcext:value-type="float">
            <text:p>1772.266357</text:p>
          </table:table-cell>
          <table:table-cell office:value-type="float" office:value="1862.283936" calcext:value-type="float">
            <text:p>1862.283936</text:p>
          </table:table-cell>
          <table:table-cell table:number-columns-repeated="13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764.221436" calcext:value-type="float">
            <text:p>1764.221436</text:p>
          </table:table-cell>
          <table:table-cell office:value-type="float" office:value="1867.150757" calcext:value-type="float">
            <text:p>1867.150757</text:p>
          </table:table-cell>
          <table:table-cell office:value-type="float" office:value="1771.786621" calcext:value-type="float">
            <text:p>1771.786621</text:p>
          </table:table-cell>
          <table:table-cell office:value-type="float" office:value="1864.848999" calcext:value-type="float">
            <text:p>1864.848999</text:p>
          </table:table-cell>
          <table:table-cell table:number-columns-repeated="13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757.008423" calcext:value-type="float">
            <text:p>1757.008423</text:p>
          </table:table-cell>
          <table:table-cell office:value-type="float" office:value="1875.014404" calcext:value-type="float">
            <text:p>1875.014404</text:p>
          </table:table-cell>
          <table:table-cell office:value-type="float" office:value="1771.5896" calcext:value-type="float">
            <text:p>1771.5896</text:p>
          </table:table-cell>
          <table:table-cell office:value-type="float" office:value="1870.327637" calcext:value-type="float">
            <text:p>1870.327637</text:p>
          </table:table-cell>
          <table:table-cell table:number-columns-repeated="13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759.851318" calcext:value-type="float">
            <text:p>1759.851318</text:p>
          </table:table-cell>
          <table:table-cell office:value-type="float" office:value="1871.152466" calcext:value-type="float">
            <text:p>1871.152466</text:p>
          </table:table-cell>
          <table:table-cell office:value-type="float" office:value="1771.665527" calcext:value-type="float">
            <text:p>1771.665527</text:p>
          </table:table-cell>
          <table:table-cell office:value-type="float" office:value="1866.704956" calcext:value-type="float">
            <text:p>1866.704956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60.410156" calcext:value-type="float">
            <text:p>1760.410156</text:p>
          </table:table-cell>
          <table:table-cell office:value-type="float" office:value="1868.851929" calcext:value-type="float">
            <text:p>1868.851929</text:p>
          </table:table-cell>
          <table:table-cell office:value-type="float" office:value="1774.362793" calcext:value-type="float">
            <text:p>1774.362793</text:p>
          </table:table-cell>
          <table:table-cell office:value-type="float" office:value="1864.479736" calcext:value-type="float">
            <text:p>1864.479736</text:p>
          </table:table-cell>
          <table:table-cell table:number-columns-repeated="13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761.098633" calcext:value-type="float">
            <text:p>1761.098633</text:p>
          </table:table-cell>
          <table:table-cell office:value-type="float" office:value="1877.782227" calcext:value-type="float">
            <text:p>1877.782227</text:p>
          </table:table-cell>
          <table:table-cell office:value-type="float" office:value="1774.037842" calcext:value-type="float">
            <text:p>1774.037842</text:p>
          </table:table-cell>
          <table:table-cell office:value-type="float" office:value="1873.421387" calcext:value-type="float">
            <text:p>1873.421387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761.127441" calcext:value-type="float">
            <text:p>1761.127441</text:p>
          </table:table-cell>
          <table:table-cell office:value-type="float" office:value="1875.393066" calcext:value-type="float">
            <text:p>1875.393066</text:p>
          </table:table-cell>
          <table:table-cell office:value-type="float" office:value="1778.158325" calcext:value-type="float">
            <text:p>1778.158325</text:p>
          </table:table-cell>
          <table:table-cell office:value-type="float" office:value="1868.67041" calcext:value-type="float">
            <text:p>1868.67041</text:p>
          </table:table-cell>
          <table:table-cell table:number-columns-repeated="13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766.427002" calcext:value-type="float">
            <text:p>1766.427002</text:p>
          </table:table-cell>
          <table:table-cell office:value-type="float" office:value="1874.472046" calcext:value-type="float">
            <text:p>1874.472046</text:p>
          </table:table-cell>
          <table:table-cell office:value-type="float" office:value="1778.918457" calcext:value-type="float">
            <text:p>1778.918457</text:p>
          </table:table-cell>
          <table:table-cell office:value-type="float" office:value="1870.222534" calcext:value-type="float">
            <text:p>1870.222534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768.320312" calcext:value-type="float">
            <text:p>1768.320312</text:p>
          </table:table-cell>
          <table:table-cell office:value-type="float" office:value="1879.59082" calcext:value-type="float">
            <text:p>1879.59082</text:p>
          </table:table-cell>
          <table:table-cell office:value-type="float" office:value="1780.569092" calcext:value-type="float">
            <text:p>1780.569092</text:p>
          </table:table-cell>
          <table:table-cell office:value-type="float" office:value="1873.28833" calcext:value-type="float">
            <text:p>1873.2883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67.857422" calcext:value-type="float">
            <text:p>1767.857422</text:p>
          </table:table-cell>
          <table:table-cell office:value-type="float" office:value="1885.118652" calcext:value-type="float">
            <text:p>1885.118652</text:p>
          </table:table-cell>
          <table:table-cell office:value-type="float" office:value="1779.231201" calcext:value-type="float">
            <text:p>1779.231201</text:p>
          </table:table-cell>
          <table:table-cell office:value-type="float" office:value="1880.987427" calcext:value-type="float">
            <text:p>1880.987427</text:p>
          </table:table-cell>
          <table:table-cell table:number-columns-repeated="1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769.844482" calcext:value-type="float">
            <text:p>1769.844482</text:p>
          </table:table-cell>
          <table:table-cell office:value-type="float" office:value="1881.647461" calcext:value-type="float">
            <text:p>1881.647461</text:p>
          </table:table-cell>
          <table:table-cell office:value-type="float" office:value="1782.151001" calcext:value-type="float">
            <text:p>1782.151001</text:p>
          </table:table-cell>
          <table:table-cell office:value-type="float" office:value="1876.912231" calcext:value-type="float">
            <text:p>1876.912231</text:p>
          </table:table-cell>
          <table:table-cell table:number-columns-repeated="13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768.106689" calcext:value-type="float">
            <text:p>1768.106689</text:p>
          </table:table-cell>
          <table:table-cell office:value-type="float" office:value="1886.527222" calcext:value-type="float">
            <text:p>1886.527222</text:p>
          </table:table-cell>
          <table:table-cell office:value-type="float" office:value="1784.198364" calcext:value-type="float">
            <text:p>1784.198364</text:p>
          </table:table-cell>
          <table:table-cell office:value-type="float" office:value="1878.038818" calcext:value-type="float">
            <text:p>1878.038818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767.576904" calcext:value-type="float">
            <text:p>1767.576904</text:p>
          </table:table-cell>
          <table:table-cell office:value-type="float" office:value="1887.820801" calcext:value-type="float">
            <text:p>1887.820801</text:p>
          </table:table-cell>
          <table:table-cell office:value-type="float" office:value="1783.62854" calcext:value-type="float">
            <text:p>1783.62854</text:p>
          </table:table-cell>
          <table:table-cell office:value-type="float" office:value="1880.578613" calcext:value-type="float">
            <text:p>1880.578613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771.278564" calcext:value-type="float">
            <text:p>1771.278564</text:p>
          </table:table-cell>
          <table:table-cell office:value-type="float" office:value="1883.5896" calcext:value-type="float">
            <text:p>1883.5896</text:p>
          </table:table-cell>
          <table:table-cell office:value-type="float" office:value="1785.100952" calcext:value-type="float">
            <text:p>1785.100952</text:p>
          </table:table-cell>
          <table:table-cell office:value-type="float" office:value="1879.54834" calcext:value-type="float">
            <text:p>1879.5483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72.652832" calcext:value-type="float">
            <text:p>1772.652832</text:p>
          </table:table-cell>
          <table:table-cell office:value-type="float" office:value="1882.947998" calcext:value-type="float">
            <text:p>1882.947998</text:p>
          </table:table-cell>
          <table:table-cell office:value-type="float" office:value="1788.471191" calcext:value-type="float">
            <text:p>1788.471191</text:p>
          </table:table-cell>
          <table:table-cell office:value-type="float" office:value="1879.295898" calcext:value-type="float">
            <text:p>1879.295898</text:p>
          </table:table-cell>
          <table:table-cell table:number-columns-repeated="13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770.316895" calcext:value-type="float">
            <text:p>1770.316895</text:p>
          </table:table-cell>
          <table:table-cell office:value-type="float" office:value="1890.31543" calcext:value-type="float">
            <text:p>1890.31543</text:p>
          </table:table-cell>
          <table:table-cell office:value-type="float" office:value="1783.710083" calcext:value-type="float">
            <text:p>1783.710083</text:p>
          </table:table-cell>
          <table:table-cell office:value-type="float" office:value="1885.177979" calcext:value-type="float">
            <text:p>1885.177979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773.495605" calcext:value-type="float">
            <text:p>1773.495605</text:p>
          </table:table-cell>
          <table:table-cell office:value-type="float" office:value="1886.135132" calcext:value-type="float">
            <text:p>1886.135132</text:p>
          </table:table-cell>
          <table:table-cell office:value-type="float" office:value="1784.823486" calcext:value-type="float">
            <text:p>1784.823486</text:p>
          </table:table-cell>
          <table:table-cell office:value-type="float" office:value="1880.366943" calcext:value-type="float">
            <text:p>1880.366943</text:p>
          </table:table-cell>
          <table:table-cell table:number-columns-repeated="13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775.892334" calcext:value-type="float">
            <text:p>1775.892334</text:p>
          </table:table-cell>
          <table:table-cell office:value-type="float" office:value="1888.410767" calcext:value-type="float">
            <text:p>1888.410767</text:p>
          </table:table-cell>
          <table:table-cell office:value-type="float" office:value="1789.145996" calcext:value-type="float">
            <text:p>1789.145996</text:p>
          </table:table-cell>
          <table:table-cell office:value-type="float" office:value="1884.120361" calcext:value-type="float">
            <text:p>1884.120361</text:p>
          </table:table-cell>
          <table:table-cell table:number-columns-repeated="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773.237427" calcext:value-type="float">
            <text:p>1773.237427</text:p>
          </table:table-cell>
          <table:table-cell office:value-type="float" office:value="1889.981567" calcext:value-type="float">
            <text:p>1889.981567</text:p>
          </table:table-cell>
          <table:table-cell office:value-type="float" office:value="1786.758545" calcext:value-type="float">
            <text:p>1786.758545</text:p>
          </table:table-cell>
          <table:table-cell office:value-type="float" office:value="1885.408325" calcext:value-type="float">
            <text:p>1885.408325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5.488281" calcext:value-type="float">
            <text:p>1775.488281</text:p>
          </table:table-cell>
          <table:table-cell office:value-type="float" office:value="1886.854126" calcext:value-type="float">
            <text:p>1886.854126</text:p>
          </table:table-cell>
          <table:table-cell office:value-type="float" office:value="1791.508179" calcext:value-type="float">
            <text:p>1791.508179</text:p>
          </table:table-cell>
          <table:table-cell office:value-type="float" office:value="1882.092407" calcext:value-type="float">
            <text:p>1882.092407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775.039307" calcext:value-type="float">
            <text:p>1775.039307</text:p>
          </table:table-cell>
          <table:table-cell office:value-type="float" office:value="1893.153809" calcext:value-type="float">
            <text:p>1893.153809</text:p>
          </table:table-cell>
          <table:table-cell office:value-type="float" office:value="1789.270142" calcext:value-type="float">
            <text:p>1789.270142</text:p>
          </table:table-cell>
          <table:table-cell office:value-type="float" office:value="1886.088623" calcext:value-type="float">
            <text:p>1886.088623</text:p>
          </table:table-cell>
          <table:table-cell table:number-columns-repeated="13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775.522827" calcext:value-type="float">
            <text:p>1775.522827</text:p>
          </table:table-cell>
          <table:table-cell office:value-type="float" office:value="1890.696045" calcext:value-type="float">
            <text:p>1890.696045</text:p>
          </table:table-cell>
          <table:table-cell office:value-type="float" office:value="1788.489746" calcext:value-type="float">
            <text:p>1788.489746</text:p>
          </table:table-cell>
          <table:table-cell office:value-type="float" office:value="1884.825928" calcext:value-type="float">
            <text:p>1884.825928</text:p>
          </table:table-cell>
          <table:table-cell table:number-columns-repeated="13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779.225098" calcext:value-type="float">
            <text:p>1779.225098</text:p>
          </table:table-cell>
          <table:table-cell office:value-type="float" office:value="1891.961548" calcext:value-type="float">
            <text:p>1891.961548</text:p>
          </table:table-cell>
          <table:table-cell office:value-type="float" office:value="1788.371094" calcext:value-type="float">
            <text:p>1788.371094</text:p>
          </table:table-cell>
          <table:table-cell office:value-type="float" office:value="1886.722412" calcext:value-type="float">
            <text:p>1886.722412</text:p>
          </table:table-cell>
          <table:table-cell table:number-columns-repeated="13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777.091309" calcext:value-type="float">
            <text:p>1777.091309</text:p>
          </table:table-cell>
          <table:table-cell office:value-type="float" office:value="1892.073364" calcext:value-type="float">
            <text:p>1892.073364</text:p>
          </table:table-cell>
          <table:table-cell office:value-type="float" office:value="1789.299438" calcext:value-type="float">
            <text:p>1789.299438</text:p>
          </table:table-cell>
          <table:table-cell office:value-type="float" office:value="1886.977539" calcext:value-type="float">
            <text:p>1886.97753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76.045654" calcext:value-type="float">
            <text:p>1776.045654</text:p>
          </table:table-cell>
          <table:table-cell office:value-type="float" office:value="1894.032104" calcext:value-type="float">
            <text:p>1894.032104</text:p>
          </table:table-cell>
          <table:table-cell office:value-type="float" office:value="1788.83667" calcext:value-type="float">
            <text:p>1788.83667</text:p>
          </table:table-cell>
          <table:table-cell office:value-type="float" office:value="1889.628784" calcext:value-type="float">
            <text:p>1889.628784</text:p>
          </table:table-cell>
          <table:table-cell table:number-columns-repeated="13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80.655151" calcext:value-type="float">
            <text:p>1780.655151</text:p>
          </table:table-cell>
          <table:table-cell office:value-type="float" office:value="1892.304199" calcext:value-type="float">
            <text:p>1892.304199</text:p>
          </table:table-cell>
          <table:table-cell office:value-type="float" office:value="1790.715088" calcext:value-type="float">
            <text:p>1790.715088</text:p>
          </table:table-cell>
          <table:table-cell office:value-type="float" office:value="1890.029053" calcext:value-type="float">
            <text:p>1890.029053</text:p>
          </table:table-cell>
          <table:table-cell table:number-columns-repeated="1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77.591919" calcext:value-type="float">
            <text:p>1777.591919</text:p>
          </table:table-cell>
          <table:table-cell office:value-type="float" office:value="1894.085938" calcext:value-type="float">
            <text:p>1894.085938</text:p>
          </table:table-cell>
          <table:table-cell office:value-type="float" office:value="1793.015137" calcext:value-type="float">
            <text:p>1793.015137</text:p>
          </table:table-cell>
          <table:table-cell office:value-type="float" office:value="1890.45166" calcext:value-type="float">
            <text:p>1890.45166</text:p>
          </table:table-cell>
          <table:table-cell table:number-columns-repeated="13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72.571777" calcext:value-type="float">
            <text:p>1772.571777</text:p>
          </table:table-cell>
          <table:table-cell office:value-type="float" office:value="1866.674072" calcext:value-type="float">
            <text:p>1866.674072</text:p>
          </table:table-cell>
          <table:table-cell office:value-type="float" office:value="1789.235107" calcext:value-type="float">
            <text:p>1789.235107</text:p>
          </table:table-cell>
          <table:table-cell office:value-type="float" office:value="1856.790527" calcext:value-type="float">
            <text:p>1856.790527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750.817993" calcext:value-type="float">
            <text:p>1750.817993</text:p>
          </table:table-cell>
          <table:table-cell office:value-type="float" office:value="1863.876465" calcext:value-type="float">
            <text:p>1863.876465</text:p>
          </table:table-cell>
          <table:table-cell office:value-type="float" office:value="1757.737061" calcext:value-type="float">
            <text:p>1757.737061</text:p>
          </table:table-cell>
          <table:table-cell office:value-type="float" office:value="1863.963135" calcext:value-type="float">
            <text:p>1863.96313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08.617188" calcext:value-type="float">
            <text:p>1708.617188</text:p>
          </table:table-cell>
          <table:table-cell office:value-type="float" office:value="1858.718872" calcext:value-type="float">
            <text:p>1858.718872</text:p>
          </table:table-cell>
          <table:table-cell office:value-type="float" office:value="1720.219971" calcext:value-type="float">
            <text:p>1720.219971</text:p>
          </table:table-cell>
          <table:table-cell office:value-type="float" office:value="1864.427002" calcext:value-type="float">
            <text:p>1864.427002</text:p>
          </table:table-cell>
          <table:table-cell table:number-columns-repeated="13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713.023804" calcext:value-type="float">
            <text:p>1713.023804</text:p>
          </table:table-cell>
          <table:table-cell office:value-type="float" office:value="1810.359497" calcext:value-type="float">
            <text:p>1810.359497</text:p>
          </table:table-cell>
          <table:table-cell office:value-type="float" office:value="1722.6521" calcext:value-type="float">
            <text:p>1722.6521</text:p>
          </table:table-cell>
          <table:table-cell office:value-type="float" office:value="1811.599609" calcext:value-type="float">
            <text:p>1811.599609</text:p>
          </table:table-cell>
          <table:table-cell table:number-columns-repeated="13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699.122681" calcext:value-type="float">
            <text:p>1699.122681</text:p>
          </table:table-cell>
          <table:table-cell office:value-type="float" office:value="1809.278931" calcext:value-type="float">
            <text:p>1809.278931</text:p>
          </table:table-cell>
          <table:table-cell office:value-type="float" office:value="1710.969727" calcext:value-type="float">
            <text:p>1710.969727</text:p>
          </table:table-cell>
          <table:table-cell office:value-type="float" office:value="1808.807373" calcext:value-type="float">
            <text:p>1808.807373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678.445679" calcext:value-type="float">
            <text:p>1678.445679</text:p>
          </table:table-cell>
          <table:table-cell office:value-type="float" office:value="1795.710327" calcext:value-type="float">
            <text:p>1795.710327</text:p>
          </table:table-cell>
          <table:table-cell office:value-type="float" office:value="1684.501343" calcext:value-type="float">
            <text:p>1684.501343</text:p>
          </table:table-cell>
          <table:table-cell office:value-type="float" office:value="1796.896729" calcext:value-type="float">
            <text:p>1796.896729</text:p>
          </table:table-cell>
          <table:table-cell table:number-columns-repeated="13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673.937256" calcext:value-type="float">
            <text:p>1673.937256</text:p>
          </table:table-cell>
          <table:table-cell office:value-type="float" office:value="1770.201172" calcext:value-type="float">
            <text:p>1770.201172</text:p>
          </table:table-cell>
          <table:table-cell office:value-type="float" office:value="1685.941895" calcext:value-type="float">
            <text:p>1685.941895</text:p>
          </table:table-cell>
          <table:table-cell office:value-type="float" office:value="1768.886353" calcext:value-type="float">
            <text:p>1768.886353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9.391846" calcext:value-type="float">
            <text:p>1659.391846</text:p>
          </table:table-cell>
          <table:table-cell office:value-type="float" office:value="1764.172607" calcext:value-type="float">
            <text:p>1764.172607</text:p>
          </table:table-cell>
          <table:table-cell office:value-type="float" office:value="1671.325439" calcext:value-type="float">
            <text:p>1671.325439</text:p>
          </table:table-cell>
          <table:table-cell office:value-type="float" office:value="1761.97168" calcext:value-type="float">
            <text:p>1761.97168</text:p>
          </table:table-cell>
          <table:table-cell table:number-columns-repeated="13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646.456787" calcext:value-type="float">
            <text:p>1646.456787</text:p>
          </table:table-cell>
          <table:table-cell office:value-type="float" office:value="1758.999023" calcext:value-type="float">
            <text:p>1758.999023</text:p>
          </table:table-cell>
          <table:table-cell office:value-type="float" office:value="1659.746582" calcext:value-type="float">
            <text:p>1659.746582</text:p>
          </table:table-cell>
          <table:table-cell office:value-type="float" office:value="1743.131104" calcext:value-type="float">
            <text:p>1743.131104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648.831055" calcext:value-type="float">
            <text:p>1648.831055</text:p>
          </table:table-cell>
          <table:table-cell office:value-type="float" office:value="1729.8125" calcext:value-type="float">
            <text:p>1729.8125</text:p>
          </table:table-cell>
          <table:table-cell office:value-type="float" office:value="1650.581421" calcext:value-type="float">
            <text:p>1650.581421</text:p>
          </table:table-cell>
          <table:table-cell office:value-type="float" office:value="1728.520508" calcext:value-type="float">
            <text:p>1728.520508</text:p>
          </table:table-cell>
          <table:table-cell table:number-columns-repeated="13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637.797363" calcext:value-type="float">
            <text:p>1637.797363</text:p>
          </table:table-cell>
          <table:table-cell office:value-type="float" office:value="1719.723633" calcext:value-type="float">
            <text:p>1719.723633</text:p>
          </table:table-cell>
          <table:table-cell office:value-type="float" office:value="1647.62439" calcext:value-type="float">
            <text:p>1647.62439</text:p>
          </table:table-cell>
          <table:table-cell office:value-type="float" office:value="1721.103149" calcext:value-type="float">
            <text:p>1721.103149</text:p>
          </table:table-cell>
          <table:table-cell table:number-columns-repeated="13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626.543457" calcext:value-type="float">
            <text:p>1626.543457</text:p>
          </table:table-cell>
          <table:table-cell office:value-type="float" office:value="1713.236938" calcext:value-type="float">
            <text:p>1713.236938</text:p>
          </table:table-cell>
          <table:table-cell office:value-type="float" office:value="1635.946167" calcext:value-type="float">
            <text:p>1635.946167</text:p>
          </table:table-cell>
          <table:table-cell office:value-type="float" office:value="1711.997437" calcext:value-type="float">
            <text:p>1711.997437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24.328369" calcext:value-type="float">
            <text:p>1624.328369</text:p>
          </table:table-cell>
          <table:table-cell office:value-type="float" office:value="1696.027954" calcext:value-type="float">
            <text:p>1696.027954</text:p>
          </table:table-cell>
          <table:table-cell office:value-type="float" office:value="1630.895874" calcext:value-type="float">
            <text:p>1630.895874</text:p>
          </table:table-cell>
          <table:table-cell office:value-type="float" office:value="1694.176392" calcext:value-type="float">
            <text:p>1694.176392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614.44104" calcext:value-type="float">
            <text:p>1614.44104</text:p>
          </table:table-cell>
          <table:table-cell office:value-type="float" office:value="1689.882324" calcext:value-type="float">
            <text:p>1689.882324</text:p>
          </table:table-cell>
          <table:table-cell office:value-type="float" office:value="1619.517944" calcext:value-type="float">
            <text:p>1619.517944</text:p>
          </table:table-cell>
          <table:table-cell office:value-type="float" office:value="1690.360229" calcext:value-type="float">
            <text:p>1690.360229</text:p>
          </table:table-cell>
          <table:table-cell table:number-columns-repeated="13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611.039673" calcext:value-type="float">
            <text:p>1611.039673</text:p>
          </table:table-cell>
          <table:table-cell office:value-type="float" office:value="1676.22876" calcext:value-type="float">
            <text:p>1676.22876</text:p>
          </table:table-cell>
          <table:table-cell office:value-type="float" office:value="1620.251343" calcext:value-type="float">
            <text:p>1620.251343</text:p>
          </table:table-cell>
          <table:table-cell office:value-type="float" office:value="1676.055298" calcext:value-type="float">
            <text:p>1676.055298</text:p>
          </table:table-cell>
          <table:table-cell table:number-columns-repeated="1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1605.908569" calcext:value-type="float">
            <text:p>1605.908569</text:p>
          </table:table-cell>
          <table:table-cell office:value-type="float" office:value="1671.509888" calcext:value-type="float">
            <text:p>1671.509888</text:p>
          </table:table-cell>
          <table:table-cell office:value-type="float" office:value="1609.628662" calcext:value-type="float">
            <text:p>1609.628662</text:p>
          </table:table-cell>
          <table:table-cell office:value-type="float" office:value="1663.22229" calcext:value-type="float">
            <text:p>1663.22229</text:p>
          </table:table-cell>
          <table:table-cell table:number-columns-repeated="13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602.126953" calcext:value-type="float">
            <text:p>1602.126953</text:p>
          </table:table-cell>
          <table:table-cell office:value-type="float" office:value="1659.477539" calcext:value-type="float">
            <text:p>1659.477539</text:p>
          </table:table-cell>
          <table:table-cell office:value-type="float" office:value="1607.07312" calcext:value-type="float">
            <text:p>1607.07312</text:p>
          </table:table-cell>
          <table:table-cell office:value-type="float" office:value="1660.138306" calcext:value-type="float">
            <text:p>1660.138306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99.182861" calcext:value-type="float">
            <text:p>1599.182861</text:p>
          </table:table-cell>
          <table:table-cell office:value-type="float" office:value="1649.891846" calcext:value-type="float">
            <text:p>1649.891846</text:p>
          </table:table-cell>
          <table:table-cell office:value-type="float" office:value="1603.506226" calcext:value-type="float">
            <text:p>1603.506226</text:p>
          </table:table-cell>
          <table:table-cell office:value-type="float" office:value="1649.68042" calcext:value-type="float">
            <text:p>1649.68042</text:p>
          </table:table-cell>
          <table:table-cell table:number-columns-repeated="13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592.727539" calcext:value-type="float">
            <text:p>1592.727539</text:p>
          </table:table-cell>
          <table:table-cell office:value-type="float" office:value="1645.478271" calcext:value-type="float">
            <text:p>1645.478271</text:p>
          </table:table-cell>
          <table:table-cell office:value-type="float" office:value="1597.944092" calcext:value-type="float">
            <text:p>1597.944092</text:p>
          </table:table-cell>
          <table:table-cell office:value-type="float" office:value="1643.988647" calcext:value-type="float">
            <text:p>1643.988647</text:p>
          </table:table-cell>
          <table:table-cell table:number-columns-repeated="13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590.905396" calcext:value-type="float">
            <text:p>1590.905396</text:p>
          </table:table-cell>
          <table:table-cell office:value-type="float" office:value="1637.609009" calcext:value-type="float">
            <text:p>1637.609009</text:p>
          </table:table-cell>
          <table:table-cell office:value-type="float" office:value="1599.135132" calcext:value-type="float">
            <text:p>1599.135132</text:p>
          </table:table-cell>
          <table:table-cell office:value-type="float" office:value="1635.276367" calcext:value-type="float">
            <text:p>1635.276367</text:p>
          </table:table-cell>
          <table:table-cell table:number-columns-repeated="13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584.876709" calcext:value-type="float">
            <text:p>1584.876709</text:p>
          </table:table-cell>
          <table:table-cell office:value-type="float" office:value="1638.49939" calcext:value-type="float">
            <text:p>1638.49939</text:p>
          </table:table-cell>
          <table:table-cell office:value-type="float" office:value="1591.502319" calcext:value-type="float">
            <text:p>1591.502319</text:p>
          </table:table-cell>
          <table:table-cell office:value-type="float" office:value="1632.888306" calcext:value-type="float">
            <text:p>1632.888306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586.614746" calcext:value-type="float">
            <text:p>1586.614746</text:p>
          </table:table-cell>
          <table:table-cell office:value-type="float" office:value="1625.562256" calcext:value-type="float">
            <text:p>1625.562256</text:p>
          </table:table-cell>
          <table:table-cell office:value-type="float" office:value="1586.776367" calcext:value-type="float">
            <text:p>1586.776367</text:p>
          </table:table-cell>
          <table:table-cell office:value-type="float" office:value="1627.389893" calcext:value-type="float">
            <text:p>1627.389893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78.159546" calcext:value-type="float">
            <text:p>1578.159546</text:p>
          </table:table-cell>
          <table:table-cell office:value-type="float" office:value="1628.190796" calcext:value-type="float">
            <text:p>1628.190796</text:p>
          </table:table-cell>
          <table:table-cell office:value-type="float" office:value="1587.659058" calcext:value-type="float">
            <text:p>1587.659058</text:p>
          </table:table-cell>
          <table:table-cell office:value-type="float" office:value="1621.337524" calcext:value-type="float">
            <text:p>1621.337524</text:p>
          </table:table-cell>
          <table:table-cell table:number-columns-repeated="13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583.833374" calcext:value-type="float">
            <text:p>1583.833374</text:p>
          </table:table-cell>
          <table:table-cell office:value-type="float" office:value="1616.822632" calcext:value-type="float">
            <text:p>1616.822632</text:p>
          </table:table-cell>
          <table:table-cell office:value-type="float" office:value="1581.69873" calcext:value-type="float">
            <text:p>1581.69873</text:p>
          </table:table-cell>
          <table:table-cell office:value-type="float" office:value="1618.286133" calcext:value-type="float">
            <text:p>1618.286133</text:p>
          </table:table-cell>
          <table:table-cell table:number-columns-repeated="13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1575.470337" calcext:value-type="float">
            <text:p>1575.470337</text:p>
          </table:table-cell>
          <table:table-cell office:value-type="float" office:value="1613.87207" calcext:value-type="float">
            <text:p>1613.87207</text:p>
          </table:table-cell>
          <table:table-cell office:value-type="float" office:value="1580.599731" calcext:value-type="float">
            <text:p>1580.599731</text:p>
          </table:table-cell>
          <table:table-cell office:value-type="float" office:value="1614.376465" calcext:value-type="float">
            <text:p>1614.376465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574.932617" calcext:value-type="float">
            <text:p>1574.932617</text:p>
          </table:table-cell>
          <table:table-cell office:value-type="float" office:value="1614.364014" calcext:value-type="float">
            <text:p>1614.364014</text:p>
          </table:table-cell>
          <table:table-cell office:value-type="float" office:value="1576.275757" calcext:value-type="float">
            <text:p>1576.275757</text:p>
          </table:table-cell>
          <table:table-cell office:value-type="float" office:value="1612.528076" calcext:value-type="float">
            <text:p>1612.528076</text:p>
          </table:table-cell>
          <table:table-cell table:number-columns-repeated="13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581.96582" calcext:value-type="float">
            <text:p>1581.96582</text:p>
          </table:table-cell>
          <table:table-cell office:value-type="float" office:value="1604.072754" calcext:value-type="float">
            <text:p>1604.072754</text:p>
          </table:table-cell>
          <table:table-cell office:value-type="float" office:value="1579.158936" calcext:value-type="float">
            <text:p>1579.158936</text:p>
          </table:table-cell>
          <table:table-cell office:value-type="float" office:value="1608.039673" calcext:value-type="float">
            <text:p>1608.039673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73.288086" calcext:value-type="float">
            <text:p>1573.288086</text:p>
          </table:table-cell>
          <table:table-cell office:value-type="float" office:value="1604.244141" calcext:value-type="float">
            <text:p>1604.244141</text:p>
          </table:table-cell>
          <table:table-cell office:value-type="float" office:value="1576.301758" calcext:value-type="float">
            <text:p>1576.301758</text:p>
          </table:table-cell>
          <table:table-cell office:value-type="float" office:value="1600.340332" calcext:value-type="float">
            <text:p>1600.340332</text:p>
          </table:table-cell>
          <table:table-cell table:number-columns-repeated="13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573.265747" calcext:value-type="float">
            <text:p>1573.265747</text:p>
          </table:table-cell>
          <table:table-cell office:value-type="float" office:value="1599.282471" calcext:value-type="float">
            <text:p>1599.282471</text:p>
          </table:table-cell>
          <table:table-cell office:value-type="float" office:value="1576.054321" calcext:value-type="float">
            <text:p>1576.054321</text:p>
          </table:table-cell>
          <table:table-cell office:value-type="float" office:value="1601.410156" calcext:value-type="float">
            <text:p>1601.410156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1574.134644" calcext:value-type="float">
            <text:p>1574.134644</text:p>
          </table:table-cell>
          <table:table-cell office:value-type="float" office:value="1597.807739" calcext:value-type="float">
            <text:p>1597.807739</text:p>
          </table:table-cell>
          <table:table-cell office:value-type="float" office:value="1575.955444" calcext:value-type="float">
            <text:p>1575.955444</text:p>
          </table:table-cell>
          <table:table-cell office:value-type="float" office:value="1595.329346" calcext:value-type="float">
            <text:p>1595.329346</text:p>
          </table:table-cell>
          <table:table-cell table:number-columns-repeated="13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571.59436" calcext:value-type="float">
            <text:p>1571.59436</text:p>
          </table:table-cell>
          <table:table-cell office:value-type="float" office:value="1594.661011" calcext:value-type="float">
            <text:p>1594.661011</text:p>
          </table:table-cell>
          <table:table-cell office:value-type="float" office:value="1571.923462" calcext:value-type="float">
            <text:p>1571.923462</text:p>
          </table:table-cell>
          <table:table-cell office:value-type="float" office:value="1593.10437" calcext:value-type="float">
            <text:p>1593.10437</text:p>
          </table:table-cell>
          <table:table-cell table:number-columns-repeated="13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572.967896" calcext:value-type="float">
            <text:p>1572.967896</text:p>
          </table:table-cell>
          <table:table-cell office:value-type="float" office:value="1591.968384" calcext:value-type="float">
            <text:p>1591.968384</text:p>
          </table:table-cell>
          <table:table-cell office:value-type="float" office:value="1571.922485" calcext:value-type="float">
            <text:p>1571.922485</text:p>
          </table:table-cell>
          <table:table-cell office:value-type="float" office:value="1591.181152" calcext:value-type="float">
            <text:p>1591.18115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70.695068" calcext:value-type="float">
            <text:p>1570.695068</text:p>
          </table:table-cell>
          <table:table-cell office:value-type="float" office:value="1592.575073" calcext:value-type="float">
            <text:p>1592.575073</text:p>
          </table:table-cell>
          <table:table-cell office:value-type="float" office:value="1569.496948" calcext:value-type="float">
            <text:p>1569.496948</text:p>
          </table:table-cell>
          <table:table-cell office:value-type="float" office:value="1589.863037" calcext:value-type="float">
            <text:p>1589.863037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569.116211" calcext:value-type="float">
            <text:p>1569.116211</text:p>
          </table:table-cell>
          <table:table-cell office:value-type="float" office:value="1586.625244" calcext:value-type="float">
            <text:p>1586.625244</text:p>
          </table:table-cell>
          <table:table-cell office:value-type="float" office:value="1572.095459" calcext:value-type="float">
            <text:p>1572.095459</text:p>
          </table:table-cell>
          <table:table-cell office:value-type="float" office:value="1588.603882" calcext:value-type="float">
            <text:p>1588.603882</text:p>
          </table:table-cell>
          <table:table-cell table:number-columns-repeated="13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570.98877" calcext:value-type="float">
            <text:p>1570.98877</text:p>
          </table:table-cell>
          <table:table-cell office:value-type="float" office:value="1584.538086" calcext:value-type="float">
            <text:p>1584.538086</text:p>
          </table:table-cell>
          <table:table-cell office:value-type="float" office:value="1570.490967" calcext:value-type="float">
            <text:p>1570.490967</text:p>
          </table:table-cell>
          <table:table-cell office:value-type="float" office:value="1584.875" calcext:value-type="float">
            <text:p>1584.875</text:p>
          </table:table-cell>
          <table:table-cell table:number-columns-repeated="13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567.709229" calcext:value-type="float">
            <text:p>1567.709229</text:p>
          </table:table-cell>
          <table:table-cell office:value-type="float" office:value="1585.950928" calcext:value-type="float">
            <text:p>1585.950928</text:p>
          </table:table-cell>
          <table:table-cell office:value-type="float" office:value="1566.087036" calcext:value-type="float">
            <text:p>1566.087036</text:p>
          </table:table-cell>
          <table:table-cell office:value-type="float" office:value="1588.765259" calcext:value-type="float">
            <text:p>1588.765259</text:p>
          </table:table-cell>
          <table:table-cell table:number-columns-repeated="13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565.989258" calcext:value-type="float">
            <text:p>1565.989258</text:p>
          </table:table-cell>
          <table:table-cell office:value-type="float" office:value="1587.3927" calcext:value-type="float">
            <text:p>1587.3927</text:p>
          </table:table-cell>
          <table:table-cell office:value-type="float" office:value="1565.795776" calcext:value-type="float">
            <text:p>1565.795776</text:p>
          </table:table-cell>
          <table:table-cell office:value-type="float" office:value="1583.840088" calcext:value-type="float">
            <text:p>1583.840088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67.069336" calcext:value-type="float">
            <text:p>1567.069336</text:p>
          </table:table-cell>
          <table:table-cell office:value-type="float" office:value="1584.880127" calcext:value-type="float">
            <text:p>1584.880127</text:p>
          </table:table-cell>
          <table:table-cell office:value-type="float" office:value="1570.239014" calcext:value-type="float">
            <text:p>1570.239014</text:p>
          </table:table-cell>
          <table:table-cell office:value-type="float" office:value="1580.808838" calcext:value-type="float">
            <text:p>1580.808838</text:p>
          </table:table-cell>
          <table:table-cell table:number-columns-repeated="13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566.45752" calcext:value-type="float">
            <text:p>1566.45752</text:p>
          </table:table-cell>
          <table:table-cell office:value-type="float" office:value="1582.361328" calcext:value-type="float">
            <text:p>1582.361328</text:p>
          </table:table-cell>
          <table:table-cell office:value-type="float" office:value="1568.608398" calcext:value-type="float">
            <text:p>1568.608398</text:p>
          </table:table-cell>
          <table:table-cell office:value-type="float" office:value="1579.044189" calcext:value-type="float">
            <text:p>1579.044189</text:p>
          </table:table-cell>
          <table:table-cell table:number-columns-repeated="13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569.646973" calcext:value-type="float">
            <text:p>1569.646973</text:p>
          </table:table-cell>
          <table:table-cell office:value-type="float" office:value="1575.94104" calcext:value-type="float">
            <text:p>1575.94104</text:p>
          </table:table-cell>
          <table:table-cell office:value-type="float" office:value="1566.423218" calcext:value-type="float">
            <text:p>1566.423218</text:p>
          </table:table-cell>
          <table:table-cell office:value-type="float" office:value="1581.247192" calcext:value-type="float">
            <text:p>1581.247192</text:p>
          </table:table-cell>
          <table:table-cell table:number-columns-repeated="13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567.145874" calcext:value-type="float">
            <text:p>1567.145874</text:p>
          </table:table-cell>
          <table:table-cell office:value-type="float" office:value="1581.412964" calcext:value-type="float">
            <text:p>1581.412964</text:p>
          </table:table-cell>
          <table:table-cell office:value-type="float" office:value="1570.574463" calcext:value-type="float">
            <text:p>1570.574463</text:p>
          </table:table-cell>
          <table:table-cell office:value-type="float" office:value="1576.789795" calcext:value-type="float">
            <text:p>1576.789795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566.087524" calcext:value-type="float">
            <text:p>1566.087524</text:p>
          </table:table-cell>
          <table:table-cell office:value-type="float" office:value="1576.008301" calcext:value-type="float">
            <text:p>1576.008301</text:p>
          </table:table-cell>
          <table:table-cell office:value-type="float" office:value="1563.118408" calcext:value-type="float">
            <text:p>1563.118408</text:p>
          </table:table-cell>
          <table:table-cell office:value-type="float" office:value="1581.432251" calcext:value-type="float">
            <text:p>1581.432251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0.534546" calcext:value-type="float">
            <text:p>1570.534546</text:p>
          </table:table-cell>
          <table:table-cell office:value-type="float" office:value="1574.35376" calcext:value-type="float">
            <text:p>1574.35376</text:p>
          </table:table-cell>
          <table:table-cell office:value-type="float" office:value="1569.630127" calcext:value-type="float">
            <text:p>1569.630127</text:p>
          </table:table-cell>
          <table:table-cell office:value-type="float" office:value="1577.487427" calcext:value-type="float">
            <text:p>1577.487427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562.795166" calcext:value-type="float">
            <text:p>1562.795166</text:p>
          </table:table-cell>
          <table:table-cell office:value-type="float" office:value="1576.708252" calcext:value-type="float">
            <text:p>1576.708252</text:p>
          </table:table-cell>
          <table:table-cell office:value-type="float" office:value="1563.591675" calcext:value-type="float">
            <text:p>1563.591675</text:p>
          </table:table-cell>
          <table:table-cell office:value-type="float" office:value="1577.406616" calcext:value-type="float">
            <text:p>1577.406616</text:p>
          </table:table-cell>
          <table:table-cell table:number-columns-repeated="13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564.506836" calcext:value-type="float">
            <text:p>1564.506836</text:p>
          </table:table-cell>
          <table:table-cell office:value-type="float" office:value="1575.174438" calcext:value-type="float">
            <text:p>1575.174438</text:p>
          </table:table-cell>
          <table:table-cell office:value-type="float" office:value="1565.089844" calcext:value-type="float">
            <text:p>1565.089844</text:p>
          </table:table-cell>
          <table:table-cell office:value-type="float" office:value="1574.512451" calcext:value-type="float">
            <text:p>1574.512451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565.373169" calcext:value-type="float">
            <text:p>1565.373169</text:p>
          </table:table-cell>
          <table:table-cell office:value-type="float" office:value="1572.495605" calcext:value-type="float">
            <text:p>1572.495605</text:p>
          </table:table-cell>
          <table:table-cell office:value-type="float" office:value="1566.407959" calcext:value-type="float">
            <text:p>1566.407959</text:p>
          </table:table-cell>
          <table:table-cell office:value-type="float" office:value="1572.19104" calcext:value-type="float">
            <text:p>1572.19104</text:p>
          </table:table-cell>
          <table:table-cell table:number-columns-repeated="13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563.087524" calcext:value-type="float">
            <text:p>1563.087524</text:p>
          </table:table-cell>
          <table:table-cell office:value-type="float" office:value="1571.529419" calcext:value-type="float">
            <text:p>1571.529419</text:p>
          </table:table-cell>
          <table:table-cell office:value-type="float" office:value="1566.775635" calcext:value-type="float">
            <text:p>1566.775635</text:p>
          </table:table-cell>
          <table:table-cell office:value-type="float" office:value="1571.559692" calcext:value-type="float">
            <text:p>1571.559692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55.858398" calcext:value-type="float">
            <text:p>1555.858398</text:p>
          </table:table-cell>
          <table:table-cell office:value-type="float" office:value="1581.727783" calcext:value-type="float">
            <text:p>1581.727783</text:p>
          </table:table-cell>
          <table:table-cell office:value-type="float" office:value="1560.255493" calcext:value-type="float">
            <text:p>1560.255493</text:p>
          </table:table-cell>
          <table:table-cell office:value-type="float" office:value="1579.52124" calcext:value-type="float">
            <text:p>1579.52124</text:p>
          </table:table-cell>
          <table:table-cell table:number-columns-repeated="13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563.031738" calcext:value-type="float">
            <text:p>1563.031738</text:p>
          </table:table-cell>
          <table:table-cell office:value-type="float" office:value="1577.375488" calcext:value-type="float">
            <text:p>1577.375488</text:p>
          </table:table-cell>
          <table:table-cell office:value-type="float" office:value="1561.660767" calcext:value-type="float">
            <text:p>1561.660767</text:p>
          </table:table-cell>
          <table:table-cell office:value-type="float" office:value="1577.702148" calcext:value-type="float">
            <text:p>1577.702148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555.205688" calcext:value-type="float">
            <text:p>1555.205688</text:p>
          </table:table-cell>
          <table:table-cell office:value-type="float" office:value="1605.434692" calcext:value-type="float">
            <text:p>1605.434692</text:p>
          </table:table-cell>
          <table:table-cell office:value-type="float" office:value="1561.785156" calcext:value-type="float">
            <text:p>1561.785156</text:p>
          </table:table-cell>
          <table:table-cell office:value-type="float" office:value="1600.770508" calcext:value-type="float">
            <text:p>1600.770508</text:p>
          </table:table-cell>
          <table:table-cell table:number-columns-repeated="13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598.355713" calcext:value-type="float">
            <text:p>1598.355713</text:p>
          </table:table-cell>
          <table:table-cell office:value-type="float" office:value="1589.110229" calcext:value-type="float">
            <text:p>1589.110229</text:p>
          </table:table-cell>
          <table:table-cell office:value-type="float" office:value="1590.121826" calcext:value-type="float">
            <text:p>1590.121826</text:p>
          </table:table-cell>
          <table:table-cell office:value-type="float" office:value="1593.924316" calcext:value-type="float">
            <text:p>1593.924316</text:p>
          </table:table-cell>
          <table:table-cell table:number-columns-repeated="1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623.223267" calcext:value-type="float">
            <text:p>1623.223267</text:p>
          </table:table-cell>
          <table:table-cell office:value-type="float" office:value="1636.741699" calcext:value-type="float">
            <text:p>1636.741699</text:p>
          </table:table-cell>
          <table:table-cell office:value-type="float" office:value="1624.098389" calcext:value-type="float">
            <text:p>1624.098389</text:p>
          </table:table-cell>
          <table:table-cell office:value-type="float" office:value="1639.735596" calcext:value-type="float">
            <text:p>1639.735596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64.511963" calcext:value-type="float">
            <text:p>1664.511963</text:p>
          </table:table-cell>
          <table:table-cell office:value-type="float" office:value="1679.410889" calcext:value-type="float">
            <text:p>1679.410889</text:p>
          </table:table-cell>
          <table:table-cell office:value-type="float" office:value="1672.503174" calcext:value-type="float">
            <text:p>1672.503174</text:p>
          </table:table-cell>
          <table:table-cell office:value-type="float" office:value="1679.452637" calcext:value-type="float">
            <text:p>1679.452637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705.421753" calcext:value-type="float">
            <text:p>1705.421753</text:p>
          </table:table-cell>
          <table:table-cell office:value-type="float" office:value="1734.585693" calcext:value-type="float">
            <text:p>1734.585693</text:p>
          </table:table-cell>
          <table:table-cell office:value-type="float" office:value="1715.749023" calcext:value-type="float">
            <text:p>1715.749023</text:p>
          </table:table-cell>
          <table:table-cell office:value-type="float" office:value="1729.946167" calcext:value-type="float">
            <text:p>1729.946167</text:p>
          </table:table-cell>
          <table:table-cell table:number-columns-repeated="13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742.46167" calcext:value-type="float">
            <text:p>1742.46167</text:p>
          </table:table-cell>
          <table:table-cell office:value-type="float" office:value="1765.770874" calcext:value-type="float">
            <text:p>1765.770874</text:p>
          </table:table-cell>
          <table:table-cell office:value-type="float" office:value="1753.835327" calcext:value-type="float">
            <text:p>1753.835327</text:p>
          </table:table-cell>
          <table:table-cell office:value-type="float" office:value="1759.848511" calcext:value-type="float">
            <text:p>1759.848511</text:p>
          </table:table-cell>
          <table:table-cell table:number-columns-repeated="13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774.101807" calcext:value-type="float">
            <text:p>1774.101807</text:p>
          </table:table-cell>
          <table:table-cell office:value-type="float" office:value="1831.966553" calcext:value-type="float">
            <text:p>1831.966553</text:p>
          </table:table-cell>
          <table:table-cell office:value-type="float" office:value="1782.899658" calcext:value-type="float">
            <text:p>1782.899658</text:p>
          </table:table-cell>
          <table:table-cell office:value-type="float" office:value="1827.040894" calcext:value-type="float">
            <text:p>1827.040894</text:p>
          </table:table-cell>
          <table:table-cell table:number-columns-repeated="13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785.662109" calcext:value-type="float">
            <text:p>1785.662109</text:p>
          </table:table-cell>
          <table:table-cell office:value-type="float" office:value="1853.579346" calcext:value-type="float">
            <text:p>1853.579346</text:p>
          </table:table-cell>
          <table:table-cell office:value-type="float" office:value="1799.474854" calcext:value-type="float">
            <text:p>1799.474854</text:p>
          </table:table-cell>
          <table:table-cell office:value-type="float" office:value="1842.348389" calcext:value-type="float">
            <text:p>1842.348389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2.566895" calcext:value-type="float">
            <text:p>1782.566895</text:p>
          </table:table-cell>
          <table:table-cell office:value-type="float" office:value="1897.672485" calcext:value-type="float">
            <text:p>1897.672485</text:p>
          </table:table-cell>
          <table:table-cell office:value-type="float" office:value="1792.560669" calcext:value-type="float">
            <text:p>1792.560669</text:p>
          </table:table-cell>
          <table:table-cell office:value-type="float" office:value="1887.875977" calcext:value-type="float">
            <text:p>1887.875977</text:p>
          </table:table-cell>
          <table:table-cell table:number-columns-repeated="13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782.676025" calcext:value-type="float">
            <text:p>1782.676025</text:p>
          </table:table-cell>
          <table:table-cell office:value-type="float" office:value="1860.389404" calcext:value-type="float">
            <text:p>1860.389404</text:p>
          </table:table-cell>
          <table:table-cell office:value-type="float" office:value="1796.197266" calcext:value-type="float">
            <text:p>1796.197266</text:p>
          </table:table-cell>
          <table:table-cell office:value-type="float" office:value="1852.097168" calcext:value-type="float">
            <text:p>1852.097168</text:p>
          </table:table-cell>
          <table:table-cell table:number-columns-repeated="13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761.289795" calcext:value-type="float">
            <text:p>1761.289795</text:p>
          </table:table-cell>
          <table:table-cell office:value-type="float" office:value="1895.402466" calcext:value-type="float">
            <text:p>1895.402466</text:p>
          </table:table-cell>
          <table:table-cell office:value-type="float" office:value="1757.942261" calcext:value-type="float">
            <text:p>1757.942261</text:p>
          </table:table-cell>
          <table:table-cell office:value-type="float" office:value="1902.998047" calcext:value-type="float">
            <text:p>1902.998047</text:p>
          </table:table-cell>
          <table:table-cell table:number-columns-repeated="13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765.744629" calcext:value-type="float">
            <text:p>1765.744629</text:p>
          </table:table-cell>
          <table:table-cell office:value-type="float" office:value="1870.624023" calcext:value-type="float">
            <text:p>1870.624023</text:p>
          </table:table-cell>
          <table:table-cell office:value-type="float" office:value="1774.368164" calcext:value-type="float">
            <text:p>1774.368164</text:p>
          </table:table-cell>
          <table:table-cell office:value-type="float" office:value="1877.435425" calcext:value-type="float">
            <text:p>1877.435425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778.539551" calcext:value-type="float">
            <text:p>1778.539551</text:p>
          </table:table-cell>
          <table:table-cell office:value-type="float" office:value="1867.125244" calcext:value-type="float">
            <text:p>1867.125244</text:p>
          </table:table-cell>
          <table:table-cell office:value-type="float" office:value="1800.356445" calcext:value-type="float">
            <text:p>1800.356445</text:p>
          </table:table-cell>
          <table:table-cell office:value-type="float" office:value="1860.135742" calcext:value-type="float">
            <text:p>1860.135742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66.915527" calcext:value-type="float">
            <text:p>1766.915527</text:p>
          </table:table-cell>
          <table:table-cell office:value-type="float" office:value="1903.682373" calcext:value-type="float">
            <text:p>1903.682373</text:p>
          </table:table-cell>
          <table:table-cell office:value-type="float" office:value="1776.434448" calcext:value-type="float">
            <text:p>1776.434448</text:p>
          </table:table-cell>
          <table:table-cell office:value-type="float" office:value="1892.42041" calcext:value-type="float">
            <text:p>1892.42041</text:p>
          </table:table-cell>
          <table:table-cell table:number-columns-repeated="13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765.058228" calcext:value-type="float">
            <text:p>1765.058228</text:p>
          </table:table-cell>
          <table:table-cell office:value-type="float" office:value="1887.130493" calcext:value-type="float">
            <text:p>1887.130493</text:p>
          </table:table-cell>
          <table:table-cell office:value-type="float" office:value="1781.937378" calcext:value-type="float">
            <text:p>1781.937378</text:p>
          </table:table-cell>
          <table:table-cell office:value-type="float" office:value="1883.305908" calcext:value-type="float">
            <text:p>1883.305908</text:p>
          </table:table-cell>
          <table:table-cell table:number-columns-repeated="13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778.532104" calcext:value-type="float">
            <text:p>1778.532104</text:p>
          </table:table-cell>
          <table:table-cell office:value-type="float" office:value="1874.976562" calcext:value-type="float">
            <text:p>1874.976562</text:p>
          </table:table-cell>
          <table:table-cell office:value-type="float" office:value="1793.414917" calcext:value-type="float">
            <text:p>1793.414917</text:p>
          </table:table-cell>
          <table:table-cell office:value-type="float" office:value="1870.136963" calcext:value-type="float">
            <text:p>1870.136963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772.201172" calcext:value-type="float">
            <text:p>1772.201172</text:p>
          </table:table-cell>
          <table:table-cell office:value-type="float" office:value="1896.398438" calcext:value-type="float">
            <text:p>1896.398438</text:p>
          </table:table-cell>
          <table:table-cell office:value-type="float" office:value="1785.701782" calcext:value-type="float">
            <text:p>1785.701782</text:p>
          </table:table-cell>
          <table:table-cell office:value-type="float" office:value="1889.912109" calcext:value-type="float">
            <text:p>1889.912109</text:p>
          </table:table-cell>
          <table:table-cell table:number-columns-repeated="13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769.527588" calcext:value-type="float">
            <text:p>1769.527588</text:p>
          </table:table-cell>
          <table:table-cell office:value-type="float" office:value="1891.376953" calcext:value-type="float">
            <text:p>1891.376953</text:p>
          </table:table-cell>
          <table:table-cell office:value-type="float" office:value="1781.565674" calcext:value-type="float">
            <text:p>1781.565674</text:p>
          </table:table-cell>
          <table:table-cell office:value-type="float" office:value="1888.017822" calcext:value-type="float">
            <text:p>1888.017822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76.87915" calcext:value-type="float">
            <text:p>1776.87915</text:p>
          </table:table-cell>
          <table:table-cell office:value-type="float" office:value="1882.946777" calcext:value-type="float">
            <text:p>1882.946777</text:p>
          </table:table-cell>
          <table:table-cell office:value-type="float" office:value="1794.671021" calcext:value-type="float">
            <text:p>1794.671021</text:p>
          </table:table-cell>
          <table:table-cell office:value-type="float" office:value="1873.528198" calcext:value-type="float">
            <text:p>1873.528198</text:p>
          </table:table-cell>
          <table:table-cell table:number-columns-repeated="13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777.412109" calcext:value-type="float">
            <text:p>1777.412109</text:p>
          </table:table-cell>
          <table:table-cell office:value-type="float" office:value="1893.113647" calcext:value-type="float">
            <text:p>1893.113647</text:p>
          </table:table-cell>
          <table:table-cell office:value-type="float" office:value="1790.499756" calcext:value-type="float">
            <text:p>1790.499756</text:p>
          </table:table-cell>
          <table:table-cell office:value-type="float" office:value="1888.07251" calcext:value-type="float">
            <text:p>1888.07251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775.43457" calcext:value-type="float">
            <text:p>1775.43457</text:p>
          </table:table-cell>
          <table:table-cell office:value-type="float" office:value="1890.772217" calcext:value-type="float">
            <text:p>1890.772217</text:p>
          </table:table-cell>
          <table:table-cell office:value-type="float" office:value="1790.484009" calcext:value-type="float">
            <text:p>1790.484009</text:p>
          </table:table-cell>
          <table:table-cell office:value-type="float" office:value="1887.081421" calcext:value-type="float">
            <text:p>1887.081421</text:p>
          </table:table-cell>
          <table:table-cell table:number-columns-repeated="13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774.640381" calcext:value-type="float">
            <text:p>1774.640381</text:p>
          </table:table-cell>
          <table:table-cell office:value-type="float" office:value="1886.3125" calcext:value-type="float">
            <text:p>1886.3125</text:p>
          </table:table-cell>
          <table:table-cell office:value-type="float" office:value="1791.515869" calcext:value-type="float">
            <text:p>1791.515869</text:p>
          </table:table-cell>
          <table:table-cell office:value-type="float" office:value="1878.583618" calcext:value-type="float">
            <text:p>1878.583618</text:p>
          </table:table-cell>
          <table:table-cell table:number-columns-repeated="1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775.909912" calcext:value-type="float">
            <text:p>1775.909912</text:p>
          </table:table-cell>
          <table:table-cell office:value-type="float" office:value="1890.389526" calcext:value-type="float">
            <text:p>1890.389526</text:p>
          </table:table-cell>
          <table:table-cell office:value-type="float" office:value="1789.562134" calcext:value-type="float">
            <text:p>1789.562134</text:p>
          </table:table-cell>
          <table:table-cell office:value-type="float" office:value="1885.353271" calcext:value-type="float">
            <text:p>1885.35327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69.391479" calcext:value-type="float">
            <text:p>1769.391479</text:p>
          </table:table-cell>
          <table:table-cell office:value-type="float" office:value="1897.380371" calcext:value-type="float">
            <text:p>1897.380371</text:p>
          </table:table-cell>
          <table:table-cell office:value-type="float" office:value="1785.680786" calcext:value-type="float">
            <text:p>1785.680786</text:p>
          </table:table-cell>
          <table:table-cell office:value-type="float" office:value="1888.023438" calcext:value-type="float">
            <text:p>1888.023438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777.779419" calcext:value-type="float">
            <text:p>1777.779419</text:p>
          </table:table-cell>
          <table:table-cell office:value-type="float" office:value="1885.24231" calcext:value-type="float">
            <text:p>1885.24231</text:p>
          </table:table-cell>
          <table:table-cell office:value-type="float" office:value="1791.936768" calcext:value-type="float">
            <text:p>1791.936768</text:p>
          </table:table-cell>
          <table:table-cell office:value-type="float" office:value="1879.341309" calcext:value-type="float">
            <text:p>1879.341309</text:p>
          </table:table-cell>
          <table:table-cell table:number-columns-repeated="13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774.682373" calcext:value-type="float">
            <text:p>1774.682373</text:p>
          </table:table-cell>
          <table:table-cell office:value-type="float" office:value="1892.124512" calcext:value-type="float">
            <text:p>1892.124512</text:p>
          </table:table-cell>
          <table:table-cell office:value-type="float" office:value="1789.870117" calcext:value-type="float">
            <text:p>1789.870117</text:p>
          </table:table-cell>
          <table:table-cell office:value-type="float" office:value="1886.131714" calcext:value-type="float">
            <text:p>1886.131714</text:p>
          </table:table-cell>
          <table:table-cell table:number-columns-repeated="13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770.555786" calcext:value-type="float">
            <text:p>1770.555786</text:p>
          </table:table-cell>
          <table:table-cell office:value-type="float" office:value="1892.58374" calcext:value-type="float">
            <text:p>1892.58374</text:p>
          </table:table-cell>
          <table:table-cell office:value-type="float" office:value="1789.481689" calcext:value-type="float">
            <text:p>1789.481689</text:p>
          </table:table-cell>
          <table:table-cell office:value-type="float" office:value="1886.982544" calcext:value-type="float">
            <text:p>1886.982544</text:p>
          </table:table-cell>
          <table:table-cell table:number-columns-repeated="13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772.45166" calcext:value-type="float">
            <text:p>1772.45166</text:p>
          </table:table-cell>
          <table:table-cell office:value-type="float" office:value="1894.057129" calcext:value-type="float">
            <text:p>1894.057129</text:p>
          </table:table-cell>
          <table:table-cell office:value-type="float" office:value="1789.697998" calcext:value-type="float">
            <text:p>1789.697998</text:p>
          </table:table-cell>
          <table:table-cell office:value-type="float" office:value="1882.577148" calcext:value-type="float">
            <text:p>1882.577148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74.904175" calcext:value-type="float">
            <text:p>1774.904175</text:p>
          </table:table-cell>
          <table:table-cell office:value-type="float" office:value="1889.780762" calcext:value-type="float">
            <text:p>1889.780762</text:p>
          </table:table-cell>
          <table:table-cell office:value-type="float" office:value="1788.909424" calcext:value-type="float">
            <text:p>1788.909424</text:p>
          </table:table-cell>
          <table:table-cell office:value-type="float" office:value="1885.206665" calcext:value-type="float">
            <text:p>1885.206665</text:p>
          </table:table-cell>
          <table:table-cell table:number-columns-repeated="13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775.779419" calcext:value-type="float">
            <text:p>1775.779419</text:p>
          </table:table-cell>
          <table:table-cell office:value-type="float" office:value="1894.586304" calcext:value-type="float">
            <text:p>1894.586304</text:p>
          </table:table-cell>
          <table:table-cell office:value-type="float" office:value="1790.893433" calcext:value-type="float">
            <text:p>1790.893433</text:p>
          </table:table-cell>
          <table:table-cell office:value-type="float" office:value="1889.514404" calcext:value-type="float">
            <text:p>1889.514404</text:p>
          </table:table-cell>
          <table:table-cell table:number-columns-repeated="13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773.302002" calcext:value-type="float">
            <text:p>1773.302002</text:p>
          </table:table-cell>
          <table:table-cell office:value-type="float" office:value="1895.730225" calcext:value-type="float">
            <text:p>1895.730225</text:p>
          </table:table-cell>
          <table:table-cell office:value-type="float" office:value="1789.499756" calcext:value-type="float">
            <text:p>1789.499756</text:p>
          </table:table-cell>
          <table:table-cell office:value-type="float" office:value="1887.624268" calcext:value-type="float">
            <text:p>1887.624268</text:p>
          </table:table-cell>
          <table:table-cell table:number-columns-repeated="13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777.03186" calcext:value-type="float">
            <text:p>1777.03186</text:p>
          </table:table-cell>
          <table:table-cell office:value-type="float" office:value="1894.363525" calcext:value-type="float">
            <text:p>1894.363525</text:p>
          </table:table-cell>
          <table:table-cell office:value-type="float" office:value="1794.059937" calcext:value-type="float">
            <text:p>1794.059937</text:p>
          </table:table-cell>
          <table:table-cell office:value-type="float" office:value="1884.875244" calcext:value-type="float">
            <text:p>1884.875244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776.759277" calcext:value-type="float">
            <text:p>1776.759277</text:p>
          </table:table-cell>
          <table:table-cell office:value-type="float" office:value="1894.205811" calcext:value-type="float">
            <text:p>1894.205811</text:p>
          </table:table-cell>
          <table:table-cell office:value-type="float" office:value="1792.483154" calcext:value-type="float">
            <text:p>1792.483154</text:p>
          </table:table-cell>
          <table:table-cell office:value-type="float" office:value="1892.127441" calcext:value-type="float">
            <text:p>1892.12744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74.967041" calcext:value-type="float">
            <text:p>1774.967041</text:p>
          </table:table-cell>
          <table:table-cell office:value-type="float" office:value="1895.522949" calcext:value-type="float">
            <text:p>1895.522949</text:p>
          </table:table-cell>
          <table:table-cell office:value-type="float" office:value="1793.572754" calcext:value-type="float">
            <text:p>1793.572754</text:p>
          </table:table-cell>
          <table:table-cell office:value-type="float" office:value="1889.300537" calcext:value-type="float">
            <text:p>1889.300537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779.570068" calcext:value-type="float">
            <text:p>1779.570068</text:p>
          </table:table-cell>
          <table:table-cell office:value-type="float" office:value="1897.69165" calcext:value-type="float">
            <text:p>1897.69165</text:p>
          </table:table-cell>
          <table:table-cell office:value-type="float" office:value="1796.900269" calcext:value-type="float">
            <text:p>1796.900269</text:p>
          </table:table-cell>
          <table:table-cell office:value-type="float" office:value="1886.474243" calcext:value-type="float">
            <text:p>1886.474243</text:p>
          </table:table-cell>
          <table:table-cell table:number-columns-repeated="13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778.867188" calcext:value-type="float">
            <text:p>1778.867188</text:p>
          </table:table-cell>
          <table:table-cell office:value-type="float" office:value="1899.275269" calcext:value-type="float">
            <text:p>1899.275269</text:p>
          </table:table-cell>
          <table:table-cell office:value-type="float" office:value="1793.184814" calcext:value-type="float">
            <text:p>1793.184814</text:p>
          </table:table-cell>
          <table:table-cell office:value-type="float" office:value="1893.267334" calcext:value-type="float">
            <text:p>1893.267334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782.309692" calcext:value-type="float">
            <text:p>1782.309692</text:p>
          </table:table-cell>
          <table:table-cell office:value-type="float" office:value="1897.970947" calcext:value-type="float">
            <text:p>1897.970947</text:p>
          </table:table-cell>
          <table:table-cell office:value-type="float" office:value="1797.388428" calcext:value-type="float">
            <text:p>1797.388428</text:p>
          </table:table-cell>
          <table:table-cell office:value-type="float" office:value="1891.386719" calcext:value-type="float">
            <text:p>1891.386719</text:p>
          </table:table-cell>
          <table:table-cell table:number-columns-repeated="1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782.804443" calcext:value-type="float">
            <text:p>1782.804443</text:p>
          </table:table-cell>
          <table:table-cell office:value-type="float" office:value="1897.408325" calcext:value-type="float">
            <text:p>1897.408325</text:p>
          </table:table-cell>
          <table:table-cell office:value-type="float" office:value="1796.808228" calcext:value-type="float">
            <text:p>1796.808228</text:p>
          </table:table-cell>
          <table:table-cell office:value-type="float" office:value="1890.932617" calcext:value-type="float">
            <text:p>1890.932617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79.096436" calcext:value-type="float">
            <text:p>1779.096436</text:p>
          </table:table-cell>
          <table:table-cell office:value-type="float" office:value="1902.94751" calcext:value-type="float">
            <text:p>1902.94751</text:p>
          </table:table-cell>
          <table:table-cell office:value-type="float" office:value="1796.824463" calcext:value-type="float">
            <text:p>1796.824463</text:p>
          </table:table-cell>
          <table:table-cell office:value-type="float" office:value="1893.266479" calcext:value-type="float">
            <text:p>1893.266479</text:p>
          </table:table-cell>
          <table:table-cell table:number-columns-repeated="13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780.61792" calcext:value-type="float">
            <text:p>1780.61792</text:p>
          </table:table-cell>
          <table:table-cell office:value-type="float" office:value="1902.559326" calcext:value-type="float">
            <text:p>1902.559326</text:p>
          </table:table-cell>
          <table:table-cell office:value-type="float" office:value="1797.070068" calcext:value-type="float">
            <text:p>1797.070068</text:p>
          </table:table-cell>
          <table:table-cell office:value-type="float" office:value="1895.661621" calcext:value-type="float">
            <text:p>1895.661621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780.706299" calcext:value-type="float">
            <text:p>1780.706299</text:p>
          </table:table-cell>
          <table:table-cell office:value-type="float" office:value="1903.260132" calcext:value-type="float">
            <text:p>1903.260132</text:p>
          </table:table-cell>
          <table:table-cell office:value-type="float" office:value="1796.000854" calcext:value-type="float">
            <text:p>1796.000854</text:p>
          </table:table-cell>
          <table:table-cell office:value-type="float" office:value="1894.369629" calcext:value-type="float">
            <text:p>1894.369629</text:p>
          </table:table-cell>
          <table:table-cell table:number-columns-repeated="13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782.995239" calcext:value-type="float">
            <text:p>1782.995239</text:p>
          </table:table-cell>
          <table:table-cell office:value-type="float" office:value="1901.000366" calcext:value-type="float">
            <text:p>1901.000366</text:p>
          </table:table-cell>
          <table:table-cell office:value-type="float" office:value="1799.370728" calcext:value-type="float">
            <text:p>1799.370728</text:p>
          </table:table-cell>
          <table:table-cell office:value-type="float" office:value="1896.892944" calcext:value-type="float">
            <text:p>1896.892944</text:p>
          </table:table-cell>
          <table:table-cell table:number-columns-repeated="13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783.600952" calcext:value-type="float">
            <text:p>1783.600952</text:p>
          </table:table-cell>
          <table:table-cell office:value-type="float" office:value="1902.015137" calcext:value-type="float">
            <text:p>1902.015137</text:p>
          </table:table-cell>
          <table:table-cell office:value-type="float" office:value="1801.786377" calcext:value-type="float">
            <text:p>1801.786377</text:p>
          </table:table-cell>
          <table:table-cell office:value-type="float" office:value="1892.48999" calcext:value-type="float">
            <text:p>1892.48999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81.964111" calcext:value-type="float">
            <text:p>1781.964111</text:p>
          </table:table-cell>
          <table:table-cell office:value-type="float" office:value="1903.852539" calcext:value-type="float">
            <text:p>1903.852539</text:p>
          </table:table-cell>
          <table:table-cell office:value-type="float" office:value="1799.883545" calcext:value-type="float">
            <text:p>1799.883545</text:p>
          </table:table-cell>
          <table:table-cell office:value-type="float" office:value="1894.880371" calcext:value-type="float">
            <text:p>1894.880371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781.503784" calcext:value-type="float">
            <text:p>1781.503784</text:p>
          </table:table-cell>
          <table:table-cell office:value-type="float" office:value="1905.89624" calcext:value-type="float">
            <text:p>1905.89624</text:p>
          </table:table-cell>
          <table:table-cell office:value-type="float" office:value="1798.334229" calcext:value-type="float">
            <text:p>1798.334229</text:p>
          </table:table-cell>
          <table:table-cell office:value-type="float" office:value="1900.858398" calcext:value-type="float">
            <text:p>1900.858398</text:p>
          </table:table-cell>
          <table:table-cell table:number-columns-repeated="13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783.263184" calcext:value-type="float">
            <text:p>1783.263184</text:p>
          </table:table-cell>
          <table:table-cell office:value-type="float" office:value="1904.743042" calcext:value-type="float">
            <text:p>1904.743042</text:p>
          </table:table-cell>
          <table:table-cell office:value-type="float" office:value="1798.80249" calcext:value-type="float">
            <text:p>1798.80249</text:p>
          </table:table-cell>
          <table:table-cell office:value-type="float" office:value="1895.295044" calcext:value-type="float">
            <text:p>1895.295044</text:p>
          </table:table-cell>
          <table:table-cell table:number-columns-repeated="13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783.526489" calcext:value-type="float">
            <text:p>1783.526489</text:p>
          </table:table-cell>
          <table:table-cell office:value-type="float" office:value="1902.015137" calcext:value-type="float">
            <text:p>1902.015137</text:p>
          </table:table-cell>
          <table:table-cell office:value-type="float" office:value="1800.097778" calcext:value-type="float">
            <text:p>1800.097778</text:p>
          </table:table-cell>
          <table:table-cell office:value-type="float" office:value="1897.619629" calcext:value-type="float">
            <text:p>1897.619629</text:p>
          </table:table-cell>
          <table:table-cell table:number-columns-repeated="13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785.760498" calcext:value-type="float">
            <text:p>1785.760498</text:p>
          </table:table-cell>
          <table:table-cell office:value-type="float" office:value="1904.324341" calcext:value-type="float">
            <text:p>1904.324341</text:p>
          </table:table-cell>
          <table:table-cell office:value-type="float" office:value="1800.208496" calcext:value-type="float">
            <text:p>1800.208496</text:p>
          </table:table-cell>
          <table:table-cell office:value-type="float" office:value="1897.656616" calcext:value-type="float">
            <text:p>1897.656616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82.287598" calcext:value-type="float">
            <text:p>1782.287598</text:p>
          </table:table-cell>
          <table:table-cell office:value-type="float" office:value="1904.722778" calcext:value-type="float">
            <text:p>1904.722778</text:p>
          </table:table-cell>
          <table:table-cell office:value-type="float" office:value="1799.553833" calcext:value-type="float">
            <text:p>1799.553833</text:p>
          </table:table-cell>
          <table:table-cell office:value-type="float" office:value="1898.319092" calcext:value-type="float">
            <text:p>1898.319092</text:p>
          </table:table-cell>
          <table:table-cell table:number-columns-repeated="13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783.800415" calcext:value-type="float">
            <text:p>1783.800415</text:p>
          </table:table-cell>
          <table:table-cell office:value-type="float" office:value="1902.729492" calcext:value-type="float">
            <text:p>1902.729492</text:p>
          </table:table-cell>
          <table:table-cell office:value-type="float" office:value="1802.133545" calcext:value-type="float">
            <text:p>1802.133545</text:p>
          </table:table-cell>
          <table:table-cell office:value-type="float" office:value="1899.078125" calcext:value-type="float">
            <text:p>1899.078125</text:p>
          </table:table-cell>
          <table:table-cell table:number-columns-repeated="13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783.263306" calcext:value-type="float">
            <text:p>1783.263306</text:p>
          </table:table-cell>
          <table:table-cell office:value-type="float" office:value="1907.781494" calcext:value-type="float">
            <text:p>1907.781494</text:p>
          </table:table-cell>
          <table:table-cell office:value-type="float" office:value="1799.749023" calcext:value-type="float">
            <text:p>1799.749023</text:p>
          </table:table-cell>
          <table:table-cell office:value-type="float" office:value="1899.904541" calcext:value-type="float">
            <text:p>1899.904541</text:p>
          </table:table-cell>
          <table:table-cell table:number-columns-repeated="13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786.198608" calcext:value-type="float">
            <text:p>1786.198608</text:p>
          </table:table-cell>
          <table:table-cell office:value-type="float" office:value="1905.419189" calcext:value-type="float">
            <text:p>1905.419189</text:p>
          </table:table-cell>
          <table:table-cell office:value-type="float" office:value="1801.104492" calcext:value-type="float">
            <text:p>1801.104492</text:p>
          </table:table-cell>
          <table:table-cell office:value-type="float" office:value="1899.516968" calcext:value-type="float">
            <text:p>1899.516968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784.812012" calcext:value-type="float">
            <text:p>1784.812012</text:p>
          </table:table-cell>
          <table:table-cell office:value-type="float" office:value="1904.056152" calcext:value-type="float">
            <text:p>1904.056152</text:p>
          </table:table-cell>
          <table:table-cell office:value-type="float" office:value="1803.846436" calcext:value-type="float">
            <text:p>1803.846436</text:p>
          </table:table-cell>
          <table:table-cell office:value-type="float" office:value="1898.146484" calcext:value-type="float">
            <text:p>1898.146484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8.00354" calcext:value-type="float">
            <text:p>1788.00354</text:p>
          </table:table-cell>
          <table:table-cell office:value-type="float" office:value="1904.403076" calcext:value-type="float">
            <text:p>1904.403076</text:p>
          </table:table-cell>
          <table:table-cell office:value-type="float" office:value="1802.404297" calcext:value-type="float">
            <text:p>1802.404297</text:p>
          </table:table-cell>
          <table:table-cell office:value-type="float" office:value="1894.692139" calcext:value-type="float">
            <text:p>1894.692139</text:p>
          </table:table-cell>
          <table:table-cell table:number-columns-repeated="13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785.909546" calcext:value-type="float">
            <text:p>1785.909546</text:p>
          </table:table-cell>
          <table:table-cell office:value-type="float" office:value="1905.614258" calcext:value-type="float">
            <text:p>1905.614258</text:p>
          </table:table-cell>
          <table:table-cell office:value-type="float" office:value="1800.346069" calcext:value-type="float">
            <text:p>1800.346069</text:p>
          </table:table-cell>
          <table:table-cell office:value-type="float" office:value="1900.004639" calcext:value-type="float">
            <text:p>1900.004639</text:p>
          </table:table-cell>
          <table:table-cell table:number-columns-repeated="13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773.413574" calcext:value-type="float">
            <text:p>1773.413574</text:p>
          </table:table-cell>
          <table:table-cell office:value-type="float" office:value="1859.252563" calcext:value-type="float">
            <text:p>1859.252563</text:p>
          </table:table-cell>
          <table:table-cell office:value-type="float" office:value="1791.750488" calcext:value-type="float">
            <text:p>1791.750488</text:p>
          </table:table-cell>
          <table:table-cell office:value-type="float" office:value="1850.350098" calcext:value-type="float">
            <text:p>1850.350098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726.717041" calcext:value-type="float">
            <text:p>1726.717041</text:p>
          </table:table-cell>
          <table:table-cell office:value-type="float" office:value="1887.358398" calcext:value-type="float">
            <text:p>1887.358398</text:p>
          </table:table-cell>
          <table:table-cell office:value-type="float" office:value="1738.671875" calcext:value-type="float">
            <text:p>1738.671875</text:p>
          </table:table-cell>
          <table:table-cell office:value-type="float" office:value="1886.482422" calcext:value-type="float">
            <text:p>1886.482422</text:p>
          </table:table-cell>
          <table:table-cell table:number-columns-repeated="13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708.045898" calcext:value-type="float">
            <text:p>1708.045898</text:p>
          </table:table-cell>
          <table:table-cell office:value-type="float" office:value="1842.65332" calcext:value-type="float">
            <text:p>1842.65332</text:p>
          </table:table-cell>
          <table:table-cell office:value-type="float" office:value="1725.479004" calcext:value-type="float">
            <text:p>1725.479004</text:p>
          </table:table-cell>
          <table:table-cell office:value-type="float" office:value="1841.787354" calcext:value-type="float">
            <text:p>1841.787354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6.680908" calcext:value-type="float">
            <text:p>1716.680908</text:p>
          </table:table-cell>
          <table:table-cell office:value-type="float" office:value="1813.301147" calcext:value-type="float">
            <text:p>1813.301147</text:p>
          </table:table-cell>
          <table:table-cell office:value-type="float" office:value="1730.682251" calcext:value-type="float">
            <text:p>1730.682251</text:p>
          </table:table-cell>
          <table:table-cell office:value-type="float" office:value="1807.338379" calcext:value-type="float">
            <text:p>1807.338379</text:p>
          </table:table-cell>
          <table:table-cell table:number-columns-repeated="13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688.824951" calcext:value-type="float">
            <text:p>1688.824951</text:p>
          </table:table-cell>
          <table:table-cell office:value-type="float" office:value="1816.659546" calcext:value-type="float">
            <text:p>1816.659546</text:p>
          </table:table-cell>
          <table:table-cell office:value-type="float" office:value="1702.013428" calcext:value-type="float">
            <text:p>1702.013428</text:p>
          </table:table-cell>
          <table:table-cell office:value-type="float" office:value="1814.953613" calcext:value-type="float">
            <text:p>1814.953613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673.749512" calcext:value-type="float">
            <text:p>1673.749512</text:p>
          </table:table-cell>
          <table:table-cell office:value-type="float" office:value="1785.560303" calcext:value-type="float">
            <text:p>1785.560303</text:p>
          </table:table-cell>
          <table:table-cell office:value-type="float" office:value="1684.330933" calcext:value-type="float">
            <text:p>1684.330933</text:p>
          </table:table-cell>
          <table:table-cell office:value-type="float" office:value="1786.630493" calcext:value-type="float">
            <text:p>1786.630493</text:p>
          </table:table-cell>
          <table:table-cell table:number-columns-repeated="13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673.81897" calcext:value-type="float">
            <text:p>1673.81897</text:p>
          </table:table-cell>
          <table:table-cell office:value-type="float" office:value="1760.605713" calcext:value-type="float">
            <text:p>1760.605713</text:p>
          </table:table-cell>
          <table:table-cell office:value-type="float" office:value="1683.845703" calcext:value-type="float">
            <text:p>1683.845703</text:p>
          </table:table-cell>
          <table:table-cell office:value-type="float" office:value="1757.077148" calcext:value-type="float">
            <text:p>1757.077148</text:p>
          </table:table-cell>
          <table:table-cell table:number-columns-repeated="13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646.560791" calcext:value-type="float">
            <text:p>1646.560791</text:p>
          </table:table-cell>
          <table:table-cell office:value-type="float" office:value="1768.806763" calcext:value-type="float">
            <text:p>1768.806763</text:p>
          </table:table-cell>
          <table:table-cell office:value-type="float" office:value="1667.530762" calcext:value-type="float">
            <text:p>1667.530762</text:p>
          </table:table-cell>
          <table:table-cell office:value-type="float" office:value="1758.581055" calcext:value-type="float">
            <text:p>1758.581055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47.505737" calcext:value-type="float">
            <text:p>1647.505737</text:p>
          </table:table-cell>
          <table:table-cell office:value-type="float" office:value="1738.262085" calcext:value-type="float">
            <text:p>1738.262085</text:p>
          </table:table-cell>
          <table:table-cell office:value-type="float" office:value="1651.118774" calcext:value-type="float">
            <text:p>1651.118774</text:p>
          </table:table-cell>
          <table:table-cell office:value-type="float" office:value="1732.532349" calcext:value-type="float">
            <text:p>1732.532349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641.358398" calcext:value-type="float">
            <text:p>1641.358398</text:p>
          </table:table-cell>
          <table:table-cell office:value-type="float" office:value="1719.414673" calcext:value-type="float">
            <text:p>1719.414673</text:p>
          </table:table-cell>
          <table:table-cell office:value-type="float" office:value="1652.018555" calcext:value-type="float">
            <text:p>1652.018555</text:p>
          </table:table-cell>
          <table:table-cell office:value-type="float" office:value="1725.48291" calcext:value-type="float">
            <text:p>1725.48291</text:p>
          </table:table-cell>
          <table:table-cell table:number-columns-repeated="13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631.349121" calcext:value-type="float">
            <text:p>1631.349121</text:p>
          </table:table-cell>
          <table:table-cell office:value-type="float" office:value="1715.41748" calcext:value-type="float">
            <text:p>1715.41748</text:p>
          </table:table-cell>
          <table:table-cell office:value-type="float" office:value="1638.259155" calcext:value-type="float">
            <text:p>1638.259155</text:p>
          </table:table-cell>
          <table:table-cell office:value-type="float" office:value="1713.401855" calcext:value-type="float">
            <text:p>1713.401855</text:p>
          </table:table-cell>
          <table:table-cell table:number-columns-repeated="13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619.944092" calcext:value-type="float">
            <text:p>1619.944092</text:p>
          </table:table-cell>
          <table:table-cell office:value-type="float" office:value="1705.468262" calcext:value-type="float">
            <text:p>1705.468262</text:p>
          </table:table-cell>
          <table:table-cell office:value-type="float" office:value="1633.744751" calcext:value-type="float">
            <text:p>1633.744751</text:p>
          </table:table-cell>
          <table:table-cell office:value-type="float" office:value="1701.976929" calcext:value-type="float">
            <text:p>1701.976929</text:p>
          </table:table-cell>
          <table:table-cell table:number-columns-repeated="13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615.883179" calcext:value-type="float">
            <text:p>1615.883179</text:p>
          </table:table-cell>
          <table:table-cell office:value-type="float" office:value="1689.168213" calcext:value-type="float">
            <text:p>1689.168213</text:p>
          </table:table-cell>
          <table:table-cell office:value-type="float" office:value="1627.123779" calcext:value-type="float">
            <text:p>1627.123779</text:p>
          </table:table-cell>
          <table:table-cell office:value-type="float" office:value="1686.743652" calcext:value-type="float">
            <text:p>1686.743652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09.505859" calcext:value-type="float">
            <text:p>1609.505859</text:p>
          </table:table-cell>
          <table:table-cell office:value-type="float" office:value="1683.897095" calcext:value-type="float">
            <text:p>1683.897095</text:p>
          </table:table-cell>
          <table:table-cell office:value-type="float" office:value="1612.00354" calcext:value-type="float">
            <text:p>1612.00354</text:p>
          </table:table-cell>
          <table:table-cell office:value-type="float" office:value="1677.985107" calcext:value-type="float">
            <text:p>1677.985107</text:p>
          </table:table-cell>
          <table:table-cell table:number-columns-repeated="13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606.740234" calcext:value-type="float">
            <text:p>1606.740234</text:p>
          </table:table-cell>
          <table:table-cell office:value-type="float" office:value="1668.832275" calcext:value-type="float">
            <text:p>1668.832275</text:p>
          </table:table-cell>
          <table:table-cell office:value-type="float" office:value="1612.351929" calcext:value-type="float">
            <text:p>1612.351929</text:p>
          </table:table-cell>
          <table:table-cell office:value-type="float" office:value="1669.052002" calcext:value-type="float">
            <text:p>1669.052002</text:p>
          </table:table-cell>
          <table:table-cell table:number-columns-repeated="13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599.389282" calcext:value-type="float">
            <text:p>1599.389282</text:p>
          </table:table-cell>
          <table:table-cell office:value-type="float" office:value="1663.225342" calcext:value-type="float">
            <text:p>1663.225342</text:p>
          </table:table-cell>
          <table:table-cell office:value-type="float" office:value="1610.518555" calcext:value-type="float">
            <text:p>1610.518555</text:p>
          </table:table-cell>
          <table:table-cell office:value-type="float" office:value="1662.509399" calcext:value-type="float">
            <text:p>1662.509399</text:p>
          </table:table-cell>
          <table:table-cell table:number-columns-repeated="1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595.869141" calcext:value-type="float">
            <text:p>1595.869141</text:p>
          </table:table-cell>
          <table:table-cell office:value-type="float" office:value="1653.146484" calcext:value-type="float">
            <text:p>1653.146484</text:p>
          </table:table-cell>
          <table:table-cell office:value-type="float" office:value="1606.579834" calcext:value-type="float">
            <text:p>1606.579834</text:p>
          </table:table-cell>
          <table:table-cell office:value-type="float" office:value="1650.834961" calcext:value-type="float">
            <text:p>1650.834961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595.123657" calcext:value-type="float">
            <text:p>1595.123657</text:p>
          </table:table-cell>
          <table:table-cell office:value-type="float" office:value="1649.369873" calcext:value-type="float">
            <text:p>1649.369873</text:p>
          </table:table-cell>
          <table:table-cell office:value-type="float" office:value="1597.842651" calcext:value-type="float">
            <text:p>1597.842651</text:p>
          </table:table-cell>
          <table:table-cell office:value-type="float" office:value="1647.47522" calcext:value-type="float">
            <text:p>1647.47522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91.62854" calcext:value-type="float">
            <text:p>1591.62854</text:p>
          </table:table-cell>
          <table:table-cell office:value-type="float" office:value="1638.370605" calcext:value-type="float">
            <text:p>1638.370605</text:p>
          </table:table-cell>
          <table:table-cell office:value-type="float" office:value="1596.890015" calcext:value-type="float">
            <text:p>1596.890015</text:p>
          </table:table-cell>
          <table:table-cell office:value-type="float" office:value="1639.804565" calcext:value-type="float">
            <text:p>1639.804565</text:p>
          </table:table-cell>
          <table:table-cell table:number-columns-repeated="13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586.354858" calcext:value-type="float">
            <text:p>1586.354858</text:p>
          </table:table-cell>
          <table:table-cell office:value-type="float" office:value="1631.071045" calcext:value-type="float">
            <text:p>1631.071045</text:p>
          </table:table-cell>
          <table:table-cell office:value-type="float" office:value="1593.910767" calcext:value-type="float">
            <text:p>1593.910767</text:p>
          </table:table-cell>
          <table:table-cell office:value-type="float" office:value="1633.678589" calcext:value-type="float">
            <text:p>1633.678589</text:p>
          </table:table-cell>
          <table:table-cell table:number-columns-repeated="13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582.779907" calcext:value-type="float">
            <text:p>1582.779907</text:p>
          </table:table-cell>
          <table:table-cell office:value-type="float" office:value="1633.69519" calcext:value-type="float">
            <text:p>1633.69519</text:p>
          </table:table-cell>
          <table:table-cell office:value-type="float" office:value="1585.062256" calcext:value-type="float">
            <text:p>1585.062256</text:p>
          </table:table-cell>
          <table:table-cell office:value-type="float" office:value="1629.389893" calcext:value-type="float">
            <text:p>1629.389893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584.204834" calcext:value-type="float">
            <text:p>1584.204834</text:p>
          </table:table-cell>
          <table:table-cell office:value-type="float" office:value="1619.666504" calcext:value-type="float">
            <text:p>1619.666504</text:p>
          </table:table-cell>
          <table:table-cell office:value-type="float" office:value="1586.915527" calcext:value-type="float">
            <text:p>1586.915527</text:p>
          </table:table-cell>
          <table:table-cell office:value-type="float" office:value="1625.692505" calcext:value-type="float">
            <text:p>1625.692505</text:p>
          </table:table-cell>
          <table:table-cell table:number-columns-repeated="1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575.443481" calcext:value-type="float">
            <text:p>1575.443481</text:p>
          </table:table-cell>
          <table:table-cell office:value-type="float" office:value="1618.617676" calcext:value-type="float">
            <text:p>1618.617676</text:p>
          </table:table-cell>
          <table:table-cell office:value-type="float" office:value="1587.880859" calcext:value-type="float">
            <text:p>1587.880859</text:p>
          </table:table-cell>
          <table:table-cell office:value-type="float" office:value="1618.85083" calcext:value-type="float">
            <text:p>1618.85083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79.953979" calcext:value-type="float">
            <text:p>1579.953979</text:p>
          </table:table-cell>
          <table:table-cell office:value-type="float" office:value="1609.49231" calcext:value-type="float">
            <text:p>1609.49231</text:p>
          </table:table-cell>
          <table:table-cell office:value-type="float" office:value="1580.978638" calcext:value-type="float">
            <text:p>1580.978638</text:p>
          </table:table-cell>
          <table:table-cell office:value-type="float" office:value="1615.565186" calcext:value-type="float">
            <text:p>1615.565186</text:p>
          </table:table-cell>
          <table:table-cell table:number-columns-repeated="1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571.073975" calcext:value-type="float">
            <text:p>1571.073975</text:p>
          </table:table-cell>
          <table:table-cell office:value-type="float" office:value="1612.541382" calcext:value-type="float">
            <text:p>1612.541382</text:p>
          </table:table-cell>
          <table:table-cell office:value-type="float" office:value="1583.461548" calcext:value-type="float">
            <text:p>1583.461548</text:p>
          </table:table-cell>
          <table:table-cell office:value-type="float" office:value="1611.924805" calcext:value-type="float">
            <text:p>1611.924805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576.43396" calcext:value-type="float">
            <text:p>1576.43396</text:p>
          </table:table-cell>
          <table:table-cell office:value-type="float" office:value="1600.584839" calcext:value-type="float">
            <text:p>1600.584839</text:p>
          </table:table-cell>
          <table:table-cell office:value-type="float" office:value="1579.770752" calcext:value-type="float">
            <text:p>1579.770752</text:p>
          </table:table-cell>
          <table:table-cell office:value-type="float" office:value="1608.814331" calcext:value-type="float">
            <text:p>1608.814331</text:p>
          </table:table-cell>
          <table:table-cell table:number-columns-repeated="13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572.922852" calcext:value-type="float">
            <text:p>1572.922852</text:p>
          </table:table-cell>
          <table:table-cell office:value-type="float" office:value="1602.829224" calcext:value-type="float">
            <text:p>1602.829224</text:p>
          </table:table-cell>
          <table:table-cell office:value-type="float" office:value="1578.456177" calcext:value-type="float">
            <text:p>1578.456177</text:p>
          </table:table-cell>
          <table:table-cell office:value-type="float" office:value="1605.972412" calcext:value-type="float">
            <text:p>1605.972412</text:p>
          </table:table-cell>
          <table:table-cell table:number-columns-repeated="13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566.84729" calcext:value-type="float">
            <text:p>1566.84729</text:p>
          </table:table-cell>
          <table:table-cell office:value-type="float" office:value="1601.564209" calcext:value-type="float">
            <text:p>1601.564209</text:p>
          </table:table-cell>
          <table:table-cell office:value-type="float" office:value="1575.182373" calcext:value-type="float">
            <text:p>1575.182373</text:p>
          </table:table-cell>
          <table:table-cell office:value-type="float" office:value="1604.252319" calcext:value-type="float">
            <text:p>1604.252319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69.480469" calcext:value-type="float">
            <text:p>1569.480469</text:p>
          </table:table-cell>
          <table:table-cell office:value-type="float" office:value="1594.291504" calcext:value-type="float">
            <text:p>1594.291504</text:p>
          </table:table-cell>
          <table:table-cell office:value-type="float" office:value="1575.617432" calcext:value-type="float">
            <text:p>1575.617432</text:p>
          </table:table-cell>
          <table:table-cell office:value-type="float" office:value="1600.791138" calcext:value-type="float">
            <text:p>1600.791138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569.484497" calcext:value-type="float">
            <text:p>1569.484497</text:p>
          </table:table-cell>
          <table:table-cell office:value-type="float" office:value="1594.103394" calcext:value-type="float">
            <text:p>1594.103394</text:p>
          </table:table-cell>
          <table:table-cell office:value-type="float" office:value="1572.401611" calcext:value-type="float">
            <text:p>1572.401611</text:p>
          </table:table-cell>
          <table:table-cell office:value-type="float" office:value="1600.299561" calcext:value-type="float">
            <text:p>1600.299561</text:p>
          </table:table-cell>
          <table:table-cell table:number-columns-repeated="13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569.847046" calcext:value-type="float">
            <text:p>1569.847046</text:p>
          </table:table-cell>
          <table:table-cell office:value-type="float" office:value="1585.150024" calcext:value-type="float">
            <text:p>1585.150024</text:p>
          </table:table-cell>
          <table:table-cell office:value-type="float" office:value="1575.69751" calcext:value-type="float">
            <text:p>1575.69751</text:p>
          </table:table-cell>
          <table:table-cell office:value-type="float" office:value="1592.133667" calcext:value-type="float">
            <text:p>1592.133667</text:p>
          </table:table-cell>
          <table:table-cell table:number-columns-repeated="13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568.617432" calcext:value-type="float">
            <text:p>1568.617432</text:p>
          </table:table-cell>
          <table:table-cell office:value-type="float" office:value="1587.456421" calcext:value-type="float">
            <text:p>1587.456421</text:p>
          </table:table-cell>
          <table:table-cell office:value-type="float" office:value="1571.349731" calcext:value-type="float">
            <text:p>1571.349731</text:p>
          </table:table-cell>
          <table:table-cell office:value-type="float" office:value="1595.380127" calcext:value-type="float">
            <text:p>1595.380127</text:p>
          </table:table-cell>
          <table:table-cell table:number-columns-repeated="13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571.27771" calcext:value-type="float">
            <text:p>1571.27771</text:p>
          </table:table-cell>
          <table:table-cell office:value-type="float" office:value="1587.418213" calcext:value-type="float">
            <text:p>1587.418213</text:p>
          </table:table-cell>
          <table:table-cell office:value-type="float" office:value="1565.343994" calcext:value-type="float">
            <text:p>1565.343994</text:p>
          </table:table-cell>
          <table:table-cell office:value-type="float" office:value="1583.04895" calcext:value-type="float">
            <text:p>1583.04895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67.829468" calcext:value-type="float">
            <text:p>1567.829468</text:p>
          </table:table-cell>
          <table:table-cell office:value-type="float" office:value="1588.515747" calcext:value-type="float">
            <text:p>1588.515747</text:p>
          </table:table-cell>
          <table:table-cell office:value-type="float" office:value="1567.797607" calcext:value-type="float">
            <text:p>1567.797607</text:p>
          </table:table-cell>
          <table:table-cell office:value-type="float" office:value="1584.83374" calcext:value-type="float">
            <text:p>1584.83374</text:p>
          </table:table-cell>
          <table:table-cell table:number-columns-repeated="13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565.69812" calcext:value-type="float">
            <text:p>1565.69812</text:p>
          </table:table-cell>
          <table:table-cell office:value-type="float" office:value="1587.750732" calcext:value-type="float">
            <text:p>1587.750732</text:p>
          </table:table-cell>
          <table:table-cell office:value-type="float" office:value="1571.197021" calcext:value-type="float">
            <text:p>1571.197021</text:p>
          </table:table-cell>
          <table:table-cell office:value-type="float" office:value="1586.087524" calcext:value-type="float">
            <text:p>1586.087524</text:p>
          </table:table-cell>
          <table:table-cell table:number-columns-repeated="1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569.419922" calcext:value-type="float">
            <text:p>1569.419922</text:p>
          </table:table-cell>
          <table:table-cell office:value-type="float" office:value="1582.755005" calcext:value-type="float">
            <text:p>1582.755005</text:p>
          </table:table-cell>
          <table:table-cell office:value-type="float" office:value="1567.493896" calcext:value-type="float">
            <text:p>1567.493896</text:p>
          </table:table-cell>
          <table:table-cell office:value-type="float" office:value="1587.009644" calcext:value-type="float">
            <text:p>1587.009644</text:p>
          </table:table-cell>
          <table:table-cell table:number-columns-repeated="13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568.539185" calcext:value-type="float">
            <text:p>1568.539185</text:p>
          </table:table-cell>
          <table:table-cell office:value-type="float" office:value="1579.659546" calcext:value-type="float">
            <text:p>1579.659546</text:p>
          </table:table-cell>
          <table:table-cell office:value-type="float" office:value="1572.477417" calcext:value-type="float">
            <text:p>1572.477417</text:p>
          </table:table-cell>
          <table:table-cell office:value-type="float" office:value="1577.73999" calcext:value-type="float">
            <text:p>1577.73999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567.326904" calcext:value-type="float">
            <text:p>1567.326904</text:p>
          </table:table-cell>
          <table:table-cell office:value-type="float" office:value="1582.73645" calcext:value-type="float">
            <text:p>1582.73645</text:p>
          </table:table-cell>
          <table:table-cell office:value-type="float" office:value="1568.004639" calcext:value-type="float">
            <text:p>1568.004639</text:p>
          </table:table-cell>
          <table:table-cell office:value-type="float" office:value="1582.943848" calcext:value-type="float">
            <text:p>1582.943848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68.923218" calcext:value-type="float">
            <text:p>1568.923218</text:p>
          </table:table-cell>
          <table:table-cell office:value-type="float" office:value="1580.209839" calcext:value-type="float">
            <text:p>1580.209839</text:p>
          </table:table-cell>
          <table:table-cell office:value-type="float" office:value="1566.379883" calcext:value-type="float">
            <text:p>1566.379883</text:p>
          </table:table-cell>
          <table:table-cell office:value-type="float" office:value="1581.114136" calcext:value-type="float">
            <text:p>1581.114136</text:p>
          </table:table-cell>
          <table:table-cell table:number-columns-repeated="13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568.443726" calcext:value-type="float">
            <text:p>1568.443726</text:p>
          </table:table-cell>
          <table:table-cell office:value-type="float" office:value="1578.786743" calcext:value-type="float">
            <text:p>1578.786743</text:p>
          </table:table-cell>
          <table:table-cell office:value-type="float" office:value="1566.549438" calcext:value-type="float">
            <text:p>1566.549438</text:p>
          </table:table-cell>
          <table:table-cell office:value-type="float" office:value="1579.651245" calcext:value-type="float">
            <text:p>1579.651245</text:p>
          </table:table-cell>
          <table:table-cell table:number-columns-repeated="13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566.19104" calcext:value-type="float">
            <text:p>1566.19104</text:p>
          </table:table-cell>
          <table:table-cell office:value-type="float" office:value="1577.769287" calcext:value-type="float">
            <text:p>1577.769287</text:p>
          </table:table-cell>
          <table:table-cell office:value-type="float" office:value="1564.901733" calcext:value-type="float">
            <text:p>1564.901733</text:p>
          </table:table-cell>
          <table:table-cell office:value-type="float" office:value="1575.927124" calcext:value-type="float">
            <text:p>1575.927124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563.524536" calcext:value-type="float">
            <text:p>1563.524536</text:p>
          </table:table-cell>
          <table:table-cell office:value-type="float" office:value="1578.909302" calcext:value-type="float">
            <text:p>1578.909302</text:p>
          </table:table-cell>
          <table:table-cell office:value-type="float" office:value="1567.490967" calcext:value-type="float">
            <text:p>1567.490967</text:p>
          </table:table-cell>
          <table:table-cell office:value-type="float" office:value="1577.302368" calcext:value-type="float">
            <text:p>1577.302368</text:p>
          </table:table-cell>
          <table:table-cell table:number-columns-repeated="13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567.655273" calcext:value-type="float">
            <text:p>1567.655273</text:p>
          </table:table-cell>
          <table:table-cell office:value-type="float" office:value="1575.718506" calcext:value-type="float">
            <text:p>1575.718506</text:p>
          </table:table-cell>
          <table:table-cell office:value-type="float" office:value="1568.033691" calcext:value-type="float">
            <text:p>1568.033691</text:p>
          </table:table-cell>
          <table:table-cell office:value-type="float" office:value="1577.733154" calcext:value-type="float">
            <text:p>1577.733154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6.893433" calcext:value-type="float">
            <text:p>1566.893433</text:p>
          </table:table-cell>
          <table:table-cell office:value-type="float" office:value="1573.691772" calcext:value-type="float">
            <text:p>1573.691772</text:p>
          </table:table-cell>
          <table:table-cell office:value-type="float" office:value="1565.966309" calcext:value-type="float">
            <text:p>1565.966309</text:p>
          </table:table-cell>
          <table:table-cell office:value-type="float" office:value="1575.908569" calcext:value-type="float">
            <text:p>1575.908569</text:p>
          </table:table-cell>
          <table:table-cell table:number-columns-repeated="13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566.581909" calcext:value-type="float">
            <text:p>1566.581909</text:p>
          </table:table-cell>
          <table:table-cell office:value-type="float" office:value="1572.567993" calcext:value-type="float">
            <text:p>1572.567993</text:p>
          </table:table-cell>
          <table:table-cell office:value-type="float" office:value="1566.507812" calcext:value-type="float">
            <text:p>1566.507812</text:p>
          </table:table-cell>
          <table:table-cell office:value-type="float" office:value="1574.890747" calcext:value-type="float">
            <text:p>1574.890747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568.379272" calcext:value-type="float">
            <text:p>1568.379272</text:p>
          </table:table-cell>
          <table:table-cell office:value-type="float" office:value="1570.37561" calcext:value-type="float">
            <text:p>1570.37561</text:p>
          </table:table-cell>
          <table:table-cell office:value-type="float" office:value="1568.325928" calcext:value-type="float">
            <text:p>1568.325928</text:p>
          </table:table-cell>
          <table:table-cell office:value-type="float" office:value="1570.830688" calcext:value-type="float">
            <text:p>1570.830688</text:p>
          </table:table-cell>
          <table:table-cell table:number-columns-repeated="13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557.255737" calcext:value-type="float">
            <text:p>1557.255737</text:p>
          </table:table-cell>
          <table:table-cell office:value-type="float" office:value="1582.789673" calcext:value-type="float">
            <text:p>1582.789673</text:p>
          </table:table-cell>
          <table:table-cell office:value-type="float" office:value="1562.805054" calcext:value-type="float">
            <text:p>1562.805054</text:p>
          </table:table-cell>
          <table:table-cell office:value-type="float" office:value="1578.527344" calcext:value-type="float">
            <text:p>1578.527344</text:p>
          </table:table-cell>
          <table:table-cell table:number-columns-repeated="13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567.688965" calcext:value-type="float">
            <text:p>1567.688965</text:p>
          </table:table-cell>
          <table:table-cell office:value-type="float" office:value="1571.865112" calcext:value-type="float">
            <text:p>1571.865112</text:p>
          </table:table-cell>
          <table:table-cell office:value-type="float" office:value="1566.930908" calcext:value-type="float">
            <text:p>1566.930908</text:p>
          </table:table-cell>
          <table:table-cell office:value-type="float" office:value="1571.498535" calcext:value-type="float">
            <text:p>1571.498535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9.953857" calcext:value-type="float">
            <text:p>1539.953857</text:p>
          </table:table-cell>
          <table:table-cell office:value-type="float" office:value="1514.019287" calcext:value-type="float">
            <text:p>1514.019287</text:p>
          </table:table-cell>
          <table:table-cell office:value-type="float" office:value="1608.148071" calcext:value-type="float">
            <text:p>1608.148071</text:p>
          </table:table-cell>
          <table:table-cell office:value-type="float" office:value="1625.436401" calcext:value-type="float">
            <text:p>1625.436401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536.500122" calcext:value-type="float">
            <text:p>1536.500122</text:p>
          </table:table-cell>
          <table:table-cell office:value-type="float" office:value="1528.253662" calcext:value-type="float">
            <text:p>1528.253662</text:p>
          </table:table-cell>
          <table:table-cell office:value-type="float" office:value="1608.80896" calcext:value-type="float">
            <text:p>1608.80896</text:p>
          </table:table-cell>
          <table:table-cell office:value-type="float" office:value="1649.865845" calcext:value-type="float">
            <text:p>1649.865845</text:p>
          </table:table-cell>
          <table:table-cell table:number-columns-repeated="1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547.441772" calcext:value-type="float">
            <text:p>1547.441772</text:p>
          </table:table-cell>
          <table:table-cell office:value-type="float" office:value="1553.291138" calcext:value-type="float">
            <text:p>1553.291138</text:p>
          </table:table-cell>
          <table:table-cell office:value-type="float" office:value="1634.78772" calcext:value-type="float">
            <text:p>1634.78772</text:p>
          </table:table-cell>
          <table:table-cell office:value-type="float" office:value="1649.412842" calcext:value-type="float">
            <text:p>1649.412842</text:p>
          </table:table-cell>
          <table:table-cell table:number-columns-repeated="13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550.535767" calcext:value-type="float">
            <text:p>1550.535767</text:p>
          </table:table-cell>
          <table:table-cell office:value-type="float" office:value="1562.393066" calcext:value-type="float">
            <text:p>1562.393066</text:p>
          </table:table-cell>
          <table:table-cell office:value-type="float" office:value="1671.041138" calcext:value-type="float">
            <text:p>1671.041138</text:p>
          </table:table-cell>
          <table:table-cell office:value-type="float" office:value="1603.294434" calcext:value-type="float">
            <text:p>1603.294434</text:p>
          </table:table-cell>
          <table:table-cell table:number-columns-repeated="13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606.475952" calcext:value-type="float">
            <text:p>1606.475952</text:p>
          </table:table-cell>
          <table:table-cell office:value-type="float" office:value="1621.408569" calcext:value-type="float">
            <text:p>1621.408569</text:p>
          </table:table-cell>
          <table:table-cell office:value-type="float" office:value="1598.890991" calcext:value-type="float">
            <text:p>1598.890991</text:p>
          </table:table-cell>
          <table:table-cell office:value-type="float" office:value="1717.809204" calcext:value-type="float">
            <text:p>1717.80920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80.562744" calcext:value-type="float">
            <text:p>1580.562744</text:p>
          </table:table-cell>
          <table:table-cell office:value-type="float" office:value="1610.034302" calcext:value-type="float">
            <text:p>1610.034302</text:p>
          </table:table-cell>
          <table:table-cell office:value-type="float" office:value="1627.981079" calcext:value-type="float">
            <text:p>1627.981079</text:p>
          </table:table-cell>
          <table:table-cell office:value-type="float" office:value="1702.664062" calcext:value-type="float">
            <text:p>1702.664062</text:p>
          </table:table-cell>
          <table:table-cell table:number-columns-repeated="1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593.32373" calcext:value-type="float">
            <text:p>1593.32373</text:p>
          </table:table-cell>
          <table:table-cell office:value-type="float" office:value="1614.18396" calcext:value-type="float">
            <text:p>1614.18396</text:p>
          </table:table-cell>
          <table:table-cell office:value-type="float" office:value="1648.531128" calcext:value-type="float">
            <text:p>1648.531128</text:p>
          </table:table-cell>
          <table:table-cell office:value-type="float" office:value="1692.400879" calcext:value-type="float">
            <text:p>1692.400879</text:p>
          </table:table-cell>
          <table:table-cell table:number-columns-repeated="13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613.826538" calcext:value-type="float">
            <text:p>1613.826538</text:p>
          </table:table-cell>
          <table:table-cell office:value-type="float" office:value="1625.57605" calcext:value-type="float">
            <text:p>1625.57605</text:p>
          </table:table-cell>
          <table:table-cell office:value-type="float" office:value="1673.910156" calcext:value-type="float">
            <text:p>1673.910156</text:p>
          </table:table-cell>
          <table:table-cell office:value-type="float" office:value="1696.256348" calcext:value-type="float">
            <text:p>1696.256348</text:p>
          </table:table-cell>
          <table:table-cell table:number-columns-repeated="13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634.039917" calcext:value-type="float">
            <text:p>1634.039917</text:p>
          </table:table-cell>
          <table:table-cell office:value-type="float" office:value="1658.197388" calcext:value-type="float">
            <text:p>1658.197388</text:p>
          </table:table-cell>
          <table:table-cell office:value-type="float" office:value="1677.721436" calcext:value-type="float">
            <text:p>1677.721436</text:p>
          </table:table-cell>
          <table:table-cell office:value-type="float" office:value="1705.929688" calcext:value-type="float">
            <text:p>1705.929688</text:p>
          </table:table-cell>
          <table:table-cell table:number-columns-repeated="13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673.026855" calcext:value-type="float">
            <text:p>1673.026855</text:p>
          </table:table-cell>
          <table:table-cell office:value-type="float" office:value="1743.936646" calcext:value-type="float">
            <text:p>1743.936646</text:p>
          </table:table-cell>
          <table:table-cell office:value-type="float" office:value="1655.755981" calcext:value-type="float">
            <text:p>1655.755981</text:p>
          </table:table-cell>
          <table:table-cell office:value-type="float" office:value="1728.693604" calcext:value-type="float">
            <text:p>1728.693604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93.298706" calcext:value-type="float">
            <text:p>1693.298706</text:p>
          </table:table-cell>
          <table:table-cell office:value-type="float" office:value="1729.920654" calcext:value-type="float">
            <text:p>1729.920654</text:p>
          </table:table-cell>
          <table:table-cell office:value-type="float" office:value="1690.087402" calcext:value-type="float">
            <text:p>1690.087402</text:p>
          </table:table-cell>
          <table:table-cell office:value-type="float" office:value="1715.924561" calcext:value-type="float">
            <text:p>1715.924561</text:p>
          </table:table-cell>
          <table:table-cell table:number-columns-repeated="13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702.923218" calcext:value-type="float">
            <text:p>1702.923218</text:p>
          </table:table-cell>
          <table:table-cell office:value-type="float" office:value="1791.037598" calcext:value-type="float">
            <text:p>1791.037598</text:p>
          </table:table-cell>
          <table:table-cell office:value-type="float" office:value="1703.891113" calcext:value-type="float">
            <text:p>1703.891113</text:p>
          </table:table-cell>
          <table:table-cell office:value-type="float" office:value="1780.12146" calcext:value-type="float">
            <text:p>1780.12146</text:p>
          </table:table-cell>
          <table:table-cell table:number-columns-repeated="13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733.321777" calcext:value-type="float">
            <text:p>1733.321777</text:p>
          </table:table-cell>
          <table:table-cell office:value-type="float" office:value="1773.171997" calcext:value-type="float">
            <text:p>1773.171997</text:p>
          </table:table-cell>
          <table:table-cell office:value-type="float" office:value="1742.856445" calcext:value-type="float">
            <text:p>1742.856445</text:p>
          </table:table-cell>
          <table:table-cell office:value-type="float" office:value="1763.608887" calcext:value-type="float">
            <text:p>1763.608887</text:p>
          </table:table-cell>
          <table:table-cell table:number-columns-repeated="13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740.237671" calcext:value-type="float">
            <text:p>1740.237671</text:p>
          </table:table-cell>
          <table:table-cell office:value-type="float" office:value="1808.737305" calcext:value-type="float">
            <text:p>1808.737305</text:p>
          </table:table-cell>
          <table:table-cell office:value-type="float" office:value="1748.671021" calcext:value-type="float">
            <text:p>1748.671021</text:p>
          </table:table-cell>
          <table:table-cell office:value-type="float" office:value="1806.754272" calcext:value-type="float">
            <text:p>1806.754272</text:p>
          </table:table-cell>
          <table:table-cell table:number-columns-repeated="13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737.535522" calcext:value-type="float">
            <text:p>1737.535522</text:p>
          </table:table-cell>
          <table:table-cell office:value-type="float" office:value="1839.523438" calcext:value-type="float">
            <text:p>1839.523438</text:p>
          </table:table-cell>
          <table:table-cell office:value-type="float" office:value="1749.799805" calcext:value-type="float">
            <text:p>1749.799805</text:p>
          </table:table-cell>
          <table:table-cell office:value-type="float" office:value="1834.766846" calcext:value-type="float">
            <text:p>1834.766846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37.414062" calcext:value-type="float">
            <text:p>1737.414062</text:p>
          </table:table-cell>
          <table:table-cell office:value-type="float" office:value="1814.682129" calcext:value-type="float">
            <text:p>1814.682129</text:p>
          </table:table-cell>
          <table:table-cell office:value-type="float" office:value="1752.111694" calcext:value-type="float">
            <text:p>1752.111694</text:p>
          </table:table-cell>
          <table:table-cell office:value-type="float" office:value="1807.675903" calcext:value-type="float">
            <text:p>1807.675903</text:p>
          </table:table-cell>
          <table:table-cell table:number-columns-repeated="13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721.975464" calcext:value-type="float">
            <text:p>1721.975464</text:p>
          </table:table-cell>
          <table:table-cell office:value-type="float" office:value="1836.087891" calcext:value-type="float">
            <text:p>1836.087891</text:p>
          </table:table-cell>
          <table:table-cell office:value-type="float" office:value="1733.584595" calcext:value-type="float">
            <text:p>1733.584595</text:p>
          </table:table-cell>
          <table:table-cell office:value-type="float" office:value="1829.616211" calcext:value-type="float">
            <text:p>1829.616211</text:p>
          </table:table-cell>
          <table:table-cell table:number-columns-repeated="13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719.666016" calcext:value-type="float">
            <text:p>1719.666016</text:p>
          </table:table-cell>
          <table:table-cell office:value-type="float" office:value="1836.192993" calcext:value-type="float">
            <text:p>1836.192993</text:p>
          </table:table-cell>
          <table:table-cell office:value-type="float" office:value="1732.452148" calcext:value-type="float">
            <text:p>1732.452148</text:p>
          </table:table-cell>
          <table:table-cell office:value-type="float" office:value="1823.168213" calcext:value-type="float">
            <text:p>1823.168213</text:p>
          </table:table-cell>
          <table:table-cell table:number-columns-repeated="13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734.518188" calcext:value-type="float">
            <text:p>1734.518188</text:p>
          </table:table-cell>
          <table:table-cell office:value-type="float" office:value="1820.037598" calcext:value-type="float">
            <text:p>1820.037598</text:p>
          </table:table-cell>
          <table:table-cell office:value-type="float" office:value="1746.635254" calcext:value-type="float">
            <text:p>1746.635254</text:p>
          </table:table-cell>
          <table:table-cell office:value-type="float" office:value="1815.560425" calcext:value-type="float">
            <text:p>1815.560425</text:p>
          </table:table-cell>
          <table:table-cell table:number-columns-repeated="13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730.294189" calcext:value-type="float">
            <text:p>1730.294189</text:p>
          </table:table-cell>
          <table:table-cell office:value-type="float" office:value="1836.156738" calcext:value-type="float">
            <text:p>1836.156738</text:p>
          </table:table-cell>
          <table:table-cell office:value-type="float" office:value="1738.5354" calcext:value-type="float">
            <text:p>1738.5354</text:p>
          </table:table-cell>
          <table:table-cell office:value-type="float" office:value="1835.235107" calcext:value-type="float">
            <text:p>1835.235107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26.946289" calcext:value-type="float">
            <text:p>1726.946289</text:p>
          </table:table-cell>
          <table:table-cell office:value-type="float" office:value="1835.985229" calcext:value-type="float">
            <text:p>1835.985229</text:p>
          </table:table-cell>
          <table:table-cell office:value-type="float" office:value="1742.839355" calcext:value-type="float">
            <text:p>1742.839355</text:p>
          </table:table-cell>
          <table:table-cell office:value-type="float" office:value="1832.82373" calcext:value-type="float">
            <text:p>1832.82373</text:p>
          </table:table-cell>
          <table:table-cell table:number-columns-repeated="13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737.182861" calcext:value-type="float">
            <text:p>1737.182861</text:p>
          </table:table-cell>
          <table:table-cell office:value-type="float" office:value="1829.400391" calcext:value-type="float">
            <text:p>1829.400391</text:p>
          </table:table-cell>
          <table:table-cell office:value-type="float" office:value="1751.702881" calcext:value-type="float">
            <text:p>1751.702881</text:p>
          </table:table-cell>
          <table:table-cell office:value-type="float" office:value="1823.985352" calcext:value-type="float">
            <text:p>1823.985352</text:p>
          </table:table-cell>
          <table:table-cell table:number-columns-repeated="13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733.572021" calcext:value-type="float">
            <text:p>1733.572021</text:p>
          </table:table-cell>
          <table:table-cell office:value-type="float" office:value="1841.83667" calcext:value-type="float">
            <text:p>1841.83667</text:p>
          </table:table-cell>
          <table:table-cell office:value-type="float" office:value="1743.791138" calcext:value-type="float">
            <text:p>1743.791138</text:p>
          </table:table-cell>
          <table:table-cell office:value-type="float" office:value="1839.030518" calcext:value-type="float">
            <text:p>1839.030518</text:p>
          </table:table-cell>
          <table:table-cell table:number-columns-repeated="13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734.286865" calcext:value-type="float">
            <text:p>1734.286865</text:p>
          </table:table-cell>
          <table:table-cell office:value-type="float" office:value="1838.031128" calcext:value-type="float">
            <text:p>1838.031128</text:p>
          </table:table-cell>
          <table:table-cell office:value-type="float" office:value="1746.586914" calcext:value-type="float">
            <text:p>1746.586914</text:p>
          </table:table-cell>
          <table:table-cell office:value-type="float" office:value="1837.269409" calcext:value-type="float">
            <text:p>1837.269409</text:p>
          </table:table-cell>
          <table:table-cell table:number-columns-repeated="13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739.73584" calcext:value-type="float">
            <text:p>1739.73584</text:p>
          </table:table-cell>
          <table:table-cell office:value-type="float" office:value="1840.481934" calcext:value-type="float">
            <text:p>1840.481934</text:p>
          </table:table-cell>
          <table:table-cell office:value-type="float" office:value="1754.272461" calcext:value-type="float">
            <text:p>1754.272461</text:p>
          </table:table-cell>
          <table:table-cell office:value-type="float" office:value="1833.446167" calcext:value-type="float">
            <text:p>1833.446167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40.499023" calcext:value-type="float">
            <text:p>1740.499023</text:p>
          </table:table-cell>
          <table:table-cell office:value-type="float" office:value="1847.773926" calcext:value-type="float">
            <text:p>1847.773926</text:p>
          </table:table-cell>
          <table:table-cell office:value-type="float" office:value="1750.933838" calcext:value-type="float">
            <text:p>1750.933838</text:p>
          </table:table-cell>
          <table:table-cell office:value-type="float" office:value="1842.123291" calcext:value-type="float">
            <text:p>1842.123291</text:p>
          </table:table-cell>
          <table:table-cell table:number-columns-repeated="13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739.430176" calcext:value-type="float">
            <text:p>1739.430176</text:p>
          </table:table-cell>
          <table:table-cell office:value-type="float" office:value="1848.358521" calcext:value-type="float">
            <text:p>1848.358521</text:p>
          </table:table-cell>
          <table:table-cell office:value-type="float" office:value="1753.735229" calcext:value-type="float">
            <text:p>1753.735229</text:p>
          </table:table-cell>
          <table:table-cell office:value-type="float" office:value="1841.470947" calcext:value-type="float">
            <text:p>1841.470947</text:p>
          </table:table-cell>
          <table:table-cell table:number-columns-repeated="13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746.130371" calcext:value-type="float">
            <text:p>1746.130371</text:p>
          </table:table-cell>
          <table:table-cell office:value-type="float" office:value="1845.037476" calcext:value-type="float">
            <text:p>1845.037476</text:p>
          </table:table-cell>
          <table:table-cell office:value-type="float" office:value="1760.425171" calcext:value-type="float">
            <text:p>1760.425171</text:p>
          </table:table-cell>
          <table:table-cell office:value-type="float" office:value="1841.013428" calcext:value-type="float">
            <text:p>1841.013428</text:p>
          </table:table-cell>
          <table:table-cell table:number-columns-repeated="13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742.144653" calcext:value-type="float">
            <text:p>1742.144653</text:p>
          </table:table-cell>
          <table:table-cell office:value-type="float" office:value="1854.232788" calcext:value-type="float">
            <text:p>1854.232788</text:p>
          </table:table-cell>
          <table:table-cell office:value-type="float" office:value="1754.962036" calcext:value-type="float">
            <text:p>1754.962036</text:p>
          </table:table-cell>
          <table:table-cell office:value-type="float" office:value="1849.081421" calcext:value-type="float">
            <text:p>1849.081421</text:p>
          </table:table-cell>
          <table:table-cell table:number-columns-repeated="13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747.327393" calcext:value-type="float">
            <text:p>1747.327393</text:p>
          </table:table-cell>
          <table:table-cell office:value-type="float" office:value="1851.769165" calcext:value-type="float">
            <text:p>1851.769165</text:p>
          </table:table-cell>
          <table:table-cell office:value-type="float" office:value="1759.248779" calcext:value-type="float">
            <text:p>1759.248779</text:p>
          </table:table-cell>
          <table:table-cell office:value-type="float" office:value="1849.693481" calcext:value-type="float">
            <text:p>1849.693481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51.165649" calcext:value-type="float">
            <text:p>1751.165649</text:p>
          </table:table-cell>
          <table:table-cell office:value-type="float" office:value="1853.165894" calcext:value-type="float">
            <text:p>1853.165894</text:p>
          </table:table-cell>
          <table:table-cell office:value-type="float" office:value="1762.756836" calcext:value-type="float">
            <text:p>1762.756836</text:p>
          </table:table-cell>
          <table:table-cell office:value-type="float" office:value="1849.378052" calcext:value-type="float">
            <text:p>1849.378052</text:p>
          </table:table-cell>
          <table:table-cell table:number-columns-repeated="13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747.952515" calcext:value-type="float">
            <text:p>1747.952515</text:p>
          </table:table-cell>
          <table:table-cell office:value-type="float" office:value="1859.769287" calcext:value-type="float">
            <text:p>1859.769287</text:p>
          </table:table-cell>
          <table:table-cell office:value-type="float" office:value="1761.498291" calcext:value-type="float">
            <text:p>1761.498291</text:p>
          </table:table-cell>
          <table:table-cell office:value-type="float" office:value="1853.512451" calcext:value-type="float">
            <text:p>1853.512451</text:p>
          </table:table-cell>
          <table:table-cell table:number-columns-repeated="13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749.752441" calcext:value-type="float">
            <text:p>1749.752441</text:p>
          </table:table-cell>
          <table:table-cell office:value-type="float" office:value="1859.089233" calcext:value-type="float">
            <text:p>1859.089233</text:p>
          </table:table-cell>
          <table:table-cell office:value-type="float" office:value="1763.522217" calcext:value-type="float">
            <text:p>1763.522217</text:p>
          </table:table-cell>
          <table:table-cell office:value-type="float" office:value="1855.281494" calcext:value-type="float">
            <text:p>1855.281494</text:p>
          </table:table-cell>
          <table:table-cell table:number-columns-repeated="13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750.424194" calcext:value-type="float">
            <text:p>1750.424194</text:p>
          </table:table-cell>
          <table:table-cell office:value-type="float" office:value="1862.128662" calcext:value-type="float">
            <text:p>1862.128662</text:p>
          </table:table-cell>
          <table:table-cell office:value-type="float" office:value="1768.88916" calcext:value-type="float">
            <text:p>1768.88916</text:p>
          </table:table-cell>
          <table:table-cell office:value-type="float" office:value="1854.169189" calcext:value-type="float">
            <text:p>1854.169189</text:p>
          </table:table-cell>
          <table:table-cell table:number-columns-repeated="13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752.090454" calcext:value-type="float">
            <text:p>1752.090454</text:p>
          </table:table-cell>
          <table:table-cell office:value-type="float" office:value="1862.933105" calcext:value-type="float">
            <text:p>1862.933105</text:p>
          </table:table-cell>
          <table:table-cell office:value-type="float" office:value="1764.832275" calcext:value-type="float">
            <text:p>1764.832275</text:p>
          </table:table-cell>
          <table:table-cell office:value-type="float" office:value="1857.858643" calcext:value-type="float">
            <text:p>1857.85864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52.407104" calcext:value-type="float">
            <text:p>1752.407104</text:p>
          </table:table-cell>
          <table:table-cell office:value-type="float" office:value="1860.880127" calcext:value-type="float">
            <text:p>1860.880127</text:p>
          </table:table-cell>
          <table:table-cell office:value-type="float" office:value="1765.838501" calcext:value-type="float">
            <text:p>1765.838501</text:p>
          </table:table-cell>
          <table:table-cell office:value-type="float" office:value="1856.428223" calcext:value-type="float">
            <text:p>1856.428223</text:p>
          </table:table-cell>
          <table:table-cell table:number-columns-repeated="13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754.805786" calcext:value-type="float">
            <text:p>1754.805786</text:p>
          </table:table-cell>
          <table:table-cell office:value-type="float" office:value="1865.425415" calcext:value-type="float">
            <text:p>1865.425415</text:p>
          </table:table-cell>
          <table:table-cell office:value-type="float" office:value="1768.070801" calcext:value-type="float">
            <text:p>1768.070801</text:p>
          </table:table-cell>
          <table:table-cell office:value-type="float" office:value="1856.807495" calcext:value-type="float">
            <text:p>1856.807495</text:p>
          </table:table-cell>
          <table:table-cell table:number-columns-repeated="13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754.247314" calcext:value-type="float">
            <text:p>1754.247314</text:p>
          </table:table-cell>
          <table:table-cell office:value-type="float" office:value="1864.244629" calcext:value-type="float">
            <text:p>1864.244629</text:p>
          </table:table-cell>
          <table:table-cell office:value-type="float" office:value="1768.947754" calcext:value-type="float">
            <text:p>1768.947754</text:p>
          </table:table-cell>
          <table:table-cell office:value-type="float" office:value="1858.59375" calcext:value-type="float">
            <text:p>1858.59375</text:p>
          </table:table-cell>
          <table:table-cell table:number-columns-repeated="13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756.71106" calcext:value-type="float">
            <text:p>1756.71106</text:p>
          </table:table-cell>
          <table:table-cell office:value-type="float" office:value="1866.423096" calcext:value-type="float">
            <text:p>1866.423096</text:p>
          </table:table-cell>
          <table:table-cell office:value-type="float" office:value="1767.62207" calcext:value-type="float">
            <text:p>1767.62207</text:p>
          </table:table-cell>
          <table:table-cell office:value-type="float" office:value="1861.081787" calcext:value-type="float">
            <text:p>1861.081787</text:p>
          </table:table-cell>
          <table:table-cell table:number-columns-repeated="13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759.846069" calcext:value-type="float">
            <text:p>1759.846069</text:p>
          </table:table-cell>
          <table:table-cell office:value-type="float" office:value="1863.189819" calcext:value-type="float">
            <text:p>1863.189819</text:p>
          </table:table-cell>
          <table:table-cell office:value-type="float" office:value="1769.818115" calcext:value-type="float">
            <text:p>1769.818115</text:p>
          </table:table-cell>
          <table:table-cell office:value-type="float" office:value="1859.628174" calcext:value-type="float">
            <text:p>1859.628174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57.462769" calcext:value-type="float">
            <text:p>1757.462769</text:p>
          </table:table-cell>
          <table:table-cell office:value-type="float" office:value="1870.893066" calcext:value-type="float">
            <text:p>1870.893066</text:p>
          </table:table-cell>
          <table:table-cell office:value-type="float" office:value="1770.391602" calcext:value-type="float">
            <text:p>1770.391602</text:p>
          </table:table-cell>
          <table:table-cell office:value-type="float" office:value="1862.133057" calcext:value-type="float">
            <text:p>1862.133057</text:p>
          </table:table-cell>
          <table:table-cell table:number-columns-repeated="13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759.524414" calcext:value-type="float">
            <text:p>1759.524414</text:p>
          </table:table-cell>
          <table:table-cell office:value-type="float" office:value="1867.734009" calcext:value-type="float">
            <text:p>1867.734009</text:p>
          </table:table-cell>
          <table:table-cell office:value-type="float" office:value="1771.126465" calcext:value-type="float">
            <text:p>1771.126465</text:p>
          </table:table-cell>
          <table:table-cell office:value-type="float" office:value="1863.672119" calcext:value-type="float">
            <text:p>1863.672119</text:p>
          </table:table-cell>
          <table:table-cell table:number-columns-repeated="1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758.213623" calcext:value-type="float">
            <text:p>1758.213623</text:p>
          </table:table-cell>
          <table:table-cell office:value-type="float" office:value="1874.25769" calcext:value-type="float">
            <text:p>1874.25769</text:p>
          </table:table-cell>
          <table:table-cell office:value-type="float" office:value="1775.538574" calcext:value-type="float">
            <text:p>1775.538574</text:p>
          </table:table-cell>
          <table:table-cell office:value-type="float" office:value="1866.897583" calcext:value-type="float">
            <text:p>1866.897583</text:p>
          </table:table-cell>
          <table:table-cell table:number-columns-repeated="13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762.458496" calcext:value-type="float">
            <text:p>1762.458496</text:p>
          </table:table-cell>
          <table:table-cell office:value-type="float" office:value="1869.389893" calcext:value-type="float">
            <text:p>1869.389893</text:p>
          </table:table-cell>
          <table:table-cell office:value-type="float" office:value="1775.46106" calcext:value-type="float">
            <text:p>1775.46106</text:p>
          </table:table-cell>
          <table:table-cell office:value-type="float" office:value="1865.78418" calcext:value-type="float">
            <text:p>1865.78418</text:p>
          </table:table-cell>
          <table:table-cell table:number-columns-repeated="13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760.197632" calcext:value-type="float">
            <text:p>1760.197632</text:p>
          </table:table-cell>
          <table:table-cell office:value-type="float" office:value="1874.258179" calcext:value-type="float">
            <text:p>1874.258179</text:p>
          </table:table-cell>
          <table:table-cell office:value-type="float" office:value="1776.490356" calcext:value-type="float">
            <text:p>1776.490356</text:p>
          </table:table-cell>
          <table:table-cell office:value-type="float" office:value="1866.741089" calcext:value-type="float">
            <text:p>1866.741089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59.030518" calcext:value-type="float">
            <text:p>1759.030518</text:p>
          </table:table-cell>
          <table:table-cell office:value-type="float" office:value="1876.380859" calcext:value-type="float">
            <text:p>1876.380859</text:p>
          </table:table-cell>
          <table:table-cell office:value-type="float" office:value="1775.270752" calcext:value-type="float">
            <text:p>1775.270752</text:p>
          </table:table-cell>
          <table:table-cell office:value-type="float" office:value="1869.202393" calcext:value-type="float">
            <text:p>1869.202393</text:p>
          </table:table-cell>
          <table:table-cell table:number-columns-repeated="13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761.424072" calcext:value-type="float">
            <text:p>1761.424072</text:p>
          </table:table-cell>
          <table:table-cell office:value-type="float" office:value="1878.247681" calcext:value-type="float">
            <text:p>1878.247681</text:p>
          </table:table-cell>
          <table:table-cell office:value-type="float" office:value="1778.508911" calcext:value-type="float">
            <text:p>1778.508911</text:p>
          </table:table-cell>
          <table:table-cell office:value-type="float" office:value="1871.086914" calcext:value-type="float">
            <text:p>1871.086914</text:p>
          </table:table-cell>
          <table:table-cell table:number-columns-repeated="13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762.238159" calcext:value-type="float">
            <text:p>1762.238159</text:p>
          </table:table-cell>
          <table:table-cell office:value-type="float" office:value="1876.466553" calcext:value-type="float">
            <text:p>1876.466553</text:p>
          </table:table-cell>
          <table:table-cell office:value-type="float" office:value="1778.65979" calcext:value-type="float">
            <text:p>1778.65979</text:p>
          </table:table-cell>
          <table:table-cell office:value-type="float" office:value="1870.0354" calcext:value-type="float">
            <text:p>1870.0354</text:p>
          </table:table-cell>
          <table:table-cell table:number-columns-repeated="13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763.039673" calcext:value-type="float">
            <text:p>1763.039673</text:p>
          </table:table-cell>
          <table:table-cell office:value-type="float" office:value="1878.676758" calcext:value-type="float">
            <text:p>1878.676758</text:p>
          </table:table-cell>
          <table:table-cell office:value-type="float" office:value="1778.470703" calcext:value-type="float">
            <text:p>1778.470703</text:p>
          </table:table-cell>
          <table:table-cell office:value-type="float" office:value="1872.804077" calcext:value-type="float">
            <text:p>1872.804077</text:p>
          </table:table-cell>
          <table:table-cell table:number-columns-repeated="13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763.618652" calcext:value-type="float">
            <text:p>1763.618652</text:p>
          </table:table-cell>
          <table:table-cell office:value-type="float" office:value="1880.921875" calcext:value-type="float">
            <text:p>1880.921875</text:p>
          </table:table-cell>
          <table:table-cell office:value-type="float" office:value="1781.066528" calcext:value-type="float">
            <text:p>1781.066528</text:p>
          </table:table-cell>
          <table:table-cell office:value-type="float" office:value="1873.238403" calcext:value-type="float">
            <text:p>1873.238403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63.508057" calcext:value-type="float">
            <text:p>1763.508057</text:p>
          </table:table-cell>
          <table:table-cell office:value-type="float" office:value="1883.739014" calcext:value-type="float">
            <text:p>1883.739014</text:p>
          </table:table-cell>
          <table:table-cell office:value-type="float" office:value="1781.143311" calcext:value-type="float">
            <text:p>1781.143311</text:p>
          </table:table-cell>
          <table:table-cell office:value-type="float" office:value="1874.737793" calcext:value-type="float">
            <text:p>1874.737793</text:p>
          </table:table-cell>
          <table:table-cell table:number-columns-repeated="13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764.730469" calcext:value-type="float">
            <text:p>1764.730469</text:p>
          </table:table-cell>
          <table:table-cell office:value-type="float" office:value="1882.224121" calcext:value-type="float">
            <text:p>1882.224121</text:p>
          </table:table-cell>
          <table:table-cell office:value-type="float" office:value="1781.859375" calcext:value-type="float">
            <text:p>1781.859375</text:p>
          </table:table-cell>
          <table:table-cell office:value-type="float" office:value="1874.592529" calcext:value-type="float">
            <text:p>1874.592529</text:p>
          </table:table-cell>
          <table:table-cell table:number-columns-repeated="13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768.887695" calcext:value-type="float">
            <text:p>1768.887695</text:p>
          </table:table-cell>
          <table:table-cell office:value-type="float" office:value="1880.65332" calcext:value-type="float">
            <text:p>1880.65332</text:p>
          </table:table-cell>
          <table:table-cell office:value-type="float" office:value="1784.244873" calcext:value-type="float">
            <text:p>1784.244873</text:p>
          </table:table-cell>
          <table:table-cell office:value-type="float" office:value="1874.185547" calcext:value-type="float">
            <text:p>1874.185547</text:p>
          </table:table-cell>
          <table:table-cell table:number-columns-repeated="1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765.976074" calcext:value-type="float">
            <text:p>1765.976074</text:p>
          </table:table-cell>
          <table:table-cell office:value-type="float" office:value="1888.637329" calcext:value-type="float">
            <text:p>1888.637329</text:p>
          </table:table-cell>
          <table:table-cell office:value-type="float" office:value="1784.526367" calcext:value-type="float">
            <text:p>1784.526367</text:p>
          </table:table-cell>
          <table:table-cell office:value-type="float" office:value="1879.62793" calcext:value-type="float">
            <text:p>1879.62793</text:p>
          </table:table-cell>
          <table:table-cell table:number-columns-repeated="13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771.85022" calcext:value-type="float">
            <text:p>1771.85022</text:p>
          </table:table-cell>
          <table:table-cell office:value-type="float" office:value="1886.160645" calcext:value-type="float">
            <text:p>1886.160645</text:p>
          </table:table-cell>
          <table:table-cell office:value-type="float" office:value="1785.710327" calcext:value-type="float">
            <text:p>1785.710327</text:p>
          </table:table-cell>
          <table:table-cell office:value-type="float" office:value="1881.987183" calcext:value-type="float">
            <text:p>1881.987183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0.509644" calcext:value-type="float">
            <text:p>1770.509644</text:p>
          </table:table-cell>
          <table:table-cell office:value-type="float" office:value="1885.494751" calcext:value-type="float">
            <text:p>1885.494751</text:p>
          </table:table-cell>
          <table:table-cell office:value-type="float" office:value="1789.421387" calcext:value-type="float">
            <text:p>1789.421387</text:p>
          </table:table-cell>
          <table:table-cell office:value-type="float" office:value="1875.7229" calcext:value-type="float">
            <text:p>1875.7229</text:p>
          </table:table-cell>
          <table:table-cell table:number-columns-repeated="1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770.089233" calcext:value-type="float">
            <text:p>1770.089233</text:p>
          </table:table-cell>
          <table:table-cell office:value-type="float" office:value="1889.692261" calcext:value-type="float">
            <text:p>1889.692261</text:p>
          </table:table-cell>
          <table:table-cell office:value-type="float" office:value="1788.280396" calcext:value-type="float">
            <text:p>1788.280396</text:p>
          </table:table-cell>
          <table:table-cell office:value-type="float" office:value="1879.454102" calcext:value-type="float">
            <text:p>1879.454102</text:p>
          </table:table-cell>
          <table:table-cell table:number-columns-repeated="1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759.320557" calcext:value-type="float">
            <text:p>1759.320557</text:p>
          </table:table-cell>
          <table:table-cell office:value-type="float" office:value="1856.086182" calcext:value-type="float">
            <text:p>1856.086182</text:p>
          </table:table-cell>
          <table:table-cell office:value-type="float" office:value="1779.157715" calcext:value-type="float">
            <text:p>1779.157715</text:p>
          </table:table-cell>
          <table:table-cell office:value-type="float" office:value="1846.564941" calcext:value-type="float">
            <text:p>1846.564941</text:p>
          </table:table-cell>
          <table:table-cell table:number-columns-repeated="1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723.751709" calcext:value-type="float">
            <text:p>1723.751709</text:p>
          </table:table-cell>
          <table:table-cell office:value-type="float" office:value="1873.588379" calcext:value-type="float">
            <text:p>1873.588379</text:p>
          </table:table-cell>
          <table:table-cell office:value-type="float" office:value="1729.103638" calcext:value-type="float">
            <text:p>1729.103638</text:p>
          </table:table-cell>
          <table:table-cell office:value-type="float" office:value="1875.223022" calcext:value-type="float">
            <text:p>1875.223022</text:p>
          </table:table-cell>
          <table:table-cell table:number-columns-repeated="1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702.810913" calcext:value-type="float">
            <text:p>1702.810913</text:p>
          </table:table-cell>
          <table:table-cell office:value-type="float" office:value="1827.776489" calcext:value-type="float">
            <text:p>1827.776489</text:p>
          </table:table-cell>
          <table:table-cell office:value-type="float" office:value="1719.982422" calcext:value-type="float">
            <text:p>1719.982422</text:p>
          </table:table-cell>
          <table:table-cell office:value-type="float" office:value="1826.633179" calcext:value-type="float">
            <text:p>1826.633179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06.40918" calcext:value-type="float">
            <text:p>1706.40918</text:p>
          </table:table-cell>
          <table:table-cell office:value-type="float" office:value="1802.395264" calcext:value-type="float">
            <text:p>1802.395264</text:p>
          </table:table-cell>
          <table:table-cell office:value-type="float" office:value="1724.318726" calcext:value-type="float">
            <text:p>1724.318726</text:p>
          </table:table-cell>
          <table:table-cell office:value-type="float" office:value="1795.137939" calcext:value-type="float">
            <text:p>1795.137939</text:p>
          </table:table-cell>
          <table:table-cell table:number-columns-repeated="1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679.869019" calcext:value-type="float">
            <text:p>1679.869019</text:p>
          </table:table-cell>
          <table:table-cell office:value-type="float" office:value="1806.352051" calcext:value-type="float">
            <text:p>1806.352051</text:p>
          </table:table-cell>
          <table:table-cell office:value-type="float" office:value="1689.718262" calcext:value-type="float">
            <text:p>1689.718262</text:p>
          </table:table-cell>
          <table:table-cell office:value-type="float" office:value="1803.241943" calcext:value-type="float">
            <text:p>1803.241943</text:p>
          </table:table-cell>
          <table:table-cell table:number-columns-repeated="1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669.249146" calcext:value-type="float">
            <text:p>1669.249146</text:p>
          </table:table-cell>
          <table:table-cell office:value-type="float" office:value="1771.389648" calcext:value-type="float">
            <text:p>1771.389648</text:p>
          </table:table-cell>
          <table:table-cell office:value-type="float" office:value="1680.809082" calcext:value-type="float">
            <text:p>1680.809082</text:p>
          </table:table-cell>
          <table:table-cell office:value-type="float" office:value="1772.701904" calcext:value-type="float">
            <text:p>1772.701904</text:p>
          </table:table-cell>
          <table:table-cell table:number-columns-repeated="1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660.407959" calcext:value-type="float">
            <text:p>1660.407959</text:p>
          </table:table-cell>
          <table:table-cell office:value-type="float" office:value="1758.870361" calcext:value-type="float">
            <text:p>1758.870361</text:p>
          </table:table-cell>
          <table:table-cell office:value-type="float" office:value="1672.91748" calcext:value-type="float">
            <text:p>1672.91748</text:p>
          </table:table-cell>
          <table:table-cell office:value-type="float" office:value="1756.367676" calcext:value-type="float">
            <text:p>1756.367676</text:p>
          </table:table-cell>
          <table:table-cell table:number-columns-repeated="1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642.595581" calcext:value-type="float">
            <text:p>1642.595581</text:p>
          </table:table-cell>
          <table:table-cell office:value-type="float" office:value="1755.718018" calcext:value-type="float">
            <text:p>1755.718018</text:p>
          </table:table-cell>
          <table:table-cell office:value-type="float" office:value="1661.522339" calcext:value-type="float">
            <text:p>1661.522339</text:p>
          </table:table-cell>
          <table:table-cell office:value-type="float" office:value="1741.989258" calcext:value-type="float">
            <text:p>1741.989258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48.201538" calcext:value-type="float">
            <text:p>1648.201538</text:p>
          </table:table-cell>
          <table:table-cell office:value-type="float" office:value="1731.315308" calcext:value-type="float">
            <text:p>1731.315308</text:p>
          </table:table-cell>
          <table:table-cell office:value-type="float" office:value="1647.553711" calcext:value-type="float">
            <text:p>1647.553711</text:p>
          </table:table-cell>
          <table:table-cell office:value-type="float" office:value="1729.719849" calcext:value-type="float">
            <text:p>1729.719849</text:p>
          </table:table-cell>
          <table:table-cell table:number-columns-repeated="1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635.57605" calcext:value-type="float">
            <text:p>1635.57605</text:p>
          </table:table-cell>
          <table:table-cell office:value-type="float" office:value="1718.43103" calcext:value-type="float">
            <text:p>1718.43103</text:p>
          </table:table-cell>
          <table:table-cell office:value-type="float" office:value="1646.113159" calcext:value-type="float">
            <text:p>1646.113159</text:p>
          </table:table-cell>
          <table:table-cell office:value-type="float" office:value="1719.057251" calcext:value-type="float">
            <text:p>1719.057251</text:p>
          </table:table-cell>
          <table:table-cell table:number-columns-repeated="1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624.022949" calcext:value-type="float">
            <text:p>1624.022949</text:p>
          </table:table-cell>
          <table:table-cell office:value-type="float" office:value="1707.744263" calcext:value-type="float">
            <text:p>1707.744263</text:p>
          </table:table-cell>
          <table:table-cell office:value-type="float" office:value="1635.13916" calcext:value-type="float">
            <text:p>1635.13916</text:p>
          </table:table-cell>
          <table:table-cell office:value-type="float" office:value="1710.722412" calcext:value-type="float">
            <text:p>1710.722412</text:p>
          </table:table-cell>
          <table:table-cell table:number-columns-repeated="1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617.569824" calcext:value-type="float">
            <text:p>1617.569824</text:p>
          </table:table-cell>
          <table:table-cell office:value-type="float" office:value="1696.064819" calcext:value-type="float">
            <text:p>1696.064819</text:p>
          </table:table-cell>
          <table:table-cell office:value-type="float" office:value="1629.630005" calcext:value-type="float">
            <text:p>1629.630005</text:p>
          </table:table-cell>
          <table:table-cell office:value-type="float" office:value="1693.08252" calcext:value-type="float">
            <text:p>1693.08252</text:p>
          </table:table-cell>
          <table:table-cell table:number-columns-repeated="1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608.860596" calcext:value-type="float">
            <text:p>1608.860596</text:p>
          </table:table-cell>
          <table:table-cell office:value-type="float" office:value="1691.410034" calcext:value-type="float">
            <text:p>1691.410034</text:p>
          </table:table-cell>
          <table:table-cell office:value-type="float" office:value="1623.897827" calcext:value-type="float">
            <text:p>1623.897827</text:p>
          </table:table-cell>
          <table:table-cell office:value-type="float" office:value="1684.270508" calcext:value-type="float">
            <text:p>1684.270508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11.76062" calcext:value-type="float">
            <text:p>1611.76062</text:p>
          </table:table-cell>
          <table:table-cell office:value-type="float" office:value="1673.235596" calcext:value-type="float">
            <text:p>1673.235596</text:p>
          </table:table-cell>
          <table:table-cell office:value-type="float" office:value="1613.200562" calcext:value-type="float">
            <text:p>1613.200562</text:p>
          </table:table-cell>
          <table:table-cell office:value-type="float" office:value="1670.273071" calcext:value-type="float">
            <text:p>1670.273071</text:p>
          </table:table-cell>
          <table:table-cell table:number-columns-repeated="1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602.856079" calcext:value-type="float">
            <text:p>1602.856079</text:p>
          </table:table-cell>
          <table:table-cell office:value-type="float" office:value="1663.435181" calcext:value-type="float">
            <text:p>1663.435181</text:p>
          </table:table-cell>
          <table:table-cell office:value-type="float" office:value="1614.392578" calcext:value-type="float">
            <text:p>1614.392578</text:p>
          </table:table-cell>
          <table:table-cell office:value-type="float" office:value="1666.227051" calcext:value-type="float">
            <text:p>1666.227051</text:p>
          </table:table-cell>
          <table:table-cell table:number-columns-repeated="1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600.658447" calcext:value-type="float">
            <text:p>1600.658447</text:p>
          </table:table-cell>
          <table:table-cell office:value-type="float" office:value="1661.703613" calcext:value-type="float">
            <text:p>1661.703613</text:p>
          </table:table-cell>
          <table:table-cell office:value-type="float" office:value="1608.874512" calcext:value-type="float">
            <text:p>1608.874512</text:p>
          </table:table-cell>
          <table:table-cell office:value-type="float" office:value="1660.060059" calcext:value-type="float">
            <text:p>1660.060059</text:p>
          </table:table-cell>
          <table:table-cell table:number-columns-repeated="1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593.351196" calcext:value-type="float">
            <text:p>1593.351196</text:p>
          </table:table-cell>
          <table:table-cell office:value-type="float" office:value="1651.555176" calcext:value-type="float">
            <text:p>1651.555176</text:p>
          </table:table-cell>
          <table:table-cell office:value-type="float" office:value="1604.950806" calcext:value-type="float">
            <text:p>1604.950806</text:p>
          </table:table-cell>
          <table:table-cell office:value-type="float" office:value="1649.945557" calcext:value-type="float">
            <text:p>1649.945557</text:p>
          </table:table-cell>
          <table:table-cell table:number-columns-repeated="1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591.982422" calcext:value-type="float">
            <text:p>1591.982422</text:p>
          </table:table-cell>
          <table:table-cell office:value-type="float" office:value="1647.194092" calcext:value-type="float">
            <text:p>1647.194092</text:p>
          </table:table-cell>
          <table:table-cell office:value-type="float" office:value="1603.108398" calcext:value-type="float">
            <text:p>1603.108398</text:p>
          </table:table-cell>
          <table:table-cell office:value-type="float" office:value="1644.017578" calcext:value-type="float">
            <text:p>1644.017578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7.255981" calcext:value-type="float">
            <text:p>1587.255981</text:p>
          </table:table-cell>
          <table:table-cell office:value-type="float" office:value="1640.627686" calcext:value-type="float">
            <text:p>1640.627686</text:p>
          </table:table-cell>
          <table:table-cell office:value-type="float" office:value="1599.859863" calcext:value-type="float">
            <text:p>1599.859863</text:p>
          </table:table-cell>
          <table:table-cell office:value-type="float" office:value="1635.562988" calcext:value-type="float">
            <text:p>1635.562988</text:p>
          </table:table-cell>
          <table:table-cell table:number-columns-repeated="1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590.891235" calcext:value-type="float">
            <text:p>1590.891235</text:p>
          </table:table-cell>
          <table:table-cell office:value-type="float" office:value="1631.702148" calcext:value-type="float">
            <text:p>1631.702148</text:p>
          </table:table-cell>
          <table:table-cell office:value-type="float" office:value="1595.159424" calcext:value-type="float">
            <text:p>1595.159424</text:p>
          </table:table-cell>
          <table:table-cell office:value-type="float" office:value="1633.076416" calcext:value-type="float">
            <text:p>1633.076416</text:p>
          </table:table-cell>
          <table:table-cell table:number-columns-repeated="1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586.145386" calcext:value-type="float">
            <text:p>1586.145386</text:p>
          </table:table-cell>
          <table:table-cell office:value-type="float" office:value="1626.834717" calcext:value-type="float">
            <text:p>1626.834717</text:p>
          </table:table-cell>
          <table:table-cell office:value-type="float" office:value="1596.967163" calcext:value-type="float">
            <text:p>1596.967163</text:p>
          </table:table-cell>
          <table:table-cell office:value-type="float" office:value="1628.863037" calcext:value-type="float">
            <text:p>1628.863037</text:p>
          </table:table-cell>
          <table:table-cell table:number-columns-repeated="1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581.667358" calcext:value-type="float">
            <text:p>1581.667358</text:p>
          </table:table-cell>
          <table:table-cell office:value-type="float" office:value="1625.379639" calcext:value-type="float">
            <text:p>1625.379639</text:p>
          </table:table-cell>
          <table:table-cell office:value-type="float" office:value="1596.58667" calcext:value-type="float">
            <text:p>1596.58667</text:p>
          </table:table-cell>
          <table:table-cell office:value-type="float" office:value="1619.398926" calcext:value-type="float">
            <text:p>1619.398926</text:p>
          </table:table-cell>
          <table:table-cell table:number-columns-repeated="1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580.020996" calcext:value-type="float">
            <text:p>1580.020996</text:p>
          </table:table-cell>
          <table:table-cell office:value-type="float" office:value="1618.539673" calcext:value-type="float">
            <text:p>1618.539673</text:p>
          </table:table-cell>
          <table:table-cell office:value-type="float" office:value="1585.539429" calcext:value-type="float">
            <text:p>1585.539429</text:p>
          </table:table-cell>
          <table:table-cell office:value-type="float" office:value="1621.030273" calcext:value-type="float">
            <text:p>1621.030273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75.361206" calcext:value-type="float">
            <text:p>1575.361206</text:p>
          </table:table-cell>
          <table:table-cell office:value-type="float" office:value="1613.165283" calcext:value-type="float">
            <text:p>1613.165283</text:p>
          </table:table-cell>
          <table:table-cell office:value-type="float" office:value="1584.546387" calcext:value-type="float">
            <text:p>1584.546387</text:p>
          </table:table-cell>
          <table:table-cell office:value-type="float" office:value="1618.358643" calcext:value-type="float">
            <text:p>1618.358643</text:p>
          </table:table-cell>
          <table:table-cell table:number-columns-repeated="1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573.058838" calcext:value-type="float">
            <text:p>1573.058838</text:p>
          </table:table-cell>
          <table:table-cell office:value-type="float" office:value="1610.899658" calcext:value-type="float">
            <text:p>1610.899658</text:p>
          </table:table-cell>
          <table:table-cell office:value-type="float" office:value="1584.187134" calcext:value-type="float">
            <text:p>1584.187134</text:p>
          </table:table-cell>
          <table:table-cell office:value-type="float" office:value="1607.892578" calcext:value-type="float">
            <text:p>1607.892578</text:p>
          </table:table-cell>
          <table:table-cell table:number-columns-repeated="1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576.429199" calcext:value-type="float">
            <text:p>1576.429199</text:p>
          </table:table-cell>
          <table:table-cell office:value-type="float" office:value="1605.996826" calcext:value-type="float">
            <text:p>1605.996826</text:p>
          </table:table-cell>
          <table:table-cell office:value-type="float" office:value="1582.328613" calcext:value-type="float">
            <text:p>1582.328613</text:p>
          </table:table-cell>
          <table:table-cell office:value-type="float" office:value="1609.491455" calcext:value-type="float">
            <text:p>1609.491455</text:p>
          </table:table-cell>
          <table:table-cell table:number-columns-repeated="1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573.043945" calcext:value-type="float">
            <text:p>1573.043945</text:p>
          </table:table-cell>
          <table:table-cell office:value-type="float" office:value="1604.720703" calcext:value-type="float">
            <text:p>1604.720703</text:p>
          </table:table-cell>
          <table:table-cell office:value-type="float" office:value="1582.062256" calcext:value-type="float">
            <text:p>1582.062256</text:p>
          </table:table-cell>
          <table:table-cell office:value-type="float" office:value="1606.200317" calcext:value-type="float">
            <text:p>1606.200317</text:p>
          </table:table-cell>
          <table:table-cell table:number-columns-repeated="1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571.995728" calcext:value-type="float">
            <text:p>1571.995728</text:p>
          </table:table-cell>
          <table:table-cell office:value-type="float" office:value="1598.889893" calcext:value-type="float">
            <text:p>1598.889893</text:p>
          </table:table-cell>
          <table:table-cell office:value-type="float" office:value="1579.861938" calcext:value-type="float">
            <text:p>1579.861938</text:p>
          </table:table-cell>
          <table:table-cell office:value-type="float" office:value="1601.651733" calcext:value-type="float">
            <text:p>1601.651733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0.996582" calcext:value-type="float">
            <text:p>1570.996582</text:p>
          </table:table-cell>
          <table:table-cell office:value-type="float" office:value="1593.967285" calcext:value-type="float">
            <text:p>1593.967285</text:p>
          </table:table-cell>
          <table:table-cell office:value-type="float" office:value="1576.742554" calcext:value-type="float">
            <text:p>1576.742554</text:p>
          </table:table-cell>
          <table:table-cell office:value-type="float" office:value="1602.956421" calcext:value-type="float">
            <text:p>1602.956421</text:p>
          </table:table-cell>
          <table:table-cell table:number-columns-repeated="1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566.483154" calcext:value-type="float">
            <text:p>1566.483154</text:p>
          </table:table-cell>
          <table:table-cell office:value-type="float" office:value="1594.136108" calcext:value-type="float">
            <text:p>1594.136108</text:p>
          </table:table-cell>
          <table:table-cell office:value-type="float" office:value="1578.885254" calcext:value-type="float">
            <text:p>1578.885254</text:p>
          </table:table-cell>
          <table:table-cell office:value-type="float" office:value="1594.658936" calcext:value-type="float">
            <text:p>1594.658936</text:p>
          </table:table-cell>
          <table:table-cell table:number-columns-repeated="1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568.538574" calcext:value-type="float">
            <text:p>1568.538574</text:p>
          </table:table-cell>
          <table:table-cell office:value-type="float" office:value="1589.209717" calcext:value-type="float">
            <text:p>1589.209717</text:p>
          </table:table-cell>
          <table:table-cell office:value-type="float" office:value="1581.469849" calcext:value-type="float">
            <text:p>1581.469849</text:p>
          </table:table-cell>
          <table:table-cell office:value-type="float" office:value="1595.683716" calcext:value-type="float">
            <text:p>1595.683716</text:p>
          </table:table-cell>
          <table:table-cell table:number-columns-repeated="1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568.072388" calcext:value-type="float">
            <text:p>1568.072388</text:p>
          </table:table-cell>
          <table:table-cell office:value-type="float" office:value="1585.671753" calcext:value-type="float">
            <text:p>1585.671753</text:p>
          </table:table-cell>
          <table:table-cell office:value-type="float" office:value="1579.002197" calcext:value-type="float">
            <text:p>1579.002197</text:p>
          </table:table-cell>
          <table:table-cell office:value-type="float" office:value="1592.925659" calcext:value-type="float">
            <text:p>1592.925659</text:p>
          </table:table-cell>
          <table:table-cell table:number-columns-repeated="1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568.488159" calcext:value-type="float">
            <text:p>1568.488159</text:p>
          </table:table-cell>
          <table:table-cell office:value-type="float" office:value="1584.21167" calcext:value-type="float">
            <text:p>1584.21167</text:p>
          </table:table-cell>
          <table:table-cell office:value-type="float" office:value="1578.018921" calcext:value-type="float">
            <text:p>1578.018921</text:p>
          </table:table-cell>
          <table:table-cell office:value-type="float" office:value="1590.111328" calcext:value-type="float">
            <text:p>1590.111328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67.262451" calcext:value-type="float">
            <text:p>1567.262451</text:p>
          </table:table-cell>
          <table:table-cell office:value-type="float" office:value="1583.475708" calcext:value-type="float">
            <text:p>1583.475708</text:p>
          </table:table-cell>
          <table:table-cell office:value-type="float" office:value="1579.102661" calcext:value-type="float">
            <text:p>1579.102661</text:p>
          </table:table-cell>
          <table:table-cell office:value-type="float" office:value="1592.197266" calcext:value-type="float">
            <text:p>1592.197266</text:p>
          </table:table-cell>
          <table:table-cell table:number-columns-repeated="1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568.471313" calcext:value-type="float">
            <text:p>1568.471313</text:p>
          </table:table-cell>
          <table:table-cell office:value-type="float" office:value="1594.073486" calcext:value-type="float">
            <text:p>1594.073486</text:p>
          </table:table-cell>
          <table:table-cell office:value-type="float" office:value="1563.545654" calcext:value-type="float">
            <text:p>1563.545654</text:p>
          </table:table-cell>
          <table:table-cell office:value-type="float" office:value="1582.549561" calcext:value-type="float">
            <text:p>1582.549561</text:p>
          </table:table-cell>
          <table:table-cell table:number-columns-repeated="1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572.407104" calcext:value-type="float">
            <text:p>1572.407104</text:p>
          </table:table-cell>
          <table:table-cell office:value-type="float" office:value="1589.218262" calcext:value-type="float">
            <text:p>1589.218262</text:p>
          </table:table-cell>
          <table:table-cell office:value-type="float" office:value="1567.038208" calcext:value-type="float">
            <text:p>1567.038208</text:p>
          </table:table-cell>
          <table:table-cell office:value-type="float" office:value="1587.349243" calcext:value-type="float">
            <text:p>1587.349243</text:p>
          </table:table-cell>
          <table:table-cell table:number-columns-repeated="1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567.238647" calcext:value-type="float">
            <text:p>1567.238647</text:p>
          </table:table-cell>
          <table:table-cell office:value-type="float" office:value="1584.729736" calcext:value-type="float">
            <text:p>1584.729736</text:p>
          </table:table-cell>
          <table:table-cell office:value-type="float" office:value="1569.023926" calcext:value-type="float">
            <text:p>1569.023926</text:p>
          </table:table-cell>
          <table:table-cell office:value-type="float" office:value="1581.892212" calcext:value-type="float">
            <text:p>1581.892212</text:p>
          </table:table-cell>
          <table:table-cell table:number-columns-repeated="1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566.474121" calcext:value-type="float">
            <text:p>1566.474121</text:p>
          </table:table-cell>
          <table:table-cell office:value-type="float" office:value="1584.841187" calcext:value-type="float">
            <text:p>1584.841187</text:p>
          </table:table-cell>
          <table:table-cell office:value-type="float" office:value="1569.41333" calcext:value-type="float">
            <text:p>1569.41333</text:p>
          </table:table-cell>
          <table:table-cell office:value-type="float" office:value="1579.575439" calcext:value-type="float">
            <text:p>1579.575439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67.047241" calcext:value-type="float">
            <text:p>1567.047241</text:p>
          </table:table-cell>
          <table:table-cell office:value-type="float" office:value="1578.852173" calcext:value-type="float">
            <text:p>1578.852173</text:p>
          </table:table-cell>
          <table:table-cell office:value-type="float" office:value="1568.17688" calcext:value-type="float">
            <text:p>1568.17688</text:p>
          </table:table-cell>
          <table:table-cell office:value-type="float" office:value="1580.433716" calcext:value-type="float">
            <text:p>1580.433716</text:p>
          </table:table-cell>
          <table:table-cell table:number-columns-repeated="1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68.944946" calcext:value-type="float">
            <text:p>1568.944946</text:p>
          </table:table-cell>
          <table:table-cell office:value-type="float" office:value="1576.857788" calcext:value-type="float">
            <text:p>1576.857788</text:p>
          </table:table-cell>
          <table:table-cell office:value-type="float" office:value="1571.505493" calcext:value-type="float">
            <text:p>1571.505493</text:p>
          </table:table-cell>
          <table:table-cell office:value-type="float" office:value="1575.839966" calcext:value-type="float">
            <text:p>1575.839966</text:p>
          </table:table-cell>
          <table:table-cell table:number-columns-repeated="1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565.309692" calcext:value-type="float">
            <text:p>1565.309692</text:p>
          </table:table-cell>
          <table:table-cell office:value-type="float" office:value="1577.046875" calcext:value-type="float">
            <text:p>1577.046875</text:p>
          </table:table-cell>
          <table:table-cell office:value-type="float" office:value="1564.187378" calcext:value-type="float">
            <text:p>1564.187378</text:p>
          </table:table-cell>
          <table:table-cell office:value-type="float" office:value="1578.257324" calcext:value-type="float">
            <text:p>1578.257324</text:p>
          </table:table-cell>
          <table:table-cell table:number-columns-repeated="1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565.092041" calcext:value-type="float">
            <text:p>1565.092041</text:p>
          </table:table-cell>
          <table:table-cell office:value-type="float" office:value="1577.787842" calcext:value-type="float">
            <text:p>1577.787842</text:p>
          </table:table-cell>
          <table:table-cell office:value-type="float" office:value="1567.047974" calcext:value-type="float">
            <text:p>1567.047974</text:p>
          </table:table-cell>
          <table:table-cell office:value-type="float" office:value="1577.936035" calcext:value-type="float">
            <text:p>1577.936035</text:p>
          </table:table-cell>
          <table:table-cell table:number-columns-repeated="1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565.106323" calcext:value-type="float">
            <text:p>1565.106323</text:p>
          </table:table-cell>
          <table:table-cell office:value-type="float" office:value="1576.529053" calcext:value-type="float">
            <text:p>1576.529053</text:p>
          </table:table-cell>
          <table:table-cell office:value-type="float" office:value="1565.453979" calcext:value-type="float">
            <text:p>1565.453979</text:p>
          </table:table-cell>
          <table:table-cell office:value-type="float" office:value="1575.167114" calcext:value-type="float">
            <text:p>1575.167114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68.341797" calcext:value-type="float">
            <text:p>1568.341797</text:p>
          </table:table-cell>
          <table:table-cell office:value-type="float" office:value="1570.608521" calcext:value-type="float">
            <text:p>1570.608521</text:p>
          </table:table-cell>
          <table:table-cell office:value-type="float" office:value="1567.981934" calcext:value-type="float">
            <text:p>1567.981934</text:p>
          </table:table-cell>
          <table:table-cell office:value-type="float" office:value="1573.134888" calcext:value-type="float">
            <text:p>1573.134888</text:p>
          </table:table-cell>
          <table:table-cell table:number-columns-repeated="1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568.737549" calcext:value-type="float">
            <text:p>1568.737549</text:p>
          </table:table-cell>
          <table:table-cell office:value-type="float" office:value="1573.812622" calcext:value-type="float">
            <text:p>1573.812622</text:p>
          </table:table-cell>
          <table:table-cell office:value-type="float" office:value="1566.559692" calcext:value-type="float">
            <text:p>1566.559692</text:p>
          </table:table-cell>
          <table:table-cell office:value-type="float" office:value="1576.447998" calcext:value-type="float">
            <text:p>1576.447998</text:p>
          </table:table-cell>
          <table:table-cell table:number-columns-repeated="1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564.653687" calcext:value-type="float">
            <text:p>1564.653687</text:p>
          </table:table-cell>
          <table:table-cell office:value-type="float" office:value="1576.145752" calcext:value-type="float">
            <text:p>1576.145752</text:p>
          </table:table-cell>
          <table:table-cell office:value-type="float" office:value="1565.537476" calcext:value-type="float">
            <text:p>1565.537476</text:p>
          </table:table-cell>
          <table:table-cell office:value-type="float" office:value="1572.631592" calcext:value-type="float">
            <text:p>1572.631592</text:p>
          </table:table-cell>
          <table:table-cell table:number-columns-repeated="1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561.887451" calcext:value-type="float">
            <text:p>1561.887451</text:p>
          </table:table-cell>
          <table:table-cell office:value-type="float" office:value="1574.36145" calcext:value-type="float">
            <text:p>1574.36145</text:p>
          </table:table-cell>
          <table:table-cell office:value-type="float" office:value="1564.800537" calcext:value-type="float">
            <text:p>1564.800537</text:p>
          </table:table-cell>
          <table:table-cell office:value-type="float" office:value="1572.859131" calcext:value-type="float">
            <text:p>1572.859131</text:p>
          </table:table-cell>
          <table:table-cell table:number-columns-repeated="1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567.16394" calcext:value-type="float">
            <text:p>1567.16394</text:p>
          </table:table-cell>
          <table:table-cell office:value-type="float" office:value="1571.606812" calcext:value-type="float">
            <text:p>1571.606812</text:p>
          </table:table-cell>
          <table:table-cell office:value-type="float" office:value="1567.785889" calcext:value-type="float">
            <text:p>1567.785889</text:p>
          </table:table-cell>
          <table:table-cell office:value-type="float" office:value="1572.855713" calcext:value-type="float">
            <text:p>1572.85571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63.807495" calcext:value-type="float">
            <text:p>1563.807495</text:p>
          </table:table-cell>
          <table:table-cell office:value-type="float" office:value="1570.683594" calcext:value-type="float">
            <text:p>1570.683594</text:p>
          </table:table-cell>
          <table:table-cell office:value-type="float" office:value="1565.004883" calcext:value-type="float">
            <text:p>1565.004883</text:p>
          </table:table-cell>
          <table:table-cell office:value-type="float" office:value="1569.90625" calcext:value-type="float">
            <text:p>1569.90625</text:p>
          </table:table-cell>
          <table:table-cell table:number-columns-repeated="1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564.83313" calcext:value-type="float">
            <text:p>1564.83313</text:p>
          </table:table-cell>
          <table:table-cell office:value-type="float" office:value="1571.730103" calcext:value-type="float">
            <text:p>1571.730103</text:p>
          </table:table-cell>
          <table:table-cell office:value-type="float" office:value="1565.922363" calcext:value-type="float">
            <text:p>1565.922363</text:p>
          </table:table-cell>
          <table:table-cell office:value-type="float" office:value="1569.488281" calcext:value-type="float">
            <text:p>1569.488281</text:p>
          </table:table-cell>
          <table:table-cell table:number-columns-repeated="1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525.832397" calcext:value-type="float">
            <text:p>1525.832397</text:p>
          </table:table-cell>
          <table:table-cell office:value-type="float" office:value="1535.122437" calcext:value-type="float">
            <text:p>1535.122437</text:p>
          </table:table-cell>
          <table:table-cell office:value-type="float" office:value="1589.002808" calcext:value-type="float">
            <text:p>1589.002808</text:p>
          </table:table-cell>
          <table:table-cell office:value-type="float" office:value="1611.145142" calcext:value-type="float">
            <text:p>1611.145142</text:p>
          </table:table-cell>
          <table:table-cell table:number-columns-repeated="1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532.156738" calcext:value-type="float">
            <text:p>1532.156738</text:p>
          </table:table-cell>
          <table:table-cell office:value-type="float" office:value="1516.447144" calcext:value-type="float">
            <text:p>1516.447144</text:p>
          </table:table-cell>
          <table:table-cell office:value-type="float" office:value="1603.27356" calcext:value-type="float">
            <text:p>1603.27356</text:p>
          </table:table-cell>
          <table:table-cell office:value-type="float" office:value="1634.139038" calcext:value-type="float">
            <text:p>1634.139038</text:p>
          </table:table-cell>
          <table:table-cell table:number-columns-repeated="1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539.949707" calcext:value-type="float">
            <text:p>1539.949707</text:p>
          </table:table-cell>
          <table:table-cell office:value-type="float" office:value="1526.413086" calcext:value-type="float">
            <text:p>1526.413086</text:p>
          </table:table-cell>
          <table:table-cell office:value-type="float" office:value="1649.713379" calcext:value-type="float">
            <text:p>1649.713379</text:p>
          </table:table-cell>
          <table:table-cell office:value-type="float" office:value="1608.95874" calcext:value-type="float">
            <text:p>1608.95874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53.898682" calcext:value-type="float">
            <text:p>1553.898682</text:p>
          </table:table-cell>
          <table:table-cell office:value-type="float" office:value="1550.910034" calcext:value-type="float">
            <text:p>1550.910034</text:p>
          </table:table-cell>
          <table:table-cell office:value-type="float" office:value="1631.308472" calcext:value-type="float">
            <text:p>1631.308472</text:p>
          </table:table-cell>
          <table:table-cell office:value-type="float" office:value="1623.238037" calcext:value-type="float">
            <text:p>1623.238037</text:p>
          </table:table-cell>
          <table:table-cell table:number-columns-repeated="1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555.605347" calcext:value-type="float">
            <text:p>1555.605347</text:p>
          </table:table-cell>
          <table:table-cell office:value-type="float" office:value="1566.678101" calcext:value-type="float">
            <text:p>1566.678101</text:p>
          </table:table-cell>
          <table:table-cell office:value-type="float" office:value="1610.162476" calcext:value-type="float">
            <text:p>1610.162476</text:p>
          </table:table-cell>
          <table:table-cell office:value-type="float" office:value="1651.656494" calcext:value-type="float">
            <text:p>1651.656494</text:p>
          </table:table-cell>
          <table:table-cell table:number-columns-repeated="13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561.74646" calcext:value-type="float">
            <text:p>1561.74646</text:p>
          </table:table-cell>
          <table:table-cell office:value-type="float" office:value="1568.356934" calcext:value-type="float">
            <text:p>1568.356934</text:p>
          </table:table-cell>
          <table:table-cell office:value-type="float" office:value="1619.772705" calcext:value-type="float">
            <text:p>1619.772705</text:p>
          </table:table-cell>
          <table:table-cell office:value-type="float" office:value="1654.559204" calcext:value-type="float">
            <text:p>1654.559204</text:p>
          </table:table-cell>
          <table:table-cell table:number-columns-repeated="13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565.409424" calcext:value-type="float">
            <text:p>1565.409424</text:p>
          </table:table-cell>
          <table:table-cell office:value-type="float" office:value="1575.036133" calcext:value-type="float">
            <text:p>1575.036133</text:p>
          </table:table-cell>
          <table:table-cell office:value-type="float" office:value="1626.524536" calcext:value-type="float">
            <text:p>1626.524536</text:p>
          </table:table-cell>
          <table:table-cell office:value-type="float" office:value="1660.433594" calcext:value-type="float">
            <text:p>1660.433594</text:p>
          </table:table-cell>
          <table:table-cell table:number-columns-repeated="13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570.514771" calcext:value-type="float">
            <text:p>1570.514771</text:p>
          </table:table-cell>
          <table:table-cell office:value-type="float" office:value="1606.891846" calcext:value-type="float">
            <text:p>1606.891846</text:p>
          </table:table-cell>
          <table:table-cell office:value-type="float" office:value="1614.297607" calcext:value-type="float">
            <text:p>1614.297607</text:p>
          </table:table-cell>
          <table:table-cell office:value-type="float" office:value="1687.904053" calcext:value-type="float">
            <text:p>1687.904053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99.477417" calcext:value-type="float">
            <text:p>1599.477417</text:p>
          </table:table-cell>
          <table:table-cell office:value-type="float" office:value="1627.648071" calcext:value-type="float">
            <text:p>1627.648071</text:p>
          </table:table-cell>
          <table:table-cell office:value-type="float" office:value="1621.666138" calcext:value-type="float">
            <text:p>1621.666138</text:p>
          </table:table-cell>
          <table:table-cell office:value-type="float" office:value="1657.384277" calcext:value-type="float">
            <text:p>1657.384277</text:p>
          </table:table-cell>
          <table:table-cell table:number-columns-repeated="13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637.935791" calcext:value-type="float">
            <text:p>1637.935791</text:p>
          </table:table-cell>
          <table:table-cell office:value-type="float" office:value="1676.018066" calcext:value-type="float">
            <text:p>1676.018066</text:p>
          </table:table-cell>
          <table:table-cell office:value-type="float" office:value="1622.261475" calcext:value-type="float">
            <text:p>1622.261475</text:p>
          </table:table-cell>
          <table:table-cell office:value-type="float" office:value="1665.349976" calcext:value-type="float">
            <text:p>1665.349976</text:p>
          </table:table-cell>
          <table:table-cell table:number-columns-repeated="13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654.191406" calcext:value-type="float">
            <text:p>1654.191406</text:p>
          </table:table-cell>
          <table:table-cell office:value-type="float" office:value="1691.320801" calcext:value-type="float">
            <text:p>1691.320801</text:p>
          </table:table-cell>
          <table:table-cell office:value-type="float" office:value="1650.293823" calcext:value-type="float">
            <text:p>1650.293823</text:p>
          </table:table-cell>
          <table:table-cell office:value-type="float" office:value="1677.824463" calcext:value-type="float">
            <text:p>1677.824463</text:p>
          </table:table-cell>
          <table:table-cell table:number-columns-repeated="13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652.172729" calcext:value-type="float">
            <text:p>1652.172729</text:p>
          </table:table-cell>
          <table:table-cell office:value-type="float" office:value="1742.718262" calcext:value-type="float">
            <text:p>1742.718262</text:p>
          </table:table-cell>
          <table:table-cell office:value-type="float" office:value="1649.098145" calcext:value-type="float">
            <text:p>1649.098145</text:p>
          </table:table-cell>
          <table:table-cell office:value-type="float" office:value="1736.079224" calcext:value-type="float">
            <text:p>1736.079224</text:p>
          </table:table-cell>
          <table:table-cell table:number-columns-repeated="13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682.55127" calcext:value-type="float">
            <text:p>1682.55127</text:p>
          </table:table-cell>
          <table:table-cell office:value-type="float" office:value="1721.786133" calcext:value-type="float">
            <text:p>1721.786133</text:p>
          </table:table-cell>
          <table:table-cell office:value-type="float" office:value="1691.739258" calcext:value-type="float">
            <text:p>1691.739258</text:p>
          </table:table-cell>
          <table:table-cell office:value-type="float" office:value="1711.402222" calcext:value-type="float">
            <text:p>1711.402222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97.309082" calcext:value-type="float">
            <text:p>1697.309082</text:p>
          </table:table-cell>
          <table:table-cell office:value-type="float" office:value="1751.927734" calcext:value-type="float">
            <text:p>1751.927734</text:p>
          </table:table-cell>
          <table:table-cell office:value-type="float" office:value="1710.741455" calcext:value-type="float">
            <text:p>1710.741455</text:p>
          </table:table-cell>
          <table:table-cell office:value-type="float" office:value="1739.960938" calcext:value-type="float">
            <text:p>1739.960938</text:p>
          </table:table-cell>
          <table:table-cell table:number-columns-repeated="13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719.054932" calcext:value-type="float">
            <text:p>1719.054932</text:p>
          </table:table-cell>
          <table:table-cell office:value-type="float" office:value="1789.911621" calcext:value-type="float">
            <text:p>1789.911621</text:p>
          </table:table-cell>
          <table:table-cell office:value-type="float" office:value="1728.686646" calcext:value-type="float">
            <text:p>1728.686646</text:p>
          </table:table-cell>
          <table:table-cell office:value-type="float" office:value="1782.802979" calcext:value-type="float">
            <text:p>1782.802979</text:p>
          </table:table-cell>
          <table:table-cell table:number-columns-repeated="13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735.369629" calcext:value-type="float">
            <text:p>1735.369629</text:p>
          </table:table-cell>
          <table:table-cell office:value-type="float" office:value="1793.859863" calcext:value-type="float">
            <text:p>1793.859863</text:p>
          </table:table-cell>
          <table:table-cell office:value-type="float" office:value="1746.980957" calcext:value-type="float">
            <text:p>1746.980957</text:p>
          </table:table-cell>
          <table:table-cell office:value-type="float" office:value="1783.264648" calcext:value-type="float">
            <text:p>1783.264648</text:p>
          </table:table-cell>
          <table:table-cell table:number-columns-repeated="13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741.813232" calcext:value-type="float">
            <text:p>1741.813232</text:p>
          </table:table-cell>
          <table:table-cell office:value-type="float" office:value="1831.027832" calcext:value-type="float">
            <text:p>1831.027832</text:p>
          </table:table-cell>
          <table:table-cell office:value-type="float" office:value="1750.625244" calcext:value-type="float">
            <text:p>1750.625244</text:p>
          </table:table-cell>
          <table:table-cell office:value-type="float" office:value="1821.124023" calcext:value-type="float">
            <text:p>1821.124023</text:p>
          </table:table-cell>
          <table:table-cell table:number-columns-repeated="13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736.647095" calcext:value-type="float">
            <text:p>1736.647095</text:p>
          </table:table-cell>
          <table:table-cell office:value-type="float" office:value="1807.18042" calcext:value-type="float">
            <text:p>1807.18042</text:p>
          </table:table-cell>
          <table:table-cell office:value-type="float" office:value="1746.124512" calcext:value-type="float">
            <text:p>1746.124512</text:p>
          </table:table-cell>
          <table:table-cell office:value-type="float" office:value="1819.216797" calcext:value-type="float">
            <text:p>1819.216797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17.656494" calcext:value-type="float">
            <text:p>1717.656494</text:p>
          </table:table-cell>
          <table:table-cell office:value-type="float" office:value="1839.546021" calcext:value-type="float">
            <text:p>1839.546021</text:p>
          </table:table-cell>
          <table:table-cell office:value-type="float" office:value="1734.687378" calcext:value-type="float">
            <text:p>1734.687378</text:p>
          </table:table-cell>
          <table:table-cell office:value-type="float" office:value="1837.35376" calcext:value-type="float">
            <text:p>1837.35376</text:p>
          </table:table-cell>
          <table:table-cell table:number-columns-repeated="13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720.707886" calcext:value-type="float">
            <text:p>1720.707886</text:p>
          </table:table-cell>
          <table:table-cell office:value-type="float" office:value="1830.634033" calcext:value-type="float">
            <text:p>1830.634033</text:p>
          </table:table-cell>
          <table:table-cell office:value-type="float" office:value="1735.674561" calcext:value-type="float">
            <text:p>1735.674561</text:p>
          </table:table-cell>
          <table:table-cell office:value-type="float" office:value="1819.310791" calcext:value-type="float">
            <text:p>1819.310791</text:p>
          </table:table-cell>
          <table:table-cell table:number-columns-repeated="13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735.994507" calcext:value-type="float">
            <text:p>1735.994507</text:p>
          </table:table-cell>
          <table:table-cell office:value-type="float" office:value="1825.400635" calcext:value-type="float">
            <text:p>1825.400635</text:p>
          </table:table-cell>
          <table:table-cell office:value-type="float" office:value="1749.466064" calcext:value-type="float">
            <text:p>1749.466064</text:p>
          </table:table-cell>
          <table:table-cell office:value-type="float" office:value="1812.807007" calcext:value-type="float">
            <text:p>1812.807007</text:p>
          </table:table-cell>
          <table:table-cell table:number-columns-repeated="13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732.520264" calcext:value-type="float">
            <text:p>1732.520264</text:p>
          </table:table-cell>
          <table:table-cell office:value-type="float" office:value="1838.669434" calcext:value-type="float">
            <text:p>1838.669434</text:p>
          </table:table-cell>
          <table:table-cell office:value-type="float" office:value="1739.530762" calcext:value-type="float">
            <text:p>1739.530762</text:p>
          </table:table-cell>
          <table:table-cell office:value-type="float" office:value="1835.239502" calcext:value-type="float">
            <text:p>1835.239502</text:p>
          </table:table-cell>
          <table:table-cell table:number-columns-repeated="13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730.363037" calcext:value-type="float">
            <text:p>1730.363037</text:p>
          </table:table-cell>
          <table:table-cell office:value-type="float" office:value="1835.209106" calcext:value-type="float">
            <text:p>1835.209106</text:p>
          </table:table-cell>
          <table:table-cell office:value-type="float" office:value="1745.741821" calcext:value-type="float">
            <text:p>1745.741821</text:p>
          </table:table-cell>
          <table:table-cell office:value-type="float" office:value="1826.445923" calcext:value-type="float">
            <text:p>1826.44592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37.602051" calcext:value-type="float">
            <text:p>1737.602051</text:p>
          </table:table-cell>
          <table:table-cell office:value-type="float" office:value="1832.630981" calcext:value-type="float">
            <text:p>1832.630981</text:p>
          </table:table-cell>
          <table:table-cell office:value-type="float" office:value="1749.214844" calcext:value-type="float">
            <text:p>1749.214844</text:p>
          </table:table-cell>
          <table:table-cell office:value-type="float" office:value="1825.419067" calcext:value-type="float">
            <text:p>1825.419067</text:p>
          </table:table-cell>
          <table:table-cell table:number-columns-repeated="13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734.00769" calcext:value-type="float">
            <text:p>1734.00769</text:p>
          </table:table-cell>
          <table:table-cell office:value-type="float" office:value="1839.063232" calcext:value-type="float">
            <text:p>1839.063232</text:p>
          </table:table-cell>
          <table:table-cell office:value-type="float" office:value="1743.081299" calcext:value-type="float">
            <text:p>1743.081299</text:p>
          </table:table-cell>
          <table:table-cell office:value-type="float" office:value="1837.696899" calcext:value-type="float">
            <text:p>1837.696899</text:p>
          </table:table-cell>
          <table:table-cell table:number-columns-repeated="13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733.737549" calcext:value-type="float">
            <text:p>1733.737549</text:p>
          </table:table-cell>
          <table:table-cell office:value-type="float" office:value="1845.381836" calcext:value-type="float">
            <text:p>1845.381836</text:p>
          </table:table-cell>
          <table:table-cell office:value-type="float" office:value="1745.645386" calcext:value-type="float">
            <text:p>1745.645386</text:p>
          </table:table-cell>
          <table:table-cell office:value-type="float" office:value="1836.17041" calcext:value-type="float">
            <text:p>1836.17041</text:p>
          </table:table-cell>
          <table:table-cell table:number-columns-repeated="13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737.688599" calcext:value-type="float">
            <text:p>1737.688599</text:p>
          </table:table-cell>
          <table:table-cell office:value-type="float" office:value="1839.923462" calcext:value-type="float">
            <text:p>1839.923462</text:p>
          </table:table-cell>
          <table:table-cell office:value-type="float" office:value="1750.367432" calcext:value-type="float">
            <text:p>1750.367432</text:p>
          </table:table-cell>
          <table:table-cell office:value-type="float" office:value="1836.360962" calcext:value-type="float">
            <text:p>1836.360962</text:p>
          </table:table-cell>
          <table:table-cell table:number-columns-repeated="13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737.87439" calcext:value-type="float">
            <text:p>1737.87439</text:p>
          </table:table-cell>
          <table:table-cell office:value-type="float" office:value="1844.074707" calcext:value-type="float">
            <text:p>1844.074707</text:p>
          </table:table-cell>
          <table:table-cell office:value-type="float" office:value="1752.750488" calcext:value-type="float">
            <text:p>1752.750488</text:p>
          </table:table-cell>
          <table:table-cell office:value-type="float" office:value="1838.021362" calcext:value-type="float">
            <text:p>1838.021362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42.812988" calcext:value-type="float">
            <text:p>1742.812988</text:p>
          </table:table-cell>
          <table:table-cell office:value-type="float" office:value="1841.302246" calcext:value-type="float">
            <text:p>1841.302246</text:p>
          </table:table-cell>
          <table:table-cell office:value-type="float" office:value="1756.786987" calcext:value-type="float">
            <text:p>1756.786987</text:p>
          </table:table-cell>
          <table:table-cell office:value-type="float" office:value="1836.486816" calcext:value-type="float">
            <text:p>1836.486816</text:p>
          </table:table-cell>
          <table:table-cell table:number-columns-repeated="13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740.965088" calcext:value-type="float">
            <text:p>1740.965088</text:p>
          </table:table-cell>
          <table:table-cell office:value-type="float" office:value="1847.159546" calcext:value-type="float">
            <text:p>1847.159546</text:p>
          </table:table-cell>
          <table:table-cell office:value-type="float" office:value="1753.955566" calcext:value-type="float">
            <text:p>1753.955566</text:p>
          </table:table-cell>
          <table:table-cell office:value-type="float" office:value="1840.300781" calcext:value-type="float">
            <text:p>1840.300781</text:p>
          </table:table-cell>
          <table:table-cell table:number-columns-repeated="13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736.008301" calcext:value-type="float">
            <text:p>1736.008301</text:p>
          </table:table-cell>
          <table:table-cell office:value-type="float" office:value="1847.570801" calcext:value-type="float">
            <text:p>1847.570801</text:p>
          </table:table-cell>
          <table:table-cell office:value-type="float" office:value="1752.005371" calcext:value-type="float">
            <text:p>1752.005371</text:p>
          </table:table-cell>
          <table:table-cell office:value-type="float" office:value="1842.832886" calcext:value-type="float">
            <text:p>1842.832886</text:p>
          </table:table-cell>
          <table:table-cell table:number-columns-repeated="13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739.311035" calcext:value-type="float">
            <text:p>1739.311035</text:p>
          </table:table-cell>
          <table:table-cell office:value-type="float" office:value="1850.089722" calcext:value-type="float">
            <text:p>1850.089722</text:p>
          </table:table-cell>
          <table:table-cell office:value-type="float" office:value="1750.844971" calcext:value-type="float">
            <text:p>1750.844971</text:p>
          </table:table-cell>
          <table:table-cell office:value-type="float" office:value="1842.168457" calcext:value-type="float">
            <text:p>1842.168457</text:p>
          </table:table-cell>
          <table:table-cell table:number-columns-repeated="13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741.186523" calcext:value-type="float">
            <text:p>1741.186523</text:p>
          </table:table-cell>
          <table:table-cell office:value-type="float" office:value="1848.841675" calcext:value-type="float">
            <text:p>1848.841675</text:p>
          </table:table-cell>
          <table:table-cell office:value-type="float" office:value="1756.225342" calcext:value-type="float">
            <text:p>1756.225342</text:p>
          </table:table-cell>
          <table:table-cell office:value-type="float" office:value="1843.365479" calcext:value-type="float">
            <text:p>1843.365479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42.447388" calcext:value-type="float">
            <text:p>1742.447388</text:p>
          </table:table-cell>
          <table:table-cell office:value-type="float" office:value="1850.192993" calcext:value-type="float">
            <text:p>1850.192993</text:p>
          </table:table-cell>
          <table:table-cell office:value-type="float" office:value="1755.35083" calcext:value-type="float">
            <text:p>1755.35083</text:p>
          </table:table-cell>
          <table:table-cell office:value-type="float" office:value="1842.811768" calcext:value-type="float">
            <text:p>1842.811768</text:p>
          </table:table-cell>
          <table:table-cell table:number-columns-repeated="13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741.234497" calcext:value-type="float">
            <text:p>1741.234497</text:p>
          </table:table-cell>
          <table:table-cell office:value-type="float" office:value="1853.644775" calcext:value-type="float">
            <text:p>1853.644775</text:p>
          </table:table-cell>
          <table:table-cell office:value-type="float" office:value="1757.390869" calcext:value-type="float">
            <text:p>1757.390869</text:p>
          </table:table-cell>
          <table:table-cell office:value-type="float" office:value="1847.04248" calcext:value-type="float">
            <text:p>1847.04248</text:p>
          </table:table-cell>
          <table:table-cell table:number-columns-repeated="13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743.998291" calcext:value-type="float">
            <text:p>1743.998291</text:p>
          </table:table-cell>
          <table:table-cell office:value-type="float" office:value="1852.336792" calcext:value-type="float">
            <text:p>1852.336792</text:p>
          </table:table-cell>
          <table:table-cell office:value-type="float" office:value="1755.535889" calcext:value-type="float">
            <text:p>1755.535889</text:p>
          </table:table-cell>
          <table:table-cell office:value-type="float" office:value="1848.708374" calcext:value-type="float">
            <text:p>1848.708374</text:p>
          </table:table-cell>
          <table:table-cell table:number-columns-repeated="13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744.857666" calcext:value-type="float">
            <text:p>1744.857666</text:p>
          </table:table-cell>
          <table:table-cell office:value-type="float" office:value="1851.047363" calcext:value-type="float">
            <text:p>1851.047363</text:p>
          </table:table-cell>
          <table:table-cell office:value-type="float" office:value="1759.338135" calcext:value-type="float">
            <text:p>1759.338135</text:p>
          </table:table-cell>
          <table:table-cell office:value-type="float" office:value="1843.995483" calcext:value-type="float">
            <text:p>1843.995483</text:p>
          </table:table-cell>
          <table:table-cell table:number-columns-repeated="1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745.340332" calcext:value-type="float">
            <text:p>1745.340332</text:p>
          </table:table-cell>
          <table:table-cell office:value-type="float" office:value="1850.428223" calcext:value-type="float">
            <text:p>1850.428223</text:p>
          </table:table-cell>
          <table:table-cell office:value-type="float" office:value="1757.001221" calcext:value-type="float">
            <text:p>1757.001221</text:p>
          </table:table-cell>
          <table:table-cell office:value-type="float" office:value="1847.916016" calcext:value-type="float">
            <text:p>1847.916016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1.730591" calcext:value-type="float">
            <text:p>1741.730591</text:p>
          </table:table-cell>
          <table:table-cell office:value-type="float" office:value="1855.887817" calcext:value-type="float">
            <text:p>1855.887817</text:p>
          </table:table-cell>
          <table:table-cell office:value-type="float" office:value="1758.748779" calcext:value-type="float">
            <text:p>1758.748779</text:p>
          </table:table-cell>
          <table:table-cell office:value-type="float" office:value="1849.681274" calcext:value-type="float">
            <text:p>1849.681274</text:p>
          </table:table-cell>
          <table:table-cell table:number-columns-repeated="13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745.654175" calcext:value-type="float">
            <text:p>1745.654175</text:p>
          </table:table-cell>
          <table:table-cell office:value-type="float" office:value="1855.47583" calcext:value-type="float">
            <text:p>1855.47583</text:p>
          </table:table-cell>
          <table:table-cell office:value-type="float" office:value="1759.925049" calcext:value-type="float">
            <text:p>1759.925049</text:p>
          </table:table-cell>
          <table:table-cell office:value-type="float" office:value="1849.005493" calcext:value-type="float">
            <text:p>1849.005493</text:p>
          </table:table-cell>
          <table:table-cell table:number-columns-repeated="13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747.91687" calcext:value-type="float">
            <text:p>1747.91687</text:p>
          </table:table-cell>
          <table:table-cell office:value-type="float" office:value="1856.096558" calcext:value-type="float">
            <text:p>1856.096558</text:p>
          </table:table-cell>
          <table:table-cell office:value-type="float" office:value="1758.753662" calcext:value-type="float">
            <text:p>1758.753662</text:p>
          </table:table-cell>
          <table:table-cell office:value-type="float" office:value="1851.210938" calcext:value-type="float">
            <text:p>1851.210938</text:p>
          </table:table-cell>
          <table:table-cell table:number-columns-repeated="13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746.801392" calcext:value-type="float">
            <text:p>1746.801392</text:p>
          </table:table-cell>
          <table:table-cell office:value-type="float" office:value="1858.307373" calcext:value-type="float">
            <text:p>1858.307373</text:p>
          </table:table-cell>
          <table:table-cell office:value-type="float" office:value="1762.753662" calcext:value-type="float">
            <text:p>1762.753662</text:p>
          </table:table-cell>
          <table:table-cell office:value-type="float" office:value="1849.870483" calcext:value-type="float">
            <text:p>1849.870483</text:p>
          </table:table-cell>
          <table:table-cell table:number-columns-repeated="13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750.825928" calcext:value-type="float">
            <text:p>1750.825928</text:p>
          </table:table-cell>
          <table:table-cell office:value-type="float" office:value="1858.259399" calcext:value-type="float">
            <text:p>1858.259399</text:p>
          </table:table-cell>
          <table:table-cell office:value-type="float" office:value="1762.998779" calcext:value-type="float">
            <text:p>1762.998779</text:p>
          </table:table-cell>
          <table:table-cell office:value-type="float" office:value="1851.042969" calcext:value-type="float">
            <text:p>1851.042969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50.567383" calcext:value-type="float">
            <text:p>1750.567383</text:p>
          </table:table-cell>
          <table:table-cell office:value-type="float" office:value="1859.637939" calcext:value-type="float">
            <text:p>1859.637939</text:p>
          </table:table-cell>
          <table:table-cell office:value-type="float" office:value="1763.034302" calcext:value-type="float">
            <text:p>1763.034302</text:p>
          </table:table-cell>
          <table:table-cell office:value-type="float" office:value="1856.611694" calcext:value-type="float">
            <text:p>1856.611694</text:p>
          </table:table-cell>
          <table:table-cell table:number-columns-repeated="13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754.499878" calcext:value-type="float">
            <text:p>1754.499878</text:p>
          </table:table-cell>
          <table:table-cell office:value-type="float" office:value="1857.935791" calcext:value-type="float">
            <text:p>1857.935791</text:p>
          </table:table-cell>
          <table:table-cell office:value-type="float" office:value="1765.918457" calcext:value-type="float">
            <text:p>1765.918457</text:p>
          </table:table-cell>
          <table:table-cell office:value-type="float" office:value="1852.315918" calcext:value-type="float">
            <text:p>1852.315918</text:p>
          </table:table-cell>
          <table:table-cell table:number-columns-repeated="13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755.359863" calcext:value-type="float">
            <text:p>1755.359863</text:p>
          </table:table-cell>
          <table:table-cell office:value-type="float" office:value="1859.702637" calcext:value-type="float">
            <text:p>1859.702637</text:p>
          </table:table-cell>
          <table:table-cell office:value-type="float" office:value="1767.662964" calcext:value-type="float">
            <text:p>1767.662964</text:p>
          </table:table-cell>
          <table:table-cell office:value-type="float" office:value="1857.789917" calcext:value-type="float">
            <text:p>1857.789917</text:p>
          </table:table-cell>
          <table:table-cell table:number-columns-repeated="13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753.023682" calcext:value-type="float">
            <text:p>1753.023682</text:p>
          </table:table-cell>
          <table:table-cell office:value-type="float" office:value="1863.723877" calcext:value-type="float">
            <text:p>1863.723877</text:p>
          </table:table-cell>
          <table:table-cell office:value-type="float" office:value="1771.625854" calcext:value-type="float">
            <text:p>1771.625854</text:p>
          </table:table-cell>
          <table:table-cell office:value-type="float" office:value="1860.897461" calcext:value-type="float">
            <text:p>1860.897461</text:p>
          </table:table-cell>
          <table:table-cell table:number-columns-repeated="13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752.37793" calcext:value-type="float">
            <text:p>1752.37793</text:p>
          </table:table-cell>
          <table:table-cell office:value-type="float" office:value="1870.382935" calcext:value-type="float">
            <text:p>1870.382935</text:p>
          </table:table-cell>
          <table:table-cell office:value-type="float" office:value="1770.175659" calcext:value-type="float">
            <text:p>1770.175659</text:p>
          </table:table-cell>
          <table:table-cell office:value-type="float" office:value="1863.569946" calcext:value-type="float">
            <text:p>1863.569946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58.128418" calcext:value-type="float">
            <text:p>1758.128418</text:p>
          </table:table-cell>
          <table:table-cell office:value-type="float" office:value="1868.239136" calcext:value-type="float">
            <text:p>1868.239136</text:p>
          </table:table-cell>
          <table:table-cell office:value-type="float" office:value="1772.870117" calcext:value-type="float">
            <text:p>1772.870117</text:p>
          </table:table-cell>
          <table:table-cell office:value-type="float" office:value="1861.681641" calcext:value-type="float">
            <text:p>1861.681641</text:p>
          </table:table-cell>
          <table:table-cell table:number-columns-repeated="13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759.149902" calcext:value-type="float">
            <text:p>1759.149902</text:p>
          </table:table-cell>
          <table:table-cell office:value-type="float" office:value="1866.856689" calcext:value-type="float">
            <text:p>1866.856689</text:p>
          </table:table-cell>
          <table:table-cell office:value-type="float" office:value="1773.22583" calcext:value-type="float">
            <text:p>1773.22583</text:p>
          </table:table-cell>
          <table:table-cell office:value-type="float" office:value="1863.219116" calcext:value-type="float">
            <text:p>1863.219116</text:p>
          </table:table-cell>
          <table:table-cell table:number-columns-repeated="13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759.964111" calcext:value-type="float">
            <text:p>1759.964111</text:p>
          </table:table-cell>
          <table:table-cell office:value-type="float" office:value="1871.269897" calcext:value-type="float">
            <text:p>1871.269897</text:p>
          </table:table-cell>
          <table:table-cell office:value-type="float" office:value="1774.003662" calcext:value-type="float">
            <text:p>1774.003662</text:p>
          </table:table-cell>
          <table:table-cell office:value-type="float" office:value="1863.976685" calcext:value-type="float">
            <text:p>1863.976685</text:p>
          </table:table-cell>
          <table:table-cell table:number-columns-repeated="13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757.772461" calcext:value-type="float">
            <text:p>1757.772461</text:p>
          </table:table-cell>
          <table:table-cell office:value-type="float" office:value="1875.317627" calcext:value-type="float">
            <text:p>1875.317627</text:p>
          </table:table-cell>
          <table:table-cell office:value-type="float" office:value="1774.867432" calcext:value-type="float">
            <text:p>1774.867432</text:p>
          </table:table-cell>
          <table:table-cell office:value-type="float" office:value="1866.719482" calcext:value-type="float">
            <text:p>1866.719482</text:p>
          </table:table-cell>
          <table:table-cell table:number-columns-repeated="13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757.825684" calcext:value-type="float">
            <text:p>1757.825684</text:p>
          </table:table-cell>
          <table:table-cell office:value-type="float" office:value="1873.484619" calcext:value-type="float">
            <text:p>1873.484619</text:p>
          </table:table-cell>
          <table:table-cell office:value-type="float" office:value="1772.848877" calcext:value-type="float">
            <text:p>1772.848877</text:p>
          </table:table-cell>
          <table:table-cell office:value-type="float" office:value="1866.387817" calcext:value-type="float">
            <text:p>1866.387817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61.258301" calcext:value-type="float">
            <text:p>1761.258301</text:p>
          </table:table-cell>
          <table:table-cell office:value-type="float" office:value="1876.581909" calcext:value-type="float">
            <text:p>1876.581909</text:p>
          </table:table-cell>
          <table:table-cell office:value-type="float" office:value="1777.003662" calcext:value-type="float">
            <text:p>1777.003662</text:p>
          </table:table-cell>
          <table:table-cell office:value-type="float" office:value="1868.175171" calcext:value-type="float">
            <text:p>1868.175171</text:p>
          </table:table-cell>
          <table:table-cell table:number-columns-repeated="13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759.033447" calcext:value-type="float">
            <text:p>1759.033447</text:p>
          </table:table-cell>
          <table:table-cell office:value-type="float" office:value="1876.143555" calcext:value-type="float">
            <text:p>1876.143555</text:p>
          </table:table-cell>
          <table:table-cell office:value-type="float" office:value="1775.655151" calcext:value-type="float">
            <text:p>1775.655151</text:p>
          </table:table-cell>
          <table:table-cell office:value-type="float" office:value="1868.625366" calcext:value-type="float">
            <text:p>1868.625366</text:p>
          </table:table-cell>
          <table:table-cell table:number-columns-repeated="13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763.376709" calcext:value-type="float">
            <text:p>1763.376709</text:p>
          </table:table-cell>
          <table:table-cell office:value-type="float" office:value="1876.924561" calcext:value-type="float">
            <text:p>1876.924561</text:p>
          </table:table-cell>
          <table:table-cell office:value-type="float" office:value="1778.29126" calcext:value-type="float">
            <text:p>1778.29126</text:p>
          </table:table-cell>
          <table:table-cell office:value-type="float" office:value="1870.780762" calcext:value-type="float">
            <text:p>1870.780762</text:p>
          </table:table-cell>
          <table:table-cell table:number-columns-repeated="13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765.439453" calcext:value-type="float">
            <text:p>1765.439453</text:p>
          </table:table-cell>
          <table:table-cell office:value-type="float" office:value="1878.08313" calcext:value-type="float">
            <text:p>1878.08313</text:p>
          </table:table-cell>
          <table:table-cell office:value-type="float" office:value="1779.611572" calcext:value-type="float">
            <text:p>1779.611572</text:p>
          </table:table-cell>
          <table:table-cell office:value-type="float" office:value="1873.154053" calcext:value-type="float">
            <text:p>1873.154053</text:p>
          </table:table-cell>
          <table:table-cell table:number-columns-repeated="13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763.310181" calcext:value-type="float">
            <text:p>1763.310181</text:p>
          </table:table-cell>
          <table:table-cell office:value-type="float" office:value="1880.116699" calcext:value-type="float">
            <text:p>1880.116699</text:p>
          </table:table-cell>
          <table:table-cell office:value-type="float" office:value="1779.982544" calcext:value-type="float">
            <text:p>1779.982544</text:p>
          </table:table-cell>
          <table:table-cell office:value-type="float" office:value="1874.22583" calcext:value-type="float">
            <text:p>1874.22583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68.486572" calcext:value-type="float">
            <text:p>1768.486572</text:p>
          </table:table-cell>
          <table:table-cell office:value-type="float" office:value="1877.56958" calcext:value-type="float">
            <text:p>1877.56958</text:p>
          </table:table-cell>
          <table:table-cell office:value-type="float" office:value="1780.744263" calcext:value-type="float">
            <text:p>1780.744263</text:p>
          </table:table-cell>
          <table:table-cell office:value-type="float" office:value="1872.393311" calcext:value-type="float">
            <text:p>1872.393311</text:p>
          </table:table-cell>
          <table:table-cell table:number-columns-repeated="13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766.914917" calcext:value-type="float">
            <text:p>1766.914917</text:p>
          </table:table-cell>
          <table:table-cell office:value-type="float" office:value="1882.346191" calcext:value-type="float">
            <text:p>1882.346191</text:p>
          </table:table-cell>
          <table:table-cell office:value-type="float" office:value="1781.123291" calcext:value-type="float">
            <text:p>1781.123291</text:p>
          </table:table-cell>
          <table:table-cell office:value-type="float" office:value="1873.79541" calcext:value-type="float">
            <text:p>1873.79541</text:p>
          </table:table-cell>
          <table:table-cell table:number-columns-repeated="13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768.042236" calcext:value-type="float">
            <text:p>1768.042236</text:p>
          </table:table-cell>
          <table:table-cell office:value-type="float" office:value="1883.286499" calcext:value-type="float">
            <text:p>1883.286499</text:p>
          </table:table-cell>
          <table:table-cell office:value-type="float" office:value="1783.31604" calcext:value-type="float">
            <text:p>1783.31604</text:p>
          </table:table-cell>
          <table:table-cell office:value-type="float" office:value="1877.804688" calcext:value-type="float">
            <text:p>1877.804688</text:p>
          </table:table-cell>
          <table:table-cell table:number-columns-repeated="13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768.369751" calcext:value-type="float">
            <text:p>1768.369751</text:p>
          </table:table-cell>
          <table:table-cell office:value-type="float" office:value="1882.929932" calcext:value-type="float">
            <text:p>1882.929932</text:p>
          </table:table-cell>
          <table:table-cell office:value-type="float" office:value="1784.93042" calcext:value-type="float">
            <text:p>1784.93042</text:p>
          </table:table-cell>
          <table:table-cell office:value-type="float" office:value="1875.546875" calcext:value-type="float">
            <text:p>1875.546875</text:p>
          </table:table-cell>
          <table:table-cell table:number-columns-repeated="13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769.802002" calcext:value-type="float">
            <text:p>1769.802002</text:p>
          </table:table-cell>
          <table:table-cell office:value-type="float" office:value="1885.946777" calcext:value-type="float">
            <text:p>1885.946777</text:p>
          </table:table-cell>
          <table:table-cell office:value-type="float" office:value="1786.283813" calcext:value-type="float">
            <text:p>1786.283813</text:p>
          </table:table-cell>
          <table:table-cell office:value-type="float" office:value="1878.244873" calcext:value-type="float">
            <text:p>1878.24487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67.194092" calcext:value-type="float">
            <text:p>1767.194092</text:p>
          </table:table-cell>
          <table:table-cell office:value-type="float" office:value="1886.336182" calcext:value-type="float">
            <text:p>1886.336182</text:p>
          </table:table-cell>
          <table:table-cell office:value-type="float" office:value="1784.482544" calcext:value-type="float">
            <text:p>1784.482544</text:p>
          </table:table-cell>
          <table:table-cell office:value-type="float" office:value="1878.513184" calcext:value-type="float">
            <text:p>1878.513184</text:p>
          </table:table-cell>
          <table:table-cell table:number-columns-repeated="13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770.057861" calcext:value-type="float">
            <text:p>1770.057861</text:p>
          </table:table-cell>
          <table:table-cell office:value-type="float" office:value="1885.44751" calcext:value-type="float">
            <text:p>1885.44751</text:p>
          </table:table-cell>
          <table:table-cell office:value-type="float" office:value="1788.592896" calcext:value-type="float">
            <text:p>1788.592896</text:p>
          </table:table-cell>
          <table:table-cell office:value-type="float" office:value="1878.932983" calcext:value-type="float">
            <text:p>1878.932983</text:p>
          </table:table-cell>
          <table:table-cell table:number-columns-repeated="13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769.215332" calcext:value-type="float">
            <text:p>1769.215332</text:p>
          </table:table-cell>
          <table:table-cell office:value-type="float" office:value="1890.282715" calcext:value-type="float">
            <text:p>1890.282715</text:p>
          </table:table-cell>
          <table:table-cell office:value-type="float" office:value="1785.925903" calcext:value-type="float">
            <text:p>1785.925903</text:p>
          </table:table-cell>
          <table:table-cell office:value-type="float" office:value="1884.579468" calcext:value-type="float">
            <text:p>1884.579468</text:p>
          </table:table-cell>
          <table:table-cell table:number-columns-repeated="13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769.237427" calcext:value-type="float">
            <text:p>1769.237427</text:p>
          </table:table-cell>
          <table:table-cell office:value-type="float" office:value="1888.140991" calcext:value-type="float">
            <text:p>1888.140991</text:p>
          </table:table-cell>
          <table:table-cell office:value-type="float" office:value="1786.309204" calcext:value-type="float">
            <text:p>1786.309204</text:p>
          </table:table-cell>
          <table:table-cell office:value-type="float" office:value="1882.627319" calcext:value-type="float">
            <text:p>1882.627319</text:p>
          </table:table-cell>
          <table:table-cell table:number-columns-repeated="13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773.988403" calcext:value-type="float">
            <text:p>1773.988403</text:p>
          </table:table-cell>
          <table:table-cell office:value-type="float" office:value="1887.340698" calcext:value-type="float">
            <text:p>1887.340698</text:p>
          </table:table-cell>
          <table:table-cell office:value-type="float" office:value="1790.322144" calcext:value-type="float">
            <text:p>1790.322144</text:p>
          </table:table-cell>
          <table:table-cell office:value-type="float" office:value="1878.918701" calcext:value-type="float">
            <text:p>1878.918701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65.47998" calcext:value-type="float">
            <text:p>1765.47998</text:p>
          </table:table-cell>
          <table:table-cell office:value-type="float" office:value="1847.130493" calcext:value-type="float">
            <text:p>1847.130493</text:p>
          </table:table-cell>
          <table:table-cell office:value-type="float" office:value="1779.371094" calcext:value-type="float">
            <text:p>1779.371094</text:p>
          </table:table-cell>
          <table:table-cell office:value-type="float" office:value="1844.037842" calcext:value-type="float">
            <text:p>1844.037842</text:p>
          </table:table-cell>
          <table:table-cell table:number-columns-repeated="13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714.598877" calcext:value-type="float">
            <text:p>1714.598877</text:p>
          </table:table-cell>
          <table:table-cell office:value-type="float" office:value="1872.360596" calcext:value-type="float">
            <text:p>1872.360596</text:p>
          </table:table-cell>
          <table:table-cell office:value-type="float" office:value="1720.581909" calcext:value-type="float">
            <text:p>1720.581909</text:p>
          </table:table-cell>
          <table:table-cell office:value-type="float" office:value="1875.922241" calcext:value-type="float">
            <text:p>1875.922241</text:p>
          </table:table-cell>
          <table:table-cell table:number-columns-repeated="13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705.248169" calcext:value-type="float">
            <text:p>1705.248169</text:p>
          </table:table-cell>
          <table:table-cell office:value-type="float" office:value="1819.497437" calcext:value-type="float">
            <text:p>1819.497437</text:p>
          </table:table-cell>
          <table:table-cell office:value-type="float" office:value="1722.301514" calcext:value-type="float">
            <text:p>1722.301514</text:p>
          </table:table-cell>
          <table:table-cell office:value-type="float" office:value="1815.944336" calcext:value-type="float">
            <text:p>1815.944336</text:p>
          </table:table-cell>
          <table:table-cell table:number-columns-repeated="13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705.348877" calcext:value-type="float">
            <text:p>1705.348877</text:p>
          </table:table-cell>
          <table:table-cell office:value-type="float" office:value="1806.591431" calcext:value-type="float">
            <text:p>1806.591431</text:p>
          </table:table-cell>
          <table:table-cell office:value-type="float" office:value="1721.567139" calcext:value-type="float">
            <text:p>1721.567139</text:p>
          </table:table-cell>
          <table:table-cell office:value-type="float" office:value="1800.757568" calcext:value-type="float">
            <text:p>1800.757568</text:p>
          </table:table-cell>
          <table:table-cell table:number-columns-repeated="13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672.354736" calcext:value-type="float">
            <text:p>1672.354736</text:p>
          </table:table-cell>
          <table:table-cell office:value-type="float" office:value="1811.240356" calcext:value-type="float">
            <text:p>1811.240356</text:p>
          </table:table-cell>
          <table:table-cell office:value-type="float" office:value="1684.364136" calcext:value-type="float">
            <text:p>1684.364136</text:p>
          </table:table-cell>
          <table:table-cell office:value-type="float" office:value="1809.08606" calcext:value-type="float">
            <text:p>1809.08606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71.059448" calcext:value-type="float">
            <text:p>1671.059448</text:p>
          </table:table-cell>
          <table:table-cell office:value-type="float" office:value="1770.11499" calcext:value-type="float">
            <text:p>1770.11499</text:p>
          </table:table-cell>
          <table:table-cell office:value-type="float" office:value="1684.681396" calcext:value-type="float">
            <text:p>1684.681396</text:p>
          </table:table-cell>
          <table:table-cell office:value-type="float" office:value="1770.700073" calcext:value-type="float">
            <text:p>1770.700073</text:p>
          </table:table-cell>
          <table:table-cell table:number-columns-repeated="13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662.278931" calcext:value-type="float">
            <text:p>1662.278931</text:p>
          </table:table-cell>
          <table:table-cell office:value-type="float" office:value="1758.613281" calcext:value-type="float">
            <text:p>1758.613281</text:p>
          </table:table-cell>
          <table:table-cell office:value-type="float" office:value="1677.823486" calcext:value-type="float">
            <text:p>1677.823486</text:p>
          </table:table-cell>
          <table:table-cell office:value-type="float" office:value="1755.623901" calcext:value-type="float">
            <text:p>1755.623901</text:p>
          </table:table-cell>
          <table:table-cell table:number-columns-repeated="13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649.295898" calcext:value-type="float">
            <text:p>1649.295898</text:p>
          </table:table-cell>
          <table:table-cell office:value-type="float" office:value="1762.309326" calcext:value-type="float">
            <text:p>1762.309326</text:p>
          </table:table-cell>
          <table:table-cell office:value-type="float" office:value="1656.972656" calcext:value-type="float">
            <text:p>1656.972656</text:p>
          </table:table-cell>
          <table:table-cell office:value-type="float" office:value="1748.942139" calcext:value-type="float">
            <text:p>1748.942139</text:p>
          </table:table-cell>
          <table:table-cell table:number-columns-repeated="13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652.978149" calcext:value-type="float">
            <text:p>1652.978149</text:p>
          </table:table-cell>
          <table:table-cell office:value-type="float" office:value="1729.351685" calcext:value-type="float">
            <text:p>1729.351685</text:p>
          </table:table-cell>
          <table:table-cell office:value-type="float" office:value="1656.889771" calcext:value-type="float">
            <text:p>1656.889771</text:p>
          </table:table-cell>
          <table:table-cell office:value-type="float" office:value="1733.728638" calcext:value-type="float">
            <text:p>1733.728638</text:p>
          </table:table-cell>
          <table:table-cell table:number-columns-repeated="13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637.948608" calcext:value-type="float">
            <text:p>1637.948608</text:p>
          </table:table-cell>
          <table:table-cell office:value-type="float" office:value="1722.420898" calcext:value-type="float">
            <text:p>1722.420898</text:p>
          </table:table-cell>
          <table:table-cell office:value-type="float" office:value="1652.981689" calcext:value-type="float">
            <text:p>1652.981689</text:p>
          </table:table-cell>
          <table:table-cell office:value-type="float" office:value="1719.675293" calcext:value-type="float">
            <text:p>1719.67529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28.893799" calcext:value-type="float">
            <text:p>1628.893799</text:p>
          </table:table-cell>
          <table:table-cell office:value-type="float" office:value="1714.089478" calcext:value-type="float">
            <text:p>1714.089478</text:p>
          </table:table-cell>
          <table:table-cell office:value-type="float" office:value="1636.910767" calcext:value-type="float">
            <text:p>1636.910767</text:p>
          </table:table-cell>
          <table:table-cell office:value-type="float" office:value="1714.61499" calcext:value-type="float">
            <text:p>1714.61499</text:p>
          </table:table-cell>
          <table:table-cell table:number-columns-repeated="13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620.397095" calcext:value-type="float">
            <text:p>1620.397095</text:p>
          </table:table-cell>
          <table:table-cell office:value-type="float" office:value="1700.611572" calcext:value-type="float">
            <text:p>1700.611572</text:p>
          </table:table-cell>
          <table:table-cell office:value-type="float" office:value="1635.182373" calcext:value-type="float">
            <text:p>1635.182373</text:p>
          </table:table-cell>
          <table:table-cell office:value-type="float" office:value="1698.464478" calcext:value-type="float">
            <text:p>1698.464478</text:p>
          </table:table-cell>
          <table:table-cell table:number-columns-repeated="13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611.366577" calcext:value-type="float">
            <text:p>1611.366577</text:p>
          </table:table-cell>
          <table:table-cell office:value-type="float" office:value="1691.91394" calcext:value-type="float">
            <text:p>1691.91394</text:p>
          </table:table-cell>
          <table:table-cell office:value-type="float" office:value="1629.940186" calcext:value-type="float">
            <text:p>1629.940186</text:p>
          </table:table-cell>
          <table:table-cell office:value-type="float" office:value="1685.629517" calcext:value-type="float">
            <text:p>1685.629517</text:p>
          </table:table-cell>
          <table:table-cell table:number-columns-repeated="13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611.971069" calcext:value-type="float">
            <text:p>1611.971069</text:p>
          </table:table-cell>
          <table:table-cell office:value-type="float" office:value="1680.754639" calcext:value-type="float">
            <text:p>1680.754639</text:p>
          </table:table-cell>
          <table:table-cell office:value-type="float" office:value="1614.130249" calcext:value-type="float">
            <text:p>1614.130249</text:p>
          </table:table-cell>
          <table:table-cell office:value-type="float" office:value="1677.899048" calcext:value-type="float">
            <text:p>1677.899048</text:p>
          </table:table-cell>
          <table:table-cell table:number-columns-repeated="13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605.482422" calcext:value-type="float">
            <text:p>1605.482422</text:p>
          </table:table-cell>
          <table:table-cell office:value-type="float" office:value="1672.497437" calcext:value-type="float">
            <text:p>1672.497437</text:p>
          </table:table-cell>
          <table:table-cell office:value-type="float" office:value="1614.705811" calcext:value-type="float">
            <text:p>1614.705811</text:p>
          </table:table-cell>
          <table:table-cell office:value-type="float" office:value="1673.005493" calcext:value-type="float">
            <text:p>1673.005493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4.039307" calcext:value-type="float">
            <text:p>1604.039307</text:p>
          </table:table-cell>
          <table:table-cell office:value-type="float" office:value="1660.841919" calcext:value-type="float">
            <text:p>1660.841919</text:p>
          </table:table-cell>
          <table:table-cell office:value-type="float" office:value="1607.539062" calcext:value-type="float">
            <text:p>1607.539062</text:p>
          </table:table-cell>
          <table:table-cell office:value-type="float" office:value="1662.672241" calcext:value-type="float">
            <text:p>1662.672241</text:p>
          </table:table-cell>
          <table:table-cell table:number-columns-repeated="13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594.418091" calcext:value-type="float">
            <text:p>1594.418091</text:p>
          </table:table-cell>
          <table:table-cell office:value-type="float" office:value="1658.385742" calcext:value-type="float">
            <text:p>1658.385742</text:p>
          </table:table-cell>
          <table:table-cell office:value-type="float" office:value="1603.338013" calcext:value-type="float">
            <text:p>1603.338013</text:p>
          </table:table-cell>
          <table:table-cell office:value-type="float" office:value="1657.60498" calcext:value-type="float">
            <text:p>1657.60498</text:p>
          </table:table-cell>
          <table:table-cell table:number-columns-repeated="13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593.597534" calcext:value-type="float">
            <text:p>1593.597534</text:p>
          </table:table-cell>
          <table:table-cell office:value-type="float" office:value="1652.625" calcext:value-type="float">
            <text:p>1652.625</text:p>
          </table:table-cell>
          <table:table-cell office:value-type="float" office:value="1597.166138" calcext:value-type="float">
            <text:p>1597.166138</text:p>
          </table:table-cell>
          <table:table-cell office:value-type="float" office:value="1648.466919" calcext:value-type="float">
            <text:p>1648.466919</text:p>
          </table:table-cell>
          <table:table-cell table:number-columns-repeated="13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590.047852" calcext:value-type="float">
            <text:p>1590.047852</text:p>
          </table:table-cell>
          <table:table-cell office:value-type="float" office:value="1635.237915" calcext:value-type="float">
            <text:p>1635.237915</text:p>
          </table:table-cell>
          <table:table-cell office:value-type="float" office:value="1599.039551" calcext:value-type="float">
            <text:p>1599.039551</text:p>
          </table:table-cell>
          <table:table-cell office:value-type="float" office:value="1640.214722" calcext:value-type="float">
            <text:p>1640.214722</text:p>
          </table:table-cell>
          <table:table-cell table:number-columns-repeated="13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586.053589" calcext:value-type="float">
            <text:p>1586.053589</text:p>
          </table:table-cell>
          <table:table-cell office:value-type="float" office:value="1636.489258" calcext:value-type="float">
            <text:p>1636.489258</text:p>
          </table:table-cell>
          <table:table-cell office:value-type="float" office:value="1594.65564" calcext:value-type="float">
            <text:p>1594.65564</text:p>
          </table:table-cell>
          <table:table-cell office:value-type="float" office:value="1636.833252" calcext:value-type="float">
            <text:p>1636.833252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85.701416" calcext:value-type="float">
            <text:p>1585.701416</text:p>
          </table:table-cell>
          <table:table-cell office:value-type="float" office:value="1630.592529" calcext:value-type="float">
            <text:p>1630.592529</text:p>
          </table:table-cell>
          <table:table-cell office:value-type="float" office:value="1587.585205" calcext:value-type="float">
            <text:p>1587.585205</text:p>
          </table:table-cell>
          <table:table-cell office:value-type="float" office:value="1630.715088" calcext:value-type="float">
            <text:p>1630.715088</text:p>
          </table:table-cell>
          <table:table-cell table:number-columns-repeated="13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582.983643" calcext:value-type="float">
            <text:p>1582.983643</text:p>
          </table:table-cell>
          <table:table-cell office:value-type="float" office:value="1619.906616" calcext:value-type="float">
            <text:p>1619.906616</text:p>
          </table:table-cell>
          <table:table-cell office:value-type="float" office:value="1591.301636" calcext:value-type="float">
            <text:p>1591.301636</text:p>
          </table:table-cell>
          <table:table-cell office:value-type="float" office:value="1622.384521" calcext:value-type="float">
            <text:p>1622.384521</text:p>
          </table:table-cell>
          <table:table-cell table:number-columns-repeated="13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576.67627" calcext:value-type="float">
            <text:p>1576.67627</text:p>
          </table:table-cell>
          <table:table-cell office:value-type="float" office:value="1623.912231" calcext:value-type="float">
            <text:p>1623.912231</text:p>
          </table:table-cell>
          <table:table-cell office:value-type="float" office:value="1580.834595" calcext:value-type="float">
            <text:p>1580.834595</text:p>
          </table:table-cell>
          <table:table-cell office:value-type="float" office:value="1622.24646" calcext:value-type="float">
            <text:p>1622.24646</text:p>
          </table:table-cell>
          <table:table-cell table:number-columns-repeated="13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580.307617" calcext:value-type="float">
            <text:p>1580.307617</text:p>
          </table:table-cell>
          <table:table-cell office:value-type="float" office:value="1611.763428" calcext:value-type="float">
            <text:p>1611.763428</text:p>
          </table:table-cell>
          <table:table-cell office:value-type="float" office:value="1584.518799" calcext:value-type="float">
            <text:p>1584.518799</text:p>
          </table:table-cell>
          <table:table-cell office:value-type="float" office:value="1615.808716" calcext:value-type="float">
            <text:p>1615.808716</text:p>
          </table:table-cell>
          <table:table-cell table:number-columns-repeated="13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581.117798" calcext:value-type="float">
            <text:p>1581.117798</text:p>
          </table:table-cell>
          <table:table-cell office:value-type="float" office:value="1609.250488" calcext:value-type="float">
            <text:p>1609.250488</text:p>
          </table:table-cell>
          <table:table-cell office:value-type="float" office:value="1582.721069" calcext:value-type="float">
            <text:p>1582.721069</text:p>
          </table:table-cell>
          <table:table-cell office:value-type="float" office:value="1613.043701" calcext:value-type="float">
            <text:p>1613.043701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5.696045" calcext:value-type="float">
            <text:p>1575.696045</text:p>
          </table:table-cell>
          <table:table-cell office:value-type="float" office:value="1602.44104" calcext:value-type="float">
            <text:p>1602.44104</text:p>
          </table:table-cell>
          <table:table-cell office:value-type="float" office:value="1584.140259" calcext:value-type="float">
            <text:p>1584.140259</text:p>
          </table:table-cell>
          <table:table-cell office:value-type="float" office:value="1605.859497" calcext:value-type="float">
            <text:p>1605.859497</text:p>
          </table:table-cell>
          <table:table-cell table:number-columns-repeated="13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572.305542" calcext:value-type="float">
            <text:p>1572.305542</text:p>
          </table:table-cell>
          <table:table-cell office:value-type="float" office:value="1604.848145" calcext:value-type="float">
            <text:p>1604.848145</text:p>
          </table:table-cell>
          <table:table-cell office:value-type="float" office:value="1579.828247" calcext:value-type="float">
            <text:p>1579.828247</text:p>
          </table:table-cell>
          <table:table-cell office:value-type="float" office:value="1606.80542" calcext:value-type="float">
            <text:p>1606.80542</text:p>
          </table:table-cell>
          <table:table-cell table:number-columns-repeated="13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570.681152" calcext:value-type="float">
            <text:p>1570.681152</text:p>
          </table:table-cell>
          <table:table-cell office:value-type="float" office:value="1598.539429" calcext:value-type="float">
            <text:p>1598.539429</text:p>
          </table:table-cell>
          <table:table-cell office:value-type="float" office:value="1575.872681" calcext:value-type="float">
            <text:p>1575.872681</text:p>
          </table:table-cell>
          <table:table-cell office:value-type="float" office:value="1603.828857" calcext:value-type="float">
            <text:p>1603.828857</text:p>
          </table:table-cell>
          <table:table-cell table:number-columns-repeated="13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570.792114" calcext:value-type="float">
            <text:p>1570.792114</text:p>
          </table:table-cell>
          <table:table-cell office:value-type="float" office:value="1596.38916" calcext:value-type="float">
            <text:p>1596.38916</text:p>
          </table:table-cell>
          <table:table-cell office:value-type="float" office:value="1578.081543" calcext:value-type="float">
            <text:p>1578.081543</text:p>
          </table:table-cell>
          <table:table-cell office:value-type="float" office:value="1601.449585" calcext:value-type="float">
            <text:p>1601.449585</text:p>
          </table:table-cell>
          <table:table-cell table:number-columns-repeated="13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568.078613" calcext:value-type="float">
            <text:p>1568.078613</text:p>
          </table:table-cell>
          <table:table-cell office:value-type="float" office:value="1592.61145" calcext:value-type="float">
            <text:p>1592.61145</text:p>
          </table:table-cell>
          <table:table-cell office:value-type="float" office:value="1576.089233" calcext:value-type="float">
            <text:p>1576.089233</text:p>
          </table:table-cell>
          <table:table-cell office:value-type="float" office:value="1601.261841" calcext:value-type="float">
            <text:p>1601.261841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65.768311" calcext:value-type="float">
            <text:p>1565.768311</text:p>
          </table:table-cell>
          <table:table-cell office:value-type="float" office:value="1592.356934" calcext:value-type="float">
            <text:p>1592.356934</text:p>
          </table:table-cell>
          <table:table-cell office:value-type="float" office:value="1576.081787" calcext:value-type="float">
            <text:p>1576.081787</text:p>
          </table:table-cell>
          <table:table-cell office:value-type="float" office:value="1597.693726" calcext:value-type="float">
            <text:p>1597.693726</text:p>
          </table:table-cell>
          <table:table-cell table:number-columns-repeated="13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566.564941" calcext:value-type="float">
            <text:p>1566.564941</text:p>
          </table:table-cell>
          <table:table-cell office:value-type="float" office:value="1587.05542" calcext:value-type="float">
            <text:p>1587.05542</text:p>
          </table:table-cell>
          <table:table-cell office:value-type="float" office:value="1578.327271" calcext:value-type="float">
            <text:p>1578.327271</text:p>
          </table:table-cell>
          <table:table-cell office:value-type="float" office:value="1593.511841" calcext:value-type="float">
            <text:p>1593.511841</text:p>
          </table:table-cell>
          <table:table-cell table:number-columns-repeated="13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564.516357" calcext:value-type="float">
            <text:p>1564.516357</text:p>
          </table:table-cell>
          <table:table-cell office:value-type="float" office:value="1586.187256" calcext:value-type="float">
            <text:p>1586.187256</text:p>
          </table:table-cell>
          <table:table-cell office:value-type="float" office:value="1576.79126" calcext:value-type="float">
            <text:p>1576.79126</text:p>
          </table:table-cell>
          <table:table-cell office:value-type="float" office:value="1594.203003" calcext:value-type="float">
            <text:p>1594.203003</text:p>
          </table:table-cell>
          <table:table-cell table:number-columns-repeated="13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572.83252" calcext:value-type="float">
            <text:p>1572.83252</text:p>
          </table:table-cell>
          <table:table-cell office:value-type="float" office:value="1591.339722" calcext:value-type="float">
            <text:p>1591.339722</text:p>
          </table:table-cell>
          <table:table-cell office:value-type="float" office:value="1569.074097" calcext:value-type="float">
            <text:p>1569.074097</text:p>
          </table:table-cell>
          <table:table-cell office:value-type="float" office:value="1582.733032" calcext:value-type="float">
            <text:p>1582.733032</text:p>
          </table:table-cell>
          <table:table-cell table:number-columns-repeated="13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567.94519" calcext:value-type="float">
            <text:p>1567.94519</text:p>
          </table:table-cell>
          <table:table-cell office:value-type="float" office:value="1587.759888" calcext:value-type="float">
            <text:p>1587.759888</text:p>
          </table:table-cell>
          <table:table-cell office:value-type="float" office:value="1570.735352" calcext:value-type="float">
            <text:p>1570.735352</text:p>
          </table:table-cell>
          <table:table-cell office:value-type="float" office:value="1586.019043" calcext:value-type="float">
            <text:p>1586.019043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70.569946" calcext:value-type="float">
            <text:p>1570.569946</text:p>
          </table:table-cell>
          <table:table-cell office:value-type="float" office:value="1583.883179" calcext:value-type="float">
            <text:p>1583.883179</text:p>
          </table:table-cell>
          <table:table-cell office:value-type="float" office:value="1570.994019" calcext:value-type="float">
            <text:p>1570.994019</text:p>
          </table:table-cell>
          <table:table-cell office:value-type="float" office:value="1581.965698" calcext:value-type="float">
            <text:p>1581.965698</text:p>
          </table:table-cell>
          <table:table-cell table:number-columns-repeated="13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569.742554" calcext:value-type="float">
            <text:p>1569.742554</text:p>
          </table:table-cell>
          <table:table-cell office:value-type="float" office:value="1581.63562" calcext:value-type="float">
            <text:p>1581.63562</text:p>
          </table:table-cell>
          <table:table-cell office:value-type="float" office:value="1572.450928" calcext:value-type="float">
            <text:p>1572.450928</text:p>
          </table:table-cell>
          <table:table-cell office:value-type="float" office:value="1578.60083" calcext:value-type="float">
            <text:p>1578.60083</text:p>
          </table:table-cell>
          <table:table-cell table:number-columns-repeated="13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570.685669" calcext:value-type="float">
            <text:p>1570.685669</text:p>
          </table:table-cell>
          <table:table-cell office:value-type="float" office:value="1579.966309" calcext:value-type="float">
            <text:p>1579.966309</text:p>
          </table:table-cell>
          <table:table-cell office:value-type="float" office:value="1572.472778" calcext:value-type="float">
            <text:p>1572.472778</text:p>
          </table:table-cell>
          <table:table-cell office:value-type="float" office:value="1578.549438" calcext:value-type="float">
            <text:p>1578.549438</text:p>
          </table:table-cell>
          <table:table-cell table:number-columns-repeated="13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566.449219" calcext:value-type="float">
            <text:p>1566.449219</text:p>
          </table:table-cell>
          <table:table-cell office:value-type="float" office:value="1579.500854" calcext:value-type="float">
            <text:p>1579.500854</text:p>
          </table:table-cell>
          <table:table-cell office:value-type="float" office:value="1568.055054" calcext:value-type="float">
            <text:p>1568.055054</text:p>
          </table:table-cell>
          <table:table-cell office:value-type="float" office:value="1579.856567" calcext:value-type="float">
            <text:p>1579.856567</text:p>
          </table:table-cell>
          <table:table-cell table:number-columns-repeated="13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567.634033" calcext:value-type="float">
            <text:p>1567.634033</text:p>
          </table:table-cell>
          <table:table-cell office:value-type="float" office:value="1575.799805" calcext:value-type="float">
            <text:p>1575.799805</text:p>
          </table:table-cell>
          <table:table-cell office:value-type="float" office:value="1565.056152" calcext:value-type="float">
            <text:p>1565.056152</text:p>
          </table:table-cell>
          <table:table-cell office:value-type="float" office:value="1576.671631" calcext:value-type="float">
            <text:p>1576.671631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0.361572" calcext:value-type="float">
            <text:p>1570.361572</text:p>
          </table:table-cell>
          <table:table-cell office:value-type="float" office:value="1575.884644" calcext:value-type="float">
            <text:p>1575.884644</text:p>
          </table:table-cell>
          <table:table-cell office:value-type="float" office:value="1571.744507" calcext:value-type="float">
            <text:p>1571.744507</text:p>
          </table:table-cell>
          <table:table-cell office:value-type="float" office:value="1576.711304" calcext:value-type="float">
            <text:p>1576.711304</text:p>
          </table:table-cell>
          <table:table-cell table:number-columns-repeated="13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564.679688" calcext:value-type="float">
            <text:p>1564.679688</text:p>
          </table:table-cell>
          <table:table-cell office:value-type="float" office:value="1576.067505" calcext:value-type="float">
            <text:p>1576.067505</text:p>
          </table:table-cell>
          <table:table-cell office:value-type="float" office:value="1569.310791" calcext:value-type="float">
            <text:p>1569.310791</text:p>
          </table:table-cell>
          <table:table-cell office:value-type="float" office:value="1574.571167" calcext:value-type="float">
            <text:p>1574.571167</text:p>
          </table:table-cell>
          <table:table-cell table:number-columns-repeated="13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564.315918" calcext:value-type="float">
            <text:p>1564.315918</text:p>
          </table:table-cell>
          <table:table-cell office:value-type="float" office:value="1578.765259" calcext:value-type="float">
            <text:p>1578.765259</text:p>
          </table:table-cell>
          <table:table-cell office:value-type="float" office:value="1565.395874" calcext:value-type="float">
            <text:p>1565.395874</text:p>
          </table:table-cell>
          <table:table-cell office:value-type="float" office:value="1573.326782" calcext:value-type="float">
            <text:p>1573.326782</text:p>
          </table:table-cell>
          <table:table-cell table:number-columns-repeated="13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565.647461" calcext:value-type="float">
            <text:p>1565.647461</text:p>
          </table:table-cell>
          <table:table-cell office:value-type="float" office:value="1577.487549" calcext:value-type="float">
            <text:p>1577.487549</text:p>
          </table:table-cell>
          <table:table-cell office:value-type="float" office:value="1562.296997" calcext:value-type="float">
            <text:p>1562.296997</text:p>
          </table:table-cell>
          <table:table-cell office:value-type="float" office:value="1576.953369" calcext:value-type="float">
            <text:p>1576.953369</text:p>
          </table:table-cell>
          <table:table-cell table:number-columns-repeated="13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63.983398" calcext:value-type="float">
            <text:p>1563.983398</text:p>
          </table:table-cell>
          <table:table-cell office:value-type="float" office:value="1576.703613" calcext:value-type="float">
            <text:p>1576.703613</text:p>
          </table:table-cell>
          <table:table-cell office:value-type="float" office:value="1563.94043" calcext:value-type="float">
            <text:p>1563.94043</text:p>
          </table:table-cell>
          <table:table-cell office:value-type="float" office:value="1580.17981" calcext:value-type="float">
            <text:p>1580.17981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67.21814" calcext:value-type="float">
            <text:p>1567.21814</text:p>
          </table:table-cell>
          <table:table-cell office:value-type="float" office:value="1571.239868" calcext:value-type="float">
            <text:p>1571.239868</text:p>
          </table:table-cell>
          <table:table-cell office:value-type="float" office:value="1567.280762" calcext:value-type="float">
            <text:p>1567.280762</text:p>
          </table:table-cell>
          <table:table-cell office:value-type="float" office:value="1572.59729" calcext:value-type="float">
            <text:p>1572.59729</text:p>
          </table:table-cell>
          <table:table-cell table:number-columns-repeated="13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567.456909" calcext:value-type="float">
            <text:p>1567.456909</text:p>
          </table:table-cell>
          <table:table-cell office:value-type="float" office:value="1572.690796" calcext:value-type="float">
            <text:p>1572.690796</text:p>
          </table:table-cell>
          <table:table-cell office:value-type="float" office:value="1563.790771" calcext:value-type="float">
            <text:p>1563.790771</text:p>
          </table:table-cell>
          <table:table-cell office:value-type="float" office:value="1573.009766" calcext:value-type="float">
            <text:p>1573.009766</text:p>
          </table:table-cell>
          <table:table-cell table:number-columns-repeated="13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567.397827" calcext:value-type="float">
            <text:p>1567.397827</text:p>
          </table:table-cell>
          <table:table-cell office:value-type="float" office:value="1567.537476" calcext:value-type="float">
            <text:p>1567.537476</text:p>
          </table:table-cell>
          <table:table-cell office:value-type="float" office:value="1565.484131" calcext:value-type="float">
            <text:p>1565.484131</text:p>
          </table:table-cell>
          <table:table-cell office:value-type="float" office:value="1572.43457" calcext:value-type="float">
            <text:p>1572.43457</text:p>
          </table:table-cell>
          <table:table-cell table:number-columns-repeated="13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559.918335" calcext:value-type="float">
            <text:p>1559.918335</text:p>
          </table:table-cell>
          <table:table-cell office:value-type="float" office:value="1579.397949" calcext:value-type="float">
            <text:p>1579.397949</text:p>
          </table:table-cell>
          <table:table-cell office:value-type="float" office:value="1556.650513" calcext:value-type="float">
            <text:p>1556.650513</text:p>
          </table:table-cell>
          <table:table-cell office:value-type="float" office:value="1578.512817" calcext:value-type="float">
            <text:p>1578.512817</text:p>
          </table:table-cell>
          <table:table-cell table:number-columns-repeated="13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598.250732" calcext:value-type="float">
            <text:p>1598.250732</text:p>
          </table:table-cell>
          <table:table-cell office:value-type="float" office:value="1632.368408" calcext:value-type="float">
            <text:p>1632.368408</text:p>
          </table:table-cell>
          <table:table-cell office:value-type="float" office:value="1514.699219" calcext:value-type="float">
            <text:p>1514.699219</text:p>
          </table:table-cell>
          <table:table-cell office:value-type="float" office:value="1537.029663" calcext:value-type="float">
            <text:p>1537.029663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8.352417" calcext:value-type="float">
            <text:p>1588.352417</text:p>
          </table:table-cell>
          <table:table-cell office:value-type="float" office:value="1590.24292" calcext:value-type="float">
            <text:p>1590.24292</text:p>
          </table:table-cell>
          <table:table-cell office:value-type="float" office:value="1577.699829" calcext:value-type="float">
            <text:p>1577.699829</text:p>
          </table:table-cell>
          <table:table-cell office:value-type="float" office:value="1581.911499" calcext:value-type="float">
            <text:p>1581.911499</text:p>
          </table:table-cell>
          <table:table-cell table:number-columns-repeated="13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614.273071" calcext:value-type="float">
            <text:p>1614.273071</text:p>
          </table:table-cell>
          <table:table-cell office:value-type="float" office:value="1602.552124" calcext:value-type="float">
            <text:p>1602.552124</text:p>
          </table:table-cell>
          <table:table-cell office:value-type="float" office:value="1625.160156" calcext:value-type="float">
            <text:p>1625.160156</text:p>
          </table:table-cell>
          <table:table-cell office:value-type="float" office:value="1609.311646" calcext:value-type="float">
            <text:p>1609.311646</text:p>
          </table:table-cell>
          <table:table-cell table:number-columns-repeated="13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645.131104" calcext:value-type="float">
            <text:p>1645.131104</text:p>
          </table:table-cell>
          <table:table-cell office:value-type="float" office:value="1679.849365" calcext:value-type="float">
            <text:p>1679.849365</text:p>
          </table:table-cell>
          <table:table-cell office:value-type="float" office:value="1661.677856" calcext:value-type="float">
            <text:p>1661.677856</text:p>
          </table:table-cell>
          <table:table-cell office:value-type="float" office:value="1682.978516" calcext:value-type="float">
            <text:p>1682.978516</text:p>
          </table:table-cell>
          <table:table-cell table:number-columns-repeated="13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698.534058" calcext:value-type="float">
            <text:p>1698.534058</text:p>
          </table:table-cell>
          <table:table-cell office:value-type="float" office:value="1723.414551" calcext:value-type="float">
            <text:p>1723.414551</text:p>
          </table:table-cell>
          <table:table-cell office:value-type="float" office:value="1711.947266" calcext:value-type="float">
            <text:p>1711.947266</text:p>
          </table:table-cell>
          <table:table-cell office:value-type="float" office:value="1719.169678" calcext:value-type="float">
            <text:p>1719.169678</text:p>
          </table:table-cell>
          <table:table-cell table:number-columns-repeated="13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727.62854" calcext:value-type="float">
            <text:p>1727.62854</text:p>
          </table:table-cell>
          <table:table-cell office:value-type="float" office:value="1730.592651" calcext:value-type="float">
            <text:p>1730.592651</text:p>
          </table:table-cell>
          <table:table-cell office:value-type="float" office:value="1743.089722" calcext:value-type="float">
            <text:p>1743.089722</text:p>
          </table:table-cell>
          <table:table-cell office:value-type="float" office:value="1722.076904" calcext:value-type="float">
            <text:p>1722.076904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51.697632" calcext:value-type="float">
            <text:p>1751.697632</text:p>
          </table:table-cell>
          <table:table-cell office:value-type="float" office:value="1778.857788" calcext:value-type="float">
            <text:p>1778.857788</text:p>
          </table:table-cell>
          <table:table-cell office:value-type="float" office:value="1767.285034" calcext:value-type="float">
            <text:p>1767.285034</text:p>
          </table:table-cell>
          <table:table-cell office:value-type="float" office:value="1768.552734" calcext:value-type="float">
            <text:p>1768.552734</text:p>
          </table:table-cell>
          <table:table-cell table:number-columns-repeated="13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761.037109" calcext:value-type="float">
            <text:p>1761.037109</text:p>
          </table:table-cell>
          <table:table-cell office:value-type="float" office:value="1819.700562" calcext:value-type="float">
            <text:p>1819.700562</text:p>
          </table:table-cell>
          <table:table-cell office:value-type="float" office:value="1776.193237" calcext:value-type="float">
            <text:p>1776.193237</text:p>
          </table:table-cell>
          <table:table-cell office:value-type="float" office:value="1806.30127" calcext:value-type="float">
            <text:p>1806.30127</text:p>
          </table:table-cell>
          <table:table-cell table:number-columns-repeated="13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772.265137" calcext:value-type="float">
            <text:p>1772.265137</text:p>
          </table:table-cell>
          <table:table-cell office:value-type="float" office:value="1848.842407" calcext:value-type="float">
            <text:p>1848.842407</text:p>
          </table:table-cell>
          <table:table-cell office:value-type="float" office:value="1785.754517" calcext:value-type="float">
            <text:p>1785.754517</text:p>
          </table:table-cell>
          <table:table-cell office:value-type="float" office:value="1839.483154" calcext:value-type="float">
            <text:p>1839.483154</text:p>
          </table:table-cell>
          <table:table-cell table:number-columns-repeated="13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775.872681" calcext:value-type="float">
            <text:p>1775.872681</text:p>
          </table:table-cell>
          <table:table-cell office:value-type="float" office:value="1848.988037" calcext:value-type="float">
            <text:p>1848.988037</text:p>
          </table:table-cell>
          <table:table-cell office:value-type="float" office:value="1786.576416" calcext:value-type="float">
            <text:p>1786.576416</text:p>
          </table:table-cell>
          <table:table-cell office:value-type="float" office:value="1845.795288" calcext:value-type="float">
            <text:p>1845.795288</text:p>
          </table:table-cell>
          <table:table-cell table:number-columns-repeated="13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777.973267" calcext:value-type="float">
            <text:p>1777.973267</text:p>
          </table:table-cell>
          <table:table-cell office:value-type="float" office:value="1838.996338" calcext:value-type="float">
            <text:p>1838.996338</text:p>
          </table:table-cell>
          <table:table-cell office:value-type="float" office:value="1780.662109" calcext:value-type="float">
            <text:p>1780.662109</text:p>
          </table:table-cell>
          <table:table-cell office:value-type="float" office:value="1851.612915" calcext:value-type="float">
            <text:p>1851.612915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56.13147" calcext:value-type="float">
            <text:p>1756.13147</text:p>
          </table:table-cell>
          <table:table-cell office:value-type="float" office:value="1852.064575" calcext:value-type="float">
            <text:p>1852.064575</text:p>
          </table:table-cell>
          <table:table-cell office:value-type="float" office:value="1770.663574" calcext:value-type="float">
            <text:p>1770.663574</text:p>
          </table:table-cell>
          <table:table-cell office:value-type="float" office:value="1851.067139" calcext:value-type="float">
            <text:p>1851.067139</text:p>
          </table:table-cell>
          <table:table-cell table:number-columns-repeated="13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719.98999" calcext:value-type="float">
            <text:p>1719.98999</text:p>
          </table:table-cell>
          <table:table-cell office:value-type="float" office:value="1848.609375" calcext:value-type="float">
            <text:p>1848.609375</text:p>
          </table:table-cell>
          <table:table-cell office:value-type="float" office:value="1730.579346" calcext:value-type="float">
            <text:p>1730.579346</text:p>
          </table:table-cell>
          <table:table-cell office:value-type="float" office:value="1839.329956" calcext:value-type="float">
            <text:p>1839.329956</text:p>
          </table:table-cell>
          <table:table-cell table:number-columns-repeated="13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698.661865" calcext:value-type="float">
            <text:p>1698.661865</text:p>
          </table:table-cell>
          <table:table-cell office:value-type="float" office:value="1800.58252" calcext:value-type="float">
            <text:p>1800.58252</text:p>
          </table:table-cell>
          <table:table-cell office:value-type="float" office:value="1706.901611" calcext:value-type="float">
            <text:p>1706.901611</text:p>
          </table:table-cell>
          <table:table-cell office:value-type="float" office:value="1797.7854" calcext:value-type="float">
            <text:p>1797.7854</text:p>
          </table:table-cell>
          <table:table-cell table:number-columns-repeated="13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674.554077" calcext:value-type="float">
            <text:p>1674.554077</text:p>
          </table:table-cell>
          <table:table-cell office:value-type="float" office:value="1784.44043" calcext:value-type="float">
            <text:p>1784.44043</text:p>
          </table:table-cell>
          <table:table-cell office:value-type="float" office:value="1676.564697" calcext:value-type="float">
            <text:p>1676.564697</text:p>
          </table:table-cell>
          <table:table-cell office:value-type="float" office:value="1790.662598" calcext:value-type="float">
            <text:p>1790.662598</text:p>
          </table:table-cell>
          <table:table-cell table:number-columns-repeated="13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638.843628" calcext:value-type="float">
            <text:p>1638.843628</text:p>
          </table:table-cell>
          <table:table-cell office:value-type="float" office:value="1757.822388" calcext:value-type="float">
            <text:p>1757.822388</text:p>
          </table:table-cell>
          <table:table-cell office:value-type="float" office:value="1649.657104" calcext:value-type="float">
            <text:p>1649.657104</text:p>
          </table:table-cell>
          <table:table-cell office:value-type="float" office:value="1762.37915" calcext:value-type="float">
            <text:p>1762.37915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34.960449" calcext:value-type="float">
            <text:p>1634.960449</text:p>
          </table:table-cell>
          <table:table-cell office:value-type="float" office:value="1727.869385" calcext:value-type="float">
            <text:p>1727.869385</text:p>
          </table:table-cell>
          <table:table-cell office:value-type="float" office:value="1643.121704" calcext:value-type="float">
            <text:p>1643.121704</text:p>
          </table:table-cell>
          <table:table-cell office:value-type="float" office:value="1730.858398" calcext:value-type="float">
            <text:p>1730.858398</text:p>
          </table:table-cell>
          <table:table-cell table:number-columns-repeated="13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618.438965" calcext:value-type="float">
            <text:p>1618.438965</text:p>
          </table:table-cell>
          <table:table-cell office:value-type="float" office:value="1717.773071" calcext:value-type="float">
            <text:p>1717.773071</text:p>
          </table:table-cell>
          <table:table-cell office:value-type="float" office:value="1633.243652" calcext:value-type="float">
            <text:p>1633.243652</text:p>
          </table:table-cell>
          <table:table-cell office:value-type="float" office:value="1719.859985" calcext:value-type="float">
            <text:p>1719.859985</text:p>
          </table:table-cell>
          <table:table-cell table:number-columns-repeated="13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613.971313" calcext:value-type="float">
            <text:p>1613.971313</text:p>
          </table:table-cell>
          <table:table-cell office:value-type="float" office:value="1701.12146" calcext:value-type="float">
            <text:p>1701.12146</text:p>
          </table:table-cell>
          <table:table-cell office:value-type="float" office:value="1629.39978" calcext:value-type="float">
            <text:p>1629.39978</text:p>
          </table:table-cell>
          <table:table-cell office:value-type="float" office:value="1696.571777" calcext:value-type="float">
            <text:p>1696.571777</text:p>
          </table:table-cell>
          <table:table-cell table:number-columns-repeated="13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610.297852" calcext:value-type="float">
            <text:p>1610.297852</text:p>
          </table:table-cell>
          <table:table-cell office:value-type="float" office:value="1704.077026" calcext:value-type="float">
            <text:p>1704.077026</text:p>
          </table:table-cell>
          <table:table-cell office:value-type="float" office:value="1612.372192" calcext:value-type="float">
            <text:p>1612.372192</text:p>
          </table:table-cell>
          <table:table-cell office:value-type="float" office:value="1685.927734" calcext:value-type="float">
            <text:p>1685.927734</text:p>
          </table:table-cell>
          <table:table-cell table:number-columns-repeated="13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614.331543" calcext:value-type="float">
            <text:p>1614.331543</text:p>
          </table:table-cell>
          <table:table-cell office:value-type="float" office:value="1668.062622" calcext:value-type="float">
            <text:p>1668.062622</text:p>
          </table:table-cell>
          <table:table-cell office:value-type="float" office:value="1615.607422" calcext:value-type="float">
            <text:p>1615.607422</text:p>
          </table:table-cell>
          <table:table-cell office:value-type="float" office:value="1673.252197" calcext:value-type="float">
            <text:p>1673.252197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01.403809" calcext:value-type="float">
            <text:p>1601.403809</text:p>
          </table:table-cell>
          <table:table-cell office:value-type="float" office:value="1667.368286" calcext:value-type="float">
            <text:p>1667.368286</text:p>
          </table:table-cell>
          <table:table-cell office:value-type="float" office:value="1609.506104" calcext:value-type="float">
            <text:p>1609.506104</text:p>
          </table:table-cell>
          <table:table-cell office:value-type="float" office:value="1669.42627" calcext:value-type="float">
            <text:p>1669.42627</text:p>
          </table:table-cell>
          <table:table-cell table:number-columns-repeated="13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600.559326" calcext:value-type="float">
            <text:p>1600.559326</text:p>
          </table:table-cell>
          <table:table-cell office:value-type="float" office:value="1659.443726" calcext:value-type="float">
            <text:p>1659.443726</text:p>
          </table:table-cell>
          <table:table-cell office:value-type="float" office:value="1608.9552" calcext:value-type="float">
            <text:p>1608.9552</text:p>
          </table:table-cell>
          <table:table-cell office:value-type="float" office:value="1654.467407" calcext:value-type="float">
            <text:p>1654.467407</text:p>
          </table:table-cell>
          <table:table-cell table:number-columns-repeated="13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592.924316" calcext:value-type="float">
            <text:p>1592.924316</text:p>
          </table:table-cell>
          <table:table-cell office:value-type="float" office:value="1650.308838" calcext:value-type="float">
            <text:p>1650.308838</text:p>
          </table:table-cell>
          <table:table-cell office:value-type="float" office:value="1595.697388" calcext:value-type="float">
            <text:p>1595.697388</text:p>
          </table:table-cell>
          <table:table-cell office:value-type="float" office:value="1653.162109" calcext:value-type="float">
            <text:p>1653.162109</text:p>
          </table:table-cell>
          <table:table-cell table:number-columns-repeated="13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592.540039" calcext:value-type="float">
            <text:p>1592.540039</text:p>
          </table:table-cell>
          <table:table-cell office:value-type="float" office:value="1641.808838" calcext:value-type="float">
            <text:p>1641.808838</text:p>
          </table:table-cell>
          <table:table-cell office:value-type="float" office:value="1596.864868" calcext:value-type="float">
            <text:p>1596.864868</text:p>
          </table:table-cell>
          <table:table-cell office:value-type="float" office:value="1641.545166" calcext:value-type="float">
            <text:p>1641.545166</text:p>
          </table:table-cell>
          <table:table-cell table:number-columns-repeated="13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588.087158" calcext:value-type="float">
            <text:p>1588.087158</text:p>
          </table:table-cell>
          <table:table-cell office:value-type="float" office:value="1637.168945" calcext:value-type="float">
            <text:p>1637.168945</text:p>
          </table:table-cell>
          <table:table-cell office:value-type="float" office:value="1595.54834" calcext:value-type="float">
            <text:p>1595.54834</text:p>
          </table:table-cell>
          <table:table-cell office:value-type="float" office:value="1637.929688" calcext:value-type="float">
            <text:p>1637.929688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87.282471" calcext:value-type="float">
            <text:p>1587.282471</text:p>
          </table:table-cell>
          <table:table-cell office:value-type="float" office:value="1633.350708" calcext:value-type="float">
            <text:p>1633.350708</text:p>
          </table:table-cell>
          <table:table-cell office:value-type="float" office:value="1588.890991" calcext:value-type="float">
            <text:p>1588.890991</text:p>
          </table:table-cell>
          <table:table-cell office:value-type="float" office:value="1631.897827" calcext:value-type="float">
            <text:p>1631.897827</text:p>
          </table:table-cell>
          <table:table-cell table:number-columns-repeated="13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582.909058" calcext:value-type="float">
            <text:p>1582.909058</text:p>
          </table:table-cell>
          <table:table-cell office:value-type="float" office:value="1625.381714" calcext:value-type="float">
            <text:p>1625.381714</text:p>
          </table:table-cell>
          <table:table-cell office:value-type="float" office:value="1589.699463" calcext:value-type="float">
            <text:p>1589.699463</text:p>
          </table:table-cell>
          <table:table-cell office:value-type="float" office:value="1627.617188" calcext:value-type="float">
            <text:p>1627.617188</text:p>
          </table:table-cell>
          <table:table-cell table:number-columns-repeated="13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579.70166" calcext:value-type="float">
            <text:p>1579.70166</text:p>
          </table:table-cell>
          <table:table-cell office:value-type="float" office:value="1625.273315" calcext:value-type="float">
            <text:p>1625.273315</text:p>
          </table:table-cell>
          <table:table-cell office:value-type="float" office:value="1588.605713" calcext:value-type="float">
            <text:p>1588.605713</text:p>
          </table:table-cell>
          <table:table-cell office:value-type="float" office:value="1616.905518" calcext:value-type="float">
            <text:p>1616.905518</text:p>
          </table:table-cell>
          <table:table-cell table:number-columns-repeated="13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581.137573" calcext:value-type="float">
            <text:p>1581.137573</text:p>
          </table:table-cell>
          <table:table-cell office:value-type="float" office:value="1614.394043" calcext:value-type="float">
            <text:p>1614.394043</text:p>
          </table:table-cell>
          <table:table-cell office:value-type="float" office:value="1581.112183" calcext:value-type="float">
            <text:p>1581.112183</text:p>
          </table:table-cell>
          <table:table-cell office:value-type="float" office:value="1617.888428" calcext:value-type="float">
            <text:p>1617.888428</text:p>
          </table:table-cell>
          <table:table-cell table:number-columns-repeated="13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579.443115" calcext:value-type="float">
            <text:p>1579.443115</text:p>
          </table:table-cell>
          <table:table-cell office:value-type="float" office:value="1615.51001" calcext:value-type="float">
            <text:p>1615.51001</text:p>
          </table:table-cell>
          <table:table-cell office:value-type="float" office:value="1585.403198" calcext:value-type="float">
            <text:p>1585.403198</text:p>
          </table:table-cell>
          <table:table-cell office:value-type="float" office:value="1613.850708" calcext:value-type="float">
            <text:p>1613.850708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8.061279" calcext:value-type="float">
            <text:p>1578.061279</text:p>
          </table:table-cell>
          <table:table-cell office:value-type="float" office:value="1607.589966" calcext:value-type="float">
            <text:p>1607.589966</text:p>
          </table:table-cell>
          <table:table-cell office:value-type="float" office:value="1582.106934" calcext:value-type="float">
            <text:p>1582.106934</text:p>
          </table:table-cell>
          <table:table-cell office:value-type="float" office:value="1607.104126" calcext:value-type="float">
            <text:p>1607.104126</text:p>
          </table:table-cell>
          <table:table-cell table:number-columns-repeated="13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572.291138" calcext:value-type="float">
            <text:p>1572.291138</text:p>
          </table:table-cell>
          <table:table-cell office:value-type="float" office:value="1608.552979" calcext:value-type="float">
            <text:p>1608.552979</text:p>
          </table:table-cell>
          <table:table-cell office:value-type="float" office:value="1582.114868" calcext:value-type="float">
            <text:p>1582.114868</text:p>
          </table:table-cell>
          <table:table-cell office:value-type="float" office:value="1603.148315" calcext:value-type="float">
            <text:p>1603.148315</text:p>
          </table:table-cell>
          <table:table-cell table:number-columns-repeated="13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579.647217" calcext:value-type="float">
            <text:p>1579.647217</text:p>
          </table:table-cell>
          <table:table-cell office:value-type="float" office:value="1601.893188" calcext:value-type="float">
            <text:p>1601.893188</text:p>
          </table:table-cell>
          <table:table-cell office:value-type="float" office:value="1577.90625" calcext:value-type="float">
            <text:p>1577.90625</text:p>
          </table:table-cell>
          <table:table-cell office:value-type="float" office:value="1601.484863" calcext:value-type="float">
            <text:p>1601.484863</text:p>
          </table:table-cell>
          <table:table-cell table:number-columns-repeated="13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571.881836" calcext:value-type="float">
            <text:p>1571.881836</text:p>
          </table:table-cell>
          <table:table-cell office:value-type="float" office:value="1600.956665" calcext:value-type="float">
            <text:p>1600.956665</text:p>
          </table:table-cell>
          <table:table-cell office:value-type="float" office:value="1574.777954" calcext:value-type="float">
            <text:p>1574.777954</text:p>
          </table:table-cell>
          <table:table-cell office:value-type="float" office:value="1599.719727" calcext:value-type="float">
            <text:p>1599.719727</text:p>
          </table:table-cell>
          <table:table-cell table:number-columns-repeated="13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570.887085" calcext:value-type="float">
            <text:p>1570.887085</text:p>
          </table:table-cell>
          <table:table-cell office:value-type="float" office:value="1597.02478" calcext:value-type="float">
            <text:p>1597.02478</text:p>
          </table:table-cell>
          <table:table-cell office:value-type="float" office:value="1572.141357" calcext:value-type="float">
            <text:p>1572.141357</text:p>
          </table:table-cell>
          <table:table-cell office:value-type="float" office:value="1599.647705" calcext:value-type="float">
            <text:p>1599.647705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71.590332" calcext:value-type="float">
            <text:p>1571.590332</text:p>
          </table:table-cell>
          <table:table-cell office:value-type="float" office:value="1593.505249" calcext:value-type="float">
            <text:p>1593.505249</text:p>
          </table:table-cell>
          <table:table-cell office:value-type="float" office:value="1572.477905" calcext:value-type="float">
            <text:p>1572.477905</text:p>
          </table:table-cell>
          <table:table-cell office:value-type="float" office:value="1597.113159" calcext:value-type="float">
            <text:p>1597.113159</text:p>
          </table:table-cell>
          <table:table-cell table:number-columns-repeated="13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567.335205" calcext:value-type="float">
            <text:p>1567.335205</text:p>
          </table:table-cell>
          <table:table-cell office:value-type="float" office:value="1590.828979" calcext:value-type="float">
            <text:p>1590.828979</text:p>
          </table:table-cell>
          <table:table-cell office:value-type="float" office:value="1572.582886" calcext:value-type="float">
            <text:p>1572.582886</text:p>
          </table:table-cell>
          <table:table-cell office:value-type="float" office:value="1591.490234" calcext:value-type="float">
            <text:p>1591.490234</text:p>
          </table:table-cell>
          <table:table-cell table:number-columns-repeated="13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569.682129" calcext:value-type="float">
            <text:p>1569.682129</text:p>
          </table:table-cell>
          <table:table-cell office:value-type="float" office:value="1590.834717" calcext:value-type="float">
            <text:p>1590.834717</text:p>
          </table:table-cell>
          <table:table-cell office:value-type="float" office:value="1574.304932" calcext:value-type="float">
            <text:p>1574.304932</text:p>
          </table:table-cell>
          <table:table-cell office:value-type="float" office:value="1588.00769" calcext:value-type="float">
            <text:p>1588.00769</text:p>
          </table:table-cell>
          <table:table-cell table:number-columns-repeated="13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565.600952" calcext:value-type="float">
            <text:p>1565.600952</text:p>
          </table:table-cell>
          <table:table-cell office:value-type="float" office:value="1590.507568" calcext:value-type="float">
            <text:p>1590.507568</text:p>
          </table:table-cell>
          <table:table-cell office:value-type="float" office:value="1574.143799" calcext:value-type="float">
            <text:p>1574.143799</text:p>
          </table:table-cell>
          <table:table-cell office:value-type="float" office:value="1588.131104" calcext:value-type="float">
            <text:p>1588.131104</text:p>
          </table:table-cell>
          <table:table-cell table:number-columns-repeated="13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566.730957" calcext:value-type="float">
            <text:p>1566.730957</text:p>
          </table:table-cell>
          <table:table-cell office:value-type="float" office:value="1581.234497" calcext:value-type="float">
            <text:p>1581.234497</text:p>
          </table:table-cell>
          <table:table-cell office:value-type="float" office:value="1568.810547" calcext:value-type="float">
            <text:p>1568.810547</text:p>
          </table:table-cell>
          <table:table-cell office:value-type="float" office:value="1587.518188" calcext:value-type="float">
            <text:p>1587.518188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69.190552" calcext:value-type="float">
            <text:p>1569.190552</text:p>
          </table:table-cell>
          <table:table-cell office:value-type="float" office:value="1581.639404" calcext:value-type="float">
            <text:p>1581.639404</text:p>
          </table:table-cell>
          <table:table-cell office:value-type="float" office:value="1573.10022" calcext:value-type="float">
            <text:p>1573.10022</text:p>
          </table:table-cell>
          <table:table-cell office:value-type="float" office:value="1586.21875" calcext:value-type="float">
            <text:p>1586.21875</text:p>
          </table:table-cell>
          <table:table-cell table:number-columns-repeated="13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572.439819" calcext:value-type="float">
            <text:p>1572.439819</text:p>
          </table:table-cell>
          <table:table-cell office:value-type="float" office:value="1589.828491" calcext:value-type="float">
            <text:p>1589.828491</text:p>
          </table:table-cell>
          <table:table-cell office:value-type="float" office:value="1565.687988" calcext:value-type="float">
            <text:p>1565.687988</text:p>
          </table:table-cell>
          <table:table-cell office:value-type="float" office:value="1575.073975" calcext:value-type="float">
            <text:p>1575.073975</text:p>
          </table:table-cell>
          <table:table-cell table:number-columns-repeated="13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566.752686" calcext:value-type="float">
            <text:p>1566.752686</text:p>
          </table:table-cell>
          <table:table-cell office:value-type="float" office:value="1583.654907" calcext:value-type="float">
            <text:p>1583.654907</text:p>
          </table:table-cell>
          <table:table-cell office:value-type="float" office:value="1566.587524" calcext:value-type="float">
            <text:p>1566.587524</text:p>
          </table:table-cell>
          <table:table-cell office:value-type="float" office:value="1583.38147" calcext:value-type="float">
            <text:p>1583.38147</text:p>
          </table:table-cell>
          <table:table-cell table:number-columns-repeated="13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567.684814" calcext:value-type="float">
            <text:p>1567.684814</text:p>
          </table:table-cell>
          <table:table-cell office:value-type="float" office:value="1579.315674" calcext:value-type="float">
            <text:p>1579.315674</text:p>
          </table:table-cell>
          <table:table-cell office:value-type="float" office:value="1568.693604" calcext:value-type="float">
            <text:p>1568.693604</text:p>
          </table:table-cell>
          <table:table-cell office:value-type="float" office:value="1578.244751" calcext:value-type="float">
            <text:p>1578.244751</text:p>
          </table:table-cell>
          <table:table-cell table:number-columns-repeated="13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566.864014" calcext:value-type="float">
            <text:p>1566.864014</text:p>
          </table:table-cell>
          <table:table-cell office:value-type="float" office:value="1576.491821" calcext:value-type="float">
            <text:p>1576.491821</text:p>
          </table:table-cell>
          <table:table-cell office:value-type="float" office:value="1566.742188" calcext:value-type="float">
            <text:p>1566.742188</text:p>
          </table:table-cell>
          <table:table-cell office:value-type="float" office:value="1580.057617" calcext:value-type="float">
            <text:p>1580.057617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7.111938" calcext:value-type="float">
            <text:p>1567.111938</text:p>
          </table:table-cell>
          <table:table-cell office:value-type="float" office:value="1576.96875" calcext:value-type="float">
            <text:p>1576.96875</text:p>
          </table:table-cell>
          <table:table-cell office:value-type="float" office:value="1562.739868" calcext:value-type="float">
            <text:p>1562.739868</text:p>
          </table:table-cell>
          <table:table-cell office:value-type="float" office:value="1578.839844" calcext:value-type="float">
            <text:p>1578.839844</text:p>
          </table:table-cell>
          <table:table-cell table:number-columns-repeated="13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569.1875" calcext:value-type="float">
            <text:p>1569.1875</text:p>
          </table:table-cell>
          <table:table-cell office:value-type="float" office:value="1575.562134" calcext:value-type="float">
            <text:p>1575.562134</text:p>
          </table:table-cell>
          <table:table-cell office:value-type="float" office:value="1567.421875" calcext:value-type="float">
            <text:p>1567.421875</text:p>
          </table:table-cell>
          <table:table-cell office:value-type="float" office:value="1576.522705" calcext:value-type="float">
            <text:p>1576.522705</text:p>
          </table:table-cell>
          <table:table-cell table:number-columns-repeated="13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568.095337" calcext:value-type="float">
            <text:p>1568.095337</text:p>
          </table:table-cell>
          <table:table-cell office:value-type="float" office:value="1574.167725" calcext:value-type="float">
            <text:p>1574.167725</text:p>
          </table:table-cell>
          <table:table-cell office:value-type="float" office:value="1567.624756" calcext:value-type="float">
            <text:p>1567.624756</text:p>
          </table:table-cell>
          <table:table-cell office:value-type="float" office:value="1572.659912" calcext:value-type="float">
            <text:p>1572.659912</text:p>
          </table:table-cell>
          <table:table-cell table:number-columns-repeated="13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568.536133" calcext:value-type="float">
            <text:p>1568.536133</text:p>
          </table:table-cell>
          <table:table-cell office:value-type="float" office:value="1574.07373" calcext:value-type="float">
            <text:p>1574.07373</text:p>
          </table:table-cell>
          <table:table-cell office:value-type="float" office:value="1567.632568" calcext:value-type="float">
            <text:p>1567.632568</text:p>
          </table:table-cell>
          <table:table-cell office:value-type="float" office:value="1575.568848" calcext:value-type="float">
            <text:p>1575.568848</text:p>
          </table:table-cell>
          <table:table-cell table:number-columns-repeated="13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567.207764" calcext:value-type="float">
            <text:p>1567.207764</text:p>
          </table:table-cell>
          <table:table-cell office:value-type="float" office:value="1574.012695" calcext:value-type="float">
            <text:p>1574.012695</text:p>
          </table:table-cell>
          <table:table-cell office:value-type="float" office:value="1567.834473" calcext:value-type="float">
            <text:p>1567.834473</text:p>
          </table:table-cell>
          <table:table-cell office:value-type="float" office:value="1572.761597" calcext:value-type="float">
            <text:p>1572.761597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64.427368" calcext:value-type="float">
            <text:p>1564.427368</text:p>
          </table:table-cell>
          <table:table-cell office:value-type="float" office:value="1574.951782" calcext:value-type="float">
            <text:p>1574.951782</text:p>
          </table:table-cell>
          <table:table-cell office:value-type="float" office:value="1565.374268" calcext:value-type="float">
            <text:p>1565.374268</text:p>
          </table:table-cell>
          <table:table-cell office:value-type="float" office:value="1572.287964" calcext:value-type="float">
            <text:p>1572.287964</text:p>
          </table:table-cell>
          <table:table-cell table:number-columns-repeated="13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564.328125" calcext:value-type="float">
            <text:p>1564.328125</text:p>
          </table:table-cell>
          <table:table-cell office:value-type="float" office:value="1573.96228" calcext:value-type="float">
            <text:p>1573.96228</text:p>
          </table:table-cell>
          <table:table-cell office:value-type="float" office:value="1566.268188" calcext:value-type="float">
            <text:p>1566.268188</text:p>
          </table:table-cell>
          <table:table-cell office:value-type="float" office:value="1571.646729" calcext:value-type="float">
            <text:p>1571.646729</text:p>
          </table:table-cell>
          <table:table-cell table:number-columns-repeated="13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563.719604" calcext:value-type="float">
            <text:p>1563.719604</text:p>
          </table:table-cell>
          <table:table-cell office:value-type="float" office:value="1573.424805" calcext:value-type="float">
            <text:p>1573.424805</text:p>
          </table:table-cell>
          <table:table-cell office:value-type="float" office:value="1563.317139" calcext:value-type="float">
            <text:p>1563.317139</text:p>
          </table:table-cell>
          <table:table-cell office:value-type="float" office:value="1570.461426" calcext:value-type="float">
            <text:p>1570.461426</text:p>
          </table:table-cell>
          <table:table-cell table:number-columns-repeated="13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563.734375" calcext:value-type="float">
            <text:p>1563.734375</text:p>
          </table:table-cell>
          <table:table-cell office:value-type="float" office:value="1571.495605" calcext:value-type="float">
            <text:p>1571.495605</text:p>
          </table:table-cell>
          <table:table-cell office:value-type="float" office:value="1565.207031" calcext:value-type="float">
            <text:p>1565.207031</text:p>
          </table:table-cell>
          <table:table-cell office:value-type="float" office:value="1575.445435" calcext:value-type="float">
            <text:p>1575.445435</text:p>
          </table:table-cell>
          <table:table-cell table:number-columns-repeated="13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560.355103" calcext:value-type="float">
            <text:p>1560.355103</text:p>
          </table:table-cell>
          <table:table-cell office:value-type="float" office:value="1573.827881" calcext:value-type="float">
            <text:p>1573.827881</text:p>
          </table:table-cell>
          <table:table-cell office:value-type="float" office:value="1562.517822" calcext:value-type="float">
            <text:p>1562.517822</text:p>
          </table:table-cell>
          <table:table-cell office:value-type="float" office:value="1575.014404" calcext:value-type="float">
            <text:p>1575.014404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4.555908" calcext:value-type="float">
            <text:p>1564.555908</text:p>
          </table:table-cell>
          <table:table-cell office:value-type="float" office:value="1569.884277" calcext:value-type="float">
            <text:p>1569.884277</text:p>
          </table:table-cell>
          <table:table-cell office:value-type="float" office:value="1566.016846" calcext:value-type="float">
            <text:p>1566.016846</text:p>
          </table:table-cell>
          <table:table-cell office:value-type="float" office:value="1567.203857" calcext:value-type="float">
            <text:p>1567.203857</text:p>
          </table:table-cell>
          <table:table-cell table:number-columns-repeated="13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563.445679" calcext:value-type="float">
            <text:p>1563.445679</text:p>
          </table:table-cell>
          <table:table-cell office:value-type="float" office:value="1569.02002" calcext:value-type="float">
            <text:p>1569.02002</text:p>
          </table:table-cell>
          <table:table-cell office:value-type="float" office:value="1565.249023" calcext:value-type="float">
            <text:p>1565.249023</text:p>
          </table:table-cell>
          <table:table-cell office:value-type="float" office:value="1566.755981" calcext:value-type="float">
            <text:p>1566.755981</text:p>
          </table:table-cell>
          <table:table-cell table:number-columns-repeated="13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600.963257" calcext:value-type="float">
            <text:p>1600.963257</text:p>
          </table:table-cell>
          <table:table-cell office:value-type="float" office:value="1605.603638" calcext:value-type="float">
            <text:p>1605.603638</text:p>
          </table:table-cell>
          <table:table-cell office:value-type="float" office:value="1545.526855" calcext:value-type="float">
            <text:p>1545.526855</text:p>
          </table:table-cell>
          <table:table-cell office:value-type="float" office:value="1510.130249" calcext:value-type="float">
            <text:p>1510.130249</text:p>
          </table:table-cell>
          <table:table-cell table:number-columns-repeated="13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603.988647" calcext:value-type="float">
            <text:p>1603.988647</text:p>
          </table:table-cell>
          <table:table-cell office:value-type="float" office:value="1624.049316" calcext:value-type="float">
            <text:p>1624.049316</text:p>
          </table:table-cell>
          <table:table-cell office:value-type="float" office:value="1525.231201" calcext:value-type="float">
            <text:p>1525.231201</text:p>
          </table:table-cell>
          <table:table-cell office:value-type="float" office:value="1521.726318" calcext:value-type="float">
            <text:p>1521.726318</text:p>
          </table:table-cell>
          <table:table-cell table:number-columns-repeated="13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608.621094" calcext:value-type="float">
            <text:p>1608.621094</text:p>
          </table:table-cell>
          <table:table-cell office:value-type="float" office:value="1675.832275" calcext:value-type="float">
            <text:p>1675.832275</text:p>
          </table:table-cell>
          <table:table-cell office:value-type="float" office:value="1547.171631" calcext:value-type="float">
            <text:p>1547.171631</text:p>
          </table:table-cell>
          <table:table-cell office:value-type="float" office:value="1521.266846" calcext:value-type="float">
            <text:p>1521.266846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42.67688" calcext:value-type="float">
            <text:p>1642.67688</text:p>
          </table:table-cell>
          <table:table-cell office:value-type="float" office:value="1625.46521" calcext:value-type="float">
            <text:p>1625.46521</text:p>
          </table:table-cell>
          <table:table-cell office:value-type="float" office:value="1547.185425" calcext:value-type="float">
            <text:p>1547.185425</text:p>
          </table:table-cell>
          <table:table-cell office:value-type="float" office:value="1550.491211" calcext:value-type="float">
            <text:p>1550.491211</text:p>
          </table:table-cell>
          <table:table-cell table:number-columns-repeated="13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630.589966" calcext:value-type="float">
            <text:p>1630.589966</text:p>
          </table:table-cell>
          <table:table-cell office:value-type="float" office:value="1670.368164" calcext:value-type="float">
            <text:p>1670.368164</text:p>
          </table:table-cell>
          <table:table-cell office:value-type="float" office:value="1578.067871" calcext:value-type="float">
            <text:p>1578.067871</text:p>
          </table:table-cell>
          <table:table-cell office:value-type="float" office:value="1558.879028" calcext:value-type="float">
            <text:p>1558.879028</text:p>
          </table:table-cell>
          <table:table-cell table:number-columns-repeated="13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644.28833" calcext:value-type="float">
            <text:p>1644.28833</text:p>
          </table:table-cell>
          <table:table-cell office:value-type="float" office:value="1673.9729" calcext:value-type="float">
            <text:p>1673.9729</text:p>
          </table:table-cell>
          <table:table-cell office:value-type="float" office:value="1588.968506" calcext:value-type="float">
            <text:p>1588.968506</text:p>
          </table:table-cell>
          <table:table-cell office:value-type="float" office:value="1576.176514" calcext:value-type="float">
            <text:p>1576.176514</text:p>
          </table:table-cell>
          <table:table-cell table:number-columns-repeated="13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638.521606" calcext:value-type="float">
            <text:p>1638.521606</text:p>
          </table:table-cell>
          <table:table-cell office:value-type="float" office:value="1693.423096" calcext:value-type="float">
            <text:p>1693.423096</text:p>
          </table:table-cell>
          <table:table-cell office:value-type="float" office:value="1608.10083" calcext:value-type="float">
            <text:p>1608.10083</text:p>
          </table:table-cell>
          <table:table-cell office:value-type="float" office:value="1599.491089" calcext:value-type="float">
            <text:p>1599.491089</text:p>
          </table:table-cell>
          <table:table-cell table:number-columns-repeated="13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643.544922" calcext:value-type="float">
            <text:p>1643.544922</text:p>
          </table:table-cell>
          <table:table-cell office:value-type="float" office:value="1721.653076" calcext:value-type="float">
            <text:p>1721.653076</text:p>
          </table:table-cell>
          <table:table-cell office:value-type="float" office:value="1615.574585" calcext:value-type="float">
            <text:p>1615.574585</text:p>
          </table:table-cell>
          <table:table-cell office:value-type="float" office:value="1630.059692" calcext:value-type="float">
            <text:p>1630.059692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70.44104" calcext:value-type="float">
            <text:p>1670.44104</text:p>
          </table:table-cell>
          <table:table-cell office:value-type="float" office:value="1711.687012" calcext:value-type="float">
            <text:p>1711.687012</text:p>
          </table:table-cell>
          <table:table-cell office:value-type="float" office:value="1633.509033" calcext:value-type="float">
            <text:p>1633.509033</text:p>
          </table:table-cell>
          <table:table-cell office:value-type="float" office:value="1636.300049" calcext:value-type="float">
            <text:p>1636.300049</text:p>
          </table:table-cell>
          <table:table-cell table:number-columns-repeated="13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688.778564" calcext:value-type="float">
            <text:p>1688.778564</text:p>
          </table:table-cell>
          <table:table-cell office:value-type="float" office:value="1732.114258" calcext:value-type="float">
            <text:p>1732.114258</text:p>
          </table:table-cell>
          <table:table-cell office:value-type="float" office:value="1666.995483" calcext:value-type="float">
            <text:p>1666.995483</text:p>
          </table:table-cell>
          <table:table-cell office:value-type="float" office:value="1676.029053" calcext:value-type="float">
            <text:p>1676.029053</text:p>
          </table:table-cell>
          <table:table-cell table:number-columns-repeated="13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702.553467" calcext:value-type="float">
            <text:p>1702.553467</text:p>
          </table:table-cell>
          <table:table-cell office:value-type="float" office:value="1772.322998" calcext:value-type="float">
            <text:p>1772.322998</text:p>
          </table:table-cell>
          <table:table-cell office:value-type="float" office:value="1682.036621" calcext:value-type="float">
            <text:p>1682.036621</text:p>
          </table:table-cell>
          <table:table-cell office:value-type="float" office:value="1715.684448" calcext:value-type="float">
            <text:p>1715.684448</text:p>
          </table:table-cell>
          <table:table-cell table:number-columns-repeated="13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703.500732" calcext:value-type="float">
            <text:p>1703.500732</text:p>
          </table:table-cell>
          <table:table-cell office:value-type="float" office:value="1740.668213" calcext:value-type="float">
            <text:p>1740.668213</text:p>
          </table:table-cell>
          <table:table-cell office:value-type="float" office:value="1734.286255" calcext:value-type="float">
            <text:p>1734.286255</text:p>
          </table:table-cell>
          <table:table-cell office:value-type="float" office:value="1744.232544" calcext:value-type="float">
            <text:p>1744.232544</text:p>
          </table:table-cell>
          <table:table-cell table:number-columns-repeated="13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722.772461" calcext:value-type="float">
            <text:p>1722.772461</text:p>
          </table:table-cell>
          <table:table-cell office:value-type="float" office:value="1780.103638" calcext:value-type="float">
            <text:p>1780.103638</text:p>
          </table:table-cell>
          <table:table-cell office:value-type="float" office:value="1746.880981" calcext:value-type="float">
            <text:p>1746.880981</text:p>
          </table:table-cell>
          <table:table-cell office:value-type="float" office:value="1775.950928" calcext:value-type="float">
            <text:p>1775.950928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42.44458" calcext:value-type="float">
            <text:p>1742.44458</text:p>
          </table:table-cell>
          <table:table-cell office:value-type="float" office:value="1816.084595" calcext:value-type="float">
            <text:p>1816.084595</text:p>
          </table:table-cell>
          <table:table-cell office:value-type="float" office:value="1758.117676" calcext:value-type="float">
            <text:p>1758.117676</text:p>
          </table:table-cell>
          <table:table-cell office:value-type="float" office:value="1811.270752" calcext:value-type="float">
            <text:p>1811.270752</text:p>
          </table:table-cell>
          <table:table-cell table:number-columns-repeated="13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751.432373" calcext:value-type="float">
            <text:p>1751.432373</text:p>
          </table:table-cell>
          <table:table-cell office:value-type="float" office:value="1857.411499" calcext:value-type="float">
            <text:p>1857.411499</text:p>
          </table:table-cell>
          <table:table-cell office:value-type="float" office:value="1762.747803" calcext:value-type="float">
            <text:p>1762.747803</text:p>
          </table:table-cell>
          <table:table-cell office:value-type="float" office:value="1850.413574" calcext:value-type="float">
            <text:p>1850.413574</text:p>
          </table:table-cell>
          <table:table-cell table:number-columns-repeated="13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749.750488" calcext:value-type="float">
            <text:p>1749.750488</text:p>
          </table:table-cell>
          <table:table-cell office:value-type="float" office:value="1833.582764" calcext:value-type="float">
            <text:p>1833.582764</text:p>
          </table:table-cell>
          <table:table-cell office:value-type="float" office:value="1762.267334" calcext:value-type="float">
            <text:p>1762.267334</text:p>
          </table:table-cell>
          <table:table-cell office:value-type="float" office:value="1833.406128" calcext:value-type="float">
            <text:p>1833.406128</text:p>
          </table:table-cell>
          <table:table-cell table:number-columns-repeated="13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744.859741" calcext:value-type="float">
            <text:p>1744.859741</text:p>
          </table:table-cell>
          <table:table-cell office:value-type="float" office:value="1856.882568" calcext:value-type="float">
            <text:p>1856.882568</text:p>
          </table:table-cell>
          <table:table-cell office:value-type="float" office:value="1745.311401" calcext:value-type="float">
            <text:p>1745.311401</text:p>
          </table:table-cell>
          <table:table-cell office:value-type="float" office:value="1868.516113" calcext:value-type="float">
            <text:p>1868.516113</text:p>
          </table:table-cell>
          <table:table-cell table:number-columns-repeated="13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740.698486" calcext:value-type="float">
            <text:p>1740.698486</text:p>
          </table:table-cell>
          <table:table-cell office:value-type="float" office:value="1843.624512" calcext:value-type="float">
            <text:p>1843.624512</text:p>
          </table:table-cell>
          <table:table-cell office:value-type="float" office:value="1744.389893" calcext:value-type="float">
            <text:p>1744.389893</text:p>
          </table:table-cell>
          <table:table-cell office:value-type="float" office:value="1859.108032" calcext:value-type="float">
            <text:p>1859.108032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47.733643" calcext:value-type="float">
            <text:p>1747.733643</text:p>
          </table:table-cell>
          <table:table-cell office:value-type="float" office:value="1839.290649" calcext:value-type="float">
            <text:p>1839.290649</text:p>
          </table:table-cell>
          <table:table-cell office:value-type="float" office:value="1765.045654" calcext:value-type="float">
            <text:p>1765.045654</text:p>
          </table:table-cell>
          <table:table-cell office:value-type="float" office:value="1835.453857" calcext:value-type="float">
            <text:p>1835.453857</text:p>
          </table:table-cell>
          <table:table-cell table:number-columns-repeated="13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743.33606" calcext:value-type="float">
            <text:p>1743.33606</text:p>
          </table:table-cell>
          <table:table-cell office:value-type="float" office:value="1865.812378" calcext:value-type="float">
            <text:p>1865.812378</text:p>
          </table:table-cell>
          <table:table-cell office:value-type="float" office:value="1751.624268" calcext:value-type="float">
            <text:p>1751.624268</text:p>
          </table:table-cell>
          <table:table-cell office:value-type="float" office:value="1853.417603" calcext:value-type="float">
            <text:p>1853.417603</text:p>
          </table:table-cell>
          <table:table-cell table:number-columns-repeated="13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743.549316" calcext:value-type="float">
            <text:p>1743.549316</text:p>
          </table:table-cell>
          <table:table-cell office:value-type="float" office:value="1851.697998" calcext:value-type="float">
            <text:p>1851.697998</text:p>
          </table:table-cell>
          <table:table-cell office:value-type="float" office:value="1753.623779" calcext:value-type="float">
            <text:p>1753.623779</text:p>
          </table:table-cell>
          <table:table-cell office:value-type="float" office:value="1860.012939" calcext:value-type="float">
            <text:p>1860.012939</text:p>
          </table:table-cell>
          <table:table-cell table:number-columns-repeated="13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756.514282" calcext:value-type="float">
            <text:p>1756.514282</text:p>
          </table:table-cell>
          <table:table-cell office:value-type="float" office:value="1841.105225" calcext:value-type="float">
            <text:p>1841.105225</text:p>
          </table:table-cell>
          <table:table-cell office:value-type="float" office:value="1768.171143" calcext:value-type="float">
            <text:p>1768.171143</text:p>
          </table:table-cell>
          <table:table-cell office:value-type="float" office:value="1839.514038" calcext:value-type="float">
            <text:p>1839.514038</text:p>
          </table:table-cell>
          <table:table-cell table:number-columns-repeated="13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745.299561" calcext:value-type="float">
            <text:p>1745.299561</text:p>
          </table:table-cell>
          <table:table-cell office:value-type="float" office:value="1860.476318" calcext:value-type="float">
            <text:p>1860.476318</text:p>
          </table:table-cell>
          <table:table-cell office:value-type="float" office:value="1758.147095" calcext:value-type="float">
            <text:p>1758.147095</text:p>
          </table:table-cell>
          <table:table-cell office:value-type="float" office:value="1856.460449" calcext:value-type="float">
            <text:p>1856.460449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47.610352" calcext:value-type="float">
            <text:p>1747.610352</text:p>
          </table:table-cell>
          <table:table-cell office:value-type="float" office:value="1858.916992" calcext:value-type="float">
            <text:p>1858.916992</text:p>
          </table:table-cell>
          <table:table-cell office:value-type="float" office:value="1759.566528" calcext:value-type="float">
            <text:p>1759.566528</text:p>
          </table:table-cell>
          <table:table-cell office:value-type="float" office:value="1857.364868" calcext:value-type="float">
            <text:p>1857.364868</text:p>
          </table:table-cell>
          <table:table-cell table:number-columns-repeated="13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755.699341" calcext:value-type="float">
            <text:p>1755.699341</text:p>
          </table:table-cell>
          <table:table-cell office:value-type="float" office:value="1853.548096" calcext:value-type="float">
            <text:p>1853.548096</text:p>
          </table:table-cell>
          <table:table-cell office:value-type="float" office:value="1769.105835" calcext:value-type="float">
            <text:p>1769.105835</text:p>
          </table:table-cell>
          <table:table-cell office:value-type="float" office:value="1854.281982" calcext:value-type="float">
            <text:p>1854.281982</text:p>
          </table:table-cell>
          <table:table-cell table:number-columns-repeated="13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756.013306" calcext:value-type="float">
            <text:p>1756.013306</text:p>
          </table:table-cell>
          <table:table-cell office:value-type="float" office:value="1866.534668" calcext:value-type="float">
            <text:p>1866.534668</text:p>
          </table:table-cell>
          <table:table-cell office:value-type="float" office:value="1764.858643" calcext:value-type="float">
            <text:p>1764.858643</text:p>
          </table:table-cell>
          <table:table-cell office:value-type="float" office:value="1864.174561" calcext:value-type="float">
            <text:p>1864.174561</text:p>
          </table:table-cell>
          <table:table-cell table:number-columns-repeated="13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754.587646" calcext:value-type="float">
            <text:p>1754.587646</text:p>
          </table:table-cell>
          <table:table-cell office:value-type="float" office:value="1863.982422" calcext:value-type="float">
            <text:p>1863.982422</text:p>
          </table:table-cell>
          <table:table-cell office:value-type="float" office:value="1767.058472" calcext:value-type="float">
            <text:p>1767.058472</text:p>
          </table:table-cell>
          <table:table-cell office:value-type="float" office:value="1860.944092" calcext:value-type="float">
            <text:p>1860.944092</text:p>
          </table:table-cell>
          <table:table-cell table:number-columns-repeated="13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757.519531" calcext:value-type="float">
            <text:p>1757.519531</text:p>
          </table:table-cell>
          <table:table-cell office:value-type="float" office:value="1862.43396" calcext:value-type="float">
            <text:p>1862.43396</text:p>
          </table:table-cell>
          <table:table-cell office:value-type="float" office:value="1770.811523" calcext:value-type="float">
            <text:p>1770.811523</text:p>
          </table:table-cell>
          <table:table-cell office:value-type="float" office:value="1858.498657" calcext:value-type="float">
            <text:p>1858.498657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56.218872" calcext:value-type="float">
            <text:p>1756.218872</text:p>
          </table:table-cell>
          <table:table-cell office:value-type="float" office:value="1867.2854" calcext:value-type="float">
            <text:p>1867.2854</text:p>
          </table:table-cell>
          <table:table-cell office:value-type="float" office:value="1765.888916" calcext:value-type="float">
            <text:p>1765.888916</text:p>
          </table:table-cell>
          <table:table-cell office:value-type="float" office:value="1866.699829" calcext:value-type="float">
            <text:p>1866.699829</text:p>
          </table:table-cell>
          <table:table-cell table:number-columns-repeated="13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757.073486" calcext:value-type="float">
            <text:p>1757.073486</text:p>
          </table:table-cell>
          <table:table-cell office:value-type="float" office:value="1864.86792" calcext:value-type="float">
            <text:p>1864.86792</text:p>
          </table:table-cell>
          <table:table-cell office:value-type="float" office:value="1769.160889" calcext:value-type="float">
            <text:p>1769.160889</text:p>
          </table:table-cell>
          <table:table-cell office:value-type="float" office:value="1861.485962" calcext:value-type="float">
            <text:p>1861.485962</text:p>
          </table:table-cell>
          <table:table-cell table:number-columns-repeated="13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759.928223" calcext:value-type="float">
            <text:p>1759.928223</text:p>
          </table:table-cell>
          <table:table-cell office:value-type="float" office:value="1866.500977" calcext:value-type="float">
            <text:p>1866.500977</text:p>
          </table:table-cell>
          <table:table-cell office:value-type="float" office:value="1770.093506" calcext:value-type="float">
            <text:p>1770.093506</text:p>
          </table:table-cell>
          <table:table-cell office:value-type="float" office:value="1865.255127" calcext:value-type="float">
            <text:p>1865.255127</text:p>
          </table:table-cell>
          <table:table-cell table:number-columns-repeated="13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757.963379" calcext:value-type="float">
            <text:p>1757.963379</text:p>
          </table:table-cell>
          <table:table-cell office:value-type="float" office:value="1869.735352" calcext:value-type="float">
            <text:p>1869.735352</text:p>
          </table:table-cell>
          <table:table-cell office:value-type="float" office:value="1770.150269" calcext:value-type="float">
            <text:p>1770.150269</text:p>
          </table:table-cell>
          <table:table-cell office:value-type="float" office:value="1867.525635" calcext:value-type="float">
            <text:p>1867.525635</text:p>
          </table:table-cell>
          <table:table-cell table:number-columns-repeated="13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763.282471" calcext:value-type="float">
            <text:p>1763.282471</text:p>
          </table:table-cell>
          <table:table-cell office:value-type="float" office:value="1865.247681" calcext:value-type="float">
            <text:p>1865.247681</text:p>
          </table:table-cell>
          <table:table-cell office:value-type="float" office:value="1773.012085" calcext:value-type="float">
            <text:p>1773.012085</text:p>
          </table:table-cell>
          <table:table-cell office:value-type="float" office:value="1865.139771" calcext:value-type="float">
            <text:p>1865.139771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58.577148" calcext:value-type="float">
            <text:p>1758.577148</text:p>
          </table:table-cell>
          <table:table-cell office:value-type="float" office:value="1872.748657" calcext:value-type="float">
            <text:p>1872.748657</text:p>
          </table:table-cell>
          <table:table-cell office:value-type="float" office:value="1773.275513" calcext:value-type="float">
            <text:p>1773.275513</text:p>
          </table:table-cell>
          <table:table-cell office:value-type="float" office:value="1867.207275" calcext:value-type="float">
            <text:p>1867.207275</text:p>
          </table:table-cell>
          <table:table-cell table:number-columns-repeated="13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757.739258" calcext:value-type="float">
            <text:p>1757.739258</text:p>
          </table:table-cell>
          <table:table-cell office:value-type="float" office:value="1873.29126" calcext:value-type="float">
            <text:p>1873.29126</text:p>
          </table:table-cell>
          <table:table-cell office:value-type="float" office:value="1772.067139" calcext:value-type="float">
            <text:p>1772.067139</text:p>
          </table:table-cell>
          <table:table-cell office:value-type="float" office:value="1868.167114" calcext:value-type="float">
            <text:p>1868.167114</text:p>
          </table:table-cell>
          <table:table-cell table:number-columns-repeated="13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765.415771" calcext:value-type="float">
            <text:p>1765.415771</text:p>
          </table:table-cell>
          <table:table-cell office:value-type="float" office:value="1869.914429" calcext:value-type="float">
            <text:p>1869.914429</text:p>
          </table:table-cell>
          <table:table-cell office:value-type="float" office:value="1774.941895" calcext:value-type="float">
            <text:p>1774.941895</text:p>
          </table:table-cell>
          <table:table-cell office:value-type="float" office:value="1867.92041" calcext:value-type="float">
            <text:p>1867.92041</text:p>
          </table:table-cell>
          <table:table-cell table:number-columns-repeated="13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1763.564941" calcext:value-type="float">
            <text:p>1763.564941</text:p>
          </table:table-cell>
          <table:table-cell office:value-type="float" office:value="1873.713135" calcext:value-type="float">
            <text:p>1873.713135</text:p>
          </table:table-cell>
          <table:table-cell office:value-type="float" office:value="1774.72583" calcext:value-type="float">
            <text:p>1774.72583</text:p>
          </table:table-cell>
          <table:table-cell office:value-type="float" office:value="1870.239868" calcext:value-type="float">
            <text:p>1870.239868</text:p>
          </table:table-cell>
          <table:table-cell table:number-columns-repeated="13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761.922119" calcext:value-type="float">
            <text:p>1761.922119</text:p>
          </table:table-cell>
          <table:table-cell office:value-type="float" office:value="1875.936646" calcext:value-type="float">
            <text:p>1875.936646</text:p>
          </table:table-cell>
          <table:table-cell office:value-type="float" office:value="1774.836426" calcext:value-type="float">
            <text:p>1774.836426</text:p>
          </table:table-cell>
          <table:table-cell office:value-type="float" office:value="1872.129761" calcext:value-type="float">
            <text:p>1872.129761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0.91748" calcext:value-type="float">
            <text:p>1760.91748</text:p>
          </table:table-cell>
          <table:table-cell office:value-type="float" office:value="1875.333496" calcext:value-type="float">
            <text:p>1875.333496</text:p>
          </table:table-cell>
          <table:table-cell office:value-type="float" office:value="1776.978638" calcext:value-type="float">
            <text:p>1776.978638</text:p>
          </table:table-cell>
          <table:table-cell office:value-type="float" office:value="1872.027832" calcext:value-type="float">
            <text:p>1872.027832</text:p>
          </table:table-cell>
          <table:table-cell table:number-columns-repeated="13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762.580811" calcext:value-type="float">
            <text:p>1762.580811</text:p>
          </table:table-cell>
          <table:table-cell office:value-type="float" office:value="1875.816406" calcext:value-type="float">
            <text:p>1875.816406</text:p>
          </table:table-cell>
          <table:table-cell office:value-type="float" office:value="1775.864502" calcext:value-type="float">
            <text:p>1775.864502</text:p>
          </table:table-cell>
          <table:table-cell office:value-type="float" office:value="1873.026733" calcext:value-type="float">
            <text:p>1873.026733</text:p>
          </table:table-cell>
          <table:table-cell table:number-columns-repeated="13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761.511719" calcext:value-type="float">
            <text:p>1761.511719</text:p>
          </table:table-cell>
          <table:table-cell office:value-type="float" office:value="1879.494385" calcext:value-type="float">
            <text:p>1879.494385</text:p>
          </table:table-cell>
          <table:table-cell office:value-type="float" office:value="1777.825684" calcext:value-type="float">
            <text:p>1777.825684</text:p>
          </table:table-cell>
          <table:table-cell office:value-type="float" office:value="1871.8573" calcext:value-type="float">
            <text:p>1871.8573</text:p>
          </table:table-cell>
          <table:table-cell table:number-columns-repeated="13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1762.408569" calcext:value-type="float">
            <text:p>1762.408569</text:p>
          </table:table-cell>
          <table:table-cell office:value-type="float" office:value="1878.710205" calcext:value-type="float">
            <text:p>1878.710205</text:p>
          </table:table-cell>
          <table:table-cell office:value-type="float" office:value="1777.645874" calcext:value-type="float">
            <text:p>1777.645874</text:p>
          </table:table-cell>
          <table:table-cell office:value-type="float" office:value="1871.517944" calcext:value-type="float">
            <text:p>1871.517944</text:p>
          </table:table-cell>
          <table:table-cell table:number-columns-repeated="13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764.340332" calcext:value-type="float">
            <text:p>1764.340332</text:p>
          </table:table-cell>
          <table:table-cell office:value-type="float" office:value="1879.46167" calcext:value-type="float">
            <text:p>1879.46167</text:p>
          </table:table-cell>
          <table:table-cell office:value-type="float" office:value="1778.911255" calcext:value-type="float">
            <text:p>1778.911255</text:p>
          </table:table-cell>
          <table:table-cell office:value-type="float" office:value="1872.789185" calcext:value-type="float">
            <text:p>1872.789185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66.095947" calcext:value-type="float">
            <text:p>1766.095947</text:p>
          </table:table-cell>
          <table:table-cell office:value-type="float" office:value="1879.073242" calcext:value-type="float">
            <text:p>1879.073242</text:p>
          </table:table-cell>
          <table:table-cell office:value-type="float" office:value="1780.095947" calcext:value-type="float">
            <text:p>1780.095947</text:p>
          </table:table-cell>
          <table:table-cell office:value-type="float" office:value="1874.003052" calcext:value-type="float">
            <text:p>1874.003052</text:p>
          </table:table-cell>
          <table:table-cell table:number-columns-repeated="13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761.664429" calcext:value-type="float">
            <text:p>1761.664429</text:p>
          </table:table-cell>
          <table:table-cell office:value-type="float" office:value="1882.875" calcext:value-type="float">
            <text:p>1882.875</text:p>
          </table:table-cell>
          <table:table-cell office:value-type="float" office:value="1781.480957" calcext:value-type="float">
            <text:p>1781.480957</text:p>
          </table:table-cell>
          <table:table-cell office:value-type="float" office:value="1871.821289" calcext:value-type="float">
            <text:p>1871.821289</text:p>
          </table:table-cell>
          <table:table-cell table:number-columns-repeated="13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1762.595947" calcext:value-type="float">
            <text:p>1762.595947</text:p>
          </table:table-cell>
          <table:table-cell office:value-type="float" office:value="1883.544312" calcext:value-type="float">
            <text:p>1883.544312</text:p>
          </table:table-cell>
          <table:table-cell office:value-type="float" office:value="1780.770996" calcext:value-type="float">
            <text:p>1780.770996</text:p>
          </table:table-cell>
          <table:table-cell office:value-type="float" office:value="1875.4375" calcext:value-type="float">
            <text:p>1875.4375</text:p>
          </table:table-cell>
          <table:table-cell table:number-columns-repeated="13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1764.431763" calcext:value-type="float">
            <text:p>1764.431763</text:p>
          </table:table-cell>
          <table:table-cell office:value-type="float" office:value="1884.031372" calcext:value-type="float">
            <text:p>1884.031372</text:p>
          </table:table-cell>
          <table:table-cell office:value-type="float" office:value="1778.524048" calcext:value-type="float">
            <text:p>1778.524048</text:p>
          </table:table-cell>
          <table:table-cell office:value-type="float" office:value="1879.873413" calcext:value-type="float">
            <text:p>1879.873413</text:p>
          </table:table-cell>
          <table:table-cell table:number-columns-repeated="13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764.566406" calcext:value-type="float">
            <text:p>1764.566406</text:p>
          </table:table-cell>
          <table:table-cell office:value-type="float" office:value="1878.030029" calcext:value-type="float">
            <text:p>1878.030029</text:p>
          </table:table-cell>
          <table:table-cell office:value-type="float" office:value="1782.796387" calcext:value-type="float">
            <text:p>1782.796387</text:p>
          </table:table-cell>
          <table:table-cell office:value-type="float" office:value="1875.588989" calcext:value-type="float">
            <text:p>1875.588989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68.272705" calcext:value-type="float">
            <text:p>1768.272705</text:p>
          </table:table-cell>
          <table:table-cell office:value-type="float" office:value="1882.255615" calcext:value-type="float">
            <text:p>1882.255615</text:p>
          </table:table-cell>
          <table:table-cell office:value-type="float" office:value="1782.873535" calcext:value-type="float">
            <text:p>1782.873535</text:p>
          </table:table-cell>
          <table:table-cell office:value-type="float" office:value="1876.888184" calcext:value-type="float">
            <text:p>1876.888184</text:p>
          </table:table-cell>
          <table:table-cell table:number-columns-repeated="13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769.275391" calcext:value-type="float">
            <text:p>1769.275391</text:p>
          </table:table-cell>
          <table:table-cell office:value-type="float" office:value="1885.021484" calcext:value-type="float">
            <text:p>1885.021484</text:p>
          </table:table-cell>
          <table:table-cell office:value-type="float" office:value="1785.167847" calcext:value-type="float">
            <text:p>1785.167847</text:p>
          </table:table-cell>
          <table:table-cell office:value-type="float" office:value="1878.664795" calcext:value-type="float">
            <text:p>1878.664795</text:p>
          </table:table-cell>
          <table:table-cell table:number-columns-repeated="13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1769.997559" calcext:value-type="float">
            <text:p>1769.997559</text:p>
          </table:table-cell>
          <table:table-cell office:value-type="float" office:value="1885.656738" calcext:value-type="float">
            <text:p>1885.656738</text:p>
          </table:table-cell>
          <table:table-cell office:value-type="float" office:value="1784.174927" calcext:value-type="float">
            <text:p>1784.174927</text:p>
          </table:table-cell>
          <table:table-cell office:value-type="float" office:value="1880.321899" calcext:value-type="float">
            <text:p>1880.321899</text:p>
          </table:table-cell>
          <table:table-cell table:number-columns-repeated="13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770.139404" calcext:value-type="float">
            <text:p>1770.139404</text:p>
          </table:table-cell>
          <table:table-cell office:value-type="float" office:value="1885.452637" calcext:value-type="float">
            <text:p>1885.452637</text:p>
          </table:table-cell>
          <table:table-cell office:value-type="float" office:value="1786.311157" calcext:value-type="float">
            <text:p>1786.311157</text:p>
          </table:table-cell>
          <table:table-cell office:value-type="float" office:value="1882.453613" calcext:value-type="float">
            <text:p>1882.453613</text:p>
          </table:table-cell>
          <table:table-cell table:number-columns-repeated="13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771.893921" calcext:value-type="float">
            <text:p>1771.893921</text:p>
          </table:table-cell>
          <table:table-cell office:value-type="float" office:value="1888.804199" calcext:value-type="float">
            <text:p>1888.804199</text:p>
          </table:table-cell>
          <table:table-cell office:value-type="float" office:value="1790.544312" calcext:value-type="float">
            <text:p>1790.544312</text:p>
          </table:table-cell>
          <table:table-cell office:value-type="float" office:value="1881.837891" calcext:value-type="float">
            <text:p>1881.837891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74.407104" calcext:value-type="float">
            <text:p>1774.407104</text:p>
          </table:table-cell>
          <table:table-cell office:value-type="float" office:value="1888.480103" calcext:value-type="float">
            <text:p>1888.480103</text:p>
          </table:table-cell>
          <table:table-cell office:value-type="float" office:value="1787.321777" calcext:value-type="float">
            <text:p>1787.321777</text:p>
          </table:table-cell>
          <table:table-cell office:value-type="float" office:value="1884.024536" calcext:value-type="float">
            <text:p>1884.024536</text:p>
          </table:table-cell>
          <table:table-cell table:number-columns-repeated="13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772.745605" calcext:value-type="float">
            <text:p>1772.745605</text:p>
          </table:table-cell>
          <table:table-cell office:value-type="float" office:value="1891.430176" calcext:value-type="float">
            <text:p>1891.430176</text:p>
          </table:table-cell>
          <table:table-cell office:value-type="float" office:value="1789.208496" calcext:value-type="float">
            <text:p>1789.208496</text:p>
          </table:table-cell>
          <table:table-cell office:value-type="float" office:value="1885.520508" calcext:value-type="float">
            <text:p>1885.520508</text:p>
          </table:table-cell>
          <table:table-cell table:number-columns-repeated="1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774.504395" calcext:value-type="float">
            <text:p>1774.504395</text:p>
          </table:table-cell>
          <table:table-cell office:value-type="float" office:value="1890.693359" calcext:value-type="float">
            <text:p>1890.693359</text:p>
          </table:table-cell>
          <table:table-cell office:value-type="float" office:value="1787.430908" calcext:value-type="float">
            <text:p>1787.430908</text:p>
          </table:table-cell>
          <table:table-cell office:value-type="float" office:value="1890.5896" calcext:value-type="float">
            <text:p>1890.5896</text:p>
          </table:table-cell>
          <table:table-cell table:number-columns-repeated="13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1776.669922" calcext:value-type="float">
            <text:p>1776.669922</text:p>
          </table:table-cell>
          <table:table-cell office:value-type="float" office:value="1891.425781" calcext:value-type="float">
            <text:p>1891.425781</text:p>
          </table:table-cell>
          <table:table-cell office:value-type="float" office:value="1791.205688" calcext:value-type="float">
            <text:p>1791.205688</text:p>
          </table:table-cell>
          <table:table-cell office:value-type="float" office:value="1887.401489" calcext:value-type="float">
            <text:p>1887.401489</text:p>
          </table:table-cell>
          <table:table-cell table:number-columns-repeated="13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772.844116" calcext:value-type="float">
            <text:p>1772.844116</text:p>
          </table:table-cell>
          <table:table-cell office:value-type="float" office:value="1896.620117" calcext:value-type="float">
            <text:p>1896.620117</text:p>
          </table:table-cell>
          <table:table-cell office:value-type="float" office:value="1788.535278" calcext:value-type="float">
            <text:p>1788.535278</text:p>
          </table:table-cell>
          <table:table-cell office:value-type="float" office:value="1889.359375" calcext:value-type="float">
            <text:p>1889.359375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75.247559" calcext:value-type="float">
            <text:p>1775.247559</text:p>
          </table:table-cell>
          <table:table-cell office:value-type="float" office:value="1894.062866" calcext:value-type="float">
            <text:p>1894.062866</text:p>
          </table:table-cell>
          <table:table-cell office:value-type="float" office:value="1791.7052" calcext:value-type="float">
            <text:p>1791.7052</text:p>
          </table:table-cell>
          <table:table-cell office:value-type="float" office:value="1886.925537" calcext:value-type="float">
            <text:p>1886.925537</text:p>
          </table:table-cell>
          <table:table-cell table:number-columns-repeated="13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777.760498" calcext:value-type="float">
            <text:p>1777.760498</text:p>
          </table:table-cell>
          <table:table-cell office:value-type="float" office:value="1894.838257" calcext:value-type="float">
            <text:p>1894.838257</text:p>
          </table:table-cell>
          <table:table-cell office:value-type="float" office:value="1791.503052" calcext:value-type="float">
            <text:p>1791.503052</text:p>
          </table:table-cell>
          <table:table-cell office:value-type="float" office:value="1890.448486" calcext:value-type="float">
            <text:p>1890.448486</text:p>
          </table:table-cell>
          <table:table-cell table:number-columns-repeated="13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776.607544" calcext:value-type="float">
            <text:p>1776.607544</text:p>
          </table:table-cell>
          <table:table-cell office:value-type="float" office:value="1897.991211" calcext:value-type="float">
            <text:p>1897.991211</text:p>
          </table:table-cell>
          <table:table-cell office:value-type="float" office:value="1788.6604" calcext:value-type="float">
            <text:p>1788.6604</text:p>
          </table:table-cell>
          <table:table-cell office:value-type="float" office:value="1892.478271" calcext:value-type="float">
            <text:p>1892.478271</text:p>
          </table:table-cell>
          <table:table-cell table:number-columns-repeated="13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1777.533569" calcext:value-type="float">
            <text:p>1777.533569</text:p>
          </table:table-cell>
          <table:table-cell office:value-type="float" office:value="1891.320557" calcext:value-type="float">
            <text:p>1891.320557</text:p>
          </table:table-cell>
          <table:table-cell office:value-type="float" office:value="1794.81665" calcext:value-type="float">
            <text:p>1794.81665</text:p>
          </table:table-cell>
          <table:table-cell office:value-type="float" office:value="1886.655518" calcext:value-type="float">
            <text:p>1886.655518</text:p>
          </table:table-cell>
          <table:table-cell table:number-columns-repeated="13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776.887695" calcext:value-type="float">
            <text:p>1776.887695</text:p>
          </table:table-cell>
          <table:table-cell office:value-type="float" office:value="1895.874512" calcext:value-type="float">
            <text:p>1895.874512</text:p>
          </table:table-cell>
          <table:table-cell office:value-type="float" office:value="1792.181519" calcext:value-type="float">
            <text:p>1792.181519</text:p>
          </table:table-cell>
          <table:table-cell office:value-type="float" office:value="1891.119995" calcext:value-type="float">
            <text:p>1891.119995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77.788818" calcext:value-type="float">
            <text:p>1777.788818</text:p>
          </table:table-cell>
          <table:table-cell office:value-type="float" office:value="1897.452026" calcext:value-type="float">
            <text:p>1897.452026</text:p>
          </table:table-cell>
          <table:table-cell office:value-type="float" office:value="1792.432373" calcext:value-type="float">
            <text:p>1792.432373</text:p>
          </table:table-cell>
          <table:table-cell office:value-type="float" office:value="1891.419312" calcext:value-type="float">
            <text:p>1891.419312</text:p>
          </table:table-cell>
          <table:table-cell table:number-columns-repeated="13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778.134033" calcext:value-type="float">
            <text:p>1778.134033</text:p>
          </table:table-cell>
          <table:table-cell office:value-type="float" office:value="1893.628418" calcext:value-type="float">
            <text:p>1893.628418</text:p>
          </table:table-cell>
          <table:table-cell office:value-type="float" office:value="1792.979004" calcext:value-type="float">
            <text:p>1792.979004</text:p>
          </table:table-cell>
          <table:table-cell office:value-type="float" office:value="1891.635254" calcext:value-type="float">
            <text:p>1891.635254</text:p>
          </table:table-cell>
          <table:table-cell table:number-columns-repeated="13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1779.507324" calcext:value-type="float">
            <text:p>1779.507324</text:p>
          </table:table-cell>
          <table:table-cell office:value-type="float" office:value="1898.019653" calcext:value-type="float">
            <text:p>1898.019653</text:p>
          </table:table-cell>
          <table:table-cell office:value-type="float" office:value="1794.135986" calcext:value-type="float">
            <text:p>1794.135986</text:p>
          </table:table-cell>
          <table:table-cell office:value-type="float" office:value="1893.800293" calcext:value-type="float">
            <text:p>1893.800293</text:p>
          </table:table-cell>
          <table:table-cell table:number-columns-repeated="13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779.464844" calcext:value-type="float">
            <text:p>1779.464844</text:p>
          </table:table-cell>
          <table:table-cell office:value-type="float" office:value="1895.708374" calcext:value-type="float">
            <text:p>1895.708374</text:p>
          </table:table-cell>
          <table:table-cell office:value-type="float" office:value="1796.454956" calcext:value-type="float">
            <text:p>1796.454956</text:p>
          </table:table-cell>
          <table:table-cell office:value-type="float" office:value="1892.849854" calcext:value-type="float">
            <text:p>1892.849854</text:p>
          </table:table-cell>
          <table:table-cell table:number-columns-repeated="13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782.741211" calcext:value-type="float">
            <text:p>1782.741211</text:p>
          </table:table-cell>
          <table:table-cell office:value-type="float" office:value="1898.177856" calcext:value-type="float">
            <text:p>1898.177856</text:p>
          </table:table-cell>
          <table:table-cell office:value-type="float" office:value="1796.684814" calcext:value-type="float">
            <text:p>1796.684814</text:p>
          </table:table-cell>
          <table:table-cell office:value-type="float" office:value="1892.564331" calcext:value-type="float">
            <text:p>1892.564331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78.628052" calcext:value-type="float">
            <text:p>1778.628052</text:p>
          </table:table-cell>
          <table:table-cell office:value-type="float" office:value="1903.064331" calcext:value-type="float">
            <text:p>1903.064331</text:p>
          </table:table-cell>
          <table:table-cell office:value-type="float" office:value="1792.538574" calcext:value-type="float">
            <text:p>1792.538574</text:p>
          </table:table-cell>
          <table:table-cell office:value-type="float" office:value="1896.599365" calcext:value-type="float">
            <text:p>1896.599365</text:p>
          </table:table-cell>
          <table:table-cell table:number-columns-repeated="13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776.899902" calcext:value-type="float">
            <text:p>1776.899902</text:p>
          </table:table-cell>
          <table:table-cell office:value-type="float" office:value="1899.18042" calcext:value-type="float">
            <text:p>1899.18042</text:p>
          </table:table-cell>
          <table:table-cell office:value-type="float" office:value="1795.959229" calcext:value-type="float">
            <text:p>1795.959229</text:p>
          </table:table-cell>
          <table:table-cell office:value-type="float" office:value="1891.963745" calcext:value-type="float">
            <text:p>1891.963745</text:p>
          </table:table-cell>
          <table:table-cell table:number-columns-repeated="13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1782.039307" calcext:value-type="float">
            <text:p>1782.039307</text:p>
          </table:table-cell>
          <table:table-cell office:value-type="float" office:value="1898.130371" calcext:value-type="float">
            <text:p>1898.130371</text:p>
          </table:table-cell>
          <table:table-cell office:value-type="float" office:value="1796.915405" calcext:value-type="float">
            <text:p>1796.915405</text:p>
          </table:table-cell>
          <table:table-cell office:value-type="float" office:value="1892.565918" calcext:value-type="float">
            <text:p>1892.565918</text:p>
          </table:table-cell>
          <table:table-cell table:number-columns-repeated="13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780.705566" calcext:value-type="float">
            <text:p>1780.705566</text:p>
          </table:table-cell>
          <table:table-cell office:value-type="float" office:value="1900.319824" calcext:value-type="float">
            <text:p>1900.319824</text:p>
          </table:table-cell>
          <table:table-cell office:value-type="float" office:value="1794.332275" calcext:value-type="float">
            <text:p>1794.332275</text:p>
          </table:table-cell>
          <table:table-cell office:value-type="float" office:value="1894.412354" calcext:value-type="float">
            <text:p>1894.412354</text:p>
          </table:table-cell>
          <table:table-cell table:number-columns-repeated="13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778.623047" calcext:value-type="float">
            <text:p>1778.623047</text:p>
          </table:table-cell>
          <table:table-cell office:value-type="float" office:value="1899.951172" calcext:value-type="float">
            <text:p>1899.951172</text:p>
          </table:table-cell>
          <table:table-cell office:value-type="float" office:value="1793.918213" calcext:value-type="float">
            <text:p>1793.918213</text:p>
          </table:table-cell>
          <table:table-cell office:value-type="float" office:value="1897.481567" calcext:value-type="float">
            <text:p>1897.481567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84.121582" calcext:value-type="float">
            <text:p>1784.121582</text:p>
          </table:table-cell>
          <table:table-cell office:value-type="float" office:value="1902.483154" calcext:value-type="float">
            <text:p>1902.483154</text:p>
          </table:table-cell>
          <table:table-cell office:value-type="float" office:value="1799.254272" calcext:value-type="float">
            <text:p>1799.254272</text:p>
          </table:table-cell>
          <table:table-cell office:value-type="float" office:value="1896.068359" calcext:value-type="float">
            <text:p>1896.068359</text:p>
          </table:table-cell>
          <table:table-cell table:number-columns-repeated="13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82.887939" calcext:value-type="float">
            <text:p>1782.887939</text:p>
          </table:table-cell>
          <table:table-cell office:value-type="float" office:value="1904.936646" calcext:value-type="float">
            <text:p>1904.936646</text:p>
          </table:table-cell>
          <table:table-cell office:value-type="float" office:value="1800.931885" calcext:value-type="float">
            <text:p>1800.931885</text:p>
          </table:table-cell>
          <table:table-cell office:value-type="float" office:value="1896.208008" calcext:value-type="float">
            <text:p>1896.208008</text:p>
          </table:table-cell>
          <table:table-cell table:number-columns-repeated="13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1788.141724" calcext:value-type="float">
            <text:p>1788.141724</text:p>
          </table:table-cell>
          <table:table-cell office:value-type="float" office:value="1902.519043" calcext:value-type="float">
            <text:p>1902.519043</text:p>
          </table:table-cell>
          <table:table-cell office:value-type="float" office:value="1804.629761" calcext:value-type="float">
            <text:p>1804.629761</text:p>
          </table:table-cell>
          <table:table-cell office:value-type="float" office:value="1899.771118" calcext:value-type="float">
            <text:p>1899.771118</text:p>
          </table:table-cell>
          <table:table-cell table:number-columns-repeated="13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785.119141" calcext:value-type="float">
            <text:p>1785.119141</text:p>
          </table:table-cell>
          <table:table-cell office:value-type="float" office:value="1909.506348" calcext:value-type="float">
            <text:p>1909.506348</text:p>
          </table:table-cell>
          <table:table-cell office:value-type="float" office:value="1799.613892" calcext:value-type="float">
            <text:p>1799.613892</text:p>
          </table:table-cell>
          <table:table-cell office:value-type="float" office:value="1901.728149" calcext:value-type="float">
            <text:p>1901.728149</text:p>
          </table:table-cell>
          <table:table-cell table:number-columns-repeated="13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788.517334" calcext:value-type="float">
            <text:p>1788.517334</text:p>
          </table:table-cell>
          <table:table-cell office:value-type="float" office:value="1903.806274" calcext:value-type="float">
            <text:p>1903.806274</text:p>
          </table:table-cell>
          <table:table-cell office:value-type="float" office:value="1804.225708" calcext:value-type="float">
            <text:p>1804.225708</text:p>
          </table:table-cell>
          <table:table-cell office:value-type="float" office:value="1898.876953" calcext:value-type="float">
            <text:p>1898.876953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87.489014" calcext:value-type="float">
            <text:p>1787.489014</text:p>
          </table:table-cell>
          <table:table-cell office:value-type="float" office:value="1908.890137" calcext:value-type="float">
            <text:p>1908.890137</text:p>
          </table:table-cell>
          <table:table-cell office:value-type="float" office:value="1804.630859" calcext:value-type="float">
            <text:p>1804.630859</text:p>
          </table:table-cell>
          <table:table-cell office:value-type="float" office:value="1905.487793" calcext:value-type="float">
            <text:p>1905.487793</text:p>
          </table:table-cell>
          <table:table-cell table:number-columns-repeated="13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787.442383" calcext:value-type="float">
            <text:p>1787.442383</text:p>
          </table:table-cell>
          <table:table-cell office:value-type="float" office:value="1908.684204" calcext:value-type="float">
            <text:p>1908.684204</text:p>
          </table:table-cell>
          <table:table-cell office:value-type="float" office:value="1803.998047" calcext:value-type="float">
            <text:p>1803.998047</text:p>
          </table:table-cell>
          <table:table-cell office:value-type="float" office:value="1901.023682" calcext:value-type="float">
            <text:p>1901.023682</text:p>
          </table:table-cell>
          <table:table-cell table:number-columns-repeated="13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1789.071777" calcext:value-type="float">
            <text:p>1789.071777</text:p>
          </table:table-cell>
          <table:table-cell office:value-type="float" office:value="1910.159546" calcext:value-type="float">
            <text:p>1910.159546</text:p>
          </table:table-cell>
          <table:table-cell office:value-type="float" office:value="1804.244263" calcext:value-type="float">
            <text:p>1804.244263</text:p>
          </table:table-cell>
          <table:table-cell office:value-type="float" office:value="1906.25415" calcext:value-type="float">
            <text:p>1906.25415</text:p>
          </table:table-cell>
          <table:table-cell table:number-columns-repeated="13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787.973633" calcext:value-type="float">
            <text:p>1787.973633</text:p>
          </table:table-cell>
          <table:table-cell office:value-type="float" office:value="1912.298706" calcext:value-type="float">
            <text:p>1912.298706</text:p>
          </table:table-cell>
          <table:table-cell office:value-type="float" office:value="1804.253296" calcext:value-type="float">
            <text:p>1804.253296</text:p>
          </table:table-cell>
          <table:table-cell office:value-type="float" office:value="1907.194824" calcext:value-type="float">
            <text:p>1907.194824</text:p>
          </table:table-cell>
          <table:table-cell table:number-columns-repeated="13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787.284302" calcext:value-type="float">
            <text:p>1787.284302</text:p>
          </table:table-cell>
          <table:table-cell office:value-type="float" office:value="1911.44519" calcext:value-type="float">
            <text:p>1911.44519</text:p>
          </table:table-cell>
          <table:table-cell office:value-type="float" office:value="1803.835938" calcext:value-type="float">
            <text:p>1803.835938</text:p>
          </table:table-cell>
          <table:table-cell office:value-type="float" office:value="1905.215454" calcext:value-type="float">
            <text:p>1905.215454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92.321899" calcext:value-type="float">
            <text:p>1792.321899</text:p>
          </table:table-cell>
          <table:table-cell office:value-type="float" office:value="1913.267944" calcext:value-type="float">
            <text:p>1913.267944</text:p>
          </table:table-cell>
          <table:table-cell office:value-type="float" office:value="1811.265381" calcext:value-type="float">
            <text:p>1811.265381</text:p>
          </table:table-cell>
          <table:table-cell office:value-type="float" office:value="1906.927124" calcext:value-type="float">
            <text:p>1906.927124</text:p>
          </table:table-cell>
          <table:table-cell table:number-columns-repeated="13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789.492676" calcext:value-type="float">
            <text:p>1789.492676</text:p>
          </table:table-cell>
          <table:table-cell office:value-type="float" office:value="1917.91748" calcext:value-type="float">
            <text:p>1917.91748</text:p>
          </table:table-cell>
          <table:table-cell office:value-type="float" office:value="1805.306641" calcext:value-type="float">
            <text:p>1805.306641</text:p>
          </table:table-cell>
          <table:table-cell office:value-type="float" office:value="1913.311646" calcext:value-type="float">
            <text:p>1913.311646</text:p>
          </table:table-cell>
          <table:table-cell table:number-columns-repeated="13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791.428833" calcext:value-type="float">
            <text:p>1791.428833</text:p>
          </table:table-cell>
          <table:table-cell office:value-type="float" office:value="1913.815308" calcext:value-type="float">
            <text:p>1913.815308</text:p>
          </table:table-cell>
          <table:table-cell office:value-type="float" office:value="1808.089844" calcext:value-type="float">
            <text:p>1808.089844</text:p>
          </table:table-cell>
          <table:table-cell office:value-type="float" office:value="1907.723633" calcext:value-type="float">
            <text:p>1907.723633</text:p>
          </table:table-cell>
          <table:table-cell table:number-columns-repeated="13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793.011719" calcext:value-type="float">
            <text:p>1793.011719</text:p>
          </table:table-cell>
          <table:table-cell office:value-type="float" office:value="1913.385986" calcext:value-type="float">
            <text:p>1913.385986</text:p>
          </table:table-cell>
          <table:table-cell office:value-type="float" office:value="1810.992798" calcext:value-type="float">
            <text:p>1810.992798</text:p>
          </table:table-cell>
          <table:table-cell office:value-type="float" office:value="1907.272461" calcext:value-type="float">
            <text:p>1907.272461</text:p>
          </table:table-cell>
          <table:table-cell table:number-columns-repeated="13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792.642822" calcext:value-type="float">
            <text:p>1792.642822</text:p>
          </table:table-cell>
          <table:table-cell office:value-type="float" office:value="1917.140869" calcext:value-type="float">
            <text:p>1917.140869</text:p>
          </table:table-cell>
          <table:table-cell office:value-type="float" office:value="1806.528931" calcext:value-type="float">
            <text:p>1806.528931</text:p>
          </table:table-cell>
          <table:table-cell office:value-type="float" office:value="1913.278076" calcext:value-type="float">
            <text:p>1913.278076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92.920776" calcext:value-type="float">
            <text:p>1792.920776</text:p>
          </table:table-cell>
          <table:table-cell office:value-type="float" office:value="1912.407471" calcext:value-type="float">
            <text:p>1912.407471</text:p>
          </table:table-cell>
          <table:table-cell office:value-type="float" office:value="1812.504883" calcext:value-type="float">
            <text:p>1812.504883</text:p>
          </table:table-cell>
          <table:table-cell office:value-type="float" office:value="1906.871582" calcext:value-type="float">
            <text:p>1906.871582</text:p>
          </table:table-cell>
          <table:table-cell table:number-columns-repeated="13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796.550659" calcext:value-type="float">
            <text:p>1796.550659</text:p>
          </table:table-cell>
          <table:table-cell office:value-type="float" office:value="1914.847534" calcext:value-type="float">
            <text:p>1914.847534</text:p>
          </table:table-cell>
          <table:table-cell office:value-type="float" office:value="1810.293457" calcext:value-type="float">
            <text:p>1810.293457</text:p>
          </table:table-cell>
          <table:table-cell office:value-type="float" office:value="1910.040283" calcext:value-type="float">
            <text:p>1910.040283</text:p>
          </table:table-cell>
          <table:table-cell table:number-columns-repeated="13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1791.546631" calcext:value-type="float">
            <text:p>1791.546631</text:p>
          </table:table-cell>
          <table:table-cell office:value-type="float" office:value="1918.703125" calcext:value-type="float">
            <text:p>1918.703125</text:p>
          </table:table-cell>
          <table:table-cell office:value-type="float" office:value="1807.789795" calcext:value-type="float">
            <text:p>1807.789795</text:p>
          </table:table-cell>
          <table:table-cell office:value-type="float" office:value="1912.66626" calcext:value-type="float">
            <text:p>1912.66626</text:p>
          </table:table-cell>
          <table:table-cell table:number-columns-repeated="13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795.348145" calcext:value-type="float">
            <text:p>1795.348145</text:p>
          </table:table-cell>
          <table:table-cell office:value-type="float" office:value="1913.307617" calcext:value-type="float">
            <text:p>1913.307617</text:p>
          </table:table-cell>
          <table:table-cell office:value-type="float" office:value="1810.243286" calcext:value-type="float">
            <text:p>1810.243286</text:p>
          </table:table-cell>
          <table:table-cell office:value-type="float" office:value="1909.604492" calcext:value-type="float">
            <text:p>1909.604492</text:p>
          </table:table-cell>
          <table:table-cell table:number-columns-repeated="13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797.508667" calcext:value-type="float">
            <text:p>1797.508667</text:p>
          </table:table-cell>
          <table:table-cell office:value-type="float" office:value="1918.194214" calcext:value-type="float">
            <text:p>1918.194214</text:p>
          </table:table-cell>
          <table:table-cell office:value-type="float" office:value="1810.105347" calcext:value-type="float">
            <text:p>1810.105347</text:p>
          </table:table-cell>
          <table:table-cell office:value-type="float" office:value="1913.647095" calcext:value-type="float">
            <text:p>1913.647095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93.100342" calcext:value-type="float">
            <text:p>1793.100342</text:p>
          </table:table-cell>
          <table:table-cell office:value-type="float" office:value="1922.442383" calcext:value-type="float">
            <text:p>1922.442383</text:p>
          </table:table-cell>
          <table:table-cell office:value-type="float" office:value="1811.550537" calcext:value-type="float">
            <text:p>1811.550537</text:p>
          </table:table-cell>
          <table:table-cell office:value-type="float" office:value="1914.720459" calcext:value-type="float">
            <text:p>1914.720459</text:p>
          </table:table-cell>
          <table:table-cell table:number-columns-repeated="13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796.594116" calcext:value-type="float">
            <text:p>1796.594116</text:p>
          </table:table-cell>
          <table:table-cell office:value-type="float" office:value="1917.991577" calcext:value-type="float">
            <text:p>1917.991577</text:p>
          </table:table-cell>
          <table:table-cell office:value-type="float" office:value="1813.166504" calcext:value-type="float">
            <text:p>1813.166504</text:p>
          </table:table-cell>
          <table:table-cell office:value-type="float" office:value="1911.266113" calcext:value-type="float">
            <text:p>1911.266113</text:p>
          </table:table-cell>
          <table:table-cell table:number-columns-repeated="13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1793.414185" calcext:value-type="float">
            <text:p>1793.414185</text:p>
          </table:table-cell>
          <table:table-cell office:value-type="float" office:value="1920.200928" calcext:value-type="float">
            <text:p>1920.200928</text:p>
          </table:table-cell>
          <table:table-cell office:value-type="float" office:value="1814.824951" calcext:value-type="float">
            <text:p>1814.824951</text:p>
          </table:table-cell>
          <table:table-cell office:value-type="float" office:value="1913.164307" calcext:value-type="float">
            <text:p>1913.164307</text:p>
          </table:table-cell>
          <table:table-cell table:number-columns-repeated="13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798.05127" calcext:value-type="float">
            <text:p>1798.05127</text:p>
          </table:table-cell>
          <table:table-cell office:value-type="float" office:value="1923.602295" calcext:value-type="float">
            <text:p>1923.602295</text:p>
          </table:table-cell>
          <table:table-cell office:value-type="float" office:value="1812.948242" calcext:value-type="float">
            <text:p>1812.948242</text:p>
          </table:table-cell>
          <table:table-cell office:value-type="float" office:value="1914.974976" calcext:value-type="float">
            <text:p>1914.974976</text:p>
          </table:table-cell>
          <table:table-cell table:number-columns-repeated="13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797.72998" calcext:value-type="float">
            <text:p>1797.72998</text:p>
          </table:table-cell>
          <table:table-cell office:value-type="float" office:value="1916.232178" calcext:value-type="float">
            <text:p>1916.232178</text:p>
          </table:table-cell>
          <table:table-cell office:value-type="float" office:value="1815.297607" calcext:value-type="float">
            <text:p>1815.297607</text:p>
          </table:table-cell>
          <table:table-cell office:value-type="float" office:value="1911.321899" calcext:value-type="float">
            <text:p>1911.321899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7.580811" calcext:value-type="float">
            <text:p>1797.580811</text:p>
          </table:table-cell>
          <table:table-cell office:value-type="float" office:value="1924.101196" calcext:value-type="float">
            <text:p>1924.101196</text:p>
          </table:table-cell>
          <table:table-cell office:value-type="float" office:value="1812.8396" calcext:value-type="float">
            <text:p>1812.8396</text:p>
          </table:table-cell>
          <table:table-cell office:value-type="float" office:value="1915.998535" calcext:value-type="float">
            <text:p>1915.998535</text:p>
          </table:table-cell>
          <table:table-cell table:number-columns-repeated="13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797.52002" calcext:value-type="float">
            <text:p>1797.52002</text:p>
          </table:table-cell>
          <table:table-cell office:value-type="float" office:value="1926.800659" calcext:value-type="float">
            <text:p>1926.800659</text:p>
          </table:table-cell>
          <table:table-cell office:value-type="float" office:value="1812.945312" calcext:value-type="float">
            <text:p>1812.945312</text:p>
          </table:table-cell>
          <table:table-cell office:value-type="float" office:value="1918.086914" calcext:value-type="float">
            <text:p>1918.086914</text:p>
          </table:table-cell>
          <table:table-cell table:number-columns-repeated="13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1800.686523" calcext:value-type="float">
            <text:p>1800.686523</text:p>
          </table:table-cell>
          <table:table-cell office:value-type="float" office:value="1921.255615" calcext:value-type="float">
            <text:p>1921.255615</text:p>
          </table:table-cell>
          <table:table-cell office:value-type="float" office:value="1815.142456" calcext:value-type="float">
            <text:p>1815.142456</text:p>
          </table:table-cell>
          <table:table-cell office:value-type="float" office:value="1917.979004" calcext:value-type="float">
            <text:p>1917.979004</text:p>
          </table:table-cell>
          <table:table-cell table:number-columns-repeated="13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805.799072" calcext:value-type="float">
            <text:p>1805.799072</text:p>
          </table:table-cell>
          <table:table-cell office:value-type="float" office:value="1925.418457" calcext:value-type="float">
            <text:p>1925.418457</text:p>
          </table:table-cell>
          <table:table-cell office:value-type="float" office:value="1821.626221" calcext:value-type="float">
            <text:p>1821.626221</text:p>
          </table:table-cell>
          <table:table-cell office:value-type="float" office:value="1915.679443" calcext:value-type="float">
            <text:p>1915.679443</text:p>
          </table:table-cell>
          <table:table-cell table:number-columns-repeated="13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800.46875" calcext:value-type="float">
            <text:p>1800.46875</text:p>
          </table:table-cell>
          <table:table-cell office:value-type="float" office:value="1930.010742" calcext:value-type="float">
            <text:p>1930.010742</text:p>
          </table:table-cell>
          <table:table-cell office:value-type="float" office:value="1816.682007" calcext:value-type="float">
            <text:p>1816.682007</text:p>
          </table:table-cell>
          <table:table-cell office:value-type="float" office:value="1924.78125" calcext:value-type="float">
            <text:p>1924.78125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4.151489" calcext:value-type="float">
            <text:p>1804.151489</text:p>
          </table:table-cell>
          <table:table-cell office:value-type="float" office:value="1925.935669" calcext:value-type="float">
            <text:p>1925.935669</text:p>
          </table:table-cell>
          <table:table-cell office:value-type="float" office:value="1822.348145" calcext:value-type="float">
            <text:p>1822.348145</text:p>
          </table:table-cell>
          <table:table-cell office:value-type="float" office:value="1916.304688" calcext:value-type="float">
            <text:p>1916.304688</text:p>
          </table:table-cell>
          <table:table-cell table:number-columns-repeated="13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806.283325" calcext:value-type="float">
            <text:p>1806.283325</text:p>
          </table:table-cell>
          <table:table-cell office:value-type="float" office:value="1928.140625" calcext:value-type="float">
            <text:p>1928.140625</text:p>
          </table:table-cell>
          <table:table-cell office:value-type="float" office:value="1825.665161" calcext:value-type="float">
            <text:p>1825.665161</text:p>
          </table:table-cell>
          <table:table-cell office:value-type="float" office:value="1918.581299" calcext:value-type="float">
            <text:p>1918.581299</text:p>
          </table:table-cell>
          <table:table-cell table:number-columns-repeated="13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1801.62085" calcext:value-type="float">
            <text:p>1801.62085</text:p>
          </table:table-cell>
          <table:table-cell office:value-type="float" office:value="1936.344238" calcext:value-type="float">
            <text:p>1936.344238</text:p>
          </table:table-cell>
          <table:table-cell office:value-type="float" office:value="1818.133301" calcext:value-type="float">
            <text:p>1818.133301</text:p>
          </table:table-cell>
          <table:table-cell office:value-type="float" office:value="1931.448975" calcext:value-type="float">
            <text:p>1931.448975</text:p>
          </table:table-cell>
          <table:table-cell table:number-columns-repeated="13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805.996338" calcext:value-type="float">
            <text:p>1805.996338</text:p>
          </table:table-cell>
          <table:table-cell office:value-type="float" office:value="1931.769775" calcext:value-type="float">
            <text:p>1931.769775</text:p>
          </table:table-cell>
          <table:table-cell office:value-type="float" office:value="1824.302979" calcext:value-type="float">
            <text:p>1824.302979</text:p>
          </table:table-cell>
          <table:table-cell office:value-type="float" office:value="1923.722412" calcext:value-type="float">
            <text:p>1923.722412</text:p>
          </table:table-cell>
          <table:table-cell table:number-columns-repeated="13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806.893677" calcext:value-type="float">
            <text:p>1806.893677</text:p>
          </table:table-cell>
          <table:table-cell office:value-type="float" office:value="1932.046631" calcext:value-type="float">
            <text:p>1932.046631</text:p>
          </table:table-cell>
          <table:table-cell office:value-type="float" office:value="1825.191406" calcext:value-type="float">
            <text:p>1825.191406</text:p>
          </table:table-cell>
          <table:table-cell office:value-type="float" office:value="1924.683594" calcext:value-type="float">
            <text:p>1924.683594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04.920654" calcext:value-type="float">
            <text:p>1804.920654</text:p>
          </table:table-cell>
          <table:table-cell office:value-type="float" office:value="1934.407593" calcext:value-type="float">
            <text:p>1934.407593</text:p>
          </table:table-cell>
          <table:table-cell office:value-type="float" office:value="1822.70752" calcext:value-type="float">
            <text:p>1822.70752</text:p>
          </table:table-cell>
          <table:table-cell office:value-type="float" office:value="1927.476807" calcext:value-type="float">
            <text:p>1927.476807</text:p>
          </table:table-cell>
          <table:table-cell table:number-columns-repeated="13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809.530396" calcext:value-type="float">
            <text:p>1809.530396</text:p>
          </table:table-cell>
          <table:table-cell office:value-type="float" office:value="1932.904907" calcext:value-type="float">
            <text:p>1932.904907</text:p>
          </table:table-cell>
          <table:table-cell office:value-type="float" office:value="1826.797119" calcext:value-type="float">
            <text:p>1826.797119</text:p>
          </table:table-cell>
          <table:table-cell office:value-type="float" office:value="1926.791016" calcext:value-type="float">
            <text:p>1926.791016</text:p>
          </table:table-cell>
          <table:table-cell table:number-columns-repeated="13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811.553345" calcext:value-type="float">
            <text:p>1811.553345</text:p>
          </table:table-cell>
          <table:table-cell office:value-type="float" office:value="1930.255615" calcext:value-type="float">
            <text:p>1930.255615</text:p>
          </table:table-cell>
          <table:table-cell office:value-type="float" office:value="1825.942871" calcext:value-type="float">
            <text:p>1825.942871</text:p>
          </table:table-cell>
          <table:table-cell office:value-type="float" office:value="1928.296997" calcext:value-type="float">
            <text:p>1928.296997</text:p>
          </table:table-cell>
          <table:table-cell table:number-columns-repeated="13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806.452393" calcext:value-type="float">
            <text:p>1806.452393</text:p>
          </table:table-cell>
          <table:table-cell office:value-type="float" office:value="1933.444824" calcext:value-type="float">
            <text:p>1933.444824</text:p>
          </table:table-cell>
          <table:table-cell office:value-type="float" office:value="1822.541382" calcext:value-type="float">
            <text:p>1822.541382</text:p>
          </table:table-cell>
          <table:table-cell office:value-type="float" office:value="1929.307861" calcext:value-type="float">
            <text:p>1929.307861</text:p>
          </table:table-cell>
          <table:table-cell table:number-columns-repeated="13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812.449585" calcext:value-type="float">
            <text:p>1812.449585</text:p>
          </table:table-cell>
          <table:table-cell office:value-type="float" office:value="1931.574585" calcext:value-type="float">
            <text:p>1931.574585</text:p>
          </table:table-cell>
          <table:table-cell office:value-type="float" office:value="1827.935059" calcext:value-type="float">
            <text:p>1827.935059</text:p>
          </table:table-cell>
          <table:table-cell office:value-type="float" office:value="1926.334351" calcext:value-type="float">
            <text:p>1926.334351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07.739746" calcext:value-type="float">
            <text:p>1807.739746</text:p>
          </table:table-cell>
          <table:table-cell office:value-type="float" office:value="1936.252808" calcext:value-type="float">
            <text:p>1936.252808</text:p>
          </table:table-cell>
          <table:table-cell office:value-type="float" office:value="1825.459351" calcext:value-type="float">
            <text:p>1825.459351</text:p>
          </table:table-cell>
          <table:table-cell office:value-type="float" office:value="1929.972534" calcext:value-type="float">
            <text:p>1929.972534</text:p>
          </table:table-cell>
          <table:table-cell table:number-columns-repeated="13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810.795044" calcext:value-type="float">
            <text:p>1810.795044</text:p>
          </table:table-cell>
          <table:table-cell office:value-type="float" office:value="1931.780151" calcext:value-type="float">
            <text:p>1931.780151</text:p>
          </table:table-cell>
          <table:table-cell office:value-type="float" office:value="1823.536255" calcext:value-type="float">
            <text:p>1823.536255</text:p>
          </table:table-cell>
          <table:table-cell office:value-type="float" office:value="1929.125977" calcext:value-type="float">
            <text:p>1929.125977</text:p>
          </table:table-cell>
          <table:table-cell table:number-columns-repeated="13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805.625122" calcext:value-type="float">
            <text:p>1805.625122</text:p>
          </table:table-cell>
          <table:table-cell office:value-type="float" office:value="1936.849121" calcext:value-type="float">
            <text:p>1936.849121</text:p>
          </table:table-cell>
          <table:table-cell office:value-type="float" office:value="1824.557861" calcext:value-type="float">
            <text:p>1824.557861</text:p>
          </table:table-cell>
          <table:table-cell office:value-type="float" office:value="1931.429199" calcext:value-type="float">
            <text:p>1931.429199</text:p>
          </table:table-cell>
          <table:table-cell table:number-columns-repeated="13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805.046021" calcext:value-type="float">
            <text:p>1805.046021</text:p>
          </table:table-cell>
          <table:table-cell office:value-type="float" office:value="1936.269897" calcext:value-type="float">
            <text:p>1936.269897</text:p>
          </table:table-cell>
          <table:table-cell office:value-type="float" office:value="1824.333252" calcext:value-type="float">
            <text:p>1824.333252</text:p>
          </table:table-cell>
          <table:table-cell office:value-type="float" office:value="1929.068115" calcext:value-type="float">
            <text:p>1929.068115</text:p>
          </table:table-cell>
          <table:table-cell table:number-columns-repeated="13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810.383545" calcext:value-type="float">
            <text:p>1810.383545</text:p>
          </table:table-cell>
          <table:table-cell office:value-type="float" office:value="1934.341797" calcext:value-type="float">
            <text:p>1934.341797</text:p>
          </table:table-cell>
          <table:table-cell office:value-type="float" office:value="1826.270508" calcext:value-type="float">
            <text:p>1826.270508</text:p>
          </table:table-cell>
          <table:table-cell office:value-type="float" office:value="1927.136475" calcext:value-type="float">
            <text:p>1927.136475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8.401855" calcext:value-type="float">
            <text:p>1808.401855</text:p>
          </table:table-cell>
          <table:table-cell office:value-type="float" office:value="1937.875732" calcext:value-type="float">
            <text:p>1937.875732</text:p>
          </table:table-cell>
          <table:table-cell office:value-type="float" office:value="1823.215332" calcext:value-type="float">
            <text:p>1823.215332</text:p>
          </table:table-cell>
          <table:table-cell office:value-type="float" office:value="1930.657104" calcext:value-type="float">
            <text:p>1930.657104</text:p>
          </table:table-cell>
          <table:table-cell table:number-columns-repeated="13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808.04126" calcext:value-type="float">
            <text:p>1808.04126</text:p>
          </table:table-cell>
          <table:table-cell office:value-type="float" office:value="1936.69812" calcext:value-type="float">
            <text:p>1936.69812</text:p>
          </table:table-cell>
          <table:table-cell office:value-type="float" office:value="1826.08606" calcext:value-type="float">
            <text:p>1826.08606</text:p>
          </table:table-cell>
          <table:table-cell office:value-type="float" office:value="1930.725098" calcext:value-type="float">
            <text:p>1930.725098</text:p>
          </table:table-cell>
          <table:table-cell table:number-columns-repeated="13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809.104248" calcext:value-type="float">
            <text:p>1809.104248</text:p>
          </table:table-cell>
          <table:table-cell office:value-type="float" office:value="1934.890137" calcext:value-type="float">
            <text:p>1934.890137</text:p>
          </table:table-cell>
          <table:table-cell office:value-type="float" office:value="1826.49292" calcext:value-type="float">
            <text:p>1826.49292</text:p>
          </table:table-cell>
          <table:table-cell office:value-type="float" office:value="1930.757446" calcext:value-type="float">
            <text:p>1930.757446</text:p>
          </table:table-cell>
          <table:table-cell table:number-columns-repeated="13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806.882935" calcext:value-type="float">
            <text:p>1806.882935</text:p>
          </table:table-cell>
          <table:table-cell office:value-type="float" office:value="1936.742798" calcext:value-type="float">
            <text:p>1936.742798</text:p>
          </table:table-cell>
          <table:table-cell office:value-type="float" office:value="1826.799438" calcext:value-type="float">
            <text:p>1826.799438</text:p>
          </table:table-cell>
          <table:table-cell office:value-type="float" office:value="1929.146606" calcext:value-type="float">
            <text:p>1929.146606</text:p>
          </table:table-cell>
          <table:table-cell table:number-columns-repeated="13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804.102417" calcext:value-type="float">
            <text:p>1804.102417</text:p>
          </table:table-cell>
          <table:table-cell office:value-type="float" office:value="1938.618286" calcext:value-type="float">
            <text:p>1938.618286</text:p>
          </table:table-cell>
          <table:table-cell office:value-type="float" office:value="1822.393555" calcext:value-type="float">
            <text:p>1822.393555</text:p>
          </table:table-cell>
          <table:table-cell office:value-type="float" office:value="1928.233521" calcext:value-type="float">
            <text:p>1928.233521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7.236572" calcext:value-type="float">
            <text:p>1807.236572</text:p>
          </table:table-cell>
          <table:table-cell office:value-type="float" office:value="1932.49707" calcext:value-type="float">
            <text:p>1932.49707</text:p>
          </table:table-cell>
          <table:table-cell office:value-type="float" office:value="1826.367188" calcext:value-type="float">
            <text:p>1826.367188</text:p>
          </table:table-cell>
          <table:table-cell office:value-type="float" office:value="1929.061401" calcext:value-type="float">
            <text:p>1929.061401</text:p>
          </table:table-cell>
          <table:table-cell table:number-columns-repeated="13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808.486572" calcext:value-type="float">
            <text:p>1808.486572</text:p>
          </table:table-cell>
          <table:table-cell office:value-type="float" office:value="1936.784302" calcext:value-type="float">
            <text:p>1936.784302</text:p>
          </table:table-cell>
          <table:table-cell office:value-type="float" office:value="1822.914795" calcext:value-type="float">
            <text:p>1822.914795</text:p>
          </table:table-cell>
          <table:table-cell office:value-type="float" office:value="1930.168213" calcext:value-type="float">
            <text:p>1930.168213</text:p>
          </table:table-cell>
          <table:table-cell table:number-columns-repeated="13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1809.718628" calcext:value-type="float">
            <text:p>1809.718628</text:p>
          </table:table-cell>
          <table:table-cell office:value-type="float" office:value="1937.440918" calcext:value-type="float">
            <text:p>1937.440918</text:p>
          </table:table-cell>
          <table:table-cell office:value-type="float" office:value="1827.280029" calcext:value-type="float">
            <text:p>1827.280029</text:p>
          </table:table-cell>
          <table:table-cell office:value-type="float" office:value="1931.552734" calcext:value-type="float">
            <text:p>1931.552734</text:p>
          </table:table-cell>
          <table:table-cell table:number-columns-repeated="13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812.097046" calcext:value-type="float">
            <text:p>1812.097046</text:p>
          </table:table-cell>
          <table:table-cell office:value-type="float" office:value="1934.584717" calcext:value-type="float">
            <text:p>1934.584717</text:p>
          </table:table-cell>
          <table:table-cell office:value-type="float" office:value="1831.100342" calcext:value-type="float">
            <text:p>1831.100342</text:p>
          </table:table-cell>
          <table:table-cell office:value-type="float" office:value="1932.581543" calcext:value-type="float">
            <text:p>1932.581543</text:p>
          </table:table-cell>
          <table:table-cell table:number-columns-repeated="13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809.706055" calcext:value-type="float">
            <text:p>1809.706055</text:p>
          </table:table-cell>
          <table:table-cell office:value-type="float" office:value="1942.273315" calcext:value-type="float">
            <text:p>1942.273315</text:p>
          </table:table-cell>
          <table:table-cell office:value-type="float" office:value="1827.586792" calcext:value-type="float">
            <text:p>1827.586792</text:p>
          </table:table-cell>
          <table:table-cell office:value-type="float" office:value="1934.925659" calcext:value-type="float">
            <text:p>1934.925659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2.9729" calcext:value-type="float">
            <text:p>1812.9729</text:p>
          </table:table-cell>
          <table:table-cell office:value-type="float" office:value="1940.322144" calcext:value-type="float">
            <text:p>1940.322144</text:p>
          </table:table-cell>
          <table:table-cell office:value-type="float" office:value="1830.410767" calcext:value-type="float">
            <text:p>1830.410767</text:p>
          </table:table-cell>
          <table:table-cell office:value-type="float" office:value="1932.307861" calcext:value-type="float">
            <text:p>1932.307861</text:p>
          </table:table-cell>
          <table:table-cell table:number-columns-repeated="13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801.763428" calcext:value-type="float">
            <text:p>1801.763428</text:p>
          </table:table-cell>
          <table:table-cell office:value-type="float" office:value="1898.658691" calcext:value-type="float">
            <text:p>1898.658691</text:p>
          </table:table-cell>
          <table:table-cell office:value-type="float" office:value="1819.653564" calcext:value-type="float">
            <text:p>1819.653564</text:p>
          </table:table-cell>
          <table:table-cell office:value-type="float" office:value="1889.579346" calcext:value-type="float">
            <text:p>1889.579346</text:p>
          </table:table-cell>
          <table:table-cell table:number-columns-repeated="13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1756.102051" calcext:value-type="float">
            <text:p>1756.102051</text:p>
          </table:table-cell>
          <table:table-cell office:value-type="float" office:value="1918.827881" calcext:value-type="float">
            <text:p>1918.827881</text:p>
          </table:table-cell>
          <table:table-cell office:value-type="float" office:value="1755.944214" calcext:value-type="float">
            <text:p>1755.944214</text:p>
          </table:table-cell>
          <table:table-cell office:value-type="float" office:value="1922.059326" calcext:value-type="float">
            <text:p>1922.059326</text:p>
          </table:table-cell>
          <table:table-cell table:number-columns-repeated="13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1727.047119" calcext:value-type="float">
            <text:p>1727.047119</text:p>
          </table:table-cell>
          <table:table-cell office:value-type="float" office:value="1873.559326" calcext:value-type="float">
            <text:p>1873.559326</text:p>
          </table:table-cell>
          <table:table-cell office:value-type="float" office:value="1740.817261" calcext:value-type="float">
            <text:p>1740.817261</text:p>
          </table:table-cell>
          <table:table-cell office:value-type="float" office:value="1872.095947" calcext:value-type="float">
            <text:p>1872.095947</text:p>
          </table:table-cell>
          <table:table-cell table:number-columns-repeated="13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1736.369385" calcext:value-type="float">
            <text:p>1736.369385</text:p>
          </table:table-cell>
          <table:table-cell office:value-type="float" office:value="1830.35437" calcext:value-type="float">
            <text:p>1830.35437</text:p>
          </table:table-cell>
          <table:table-cell office:value-type="float" office:value="1754.613525" calcext:value-type="float">
            <text:p>1754.613525</text:p>
          </table:table-cell>
          <table:table-cell office:value-type="float" office:value="1824.594971" calcext:value-type="float">
            <text:p>1824.594971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99.168579" calcext:value-type="float">
            <text:p>1699.168579</text:p>
          </table:table-cell>
          <table:table-cell office:value-type="float" office:value="1842.017212" calcext:value-type="float">
            <text:p>1842.017212</text:p>
          </table:table-cell>
          <table:table-cell office:value-type="float" office:value="1703.755371" calcext:value-type="float">
            <text:p>1703.755371</text:p>
          </table:table-cell>
          <table:table-cell office:value-type="float" office:value="1847.197632" calcext:value-type="float">
            <text:p>1847.197632</text:p>
          </table:table-cell>
          <table:table-cell table:number-columns-repeated="13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1677.799805" calcext:value-type="float">
            <text:p>1677.799805</text:p>
          </table:table-cell>
          <table:table-cell office:value-type="float" office:value="1800.838501" calcext:value-type="float">
            <text:p>1800.838501</text:p>
          </table:table-cell>
          <table:table-cell office:value-type="float" office:value="1694.877808" calcext:value-type="float">
            <text:p>1694.877808</text:p>
          </table:table-cell>
          <table:table-cell office:value-type="float" office:value="1800.082275" calcext:value-type="float">
            <text:p>1800.082275</text:p>
          </table:table-cell>
          <table:table-cell table:number-columns-repeated="13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1685.008057" calcext:value-type="float">
            <text:p>1685.008057</text:p>
          </table:table-cell>
          <table:table-cell office:value-type="float" office:value="1772.009399" calcext:value-type="float">
            <text:p>1772.009399</text:p>
          </table:table-cell>
          <table:table-cell office:value-type="float" office:value="1697.955078" calcext:value-type="float">
            <text:p>1697.955078</text:p>
          </table:table-cell>
          <table:table-cell office:value-type="float" office:value="1767.969482" calcext:value-type="float">
            <text:p>1767.969482</text:p>
          </table:table-cell>
          <table:table-cell table:number-columns-repeated="13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1656.683594" calcext:value-type="float">
            <text:p>1656.683594</text:p>
          </table:table-cell>
          <table:table-cell office:value-type="float" office:value="1772.510986" calcext:value-type="float">
            <text:p>1772.510986</text:p>
          </table:table-cell>
          <table:table-cell office:value-type="float" office:value="1665.90625" calcext:value-type="float">
            <text:p>1665.90625</text:p>
          </table:table-cell>
          <table:table-cell office:value-type="float" office:value="1773.073975" calcext:value-type="float">
            <text:p>1773.073975</text:p>
          </table:table-cell>
          <table:table-cell table:number-columns-repeated="13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641.000366" calcext:value-type="float">
            <text:p>1641.000366</text:p>
          </table:table-cell>
          <table:table-cell office:value-type="float" office:value="1756.852417" calcext:value-type="float">
            <text:p>1756.852417</text:p>
          </table:table-cell>
          <table:table-cell office:value-type="float" office:value="1658.872925" calcext:value-type="float">
            <text:p>1658.872925</text:p>
          </table:table-cell>
          <table:table-cell office:value-type="float" office:value="1742.121948" calcext:value-type="float">
            <text:p>1742.121948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48.45813" calcext:value-type="float">
            <text:p>1648.45813</text:p>
          </table:table-cell>
          <table:table-cell office:value-type="float" office:value="1721.108521" calcext:value-type="float">
            <text:p>1721.108521</text:p>
          </table:table-cell>
          <table:table-cell office:value-type="float" office:value="1647.79187" calcext:value-type="float">
            <text:p>1647.79187</text:p>
          </table:table-cell>
          <table:table-cell office:value-type="float" office:value="1723.619873" calcext:value-type="float">
            <text:p>1723.619873</text:p>
          </table:table-cell>
          <table:table-cell table:number-columns-repeated="13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629.467407" calcext:value-type="float">
            <text:p>1629.467407</text:p>
          </table:table-cell>
          <table:table-cell office:value-type="float" office:value="1717.89502" calcext:value-type="float">
            <text:p>1717.89502</text:p>
          </table:table-cell>
          <table:table-cell office:value-type="float" office:value="1640.88562" calcext:value-type="float">
            <text:p>1640.88562</text:p>
          </table:table-cell>
          <table:table-cell office:value-type="float" office:value="1721.668335" calcext:value-type="float">
            <text:p>1721.668335</text:p>
          </table:table-cell>
          <table:table-cell table:number-columns-repeated="13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1622.786377" calcext:value-type="float">
            <text:p>1622.786377</text:p>
          </table:table-cell>
          <table:table-cell office:value-type="float" office:value="1703.378784" calcext:value-type="float">
            <text:p>1703.378784</text:p>
          </table:table-cell>
          <table:table-cell office:value-type="float" office:value="1635.02356" calcext:value-type="float">
            <text:p>1635.02356</text:p>
          </table:table-cell>
          <table:table-cell office:value-type="float" office:value="1700.42627" calcext:value-type="float">
            <text:p>1700.42627</text:p>
          </table:table-cell>
          <table:table-cell table:number-columns-repeated="13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1615.608154" calcext:value-type="float">
            <text:p>1615.608154</text:p>
          </table:table-cell>
          <table:table-cell office:value-type="float" office:value="1690.331665" calcext:value-type="float">
            <text:p>1690.331665</text:p>
          </table:table-cell>
          <table:table-cell office:value-type="float" office:value="1625.005737" calcext:value-type="float">
            <text:p>1625.005737</text:p>
          </table:table-cell>
          <table:table-cell office:value-type="float" office:value="1689.064819" calcext:value-type="float">
            <text:p>1689.064819</text:p>
          </table:table-cell>
          <table:table-cell table:number-columns-repeated="13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607.161133" calcext:value-type="float">
            <text:p>1607.161133</text:p>
          </table:table-cell>
          <table:table-cell office:value-type="float" office:value="1684.132812" calcext:value-type="float">
            <text:p>1684.132812</text:p>
          </table:table-cell>
          <table:table-cell office:value-type="float" office:value="1619.075806" calcext:value-type="float">
            <text:p>1619.075806</text:p>
          </table:table-cell>
          <table:table-cell office:value-type="float" office:value="1676.772705" calcext:value-type="float">
            <text:p>1676.772705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07.713379" calcext:value-type="float">
            <text:p>1607.713379</text:p>
          </table:table-cell>
          <table:table-cell office:value-type="float" office:value="1669.063721" calcext:value-type="float">
            <text:p>1669.063721</text:p>
          </table:table-cell>
          <table:table-cell office:value-type="float" office:value="1608.609375" calcext:value-type="float">
            <text:p>1608.609375</text:p>
          </table:table-cell>
          <table:table-cell office:value-type="float" office:value="1669.170288" calcext:value-type="float">
            <text:p>1669.170288</text:p>
          </table:table-cell>
          <table:table-cell table:number-columns-repeated="13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1597.57605" calcext:value-type="float">
            <text:p>1597.57605</text:p>
          </table:table-cell>
          <table:table-cell office:value-type="float" office:value="1659.816284" calcext:value-type="float">
            <text:p>1659.816284</text:p>
          </table:table-cell>
          <table:table-cell office:value-type="float" office:value="1607.548584" calcext:value-type="float">
            <text:p>1607.548584</text:p>
          </table:table-cell>
          <table:table-cell office:value-type="float" office:value="1662.535889" calcext:value-type="float">
            <text:p>1662.535889</text:p>
          </table:table-cell>
          <table:table-cell table:number-columns-repeated="13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1594.303833" calcext:value-type="float">
            <text:p>1594.303833</text:p>
          </table:table-cell>
          <table:table-cell office:value-type="float" office:value="1648.242188" calcext:value-type="float">
            <text:p>1648.242188</text:p>
          </table:table-cell>
          <table:table-cell office:value-type="float" office:value="1600.326904" calcext:value-type="float">
            <text:p>1600.326904</text:p>
          </table:table-cell>
          <table:table-cell office:value-type="float" office:value="1652.184326" calcext:value-type="float">
            <text:p>1652.184326</text:p>
          </table:table-cell>
          <table:table-cell table:number-columns-repeated="13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1590.84082" calcext:value-type="float">
            <text:p>1590.84082</text:p>
          </table:table-cell>
          <table:table-cell office:value-type="float" office:value="1642.024048" calcext:value-type="float">
            <text:p>1642.024048</text:p>
          </table:table-cell>
          <table:table-cell office:value-type="float" office:value="1598.72522" calcext:value-type="float">
            <text:p>1598.72522</text:p>
          </table:table-cell>
          <table:table-cell office:value-type="float" office:value="1645.150513" calcext:value-type="float">
            <text:p>1645.150513</text:p>
          </table:table-cell>
          <table:table-cell table:number-columns-repeated="13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586.852905" calcext:value-type="float">
            <text:p>1586.852905</text:p>
          </table:table-cell>
          <table:table-cell office:value-type="float" office:value="1637.667358" calcext:value-type="float">
            <text:p>1637.667358</text:p>
          </table:table-cell>
          <table:table-cell office:value-type="float" office:value="1597.875488" calcext:value-type="float">
            <text:p>1597.875488</text:p>
          </table:table-cell>
          <table:table-cell office:value-type="float" office:value="1634.705322" calcext:value-type="float">
            <text:p>1634.705322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83.771851" calcext:value-type="float">
            <text:p>1583.771851</text:p>
          </table:table-cell>
          <table:table-cell office:value-type="float" office:value="1632.595825" calcext:value-type="float">
            <text:p>1632.595825</text:p>
          </table:table-cell>
          <table:table-cell office:value-type="float" office:value="1590.108887" calcext:value-type="float">
            <text:p>1590.108887</text:p>
          </table:table-cell>
          <table:table-cell office:value-type="float" office:value="1631.609741" calcext:value-type="float">
            <text:p>1631.609741</text:p>
          </table:table-cell>
          <table:table-cell table:number-columns-repeated="13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1583.500244" calcext:value-type="float">
            <text:p>1583.500244</text:p>
          </table:table-cell>
          <table:table-cell office:value-type="float" office:value="1622.639038" calcext:value-type="float">
            <text:p>1622.639038</text:p>
          </table:table-cell>
          <table:table-cell office:value-type="float" office:value="1588.694458" calcext:value-type="float">
            <text:p>1588.694458</text:p>
          </table:table-cell>
          <table:table-cell office:value-type="float" office:value="1624.001587" calcext:value-type="float">
            <text:p>1624.001587</text:p>
          </table:table-cell>
          <table:table-cell table:number-columns-repeated="13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1579.499268" calcext:value-type="float">
            <text:p>1579.499268</text:p>
          </table:table-cell>
          <table:table-cell office:value-type="float" office:value="1619.759644" calcext:value-type="float">
            <text:p>1619.759644</text:p>
          </table:table-cell>
          <table:table-cell office:value-type="float" office:value="1587.822144" calcext:value-type="float">
            <text:p>1587.822144</text:p>
          </table:table-cell>
          <table:table-cell office:value-type="float" office:value="1619.837036" calcext:value-type="float">
            <text:p>1619.837036</text:p>
          </table:table-cell>
          <table:table-cell table:number-columns-repeated="13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1576.894165" calcext:value-type="float">
            <text:p>1576.894165</text:p>
          </table:table-cell>
          <table:table-cell office:value-type="float" office:value="1609.983276" calcext:value-type="float">
            <text:p>1609.983276</text:p>
          </table:table-cell>
          <table:table-cell office:value-type="float" office:value="1582.07251" calcext:value-type="float">
            <text:p>1582.07251</text:p>
          </table:table-cell>
          <table:table-cell office:value-type="float" office:value="1613.04834" calcext:value-type="float">
            <text:p>1613.04834</text:p>
          </table:table-cell>
          <table:table-cell table:number-columns-repeated="13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574.508423" calcext:value-type="float">
            <text:p>1574.508423</text:p>
          </table:table-cell>
          <table:table-cell office:value-type="float" office:value="1609.074829" calcext:value-type="float">
            <text:p>1609.074829</text:p>
          </table:table-cell>
          <table:table-cell office:value-type="float" office:value="1583.325684" calcext:value-type="float">
            <text:p>1583.325684</text:p>
          </table:table-cell>
          <table:table-cell office:value-type="float" office:value="1608.979004" calcext:value-type="float">
            <text:p>1608.979004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74.939209" calcext:value-type="float">
            <text:p>1574.939209</text:p>
          </table:table-cell>
          <table:table-cell office:value-type="float" office:value="1603.035889" calcext:value-type="float">
            <text:p>1603.035889</text:p>
          </table:table-cell>
          <table:table-cell office:value-type="float" office:value="1581.713867" calcext:value-type="float">
            <text:p>1581.713867</text:p>
          </table:table-cell>
          <table:table-cell office:value-type="float" office:value="1605.810913" calcext:value-type="float">
            <text:p>1605.810913</text:p>
          </table:table-cell>
          <table:table-cell table:number-columns-repeated="13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572.279785" calcext:value-type="float">
            <text:p>1572.279785</text:p>
          </table:table-cell>
          <table:table-cell office:value-type="float" office:value="1599.688965" calcext:value-type="float">
            <text:p>1599.688965</text:p>
          </table:table-cell>
          <table:table-cell office:value-type="float" office:value="1580.838623" calcext:value-type="float">
            <text:p>1580.838623</text:p>
          </table:table-cell>
          <table:table-cell office:value-type="float" office:value="1602.196777" calcext:value-type="float">
            <text:p>1602.196777</text:p>
          </table:table-cell>
          <table:table-cell table:number-columns-repeated="13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573.397095" calcext:value-type="float">
            <text:p>1573.397095</text:p>
          </table:table-cell>
          <table:table-cell office:value-type="float" office:value="1594.313354" calcext:value-type="float">
            <text:p>1594.313354</text:p>
          </table:table-cell>
          <table:table-cell office:value-type="float" office:value="1580.051147" calcext:value-type="float">
            <text:p>1580.051147</text:p>
          </table:table-cell>
          <table:table-cell office:value-type="float" office:value="1600.117432" calcext:value-type="float">
            <text:p>1600.117432</text:p>
          </table:table-cell>
          <table:table-cell table:number-columns-repeated="13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566.169189" calcext:value-type="float">
            <text:p>1566.169189</text:p>
          </table:table-cell>
          <table:table-cell office:value-type="float" office:value="1598.521973" calcext:value-type="float">
            <text:p>1598.521973</text:p>
          </table:table-cell>
          <table:table-cell office:value-type="float" office:value="1577.558472" calcext:value-type="float">
            <text:p>1577.558472</text:p>
          </table:table-cell>
          <table:table-cell office:value-type="float" office:value="1600.165405" calcext:value-type="float">
            <text:p>1600.165405</text:p>
          </table:table-cell>
          <table:table-cell table:number-columns-repeated="13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1566.208008" calcext:value-type="float">
            <text:p>1566.208008</text:p>
          </table:table-cell>
          <table:table-cell office:value-type="float" office:value="1590.890991" calcext:value-type="float">
            <text:p>1590.890991</text:p>
          </table:table-cell>
          <table:table-cell office:value-type="float" office:value="1577.801636" calcext:value-type="float">
            <text:p>1577.801636</text:p>
          </table:table-cell>
          <table:table-cell office:value-type="float" office:value="1595.201172" calcext:value-type="float">
            <text:p>1595.201172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5.291138" calcext:value-type="float">
            <text:p>1565.291138</text:p>
          </table:table-cell>
          <table:table-cell office:value-type="float" office:value="1589.996216" calcext:value-type="float">
            <text:p>1589.996216</text:p>
          </table:table-cell>
          <table:table-cell office:value-type="float" office:value="1573.782837" calcext:value-type="float">
            <text:p>1573.782837</text:p>
          </table:table-cell>
          <table:table-cell office:value-type="float" office:value="1600.185303" calcext:value-type="float">
            <text:p>1600.185303</text:p>
          </table:table-cell>
          <table:table-cell table:number-columns-repeated="13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575.169556" calcext:value-type="float">
            <text:p>1575.169556</text:p>
          </table:table-cell>
          <table:table-cell office:value-type="float" office:value="1592.003052" calcext:value-type="float">
            <text:p>1592.003052</text:p>
          </table:table-cell>
          <table:table-cell office:value-type="float" office:value="1570.138672" calcext:value-type="float">
            <text:p>1570.138672</text:p>
          </table:table-cell>
          <table:table-cell office:value-type="float" office:value="1586.453491" calcext:value-type="float">
            <text:p>1586.453491</text:p>
          </table:table-cell>
          <table:table-cell table:number-columns-repeated="13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571.770874" calcext:value-type="float">
            <text:p>1571.770874</text:p>
          </table:table-cell>
          <table:table-cell office:value-type="float" office:value="1589.685913" calcext:value-type="float">
            <text:p>1589.685913</text:p>
          </table:table-cell>
          <table:table-cell office:value-type="float" office:value="1573.153809" calcext:value-type="float">
            <text:p>1573.153809</text:p>
          </table:table-cell>
          <table:table-cell office:value-type="float" office:value="1585.640869" calcext:value-type="float">
            <text:p>1585.640869</text:p>
          </table:table-cell>
          <table:table-cell table:number-columns-repeated="13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567.378784" calcext:value-type="float">
            <text:p>1567.378784</text:p>
          </table:table-cell>
          <table:table-cell office:value-type="float" office:value="1587.240479" calcext:value-type="float">
            <text:p>1587.240479</text:p>
          </table:table-cell>
          <table:table-cell office:value-type="float" office:value="1571.39856" calcext:value-type="float">
            <text:p>1571.39856</text:p>
          </table:table-cell>
          <table:table-cell office:value-type="float" office:value="1584.75647" calcext:value-type="float">
            <text:p>1584.75647</text:p>
          </table:table-cell>
          <table:table-cell table:number-columns-repeated="13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563.761719" calcext:value-type="float">
            <text:p>1563.761719</text:p>
          </table:table-cell>
          <table:table-cell office:value-type="float" office:value="1585.75708" calcext:value-type="float">
            <text:p>1585.75708</text:p>
          </table:table-cell>
          <table:table-cell office:value-type="float" office:value="1566.425415" calcext:value-type="float">
            <text:p>1566.425415</text:p>
          </table:table-cell>
          <table:table-cell office:value-type="float" office:value="1581.96814" calcext:value-type="float">
            <text:p>1581.96814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9.190796" calcext:value-type="float">
            <text:p>1569.190796</text:p>
          </table:table-cell>
          <table:table-cell office:value-type="float" office:value="1579.731079" calcext:value-type="float">
            <text:p>1579.731079</text:p>
          </table:table-cell>
          <table:table-cell office:value-type="float" office:value="1570.730713" calcext:value-type="float">
            <text:p>1570.730713</text:p>
          </table:table-cell>
          <table:table-cell office:value-type="float" office:value="1579.414917" calcext:value-type="float">
            <text:p>1579.414917</text:p>
          </table:table-cell>
          <table:table-cell table:number-columns-repeated="13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563.859741" calcext:value-type="float">
            <text:p>1563.859741</text:p>
          </table:table-cell>
          <table:table-cell office:value-type="float" office:value="1584.895386" calcext:value-type="float">
            <text:p>1584.895386</text:p>
          </table:table-cell>
          <table:table-cell office:value-type="float" office:value="1565.325439" calcext:value-type="float">
            <text:p>1565.325439</text:p>
          </table:table-cell>
          <table:table-cell office:value-type="float" office:value="1583.378052" calcext:value-type="float">
            <text:p>1583.378052</text:p>
          </table:table-cell>
          <table:table-cell table:number-columns-repeated="13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1569.501709" calcext:value-type="float">
            <text:p>1569.501709</text:p>
          </table:table-cell>
          <table:table-cell office:value-type="float" office:value="1578.3479" calcext:value-type="float">
            <text:p>1578.3479</text:p>
          </table:table-cell>
          <table:table-cell office:value-type="float" office:value="1572.326904" calcext:value-type="float">
            <text:p>1572.326904</text:p>
          </table:table-cell>
          <table:table-cell office:value-type="float" office:value="1576.590942" calcext:value-type="float">
            <text:p>1576.590942</text:p>
          </table:table-cell>
          <table:table-cell table:number-columns-repeated="13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568.643921" calcext:value-type="float">
            <text:p>1568.643921</text:p>
          </table:table-cell>
          <table:table-cell office:value-type="float" office:value="1579.41394" calcext:value-type="float">
            <text:p>1579.41394</text:p>
          </table:table-cell>
          <table:table-cell office:value-type="float" office:value="1567.98291" calcext:value-type="float">
            <text:p>1567.98291</text:p>
          </table:table-cell>
          <table:table-cell office:value-type="float" office:value="1579.356079" calcext:value-type="float">
            <text:p>1579.356079</text:p>
          </table:table-cell>
          <table:table-cell table:number-columns-repeated="13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567.957153" calcext:value-type="float">
            <text:p>1567.957153</text:p>
          </table:table-cell>
          <table:table-cell office:value-type="float" office:value="1574.307251" calcext:value-type="float">
            <text:p>1574.307251</text:p>
          </table:table-cell>
          <table:table-cell office:value-type="float" office:value="1567.361084" calcext:value-type="float">
            <text:p>1567.361084</text:p>
          </table:table-cell>
          <table:table-cell office:value-type="float" office:value="1575.416992" calcext:value-type="float">
            <text:p>1575.416992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69.30542" calcext:value-type="float">
            <text:p>1569.30542</text:p>
          </table:table-cell>
          <table:table-cell office:value-type="float" office:value="1575.758545" calcext:value-type="float">
            <text:p>1575.758545</text:p>
          </table:table-cell>
          <table:table-cell office:value-type="float" office:value="1565.118286" calcext:value-type="float">
            <text:p>1565.118286</text:p>
          </table:table-cell>
          <table:table-cell office:value-type="float" office:value="1575.040771" calcext:value-type="float">
            <text:p>1575.040771</text:p>
          </table:table-cell>
          <table:table-cell table:number-columns-repeated="13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1564.628418" calcext:value-type="float">
            <text:p>1564.628418</text:p>
          </table:table-cell>
          <table:table-cell office:value-type="float" office:value="1577.024902" calcext:value-type="float">
            <text:p>1577.024902</text:p>
          </table:table-cell>
          <table:table-cell office:value-type="float" office:value="1568.875244" calcext:value-type="float">
            <text:p>1568.875244</text:p>
          </table:table-cell>
          <table:table-cell office:value-type="float" office:value="1574.089478" calcext:value-type="float">
            <text:p>1574.089478</text:p>
          </table:table-cell>
          <table:table-cell table:number-columns-repeated="13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567.386841" calcext:value-type="float">
            <text:p>1567.386841</text:p>
          </table:table-cell>
          <table:table-cell office:value-type="float" office:value="1577.437622" calcext:value-type="float">
            <text:p>1577.437622</text:p>
          </table:table-cell>
          <table:table-cell office:value-type="float" office:value="1569.962158" calcext:value-type="float">
            <text:p>1569.962158</text:p>
          </table:table-cell>
          <table:table-cell office:value-type="float" office:value="1573.978882" calcext:value-type="float">
            <text:p>1573.978882</text:p>
          </table:table-cell>
          <table:table-cell table:number-columns-repeated="13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1563.388306" calcext:value-type="float">
            <text:p>1563.388306</text:p>
          </table:table-cell>
          <table:table-cell office:value-type="float" office:value="1578.231079" calcext:value-type="float">
            <text:p>1578.231079</text:p>
          </table:table-cell>
          <table:table-cell office:value-type="float" office:value="1567.562622" calcext:value-type="float">
            <text:p>1567.562622</text:p>
          </table:table-cell>
          <table:table-cell office:value-type="float" office:value="1572.136719" calcext:value-type="float">
            <text:p>1572.136719</text:p>
          </table:table-cell>
          <table:table-cell table:number-columns-repeated="13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553.771606" calcext:value-type="float">
            <text:p>1553.771606</text:p>
          </table:table-cell>
          <table:table-cell office:value-type="float" office:value="1591.706177" calcext:value-type="float">
            <text:p>1591.706177</text:p>
          </table:table-cell>
          <table:table-cell office:value-type="float" office:value="1552.859375" calcext:value-type="float">
            <text:p>1552.859375</text:p>
          </table:table-cell>
          <table:table-cell office:value-type="float" office:value="1587.438965" calcext:value-type="float">
            <text:p>1587.438965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84.765381" calcext:value-type="float">
            <text:p>1584.765381</text:p>
          </table:table-cell>
          <table:table-cell office:value-type="float" office:value="1560.434204" calcext:value-type="float">
            <text:p>1560.434204</text:p>
          </table:table-cell>
          <table:table-cell office:value-type="float" office:value="1588.019531" calcext:value-type="float">
            <text:p>1588.019531</text:p>
          </table:table-cell>
          <table:table-cell office:value-type="float" office:value="1554.978271" calcext:value-type="float">
            <text:p>1554.978271</text:p>
          </table:table-cell>
          <table:table-cell table:number-columns-repeated="13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1578.644043" calcext:value-type="float">
            <text:p>1578.644043</text:p>
          </table:table-cell>
          <table:table-cell office:value-type="float" office:value="1568.193115" calcext:value-type="float">
            <text:p>1568.193115</text:p>
          </table:table-cell>
          <table:table-cell office:value-type="float" office:value="1580.037598" calcext:value-type="float">
            <text:p>1580.037598</text:p>
          </table:table-cell>
          <table:table-cell office:value-type="float" office:value="1566.088379" calcext:value-type="float">
            <text:p>1566.088379</text:p>
          </table:table-cell>
          <table:table-cell table:number-columns-repeated="13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1517.703369" calcext:value-type="float">
            <text:p>1517.703369</text:p>
          </table:table-cell>
          <table:table-cell office:value-type="float" office:value="1548.905518" calcext:value-type="float">
            <text:p>1548.905518</text:p>
          </table:table-cell>
          <table:table-cell office:value-type="float" office:value="1585.20874" calcext:value-type="float">
            <text:p>1585.20874</text:p>
          </table:table-cell>
          <table:table-cell office:value-type="float" office:value="1639.475342" calcext:value-type="float">
            <text:p>1639.475342</text:p>
          </table:table-cell>
          <table:table-cell table:number-columns-repeated="13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524.287354" calcext:value-type="float">
            <text:p>1524.287354</text:p>
          </table:table-cell>
          <table:table-cell office:value-type="float" office:value="1537.627197" calcext:value-type="float">
            <text:p>1537.627197</text:p>
          </table:table-cell>
          <table:table-cell office:value-type="float" office:value="1606.718994" calcext:value-type="float">
            <text:p>1606.718994</text:p>
          </table:table-cell>
          <table:table-cell office:value-type="float" office:value="1647.923462" calcext:value-type="float">
            <text:p>1647.923462</text:p>
          </table:table-cell>
          <table:table-cell table:number-columns-repeated="13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1550.504517" calcext:value-type="float">
            <text:p>1550.504517</text:p>
          </table:table-cell>
          <table:table-cell office:value-type="float" office:value="1543.349243" calcext:value-type="float">
            <text:p>1543.349243</text:p>
          </table:table-cell>
          <table:table-cell office:value-type="float" office:value="1636.885498" calcext:value-type="float">
            <text:p>1636.885498</text:p>
          </table:table-cell>
          <table:table-cell office:value-type="float" office:value="1646.268311" calcext:value-type="float">
            <text:p>1646.26831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46.63147" calcext:value-type="float">
            <text:p>1546.63147</text:p>
          </table:table-cell>
          <table:table-cell office:value-type="float" office:value="1555.807983" calcext:value-type="float">
            <text:p>1555.807983</text:p>
          </table:table-cell>
          <table:table-cell office:value-type="float" office:value="1660.597168" calcext:value-type="float">
            <text:p>1660.597168</text:p>
          </table:table-cell>
          <table:table-cell office:value-type="float" office:value="1548.00647" calcext:value-type="float">
            <text:p>1548.00647</text:p>
          </table:table-cell>
          <table:table-cell table:number-columns-repeated="13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588.240967" calcext:value-type="float">
            <text:p>1588.240967</text:p>
          </table:table-cell>
          <table:table-cell office:value-type="float" office:value="1598.031372" calcext:value-type="float">
            <text:p>1598.031372</text:p>
          </table:table-cell>
          <table:table-cell office:value-type="float" office:value="1617.275757" calcext:value-type="float">
            <text:p>1617.275757</text:p>
          </table:table-cell>
          <table:table-cell office:value-type="float" office:value="1679.010132" calcext:value-type="float">
            <text:p>1679.010132</text:p>
          </table:table-cell>
          <table:table-cell table:number-columns-repeated="13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1564.258789" calcext:value-type="float">
            <text:p>1564.258789</text:p>
          </table:table-cell>
          <table:table-cell office:value-type="float" office:value="1580.97998" calcext:value-type="float">
            <text:p>1580.97998</text:p>
          </table:table-cell>
          <table:table-cell office:value-type="float" office:value="1634.136108" calcext:value-type="float">
            <text:p>1634.136108</text:p>
          </table:table-cell>
          <table:table-cell office:value-type="float" office:value="1667.183594" calcext:value-type="float">
            <text:p>1667.183594</text:p>
          </table:table-cell>
          <table:table-cell table:number-columns-repeated="13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1595.628052" calcext:value-type="float">
            <text:p>1595.628052</text:p>
          </table:table-cell>
          <table:table-cell office:value-type="float" office:value="1588.975586" calcext:value-type="float">
            <text:p>1588.975586</text:p>
          </table:table-cell>
          <table:table-cell office:value-type="float" office:value="1648.361572" calcext:value-type="float">
            <text:p>1648.361572</text:p>
          </table:table-cell>
          <table:table-cell office:value-type="float" office:value="1654.364014" calcext:value-type="float">
            <text:p>1654.364014</text:p>
          </table:table-cell>
          <table:table-cell table:number-columns-repeated="13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1598.433838" calcext:value-type="float">
            <text:p>1598.433838</text:p>
          </table:table-cell>
          <table:table-cell office:value-type="float" office:value="1644.722656" calcext:value-type="float">
            <text:p>1644.722656</text:p>
          </table:table-cell>
          <table:table-cell office:value-type="float" office:value="1638.75769" calcext:value-type="float">
            <text:p>1638.75769</text:p>
          </table:table-cell>
          <table:table-cell office:value-type="float" office:value="1720.592651" calcext:value-type="float">
            <text:p>1720.592651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19.05603" calcext:value-type="float">
            <text:p>1619.05603</text:p>
          </table:table-cell>
          <table:table-cell office:value-type="float" office:value="1633.008545" calcext:value-type="float">
            <text:p>1633.008545</text:p>
          </table:table-cell>
          <table:table-cell office:value-type="float" office:value="1666.601318" calcext:value-type="float">
            <text:p>1666.601318</text:p>
          </table:table-cell>
          <table:table-cell office:value-type="float" office:value="1688.71167" calcext:value-type="float">
            <text:p>1688.71167</text:p>
          </table:table-cell>
          <table:table-cell table:number-columns-repeated="13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658.929199" calcext:value-type="float">
            <text:p>1658.929199</text:p>
          </table:table-cell>
          <table:table-cell office:value-type="float" office:value="1721.662354" calcext:value-type="float">
            <text:p>1721.662354</text:p>
          </table:table-cell>
          <table:table-cell office:value-type="float" office:value="1635.032715" calcext:value-type="float">
            <text:p>1635.032715</text:p>
          </table:table-cell>
          <table:table-cell office:value-type="float" office:value="1715.126465" calcext:value-type="float">
            <text:p>1715.126465</text:p>
          </table:table-cell>
          <table:table-cell table:number-columns-repeated="13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1678.164551" calcext:value-type="float">
            <text:p>1678.164551</text:p>
          </table:table-cell>
          <table:table-cell office:value-type="float" office:value="1723.720337" calcext:value-type="float">
            <text:p>1723.720337</text:p>
          </table:table-cell>
          <table:table-cell office:value-type="float" office:value="1676.054688" calcext:value-type="float">
            <text:p>1676.054688</text:p>
          </table:table-cell>
          <table:table-cell office:value-type="float" office:value="1710.148926" calcext:value-type="float">
            <text:p>1710.148926</text:p>
          </table:table-cell>
          <table:table-cell table:number-columns-repeated="13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1692.432373" calcext:value-type="float">
            <text:p>1692.432373</text:p>
          </table:table-cell>
          <table:table-cell office:value-type="float" office:value="1755.368896" calcext:value-type="float">
            <text:p>1755.368896</text:p>
          </table:table-cell>
          <table:table-cell office:value-type="float" office:value="1689.064453" calcext:value-type="float">
            <text:p>1689.064453</text:p>
          </table:table-cell>
          <table:table-cell office:value-type="float" office:value="1745.384277" calcext:value-type="float">
            <text:p>1745.384277</text:p>
          </table:table-cell>
          <table:table-cell table:number-columns-repeated="13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707.481812" calcext:value-type="float">
            <text:p>1707.481812</text:p>
          </table:table-cell>
          <table:table-cell office:value-type="float" office:value="1799.513428" calcext:value-type="float">
            <text:p>1799.513428</text:p>
          </table:table-cell>
          <table:table-cell office:value-type="float" office:value="1708.062866" calcext:value-type="float">
            <text:p>1708.062866</text:p>
          </table:table-cell>
          <table:table-cell office:value-type="float" office:value="1796.064819" calcext:value-type="float">
            <text:p>1796.064819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24.664917" calcext:value-type="float">
            <text:p>1724.664917</text:p>
          </table:table-cell>
          <table:table-cell office:value-type="float" office:value="1783.0448" calcext:value-type="float">
            <text:p>1783.0448</text:p>
          </table:table-cell>
          <table:table-cell office:value-type="float" office:value="1737.781372" calcext:value-type="float">
            <text:p>1737.781372</text:p>
          </table:table-cell>
          <table:table-cell office:value-type="float" office:value="1770.757324" calcext:value-type="float">
            <text:p>1770.757324</text:p>
          </table:table-cell>
          <table:table-cell table:number-columns-repeated="13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1743.565674" calcext:value-type="float">
            <text:p>1743.565674</text:p>
          </table:table-cell>
          <table:table-cell office:value-type="float" office:value="1823.689819" calcext:value-type="float">
            <text:p>1823.689819</text:p>
          </table:table-cell>
          <table:table-cell office:value-type="float" office:value="1756.08667" calcext:value-type="float">
            <text:p>1756.08667</text:p>
          </table:table-cell>
          <table:table-cell office:value-type="float" office:value="1812.755249" calcext:value-type="float">
            <text:p>1812.755249</text:p>
          </table:table-cell>
          <table:table-cell table:number-columns-repeated="13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749.736206" calcext:value-type="float">
            <text:p>1749.736206</text:p>
          </table:table-cell>
          <table:table-cell office:value-type="float" office:value="1843.497559" calcext:value-type="float">
            <text:p>1843.497559</text:p>
          </table:table-cell>
          <table:table-cell office:value-type="float" office:value="1762.919067" calcext:value-type="float">
            <text:p>1762.919067</text:p>
          </table:table-cell>
          <table:table-cell office:value-type="float" office:value="1829.919678" calcext:value-type="float">
            <text:p>1829.919678</text:p>
          </table:table-cell>
          <table:table-cell table:number-columns-repeated="13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1743.215454" calcext:value-type="float">
            <text:p>1743.215454</text:p>
          </table:table-cell>
          <table:table-cell office:value-type="float" office:value="1832.725952" calcext:value-type="float">
            <text:p>1832.725952</text:p>
          </table:table-cell>
          <table:table-cell office:value-type="float" office:value="1751.110474" calcext:value-type="float">
            <text:p>1751.110474</text:p>
          </table:table-cell>
          <table:table-cell office:value-type="float" office:value="1837.536621" calcext:value-type="float">
            <text:p>1837.536621</text:p>
          </table:table-cell>
          <table:table-cell table:number-columns-repeated="13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1731.392212" calcext:value-type="float">
            <text:p>1731.392212</text:p>
          </table:table-cell>
          <table:table-cell office:value-type="float" office:value="1843.387817" calcext:value-type="float">
            <text:p>1843.387817</text:p>
          </table:table-cell>
          <table:table-cell office:value-type="float" office:value="1745.490601" calcext:value-type="float">
            <text:p>1745.490601</text:p>
          </table:table-cell>
          <table:table-cell office:value-type="float" office:value="1847.69458" calcext:value-type="float">
            <text:p>1847.69458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30.796021" calcext:value-type="float">
            <text:p>1730.796021</text:p>
          </table:table-cell>
          <table:table-cell office:value-type="float" office:value="1840.855713" calcext:value-type="float">
            <text:p>1840.855713</text:p>
          </table:table-cell>
          <table:table-cell office:value-type="float" office:value="1753.405151" calcext:value-type="float">
            <text:p>1753.405151</text:p>
          </table:table-cell>
          <table:table-cell office:value-type="float" office:value="1827.109009" calcext:value-type="float">
            <text:p>1827.109009</text:p>
          </table:table-cell>
          <table:table-cell table:number-columns-repeated="13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1744.115479" calcext:value-type="float">
            <text:p>1744.115479</text:p>
          </table:table-cell>
          <table:table-cell office:value-type="float" office:value="1834.640869" calcext:value-type="float">
            <text:p>1834.640869</text:p>
          </table:table-cell>
          <table:table-cell office:value-type="float" office:value="1754.589966" calcext:value-type="float">
            <text:p>1754.589966</text:p>
          </table:table-cell>
          <table:table-cell office:value-type="float" office:value="1832.912598" calcext:value-type="float">
            <text:p>1832.912598</text:p>
          </table:table-cell>
          <table:table-cell table:number-columns-repeated="13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1734.56897" calcext:value-type="float">
            <text:p>1734.56897</text:p>
          </table:table-cell>
          <table:table-cell office:value-type="float" office:value="1852.463623" calcext:value-type="float">
            <text:p>1852.463623</text:p>
          </table:table-cell>
          <table:table-cell office:value-type="float" office:value="1748.357544" calcext:value-type="float">
            <text:p>1748.357544</text:p>
          </table:table-cell>
          <table:table-cell office:value-type="float" office:value="1841.772095" calcext:value-type="float">
            <text:p>1841.772095</text:p>
          </table:table-cell>
          <table:table-cell table:number-columns-repeated="13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1740.000122" calcext:value-type="float">
            <text:p>1740.000122</text:p>
          </table:table-cell>
          <table:table-cell office:value-type="float" office:value="1840.008789" calcext:value-type="float">
            <text:p>1840.008789</text:p>
          </table:table-cell>
          <table:table-cell office:value-type="float" office:value="1750.05188" calcext:value-type="float">
            <text:p>1750.05188</text:p>
          </table:table-cell>
          <table:table-cell office:value-type="float" office:value="1839.716064" calcext:value-type="float">
            <text:p>1839.716064</text:p>
          </table:table-cell>
          <table:table-cell table:number-columns-repeated="13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1738.081543" calcext:value-type="float">
            <text:p>1738.081543</text:p>
          </table:table-cell>
          <table:table-cell office:value-type="float" office:value="1847.479248" calcext:value-type="float">
            <text:p>1847.479248</text:p>
          </table:table-cell>
          <table:table-cell office:value-type="float" office:value="1754.088379" calcext:value-type="float">
            <text:p>1754.088379</text:p>
          </table:table-cell>
          <table:table-cell office:value-type="float" office:value="1840.452759" calcext:value-type="float">
            <text:p>1840.452759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40.594604" calcext:value-type="float">
            <text:p>1740.594604</text:p>
          </table:table-cell>
          <table:table-cell office:value-type="float" office:value="1851.19873" calcext:value-type="float">
            <text:p>1851.19873</text:p>
          </table:table-cell>
          <table:table-cell office:value-type="float" office:value="1755.280396" calcext:value-type="float">
            <text:p>1755.280396</text:p>
          </table:table-cell>
          <table:table-cell office:value-type="float" office:value="1843.401367" calcext:value-type="float">
            <text:p>1843.401367</text:p>
          </table:table-cell>
          <table:table-cell table:number-columns-repeated="13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1744.128174" calcext:value-type="float">
            <text:p>1744.128174</text:p>
          </table:table-cell>
          <table:table-cell office:value-type="float" office:value="1847.032959" calcext:value-type="float">
            <text:p>1847.032959</text:p>
          </table:table-cell>
          <table:table-cell office:value-type="float" office:value="1757.959717" calcext:value-type="float">
            <text:p>1757.959717</text:p>
          </table:table-cell>
          <table:table-cell office:value-type="float" office:value="1843.046021" calcext:value-type="float">
            <text:p>1843.046021</text:p>
          </table:table-cell>
          <table:table-cell table:number-columns-repeated="13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743.236572" calcext:value-type="float">
            <text:p>1743.236572</text:p>
          </table:table-cell>
          <table:table-cell office:value-type="float" office:value="1849.562866" calcext:value-type="float">
            <text:p>1849.562866</text:p>
          </table:table-cell>
          <table:table-cell office:value-type="float" office:value="1760.215942" calcext:value-type="float">
            <text:p>1760.215942</text:p>
          </table:table-cell>
          <table:table-cell office:value-type="float" office:value="1841.458862" calcext:value-type="float">
            <text:p>1841.458862</text:p>
          </table:table-cell>
          <table:table-cell table:number-columns-repeated="13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1736.287476" calcext:value-type="float">
            <text:p>1736.287476</text:p>
          </table:table-cell>
          <table:table-cell office:value-type="float" office:value="1818.96167" calcext:value-type="float">
            <text:p>1818.96167</text:p>
          </table:table-cell>
          <table:table-cell office:value-type="float" office:value="1752.503174" calcext:value-type="float">
            <text:p>1752.503174</text:p>
          </table:table-cell>
          <table:table-cell office:value-type="float" office:value="1814.62085" calcext:value-type="float">
            <text:p>1814.62085</text:p>
          </table:table-cell>
          <table:table-cell table:number-columns-repeated="13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1698.349121" calcext:value-type="float">
            <text:p>1698.349121</text:p>
          </table:table-cell>
          <table:table-cell office:value-type="float" office:value="1826.559326" calcext:value-type="float">
            <text:p>1826.559326</text:p>
          </table:table-cell>
          <table:table-cell office:value-type="float" office:value="1712.291138" calcext:value-type="float">
            <text:p>1712.291138</text:p>
          </table:table-cell>
          <table:table-cell office:value-type="float" office:value="1830.098877" calcext:value-type="float">
            <text:p>1830.098877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85.14856" calcext:value-type="float">
            <text:p>1685.14856</text:p>
          </table:table-cell>
          <table:table-cell office:value-type="float" office:value="1800.463623" calcext:value-type="float">
            <text:p>1800.463623</text:p>
          </table:table-cell>
          <table:table-cell office:value-type="float" office:value="1700.373169" calcext:value-type="float">
            <text:p>1700.373169</text:p>
          </table:table-cell>
          <table:table-cell office:value-type="float" office:value="1799.641846" calcext:value-type="float">
            <text:p>1799.641846</text:p>
          </table:table-cell>
          <table:table-cell table:number-columns-repeated="13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683.024048" calcext:value-type="float">
            <text:p>1683.024048</text:p>
          </table:table-cell>
          <table:table-cell office:value-type="float" office:value="1774.835205" calcext:value-type="float">
            <text:p>1774.835205</text:p>
          </table:table-cell>
          <table:table-cell office:value-type="float" office:value="1702.183838" calcext:value-type="float">
            <text:p>1702.183838</text:p>
          </table:table-cell>
          <table:table-cell office:value-type="float" office:value="1773.381592" calcext:value-type="float">
            <text:p>1773.381592</text:p>
          </table:table-cell>
          <table:table-cell table:number-columns-repeated="13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1666.896362" calcext:value-type="float">
            <text:p>1666.896362</text:p>
          </table:table-cell>
          <table:table-cell office:value-type="float" office:value="1781.097168" calcext:value-type="float">
            <text:p>1781.097168</text:p>
          </table:table-cell>
          <table:table-cell office:value-type="float" office:value="1677.836182" calcext:value-type="float">
            <text:p>1677.836182</text:p>
          </table:table-cell>
          <table:table-cell office:value-type="float" office:value="1780.260498" calcext:value-type="float">
            <text:p>1780.260498</text:p>
          </table:table-cell>
          <table:table-cell table:number-columns-repeated="13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655.829712" calcext:value-type="float">
            <text:p>1655.829712</text:p>
          </table:table-cell>
          <table:table-cell office:value-type="float" office:value="1754.488037" calcext:value-type="float">
            <text:p>1754.488037</text:p>
          </table:table-cell>
          <table:table-cell office:value-type="float" office:value="1671.748657" calcext:value-type="float">
            <text:p>1671.748657</text:p>
          </table:table-cell>
          <table:table-cell office:value-type="float" office:value="1751.728394" calcext:value-type="float">
            <text:p>1751.728394</text:p>
          </table:table-cell>
          <table:table-cell table:number-columns-repeated="13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1646.081665" calcext:value-type="float">
            <text:p>1646.081665</text:p>
          </table:table-cell>
          <table:table-cell office:value-type="float" office:value="1747.536621" calcext:value-type="float">
            <text:p>1747.536621</text:p>
          </table:table-cell>
          <table:table-cell office:value-type="float" office:value="1665.531372" calcext:value-type="float">
            <text:p>1665.531372</text:p>
          </table:table-cell>
          <table:table-cell office:value-type="float" office:value="1740.59375" calcext:value-type="float">
            <text:p>1740.59375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39.752197" calcext:value-type="float">
            <text:p>1639.752197</text:p>
          </table:table-cell>
          <table:table-cell office:value-type="float" office:value="1748.498291" calcext:value-type="float">
            <text:p>1748.498291</text:p>
          </table:table-cell>
          <table:table-cell office:value-type="float" office:value="1647.57312" calcext:value-type="float">
            <text:p>1647.57312</text:p>
          </table:table-cell>
          <table:table-cell office:value-type="float" office:value="1732.432739" calcext:value-type="float">
            <text:p>1732.432739</text:p>
          </table:table-cell>
          <table:table-cell table:number-columns-repeated="13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644.592773" calcext:value-type="float">
            <text:p>1644.592773</text:p>
          </table:table-cell>
          <table:table-cell office:value-type="float" office:value="1715.699829" calcext:value-type="float">
            <text:p>1715.699829</text:p>
          </table:table-cell>
          <table:table-cell office:value-type="float" office:value="1647.476074" calcext:value-type="float">
            <text:p>1647.476074</text:p>
          </table:table-cell>
          <table:table-cell office:value-type="float" office:value="1722.433472" calcext:value-type="float">
            <text:p>1722.433472</text:p>
          </table:table-cell>
          <table:table-cell table:number-columns-repeated="13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1633.971802" calcext:value-type="float">
            <text:p>1633.971802</text:p>
          </table:table-cell>
          <table:table-cell office:value-type="float" office:value="1706.347656" calcext:value-type="float">
            <text:p>1706.347656</text:p>
          </table:table-cell>
          <table:table-cell office:value-type="float" office:value="1649.180664" calcext:value-type="float">
            <text:p>1649.180664</text:p>
          </table:table-cell>
          <table:table-cell office:value-type="float" office:value="1708.411499" calcext:value-type="float">
            <text:p>1708.411499</text:p>
          </table:table-cell>
          <table:table-cell table:number-columns-repeated="13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619.418213" calcext:value-type="float">
            <text:p>1619.418213</text:p>
          </table:table-cell>
          <table:table-cell office:value-type="float" office:value="1709.02832" calcext:value-type="float">
            <text:p>1709.02832</text:p>
          </table:table-cell>
          <table:table-cell office:value-type="float" office:value="1630.923584" calcext:value-type="float">
            <text:p>1630.923584</text:p>
          </table:table-cell>
          <table:table-cell office:value-type="float" office:value="1705.410645" calcext:value-type="float">
            <text:p>1705.410645</text:p>
          </table:table-cell>
          <table:table-cell table:number-columns-repeated="13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614.488159" calcext:value-type="float">
            <text:p>1614.488159</text:p>
          </table:table-cell>
          <table:table-cell office:value-type="float" office:value="1698.898438" calcext:value-type="float">
            <text:p>1698.898438</text:p>
          </table:table-cell>
          <table:table-cell office:value-type="float" office:value="1628.852539" calcext:value-type="float">
            <text:p>1628.852539</text:p>
          </table:table-cell>
          <table:table-cell office:value-type="float" office:value="1690.413818" calcext:value-type="float">
            <text:p>1690.413818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5.971558" calcext:value-type="float">
            <text:p>1605.971558</text:p>
          </table:table-cell>
          <table:table-cell office:value-type="float" office:value="1695.378662" calcext:value-type="float">
            <text:p>1695.378662</text:p>
          </table:table-cell>
          <table:table-cell office:value-type="float" office:value="1624.297241" calcext:value-type="float">
            <text:p>1624.297241</text:p>
          </table:table-cell>
          <table:table-cell office:value-type="float" office:value="1682.510986" calcext:value-type="float">
            <text:p>1682.510986</text:p>
          </table:table-cell>
          <table:table-cell table:number-columns-repeated="13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1614.922607" calcext:value-type="float">
            <text:p>1614.922607</text:p>
          </table:table-cell>
          <table:table-cell office:value-type="float" office:value="1677.204712" calcext:value-type="float">
            <text:p>1677.204712</text:p>
          </table:table-cell>
          <table:table-cell office:value-type="float" office:value="1617.294678" calcext:value-type="float">
            <text:p>1617.294678</text:p>
          </table:table-cell>
          <table:table-cell office:value-type="float" office:value="1674.234619" calcext:value-type="float">
            <text:p>1674.234619</text:p>
          </table:table-cell>
          <table:table-cell table:number-columns-repeated="13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1609.120605" calcext:value-type="float">
            <text:p>1609.120605</text:p>
          </table:table-cell>
          <table:table-cell office:value-type="float" office:value="1669.372681" calcext:value-type="float">
            <text:p>1669.372681</text:p>
          </table:table-cell>
          <table:table-cell office:value-type="float" office:value="1616.79834" calcext:value-type="float">
            <text:p>1616.79834</text:p>
          </table:table-cell>
          <table:table-cell office:value-type="float" office:value="1674.886475" calcext:value-type="float">
            <text:p>1674.886475</text:p>
          </table:table-cell>
          <table:table-cell table:number-columns-repeated="13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1599.156738" calcext:value-type="float">
            <text:p>1599.156738</text:p>
          </table:table-cell>
          <table:table-cell office:value-type="float" office:value="1662.089111" calcext:value-type="float">
            <text:p>1662.089111</text:p>
          </table:table-cell>
          <table:table-cell office:value-type="float" office:value="1613.471436" calcext:value-type="float">
            <text:p>1613.471436</text:p>
          </table:table-cell>
          <table:table-cell office:value-type="float" office:value="1662.031494" calcext:value-type="float">
            <text:p>1662.031494</text:p>
          </table:table-cell>
          <table:table-cell table:number-columns-repeated="13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1590.94458" calcext:value-type="float">
            <text:p>1590.94458</text:p>
          </table:table-cell>
          <table:table-cell office:value-type="float" office:value="1663.848267" calcext:value-type="float">
            <text:p>1663.848267</text:p>
          </table:table-cell>
          <table:table-cell office:value-type="float" office:value="1610.524658" calcext:value-type="float">
            <text:p>1610.524658</text:p>
          </table:table-cell>
          <table:table-cell office:value-type="float" office:value="1654.767822" calcext:value-type="float">
            <text:p>1654.767822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98.855713" calcext:value-type="float">
            <text:p>1598.855713</text:p>
          </table:table-cell>
          <table:table-cell office:value-type="float" office:value="1649.96582" calcext:value-type="float">
            <text:p>1649.96582</text:p>
          </table:table-cell>
          <table:table-cell office:value-type="float" office:value="1600.591919" calcext:value-type="float">
            <text:p>1600.591919</text:p>
          </table:table-cell>
          <table:table-cell office:value-type="float" office:value="1649.72937" calcext:value-type="float">
            <text:p>1649.72937</text:p>
          </table:table-cell>
          <table:table-cell table:number-columns-repeated="13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1594.706299" calcext:value-type="float">
            <text:p>1594.706299</text:p>
          </table:table-cell>
          <table:table-cell office:value-type="float" office:value="1638.072144" calcext:value-type="float">
            <text:p>1638.072144</text:p>
          </table:table-cell>
          <table:table-cell office:value-type="float" office:value="1604.44519" calcext:value-type="float">
            <text:p>1604.44519</text:p>
          </table:table-cell>
          <table:table-cell office:value-type="float" office:value="1641.19751" calcext:value-type="float">
            <text:p>1641.19751</text:p>
          </table:table-cell>
          <table:table-cell table:number-columns-repeated="13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1586.810181" calcext:value-type="float">
            <text:p>1586.810181</text:p>
          </table:table-cell>
          <table:table-cell office:value-type="float" office:value="1639.176392" calcext:value-type="float">
            <text:p>1639.176392</text:p>
          </table:table-cell>
          <table:table-cell office:value-type="float" office:value="1597.724365" calcext:value-type="float">
            <text:p>1597.724365</text:p>
          </table:table-cell>
          <table:table-cell office:value-type="float" office:value="1640.152832" calcext:value-type="float">
            <text:p>1640.152832</text:p>
          </table:table-cell>
          <table:table-cell table:number-columns-repeated="13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1585.45874" calcext:value-type="float">
            <text:p>1585.45874</text:p>
          </table:table-cell>
          <table:table-cell office:value-type="float" office:value="1633.403198" calcext:value-type="float">
            <text:p>1633.403198</text:p>
          </table:table-cell>
          <table:table-cell office:value-type="float" office:value="1590.387207" calcext:value-type="float">
            <text:p>1590.387207</text:p>
          </table:table-cell>
          <table:table-cell office:value-type="float" office:value="1632.310913" calcext:value-type="float">
            <text:p>1632.310913</text:p>
          </table:table-cell>
          <table:table-cell table:number-columns-repeated="13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586.639771" calcext:value-type="float">
            <text:p>1586.639771</text:p>
          </table:table-cell>
          <table:table-cell office:value-type="float" office:value="1628.416382" calcext:value-type="float">
            <text:p>1628.416382</text:p>
          </table:table-cell>
          <table:table-cell office:value-type="float" office:value="1591.753052" calcext:value-type="float">
            <text:p>1591.753052</text:p>
          </table:table-cell>
          <table:table-cell office:value-type="float" office:value="1632.989746" calcext:value-type="float">
            <text:p>1632.989746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84.411377" calcext:value-type="float">
            <text:p>1584.411377</text:p>
          </table:table-cell>
          <table:table-cell office:value-type="float" office:value="1625.328857" calcext:value-type="float">
            <text:p>1625.328857</text:p>
          </table:table-cell>
          <table:table-cell office:value-type="float" office:value="1590.382568" calcext:value-type="float">
            <text:p>1590.382568</text:p>
          </table:table-cell>
          <table:table-cell office:value-type="float" office:value="1624.087524" calcext:value-type="float">
            <text:p>1624.087524</text:p>
          </table:table-cell>
          <table:table-cell table:number-columns-repeated="13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1580.555176" calcext:value-type="float">
            <text:p>1580.555176</text:p>
          </table:table-cell>
          <table:table-cell office:value-type="float" office:value="1617.019531" calcext:value-type="float">
            <text:p>1617.019531</text:p>
          </table:table-cell>
          <table:table-cell office:value-type="float" office:value="1588.47229" calcext:value-type="float">
            <text:p>1588.47229</text:p>
          </table:table-cell>
          <table:table-cell office:value-type="float" office:value="1618.665283" calcext:value-type="float">
            <text:p>1618.665283</text:p>
          </table:table-cell>
          <table:table-cell table:number-columns-repeated="13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1579.195557" calcext:value-type="float">
            <text:p>1579.195557</text:p>
          </table:table-cell>
          <table:table-cell office:value-type="float" office:value="1613.930176" calcext:value-type="float">
            <text:p>1613.930176</text:p>
          </table:table-cell>
          <table:table-cell office:value-type="float" office:value="1584.324463" calcext:value-type="float">
            <text:p>1584.324463</text:p>
          </table:table-cell>
          <table:table-cell office:value-type="float" office:value="1617.907959" calcext:value-type="float">
            <text:p>1617.907959</text:p>
          </table:table-cell>
          <table:table-cell table:number-columns-repeated="13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1576.144165" calcext:value-type="float">
            <text:p>1576.144165</text:p>
          </table:table-cell>
          <table:table-cell office:value-type="float" office:value="1614.664185" calcext:value-type="float">
            <text:p>1614.664185</text:p>
          </table:table-cell>
          <table:table-cell office:value-type="float" office:value="1585.305054" calcext:value-type="float">
            <text:p>1585.305054</text:p>
          </table:table-cell>
          <table:table-cell office:value-type="float" office:value="1612.87146" calcext:value-type="float">
            <text:p>1612.87146</text:p>
          </table:table-cell>
          <table:table-cell table:number-columns-repeated="13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576.244873" calcext:value-type="float">
            <text:p>1576.244873</text:p>
          </table:table-cell>
          <table:table-cell office:value-type="float" office:value="1608.574463" calcext:value-type="float">
            <text:p>1608.574463</text:p>
          </table:table-cell>
          <table:table-cell office:value-type="float" office:value="1581.492676" calcext:value-type="float">
            <text:p>1581.492676</text:p>
          </table:table-cell>
          <table:table-cell office:value-type="float" office:value="1610.341309" calcext:value-type="float">
            <text:p>1610.341309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70.665771" calcext:value-type="float">
            <text:p>1570.665771</text:p>
          </table:table-cell>
          <table:table-cell office:value-type="float" office:value="1605.977051" calcext:value-type="float">
            <text:p>1605.977051</text:p>
          </table:table-cell>
          <table:table-cell office:value-type="float" office:value="1584.591797" calcext:value-type="float">
            <text:p>1584.591797</text:p>
          </table:table-cell>
          <table:table-cell office:value-type="float" office:value="1604.283447" calcext:value-type="float">
            <text:p>1604.283447</text:p>
          </table:table-cell>
          <table:table-cell table:number-columns-repeated="13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1575.365112" calcext:value-type="float">
            <text:p>1575.365112</text:p>
          </table:table-cell>
          <table:table-cell office:value-type="float" office:value="1599.834106" calcext:value-type="float">
            <text:p>1599.834106</text:p>
          </table:table-cell>
          <table:table-cell office:value-type="float" office:value="1580.816528" calcext:value-type="float">
            <text:p>1580.816528</text:p>
          </table:table-cell>
          <table:table-cell office:value-type="float" office:value="1603.949097" calcext:value-type="float">
            <text:p>1603.949097</text:p>
          </table:table-cell>
          <table:table-cell table:number-columns-repeated="13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1571.060547" calcext:value-type="float">
            <text:p>1571.060547</text:p>
          </table:table-cell>
          <table:table-cell office:value-type="float" office:value="1598.139282" calcext:value-type="float">
            <text:p>1598.139282</text:p>
          </table:table-cell>
          <table:table-cell office:value-type="float" office:value="1577.699097" calcext:value-type="float">
            <text:p>1577.699097</text:p>
          </table:table-cell>
          <table:table-cell office:value-type="float" office:value="1600.572632" calcext:value-type="float">
            <text:p>1600.572632</text:p>
          </table:table-cell>
          <table:table-cell table:number-columns-repeated="13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1569.836426" calcext:value-type="float">
            <text:p>1569.836426</text:p>
          </table:table-cell>
          <table:table-cell office:value-type="float" office:value="1596.428467" calcext:value-type="float">
            <text:p>1596.428467</text:p>
          </table:table-cell>
          <table:table-cell office:value-type="float" office:value="1576.991577" calcext:value-type="float">
            <text:p>1576.991577</text:p>
          </table:table-cell>
          <table:table-cell office:value-type="float" office:value="1599.147461" calcext:value-type="float">
            <text:p>1599.147461</text:p>
          </table:table-cell>
          <table:table-cell table:number-columns-repeated="13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1570.975098" calcext:value-type="float">
            <text:p>1570.975098</text:p>
          </table:table-cell>
          <table:table-cell office:value-type="float" office:value="1589.622925" calcext:value-type="float">
            <text:p>1589.622925</text:p>
          </table:table-cell>
          <table:table-cell office:value-type="float" office:value="1576.261963" calcext:value-type="float">
            <text:p>1576.261963</text:p>
          </table:table-cell>
          <table:table-cell office:value-type="float" office:value="1596.313232" calcext:value-type="float">
            <text:p>1596.313232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71.41626" calcext:value-type="float">
            <text:p>1571.41626</text:p>
          </table:table-cell>
          <table:table-cell office:value-type="float" office:value="1588.861938" calcext:value-type="float">
            <text:p>1588.861938</text:p>
          </table:table-cell>
          <table:table-cell office:value-type="float" office:value="1574.904663" calcext:value-type="float">
            <text:p>1574.904663</text:p>
          </table:table-cell>
          <table:table-cell office:value-type="float" office:value="1592.991699" calcext:value-type="float">
            <text:p>1592.991699</text:p>
          </table:table-cell>
          <table:table-cell table:number-columns-repeated="13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566.414551" calcext:value-type="float">
            <text:p>1566.414551</text:p>
          </table:table-cell>
          <table:table-cell office:value-type="float" office:value="1588.981689" calcext:value-type="float">
            <text:p>1588.981689</text:p>
          </table:table-cell>
          <table:table-cell office:value-type="float" office:value="1579.303467" calcext:value-type="float">
            <text:p>1579.303467</text:p>
          </table:table-cell>
          <table:table-cell office:value-type="float" office:value="1590.001099" calcext:value-type="float">
            <text:p>1590.001099</text:p>
          </table:table-cell>
          <table:table-cell table:number-columns-repeated="13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1567.076904" calcext:value-type="float">
            <text:p>1567.076904</text:p>
          </table:table-cell>
          <table:table-cell office:value-type="float" office:value="1583.192871" calcext:value-type="float">
            <text:p>1583.192871</text:p>
          </table:table-cell>
          <table:table-cell office:value-type="float" office:value="1571.324463" calcext:value-type="float">
            <text:p>1571.324463</text:p>
          </table:table-cell>
          <table:table-cell office:value-type="float" office:value="1594.442505" calcext:value-type="float">
            <text:p>1594.442505</text:p>
          </table:table-cell>
          <table:table-cell table:number-columns-repeated="13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1566.800171" calcext:value-type="float">
            <text:p>1566.800171</text:p>
          </table:table-cell>
          <table:table-cell office:value-type="float" office:value="1584.350586" calcext:value-type="float">
            <text:p>1584.350586</text:p>
          </table:table-cell>
          <table:table-cell office:value-type="float" office:value="1576.417847" calcext:value-type="float">
            <text:p>1576.417847</text:p>
          </table:table-cell>
          <table:table-cell office:value-type="float" office:value="1591.654053" calcext:value-type="float">
            <text:p>1591.654053</text:p>
          </table:table-cell>
          <table:table-cell table:number-columns-repeated="13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1565.286255" calcext:value-type="float">
            <text:p>1565.286255</text:p>
          </table:table-cell>
          <table:table-cell office:value-type="float" office:value="1580.547607" calcext:value-type="float">
            <text:p>1580.547607</text:p>
          </table:table-cell>
          <table:table-cell office:value-type="float" office:value="1573.290527" calcext:value-type="float">
            <text:p>1573.290527</text:p>
          </table:table-cell>
          <table:table-cell office:value-type="float" office:value="1588.465576" calcext:value-type="float">
            <text:p>1588.465576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2.449219" calcext:value-type="float">
            <text:p>1562.449219</text:p>
          </table:table-cell>
          <table:table-cell office:value-type="float" office:value="1581.745239" calcext:value-type="float">
            <text:p>1581.745239</text:p>
          </table:table-cell>
          <table:table-cell office:value-type="float" office:value="1573.926514" calcext:value-type="float">
            <text:p>1573.926514</text:p>
          </table:table-cell>
          <table:table-cell office:value-type="float" office:value="1586.568726" calcext:value-type="float">
            <text:p>1586.568726</text:p>
          </table:table-cell>
          <table:table-cell table:number-columns-repeated="13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1562.75293" calcext:value-type="float">
            <text:p>1562.75293</text:p>
          </table:table-cell>
          <table:table-cell office:value-type="float" office:value="1577.548584" calcext:value-type="float">
            <text:p>1577.548584</text:p>
          </table:table-cell>
          <table:table-cell office:value-type="float" office:value="1572.133789" calcext:value-type="float">
            <text:p>1572.133789</text:p>
          </table:table-cell>
          <table:table-cell office:value-type="float" office:value="1586.70459" calcext:value-type="float">
            <text:p>1586.70459</text:p>
          </table:table-cell>
          <table:table-cell table:number-columns-repeated="13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570.183472" calcext:value-type="float">
            <text:p>1570.183472</text:p>
          </table:table-cell>
          <table:table-cell office:value-type="float" office:value="1580.600342" calcext:value-type="float">
            <text:p>1580.600342</text:p>
          </table:table-cell>
          <table:table-cell office:value-type="float" office:value="1569.2854" calcext:value-type="float">
            <text:p>1569.2854</text:p>
          </table:table-cell>
          <table:table-cell office:value-type="float" office:value="1575.617798" calcext:value-type="float">
            <text:p>1575.617798</text:p>
          </table:table-cell>
          <table:table-cell table:number-columns-repeated="1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1567.375366" calcext:value-type="float">
            <text:p>1567.375366</text:p>
          </table:table-cell>
          <table:table-cell office:value-type="float" office:value="1581.903687" calcext:value-type="float">
            <text:p>1581.903687</text:p>
          </table:table-cell>
          <table:table-cell office:value-type="float" office:value="1565.832886" calcext:value-type="float">
            <text:p>1565.832886</text:p>
          </table:table-cell>
          <table:table-cell office:value-type="float" office:value="1581.057739" calcext:value-type="float">
            <text:p>1581.057739</text:p>
          </table:table-cell>
          <table:table-cell table:number-columns-repeated="13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1569.817383" calcext:value-type="float">
            <text:p>1569.817383</text:p>
          </table:table-cell>
          <table:table-cell office:value-type="float" office:value="1577.052734" calcext:value-type="float">
            <text:p>1577.052734</text:p>
          </table:table-cell>
          <table:table-cell office:value-type="float" office:value="1571.649658" calcext:value-type="float">
            <text:p>1571.649658</text:p>
          </table:table-cell>
          <table:table-cell office:value-type="float" office:value="1576.334473" calcext:value-type="float">
            <text:p>1576.334473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65.391602" calcext:value-type="float">
            <text:p>1565.391602</text:p>
          </table:table-cell>
          <table:table-cell office:value-type="float" office:value="1578.380249" calcext:value-type="float">
            <text:p>1578.380249</text:p>
          </table:table-cell>
          <table:table-cell office:value-type="float" office:value="1567.513916" calcext:value-type="float">
            <text:p>1567.513916</text:p>
          </table:table-cell>
          <table:table-cell office:value-type="float" office:value="1576.680298" calcext:value-type="float">
            <text:p>1576.680298</text:p>
          </table:table-cell>
          <table:table-cell table:number-columns-repeated="13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1564.827148" calcext:value-type="float">
            <text:p>1564.827148</text:p>
          </table:table-cell>
          <table:table-cell office:value-type="float" office:value="1576.229614" calcext:value-type="float">
            <text:p>1576.229614</text:p>
          </table:table-cell>
          <table:table-cell office:value-type="float" office:value="1566.869995" calcext:value-type="float">
            <text:p>1566.869995</text:p>
          </table:table-cell>
          <table:table-cell office:value-type="float" office:value="1575.740967" calcext:value-type="float">
            <text:p>1575.740967</text:p>
          </table:table-cell>
          <table:table-cell table:number-columns-repeated="13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1564.551025" calcext:value-type="float">
            <text:p>1564.551025</text:p>
          </table:table-cell>
          <table:table-cell office:value-type="float" office:value="1575.513916" calcext:value-type="float">
            <text:p>1575.513916</text:p>
          </table:table-cell>
          <table:table-cell office:value-type="float" office:value="1567.251221" calcext:value-type="float">
            <text:p>1567.251221</text:p>
          </table:table-cell>
          <table:table-cell office:value-type="float" office:value="1572.821899" calcext:value-type="float">
            <text:p>1572.821899</text:p>
          </table:table-cell>
          <table:table-cell table:number-columns-repeated="13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1563.940063" calcext:value-type="float">
            <text:p>1563.940063</text:p>
          </table:table-cell>
          <table:table-cell office:value-type="float" office:value="1576.989258" calcext:value-type="float">
            <text:p>1576.989258</text:p>
          </table:table-cell>
          <table:table-cell office:value-type="float" office:value="1562.10437" calcext:value-type="float">
            <text:p>1562.10437</text:p>
          </table:table-cell>
          <table:table-cell office:value-type="float" office:value="1578.642334" calcext:value-type="float">
            <text:p>1578.642334</text:p>
          </table:table-cell>
          <table:table-cell table:number-columns-repeated="13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1563.619873" calcext:value-type="float">
            <text:p>1563.619873</text:p>
          </table:table-cell>
          <table:table-cell office:value-type="float" office:value="1579.403687" calcext:value-type="float">
            <text:p>1579.403687</text:p>
          </table:table-cell>
          <table:table-cell office:value-type="float" office:value="1565.55188" calcext:value-type="float">
            <text:p>1565.55188</text:p>
          </table:table-cell>
          <table:table-cell office:value-type="float" office:value="1576.753418" calcext:value-type="float">
            <text:p>1576.753418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65.016602" calcext:value-type="float">
            <text:p>1565.016602</text:p>
          </table:table-cell>
          <table:table-cell office:value-type="float" office:value="1573.259766" calcext:value-type="float">
            <text:p>1573.259766</text:p>
          </table:table-cell>
          <table:table-cell office:value-type="float" office:value="1566.427856" calcext:value-type="float">
            <text:p>1566.427856</text:p>
          </table:table-cell>
          <table:table-cell office:value-type="float" office:value="1571.016479" calcext:value-type="float">
            <text:p>1571.016479</text:p>
          </table:table-cell>
          <table:table-cell table:number-columns-repeated="13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1568.918945" calcext:value-type="float">
            <text:p>1568.918945</text:p>
          </table:table-cell>
          <table:table-cell office:value-type="float" office:value="1571.594482" calcext:value-type="float">
            <text:p>1571.594482</text:p>
          </table:table-cell>
          <table:table-cell office:value-type="float" office:value="1566.553467" calcext:value-type="float">
            <text:p>1566.553467</text:p>
          </table:table-cell>
          <table:table-cell office:value-type="float" office:value="1572.646973" calcext:value-type="float">
            <text:p>1572.646973</text:p>
          </table:table-cell>
          <table:table-cell table:number-columns-repeated="13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1565.983643" calcext:value-type="float">
            <text:p>1565.983643</text:p>
          </table:table-cell>
          <table:table-cell office:value-type="float" office:value="1574.707886" calcext:value-type="float">
            <text:p>1574.707886</text:p>
          </table:table-cell>
          <table:table-cell office:value-type="float" office:value="1562.920776" calcext:value-type="float">
            <text:p>1562.920776</text:p>
          </table:table-cell>
          <table:table-cell office:value-type="float" office:value="1574.90979" calcext:value-type="float">
            <text:p>1574.90979</text:p>
          </table:table-cell>
          <table:table-cell table:number-columns-repeated="13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1566.170898" calcext:value-type="float">
            <text:p>1566.170898</text:p>
          </table:table-cell>
          <table:table-cell office:value-type="float" office:value="1573.265625" calcext:value-type="float">
            <text:p>1573.265625</text:p>
          </table:table-cell>
          <table:table-cell office:value-type="float" office:value="1561.649292" calcext:value-type="float">
            <text:p>1561.649292</text:p>
          </table:table-cell>
          <table:table-cell office:value-type="float" office:value="1574.380615" calcext:value-type="float">
            <text:p>1574.380615</text:p>
          </table:table-cell>
          <table:table-cell table:number-columns-repeated="13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1565.874268" calcext:value-type="float">
            <text:p>1565.874268</text:p>
          </table:table-cell>
          <table:table-cell office:value-type="float" office:value="1571.400024" calcext:value-type="float">
            <text:p>1571.400024</text:p>
          </table:table-cell>
          <table:table-cell office:value-type="float" office:value="1566.601807" calcext:value-type="float">
            <text:p>1566.601807</text:p>
          </table:table-cell>
          <table:table-cell office:value-type="float" office:value="1568.5" calcext:value-type="float">
            <text:p>1568.5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65.137573" calcext:value-type="float">
            <text:p>1565.137573</text:p>
          </table:table-cell>
          <table:table-cell office:value-type="float" office:value="1568.160889" calcext:value-type="float">
            <text:p>1568.160889</text:p>
          </table:table-cell>
          <table:table-cell office:value-type="float" office:value="1565" calcext:value-type="float">
            <text:p>1565</text:p>
          </table:table-cell>
          <table:table-cell office:value-type="float" office:value="1570.074463" calcext:value-type="float">
            <text:p>1570.074463</text:p>
          </table:table-cell>
          <table:table-cell table:number-columns-repeated="13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1565.281494" calcext:value-type="float">
            <text:p>1565.281494</text:p>
          </table:table-cell>
          <table:table-cell office:value-type="float" office:value="1571.509277" calcext:value-type="float">
            <text:p>1571.509277</text:p>
          </table:table-cell>
          <table:table-cell office:value-type="float" office:value="1563.483765" calcext:value-type="float">
            <text:p>1563.483765</text:p>
          </table:table-cell>
          <table:table-cell office:value-type="float" office:value="1571.548218" calcext:value-type="float">
            <text:p>1571.548218</text:p>
          </table:table-cell>
          <table:table-cell table:number-columns-repeated="13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1574.542236" calcext:value-type="float">
            <text:p>1574.542236</text:p>
          </table:table-cell>
          <table:table-cell office:value-type="float" office:value="1587.656494" calcext:value-type="float">
            <text:p>1587.656494</text:p>
          </table:table-cell>
          <table:table-cell office:value-type="float" office:value="1552.866089" calcext:value-type="float">
            <text:p>1552.866089</text:p>
          </table:table-cell>
          <table:table-cell office:value-type="float" office:value="1550.565796" calcext:value-type="float">
            <text:p>1550.565796</text:p>
          </table:table-cell>
          <table:table-cell table:number-columns-repeated="13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1590.58374" calcext:value-type="float">
            <text:p>1590.58374</text:p>
          </table:table-cell>
          <table:table-cell office:value-type="float" office:value="1632.357666" calcext:value-type="float">
            <text:p>1632.357666</text:p>
          </table:table-cell>
          <table:table-cell office:value-type="float" office:value="1515.853149" calcext:value-type="float">
            <text:p>1515.853149</text:p>
          </table:table-cell>
          <table:table-cell office:value-type="float" office:value="1527.504028" calcext:value-type="float">
            <text:p>1527.504028</text:p>
          </table:table-cell>
          <table:table-cell table:number-columns-repeated="13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1615.934937" calcext:value-type="float">
            <text:p>1615.934937</text:p>
          </table:table-cell>
          <table:table-cell office:value-type="float" office:value="1647.686157" calcext:value-type="float">
            <text:p>1647.686157</text:p>
          </table:table-cell>
          <table:table-cell office:value-type="float" office:value="1535.499512" calcext:value-type="float">
            <text:p>1535.499512</text:p>
          </table:table-cell>
          <table:table-cell office:value-type="float" office:value="1521.901367" calcext:value-type="float">
            <text:p>1521.901367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47.906006" calcext:value-type="float">
            <text:p>1647.906006</text:p>
          </table:table-cell>
          <table:table-cell office:value-type="float" office:value="1658.46875" calcext:value-type="float">
            <text:p>1658.46875</text:p>
          </table:table-cell>
          <table:table-cell office:value-type="float" office:value="1564.027954" calcext:value-type="float">
            <text:p>1564.027954</text:p>
          </table:table-cell>
          <table:table-cell office:value-type="float" office:value="1559.135986" calcext:value-type="float">
            <text:p>1559.135986</text:p>
          </table:table-cell>
          <table:table-cell table:number-columns-repeated="13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1678.134644" calcext:value-type="float">
            <text:p>1678.134644</text:p>
          </table:table-cell>
          <table:table-cell office:value-type="float" office:value="1696.369019" calcext:value-type="float">
            <text:p>1696.369019</text:p>
          </table:table-cell>
          <table:table-cell office:value-type="float" office:value="1600.297363" calcext:value-type="float">
            <text:p>1600.297363</text:p>
          </table:table-cell>
          <table:table-cell office:value-type="float" office:value="1610.810547" calcext:value-type="float">
            <text:p>1610.810547</text:p>
          </table:table-cell>
          <table:table-cell table:number-columns-repeated="13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1708.668457" calcext:value-type="float">
            <text:p>1708.668457</text:p>
          </table:table-cell>
          <table:table-cell office:value-type="float" office:value="1666.89502" calcext:value-type="float">
            <text:p>1666.89502</text:p>
          </table:table-cell>
          <table:table-cell office:value-type="float" office:value="1651.353638" calcext:value-type="float">
            <text:p>1651.353638</text:p>
          </table:table-cell>
          <table:table-cell office:value-type="float" office:value="1643.571045" calcext:value-type="float">
            <text:p>1643.571045</text:p>
          </table:table-cell>
          <table:table-cell table:number-columns-repeated="13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1690.844238" calcext:value-type="float">
            <text:p>1690.844238</text:p>
          </table:table-cell>
          <table:table-cell office:value-type="float" office:value="1732.009399" calcext:value-type="float">
            <text:p>1732.009399</text:p>
          </table:table-cell>
          <table:table-cell office:value-type="float" office:value="1678.061279" calcext:value-type="float">
            <text:p>1678.061279</text:p>
          </table:table-cell>
          <table:table-cell office:value-type="float" office:value="1697.423584" calcext:value-type="float">
            <text:p>1697.423584</text:p>
          </table:table-cell>
          <table:table-cell table:number-columns-repeated="13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1659.658081" calcext:value-type="float">
            <text:p>1659.658081</text:p>
          </table:table-cell>
          <table:table-cell office:value-type="float" office:value="1732.718506" calcext:value-type="float">
            <text:p>1732.718506</text:p>
          </table:table-cell>
          <table:table-cell office:value-type="float" office:value="1679.543579" calcext:value-type="float">
            <text:p>1679.543579</text:p>
          </table:table-cell>
          <table:table-cell office:value-type="float" office:value="1725.19751" calcext:value-type="float">
            <text:p>1725.19751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64.986572" calcext:value-type="float">
            <text:p>1664.986572</text:p>
          </table:table-cell>
          <table:table-cell office:value-type="float" office:value="1709.949341" calcext:value-type="float">
            <text:p>1709.949341</text:p>
          </table:table-cell>
          <table:table-cell office:value-type="float" office:value="1683.807861" calcext:value-type="float">
            <text:p>1683.807861</text:p>
          </table:table-cell>
          <table:table-cell office:value-type="float" office:value="1708.157715" calcext:value-type="float">
            <text:p>1708.157715</text:p>
          </table:table-cell>
          <table:table-cell table:number-columns-repeated="13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1647.784302" calcext:value-type="float">
            <text:p>1647.784302</text:p>
          </table:table-cell>
          <table:table-cell office:value-type="float" office:value="1718.688354" calcext:value-type="float">
            <text:p>1718.688354</text:p>
          </table:table-cell>
          <table:table-cell office:value-type="float" office:value="1652.734741" calcext:value-type="float">
            <text:p>1652.734741</text:p>
          </table:table-cell>
          <table:table-cell office:value-type="float" office:value="1725.112793" calcext:value-type="float">
            <text:p>1725.112793</text:p>
          </table:table-cell>
          <table:table-cell table:number-columns-repeated="13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1629.300537" calcext:value-type="float">
            <text:p>1629.300537</text:p>
          </table:table-cell>
          <table:table-cell office:value-type="float" office:value="1699.928345" calcext:value-type="float">
            <text:p>1699.928345</text:p>
          </table:table-cell>
          <table:table-cell office:value-type="float" office:value="1637.543701" calcext:value-type="float">
            <text:p>1637.543701</text:p>
          </table:table-cell>
          <table:table-cell office:value-type="float" office:value="1709.574707" calcext:value-type="float">
            <text:p>1709.574707</text:p>
          </table:table-cell>
          <table:table-cell table:number-columns-repeated="13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1609.403809" calcext:value-type="float">
            <text:p>1609.403809</text:p>
          </table:table-cell>
          <table:table-cell office:value-type="float" office:value="1700.337402" calcext:value-type="float">
            <text:p>1700.337402</text:p>
          </table:table-cell>
          <table:table-cell office:value-type="float" office:value="1617.061279" calcext:value-type="float">
            <text:p>1617.061279</text:p>
          </table:table-cell>
          <table:table-cell office:value-type="float" office:value="1694.336548" calcext:value-type="float">
            <text:p>1694.336548</text:p>
          </table:table-cell>
          <table:table-cell table:number-columns-repeated="13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1605.22229" calcext:value-type="float">
            <text:p>1605.22229</text:p>
          </table:table-cell>
          <table:table-cell office:value-type="float" office:value="1679.181519" calcext:value-type="float">
            <text:p>1679.181519</text:p>
          </table:table-cell>
          <table:table-cell office:value-type="float" office:value="1604.713745" calcext:value-type="float">
            <text:p>1604.713745</text:p>
          </table:table-cell>
          <table:table-cell office:value-type="float" office:value="1670.839233" calcext:value-type="float">
            <text:p>1670.839233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01.13855" calcext:value-type="float">
            <text:p>1601.13855</text:p>
          </table:table-cell>
          <table:table-cell office:value-type="float" office:value="1667.343872" calcext:value-type="float">
            <text:p>1667.343872</text:p>
          </table:table-cell>
          <table:table-cell office:value-type="float" office:value="1597.907593" calcext:value-type="float">
            <text:p>1597.907593</text:p>
          </table:table-cell>
          <table:table-cell office:value-type="float" office:value="1658.296265" calcext:value-type="float">
            <text:p>1658.296265</text:p>
          </table:table-cell>
          <table:table-cell table:number-columns-repeated="13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1600.19043" calcext:value-type="float">
            <text:p>1600.19043</text:p>
          </table:table-cell>
          <table:table-cell office:value-type="float" office:value="1647.935913" calcext:value-type="float">
            <text:p>1647.935913</text:p>
          </table:table-cell>
          <table:table-cell office:value-type="float" office:value="1590.624146" calcext:value-type="float">
            <text:p>1590.624146</text:p>
          </table:table-cell>
          <table:table-cell office:value-type="float" office:value="1666.812988" calcext:value-type="float">
            <text:p>1666.812988</text:p>
          </table:table-cell>
          <table:table-cell table:number-columns-repeated="13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1596.418335" calcext:value-type="float">
            <text:p>1596.418335</text:p>
          </table:table-cell>
          <table:table-cell office:value-type="float" office:value="1640.603882" calcext:value-type="float">
            <text:p>1640.603882</text:p>
          </table:table-cell>
          <table:table-cell office:value-type="float" office:value="1609.219238" calcext:value-type="float">
            <text:p>1609.219238</text:p>
          </table:table-cell>
          <table:table-cell office:value-type="float" office:value="1637.179932" calcext:value-type="float">
            <text:p>1637.179932</text:p>
          </table:table-cell>
          <table:table-cell table:number-columns-repeated="13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598.085571" calcext:value-type="float">
            <text:p>1598.085571</text:p>
          </table:table-cell>
          <table:table-cell office:value-type="float" office:value="1644.497314" calcext:value-type="float">
            <text:p>1644.497314</text:p>
          </table:table-cell>
          <table:table-cell office:value-type="float" office:value="1594.80249" calcext:value-type="float">
            <text:p>1594.80249</text:p>
          </table:table-cell>
          <table:table-cell office:value-type="float" office:value="1640.421265" calcext:value-type="float">
            <text:p>1640.421265</text:p>
          </table:table-cell>
          <table:table-cell table:number-columns-repeated="13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596.722656" calcext:value-type="float">
            <text:p>1596.722656</text:p>
          </table:table-cell>
          <table:table-cell office:value-type="float" office:value="1631.955078" calcext:value-type="float">
            <text:p>1631.955078</text:p>
          </table:table-cell>
          <table:table-cell office:value-type="float" office:value="1587.812378" calcext:value-type="float">
            <text:p>1587.812378</text:p>
          </table:table-cell>
          <table:table-cell office:value-type="float" office:value="1642.945435" calcext:value-type="float">
            <text:p>1642.945435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88.284668" calcext:value-type="float">
            <text:p>1588.284668</text:p>
          </table:table-cell>
          <table:table-cell office:value-type="float" office:value="1632.366577" calcext:value-type="float">
            <text:p>1632.366577</text:p>
          </table:table-cell>
          <table:table-cell office:value-type="float" office:value="1595.327148" calcext:value-type="float">
            <text:p>1595.327148</text:p>
          </table:table-cell>
          <table:table-cell office:value-type="float" office:value="1629.86853" calcext:value-type="float">
            <text:p>1629.86853</text:p>
          </table:table-cell>
          <table:table-cell table:number-columns-repeated="13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1588.627319" calcext:value-type="float">
            <text:p>1588.627319</text:p>
          </table:table-cell>
          <table:table-cell office:value-type="float" office:value="1629.642944" calcext:value-type="float">
            <text:p>1629.642944</text:p>
          </table:table-cell>
          <table:table-cell office:value-type="float" office:value="1582.571045" calcext:value-type="float">
            <text:p>1582.571045</text:p>
          </table:table-cell>
          <table:table-cell office:value-type="float" office:value="1628.571777" calcext:value-type="float">
            <text:p>1628.571777</text:p>
          </table:table-cell>
          <table:table-cell table:number-columns-repeated="13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586.722046" calcext:value-type="float">
            <text:p>1586.722046</text:p>
          </table:table-cell>
          <table:table-cell office:value-type="float" office:value="1621.194214" calcext:value-type="float">
            <text:p>1621.194214</text:p>
          </table:table-cell>
          <table:table-cell office:value-type="float" office:value="1586.301636" calcext:value-type="float">
            <text:p>1586.301636</text:p>
          </table:table-cell>
          <table:table-cell office:value-type="float" office:value="1623.729126" calcext:value-type="float">
            <text:p>1623.729126</text:p>
          </table:table-cell>
          <table:table-cell table:number-columns-repeated="13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584.13208" calcext:value-type="float">
            <text:p>1584.13208</text:p>
          </table:table-cell>
          <table:table-cell office:value-type="float" office:value="1616.504272" calcext:value-type="float">
            <text:p>1616.504272</text:p>
          </table:table-cell>
          <table:table-cell office:value-type="float" office:value="1577.125488" calcext:value-type="float">
            <text:p>1577.125488</text:p>
          </table:table-cell>
          <table:table-cell office:value-type="float" office:value="1620.848022" calcext:value-type="float">
            <text:p>1620.848022</text:p>
          </table:table-cell>
          <table:table-cell table:number-columns-repeated="13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84.540283" calcext:value-type="float">
            <text:p>1584.540283</text:p>
          </table:table-cell>
          <table:table-cell office:value-type="float" office:value="1613.839233" calcext:value-type="float">
            <text:p>1613.839233</text:p>
          </table:table-cell>
          <table:table-cell office:value-type="float" office:value="1579.873413" calcext:value-type="float">
            <text:p>1579.873413</text:p>
          </table:table-cell>
          <table:table-cell office:value-type="float" office:value="1612.847534" calcext:value-type="float">
            <text:p>1612.847534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78.813965" calcext:value-type="float">
            <text:p>1578.813965</text:p>
          </table:table-cell>
          <table:table-cell office:value-type="float" office:value="1610.577393" calcext:value-type="float">
            <text:p>1610.577393</text:p>
          </table:table-cell>
          <table:table-cell office:value-type="float" office:value="1579.384521" calcext:value-type="float">
            <text:p>1579.384521</text:p>
          </table:table-cell>
          <table:table-cell office:value-type="float" office:value="1607.978027" calcext:value-type="float">
            <text:p>1607.978027</text:p>
          </table:table-cell>
          <table:table-cell table:number-columns-repeated="13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1582.582886" calcext:value-type="float">
            <text:p>1582.582886</text:p>
          </table:table-cell>
          <table:table-cell office:value-type="float" office:value="1606.538208" calcext:value-type="float">
            <text:p>1606.538208</text:p>
          </table:table-cell>
          <table:table-cell office:value-type="float" office:value="1579.080078" calcext:value-type="float">
            <text:p>1579.080078</text:p>
          </table:table-cell>
          <table:table-cell office:value-type="float" office:value="1609.479248" calcext:value-type="float">
            <text:p>1609.479248</text:p>
          </table:table-cell>
          <table:table-cell table:number-columns-repeated="13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1576.602783" calcext:value-type="float">
            <text:p>1576.602783</text:p>
          </table:table-cell>
          <table:table-cell office:value-type="float" office:value="1603.061157" calcext:value-type="float">
            <text:p>1603.061157</text:p>
          </table:table-cell>
          <table:table-cell office:value-type="float" office:value="1577.708252" calcext:value-type="float">
            <text:p>1577.708252</text:p>
          </table:table-cell>
          <table:table-cell office:value-type="float" office:value="1598.062012" calcext:value-type="float">
            <text:p>1598.062012</text:p>
          </table:table-cell>
          <table:table-cell table:number-columns-repeated="13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1573.130737" calcext:value-type="float">
            <text:p>1573.130737</text:p>
          </table:table-cell>
          <table:table-cell office:value-type="float" office:value="1605.455811" calcext:value-type="float">
            <text:p>1605.455811</text:p>
          </table:table-cell>
          <table:table-cell office:value-type="float" office:value="1572.962036" calcext:value-type="float">
            <text:p>1572.962036</text:p>
          </table:table-cell>
          <table:table-cell office:value-type="float" office:value="1602.699097" calcext:value-type="float">
            <text:p>1602.699097</text:p>
          </table:table-cell>
          <table:table-cell table:number-columns-repeated="13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1575.36792" calcext:value-type="float">
            <text:p>1575.36792</text:p>
          </table:table-cell>
          <table:table-cell office:value-type="float" office:value="1600.250977" calcext:value-type="float">
            <text:p>1600.250977</text:p>
          </table:table-cell>
          <table:table-cell office:value-type="float" office:value="1569.412354" calcext:value-type="float">
            <text:p>1569.412354</text:p>
          </table:table-cell>
          <table:table-cell office:value-type="float" office:value="1602.27356" calcext:value-type="float">
            <text:p>1602.27356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3.137817" calcext:value-type="float">
            <text:p>1573.137817</text:p>
          </table:table-cell>
          <table:table-cell office:value-type="float" office:value="1598.748047" calcext:value-type="float">
            <text:p>1598.748047</text:p>
          </table:table-cell>
          <table:table-cell office:value-type="float" office:value="1573.560303" calcext:value-type="float">
            <text:p>1573.560303</text:p>
          </table:table-cell>
          <table:table-cell office:value-type="float" office:value="1595.470215" calcext:value-type="float">
            <text:p>1595.470215</text:p>
          </table:table-cell>
          <table:table-cell table:number-columns-repeated="13"/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1572.731934" calcext:value-type="float">
            <text:p>1572.731934</text:p>
          </table:table-cell>
          <table:table-cell office:value-type="float" office:value="1595.55542" calcext:value-type="float">
            <text:p>1595.55542</text:p>
          </table:table-cell>
          <table:table-cell office:value-type="float" office:value="1569.692139" calcext:value-type="float">
            <text:p>1569.692139</text:p>
          </table:table-cell>
          <table:table-cell office:value-type="float" office:value="1595.137817" calcext:value-type="float">
            <text:p>1595.137817</text:p>
          </table:table-cell>
          <table:table-cell table:number-columns-repeated="13"/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1571.694824" calcext:value-type="float">
            <text:p>1571.694824</text:p>
          </table:table-cell>
          <table:table-cell office:value-type="float" office:value="1592.782715" calcext:value-type="float">
            <text:p>1592.782715</text:p>
          </table:table-cell>
          <table:table-cell office:value-type="float" office:value="1574.958862" calcext:value-type="float">
            <text:p>1574.958862</text:p>
          </table:table-cell>
          <table:table-cell office:value-type="float" office:value="1586.005249" calcext:value-type="float">
            <text:p>1586.005249</text:p>
          </table:table-cell>
          <table:table-cell table:number-columns-repeated="13"/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1572.682251" calcext:value-type="float">
            <text:p>1572.682251</text:p>
          </table:table-cell>
          <table:table-cell office:value-type="float" office:value="1591.245972" calcext:value-type="float">
            <text:p>1591.245972</text:p>
          </table:table-cell>
          <table:table-cell office:value-type="float" office:value="1569.484863" calcext:value-type="float">
            <text:p>1569.484863</text:p>
          </table:table-cell>
          <table:table-cell office:value-type="float" office:value="1588.181396" calcext:value-type="float">
            <text:p>1588.181396</text:p>
          </table:table-cell>
          <table:table-cell table:number-columns-repeated="13"/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573.741699" calcext:value-type="float">
            <text:p>1573.741699</text:p>
          </table:table-cell>
          <table:table-cell office:value-type="float" office:value="1587.322876" calcext:value-type="float">
            <text:p>1587.322876</text:p>
          </table:table-cell>
          <table:table-cell office:value-type="float" office:value="1567.674561" calcext:value-type="float">
            <text:p>1567.674561</text:p>
          </table:table-cell>
          <table:table-cell office:value-type="float" office:value="1584.799683" calcext:value-type="float">
            <text:p>1584.799683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71.207764" calcext:value-type="float">
            <text:p>1571.207764</text:p>
          </table:table-cell>
          <table:table-cell office:value-type="float" office:value="1584.328491" calcext:value-type="float">
            <text:p>1584.328491</text:p>
          </table:table-cell>
          <table:table-cell office:value-type="float" office:value="1568.121582" calcext:value-type="float">
            <text:p>1568.121582</text:p>
          </table:table-cell>
          <table:table-cell office:value-type="float" office:value="1583.719727" calcext:value-type="float">
            <text:p>1583.719727</text:p>
          </table:table-cell>
          <table:table-cell table:number-columns-repeated="13"/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569.602051" calcext:value-type="float">
            <text:p>1569.602051</text:p>
          </table:table-cell>
          <table:table-cell office:value-type="float" office:value="1584.844727" calcext:value-type="float">
            <text:p>1584.844727</text:p>
          </table:table-cell>
          <table:table-cell office:value-type="float" office:value="1568.798828" calcext:value-type="float">
            <text:p>1568.798828</text:p>
          </table:table-cell>
          <table:table-cell office:value-type="float" office:value="1577.364624" calcext:value-type="float">
            <text:p>1577.364624</text:p>
          </table:table-cell>
          <table:table-cell table:number-columns-repeated="13"/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569.081421" calcext:value-type="float">
            <text:p>1569.081421</text:p>
          </table:table-cell>
          <table:table-cell office:value-type="float" office:value="1583.140869" calcext:value-type="float">
            <text:p>1583.140869</text:p>
          </table:table-cell>
          <table:table-cell office:value-type="float" office:value="1566.0625" calcext:value-type="float">
            <text:p>1566.0625</text:p>
          </table:table-cell>
          <table:table-cell office:value-type="float" office:value="1580.428467" calcext:value-type="float">
            <text:p>1580.428467</text:p>
          </table:table-cell>
          <table:table-cell table:number-columns-repeated="13"/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566.539551" calcext:value-type="float">
            <text:p>1566.539551</text:p>
          </table:table-cell>
          <table:table-cell office:value-type="float" office:value="1574.665527" calcext:value-type="float">
            <text:p>1574.665527</text:p>
          </table:table-cell>
          <table:table-cell office:value-type="float" office:value="1569.688232" calcext:value-type="float">
            <text:p>1569.688232</text:p>
          </table:table-cell>
          <table:table-cell office:value-type="float" office:value="1586.949341" calcext:value-type="float">
            <text:p>1586.949341</text:p>
          </table:table-cell>
          <table:table-cell table:number-columns-repeated="13"/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569.575195" calcext:value-type="float">
            <text:p>1569.575195</text:p>
          </table:table-cell>
          <table:table-cell office:value-type="float" office:value="1575.726807" calcext:value-type="float">
            <text:p>1575.726807</text:p>
          </table:table-cell>
          <table:table-cell office:value-type="float" office:value="1570.18689" calcext:value-type="float">
            <text:p>1570.18689</text:p>
          </table:table-cell>
          <table:table-cell office:value-type="float" office:value="1582.020996" calcext:value-type="float">
            <text:p>1582.020996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67.408691" calcext:value-type="float">
            <text:p>1567.408691</text:p>
          </table:table-cell>
          <table:table-cell office:value-type="float" office:value="1577.528931" calcext:value-type="float">
            <text:p>1577.528931</text:p>
          </table:table-cell>
          <table:table-cell office:value-type="float" office:value="1565.03479" calcext:value-type="float">
            <text:p>1565.03479</text:p>
          </table:table-cell>
          <table:table-cell office:value-type="float" office:value="1579.678467" calcext:value-type="float">
            <text:p>1579.678467</text:p>
          </table:table-cell>
          <table:table-cell table:number-columns-repeated="13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565.743652" calcext:value-type="float">
            <text:p>1565.743652</text:p>
          </table:table-cell>
          <table:table-cell office:value-type="float" office:value="1576.805664" calcext:value-type="float">
            <text:p>1576.805664</text:p>
          </table:table-cell>
          <table:table-cell office:value-type="float" office:value="1562.303101" calcext:value-type="float">
            <text:p>1562.303101</text:p>
          </table:table-cell>
          <table:table-cell office:value-type="float" office:value="1578.460693" calcext:value-type="float">
            <text:p>1578.460693</text:p>
          </table:table-cell>
          <table:table-cell table:number-columns-repeated="13"/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562.806519" calcext:value-type="float">
            <text:p>1562.806519</text:p>
          </table:table-cell>
          <table:table-cell office:value-type="float" office:value="1579.162598" calcext:value-type="float">
            <text:p>1579.162598</text:p>
          </table:table-cell>
          <table:table-cell office:value-type="float" office:value="1567.807007" calcext:value-type="float">
            <text:p>1567.807007</text:p>
          </table:table-cell>
          <table:table-cell office:value-type="float" office:value="1574.964233" calcext:value-type="float">
            <text:p>1574.964233</text:p>
          </table:table-cell>
          <table:table-cell table:number-columns-repeated="13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569.269287" calcext:value-type="float">
            <text:p>1569.269287</text:p>
          </table:table-cell>
          <table:table-cell office:value-type="float" office:value="1575.861816" calcext:value-type="float">
            <text:p>1575.861816</text:p>
          </table:table-cell>
          <table:table-cell office:value-type="float" office:value="1568.603516" calcext:value-type="float">
            <text:p>1568.603516</text:p>
          </table:table-cell>
          <table:table-cell office:value-type="float" office:value="1575.712036" calcext:value-type="float">
            <text:p>1575.712036</text:p>
          </table:table-cell>
          <table:table-cell table:number-columns-repeated="13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563.204102" calcext:value-type="float">
            <text:p>1563.204102</text:p>
          </table:table-cell>
          <table:table-cell office:value-type="float" office:value="1572.655029" calcext:value-type="float">
            <text:p>1572.655029</text:p>
          </table:table-cell>
          <table:table-cell office:value-type="float" office:value="1566.485107" calcext:value-type="float">
            <text:p>1566.485107</text:p>
          </table:table-cell>
          <table:table-cell office:value-type="float" office:value="1573.961914" calcext:value-type="float">
            <text:p>1573.961914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67.275146" calcext:value-type="float">
            <text:p>1567.275146</text:p>
          </table:table-cell>
          <table:table-cell office:value-type="float" office:value="1571.721802" calcext:value-type="float">
            <text:p>1571.721802</text:p>
          </table:table-cell>
          <table:table-cell office:value-type="float" office:value="1562.180908" calcext:value-type="float">
            <text:p>1562.180908</text:p>
          </table:table-cell>
          <table:table-cell office:value-type="float" office:value="1576.48938" calcext:value-type="float">
            <text:p>1576.48938</text:p>
          </table:table-cell>
          <table:table-cell table:number-columns-repeated="13"/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568.184448" calcext:value-type="float">
            <text:p>1568.184448</text:p>
          </table:table-cell>
          <table:table-cell office:value-type="float" office:value="1572.432861" calcext:value-type="float">
            <text:p>1572.432861</text:p>
          </table:table-cell>
          <table:table-cell office:value-type="float" office:value="1567.613525" calcext:value-type="float">
            <text:p>1567.613525</text:p>
          </table:table-cell>
          <table:table-cell office:value-type="float" office:value="1572.188721" calcext:value-type="float">
            <text:p>1572.188721</text:p>
          </table:table-cell>
          <table:table-cell table:number-columns-repeated="13"/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562.376953" calcext:value-type="float">
            <text:p>1562.376953</text:p>
          </table:table-cell>
          <table:table-cell office:value-type="float" office:value="1571.43689" calcext:value-type="float">
            <text:p>1571.43689</text:p>
          </table:table-cell>
          <table:table-cell office:value-type="float" office:value="1567.415771" calcext:value-type="float">
            <text:p>1567.415771</text:p>
          </table:table-cell>
          <table:table-cell office:value-type="float" office:value="1567.67395" calcext:value-type="float">
            <text:p>1567.67395</text:p>
          </table:table-cell>
          <table:table-cell table:number-columns-repeated="13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564.034424" calcext:value-type="float">
            <text:p>1564.034424</text:p>
          </table:table-cell>
          <table:table-cell office:value-type="float" office:value="1571.386841" calcext:value-type="float">
            <text:p>1571.386841</text:p>
          </table:table-cell>
          <table:table-cell office:value-type="float" office:value="1567.763062" calcext:value-type="float">
            <text:p>1567.763062</text:p>
          </table:table-cell>
          <table:table-cell office:value-type="float" office:value="1569.453247" calcext:value-type="float">
            <text:p>1569.453247</text:p>
          </table:table-cell>
          <table:table-cell table:number-columns-repeated="13"/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565.271362" calcext:value-type="float">
            <text:p>1565.271362</text:p>
          </table:table-cell>
          <table:table-cell office:value-type="float" office:value="1573.444458" calcext:value-type="float">
            <text:p>1573.444458</text:p>
          </table:table-cell>
          <table:table-cell office:value-type="float" office:value="1567.041504" calcext:value-type="float">
            <text:p>1567.041504</text:p>
          </table:table-cell>
          <table:table-cell office:value-type="float" office:value="1572.355347" calcext:value-type="float">
            <text:p>1572.355347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65.48938" calcext:value-type="float">
            <text:p>1565.48938</text:p>
          </table:table-cell>
          <table:table-cell office:value-type="float" office:value="1572.365601" calcext:value-type="float">
            <text:p>1572.365601</text:p>
          </table:table-cell>
          <table:table-cell office:value-type="float" office:value="1566.660645" calcext:value-type="float">
            <text:p>1566.660645</text:p>
          </table:table-cell>
          <table:table-cell office:value-type="float" office:value="1573.286377" calcext:value-type="float">
            <text:p>1573.286377</text:p>
          </table:table-cell>
          <table:table-cell table:number-columns-repeated="13"/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566.69873" calcext:value-type="float">
            <text:p>1566.69873</text:p>
          </table:table-cell>
          <table:table-cell office:value-type="float" office:value="1568.369019" calcext:value-type="float">
            <text:p>1568.369019</text:p>
          </table:table-cell>
          <table:table-cell office:value-type="float" office:value="1565.503662" calcext:value-type="float">
            <text:p>1565.503662</text:p>
          </table:table-cell>
          <table:table-cell office:value-type="float" office:value="1569.23938" calcext:value-type="float">
            <text:p>1569.23938</text:p>
          </table:table-cell>
          <table:table-cell table:number-columns-repeated="13"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566.519897" calcext:value-type="float">
            <text:p>1566.519897</text:p>
          </table:table-cell>
          <table:table-cell office:value-type="float" office:value="1571.995483" calcext:value-type="float">
            <text:p>1571.995483</text:p>
          </table:table-cell>
          <table:table-cell office:value-type="float" office:value="1569.834229" calcext:value-type="float">
            <text:p>1569.834229</text:p>
          </table:table-cell>
          <table:table-cell office:value-type="float" office:value="1568.049438" calcext:value-type="float">
            <text:p>1568.049438</text:p>
          </table:table-cell>
          <table:table-cell table:number-columns-repeated="13"/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566.177734" calcext:value-type="float">
            <text:p>1566.177734</text:p>
          </table:table-cell>
          <table:table-cell office:value-type="float" office:value="1568.47876" calcext:value-type="float">
            <text:p>1568.47876</text:p>
          </table:table-cell>
          <table:table-cell office:value-type="float" office:value="1565.253418" calcext:value-type="float">
            <text:p>1565.253418</text:p>
          </table:table-cell>
          <table:table-cell office:value-type="float" office:value="1570.209839" calcext:value-type="float">
            <text:p>1570.209839</text:p>
          </table:table-cell>
          <table:table-cell table:number-columns-repeated="13"/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584.466309" calcext:value-type="float">
            <text:p>1584.466309</text:p>
          </table:table-cell>
          <table:table-cell office:value-type="float" office:value="1609.550415" calcext:value-type="float">
            <text:p>1609.550415</text:p>
          </table:table-cell>
          <table:table-cell office:value-type="float" office:value="1533.60083" calcext:value-type="float">
            <text:p>1533.60083</text:p>
          </table:table-cell>
          <table:table-cell office:value-type="float" office:value="1536.197876" calcext:value-type="float">
            <text:p>1536.197876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08.115601" calcext:value-type="float">
            <text:p>1608.115601</text:p>
          </table:table-cell>
          <table:table-cell office:value-type="float" office:value="1625.77832" calcext:value-type="float">
            <text:p>1625.77832</text:p>
          </table:table-cell>
          <table:table-cell office:value-type="float" office:value="1534.491211" calcext:value-type="float">
            <text:p>1534.491211</text:p>
          </table:table-cell>
          <table:table-cell office:value-type="float" office:value="1515.752075" calcext:value-type="float">
            <text:p>1515.752075</text:p>
          </table:table-cell>
          <table:table-cell table:number-columns-repeated="13"/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631.014404" calcext:value-type="float">
            <text:p>1631.014404</text:p>
          </table:table-cell>
          <table:table-cell office:value-type="float" office:value="1612.961304" calcext:value-type="float">
            <text:p>1612.961304</text:p>
          </table:table-cell>
          <table:table-cell office:value-type="float" office:value="1532.575928" calcext:value-type="float">
            <text:p>1532.575928</text:p>
          </table:table-cell>
          <table:table-cell office:value-type="float" office:value="1526.397583" calcext:value-type="float">
            <text:p>1526.397583</text:p>
          </table:table-cell>
          <table:table-cell table:number-columns-repeated="13"/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622.335083" calcext:value-type="float">
            <text:p>1622.335083</text:p>
          </table:table-cell>
          <table:table-cell office:value-type="float" office:value="1661.355347" calcext:value-type="float">
            <text:p>1661.355347</text:p>
          </table:table-cell>
          <table:table-cell office:value-type="float" office:value="1551.83374" calcext:value-type="float">
            <text:p>1551.83374</text:p>
          </table:table-cell>
          <table:table-cell office:value-type="float" office:value="1539.611938" calcext:value-type="float">
            <text:p>1539.611938</text:p>
          </table:table-cell>
          <table:table-cell table:number-columns-repeated="13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642.202881" calcext:value-type="float">
            <text:p>1642.202881</text:p>
          </table:table-cell>
          <table:table-cell office:value-type="float" office:value="1639.18396" calcext:value-type="float">
            <text:p>1639.18396</text:p>
          </table:table-cell>
          <table:table-cell office:value-type="float" office:value="1564.621704" calcext:value-type="float">
            <text:p>1564.621704</text:p>
          </table:table-cell>
          <table:table-cell office:value-type="float" office:value="1566.842285" calcext:value-type="float">
            <text:p>1566.842285</text:p>
          </table:table-cell>
          <table:table-cell table:number-columns-repeated="13"/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637.450439" calcext:value-type="float">
            <text:p>1637.450439</text:p>
          </table:table-cell>
          <table:table-cell office:value-type="float" office:value="1684.620117" calcext:value-type="float">
            <text:p>1684.620117</text:p>
          </table:table-cell>
          <table:table-cell office:value-type="float" office:value="1590.243408" calcext:value-type="float">
            <text:p>1590.243408</text:p>
          </table:table-cell>
          <table:table-cell office:value-type="float" office:value="1584.044434" calcext:value-type="float">
            <text:p>1584.044434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44.588135" calcext:value-type="float">
            <text:p>1644.588135</text:p>
          </table:table-cell>
          <table:table-cell office:value-type="float" office:value="1700.058105" calcext:value-type="float">
            <text:p>1700.058105</text:p>
          </table:table-cell>
          <table:table-cell office:value-type="float" office:value="1601.252441" calcext:value-type="float">
            <text:p>1601.252441</text:p>
          </table:table-cell>
          <table:table-cell office:value-type="float" office:value="1604.970703" calcext:value-type="float">
            <text:p>1604.970703</text:p>
          </table:table-cell>
          <table:table-cell table:number-columns-repeated="13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652.366699" calcext:value-type="float">
            <text:p>1652.366699</text:p>
          </table:table-cell>
          <table:table-cell office:value-type="float" office:value="1674.7229" calcext:value-type="float">
            <text:p>1674.7229</text:p>
          </table:table-cell>
          <table:table-cell office:value-type="float" office:value="1619.099731" calcext:value-type="float">
            <text:p>1619.099731</text:p>
          </table:table-cell>
          <table:table-cell office:value-type="float" office:value="1616.639771" calcext:value-type="float">
            <text:p>1616.639771</text:p>
          </table:table-cell>
          <table:table-cell table:number-columns-repeated="13"/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638.78833" calcext:value-type="float">
            <text:p>1638.78833</text:p>
          </table:table-cell>
          <table:table-cell office:value-type="float" office:value="1716.080566" calcext:value-type="float">
            <text:p>1716.080566</text:p>
          </table:table-cell>
          <table:table-cell office:value-type="float" office:value="1615.123047" calcext:value-type="float">
            <text:p>1615.123047</text:p>
          </table:table-cell>
          <table:table-cell office:value-type="float" office:value="1631.864624" calcext:value-type="float">
            <text:p>1631.864624</text:p>
          </table:table-cell>
          <table:table-cell table:number-columns-repeated="13"/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646.177124" calcext:value-type="float">
            <text:p>1646.177124</text:p>
          </table:table-cell>
          <table:table-cell office:value-type="float" office:value="1715.842529" calcext:value-type="float">
            <text:p>1715.842529</text:p>
          </table:table-cell>
          <table:table-cell office:value-type="float" office:value="1604.277344" calcext:value-type="float">
            <text:p>1604.277344</text:p>
          </table:table-cell>
          <table:table-cell office:value-type="float" office:value="1632.362915" calcext:value-type="float">
            <text:p>1632.362915</text:p>
          </table:table-cell>
          <table:table-cell table:number-columns-repeated="13"/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629.663208" calcext:value-type="float">
            <text:p>1629.663208</text:p>
          </table:table-cell>
          <table:table-cell office:value-type="float" office:value="1689.59668" calcext:value-type="float">
            <text:p>1689.59668</text:p>
          </table:table-cell>
          <table:table-cell office:value-type="float" office:value="1619.385376" calcext:value-type="float">
            <text:p>1619.385376</text:p>
          </table:table-cell>
          <table:table-cell office:value-type="float" office:value="1658.548828" calcext:value-type="float">
            <text:p>1658.548828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05.269409" calcext:value-type="float">
            <text:p>1605.269409</text:p>
          </table:table-cell>
          <table:table-cell office:value-type="float" office:value="1668.678711" calcext:value-type="float">
            <text:p>1668.678711</text:p>
          </table:table-cell>
          <table:table-cell office:value-type="float" office:value="1625.123779" calcext:value-type="float">
            <text:p>1625.123779</text:p>
          </table:table-cell>
          <table:table-cell office:value-type="float" office:value="1668.838867" calcext:value-type="float">
            <text:p>1668.838867</text:p>
          </table:table-cell>
          <table:table-cell table:number-columns-repeated="13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608.241821" calcext:value-type="float">
            <text:p>1608.241821</text:p>
          </table:table-cell>
          <table:table-cell office:value-type="float" office:value="1654.980957" calcext:value-type="float">
            <text:p>1654.980957</text:p>
          </table:table-cell>
          <table:table-cell office:value-type="float" office:value="1617.31897" calcext:value-type="float">
            <text:p>1617.31897</text:p>
          </table:table-cell>
          <table:table-cell office:value-type="float" office:value="1657.35498" calcext:value-type="float">
            <text:p>1657.35498</text:p>
          </table:table-cell>
          <table:table-cell table:number-columns-repeated="13"/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599.381104" calcext:value-type="float">
            <text:p>1599.381104</text:p>
          </table:table-cell>
          <table:table-cell office:value-type="float" office:value="1649.976318" calcext:value-type="float">
            <text:p>1649.976318</text:p>
          </table:table-cell>
          <table:table-cell office:value-type="float" office:value="1607.784302" calcext:value-type="float">
            <text:p>1607.784302</text:p>
          </table:table-cell>
          <table:table-cell office:value-type="float" office:value="1646.021118" calcext:value-type="float">
            <text:p>1646.021118</text:p>
          </table:table-cell>
          <table:table-cell table:number-columns-repeated="13"/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585.217773" calcext:value-type="float">
            <text:p>1585.217773</text:p>
          </table:table-cell>
          <table:table-cell office:value-type="float" office:value="1647.30603" calcext:value-type="float">
            <text:p>1647.30603</text:p>
          </table:table-cell>
          <table:table-cell office:value-type="float" office:value="1588.989868" calcext:value-type="float">
            <text:p>1588.989868</text:p>
          </table:table-cell>
          <table:table-cell office:value-type="float" office:value="1638.624634" calcext:value-type="float">
            <text:p>1638.624634</text:p>
          </table:table-cell>
          <table:table-cell table:number-columns-repeated="13"/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585.550537" calcext:value-type="float">
            <text:p>1585.550537</text:p>
          </table:table-cell>
          <table:table-cell office:value-type="float" office:value="1632.777832" calcext:value-type="float">
            <text:p>1632.777832</text:p>
          </table:table-cell>
          <table:table-cell office:value-type="float" office:value="1583.114258" calcext:value-type="float">
            <text:p>1583.114258</text:p>
          </table:table-cell>
          <table:table-cell office:value-type="float" office:value="1628.62915" calcext:value-type="float">
            <text:p>1628.62915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2.495605" calcext:value-type="float">
            <text:p>1582.495605</text:p>
          </table:table-cell>
          <table:table-cell office:value-type="float" office:value="1624.056641" calcext:value-type="float">
            <text:p>1624.056641</text:p>
          </table:table-cell>
          <table:table-cell office:value-type="float" office:value="1574.066895" calcext:value-type="float">
            <text:p>1574.066895</text:p>
          </table:table-cell>
          <table:table-cell office:value-type="float" office:value="1627.238281" calcext:value-type="float">
            <text:p>1627.238281</text:p>
          </table:table-cell>
          <table:table-cell table:number-columns-repeated="13"/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582.526123" calcext:value-type="float">
            <text:p>1582.526123</text:p>
          </table:table-cell>
          <table:table-cell office:value-type="float" office:value="1614.87085" calcext:value-type="float">
            <text:p>1614.87085</text:p>
          </table:table-cell>
          <table:table-cell office:value-type="float" office:value="1588.042236" calcext:value-type="float">
            <text:p>1588.042236</text:p>
          </table:table-cell>
          <table:table-cell office:value-type="float" office:value="1619.067993" calcext:value-type="float">
            <text:p>1619.067993</text:p>
          </table:table-cell>
          <table:table-cell table:number-columns-repeated="13"/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581.415527" calcext:value-type="float">
            <text:p>1581.415527</text:p>
          </table:table-cell>
          <table:table-cell office:value-type="float" office:value="1617.989502" calcext:value-type="float">
            <text:p>1617.989502</text:p>
          </table:table-cell>
          <table:table-cell office:value-type="float" office:value="1584.187256" calcext:value-type="float">
            <text:p>1584.187256</text:p>
          </table:table-cell>
          <table:table-cell office:value-type="float" office:value="1611.374146" calcext:value-type="float">
            <text:p>1611.374146</text:p>
          </table:table-cell>
          <table:table-cell table:number-columns-repeated="13"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580.815063" calcext:value-type="float">
            <text:p>1580.815063</text:p>
          </table:table-cell>
          <table:table-cell office:value-type="float" office:value="1613.960083" calcext:value-type="float">
            <text:p>1613.960083</text:p>
          </table:table-cell>
          <table:table-cell office:value-type="float" office:value="1575.769409" calcext:value-type="float">
            <text:p>1575.769409</text:p>
          </table:table-cell>
          <table:table-cell office:value-type="float" office:value="1615.158325" calcext:value-type="float">
            <text:p>1615.158325</text:p>
          </table:table-cell>
          <table:table-cell table:number-columns-repeated="13"/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580.2854" calcext:value-type="float">
            <text:p>1580.2854</text:p>
          </table:table-cell>
          <table:table-cell office:value-type="float" office:value="1611.587769" calcext:value-type="float">
            <text:p>1611.587769</text:p>
          </table:table-cell>
          <table:table-cell office:value-type="float" office:value="1582.367065" calcext:value-type="float">
            <text:p>1582.367065</text:p>
          </table:table-cell>
          <table:table-cell office:value-type="float" office:value="1606.171875" calcext:value-type="float">
            <text:p>1606.171875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0.239868" calcext:value-type="float">
            <text:p>1580.239868</text:p>
          </table:table-cell>
          <table:table-cell office:value-type="float" office:value="1606.191528" calcext:value-type="float">
            <text:p>1606.191528</text:p>
          </table:table-cell>
          <table:table-cell office:value-type="float" office:value="1576.653809" calcext:value-type="float">
            <text:p>1576.653809</text:p>
          </table:table-cell>
          <table:table-cell office:value-type="float" office:value="1607.611694" calcext:value-type="float">
            <text:p>1607.611694</text:p>
          </table:table-cell>
          <table:table-cell table:number-columns-repeated="13"/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1577.428589" calcext:value-type="float">
            <text:p>1577.428589</text:p>
          </table:table-cell>
          <table:table-cell office:value-type="float" office:value="1602.973877" calcext:value-type="float">
            <text:p>1602.973877</text:p>
          </table:table-cell>
          <table:table-cell office:value-type="float" office:value="1580.322266" calcext:value-type="float">
            <text:p>1580.322266</text:p>
          </table:table-cell>
          <table:table-cell office:value-type="float" office:value="1601.913208" calcext:value-type="float">
            <text:p>1601.913208</text:p>
          </table:table-cell>
          <table:table-cell table:number-columns-repeated="13"/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1578.064453" calcext:value-type="float">
            <text:p>1578.064453</text:p>
          </table:table-cell>
          <table:table-cell office:value-type="float" office:value="1604.467163" calcext:value-type="float">
            <text:p>1604.467163</text:p>
          </table:table-cell>
          <table:table-cell office:value-type="float" office:value="1573.474487" calcext:value-type="float">
            <text:p>1573.474487</text:p>
          </table:table-cell>
          <table:table-cell office:value-type="float" office:value="1605.47229" calcext:value-type="float">
            <text:p>1605.47229</text:p>
          </table:table-cell>
          <table:table-cell table:number-columns-repeated="13"/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1572.933716" calcext:value-type="float">
            <text:p>1572.933716</text:p>
          </table:table-cell>
          <table:table-cell office:value-type="float" office:value="1603.85083" calcext:value-type="float">
            <text:p>1603.85083</text:p>
          </table:table-cell>
          <table:table-cell office:value-type="float" office:value="1574.479736" calcext:value-type="float">
            <text:p>1574.479736</text:p>
          </table:table-cell>
          <table:table-cell office:value-type="float" office:value="1603.446289" calcext:value-type="float">
            <text:p>1603.446289</text:p>
          </table:table-cell>
          <table:table-cell table:number-columns-repeated="13"/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1574.239868" calcext:value-type="float">
            <text:p>1574.239868</text:p>
          </table:table-cell>
          <table:table-cell office:value-type="float" office:value="1598.996216" calcext:value-type="float">
            <text:p>1598.996216</text:p>
          </table:table-cell>
          <table:table-cell office:value-type="float" office:value="1575.071533" calcext:value-type="float">
            <text:p>1575.071533</text:p>
          </table:table-cell>
          <table:table-cell office:value-type="float" office:value="1596.691895" calcext:value-type="float">
            <text:p>1596.691895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75.077881" calcext:value-type="float">
            <text:p>1575.077881</text:p>
          </table:table-cell>
          <table:table-cell office:value-type="float" office:value="1593.452759" calcext:value-type="float">
            <text:p>1593.452759</text:p>
          </table:table-cell>
          <table:table-cell office:value-type="float" office:value="1572.704468" calcext:value-type="float">
            <text:p>1572.704468</text:p>
          </table:table-cell>
          <table:table-cell office:value-type="float" office:value="1595.826782" calcext:value-type="float">
            <text:p>1595.826782</text:p>
          </table:table-cell>
          <table:table-cell table:number-columns-repeated="13"/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1572.598999" calcext:value-type="float">
            <text:p>1572.598999</text:p>
          </table:table-cell>
          <table:table-cell office:value-type="float" office:value="1592.749878" calcext:value-type="float">
            <text:p>1592.749878</text:p>
          </table:table-cell>
          <table:table-cell office:value-type="float" office:value="1571.962891" calcext:value-type="float">
            <text:p>1571.962891</text:p>
          </table:table-cell>
          <table:table-cell office:value-type="float" office:value="1594.041626" calcext:value-type="float">
            <text:p>1594.041626</text:p>
          </table:table-cell>
          <table:table-cell table:number-columns-repeated="13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1572.655762" calcext:value-type="float">
            <text:p>1572.655762</text:p>
          </table:table-cell>
          <table:table-cell office:value-type="float" office:value="1593.429443" calcext:value-type="float">
            <text:p>1593.429443</text:p>
          </table:table-cell>
          <table:table-cell office:value-type="float" office:value="1567.131104" calcext:value-type="float">
            <text:p>1567.131104</text:p>
          </table:table-cell>
          <table:table-cell office:value-type="float" office:value="1593.844482" calcext:value-type="float">
            <text:p>1593.844482</text:p>
          </table:table-cell>
          <table:table-cell table:number-columns-repeated="13"/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1569.378662" calcext:value-type="float">
            <text:p>1569.378662</text:p>
          </table:table-cell>
          <table:table-cell office:value-type="float" office:value="1593.225098" calcext:value-type="float">
            <text:p>1593.225098</text:p>
          </table:table-cell>
          <table:table-cell office:value-type="float" office:value="1571.779541" calcext:value-type="float">
            <text:p>1571.779541</text:p>
          </table:table-cell>
          <table:table-cell office:value-type="float" office:value="1590.422485" calcext:value-type="float">
            <text:p>1590.422485</text:p>
          </table:table-cell>
          <table:table-cell table:number-columns-repeated="13"/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1574.86377" calcext:value-type="float">
            <text:p>1574.86377</text:p>
          </table:table-cell>
          <table:table-cell office:value-type="float" office:value="1589.062866" calcext:value-type="float">
            <text:p>1589.062866</text:p>
          </table:table-cell>
          <table:table-cell office:value-type="float" office:value="1570.682251" calcext:value-type="float">
            <text:p>1570.682251</text:p>
          </table:table-cell>
          <table:table-cell office:value-type="float" office:value="1588.261353" calcext:value-type="float">
            <text:p>1588.261353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70.494263" calcext:value-type="float">
            <text:p>1570.494263</text:p>
          </table:table-cell>
          <table:table-cell office:value-type="float" office:value="1585.242676" calcext:value-type="float">
            <text:p>1585.242676</text:p>
          </table:table-cell>
          <table:table-cell office:value-type="float" office:value="1566.741333" calcext:value-type="float">
            <text:p>1566.741333</text:p>
          </table:table-cell>
          <table:table-cell office:value-type="float" office:value="1586.795532" calcext:value-type="float">
            <text:p>1586.795532</text:p>
          </table:table-cell>
          <table:table-cell table:number-columns-repeated="13"/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1570.052856" calcext:value-type="float">
            <text:p>1570.052856</text:p>
          </table:table-cell>
          <table:table-cell office:value-type="float" office:value="1588.373047" calcext:value-type="float">
            <text:p>1588.373047</text:p>
          </table:table-cell>
          <table:table-cell office:value-type="float" office:value="1567.223389" calcext:value-type="float">
            <text:p>1567.223389</text:p>
          </table:table-cell>
          <table:table-cell office:value-type="float" office:value="1582.649414" calcext:value-type="float">
            <text:p>1582.649414</text:p>
          </table:table-cell>
          <table:table-cell table:number-columns-repeated="13"/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1571.725464" calcext:value-type="float">
            <text:p>1571.725464</text:p>
          </table:table-cell>
          <table:table-cell office:value-type="float" office:value="1585.612427" calcext:value-type="float">
            <text:p>1585.612427</text:p>
          </table:table-cell>
          <table:table-cell office:value-type="float" office:value="1564.105957" calcext:value-type="float">
            <text:p>1564.105957</text:p>
          </table:table-cell>
          <table:table-cell office:value-type="float" office:value="1585.502197" calcext:value-type="float">
            <text:p>1585.502197</text:p>
          </table:table-cell>
          <table:table-cell table:number-columns-repeated="13"/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1569.319336" calcext:value-type="float">
            <text:p>1569.319336</text:p>
          </table:table-cell>
          <table:table-cell office:value-type="float" office:value="1586.536987" calcext:value-type="float">
            <text:p>1586.536987</text:p>
          </table:table-cell>
          <table:table-cell office:value-type="float" office:value="1569.321289" calcext:value-type="float">
            <text:p>1569.321289</text:p>
          </table:table-cell>
          <table:table-cell office:value-type="float" office:value="1580.081055" calcext:value-type="float">
            <text:p>1580.081055</text:p>
          </table:table-cell>
          <table:table-cell table:number-columns-repeated="13"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567.692139" calcext:value-type="float">
            <text:p>1567.692139</text:p>
          </table:table-cell>
          <table:table-cell office:value-type="float" office:value="1585.839111" calcext:value-type="float">
            <text:p>1585.839111</text:p>
          </table:table-cell>
          <table:table-cell office:value-type="float" office:value="1565.949219" calcext:value-type="float">
            <text:p>1565.949219</text:p>
          </table:table-cell>
          <table:table-cell office:value-type="float" office:value="1581.978882" calcext:value-type="float">
            <text:p>1581.978882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70.773071" calcext:value-type="float">
            <text:p>1570.773071</text:p>
          </table:table-cell>
          <table:table-cell office:value-type="float" office:value="1577.600464" calcext:value-type="float">
            <text:p>1577.600464</text:p>
          </table:table-cell>
          <table:table-cell office:value-type="float" office:value="1568.339844" calcext:value-type="float">
            <text:p>1568.339844</text:p>
          </table:table-cell>
          <table:table-cell office:value-type="float" office:value="1575.401855" calcext:value-type="float">
            <text:p>1575.401855</text:p>
          </table:table-cell>
          <table:table-cell table:number-columns-repeated="13"/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1568.290283" calcext:value-type="float">
            <text:p>1568.290283</text:p>
          </table:table-cell>
          <table:table-cell office:value-type="float" office:value="1580.296021" calcext:value-type="float">
            <text:p>1580.296021</text:p>
          </table:table-cell>
          <table:table-cell office:value-type="float" office:value="1565.756836" calcext:value-type="float">
            <text:p>1565.756836</text:p>
          </table:table-cell>
          <table:table-cell office:value-type="float" office:value="1577.083496" calcext:value-type="float">
            <text:p>1577.083496</text:p>
          </table:table-cell>
          <table:table-cell table:number-columns-repeated="13"/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1569.911011" calcext:value-type="float">
            <text:p>1569.911011</text:p>
          </table:table-cell>
          <table:table-cell office:value-type="float" office:value="1580.40686" calcext:value-type="float">
            <text:p>1580.40686</text:p>
          </table:table-cell>
          <table:table-cell office:value-type="float" office:value="1562.93811" calcext:value-type="float">
            <text:p>1562.93811</text:p>
          </table:table-cell>
          <table:table-cell office:value-type="float" office:value="1576.782227" calcext:value-type="float">
            <text:p>1576.782227</text:p>
          </table:table-cell>
          <table:table-cell table:number-columns-repeated="13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1566.310547" calcext:value-type="float">
            <text:p>1566.310547</text:p>
          </table:table-cell>
          <table:table-cell office:value-type="float" office:value="1579.247192" calcext:value-type="float">
            <text:p>1579.247192</text:p>
          </table:table-cell>
          <table:table-cell office:value-type="float" office:value="1562.161133" calcext:value-type="float">
            <text:p>1562.161133</text:p>
          </table:table-cell>
          <table:table-cell office:value-type="float" office:value="1576.379272" calcext:value-type="float">
            <text:p>1576.379272</text:p>
          </table:table-cell>
          <table:table-cell table:number-columns-repeated="13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1569.276611" calcext:value-type="float">
            <text:p>1569.276611</text:p>
          </table:table-cell>
          <table:table-cell office:value-type="float" office:value="1580.822266" calcext:value-type="float">
            <text:p>1580.822266</text:p>
          </table:table-cell>
          <table:table-cell office:value-type="float" office:value="1566.698975" calcext:value-type="float">
            <text:p>1566.698975</text:p>
          </table:table-cell>
          <table:table-cell office:value-type="float" office:value="1575.235229" calcext:value-type="float">
            <text:p>1575.235229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62.859741" calcext:value-type="float">
            <text:p>1562.859741</text:p>
          </table:table-cell>
          <table:table-cell office:value-type="float" office:value="1576.214233" calcext:value-type="float">
            <text:p>1576.214233</text:p>
          </table:table-cell>
          <table:table-cell office:value-type="float" office:value="1566.777222" calcext:value-type="float">
            <text:p>1566.777222</text:p>
          </table:table-cell>
          <table:table-cell office:value-type="float" office:value="1576.669312" calcext:value-type="float">
            <text:p>1576.669312</text:p>
          </table:table-cell>
          <table:table-cell table:number-columns-repeated="13"/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1566.628662" calcext:value-type="float">
            <text:p>1566.628662</text:p>
          </table:table-cell>
          <table:table-cell office:value-type="float" office:value="1577.698486" calcext:value-type="float">
            <text:p>1577.698486</text:p>
          </table:table-cell>
          <table:table-cell office:value-type="float" office:value="1566.084229" calcext:value-type="float">
            <text:p>1566.084229</text:p>
          </table:table-cell>
          <table:table-cell office:value-type="float" office:value="1574.856079" calcext:value-type="float">
            <text:p>1574.856079</text:p>
          </table:table-cell>
          <table:table-cell table:number-columns-repeated="13"/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1567.510498" calcext:value-type="float">
            <text:p>1567.510498</text:p>
          </table:table-cell>
          <table:table-cell office:value-type="float" office:value="1572.588379" calcext:value-type="float">
            <text:p>1572.588379</text:p>
          </table:table-cell>
          <table:table-cell office:value-type="float" office:value="1564.890381" calcext:value-type="float">
            <text:p>1564.890381</text:p>
          </table:table-cell>
          <table:table-cell office:value-type="float" office:value="1576.523193" calcext:value-type="float">
            <text:p>1576.523193</text:p>
          </table:table-cell>
          <table:table-cell table:number-columns-repeated="13"/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1564.714355" calcext:value-type="float">
            <text:p>1564.714355</text:p>
          </table:table-cell>
          <table:table-cell office:value-type="float" office:value="1576.197021" calcext:value-type="float">
            <text:p>1576.197021</text:p>
          </table:table-cell>
          <table:table-cell office:value-type="float" office:value="1568.729126" calcext:value-type="float">
            <text:p>1568.729126</text:p>
          </table:table-cell>
          <table:table-cell office:value-type="float" office:value="1570.571655" calcext:value-type="float">
            <text:p>1570.571655</text:p>
          </table:table-cell>
          <table:table-cell table:number-columns-repeated="13"/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1568.033691" calcext:value-type="float">
            <text:p>1568.033691</text:p>
          </table:table-cell>
          <table:table-cell office:value-type="float" office:value="1573.586548" calcext:value-type="float">
            <text:p>1573.586548</text:p>
          </table:table-cell>
          <table:table-cell office:value-type="float" office:value="1568.108032" calcext:value-type="float">
            <text:p>1568.108032</text:p>
          </table:table-cell>
          <table:table-cell office:value-type="float" office:value="1571.068481" calcext:value-type="float">
            <text:p>1571.068481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62.861572" calcext:value-type="float">
            <text:p>1562.861572</text:p>
          </table:table-cell>
          <table:table-cell office:value-type="float" office:value="1572.424194" calcext:value-type="float">
            <text:p>1572.424194</text:p>
          </table:table-cell>
          <table:table-cell office:value-type="float" office:value="1561.350342" calcext:value-type="float">
            <text:p>1561.350342</text:p>
          </table:table-cell>
          <table:table-cell office:value-type="float" office:value="1574.481812" calcext:value-type="float">
            <text:p>1574.481812</text:p>
          </table:table-cell>
          <table:table-cell table:number-columns-repeated="13"/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559.071899" calcext:value-type="float">
            <text:p>1559.071899</text:p>
          </table:table-cell>
          <table:table-cell office:value-type="float" office:value="1574.708374" calcext:value-type="float">
            <text:p>1574.708374</text:p>
          </table:table-cell>
          <table:table-cell office:value-type="float" office:value="1564.574951" calcext:value-type="float">
            <text:p>1564.574951</text:p>
          </table:table-cell>
          <table:table-cell office:value-type="float" office:value="1573.774902" calcext:value-type="float">
            <text:p>1573.774902</text:p>
          </table:table-cell>
          <table:table-cell table:number-columns-repeated="13"/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1562.412231" calcext:value-type="float">
            <text:p>1562.412231</text:p>
          </table:table-cell>
          <table:table-cell office:value-type="float" office:value="1572.987305" calcext:value-type="float">
            <text:p>1572.987305</text:p>
          </table:table-cell>
          <table:table-cell office:value-type="float" office:value="1563.983032" calcext:value-type="float">
            <text:p>1563.983032</text:p>
          </table:table-cell>
          <table:table-cell office:value-type="float" office:value="1572.336304" calcext:value-type="float">
            <text:p>1572.336304</text:p>
          </table:table-cell>
          <table:table-cell table:number-columns-repeated="13"/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1561.395142" calcext:value-type="float">
            <text:p>1561.395142</text:p>
          </table:table-cell>
          <table:table-cell office:value-type="float" office:value="1573.722046" calcext:value-type="float">
            <text:p>1573.722046</text:p>
          </table:table-cell>
          <table:table-cell office:value-type="float" office:value="1562.114624" calcext:value-type="float">
            <text:p>1562.114624</text:p>
          </table:table-cell>
          <table:table-cell office:value-type="float" office:value="1573.997314" calcext:value-type="float">
            <text:p>1573.997314</text:p>
          </table:table-cell>
          <table:table-cell table:number-columns-repeated="13"/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1564.543823" calcext:value-type="float">
            <text:p>1564.543823</text:p>
          </table:table-cell>
          <table:table-cell office:value-type="float" office:value="1572.589111" calcext:value-type="float">
            <text:p>1572.589111</text:p>
          </table:table-cell>
          <table:table-cell office:value-type="float" office:value="1561.927612" calcext:value-type="float">
            <text:p>1561.927612</text:p>
          </table:table-cell>
          <table:table-cell office:value-type="float" office:value="1571.640503" calcext:value-type="float">
            <text:p>1571.640503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60.780518" calcext:value-type="float">
            <text:p>1560.780518</text:p>
          </table:table-cell>
          <table:table-cell office:value-type="float" office:value="1573.012451" calcext:value-type="float">
            <text:p>1573.012451</text:p>
          </table:table-cell>
          <table:table-cell office:value-type="float" office:value="1563.732788" calcext:value-type="float">
            <text:p>1563.732788</text:p>
          </table:table-cell>
          <table:table-cell office:value-type="float" office:value="1571.210693" calcext:value-type="float">
            <text:p>1571.210693</text:p>
          </table:table-cell>
          <table:table-cell table:number-columns-repeated="13"/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1563.017334" calcext:value-type="float">
            <text:p>1563.017334</text:p>
          </table:table-cell>
          <table:table-cell office:value-type="float" office:value="1569.599243" calcext:value-type="float">
            <text:p>1569.599243</text:p>
          </table:table-cell>
          <table:table-cell office:value-type="float" office:value="1560.531616" calcext:value-type="float">
            <text:p>1560.531616</text:p>
          </table:table-cell>
          <table:table-cell office:value-type="float" office:value="1573.927612" calcext:value-type="float">
            <text:p>1573.927612</text:p>
          </table:table-cell>
          <table:table-cell table:number-columns-repeated="13"/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1565.708984" calcext:value-type="float">
            <text:p>1565.708984</text:p>
          </table:table-cell>
          <table:table-cell office:value-type="float" office:value="1566.934448" calcext:value-type="float">
            <text:p>1566.934448</text:p>
          </table:table-cell>
          <table:table-cell office:value-type="float" office:value="1566.144165" calcext:value-type="float">
            <text:p>1566.144165</text:p>
          </table:table-cell>
          <table:table-cell office:value-type="float" office:value="1566.970703" calcext:value-type="float">
            <text:p>1566.970703</text:p>
          </table:table-cell>
          <table:table-cell table:number-columns-repeated="13"/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1563.833252" calcext:value-type="float">
            <text:p>1563.833252</text:p>
          </table:table-cell>
          <table:table-cell office:value-type="float" office:value="1569.20752" calcext:value-type="float">
            <text:p>1569.20752</text:p>
          </table:table-cell>
          <table:table-cell office:value-type="float" office:value="1562.504395" calcext:value-type="float">
            <text:p>1562.504395</text:p>
          </table:table-cell>
          <table:table-cell office:value-type="float" office:value="1569.972534" calcext:value-type="float">
            <text:p>1569.972534</text:p>
          </table:table-cell>
          <table:table-cell table:number-columns-repeated="13"/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1562.701538" calcext:value-type="float">
            <text:p>1562.701538</text:p>
          </table:table-cell>
          <table:table-cell office:value-type="float" office:value="1568.10437" calcext:value-type="float">
            <text:p>1568.10437</text:p>
          </table:table-cell>
          <table:table-cell office:value-type="float" office:value="1563.608765" calcext:value-type="float">
            <text:p>1563.608765</text:p>
          </table:table-cell>
          <table:table-cell office:value-type="float" office:value="1566.923584" calcext:value-type="float">
            <text:p>1566.923584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81.866089" calcext:value-type="float">
            <text:p>1581.866089</text:p>
          </table:table-cell>
          <table:table-cell office:value-type="float" office:value="1625.883667" calcext:value-type="float">
            <text:p>1625.883667</text:p>
          </table:table-cell>
          <table:table-cell office:value-type="float" office:value="1519.990601" calcext:value-type="float">
            <text:p>1519.990601</text:p>
          </table:table-cell>
          <table:table-cell office:value-type="float" office:value="1526.033813" calcext:value-type="float">
            <text:p>1526.033813</text:p>
          </table:table-cell>
          <table:table-cell table:number-columns-repeated="13"/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1602.323608" calcext:value-type="float">
            <text:p>1602.323608</text:p>
          </table:table-cell>
          <table:table-cell office:value-type="float" office:value="1628.652588" calcext:value-type="float">
            <text:p>1628.652588</text:p>
          </table:table-cell>
          <table:table-cell office:value-type="float" office:value="1514.342285" calcext:value-type="float">
            <text:p>1514.342285</text:p>
          </table:table-cell>
          <table:table-cell office:value-type="float" office:value="1531.830688" calcext:value-type="float">
            <text:p>1531.830688</text:p>
          </table:table-cell>
          <table:table-cell table:number-columns-repeated="13"/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1604.252197" calcext:value-type="float">
            <text:p>1604.252197</text:p>
          </table:table-cell>
          <table:table-cell office:value-type="float" office:value="1641.831543" calcext:value-type="float">
            <text:p>1641.831543</text:p>
          </table:table-cell>
          <table:table-cell office:value-type="float" office:value="1517.96228" calcext:value-type="float">
            <text:p>1517.96228</text:p>
          </table:table-cell>
          <table:table-cell office:value-type="float" office:value="1546.179688" calcext:value-type="float">
            <text:p>1546.179688</text:p>
          </table:table-cell>
          <table:table-cell table:number-columns-repeated="13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592.752686" calcext:value-type="float">
            <text:p>1592.752686</text:p>
          </table:table-cell>
          <table:table-cell office:value-type="float" office:value="1612.262939" calcext:value-type="float">
            <text:p>1612.262939</text:p>
          </table:table-cell>
          <table:table-cell office:value-type="float" office:value="1588.108643" calcext:value-type="float">
            <text:p>1588.108643</text:p>
          </table:table-cell>
          <table:table-cell office:value-type="float" office:value="1594.138184" calcext:value-type="float">
            <text:p>1594.138184</text:p>
          </table:table-cell>
          <table:table-cell table:number-columns-repeated="13"/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1608.543579" calcext:value-type="float">
            <text:p>1608.543579</text:p>
          </table:table-cell>
          <table:table-cell office:value-type="float" office:value="1617.420288" calcext:value-type="float">
            <text:p>1617.420288</text:p>
          </table:table-cell>
          <table:table-cell office:value-type="float" office:value="1630.489136" calcext:value-type="float">
            <text:p>1630.489136</text:p>
          </table:table-cell>
          <table:table-cell office:value-type="float" office:value="1627.114014" calcext:value-type="float">
            <text:p>1627.114014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27.651733" calcext:value-type="float">
            <text:p>1627.651733</text:p>
          </table:table-cell>
          <table:table-cell office:value-type="float" office:value="1648.768188" calcext:value-type="float">
            <text:p>1648.768188</text:p>
          </table:table-cell>
          <table:table-cell office:value-type="float" office:value="1645.74292" calcext:value-type="float">
            <text:p>1645.74292</text:p>
          </table:table-cell>
          <table:table-cell office:value-type="float" office:value="1657.095581" calcext:value-type="float">
            <text:p>1657.095581</text:p>
          </table:table-cell>
          <table:table-cell table:number-columns-repeated="13"/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1640.55127" calcext:value-type="float">
            <text:p>1640.55127</text:p>
          </table:table-cell>
          <table:table-cell office:value-type="float" office:value="1680.389282" calcext:value-type="float">
            <text:p>1680.389282</text:p>
          </table:table-cell>
          <table:table-cell office:value-type="float" office:value="1651.867065" calcext:value-type="float">
            <text:p>1651.867065</text:p>
          </table:table-cell>
          <table:table-cell office:value-type="float" office:value="1683.580933" calcext:value-type="float">
            <text:p>1683.580933</text:p>
          </table:table-cell>
          <table:table-cell table:number-columns-repeated="13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1662.866333" calcext:value-type="float">
            <text:p>1662.866333</text:p>
          </table:table-cell>
          <table:table-cell office:value-type="float" office:value="1703.163818" calcext:value-type="float">
            <text:p>1703.163818</text:p>
          </table:table-cell>
          <table:table-cell office:value-type="float" office:value="1671.746704" calcext:value-type="float">
            <text:p>1671.746704</text:p>
          </table:table-cell>
          <table:table-cell office:value-type="float" office:value="1702.718872" calcext:value-type="float">
            <text:p>1702.718872</text:p>
          </table:table-cell>
          <table:table-cell table:number-columns-repeated="13"/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1678.287354" calcext:value-type="float">
            <text:p>1678.287354</text:p>
          </table:table-cell>
          <table:table-cell office:value-type="float" office:value="1729.503052" calcext:value-type="float">
            <text:p>1729.503052</text:p>
          </table:table-cell>
          <table:table-cell office:value-type="float" office:value="1686.501953" calcext:value-type="float">
            <text:p>1686.501953</text:p>
          </table:table-cell>
          <table:table-cell office:value-type="float" office:value="1728.221191" calcext:value-type="float">
            <text:p>1728.221191</text:p>
          </table:table-cell>
          <table:table-cell table:number-columns-repeated="13"/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1698.797607" calcext:value-type="float">
            <text:p>1698.797607</text:p>
          </table:table-cell>
          <table:table-cell office:value-type="float" office:value="1738.68689" calcext:value-type="float">
            <text:p>1738.68689</text:p>
          </table:table-cell>
          <table:table-cell office:value-type="float" office:value="1708.429565" calcext:value-type="float">
            <text:p>1708.429565</text:p>
          </table:table-cell>
          <table:table-cell office:value-type="float" office:value="1732.391479" calcext:value-type="float">
            <text:p>1732.391479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18.943359" calcext:value-type="float">
            <text:p>1718.943359</text:p>
          </table:table-cell>
          <table:table-cell office:value-type="float" office:value="1785.716309" calcext:value-type="float">
            <text:p>1785.716309</text:p>
          </table:table-cell>
          <table:table-cell office:value-type="float" office:value="1728.969116" calcext:value-type="float">
            <text:p>1728.969116</text:p>
          </table:table-cell>
          <table:table-cell office:value-type="float" office:value="1781.803345" calcext:value-type="float">
            <text:p>1781.803345</text:p>
          </table:table-cell>
          <table:table-cell table:number-columns-repeated="13"/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1740.848511" calcext:value-type="float">
            <text:p>1740.848511</text:p>
          </table:table-cell>
          <table:table-cell office:value-type="float" office:value="1784.1427" calcext:value-type="float">
            <text:p>1784.1427</text:p>
          </table:table-cell>
          <table:table-cell office:value-type="float" office:value="1749.998535" calcext:value-type="float">
            <text:p>1749.998535</text:p>
          </table:table-cell>
          <table:table-cell office:value-type="float" office:value="1774.807129" calcext:value-type="float">
            <text:p>1774.807129</text:p>
          </table:table-cell>
          <table:table-cell table:number-columns-repeated="13"/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1748.648071" calcext:value-type="float">
            <text:p>1748.648071</text:p>
          </table:table-cell>
          <table:table-cell office:value-type="float" office:value="1837.980835" calcext:value-type="float">
            <text:p>1837.980835</text:p>
          </table:table-cell>
          <table:table-cell office:value-type="float" office:value="1757.041504" calcext:value-type="float">
            <text:p>1757.041504</text:p>
          </table:table-cell>
          <table:table-cell office:value-type="float" office:value="1828.545166" calcext:value-type="float">
            <text:p>1828.545166</text:p>
          </table:table-cell>
          <table:table-cell table:number-columns-repeated="13"/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1738.720703" calcext:value-type="float">
            <text:p>1738.720703</text:p>
          </table:table-cell>
          <table:table-cell office:value-type="float" office:value="1825.991699" calcext:value-type="float">
            <text:p>1825.991699</text:p>
          </table:table-cell>
          <table:table-cell office:value-type="float" office:value="1744.453491" calcext:value-type="float">
            <text:p>1744.453491</text:p>
          </table:table-cell>
          <table:table-cell office:value-type="float" office:value="1818.706665" calcext:value-type="float">
            <text:p>1818.706665</text:p>
          </table:table-cell>
          <table:table-cell table:number-columns-repeated="13"/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1733.549805" calcext:value-type="float">
            <text:p>1733.549805</text:p>
          </table:table-cell>
          <table:table-cell office:value-type="float" office:value="1838.065674" calcext:value-type="float">
            <text:p>1838.065674</text:p>
          </table:table-cell>
          <table:table-cell office:value-type="float" office:value="1731.688599" calcext:value-type="float">
            <text:p>1731.688599</text:p>
          </table:table-cell>
          <table:table-cell office:value-type="float" office:value="1847.29834" calcext:value-type="float">
            <text:p>1847.29834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28.855347" calcext:value-type="float">
            <text:p>1728.855347</text:p>
          </table:table-cell>
          <table:table-cell office:value-type="float" office:value="1830.764893" calcext:value-type="float">
            <text:p>1830.764893</text:p>
          </table:table-cell>
          <table:table-cell office:value-type="float" office:value="1740.6521" calcext:value-type="float">
            <text:p>1740.6521</text:p>
          </table:table-cell>
          <table:table-cell office:value-type="float" office:value="1831.669434" calcext:value-type="float">
            <text:p>1831.669434</text:p>
          </table:table-cell>
          <table:table-cell table:number-columns-repeated="13"/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1735.828735" calcext:value-type="float">
            <text:p>1735.828735</text:p>
          </table:table-cell>
          <table:table-cell office:value-type="float" office:value="1826.043457" calcext:value-type="float">
            <text:p>1826.043457</text:p>
          </table:table-cell>
          <table:table-cell office:value-type="float" office:value="1751.511597" calcext:value-type="float">
            <text:p>1751.511597</text:p>
          </table:table-cell>
          <table:table-cell office:value-type="float" office:value="1820.160889" calcext:value-type="float">
            <text:p>1820.160889</text:p>
          </table:table-cell>
          <table:table-cell table:number-columns-repeated="13"/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1730.912231" calcext:value-type="float">
            <text:p>1730.912231</text:p>
          </table:table-cell>
          <table:table-cell office:value-type="float" office:value="1844.449707" calcext:value-type="float">
            <text:p>1844.449707</text:p>
          </table:table-cell>
          <table:table-cell office:value-type="float" office:value="1744.723755" calcext:value-type="float">
            <text:p>1744.723755</text:p>
          </table:table-cell>
          <table:table-cell office:value-type="float" office:value="1836.962402" calcext:value-type="float">
            <text:p>1836.962402</text:p>
          </table:table-cell>
          <table:table-cell table:number-columns-repeated="13"/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1732.65979" calcext:value-type="float">
            <text:p>1732.65979</text:p>
          </table:table-cell>
          <table:table-cell office:value-type="float" office:value="1842.660034" calcext:value-type="float">
            <text:p>1842.660034</text:p>
          </table:table-cell>
          <table:table-cell office:value-type="float" office:value="1743.753662" calcext:value-type="float">
            <text:p>1743.753662</text:p>
          </table:table-cell>
          <table:table-cell office:value-type="float" office:value="1831.893799" calcext:value-type="float">
            <text:p>1831.893799</text:p>
          </table:table-cell>
          <table:table-cell table:number-columns-repeated="13"/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742.083008" calcext:value-type="float">
            <text:p>1742.083008</text:p>
          </table:table-cell>
          <table:table-cell office:value-type="float" office:value="1834.147705" calcext:value-type="float">
            <text:p>1834.147705</text:p>
          </table:table-cell>
          <table:table-cell office:value-type="float" office:value="1748.942383" calcext:value-type="float">
            <text:p>1748.942383</text:p>
          </table:table-cell>
          <table:table-cell office:value-type="float" office:value="1832.848511" calcext:value-type="float">
            <text:p>1832.848511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38.255859" calcext:value-type="float">
            <text:p>1738.255859</text:p>
          </table:table-cell>
          <table:table-cell office:value-type="float" office:value="1843.963013" calcext:value-type="float">
            <text:p>1843.963013</text:p>
          </table:table-cell>
          <table:table-cell office:value-type="float" office:value="1752.060913" calcext:value-type="float">
            <text:p>1752.060913</text:p>
          </table:table-cell>
          <table:table-cell office:value-type="float" office:value="1839.263062" calcext:value-type="float">
            <text:p>1839.263062</text:p>
          </table:table-cell>
          <table:table-cell table:number-columns-repeated="13"/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1736.88623" calcext:value-type="float">
            <text:p>1736.88623</text:p>
          </table:table-cell>
          <table:table-cell office:value-type="float" office:value="1847.383179" calcext:value-type="float">
            <text:p>1847.383179</text:p>
          </table:table-cell>
          <table:table-cell office:value-type="float" office:value="1747.949585" calcext:value-type="float">
            <text:p>1747.949585</text:p>
          </table:table-cell>
          <table:table-cell office:value-type="float" office:value="1840.831055" calcext:value-type="float">
            <text:p>1840.831055</text:p>
          </table:table-cell>
          <table:table-cell table:number-columns-repeated="13"/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740.143677" calcext:value-type="float">
            <text:p>1740.143677</text:p>
          </table:table-cell>
          <table:table-cell office:value-type="float" office:value="1843.973633" calcext:value-type="float">
            <text:p>1843.973633</text:p>
          </table:table-cell>
          <table:table-cell office:value-type="float" office:value="1752.050171" calcext:value-type="float">
            <text:p>1752.050171</text:p>
          </table:table-cell>
          <table:table-cell office:value-type="float" office:value="1840.394409" calcext:value-type="float">
            <text:p>1840.394409</text:p>
          </table:table-cell>
          <table:table-cell table:number-columns-repeated="13"/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1742.324707" calcext:value-type="float">
            <text:p>1742.324707</text:p>
          </table:table-cell>
          <table:table-cell office:value-type="float" office:value="1848.574341" calcext:value-type="float">
            <text:p>1848.574341</text:p>
          </table:table-cell>
          <table:table-cell office:value-type="float" office:value="1757.476562" calcext:value-type="float">
            <text:p>1757.476562</text:p>
          </table:table-cell>
          <table:table-cell office:value-type="float" office:value="1841.557129" calcext:value-type="float">
            <text:p>1841.557129</text:p>
          </table:table-cell>
          <table:table-cell table:number-columns-repeated="13"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1737.83728" calcext:value-type="float">
            <text:p>1737.83728</text:p>
          </table:table-cell>
          <table:table-cell office:value-type="float" office:value="1819.520508" calcext:value-type="float">
            <text:p>1819.520508</text:p>
          </table:table-cell>
          <table:table-cell office:value-type="float" office:value="1753.760376" calcext:value-type="float">
            <text:p>1753.760376</text:p>
          </table:table-cell>
          <table:table-cell office:value-type="float" office:value="1808.972656" calcext:value-type="float">
            <text:p>1808.972656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15.734375" calcext:value-type="float">
            <text:p>1715.734375</text:p>
          </table:table-cell>
          <table:table-cell office:value-type="float" office:value="1832.996582" calcext:value-type="float">
            <text:p>1832.996582</text:p>
          </table:table-cell>
          <table:table-cell office:value-type="float" office:value="1725.032593" calcext:value-type="float">
            <text:p>1725.032593</text:p>
          </table:table-cell>
          <table:table-cell office:value-type="float" office:value="1828.406006" calcext:value-type="float">
            <text:p>1828.406006</text:p>
          </table:table-cell>
          <table:table-cell table:number-columns-repeated="13"/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1686.978271" calcext:value-type="float">
            <text:p>1686.978271</text:p>
          </table:table-cell>
          <table:table-cell office:value-type="float" office:value="1815.989502" calcext:value-type="float">
            <text:p>1815.989502</text:p>
          </table:table-cell>
          <table:table-cell office:value-type="float" office:value="1702.46228" calcext:value-type="float">
            <text:p>1702.46228</text:p>
          </table:table-cell>
          <table:table-cell office:value-type="float" office:value="1816.141357" calcext:value-type="float">
            <text:p>1816.141357</text:p>
          </table:table-cell>
          <table:table-cell table:number-columns-repeated="13"/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1693.114868" calcext:value-type="float">
            <text:p>1693.114868</text:p>
          </table:table-cell>
          <table:table-cell office:value-type="float" office:value="1781.383667" calcext:value-type="float">
            <text:p>1781.383667</text:p>
          </table:table-cell>
          <table:table-cell office:value-type="float" office:value="1707.446167" calcext:value-type="float">
            <text:p>1707.446167</text:p>
          </table:table-cell>
          <table:table-cell office:value-type="float" office:value="1777.43103" calcext:value-type="float">
            <text:p>1777.43103</text:p>
          </table:table-cell>
          <table:table-cell table:number-columns-repeated="13"/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1677.726685" calcext:value-type="float">
            <text:p>1677.726685</text:p>
          </table:table-cell>
          <table:table-cell office:value-type="float" office:value="1783.290039" calcext:value-type="float">
            <text:p>1783.290039</text:p>
          </table:table-cell>
          <table:table-cell office:value-type="float" office:value="1688.130737" calcext:value-type="float">
            <text:p>1688.130737</text:p>
          </table:table-cell>
          <table:table-cell office:value-type="float" office:value="1784.162109" calcext:value-type="float">
            <text:p>1784.162109</text:p>
          </table:table-cell>
          <table:table-cell table:number-columns-repeated="13"/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1661.145264" calcext:value-type="float">
            <text:p>1661.145264</text:p>
          </table:table-cell>
          <table:table-cell office:value-type="float" office:value="1769.332397" calcext:value-type="float">
            <text:p>1769.332397</text:p>
          </table:table-cell>
          <table:table-cell office:value-type="float" office:value="1675.17334" calcext:value-type="float">
            <text:p>1675.17334</text:p>
          </table:table-cell>
          <table:table-cell office:value-type="float" office:value="1764.77832" calcext:value-type="float">
            <text:p>1764.77832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59.006226" calcext:value-type="float">
            <text:p>1659.006226</text:p>
          </table:table-cell>
          <table:table-cell office:value-type="float" office:value="1746.730225" calcext:value-type="float">
            <text:p>1746.730225</text:p>
          </table:table-cell>
          <table:table-cell office:value-type="float" office:value="1671.488525" calcext:value-type="float">
            <text:p>1671.488525</text:p>
          </table:table-cell>
          <table:table-cell office:value-type="float" office:value="1746.182129" calcext:value-type="float">
            <text:p>1746.182129</text:p>
          </table:table-cell>
          <table:table-cell table:number-columns-repeated="13"/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1650.061279" calcext:value-type="float">
            <text:p>1650.061279</text:p>
          </table:table-cell>
          <table:table-cell office:value-type="float" office:value="1742.339233" calcext:value-type="float">
            <text:p>1742.339233</text:p>
          </table:table-cell>
          <table:table-cell office:value-type="float" office:value="1657.561401" calcext:value-type="float">
            <text:p>1657.561401</text:p>
          </table:table-cell>
          <table:table-cell office:value-type="float" office:value="1741.595215" calcext:value-type="float">
            <text:p>1741.595215</text:p>
          </table:table-cell>
          <table:table-cell table:number-columns-repeated="13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1636.616211" calcext:value-type="float">
            <text:p>1636.616211</text:p>
          </table:table-cell>
          <table:table-cell office:value-type="float" office:value="1731.562744" calcext:value-type="float">
            <text:p>1731.562744</text:p>
          </table:table-cell>
          <table:table-cell office:value-type="float" office:value="1651.583496" calcext:value-type="float">
            <text:p>1651.583496</text:p>
          </table:table-cell>
          <table:table-cell office:value-type="float" office:value="1726.920898" calcext:value-type="float">
            <text:p>1726.920898</text:p>
          </table:table-cell>
          <table:table-cell table:number-columns-repeated="13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1639.655273" calcext:value-type="float">
            <text:p>1639.655273</text:p>
          </table:table-cell>
          <table:table-cell office:value-type="float" office:value="1724.957275" calcext:value-type="float">
            <text:p>1724.957275</text:p>
          </table:table-cell>
          <table:table-cell office:value-type="float" office:value="1640.405151" calcext:value-type="float">
            <text:p>1640.405151</text:p>
          </table:table-cell>
          <table:table-cell office:value-type="float" office:value="1712.165894" calcext:value-type="float">
            <text:p>1712.165894</text:p>
          </table:table-cell>
          <table:table-cell table:number-columns-repeated="13"/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1632.181641" calcext:value-type="float">
            <text:p>1632.181641</text:p>
          </table:table-cell>
          <table:table-cell office:value-type="float" office:value="1710.659668" calcext:value-type="float">
            <text:p>1710.659668</text:p>
          </table:table-cell>
          <table:table-cell office:value-type="float" office:value="1637.86377" calcext:value-type="float">
            <text:p>1637.86377</text:p>
          </table:table-cell>
          <table:table-cell office:value-type="float" office:value="1713.976807" calcext:value-type="float">
            <text:p>1713.976807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23.215698" calcext:value-type="float">
            <text:p>1623.215698</text:p>
          </table:table-cell>
          <table:table-cell office:value-type="float" office:value="1700.229614" calcext:value-type="float">
            <text:p>1700.229614</text:p>
          </table:table-cell>
          <table:table-cell office:value-type="float" office:value="1633.679199" calcext:value-type="float">
            <text:p>1633.679199</text:p>
          </table:table-cell>
          <table:table-cell office:value-type="float" office:value="1701.521362" calcext:value-type="float">
            <text:p>1701.521362</text:p>
          </table:table-cell>
          <table:table-cell table:number-columns-repeated="13"/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1619.752441" calcext:value-type="float">
            <text:p>1619.752441</text:p>
          </table:table-cell>
          <table:table-cell office:value-type="float" office:value="1692.734985" calcext:value-type="float">
            <text:p>1692.734985</text:p>
          </table:table-cell>
          <table:table-cell office:value-type="float" office:value="1629.643799" calcext:value-type="float">
            <text:p>1629.643799</text:p>
          </table:table-cell>
          <table:table-cell office:value-type="float" office:value="1689.774658" calcext:value-type="float">
            <text:p>1689.774658</text:p>
          </table:table-cell>
          <table:table-cell table:number-columns-repeated="13"/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615.279297" calcext:value-type="float">
            <text:p>1615.279297</text:p>
          </table:table-cell>
          <table:table-cell office:value-type="float" office:value="1685.822632" calcext:value-type="float">
            <text:p>1685.822632</text:p>
          </table:table-cell>
          <table:table-cell office:value-type="float" office:value="1620.231689" calcext:value-type="float">
            <text:p>1620.231689</text:p>
          </table:table-cell>
          <table:table-cell office:value-type="float" office:value="1682.173218" calcext:value-type="float">
            <text:p>1682.173218</text:p>
          </table:table-cell>
          <table:table-cell table:number-columns-repeated="13"/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1608.990967" calcext:value-type="float">
            <text:p>1608.990967</text:p>
          </table:table-cell>
          <table:table-cell office:value-type="float" office:value="1683.794678" calcext:value-type="float">
            <text:p>1683.794678</text:p>
          </table:table-cell>
          <table:table-cell office:value-type="float" office:value="1612.642822" calcext:value-type="float">
            <text:p>1612.642822</text:p>
          </table:table-cell>
          <table:table-cell office:value-type="float" office:value="1674.936646" calcext:value-type="float">
            <text:p>1674.936646</text:p>
          </table:table-cell>
          <table:table-cell table:number-columns-repeated="13"/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1610.858521" calcext:value-type="float">
            <text:p>1610.858521</text:p>
          </table:table-cell>
          <table:table-cell office:value-type="float" office:value="1665.941406" calcext:value-type="float">
            <text:p>1665.941406</text:p>
          </table:table-cell>
          <table:table-cell office:value-type="float" office:value="1612.584595" calcext:value-type="float">
            <text:p>1612.584595</text:p>
          </table:table-cell>
          <table:table-cell office:value-type="float" office:value="1666.885498" calcext:value-type="float">
            <text:p>1666.885498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00.665894" calcext:value-type="float">
            <text:p>1600.665894</text:p>
          </table:table-cell>
          <table:table-cell office:value-type="float" office:value="1662.289551" calcext:value-type="float">
            <text:p>1662.289551</text:p>
          </table:table-cell>
          <table:table-cell office:value-type="float" office:value="1610.463013" calcext:value-type="float">
            <text:p>1610.463013</text:p>
          </table:table-cell>
          <table:table-cell office:value-type="float" office:value="1660.652344" calcext:value-type="float">
            <text:p>1660.652344</text:p>
          </table:table-cell>
          <table:table-cell table:number-columns-repeated="13"/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595.616943" calcext:value-type="float">
            <text:p>1595.616943</text:p>
          </table:table-cell>
          <table:table-cell office:value-type="float" office:value="1651.667603" calcext:value-type="float">
            <text:p>1651.667603</text:p>
          </table:table-cell>
          <table:table-cell office:value-type="float" office:value="1602.3396" calcext:value-type="float">
            <text:p>1602.3396</text:p>
          </table:table-cell>
          <table:table-cell office:value-type="float" office:value="1651.559937" calcext:value-type="float">
            <text:p>1651.559937</text:p>
          </table:table-cell>
          <table:table-cell table:number-columns-repeated="13"/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598.435425" calcext:value-type="float">
            <text:p>1598.435425</text:p>
          </table:table-cell>
          <table:table-cell office:value-type="float" office:value="1649.960693" calcext:value-type="float">
            <text:p>1649.960693</text:p>
          </table:table-cell>
          <table:table-cell office:value-type="float" office:value="1598.011963" calcext:value-type="float">
            <text:p>1598.011963</text:p>
          </table:table-cell>
          <table:table-cell office:value-type="float" office:value="1647.493652" calcext:value-type="float">
            <text:p>1647.493652</text:p>
          </table:table-cell>
          <table:table-cell table:number-columns-repeated="13"/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1592.473389" calcext:value-type="float">
            <text:p>1592.473389</text:p>
          </table:table-cell>
          <table:table-cell office:value-type="float" office:value="1639.987915" calcext:value-type="float">
            <text:p>1639.987915</text:p>
          </table:table-cell>
          <table:table-cell office:value-type="float" office:value="1599.514771" calcext:value-type="float">
            <text:p>1599.514771</text:p>
          </table:table-cell>
          <table:table-cell office:value-type="float" office:value="1640.085083" calcext:value-type="float">
            <text:p>1640.085083</text:p>
          </table:table-cell>
          <table:table-cell table:number-columns-repeated="13"/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1587.086792" calcext:value-type="float">
            <text:p>1587.086792</text:p>
          </table:table-cell>
          <table:table-cell office:value-type="float" office:value="1641.745972" calcext:value-type="float">
            <text:p>1641.745972</text:p>
          </table:table-cell>
          <table:table-cell office:value-type="float" office:value="1598.045044" calcext:value-type="float">
            <text:p>1598.045044</text:p>
          </table:table-cell>
          <table:table-cell office:value-type="float" office:value="1637.527832" calcext:value-type="float">
            <text:p>1637.527832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87.949951" calcext:value-type="float">
            <text:p>1587.949951</text:p>
          </table:table-cell>
          <table:table-cell office:value-type="float" office:value="1634.244141" calcext:value-type="float">
            <text:p>1634.244141</text:p>
          </table:table-cell>
          <table:table-cell office:value-type="float" office:value="1594.463867" calcext:value-type="float">
            <text:p>1594.463867</text:p>
          </table:table-cell>
          <table:table-cell office:value-type="float" office:value="1628.27832" calcext:value-type="float">
            <text:p>1628.27832</text:p>
          </table:table-cell>
          <table:table-cell table:number-columns-repeated="13"/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1586.220825" calcext:value-type="float">
            <text:p>1586.220825</text:p>
          </table:table-cell>
          <table:table-cell office:value-type="float" office:value="1620.563843" calcext:value-type="float">
            <text:p>1620.563843</text:p>
          </table:table-cell>
          <table:table-cell office:value-type="float" office:value="1585.035156" calcext:value-type="float">
            <text:p>1585.035156</text:p>
          </table:table-cell>
          <table:table-cell office:value-type="float" office:value="1625.238159" calcext:value-type="float">
            <text:p>1625.238159</text:p>
          </table:table-cell>
          <table:table-cell table:number-columns-repeated="13"/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1582.839844" calcext:value-type="float">
            <text:p>1582.839844</text:p>
          </table:table-cell>
          <table:table-cell office:value-type="float" office:value="1620.735962" calcext:value-type="float">
            <text:p>1620.735962</text:p>
          </table:table-cell>
          <table:table-cell office:value-type="float" office:value="1588.104004" calcext:value-type="float">
            <text:p>1588.104004</text:p>
          </table:table-cell>
          <table:table-cell office:value-type="float" office:value="1621.987183" calcext:value-type="float">
            <text:p>1621.987183</text:p>
          </table:table-cell>
          <table:table-cell table:number-columns-repeated="13"/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1580.183594" calcext:value-type="float">
            <text:p>1580.183594</text:p>
          </table:table-cell>
          <table:table-cell office:value-type="float" office:value="1623.15332" calcext:value-type="float">
            <text:p>1623.15332</text:p>
          </table:table-cell>
          <table:table-cell office:value-type="float" office:value="1583.786255" calcext:value-type="float">
            <text:p>1583.786255</text:p>
          </table:table-cell>
          <table:table-cell office:value-type="float" office:value="1615.201294" calcext:value-type="float">
            <text:p>1615.201294</text:p>
          </table:table-cell>
          <table:table-cell table:number-columns-repeated="13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581.060547" calcext:value-type="float">
            <text:p>1581.060547</text:p>
          </table:table-cell>
          <table:table-cell office:value-type="float" office:value="1609.689941" calcext:value-type="float">
            <text:p>1609.689941</text:p>
          </table:table-cell>
          <table:table-cell office:value-type="float" office:value="1579.151733" calcext:value-type="float">
            <text:p>1579.151733</text:p>
          </table:table-cell>
          <table:table-cell office:value-type="float" office:value="1614.214233" calcext:value-type="float">
            <text:p>1614.214233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72.521851" calcext:value-type="float">
            <text:p>1572.521851</text:p>
          </table:table-cell>
          <table:table-cell office:value-type="float" office:value="1612.898926" calcext:value-type="float">
            <text:p>1612.898926</text:p>
          </table:table-cell>
          <table:table-cell office:value-type="float" office:value="1578.334961" calcext:value-type="float">
            <text:p>1578.334961</text:p>
          </table:table-cell>
          <table:table-cell office:value-type="float" office:value="1610.581909" calcext:value-type="float">
            <text:p>1610.581909</text:p>
          </table:table-cell>
          <table:table-cell table:number-columns-repeated="13"/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575.266235" calcext:value-type="float">
            <text:p>1575.266235</text:p>
          </table:table-cell>
          <table:table-cell office:value-type="float" office:value="1607.07959" calcext:value-type="float">
            <text:p>1607.07959</text:p>
          </table:table-cell>
          <table:table-cell office:value-type="float" office:value="1577.20752" calcext:value-type="float">
            <text:p>1577.20752</text:p>
          </table:table-cell>
          <table:table-cell office:value-type="float" office:value="1607.031616" calcext:value-type="float">
            <text:p>1607.031616</text:p>
          </table:table-cell>
          <table:table-cell table:number-columns-repeated="13"/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1578.868164" calcext:value-type="float">
            <text:p>1578.868164</text:p>
          </table:table-cell>
          <table:table-cell office:value-type="float" office:value="1602.680908" calcext:value-type="float">
            <text:p>1602.680908</text:p>
          </table:table-cell>
          <table:table-cell office:value-type="float" office:value="1581.758179" calcext:value-type="float">
            <text:p>1581.758179</text:p>
          </table:table-cell>
          <table:table-cell office:value-type="float" office:value="1599.831665" calcext:value-type="float">
            <text:p>1599.831665</text:p>
          </table:table-cell>
          <table:table-cell table:number-columns-repeated="13"/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1571.988281" calcext:value-type="float">
            <text:p>1571.988281</text:p>
          </table:table-cell>
          <table:table-cell office:value-type="float" office:value="1603.292847" calcext:value-type="float">
            <text:p>1603.292847</text:p>
          </table:table-cell>
          <table:table-cell office:value-type="float" office:value="1577.412231" calcext:value-type="float">
            <text:p>1577.412231</text:p>
          </table:table-cell>
          <table:table-cell office:value-type="float" office:value="1602.202271" calcext:value-type="float">
            <text:p>1602.202271</text:p>
          </table:table-cell>
          <table:table-cell table:number-columns-repeated="13"/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1575.908813" calcext:value-type="float">
            <text:p>1575.908813</text:p>
          </table:table-cell>
          <table:table-cell office:value-type="float" office:value="1596.853516" calcext:value-type="float">
            <text:p>1596.853516</text:p>
          </table:table-cell>
          <table:table-cell office:value-type="float" office:value="1576.349365" calcext:value-type="float">
            <text:p>1576.349365</text:p>
          </table:table-cell>
          <table:table-cell office:value-type="float" office:value="1595.801514" calcext:value-type="float">
            <text:p>1595.801514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71.95813" calcext:value-type="float">
            <text:p>1571.95813</text:p>
          </table:table-cell>
          <table:table-cell office:value-type="float" office:value="1596.618042" calcext:value-type="float">
            <text:p>1596.618042</text:p>
          </table:table-cell>
          <table:table-cell office:value-type="float" office:value="1575.070557" calcext:value-type="float">
            <text:p>1575.070557</text:p>
          </table:table-cell>
          <table:table-cell office:value-type="float" office:value="1595.067993" calcext:value-type="float">
            <text:p>1595.067993</text:p>
          </table:table-cell>
          <table:table-cell table:number-columns-repeated="13"/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1571.002563" calcext:value-type="float">
            <text:p>1571.002563</text:p>
          </table:table-cell>
          <table:table-cell office:value-type="float" office:value="1592.250244" calcext:value-type="float">
            <text:p>1592.250244</text:p>
          </table:table-cell>
          <table:table-cell office:value-type="float" office:value="1573.569092" calcext:value-type="float">
            <text:p>1573.569092</text:p>
          </table:table-cell>
          <table:table-cell office:value-type="float" office:value="1590.99646" calcext:value-type="float">
            <text:p>1590.99646</text:p>
          </table:table-cell>
          <table:table-cell table:number-columns-repeated="13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573.554321" calcext:value-type="float">
            <text:p>1573.554321</text:p>
          </table:table-cell>
          <table:table-cell office:value-type="float" office:value="1585.527222" calcext:value-type="float">
            <text:p>1585.527222</text:p>
          </table:table-cell>
          <table:table-cell office:value-type="float" office:value="1574.736084" calcext:value-type="float">
            <text:p>1574.736084</text:p>
          </table:table-cell>
          <table:table-cell office:value-type="float" office:value="1589.8125" calcext:value-type="float">
            <text:p>1589.8125</text:p>
          </table:table-cell>
          <table:table-cell table:number-columns-repeated="13"/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1570.488037" calcext:value-type="float">
            <text:p>1570.488037</text:p>
          </table:table-cell>
          <table:table-cell office:value-type="float" office:value="1589.599365" calcext:value-type="float">
            <text:p>1589.599365</text:p>
          </table:table-cell>
          <table:table-cell office:value-type="float" office:value="1571.815674" calcext:value-type="float">
            <text:p>1571.815674</text:p>
          </table:table-cell>
          <table:table-cell office:value-type="float" office:value="1589.126831" calcext:value-type="float">
            <text:p>1589.126831</text:p>
          </table:table-cell>
          <table:table-cell table:number-columns-repeated="13"/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1569.806885" calcext:value-type="float">
            <text:p>1569.806885</text:p>
          </table:table-cell>
          <table:table-cell office:value-type="float" office:value="1589.712524" calcext:value-type="float">
            <text:p>1589.712524</text:p>
          </table:table-cell>
          <table:table-cell office:value-type="float" office:value="1567.978516" calcext:value-type="float">
            <text:p>1567.978516</text:p>
          </table:table-cell>
          <table:table-cell office:value-type="float" office:value="1590.792969" calcext:value-type="float">
            <text:p>1590.792969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0.213257" calcext:value-type="float">
            <text:p>1570.213257</text:p>
          </table:table-cell>
          <table:table-cell office:value-type="float" office:value="1586.706665" calcext:value-type="float">
            <text:p>1586.706665</text:p>
          </table:table-cell>
          <table:table-cell office:value-type="float" office:value="1569.086548" calcext:value-type="float">
            <text:p>1569.086548</text:p>
          </table:table-cell>
          <table:table-cell office:value-type="float" office:value="1585.316284" calcext:value-type="float">
            <text:p>1585.316284</text:p>
          </table:table-cell>
          <table:table-cell table:number-columns-repeated="13"/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1569.20105" calcext:value-type="float">
            <text:p>1569.20105</text:p>
          </table:table-cell>
          <table:table-cell office:value-type="float" office:value="1587.92688" calcext:value-type="float">
            <text:p>1587.92688</text:p>
          </table:table-cell>
          <table:table-cell office:value-type="float" office:value="1567.225464" calcext:value-type="float">
            <text:p>1567.225464</text:p>
          </table:table-cell>
          <table:table-cell office:value-type="float" office:value="1587.294067" calcext:value-type="float">
            <text:p>1587.294067</text:p>
          </table:table-cell>
          <table:table-cell table:number-columns-repeated="13"/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1566.179199" calcext:value-type="float">
            <text:p>1566.179199</text:p>
          </table:table-cell>
          <table:table-cell office:value-type="float" office:value="1584.800659" calcext:value-type="float">
            <text:p>1584.800659</text:p>
          </table:table-cell>
          <table:table-cell office:value-type="float" office:value="1569.904785" calcext:value-type="float">
            <text:p>1569.904785</text:p>
          </table:table-cell>
          <table:table-cell office:value-type="float" office:value="1582.447998" calcext:value-type="float">
            <text:p>1582.447998</text:p>
          </table:table-cell>
          <table:table-cell table:number-columns-repeated="13"/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1567.192993" calcext:value-type="float">
            <text:p>1567.192993</text:p>
          </table:table-cell>
          <table:table-cell office:value-type="float" office:value="1582.662964" calcext:value-type="float">
            <text:p>1582.662964</text:p>
          </table:table-cell>
          <table:table-cell office:value-type="float" office:value="1564.236328" calcext:value-type="float">
            <text:p>1564.236328</text:p>
          </table:table-cell>
          <table:table-cell office:value-type="float" office:value="1582.81543" calcext:value-type="float">
            <text:p>1582.81543</text:p>
          </table:table-cell>
          <table:table-cell table:number-columns-repeated="13"/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1566.507446" calcext:value-type="float">
            <text:p>1566.507446</text:p>
          </table:table-cell>
          <table:table-cell office:value-type="float" office:value="1577.899536" calcext:value-type="float">
            <text:p>1577.899536</text:p>
          </table:table-cell>
          <table:table-cell office:value-type="float" office:value="1567.874268" calcext:value-type="float">
            <text:p>1567.874268</text:p>
          </table:table-cell>
          <table:table-cell office:value-type="float" office:value="1581.294067" calcext:value-type="float">
            <text:p>1581.294067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65.836792" calcext:value-type="float">
            <text:p>1565.836792</text:p>
          </table:table-cell>
          <table:table-cell office:value-type="float" office:value="1580.132568" calcext:value-type="float">
            <text:p>1580.132568</text:p>
          </table:table-cell>
          <table:table-cell office:value-type="float" office:value="1566.094482" calcext:value-type="float">
            <text:p>1566.094482</text:p>
          </table:table-cell>
          <table:table-cell office:value-type="float" office:value="1577.246582" calcext:value-type="float">
            <text:p>1577.246582</text:p>
          </table:table-cell>
          <table:table-cell table:number-columns-repeated="13"/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1565.994873" calcext:value-type="float">
            <text:p>1565.994873</text:p>
          </table:table-cell>
          <table:table-cell office:value-type="float" office:value="1577.805298" calcext:value-type="float">
            <text:p>1577.805298</text:p>
          </table:table-cell>
          <table:table-cell office:value-type="float" office:value="1568.560669" calcext:value-type="float">
            <text:p>1568.560669</text:p>
          </table:table-cell>
          <table:table-cell office:value-type="float" office:value="1576.319214" calcext:value-type="float">
            <text:p>1576.319214</text:p>
          </table:table-cell>
          <table:table-cell table:number-columns-repeated="13"/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1567.682251" calcext:value-type="float">
            <text:p>1567.682251</text:p>
          </table:table-cell>
          <table:table-cell office:value-type="float" office:value="1577.799194" calcext:value-type="float">
            <text:p>1577.799194</text:p>
          </table:table-cell>
          <table:table-cell office:value-type="float" office:value="1568.81665" calcext:value-type="float">
            <text:p>1568.81665</text:p>
          </table:table-cell>
          <table:table-cell office:value-type="float" office:value="1577.918457" calcext:value-type="float">
            <text:p>1577.918457</text:p>
          </table:table-cell>
          <table:table-cell table:number-columns-repeated="13"/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1564.769775" calcext:value-type="float">
            <text:p>1564.769775</text:p>
          </table:table-cell>
          <table:table-cell office:value-type="float" office:value="1570.757568" calcext:value-type="float">
            <text:p>1570.757568</text:p>
          </table:table-cell>
          <table:table-cell office:value-type="float" office:value="1567.02417" calcext:value-type="float">
            <text:p>1567.02417</text:p>
          </table:table-cell>
          <table:table-cell office:value-type="float" office:value="1569.935425" calcext:value-type="float">
            <text:p>1569.935425</text:p>
          </table:table-cell>
          <table:table-cell table:number-columns-repeated="13"/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1565.830688" calcext:value-type="float">
            <text:p>1565.830688</text:p>
          </table:table-cell>
          <table:table-cell office:value-type="float" office:value="1574.728882" calcext:value-type="float">
            <text:p>1574.728882</text:p>
          </table:table-cell>
          <table:table-cell office:value-type="float" office:value="1563.796875" calcext:value-type="float">
            <text:p>1563.796875</text:p>
          </table:table-cell>
          <table:table-cell office:value-type="float" office:value="1575.754395" calcext:value-type="float">
            <text:p>1575.754395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61.972046" calcext:value-type="float">
            <text:p>1561.972046</text:p>
          </table:table-cell>
          <table:table-cell office:value-type="float" office:value="1574.164307" calcext:value-type="float">
            <text:p>1574.164307</text:p>
          </table:table-cell>
          <table:table-cell office:value-type="float" office:value="1564.561768" calcext:value-type="float">
            <text:p>1564.561768</text:p>
          </table:table-cell>
          <table:table-cell office:value-type="float" office:value="1574.692017" calcext:value-type="float">
            <text:p>1574.692017</text:p>
          </table:table-cell>
          <table:table-cell table:number-columns-repeated="13"/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1566.374634" calcext:value-type="float">
            <text:p>1566.374634</text:p>
          </table:table-cell>
          <table:table-cell office:value-type="float" office:value="1571.349121" calcext:value-type="float">
            <text:p>1571.349121</text:p>
          </table:table-cell>
          <table:table-cell office:value-type="float" office:value="1566.876709" calcext:value-type="float">
            <text:p>1566.876709</text:p>
          </table:table-cell>
          <table:table-cell office:value-type="float" office:value="1571.923584" calcext:value-type="float">
            <text:p>1571.923584</text:p>
          </table:table-cell>
          <table:table-cell table:number-columns-repeated="13"/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1563.260986" calcext:value-type="float">
            <text:p>1563.260986</text:p>
          </table:table-cell>
          <table:table-cell office:value-type="float" office:value="1572.332886" calcext:value-type="float">
            <text:p>1572.332886</text:p>
          </table:table-cell>
          <table:table-cell office:value-type="float" office:value="1564.174438" calcext:value-type="float">
            <text:p>1564.174438</text:p>
          </table:table-cell>
          <table:table-cell office:value-type="float" office:value="1572.833984" calcext:value-type="float">
            <text:p>1572.833984</text:p>
          </table:table-cell>
          <table:table-cell table:number-columns-repeated="13"/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1566.239868" calcext:value-type="float">
            <text:p>1566.239868</text:p>
          </table:table-cell>
          <table:table-cell office:value-type="float" office:value="1572.843384" calcext:value-type="float">
            <text:p>1572.843384</text:p>
          </table:table-cell>
          <table:table-cell office:value-type="float" office:value="1563.719238" calcext:value-type="float">
            <text:p>1563.719238</text:p>
          </table:table-cell>
          <table:table-cell office:value-type="float" office:value="1571.660767" calcext:value-type="float">
            <text:p>1571.660767</text:p>
          </table:table-cell>
          <table:table-cell table:number-columns-repeated="13"/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1567.102905" calcext:value-type="float">
            <text:p>1567.102905</text:p>
          </table:table-cell>
          <table:table-cell office:value-type="float" office:value="1568.182129" calcext:value-type="float">
            <text:p>1568.182129</text:p>
          </table:table-cell>
          <table:table-cell office:value-type="float" office:value="1563.754028" calcext:value-type="float">
            <text:p>1563.754028</text:p>
          </table:table-cell>
          <table:table-cell office:value-type="float" office:value="1570.94104" calcext:value-type="float">
            <text:p>1570.94104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64.621216" calcext:value-type="float">
            <text:p>1564.621216</text:p>
          </table:table-cell>
          <table:table-cell office:value-type="float" office:value="1569.713867" calcext:value-type="float">
            <text:p>1569.713867</text:p>
          </table:table-cell>
          <table:table-cell office:value-type="float" office:value="1564.000977" calcext:value-type="float">
            <text:p>1564.000977</text:p>
          </table:table-cell>
          <table:table-cell office:value-type="float" office:value="1570.433716" calcext:value-type="float">
            <text:p>1570.433716</text:p>
          </table:table-cell>
          <table:table-cell table:number-columns-repeated="13"/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1564.16748" calcext:value-type="float">
            <text:p>1564.16748</text:p>
          </table:table-cell>
          <table:table-cell office:value-type="float" office:value="1569.594849" calcext:value-type="float">
            <text:p>1569.594849</text:p>
          </table:table-cell>
          <table:table-cell office:value-type="float" office:value="1566.454834" calcext:value-type="float">
            <text:p>1566.454834</text:p>
          </table:table-cell>
          <table:table-cell office:value-type="float" office:value="1567.091919" calcext:value-type="float">
            <text:p>1567.091919</text:p>
          </table:table-cell>
          <table:table-cell table:number-columns-repeated="13"/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1561.192017" calcext:value-type="float">
            <text:p>1561.192017</text:p>
          </table:table-cell>
          <table:table-cell office:value-type="float" office:value="1570.633057" calcext:value-type="float">
            <text:p>1570.633057</text:p>
          </table:table-cell>
          <table:table-cell office:value-type="float" office:value="1564.176147" calcext:value-type="float">
            <text:p>1564.176147</text:p>
          </table:table-cell>
          <table:table-cell office:value-type="float" office:value="1570.143677" calcext:value-type="float">
            <text:p>1570.143677</text:p>
          </table:table-cell>
          <table:table-cell table:number-columns-repeated="13"/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1591.458008" calcext:value-type="float">
            <text:p>1591.458008</text:p>
          </table:table-cell>
          <table:table-cell office:value-type="float" office:value="1622.526245" calcext:value-type="float">
            <text:p>1622.526245</text:p>
          </table:table-cell>
          <table:table-cell office:value-type="float" office:value="1517.563232" calcext:value-type="float">
            <text:p>1517.563232</text:p>
          </table:table-cell>
          <table:table-cell office:value-type="float" office:value="1533.781738" calcext:value-type="float">
            <text:p>1533.781738</text:p>
          </table:table-cell>
          <table:table-cell table:number-columns-repeated="13"/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1599.962036" calcext:value-type="float">
            <text:p>1599.962036</text:p>
          </table:table-cell>
          <table:table-cell office:value-type="float" office:value="1642.116089" calcext:value-type="float">
            <text:p>1642.116089</text:p>
          </table:table-cell>
          <table:table-cell office:value-type="float" office:value="1527.97998" calcext:value-type="float">
            <text:p>1527.97998</text:p>
          </table:table-cell>
          <table:table-cell office:value-type="float" office:value="1525.355225" calcext:value-type="float">
            <text:p>1525.355225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22.258301" calcext:value-type="float">
            <text:p>1622.258301</text:p>
          </table:table-cell>
          <table:table-cell office:value-type="float" office:value="1669.776489" calcext:value-type="float">
            <text:p>1669.776489</text:p>
          </table:table-cell>
          <table:table-cell office:value-type="float" office:value="1542.832153" calcext:value-type="float">
            <text:p>1542.832153</text:p>
          </table:table-cell>
          <table:table-cell office:value-type="float" office:value="1548.654785" calcext:value-type="float">
            <text:p>1548.654785</text:p>
          </table:table-cell>
          <table:table-cell table:number-columns-repeated="13"/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1659.197388" calcext:value-type="float">
            <text:p>1659.197388</text:p>
          </table:table-cell>
          <table:table-cell office:value-type="float" office:value="1667.733154" calcext:value-type="float">
            <text:p>1667.733154</text:p>
          </table:table-cell>
          <table:table-cell office:value-type="float" office:value="1569.845825" calcext:value-type="float">
            <text:p>1569.845825</text:p>
          </table:table-cell>
          <table:table-cell office:value-type="float" office:value="1578.333008" calcext:value-type="float">
            <text:p>1578.333008</text:p>
          </table:table-cell>
          <table:table-cell table:number-columns-repeated="13"/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1667.203247" calcext:value-type="float">
            <text:p>1667.203247</text:p>
          </table:table-cell>
          <table:table-cell office:value-type="float" office:value="1655.010376" calcext:value-type="float">
            <text:p>1655.010376</text:p>
          </table:table-cell>
          <table:table-cell office:value-type="float" office:value="1626.964966" calcext:value-type="float">
            <text:p>1626.964966</text:p>
          </table:table-cell>
          <table:table-cell office:value-type="float" office:value="1612.961182" calcext:value-type="float">
            <text:p>1612.961182</text:p>
          </table:table-cell>
          <table:table-cell table:number-columns-repeated="13"/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660.367432" calcext:value-type="float">
            <text:p>1660.367432</text:p>
          </table:table-cell>
          <table:table-cell office:value-type="float" office:value="1699.802856" calcext:value-type="float">
            <text:p>1699.802856</text:p>
          </table:table-cell>
          <table:table-cell office:value-type="float" office:value="1629.488159" calcext:value-type="float">
            <text:p>1629.488159</text:p>
          </table:table-cell>
          <table:table-cell office:value-type="float" office:value="1649.871948" calcext:value-type="float">
            <text:p>1649.871948</text:p>
          </table:table-cell>
          <table:table-cell table:number-columns-repeated="13"/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1645.473755" calcext:value-type="float">
            <text:p>1645.473755</text:p>
          </table:table-cell>
          <table:table-cell office:value-type="float" office:value="1700.959961" calcext:value-type="float">
            <text:p>1700.959961</text:p>
          </table:table-cell>
          <table:table-cell office:value-type="float" office:value="1668.142822" calcext:value-type="float">
            <text:p>1668.142822</text:p>
          </table:table-cell>
          <table:table-cell office:value-type="float" office:value="1704.133911" calcext:value-type="float">
            <text:p>1704.133911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77.0625" calcext:value-type="float">
            <text:p>1677.0625</text:p>
          </table:table-cell>
          <table:table-cell office:value-type="float" office:value="1700.096436" calcext:value-type="float">
            <text:p>1700.096436</text:p>
          </table:table-cell>
          <table:table-cell office:value-type="float" office:value="1689.592163" calcext:value-type="float">
            <text:p>1689.592163</text:p>
          </table:table-cell>
          <table:table-cell office:value-type="float" office:value="1716.758423" calcext:value-type="float">
            <text:p>1716.758423</text:p>
          </table:table-cell>
          <table:table-cell table:number-columns-repeated="13"/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1684.000122" calcext:value-type="float">
            <text:p>1684.000122</text:p>
          </table:table-cell>
          <table:table-cell office:value-type="float" office:value="1762.631836" calcext:value-type="float">
            <text:p>1762.631836</text:p>
          </table:table-cell>
          <table:table-cell office:value-type="float" office:value="1694.886597" calcext:value-type="float">
            <text:p>1694.886597</text:p>
          </table:table-cell>
          <table:table-cell office:value-type="float" office:value="1774.837769" calcext:value-type="float">
            <text:p>1774.837769</text:p>
          </table:table-cell>
          <table:table-cell table:number-columns-repeated="13"/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1712.042358" calcext:value-type="float">
            <text:p>1712.042358</text:p>
          </table:table-cell>
          <table:table-cell office:value-type="float" office:value="1769.614746" calcext:value-type="float">
            <text:p>1769.614746</text:p>
          </table:table-cell>
          <table:table-cell office:value-type="float" office:value="1715.843506" calcext:value-type="float">
            <text:p>1715.843506</text:p>
          </table:table-cell>
          <table:table-cell office:value-type="float" office:value="1778.843872" calcext:value-type="float">
            <text:p>1778.843872</text:p>
          </table:table-cell>
          <table:table-cell table:number-columns-repeated="13"/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1738.657471" calcext:value-type="float">
            <text:p>1738.657471</text:p>
          </table:table-cell>
          <table:table-cell office:value-type="float" office:value="1773.074829" calcext:value-type="float">
            <text:p>1773.074829</text:p>
          </table:table-cell>
          <table:table-cell office:value-type="float" office:value="1738.205566" calcext:value-type="float">
            <text:p>1738.205566</text:p>
          </table:table-cell>
          <table:table-cell office:value-type="float" office:value="1785.292725" calcext:value-type="float">
            <text:p>1785.292725</text:p>
          </table:table-cell>
          <table:table-cell table:number-columns-repeated="13"/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1750.047729" calcext:value-type="float">
            <text:p>1750.047729</text:p>
          </table:table-cell>
          <table:table-cell office:value-type="float" office:value="1816.927002" calcext:value-type="float">
            <text:p>1816.927002</text:p>
          </table:table-cell>
          <table:table-cell office:value-type="float" office:value="1749.564819" calcext:value-type="float">
            <text:p>1749.564819</text:p>
          </table:table-cell>
          <table:table-cell office:value-type="float" office:value="1830.612549" calcext:value-type="float">
            <text:p>1830.612549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59.182861" calcext:value-type="float">
            <text:p>1759.182861</text:p>
          </table:table-cell>
          <table:table-cell office:value-type="float" office:value="1808.195557" calcext:value-type="float">
            <text:p>1808.195557</text:p>
          </table:table-cell>
          <table:table-cell office:value-type="float" office:value="1757.174561" calcext:value-type="float">
            <text:p>1757.174561</text:p>
          </table:table-cell>
          <table:table-cell office:value-type="float" office:value="1821.21167" calcext:value-type="float">
            <text:p>1821.21167</text:p>
          </table:table-cell>
          <table:table-cell table:number-columns-repeated="13"/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1767.782471" calcext:value-type="float">
            <text:p>1767.782471</text:p>
          </table:table-cell>
          <table:table-cell office:value-type="float" office:value="1816.949097" calcext:value-type="float">
            <text:p>1816.949097</text:p>
          </table:table-cell>
          <table:table-cell office:value-type="float" office:value="1769.96521" calcext:value-type="float">
            <text:p>1769.96521</text:p>
          </table:table-cell>
          <table:table-cell office:value-type="float" office:value="1826.709717" calcext:value-type="float">
            <text:p>1826.709717</text:p>
          </table:table-cell>
          <table:table-cell table:number-columns-repeated="13"/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1742.597412" calcext:value-type="float">
            <text:p>1742.597412</text:p>
          </table:table-cell>
          <table:table-cell office:value-type="float" office:value="1859.128906" calcext:value-type="float">
            <text:p>1859.128906</text:p>
          </table:table-cell>
          <table:table-cell office:value-type="float" office:value="1757.22937" calcext:value-type="float">
            <text:p>1757.22937</text:p>
          </table:table-cell>
          <table:table-cell office:value-type="float" office:value="1855.056519" calcext:value-type="float">
            <text:p>1855.056519</text:p>
          </table:table-cell>
          <table:table-cell table:number-columns-repeated="13"/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1743.671875" calcext:value-type="float">
            <text:p>1743.671875</text:p>
          </table:table-cell>
          <table:table-cell office:value-type="float" office:value="1858.388184" calcext:value-type="float">
            <text:p>1858.388184</text:p>
          </table:table-cell>
          <table:table-cell office:value-type="float" office:value="1742.202393" calcext:value-type="float">
            <text:p>1742.202393</text:p>
          </table:table-cell>
          <table:table-cell office:value-type="float" office:value="1857.937744" calcext:value-type="float">
            <text:p>1857.937744</text:p>
          </table:table-cell>
          <table:table-cell table:number-columns-repeated="13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1761.98291" calcext:value-type="float">
            <text:p>1761.98291</text:p>
          </table:table-cell>
          <table:table-cell office:value-type="float" office:value="1828.506836" calcext:value-type="float">
            <text:p>1828.506836</text:p>
          </table:table-cell>
          <table:table-cell office:value-type="float" office:value="1759.952759" calcext:value-type="float">
            <text:p>1759.952759</text:p>
          </table:table-cell>
          <table:table-cell office:value-type="float" office:value="1842.046387" calcext:value-type="float">
            <text:p>1842.046387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49.018921" calcext:value-type="float">
            <text:p>1749.018921</text:p>
          </table:table-cell>
          <table:table-cell office:value-type="float" office:value="1856.525757" calcext:value-type="float">
            <text:p>1856.525757</text:p>
          </table:table-cell>
          <table:table-cell office:value-type="float" office:value="1755.288452" calcext:value-type="float">
            <text:p>1755.288452</text:p>
          </table:table-cell>
          <table:table-cell office:value-type="float" office:value="1864.880615" calcext:value-type="float">
            <text:p>1864.880615</text:p>
          </table:table-cell>
          <table:table-cell table:number-columns-repeated="13"/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1745.593506" calcext:value-type="float">
            <text:p>1745.593506</text:p>
          </table:table-cell>
          <table:table-cell office:value-type="float" office:value="1855.628052" calcext:value-type="float">
            <text:p>1855.628052</text:p>
          </table:table-cell>
          <table:table-cell office:value-type="float" office:value="1746.378662" calcext:value-type="float">
            <text:p>1746.378662</text:p>
          </table:table-cell>
          <table:table-cell office:value-type="float" office:value="1859.636719" calcext:value-type="float">
            <text:p>1859.636719</text:p>
          </table:table-cell>
          <table:table-cell table:number-columns-repeated="13"/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1760.297607" calcext:value-type="float">
            <text:p>1760.297607</text:p>
          </table:table-cell>
          <table:table-cell office:value-type="float" office:value="1840.10437" calcext:value-type="float">
            <text:p>1840.10437</text:p>
          </table:table-cell>
          <table:table-cell office:value-type="float" office:value="1759.769531" calcext:value-type="float">
            <text:p>1759.769531</text:p>
          </table:table-cell>
          <table:table-cell office:value-type="float" office:value="1847.72522" calcext:value-type="float">
            <text:p>1847.72522</text:p>
          </table:table-cell>
          <table:table-cell table:number-columns-repeated="13"/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1750.232178" calcext:value-type="float">
            <text:p>1750.232178</text:p>
          </table:table-cell>
          <table:table-cell office:value-type="float" office:value="1861.240967" calcext:value-type="float">
            <text:p>1861.240967</text:p>
          </table:table-cell>
          <table:table-cell office:value-type="float" office:value="1753.477295" calcext:value-type="float">
            <text:p>1753.477295</text:p>
          </table:table-cell>
          <table:table-cell office:value-type="float" office:value="1866.869141" calcext:value-type="float">
            <text:p>1866.869141</text:p>
          </table:table-cell>
          <table:table-cell table:number-columns-repeated="13"/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1749.271729" calcext:value-type="float">
            <text:p>1749.271729</text:p>
          </table:table-cell>
          <table:table-cell office:value-type="float" office:value="1857.577393" calcext:value-type="float">
            <text:p>1857.577393</text:p>
          </table:table-cell>
          <table:table-cell office:value-type="float" office:value="1750.711914" calcext:value-type="float">
            <text:p>1750.711914</text:p>
          </table:table-cell>
          <table:table-cell office:value-type="float" office:value="1859.831665" calcext:value-type="float">
            <text:p>1859.831665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65.175049" calcext:value-type="float">
            <text:p>1765.175049</text:p>
          </table:table-cell>
          <table:table-cell office:value-type="float" office:value="1844.076294" calcext:value-type="float">
            <text:p>1844.076294</text:p>
          </table:table-cell>
          <table:table-cell office:value-type="float" office:value="1765.433838" calcext:value-type="float">
            <text:p>1765.433838</text:p>
          </table:table-cell>
          <table:table-cell office:value-type="float" office:value="1850.75769" calcext:value-type="float">
            <text:p>1850.75769</text:p>
          </table:table-cell>
          <table:table-cell table:number-columns-repeated="13"/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1751.457153" calcext:value-type="float">
            <text:p>1751.457153</text:p>
          </table:table-cell>
          <table:table-cell office:value-type="float" office:value="1859.627319" calcext:value-type="float">
            <text:p>1859.627319</text:p>
          </table:table-cell>
          <table:table-cell office:value-type="float" office:value="1756.229736" calcext:value-type="float">
            <text:p>1756.229736</text:p>
          </table:table-cell>
          <table:table-cell office:value-type="float" office:value="1866.916382" calcext:value-type="float">
            <text:p>1866.916382</text:p>
          </table:table-cell>
          <table:table-cell table:number-columns-repeated="1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753.37793" calcext:value-type="float">
            <text:p>1753.37793</text:p>
          </table:table-cell>
          <table:table-cell office:value-type="float" office:value="1860.445068" calcext:value-type="float">
            <text:p>1860.445068</text:p>
          </table:table-cell>
          <table:table-cell office:value-type="float" office:value="1756.611328" calcext:value-type="float">
            <text:p>1756.611328</text:p>
          </table:table-cell>
          <table:table-cell office:value-type="float" office:value="1866.223877" calcext:value-type="float">
            <text:p>1866.223877</text:p>
          </table:table-cell>
          <table:table-cell table:number-columns-repeated="13"/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1762.4552" calcext:value-type="float">
            <text:p>1762.4552</text:p>
          </table:table-cell>
          <table:table-cell office:value-type="float" office:value="1853.727783" calcext:value-type="float">
            <text:p>1853.727783</text:p>
          </table:table-cell>
          <table:table-cell office:value-type="float" office:value="1762.785156" calcext:value-type="float">
            <text:p>1762.785156</text:p>
          </table:table-cell>
          <table:table-cell office:value-type="float" office:value="1858.996094" calcext:value-type="float">
            <text:p>1858.996094</text:p>
          </table:table-cell>
          <table:table-cell table:number-columns-repeated="13"/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1751.628662" calcext:value-type="float">
            <text:p>1751.628662</text:p>
          </table:table-cell>
          <table:table-cell office:value-type="float" office:value="1864.768188" calcext:value-type="float">
            <text:p>1864.768188</text:p>
          </table:table-cell>
          <table:table-cell office:value-type="float" office:value="1755.366089" calcext:value-type="float">
            <text:p>1755.366089</text:p>
          </table:table-cell>
          <table:table-cell office:value-type="float" office:value="1868.919922" calcext:value-type="float">
            <text:p>1868.919922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61.542725" calcext:value-type="float">
            <text:p>1761.542725</text:p>
          </table:table-cell>
          <table:table-cell office:value-type="float" office:value="1857.326294" calcext:value-type="float">
            <text:p>1857.326294</text:p>
          </table:table-cell>
          <table:table-cell office:value-type="float" office:value="1762.413574" calcext:value-type="float">
            <text:p>1762.413574</text:p>
          </table:table-cell>
          <table:table-cell office:value-type="float" office:value="1862.71167" calcext:value-type="float">
            <text:p>1862.71167</text:p>
          </table:table-cell>
          <table:table-cell table:number-columns-repeated="13"/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1768.652466" calcext:value-type="float">
            <text:p>1768.652466</text:p>
          </table:table-cell>
          <table:table-cell office:value-type="float" office:value="1854.510986" calcext:value-type="float">
            <text:p>1854.510986</text:p>
          </table:table-cell>
          <table:table-cell office:value-type="float" office:value="1766.766357" calcext:value-type="float">
            <text:p>1766.766357</text:p>
          </table:table-cell>
          <table:table-cell office:value-type="float" office:value="1863.240234" calcext:value-type="float">
            <text:p>1863.240234</text:p>
          </table:table-cell>
          <table:table-cell table:number-columns-repeated="13"/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758.47168" calcext:value-type="float">
            <text:p>1758.47168</text:p>
          </table:table-cell>
          <table:table-cell office:value-type="float" office:value="1867.417114" calcext:value-type="float">
            <text:p>1867.417114</text:p>
          </table:table-cell>
          <table:table-cell office:value-type="float" office:value="1759.119263" calcext:value-type="float">
            <text:p>1759.119263</text:p>
          </table:table-cell>
          <table:table-cell office:value-type="float" office:value="1871.857788" calcext:value-type="float">
            <text:p>1871.857788</text:p>
          </table:table-cell>
          <table:table-cell table:number-columns-repeated="13"/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1766.095459" calcext:value-type="float">
            <text:p>1766.095459</text:p>
          </table:table-cell>
          <table:table-cell office:value-type="float" office:value="1859.639404" calcext:value-type="float">
            <text:p>1859.639404</text:p>
          </table:table-cell>
          <table:table-cell office:value-type="float" office:value="1763.099121" calcext:value-type="float">
            <text:p>1763.099121</text:p>
          </table:table-cell>
          <table:table-cell office:value-type="float" office:value="1866.396973" calcext:value-type="float">
            <text:p>1866.396973</text:p>
          </table:table-cell>
          <table:table-cell table:number-columns-repeated="13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1769.612305" calcext:value-type="float">
            <text:p>1769.612305</text:p>
          </table:table-cell>
          <table:table-cell office:value-type="float" office:value="1862.399292" calcext:value-type="float">
            <text:p>1862.399292</text:p>
          </table:table-cell>
          <table:table-cell office:value-type="float" office:value="1771.968262" calcext:value-type="float">
            <text:p>1771.968262</text:p>
          </table:table-cell>
          <table:table-cell office:value-type="float" office:value="1867.43689" calcext:value-type="float">
            <text:p>1867.43689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62.164673" calcext:value-type="float">
            <text:p>1762.164673</text:p>
          </table:table-cell>
          <table:table-cell office:value-type="float" office:value="1872.841675" calcext:value-type="float">
            <text:p>1872.841675</text:p>
          </table:table-cell>
          <table:table-cell office:value-type="float" office:value="1762.338745" calcext:value-type="float">
            <text:p>1762.338745</text:p>
          </table:table-cell>
          <table:table-cell office:value-type="float" office:value="1875.680298" calcext:value-type="float">
            <text:p>1875.680298</text:p>
          </table:table-cell>
          <table:table-cell table:number-columns-repeated="13"/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1768.629517" calcext:value-type="float">
            <text:p>1768.629517</text:p>
          </table:table-cell>
          <table:table-cell office:value-type="float" office:value="1861.868774" calcext:value-type="float">
            <text:p>1861.868774</text:p>
          </table:table-cell>
          <table:table-cell office:value-type="float" office:value="1767.976807" calcext:value-type="float">
            <text:p>1767.976807</text:p>
          </table:table-cell>
          <table:table-cell office:value-type="float" office:value="1868.861328" calcext:value-type="float">
            <text:p>1868.861328</text:p>
          </table:table-cell>
          <table:table-cell table:number-columns-repeated="13"/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1769.810791" calcext:value-type="float">
            <text:p>1769.810791</text:p>
          </table:table-cell>
          <table:table-cell office:value-type="float" office:value="1865.601562" calcext:value-type="float">
            <text:p>1865.601562</text:p>
          </table:table-cell>
          <table:table-cell office:value-type="float" office:value="1772.063965" calcext:value-type="float">
            <text:p>1772.063965</text:p>
          </table:table-cell>
          <table:table-cell office:value-type="float" office:value="1875.310547" calcext:value-type="float">
            <text:p>1875.310547</text:p>
          </table:table-cell>
          <table:table-cell table:number-columns-repeated="13"/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1766.153076" calcext:value-type="float">
            <text:p>1766.153076</text:p>
          </table:table-cell>
          <table:table-cell office:value-type="float" office:value="1873.059204" calcext:value-type="float">
            <text:p>1873.059204</text:p>
          </table:table-cell>
          <table:table-cell office:value-type="float" office:value="1767.044067" calcext:value-type="float">
            <text:p>1767.044067</text:p>
          </table:table-cell>
          <table:table-cell office:value-type="float" office:value="1880.395752" calcext:value-type="float">
            <text:p>1880.395752</text:p>
          </table:table-cell>
          <table:table-cell table:number-columns-repeated="13"/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1771.235962" calcext:value-type="float">
            <text:p>1771.235962</text:p>
          </table:table-cell>
          <table:table-cell office:value-type="float" office:value="1867.758179" calcext:value-type="float">
            <text:p>1867.758179</text:p>
          </table:table-cell>
          <table:table-cell office:value-type="float" office:value="1773.090332" calcext:value-type="float">
            <text:p>1773.090332</text:p>
          </table:table-cell>
          <table:table-cell office:value-type="float" office:value="1871.598999" calcext:value-type="float">
            <text:p>1871.598999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72.457764" calcext:value-type="float">
            <text:p>1772.457764</text:p>
          </table:table-cell>
          <table:table-cell office:value-type="float" office:value="1869.765381" calcext:value-type="float">
            <text:p>1869.765381</text:p>
          </table:table-cell>
          <table:table-cell office:value-type="float" office:value="1775.520264" calcext:value-type="float">
            <text:p>1775.520264</text:p>
          </table:table-cell>
          <table:table-cell office:value-type="float" office:value="1876.653809" calcext:value-type="float">
            <text:p>1876.653809</text:p>
          </table:table-cell>
          <table:table-cell table:number-columns-repeated="13"/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1768.336182" calcext:value-type="float">
            <text:p>1768.336182</text:p>
          </table:table-cell>
          <table:table-cell office:value-type="float" office:value="1872.626099" calcext:value-type="float">
            <text:p>1872.626099</text:p>
          </table:table-cell>
          <table:table-cell office:value-type="float" office:value="1771.01062" calcext:value-type="float">
            <text:p>1771.01062</text:p>
          </table:table-cell>
          <table:table-cell office:value-type="float" office:value="1876.598755" calcext:value-type="float">
            <text:p>1876.598755</text:p>
          </table:table-cell>
          <table:table-cell table:number-columns-repeated="13"/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1774.861328" calcext:value-type="float">
            <text:p>1774.861328</text:p>
          </table:table-cell>
          <table:table-cell office:value-type="float" office:value="1866.529053" calcext:value-type="float">
            <text:p>1866.529053</text:p>
          </table:table-cell>
          <table:table-cell office:value-type="float" office:value="1771.101196" calcext:value-type="float">
            <text:p>1771.101196</text:p>
          </table:table-cell>
          <table:table-cell office:value-type="float" office:value="1875.04541" calcext:value-type="float">
            <text:p>1875.04541</text:p>
          </table:table-cell>
          <table:table-cell table:number-columns-repeated="13"/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1772.248657" calcext:value-type="float">
            <text:p>1772.248657</text:p>
          </table:table-cell>
          <table:table-cell office:value-type="float" office:value="1871.795044" calcext:value-type="float">
            <text:p>1871.795044</text:p>
          </table:table-cell>
          <table:table-cell office:value-type="float" office:value="1774.115845" calcext:value-type="float">
            <text:p>1774.115845</text:p>
          </table:table-cell>
          <table:table-cell office:value-type="float" office:value="1880.139282" calcext:value-type="float">
            <text:p>1880.139282</text:p>
          </table:table-cell>
          <table:table-cell table:number-columns-repeated="13"/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1769.074341" calcext:value-type="float">
            <text:p>1769.074341</text:p>
          </table:table-cell>
          <table:table-cell office:value-type="float" office:value="1875.696045" calcext:value-type="float">
            <text:p>1875.696045</text:p>
          </table:table-cell>
          <table:table-cell office:value-type="float" office:value="1769.812256" calcext:value-type="float">
            <text:p>1769.812256</text:p>
          </table:table-cell>
          <table:table-cell office:value-type="float" office:value="1882.130005" calcext:value-type="float">
            <text:p>1882.130005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73.043457" calcext:value-type="float">
            <text:p>1773.043457</text:p>
          </table:table-cell>
          <table:table-cell office:value-type="float" office:value="1869.625732" calcext:value-type="float">
            <text:p>1869.625732</text:p>
          </table:table-cell>
          <table:table-cell office:value-type="float" office:value="1776.657227" calcext:value-type="float">
            <text:p>1776.657227</text:p>
          </table:table-cell>
          <table:table-cell office:value-type="float" office:value="1874.69519" calcext:value-type="float">
            <text:p>1874.69519</text:p>
          </table:table-cell>
          <table:table-cell table:number-columns-repeated="13"/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1773.587402" calcext:value-type="float">
            <text:p>1773.587402</text:p>
          </table:table-cell>
          <table:table-cell office:value-type="float" office:value="1872.340088" calcext:value-type="float">
            <text:p>1872.340088</text:p>
          </table:table-cell>
          <table:table-cell office:value-type="float" office:value="1773.848267" calcext:value-type="float">
            <text:p>1773.848267</text:p>
          </table:table-cell>
          <table:table-cell office:value-type="float" office:value="1883.272339" calcext:value-type="float">
            <text:p>1883.272339</text:p>
          </table:table-cell>
          <table:table-cell table:number-columns-repeated="13"/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1768.805298" calcext:value-type="float">
            <text:p>1768.805298</text:p>
          </table:table-cell>
          <table:table-cell office:value-type="float" office:value="1877.090332" calcext:value-type="float">
            <text:p>1877.090332</text:p>
          </table:table-cell>
          <table:table-cell office:value-type="float" office:value="1769.821533" calcext:value-type="float">
            <text:p>1769.821533</text:p>
          </table:table-cell>
          <table:table-cell office:value-type="float" office:value="1883.795044" calcext:value-type="float">
            <text:p>1883.795044</text:p>
          </table:table-cell>
          <table:table-cell table:number-columns-repeated="13"/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1777.419434" calcext:value-type="float">
            <text:p>1777.419434</text:p>
          </table:table-cell>
          <table:table-cell office:value-type="float" office:value="1873.635132" calcext:value-type="float">
            <text:p>1873.635132</text:p>
          </table:table-cell>
          <table:table-cell office:value-type="float" office:value="1775.472412" calcext:value-type="float">
            <text:p>1775.472412</text:p>
          </table:table-cell>
          <table:table-cell office:value-type="float" office:value="1880.666016" calcext:value-type="float">
            <text:p>1880.666016</text:p>
          </table:table-cell>
          <table:table-cell table:number-columns-repeated="13"/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1773.068481" calcext:value-type="float">
            <text:p>1773.068481</text:p>
          </table:table-cell>
          <table:table-cell office:value-type="float" office:value="1877.888672" calcext:value-type="float">
            <text:p>1877.888672</text:p>
          </table:table-cell>
          <table:table-cell office:value-type="float" office:value="1773.818115" calcext:value-type="float">
            <text:p>1773.818115</text:p>
          </table:table-cell>
          <table:table-cell office:value-type="float" office:value="1885.852051" calcext:value-type="float">
            <text:p>1885.852051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73.794922" calcext:value-type="float">
            <text:p>1773.794922</text:p>
          </table:table-cell>
          <table:table-cell office:value-type="float" office:value="1877.708008" calcext:value-type="float">
            <text:p>1877.708008</text:p>
          </table:table-cell>
          <table:table-cell office:value-type="float" office:value="1772.839844" calcext:value-type="float">
            <text:p>1772.839844</text:p>
          </table:table-cell>
          <table:table-cell office:value-type="float" office:value="1886.832031" calcext:value-type="float">
            <text:p>1886.832031</text:p>
          </table:table-cell>
          <table:table-cell table:number-columns-repeated="13"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777.590942" calcext:value-type="float">
            <text:p>1777.590942</text:p>
          </table:table-cell>
          <table:table-cell office:value-type="float" office:value="1874.838989" calcext:value-type="float">
            <text:p>1874.838989</text:p>
          </table:table-cell>
          <table:table-cell office:value-type="float" office:value="1779.237183" calcext:value-type="float">
            <text:p>1779.237183</text:p>
          </table:table-cell>
          <table:table-cell office:value-type="float" office:value="1880.868652" calcext:value-type="float">
            <text:p>1880.868652</text:p>
          </table:table-cell>
          <table:table-cell table:number-columns-repeated="13"/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1777.02478" calcext:value-type="float">
            <text:p>1777.02478</text:p>
          </table:table-cell>
          <table:table-cell office:value-type="float" office:value="1878.242432" calcext:value-type="float">
            <text:p>1878.242432</text:p>
          </table:table-cell>
          <table:table-cell office:value-type="float" office:value="1776.613281" calcext:value-type="float">
            <text:p>1776.613281</text:p>
          </table:table-cell>
          <table:table-cell office:value-type="float" office:value="1886.871216" calcext:value-type="float">
            <text:p>1886.871216</text:p>
          </table:table-cell>
          <table:table-cell table:number-columns-repeated="13"/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1772.718262" calcext:value-type="float">
            <text:p>1772.718262</text:p>
          </table:table-cell>
          <table:table-cell office:value-type="float" office:value="1880.519409" calcext:value-type="float">
            <text:p>1880.519409</text:p>
          </table:table-cell>
          <table:table-cell office:value-type="float" office:value="1773.564087" calcext:value-type="float">
            <text:p>1773.564087</text:p>
          </table:table-cell>
          <table:table-cell office:value-type="float" office:value="1887.516846" calcext:value-type="float">
            <text:p>1887.516846</text:p>
          </table:table-cell>
          <table:table-cell table:number-columns-repeated="13"/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1777.688599" calcext:value-type="float">
            <text:p>1777.688599</text:p>
          </table:table-cell>
          <table:table-cell office:value-type="float" office:value="1876.19458" calcext:value-type="float">
            <text:p>1876.19458</text:p>
          </table:table-cell>
          <table:table-cell office:value-type="float" office:value="1777.888428" calcext:value-type="float">
            <text:p>1777.888428</text:p>
          </table:table-cell>
          <table:table-cell office:value-type="float" office:value="1884.252197" calcext:value-type="float">
            <text:p>1884.252197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75.805176" calcext:value-type="float">
            <text:p>1775.805176</text:p>
          </table:table-cell>
          <table:table-cell office:value-type="float" office:value="1879.774902" calcext:value-type="float">
            <text:p>1879.774902</text:p>
          </table:table-cell>
          <table:table-cell office:value-type="float" office:value="1779.084717" calcext:value-type="float">
            <text:p>1779.084717</text:p>
          </table:table-cell>
          <table:table-cell office:value-type="float" office:value="1887.083496" calcext:value-type="float">
            <text:p>1887.083496</text:p>
          </table:table-cell>
          <table:table-cell table:number-columns-repeated="13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1776.260498" calcext:value-type="float">
            <text:p>1776.260498</text:p>
          </table:table-cell>
          <table:table-cell office:value-type="float" office:value="1884.835449" calcext:value-type="float">
            <text:p>1884.835449</text:p>
          </table:table-cell>
          <table:table-cell office:value-type="float" office:value="1779.159058" calcext:value-type="float">
            <text:p>1779.159058</text:p>
          </table:table-cell>
          <table:table-cell office:value-type="float" office:value="1888.142822" calcext:value-type="float">
            <text:p>1888.142822</text:p>
          </table:table-cell>
          <table:table-cell table:number-columns-repeated="13"/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781.723755" calcext:value-type="float">
            <text:p>1781.723755</text:p>
          </table:table-cell>
          <table:table-cell office:value-type="float" office:value="1880.131226" calcext:value-type="float">
            <text:p>1880.131226</text:p>
          </table:table-cell>
          <table:table-cell office:value-type="float" office:value="1784.248047" calcext:value-type="float">
            <text:p>1784.248047</text:p>
          </table:table-cell>
          <table:table-cell office:value-type="float" office:value="1888.541504" calcext:value-type="float">
            <text:p>1888.541504</text:p>
          </table:table-cell>
          <table:table-cell table:number-columns-repeated="13"/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1780.039795" calcext:value-type="float">
            <text:p>1780.039795</text:p>
          </table:table-cell>
          <table:table-cell office:value-type="float" office:value="1883.372925" calcext:value-type="float">
            <text:p>1883.372925</text:p>
          </table:table-cell>
          <table:table-cell office:value-type="float" office:value="1782.823975" calcext:value-type="float">
            <text:p>1782.823975</text:p>
          </table:table-cell>
          <table:table-cell office:value-type="float" office:value="1890.700928" calcext:value-type="float">
            <text:p>1890.700928</text:p>
          </table:table-cell>
          <table:table-cell table:number-columns-repeated="13"/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1781.070068" calcext:value-type="float">
            <text:p>1781.070068</text:p>
          </table:table-cell>
          <table:table-cell office:value-type="float" office:value="1884.569946" calcext:value-type="float">
            <text:p>1884.569946</text:p>
          </table:table-cell>
          <table:table-cell office:value-type="float" office:value="1779.842896" calcext:value-type="float">
            <text:p>1779.842896</text:p>
          </table:table-cell>
          <table:table-cell office:value-type="float" office:value="1893.699463" calcext:value-type="float">
            <text:p>1893.699463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83.959106" calcext:value-type="float">
            <text:p>1783.959106</text:p>
          </table:table-cell>
          <table:table-cell office:value-type="float" office:value="1884.662354" calcext:value-type="float">
            <text:p>1884.662354</text:p>
          </table:table-cell>
          <table:table-cell office:value-type="float" office:value="1782.821655" calcext:value-type="float">
            <text:p>1782.821655</text:p>
          </table:table-cell>
          <table:table-cell office:value-type="float" office:value="1892.465332" calcext:value-type="float">
            <text:p>1892.465332</text:p>
          </table:table-cell>
          <table:table-cell table:number-columns-repeated="13"/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1780.414307" calcext:value-type="float">
            <text:p>1780.414307</text:p>
          </table:table-cell>
          <table:table-cell office:value-type="float" office:value="1889.990356" calcext:value-type="float">
            <text:p>1889.990356</text:p>
          </table:table-cell>
          <table:table-cell office:value-type="float" office:value="1782.777466" calcext:value-type="float">
            <text:p>1782.777466</text:p>
          </table:table-cell>
          <table:table-cell office:value-type="float" office:value="1892.965332" calcext:value-type="float">
            <text:p>1892.965332</text:p>
          </table:table-cell>
          <table:table-cell table:number-columns-repeated="13"/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1782.059082" calcext:value-type="float">
            <text:p>1782.059082</text:p>
          </table:table-cell>
          <table:table-cell office:value-type="float" office:value="1889.395996" calcext:value-type="float">
            <text:p>1889.395996</text:p>
          </table:table-cell>
          <table:table-cell office:value-type="float" office:value="1783.450806" calcext:value-type="float">
            <text:p>1783.450806</text:p>
          </table:table-cell>
          <table:table-cell office:value-type="float" office:value="1892.789307" calcext:value-type="float">
            <text:p>1892.789307</text:p>
          </table:table-cell>
          <table:table-cell table:number-columns-repeated="13"/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1785.203979" calcext:value-type="float">
            <text:p>1785.203979</text:p>
          </table:table-cell>
          <table:table-cell office:value-type="float" office:value="1885.558838" calcext:value-type="float">
            <text:p>1885.558838</text:p>
          </table:table-cell>
          <table:table-cell office:value-type="float" office:value="1785.898438" calcext:value-type="float">
            <text:p>1785.898438</text:p>
          </table:table-cell>
          <table:table-cell office:value-type="float" office:value="1893.587524" calcext:value-type="float">
            <text:p>1893.587524</text:p>
          </table:table-cell>
          <table:table-cell table:number-columns-repeated="13"/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1782.297852" calcext:value-type="float">
            <text:p>1782.297852</text:p>
          </table:table-cell>
          <table:table-cell office:value-type="float" office:value="1891.459229" calcext:value-type="float">
            <text:p>1891.459229</text:p>
          </table:table-cell>
          <table:table-cell office:value-type="float" office:value="1785.125732" calcext:value-type="float">
            <text:p>1785.125732</text:p>
          </table:table-cell>
          <table:table-cell office:value-type="float" office:value="1896.617188" calcext:value-type="float">
            <text:p>1896.617188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83.533691" calcext:value-type="float">
            <text:p>1783.533691</text:p>
          </table:table-cell>
          <table:table-cell office:value-type="float" office:value="1890.51355" calcext:value-type="float">
            <text:p>1890.51355</text:p>
          </table:table-cell>
          <table:table-cell office:value-type="float" office:value="1782.780273" calcext:value-type="float">
            <text:p>1782.780273</text:p>
          </table:table-cell>
          <table:table-cell office:value-type="float" office:value="1894.827759" calcext:value-type="float">
            <text:p>1894.827759</text:p>
          </table:table-cell>
          <table:table-cell table:number-columns-repeated="13"/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1789.790405" calcext:value-type="float">
            <text:p>1789.790405</text:p>
          </table:table-cell>
          <table:table-cell office:value-type="float" office:value="1886.792358" calcext:value-type="float">
            <text:p>1886.792358</text:p>
          </table:table-cell>
          <table:table-cell office:value-type="float" office:value="1788.020752" calcext:value-type="float">
            <text:p>1788.020752</text:p>
          </table:table-cell>
          <table:table-cell office:value-type="float" office:value="1894.445068" calcext:value-type="float">
            <text:p>1894.445068</text:p>
          </table:table-cell>
          <table:table-cell table:number-columns-repeated="13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1780.625977" calcext:value-type="float">
            <text:p>1780.625977</text:p>
          </table:table-cell>
          <table:table-cell office:value-type="float" office:value="1895.119873" calcext:value-type="float">
            <text:p>1895.119873</text:p>
          </table:table-cell>
          <table:table-cell office:value-type="float" office:value="1784.488037" calcext:value-type="float">
            <text:p>1784.488037</text:p>
          </table:table-cell>
          <table:table-cell office:value-type="float" office:value="1899.900635" calcext:value-type="float">
            <text:p>1899.900635</text:p>
          </table:table-cell>
          <table:table-cell table:number-columns-repeated="13"/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1787.727539" calcext:value-type="float">
            <text:p>1787.727539</text:p>
          </table:table-cell>
          <table:table-cell office:value-type="float" office:value="1884.511353" calcext:value-type="float">
            <text:p>1884.511353</text:p>
          </table:table-cell>
          <table:table-cell office:value-type="float" office:value="1788.155762" calcext:value-type="float">
            <text:p>1788.155762</text:p>
          </table:table-cell>
          <table:table-cell office:value-type="float" office:value="1892.743164" calcext:value-type="float">
            <text:p>1892.743164</text:p>
          </table:table-cell>
          <table:table-cell table:number-columns-repeated="13"/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1787.695312" calcext:value-type="float">
            <text:p>1787.695312</text:p>
          </table:table-cell>
          <table:table-cell office:value-type="float" office:value="1890.742798" calcext:value-type="float">
            <text:p>1890.742798</text:p>
          </table:table-cell>
          <table:table-cell office:value-type="float" office:value="1789.272705" calcext:value-type="float">
            <text:p>1789.272705</text:p>
          </table:table-cell>
          <table:table-cell office:value-type="float" office:value="1899.501221" calcext:value-type="float">
            <text:p>1899.501221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782.693604" calcext:value-type="float">
            <text:p>1782.693604</text:p>
          </table:table-cell>
          <table:table-cell office:value-type="float" office:value="1895.420654" calcext:value-type="float">
            <text:p>1895.420654</text:p>
          </table:table-cell>
          <table:table-cell office:value-type="float" office:value="1784.484253" calcext:value-type="float">
            <text:p>1784.484253</text:p>
          </table:table-cell>
          <table:table-cell office:value-type="float" office:value="1898.75061" calcext:value-type="float">
            <text:p>1898.75061</text:p>
          </table:table-cell>
          <table:table-cell table:number-columns-repeated="13"/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1788.150391" calcext:value-type="float">
            <text:p>1788.150391</text:p>
          </table:table-cell>
          <table:table-cell office:value-type="float" office:value="1891.210327" calcext:value-type="float">
            <text:p>1891.210327</text:p>
          </table:table-cell>
          <table:table-cell office:value-type="float" office:value="1787.570312" calcext:value-type="float">
            <text:p>1787.570312</text:p>
          </table:table-cell>
          <table:table-cell office:value-type="float" office:value="1897.449097" calcext:value-type="float">
            <text:p>1897.449097</text:p>
          </table:table-cell>
          <table:table-cell table:number-columns-repeated="13"/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1785.390015" calcext:value-type="float">
            <text:p>1785.390015</text:p>
          </table:table-cell>
          <table:table-cell office:value-type="float" office:value="1894.240479" calcext:value-type="float">
            <text:p>1894.240479</text:p>
          </table:table-cell>
          <table:table-cell office:value-type="float" office:value="1788.410034" calcext:value-type="float">
            <text:p>1788.410034</text:p>
          </table:table-cell>
          <table:table-cell office:value-type="float" office:value="1902.808105" calcext:value-type="float">
            <text:p>1902.808105</text:p>
          </table:table-cell>
          <table:table-cell table:number-columns-repeated="13"/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1786.709106" calcext:value-type="float">
            <text:p>1786.709106</text:p>
          </table:table-cell>
          <table:table-cell office:value-type="float" office:value="1894.916504" calcext:value-type="float">
            <text:p>1894.916504</text:p>
          </table:table-cell>
          <table:table-cell office:value-type="float" office:value="1788.26123" calcext:value-type="float">
            <text:p>1788.26123</text:p>
          </table:table-cell>
          <table:table-cell office:value-type="float" office:value="1900.197388" calcext:value-type="float">
            <text:p>1900.197388</text:p>
          </table:table-cell>
          <table:table-cell table:number-columns-repeated="13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1787.528198" calcext:value-type="float">
            <text:p>1787.528198</text:p>
          </table:table-cell>
          <table:table-cell office:value-type="float" office:value="1890.981934" calcext:value-type="float">
            <text:p>1890.981934</text:p>
          </table:table-cell>
          <table:table-cell office:value-type="float" office:value="1789.584229" calcext:value-type="float">
            <text:p>1789.584229</text:p>
          </table:table-cell>
          <table:table-cell office:value-type="float" office:value="1896.828125" calcext:value-type="float">
            <text:p>1896.828125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790.164917" calcext:value-type="float">
            <text:p>1790.164917</text:p>
          </table:table-cell>
          <table:table-cell office:value-type="float" office:value="1897.09082" calcext:value-type="float">
            <text:p>1897.09082</text:p>
          </table:table-cell>
          <table:table-cell office:value-type="float" office:value="1789.688721" calcext:value-type="float">
            <text:p>1789.688721</text:p>
          </table:table-cell>
          <table:table-cell office:value-type="float" office:value="1901.235596" calcext:value-type="float">
            <text:p>1901.235596</text:p>
          </table:table-cell>
          <table:table-cell table:number-columns-repeated="13"/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1786.550659" calcext:value-type="float">
            <text:p>1786.550659</text:p>
          </table:table-cell>
          <table:table-cell office:value-type="float" office:value="1895.59082" calcext:value-type="float">
            <text:p>1895.59082</text:p>
          </table:table-cell>
          <table:table-cell office:value-type="float" office:value="1787.928223" calcext:value-type="float">
            <text:p>1787.928223</text:p>
          </table:table-cell>
          <table:table-cell office:value-type="float" office:value="1900.968628" calcext:value-type="float">
            <text:p>1900.968628</text:p>
          </table:table-cell>
          <table:table-cell table:number-columns-repeated="13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1791.460693" calcext:value-type="float">
            <text:p>1791.460693</text:p>
          </table:table-cell>
          <table:table-cell office:value-type="float" office:value="1893.963013" calcext:value-type="float">
            <text:p>1893.963013</text:p>
          </table:table-cell>
          <table:table-cell office:value-type="float" office:value="1794.078369" calcext:value-type="float">
            <text:p>1794.078369</text:p>
          </table:table-cell>
          <table:table-cell office:value-type="float" office:value="1901.500244" calcext:value-type="float">
            <text:p>1901.500244</text:p>
          </table:table-cell>
          <table:table-cell table:number-columns-repeated="13"/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1788.067017" calcext:value-type="float">
            <text:p>1788.067017</text:p>
          </table:table-cell>
          <table:table-cell office:value-type="float" office:value="1897.427612" calcext:value-type="float">
            <text:p>1897.427612</text:p>
          </table:table-cell>
          <table:table-cell office:value-type="float" office:value="1791.033936" calcext:value-type="float">
            <text:p>1791.033936</text:p>
          </table:table-cell>
          <table:table-cell office:value-type="float" office:value="1903.936646" calcext:value-type="float">
            <text:p>1903.936646</text:p>
          </table:table-cell>
          <table:table-cell table:number-columns-repeated="13"/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1788.415649" calcext:value-type="float">
            <text:p>1788.415649</text:p>
          </table:table-cell>
          <table:table-cell office:value-type="float" office:value="1895.076172" calcext:value-type="float">
            <text:p>1895.076172</text:p>
          </table:table-cell>
          <table:table-cell office:value-type="float" office:value="1789.748779" calcext:value-type="float">
            <text:p>1789.748779</text:p>
          </table:table-cell>
          <table:table-cell office:value-type="float" office:value="1901.141357" calcext:value-type="float">
            <text:p>1901.141357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92.466919" calcext:value-type="float">
            <text:p>1792.466919</text:p>
          </table:table-cell>
          <table:table-cell office:value-type="float" office:value="1893.345093" calcext:value-type="float">
            <text:p>1893.345093</text:p>
          </table:table-cell>
          <table:table-cell office:value-type="float" office:value="1791.154175" calcext:value-type="float">
            <text:p>1791.154175</text:p>
          </table:table-cell>
          <table:table-cell office:value-type="float" office:value="1902.148682" calcext:value-type="float">
            <text:p>1902.148682</text:p>
          </table:table-cell>
          <table:table-cell table:number-columns-repeated="13"/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1790.405029" calcext:value-type="float">
            <text:p>1790.405029</text:p>
          </table:table-cell>
          <table:table-cell office:value-type="float" office:value="1900.384521" calcext:value-type="float">
            <text:p>1900.384521</text:p>
          </table:table-cell>
          <table:table-cell office:value-type="float" office:value="1790.775879" calcext:value-type="float">
            <text:p>1790.775879</text:p>
          </table:table-cell>
          <table:table-cell office:value-type="float" office:value="1905.534302" calcext:value-type="float">
            <text:p>1905.534302</text:p>
          </table:table-cell>
          <table:table-cell table:number-columns-repeated="13"/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1791.825928" calcext:value-type="float">
            <text:p>1791.825928</text:p>
          </table:table-cell>
          <table:table-cell office:value-type="float" office:value="1892.674316" calcext:value-type="float">
            <text:p>1892.674316</text:p>
          </table:table-cell>
          <table:table-cell office:value-type="float" office:value="1794.40918" calcext:value-type="float">
            <text:p>1794.40918</text:p>
          </table:table-cell>
          <table:table-cell office:value-type="float" office:value="1900.048096" calcext:value-type="float">
            <text:p>1900.048096</text:p>
          </table:table-cell>
          <table:table-cell table:number-columns-repeated="13"/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1793.792236" calcext:value-type="float">
            <text:p>1793.792236</text:p>
          </table:table-cell>
          <table:table-cell office:value-type="float" office:value="1900.206665" calcext:value-type="float">
            <text:p>1900.206665</text:p>
          </table:table-cell>
          <table:table-cell office:value-type="float" office:value="1797.186646" calcext:value-type="float">
            <text:p>1797.186646</text:p>
          </table:table-cell>
          <table:table-cell office:value-type="float" office:value="1902.706787" calcext:value-type="float">
            <text:p>1902.706787</text:p>
          </table:table-cell>
          <table:table-cell table:number-columns-repeated="13"/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1788.288452" calcext:value-type="float">
            <text:p>1788.288452</text:p>
          </table:table-cell>
          <table:table-cell office:value-type="float" office:value="1909.843506" calcext:value-type="float">
            <text:p>1909.843506</text:p>
          </table:table-cell>
          <table:table-cell office:value-type="float" office:value="1790.422485" calcext:value-type="float">
            <text:p>1790.422485</text:p>
          </table:table-cell>
          <table:table-cell office:value-type="float" office:value="1916.70813" calcext:value-type="float">
            <text:p>1916.70813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96.098389" calcext:value-type="float">
            <text:p>1796.098389</text:p>
          </table:table-cell>
          <table:table-cell office:value-type="float" office:value="1895.770264" calcext:value-type="float">
            <text:p>1895.770264</text:p>
          </table:table-cell>
          <table:table-cell office:value-type="float" office:value="1796.05249" calcext:value-type="float">
            <text:p>1796.05249</text:p>
          </table:table-cell>
          <table:table-cell office:value-type="float" office:value="1904.396606" calcext:value-type="float">
            <text:p>1904.396606</text:p>
          </table:table-cell>
          <table:table-cell table:number-columns-repeated="13"/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1800.265137" calcext:value-type="float">
            <text:p>1800.265137</text:p>
          </table:table-cell>
          <table:table-cell office:value-type="float" office:value="1896.545166" calcext:value-type="float">
            <text:p>1896.545166</text:p>
          </table:table-cell>
          <table:table-cell office:value-type="float" office:value="1802.20105" calcext:value-type="float">
            <text:p>1802.20105</text:p>
          </table:table-cell>
          <table:table-cell office:value-type="float" office:value="1903.463257" calcext:value-type="float">
            <text:p>1903.463257</text:p>
          </table:table-cell>
          <table:table-cell table:number-columns-repeated="13"/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1790.172729" calcext:value-type="float">
            <text:p>1790.172729</text:p>
          </table:table-cell>
          <table:table-cell office:value-type="float" office:value="1907.349365" calcext:value-type="float">
            <text:p>1907.349365</text:p>
          </table:table-cell>
          <table:table-cell office:value-type="float" office:value="1793.10498" calcext:value-type="float">
            <text:p>1793.10498</text:p>
          </table:table-cell>
          <table:table-cell office:value-type="float" office:value="1911.946533" calcext:value-type="float">
            <text:p>1911.946533</text:p>
          </table:table-cell>
          <table:table-cell table:number-columns-repeated="13"/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799.252197" calcext:value-type="float">
            <text:p>1799.252197</text:p>
          </table:table-cell>
          <table:table-cell office:value-type="float" office:value="1898.499634" calcext:value-type="float">
            <text:p>1898.499634</text:p>
          </table:table-cell>
          <table:table-cell office:value-type="float" office:value="1796.957153" calcext:value-type="float">
            <text:p>1796.957153</text:p>
          </table:table-cell>
          <table:table-cell office:value-type="float" office:value="1906.43811" calcext:value-type="float">
            <text:p>1906.43811</text:p>
          </table:table-cell>
          <table:table-cell table:number-columns-repeated="13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1798.241577" calcext:value-type="float">
            <text:p>1798.241577</text:p>
          </table:table-cell>
          <table:table-cell office:value-type="float" office:value="1897.429565" calcext:value-type="float">
            <text:p>1897.429565</text:p>
          </table:table-cell>
          <table:table-cell office:value-type="float" office:value="1799.619141" calcext:value-type="float">
            <text:p>1799.619141</text:p>
          </table:table-cell>
          <table:table-cell office:value-type="float" office:value="1906.551636" calcext:value-type="float">
            <text:p>1906.551636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91.684937" calcext:value-type="float">
            <text:p>1791.684937</text:p>
          </table:table-cell>
          <table:table-cell office:value-type="float" office:value="1907.652832" calcext:value-type="float">
            <text:p>1907.652832</text:p>
          </table:table-cell>
          <table:table-cell office:value-type="float" office:value="1793.730469" calcext:value-type="float">
            <text:p>1793.730469</text:p>
          </table:table-cell>
          <table:table-cell office:value-type="float" office:value="1915.061035" calcext:value-type="float">
            <text:p>1915.061035</text:p>
          </table:table-cell>
          <table:table-cell table:number-columns-repeated="13"/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1798.105347" calcext:value-type="float">
            <text:p>1798.105347</text:p>
          </table:table-cell>
          <table:table-cell office:value-type="float" office:value="1901.672974" calcext:value-type="float">
            <text:p>1901.672974</text:p>
          </table:table-cell>
          <table:table-cell office:value-type="float" office:value="1795.256592" calcext:value-type="float">
            <text:p>1795.256592</text:p>
          </table:table-cell>
          <table:table-cell office:value-type="float" office:value="1912.378174" calcext:value-type="float">
            <text:p>1912.378174</text:p>
          </table:table-cell>
          <table:table-cell table:number-columns-repeated="13"/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1801.328979" calcext:value-type="float">
            <text:p>1801.328979</text:p>
          </table:table-cell>
          <table:table-cell office:value-type="float" office:value="1900.955933" calcext:value-type="float">
            <text:p>1900.955933</text:p>
          </table:table-cell>
          <table:table-cell office:value-type="float" office:value="1798.240723" calcext:value-type="float">
            <text:p>1798.240723</text:p>
          </table:table-cell>
          <table:table-cell office:value-type="float" office:value="1908.10083" calcext:value-type="float">
            <text:p>1908.10083</text:p>
          </table:table-cell>
          <table:table-cell table:number-columns-repeated="13"/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1796.796753" calcext:value-type="float">
            <text:p>1796.796753</text:p>
          </table:table-cell>
          <table:table-cell office:value-type="float" office:value="1906.865234" calcext:value-type="float">
            <text:p>1906.865234</text:p>
          </table:table-cell>
          <table:table-cell office:value-type="float" office:value="1798.51416" calcext:value-type="float">
            <text:p>1798.51416</text:p>
          </table:table-cell>
          <table:table-cell office:value-type="float" office:value="1912.844727" calcext:value-type="float">
            <text:p>1912.844727</text:p>
          </table:table-cell>
          <table:table-cell table:number-columns-repeated="13"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799.418945" calcext:value-type="float">
            <text:p>1799.418945</text:p>
          </table:table-cell>
          <table:table-cell office:value-type="float" office:value="1904.523682" calcext:value-type="float">
            <text:p>1904.523682</text:p>
          </table:table-cell>
          <table:table-cell office:value-type="float" office:value="1799.572998" calcext:value-type="float">
            <text:p>1799.572998</text:p>
          </table:table-cell>
          <table:table-cell office:value-type="float" office:value="1910.449585" calcext:value-type="float">
            <text:p>1910.449585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0.933716" calcext:value-type="float">
            <text:p>1800.933716</text:p>
          </table:table-cell>
          <table:table-cell office:value-type="float" office:value="1903.799561" calcext:value-type="float">
            <text:p>1903.799561</text:p>
          </table:table-cell>
          <table:table-cell office:value-type="float" office:value="1801.478149" calcext:value-type="float">
            <text:p>1801.478149</text:p>
          </table:table-cell>
          <table:table-cell office:value-type="float" office:value="1907.801758" calcext:value-type="float">
            <text:p>1907.801758</text:p>
          </table:table-cell>
          <table:table-cell table:number-columns-repeated="13"/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1795.144409" calcext:value-type="float">
            <text:p>1795.144409</text:p>
          </table:table-cell>
          <table:table-cell office:value-type="float" office:value="1909.562988" calcext:value-type="float">
            <text:p>1909.562988</text:p>
          </table:table-cell>
          <table:table-cell office:value-type="float" office:value="1797.611206" calcext:value-type="float">
            <text:p>1797.611206</text:p>
          </table:table-cell>
          <table:table-cell office:value-type="float" office:value="1916.569824" calcext:value-type="float">
            <text:p>1916.569824</text:p>
          </table:table-cell>
          <table:table-cell table:number-columns-repeated="13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1801.835449" calcext:value-type="float">
            <text:p>1801.835449</text:p>
          </table:table-cell>
          <table:table-cell office:value-type="float" office:value="1903.250122" calcext:value-type="float">
            <text:p>1903.250122</text:p>
          </table:table-cell>
          <table:table-cell office:value-type="float" office:value="1801.185059" calcext:value-type="float">
            <text:p>1801.185059</text:p>
          </table:table-cell>
          <table:table-cell office:value-type="float" office:value="1910.949707" calcext:value-type="float">
            <text:p>1910.949707</text:p>
          </table:table-cell>
          <table:table-cell table:number-columns-repeated="13"/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1800.354492" calcext:value-type="float">
            <text:p>1800.354492</text:p>
          </table:table-cell>
          <table:table-cell office:value-type="float" office:value="1904.413086" calcext:value-type="float">
            <text:p>1904.413086</text:p>
          </table:table-cell>
          <table:table-cell office:value-type="float" office:value="1799.758057" calcext:value-type="float">
            <text:p>1799.758057</text:p>
          </table:table-cell>
          <table:table-cell office:value-type="float" office:value="1912.063843" calcext:value-type="float">
            <text:p>1912.063843</text:p>
          </table:table-cell>
          <table:table-cell table:number-columns-repeated="13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1796.199463" calcext:value-type="float">
            <text:p>1796.199463</text:p>
          </table:table-cell>
          <table:table-cell office:value-type="float" office:value="1912.068359" calcext:value-type="float">
            <text:p>1912.068359</text:p>
          </table:table-cell>
          <table:table-cell office:value-type="float" office:value="1797.206909" calcext:value-type="float">
            <text:p>1797.206909</text:p>
          </table:table-cell>
          <table:table-cell office:value-type="float" office:value="1916.025391" calcext:value-type="float">
            <text:p>1916.025391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98.387207" calcext:value-type="float">
            <text:p>1798.387207</text:p>
          </table:table-cell>
          <table:table-cell office:value-type="float" office:value="1904.94104" calcext:value-type="float">
            <text:p>1904.94104</text:p>
          </table:table-cell>
          <table:table-cell office:value-type="float" office:value="1799.113525" calcext:value-type="float">
            <text:p>1799.113525</text:p>
          </table:table-cell>
          <table:table-cell office:value-type="float" office:value="1911.652588" calcext:value-type="float">
            <text:p>1911.652588</text:p>
          </table:table-cell>
          <table:table-cell table:number-columns-repeated="13"/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1799.794434" calcext:value-type="float">
            <text:p>1799.794434</text:p>
          </table:table-cell>
          <table:table-cell office:value-type="float" office:value="1901.050781" calcext:value-type="float">
            <text:p>1901.050781</text:p>
          </table:table-cell>
          <table:table-cell office:value-type="float" office:value="1798.117554" calcext:value-type="float">
            <text:p>1798.117554</text:p>
          </table:table-cell>
          <table:table-cell office:value-type="float" office:value="1912.341187" calcext:value-type="float">
            <text:p>1912.341187</text:p>
          </table:table-cell>
          <table:table-cell table:number-columns-repeated="13"/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1795.362549" calcext:value-type="float">
            <text:p>1795.362549</text:p>
          </table:table-cell>
          <table:table-cell office:value-type="float" office:value="1910.414429" calcext:value-type="float">
            <text:p>1910.414429</text:p>
          </table:table-cell>
          <table:table-cell office:value-type="float" office:value="1798.342041" calcext:value-type="float">
            <text:p>1798.342041</text:p>
          </table:table-cell>
          <table:table-cell office:value-type="float" office:value="1916.901123" calcext:value-type="float">
            <text:p>1916.901123</text:p>
          </table:table-cell>
          <table:table-cell table:number-columns-repeated="1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1799.670166" calcext:value-type="float">
            <text:p>1799.670166</text:p>
          </table:table-cell>
          <table:table-cell office:value-type="float" office:value="1904.898193" calcext:value-type="float">
            <text:p>1904.898193</text:p>
          </table:table-cell>
          <table:table-cell office:value-type="float" office:value="1798.55481" calcext:value-type="float">
            <text:p>1798.55481</text:p>
          </table:table-cell>
          <table:table-cell office:value-type="float" office:value="1911.191406" calcext:value-type="float">
            <text:p>1911.191406</text:p>
          </table:table-cell>
          <table:table-cell table:number-columns-repeated="13"/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1798.960327" calcext:value-type="float">
            <text:p>1798.960327</text:p>
          </table:table-cell>
          <table:table-cell office:value-type="float" office:value="1902.236328" calcext:value-type="float">
            <text:p>1902.236328</text:p>
          </table:table-cell>
          <table:table-cell office:value-type="float" office:value="1802.282715" calcext:value-type="float">
            <text:p>1802.282715</text:p>
          </table:table-cell>
          <table:table-cell office:value-type="float" office:value="1912.100708" calcext:value-type="float">
            <text:p>1912.100708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95.179565" calcext:value-type="float">
            <text:p>1795.179565</text:p>
          </table:table-cell>
          <table:table-cell office:value-type="float" office:value="1909.735352" calcext:value-type="float">
            <text:p>1909.735352</text:p>
          </table:table-cell>
          <table:table-cell office:value-type="float" office:value="1796.908691" calcext:value-type="float">
            <text:p>1796.908691</text:p>
          </table:table-cell>
          <table:table-cell office:value-type="float" office:value="1916.062988" calcext:value-type="float">
            <text:p>1916.062988</text:p>
          </table:table-cell>
          <table:table-cell table:number-columns-repeated="13"/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1800.510742" calcext:value-type="float">
            <text:p>1800.510742</text:p>
          </table:table-cell>
          <table:table-cell office:value-type="float" office:value="1906.022583" calcext:value-type="float">
            <text:p>1906.022583</text:p>
          </table:table-cell>
          <table:table-cell office:value-type="float" office:value="1798.973999" calcext:value-type="float">
            <text:p>1798.973999</text:p>
          </table:table-cell>
          <table:table-cell office:value-type="float" office:value="1912.827393" calcext:value-type="float">
            <text:p>1912.827393</text:p>
          </table:table-cell>
          <table:table-cell table:number-columns-repeated="13"/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1802.694214" calcext:value-type="float">
            <text:p>1802.694214</text:p>
          </table:table-cell>
          <table:table-cell office:value-type="float" office:value="1902.067505" calcext:value-type="float">
            <text:p>1902.067505</text:p>
          </table:table-cell>
          <table:table-cell office:value-type="float" office:value="1804.406494" calcext:value-type="float">
            <text:p>1804.406494</text:p>
          </table:table-cell>
          <table:table-cell office:value-type="float" office:value="1910.97644" calcext:value-type="float">
            <text:p>1910.97644</text:p>
          </table:table-cell>
          <table:table-cell table:number-columns-repeated="13"/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1803.078369" calcext:value-type="float">
            <text:p>1803.078369</text:p>
          </table:table-cell>
          <table:table-cell office:value-type="float" office:value="1910.552734" calcext:value-type="float">
            <text:p>1910.552734</text:p>
          </table:table-cell>
          <table:table-cell office:value-type="float" office:value="1804.062256" calcext:value-type="float">
            <text:p>1804.062256</text:p>
          </table:table-cell>
          <table:table-cell office:value-type="float" office:value="1916.867432" calcext:value-type="float">
            <text:p>1916.867432</text:p>
          </table:table-cell>
          <table:table-cell table:number-columns-repeated="13"/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1801.208252" calcext:value-type="float">
            <text:p>1801.208252</text:p>
          </table:table-cell>
          <table:table-cell office:value-type="float" office:value="1911.64502" calcext:value-type="float">
            <text:p>1911.64502</text:p>
          </table:table-cell>
          <table:table-cell office:value-type="float" office:value="1801.118286" calcext:value-type="float">
            <text:p>1801.118286</text:p>
          </table:table-cell>
          <table:table-cell office:value-type="float" office:value="1917.633545" calcext:value-type="float">
            <text:p>1917.633545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06.472412" calcext:value-type="float">
            <text:p>1806.472412</text:p>
          </table:table-cell>
          <table:table-cell office:value-type="float" office:value="1904.281738" calcext:value-type="float">
            <text:p>1904.281738</text:p>
          </table:table-cell>
          <table:table-cell office:value-type="float" office:value="1809.007568" calcext:value-type="float">
            <text:p>1809.007568</text:p>
          </table:table-cell>
          <table:table-cell office:value-type="float" office:value="1911.409302" calcext:value-type="float">
            <text:p>1911.409302</text:p>
          </table:table-cell>
          <table:table-cell table:number-columns-repeated="13"/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1803.55481" calcext:value-type="float">
            <text:p>1803.55481</text:p>
          </table:table-cell>
          <table:table-cell office:value-type="float" office:value="1915.950562" calcext:value-type="float">
            <text:p>1915.950562</text:p>
          </table:table-cell>
          <table:table-cell office:value-type="float" office:value="1802.424927" calcext:value-type="float">
            <text:p>1802.424927</text:p>
          </table:table-cell>
          <table:table-cell office:value-type="float" office:value="1923.280518" calcext:value-type="float">
            <text:p>1923.280518</text:p>
          </table:table-cell>
          <table:table-cell table:number-columns-repeated="13"/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1801.360596" calcext:value-type="float">
            <text:p>1801.360596</text:p>
          </table:table-cell>
          <table:table-cell office:value-type="float" office:value="1915.677979" calcext:value-type="float">
            <text:p>1915.677979</text:p>
          </table:table-cell>
          <table:table-cell office:value-type="float" office:value="1800.671143" calcext:value-type="float">
            <text:p>1800.671143</text:p>
          </table:table-cell>
          <table:table-cell office:value-type="float" office:value="1919.278076" calcext:value-type="float">
            <text:p>1919.278076</text:p>
          </table:table-cell>
          <table:table-cell table:number-columns-repeated="13"/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1805.484497" calcext:value-type="float">
            <text:p>1805.484497</text:p>
          </table:table-cell>
          <table:table-cell office:value-type="float" office:value="1906.938477" calcext:value-type="float">
            <text:p>1906.938477</text:p>
          </table:table-cell>
          <table:table-cell office:value-type="float" office:value="1805.416382" calcext:value-type="float">
            <text:p>1805.416382</text:p>
          </table:table-cell>
          <table:table-cell office:value-type="float" office:value="1915.753052" calcext:value-type="float">
            <text:p>1915.753052</text:p>
          </table:table-cell>
          <table:table-cell table:number-columns-repeated="13"/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1802.291992" calcext:value-type="float">
            <text:p>1802.291992</text:p>
          </table:table-cell>
          <table:table-cell office:value-type="float" office:value="1915.572876" calcext:value-type="float">
            <text:p>1915.572876</text:p>
          </table:table-cell>
          <table:table-cell office:value-type="float" office:value="1803.435791" calcext:value-type="float">
            <text:p>1803.435791</text:p>
          </table:table-cell>
          <table:table-cell office:value-type="float" office:value="1922.154053" calcext:value-type="float">
            <text:p>1922.154053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01.730347" calcext:value-type="float">
            <text:p>1801.730347</text:p>
          </table:table-cell>
          <table:table-cell office:value-type="float" office:value="1916.59082" calcext:value-type="float">
            <text:p>1916.59082</text:p>
          </table:table-cell>
          <table:table-cell office:value-type="float" office:value="1801.858276" calcext:value-type="float">
            <text:p>1801.858276</text:p>
          </table:table-cell>
          <table:table-cell office:value-type="float" office:value="1923.806641" calcext:value-type="float">
            <text:p>1923.806641</text:p>
          </table:table-cell>
          <table:table-cell table:number-columns-repeated="13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1805.361206" calcext:value-type="float">
            <text:p>1805.361206</text:p>
          </table:table-cell>
          <table:table-cell office:value-type="float" office:value="1907.897217" calcext:value-type="float">
            <text:p>1907.897217</text:p>
          </table:table-cell>
          <table:table-cell office:value-type="float" office:value="1805.827515" calcext:value-type="float">
            <text:p>1805.827515</text:p>
          </table:table-cell>
          <table:table-cell office:value-type="float" office:value="1916.356812" calcext:value-type="float">
            <text:p>1916.356812</text:p>
          </table:table-cell>
          <table:table-cell table:number-columns-repeated="13"/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1800.137695" calcext:value-type="float">
            <text:p>1800.137695</text:p>
          </table:table-cell>
          <table:table-cell office:value-type="float" office:value="1913.553711" calcext:value-type="float">
            <text:p>1913.553711</text:p>
          </table:table-cell>
          <table:table-cell office:value-type="float" office:value="1804.450195" calcext:value-type="float">
            <text:p>1804.450195</text:p>
          </table:table-cell>
          <table:table-cell office:value-type="float" office:value="1922.010864" calcext:value-type="float">
            <text:p>1922.010864</text:p>
          </table:table-cell>
          <table:table-cell table:number-columns-repeated="13"/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1796.677002" calcext:value-type="float">
            <text:p>1796.677002</text:p>
          </table:table-cell>
          <table:table-cell office:value-type="float" office:value="1919.425903" calcext:value-type="float">
            <text:p>1919.425903</text:p>
          </table:table-cell>
          <table:table-cell office:value-type="float" office:value="1805.055176" calcext:value-type="float">
            <text:p>1805.055176</text:p>
          </table:table-cell>
          <table:table-cell office:value-type="float" office:value="1921.127808" calcext:value-type="float">
            <text:p>1921.127808</text:p>
          </table:table-cell>
          <table:table-cell table:number-columns-repeated="13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1805.087402" calcext:value-type="float">
            <text:p>1805.087402</text:p>
          </table:table-cell>
          <table:table-cell office:value-type="float" office:value="1910.207764" calcext:value-type="float">
            <text:p>1910.207764</text:p>
          </table:table-cell>
          <table:table-cell office:value-type="float" office:value="1806.378662" calcext:value-type="float">
            <text:p>1806.378662</text:p>
          </table:table-cell>
          <table:table-cell office:value-type="float" office:value="1917.644531" calcext:value-type="float">
            <text:p>1917.644531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4.093384" calcext:value-type="float">
            <text:p>1804.093384</text:p>
          </table:table-cell>
          <table:table-cell office:value-type="float" office:value="1914.034912" calcext:value-type="float">
            <text:p>1914.034912</text:p>
          </table:table-cell>
          <table:table-cell office:value-type="float" office:value="1804.080444" calcext:value-type="float">
            <text:p>1804.080444</text:p>
          </table:table-cell>
          <table:table-cell office:value-type="float" office:value="1922.039429" calcext:value-type="float">
            <text:p>1922.039429</text:p>
          </table:table-cell>
          <table:table-cell table:number-columns-repeated="13"/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1805.885742" calcext:value-type="float">
            <text:p>1805.885742</text:p>
          </table:table-cell>
          <table:table-cell office:value-type="float" office:value="1912.616089" calcext:value-type="float">
            <text:p>1912.616089</text:p>
          </table:table-cell>
          <table:table-cell office:value-type="float" office:value="1802.949707" calcext:value-type="float">
            <text:p>1802.949707</text:p>
          </table:table-cell>
          <table:table-cell office:value-type="float" office:value="1920.012451" calcext:value-type="float">
            <text:p>1920.012451</text:p>
          </table:table-cell>
          <table:table-cell table:number-columns-repeated="13"/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1805.764526" calcext:value-type="float">
            <text:p>1805.764526</text:p>
          </table:table-cell>
          <table:table-cell office:value-type="float" office:value="1908.036499" calcext:value-type="float">
            <text:p>1908.036499</text:p>
          </table:table-cell>
          <table:table-cell office:value-type="float" office:value="1807.431885" calcext:value-type="float">
            <text:p>1807.431885</text:p>
          </table:table-cell>
          <table:table-cell office:value-type="float" office:value="1916.327393" calcext:value-type="float">
            <text:p>1916.327393</text:p>
          </table:table-cell>
          <table:table-cell table:number-columns-repeated="13"/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1801.921509" calcext:value-type="float">
            <text:p>1801.921509</text:p>
          </table:table-cell>
          <table:table-cell office:value-type="float" office:value="1913.337402" calcext:value-type="float">
            <text:p>1913.337402</text:p>
          </table:table-cell>
          <table:table-cell office:value-type="float" office:value="1805.874634" calcext:value-type="float">
            <text:p>1805.874634</text:p>
          </table:table-cell>
          <table:table-cell office:value-type="float" office:value="1918.968506" calcext:value-type="float">
            <text:p>1918.968506</text:p>
          </table:table-cell>
          <table:table-cell table:number-columns-repeated="13"/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1805.222534" calcext:value-type="float">
            <text:p>1805.222534</text:p>
          </table:table-cell>
          <table:table-cell office:value-type="float" office:value="1914.663574" calcext:value-type="float">
            <text:p>1914.663574</text:p>
          </table:table-cell>
          <table:table-cell office:value-type="float" office:value="1806.403564" calcext:value-type="float">
            <text:p>1806.403564</text:p>
          </table:table-cell>
          <table:table-cell office:value-type="float" office:value="1918.524048" calcext:value-type="float">
            <text:p>1918.524048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02.963135" calcext:value-type="float">
            <text:p>1802.963135</text:p>
          </table:table-cell>
          <table:table-cell office:value-type="float" office:value="1908.850586" calcext:value-type="float">
            <text:p>1908.850586</text:p>
          </table:table-cell>
          <table:table-cell office:value-type="float" office:value="1805.36499" calcext:value-type="float">
            <text:p>1805.36499</text:p>
          </table:table-cell>
          <table:table-cell office:value-type="float" office:value="1918.772461" calcext:value-type="float">
            <text:p>1918.772461</text:p>
          </table:table-cell>
          <table:table-cell table:number-columns-repeated="13"/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1802.989746" calcext:value-type="float">
            <text:p>1802.989746</text:p>
          </table:table-cell>
          <table:table-cell office:value-type="float" office:value="1910.711548" calcext:value-type="float">
            <text:p>1910.711548</text:p>
          </table:table-cell>
          <table:table-cell office:value-type="float" office:value="1803.707153" calcext:value-type="float">
            <text:p>1803.707153</text:p>
          </table:table-cell>
          <table:table-cell office:value-type="float" office:value="1917.513184" calcext:value-type="float">
            <text:p>1917.513184</text:p>
          </table:table-cell>
          <table:table-cell table:number-columns-repeated="13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1803.946533" calcext:value-type="float">
            <text:p>1803.946533</text:p>
          </table:table-cell>
          <table:table-cell office:value-type="float" office:value="1914.90625" calcext:value-type="float">
            <text:p>1914.90625</text:p>
          </table:table-cell>
          <table:table-cell office:value-type="float" office:value="1802.727295" calcext:value-type="float">
            <text:p>1802.727295</text:p>
          </table:table-cell>
          <table:table-cell office:value-type="float" office:value="1922.947632" calcext:value-type="float">
            <text:p>1922.947632</text:p>
          </table:table-cell>
          <table:table-cell table:number-columns-repeated="13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1798.207275" calcext:value-type="float">
            <text:p>1798.207275</text:p>
          </table:table-cell>
          <table:table-cell office:value-type="float" office:value="1911.227295" calcext:value-type="float">
            <text:p>1911.227295</text:p>
          </table:table-cell>
          <table:table-cell office:value-type="float" office:value="1802.973877" calcext:value-type="float">
            <text:p>1802.973877</text:p>
          </table:table-cell>
          <table:table-cell office:value-type="float" office:value="1915.923218" calcext:value-type="float">
            <text:p>1915.923218</text:p>
          </table:table-cell>
          <table:table-cell table:number-columns-repeated="13"/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1806.631958" calcext:value-type="float">
            <text:p>1806.631958</text:p>
          </table:table-cell>
          <table:table-cell office:value-type="float" office:value="1908.360474" calcext:value-type="float">
            <text:p>1908.360474</text:p>
          </table:table-cell>
          <table:table-cell office:value-type="float" office:value="1807.981079" calcext:value-type="float">
            <text:p>1807.981079</text:p>
          </table:table-cell>
          <table:table-cell office:value-type="float" office:value="1912.763672" calcext:value-type="float">
            <text:p>1912.763672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98.981567" calcext:value-type="float">
            <text:p>1798.981567</text:p>
          </table:table-cell>
          <table:table-cell office:value-type="float" office:value="1915.268921" calcext:value-type="float">
            <text:p>1915.268921</text:p>
          </table:table-cell>
          <table:table-cell office:value-type="float" office:value="1803.162476" calcext:value-type="float">
            <text:p>1803.162476</text:p>
          </table:table-cell>
          <table:table-cell office:value-type="float" office:value="1923.707886" calcext:value-type="float">
            <text:p>1923.707886</text:p>
          </table:table-cell>
          <table:table-cell table:number-columns-repeated="13"/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1801.538696" calcext:value-type="float">
            <text:p>1801.538696</text:p>
          </table:table-cell>
          <table:table-cell office:value-type="float" office:value="1913.997314" calcext:value-type="float">
            <text:p>1913.997314</text:p>
          </table:table-cell>
          <table:table-cell office:value-type="float" office:value="1800.238525" calcext:value-type="float">
            <text:p>1800.238525</text:p>
          </table:table-cell>
          <table:table-cell office:value-type="float" office:value="1920.474121" calcext:value-type="float">
            <text:p>1920.474121</text:p>
          </table:table-cell>
          <table:table-cell table:number-columns-repeated="13"/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1806.351318" calcext:value-type="float">
            <text:p>1806.351318</text:p>
          </table:table-cell>
          <table:table-cell office:value-type="float" office:value="1909.778198" calcext:value-type="float">
            <text:p>1909.778198</text:p>
          </table:table-cell>
          <table:table-cell office:value-type="float" office:value="1809.08313" calcext:value-type="float">
            <text:p>1809.08313</text:p>
          </table:table-cell>
          <table:table-cell office:value-type="float" office:value="1914.770752" calcext:value-type="float">
            <text:p>1914.770752</text:p>
          </table:table-cell>
          <table:table-cell table:number-columns-repeated="13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1804.939331" calcext:value-type="float">
            <text:p>1804.939331</text:p>
          </table:table-cell>
          <table:table-cell office:value-type="float" office:value="1919.21228" calcext:value-type="float">
            <text:p>1919.21228</text:p>
          </table:table-cell>
          <table:table-cell office:value-type="float" office:value="1802.695679" calcext:value-type="float">
            <text:p>1802.695679</text:p>
          </table:table-cell>
          <table:table-cell office:value-type="float" office:value="1926.529907" calcext:value-type="float">
            <text:p>1926.529907</text:p>
          </table:table-cell>
          <table:table-cell table:number-columns-repeated="13"/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1806.639038" calcext:value-type="float">
            <text:p>1806.639038</text:p>
          </table:table-cell>
          <table:table-cell office:value-type="float" office:value="1910.31958" calcext:value-type="float">
            <text:p>1910.31958</text:p>
          </table:table-cell>
          <table:table-cell office:value-type="float" office:value="1805.436279" calcext:value-type="float">
            <text:p>1805.436279</text:p>
          </table:table-cell>
          <table:table-cell office:value-type="float" office:value="1919.324951" calcext:value-type="float">
            <text:p>1919.324951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10.893311" calcext:value-type="float">
            <text:p>1810.893311</text:p>
          </table:table-cell>
          <table:table-cell office:value-type="float" office:value="1909.865601" calcext:value-type="float">
            <text:p>1909.865601</text:p>
          </table:table-cell>
          <table:table-cell office:value-type="float" office:value="1810.093018" calcext:value-type="float">
            <text:p>1810.093018</text:p>
          </table:table-cell>
          <table:table-cell office:value-type="float" office:value="1919.091187" calcext:value-type="float">
            <text:p>1919.091187</text:p>
          </table:table-cell>
          <table:table-cell table:number-columns-repeated="13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1804.919434" calcext:value-type="float">
            <text:p>1804.919434</text:p>
          </table:table-cell>
          <table:table-cell office:value-type="float" office:value="1922.037598" calcext:value-type="float">
            <text:p>1922.037598</text:p>
          </table:table-cell>
          <table:table-cell office:value-type="float" office:value="1807.115723" calcext:value-type="float">
            <text:p>1807.115723</text:p>
          </table:table-cell>
          <table:table-cell office:value-type="float" office:value="1928.998535" calcext:value-type="float">
            <text:p>1928.998535</text:p>
          </table:table-cell>
          <table:table-cell table:number-columns-repeated="13"/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1807.310547" calcext:value-type="float">
            <text:p>1807.310547</text:p>
          </table:table-cell>
          <table:table-cell office:value-type="float" office:value="1916.59729" calcext:value-type="float">
            <text:p>1916.59729</text:p>
          </table:table-cell>
          <table:table-cell office:value-type="float" office:value="1808.001343" calcext:value-type="float">
            <text:p>1808.001343</text:p>
          </table:table-cell>
          <table:table-cell office:value-type="float" office:value="1921.927002" calcext:value-type="float">
            <text:p>1921.927002</text:p>
          </table:table-cell>
          <table:table-cell table:number-columns-repeated="13"/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1813.837891" calcext:value-type="float">
            <text:p>1813.837891</text:p>
          </table:table-cell>
          <table:table-cell office:value-type="float" office:value="1909.878296" calcext:value-type="float">
            <text:p>1909.878296</text:p>
          </table:table-cell>
          <table:table-cell office:value-type="float" office:value="1813.566895" calcext:value-type="float">
            <text:p>1813.566895</text:p>
          </table:table-cell>
          <table:table-cell office:value-type="float" office:value="1914.053101" calcext:value-type="float">
            <text:p>1914.053101</text:p>
          </table:table-cell>
          <table:table-cell table:number-columns-repeated="13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1804.430908" calcext:value-type="float">
            <text:p>1804.430908</text:p>
          </table:table-cell>
          <table:table-cell office:value-type="float" office:value="1925.981445" calcext:value-type="float">
            <text:p>1925.981445</text:p>
          </table:table-cell>
          <table:table-cell office:value-type="float" office:value="1804.974854" calcext:value-type="float">
            <text:p>1804.974854</text:p>
          </table:table-cell>
          <table:table-cell office:value-type="float" office:value="1931.987671" calcext:value-type="float">
            <text:p>1931.98767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07.517456" calcext:value-type="float">
            <text:p>1807.517456</text:p>
          </table:table-cell>
          <table:table-cell office:value-type="float" office:value="1918.136963" calcext:value-type="float">
            <text:p>1918.136963</text:p>
          </table:table-cell>
          <table:table-cell office:value-type="float" office:value="1808.688232" calcext:value-type="float">
            <text:p>1808.688232</text:p>
          </table:table-cell>
          <table:table-cell office:value-type="float" office:value="1922.709229" calcext:value-type="float">
            <text:p>1922.709229</text:p>
          </table:table-cell>
          <table:table-cell table:number-columns-repeated="13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1813.550903" calcext:value-type="float">
            <text:p>1813.550903</text:p>
          </table:table-cell>
          <table:table-cell office:value-type="float" office:value="1912.824707" calcext:value-type="float">
            <text:p>1912.824707</text:p>
          </table:table-cell>
          <table:table-cell office:value-type="float" office:value="1810.545044" calcext:value-type="float">
            <text:p>1810.545044</text:p>
          </table:table-cell>
          <table:table-cell office:value-type="float" office:value="1923.266846" calcext:value-type="float">
            <text:p>1923.266846</text:p>
          </table:table-cell>
          <table:table-cell table:number-columns-repeated="13"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1801.53186" calcext:value-type="float">
            <text:p>1801.53186</text:p>
          </table:table-cell>
          <table:table-cell office:value-type="float" office:value="1929.68103" calcext:value-type="float">
            <text:p>1929.68103</text:p>
          </table:table-cell>
          <table:table-cell office:value-type="float" office:value="1805.056763" calcext:value-type="float">
            <text:p>1805.056763</text:p>
          </table:table-cell>
          <table:table-cell office:value-type="float" office:value="1934.442017" calcext:value-type="float">
            <text:p>1934.442017</text:p>
          </table:table-cell>
          <table:table-cell table:number-columns-repeated="13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1810.214722" calcext:value-type="float">
            <text:p>1810.214722</text:p>
          </table:table-cell>
          <table:table-cell office:value-type="float" office:value="1915.062256" calcext:value-type="float">
            <text:p>1915.062256</text:p>
          </table:table-cell>
          <table:table-cell office:value-type="float" office:value="1808.690796" calcext:value-type="float">
            <text:p>1808.690796</text:p>
          </table:table-cell>
          <table:table-cell office:value-type="float" office:value="1922.694336" calcext:value-type="float">
            <text:p>1922.694336</text:p>
          </table:table-cell>
          <table:table-cell table:number-columns-repeated="13"/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1814.811279" calcext:value-type="float">
            <text:p>1814.811279</text:p>
          </table:table-cell>
          <table:table-cell office:value-type="float" office:value="1913.522583" calcext:value-type="float">
            <text:p>1913.522583</text:p>
          </table:table-cell>
          <table:table-cell office:value-type="float" office:value="1811.755005" calcext:value-type="float">
            <text:p>1811.755005</text:p>
          </table:table-cell>
          <table:table-cell office:value-type="float" office:value="1925.075195" calcext:value-type="float">
            <text:p>1925.075195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00.93457" calcext:value-type="float">
            <text:p>1800.93457</text:p>
          </table:table-cell>
          <table:table-cell office:value-type="float" office:value="1928.080322" calcext:value-type="float">
            <text:p>1928.080322</text:p>
          </table:table-cell>
          <table:table-cell office:value-type="float" office:value="1803.087646" calcext:value-type="float">
            <text:p>1803.087646</text:p>
          </table:table-cell>
          <table:table-cell office:value-type="float" office:value="1934.735474" calcext:value-type="float">
            <text:p>1934.735474</text:p>
          </table:table-cell>
          <table:table-cell table:number-columns-repeated="13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1810.964722" calcext:value-type="float">
            <text:p>1810.964722</text:p>
          </table:table-cell>
          <table:table-cell office:value-type="float" office:value="1914.404175" calcext:value-type="float">
            <text:p>1914.404175</text:p>
          </table:table-cell>
          <table:table-cell office:value-type="float" office:value="1807.71582" calcext:value-type="float">
            <text:p>1807.71582</text:p>
          </table:table-cell>
          <table:table-cell office:value-type="float" office:value="1923.543335" calcext:value-type="float">
            <text:p>1923.543335</text:p>
          </table:table-cell>
          <table:table-cell table:number-columns-repeated="13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1812.170044" calcext:value-type="float">
            <text:p>1812.170044</text:p>
          </table:table-cell>
          <table:table-cell office:value-type="float" office:value="1914.526978" calcext:value-type="float">
            <text:p>1914.526978</text:p>
          </table:table-cell>
          <table:table-cell office:value-type="float" office:value="1812.873291" calcext:value-type="float">
            <text:p>1812.873291</text:p>
          </table:table-cell>
          <table:table-cell office:value-type="float" office:value="1923.168579" calcext:value-type="float">
            <text:p>1923.168579</text:p>
          </table:table-cell>
          <table:table-cell table:number-columns-repeated="13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1803.868164" calcext:value-type="float">
            <text:p>1803.868164</text:p>
          </table:table-cell>
          <table:table-cell office:value-type="float" office:value="1928.286865" calcext:value-type="float">
            <text:p>1928.286865</text:p>
          </table:table-cell>
          <table:table-cell office:value-type="float" office:value="1806.321411" calcext:value-type="float">
            <text:p>1806.321411</text:p>
          </table:table-cell>
          <table:table-cell office:value-type="float" office:value="1932.23999" calcext:value-type="float">
            <text:p>1932.23999</text:p>
          </table:table-cell>
          <table:table-cell table:number-columns-repeated="13"/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1804.525635" calcext:value-type="float">
            <text:p>1804.525635</text:p>
          </table:table-cell>
          <table:table-cell office:value-type="float" office:value="1919.853027" calcext:value-type="float">
            <text:p>1919.853027</text:p>
          </table:table-cell>
          <table:table-cell office:value-type="float" office:value="1807.592285" calcext:value-type="float">
            <text:p>1807.592285</text:p>
          </table:table-cell>
          <table:table-cell office:value-type="float" office:value="1926.184204" calcext:value-type="float">
            <text:p>1926.184204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16.986816" calcext:value-type="float">
            <text:p>1816.986816</text:p>
          </table:table-cell>
          <table:table-cell office:value-type="float" office:value="1913.687988" calcext:value-type="float">
            <text:p>1913.687988</text:p>
          </table:table-cell>
          <table:table-cell office:value-type="float" office:value="1815.682617" calcext:value-type="float">
            <text:p>1815.682617</text:p>
          </table:table-cell>
          <table:table-cell office:value-type="float" office:value="1921.366211" calcext:value-type="float">
            <text:p>1921.366211</text:p>
          </table:table-cell>
          <table:table-cell table:number-columns-repeated="13"/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1804.452271" calcext:value-type="float">
            <text:p>1804.452271</text:p>
          </table:table-cell>
          <table:table-cell office:value-type="float" office:value="1929.23999" calcext:value-type="float">
            <text:p>1929.23999</text:p>
          </table:table-cell>
          <table:table-cell office:value-type="float" office:value="1810.738281" calcext:value-type="float">
            <text:p>1810.738281</text:p>
          </table:table-cell>
          <table:table-cell office:value-type="float" office:value="1935.200684" calcext:value-type="float">
            <text:p>1935.200684</text:p>
          </table:table-cell>
          <table:table-cell table:number-columns-repeated="13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807.434204" calcext:value-type="float">
            <text:p>1807.434204</text:p>
          </table:table-cell>
          <table:table-cell office:value-type="float" office:value="1918.214355" calcext:value-type="float">
            <text:p>1918.214355</text:p>
          </table:table-cell>
          <table:table-cell office:value-type="float" office:value="1809.813721" calcext:value-type="float">
            <text:p>1809.813721</text:p>
          </table:table-cell>
          <table:table-cell office:value-type="float" office:value="1925.737793" calcext:value-type="float">
            <text:p>1925.737793</text:p>
          </table:table-cell>
          <table:table-cell table:number-columns-repeated="13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1815.216309" calcext:value-type="float">
            <text:p>1815.216309</text:p>
          </table:table-cell>
          <table:table-cell office:value-type="float" office:value="1912.652344" calcext:value-type="float">
            <text:p>1912.652344</text:p>
          </table:table-cell>
          <table:table-cell office:value-type="float" office:value="1817.151123" calcext:value-type="float">
            <text:p>1817.151123</text:p>
          </table:table-cell>
          <table:table-cell office:value-type="float" office:value="1918.385864" calcext:value-type="float">
            <text:p>1918.385864</text:p>
          </table:table-cell>
          <table:table-cell table:number-columns-repeated="13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1803.638672" calcext:value-type="float">
            <text:p>1803.638672</text:p>
          </table:table-cell>
          <table:table-cell office:value-type="float" office:value="1928.677734" calcext:value-type="float">
            <text:p>1928.677734</text:p>
          </table:table-cell>
          <table:table-cell office:value-type="float" office:value="1807.52002" calcext:value-type="float">
            <text:p>1807.52002</text:p>
          </table:table-cell>
          <table:table-cell office:value-type="float" office:value="1934.210693" calcext:value-type="float">
            <text:p>1934.210693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08.550293" calcext:value-type="float">
            <text:p>1808.550293</text:p>
          </table:table-cell>
          <table:table-cell office:value-type="float" office:value="1918.984497" calcext:value-type="float">
            <text:p>1918.984497</text:p>
          </table:table-cell>
          <table:table-cell office:value-type="float" office:value="1808.497925" calcext:value-type="float">
            <text:p>1808.497925</text:p>
          </table:table-cell>
          <table:table-cell office:value-type="float" office:value="1925.319092" calcext:value-type="float">
            <text:p>1925.319092</text:p>
          </table:table-cell>
          <table:table-cell table:number-columns-repeated="13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1814.020508" calcext:value-type="float">
            <text:p>1814.020508</text:p>
          </table:table-cell>
          <table:table-cell office:value-type="float" office:value="1912.893555" calcext:value-type="float">
            <text:p>1912.893555</text:p>
          </table:table-cell>
          <table:table-cell office:value-type="float" office:value="1814.567261" calcext:value-type="float">
            <text:p>1814.567261</text:p>
          </table:table-cell>
          <table:table-cell office:value-type="float" office:value="1921.667969" calcext:value-type="float">
            <text:p>1921.667969</text:p>
          </table:table-cell>
          <table:table-cell table:number-columns-repeated="13"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804.686401" calcext:value-type="float">
            <text:p>1804.686401</text:p>
          </table:table-cell>
          <table:table-cell office:value-type="float" office:value="1930.51123" calcext:value-type="float">
            <text:p>1930.51123</text:p>
          </table:table-cell>
          <table:table-cell office:value-type="float" office:value="1806.469604" calcext:value-type="float">
            <text:p>1806.469604</text:p>
          </table:table-cell>
          <table:table-cell office:value-type="float" office:value="1937.318848" calcext:value-type="float">
            <text:p>1937.318848</text:p>
          </table:table-cell>
          <table:table-cell table:number-columns-repeated="13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1810.788818" calcext:value-type="float">
            <text:p>1810.788818</text:p>
          </table:table-cell>
          <table:table-cell office:value-type="float" office:value="1917.698608" calcext:value-type="float">
            <text:p>1917.698608</text:p>
          </table:table-cell>
          <table:table-cell office:value-type="float" office:value="1808.690674" calcext:value-type="float">
            <text:p>1808.690674</text:p>
          </table:table-cell>
          <table:table-cell office:value-type="float" office:value="1923.112549" calcext:value-type="float">
            <text:p>1923.112549</text:p>
          </table:table-cell>
          <table:table-cell table:number-columns-repeated="13"/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1819.964478" calcext:value-type="float">
            <text:p>1819.964478</text:p>
          </table:table-cell>
          <table:table-cell office:value-type="float" office:value="1912.117798" calcext:value-type="float">
            <text:p>1912.117798</text:p>
          </table:table-cell>
          <table:table-cell office:value-type="float" office:value="1819.133423" calcext:value-type="float">
            <text:p>1819.133423</text:p>
          </table:table-cell>
          <table:table-cell office:value-type="float" office:value="1921.825562" calcext:value-type="float">
            <text:p>1921.825562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08.772949" calcext:value-type="float">
            <text:p>1808.772949</text:p>
          </table:table-cell>
          <table:table-cell office:value-type="float" office:value="1933.418091" calcext:value-type="float">
            <text:p>1933.418091</text:p>
          </table:table-cell>
          <table:table-cell office:value-type="float" office:value="1808.796875" calcext:value-type="float">
            <text:p>1808.796875</text:p>
          </table:table-cell>
          <table:table-cell office:value-type="float" office:value="1941.897217" calcext:value-type="float">
            <text:p>1941.897217</text:p>
          </table:table-cell>
          <table:table-cell table:number-columns-repeated="13"/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809.053711" calcext:value-type="float">
            <text:p>1809.053711</text:p>
          </table:table-cell>
          <table:table-cell office:value-type="float" office:value="1923.876465" calcext:value-type="float">
            <text:p>1923.876465</text:p>
          </table:table-cell>
          <table:table-cell office:value-type="float" office:value="1811.165649" calcext:value-type="float">
            <text:p>1811.165649</text:p>
          </table:table-cell>
          <table:table-cell office:value-type="float" office:value="1929.442993" calcext:value-type="float">
            <text:p>1929.442993</text:p>
          </table:table-cell>
          <table:table-cell table:number-columns-repeated="13"/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1824.269775" calcext:value-type="float">
            <text:p>1824.269775</text:p>
          </table:table-cell>
          <table:table-cell office:value-type="float" office:value="1911.399658" calcext:value-type="float">
            <text:p>1911.399658</text:p>
          </table:table-cell>
          <table:table-cell office:value-type="float" office:value="1822.420654" calcext:value-type="float">
            <text:p>1822.420654</text:p>
          </table:table-cell>
          <table:table-cell office:value-type="float" office:value="1925.330688" calcext:value-type="float">
            <text:p>1925.330688</text:p>
          </table:table-cell>
          <table:table-cell table:number-columns-repeated="13"/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1806.212891" calcext:value-type="float">
            <text:p>1806.212891</text:p>
          </table:table-cell>
          <table:table-cell office:value-type="float" office:value="1943.01416" calcext:value-type="float">
            <text:p>1943.01416</text:p>
          </table:table-cell>
          <table:table-cell office:value-type="float" office:value="1810.390381" calcext:value-type="float">
            <text:p>1810.390381</text:p>
          </table:table-cell>
          <table:table-cell office:value-type="float" office:value="1947.914795" calcext:value-type="float">
            <text:p>1947.914795</text:p>
          </table:table-cell>
          <table:table-cell table:number-columns-repeated="13"/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814.022339" calcext:value-type="float">
            <text:p>1814.022339</text:p>
          </table:table-cell>
          <table:table-cell office:value-type="float" office:value="1919.007324" calcext:value-type="float">
            <text:p>1919.007324</text:p>
          </table:table-cell>
          <table:table-cell office:value-type="float" office:value="1812.390747" calcext:value-type="float">
            <text:p>1812.390747</text:p>
          </table:table-cell>
          <table:table-cell office:value-type="float" office:value="1929.077148" calcext:value-type="float">
            <text:p>1929.077148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26.003784" calcext:value-type="float">
            <text:p>1826.003784</text:p>
          </table:table-cell>
          <table:table-cell office:value-type="float" office:value="1911.388794" calcext:value-type="float">
            <text:p>1911.388794</text:p>
          </table:table-cell>
          <table:table-cell office:value-type="float" office:value="1822.628906" calcext:value-type="float">
            <text:p>1822.628906</text:p>
          </table:table-cell>
          <table:table-cell office:value-type="float" office:value="1925.779541" calcext:value-type="float">
            <text:p>1925.779541</text:p>
          </table:table-cell>
          <table:table-cell table:number-columns-repeated="13"/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807.927979" calcext:value-type="float">
            <text:p>1807.927979</text:p>
          </table:table-cell>
          <table:table-cell office:value-type="float" office:value="1940.068115" calcext:value-type="float">
            <text:p>1940.068115</text:p>
          </table:table-cell>
          <table:table-cell office:value-type="float" office:value="1810.990967" calcext:value-type="float">
            <text:p>1810.990967</text:p>
          </table:table-cell>
          <table:table-cell office:value-type="float" office:value="1948.974731" calcext:value-type="float">
            <text:p>1948.974731</text:p>
          </table:table-cell>
          <table:table-cell table:number-columns-repeated="13"/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1797.140137" calcext:value-type="float">
            <text:p>1797.140137</text:p>
          </table:table-cell>
          <table:table-cell office:value-type="float" office:value="1869.063232" calcext:value-type="float">
            <text:p>1869.063232</text:p>
          </table:table-cell>
          <table:table-cell office:value-type="float" office:value="1798.278076" calcext:value-type="float">
            <text:p>1798.278076</text:p>
          </table:table-cell>
          <table:table-cell office:value-type="float" office:value="1875.953247" calcext:value-type="float">
            <text:p>1875.953247</text:p>
          </table:table-cell>
          <table:table-cell table:number-columns-repeated="13"/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1743.78833" calcext:value-type="float">
            <text:p>1743.78833</text:p>
          </table:table-cell>
          <table:table-cell office:value-type="float" office:value="1910.679321" calcext:value-type="float">
            <text:p>1910.679321</text:p>
          </table:table-cell>
          <table:table-cell office:value-type="float" office:value="1754.923828" calcext:value-type="float">
            <text:p>1754.923828</text:p>
          </table:table-cell>
          <table:table-cell office:value-type="float" office:value="1910.021729" calcext:value-type="float">
            <text:p>1910.021729</text:p>
          </table:table-cell>
          <table:table-cell table:number-columns-repeated="13"/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717.12146" calcext:value-type="float">
            <text:p>1717.12146</text:p>
          </table:table-cell>
          <table:table-cell office:value-type="float" office:value="1871.381104" calcext:value-type="float">
            <text:p>1871.381104</text:p>
          </table:table-cell>
          <table:table-cell office:value-type="float" office:value="1715.644531" calcext:value-type="float">
            <text:p>1715.644531</text:p>
          </table:table-cell>
          <table:table-cell office:value-type="float" office:value="1867.907959" calcext:value-type="float">
            <text:p>1867.907959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38.762817" calcext:value-type="float">
            <text:p>1738.762817</text:p>
          </table:table-cell>
          <table:table-cell office:value-type="float" office:value="1803.939453" calcext:value-type="float">
            <text:p>1803.939453</text:p>
          </table:table-cell>
          <table:table-cell office:value-type="float" office:value="1737.107056" calcext:value-type="float">
            <text:p>1737.107056</text:p>
          </table:table-cell>
          <table:table-cell office:value-type="float" office:value="1805.945801" calcext:value-type="float">
            <text:p>1805.945801</text:p>
          </table:table-cell>
          <table:table-cell table:number-columns-repeated="13"/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685.057983" calcext:value-type="float">
            <text:p>1685.057983</text:p>
          </table:table-cell>
          <table:table-cell office:value-type="float" office:value="1834.677734" calcext:value-type="float">
            <text:p>1834.677734</text:p>
          </table:table-cell>
          <table:table-cell office:value-type="float" office:value="1692.438721" calcext:value-type="float">
            <text:p>1692.438721</text:p>
          </table:table-cell>
          <table:table-cell office:value-type="float" office:value="1831.476807" calcext:value-type="float">
            <text:p>1831.476807</text:p>
          </table:table-cell>
          <table:table-cell table:number-columns-repeated="13"/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1674.042969" calcext:value-type="float">
            <text:p>1674.042969</text:p>
          </table:table-cell>
          <table:table-cell office:value-type="float" office:value="1791.899902" calcext:value-type="float">
            <text:p>1791.899902</text:p>
          </table:table-cell>
          <table:table-cell office:value-type="float" office:value="1671.464111" calcext:value-type="float">
            <text:p>1671.464111</text:p>
          </table:table-cell>
          <table:table-cell office:value-type="float" office:value="1790.909912" calcext:value-type="float">
            <text:p>1790.909912</text:p>
          </table:table-cell>
          <table:table-cell table:number-columns-repeated="13"/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1680.998047" calcext:value-type="float">
            <text:p>1680.998047</text:p>
          </table:table-cell>
          <table:table-cell office:value-type="float" office:value="1759.180908" calcext:value-type="float">
            <text:p>1759.180908</text:p>
          </table:table-cell>
          <table:table-cell office:value-type="float" office:value="1676.098999" calcext:value-type="float">
            <text:p>1676.098999</text:p>
          </table:table-cell>
          <table:table-cell office:value-type="float" office:value="1765.128784" calcext:value-type="float">
            <text:p>1765.128784</text:p>
          </table:table-cell>
          <table:table-cell table:number-columns-repeated="13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647.212524" calcext:value-type="float">
            <text:p>1647.212524</text:p>
          </table:table-cell>
          <table:table-cell office:value-type="float" office:value="1761.363037" calcext:value-type="float">
            <text:p>1761.363037</text:p>
          </table:table-cell>
          <table:table-cell office:value-type="float" office:value="1657.016357" calcext:value-type="float">
            <text:p>1657.016357</text:p>
          </table:table-cell>
          <table:table-cell office:value-type="float" office:value="1764.978027" calcext:value-type="float">
            <text:p>1764.978027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50.915283" calcext:value-type="float">
            <text:p>1650.915283</text:p>
          </table:table-cell>
          <table:table-cell office:value-type="float" office:value="1736.856567" calcext:value-type="float">
            <text:p>1736.856567</text:p>
          </table:table-cell>
          <table:table-cell office:value-type="float" office:value="1649.358398" calcext:value-type="float">
            <text:p>1649.358398</text:p>
          </table:table-cell>
          <table:table-cell office:value-type="float" office:value="1730.10437" calcext:value-type="float">
            <text:p>1730.10437</text:p>
          </table:table-cell>
          <table:table-cell table:number-columns-repeated="13"/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647.900513" calcext:value-type="float">
            <text:p>1647.900513</text:p>
          </table:table-cell>
          <table:table-cell office:value-type="float" office:value="1722.905273" calcext:value-type="float">
            <text:p>1722.905273</text:p>
          </table:table-cell>
          <table:table-cell office:value-type="float" office:value="1645.046753" calcext:value-type="float">
            <text:p>1645.046753</text:p>
          </table:table-cell>
          <table:table-cell office:value-type="float" office:value="1721.521118" calcext:value-type="float">
            <text:p>1721.521118</text:p>
          </table:table-cell>
          <table:table-cell table:number-columns-repeated="13"/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1627.412109" calcext:value-type="float">
            <text:p>1627.412109</text:p>
          </table:table-cell>
          <table:table-cell office:value-type="float" office:value="1712.692993" calcext:value-type="float">
            <text:p>1712.692993</text:p>
          </table:table-cell>
          <table:table-cell office:value-type="float" office:value="1626.462891" calcext:value-type="float">
            <text:p>1626.462891</text:p>
          </table:table-cell>
          <table:table-cell office:value-type="float" office:value="1708.552734" calcext:value-type="float">
            <text:p>1708.552734</text:p>
          </table:table-cell>
          <table:table-cell table:number-columns-repeated="13"/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1624.53479" calcext:value-type="float">
            <text:p>1624.53479</text:p>
          </table:table-cell>
          <table:table-cell office:value-type="float" office:value="1694.934448" calcext:value-type="float">
            <text:p>1694.934448</text:p>
          </table:table-cell>
          <table:table-cell office:value-type="float" office:value="1620.291992" calcext:value-type="float">
            <text:p>1620.291992</text:p>
          </table:table-cell>
          <table:table-cell office:value-type="float" office:value="1695.585327" calcext:value-type="float">
            <text:p>1695.585327</text:p>
          </table:table-cell>
          <table:table-cell table:number-columns-repeated="13"/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617.182617" calcext:value-type="float">
            <text:p>1617.182617</text:p>
          </table:table-cell>
          <table:table-cell office:value-type="float" office:value="1687.914551" calcext:value-type="float">
            <text:p>1687.914551</text:p>
          </table:table-cell>
          <table:table-cell office:value-type="float" office:value="1613.912476" calcext:value-type="float">
            <text:p>1613.912476</text:p>
          </table:table-cell>
          <table:table-cell office:value-type="float" office:value="1686.312744" calcext:value-type="float">
            <text:p>1686.312744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11.924438" calcext:value-type="float">
            <text:p>1611.924438</text:p>
          </table:table-cell>
          <table:table-cell office:value-type="float" office:value="1674.903198" calcext:value-type="float">
            <text:p>1674.903198</text:p>
          </table:table-cell>
          <table:table-cell office:value-type="float" office:value="1604.241821" calcext:value-type="float">
            <text:p>1604.241821</text:p>
          </table:table-cell>
          <table:table-cell office:value-type="float" office:value="1677.933228" calcext:value-type="float">
            <text:p>1677.933228</text:p>
          </table:table-cell>
          <table:table-cell table:number-columns-repeated="13"/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607.974121" calcext:value-type="float">
            <text:p>1607.974121</text:p>
          </table:table-cell>
          <table:table-cell office:value-type="float" office:value="1663.661621" calcext:value-type="float">
            <text:p>1663.661621</text:p>
          </table:table-cell>
          <table:table-cell office:value-type="float" office:value="1607.936035" calcext:value-type="float">
            <text:p>1607.936035</text:p>
          </table:table-cell>
          <table:table-cell office:value-type="float" office:value="1659.543579" calcext:value-type="float">
            <text:p>1659.543579</text:p>
          </table:table-cell>
          <table:table-cell table:number-columns-repeated="13"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1600.447144" calcext:value-type="float">
            <text:p>1600.447144</text:p>
          </table:table-cell>
          <table:table-cell office:value-type="float" office:value="1660.844604" calcext:value-type="float">
            <text:p>1660.844604</text:p>
          </table:table-cell>
          <table:table-cell office:value-type="float" office:value="1597.461304" calcext:value-type="float">
            <text:p>1597.461304</text:p>
          </table:table-cell>
          <table:table-cell office:value-type="float" office:value="1655.724976" calcext:value-type="float">
            <text:p>1655.724976</text:p>
          </table:table-cell>
          <table:table-cell table:number-columns-repeated="13"/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1601.95105" calcext:value-type="float">
            <text:p>1601.95105</text:p>
          </table:table-cell>
          <table:table-cell office:value-type="float" office:value="1648.060425" calcext:value-type="float">
            <text:p>1648.060425</text:p>
          </table:table-cell>
          <table:table-cell office:value-type="float" office:value="1595.367798" calcext:value-type="float">
            <text:p>1595.367798</text:p>
          </table:table-cell>
          <table:table-cell office:value-type="float" office:value="1647.320312" calcext:value-type="float">
            <text:p>1647.320312</text:p>
          </table:table-cell>
          <table:table-cell table:number-columns-repeated="13"/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596.030518" calcext:value-type="float">
            <text:p>1596.030518</text:p>
          </table:table-cell>
          <table:table-cell office:value-type="float" office:value="1639.933594" calcext:value-type="float">
            <text:p>1639.933594</text:p>
          </table:table-cell>
          <table:table-cell office:value-type="float" office:value="1592.224976" calcext:value-type="float">
            <text:p>1592.224976</text:p>
          </table:table-cell>
          <table:table-cell office:value-type="float" office:value="1643.50061" calcext:value-type="float">
            <text:p>1643.50061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93.382446" calcext:value-type="float">
            <text:p>1593.382446</text:p>
          </table:table-cell>
          <table:table-cell office:value-type="float" office:value="1638.100586" calcext:value-type="float">
            <text:p>1638.100586</text:p>
          </table:table-cell>
          <table:table-cell office:value-type="float" office:value="1594.362427" calcext:value-type="float">
            <text:p>1594.362427</text:p>
          </table:table-cell>
          <table:table-cell office:value-type="float" office:value="1627.603516" calcext:value-type="float">
            <text:p>1627.603516</text:p>
          </table:table-cell>
          <table:table-cell table:number-columns-repeated="13"/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589.056396" calcext:value-type="float">
            <text:p>1589.056396</text:p>
          </table:table-cell>
          <table:table-cell office:value-type="float" office:value="1632.362305" calcext:value-type="float">
            <text:p>1632.362305</text:p>
          </table:table-cell>
          <table:table-cell office:value-type="float" office:value="1585.176392" calcext:value-type="float">
            <text:p>1585.176392</text:p>
          </table:table-cell>
          <table:table-cell office:value-type="float" office:value="1633.509888" calcext:value-type="float">
            <text:p>1633.509888</text:p>
          </table:table-cell>
          <table:table-cell table:number-columns-repeated="13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1588.318726" calcext:value-type="float">
            <text:p>1588.318726</text:p>
          </table:table-cell>
          <table:table-cell office:value-type="float" office:value="1623.356323" calcext:value-type="float">
            <text:p>1623.356323</text:p>
          </table:table-cell>
          <table:table-cell office:value-type="float" office:value="1581.262451" calcext:value-type="float">
            <text:p>1581.262451</text:p>
          </table:table-cell>
          <table:table-cell office:value-type="float" office:value="1623.231689" calcext:value-type="float">
            <text:p>1623.231689</text:p>
          </table:table-cell>
          <table:table-cell table:number-columns-repeated="13"/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1584.191406" calcext:value-type="float">
            <text:p>1584.191406</text:p>
          </table:table-cell>
          <table:table-cell office:value-type="float" office:value="1620.583252" calcext:value-type="float">
            <text:p>1620.583252</text:p>
          </table:table-cell>
          <table:table-cell office:value-type="float" office:value="1583.170044" calcext:value-type="float">
            <text:p>1583.170044</text:p>
          </table:table-cell>
          <table:table-cell office:value-type="float" office:value="1617.698853" calcext:value-type="float">
            <text:p>1617.698853</text:p>
          </table:table-cell>
          <table:table-cell table:number-columns-repeated="13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583.675293" calcext:value-type="float">
            <text:p>1583.675293</text:p>
          </table:table-cell>
          <table:table-cell office:value-type="float" office:value="1616.337158" calcext:value-type="float">
            <text:p>1616.337158</text:p>
          </table:table-cell>
          <table:table-cell office:value-type="float" office:value="1579.122559" calcext:value-type="float">
            <text:p>1579.122559</text:p>
          </table:table-cell>
          <table:table-cell office:value-type="float" office:value="1612.163818" calcext:value-type="float">
            <text:p>1612.163818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82.568481" calcext:value-type="float">
            <text:p>1582.568481</text:p>
          </table:table-cell>
          <table:table-cell office:value-type="float" office:value="1613.005005" calcext:value-type="float">
            <text:p>1613.005005</text:p>
          </table:table-cell>
          <table:table-cell office:value-type="float" office:value="1581.023926" calcext:value-type="float">
            <text:p>1581.023926</text:p>
          </table:table-cell>
          <table:table-cell office:value-type="float" office:value="1608.291016" calcext:value-type="float">
            <text:p>1608.291016</text:p>
          </table:table-cell>
          <table:table-cell table:number-columns-repeated="13"/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577.33374" calcext:value-type="float">
            <text:p>1577.33374</text:p>
          </table:table-cell>
          <table:table-cell office:value-type="float" office:value="1612.445068" calcext:value-type="float">
            <text:p>1612.445068</text:p>
          </table:table-cell>
          <table:table-cell office:value-type="float" office:value="1574.52478" calcext:value-type="float">
            <text:p>1574.52478</text:p>
          </table:table-cell>
          <table:table-cell office:value-type="float" office:value="1605.489868" calcext:value-type="float">
            <text:p>1605.489868</text:p>
          </table:table-cell>
          <table:table-cell table:number-columns-repeated="13"/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1579.045288" calcext:value-type="float">
            <text:p>1579.045288</text:p>
          </table:table-cell>
          <table:table-cell office:value-type="float" office:value="1603.579468" calcext:value-type="float">
            <text:p>1603.579468</text:p>
          </table:table-cell>
          <table:table-cell office:value-type="float" office:value="1570.534546" calcext:value-type="float">
            <text:p>1570.534546</text:p>
          </table:table-cell>
          <table:table-cell office:value-type="float" office:value="1602.507812" calcext:value-type="float">
            <text:p>1602.507812</text:p>
          </table:table-cell>
          <table:table-cell table:number-columns-repeated="13"/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1576.52478" calcext:value-type="float">
            <text:p>1576.52478</text:p>
          </table:table-cell>
          <table:table-cell office:value-type="float" office:value="1604.291138" calcext:value-type="float">
            <text:p>1604.291138</text:p>
          </table:table-cell>
          <table:table-cell office:value-type="float" office:value="1568.619629" calcext:value-type="float">
            <text:p>1568.619629</text:p>
          </table:table-cell>
          <table:table-cell office:value-type="float" office:value="1597.881958" calcext:value-type="float">
            <text:p>1597.881958</text:p>
          </table:table-cell>
          <table:table-cell table:number-columns-repeated="13"/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575.557983" calcext:value-type="float">
            <text:p>1575.557983</text:p>
          </table:table-cell>
          <table:table-cell office:value-type="float" office:value="1600.800293" calcext:value-type="float">
            <text:p>1600.800293</text:p>
          </table:table-cell>
          <table:table-cell office:value-type="float" office:value="1569.095947" calcext:value-type="float">
            <text:p>1569.095947</text:p>
          </table:table-cell>
          <table:table-cell office:value-type="float" office:value="1593.047485" calcext:value-type="float">
            <text:p>1593.047485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76.1698" calcext:value-type="float">
            <text:p>1576.1698</text:p>
          </table:table-cell>
          <table:table-cell office:value-type="float" office:value="1594.801514" calcext:value-type="float">
            <text:p>1594.801514</text:p>
          </table:table-cell>
          <table:table-cell office:value-type="float" office:value="1566.114868" calcext:value-type="float">
            <text:p>1566.114868</text:p>
          </table:table-cell>
          <table:table-cell office:value-type="float" office:value="1590.515991" calcext:value-type="float">
            <text:p>1590.515991</text:p>
          </table:table-cell>
          <table:table-cell table:number-columns-repeated="13"/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570.571045" calcext:value-type="float">
            <text:p>1570.571045</text:p>
          </table:table-cell>
          <table:table-cell office:value-type="float" office:value="1585.953857" calcext:value-type="float">
            <text:p>1585.953857</text:p>
          </table:table-cell>
          <table:table-cell office:value-type="float" office:value="1574.361084" calcext:value-type="float">
            <text:p>1574.361084</text:p>
          </table:table-cell>
          <table:table-cell office:value-type="float" office:value="1594.300903" calcext:value-type="float">
            <text:p>1594.300903</text:p>
          </table:table-cell>
          <table:table-cell table:number-columns-repeated="13"/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1570.349609" calcext:value-type="float">
            <text:p>1570.349609</text:p>
          </table:table-cell>
          <table:table-cell office:value-type="float" office:value="1588.249023" calcext:value-type="float">
            <text:p>1588.249023</text:p>
          </table:table-cell>
          <table:table-cell office:value-type="float" office:value="1569.920776" calcext:value-type="float">
            <text:p>1569.920776</text:p>
          </table:table-cell>
          <table:table-cell office:value-type="float" office:value="1591.42688" calcext:value-type="float">
            <text:p>1591.42688</text:p>
          </table:table-cell>
          <table:table-cell table:number-columns-repeated="13"/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1572.295654" calcext:value-type="float">
            <text:p>1572.295654</text:p>
          </table:table-cell>
          <table:table-cell office:value-type="float" office:value="1584.145386" calcext:value-type="float">
            <text:p>1584.145386</text:p>
          </table:table-cell>
          <table:table-cell office:value-type="float" office:value="1570.994019" calcext:value-type="float">
            <text:p>1570.994019</text:p>
          </table:table-cell>
          <table:table-cell office:value-type="float" office:value="1583.996582" calcext:value-type="float">
            <text:p>1583.996582</text:p>
          </table:table-cell>
          <table:table-cell table:number-columns-repeated="13"/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570.971313" calcext:value-type="float">
            <text:p>1570.971313</text:p>
          </table:table-cell>
          <table:table-cell office:value-type="float" office:value="1580.164062" calcext:value-type="float">
            <text:p>1580.164062</text:p>
          </table:table-cell>
          <table:table-cell office:value-type="float" office:value="1566.731689" calcext:value-type="float">
            <text:p>1566.731689</text:p>
          </table:table-cell>
          <table:table-cell office:value-type="float" office:value="1586.135132" calcext:value-type="float">
            <text:p>1586.135132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71.764893" calcext:value-type="float">
            <text:p>1571.764893</text:p>
          </table:table-cell>
          <table:table-cell office:value-type="float" office:value="1582.174194" calcext:value-type="float">
            <text:p>1582.174194</text:p>
          </table:table-cell>
          <table:table-cell office:value-type="float" office:value="1568.176392" calcext:value-type="float">
            <text:p>1568.176392</text:p>
          </table:table-cell>
          <table:table-cell office:value-type="float" office:value="1585.118774" calcext:value-type="float">
            <text:p>1585.118774</text:p>
          </table:table-cell>
          <table:table-cell table:number-columns-repeated="13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568.143921" calcext:value-type="float">
            <text:p>1568.143921</text:p>
          </table:table-cell>
          <table:table-cell office:value-type="float" office:value="1582.474121" calcext:value-type="float">
            <text:p>1582.474121</text:p>
          </table:table-cell>
          <table:table-cell office:value-type="float" office:value="1568.081299" calcext:value-type="float">
            <text:p>1568.081299</text:p>
          </table:table-cell>
          <table:table-cell office:value-type="float" office:value="1579.596802" calcext:value-type="float">
            <text:p>1579.596802</text:p>
          </table:table-cell>
          <table:table-cell table:number-columns-repeated="13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1564.92981" calcext:value-type="float">
            <text:p>1564.92981</text:p>
          </table:table-cell>
          <table:table-cell office:value-type="float" office:value="1581.615479" calcext:value-type="float">
            <text:p>1581.615479</text:p>
          </table:table-cell>
          <table:table-cell office:value-type="float" office:value="1566.776123" calcext:value-type="float">
            <text:p>1566.776123</text:p>
          </table:table-cell>
          <table:table-cell office:value-type="float" office:value="1583.759399" calcext:value-type="float">
            <text:p>1583.759399</text:p>
          </table:table-cell>
          <table:table-cell table:number-columns-repeated="13"/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1566.285034" calcext:value-type="float">
            <text:p>1566.285034</text:p>
          </table:table-cell>
          <table:table-cell office:value-type="float" office:value="1577.862061" calcext:value-type="float">
            <text:p>1577.862061</text:p>
          </table:table-cell>
          <table:table-cell office:value-type="float" office:value="1562.563721" calcext:value-type="float">
            <text:p>1562.563721</text:p>
          </table:table-cell>
          <table:table-cell office:value-type="float" office:value="1581.568726" calcext:value-type="float">
            <text:p>1581.568726</text:p>
          </table:table-cell>
          <table:table-cell table:number-columns-repeated="13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566.75647" calcext:value-type="float">
            <text:p>1566.75647</text:p>
          </table:table-cell>
          <table:table-cell office:value-type="float" office:value="1576.680664" calcext:value-type="float">
            <text:p>1576.680664</text:p>
          </table:table-cell>
          <table:table-cell office:value-type="float" office:value="1563.025146" calcext:value-type="float">
            <text:p>1563.025146</text:p>
          </table:table-cell>
          <table:table-cell office:value-type="float" office:value="1577.803101" calcext:value-type="float">
            <text:p>1577.803101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66.340088" calcext:value-type="float">
            <text:p>1566.340088</text:p>
          </table:table-cell>
          <table:table-cell office:value-type="float" office:value="1576.910278" calcext:value-type="float">
            <text:p>1576.910278</text:p>
          </table:table-cell>
          <table:table-cell office:value-type="float" office:value="1565.717285" calcext:value-type="float">
            <text:p>1565.717285</text:p>
          </table:table-cell>
          <table:table-cell office:value-type="float" office:value="1576.927368" calcext:value-type="float">
            <text:p>1576.927368</text:p>
          </table:table-cell>
          <table:table-cell table:number-columns-repeated="13"/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568.282837" calcext:value-type="float">
            <text:p>1568.282837</text:p>
          </table:table-cell>
          <table:table-cell office:value-type="float" office:value="1570.874878" calcext:value-type="float">
            <text:p>1570.874878</text:p>
          </table:table-cell>
          <table:table-cell office:value-type="float" office:value="1569.521606" calcext:value-type="float">
            <text:p>1569.521606</text:p>
          </table:table-cell>
          <table:table-cell office:value-type="float" office:value="1572.751709" calcext:value-type="float">
            <text:p>1572.751709</text:p>
          </table:table-cell>
          <table:table-cell table:number-columns-repeated="13"/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1563.307495" calcext:value-type="float">
            <text:p>1563.307495</text:p>
          </table:table-cell>
          <table:table-cell office:value-type="float" office:value="1576.195801" calcext:value-type="float">
            <text:p>1576.195801</text:p>
          </table:table-cell>
          <table:table-cell office:value-type="float" office:value="1564.934082" calcext:value-type="float">
            <text:p>1564.934082</text:p>
          </table:table-cell>
          <table:table-cell office:value-type="float" office:value="1574.941895" calcext:value-type="float">
            <text:p>1574.941895</text:p>
          </table:table-cell>
          <table:table-cell table:number-columns-repeated="13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1564.292603" calcext:value-type="float">
            <text:p>1564.292603</text:p>
          </table:table-cell>
          <table:table-cell office:value-type="float" office:value="1574.123291" calcext:value-type="float">
            <text:p>1574.123291</text:p>
          </table:table-cell>
          <table:table-cell office:value-type="float" office:value="1563.713135" calcext:value-type="float">
            <text:p>1563.713135</text:p>
          </table:table-cell>
          <table:table-cell office:value-type="float" office:value="1574.704834" calcext:value-type="float">
            <text:p>1574.704834</text:p>
          </table:table-cell>
          <table:table-cell table:number-columns-repeated="13"/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548.729614" calcext:value-type="float">
            <text:p>1548.729614</text:p>
          </table:table-cell>
          <table:table-cell office:value-type="float" office:value="1590.29187" calcext:value-type="float">
            <text:p>1590.29187</text:p>
          </table:table-cell>
          <table:table-cell office:value-type="float" office:value="1550.153809" calcext:value-type="float">
            <text:p>1550.153809</text:p>
          </table:table-cell>
          <table:table-cell office:value-type="float" office:value="1591.898071" calcext:value-type="float">
            <text:p>1591.898071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77.874268" calcext:value-type="float">
            <text:p>1577.874268</text:p>
          </table:table-cell>
          <table:table-cell office:value-type="float" office:value="1567.58252" calcext:value-type="float">
            <text:p>1567.58252</text:p>
          </table:table-cell>
          <table:table-cell office:value-type="float" office:value="1579.551147" calcext:value-type="float">
            <text:p>1579.551147</text:p>
          </table:table-cell>
          <table:table-cell office:value-type="float" office:value="1564.665894" calcext:value-type="float">
            <text:p>1564.665894</text:p>
          </table:table-cell>
          <table:table-cell table:number-columns-repeated="13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588.533691" calcext:value-type="float">
            <text:p>1588.533691</text:p>
          </table:table-cell>
          <table:table-cell office:value-type="float" office:value="1565.547974" calcext:value-type="float">
            <text:p>1565.547974</text:p>
          </table:table-cell>
          <table:table-cell office:value-type="float" office:value="1586.371338" calcext:value-type="float">
            <text:p>1586.371338</text:p>
          </table:table-cell>
          <table:table-cell office:value-type="float" office:value="1564.237793" calcext:value-type="float">
            <text:p>1564.237793</text:p>
          </table:table-cell>
          <table:table-cell table:number-columns-repeated="13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1578.215088" calcext:value-type="float">
            <text:p>1578.215088</text:p>
          </table:table-cell>
          <table:table-cell office:value-type="float" office:value="1630.0896" calcext:value-type="float">
            <text:p>1630.0896</text:p>
          </table:table-cell>
          <table:table-cell office:value-type="float" office:value="1530.822998" calcext:value-type="float">
            <text:p>1530.822998</text:p>
          </table:table-cell>
          <table:table-cell office:value-type="float" office:value="1554.172729" calcext:value-type="float">
            <text:p>1554.172729</text:p>
          </table:table-cell>
          <table:table-cell table:number-columns-repeated="13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1601.37146" calcext:value-type="float">
            <text:p>1601.37146</text:p>
          </table:table-cell>
          <table:table-cell office:value-type="float" office:value="1632.506348" calcext:value-type="float">
            <text:p>1632.506348</text:p>
          </table:table-cell>
          <table:table-cell office:value-type="float" office:value="1511.909058" calcext:value-type="float">
            <text:p>1511.909058</text:p>
          </table:table-cell>
          <table:table-cell office:value-type="float" office:value="1548.943359" calcext:value-type="float">
            <text:p>1548.943359</text:p>
          </table:table-cell>
          <table:table-cell table:number-columns-repeated="13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609.648682" calcext:value-type="float">
            <text:p>1609.648682</text:p>
          </table:table-cell>
          <table:table-cell office:value-type="float" office:value="1638.352783" calcext:value-type="float">
            <text:p>1638.352783</text:p>
          </table:table-cell>
          <table:table-cell office:value-type="float" office:value="1525.930298" calcext:value-type="float">
            <text:p>1525.930298</text:p>
          </table:table-cell>
          <table:table-cell office:value-type="float" office:value="1553.187988" calcext:value-type="float">
            <text:p>1553.187988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81.99353" calcext:value-type="float">
            <text:p>1581.99353</text:p>
          </table:table-cell>
          <table:table-cell office:value-type="float" office:value="1631.104004" calcext:value-type="float">
            <text:p>1631.104004</text:p>
          </table:table-cell>
          <table:table-cell office:value-type="float" office:value="1587.144775" calcext:value-type="float">
            <text:p>1587.144775</text:p>
          </table:table-cell>
          <table:table-cell office:value-type="float" office:value="1632.237549" calcext:value-type="float">
            <text:p>1632.237549</text:p>
          </table:table-cell>
          <table:table-cell table:number-columns-repeated="13"/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636.951782" calcext:value-type="float">
            <text:p>1636.951782</text:p>
          </table:table-cell>
          <table:table-cell office:value-type="float" office:value="1609.576172" calcext:value-type="float">
            <text:p>1609.576172</text:p>
          </table:table-cell>
          <table:table-cell office:value-type="float" office:value="1658.385132" calcext:value-type="float">
            <text:p>1658.385132</text:p>
          </table:table-cell>
          <table:table-cell office:value-type="float" office:value="1624.858154" calcext:value-type="float">
            <text:p>1624.858154</text:p>
          </table:table-cell>
          <table:table-cell table:number-columns-repeated="13"/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1664.754272" calcext:value-type="float">
            <text:p>1664.754272</text:p>
          </table:table-cell>
          <table:table-cell office:value-type="float" office:value="1711.664062" calcext:value-type="float">
            <text:p>1711.664062</text:p>
          </table:table-cell>
          <table:table-cell office:value-type="float" office:value="1684.033691" calcext:value-type="float">
            <text:p>1684.033691</text:p>
          </table:table-cell>
          <table:table-cell office:value-type="float" office:value="1716.222046" calcext:value-type="float">
            <text:p>1716.222046</text:p>
          </table:table-cell>
          <table:table-cell table:number-columns-repeated="13"/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1717.750488" calcext:value-type="float">
            <text:p>1717.750488</text:p>
          </table:table-cell>
          <table:table-cell office:value-type="float" office:value="1749.525391" calcext:value-type="float">
            <text:p>1749.525391</text:p>
          </table:table-cell>
          <table:table-cell office:value-type="float" office:value="1729.865356" calcext:value-type="float">
            <text:p>1729.865356</text:p>
          </table:table-cell>
          <table:table-cell office:value-type="float" office:value="1749.373413" calcext:value-type="float">
            <text:p>1749.373413</text:p>
          </table:table-cell>
          <table:table-cell table:number-columns-repeated="13"/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742.018311" calcext:value-type="float">
            <text:p>1742.018311</text:p>
          </table:table-cell>
          <table:table-cell office:value-type="float" office:value="1726.095093" calcext:value-type="float">
            <text:p>1726.095093</text:p>
          </table:table-cell>
          <table:table-cell office:value-type="float" office:value="1757.011597" calcext:value-type="float">
            <text:p>1757.011597</text:p>
          </table:table-cell>
          <table:table-cell office:value-type="float" office:value="1710.906128" calcext:value-type="float">
            <text:p>1710.906128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32.8573" calcext:value-type="float">
            <text:p>1732.8573</text:p>
          </table:table-cell>
          <table:table-cell office:value-type="float" office:value="1834.980469" calcext:value-type="float">
            <text:p>1834.980469</text:p>
          </table:table-cell>
          <table:table-cell office:value-type="float" office:value="1735.09082" calcext:value-type="float">
            <text:p>1735.09082</text:p>
          </table:table-cell>
          <table:table-cell office:value-type="float" office:value="1837.598145" calcext:value-type="float">
            <text:p>1837.598145</text:p>
          </table:table-cell>
          <table:table-cell table:number-columns-repeated="13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751.435913" calcext:value-type="float">
            <text:p>1751.435913</text:p>
          </table:table-cell>
          <table:table-cell office:value-type="float" office:value="1797.066162" calcext:value-type="float">
            <text:p>1797.066162</text:p>
          </table:table-cell>
          <table:table-cell office:value-type="float" office:value="1770.499756" calcext:value-type="float">
            <text:p>1770.499756</text:p>
          </table:table-cell>
          <table:table-cell office:value-type="float" office:value="1786.466797" calcext:value-type="float">
            <text:p>1786.466797</text:p>
          </table:table-cell>
          <table:table-cell table:number-columns-repeated="13"/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1791.149658" calcext:value-type="float">
            <text:p>1791.149658</text:p>
          </table:table-cell>
          <table:table-cell office:value-type="float" office:value="1822.822876" calcext:value-type="float">
            <text:p>1822.822876</text:p>
          </table:table-cell>
          <table:table-cell office:value-type="float" office:value="1809.384277" calcext:value-type="float">
            <text:p>1809.384277</text:p>
          </table:table-cell>
          <table:table-cell office:value-type="float" office:value="1811.792969" calcext:value-type="float">
            <text:p>1811.792969</text:p>
          </table:table-cell>
          <table:table-cell table:number-columns-repeated="13"/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1769.734253" calcext:value-type="float">
            <text:p>1769.734253</text:p>
          </table:table-cell>
          <table:table-cell office:value-type="float" office:value="1890.382446" calcext:value-type="float">
            <text:p>1890.382446</text:p>
          </table:table-cell>
          <table:table-cell office:value-type="float" office:value="1778.165283" calcext:value-type="float">
            <text:p>1778.165283</text:p>
          </table:table-cell>
          <table:table-cell office:value-type="float" office:value="1887.468506" calcext:value-type="float">
            <text:p>1887.468506</text:p>
          </table:table-cell>
          <table:table-cell table:number-columns-repeated="13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769.915771" calcext:value-type="float">
            <text:p>1769.915771</text:p>
          </table:table-cell>
          <table:table-cell office:value-type="float" office:value="1854.002808" calcext:value-type="float">
            <text:p>1854.002808</text:p>
          </table:table-cell>
          <table:table-cell office:value-type="float" office:value="1779.789551" calcext:value-type="float">
            <text:p>1779.789551</text:p>
          </table:table-cell>
          <table:table-cell office:value-type="float" office:value="1857.165283" calcext:value-type="float">
            <text:p>1857.165283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63.81311" calcext:value-type="float">
            <text:p>1763.81311</text:p>
          </table:table-cell>
          <table:table-cell office:value-type="float" office:value="1873.195801" calcext:value-type="float">
            <text:p>1873.195801</text:p>
          </table:table-cell>
          <table:table-cell office:value-type="float" office:value="1765.56958" calcext:value-type="float">
            <text:p>1765.56958</text:p>
          </table:table-cell>
          <table:table-cell office:value-type="float" office:value="1886.863281" calcext:value-type="float">
            <text:p>1886.863281</text:p>
          </table:table-cell>
          <table:table-cell table:number-columns-repeated="13"/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757.400879" calcext:value-type="float">
            <text:p>1757.400879</text:p>
          </table:table-cell>
          <table:table-cell office:value-type="float" office:value="1869.537964" calcext:value-type="float">
            <text:p>1869.537964</text:p>
          </table:table-cell>
          <table:table-cell office:value-type="float" office:value="1772.181274" calcext:value-type="float">
            <text:p>1772.181274</text:p>
          </table:table-cell>
          <table:table-cell office:value-type="float" office:value="1872.902588" calcext:value-type="float">
            <text:p>1872.902588</text:p>
          </table:table-cell>
          <table:table-cell table:number-columns-repeated="13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1768.592041" calcext:value-type="float">
            <text:p>1768.592041</text:p>
          </table:table-cell>
          <table:table-cell office:value-type="float" office:value="1868.073364" calcext:value-type="float">
            <text:p>1868.073364</text:p>
          </table:table-cell>
          <table:table-cell office:value-type="float" office:value="1788.170898" calcext:value-type="float">
            <text:p>1788.170898</text:p>
          </table:table-cell>
          <table:table-cell office:value-type="float" office:value="1846.565918" calcext:value-type="float">
            <text:p>1846.565918</text:p>
          </table:table-cell>
          <table:table-cell table:number-columns-repeated="13"/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1758.692505" calcext:value-type="float">
            <text:p>1758.692505</text:p>
          </table:table-cell>
          <table:table-cell office:value-type="float" office:value="1881.604004" calcext:value-type="float">
            <text:p>1881.604004</text:p>
          </table:table-cell>
          <table:table-cell office:value-type="float" office:value="1763.693359" calcext:value-type="float">
            <text:p>1763.693359</text:p>
          </table:table-cell>
          <table:table-cell office:value-type="float" office:value="1879.531982" calcext:value-type="float">
            <text:p>1879.531982</text:p>
          </table:table-cell>
          <table:table-cell table:number-columns-repeated="13"/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765.101074" calcext:value-type="float">
            <text:p>1765.101074</text:p>
          </table:table-cell>
          <table:table-cell office:value-type="float" office:value="1874.040283" calcext:value-type="float">
            <text:p>1874.040283</text:p>
          </table:table-cell>
          <table:table-cell office:value-type="float" office:value="1776.525269" calcext:value-type="float">
            <text:p>1776.525269</text:p>
          </table:table-cell>
          <table:table-cell office:value-type="float" office:value="1868.751709" calcext:value-type="float">
            <text:p>1868.751709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65.773926" calcext:value-type="float">
            <text:p>1765.773926</text:p>
          </table:table-cell>
          <table:table-cell office:value-type="float" office:value="1872.119995" calcext:value-type="float">
            <text:p>1872.119995</text:p>
          </table:table-cell>
          <table:table-cell office:value-type="float" office:value="1779.792114" calcext:value-type="float">
            <text:p>1779.792114</text:p>
          </table:table-cell>
          <table:table-cell office:value-type="float" office:value="1868.128174" calcext:value-type="float">
            <text:p>1868.128174</text:p>
          </table:table-cell>
          <table:table-cell table:number-columns-repeated="13"/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763.835205" calcext:value-type="float">
            <text:p>1763.835205</text:p>
          </table:table-cell>
          <table:table-cell office:value-type="float" office:value="1884.124756" calcext:value-type="float">
            <text:p>1884.124756</text:p>
          </table:table-cell>
          <table:table-cell office:value-type="float" office:value="1777.791748" calcext:value-type="float">
            <text:p>1777.791748</text:p>
          </table:table-cell>
          <table:table-cell office:value-type="float" office:value="1876.209106" calcext:value-type="float">
            <text:p>1876.209106</text:p>
          </table:table-cell>
          <table:table-cell table:number-columns-repeated="13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1764.934082" calcext:value-type="float">
            <text:p>1764.934082</text:p>
          </table:table-cell>
          <table:table-cell office:value-type="float" office:value="1877.724487" calcext:value-type="float">
            <text:p>1877.724487</text:p>
          </table:table-cell>
          <table:table-cell office:value-type="float" office:value="1777.378174" calcext:value-type="float">
            <text:p>1777.378174</text:p>
          </table:table-cell>
          <table:table-cell office:value-type="float" office:value="1876.427368" calcext:value-type="float">
            <text:p>1876.427368</text:p>
          </table:table-cell>
          <table:table-cell table:number-columns-repeated="13"/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1771.273438" calcext:value-type="float">
            <text:p>1771.273438</text:p>
          </table:table-cell>
          <table:table-cell office:value-type="float" office:value="1877.028687" calcext:value-type="float">
            <text:p>1877.028687</text:p>
          </table:table-cell>
          <table:table-cell office:value-type="float" office:value="1786.557007" calcext:value-type="float">
            <text:p>1786.557007</text:p>
          </table:table-cell>
          <table:table-cell office:value-type="float" office:value="1866.491455" calcext:value-type="float">
            <text:p>1866.491455</text:p>
          </table:table-cell>
          <table:table-cell table:number-columns-repeated="13"/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765.356323" calcext:value-type="float">
            <text:p>1765.356323</text:p>
          </table:table-cell>
          <table:table-cell office:value-type="float" office:value="1886.978271" calcext:value-type="float">
            <text:p>1886.978271</text:p>
          </table:table-cell>
          <table:table-cell office:value-type="float" office:value="1777.416748" calcext:value-type="float">
            <text:p>1777.416748</text:p>
          </table:table-cell>
          <table:table-cell office:value-type="float" office:value="1882.178711" calcext:value-type="float">
            <text:p>1882.178711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67.55957" calcext:value-type="float">
            <text:p>1767.55957</text:p>
          </table:table-cell>
          <table:table-cell office:value-type="float" office:value="1887.008545" calcext:value-type="float">
            <text:p>1887.008545</text:p>
          </table:table-cell>
          <table:table-cell office:value-type="float" office:value="1782.926147" calcext:value-type="float">
            <text:p>1782.926147</text:p>
          </table:table-cell>
          <table:table-cell office:value-type="float" office:value="1879.83374" calcext:value-type="float">
            <text:p>1879.83374</text:p>
          </table:table-cell>
          <table:table-cell table:number-columns-repeated="13"/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773.603516" calcext:value-type="float">
            <text:p>1773.603516</text:p>
          </table:table-cell>
          <table:table-cell office:value-type="float" office:value="1883.563354" calcext:value-type="float">
            <text:p>1883.563354</text:p>
          </table:table-cell>
          <table:table-cell office:value-type="float" office:value="1787.779663" calcext:value-type="float">
            <text:p>1787.779663</text:p>
          </table:table-cell>
          <table:table-cell office:value-type="float" office:value="1875.6521" calcext:value-type="float">
            <text:p>1875.6521</text:p>
          </table:table-cell>
          <table:table-cell table:number-columns-repeated="13"/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1771.230469" calcext:value-type="float">
            <text:p>1771.230469</text:p>
          </table:table-cell>
          <table:table-cell office:value-type="float" office:value="1889.645142" calcext:value-type="float">
            <text:p>1889.645142</text:p>
          </table:table-cell>
          <table:table-cell office:value-type="float" office:value="1783.510498" calcext:value-type="float">
            <text:p>1783.510498</text:p>
          </table:table-cell>
          <table:table-cell office:value-type="float" office:value="1884.449097" calcext:value-type="float">
            <text:p>1884.449097</text:p>
          </table:table-cell>
          <table:table-cell table:number-columns-repeated="13"/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1772.666748" calcext:value-type="float">
            <text:p>1772.666748</text:p>
          </table:table-cell>
          <table:table-cell office:value-type="float" office:value="1888.628906" calcext:value-type="float">
            <text:p>1888.628906</text:p>
          </table:table-cell>
          <table:table-cell office:value-type="float" office:value="1786.967896" calcext:value-type="float">
            <text:p>1786.967896</text:p>
          </table:table-cell>
          <table:table-cell office:value-type="float" office:value="1882.539185" calcext:value-type="float">
            <text:p>1882.539185</text:p>
          </table:table-cell>
          <table:table-cell table:number-columns-repeated="13"/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775.903442" calcext:value-type="float">
            <text:p>1775.903442</text:p>
          </table:table-cell>
          <table:table-cell office:value-type="float" office:value="1886.278076" calcext:value-type="float">
            <text:p>1886.278076</text:p>
          </table:table-cell>
          <table:table-cell office:value-type="float" office:value="1792.566406" calcext:value-type="float">
            <text:p>1792.566406</text:p>
          </table:table-cell>
          <table:table-cell office:value-type="float" office:value="1881.883179" calcext:value-type="float">
            <text:p>1881.883179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75.072144" calcext:value-type="float">
            <text:p>1775.072144</text:p>
          </table:table-cell>
          <table:table-cell office:value-type="float" office:value="1892.638062" calcext:value-type="float">
            <text:p>1892.638062</text:p>
          </table:table-cell>
          <table:table-cell office:value-type="float" office:value="1789.271118" calcext:value-type="float">
            <text:p>1789.271118</text:p>
          </table:table-cell>
          <table:table-cell office:value-type="float" office:value="1885.184814" calcext:value-type="float">
            <text:p>1885.184814</text:p>
          </table:table-cell>
          <table:table-cell table:number-columns-repeated="13"/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776.524048" calcext:value-type="float">
            <text:p>1776.524048</text:p>
          </table:table-cell>
          <table:table-cell office:value-type="float" office:value="1890.978516" calcext:value-type="float">
            <text:p>1890.978516</text:p>
          </table:table-cell>
          <table:table-cell office:value-type="float" office:value="1791.62146" calcext:value-type="float">
            <text:p>1791.62146</text:p>
          </table:table-cell>
          <table:table-cell office:value-type="float" office:value="1884.906128" calcext:value-type="float">
            <text:p>1884.906128</text:p>
          </table:table-cell>
          <table:table-cell table:number-columns-repeated="13"/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1776.713745" calcext:value-type="float">
            <text:p>1776.713745</text:p>
          </table:table-cell>
          <table:table-cell office:value-type="float" office:value="1889.765869" calcext:value-type="float">
            <text:p>1889.765869</text:p>
          </table:table-cell>
          <table:table-cell office:value-type="float" office:value="1792.241211" calcext:value-type="float">
            <text:p>1792.241211</text:p>
          </table:table-cell>
          <table:table-cell office:value-type="float" office:value="1889.520996" calcext:value-type="float">
            <text:p>1889.520996</text:p>
          </table:table-cell>
          <table:table-cell table:number-columns-repeated="13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1777.002197" calcext:value-type="float">
            <text:p>1777.002197</text:p>
          </table:table-cell>
          <table:table-cell office:value-type="float" office:value="1891.341797" calcext:value-type="float">
            <text:p>1891.341797</text:p>
          </table:table-cell>
          <table:table-cell office:value-type="float" office:value="1793.223145" calcext:value-type="float">
            <text:p>1793.223145</text:p>
          </table:table-cell>
          <table:table-cell office:value-type="float" office:value="1885.445435" calcext:value-type="float">
            <text:p>1885.445435</text:p>
          </table:table-cell>
          <table:table-cell table:number-columns-repeated="13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774.700562" calcext:value-type="float">
            <text:p>1774.700562</text:p>
          </table:table-cell>
          <table:table-cell office:value-type="float" office:value="1897.091309" calcext:value-type="float">
            <text:p>1897.091309</text:p>
          </table:table-cell>
          <table:table-cell office:value-type="float" office:value="1793.349854" calcext:value-type="float">
            <text:p>1793.349854</text:p>
          </table:table-cell>
          <table:table-cell office:value-type="float" office:value="1889.092407" calcext:value-type="float">
            <text:p>1889.092407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78.991211" calcext:value-type="float">
            <text:p>1778.991211</text:p>
          </table:table-cell>
          <table:table-cell office:value-type="float" office:value="1896.834717" calcext:value-type="float">
            <text:p>1896.834717</text:p>
          </table:table-cell>
          <table:table-cell office:value-type="float" office:value="1791.452759" calcext:value-type="float">
            <text:p>1791.452759</text:p>
          </table:table-cell>
          <table:table-cell office:value-type="float" office:value="1890.86499" calcext:value-type="float">
            <text:p>1890.86499</text:p>
          </table:table-cell>
          <table:table-cell table:number-columns-repeated="13"/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776.513916" calcext:value-type="float">
            <text:p>1776.513916</text:p>
          </table:table-cell>
          <table:table-cell office:value-type="float" office:value="1897.6875" calcext:value-type="float">
            <text:p>1897.6875</text:p>
          </table:table-cell>
          <table:table-cell office:value-type="float" office:value="1791.656616" calcext:value-type="float">
            <text:p>1791.656616</text:p>
          </table:table-cell>
          <table:table-cell office:value-type="float" office:value="1889.598267" calcext:value-type="float">
            <text:p>1889.598267</text:p>
          </table:table-cell>
          <table:table-cell table:number-columns-repeated="13"/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1779.317627" calcext:value-type="float">
            <text:p>1779.317627</text:p>
          </table:table-cell>
          <table:table-cell office:value-type="float" office:value="1894.129395" calcext:value-type="float">
            <text:p>1894.129395</text:p>
          </table:table-cell>
          <table:table-cell office:value-type="float" office:value="1791.246216" calcext:value-type="float">
            <text:p>1791.246216</text:p>
          </table:table-cell>
          <table:table-cell office:value-type="float" office:value="1890.815674" calcext:value-type="float">
            <text:p>1890.815674</text:p>
          </table:table-cell>
          <table:table-cell table:number-columns-repeated="13"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1777.660889" calcext:value-type="float">
            <text:p>1777.660889</text:p>
          </table:table-cell>
          <table:table-cell office:value-type="float" office:value="1894.365967" calcext:value-type="float">
            <text:p>1894.365967</text:p>
          </table:table-cell>
          <table:table-cell office:value-type="float" office:value="1792.985596" calcext:value-type="float">
            <text:p>1792.985596</text:p>
          </table:table-cell>
          <table:table-cell office:value-type="float" office:value="1890.677979" calcext:value-type="float">
            <text:p>1890.677979</text:p>
          </table:table-cell>
          <table:table-cell table:number-columns-repeated="13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779.582275" calcext:value-type="float">
            <text:p>1779.582275</text:p>
          </table:table-cell>
          <table:table-cell office:value-type="float" office:value="1896.874878" calcext:value-type="float">
            <text:p>1896.874878</text:p>
          </table:table-cell>
          <table:table-cell office:value-type="float" office:value="1793.425171" calcext:value-type="float">
            <text:p>1793.425171</text:p>
          </table:table-cell>
          <table:table-cell office:value-type="float" office:value="1892.301147" calcext:value-type="float">
            <text:p>1892.301147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80.243896" calcext:value-type="float">
            <text:p>1780.243896</text:p>
          </table:table-cell>
          <table:table-cell office:value-type="float" office:value="1897.252686" calcext:value-type="float">
            <text:p>1897.252686</text:p>
          </table:table-cell>
          <table:table-cell office:value-type="float" office:value="1793.745605" calcext:value-type="float">
            <text:p>1793.745605</text:p>
          </table:table-cell>
          <table:table-cell office:value-type="float" office:value="1889.506592" calcext:value-type="float">
            <text:p>1889.506592</text:p>
          </table:table-cell>
          <table:table-cell table:number-columns-repeated="13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779.79541" calcext:value-type="float">
            <text:p>1779.79541</text:p>
          </table:table-cell>
          <table:table-cell office:value-type="float" office:value="1897.880127" calcext:value-type="float">
            <text:p>1897.880127</text:p>
          </table:table-cell>
          <table:table-cell office:value-type="float" office:value="1796.453125" calcext:value-type="float">
            <text:p>1796.453125</text:p>
          </table:table-cell>
          <table:table-cell office:value-type="float" office:value="1888.165771" calcext:value-type="float">
            <text:p>1888.165771</text:p>
          </table:table-cell>
          <table:table-cell table:number-columns-repeated="13"/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1779.635254" calcext:value-type="float">
            <text:p>1779.635254</text:p>
          </table:table-cell>
          <table:table-cell office:value-type="float" office:value="1898.658936" calcext:value-type="float">
            <text:p>1898.658936</text:p>
          </table:table-cell>
          <table:table-cell office:value-type="float" office:value="1794.192627" calcext:value-type="float">
            <text:p>1794.192627</text:p>
          </table:table-cell>
          <table:table-cell office:value-type="float" office:value="1892.324585" calcext:value-type="float">
            <text:p>1892.324585</text:p>
          </table:table-cell>
          <table:table-cell table:number-columns-repeated="13"/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1781.08252" calcext:value-type="float">
            <text:p>1781.08252</text:p>
          </table:table-cell>
          <table:table-cell office:value-type="float" office:value="1896.609741" calcext:value-type="float">
            <text:p>1896.609741</text:p>
          </table:table-cell>
          <table:table-cell office:value-type="float" office:value="1792.617188" calcext:value-type="float">
            <text:p>1792.617188</text:p>
          </table:table-cell>
          <table:table-cell office:value-type="float" office:value="1893.515869" calcext:value-type="float">
            <text:p>1893.515869</text:p>
          </table:table-cell>
          <table:table-cell table:number-columns-repeated="13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781.729004" calcext:value-type="float">
            <text:p>1781.729004</text:p>
          </table:table-cell>
          <table:table-cell office:value-type="float" office:value="1892.954956" calcext:value-type="float">
            <text:p>1892.954956</text:p>
          </table:table-cell>
          <table:table-cell office:value-type="float" office:value="1794.976929" calcext:value-type="float">
            <text:p>1794.976929</text:p>
          </table:table-cell>
          <table:table-cell office:value-type="float" office:value="1891.197021" calcext:value-type="float">
            <text:p>1891.197021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79.999268" calcext:value-type="float">
            <text:p>1779.999268</text:p>
          </table:table-cell>
          <table:table-cell office:value-type="float" office:value="1895.388428" calcext:value-type="float">
            <text:p>1895.388428</text:p>
          </table:table-cell>
          <table:table-cell office:value-type="float" office:value="1793.200806" calcext:value-type="float">
            <text:p>1793.200806</text:p>
          </table:table-cell>
          <table:table-cell office:value-type="float" office:value="1894.572754" calcext:value-type="float">
            <text:p>1894.572754</text:p>
          </table:table-cell>
          <table:table-cell table:number-columns-repeated="13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779.12207" calcext:value-type="float">
            <text:p>1779.12207</text:p>
          </table:table-cell>
          <table:table-cell office:value-type="float" office:value="1897.527588" calcext:value-type="float">
            <text:p>1897.527588</text:p>
          </table:table-cell>
          <table:table-cell office:value-type="float" office:value="1794.514893" calcext:value-type="float">
            <text:p>1794.514893</text:p>
          </table:table-cell>
          <table:table-cell office:value-type="float" office:value="1890.293701" calcext:value-type="float">
            <text:p>1890.293701</text:p>
          </table:table-cell>
          <table:table-cell table:number-columns-repeated="13"/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1781.167236" calcext:value-type="float">
            <text:p>1781.167236</text:p>
          </table:table-cell>
          <table:table-cell office:value-type="float" office:value="1898.332886" calcext:value-type="float">
            <text:p>1898.332886</text:p>
          </table:table-cell>
          <table:table-cell office:value-type="float" office:value="1793.818359" calcext:value-type="float">
            <text:p>1793.818359</text:p>
          </table:table-cell>
          <table:table-cell office:value-type="float" office:value="1891.208008" calcext:value-type="float">
            <text:p>1891.208008</text:p>
          </table:table-cell>
          <table:table-cell table:number-columns-repeated="13"/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1781.406128" calcext:value-type="float">
            <text:p>1781.406128</text:p>
          </table:table-cell>
          <table:table-cell office:value-type="float" office:value="1897.195557" calcext:value-type="float">
            <text:p>1897.195557</text:p>
          </table:table-cell>
          <table:table-cell office:value-type="float" office:value="1796.334961" calcext:value-type="float">
            <text:p>1796.334961</text:p>
          </table:table-cell>
          <table:table-cell office:value-type="float" office:value="1891.749634" calcext:value-type="float">
            <text:p>1891.749634</text:p>
          </table:table-cell>
          <table:table-cell table:number-columns-repeated="13"/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779.811646" calcext:value-type="float">
            <text:p>1779.811646</text:p>
          </table:table-cell>
          <table:table-cell office:value-type="float" office:value="1901.717773" calcext:value-type="float">
            <text:p>1901.717773</text:p>
          </table:table-cell>
          <table:table-cell office:value-type="float" office:value="1794.376465" calcext:value-type="float">
            <text:p>1794.376465</text:p>
          </table:table-cell>
          <table:table-cell office:value-type="float" office:value="1894.432129" calcext:value-type="float">
            <text:p>1894.432129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80.162598" calcext:value-type="float">
            <text:p>1780.162598</text:p>
          </table:table-cell>
          <table:table-cell office:value-type="float" office:value="1899.774414" calcext:value-type="float">
            <text:p>1899.774414</text:p>
          </table:table-cell>
          <table:table-cell office:value-type="float" office:value="1795.338989" calcext:value-type="float">
            <text:p>1795.338989</text:p>
          </table:table-cell>
          <table:table-cell office:value-type="float" office:value="1893.371826" calcext:value-type="float">
            <text:p>1893.371826</text:p>
          </table:table-cell>
          <table:table-cell table:number-columns-repeated="13"/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786.292358" calcext:value-type="float">
            <text:p>1786.292358</text:p>
          </table:table-cell>
          <table:table-cell office:value-type="float" office:value="1897.235352" calcext:value-type="float">
            <text:p>1897.235352</text:p>
          </table:table-cell>
          <table:table-cell office:value-type="float" office:value="1798.656738" calcext:value-type="float">
            <text:p>1798.656738</text:p>
          </table:table-cell>
          <table:table-cell office:value-type="float" office:value="1893.971924" calcext:value-type="float">
            <text:p>1893.971924</text:p>
          </table:table-cell>
          <table:table-cell table:number-columns-repeated="13"/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1782.172241" calcext:value-type="float">
            <text:p>1782.172241</text:p>
          </table:table-cell>
          <table:table-cell office:value-type="float" office:value="1906.62561" calcext:value-type="float">
            <text:p>1906.62561</text:p>
          </table:table-cell>
          <table:table-cell office:value-type="float" office:value="1800.409912" calcext:value-type="float">
            <text:p>1800.409912</text:p>
          </table:table-cell>
          <table:table-cell office:value-type="float" office:value="1899.574463" calcext:value-type="float">
            <text:p>1899.574463</text:p>
          </table:table-cell>
          <table:table-cell table:number-columns-repeated="13"/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1784.011353" calcext:value-type="float">
            <text:p>1784.011353</text:p>
          </table:table-cell>
          <table:table-cell office:value-type="float" office:value="1904.184082" calcext:value-type="float">
            <text:p>1904.184082</text:p>
          </table:table-cell>
          <table:table-cell office:value-type="float" office:value="1795.692383" calcext:value-type="float">
            <text:p>1795.692383</text:p>
          </table:table-cell>
          <table:table-cell office:value-type="float" office:value="1901.21582" calcext:value-type="float">
            <text:p>1901.21582</text:p>
          </table:table-cell>
          <table:table-cell table:number-columns-repeated="13"/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785.577148" calcext:value-type="float">
            <text:p>1785.577148</text:p>
          </table:table-cell>
          <table:table-cell office:value-type="float" office:value="1904.281982" calcext:value-type="float">
            <text:p>1904.281982</text:p>
          </table:table-cell>
          <table:table-cell office:value-type="float" office:value="1804.060547" calcext:value-type="float">
            <text:p>1804.060547</text:p>
          </table:table-cell>
          <table:table-cell office:value-type="float" office:value="1898.483643" calcext:value-type="float">
            <text:p>1898.483643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85.947876" calcext:value-type="float">
            <text:p>1785.947876</text:p>
          </table:table-cell>
          <table:table-cell office:value-type="float" office:value="1908.983154" calcext:value-type="float">
            <text:p>1908.983154</text:p>
          </table:table-cell>
          <table:table-cell office:value-type="float" office:value="1803.623291" calcext:value-type="float">
            <text:p>1803.623291</text:p>
          </table:table-cell>
          <table:table-cell office:value-type="float" office:value="1900.819458" calcext:value-type="float">
            <text:p>1900.819458</text:p>
          </table:table-cell>
          <table:table-cell table:number-columns-repeated="13"/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781.316284" calcext:value-type="float">
            <text:p>1781.316284</text:p>
          </table:table-cell>
          <table:table-cell office:value-type="float" office:value="1881.527588" calcext:value-type="float">
            <text:p>1881.527588</text:p>
          </table:table-cell>
          <table:table-cell office:value-type="float" office:value="1799.953491" calcext:value-type="float">
            <text:p>1799.953491</text:p>
          </table:table-cell>
          <table:table-cell office:value-type="float" office:value="1872.437988" calcext:value-type="float">
            <text:p>1872.437988</text:p>
          </table:table-cell>
          <table:table-cell table:number-columns-repeated="13"/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1762.402832" calcext:value-type="float">
            <text:p>1762.402832</text:p>
          </table:table-cell>
          <table:table-cell office:value-type="float" office:value="1882.532959" calcext:value-type="float">
            <text:p>1882.532959</text:p>
          </table:table-cell>
          <table:table-cell office:value-type="float" office:value="1767.349976" calcext:value-type="float">
            <text:p>1767.349976</text:p>
          </table:table-cell>
          <table:table-cell office:value-type="float" office:value="1884.728027" calcext:value-type="float">
            <text:p>1884.728027</text:p>
          </table:table-cell>
          <table:table-cell table:number-columns-repeated="13"/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1707.788574" calcext:value-type="float">
            <text:p>1707.788574</text:p>
          </table:table-cell>
          <table:table-cell office:value-type="float" office:value="1879.235352" calcext:value-type="float">
            <text:p>1879.235352</text:p>
          </table:table-cell>
          <table:table-cell office:value-type="float" office:value="1714.85498" calcext:value-type="float">
            <text:p>1714.85498</text:p>
          </table:table-cell>
          <table:table-cell office:value-type="float" office:value="1879.907837" calcext:value-type="float">
            <text:p>1879.907837</text:p>
          </table:table-cell>
          <table:table-cell table:number-columns-repeated="13"/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720.225098" calcext:value-type="float">
            <text:p>1720.225098</text:p>
          </table:table-cell>
          <table:table-cell office:value-type="float" office:value="1813.673706" calcext:value-type="float">
            <text:p>1813.673706</text:p>
          </table:table-cell>
          <table:table-cell office:value-type="float" office:value="1736.911499" calcext:value-type="float">
            <text:p>1736.911499</text:p>
          </table:table-cell>
          <table:table-cell office:value-type="float" office:value="1810.322998" calcext:value-type="float">
            <text:p>1810.322998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05.824463" calcext:value-type="float">
            <text:p>1705.824463</text:p>
          </table:table-cell>
          <table:table-cell office:value-type="float" office:value="1821.810547" calcext:value-type="float">
            <text:p>1821.810547</text:p>
          </table:table-cell>
          <table:table-cell office:value-type="float" office:value="1717.605103" calcext:value-type="float">
            <text:p>1717.605103</text:p>
          </table:table-cell>
          <table:table-cell office:value-type="float" office:value="1815.181152" calcext:value-type="float">
            <text:p>1815.181152</text:p>
          </table:table-cell>
          <table:table-cell table:number-columns-repeated="13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671.938232" calcext:value-type="float">
            <text:p>1671.938232</text:p>
          </table:table-cell>
          <table:table-cell office:value-type="float" office:value="1811.201538" calcext:value-type="float">
            <text:p>1811.201538</text:p>
          </table:table-cell>
          <table:table-cell office:value-type="float" office:value="1681.968506" calcext:value-type="float">
            <text:p>1681.968506</text:p>
          </table:table-cell>
          <table:table-cell office:value-type="float" office:value="1808.527588" calcext:value-type="float">
            <text:p>1808.527588</text:p>
          </table:table-cell>
          <table:table-cell table:number-columns-repeated="13"/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1676.454102" calcext:value-type="float">
            <text:p>1676.454102</text:p>
          </table:table-cell>
          <table:table-cell office:value-type="float" office:value="1764.414307" calcext:value-type="float">
            <text:p>1764.414307</text:p>
          </table:table-cell>
          <table:table-cell office:value-type="float" office:value="1688.997437" calcext:value-type="float">
            <text:p>1688.997437</text:p>
          </table:table-cell>
          <table:table-cell office:value-type="float" office:value="1759.769775" calcext:value-type="float">
            <text:p>1759.769775</text:p>
          </table:table-cell>
          <table:table-cell table:number-columns-repeated="13"/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1657.085205" calcext:value-type="float">
            <text:p>1657.085205</text:p>
          </table:table-cell>
          <table:table-cell office:value-type="float" office:value="1773.031006" calcext:value-type="float">
            <text:p>1773.031006</text:p>
          </table:table-cell>
          <table:table-cell office:value-type="float" office:value="1671.999268" calcext:value-type="float">
            <text:p>1671.999268</text:p>
          </table:table-cell>
          <table:table-cell office:value-type="float" office:value="1759.783447" calcext:value-type="float">
            <text:p>1759.783447</text:p>
          </table:table-cell>
          <table:table-cell table:number-columns-repeated="13"/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648.287109" calcext:value-type="float">
            <text:p>1648.287109</text:p>
          </table:table-cell>
          <table:table-cell office:value-type="float" office:value="1746.942383" calcext:value-type="float">
            <text:p>1746.942383</text:p>
          </table:table-cell>
          <table:table-cell office:value-type="float" office:value="1649.460938" calcext:value-type="float">
            <text:p>1649.460938</text:p>
          </table:table-cell>
          <table:table-cell office:value-type="float" office:value="1744.182007" calcext:value-type="float">
            <text:p>1744.182007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40.771118" calcext:value-type="float">
            <text:p>1640.771118</text:p>
          </table:table-cell>
          <table:table-cell office:value-type="float" office:value="1730.023682" calcext:value-type="float">
            <text:p>1730.023682</text:p>
          </table:table-cell>
          <table:table-cell office:value-type="float" office:value="1651.351074" calcext:value-type="float">
            <text:p>1651.351074</text:p>
          </table:table-cell>
          <table:table-cell office:value-type="float" office:value="1731.528198" calcext:value-type="float">
            <text:p>1731.528198</text:p>
          </table:table-cell>
          <table:table-cell table:number-columns-repeated="13"/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628.84436" calcext:value-type="float">
            <text:p>1628.84436</text:p>
          </table:table-cell>
          <table:table-cell office:value-type="float" office:value="1729.260132" calcext:value-type="float">
            <text:p>1729.260132</text:p>
          </table:table-cell>
          <table:table-cell office:value-type="float" office:value="1639.252808" calcext:value-type="float">
            <text:p>1639.252808</text:p>
          </table:table-cell>
          <table:table-cell office:value-type="float" office:value="1722.812744" calcext:value-type="float">
            <text:p>1722.812744</text:p>
          </table:table-cell>
          <table:table-cell table:number-columns-repeated="13"/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1630.494019" calcext:value-type="float">
            <text:p>1630.494019</text:p>
          </table:table-cell>
          <table:table-cell office:value-type="float" office:value="1703.782104" calcext:value-type="float">
            <text:p>1703.782104</text:p>
          </table:table-cell>
          <table:table-cell office:value-type="float" office:value="1631.662354" calcext:value-type="float">
            <text:p>1631.662354</text:p>
          </table:table-cell>
          <table:table-cell office:value-type="float" office:value="1707.934448" calcext:value-type="float">
            <text:p>1707.934448</text:p>
          </table:table-cell>
          <table:table-cell table:number-columns-repeated="13"/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1619.895142" calcext:value-type="float">
            <text:p>1619.895142</text:p>
          </table:table-cell>
          <table:table-cell office:value-type="float" office:value="1697.311401" calcext:value-type="float">
            <text:p>1697.311401</text:p>
          </table:table-cell>
          <table:table-cell office:value-type="float" office:value="1628.266724" calcext:value-type="float">
            <text:p>1628.266724</text:p>
          </table:table-cell>
          <table:table-cell office:value-type="float" office:value="1693.52478" calcext:value-type="float">
            <text:p>1693.52478</text:p>
          </table:table-cell>
          <table:table-cell table:number-columns-repeated="13"/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611.790283" calcext:value-type="float">
            <text:p>1611.790283</text:p>
          </table:table-cell>
          <table:table-cell office:value-type="float" office:value="1688.527832" calcext:value-type="float">
            <text:p>1688.527832</text:p>
          </table:table-cell>
          <table:table-cell office:value-type="float" office:value="1617.797119" calcext:value-type="float">
            <text:p>1617.797119</text:p>
          </table:table-cell>
          <table:table-cell office:value-type="float" office:value="1684.294067" calcext:value-type="float">
            <text:p>1684.294067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09.414429" calcext:value-type="float">
            <text:p>1609.414429</text:p>
          </table:table-cell>
          <table:table-cell office:value-type="float" office:value="1677.661377" calcext:value-type="float">
            <text:p>1677.661377</text:p>
          </table:table-cell>
          <table:table-cell office:value-type="float" office:value="1613.091675" calcext:value-type="float">
            <text:p>1613.091675</text:p>
          </table:table-cell>
          <table:table-cell office:value-type="float" office:value="1670.615112" calcext:value-type="float">
            <text:p>1670.615112</text:p>
          </table:table-cell>
          <table:table-cell table:number-columns-repeated="13"/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604.904785" calcext:value-type="float">
            <text:p>1604.904785</text:p>
          </table:table-cell>
          <table:table-cell office:value-type="float" office:value="1661.491699" calcext:value-type="float">
            <text:p>1661.491699</text:p>
          </table:table-cell>
          <table:table-cell office:value-type="float" office:value="1606.839233" calcext:value-type="float">
            <text:p>1606.839233</text:p>
          </table:table-cell>
          <table:table-cell office:value-type="float" office:value="1663.734985" calcext:value-type="float">
            <text:p>1663.734985</text:p>
          </table:table-cell>
          <table:table-cell table:number-columns-repeated="13"/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596.59021" calcext:value-type="float">
            <text:p>1596.59021</text:p>
          </table:table-cell>
          <table:table-cell office:value-type="float" office:value="1663.059692" calcext:value-type="float">
            <text:p>1663.059692</text:p>
          </table:table-cell>
          <table:table-cell office:value-type="float" office:value="1603.870483" calcext:value-type="float">
            <text:p>1603.870483</text:p>
          </table:table-cell>
          <table:table-cell office:value-type="float" office:value="1660.825073" calcext:value-type="float">
            <text:p>1660.825073</text:p>
          </table:table-cell>
          <table:table-cell table:number-columns-repeated="13"/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1594.84375" calcext:value-type="float">
            <text:p>1594.84375</text:p>
          </table:table-cell>
          <table:table-cell office:value-type="float" office:value="1651.848389" calcext:value-type="float">
            <text:p>1651.848389</text:p>
          </table:table-cell>
          <table:table-cell office:value-type="float" office:value="1601.007446" calcext:value-type="float">
            <text:p>1601.007446</text:p>
          </table:table-cell>
          <table:table-cell office:value-type="float" office:value="1645.634766" calcext:value-type="float">
            <text:p>1645.634766</text:p>
          </table:table-cell>
          <table:table-cell table:number-columns-repeated="13"/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594.037598" calcext:value-type="float">
            <text:p>1594.037598</text:p>
          </table:table-cell>
          <table:table-cell office:value-type="float" office:value="1642.352417" calcext:value-type="float">
            <text:p>1642.352417</text:p>
          </table:table-cell>
          <table:table-cell office:value-type="float" office:value="1592.581177" calcext:value-type="float">
            <text:p>1592.581177</text:p>
          </table:table-cell>
          <table:table-cell office:value-type="float" office:value="1643.336914" calcext:value-type="float">
            <text:p>1643.336914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5.762207" calcext:value-type="float">
            <text:p>1585.762207</text:p>
          </table:table-cell>
          <table:table-cell office:value-type="float" office:value="1637.525513" calcext:value-type="float">
            <text:p>1637.525513</text:p>
          </table:table-cell>
          <table:table-cell office:value-type="float" office:value="1593.799072" calcext:value-type="float">
            <text:p>1593.799072</text:p>
          </table:table-cell>
          <table:table-cell office:value-type="float" office:value="1635.148315" calcext:value-type="float">
            <text:p>1635.148315</text:p>
          </table:table-cell>
          <table:table-cell table:number-columns-repeated="13"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588.071045" calcext:value-type="float">
            <text:p>1588.071045</text:p>
          </table:table-cell>
          <table:table-cell office:value-type="float" office:value="1633.229248" calcext:value-type="float">
            <text:p>1633.229248</text:p>
          </table:table-cell>
          <table:table-cell office:value-type="float" office:value="1590.88147" calcext:value-type="float">
            <text:p>1590.88147</text:p>
          </table:table-cell>
          <table:table-cell office:value-type="float" office:value="1632.477783" calcext:value-type="float">
            <text:p>1632.477783</text:p>
          </table:table-cell>
          <table:table-cell table:number-columns-repeated="13"/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1582.311279" calcext:value-type="float">
            <text:p>1582.311279</text:p>
          </table:table-cell>
          <table:table-cell office:value-type="float" office:value="1627.785522" calcext:value-type="float">
            <text:p>1627.785522</text:p>
          </table:table-cell>
          <table:table-cell office:value-type="float" office:value="1586.04248" calcext:value-type="float">
            <text:p>1586.04248</text:p>
          </table:table-cell>
          <table:table-cell office:value-type="float" office:value="1626.43396" calcext:value-type="float">
            <text:p>1626.43396</text:p>
          </table:table-cell>
          <table:table-cell table:number-columns-repeated="13"/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1584.484863" calcext:value-type="float">
            <text:p>1584.484863</text:p>
          </table:table-cell>
          <table:table-cell office:value-type="float" office:value="1621.036011" calcext:value-type="float">
            <text:p>1621.036011</text:p>
          </table:table-cell>
          <table:table-cell office:value-type="float" office:value="1586.255249" calcext:value-type="float">
            <text:p>1586.255249</text:p>
          </table:table-cell>
          <table:table-cell office:value-type="float" office:value="1618.978394" calcext:value-type="float">
            <text:p>1618.978394</text:p>
          </table:table-cell>
          <table:table-cell table:number-columns-repeated="13"/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581.299927" calcext:value-type="float">
            <text:p>1581.299927</text:p>
          </table:table-cell>
          <table:table-cell office:value-type="float" office:value="1615.294189" calcext:value-type="float">
            <text:p>1615.294189</text:p>
          </table:table-cell>
          <table:table-cell office:value-type="float" office:value="1582.370728" calcext:value-type="float">
            <text:p>1582.370728</text:p>
          </table:table-cell>
          <table:table-cell office:value-type="float" office:value="1617.820557" calcext:value-type="float">
            <text:p>1617.820557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77.203735" calcext:value-type="float">
            <text:p>1577.203735</text:p>
          </table:table-cell>
          <table:table-cell office:value-type="float" office:value="1613.092041" calcext:value-type="float">
            <text:p>1613.092041</text:p>
          </table:table-cell>
          <table:table-cell office:value-type="float" office:value="1579.966309" calcext:value-type="float">
            <text:p>1579.966309</text:p>
          </table:table-cell>
          <table:table-cell office:value-type="float" office:value="1611.651855" calcext:value-type="float">
            <text:p>1611.651855</text:p>
          </table:table-cell>
          <table:table-cell table:number-columns-repeated="13"/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578.929443" calcext:value-type="float">
            <text:p>1578.929443</text:p>
          </table:table-cell>
          <table:table-cell office:value-type="float" office:value="1610.042847" calcext:value-type="float">
            <text:p>1610.042847</text:p>
          </table:table-cell>
          <table:table-cell office:value-type="float" office:value="1575.729126" calcext:value-type="float">
            <text:p>1575.729126</text:p>
          </table:table-cell>
          <table:table-cell office:value-type="float" office:value="1612.733398" calcext:value-type="float">
            <text:p>1612.733398</text:p>
          </table:table-cell>
          <table:table-cell table:number-columns-repeated="13"/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1575.818481" calcext:value-type="float">
            <text:p>1575.818481</text:p>
          </table:table-cell>
          <table:table-cell office:value-type="float" office:value="1608.63208" calcext:value-type="float">
            <text:p>1608.63208</text:p>
          </table:table-cell>
          <table:table-cell office:value-type="float" office:value="1580.766724" calcext:value-type="float">
            <text:p>1580.766724</text:p>
          </table:table-cell>
          <table:table-cell office:value-type="float" office:value="1602.936523" calcext:value-type="float">
            <text:p>1602.936523</text:p>
          </table:table-cell>
          <table:table-cell table:number-columns-repeated="13"/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1572.431641" calcext:value-type="float">
            <text:p>1572.431641</text:p>
          </table:table-cell>
          <table:table-cell office:value-type="float" office:value="1604.957153" calcext:value-type="float">
            <text:p>1604.957153</text:p>
          </table:table-cell>
          <table:table-cell office:value-type="float" office:value="1577.313965" calcext:value-type="float">
            <text:p>1577.313965</text:p>
          </table:table-cell>
          <table:table-cell office:value-type="float" office:value="1600.804077" calcext:value-type="float">
            <text:p>1600.804077</text:p>
          </table:table-cell>
          <table:table-cell table:number-columns-repeated="13"/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574.77356" calcext:value-type="float">
            <text:p>1574.77356</text:p>
          </table:table-cell>
          <table:table-cell office:value-type="float" office:value="1597.62854" calcext:value-type="float">
            <text:p>1597.62854</text:p>
          </table:table-cell>
          <table:table-cell office:value-type="float" office:value="1573.706177" calcext:value-type="float">
            <text:p>1573.706177</text:p>
          </table:table-cell>
          <table:table-cell office:value-type="float" office:value="1598.153809" calcext:value-type="float">
            <text:p>1598.153809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72.009277" calcext:value-type="float">
            <text:p>1572.009277</text:p>
          </table:table-cell>
          <table:table-cell office:value-type="float" office:value="1600.147583" calcext:value-type="float">
            <text:p>1600.147583</text:p>
          </table:table-cell>
          <table:table-cell office:value-type="float" office:value="1574.338135" calcext:value-type="float">
            <text:p>1574.338135</text:p>
          </table:table-cell>
          <table:table-cell office:value-type="float" office:value="1597.702759" calcext:value-type="float">
            <text:p>1597.702759</text:p>
          </table:table-cell>
          <table:table-cell table:number-columns-repeated="13"/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572.817017" calcext:value-type="float">
            <text:p>1572.817017</text:p>
          </table:table-cell>
          <table:table-cell office:value-type="float" office:value="1594.203735" calcext:value-type="float">
            <text:p>1594.203735</text:p>
          </table:table-cell>
          <table:table-cell office:value-type="float" office:value="1569.885376" calcext:value-type="float">
            <text:p>1569.885376</text:p>
          </table:table-cell>
          <table:table-cell office:value-type="float" office:value="1594.51001" calcext:value-type="float">
            <text:p>1594.51001</text:p>
          </table:table-cell>
          <table:table-cell table:number-columns-repeated="13"/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1572.137329" calcext:value-type="float">
            <text:p>1572.137329</text:p>
          </table:table-cell>
          <table:table-cell office:value-type="float" office:value="1594.744751" calcext:value-type="float">
            <text:p>1594.744751</text:p>
          </table:table-cell>
          <table:table-cell office:value-type="float" office:value="1575.827637" calcext:value-type="float">
            <text:p>1575.827637</text:p>
          </table:table-cell>
          <table:table-cell office:value-type="float" office:value="1588.499023" calcext:value-type="float">
            <text:p>1588.499023</text:p>
          </table:table-cell>
          <table:table-cell table:number-columns-repeated="13"/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1568.612793" calcext:value-type="float">
            <text:p>1568.612793</text:p>
          </table:table-cell>
          <table:table-cell office:value-type="float" office:value="1589.45813" calcext:value-type="float">
            <text:p>1589.45813</text:p>
          </table:table-cell>
          <table:table-cell office:value-type="float" office:value="1573.662964" calcext:value-type="float">
            <text:p>1573.662964</text:p>
          </table:table-cell>
          <table:table-cell office:value-type="float" office:value="1589.810303" calcext:value-type="float">
            <text:p>1589.810303</text:p>
          </table:table-cell>
          <table:table-cell table:number-columns-repeated="13"/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568.744019" calcext:value-type="float">
            <text:p>1568.744019</text:p>
          </table:table-cell>
          <table:table-cell office:value-type="float" office:value="1590.990967" calcext:value-type="float">
            <text:p>1590.990967</text:p>
          </table:table-cell>
          <table:table-cell office:value-type="float" office:value="1571.41687" calcext:value-type="float">
            <text:p>1571.41687</text:p>
          </table:table-cell>
          <table:table-cell office:value-type="float" office:value="1586.616943" calcext:value-type="float">
            <text:p>1586.616943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70.218262" calcext:value-type="float">
            <text:p>1570.218262</text:p>
          </table:table-cell>
          <table:table-cell office:value-type="float" office:value="1587.639526" calcext:value-type="float">
            <text:p>1587.639526</text:p>
          </table:table-cell>
          <table:table-cell office:value-type="float" office:value="1568.540283" calcext:value-type="float">
            <text:p>1568.540283</text:p>
          </table:table-cell>
          <table:table-cell office:value-type="float" office:value="1589.383423" calcext:value-type="float">
            <text:p>1589.383423</text:p>
          </table:table-cell>
          <table:table-cell table:number-columns-repeated="13"/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573.353027" calcext:value-type="float">
            <text:p>1573.353027</text:p>
          </table:table-cell>
          <table:table-cell office:value-type="float" office:value="1582.279053" calcext:value-type="float">
            <text:p>1582.279053</text:p>
          </table:table-cell>
          <table:table-cell office:value-type="float" office:value="1570.634033" calcext:value-type="float">
            <text:p>1570.634033</text:p>
          </table:table-cell>
          <table:table-cell office:value-type="float" office:value="1584.543701" calcext:value-type="float">
            <text:p>1584.543701</text:p>
          </table:table-cell>
          <table:table-cell table:number-columns-repeated="13"/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1568.994019" calcext:value-type="float">
            <text:p>1568.994019</text:p>
          </table:table-cell>
          <table:table-cell office:value-type="float" office:value="1580.331177" calcext:value-type="float">
            <text:p>1580.331177</text:p>
          </table:table-cell>
          <table:table-cell office:value-type="float" office:value="1569.140991" calcext:value-type="float">
            <text:p>1569.140991</text:p>
          </table:table-cell>
          <table:table-cell office:value-type="float" office:value="1579.472656" calcext:value-type="float">
            <text:p>1579.472656</text:p>
          </table:table-cell>
          <table:table-cell table:number-columns-repeated="13"/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1569.190308" calcext:value-type="float">
            <text:p>1569.190308</text:p>
          </table:table-cell>
          <table:table-cell office:value-type="float" office:value="1581.331787" calcext:value-type="float">
            <text:p>1581.331787</text:p>
          </table:table-cell>
          <table:table-cell office:value-type="float" office:value="1568.524902" calcext:value-type="float">
            <text:p>1568.524902</text:p>
          </table:table-cell>
          <table:table-cell office:value-type="float" office:value="1581.949341" calcext:value-type="float">
            <text:p>1581.949341</text:p>
          </table:table-cell>
          <table:table-cell table:number-columns-repeated="13"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570.837646" calcext:value-type="float">
            <text:p>1570.837646</text:p>
          </table:table-cell>
          <table:table-cell office:value-type="float" office:value="1578.402832" calcext:value-type="float">
            <text:p>1578.402832</text:p>
          </table:table-cell>
          <table:table-cell office:value-type="float" office:value="1568.560425" calcext:value-type="float">
            <text:p>1568.560425</text:p>
          </table:table-cell>
          <table:table-cell office:value-type="float" office:value="1580.688599" calcext:value-type="float">
            <text:p>1580.688599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68.132812" calcext:value-type="float">
            <text:p>1568.132812</text:p>
          </table:table-cell>
          <table:table-cell office:value-type="float" office:value="1579.540405" calcext:value-type="float">
            <text:p>1579.540405</text:p>
          </table:table-cell>
          <table:table-cell office:value-type="float" office:value="1567.653931" calcext:value-type="float">
            <text:p>1567.653931</text:p>
          </table:table-cell>
          <table:table-cell office:value-type="float" office:value="1582.518555" calcext:value-type="float">
            <text:p>1582.518555</text:p>
          </table:table-cell>
          <table:table-cell table:number-columns-repeated="13"/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566.950806" calcext:value-type="float">
            <text:p>1566.950806</text:p>
          </table:table-cell>
          <table:table-cell office:value-type="float" office:value="1579.073853" calcext:value-type="float">
            <text:p>1579.073853</text:p>
          </table:table-cell>
          <table:table-cell office:value-type="float" office:value="1564.243286" calcext:value-type="float">
            <text:p>1564.243286</text:p>
          </table:table-cell>
          <table:table-cell office:value-type="float" office:value="1581.64563" calcext:value-type="float">
            <text:p>1581.64563</text:p>
          </table:table-cell>
          <table:table-cell table:number-columns-repeated="13"/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1563.878784" calcext:value-type="float">
            <text:p>1563.878784</text:p>
          </table:table-cell>
          <table:table-cell office:value-type="float" office:value="1578.57019" calcext:value-type="float">
            <text:p>1578.57019</text:p>
          </table:table-cell>
          <table:table-cell office:value-type="float" office:value="1566.70166" calcext:value-type="float">
            <text:p>1566.70166</text:p>
          </table:table-cell>
          <table:table-cell office:value-type="float" office:value="1577.042847" calcext:value-type="float">
            <text:p>1577.042847</text:p>
          </table:table-cell>
          <table:table-cell table:number-columns-repeated="13"/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1568.796143" calcext:value-type="float">
            <text:p>1568.796143</text:p>
          </table:table-cell>
          <table:table-cell office:value-type="float" office:value="1576.128662" calcext:value-type="float">
            <text:p>1576.128662</text:p>
          </table:table-cell>
          <table:table-cell office:value-type="float" office:value="1568.777832" calcext:value-type="float">
            <text:p>1568.777832</text:p>
          </table:table-cell>
          <table:table-cell office:value-type="float" office:value="1574.782837" calcext:value-type="float">
            <text:p>1574.782837</text:p>
          </table:table-cell>
          <table:table-cell table:number-columns-repeated="13"/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565.178955" calcext:value-type="float">
            <text:p>1565.178955</text:p>
          </table:table-cell>
          <table:table-cell office:value-type="float" office:value="1576.588013" calcext:value-type="float">
            <text:p>1576.588013</text:p>
          </table:table-cell>
          <table:table-cell office:value-type="float" office:value="1566.163696" calcext:value-type="float">
            <text:p>1566.163696</text:p>
          </table:table-cell>
          <table:table-cell office:value-type="float" office:value="1576.956421" calcext:value-type="float">
            <text:p>1576.956421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67.841064" calcext:value-type="float">
            <text:p>1567.841064</text:p>
          </table:table-cell>
          <table:table-cell office:value-type="float" office:value="1573.400635" calcext:value-type="float">
            <text:p>1573.400635</text:p>
          </table:table-cell>
          <table:table-cell office:value-type="float" office:value="1564.605835" calcext:value-type="float">
            <text:p>1564.605835</text:p>
          </table:table-cell>
          <table:table-cell office:value-type="float" office:value="1572.716675" calcext:value-type="float">
            <text:p>1572.716675</text:p>
          </table:table-cell>
          <table:table-cell table:number-columns-repeated="13"/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565.773926" calcext:value-type="float">
            <text:p>1565.773926</text:p>
          </table:table-cell>
          <table:table-cell office:value-type="float" office:value="1572.895996" calcext:value-type="float">
            <text:p>1572.895996</text:p>
          </table:table-cell>
          <table:table-cell office:value-type="float" office:value="1568.889282" calcext:value-type="float">
            <text:p>1568.889282</text:p>
          </table:table-cell>
          <table:table-cell office:value-type="float" office:value="1572.975342" calcext:value-type="float">
            <text:p>1572.975342</text:p>
          </table:table-cell>
          <table:table-cell table:number-columns-repeated="13"/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1548.044189" calcext:value-type="float">
            <text:p>1548.044189</text:p>
          </table:table-cell>
          <table:table-cell office:value-type="float" office:value="1591.8479" calcext:value-type="float">
            <text:p>1591.8479</text:p>
          </table:table-cell>
          <table:table-cell office:value-type="float" office:value="1551.54187" calcext:value-type="float">
            <text:p>1551.54187</text:p>
          </table:table-cell>
          <table:table-cell office:value-type="float" office:value="1588.050171" calcext:value-type="float">
            <text:p>1588.050171</text:p>
          </table:table-cell>
          <table:table-cell table:number-columns-repeated="13"/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1581.91333" calcext:value-type="float">
            <text:p>1581.91333</text:p>
          </table:table-cell>
          <table:table-cell office:value-type="float" office:value="1556.396484" calcext:value-type="float">
            <text:p>1556.396484</text:p>
          </table:table-cell>
          <table:table-cell office:value-type="float" office:value="1581.714355" calcext:value-type="float">
            <text:p>1581.714355</text:p>
          </table:table-cell>
          <table:table-cell office:value-type="float" office:value="1558.282593" calcext:value-type="float">
            <text:p>1558.282593</text:p>
          </table:table-cell>
          <table:table-cell table:number-columns-repeated="13"/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594.768677" calcext:value-type="float">
            <text:p>1594.768677</text:p>
          </table:table-cell>
          <table:table-cell office:value-type="float" office:value="1580.562866" calcext:value-type="float">
            <text:p>1580.562866</text:p>
          </table:table-cell>
          <table:table-cell office:value-type="float" office:value="1563.419434" calcext:value-type="float">
            <text:p>1563.419434</text:p>
          </table:table-cell>
          <table:table-cell office:value-type="float" office:value="1555.020874" calcext:value-type="float">
            <text:p>1555.020874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84.468628" calcext:value-type="float">
            <text:p>1584.468628</text:p>
          </table:table-cell>
          <table:table-cell office:value-type="float" office:value="1648.515991" calcext:value-type="float">
            <text:p>1648.515991</text:p>
          </table:table-cell>
          <table:table-cell office:value-type="float" office:value="1500.368286" calcext:value-type="float">
            <text:p>1500.368286</text:p>
          </table:table-cell>
          <table:table-cell office:value-type="float" office:value="1551.98938" calcext:value-type="float">
            <text:p>1551.98938</text:p>
          </table:table-cell>
          <table:table-cell table:number-columns-repeated="13"/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593.951172" calcext:value-type="float">
            <text:p>1593.951172</text:p>
          </table:table-cell>
          <table:table-cell office:value-type="float" office:value="1649.406494" calcext:value-type="float">
            <text:p>1649.406494</text:p>
          </table:table-cell>
          <table:table-cell office:value-type="float" office:value="1527.596313" calcext:value-type="float">
            <text:p>1527.596313</text:p>
          </table:table-cell>
          <table:table-cell office:value-type="float" office:value="1530.813354" calcext:value-type="float">
            <text:p>1530.813354</text:p>
          </table:table-cell>
          <table:table-cell table:number-columns-repeated="13"/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1624.657715" calcext:value-type="float">
            <text:p>1624.657715</text:p>
          </table:table-cell>
          <table:table-cell office:value-type="float" office:value="1650.828979" calcext:value-type="float">
            <text:p>1650.828979</text:p>
          </table:table-cell>
          <table:table-cell office:value-type="float" office:value="1555.11438" calcext:value-type="float">
            <text:p>1555.11438</text:p>
          </table:table-cell>
          <table:table-cell office:value-type="float" office:value="1551.992798" calcext:value-type="float">
            <text:p>1551.992798</text:p>
          </table:table-cell>
          <table:table-cell table:number-columns-repeated="13"/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1644.580078" calcext:value-type="float">
            <text:p>1644.580078</text:p>
          </table:table-cell>
          <table:table-cell office:value-type="float" office:value="1716.036621" calcext:value-type="float">
            <text:p>1716.036621</text:p>
          </table:table-cell>
          <table:table-cell office:value-type="float" office:value="1580.038208" calcext:value-type="float">
            <text:p>1580.038208</text:p>
          </table:table-cell>
          <table:table-cell office:value-type="float" office:value="1602.292847" calcext:value-type="float">
            <text:p>1602.292847</text:p>
          </table:table-cell>
          <table:table-cell table:number-columns-repeated="13"/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689.873657" calcext:value-type="float">
            <text:p>1689.873657</text:p>
          </table:table-cell>
          <table:table-cell office:value-type="float" office:value="1695.597046" calcext:value-type="float">
            <text:p>1695.597046</text:p>
          </table:table-cell>
          <table:table-cell office:value-type="float" office:value="1640.508789" calcext:value-type="float">
            <text:p>1640.508789</text:p>
          </table:table-cell>
          <table:table-cell office:value-type="float" office:value="1647.908936" calcext:value-type="float">
            <text:p>1647.908936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88.80603" calcext:value-type="float">
            <text:p>1688.80603</text:p>
          </table:table-cell>
          <table:table-cell office:value-type="float" office:value="1697.863403" calcext:value-type="float">
            <text:p>1697.863403</text:p>
          </table:table-cell>
          <table:table-cell office:value-type="float" office:value="1679.725342" calcext:value-type="float">
            <text:p>1679.725342</text:p>
          </table:table-cell>
          <table:table-cell office:value-type="float" office:value="1682.443115" calcext:value-type="float">
            <text:p>1682.443115</text:p>
          </table:table-cell>
          <table:table-cell table:number-columns-repeated="13"/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645.540405" calcext:value-type="float">
            <text:p>1645.540405</text:p>
          </table:table-cell>
          <table:table-cell office:value-type="float" office:value="1747.064697" calcext:value-type="float">
            <text:p>1747.064697</text:p>
          </table:table-cell>
          <table:table-cell office:value-type="float" office:value="1671.923462" calcext:value-type="float">
            <text:p>1671.923462</text:p>
          </table:table-cell>
          <table:table-cell office:value-type="float" office:value="1759.452759" calcext:value-type="float">
            <text:p>1759.452759</text:p>
          </table:table-cell>
          <table:table-cell table:number-columns-repeated="13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681.548096" calcext:value-type="float">
            <text:p>1681.548096</text:p>
          </table:table-cell>
          <table:table-cell office:value-type="float" office:value="1756.713379" calcext:value-type="float">
            <text:p>1756.713379</text:p>
          </table:table-cell>
          <table:table-cell office:value-type="float" office:value="1688.322632" calcext:value-type="float">
            <text:p>1688.322632</text:p>
          </table:table-cell>
          <table:table-cell office:value-type="float" office:value="1761.604004" calcext:value-type="float">
            <text:p>1761.604004</text:p>
          </table:table-cell>
          <table:table-cell table:number-columns-repeated="13"/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1722.89502" calcext:value-type="float">
            <text:p>1722.89502</text:p>
          </table:table-cell>
          <table:table-cell office:value-type="float" office:value="1760.349731" calcext:value-type="float">
            <text:p>1760.349731</text:p>
          </table:table-cell>
          <table:table-cell office:value-type="float" office:value="1725.973145" calcext:value-type="float">
            <text:p>1725.973145</text:p>
          </table:table-cell>
          <table:table-cell office:value-type="float" office:value="1777.793213" calcext:value-type="float">
            <text:p>1777.793213</text:p>
          </table:table-cell>
          <table:table-cell table:number-columns-repeated="13"/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742.285889" calcext:value-type="float">
            <text:p>1742.285889</text:p>
          </table:table-cell>
          <table:table-cell office:value-type="float" office:value="1805.991577" calcext:value-type="float">
            <text:p>1805.991577</text:p>
          </table:table-cell>
          <table:table-cell office:value-type="float" office:value="1745.587158" calcext:value-type="float">
            <text:p>1745.587158</text:p>
          </table:table-cell>
          <table:table-cell office:value-type="float" office:value="1820.467896" calcext:value-type="float">
            <text:p>1820.467896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56.361084" calcext:value-type="float">
            <text:p>1756.361084</text:p>
          </table:table-cell>
          <table:table-cell office:value-type="float" office:value="1837.463867" calcext:value-type="float">
            <text:p>1837.463867</text:p>
          </table:table-cell>
          <table:table-cell office:value-type="float" office:value="1755.513184" calcext:value-type="float">
            <text:p>1755.513184</text:p>
          </table:table-cell>
          <table:table-cell office:value-type="float" office:value="1845.914795" calcext:value-type="float">
            <text:p>1845.914795</text:p>
          </table:table-cell>
          <table:table-cell table:number-columns-repeated="13"/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780.561279" calcext:value-type="float">
            <text:p>1780.561279</text:p>
          </table:table-cell>
          <table:table-cell office:value-type="float" office:value="1812.675659" calcext:value-type="float">
            <text:p>1812.675659</text:p>
          </table:table-cell>
          <table:table-cell office:value-type="float" office:value="1778.787842" calcext:value-type="float">
            <text:p>1778.787842</text:p>
          </table:table-cell>
          <table:table-cell office:value-type="float" office:value="1829.473511" calcext:value-type="float">
            <text:p>1829.473511</text:p>
          </table:table-cell>
          <table:table-cell table:number-columns-repeated="13"/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1775.151367" calcext:value-type="float">
            <text:p>1775.151367</text:p>
          </table:table-cell>
          <table:table-cell office:value-type="float" office:value="1837.298584" calcext:value-type="float">
            <text:p>1837.298584</text:p>
          </table:table-cell>
          <table:table-cell office:value-type="float" office:value="1779.552368" calcext:value-type="float">
            <text:p>1779.552368</text:p>
          </table:table-cell>
          <table:table-cell office:value-type="float" office:value="1846.963989" calcext:value-type="float">
            <text:p>1846.963989</text:p>
          </table:table-cell>
          <table:table-cell table:number-columns-repeated="13"/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1757.163208" calcext:value-type="float">
            <text:p>1757.163208</text:p>
          </table:table-cell>
          <table:table-cell office:value-type="float" office:value="1865.929321" calcext:value-type="float">
            <text:p>1865.929321</text:p>
          </table:table-cell>
          <table:table-cell office:value-type="float" office:value="1765.864746" calcext:value-type="float">
            <text:p>1765.864746</text:p>
          </table:table-cell>
          <table:table-cell office:value-type="float" office:value="1866.08252" calcext:value-type="float">
            <text:p>1866.08252</text:p>
          </table:table-cell>
          <table:table-cell table:number-columns-repeated="13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756.073364" calcext:value-type="float">
            <text:p>1756.073364</text:p>
          </table:table-cell>
          <table:table-cell office:value-type="float" office:value="1864.681885" calcext:value-type="float">
            <text:p>1864.681885</text:p>
          </table:table-cell>
          <table:table-cell office:value-type="float" office:value="1752.611328" calcext:value-type="float">
            <text:p>1752.611328</text:p>
          </table:table-cell>
          <table:table-cell office:value-type="float" office:value="1869.033203" calcext:value-type="float">
            <text:p>1869.033203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766.045044" calcext:value-type="float">
            <text:p>1766.045044</text:p>
          </table:table-cell>
          <table:table-cell office:value-type="float" office:value="1845.106201" calcext:value-type="float">
            <text:p>1845.106201</text:p>
          </table:table-cell>
          <table:table-cell office:value-type="float" office:value="1762.77356" calcext:value-type="float">
            <text:p>1762.77356</text:p>
          </table:table-cell>
          <table:table-cell office:value-type="float" office:value="1857.800537" calcext:value-type="float">
            <text:p>1857.800537</text:p>
          </table:table-cell>
          <table:table-cell table:number-columns-repeated="13"/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758.588379" calcext:value-type="float">
            <text:p>1758.588379</text:p>
          </table:table-cell>
          <table:table-cell office:value-type="float" office:value="1864.200073" calcext:value-type="float">
            <text:p>1864.200073</text:p>
          </table:table-cell>
          <table:table-cell office:value-type="float" office:value="1763.811157" calcext:value-type="float">
            <text:p>1763.811157</text:p>
          </table:table-cell>
          <table:table-cell office:value-type="float" office:value="1870.018677" calcext:value-type="float">
            <text:p>1870.018677</text:p>
          </table:table-cell>
          <table:table-cell table:number-columns-repeated="13"/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1756.847168" calcext:value-type="float">
            <text:p>1756.847168</text:p>
          </table:table-cell>
          <table:table-cell office:value-type="float" office:value="1865.184082" calcext:value-type="float">
            <text:p>1865.184082</text:p>
          </table:table-cell>
          <table:table-cell office:value-type="float" office:value="1758.574219" calcext:value-type="float">
            <text:p>1758.574219</text:p>
          </table:table-cell>
          <table:table-cell office:value-type="float" office:value="1871.09375" calcext:value-type="float">
            <text:p>1871.09375</text:p>
          </table:table-cell>
          <table:table-cell table:number-columns-repeated="13"/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1766.47168" calcext:value-type="float">
            <text:p>1766.47168</text:p>
          </table:table-cell>
          <table:table-cell office:value-type="float" office:value="1856.685181" calcext:value-type="float">
            <text:p>1856.685181</text:p>
          </table:table-cell>
          <table:table-cell office:value-type="float" office:value="1767.475464" calcext:value-type="float">
            <text:p>1767.475464</text:p>
          </table:table-cell>
          <table:table-cell office:value-type="float" office:value="1863.833984" calcext:value-type="float">
            <text:p>1863.833984</text:p>
          </table:table-cell>
          <table:table-cell table:number-columns-repeated="13"/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764.448364" calcext:value-type="float">
            <text:p>1764.448364</text:p>
          </table:table-cell>
          <table:table-cell office:value-type="float" office:value="1863.008789" calcext:value-type="float">
            <text:p>1863.008789</text:p>
          </table:table-cell>
          <table:table-cell office:value-type="float" office:value="1766.925293" calcext:value-type="float">
            <text:p>1766.925293</text:p>
          </table:table-cell>
          <table:table-cell office:value-type="float" office:value="1872.348389" calcext:value-type="float">
            <text:p>1872.348389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59.421997" calcext:value-type="float">
            <text:p>1759.421997</text:p>
          </table:table-cell>
          <table:table-cell office:value-type="float" office:value="1866.99707" calcext:value-type="float">
            <text:p>1866.99707</text:p>
          </table:table-cell>
          <table:table-cell office:value-type="float" office:value="1761.290894" calcext:value-type="float">
            <text:p>1761.290894</text:p>
          </table:table-cell>
          <table:table-cell office:value-type="float" office:value="1873.724121" calcext:value-type="float">
            <text:p>1873.724121</text:p>
          </table:table-cell>
          <table:table-cell table:number-columns-repeated="13"/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764.088989" calcext:value-type="float">
            <text:p>1764.088989</text:p>
          </table:table-cell>
          <table:table-cell office:value-type="float" office:value="1861.608398" calcext:value-type="float">
            <text:p>1861.608398</text:p>
          </table:table-cell>
          <table:table-cell office:value-type="float" office:value="1764.460693" calcext:value-type="float">
            <text:p>1764.460693</text:p>
          </table:table-cell>
          <table:table-cell office:value-type="float" office:value="1867.377197" calcext:value-type="float">
            <text:p>1867.377197</text:p>
          </table:table-cell>
          <table:table-cell table:number-columns-repeated="13"/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1764.276855" calcext:value-type="float">
            <text:p>1764.276855</text:p>
          </table:table-cell>
          <table:table-cell office:value-type="float" office:value="1866.557617" calcext:value-type="float">
            <text:p>1866.557617</text:p>
          </table:table-cell>
          <table:table-cell office:value-type="float" office:value="1765.013184" calcext:value-type="float">
            <text:p>1765.013184</text:p>
          </table:table-cell>
          <table:table-cell office:value-type="float" office:value="1874.429688" calcext:value-type="float">
            <text:p>1874.429688</text:p>
          </table:table-cell>
          <table:table-cell table:number-columns-repeated="13"/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1762.681396" calcext:value-type="float">
            <text:p>1762.681396</text:p>
          </table:table-cell>
          <table:table-cell office:value-type="float" office:value="1866.92688" calcext:value-type="float">
            <text:p>1866.92688</text:p>
          </table:table-cell>
          <table:table-cell office:value-type="float" office:value="1765.213501" calcext:value-type="float">
            <text:p>1765.213501</text:p>
          </table:table-cell>
          <table:table-cell office:value-type="float" office:value="1874.695679" calcext:value-type="float">
            <text:p>1874.695679</text:p>
          </table:table-cell>
          <table:table-cell table:number-columns-repeated="13"/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771.799561" calcext:value-type="float">
            <text:p>1771.799561</text:p>
          </table:table-cell>
          <table:table-cell office:value-type="float" office:value="1860.223633" calcext:value-type="float">
            <text:p>1860.223633</text:p>
          </table:table-cell>
          <table:table-cell office:value-type="float" office:value="1770.30957" calcext:value-type="float">
            <text:p>1770.30957</text:p>
          </table:table-cell>
          <table:table-cell office:value-type="float" office:value="1869.276978" calcext:value-type="float">
            <text:p>1869.276978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67.153564" calcext:value-type="float">
            <text:p>1767.153564</text:p>
          </table:table-cell>
          <table:table-cell office:value-type="float" office:value="1867.90918" calcext:value-type="float">
            <text:p>1867.90918</text:p>
          </table:table-cell>
          <table:table-cell office:value-type="float" office:value="1767.761475" calcext:value-type="float">
            <text:p>1767.761475</text:p>
          </table:table-cell>
          <table:table-cell office:value-type="float" office:value="1875.961914" calcext:value-type="float">
            <text:p>1875.961914</text:p>
          </table:table-cell>
          <table:table-cell table:number-columns-repeated="13"/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766.218384" calcext:value-type="float">
            <text:p>1766.218384</text:p>
          </table:table-cell>
          <table:table-cell office:value-type="float" office:value="1871.400879" calcext:value-type="float">
            <text:p>1871.400879</text:p>
          </table:table-cell>
          <table:table-cell office:value-type="float" office:value="1765.185547" calcext:value-type="float">
            <text:p>1765.185547</text:p>
          </table:table-cell>
          <table:table-cell office:value-type="float" office:value="1876.579468" calcext:value-type="float">
            <text:p>1876.579468</text:p>
          </table:table-cell>
          <table:table-cell table:number-columns-repeated="13"/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1770.358398" calcext:value-type="float">
            <text:p>1770.358398</text:p>
          </table:table-cell>
          <table:table-cell office:value-type="float" office:value="1867.097168" calcext:value-type="float">
            <text:p>1867.097168</text:p>
          </table:table-cell>
          <table:table-cell office:value-type="float" office:value="1773.301025" calcext:value-type="float">
            <text:p>1773.301025</text:p>
          </table:table-cell>
          <table:table-cell office:value-type="float" office:value="1872.784424" calcext:value-type="float">
            <text:p>1872.784424</text:p>
          </table:table-cell>
          <table:table-cell table:number-columns-repeated="13"/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1771.98584" calcext:value-type="float">
            <text:p>1771.98584</text:p>
          </table:table-cell>
          <table:table-cell office:value-type="float" office:value="1870.61438" calcext:value-type="float">
            <text:p>1870.61438</text:p>
          </table:table-cell>
          <table:table-cell office:value-type="float" office:value="1768.121704" calcext:value-type="float">
            <text:p>1768.121704</text:p>
          </table:table-cell>
          <table:table-cell office:value-type="float" office:value="1880.718262" calcext:value-type="float">
            <text:p>1880.718262</text:p>
          </table:table-cell>
          <table:table-cell table:number-columns-repeated="13"/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768.30603" calcext:value-type="float">
            <text:p>1768.30603</text:p>
          </table:table-cell>
          <table:table-cell office:value-type="float" office:value="1874.094604" calcext:value-type="float">
            <text:p>1874.094604</text:p>
          </table:table-cell>
          <table:table-cell office:value-type="float" office:value="1770.522095" calcext:value-type="float">
            <text:p>1770.522095</text:p>
          </table:table-cell>
          <table:table-cell office:value-type="float" office:value="1877.329712" calcext:value-type="float">
            <text:p>1877.329712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68.381836" calcext:value-type="float">
            <text:p>1768.381836</text:p>
          </table:table-cell>
          <table:table-cell office:value-type="float" office:value="1873.836548" calcext:value-type="float">
            <text:p>1873.836548</text:p>
          </table:table-cell>
          <table:table-cell office:value-type="float" office:value="1771.881714" calcext:value-type="float">
            <text:p>1771.881714</text:p>
          </table:table-cell>
          <table:table-cell office:value-type="float" office:value="1877.293945" calcext:value-type="float">
            <text:p>1877.293945</text:p>
          </table:table-cell>
          <table:table-cell table:number-columns-repeated="13"/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771.086914" calcext:value-type="float">
            <text:p>1771.086914</text:p>
          </table:table-cell>
          <table:table-cell office:value-type="float" office:value="1869.33374" calcext:value-type="float">
            <text:p>1869.33374</text:p>
          </table:table-cell>
          <table:table-cell office:value-type="float" office:value="1770.077148" calcext:value-type="float">
            <text:p>1770.077148</text:p>
          </table:table-cell>
          <table:table-cell office:value-type="float" office:value="1879.022095" calcext:value-type="float">
            <text:p>1879.022095</text:p>
          </table:table-cell>
          <table:table-cell table:number-columns-repeated="13"/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1771.504639" calcext:value-type="float">
            <text:p>1771.504639</text:p>
          </table:table-cell>
          <table:table-cell office:value-type="float" office:value="1873.978027" calcext:value-type="float">
            <text:p>1873.978027</text:p>
          </table:table-cell>
          <table:table-cell office:value-type="float" office:value="1771.980713" calcext:value-type="float">
            <text:p>1771.980713</text:p>
          </table:table-cell>
          <table:table-cell office:value-type="float" office:value="1876.0625" calcext:value-type="float">
            <text:p>1876.0625</text:p>
          </table:table-cell>
          <table:table-cell table:number-columns-repeated="13"/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1771.401123" calcext:value-type="float">
            <text:p>1771.401123</text:p>
          </table:table-cell>
          <table:table-cell office:value-type="float" office:value="1873.136597" calcext:value-type="float">
            <text:p>1873.136597</text:p>
          </table:table-cell>
          <table:table-cell office:value-type="float" office:value="1773.913696" calcext:value-type="float">
            <text:p>1773.913696</text:p>
          </table:table-cell>
          <table:table-cell office:value-type="float" office:value="1879.983154" calcext:value-type="float">
            <text:p>1879.983154</text:p>
          </table:table-cell>
          <table:table-cell table:number-columns-repeated="13"/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769.874023" calcext:value-type="float">
            <text:p>1769.874023</text:p>
          </table:table-cell>
          <table:table-cell office:value-type="float" office:value="1873.59375" calcext:value-type="float">
            <text:p>1873.59375</text:p>
          </table:table-cell>
          <table:table-cell office:value-type="float" office:value="1772.232178" calcext:value-type="float">
            <text:p>1772.232178</text:p>
          </table:table-cell>
          <table:table-cell office:value-type="float" office:value="1880.754639" calcext:value-type="float">
            <text:p>1880.754639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71.57312" calcext:value-type="float">
            <text:p>1771.57312</text:p>
          </table:table-cell>
          <table:table-cell office:value-type="float" office:value="1874.211304" calcext:value-type="float">
            <text:p>1874.211304</text:p>
          </table:table-cell>
          <table:table-cell office:value-type="float" office:value="1771.958984" calcext:value-type="float">
            <text:p>1771.958984</text:p>
          </table:table-cell>
          <table:table-cell office:value-type="float" office:value="1880.303955" calcext:value-type="float">
            <text:p>1880.303955</text:p>
          </table:table-cell>
          <table:table-cell table:number-columns-repeated="13"/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770.619141" calcext:value-type="float">
            <text:p>1770.619141</text:p>
          </table:table-cell>
          <table:table-cell office:value-type="float" office:value="1875.278198" calcext:value-type="float">
            <text:p>1875.278198</text:p>
          </table:table-cell>
          <table:table-cell office:value-type="float" office:value="1774.431396" calcext:value-type="float">
            <text:p>1774.431396</text:p>
          </table:table-cell>
          <table:table-cell office:value-type="float" office:value="1879.301514" calcext:value-type="float">
            <text:p>1879.301514</text:p>
          </table:table-cell>
          <table:table-cell table:number-columns-repeated="13"/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1774.728271" calcext:value-type="float">
            <text:p>1774.728271</text:p>
          </table:table-cell>
          <table:table-cell office:value-type="float" office:value="1874.421265" calcext:value-type="float">
            <text:p>1874.421265</text:p>
          </table:table-cell>
          <table:table-cell office:value-type="float" office:value="1774.665283" calcext:value-type="float">
            <text:p>1774.665283</text:p>
          </table:table-cell>
          <table:table-cell office:value-type="float" office:value="1882.21814" calcext:value-type="float">
            <text:p>1882.21814</text:p>
          </table:table-cell>
          <table:table-cell table:number-columns-repeated="13"/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1773.698975" calcext:value-type="float">
            <text:p>1773.698975</text:p>
          </table:table-cell>
          <table:table-cell office:value-type="float" office:value="1874.941406" calcext:value-type="float">
            <text:p>1874.941406</text:p>
          </table:table-cell>
          <table:table-cell office:value-type="float" office:value="1773.518921" calcext:value-type="float">
            <text:p>1773.518921</text:p>
          </table:table-cell>
          <table:table-cell office:value-type="float" office:value="1883.52356" calcext:value-type="float">
            <text:p>1883.52356</text:p>
          </table:table-cell>
          <table:table-cell table:number-columns-repeated="13"/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771.484985" calcext:value-type="float">
            <text:p>1771.484985</text:p>
          </table:table-cell>
          <table:table-cell office:value-type="float" office:value="1874.930298" calcext:value-type="float">
            <text:p>1874.930298</text:p>
          </table:table-cell>
          <table:table-cell office:value-type="float" office:value="1772.42334" calcext:value-type="float">
            <text:p>1772.42334</text:p>
          </table:table-cell>
          <table:table-cell office:value-type="float" office:value="1883.936768" calcext:value-type="float">
            <text:p>1883.936768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75.242676" calcext:value-type="float">
            <text:p>1775.242676</text:p>
          </table:table-cell>
          <table:table-cell office:value-type="float" office:value="1872.435913" calcext:value-type="float">
            <text:p>1872.435913</text:p>
          </table:table-cell>
          <table:table-cell office:value-type="float" office:value="1777.14502" calcext:value-type="float">
            <text:p>1777.14502</text:p>
          </table:table-cell>
          <table:table-cell office:value-type="float" office:value="1881.666504" calcext:value-type="float">
            <text:p>1881.666504</text:p>
          </table:table-cell>
          <table:table-cell table:number-columns-repeated="13"/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769.802368" calcext:value-type="float">
            <text:p>1769.802368</text:p>
          </table:table-cell>
          <table:table-cell office:value-type="float" office:value="1878.59375" calcext:value-type="float">
            <text:p>1878.59375</text:p>
          </table:table-cell>
          <table:table-cell office:value-type="float" office:value="1772.332886" calcext:value-type="float">
            <text:p>1772.332886</text:p>
          </table:table-cell>
          <table:table-cell office:value-type="float" office:value="1887.219116" calcext:value-type="float">
            <text:p>1887.219116</text:p>
          </table:table-cell>
          <table:table-cell table:number-columns-repeated="13"/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1770.763306" calcext:value-type="float">
            <text:p>1770.763306</text:p>
          </table:table-cell>
          <table:table-cell office:value-type="float" office:value="1877.270874" calcext:value-type="float">
            <text:p>1877.270874</text:p>
          </table:table-cell>
          <table:table-cell office:value-type="float" office:value="1773.498535" calcext:value-type="float">
            <text:p>1773.498535</text:p>
          </table:table-cell>
          <table:table-cell office:value-type="float" office:value="1881.332275" calcext:value-type="float">
            <text:p>1881.332275</text:p>
          </table:table-cell>
          <table:table-cell table:number-columns-repeated="13"/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1773.38147" calcext:value-type="float">
            <text:p>1773.38147</text:p>
          </table:table-cell>
          <table:table-cell office:value-type="float" office:value="1872.949585" calcext:value-type="float">
            <text:p>1872.949585</text:p>
          </table:table-cell>
          <table:table-cell office:value-type="float" office:value="1774.250122" calcext:value-type="float">
            <text:p>1774.250122</text:p>
          </table:table-cell>
          <table:table-cell office:value-type="float" office:value="1880.460449" calcext:value-type="float">
            <text:p>1880.460449</text:p>
          </table:table-cell>
          <table:table-cell table:number-columns-repeated="13"/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771.598145" calcext:value-type="float">
            <text:p>1771.598145</text:p>
          </table:table-cell>
          <table:table-cell office:value-type="float" office:value="1879.618042" calcext:value-type="float">
            <text:p>1879.618042</text:p>
          </table:table-cell>
          <table:table-cell office:value-type="float" office:value="1776.866943" calcext:value-type="float">
            <text:p>1776.866943</text:p>
          </table:table-cell>
          <table:table-cell office:value-type="float" office:value="1880.510498" calcext:value-type="float">
            <text:p>1880.510498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75.634277" calcext:value-type="float">
            <text:p>1775.634277</text:p>
          </table:table-cell>
          <table:table-cell office:value-type="float" office:value="1878.20752" calcext:value-type="float">
            <text:p>1878.20752</text:p>
          </table:table-cell>
          <table:table-cell office:value-type="float" office:value="1773.594116" calcext:value-type="float">
            <text:p>1773.594116</text:p>
          </table:table-cell>
          <table:table-cell office:value-type="float" office:value="1885.689697" calcext:value-type="float">
            <text:p>1885.689697</text:p>
          </table:table-cell>
          <table:table-cell table:number-columns-repeated="13"/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772.690063" calcext:value-type="float">
            <text:p>1772.690063</text:p>
          </table:table-cell>
          <table:table-cell office:value-type="float" office:value="1876.714844" calcext:value-type="float">
            <text:p>1876.714844</text:p>
          </table:table-cell>
          <table:table-cell office:value-type="float" office:value="1777.39209" calcext:value-type="float">
            <text:p>1777.39209</text:p>
          </table:table-cell>
          <table:table-cell office:value-type="float" office:value="1886.905273" calcext:value-type="float">
            <text:p>1886.905273</text:p>
          </table:table-cell>
          <table:table-cell table:number-columns-repeated="13"/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1775.672852" calcext:value-type="float">
            <text:p>1775.672852</text:p>
          </table:table-cell>
          <table:table-cell office:value-type="float" office:value="1880.401978" calcext:value-type="float">
            <text:p>1880.401978</text:p>
          </table:table-cell>
          <table:table-cell office:value-type="float" office:value="1778.846069" calcext:value-type="float">
            <text:p>1778.846069</text:p>
          </table:table-cell>
          <table:table-cell office:value-type="float" office:value="1884.248901" calcext:value-type="float">
            <text:p>1884.248901</text:p>
          </table:table-cell>
          <table:table-cell table:number-columns-repeated="13"/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1773.341187" calcext:value-type="float">
            <text:p>1773.341187</text:p>
          </table:table-cell>
          <table:table-cell office:value-type="float" office:value="1878.697632" calcext:value-type="float">
            <text:p>1878.697632</text:p>
          </table:table-cell>
          <table:table-cell office:value-type="float" office:value="1774.548218" calcext:value-type="float">
            <text:p>1774.548218</text:p>
          </table:table-cell>
          <table:table-cell office:value-type="float" office:value="1888.089722" calcext:value-type="float">
            <text:p>1888.089722</text:p>
          </table:table-cell>
          <table:table-cell table:number-columns-repeated="13"/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781.543701" calcext:value-type="float">
            <text:p>1781.543701</text:p>
          </table:table-cell>
          <table:table-cell office:value-type="float" office:value="1877.080811" calcext:value-type="float">
            <text:p>1877.080811</text:p>
          </table:table-cell>
          <table:table-cell office:value-type="float" office:value="1780.59314" calcext:value-type="float">
            <text:p>1780.59314</text:p>
          </table:table-cell>
          <table:table-cell office:value-type="float" office:value="1882.046875" calcext:value-type="float">
            <text:p>1882.046875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76.704346" calcext:value-type="float">
            <text:p>1776.704346</text:p>
          </table:table-cell>
          <table:table-cell office:value-type="float" office:value="1885.247192" calcext:value-type="float">
            <text:p>1885.247192</text:p>
          </table:table-cell>
          <table:table-cell office:value-type="float" office:value="1778.356567" calcext:value-type="float">
            <text:p>1778.356567</text:p>
          </table:table-cell>
          <table:table-cell office:value-type="float" office:value="1889.651367" calcext:value-type="float">
            <text:p>1889.651367</text:p>
          </table:table-cell>
          <table:table-cell table:number-columns-repeated="13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781.010986" calcext:value-type="float">
            <text:p>1781.010986</text:p>
          </table:table-cell>
          <table:table-cell office:value-type="float" office:value="1881.049561" calcext:value-type="float">
            <text:p>1881.049561</text:p>
          </table:table-cell>
          <table:table-cell office:value-type="float" office:value="1781.05835" calcext:value-type="float">
            <text:p>1781.05835</text:p>
          </table:table-cell>
          <table:table-cell office:value-type="float" office:value="1889.815796" calcext:value-type="float">
            <text:p>1889.815796</text:p>
          </table:table-cell>
          <table:table-cell table:number-columns-repeated="13"/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1782.372925" calcext:value-type="float">
            <text:p>1782.372925</text:p>
          </table:table-cell>
          <table:table-cell office:value-type="float" office:value="1882.501709" calcext:value-type="float">
            <text:p>1882.501709</text:p>
          </table:table-cell>
          <table:table-cell office:value-type="float" office:value="1783.042236" calcext:value-type="float">
            <text:p>1783.042236</text:p>
          </table:table-cell>
          <table:table-cell office:value-type="float" office:value="1889.11792" calcext:value-type="float">
            <text:p>1889.11792</text:p>
          </table:table-cell>
          <table:table-cell table:number-columns-repeated="13"/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1780.596924" calcext:value-type="float">
            <text:p>1780.596924</text:p>
          </table:table-cell>
          <table:table-cell office:value-type="float" office:value="1885.791382" calcext:value-type="float">
            <text:p>1885.791382</text:p>
          </table:table-cell>
          <table:table-cell office:value-type="float" office:value="1783.692383" calcext:value-type="float">
            <text:p>1783.692383</text:p>
          </table:table-cell>
          <table:table-cell office:value-type="float" office:value="1892.626221" calcext:value-type="float">
            <text:p>1892.626221</text:p>
          </table:table-cell>
          <table:table-cell table:number-columns-repeated="13"/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780.472656" calcext:value-type="float">
            <text:p>1780.472656</text:p>
          </table:table-cell>
          <table:table-cell office:value-type="float" office:value="1883.671631" calcext:value-type="float">
            <text:p>1883.671631</text:p>
          </table:table-cell>
          <table:table-cell office:value-type="float" office:value="1780.977783" calcext:value-type="float">
            <text:p>1780.977783</text:p>
          </table:table-cell>
          <table:table-cell office:value-type="float" office:value="1891.719727" calcext:value-type="float">
            <text:p>1891.719727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82.092285" calcext:value-type="float">
            <text:p>1782.092285</text:p>
          </table:table-cell>
          <table:table-cell office:value-type="float" office:value="1886.471436" calcext:value-type="float">
            <text:p>1886.471436</text:p>
          </table:table-cell>
          <table:table-cell office:value-type="float" office:value="1783.141357" calcext:value-type="float">
            <text:p>1783.141357</text:p>
          </table:table-cell>
          <table:table-cell office:value-type="float" office:value="1894.269043" calcext:value-type="float">
            <text:p>1894.269043</text:p>
          </table:table-cell>
          <table:table-cell table:number-columns-repeated="13"/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785.626709" calcext:value-type="float">
            <text:p>1785.626709</text:p>
          </table:table-cell>
          <table:table-cell office:value-type="float" office:value="1887.204956" calcext:value-type="float">
            <text:p>1887.204956</text:p>
          </table:table-cell>
          <table:table-cell office:value-type="float" office:value="1786.068604" calcext:value-type="float">
            <text:p>1786.068604</text:p>
          </table:table-cell>
          <table:table-cell office:value-type="float" office:value="1896.256714" calcext:value-type="float">
            <text:p>1896.256714</text:p>
          </table:table-cell>
          <table:table-cell table:number-columns-repeated="13"/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1785.430908" calcext:value-type="float">
            <text:p>1785.430908</text:p>
          </table:table-cell>
          <table:table-cell office:value-type="float" office:value="1888.294434" calcext:value-type="float">
            <text:p>1888.294434</text:p>
          </table:table-cell>
          <table:table-cell office:value-type="float" office:value="1786.953857" calcext:value-type="float">
            <text:p>1786.953857</text:p>
          </table:table-cell>
          <table:table-cell office:value-type="float" office:value="1892.917969" calcext:value-type="float">
            <text:p>1892.917969</text:p>
          </table:table-cell>
          <table:table-cell table:number-columns-repeated="13"/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1785.29187" calcext:value-type="float">
            <text:p>1785.29187</text:p>
          </table:table-cell>
          <table:table-cell office:value-type="float" office:value="1890.665039" calcext:value-type="float">
            <text:p>1890.665039</text:p>
          </table:table-cell>
          <table:table-cell office:value-type="float" office:value="1786.030518" calcext:value-type="float">
            <text:p>1786.030518</text:p>
          </table:table-cell>
          <table:table-cell office:value-type="float" office:value="1896.843262" calcext:value-type="float">
            <text:p>1896.843262</text:p>
          </table:table-cell>
          <table:table-cell table:number-columns-repeated="13"/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783.689697" calcext:value-type="float">
            <text:p>1783.689697</text:p>
          </table:table-cell>
          <table:table-cell office:value-type="float" office:value="1892.521973" calcext:value-type="float">
            <text:p>1892.521973</text:p>
          </table:table-cell>
          <table:table-cell office:value-type="float" office:value="1785.172241" calcext:value-type="float">
            <text:p>1785.172241</text:p>
          </table:table-cell>
          <table:table-cell office:value-type="float" office:value="1901.536133" calcext:value-type="float">
            <text:p>1901.536133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85.354736" calcext:value-type="float">
            <text:p>1785.354736</text:p>
          </table:table-cell>
          <table:table-cell office:value-type="float" office:value="1893.019775" calcext:value-type="float">
            <text:p>1893.019775</text:p>
          </table:table-cell>
          <table:table-cell office:value-type="float" office:value="1785.905518" calcext:value-type="float">
            <text:p>1785.905518</text:p>
          </table:table-cell>
          <table:table-cell office:value-type="float" office:value="1898.292969" calcext:value-type="float">
            <text:p>1898.292969</text:p>
          </table:table-cell>
          <table:table-cell table:number-columns-repeated="13"/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787.418701" calcext:value-type="float">
            <text:p>1787.418701</text:p>
          </table:table-cell>
          <table:table-cell office:value-type="float" office:value="1892.588257" calcext:value-type="float">
            <text:p>1892.588257</text:p>
          </table:table-cell>
          <table:table-cell office:value-type="float" office:value="1788.146729" calcext:value-type="float">
            <text:p>1788.146729</text:p>
          </table:table-cell>
          <table:table-cell office:value-type="float" office:value="1900.365479" calcext:value-type="float">
            <text:p>1900.365479</text:p>
          </table:table-cell>
          <table:table-cell table:number-columns-repeated="13"/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1786.741699" calcext:value-type="float">
            <text:p>1786.741699</text:p>
          </table:table-cell>
          <table:table-cell office:value-type="float" office:value="1894.743164" calcext:value-type="float">
            <text:p>1894.743164</text:p>
          </table:table-cell>
          <table:table-cell office:value-type="float" office:value="1787.837891" calcext:value-type="float">
            <text:p>1787.837891</text:p>
          </table:table-cell>
          <table:table-cell office:value-type="float" office:value="1903.344238" calcext:value-type="float">
            <text:p>1903.344238</text:p>
          </table:table-cell>
          <table:table-cell table:number-columns-repeated="13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1785.066528" calcext:value-type="float">
            <text:p>1785.066528</text:p>
          </table:table-cell>
          <table:table-cell office:value-type="float" office:value="1895.567139" calcext:value-type="float">
            <text:p>1895.567139</text:p>
          </table:table-cell>
          <table:table-cell office:value-type="float" office:value="1787.378174" calcext:value-type="float">
            <text:p>1787.378174</text:p>
          </table:table-cell>
          <table:table-cell office:value-type="float" office:value="1902.90625" calcext:value-type="float">
            <text:p>1902.90625</text:p>
          </table:table-cell>
          <table:table-cell table:number-columns-repeated="13"/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788.266113" calcext:value-type="float">
            <text:p>1788.266113</text:p>
          </table:table-cell>
          <table:table-cell office:value-type="float" office:value="1889.300293" calcext:value-type="float">
            <text:p>1889.300293</text:p>
          </table:table-cell>
          <table:table-cell office:value-type="float" office:value="1789.670166" calcext:value-type="float">
            <text:p>1789.670166</text:p>
          </table:table-cell>
          <table:table-cell office:value-type="float" office:value="1898.222168" calcext:value-type="float">
            <text:p>1898.222168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89.036011" calcext:value-type="float">
            <text:p>1789.036011</text:p>
          </table:table-cell>
          <table:table-cell office:value-type="float" office:value="1895.110718" calcext:value-type="float">
            <text:p>1895.110718</text:p>
          </table:table-cell>
          <table:table-cell office:value-type="float" office:value="1789.214233" calcext:value-type="float">
            <text:p>1789.214233</text:p>
          </table:table-cell>
          <table:table-cell office:value-type="float" office:value="1902.707031" calcext:value-type="float">
            <text:p>1902.707031</text:p>
          </table:table-cell>
          <table:table-cell table:number-columns-repeated="13"/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787.560059" calcext:value-type="float">
            <text:p>1787.560059</text:p>
          </table:table-cell>
          <table:table-cell office:value-type="float" office:value="1896.915161" calcext:value-type="float">
            <text:p>1896.915161</text:p>
          </table:table-cell>
          <table:table-cell office:value-type="float" office:value="1791.489258" calcext:value-type="float">
            <text:p>1791.489258</text:p>
          </table:table-cell>
          <table:table-cell office:value-type="float" office:value="1901.194824" calcext:value-type="float">
            <text:p>1901.194824</text:p>
          </table:table-cell>
          <table:table-cell table:number-columns-repeated="13"/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1787.961914" calcext:value-type="float">
            <text:p>1787.961914</text:p>
          </table:table-cell>
          <table:table-cell office:value-type="float" office:value="1893.078369" calcext:value-type="float">
            <text:p>1893.078369</text:p>
          </table:table-cell>
          <table:table-cell office:value-type="float" office:value="1792.443726" calcext:value-type="float">
            <text:p>1792.443726</text:p>
          </table:table-cell>
          <table:table-cell office:value-type="float" office:value="1901.562744" calcext:value-type="float">
            <text:p>1901.562744</text:p>
          </table:table-cell>
          <table:table-cell table:number-columns-repeated="13"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1789.993896" calcext:value-type="float">
            <text:p>1789.993896</text:p>
          </table:table-cell>
          <table:table-cell office:value-type="float" office:value="1897.849854" calcext:value-type="float">
            <text:p>1897.849854</text:p>
          </table:table-cell>
          <table:table-cell office:value-type="float" office:value="1791.872803" calcext:value-type="float">
            <text:p>1791.872803</text:p>
          </table:table-cell>
          <table:table-cell office:value-type="float" office:value="1901.306763" calcext:value-type="float">
            <text:p>1901.306763</text:p>
          </table:table-cell>
          <table:table-cell table:number-columns-repeated="13"/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787.817139" calcext:value-type="float">
            <text:p>1787.817139</text:p>
          </table:table-cell>
          <table:table-cell office:value-type="float" office:value="1898.877686" calcext:value-type="float">
            <text:p>1898.877686</text:p>
          </table:table-cell>
          <table:table-cell office:value-type="float" office:value="1789.338501" calcext:value-type="float">
            <text:p>1789.338501</text:p>
          </table:table-cell>
          <table:table-cell office:value-type="float" office:value="1905.213989" calcext:value-type="float">
            <text:p>1905.213989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88.686523" calcext:value-type="float">
            <text:p>1788.686523</text:p>
          </table:table-cell>
          <table:table-cell office:value-type="float" office:value="1895.149048" calcext:value-type="float">
            <text:p>1895.149048</text:p>
          </table:table-cell>
          <table:table-cell office:value-type="float" office:value="1789.360718" calcext:value-type="float">
            <text:p>1789.360718</text:p>
          </table:table-cell>
          <table:table-cell office:value-type="float" office:value="1902.894409" calcext:value-type="float">
            <text:p>1902.894409</text:p>
          </table:table-cell>
          <table:table-cell table:number-columns-repeated="13"/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787.005371" calcext:value-type="float">
            <text:p>1787.005371</text:p>
          </table:table-cell>
          <table:table-cell office:value-type="float" office:value="1897.960938" calcext:value-type="float">
            <text:p>1897.960938</text:p>
          </table:table-cell>
          <table:table-cell office:value-type="float" office:value="1796.020996" calcext:value-type="float">
            <text:p>1796.020996</text:p>
          </table:table-cell>
          <table:table-cell office:value-type="float" office:value="1902.517334" calcext:value-type="float">
            <text:p>1902.517334</text:p>
          </table:table-cell>
          <table:table-cell table:number-columns-repeated="13"/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1789.40686" calcext:value-type="float">
            <text:p>1789.40686</text:p>
          </table:table-cell>
          <table:table-cell office:value-type="float" office:value="1901.061523" calcext:value-type="float">
            <text:p>1901.061523</text:p>
          </table:table-cell>
          <table:table-cell office:value-type="float" office:value="1791.214355" calcext:value-type="float">
            <text:p>1791.214355</text:p>
          </table:table-cell>
          <table:table-cell office:value-type="float" office:value="1905.589355" calcext:value-type="float">
            <text:p>1905.589355</text:p>
          </table:table-cell>
          <table:table-cell table:number-columns-repeated="13"/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1789.51355" calcext:value-type="float">
            <text:p>1789.51355</text:p>
          </table:table-cell>
          <table:table-cell office:value-type="float" office:value="1895.600464" calcext:value-type="float">
            <text:p>1895.600464</text:p>
          </table:table-cell>
          <table:table-cell office:value-type="float" office:value="1792.63269" calcext:value-type="float">
            <text:p>1792.63269</text:p>
          </table:table-cell>
          <table:table-cell office:value-type="float" office:value="1901.3125" calcext:value-type="float">
            <text:p>1901.3125</text:p>
          </table:table-cell>
          <table:table-cell table:number-columns-repeated="13"/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789.710693" calcext:value-type="float">
            <text:p>1789.710693</text:p>
          </table:table-cell>
          <table:table-cell office:value-type="float" office:value="1899.818604" calcext:value-type="float">
            <text:p>1899.818604</text:p>
          </table:table-cell>
          <table:table-cell office:value-type="float" office:value="1792.547974" calcext:value-type="float">
            <text:p>1792.547974</text:p>
          </table:table-cell>
          <table:table-cell office:value-type="float" office:value="1902.963867" calcext:value-type="float">
            <text:p>1902.963867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93.999878" calcext:value-type="float">
            <text:p>1793.999878</text:p>
          </table:table-cell>
          <table:table-cell office:value-type="float" office:value="1898.459106" calcext:value-type="float">
            <text:p>1898.459106</text:p>
          </table:table-cell>
          <table:table-cell office:value-type="float" office:value="1792.033203" calcext:value-type="float">
            <text:p>1792.033203</text:p>
          </table:table-cell>
          <table:table-cell office:value-type="float" office:value="1906.360352" calcext:value-type="float">
            <text:p>1906.360352</text:p>
          </table:table-cell>
          <table:table-cell table:number-columns-repeated="13"/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792.152222" calcext:value-type="float">
            <text:p>1792.152222</text:p>
          </table:table-cell>
          <table:table-cell office:value-type="float" office:value="1899.338501" calcext:value-type="float">
            <text:p>1899.338501</text:p>
          </table:table-cell>
          <table:table-cell office:value-type="float" office:value="1795.269897" calcext:value-type="float">
            <text:p>1795.269897</text:p>
          </table:table-cell>
          <table:table-cell office:value-type="float" office:value="1910.118652" calcext:value-type="float">
            <text:p>1910.118652</text:p>
          </table:table-cell>
          <table:table-cell table:number-columns-repeated="13"/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1791.521362" calcext:value-type="float">
            <text:p>1791.521362</text:p>
          </table:table-cell>
          <table:table-cell office:value-type="float" office:value="1902.769165" calcext:value-type="float">
            <text:p>1902.769165</text:p>
          </table:table-cell>
          <table:table-cell office:value-type="float" office:value="1795.07959" calcext:value-type="float">
            <text:p>1795.07959</text:p>
          </table:table-cell>
          <table:table-cell office:value-type="float" office:value="1907.901123" calcext:value-type="float">
            <text:p>1907.901123</text:p>
          </table:table-cell>
          <table:table-cell table:number-columns-repeated="13"/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1794.663086" calcext:value-type="float">
            <text:p>1794.663086</text:p>
          </table:table-cell>
          <table:table-cell office:value-type="float" office:value="1899.705933" calcext:value-type="float">
            <text:p>1899.705933</text:p>
          </table:table-cell>
          <table:table-cell office:value-type="float" office:value="1796.330078" calcext:value-type="float">
            <text:p>1796.330078</text:p>
          </table:table-cell>
          <table:table-cell office:value-type="float" office:value="1907.657715" calcext:value-type="float">
            <text:p>1907.657715</text:p>
          </table:table-cell>
          <table:table-cell table:number-columns-repeated="13"/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792.361206" calcext:value-type="float">
            <text:p>1792.361206</text:p>
          </table:table-cell>
          <table:table-cell office:value-type="float" office:value="1904.407104" calcext:value-type="float">
            <text:p>1904.407104</text:p>
          </table:table-cell>
          <table:table-cell office:value-type="float" office:value="1794.837402" calcext:value-type="float">
            <text:p>1794.837402</text:p>
          </table:table-cell>
          <table:table-cell office:value-type="float" office:value="1911.957764" calcext:value-type="float">
            <text:p>1911.957764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93.747681" calcext:value-type="float">
            <text:p>1793.747681</text:p>
          </table:table-cell>
          <table:table-cell office:value-type="float" office:value="1902.495117" calcext:value-type="float">
            <text:p>1902.495117</text:p>
          </table:table-cell>
          <table:table-cell office:value-type="float" office:value="1797.189087" calcext:value-type="float">
            <text:p>1797.189087</text:p>
          </table:table-cell>
          <table:table-cell office:value-type="float" office:value="1907.85791" calcext:value-type="float">
            <text:p>1907.85791</text:p>
          </table:table-cell>
          <table:table-cell table:number-columns-repeated="13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793.784668" calcext:value-type="float">
            <text:p>1793.784668</text:p>
          </table:table-cell>
          <table:table-cell office:value-type="float" office:value="1906.18457" calcext:value-type="float">
            <text:p>1906.18457</text:p>
          </table:table-cell>
          <table:table-cell office:value-type="float" office:value="1795.796021" calcext:value-type="float">
            <text:p>1795.796021</text:p>
          </table:table-cell>
          <table:table-cell office:value-type="float" office:value="1909.49292" calcext:value-type="float">
            <text:p>1909.49292</text:p>
          </table:table-cell>
          <table:table-cell table:number-columns-repeated="13"/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1791.931763" calcext:value-type="float">
            <text:p>1791.931763</text:p>
          </table:table-cell>
          <table:table-cell office:value-type="float" office:value="1902.320068" calcext:value-type="float">
            <text:p>1902.320068</text:p>
          </table:table-cell>
          <table:table-cell office:value-type="float" office:value="1797.238892" calcext:value-type="float">
            <text:p>1797.238892</text:p>
          </table:table-cell>
          <table:table-cell office:value-type="float" office:value="1908.661987" calcext:value-type="float">
            <text:p>1908.661987</text:p>
          </table:table-cell>
          <table:table-cell table:number-columns-repeated="13"/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1795.765869" calcext:value-type="float">
            <text:p>1795.765869</text:p>
          </table:table-cell>
          <table:table-cell office:value-type="float" office:value="1902.732788" calcext:value-type="float">
            <text:p>1902.732788</text:p>
          </table:table-cell>
          <table:table-cell office:value-type="float" office:value="1797.074829" calcext:value-type="float">
            <text:p>1797.074829</text:p>
          </table:table-cell>
          <table:table-cell office:value-type="float" office:value="1910.182983" calcext:value-type="float">
            <text:p>1910.182983</text:p>
          </table:table-cell>
          <table:table-cell table:number-columns-repeated="13"/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795.426392" calcext:value-type="float">
            <text:p>1795.426392</text:p>
          </table:table-cell>
          <table:table-cell office:value-type="float" office:value="1901.53772" calcext:value-type="float">
            <text:p>1901.53772</text:p>
          </table:table-cell>
          <table:table-cell office:value-type="float" office:value="1796.636963" calcext:value-type="float">
            <text:p>1796.636963</text:p>
          </table:table-cell>
          <table:table-cell office:value-type="float" office:value="1909.161865" calcext:value-type="float">
            <text:p>1909.161865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96.58667" calcext:value-type="float">
            <text:p>1796.58667</text:p>
          </table:table-cell>
          <table:table-cell office:value-type="float" office:value="1902.839111" calcext:value-type="float">
            <text:p>1902.839111</text:p>
          </table:table-cell>
          <table:table-cell office:value-type="float" office:value="1797.836426" calcext:value-type="float">
            <text:p>1797.836426</text:p>
          </table:table-cell>
          <table:table-cell office:value-type="float" office:value="1910.397095" calcext:value-type="float">
            <text:p>1910.397095</text:p>
          </table:table-cell>
          <table:table-cell table:number-columns-repeated="13"/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794.238281" calcext:value-type="float">
            <text:p>1794.238281</text:p>
          </table:table-cell>
          <table:table-cell office:value-type="float" office:value="1904.088989" calcext:value-type="float">
            <text:p>1904.088989</text:p>
          </table:table-cell>
          <table:table-cell office:value-type="float" office:value="1797.988281" calcext:value-type="float">
            <text:p>1797.988281</text:p>
          </table:table-cell>
          <table:table-cell office:value-type="float" office:value="1909.931641" calcext:value-type="float">
            <text:p>1909.931641</text:p>
          </table:table-cell>
          <table:table-cell table:number-columns-repeated="13"/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1793.222778" calcext:value-type="float">
            <text:p>1793.222778</text:p>
          </table:table-cell>
          <table:table-cell office:value-type="float" office:value="1904.511963" calcext:value-type="float">
            <text:p>1904.511963</text:p>
          </table:table-cell>
          <table:table-cell office:value-type="float" office:value="1794.939209" calcext:value-type="float">
            <text:p>1794.939209</text:p>
          </table:table-cell>
          <table:table-cell office:value-type="float" office:value="1910.330566" calcext:value-type="float">
            <text:p>1910.330566</text:p>
          </table:table-cell>
          <table:table-cell table:number-columns-repeated="13"/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1798.267334" calcext:value-type="float">
            <text:p>1798.267334</text:p>
          </table:table-cell>
          <table:table-cell office:value-type="float" office:value="1902.330566" calcext:value-type="float">
            <text:p>1902.330566</text:p>
          </table:table-cell>
          <table:table-cell office:value-type="float" office:value="1800.05603" calcext:value-type="float">
            <text:p>1800.05603</text:p>
          </table:table-cell>
          <table:table-cell office:value-type="float" office:value="1905.581299" calcext:value-type="float">
            <text:p>1905.581299</text:p>
          </table:table-cell>
          <table:table-cell table:number-columns-repeated="13"/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792.215576" calcext:value-type="float">
            <text:p>1792.215576</text:p>
          </table:table-cell>
          <table:table-cell office:value-type="float" office:value="1904.156982" calcext:value-type="float">
            <text:p>1904.156982</text:p>
          </table:table-cell>
          <table:table-cell office:value-type="float" office:value="1797.196899" calcext:value-type="float">
            <text:p>1797.196899</text:p>
          </table:table-cell>
          <table:table-cell office:value-type="float" office:value="1909.567505" calcext:value-type="float">
            <text:p>1909.567505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97.92981" calcext:value-type="float">
            <text:p>1797.92981</text:p>
          </table:table-cell>
          <table:table-cell office:value-type="float" office:value="1902.690796" calcext:value-type="float">
            <text:p>1902.690796</text:p>
          </table:table-cell>
          <table:table-cell office:value-type="float" office:value="1797.366943" calcext:value-type="float">
            <text:p>1797.366943</text:p>
          </table:table-cell>
          <table:table-cell office:value-type="float" office:value="1908.246216" calcext:value-type="float">
            <text:p>1908.246216</text:p>
          </table:table-cell>
          <table:table-cell table:number-columns-repeated="13"/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791.573975" calcext:value-type="float">
            <text:p>1791.573975</text:p>
          </table:table-cell>
          <table:table-cell office:value-type="float" office:value="1855.29126" calcext:value-type="float">
            <text:p>1855.29126</text:p>
          </table:table-cell>
          <table:table-cell office:value-type="float" office:value="1788.462891" calcext:value-type="float">
            <text:p>1788.462891</text:p>
          </table:table-cell>
          <table:table-cell office:value-type="float" office:value="1863.454102" calcext:value-type="float">
            <text:p>1863.454102</text:p>
          </table:table-cell>
          <table:table-cell table:number-columns-repeated="13"/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1743.62793" calcext:value-type="float">
            <text:p>1743.62793</text:p>
          </table:table-cell>
          <table:table-cell office:value-type="float" office:value="1890.528564" calcext:value-type="float">
            <text:p>1890.528564</text:p>
          </table:table-cell>
          <table:table-cell office:value-type="float" office:value="1754.528687" calcext:value-type="float">
            <text:p>1754.528687</text:p>
          </table:table-cell>
          <table:table-cell office:value-type="float" office:value="1888.85791" calcext:value-type="float">
            <text:p>1888.85791</text:p>
          </table:table-cell>
          <table:table-cell table:number-columns-repeated="13"/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1711.430176" calcext:value-type="float">
            <text:p>1711.430176</text:p>
          </table:table-cell>
          <table:table-cell office:value-type="float" office:value="1861.081055" calcext:value-type="float">
            <text:p>1861.081055</text:p>
          </table:table-cell>
          <table:table-cell office:value-type="float" office:value="1711.622925" calcext:value-type="float">
            <text:p>1711.622925</text:p>
          </table:table-cell>
          <table:table-cell office:value-type="float" office:value="1853.088867" calcext:value-type="float">
            <text:p>1853.088867</text:p>
          </table:table-cell>
          <table:table-cell table:number-columns-repeated="13"/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721.470703" calcext:value-type="float">
            <text:p>1721.470703</text:p>
          </table:table-cell>
          <table:table-cell office:value-type="float" office:value="1805.423096" calcext:value-type="float">
            <text:p>1805.423096</text:p>
          </table:table-cell>
          <table:table-cell office:value-type="float" office:value="1721.310791" calcext:value-type="float">
            <text:p>1721.310791</text:p>
          </table:table-cell>
          <table:table-cell office:value-type="float" office:value="1810.745605" calcext:value-type="float">
            <text:p>1810.745605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93.874268" calcext:value-type="float">
            <text:p>1693.874268</text:p>
          </table:table-cell>
          <table:table-cell office:value-type="float" office:value="1819.105347" calcext:value-type="float">
            <text:p>1819.105347</text:p>
          </table:table-cell>
          <table:table-cell office:value-type="float" office:value="1702.14563" calcext:value-type="float">
            <text:p>1702.14563</text:p>
          </table:table-cell>
          <table:table-cell office:value-type="float" office:value="1816.159668" calcext:value-type="float">
            <text:p>1816.159668</text:p>
          </table:table-cell>
          <table:table-cell table:number-columns-repeated="13"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674.595459" calcext:value-type="float">
            <text:p>1674.595459</text:p>
          </table:table-cell>
          <table:table-cell office:value-type="float" office:value="1790.435303" calcext:value-type="float">
            <text:p>1790.435303</text:p>
          </table:table-cell>
          <table:table-cell office:value-type="float" office:value="1675.65332" calcext:value-type="float">
            <text:p>1675.65332</text:p>
          </table:table-cell>
          <table:table-cell office:value-type="float" office:value="1787.294434" calcext:value-type="float">
            <text:p>1787.294434</text:p>
          </table:table-cell>
          <table:table-cell table:number-columns-repeated="13"/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1672.761108" calcext:value-type="float">
            <text:p>1672.761108</text:p>
          </table:table-cell>
          <table:table-cell office:value-type="float" office:value="1757.423096" calcext:value-type="float">
            <text:p>1757.423096</text:p>
          </table:table-cell>
          <table:table-cell office:value-type="float" office:value="1675.15686" calcext:value-type="float">
            <text:p>1675.15686</text:p>
          </table:table-cell>
          <table:table-cell office:value-type="float" office:value="1760.87561" calcext:value-type="float">
            <text:p>1760.87561</text:p>
          </table:table-cell>
          <table:table-cell table:number-columns-repeated="13"/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1655.014771" calcext:value-type="float">
            <text:p>1655.014771</text:p>
          </table:table-cell>
          <table:table-cell office:value-type="float" office:value="1756.392822" calcext:value-type="float">
            <text:p>1756.392822</text:p>
          </table:table-cell>
          <table:table-cell office:value-type="float" office:value="1659.235474" calcext:value-type="float">
            <text:p>1659.235474</text:p>
          </table:table-cell>
          <table:table-cell office:value-type="float" office:value="1753.035034" calcext:value-type="float">
            <text:p>1753.035034</text:p>
          </table:table-cell>
          <table:table-cell table:number-columns-repeated="13"/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645.093262" calcext:value-type="float">
            <text:p>1645.093262</text:p>
          </table:table-cell>
          <table:table-cell office:value-type="float" office:value="1737.947021" calcext:value-type="float">
            <text:p>1737.947021</text:p>
          </table:table-cell>
          <table:table-cell office:value-type="float" office:value="1645.587646" calcext:value-type="float">
            <text:p>1645.587646</text:p>
          </table:table-cell>
          <table:table-cell office:value-type="float" office:value="1736.125732" calcext:value-type="float">
            <text:p>1736.125732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42.490112" calcext:value-type="float">
            <text:p>1642.490112</text:p>
          </table:table-cell>
          <table:table-cell office:value-type="float" office:value="1717.829712" calcext:value-type="float">
            <text:p>1717.829712</text:p>
          </table:table-cell>
          <table:table-cell office:value-type="float" office:value="1636.930908" calcext:value-type="float">
            <text:p>1636.930908</text:p>
          </table:table-cell>
          <table:table-cell office:value-type="float" office:value="1728.362183" calcext:value-type="float">
            <text:p>1728.362183</text:p>
          </table:table-cell>
          <table:table-cell table:number-columns-repeated="13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628.285034" calcext:value-type="float">
            <text:p>1628.285034</text:p>
          </table:table-cell>
          <table:table-cell office:value-type="float" office:value="1709.610596" calcext:value-type="float">
            <text:p>1709.610596</text:p>
          </table:table-cell>
          <table:table-cell office:value-type="float" office:value="1638.937866" calcext:value-type="float">
            <text:p>1638.937866</text:p>
          </table:table-cell>
          <table:table-cell office:value-type="float" office:value="1705.812622" calcext:value-type="float">
            <text:p>1705.812622</text:p>
          </table:table-cell>
          <table:table-cell table:number-columns-repeated="13"/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1631.024536" calcext:value-type="float">
            <text:p>1631.024536</text:p>
          </table:table-cell>
          <table:table-cell office:value-type="float" office:value="1698.057617" calcext:value-type="float">
            <text:p>1698.057617</text:p>
          </table:table-cell>
          <table:table-cell office:value-type="float" office:value="1630.652588" calcext:value-type="float">
            <text:p>1630.652588</text:p>
          </table:table-cell>
          <table:table-cell office:value-type="float" office:value="1694.971436" calcext:value-type="float">
            <text:p>1694.971436</text:p>
          </table:table-cell>
          <table:table-cell table:number-columns-repeated="13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1616.137939" calcext:value-type="float">
            <text:p>1616.137939</text:p>
          </table:table-cell>
          <table:table-cell office:value-type="float" office:value="1687.983765" calcext:value-type="float">
            <text:p>1687.983765</text:p>
          </table:table-cell>
          <table:table-cell office:value-type="float" office:value="1619.426147" calcext:value-type="float">
            <text:p>1619.426147</text:p>
          </table:table-cell>
          <table:table-cell office:value-type="float" office:value="1686.636963" calcext:value-type="float">
            <text:p>1686.636963</text:p>
          </table:table-cell>
          <table:table-cell table:number-columns-repeated="13"/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612.360962" calcext:value-type="float">
            <text:p>1612.360962</text:p>
          </table:table-cell>
          <table:table-cell office:value-type="float" office:value="1679.669312" calcext:value-type="float">
            <text:p>1679.669312</text:p>
          </table:table-cell>
          <table:table-cell office:value-type="float" office:value="1615.585815" calcext:value-type="float">
            <text:p>1615.585815</text:p>
          </table:table-cell>
          <table:table-cell office:value-type="float" office:value="1677.717896" calcext:value-type="float">
            <text:p>1677.717896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10.526855" calcext:value-type="float">
            <text:p>1610.526855</text:p>
          </table:table-cell>
          <table:table-cell office:value-type="float" office:value="1666.457031" calcext:value-type="float">
            <text:p>1666.457031</text:p>
          </table:table-cell>
          <table:table-cell office:value-type="float" office:value="1605.787109" calcext:value-type="float">
            <text:p>1605.787109</text:p>
          </table:table-cell>
          <table:table-cell office:value-type="float" office:value="1674.397339" calcext:value-type="float">
            <text:p>1674.397339</text:p>
          </table:table-cell>
          <table:table-cell table:number-columns-repeated="13"/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601.571289" calcext:value-type="float">
            <text:p>1601.571289</text:p>
          </table:table-cell>
          <table:table-cell office:value-type="float" office:value="1660.478394" calcext:value-type="float">
            <text:p>1660.478394</text:p>
          </table:table-cell>
          <table:table-cell office:value-type="float" office:value="1608.996094" calcext:value-type="float">
            <text:p>1608.996094</text:p>
          </table:table-cell>
          <table:table-cell office:value-type="float" office:value="1658.630371" calcext:value-type="float">
            <text:p>1658.630371</text:p>
          </table:table-cell>
          <table:table-cell table:number-columns-repeated="13"/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1599.896362" calcext:value-type="float">
            <text:p>1599.896362</text:p>
          </table:table-cell>
          <table:table-cell office:value-type="float" office:value="1654.630127" calcext:value-type="float">
            <text:p>1654.630127</text:p>
          </table:table-cell>
          <table:table-cell office:value-type="float" office:value="1600.318115" calcext:value-type="float">
            <text:p>1600.318115</text:p>
          </table:table-cell>
          <table:table-cell office:value-type="float" office:value="1651.631348" calcext:value-type="float">
            <text:p>1651.631348</text:p>
          </table:table-cell>
          <table:table-cell table:number-columns-repeated="13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597.189453" calcext:value-type="float">
            <text:p>1597.189453</text:p>
          </table:table-cell>
          <table:table-cell office:value-type="float" office:value="1648.924805" calcext:value-type="float">
            <text:p>1648.924805</text:p>
          </table:table-cell>
          <table:table-cell office:value-type="float" office:value="1596.044434" calcext:value-type="float">
            <text:p>1596.044434</text:p>
          </table:table-cell>
          <table:table-cell office:value-type="float" office:value="1648.888428" calcext:value-type="float">
            <text:p>1648.888428</text:p>
          </table:table-cell>
          <table:table-cell table:number-columns-repeated="13"/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593.590454" calcext:value-type="float">
            <text:p>1593.590454</text:p>
          </table:table-cell>
          <table:table-cell office:value-type="float" office:value="1641.844971" calcext:value-type="float">
            <text:p>1641.844971</text:p>
          </table:table-cell>
          <table:table-cell office:value-type="float" office:value="1590.872314" calcext:value-type="float">
            <text:p>1590.872314</text:p>
          </table:table-cell>
          <table:table-cell office:value-type="float" office:value="1643.569336" calcext:value-type="float">
            <text:p>1643.569336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89.622559" calcext:value-type="float">
            <text:p>1589.622559</text:p>
          </table:table-cell>
          <table:table-cell office:value-type="float" office:value="1634.78186" calcext:value-type="float">
            <text:p>1634.78186</text:p>
          </table:table-cell>
          <table:table-cell office:value-type="float" office:value="1589.676392" calcext:value-type="float">
            <text:p>1589.676392</text:p>
          </table:table-cell>
          <table:table-cell office:value-type="float" office:value="1635.119751" calcext:value-type="float">
            <text:p>1635.119751</text:p>
          </table:table-cell>
          <table:table-cell table:number-columns-repeated="13"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587.3396" calcext:value-type="float">
            <text:p>1587.3396</text:p>
          </table:table-cell>
          <table:table-cell office:value-type="float" office:value="1626.111816" calcext:value-type="float">
            <text:p>1626.111816</text:p>
          </table:table-cell>
          <table:table-cell office:value-type="float" office:value="1587.089844" calcext:value-type="float">
            <text:p>1587.089844</text:p>
          </table:table-cell>
          <table:table-cell office:value-type="float" office:value="1625.781372" calcext:value-type="float">
            <text:p>1625.781372</text:p>
          </table:table-cell>
          <table:table-cell table:number-columns-repeated="13"/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1582.06189" calcext:value-type="float">
            <text:p>1582.06189</text:p>
          </table:table-cell>
          <table:table-cell office:value-type="float" office:value="1623.358032" calcext:value-type="float">
            <text:p>1623.358032</text:p>
          </table:table-cell>
          <table:table-cell office:value-type="float" office:value="1586.203857" calcext:value-type="float">
            <text:p>1586.203857</text:p>
          </table:table-cell>
          <table:table-cell office:value-type="float" office:value="1622.681641" calcext:value-type="float">
            <text:p>1622.681641</text:p>
          </table:table-cell>
          <table:table-cell table:number-columns-repeated="13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1580.026367" calcext:value-type="float">
            <text:p>1580.026367</text:p>
          </table:table-cell>
          <table:table-cell office:value-type="float" office:value="1621.490723" calcext:value-type="float">
            <text:p>1621.490723</text:p>
          </table:table-cell>
          <table:table-cell office:value-type="float" office:value="1584.673584" calcext:value-type="float">
            <text:p>1584.673584</text:p>
          </table:table-cell>
          <table:table-cell office:value-type="float" office:value="1613.017212" calcext:value-type="float">
            <text:p>1613.017212</text:p>
          </table:table-cell>
          <table:table-cell table:number-columns-repeated="13"/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578.351196" calcext:value-type="float">
            <text:p>1578.351196</text:p>
          </table:table-cell>
          <table:table-cell office:value-type="float" office:value="1612.68457" calcext:value-type="float">
            <text:p>1612.68457</text:p>
          </table:table-cell>
          <table:table-cell office:value-type="float" office:value="1577.870972" calcext:value-type="float">
            <text:p>1577.870972</text:p>
          </table:table-cell>
          <table:table-cell office:value-type="float" office:value="1613.248657" calcext:value-type="float">
            <text:p>1613.248657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8.716675" calcext:value-type="float">
            <text:p>1578.716675</text:p>
          </table:table-cell>
          <table:table-cell office:value-type="float" office:value="1610.170898" calcext:value-type="float">
            <text:p>1610.170898</text:p>
          </table:table-cell>
          <table:table-cell office:value-type="float" office:value="1582.296143" calcext:value-type="float">
            <text:p>1582.296143</text:p>
          </table:table-cell>
          <table:table-cell office:value-type="float" office:value="1611.768311" calcext:value-type="float">
            <text:p>1611.768311</text:p>
          </table:table-cell>
          <table:table-cell table:number-columns-repeated="13"/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576.907837" calcext:value-type="float">
            <text:p>1576.907837</text:p>
          </table:table-cell>
          <table:table-cell office:value-type="float" office:value="1608.009277" calcext:value-type="float">
            <text:p>1608.009277</text:p>
          </table:table-cell>
          <table:table-cell office:value-type="float" office:value="1578.630005" calcext:value-type="float">
            <text:p>1578.630005</text:p>
          </table:table-cell>
          <table:table-cell office:value-type="float" office:value="1604.439575" calcext:value-type="float">
            <text:p>1604.439575</text:p>
          </table:table-cell>
          <table:table-cell table:number-columns-repeated="13"/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1577.652466" calcext:value-type="float">
            <text:p>1577.652466</text:p>
          </table:table-cell>
          <table:table-cell office:value-type="float" office:value="1600.17749" calcext:value-type="float">
            <text:p>1600.17749</text:p>
          </table:table-cell>
          <table:table-cell office:value-type="float" office:value="1580.786377" calcext:value-type="float">
            <text:p>1580.786377</text:p>
          </table:table-cell>
          <table:table-cell office:value-type="float" office:value="1602.764771" calcext:value-type="float">
            <text:p>1602.764771</text:p>
          </table:table-cell>
          <table:table-cell table:number-columns-repeated="1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1571.681519" calcext:value-type="float">
            <text:p>1571.681519</text:p>
          </table:table-cell>
          <table:table-cell office:value-type="float" office:value="1604.003662" calcext:value-type="float">
            <text:p>1604.003662</text:p>
          </table:table-cell>
          <table:table-cell office:value-type="float" office:value="1575.611328" calcext:value-type="float">
            <text:p>1575.611328</text:p>
          </table:table-cell>
          <table:table-cell office:value-type="float" office:value="1599.129272" calcext:value-type="float">
            <text:p>1599.129272</text:p>
          </table:table-cell>
          <table:table-cell table:number-columns-repeated="1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573.12207" calcext:value-type="float">
            <text:p>1573.12207</text:p>
          </table:table-cell>
          <table:table-cell office:value-type="float" office:value="1597.699219" calcext:value-type="float">
            <text:p>1597.699219</text:p>
          </table:table-cell>
          <table:table-cell office:value-type="float" office:value="1573.233643" calcext:value-type="float">
            <text:p>1573.233643</text:p>
          </table:table-cell>
          <table:table-cell office:value-type="float" office:value="1596.26062" calcext:value-type="float">
            <text:p>1596.26062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5.049683" calcext:value-type="float">
            <text:p>1575.049683</text:p>
          </table:table-cell>
          <table:table-cell office:value-type="float" office:value="1592.145752" calcext:value-type="float">
            <text:p>1592.145752</text:p>
          </table:table-cell>
          <table:table-cell office:value-type="float" office:value="1574.003784" calcext:value-type="float">
            <text:p>1574.003784</text:p>
          </table:table-cell>
          <table:table-cell office:value-type="float" office:value="1593.854736" calcext:value-type="float">
            <text:p>1593.854736</text:p>
          </table:table-cell>
          <table:table-cell table:number-columns-repeated="13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574.82666" calcext:value-type="float">
            <text:p>1574.82666</text:p>
          </table:table-cell>
          <table:table-cell office:value-type="float" office:value="1590.863525" calcext:value-type="float">
            <text:p>1590.863525</text:p>
          </table:table-cell>
          <table:table-cell office:value-type="float" office:value="1573.895996" calcext:value-type="float">
            <text:p>1573.895996</text:p>
          </table:table-cell>
          <table:table-cell office:value-type="float" office:value="1590.855103" calcext:value-type="float">
            <text:p>1590.855103</text:p>
          </table:table-cell>
          <table:table-cell table:number-columns-repeated="13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1577.522095" calcext:value-type="float">
            <text:p>1577.522095</text:p>
          </table:table-cell>
          <table:table-cell office:value-type="float" office:value="1597.9646" calcext:value-type="float">
            <text:p>1597.9646</text:p>
          </table:table-cell>
          <table:table-cell office:value-type="float" office:value="1562.681519" calcext:value-type="float">
            <text:p>1562.681519</text:p>
          </table:table-cell>
          <table:table-cell office:value-type="float" office:value="1581.086426" calcext:value-type="float">
            <text:p>1581.086426</text:p>
          </table:table-cell>
          <table:table-cell table:number-columns-repeated="13"/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1561.071655" calcext:value-type="float">
            <text:p>1561.071655</text:p>
          </table:table-cell>
          <table:table-cell office:value-type="float" office:value="1571.889038" calcext:value-type="float">
            <text:p>1571.889038</text:p>
          </table:table-cell>
          <table:table-cell office:value-type="float" office:value="1467.268677" calcext:value-type="float">
            <text:p>1467.268677</text:p>
          </table:table-cell>
          <table:table-cell office:value-type="float" office:value="1495.878174" calcext:value-type="float">
            <text:p>1495.878174</text:p>
          </table:table-cell>
          <table:table-cell table:number-columns-repeated="13"/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512.194214" calcext:value-type="float">
            <text:p>1512.194214</text:p>
          </table:table-cell>
          <table:table-cell office:value-type="float" office:value="1549.755127" calcext:value-type="float">
            <text:p>1549.755127</text:p>
          </table:table-cell>
          <table:table-cell office:value-type="float" office:value="1454.895264" calcext:value-type="float">
            <text:p>1454.895264</text:p>
          </table:table-cell>
          <table:table-cell office:value-type="float" office:value="1416.682617" calcext:value-type="float">
            <text:p>1416.682617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78.968628" calcext:value-type="float">
            <text:p>1578.968628</text:p>
          </table:table-cell>
          <table:table-cell office:value-type="float" office:value="1606.170654" calcext:value-type="float">
            <text:p>1606.170654</text:p>
          </table:table-cell>
          <table:table-cell office:value-type="float" office:value="1479.20166" calcext:value-type="float">
            <text:p>1479.20166</text:p>
          </table:table-cell>
          <table:table-cell office:value-type="float" office:value="1504.615356" calcext:value-type="float">
            <text:p>1504.615356</text:p>
          </table:table-cell>
          <table:table-cell table:number-columns-repeated="13"/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615.505737" calcext:value-type="float">
            <text:p>1615.505737</text:p>
          </table:table-cell>
          <table:table-cell office:value-type="float" office:value="1627.226807" calcext:value-type="float">
            <text:p>1627.226807</text:p>
          </table:table-cell>
          <table:table-cell office:value-type="float" office:value="1530.303589" calcext:value-type="float">
            <text:p>1530.303589</text:p>
          </table:table-cell>
          <table:table-cell office:value-type="float" office:value="1564.682373" calcext:value-type="float">
            <text:p>1564.682373</text:p>
          </table:table-cell>
          <table:table-cell table:number-columns-repeated="13"/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1573.73938" calcext:value-type="float">
            <text:p>1573.73938</text:p>
          </table:table-cell>
          <table:table-cell office:value-type="float" office:value="1586.151611" calcext:value-type="float">
            <text:p>1586.151611</text:p>
          </table:table-cell>
          <table:table-cell office:value-type="float" office:value="1572.545776" calcext:value-type="float">
            <text:p>1572.545776</text:p>
          </table:table-cell>
          <table:table-cell office:value-type="float" office:value="1589.586182" calcext:value-type="float">
            <text:p>1589.586182</text:p>
          </table:table-cell>
          <table:table-cell table:number-columns-repeated="13"/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1572.204834" calcext:value-type="float">
            <text:p>1572.204834</text:p>
          </table:table-cell>
          <table:table-cell office:value-type="float" office:value="1583.148438" calcext:value-type="float">
            <text:p>1583.148438</text:p>
          </table:table-cell>
          <table:table-cell office:value-type="float" office:value="1580.225952" calcext:value-type="float">
            <text:p>1580.225952</text:p>
          </table:table-cell>
          <table:table-cell office:value-type="float" office:value="1592.518311" calcext:value-type="float">
            <text:p>1592.518311</text:p>
          </table:table-cell>
          <table:table-cell table:number-columns-repeated="13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576.376953" calcext:value-type="float">
            <text:p>1576.376953</text:p>
          </table:table-cell>
          <table:table-cell office:value-type="float" office:value="1581.530762" calcext:value-type="float">
            <text:p>1581.530762</text:p>
          </table:table-cell>
          <table:table-cell office:value-type="float" office:value="1579.566772" calcext:value-type="float">
            <text:p>1579.566772</text:p>
          </table:table-cell>
          <table:table-cell office:value-type="float" office:value="1589.916626" calcext:value-type="float">
            <text:p>1589.916626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76.830688" calcext:value-type="float">
            <text:p>1576.830688</text:p>
          </table:table-cell>
          <table:table-cell office:value-type="float" office:value="1583.401855" calcext:value-type="float">
            <text:p>1583.401855</text:p>
          </table:table-cell>
          <table:table-cell office:value-type="float" office:value="1574.055542" calcext:value-type="float">
            <text:p>1574.055542</text:p>
          </table:table-cell>
          <table:table-cell office:value-type="float" office:value="1590.802368" calcext:value-type="float">
            <text:p>1590.802368</text:p>
          </table:table-cell>
          <table:table-cell table:number-columns-repeated="13"/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578.233032" calcext:value-type="float">
            <text:p>1578.233032</text:p>
          </table:table-cell>
          <table:table-cell office:value-type="float" office:value="1584.01355" calcext:value-type="float">
            <text:p>1584.01355</text:p>
          </table:table-cell>
          <table:table-cell office:value-type="float" office:value="1578.937866" calcext:value-type="float">
            <text:p>1578.937866</text:p>
          </table:table-cell>
          <table:table-cell office:value-type="float" office:value="1589.948242" calcext:value-type="float">
            <text:p>1589.948242</text:p>
          </table:table-cell>
          <table:table-cell table:number-columns-repeated="13"/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1579.441895" calcext:value-type="float">
            <text:p>1579.441895</text:p>
          </table:table-cell>
          <table:table-cell office:value-type="float" office:value="1586.576294" calcext:value-type="float">
            <text:p>1586.576294</text:p>
          </table:table-cell>
          <table:table-cell office:value-type="float" office:value="1577.491089" calcext:value-type="float">
            <text:p>1577.491089</text:p>
          </table:table-cell>
          <table:table-cell office:value-type="float" office:value="1592.532104" calcext:value-type="float">
            <text:p>1592.532104</text:p>
          </table:table-cell>
          <table:table-cell table:number-columns-repeated="13"/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1578.928955" calcext:value-type="float">
            <text:p>1578.928955</text:p>
          </table:table-cell>
          <table:table-cell office:value-type="float" office:value="1582.731812" calcext:value-type="float">
            <text:p>1582.731812</text:p>
          </table:table-cell>
          <table:table-cell office:value-type="float" office:value="1573.048828" calcext:value-type="float">
            <text:p>1573.048828</text:p>
          </table:table-cell>
          <table:table-cell office:value-type="float" office:value="1587.316406" calcext:value-type="float">
            <text:p>1587.316406</text:p>
          </table:table-cell>
          <table:table-cell table:number-columns-repeated="13"/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578.377563" calcext:value-type="float">
            <text:p>1578.377563</text:p>
          </table:table-cell>
          <table:table-cell office:value-type="float" office:value="1581.352539" calcext:value-type="float">
            <text:p>1581.352539</text:p>
          </table:table-cell>
          <table:table-cell office:value-type="float" office:value="1575.256348" calcext:value-type="float">
            <text:p>1575.256348</text:p>
          </table:table-cell>
          <table:table-cell office:value-type="float" office:value="1584.241455" calcext:value-type="float">
            <text:p>1584.241455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9.909668" calcext:value-type="float">
            <text:p>1579.909668</text:p>
          </table:table-cell>
          <table:table-cell office:value-type="float" office:value="1581.157715" calcext:value-type="float">
            <text:p>1581.157715</text:p>
          </table:table-cell>
          <table:table-cell office:value-type="float" office:value="1576.118774" calcext:value-type="float">
            <text:p>1576.118774</text:p>
          </table:table-cell>
          <table:table-cell office:value-type="float" office:value="1584.816162" calcext:value-type="float">
            <text:p>1584.816162</text:p>
          </table:table-cell>
          <table:table-cell table:number-columns-repeated="13"/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577.543213" calcext:value-type="float">
            <text:p>1577.543213</text:p>
          </table:table-cell>
          <table:table-cell office:value-type="float" office:value="1580.951538" calcext:value-type="float">
            <text:p>1580.951538</text:p>
          </table:table-cell>
          <table:table-cell office:value-type="float" office:value="1574.455322" calcext:value-type="float">
            <text:p>1574.455322</text:p>
          </table:table-cell>
          <table:table-cell office:value-type="float" office:value="1583.655518" calcext:value-type="float">
            <text:p>1583.655518</text:p>
          </table:table-cell>
          <table:table-cell table:number-columns-repeated="13"/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1573.926514" calcext:value-type="float">
            <text:p>1573.926514</text:p>
          </table:table-cell>
          <table:table-cell office:value-type="float" office:value="1586.924805" calcext:value-type="float">
            <text:p>1586.924805</text:p>
          </table:table-cell>
          <table:table-cell office:value-type="float" office:value="1569.461914" calcext:value-type="float">
            <text:p>1569.461914</text:p>
          </table:table-cell>
          <table:table-cell office:value-type="float" office:value="1596.734863" calcext:value-type="float">
            <text:p>1596.734863</text:p>
          </table:table-cell>
          <table:table-cell table:number-columns-repeated="13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1585.951782" calcext:value-type="float">
            <text:p>1585.951782</text:p>
          </table:table-cell>
          <table:table-cell office:value-type="float" office:value="1573.059326" calcext:value-type="float">
            <text:p>1573.059326</text:p>
          </table:table-cell>
          <table:table-cell office:value-type="float" office:value="1589.679443" calcext:value-type="float">
            <text:p>1589.679443</text:p>
          </table:table-cell>
          <table:table-cell office:value-type="float" office:value="1571.482422" calcext:value-type="float">
            <text:p>1571.482422</text:p>
          </table:table-cell>
          <table:table-cell table:number-columns-repeated="13"/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587.388184" calcext:value-type="float">
            <text:p>1587.388184</text:p>
          </table:table-cell>
          <table:table-cell office:value-type="float" office:value="1573.507935" calcext:value-type="float">
            <text:p>1573.507935</text:p>
          </table:table-cell>
          <table:table-cell office:value-type="float" office:value="1590.619629" calcext:value-type="float">
            <text:p>1590.619629</text:p>
          </table:table-cell>
          <table:table-cell office:value-type="float" office:value="1564.78064" calcext:value-type="float">
            <text:p>1564.78064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72.108643" calcext:value-type="float">
            <text:p>1572.108643</text:p>
          </table:table-cell>
          <table:table-cell office:value-type="float" office:value="1594.55603" calcext:value-type="float">
            <text:p>1594.55603</text:p>
          </table:table-cell>
          <table:table-cell office:value-type="float" office:value="1563.303345" calcext:value-type="float">
            <text:p>1563.303345</text:p>
          </table:table-cell>
          <table:table-cell office:value-type="float" office:value="1599.715332" calcext:value-type="float">
            <text:p>1599.715332</text:p>
          </table:table-cell>
          <table:table-cell table:number-columns-repeated="13"/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571.808105" calcext:value-type="float">
            <text:p>1571.808105</text:p>
          </table:table-cell>
          <table:table-cell office:value-type="float" office:value="1582.119629" calcext:value-type="float">
            <text:p>1582.119629</text:p>
          </table:table-cell>
          <table:table-cell office:value-type="float" office:value="1565.449951" calcext:value-type="float">
            <text:p>1565.449951</text:p>
          </table:table-cell>
          <table:table-cell office:value-type="float" office:value="1589.158691" calcext:value-type="float">
            <text:p>1589.158691</text:p>
          </table:table-cell>
          <table:table-cell table:number-columns-repeated="13"/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1574.661865" calcext:value-type="float">
            <text:p>1574.661865</text:p>
          </table:table-cell>
          <table:table-cell office:value-type="float" office:value="1578.95166" calcext:value-type="float">
            <text:p>1578.95166</text:p>
          </table:table-cell>
          <table:table-cell office:value-type="float" office:value="1572.228271" calcext:value-type="float">
            <text:p>1572.228271</text:p>
          </table:table-cell>
          <table:table-cell office:value-type="float" office:value="1582.835449" calcext:value-type="float">
            <text:p>1582.835449</text:p>
          </table:table-cell>
          <table:table-cell table:number-columns-repeated="13"/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1575.67688" calcext:value-type="float">
            <text:p>1575.67688</text:p>
          </table:table-cell>
          <table:table-cell office:value-type="float" office:value="1587.430542" calcext:value-type="float">
            <text:p>1587.430542</text:p>
          </table:table-cell>
          <table:table-cell office:value-type="float" office:value="1576.084839" calcext:value-type="float">
            <text:p>1576.084839</text:p>
          </table:table-cell>
          <table:table-cell office:value-type="float" office:value="1588.036011" calcext:value-type="float">
            <text:p>1588.036011</text:p>
          </table:table-cell>
          <table:table-cell table:number-columns-repeated="13"/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573.158203" calcext:value-type="float">
            <text:p>1573.158203</text:p>
          </table:table-cell>
          <table:table-cell office:value-type="float" office:value="1574.732666" calcext:value-type="float">
            <text:p>1574.732666</text:p>
          </table:table-cell>
          <table:table-cell office:value-type="float" office:value="1571.978516" calcext:value-type="float">
            <text:p>1571.978516</text:p>
          </table:table-cell>
          <table:table-cell office:value-type="float" office:value="1577.253052" calcext:value-type="float">
            <text:p>1577.253052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73.160889" calcext:value-type="float">
            <text:p>1573.160889</text:p>
          </table:table-cell>
          <table:table-cell office:value-type="float" office:value="1575.209717" calcext:value-type="float">
            <text:p>1575.209717</text:p>
          </table:table-cell>
          <table:table-cell office:value-type="float" office:value="1574.486572" calcext:value-type="float">
            <text:p>1574.486572</text:p>
          </table:table-cell>
          <table:table-cell office:value-type="float" office:value="1576.001831" calcext:value-type="float">
            <text:p>1576.001831</text:p>
          </table:table-cell>
          <table:table-cell table:number-columns-repeated="13"/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571.654663" calcext:value-type="float">
            <text:p>1571.654663</text:p>
          </table:table-cell>
          <table:table-cell office:value-type="float" office:value="1581.059204" calcext:value-type="float">
            <text:p>1581.059204</text:p>
          </table:table-cell>
          <table:table-cell office:value-type="float" office:value="1571.583252" calcext:value-type="float">
            <text:p>1571.583252</text:p>
          </table:table-cell>
          <table:table-cell office:value-type="float" office:value="1581.61377" calcext:value-type="float">
            <text:p>1581.61377</text:p>
          </table:table-cell>
          <table:table-cell table:number-columns-repeated="13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1572.50769" calcext:value-type="float">
            <text:p>1572.50769</text:p>
          </table:table-cell>
          <table:table-cell office:value-type="float" office:value="1579.292847" calcext:value-type="float">
            <text:p>1579.292847</text:p>
          </table:table-cell>
          <table:table-cell office:value-type="float" office:value="1574.565796" calcext:value-type="float">
            <text:p>1574.565796</text:p>
          </table:table-cell>
          <table:table-cell office:value-type="float" office:value="1576.287109" calcext:value-type="float">
            <text:p>1576.287109</text:p>
          </table:table-cell>
          <table:table-cell table:number-columns-repeated="13"/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1573.167847" calcext:value-type="float">
            <text:p>1573.167847</text:p>
          </table:table-cell>
          <table:table-cell office:value-type="float" office:value="1579.615234" calcext:value-type="float">
            <text:p>1579.615234</text:p>
          </table:table-cell>
          <table:table-cell office:value-type="float" office:value="1570.731689" calcext:value-type="float">
            <text:p>1570.731689</text:p>
          </table:table-cell>
          <table:table-cell office:value-type="float" office:value="1581.995239" calcext:value-type="float">
            <text:p>1581.995239</text:p>
          </table:table-cell>
          <table:table-cell table:number-columns-repeated="13"/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573.072754" calcext:value-type="float">
            <text:p>1573.072754</text:p>
          </table:table-cell>
          <table:table-cell office:value-type="float" office:value="1576.195557" calcext:value-type="float">
            <text:p>1576.195557</text:p>
          </table:table-cell>
          <table:table-cell office:value-type="float" office:value="1572.626709" calcext:value-type="float">
            <text:p>1572.626709</text:p>
          </table:table-cell>
          <table:table-cell office:value-type="float" office:value="1579.265869" calcext:value-type="float">
            <text:p>1579.265869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74.267822" calcext:value-type="float">
            <text:p>1574.267822</text:p>
          </table:table-cell>
          <table:table-cell office:value-type="float" office:value="1577.516602" calcext:value-type="float">
            <text:p>1577.516602</text:p>
          </table:table-cell>
          <table:table-cell office:value-type="float" office:value="1573.878174" calcext:value-type="float">
            <text:p>1573.878174</text:p>
          </table:table-cell>
          <table:table-cell office:value-type="float" office:value="1576.199585" calcext:value-type="float">
            <text:p>1576.199585</text:p>
          </table:table-cell>
          <table:table-cell table:number-columns-repeated="13"/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578.400757" calcext:value-type="float">
            <text:p>1578.400757</text:p>
          </table:table-cell>
          <table:table-cell office:value-type="float" office:value="1574.416504" calcext:value-type="float">
            <text:p>1574.416504</text:p>
          </table:table-cell>
          <table:table-cell office:value-type="float" office:value="1576.260742" calcext:value-type="float">
            <text:p>1576.260742</text:p>
          </table:table-cell>
          <table:table-cell office:value-type="float" office:value="1575.897827" calcext:value-type="float">
            <text:p>1575.897827</text:p>
          </table:table-cell>
          <table:table-cell table:number-columns-repeated="13"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1574.645142" calcext:value-type="float">
            <text:p>1574.645142</text:p>
          </table:table-cell>
          <table:table-cell office:value-type="float" office:value="1576.025635" calcext:value-type="float">
            <text:p>1576.025635</text:p>
          </table:table-cell>
          <table:table-cell office:value-type="float" office:value="1574.609375" calcext:value-type="float">
            <text:p>1574.609375</text:p>
          </table:table-cell>
          <table:table-cell office:value-type="float" office:value="1577.003418" calcext:value-type="float">
            <text:p>1577.003418</text:p>
          </table:table-cell>
          <table:table-cell table:number-columns-repeated="13"/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1574.675415" calcext:value-type="float">
            <text:p>1574.675415</text:p>
          </table:table-cell>
          <table:table-cell office:value-type="float" office:value="1572.644409" calcext:value-type="float">
            <text:p>1572.644409</text:p>
          </table:table-cell>
          <table:table-cell office:value-type="float" office:value="1577.743774" calcext:value-type="float">
            <text:p>1577.743774</text:p>
          </table:table-cell>
          <table:table-cell office:value-type="float" office:value="1575.639282" calcext:value-type="float">
            <text:p>1575.639282</text:p>
          </table:table-cell>
          <table:table-cell table:number-columns-repeated="13"/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576.427124" calcext:value-type="float">
            <text:p>1576.427124</text:p>
          </table:table-cell>
          <table:table-cell office:value-type="float" office:value="1577.250732" calcext:value-type="float">
            <text:p>1577.250732</text:p>
          </table:table-cell>
          <table:table-cell office:value-type="float" office:value="1573.553955" calcext:value-type="float">
            <text:p>1573.553955</text:p>
          </table:table-cell>
          <table:table-cell office:value-type="float" office:value="1577.032959" calcext:value-type="float">
            <text:p>1577.032959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79.275757" calcext:value-type="float">
            <text:p>1579.275757</text:p>
          </table:table-cell>
          <table:table-cell office:value-type="float" office:value="1573.238037" calcext:value-type="float">
            <text:p>1573.238037</text:p>
          </table:table-cell>
          <table:table-cell office:value-type="float" office:value="1577.948853" calcext:value-type="float">
            <text:p>1577.948853</text:p>
          </table:table-cell>
          <table:table-cell office:value-type="float" office:value="1574.762695" calcext:value-type="float">
            <text:p>1574.762695</text:p>
          </table:table-cell>
          <table:table-cell table:number-columns-repeated="13"/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576.781372" calcext:value-type="float">
            <text:p>1576.781372</text:p>
          </table:table-cell>
          <table:table-cell office:value-type="float" office:value="1576.585693" calcext:value-type="float">
            <text:p>1576.585693</text:p>
          </table:table-cell>
          <table:table-cell office:value-type="float" office:value="1575.375977" calcext:value-type="float">
            <text:p>1575.375977</text:p>
          </table:table-cell>
          <table:table-cell office:value-type="float" office:value="1575.490234" calcext:value-type="float">
            <text:p>1575.490234</text:p>
          </table:table-cell>
          <table:table-cell table:number-columns-repeated="13"/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1575.544556" calcext:value-type="float">
            <text:p>1575.544556</text:p>
          </table:table-cell>
          <table:table-cell office:value-type="float" office:value="1576.471191" calcext:value-type="float">
            <text:p>1576.471191</text:p>
          </table:table-cell>
          <table:table-cell office:value-type="float" office:value="1576.494141" calcext:value-type="float">
            <text:p>1576.494141</text:p>
          </table:table-cell>
          <table:table-cell office:value-type="float" office:value="1575.314941" calcext:value-type="float">
            <text:p>1575.314941</text:p>
          </table:table-cell>
          <table:table-cell table:number-columns-repeated="13"/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1575.828857" calcext:value-type="float">
            <text:p>1575.828857</text:p>
          </table:table-cell>
          <table:table-cell office:value-type="float" office:value="1576.471924" calcext:value-type="float">
            <text:p>1576.471924</text:p>
          </table:table-cell>
          <table:table-cell office:value-type="float" office:value="1573.80957" calcext:value-type="float">
            <text:p>1573.80957</text:p>
          </table:table-cell>
          <table:table-cell office:value-type="float" office:value="1575.375854" calcext:value-type="float">
            <text:p>1575.375854</text:p>
          </table:table-cell>
          <table:table-cell table:number-columns-repeated="13"/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576.683594" calcext:value-type="float">
            <text:p>1576.683594</text:p>
          </table:table-cell>
          <table:table-cell office:value-type="float" office:value="1576.380859" calcext:value-type="float">
            <text:p>1576.380859</text:p>
          </table:table-cell>
          <table:table-cell office:value-type="float" office:value="1580.032471" calcext:value-type="float">
            <text:p>1580.032471</text:p>
          </table:table-cell>
          <table:table-cell office:value-type="float" office:value="1574.438232" calcext:value-type="float">
            <text:p>1574.438232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74.888916" calcext:value-type="float">
            <text:p>1574.888916</text:p>
          </table:table-cell>
          <table:table-cell office:value-type="float" office:value="1574.52002" calcext:value-type="float">
            <text:p>1574.52002</text:p>
          </table:table-cell>
          <table:table-cell office:value-type="float" office:value="1574.637329" calcext:value-type="float">
            <text:p>1574.637329</text:p>
          </table:table-cell>
          <table:table-cell office:value-type="float" office:value="1574.713013" calcext:value-type="float">
            <text:p>1574.713013</text:p>
          </table:table-cell>
          <table:table-cell table:number-columns-repeated="13"/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575.217163" calcext:value-type="float">
            <text:p>1575.217163</text:p>
          </table:table-cell>
          <table:table-cell office:value-type="float" office:value="1576.752441" calcext:value-type="float">
            <text:p>1576.752441</text:p>
          </table:table-cell>
          <table:table-cell office:value-type="float" office:value="1573.410889" calcext:value-type="float">
            <text:p>1573.410889</text:p>
          </table:table-cell>
          <table:table-cell office:value-type="float" office:value="1575.660522" calcext:value-type="float">
            <text:p>1575.660522</text:p>
          </table:table-cell>
          <table:table-cell table:number-columns-repeated="13"/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1577.449585" calcext:value-type="float">
            <text:p>1577.449585</text:p>
          </table:table-cell>
          <table:table-cell office:value-type="float" office:value="1575.989746" calcext:value-type="float">
            <text:p>1575.989746</text:p>
          </table:table-cell>
          <table:table-cell office:value-type="float" office:value="1576.168091" calcext:value-type="float">
            <text:p>1576.168091</text:p>
          </table:table-cell>
          <table:table-cell office:value-type="float" office:value="1573.640991" calcext:value-type="float">
            <text:p>1573.640991</text:p>
          </table:table-cell>
          <table:table-cell table:number-columns-repeated="13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1573.24585" calcext:value-type="float">
            <text:p>1573.24585</text:p>
          </table:table-cell>
          <table:table-cell office:value-type="float" office:value="1576.603271" calcext:value-type="float">
            <text:p>1576.603271</text:p>
          </table:table-cell>
          <table:table-cell office:value-type="float" office:value="1576.436279" calcext:value-type="float">
            <text:p>1576.436279</text:p>
          </table:table-cell>
          <table:table-cell office:value-type="float" office:value="1575.961304" calcext:value-type="float">
            <text:p>1575.961304</text:p>
          </table:table-cell>
          <table:table-cell table:number-columns-repeated="13"/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578.141113" calcext:value-type="float">
            <text:p>1578.141113</text:p>
          </table:table-cell>
          <table:table-cell office:value-type="float" office:value="1575.862183" calcext:value-type="float">
            <text:p>1575.862183</text:p>
          </table:table-cell>
          <table:table-cell office:value-type="float" office:value="1580.59375" calcext:value-type="float">
            <text:p>1580.59375</text:p>
          </table:table-cell>
          <table:table-cell office:value-type="float" office:value="1574.667847" calcext:value-type="float">
            <text:p>1574.667847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77.607178" calcext:value-type="float">
            <text:p>1577.607178</text:p>
          </table:table-cell>
          <table:table-cell office:value-type="float" office:value="1575.257202" calcext:value-type="float">
            <text:p>1575.257202</text:p>
          </table:table-cell>
          <table:table-cell office:value-type="float" office:value="1575.404053" calcext:value-type="float">
            <text:p>1575.404053</text:p>
          </table:table-cell>
          <table:table-cell office:value-type="float" office:value="1577.161377" calcext:value-type="float">
            <text:p>1577.161377</text:p>
          </table:table-cell>
          <table:table-cell table:number-columns-repeated="13"/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576.419556" calcext:value-type="float">
            <text:p>1576.419556</text:p>
          </table:table-cell>
          <table:table-cell office:value-type="float" office:value="1577.60791" calcext:value-type="float">
            <text:p>1577.60791</text:p>
          </table:table-cell>
          <table:table-cell office:value-type="float" office:value="1577.598145" calcext:value-type="float">
            <text:p>1577.598145</text:p>
          </table:table-cell>
          <table:table-cell office:value-type="float" office:value="1575.725464" calcext:value-type="float">
            <text:p>1575.725464</text:p>
          </table:table-cell>
          <table:table-cell table:number-columns-repeated="13"/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1576.209351" calcext:value-type="float">
            <text:p>1576.209351</text:p>
          </table:table-cell>
          <table:table-cell office:value-type="float" office:value="1574.515503" calcext:value-type="float">
            <text:p>1574.515503</text:p>
          </table:table-cell>
          <table:table-cell office:value-type="float" office:value="1574.381348" calcext:value-type="float">
            <text:p>1574.381348</text:p>
          </table:table-cell>
          <table:table-cell office:value-type="float" office:value="1577.6604" calcext:value-type="float">
            <text:p>1577.6604</text:p>
          </table:table-cell>
          <table:table-cell table:number-columns-repeated="13"/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1576.693115" calcext:value-type="float">
            <text:p>1576.693115</text:p>
          </table:table-cell>
          <table:table-cell office:value-type="float" office:value="1573.840698" calcext:value-type="float">
            <text:p>1573.840698</text:p>
          </table:table-cell>
          <table:table-cell office:value-type="float" office:value="1578.417725" calcext:value-type="float">
            <text:p>1578.417725</text:p>
          </table:table-cell>
          <table:table-cell office:value-type="float" office:value="1573.097168" calcext:value-type="float">
            <text:p>1573.097168</text:p>
          </table:table-cell>
          <table:table-cell table:number-columns-repeated="13"/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577.954956" calcext:value-type="float">
            <text:p>1577.954956</text:p>
          </table:table-cell>
          <table:table-cell office:value-type="float" office:value="1574.214966" calcext:value-type="float">
            <text:p>1574.214966</text:p>
          </table:table-cell>
          <table:table-cell office:value-type="float" office:value="1575.897461" calcext:value-type="float">
            <text:p>1575.897461</text:p>
          </table:table-cell>
          <table:table-cell office:value-type="float" office:value="1576.575562" calcext:value-type="float">
            <text:p>1576.575562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76.986328" calcext:value-type="float">
            <text:p>1576.986328</text:p>
          </table:table-cell>
          <table:table-cell office:value-type="float" office:value="1573.700439" calcext:value-type="float">
            <text:p>1573.700439</text:p>
          </table:table-cell>
          <table:table-cell office:value-type="float" office:value="1575.52417" calcext:value-type="float">
            <text:p>1575.52417</text:p>
          </table:table-cell>
          <table:table-cell office:value-type="float" office:value="1577.105347" calcext:value-type="float">
            <text:p>1577.105347</text:p>
          </table:table-cell>
          <table:table-cell table:number-columns-repeated="13"/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575.223633" calcext:value-type="float">
            <text:p>1575.223633</text:p>
          </table:table-cell>
          <table:table-cell office:value-type="float" office:value="1574.093506" calcext:value-type="float">
            <text:p>1574.093506</text:p>
          </table:table-cell>
          <table:table-cell office:value-type="float" office:value="1576.380127" calcext:value-type="float">
            <text:p>1576.380127</text:p>
          </table:table-cell>
          <table:table-cell office:value-type="float" office:value="1573.843384" calcext:value-type="float">
            <text:p>1573.843384</text:p>
          </table:table-cell>
          <table:table-cell table:number-columns-repeated="13"/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1576.122192" calcext:value-type="float">
            <text:p>1576.122192</text:p>
          </table:table-cell>
          <table:table-cell office:value-type="float" office:value="1575.566406" calcext:value-type="float">
            <text:p>1575.566406</text:p>
          </table:table-cell>
          <table:table-cell office:value-type="float" office:value="1577.063843" calcext:value-type="float">
            <text:p>1577.063843</text:p>
          </table:table-cell>
          <table:table-cell office:value-type="float" office:value="1573.644531" calcext:value-type="float">
            <text:p>1573.644531</text:p>
          </table:table-cell>
          <table:table-cell table:number-columns-repeated="13"/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1576.440918" calcext:value-type="float">
            <text:p>1576.440918</text:p>
          </table:table-cell>
          <table:table-cell office:value-type="float" office:value="1575.633301" calcext:value-type="float">
            <text:p>1575.633301</text:p>
          </table:table-cell>
          <table:table-cell office:value-type="float" office:value="1576.356079" calcext:value-type="float">
            <text:p>1576.356079</text:p>
          </table:table-cell>
          <table:table-cell office:value-type="float" office:value="1577.062988" calcext:value-type="float">
            <text:p>1577.062988</text:p>
          </table:table-cell>
          <table:table-cell table:number-columns-repeated="13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578.545776" calcext:value-type="float">
            <text:p>1578.545776</text:p>
          </table:table-cell>
          <table:table-cell office:value-type="float" office:value="1579.406494" calcext:value-type="float">
            <text:p>1579.406494</text:p>
          </table:table-cell>
          <table:table-cell office:value-type="float" office:value="1578.540527" calcext:value-type="float">
            <text:p>1578.540527</text:p>
          </table:table-cell>
          <table:table-cell office:value-type="float" office:value="1576.449707" calcext:value-type="float">
            <text:p>1576.449707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75.03772" calcext:value-type="float">
            <text:p>1575.03772</text:p>
          </table:table-cell>
          <table:table-cell office:value-type="float" office:value="1577.550415" calcext:value-type="float">
            <text:p>1577.550415</text:p>
          </table:table-cell>
          <table:table-cell office:value-type="float" office:value="1575.270996" calcext:value-type="float">
            <text:p>1575.270996</text:p>
          </table:table-cell>
          <table:table-cell office:value-type="float" office:value="1577.519043" calcext:value-type="float">
            <text:p>1577.519043</text:p>
          </table:table-cell>
          <table:table-cell table:number-columns-repeated="13"/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574.393188" calcext:value-type="float">
            <text:p>1574.393188</text:p>
          </table:table-cell>
          <table:table-cell office:value-type="float" office:value="1579.624023" calcext:value-type="float">
            <text:p>1579.624023</text:p>
          </table:table-cell>
          <table:table-cell office:value-type="float" office:value="1575.02771" calcext:value-type="float">
            <text:p>1575.02771</text:p>
          </table:table-cell>
          <table:table-cell office:value-type="float" office:value="1577.804077" calcext:value-type="float">
            <text:p>1577.804077</text:p>
          </table:table-cell>
          <table:table-cell table:number-columns-repeated="13"/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1574.910034" calcext:value-type="float">
            <text:p>1574.910034</text:p>
          </table:table-cell>
          <table:table-cell office:value-type="float" office:value="1578.327637" calcext:value-type="float">
            <text:p>1578.327637</text:p>
          </table:table-cell>
          <table:table-cell office:value-type="float" office:value="1577.731323" calcext:value-type="float">
            <text:p>1577.731323</text:p>
          </table:table-cell>
          <table:table-cell office:value-type="float" office:value="1576.323975" calcext:value-type="float">
            <text:p>1576.323975</text:p>
          </table:table-cell>
          <table:table-cell table:number-columns-repeated="13"/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1572.497314" calcext:value-type="float">
            <text:p>1572.497314</text:p>
          </table:table-cell>
          <table:table-cell office:value-type="float" office:value="1573.078735" calcext:value-type="float">
            <text:p>1573.078735</text:p>
          </table:table-cell>
          <table:table-cell office:value-type="float" office:value="1577.545898" calcext:value-type="float">
            <text:p>1577.545898</text:p>
          </table:table-cell>
          <table:table-cell office:value-type="float" office:value="1573.007568" calcext:value-type="float">
            <text:p>1573.007568</text:p>
          </table:table-cell>
          <table:table-cell table:number-columns-repeated="13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576.529663" calcext:value-type="float">
            <text:p>1576.529663</text:p>
          </table:table-cell>
          <table:table-cell office:value-type="float" office:value="1574.307007" calcext:value-type="float">
            <text:p>1574.307007</text:p>
          </table:table-cell>
          <table:table-cell office:value-type="float" office:value="1575.153076" calcext:value-type="float">
            <text:p>1575.153076</text:p>
          </table:table-cell>
          <table:table-cell office:value-type="float" office:value="1574.744507" calcext:value-type="float">
            <text:p>1574.744507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77.322632" calcext:value-type="float">
            <text:p>1577.322632</text:p>
          </table:table-cell>
          <table:table-cell office:value-type="float" office:value="1577.604736" calcext:value-type="float">
            <text:p>1577.604736</text:p>
          </table:table-cell>
          <table:table-cell office:value-type="float" office:value="1579.712891" calcext:value-type="float">
            <text:p>1579.712891</text:p>
          </table:table-cell>
          <table:table-cell office:value-type="float" office:value="1574.272949" calcext:value-type="float">
            <text:p>1574.272949</text:p>
          </table:table-cell>
          <table:table-cell table:number-columns-repeated="13"/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574.132935" calcext:value-type="float">
            <text:p>1574.132935</text:p>
          </table:table-cell>
          <table:table-cell office:value-type="float" office:value="1576.630127" calcext:value-type="float">
            <text:p>1576.630127</text:p>
          </table:table-cell>
          <table:table-cell office:value-type="float" office:value="1574.603394" calcext:value-type="float">
            <text:p>1574.603394</text:p>
          </table:table-cell>
          <table:table-cell office:value-type="float" office:value="1575.302246" calcext:value-type="float">
            <text:p>1575.302246</text:p>
          </table:table-cell>
          <table:table-cell table:number-columns-repeated="13"/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1575.762817" calcext:value-type="float">
            <text:p>1575.762817</text:p>
          </table:table-cell>
          <table:table-cell office:value-type="float" office:value="1574.501465" calcext:value-type="float">
            <text:p>1574.501465</text:p>
          </table:table-cell>
          <table:table-cell office:value-type="float" office:value="1579.195557" calcext:value-type="float">
            <text:p>1579.195557</text:p>
          </table:table-cell>
          <table:table-cell office:value-type="float" office:value="1572.292969" calcext:value-type="float">
            <text:p>1572.292969</text:p>
          </table:table-cell>
          <table:table-cell table:number-columns-repeated="13"/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1571.465942" calcext:value-type="float">
            <text:p>1571.465942</text:p>
          </table:table-cell>
          <table:table-cell office:value-type="float" office:value="1577.337891" calcext:value-type="float">
            <text:p>1577.337891</text:p>
          </table:table-cell>
          <table:table-cell office:value-type="float" office:value="1574.437256" calcext:value-type="float">
            <text:p>1574.437256</text:p>
          </table:table-cell>
          <table:table-cell office:value-type="float" office:value="1574.697632" calcext:value-type="float">
            <text:p>1574.697632</text:p>
          </table:table-cell>
          <table:table-cell table:number-columns-repeated="13"/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575.440186" calcext:value-type="float">
            <text:p>1575.440186</text:p>
          </table:table-cell>
          <table:table-cell office:value-type="float" office:value="1576.274414" calcext:value-type="float">
            <text:p>1576.274414</text:p>
          </table:table-cell>
          <table:table-cell office:value-type="float" office:value="1576.227295" calcext:value-type="float">
            <text:p>1576.227295</text:p>
          </table:table-cell>
          <table:table-cell office:value-type="float" office:value="1575.776978" calcext:value-type="float">
            <text:p>1575.776978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74.308716" calcext:value-type="float">
            <text:p>1574.308716</text:p>
          </table:table-cell>
          <table:table-cell office:value-type="float" office:value="1577.863037" calcext:value-type="float">
            <text:p>1577.863037</text:p>
          </table:table-cell>
          <table:table-cell office:value-type="float" office:value="1576.411377" calcext:value-type="float">
            <text:p>1576.411377</text:p>
          </table:table-cell>
          <table:table-cell office:value-type="float" office:value="1575.22937" calcext:value-type="float">
            <text:p>1575.22937</text:p>
          </table:table-cell>
          <table:table-cell table:number-columns-repeated="13"/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573.913208" calcext:value-type="float">
            <text:p>1573.913208</text:p>
          </table:table-cell>
          <table:table-cell office:value-type="float" office:value="1577.478516" calcext:value-type="float">
            <text:p>1577.478516</text:p>
          </table:table-cell>
          <table:table-cell office:value-type="float" office:value="1576.338623" calcext:value-type="float">
            <text:p>1576.338623</text:p>
          </table:table-cell>
          <table:table-cell office:value-type="float" office:value="1576.343994" calcext:value-type="float">
            <text:p>1576.343994</text:p>
          </table:table-cell>
          <table:table-cell table:number-columns-repeated="1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1577.580688" calcext:value-type="float">
            <text:p>1577.580688</text:p>
          </table:table-cell>
          <table:table-cell office:value-type="float" office:value="1576.638062" calcext:value-type="float">
            <text:p>1576.638062</text:p>
          </table:table-cell>
          <table:table-cell office:value-type="float" office:value="1578.954346" calcext:value-type="float">
            <text:p>1578.954346</text:p>
          </table:table-cell>
          <table:table-cell office:value-type="float" office:value="1576.559448" calcext:value-type="float">
            <text:p>1576.559448</text:p>
          </table:table-cell>
          <table:table-cell table:number-columns-repeated="13"/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1574.849365" calcext:value-type="float">
            <text:p>1574.849365</text:p>
          </table:table-cell>
          <table:table-cell office:value-type="float" office:value="1576.834106" calcext:value-type="float">
            <text:p>1576.834106</text:p>
          </table:table-cell>
          <table:table-cell office:value-type="float" office:value="1574.592651" calcext:value-type="float">
            <text:p>1574.592651</text:p>
          </table:table-cell>
          <table:table-cell office:value-type="float" office:value="1575.647339" calcext:value-type="float">
            <text:p>1575.647339</text:p>
          </table:table-cell>
          <table:table-cell table:number-columns-repeated="13"/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574.707275" calcext:value-type="float">
            <text:p>1574.707275</text:p>
          </table:table-cell>
          <table:table-cell office:value-type="float" office:value="1576.049805" calcext:value-type="float">
            <text:p>1576.049805</text:p>
          </table:table-cell>
          <table:table-cell office:value-type="float" office:value="1577.700806" calcext:value-type="float">
            <text:p>1577.700806</text:p>
          </table:table-cell>
          <table:table-cell office:value-type="float" office:value="1572.328491" calcext:value-type="float">
            <text:p>1572.328491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76.432617" calcext:value-type="float">
            <text:p>1576.432617</text:p>
          </table:table-cell>
          <table:table-cell office:value-type="float" office:value="1579.25061" calcext:value-type="float">
            <text:p>1579.25061</text:p>
          </table:table-cell>
          <table:table-cell office:value-type="float" office:value="1579.019775" calcext:value-type="float">
            <text:p>1579.019775</text:p>
          </table:table-cell>
          <table:table-cell office:value-type="float" office:value="1576.950195" calcext:value-type="float">
            <text:p>1576.950195</text:p>
          </table:table-cell>
          <table:table-cell table:number-columns-repeated="13"/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1574.408813" calcext:value-type="float">
            <text:p>1574.408813</text:p>
          </table:table-cell>
          <table:table-cell office:value-type="float" office:value="1577.126343" calcext:value-type="float">
            <text:p>1577.126343</text:p>
          </table:table-cell>
          <table:table-cell office:value-type="float" office:value="1572.727173" calcext:value-type="float">
            <text:p>1572.727173</text:p>
          </table:table-cell>
          <table:table-cell office:value-type="float" office:value="1581.009277" calcext:value-type="float">
            <text:p>1581.009277</text:p>
          </table:table-cell>
          <table:table-cell table:number-columns-repeated="13"/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1575.943359" calcext:value-type="float">
            <text:p>1575.943359</text:p>
          </table:table-cell>
          <table:table-cell office:value-type="float" office:value="1575.21228" calcext:value-type="float">
            <text:p>1575.21228</text:p>
          </table:table-cell>
          <table:table-cell office:value-type="float" office:value="1579.273804" calcext:value-type="float">
            <text:p>1579.273804</text:p>
          </table:table-cell>
          <table:table-cell office:value-type="float" office:value="1574.168823" calcext:value-type="float">
            <text:p>1574.168823</text:p>
          </table:table-cell>
          <table:table-cell table:number-columns-repeated="13"/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1578.181641" calcext:value-type="float">
            <text:p>1578.181641</text:p>
          </table:table-cell>
          <table:table-cell office:value-type="float" office:value="1575.214844" calcext:value-type="float">
            <text:p>1575.214844</text:p>
          </table:table-cell>
          <table:table-cell office:value-type="float" office:value="1578.384399" calcext:value-type="float">
            <text:p>1578.384399</text:p>
          </table:table-cell>
          <table:table-cell office:value-type="float" office:value="1575.919312" calcext:value-type="float">
            <text:p>1575.919312</text:p>
          </table:table-cell>
          <table:table-cell table:number-columns-repeated="13"/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1576.266846" calcext:value-type="float">
            <text:p>1576.266846</text:p>
          </table:table-cell>
          <table:table-cell office:value-type="float" office:value="1575.713013" calcext:value-type="float">
            <text:p>1575.713013</text:p>
          </table:table-cell>
          <table:table-cell office:value-type="float" office:value="1577.932739" calcext:value-type="float">
            <text:p>1577.932739</text:p>
          </table:table-cell>
          <table:table-cell office:value-type="float" office:value="1574.365601" calcext:value-type="float">
            <text:p>1574.365601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78.848633" calcext:value-type="float">
            <text:p>1578.848633</text:p>
          </table:table-cell>
          <table:table-cell office:value-type="float" office:value="1576.449829" calcext:value-type="float">
            <text:p>1576.449829</text:p>
          </table:table-cell>
          <table:table-cell office:value-type="float" office:value="1578.984009" calcext:value-type="float">
            <text:p>1578.984009</text:p>
          </table:table-cell>
          <table:table-cell office:value-type="float" office:value="1578.10376" calcext:value-type="float">
            <text:p>1578.10376</text:p>
          </table:table-cell>
          <table:table-cell table:number-columns-repeated="13"/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1574.934937" calcext:value-type="float">
            <text:p>1574.934937</text:p>
          </table:table-cell>
          <table:table-cell office:value-type="float" office:value="1577.605713" calcext:value-type="float">
            <text:p>1577.605713</text:p>
          </table:table-cell>
          <table:table-cell office:value-type="float" office:value="1575.656128" calcext:value-type="float">
            <text:p>1575.656128</text:p>
          </table:table-cell>
          <table:table-cell office:value-type="float" office:value="1576.700317" calcext:value-type="float">
            <text:p>1576.700317</text:p>
          </table:table-cell>
          <table:table-cell table:number-columns-repeated="13"/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1576.113159" calcext:value-type="float">
            <text:p>1576.113159</text:p>
          </table:table-cell>
          <table:table-cell office:value-type="float" office:value="1580.173584" calcext:value-type="float">
            <text:p>1580.173584</text:p>
          </table:table-cell>
          <table:table-cell office:value-type="float" office:value="1577.624023" calcext:value-type="float">
            <text:p>1577.624023</text:p>
          </table:table-cell>
          <table:table-cell office:value-type="float" office:value="1577.263794" calcext:value-type="float">
            <text:p>1577.263794</text:p>
          </table:table-cell>
          <table:table-cell table:number-columns-repeated="13"/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1575.045166" calcext:value-type="float">
            <text:p>1575.045166</text:p>
          </table:table-cell>
          <table:table-cell office:value-type="float" office:value="1577.48938" calcext:value-type="float">
            <text:p>1577.48938</text:p>
          </table:table-cell>
          <table:table-cell office:value-type="float" office:value="1575.88269" calcext:value-type="float">
            <text:p>1575.88269</text:p>
          </table:table-cell>
          <table:table-cell office:value-type="float" office:value="1575.716797" calcext:value-type="float">
            <text:p>1575.716797</text:p>
          </table:table-cell>
          <table:table-cell table:number-columns-repeated="13"/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1574.512695" calcext:value-type="float">
            <text:p>1574.512695</text:p>
          </table:table-cell>
          <table:table-cell office:value-type="float" office:value="1578.269653" calcext:value-type="float">
            <text:p>1578.269653</text:p>
          </table:table-cell>
          <table:table-cell office:value-type="float" office:value="1580.862793" calcext:value-type="float">
            <text:p>1580.862793</text:p>
          </table:table-cell>
          <table:table-cell office:value-type="float" office:value="1576.343384" calcext:value-type="float">
            <text:p>1576.343384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77.90332" calcext:value-type="float">
            <text:p>1577.90332</text:p>
          </table:table-cell>
          <table:table-cell office:value-type="float" office:value="1579.306274" calcext:value-type="float">
            <text:p>1579.306274</text:p>
          </table:table-cell>
          <table:table-cell office:value-type="float" office:value="1578.726685" calcext:value-type="float">
            <text:p>1578.726685</text:p>
          </table:table-cell>
          <table:table-cell office:value-type="float" office:value="1578.628662" calcext:value-type="float">
            <text:p>1578.628662</text:p>
          </table:table-cell>
          <table:table-cell table:number-columns-repeated="13"/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1574.957642" calcext:value-type="float">
            <text:p>1574.957642</text:p>
          </table:table-cell>
          <table:table-cell office:value-type="float" office:value="1578.196533" calcext:value-type="float">
            <text:p>1578.196533</text:p>
          </table:table-cell>
          <table:table-cell office:value-type="float" office:value="1577.589722" calcext:value-type="float">
            <text:p>1577.589722</text:p>
          </table:table-cell>
          <table:table-cell office:value-type="float" office:value="1574.296509" calcext:value-type="float">
            <text:p>1574.296509</text:p>
          </table:table-cell>
          <table:table-cell table:number-columns-repeated="13"/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1574.471802" calcext:value-type="float">
            <text:p>1574.471802</text:p>
          </table:table-cell>
          <table:table-cell office:value-type="float" office:value="1579.750977" calcext:value-type="float">
            <text:p>1579.750977</text:p>
          </table:table-cell>
          <table:table-cell office:value-type="float" office:value="1576.325073" calcext:value-type="float">
            <text:p>1576.325073</text:p>
          </table:table-cell>
          <table:table-cell office:value-type="float" office:value="1577.697754" calcext:value-type="float">
            <text:p>1577.697754</text:p>
          </table:table-cell>
          <table:table-cell table:number-columns-repeated="13"/>
        </table:table-row>
        <table:table-row table:style-name="ro1">
          <table:table-cell office:value-type="float" office:value="346.6" calcext:value-type="float">
            <text:p>346.6</text:p>
          </table:table-cell>
          <table:table-cell office:value-type="float" office:value="1576.848389" calcext:value-type="float">
            <text:p>1576.848389</text:p>
          </table:table-cell>
          <table:table-cell office:value-type="float" office:value="1576.889282" calcext:value-type="float">
            <text:p>1576.889282</text:p>
          </table:table-cell>
          <table:table-cell office:value-type="float" office:value="1577.655273" calcext:value-type="float">
            <text:p>1577.655273</text:p>
          </table:table-cell>
          <table:table-cell office:value-type="float" office:value="1576.087891" calcext:value-type="float">
            <text:p>1576.087891</text:p>
          </table:table-cell>
          <table:table-cell table:number-columns-repeated="13"/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1575.334961" calcext:value-type="float">
            <text:p>1575.334961</text:p>
          </table:table-cell>
          <table:table-cell office:value-type="float" office:value="1577.934082" calcext:value-type="float">
            <text:p>1577.934082</text:p>
          </table:table-cell>
          <table:table-cell office:value-type="float" office:value="1575.539429" calcext:value-type="float">
            <text:p>1575.539429</text:p>
          </table:table-cell>
          <table:table-cell office:value-type="float" office:value="1578.006226" calcext:value-type="float">
            <text:p>1578.006226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75.363525" calcext:value-type="float">
            <text:p>1575.363525</text:p>
          </table:table-cell>
          <table:table-cell office:value-type="float" office:value="1576.842041" calcext:value-type="float">
            <text:p>1576.842041</text:p>
          </table:table-cell>
          <table:table-cell office:value-type="float" office:value="1576.716675" calcext:value-type="float">
            <text:p>1576.716675</text:p>
          </table:table-cell>
          <table:table-cell office:value-type="float" office:value="1577.91272" calcext:value-type="float">
            <text:p>1577.91272</text:p>
          </table:table-cell>
          <table:table-cell table:number-columns-repeated="13"/>
        </table:table-row>
        <table:table-row table:style-name="ro1">
          <table:table-cell office:value-type="float" office:value="347.2" calcext:value-type="float">
            <text:p>347.2</text:p>
          </table:table-cell>
          <table:table-cell office:value-type="float" office:value="1578.111816" calcext:value-type="float">
            <text:p>1578.111816</text:p>
          </table:table-cell>
          <table:table-cell office:value-type="float" office:value="1577.023804" calcext:value-type="float">
            <text:p>1577.023804</text:p>
          </table:table-cell>
          <table:table-cell office:value-type="float" office:value="1574.607666" calcext:value-type="float">
            <text:p>1574.607666</text:p>
          </table:table-cell>
          <table:table-cell office:value-type="float" office:value="1577.235352" calcext:value-type="float">
            <text:p>1577.235352</text:p>
          </table:table-cell>
          <table:table-cell table:number-columns-repeated="13"/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1575.671875" calcext:value-type="float">
            <text:p>1575.671875</text:p>
          </table:table-cell>
          <table:table-cell office:value-type="float" office:value="1578.694824" calcext:value-type="float">
            <text:p>1578.694824</text:p>
          </table:table-cell>
          <table:table-cell office:value-type="float" office:value="1576.435181" calcext:value-type="float">
            <text:p>1576.435181</text:p>
          </table:table-cell>
          <table:table-cell office:value-type="float" office:value="1578.935547" calcext:value-type="float">
            <text:p>1578.935547</text:p>
          </table:table-cell>
          <table:table-cell table:number-columns-repeated="13"/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float" office:value="1578.067017" calcext:value-type="float">
            <text:p>1578.067017</text:p>
          </table:table-cell>
          <table:table-cell office:value-type="float" office:value="1574.762451" calcext:value-type="float">
            <text:p>1574.762451</text:p>
          </table:table-cell>
          <table:table-cell office:value-type="float" office:value="1577.41272" calcext:value-type="float">
            <text:p>1577.41272</text:p>
          </table:table-cell>
          <table:table-cell office:value-type="float" office:value="1576.671875" calcext:value-type="float">
            <text:p>1576.671875</text:p>
          </table:table-cell>
          <table:table-cell table:number-columns-repeated="13"/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1574.640625" calcext:value-type="float">
            <text:p>1574.640625</text:p>
          </table:table-cell>
          <table:table-cell office:value-type="float" office:value="1576.244263" calcext:value-type="float">
            <text:p>1576.244263</text:p>
          </table:table-cell>
          <table:table-cell office:value-type="float" office:value="1577.447388" calcext:value-type="float">
            <text:p>1577.447388</text:p>
          </table:table-cell>
          <table:table-cell office:value-type="float" office:value="1575.759155" calcext:value-type="float">
            <text:p>1575.759155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76.766479" calcext:value-type="float">
            <text:p>1576.766479</text:p>
          </table:table-cell>
          <table:table-cell office:value-type="float" office:value="1576.742554" calcext:value-type="float">
            <text:p>1576.742554</text:p>
          </table:table-cell>
          <table:table-cell office:value-type="float" office:value="1579.94165" calcext:value-type="float">
            <text:p>1579.94165</text:p>
          </table:table-cell>
          <table:table-cell office:value-type="float" office:value="1575.579834" calcext:value-type="float">
            <text:p>1575.579834</text:p>
          </table:table-cell>
          <table:table-cell table:number-columns-repeated="13"/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1577.710571" calcext:value-type="float">
            <text:p>1577.710571</text:p>
          </table:table-cell>
          <table:table-cell office:value-type="float" office:value="1577.338745" calcext:value-type="float">
            <text:p>1577.338745</text:p>
          </table:table-cell>
          <table:table-cell office:value-type="float" office:value="1572.224854" calcext:value-type="float">
            <text:p>1572.224854</text:p>
          </table:table-cell>
          <table:table-cell office:value-type="float" office:value="1580.852539" calcext:value-type="float">
            <text:p>1580.852539</text:p>
          </table:table-cell>
          <table:table-cell table:number-columns-repeated="13"/>
        </table:table-row>
        <table:table-row table:style-name="ro1">
          <table:table-cell office:value-type="float" office:value="348.4" calcext:value-type="float">
            <text:p>348.4</text:p>
          </table:table-cell>
          <table:table-cell office:value-type="float" office:value="1576.341553" calcext:value-type="float">
            <text:p>1576.341553</text:p>
          </table:table-cell>
          <table:table-cell office:value-type="float" office:value="1575.12915" calcext:value-type="float">
            <text:p>1575.12915</text:p>
          </table:table-cell>
          <table:table-cell office:value-type="float" office:value="1576.817505" calcext:value-type="float">
            <text:p>1576.817505</text:p>
          </table:table-cell>
          <table:table-cell office:value-type="float" office:value="1576.51123" calcext:value-type="float">
            <text:p>1576.51123</text:p>
          </table:table-cell>
          <table:table-cell table:number-columns-repeated="13"/>
        </table:table-row>
        <table:table-row table:style-name="ro1">
          <table:table-cell office:value-type="float" office:value="348.6" calcext:value-type="float">
            <text:p>348.6</text:p>
          </table:table-cell>
          <table:table-cell office:value-type="float" office:value="1574.95874" calcext:value-type="float">
            <text:p>1574.95874</text:p>
          </table:table-cell>
          <table:table-cell office:value-type="float" office:value="1577.154297" calcext:value-type="float">
            <text:p>1577.154297</text:p>
          </table:table-cell>
          <table:table-cell office:value-type="float" office:value="1574.484985" calcext:value-type="float">
            <text:p>1574.484985</text:p>
          </table:table-cell>
          <table:table-cell office:value-type="float" office:value="1579.803101" calcext:value-type="float">
            <text:p>1579.803101</text:p>
          </table:table-cell>
          <table:table-cell table:number-columns-repeated="13"/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1576.214355" calcext:value-type="float">
            <text:p>1576.214355</text:p>
          </table:table-cell>
          <table:table-cell office:value-type="float" office:value="1578.325806" calcext:value-type="float">
            <text:p>1578.325806</text:p>
          </table:table-cell>
          <table:table-cell office:value-type="float" office:value="1577.634399" calcext:value-type="float">
            <text:p>1577.634399</text:p>
          </table:table-cell>
          <table:table-cell office:value-type="float" office:value="1579.098511" calcext:value-type="float">
            <text:p>1579.098511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88.541016" calcext:value-type="float">
            <text:p>1588.541016</text:p>
          </table:table-cell>
          <table:table-cell office:value-type="float" office:value="1588.261597" calcext:value-type="float">
            <text:p>1588.261597</text:p>
          </table:table-cell>
          <table:table-cell office:value-type="float" office:value="1589.087646" calcext:value-type="float">
            <text:p>1589.087646</text:p>
          </table:table-cell>
          <table:table-cell office:value-type="float" office:value="1587.522583" calcext:value-type="float">
            <text:p>1587.522583</text:p>
          </table:table-cell>
          <table:table-cell table:number-columns-repeated="13"/>
        </table:table-row>
        <table:table-row table:style-name="ro1">
          <table:table-cell office:value-type="float" office:value="349.2" calcext:value-type="float">
            <text:p>349.2</text:p>
          </table:table-cell>
          <table:table-cell office:value-type="float" office:value="1578.76123" calcext:value-type="float">
            <text:p>1578.76123</text:p>
          </table:table-cell>
          <table:table-cell office:value-type="float" office:value="1580.782104" calcext:value-type="float">
            <text:p>1580.782104</text:p>
          </table:table-cell>
          <table:table-cell office:value-type="float" office:value="1579.949829" calcext:value-type="float">
            <text:p>1579.949829</text:p>
          </table:table-cell>
          <table:table-cell office:value-type="float" office:value="1579.408813" calcext:value-type="float">
            <text:p>1579.408813</text:p>
          </table:table-cell>
          <table:table-cell table:number-columns-repeated="13"/>
        </table:table-row>
        <table:table-row table:style-name="ro1">
          <table:table-cell office:value-type="float" office:value="349.4" calcext:value-type="float">
            <text:p>349.4</text:p>
          </table:table-cell>
          <table:table-cell office:value-type="float" office:value="1580.043823" calcext:value-type="float">
            <text:p>1580.043823</text:p>
          </table:table-cell>
          <table:table-cell office:value-type="float" office:value="1583.381348" calcext:value-type="float">
            <text:p>1583.381348</text:p>
          </table:table-cell>
          <table:table-cell office:value-type="float" office:value="1580.436401" calcext:value-type="float">
            <text:p>1580.436401</text:p>
          </table:table-cell>
          <table:table-cell office:value-type="float" office:value="1579.768677" calcext:value-type="float">
            <text:p>1579.768677</text:p>
          </table:table-cell>
          <table:table-cell table:number-columns-repeated="13"/>
        </table:table-row>
        <table:table-row table:style-name="ro1">
          <table:table-cell office:value-type="float" office:value="349.6" calcext:value-type="float">
            <text:p>349.6</text:p>
          </table:table-cell>
          <table:table-cell office:value-type="float" office:value="1575.132812" calcext:value-type="float">
            <text:p>1575.132812</text:p>
          </table:table-cell>
          <table:table-cell office:value-type="float" office:value="1575.545776" calcext:value-type="float">
            <text:p>1575.545776</text:p>
          </table:table-cell>
          <table:table-cell office:value-type="float" office:value="1576.007812" calcext:value-type="float">
            <text:p>1576.007812</text:p>
          </table:table-cell>
          <table:table-cell office:value-type="float" office:value="1578.421021" calcext:value-type="float">
            <text:p>1578.421021</text:p>
          </table:table-cell>
          <table:table-cell table:number-columns-repeated="13"/>
        </table:table-row>
        <table:table-row table:style-name="ro1">
          <table:table-cell office:value-type="float" office:value="349.8" calcext:value-type="float">
            <text:p>349.8</text:p>
          </table:table-cell>
          <table:table-cell office:value-type="float" office:value="1577.328857" calcext:value-type="float">
            <text:p>1577.328857</text:p>
          </table:table-cell>
          <table:table-cell office:value-type="float" office:value="1576.764038" calcext:value-type="float">
            <text:p>1576.764038</text:p>
          </table:table-cell>
          <table:table-cell office:value-type="float" office:value="1578.051758" calcext:value-type="float">
            <text:p>1578.051758</text:p>
          </table:table-cell>
          <table:table-cell office:value-type="float" office:value="1578.213501" calcext:value-type="float">
            <text:p>1578.213501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76.620361" calcext:value-type="float">
            <text:p>1576.620361</text:p>
          </table:table-cell>
          <table:table-cell office:value-type="float" office:value="1579.041138" calcext:value-type="float">
            <text:p>1579.041138</text:p>
          </table:table-cell>
          <table:table-cell office:value-type="float" office:value="1578.68811" calcext:value-type="float">
            <text:p>1578.68811</text:p>
          </table:table-cell>
          <table:table-cell office:value-type="float" office:value="1575.183472" calcext:value-type="float">
            <text:p>1575.183472</text:p>
          </table:table-cell>
          <table:table-cell table:number-columns-repeated="13"/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1572.483521" calcext:value-type="float">
            <text:p>1572.483521</text:p>
          </table:table-cell>
          <table:table-cell office:value-type="float" office:value="1575.016968" calcext:value-type="float">
            <text:p>1575.016968</text:p>
          </table:table-cell>
          <table:table-cell office:value-type="float" office:value="1575.664551" calcext:value-type="float">
            <text:p>1575.664551</text:p>
          </table:table-cell>
          <table:table-cell office:value-type="float" office:value="1574.003662" calcext:value-type="float">
            <text:p>1574.003662</text:p>
          </table:table-cell>
          <table:table-cell table:number-columns-repeated="13"/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1572.161011" calcext:value-type="float">
            <text:p>1572.161011</text:p>
          </table:table-cell>
          <table:table-cell office:value-type="float" office:value="1576.233398" calcext:value-type="float">
            <text:p>1576.233398</text:p>
          </table:table-cell>
          <table:table-cell office:value-type="float" office:value="1574.173584" calcext:value-type="float">
            <text:p>1574.173584</text:p>
          </table:table-cell>
          <table:table-cell office:value-type="float" office:value="1575.963745" calcext:value-type="float">
            <text:p>1575.963745</text:p>
          </table:table-cell>
          <table:table-cell table:number-columns-repeated="13"/>
        </table:table-row>
        <table:table-row table:style-name="ro1">
          <table:table-cell office:value-type="float" office:value="350.6" calcext:value-type="float">
            <text:p>350.6</text:p>
          </table:table-cell>
          <table:table-cell office:value-type="float" office:value="1574.09314" calcext:value-type="float">
            <text:p>1574.09314</text:p>
          </table:table-cell>
          <table:table-cell office:value-type="float" office:value="1575.766846" calcext:value-type="float">
            <text:p>1575.766846</text:p>
          </table:table-cell>
          <table:table-cell office:value-type="float" office:value="1573.515137" calcext:value-type="float">
            <text:p>1573.515137</text:p>
          </table:table-cell>
          <table:table-cell office:value-type="float" office:value="1574.413818" calcext:value-type="float">
            <text:p>1574.413818</text:p>
          </table:table-cell>
          <table:table-cell table:number-columns-repeated="13"/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1574.866943" calcext:value-type="float">
            <text:p>1574.866943</text:p>
          </table:table-cell>
          <table:table-cell office:value-type="float" office:value="1577.568359" calcext:value-type="float">
            <text:p>1577.568359</text:p>
          </table:table-cell>
          <table:table-cell office:value-type="float" office:value="1576.953125" calcext:value-type="float">
            <text:p>1576.953125</text:p>
          </table:table-cell>
          <table:table-cell office:value-type="float" office:value="1574.516357" calcext:value-type="float">
            <text:p>1574.516357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76.909424" calcext:value-type="float">
            <text:p>1576.909424</text:p>
          </table:table-cell>
          <table:table-cell office:value-type="float" office:value="1576.49585" calcext:value-type="float">
            <text:p>1576.49585</text:p>
          </table:table-cell>
          <table:table-cell office:value-type="float" office:value="1574.501221" calcext:value-type="float">
            <text:p>1574.501221</text:p>
          </table:table-cell>
          <table:table-cell office:value-type="float" office:value="1577.271118" calcext:value-type="float">
            <text:p>1577.271118</text:p>
          </table:table-cell>
          <table:table-cell table:number-columns-repeated="13"/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1575.958984" calcext:value-type="float">
            <text:p>1575.958984</text:p>
          </table:table-cell>
          <table:table-cell office:value-type="float" office:value="1572.794434" calcext:value-type="float">
            <text:p>1572.794434</text:p>
          </table:table-cell>
          <table:table-cell office:value-type="float" office:value="1574.09668" calcext:value-type="float">
            <text:p>1574.09668</text:p>
          </table:table-cell>
          <table:table-cell office:value-type="float" office:value="1575.098633" calcext:value-type="float">
            <text:p>1575.098633</text:p>
          </table:table-cell>
          <table:table-cell table:number-columns-repeated="13"/>
        </table:table-row>
        <table:table-row table:style-name="ro1">
          <table:table-cell office:value-type="float" office:value="351.4" calcext:value-type="float">
            <text:p>351.4</text:p>
          </table:table-cell>
          <table:table-cell office:value-type="float" office:value="1611.740601" calcext:value-type="float">
            <text:p>1611.740601</text:p>
          </table:table-cell>
          <table:table-cell office:value-type="float" office:value="1610.92688" calcext:value-type="float">
            <text:p>1610.92688</text:p>
          </table:table-cell>
          <table:table-cell office:value-type="float" office:value="1613.235352" calcext:value-type="float">
            <text:p>1613.235352</text:p>
          </table:table-cell>
          <table:table-cell office:value-type="float" office:value="1609.578979" calcext:value-type="float">
            <text:p>1609.578979</text:p>
          </table:table-cell>
          <table:table-cell table:number-columns-repeated="13"/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1584.318726" calcext:value-type="float">
            <text:p>1584.318726</text:p>
          </table:table-cell>
          <table:table-cell office:value-type="float" office:value="1584.793213" calcext:value-type="float">
            <text:p>1584.793213</text:p>
          </table:table-cell>
          <table:table-cell office:value-type="float" office:value="1586.200806" calcext:value-type="float">
            <text:p>1586.200806</text:p>
          </table:table-cell>
          <table:table-cell office:value-type="float" office:value="1583.541748" calcext:value-type="float">
            <text:p>1583.541748</text:p>
          </table:table-cell>
          <table:table-cell table:number-columns-repeated="13"/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1566.039795" calcext:value-type="float">
            <text:p>1566.039795</text:p>
          </table:table-cell>
          <table:table-cell office:value-type="float" office:value="1572.059204" calcext:value-type="float">
            <text:p>1572.059204</text:p>
          </table:table-cell>
          <table:table-cell office:value-type="float" office:value="1570.469849" calcext:value-type="float">
            <text:p>1570.469849</text:p>
          </table:table-cell>
          <table:table-cell office:value-type="float" office:value="1572.344727" calcext:value-type="float">
            <text:p>1572.344727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69.390259" calcext:value-type="float">
            <text:p>1569.390259</text:p>
          </table:table-cell>
          <table:table-cell office:value-type="float" office:value="1568.286621" calcext:value-type="float">
            <text:p>1568.286621</text:p>
          </table:table-cell>
          <table:table-cell office:value-type="float" office:value="1570.784668" calcext:value-type="float">
            <text:p>1570.784668</text:p>
          </table:table-cell>
          <table:table-cell office:value-type="float" office:value="1564.341797" calcext:value-type="float">
            <text:p>1564.341797</text:p>
          </table:table-cell>
          <table:table-cell table:number-columns-repeated="13"/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1570.817993" calcext:value-type="float">
            <text:p>1570.817993</text:p>
          </table:table-cell>
          <table:table-cell office:value-type="float" office:value="1568.96936" calcext:value-type="float">
            <text:p>1568.96936</text:p>
          </table:table-cell>
          <table:table-cell office:value-type="float" office:value="1570.569092" calcext:value-type="float">
            <text:p>1570.569092</text:p>
          </table:table-cell>
          <table:table-cell office:value-type="float" office:value="1568.699097" calcext:value-type="float">
            <text:p>1568.699097</text:p>
          </table:table-cell>
          <table:table-cell table:number-columns-repeated="13"/>
        </table:table-row>
        <table:table-row table:style-name="ro1">
          <table:table-cell office:value-type="float" office:value="352.4" calcext:value-type="float">
            <text:p>352.4</text:p>
          </table:table-cell>
          <table:table-cell office:value-type="float" office:value="1567.943604" calcext:value-type="float">
            <text:p>1567.943604</text:p>
          </table:table-cell>
          <table:table-cell office:value-type="float" office:value="1570.299072" calcext:value-type="float">
            <text:p>1570.299072</text:p>
          </table:table-cell>
          <table:table-cell office:value-type="float" office:value="1569.200684" calcext:value-type="float">
            <text:p>1569.200684</text:p>
          </table:table-cell>
          <table:table-cell office:value-type="float" office:value="1570.047119" calcext:value-type="float">
            <text:p>1570.047119</text:p>
          </table:table-cell>
          <table:table-cell table:number-columns-repeated="13"/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1566.45752" calcext:value-type="float">
            <text:p>1566.45752</text:p>
          </table:table-cell>
          <table:table-cell office:value-type="float" office:value="1569.763184" calcext:value-type="float">
            <text:p>1569.763184</text:p>
          </table:table-cell>
          <table:table-cell office:value-type="float" office:value="1566.266235" calcext:value-type="float">
            <text:p>1566.266235</text:p>
          </table:table-cell>
          <table:table-cell office:value-type="float" office:value="1566.035767" calcext:value-type="float">
            <text:p>1566.035767</text:p>
          </table:table-cell>
          <table:table-cell table:number-columns-repeated="13"/>
        </table:table-row>
        <table:table-row table:style-name="ro1">
          <table:table-cell office:value-type="float" office:value="352.8" calcext:value-type="float">
            <text:p>352.8</text:p>
          </table:table-cell>
          <table:table-cell office:value-type="float" office:value="1570.154663" calcext:value-type="float">
            <text:p>1570.154663</text:p>
          </table:table-cell>
          <table:table-cell office:value-type="float" office:value="1571.939453" calcext:value-type="float">
            <text:p>1571.939453</text:p>
          </table:table-cell>
          <table:table-cell office:value-type="float" office:value="1566.641113" calcext:value-type="float">
            <text:p>1566.641113</text:p>
          </table:table-cell>
          <table:table-cell office:value-type="float" office:value="1572.81897" calcext:value-type="float">
            <text:p>1572.81897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73.776123" calcext:value-type="float">
            <text:p>1573.776123</text:p>
          </table:table-cell>
          <table:table-cell office:value-type="float" office:value="1570.387329" calcext:value-type="float">
            <text:p>1570.387329</text:p>
          </table:table-cell>
          <table:table-cell office:value-type="float" office:value="1571.304932" calcext:value-type="float">
            <text:p>1571.304932</text:p>
          </table:table-cell>
          <table:table-cell office:value-type="float" office:value="1574.656616" calcext:value-type="float">
            <text:p>1574.656616</text:p>
          </table:table-cell>
          <table:table-cell table:number-columns-repeated="13"/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1571.321289" calcext:value-type="float">
            <text:p>1571.321289</text:p>
          </table:table-cell>
          <table:table-cell office:value-type="float" office:value="1569.218628" calcext:value-type="float">
            <text:p>1569.218628</text:p>
          </table:table-cell>
          <table:table-cell office:value-type="float" office:value="1571.393188" calcext:value-type="float">
            <text:p>1571.393188</text:p>
          </table:table-cell>
          <table:table-cell office:value-type="float" office:value="1567.108032" calcext:value-type="float">
            <text:p>1567.108032</text:p>
          </table:table-cell>
          <table:table-cell table:number-columns-repeated="13"/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1571.075439" calcext:value-type="float">
            <text:p>1571.075439</text:p>
          </table:table-cell>
          <table:table-cell office:value-type="float" office:value="1573.486694" calcext:value-type="float">
            <text:p>1573.486694</text:p>
          </table:table-cell>
          <table:table-cell office:value-type="float" office:value="1571.103882" calcext:value-type="float">
            <text:p>1571.103882</text:p>
          </table:table-cell>
          <table:table-cell office:value-type="float" office:value="1573.539917" calcext:value-type="float">
            <text:p>1573.539917</text:p>
          </table:table-cell>
          <table:table-cell table:number-columns-repeated="13"/>
        </table:table-row>
        <table:table-row table:style-name="ro1">
          <table:table-cell office:value-type="float" office:value="353.6" calcext:value-type="float">
            <text:p>353.6</text:p>
          </table:table-cell>
          <table:table-cell office:value-type="float" office:value="1566.141968" calcext:value-type="float">
            <text:p>1566.141968</text:p>
          </table:table-cell>
          <table:table-cell office:value-type="float" office:value="1571.393677" calcext:value-type="float">
            <text:p>1571.393677</text:p>
          </table:table-cell>
          <table:table-cell office:value-type="float" office:value="1569.863281" calcext:value-type="float">
            <text:p>1569.863281</text:p>
          </table:table-cell>
          <table:table-cell office:value-type="float" office:value="1567.98584" calcext:value-type="float">
            <text:p>1567.98584</text:p>
          </table:table-cell>
          <table:table-cell table:number-columns-repeated="13"/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1570.208374" calcext:value-type="float">
            <text:p>1570.208374</text:p>
          </table:table-cell>
          <table:table-cell office:value-type="float" office:value="1566.118896" calcext:value-type="float">
            <text:p>1566.118896</text:p>
          </table:table-cell>
          <table:table-cell office:value-type="float" office:value="1568.733398" calcext:value-type="float">
            <text:p>1568.733398</text:p>
          </table:table-cell>
          <table:table-cell office:value-type="float" office:value="1570.119751" calcext:value-type="float">
            <text:p>1570.119751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68.899902" calcext:value-type="float">
            <text:p>1568.899902</text:p>
          </table:table-cell>
          <table:table-cell office:value-type="float" office:value="1565.627197" calcext:value-type="float">
            <text:p>1565.627197</text:p>
          </table:table-cell>
          <table:table-cell office:value-type="float" office:value="1567.039307" calcext:value-type="float">
            <text:p>1567.039307</text:p>
          </table:table-cell>
          <table:table-cell office:value-type="float" office:value="1568.055054" calcext:value-type="float">
            <text:p>1568.055054</text:p>
          </table:table-cell>
          <table:table-cell table:number-columns-repeated="13"/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1572.168823" calcext:value-type="float">
            <text:p>1572.168823</text:p>
          </table:table-cell>
          <table:table-cell office:value-type="float" office:value="1566.876953" calcext:value-type="float">
            <text:p>1566.876953</text:p>
          </table:table-cell>
          <table:table-cell office:value-type="float" office:value="1570.88855" calcext:value-type="float">
            <text:p>1570.88855</text:p>
          </table:table-cell>
          <table:table-cell office:value-type="float" office:value="1568.099487" calcext:value-type="float">
            <text:p>1568.099487</text:p>
          </table:table-cell>
          <table:table-cell table:number-columns-repeated="13"/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1564.822388" calcext:value-type="float">
            <text:p>1564.822388</text:p>
          </table:table-cell>
          <table:table-cell office:value-type="float" office:value="1565.721558" calcext:value-type="float">
            <text:p>1565.721558</text:p>
          </table:table-cell>
          <table:table-cell office:value-type="float" office:value="1566.819214" calcext:value-type="float">
            <text:p>1566.819214</text:p>
          </table:table-cell>
          <table:table-cell office:value-type="float" office:value="1566.091553" calcext:value-type="float">
            <text:p>1566.091553</text:p>
          </table:table-cell>
          <table:table-cell table:number-columns-repeated="13"/>
        </table:table-row>
        <table:table-row table:style-name="ro1">
          <table:table-cell office:value-type="float" office:value="354.6" calcext:value-type="float">
            <text:p>354.6</text:p>
          </table:table-cell>
          <table:table-cell office:value-type="float" office:value="1571.789551" calcext:value-type="float">
            <text:p>1571.789551</text:p>
          </table:table-cell>
          <table:table-cell office:value-type="float" office:value="1574.270996" calcext:value-type="float">
            <text:p>1574.270996</text:p>
          </table:table-cell>
          <table:table-cell office:value-type="float" office:value="1570.715332" calcext:value-type="float">
            <text:p>1570.715332</text:p>
          </table:table-cell>
          <table:table-cell office:value-type="float" office:value="1574.081665" calcext:value-type="float">
            <text:p>1574.081665</text:p>
          </table:table-cell>
          <table:table-cell table:number-columns-repeated="13"/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1569.943115" calcext:value-type="float">
            <text:p>1569.943115</text:p>
          </table:table-cell>
          <table:table-cell office:value-type="float" office:value="1572.168213" calcext:value-type="float">
            <text:p>1572.168213</text:p>
          </table:table-cell>
          <table:table-cell office:value-type="float" office:value="1572.740845" calcext:value-type="float">
            <text:p>1572.740845</text:p>
          </table:table-cell>
          <table:table-cell office:value-type="float" office:value="1572.760132" calcext:value-type="float">
            <text:p>1572.760132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70.178955" calcext:value-type="float">
            <text:p>1570.178955</text:p>
          </table:table-cell>
          <table:table-cell office:value-type="float" office:value="1568.950562" calcext:value-type="float">
            <text:p>1568.950562</text:p>
          </table:table-cell>
          <table:table-cell office:value-type="float" office:value="1567.984619" calcext:value-type="float">
            <text:p>1567.984619</text:p>
          </table:table-cell>
          <table:table-cell office:value-type="float" office:value="1572.231934" calcext:value-type="float">
            <text:p>1572.231934</text:p>
          </table:table-cell>
          <table:table-cell table:number-columns-repeated="13"/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1575.240356" calcext:value-type="float">
            <text:p>1575.240356</text:p>
          </table:table-cell>
          <table:table-cell office:value-type="float" office:value="1571.818115" calcext:value-type="float">
            <text:p>1571.818115</text:p>
          </table:table-cell>
          <table:table-cell office:value-type="float" office:value="1572.958008" calcext:value-type="float">
            <text:p>1572.958008</text:p>
          </table:table-cell>
          <table:table-cell office:value-type="float" office:value="1573.143921" calcext:value-type="float">
            <text:p>1573.143921</text:p>
          </table:table-cell>
          <table:table-cell table:number-columns-repeated="13"/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1568.376343" calcext:value-type="float">
            <text:p>1568.376343</text:p>
          </table:table-cell>
          <table:table-cell office:value-type="float" office:value="1567.513428" calcext:value-type="float">
            <text:p>1567.513428</text:p>
          </table:table-cell>
          <table:table-cell office:value-type="float" office:value="1572.656494" calcext:value-type="float">
            <text:p>1572.656494</text:p>
          </table:table-cell>
          <table:table-cell office:value-type="float" office:value="1565.584595" calcext:value-type="float">
            <text:p>1565.584595</text:p>
          </table:table-cell>
          <table:table-cell table:number-columns-repeated="13"/>
        </table:table-row>
        <table:table-row table:style-name="ro1">
          <table:table-cell office:value-type="float" office:value="355.6" calcext:value-type="float">
            <text:p>355.6</text:p>
          </table:table-cell>
          <table:table-cell office:value-type="float" office:value="1571.175781" calcext:value-type="float">
            <text:p>1571.175781</text:p>
          </table:table-cell>
          <table:table-cell office:value-type="float" office:value="1574.338867" calcext:value-type="float">
            <text:p>1574.338867</text:p>
          </table:table-cell>
          <table:table-cell office:value-type="float" office:value="1572.897827" calcext:value-type="float">
            <text:p>1572.897827</text:p>
          </table:table-cell>
          <table:table-cell office:value-type="float" office:value="1573.452393" calcext:value-type="float">
            <text:p>1573.452393</text:p>
          </table:table-cell>
          <table:table-cell table:number-columns-repeated="13"/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1569.997925" calcext:value-type="float">
            <text:p>1569.997925</text:p>
          </table:table-cell>
          <table:table-cell office:value-type="float" office:value="1570.97168" calcext:value-type="float">
            <text:p>1570.97168</text:p>
          </table:table-cell>
          <table:table-cell office:value-type="float" office:value="1571.4104" calcext:value-type="float">
            <text:p>1571.4104</text:p>
          </table:table-cell>
          <table:table-cell office:value-type="float" office:value="1569.458374" calcext:value-type="float">
            <text:p>1569.458374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74.848999" calcext:value-type="float">
            <text:p>1574.848999</text:p>
          </table:table-cell>
          <table:table-cell office:value-type="float" office:value="1573.619629" calcext:value-type="float">
            <text:p>1573.619629</text:p>
          </table:table-cell>
          <table:table-cell office:value-type="float" office:value="1574.133423" calcext:value-type="float">
            <text:p>1574.133423</text:p>
          </table:table-cell>
          <table:table-cell office:value-type="float" office:value="1574.07959" calcext:value-type="float">
            <text:p>1574.07959</text:p>
          </table:table-cell>
          <table:table-cell table:number-columns-repeated="13"/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1572.10791" calcext:value-type="float">
            <text:p>1572.10791</text:p>
          </table:table-cell>
          <table:table-cell office:value-type="float" office:value="1573.006836" calcext:value-type="float">
            <text:p>1573.006836</text:p>
          </table:table-cell>
          <table:table-cell office:value-type="float" office:value="1574.443481" calcext:value-type="float">
            <text:p>1574.443481</text:p>
          </table:table-cell>
          <table:table-cell office:value-type="float" office:value="1571.736816" calcext:value-type="float">
            <text:p>1571.736816</text:p>
          </table:table-cell>
          <table:table-cell table:number-columns-repeated="13"/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1570.012573" calcext:value-type="float">
            <text:p>1570.012573</text:p>
          </table:table-cell>
          <table:table-cell office:value-type="float" office:value="1571.187866" calcext:value-type="float">
            <text:p>1571.187866</text:p>
          </table:table-cell>
          <table:table-cell office:value-type="float" office:value="1569.097534" calcext:value-type="float">
            <text:p>1569.097534</text:p>
          </table:table-cell>
          <table:table-cell office:value-type="float" office:value="1570.290405" calcext:value-type="float">
            <text:p>1570.290405</text:p>
          </table:table-cell>
          <table:table-cell table:number-columns-repeated="13"/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1572.384766" calcext:value-type="float">
            <text:p>1572.384766</text:p>
          </table:table-cell>
          <table:table-cell office:value-type="float" office:value="1575.339233" calcext:value-type="float">
            <text:p>1575.339233</text:p>
          </table:table-cell>
          <table:table-cell office:value-type="float" office:value="1572.666626" calcext:value-type="float">
            <text:p>1572.666626</text:p>
          </table:table-cell>
          <table:table-cell office:value-type="float" office:value="1573.205688" calcext:value-type="float">
            <text:p>1573.205688</text:p>
          </table:table-cell>
          <table:table-cell table:number-columns-repeated="13"/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1571.214844" calcext:value-type="float">
            <text:p>1571.214844</text:p>
          </table:table-cell>
          <table:table-cell office:value-type="float" office:value="1571.628174" calcext:value-type="float">
            <text:p>1571.628174</text:p>
          </table:table-cell>
          <table:table-cell office:value-type="float" office:value="1571.199463" calcext:value-type="float">
            <text:p>1571.199463</text:p>
          </table:table-cell>
          <table:table-cell office:value-type="float" office:value="1570.316528" calcext:value-type="float">
            <text:p>1570.316528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72.779785" calcext:value-type="float">
            <text:p>1572.779785</text:p>
          </table:table-cell>
          <table:table-cell office:value-type="float" office:value="1570.888306" calcext:value-type="float">
            <text:p>1570.888306</text:p>
          </table:table-cell>
          <table:table-cell office:value-type="float" office:value="1576.118164" calcext:value-type="float">
            <text:p>1576.118164</text:p>
          </table:table-cell>
          <table:table-cell office:value-type="float" office:value="1569.178711" calcext:value-type="float">
            <text:p>1569.178711</text:p>
          </table:table-cell>
          <table:table-cell table:number-columns-repeated="13"/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1577.100586" calcext:value-type="float">
            <text:p>1577.100586</text:p>
          </table:table-cell>
          <table:table-cell office:value-type="float" office:value="1575.287476" calcext:value-type="float">
            <text:p>1575.287476</text:p>
          </table:table-cell>
          <table:table-cell office:value-type="float" office:value="1575.319824" calcext:value-type="float">
            <text:p>1575.319824</text:p>
          </table:table-cell>
          <table:table-cell office:value-type="float" office:value="1576.513794" calcext:value-type="float">
            <text:p>1576.513794</text:p>
          </table:table-cell>
          <table:table-cell table:number-columns-repeated="13"/>
        </table:table-row>
        <table:table-row table:style-name="ro1">
          <table:table-cell office:value-type="float" office:value="357.4" calcext:value-type="float">
            <text:p>357.4</text:p>
          </table:table-cell>
          <table:table-cell office:value-type="float" office:value="1576.040894" calcext:value-type="float">
            <text:p>1576.040894</text:p>
          </table:table-cell>
          <table:table-cell office:value-type="float" office:value="1576.555298" calcext:value-type="float">
            <text:p>1576.555298</text:p>
          </table:table-cell>
          <table:table-cell office:value-type="float" office:value="1576.320679" calcext:value-type="float">
            <text:p>1576.320679</text:p>
          </table:table-cell>
          <table:table-cell office:value-type="float" office:value="1577.255493" calcext:value-type="float">
            <text:p>1577.255493</text:p>
          </table:table-cell>
          <table:table-cell table:number-columns-repeated="13"/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float" office:value="1570.343872" calcext:value-type="float">
            <text:p>1570.343872</text:p>
          </table:table-cell>
          <table:table-cell office:value-type="float" office:value="1573.333374" calcext:value-type="float">
            <text:p>1573.333374</text:p>
          </table:table-cell>
          <table:table-cell office:value-type="float" office:value="1570.26123" calcext:value-type="float">
            <text:p>1570.26123</text:p>
          </table:table-cell>
          <table:table-cell office:value-type="float" office:value="1567.745239" calcext:value-type="float">
            <text:p>1567.745239</text:p>
          </table:table-cell>
          <table:table-cell table:number-columns-repeated="13"/>
        </table:table-row>
        <table:table-row table:style-name="ro1">
          <table:table-cell office:value-type="float" office:value="357.8" calcext:value-type="float">
            <text:p>357.8</text:p>
          </table:table-cell>
          <table:table-cell office:value-type="float" office:value="1571.756592" calcext:value-type="float">
            <text:p>1571.756592</text:p>
          </table:table-cell>
          <table:table-cell office:value-type="float" office:value="1572.563232" calcext:value-type="float">
            <text:p>1572.563232</text:p>
          </table:table-cell>
          <table:table-cell office:value-type="float" office:value="1573.002319" calcext:value-type="float">
            <text:p>1573.002319</text:p>
          </table:table-cell>
          <table:table-cell office:value-type="float" office:value="1572.88562" calcext:value-type="float">
            <text:p>1572.88562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71.024292" calcext:value-type="float">
            <text:p>1571.024292</text:p>
          </table:table-cell>
          <table:table-cell office:value-type="float" office:value="1571.8302" calcext:value-type="float">
            <text:p>1571.8302</text:p>
          </table:table-cell>
          <table:table-cell office:value-type="float" office:value="1570.548828" calcext:value-type="float">
            <text:p>1570.548828</text:p>
          </table:table-cell>
          <table:table-cell office:value-type="float" office:value="1567.10083" calcext:value-type="float">
            <text:p>1567.10083</text:p>
          </table:table-cell>
          <table:table-cell table:number-columns-repeated="13"/>
        </table:table-row>
        <table:table-row table:style-name="ro1">
          <table:table-cell office:value-type="float" office:value="358.2" calcext:value-type="float">
            <text:p>358.2</text:p>
          </table:table-cell>
          <table:table-cell office:value-type="float" office:value="1567.474976" calcext:value-type="float">
            <text:p>1567.474976</text:p>
          </table:table-cell>
          <table:table-cell office:value-type="float" office:value="1570.434204" calcext:value-type="float">
            <text:p>1570.434204</text:p>
          </table:table-cell>
          <table:table-cell office:value-type="float" office:value="1571.730347" calcext:value-type="float">
            <text:p>1571.730347</text:p>
          </table:table-cell>
          <table:table-cell office:value-type="float" office:value="1569.778564" calcext:value-type="float">
            <text:p>1569.778564</text:p>
          </table:table-cell>
          <table:table-cell table:number-columns-repeated="13"/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1571.489014" calcext:value-type="float">
            <text:p>1571.489014</text:p>
          </table:table-cell>
          <table:table-cell office:value-type="float" office:value="1576.945679" calcext:value-type="float">
            <text:p>1576.945679</text:p>
          </table:table-cell>
          <table:table-cell office:value-type="float" office:value="1570.063721" calcext:value-type="float">
            <text:p>1570.063721</text:p>
          </table:table-cell>
          <table:table-cell office:value-type="float" office:value="1574.684448" calcext:value-type="float">
            <text:p>1574.684448</text:p>
          </table:table-cell>
          <table:table-cell table:number-columns-repeated="13"/>
        </table:table-row>
        <table:table-row table:style-name="ro1">
          <table:table-cell office:value-type="float" office:value="358.6" calcext:value-type="float">
            <text:p>358.6</text:p>
          </table:table-cell>
          <table:table-cell office:value-type="float" office:value="1569.500732" calcext:value-type="float">
            <text:p>1569.500732</text:p>
          </table:table-cell>
          <table:table-cell office:value-type="float" office:value="1573.681885" calcext:value-type="float">
            <text:p>1573.681885</text:p>
          </table:table-cell>
          <table:table-cell office:value-type="float" office:value="1571.791992" calcext:value-type="float">
            <text:p>1571.791992</text:p>
          </table:table-cell>
          <table:table-cell office:value-type="float" office:value="1570.426147" calcext:value-type="float">
            <text:p>1570.426147</text:p>
          </table:table-cell>
          <table:table-cell table:number-columns-repeated="13"/>
        </table:table-row>
        <table:table-row table:style-name="ro1">
          <table:table-cell office:value-type="float" office:value="358.8" calcext:value-type="float">
            <text:p>358.8</text:p>
          </table:table-cell>
          <table:table-cell office:value-type="float" office:value="1575.943481" calcext:value-type="float">
            <text:p>1575.943481</text:p>
          </table:table-cell>
          <table:table-cell office:value-type="float" office:value="1572.891113" calcext:value-type="float">
            <text:p>1572.891113</text:p>
          </table:table-cell>
          <table:table-cell office:value-type="float" office:value="1574.813721" calcext:value-type="float">
            <text:p>1574.813721</text:p>
          </table:table-cell>
          <table:table-cell office:value-type="float" office:value="1573.954346" calcext:value-type="float">
            <text:p>1573.954346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79.820435" calcext:value-type="float">
            <text:p>1579.820435</text:p>
          </table:table-cell>
          <table:table-cell office:value-type="float" office:value="1571.493408" calcext:value-type="float">
            <text:p>1571.493408</text:p>
          </table:table-cell>
          <table:table-cell office:value-type="float" office:value="1575.646973" calcext:value-type="float">
            <text:p>1575.646973</text:p>
          </table:table-cell>
          <table:table-cell office:value-type="float" office:value="1572.901245" calcext:value-type="float">
            <text:p>1572.901245</text:p>
          </table:table-cell>
          <table:table-cell table:number-columns-repeated="13"/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1573.872192" calcext:value-type="float">
            <text:p>1573.872192</text:p>
          </table:table-cell>
          <table:table-cell office:value-type="float" office:value="1574.261353" calcext:value-type="float">
            <text:p>1574.261353</text:p>
          </table:table-cell>
          <table:table-cell office:value-type="float" office:value="1576.279419" calcext:value-type="float">
            <text:p>1576.279419</text:p>
          </table:table-cell>
          <table:table-cell office:value-type="float" office:value="1570.811035" calcext:value-type="float">
            <text:p>1570.811035</text:p>
          </table:table-cell>
          <table:table-cell table:number-columns-repeated="13"/>
        </table:table-row>
        <table:table-row table:style-name="ro1">
          <table:table-cell office:value-type="float" office:value="359.4" calcext:value-type="float">
            <text:p>359.4</text:p>
          </table:table-cell>
          <table:table-cell office:value-type="float" office:value="1576.274536" calcext:value-type="float">
            <text:p>1576.274536</text:p>
          </table:table-cell>
          <table:table-cell office:value-type="float" office:value="1576.314453" calcext:value-type="float">
            <text:p>1576.314453</text:p>
          </table:table-cell>
          <table:table-cell office:value-type="float" office:value="1574.706787" calcext:value-type="float">
            <text:p>1574.706787</text:p>
          </table:table-cell>
          <table:table-cell office:value-type="float" office:value="1574.883911" calcext:value-type="float">
            <text:p>1574.883911</text:p>
          </table:table-cell>
          <table:table-cell table:number-columns-repeated="13"/>
        </table:table-row>
        <table:table-row table:style-name="ro1">
          <table:table-cell office:value-type="float" office:value="359.6" calcext:value-type="float">
            <text:p>359.6</text:p>
          </table:table-cell>
          <table:table-cell office:value-type="float" office:value="1569.100952" calcext:value-type="float">
            <text:p>1569.100952</text:p>
          </table:table-cell>
          <table:table-cell office:value-type="float" office:value="1573.340454" calcext:value-type="float">
            <text:p>1573.340454</text:p>
          </table:table-cell>
          <table:table-cell office:value-type="float" office:value="1571.862915" calcext:value-type="float">
            <text:p>1571.862915</text:p>
          </table:table-cell>
          <table:table-cell office:value-type="float" office:value="1568.276367" calcext:value-type="float">
            <text:p>1568.276367</text:p>
          </table:table-cell>
          <table:table-cell table:number-columns-repeated="13"/>
        </table:table-row>
        <table:table-row table:style-name="ro1">
          <table:table-cell office:value-type="float" office:value="359.8" calcext:value-type="float">
            <text:p>359.8</text:p>
          </table:table-cell>
          <table:table-cell office:value-type="float" office:value="1574.327881" calcext:value-type="float">
            <text:p>1574.327881</text:p>
          </table:table-cell>
          <table:table-cell office:value-type="float" office:value="1577.168457" calcext:value-type="float">
            <text:p>1577.168457</text:p>
          </table:table-cell>
          <table:table-cell office:value-type="float" office:value="1574.341064" calcext:value-type="float">
            <text:p>1574.341064</text:p>
          </table:table-cell>
          <table:table-cell office:value-type="float" office:value="1574.434692" calcext:value-type="float">
            <text:p>1574.434692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75.164185" calcext:value-type="float">
            <text:p>1575.164185</text:p>
          </table:table-cell>
          <table:table-cell office:value-type="float" office:value="1571.360718" calcext:value-type="float">
            <text:p>1571.360718</text:p>
          </table:table-cell>
          <table:table-cell office:value-type="float" office:value="1576.136108" calcext:value-type="float">
            <text:p>1576.136108</text:p>
          </table:table-cell>
          <table:table-cell office:value-type="float" office:value="1572.156494" calcext:value-type="float">
            <text:p>1572.156494</text:p>
          </table:table-cell>
          <table:table-cell table:number-columns-repeated="13"/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1572.77356" calcext:value-type="float">
            <text:p>1572.77356</text:p>
          </table:table-cell>
          <table:table-cell office:value-type="float" office:value="1576.651367" calcext:value-type="float">
            <text:p>1576.651367</text:p>
          </table:table-cell>
          <table:table-cell office:value-type="float" office:value="1573.63269" calcext:value-type="float">
            <text:p>1573.63269</text:p>
          </table:table-cell>
          <table:table-cell office:value-type="float" office:value="1574.44104" calcext:value-type="float">
            <text:p>1574.44104</text:p>
          </table:table-cell>
          <table:table-cell table:number-columns-repeated="13"/>
        </table:table-row>
        <table:table-row table:style-name="ro1">
          <table:table-cell office:value-type="float" office:value="360.4" calcext:value-type="float">
            <text:p>360.4</text:p>
          </table:table-cell>
          <table:table-cell office:value-type="float" office:value="1570.291382" calcext:value-type="float">
            <text:p>1570.291382</text:p>
          </table:table-cell>
          <table:table-cell office:value-type="float" office:value="1568.391846" calcext:value-type="float">
            <text:p>1568.391846</text:p>
          </table:table-cell>
          <table:table-cell office:value-type="float" office:value="1571.848755" calcext:value-type="float">
            <text:p>1571.848755</text:p>
          </table:table-cell>
          <table:table-cell office:value-type="float" office:value="1569.833496" calcext:value-type="float">
            <text:p>1569.833496</text:p>
          </table:table-cell>
          <table:table-cell table:number-columns-repeated="13"/>
        </table:table-row>
        <table:table-row table:style-name="ro1">
          <table:table-cell office:value-type="float" office:value="360.6" calcext:value-type="float">
            <text:p>360.6</text:p>
          </table:table-cell>
          <table:table-cell office:value-type="float" office:value="1572.176514" calcext:value-type="float">
            <text:p>1572.176514</text:p>
          </table:table-cell>
          <table:table-cell office:value-type="float" office:value="1569.839111" calcext:value-type="float">
            <text:p>1569.839111</text:p>
          </table:table-cell>
          <table:table-cell office:value-type="float" office:value="1571.965088" calcext:value-type="float">
            <text:p>1571.965088</text:p>
          </table:table-cell>
          <table:table-cell office:value-type="float" office:value="1568.359131" calcext:value-type="float">
            <text:p>1568.359131</text:p>
          </table:table-cell>
          <table:table-cell table:number-columns-repeated="13"/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1568.634766" calcext:value-type="float">
            <text:p>1568.634766</text:p>
          </table:table-cell>
          <table:table-cell office:value-type="float" office:value="1575.814697" calcext:value-type="float">
            <text:p>1575.814697</text:p>
          </table:table-cell>
          <table:table-cell office:value-type="float" office:value="1571.644653" calcext:value-type="float">
            <text:p>1571.644653</text:p>
          </table:table-cell>
          <table:table-cell office:value-type="float" office:value="1575.327515" calcext:value-type="float">
            <text:p>1575.327515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67.592041" calcext:value-type="float">
            <text:p>1567.592041</text:p>
          </table:table-cell>
          <table:table-cell office:value-type="float" office:value="1569.626099" calcext:value-type="float">
            <text:p>1569.626099</text:p>
          </table:table-cell>
          <table:table-cell office:value-type="float" office:value="1569.287476" calcext:value-type="float">
            <text:p>1569.287476</text:p>
          </table:table-cell>
          <table:table-cell office:value-type="float" office:value="1566.705811" calcext:value-type="float">
            <text:p>1566.705811</text:p>
          </table:table-cell>
          <table:table-cell table:number-columns-repeated="13"/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1567.94873" calcext:value-type="float">
            <text:p>1567.94873</text:p>
          </table:table-cell>
          <table:table-cell office:value-type="float" office:value="1574.404541" calcext:value-type="float">
            <text:p>1574.404541</text:p>
          </table:table-cell>
          <table:table-cell office:value-type="float" office:value="1569.793701" calcext:value-type="float">
            <text:p>1569.793701</text:p>
          </table:table-cell>
          <table:table-cell office:value-type="float" office:value="1572.049927" calcext:value-type="float">
            <text:p>1572.049927</text:p>
          </table:table-cell>
          <table:table-cell table:number-columns-repeated="13"/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1571.175903" calcext:value-type="float">
            <text:p>1571.175903</text:p>
          </table:table-cell>
          <table:table-cell office:value-type="float" office:value="1571.199585" calcext:value-type="float">
            <text:p>1571.199585</text:p>
          </table:table-cell>
          <table:table-cell office:value-type="float" office:value="1570.591675" calcext:value-type="float">
            <text:p>1570.591675</text:p>
          </table:table-cell>
          <table:table-cell office:value-type="float" office:value="1575.283569" calcext:value-type="float">
            <text:p>1575.283569</text:p>
          </table:table-cell>
          <table:table-cell table:number-columns-repeated="13"/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float" office:value="1571.275024" calcext:value-type="float">
            <text:p>1571.275024</text:p>
          </table:table-cell>
          <table:table-cell office:value-type="float" office:value="1571.945801" calcext:value-type="float">
            <text:p>1571.945801</text:p>
          </table:table-cell>
          <table:table-cell office:value-type="float" office:value="1571.400269" calcext:value-type="float">
            <text:p>1571.400269</text:p>
          </table:table-cell>
          <table:table-cell office:value-type="float" office:value="1570.124512" calcext:value-type="float">
            <text:p>1570.124512</text:p>
          </table:table-cell>
          <table:table-cell table:number-columns-repeated="13"/>
        </table:table-row>
        <table:table-row table:style-name="ro1">
          <table:table-cell office:value-type="float" office:value="361.8" calcext:value-type="float">
            <text:p>361.8</text:p>
          </table:table-cell>
          <table:table-cell office:value-type="float" office:value="1576.753906" calcext:value-type="float">
            <text:p>1576.753906</text:p>
          </table:table-cell>
          <table:table-cell office:value-type="float" office:value="1573.942505" calcext:value-type="float">
            <text:p>1573.942505</text:p>
          </table:table-cell>
          <table:table-cell office:value-type="float" office:value="1572.307617" calcext:value-type="float">
            <text:p>1572.307617</text:p>
          </table:table-cell>
          <table:table-cell office:value-type="float" office:value="1576.479248" calcext:value-type="float">
            <text:p>1576.479248</text:p>
          </table:table-cell>
          <table:table-cell table:number-columns-repeated="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68.774536" calcext:value-type="float">
            <text:p>1568.774536</text:p>
          </table:table-cell>
          <table:table-cell office:value-type="float" office:value="1569.266846" calcext:value-type="float">
            <text:p>1569.266846</text:p>
          </table:table-cell>
          <table:table-cell office:value-type="float" office:value="1564.948364" calcext:value-type="float">
            <text:p>1564.948364</text:p>
          </table:table-cell>
          <table:table-cell office:value-type="float" office:value="1571.631714" calcext:value-type="float">
            <text:p>1571.631714</text:p>
          </table:table-cell>
          <table:table-cell table:number-columns-repeated="13"/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1576.939331" calcext:value-type="float">
            <text:p>1576.939331</text:p>
          </table:table-cell>
          <table:table-cell office:value-type="float" office:value="1571.700073" calcext:value-type="float">
            <text:p>1571.700073</text:p>
          </table:table-cell>
          <table:table-cell office:value-type="float" office:value="1571.981323" calcext:value-type="float">
            <text:p>1571.981323</text:p>
          </table:table-cell>
          <table:table-cell office:value-type="float" office:value="1573.203491" calcext:value-type="float">
            <text:p>1573.203491</text:p>
          </table:table-cell>
          <table:table-cell table:number-columns-repeated="13"/>
        </table:table-row>
        <table:table-row table:style-name="ro1">
          <table:table-cell office:value-type="float" office:value="362.4" calcext:value-type="float">
            <text:p>362.4</text:p>
          </table:table-cell>
          <table:table-cell office:value-type="float" office:value="1576.094727" calcext:value-type="float">
            <text:p>1576.094727</text:p>
          </table:table-cell>
          <table:table-cell office:value-type="float" office:value="1573.24585" calcext:value-type="float">
            <text:p>1573.24585</text:p>
          </table:table-cell>
          <table:table-cell office:value-type="float" office:value="1577.116211" calcext:value-type="float">
            <text:p>1577.116211</text:p>
          </table:table-cell>
          <table:table-cell office:value-type="float" office:value="1573.928711" calcext:value-type="float">
            <text:p>1573.928711</text:p>
          </table:table-cell>
          <table:table-cell table:number-columns-repeated="13"/>
        </table:table-row>
        <table:table-row table:style-name="ro1">
          <table:table-cell office:value-type="float" office:value="362.6" calcext:value-type="float">
            <text:p>362.6</text:p>
          </table:table-cell>
          <table:table-cell office:value-type="float" office:value="1573.130981" calcext:value-type="float">
            <text:p>1573.130981</text:p>
          </table:table-cell>
          <table:table-cell office:value-type="float" office:value="1571.32251" calcext:value-type="float">
            <text:p>1571.32251</text:p>
          </table:table-cell>
          <table:table-cell office:value-type="float" office:value="1571.288208" calcext:value-type="float">
            <text:p>1571.288208</text:p>
          </table:table-cell>
          <table:table-cell office:value-type="float" office:value="1574.069336" calcext:value-type="float">
            <text:p>1574.069336</text:p>
          </table:table-cell>
          <table:table-cell table:number-columns-repeated="13"/>
        </table:table-row>
        <table:table-row table:style-name="ro1">
          <table:table-cell office:value-type="float" office:value="362.8" calcext:value-type="float">
            <text:p>362.8</text:p>
          </table:table-cell>
          <table:table-cell office:value-type="float" office:value="1578.335938" calcext:value-type="float">
            <text:p>1578.335938</text:p>
          </table:table-cell>
          <table:table-cell office:value-type="float" office:value="1574.044312" calcext:value-type="float">
            <text:p>1574.044312</text:p>
          </table:table-cell>
          <table:table-cell office:value-type="float" office:value="1574.289307" calcext:value-type="float">
            <text:p>1574.289307</text:p>
          </table:table-cell>
          <table:table-cell office:value-type="float" office:value="1576.099609" calcext:value-type="float">
            <text:p>1576.099609</text:p>
          </table:table-cell>
          <table:table-cell table:number-columns-repeated="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69.898438" calcext:value-type="float">
            <text:p>1569.898438</text:p>
          </table:table-cell>
          <table:table-cell office:value-type="float" office:value="1571.024414" calcext:value-type="float">
            <text:p>1571.024414</text:p>
          </table:table-cell>
          <table:table-cell office:value-type="float" office:value="1571.143555" calcext:value-type="float">
            <text:p>1571.143555</text:p>
          </table:table-cell>
          <table:table-cell office:value-type="float" office:value="1572.610596" calcext:value-type="float">
            <text:p>1572.610596</text:p>
          </table:table-cell>
          <table:table-cell table:number-columns-repeated="13"/>
        </table:table-row>
        <table:table-row table:style-name="ro1">
          <table:table-cell office:value-type="float" office:value="363.2" calcext:value-type="float">
            <text:p>363.2</text:p>
          </table:table-cell>
          <table:table-cell office:value-type="float" office:value="1573.257935" calcext:value-type="float">
            <text:p>1573.257935</text:p>
          </table:table-cell>
          <table:table-cell office:value-type="float" office:value="1571.039307" calcext:value-type="float">
            <text:p>1571.039307</text:p>
          </table:table-cell>
          <table:table-cell office:value-type="float" office:value="1571.209961" calcext:value-type="float">
            <text:p>1571.209961</text:p>
          </table:table-cell>
          <table:table-cell office:value-type="float" office:value="1573.471313" calcext:value-type="float">
            <text:p>1573.471313</text:p>
          </table:table-cell>
          <table:table-cell table:number-columns-repeated="13"/>
        </table:table-row>
        <table:table-row table:style-name="ro1">
          <table:table-cell office:value-type="float" office:value="363.4" calcext:value-type="float">
            <text:p>363.4</text:p>
          </table:table-cell>
          <table:table-cell office:value-type="float" office:value="1572.783203" calcext:value-type="float">
            <text:p>1572.783203</text:p>
          </table:table-cell>
          <table:table-cell office:value-type="float" office:value="1570.030518" calcext:value-type="float">
            <text:p>1570.030518</text:p>
          </table:table-cell>
          <table:table-cell office:value-type="float" office:value="1574.37561" calcext:value-type="float">
            <text:p>1574.37561</text:p>
          </table:table-cell>
          <table:table-cell office:value-type="float" office:value="1571.859253" calcext:value-type="float">
            <text:p>1571.859253</text:p>
          </table:table-cell>
          <table:table-cell table:number-columns-repeated="13"/>
        </table:table-row>
        <table:table-row table:style-name="ro1">
          <table:table-cell office:value-type="float" office:value="363.6" calcext:value-type="float">
            <text:p>363.6</text:p>
          </table:table-cell>
          <table:table-cell office:value-type="float" office:value="1571.448364" calcext:value-type="float">
            <text:p>1571.448364</text:p>
          </table:table-cell>
          <table:table-cell office:value-type="float" office:value="1571.088989" calcext:value-type="float">
            <text:p>1571.088989</text:p>
          </table:table-cell>
          <table:table-cell office:value-type="float" office:value="1570.054199" calcext:value-type="float">
            <text:p>1570.054199</text:p>
          </table:table-cell>
          <table:table-cell office:value-type="float" office:value="1573.475586" calcext:value-type="float">
            <text:p>1573.475586</text:p>
          </table:table-cell>
          <table:table-cell table:number-columns-repeated="13"/>
        </table:table-row>
        <table:table-row table:style-name="ro1">
          <table:table-cell office:value-type="float" office:value="363.8" calcext:value-type="float">
            <text:p>363.8</text:p>
          </table:table-cell>
          <table:table-cell office:value-type="float" office:value="1572.584229" calcext:value-type="float">
            <text:p>1572.584229</text:p>
          </table:table-cell>
          <table:table-cell office:value-type="float" office:value="1573.369995" calcext:value-type="float">
            <text:p>1573.369995</text:p>
          </table:table-cell>
          <table:table-cell office:value-type="float" office:value="1574.378418" calcext:value-type="float">
            <text:p>1574.378418</text:p>
          </table:table-cell>
          <table:table-cell office:value-type="float" office:value="1570.69873" calcext:value-type="float">
            <text:p>1570.69873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3.736084" calcext:value-type="float">
            <text:p>1573.736084</text:p>
          </table:table-cell>
          <table:table-cell office:value-type="float" office:value="1571.850342" calcext:value-type="float">
            <text:p>1571.850342</text:p>
          </table:table-cell>
          <table:table-cell office:value-type="float" office:value="1573.16748" calcext:value-type="float">
            <text:p>1573.16748</text:p>
          </table:table-cell>
          <table:table-cell office:value-type="float" office:value="1573.291382" calcext:value-type="float">
            <text:p>1573.291382</text:p>
          </table:table-cell>
          <table:table-cell table:number-columns-repeated="13"/>
        </table:table-row>
        <table:table-row table:style-name="ro1">
          <table:table-cell office:value-type="float" office:value="364.2" calcext:value-type="float">
            <text:p>364.2</text:p>
          </table:table-cell>
          <table:table-cell office:value-type="float" office:value="1571.554443" calcext:value-type="float">
            <text:p>1571.554443</text:p>
          </table:table-cell>
          <table:table-cell office:value-type="float" office:value="1567.947388" calcext:value-type="float">
            <text:p>1567.947388</text:p>
          </table:table-cell>
          <table:table-cell office:value-type="float" office:value="1571.821167" calcext:value-type="float">
            <text:p>1571.821167</text:p>
          </table:table-cell>
          <table:table-cell office:value-type="float" office:value="1569.536255" calcext:value-type="float">
            <text:p>1569.536255</text:p>
          </table:table-cell>
          <table:table-cell table:number-columns-repeated="13"/>
        </table:table-row>
        <table:table-row table:style-name="ro1">
          <table:table-cell office:value-type="float" office:value="364.4" calcext:value-type="float">
            <text:p>364.4</text:p>
          </table:table-cell>
          <table:table-cell office:value-type="float" office:value="1572.121704" calcext:value-type="float">
            <text:p>1572.121704</text:p>
          </table:table-cell>
          <table:table-cell office:value-type="float" office:value="1573.968872" calcext:value-type="float">
            <text:p>1573.968872</text:p>
          </table:table-cell>
          <table:table-cell office:value-type="float" office:value="1571.848633" calcext:value-type="float">
            <text:p>1571.848633</text:p>
          </table:table-cell>
          <table:table-cell office:value-type="float" office:value="1571.14209" calcext:value-type="float">
            <text:p>1571.14209</text:p>
          </table:table-cell>
          <table:table-cell table:number-columns-repeated="13"/>
        </table:table-row>
        <table:table-row table:style-name="ro1">
          <table:table-cell office:value-type="float" office:value="364.6" calcext:value-type="float">
            <text:p>364.6</text:p>
          </table:table-cell>
          <table:table-cell office:value-type="float" office:value="1574.769775" calcext:value-type="float">
            <text:p>1574.769775</text:p>
          </table:table-cell>
          <table:table-cell office:value-type="float" office:value="1571.338257" calcext:value-type="float">
            <text:p>1571.338257</text:p>
          </table:table-cell>
          <table:table-cell office:value-type="float" office:value="1572.381958" calcext:value-type="float">
            <text:p>1572.381958</text:p>
          </table:table-cell>
          <table:table-cell office:value-type="float" office:value="1575.427734" calcext:value-type="float">
            <text:p>1575.427734</text:p>
          </table:table-cell>
          <table:table-cell table:number-columns-repeated="13"/>
        </table:table-row>
        <table:table-row table:style-name="ro1">
          <table:table-cell office:value-type="float" office:value="364.8" calcext:value-type="float">
            <text:p>364.8</text:p>
          </table:table-cell>
          <table:table-cell office:value-type="float" office:value="1570.696899" calcext:value-type="float">
            <text:p>1570.696899</text:p>
          </table:table-cell>
          <table:table-cell office:value-type="float" office:value="1568.482422" calcext:value-type="float">
            <text:p>1568.482422</text:p>
          </table:table-cell>
          <table:table-cell office:value-type="float" office:value="1569.464966" calcext:value-type="float">
            <text:p>1569.464966</text:p>
          </table:table-cell>
          <table:table-cell office:value-type="float" office:value="1572.664795" calcext:value-type="float">
            <text:p>1572.664795</text:p>
          </table:table-cell>
          <table:table-cell table:number-columns-repeated="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73.512329" calcext:value-type="float">
            <text:p>1573.512329</text:p>
          </table:table-cell>
          <table:table-cell office:value-type="float" office:value="1574.042358" calcext:value-type="float">
            <text:p>1574.042358</text:p>
          </table:table-cell>
          <table:table-cell office:value-type="float" office:value="1572.969604" calcext:value-type="float">
            <text:p>1572.969604</text:p>
          </table:table-cell>
          <table:table-cell office:value-type="float" office:value="1574.756958" calcext:value-type="float">
            <text:p>1574.756958</text:p>
          </table:table-cell>
          <table:table-cell table:number-columns-repeated="13"/>
        </table:table-row>
        <table:table-row table:style-name="ro1">
          <table:table-cell office:value-type="float" office:value="365.2" calcext:value-type="float">
            <text:p>365.2</text:p>
          </table:table-cell>
          <table:table-cell office:value-type="float" office:value="1571.573608" calcext:value-type="float">
            <text:p>1571.573608</text:p>
          </table:table-cell>
          <table:table-cell office:value-type="float" office:value="1569.162354" calcext:value-type="float">
            <text:p>1569.162354</text:p>
          </table:table-cell>
          <table:table-cell office:value-type="float" office:value="1572.536133" calcext:value-type="float">
            <text:p>1572.536133</text:p>
          </table:table-cell>
          <table:table-cell office:value-type="float" office:value="1568.934692" calcext:value-type="float">
            <text:p>1568.934692</text:p>
          </table:table-cell>
          <table:table-cell table:number-columns-repeated="13"/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1575.745361" calcext:value-type="float">
            <text:p>1575.745361</text:p>
          </table:table-cell>
          <table:table-cell office:value-type="float" office:value="1570.048706" calcext:value-type="float">
            <text:p>1570.048706</text:p>
          </table:table-cell>
          <table:table-cell office:value-type="float" office:value="1574.224487" calcext:value-type="float">
            <text:p>1574.224487</text:p>
          </table:table-cell>
          <table:table-cell office:value-type="float" office:value="1569.568115" calcext:value-type="float">
            <text:p>1569.568115</text:p>
          </table:table-cell>
          <table:table-cell table:number-columns-repeated="13"/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float" office:value="1575.679688" calcext:value-type="float">
            <text:p>1575.679688</text:p>
          </table:table-cell>
          <table:table-cell office:value-type="float" office:value="1571.730225" calcext:value-type="float">
            <text:p>1571.730225</text:p>
          </table:table-cell>
          <table:table-cell office:value-type="float" office:value="1573.134888" calcext:value-type="float">
            <text:p>1573.134888</text:p>
          </table:table-cell>
          <table:table-cell office:value-type="float" office:value="1572.526489" calcext:value-type="float">
            <text:p>1572.526489</text:p>
          </table:table-cell>
          <table:table-cell table:number-columns-repeated="13"/>
        </table:table-row>
        <table:table-row table:style-name="ro1">
          <table:table-cell office:value-type="float" office:value="365.8" calcext:value-type="float">
            <text:p>365.8</text:p>
          </table:table-cell>
          <table:table-cell office:value-type="float" office:value="1570.99231" calcext:value-type="float">
            <text:p>1570.99231</text:p>
          </table:table-cell>
          <table:table-cell office:value-type="float" office:value="1569.255615" calcext:value-type="float">
            <text:p>1569.255615</text:p>
          </table:table-cell>
          <table:table-cell office:value-type="float" office:value="1571.819336" calcext:value-type="float">
            <text:p>1571.819336</text:p>
          </table:table-cell>
          <table:table-cell office:value-type="float" office:value="1571.961792" calcext:value-type="float">
            <text:p>1571.961792</text:p>
          </table:table-cell>
          <table:table-cell table:number-columns-repeated="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72.818848" calcext:value-type="float">
            <text:p>1572.818848</text:p>
          </table:table-cell>
          <table:table-cell office:value-type="float" office:value="1570.935303" calcext:value-type="float">
            <text:p>1570.935303</text:p>
          </table:table-cell>
          <table:table-cell office:value-type="float" office:value="1572.670044" calcext:value-type="float">
            <text:p>1572.670044</text:p>
          </table:table-cell>
          <table:table-cell office:value-type="float" office:value="1573.553101" calcext:value-type="float">
            <text:p>1573.553101</text:p>
          </table:table-cell>
          <table:table-cell table:number-columns-repeated="13"/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1178.31958" calcext:value-type="float">
            <text:p>1178.31958</text:p>
          </table:table-cell>
          <table:table-cell office:value-type="float" office:value="1067.234253" calcext:value-type="float">
            <text:p>1067.234253</text:p>
          </table:table-cell>
          <table:table-cell office:value-type="float" office:value="1153.945435" calcext:value-type="float">
            <text:p>1153.945435</text:p>
          </table:table-cell>
          <table:table-cell office:value-type="float" office:value="1090.684814" calcext:value-type="float">
            <text:p>1090.684814</text:p>
          </table:table-cell>
          <table:table-cell table:number-columns-repeated="13"/>
        </table:table-row>
        <table:table-row table:style-name="ro1">
          <table:table-cell office:value-type="float" office:value="366.4" calcext:value-type="float">
            <text:p>366.4</text:p>
          </table:table-cell>
          <table:table-cell office:value-type="float" office:value="1168.128418" calcext:value-type="float">
            <text:p>1168.128418</text:p>
          </table:table-cell>
          <table:table-cell office:value-type="float" office:value="1073.599976" calcext:value-type="float">
            <text:p>1073.599976</text:p>
          </table:table-cell>
          <table:table-cell office:value-type="float" office:value="1150.067139" calcext:value-type="float">
            <text:p>1150.067139</text:p>
          </table:table-cell>
          <table:table-cell office:value-type="float" office:value="1088.502197" calcext:value-type="float">
            <text:p>1088.502197</text:p>
          </table:table-cell>
          <table:table-cell table:number-columns-repeated="13"/>
        </table:table-row>
        <table:table-row table:style-name="ro1">
          <table:table-cell office:value-type="float" office:value="366.6" calcext:value-type="float">
            <text:p>366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66.8" calcext:value-type="float">
            <text:p>366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67.2" calcext:value-type="float">
            <text:p>367.2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office:value-type="float" office:value="367.4" calcext:value-type="float">
            <text:p>367.4</text:p>
          </table:table-cell>
          <table:table-cell table:number-columns-repeated="17"/>
        </table:table-row>
        <table:table-row table:style-name="ro1">
          <table:table-cell office:value-type="float" office:value="367.6" calcext:value-type="float">
            <text:p>367.6</text:p>
          </table:table-cell>
          <table:table-cell table:number-columns-repeated="17"/>
        </table:table-row>
        <table:table-row table:style-name="ro1">
          <table:table-cell office:value-type="float" office:value="367.8" calcext:value-type="float">
            <text:p>367.8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7"/>
        </table:table-row>
        <table:table-row table:style-name="ro1">
          <table:table-cell office:value-type="float" office:value="368.2" calcext:value-type="float">
            <text:p>368.2</text:p>
          </table:table-cell>
          <table:table-cell table:number-columns-repeated="17"/>
        </table:table-row>
        <table:table-row table:style-name="ro1">
          <table:table-cell office:value-type="float" office:value="368.4" calcext:value-type="float">
            <text:p>368.4</text:p>
          </table:table-cell>
          <table:table-cell table:number-columns-repeated="17"/>
        </table:table-row>
        <table:table-row table:style-name="ro1">
          <table:table-cell office:value-type="float" office:value="368.6" calcext:value-type="float">
            <text:p>368.6</text:p>
          </table:table-cell>
          <table:table-cell table:number-columns-repeated="17"/>
        </table:table-row>
        <table:table-row table:style-name="ro1">
          <table:table-cell office:value-type="float" office:value="368.8" calcext:value-type="float">
            <text:p>368.8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69.2" calcext:value-type="float">
            <text:p>369.2</text:p>
          </table:table-cell>
          <table:table-cell table:number-columns-repeated="17"/>
        </table:table-row>
        <table:table-row table:style-name="ro1">
          <table:table-cell office:value-type="float" office:value="369.4" calcext:value-type="float">
            <text:p>369.4</text:p>
          </table:table-cell>
          <table:table-cell table:number-columns-repeated="17"/>
        </table:table-row>
        <table:table-row table:style-name="ro1">
          <table:table-cell office:value-type="float" office:value="369.6" calcext:value-type="float">
            <text:p>369.6</text:p>
          </table:table-cell>
          <table:table-cell table:number-columns-repeated="17"/>
        </table:table-row>
        <table:table-row table:style-name="ro1">
          <table:table-cell office:value-type="float" office:value="369.8" calcext:value-type="float">
            <text:p>369.8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7"/>
        </table:table-row>
        <table:table-row table:style-name="ro1">
          <table:table-cell office:value-type="float" office:value="370.2" calcext:value-type="float">
            <text:p>370.2</text:p>
          </table:table-cell>
          <table:table-cell table:number-columns-repeated="17"/>
        </table:table-row>
        <table:table-row table:style-name="ro1">
          <table:table-cell office:value-type="float" office:value="370.4" calcext:value-type="float">
            <text:p>370.4</text:p>
          </table:table-cell>
          <table:table-cell table:number-columns-repeated="17"/>
        </table:table-row>
        <table:table-row table:style-name="ro1">
          <table:table-cell office:value-type="float" office:value="370.6" calcext:value-type="float">
            <text:p>370.6</text:p>
          </table:table-cell>
          <table:table-cell table:number-columns-repeated="17"/>
        </table:table-row>
        <table:table-row table:style-name="ro1">
          <table:table-cell office:value-type="float" office:value="370.8" calcext:value-type="float">
            <text:p>370.8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.2" calcext:value-type="float">
            <text:p>371.2</text:p>
          </table:table-cell>
          <table:table-cell table:number-columns-repeated="17"/>
        </table:table-row>
        <table:table-row table:style-name="ro1">
          <table:table-cell office:value-type="float" office:value="371.4" calcext:value-type="float">
            <text:p>371.4</text:p>
          </table:table-cell>
          <table:table-cell table:number-columns-repeated="17"/>
        </table:table-row>
        <table:table-row table:style-name="ro1">
          <table:table-cell office:value-type="float" office:value="371.6" calcext:value-type="float">
            <text:p>371.6</text:p>
          </table:table-cell>
          <table:table-cell table:number-columns-repeated="17"/>
        </table:table-row>
        <table:table-row table:style-name="ro1">
          <table:table-cell office:value-type="float" office:value="371.8" calcext:value-type="float">
            <text:p>371.8</text:p>
          </table:table-cell>
          <table:table-cell table:number-columns-repeated="1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7"/>
        </table:table-row>
        <table:table-row table:style-name="ro1">
          <table:table-cell office:value-type="float" office:value="372.2" calcext:value-type="float">
            <text:p>372.2</text:p>
          </table:table-cell>
          <table:table-cell table:number-columns-repeated="17"/>
        </table:table-row>
        <table:table-row table:style-name="ro1">
          <table:table-cell office:value-type="float" office:value="372.4" calcext:value-type="float">
            <text:p>372.4</text:p>
          </table:table-cell>
          <table:table-cell table:number-columns-repeated="17"/>
        </table:table-row>
        <table:table-row table:style-name="ro1">
          <table:table-cell office:value-type="float" office:value="372.6" calcext:value-type="float">
            <text:p>372.6</text:p>
          </table:table-cell>
          <table:table-cell table:number-columns-repeated="17"/>
        </table:table-row>
        <table:table-row table:style-name="ro1">
          <table:table-cell office:value-type="float" office:value="372.8" calcext:value-type="float">
            <text:p>372.8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3.2" calcext:value-type="float">
            <text:p>373.2</text:p>
          </table:table-cell>
          <table:table-cell table:number-columns-repeated="17"/>
        </table:table-row>
        <table:table-row table:style-name="ro1">
          <table:table-cell office:value-type="float" office:value="373.4" calcext:value-type="float">
            <text:p>373.4</text:p>
          </table:table-cell>
          <table:table-cell table:number-columns-repeated="17"/>
        </table:table-row>
        <table:table-row table:style-name="ro1">
          <table:table-cell office:value-type="float" office:value="373.6" calcext:value-type="float">
            <text:p>373.6</text:p>
          </table:table-cell>
          <table:table-cell table:number-columns-repeated="17"/>
        </table:table-row>
        <table:table-row table:style-name="ro1">
          <table:table-cell office:value-type="float" office:value="373.8" calcext:value-type="float">
            <text:p>373.8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4.2" calcext:value-type="float">
            <text:p>374.2</text:p>
          </table:table-cell>
          <table:table-cell table:number-columns-repeated="17"/>
        </table:table-row>
        <table:table-row table:style-name="ro1">
          <table:table-cell office:value-type="float" office:value="374.4" calcext:value-type="float">
            <text:p>374.4</text:p>
          </table:table-cell>
          <table:table-cell table:number-columns-repeated="17"/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17"/>
        </table:table-row>
        <table:table-row table:style-name="ro1">
          <table:table-cell office:value-type="float" office:value="374.8" calcext:value-type="float">
            <text:p>374.8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office:value-type="float" office:value="375.2" calcext:value-type="float">
            <text:p>375.2</text:p>
          </table:table-cell>
          <table:table-cell table:number-columns-repeated="17"/>
        </table:table-row>
        <table:table-row table:style-name="ro1">
          <table:table-cell office:value-type="float" office:value="375.4" calcext:value-type="float">
            <text:p>375.4</text:p>
          </table:table-cell>
          <table:table-cell table:number-columns-repeated="17"/>
        </table:table-row>
        <table:table-row table:style-name="ro1">
          <table:table-cell office:value-type="float" office:value="375.6" calcext:value-type="float">
            <text:p>375.6</text:p>
          </table:table-cell>
          <table:table-cell table:number-columns-repeated="17"/>
        </table:table-row>
        <table:table-row table:style-name="ro1">
          <table:table-cell office:value-type="float" office:value="375.8" calcext:value-type="float">
            <text:p>375.8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6.2" calcext:value-type="float">
            <text:p>376.2</text:p>
          </table:table-cell>
          <table:table-cell table:number-columns-repeated="17"/>
        </table:table-row>
        <table:table-row table:style-name="ro1">
          <table:table-cell office:value-type="float" office:value="376.4" calcext:value-type="float">
            <text:p>376.4</text:p>
          </table:table-cell>
          <table:table-cell table:number-columns-repeated="17"/>
        </table:table-row>
        <table:table-row table:style-name="ro1">
          <table:table-cell office:value-type="float" office:value="376.6" calcext:value-type="float">
            <text:p>376.6</text:p>
          </table:table-cell>
          <table:table-cell table:number-columns-repeated="17"/>
        </table:table-row>
        <table:table-row table:style-name="ro1">
          <table:table-cell office:value-type="float" office:value="376.8" calcext:value-type="float">
            <text:p>376.8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.2" calcext:value-type="float">
            <text:p>377.2</text:p>
          </table:table-cell>
          <table:table-cell table:number-columns-repeated="17"/>
        </table:table-row>
        <table:table-row table:style-name="ro1">
          <table:table-cell office:value-type="float" office:value="377.4" calcext:value-type="float">
            <text:p>377.4</text:p>
          </table:table-cell>
          <table:table-cell table:number-columns-repeated="17"/>
        </table:table-row>
        <table:table-row table:style-name="ro1">
          <table:table-cell office:value-type="float" office:value="377.6" calcext:value-type="float">
            <text:p>377.6</text:p>
          </table:table-cell>
          <table:table-cell table:number-columns-repeated="17"/>
        </table:table-row>
        <table:table-row table:style-name="ro1">
          <table:table-cell office:value-type="float" office:value="377.8" calcext:value-type="float">
            <text:p>377.8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78.2" calcext:value-type="float">
            <text:p>378.2</text:p>
          </table:table-cell>
          <table:table-cell table:number-columns-repeated="17"/>
        </table:table-row>
        <table:table-row table:style-name="ro1">
          <table:table-cell office:value-type="float" office:value="378.4" calcext:value-type="float">
            <text:p>378.4</text:p>
          </table:table-cell>
          <table:table-cell table:number-columns-repeated="17"/>
        </table:table-row>
        <table:table-row table:style-name="ro1">
          <table:table-cell office:value-type="float" office:value="378.6" calcext:value-type="float">
            <text:p>378.6</text:p>
          </table:table-cell>
          <table:table-cell table:number-columns-repeated="17"/>
        </table:table-row>
        <table:table-row table:style-name="ro1">
          <table:table-cell office:value-type="float" office:value="378.8" calcext:value-type="float">
            <text:p>378.8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7"/>
        </table:table-row>
        <table:table-row table:style-name="ro1">
          <table:table-cell office:value-type="float" office:value="379.2" calcext:value-type="float">
            <text:p>379.2</text:p>
          </table:table-cell>
          <table:table-cell table:number-columns-repeated="17"/>
        </table:table-row>
        <table:table-row table:style-name="ro1">
          <table:table-cell office:value-type="float" office:value="379.4" calcext:value-type="float">
            <text:p>379.4</text:p>
          </table:table-cell>
          <table:table-cell table:number-columns-repeated="17"/>
        </table:table-row>
        <table:table-row table:style-name="ro1">
          <table:table-cell office:value-type="float" office:value="379.6" calcext:value-type="float">
            <text:p>379.6</text:p>
          </table:table-cell>
          <table:table-cell table:number-columns-repeated="17"/>
        </table:table-row>
        <table:table-row table:style-name="ro1">
          <table:table-cell office:value-type="float" office:value="379.8" calcext:value-type="float">
            <text:p>379.8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.2" calcext:value-type="float">
            <text:p>380.2</text:p>
          </table:table-cell>
          <table:table-cell table:number-columns-repeated="17"/>
        </table:table-row>
        <table:table-row table:style-name="ro1">
          <table:table-cell office:value-type="float" office:value="380.4" calcext:value-type="float">
            <text:p>380.4</text:p>
          </table:table-cell>
          <table:table-cell table:number-columns-repeated="17"/>
        </table:table-row>
        <table:table-row table:style-name="ro1">
          <table:table-cell office:value-type="float" office:value="380.6" calcext:value-type="float">
            <text:p>380.6</text:p>
          </table:table-cell>
          <table:table-cell table:number-columns-repeated="17"/>
        </table:table-row>
        <table:table-row table:style-name="ro1">
          <table:table-cell office:value-type="float" office:value="380.8" calcext:value-type="float">
            <text:p>380.8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.2" calcext:value-type="float">
            <text:p>381.2</text:p>
          </table:table-cell>
          <table:table-cell table:number-columns-repeated="17"/>
        </table:table-row>
        <table:table-row table:style-name="ro1">
          <table:table-cell office:value-type="float" office:value="381.4" calcext:value-type="float">
            <text:p>381.4</text:p>
          </table:table-cell>
          <table:table-cell table:number-columns-repeated="17"/>
        </table:table-row>
        <table:table-row table:style-name="ro1">
          <table:table-cell office:value-type="float" office:value="381.6" calcext:value-type="float">
            <text:p>381.6</text:p>
          </table:table-cell>
          <table:table-cell table:number-columns-repeated="17"/>
        </table:table-row>
        <table:table-row table:style-name="ro1">
          <table:table-cell office:value-type="float" office:value="381.8" calcext:value-type="float">
            <text:p>381.8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.2" calcext:value-type="float">
            <text:p>382.2</text:p>
          </table:table-cell>
          <table:table-cell table:number-columns-repeated="17"/>
        </table:table-row>
        <table:table-row table:style-name="ro1">
          <table:table-cell office:value-type="float" office:value="382.4" calcext:value-type="float">
            <text:p>382.4</text:p>
          </table:table-cell>
          <table:table-cell table:number-columns-repeated="17"/>
        </table:table-row>
        <table:table-row table:style-name="ro1">
          <table:table-cell office:value-type="float" office:value="382.6" calcext:value-type="float">
            <text:p>382.6</text:p>
          </table:table-cell>
          <table:table-cell table:number-columns-repeated="17"/>
        </table:table-row>
        <table:table-row table:style-name="ro1">
          <table:table-cell office:value-type="float" office:value="382.8" calcext:value-type="float">
            <text:p>382.8</text:p>
          </table:table-cell>
          <table:table-cell table:number-columns-repeated="1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7"/>
        </table:table-row>
        <table:table-row table:style-name="ro1">
          <table:table-cell office:value-type="float" office:value="383.2" calcext:value-type="float">
            <text:p>383.2</text:p>
          </table:table-cell>
          <table:table-cell table:number-columns-repeated="17"/>
        </table:table-row>
        <table:table-row table:style-name="ro1">
          <table:table-cell office:value-type="float" office:value="383.4" calcext:value-type="float">
            <text:p>383.4</text:p>
          </table:table-cell>
          <table:table-cell table:number-columns-repeated="17"/>
        </table:table-row>
        <table:table-row table:style-name="ro1">
          <table:table-cell office:value-type="float" office:value="383.6" calcext:value-type="float">
            <text:p>383.6</text:p>
          </table:table-cell>
          <table:table-cell table:number-columns-repeated="17"/>
        </table:table-row>
        <table:table-row table:style-name="ro1">
          <table:table-cell office:value-type="float" office:value="383.8" calcext:value-type="float">
            <text:p>383.8</text:p>
          </table:table-cell>
          <table:table-cell table:number-columns-repeated="1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1">
          <table:table-cell office:value-type="float" office:value="384.2" calcext:value-type="float">
            <text:p>384.2</text:p>
          </table:table-cell>
          <table:table-cell table:number-columns-repeated="17"/>
        </table:table-row>
        <table:table-row table:style-name="ro1">
          <table:table-cell office:value-type="float" office:value="384.4" calcext:value-type="float">
            <text:p>384.4</text:p>
          </table:table-cell>
          <table:table-cell table:number-columns-repeated="17"/>
        </table:table-row>
        <table:table-row table:style-name="ro1">
          <table:table-cell office:value-type="float" office:value="384.6" calcext:value-type="float">
            <text:p>384.6</text:p>
          </table:table-cell>
          <table:table-cell table:number-columns-repeated="17"/>
        </table:table-row>
        <table:table-row table:style-name="ro1">
          <table:table-cell office:value-type="float" office:value="384.8" calcext:value-type="float">
            <text:p>384.8</text:p>
          </table:table-cell>
          <table:table-cell table:number-columns-repeated="1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7"/>
        </table:table-row>
        <table:table-row table:style-name="ro1">
          <table:table-cell office:value-type="float" office:value="385.2" calcext:value-type="float">
            <text:p>385.2</text:p>
          </table:table-cell>
          <table:table-cell table:number-columns-repeated="17"/>
        </table:table-row>
        <table:table-row table:style-name="ro1">
          <table:table-cell office:value-type="float" office:value="385.4" calcext:value-type="float">
            <text:p>385.4</text:p>
          </table:table-cell>
          <table:table-cell table:number-columns-repeated="17"/>
        </table:table-row>
        <table:table-row table:style-name="ro1">
          <table:table-cell office:value-type="float" office:value="385.6" calcext:value-type="float">
            <text:p>385.6</text:p>
          </table:table-cell>
          <table:table-cell table:number-columns-repeated="17"/>
        </table:table-row>
        <table:table-row table:style-name="ro1">
          <table:table-cell office:value-type="float" office:value="385.8" calcext:value-type="float">
            <text:p>385.8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86.2" calcext:value-type="float">
            <text:p>386.2</text:p>
          </table:table-cell>
          <table:table-cell table:number-columns-repeated="17"/>
        </table:table-row>
        <table:table-row table:style-name="ro1">
          <table:table-cell office:value-type="float" office:value="386.4" calcext:value-type="float">
            <text:p>386.4</text:p>
          </table:table-cell>
          <table:table-cell table:number-columns-repeated="17"/>
        </table:table-row>
        <table:table-row table:style-name="ro1">
          <table:table-cell office:value-type="float" office:value="386.6" calcext:value-type="float">
            <text:p>386.6</text:p>
          </table:table-cell>
          <table:table-cell table:number-columns-repeated="17"/>
        </table:table-row>
        <table:table-row table:style-name="ro1">
          <table:table-cell office:value-type="float" office:value="386.8" calcext:value-type="float">
            <text:p>386.8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7"/>
        </table:table-row>
        <table:table-row table:style-name="ro1">
          <table:table-cell office:value-type="float" office:value="387.2" calcext:value-type="float">
            <text:p>387.2</text:p>
          </table:table-cell>
          <table:table-cell table:number-columns-repeated="17"/>
        </table:table-row>
        <table:table-row table:style-name="ro1">
          <table:table-cell office:value-type="float" office:value="387.4" calcext:value-type="float">
            <text:p>387.4</text:p>
          </table:table-cell>
          <table:table-cell table:number-columns-repeated="17"/>
        </table:table-row>
        <table:table-row table:style-name="ro1">
          <table:table-cell office:value-type="float" office:value="387.6" calcext:value-type="float">
            <text:p>387.6</text:p>
          </table:table-cell>
          <table:table-cell table:number-columns-repeated="17"/>
        </table:table-row>
        <table:table-row table:style-name="ro1">
          <table:table-cell office:value-type="float" office:value="387.8" calcext:value-type="float">
            <text:p>387.8</text:p>
          </table:table-cell>
          <table:table-cell table:number-columns-repeated="1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7"/>
        </table:table-row>
        <table:table-row table:style-name="ro1">
          <table:table-cell office:value-type="float" office:value="388.2" calcext:value-type="float">
            <text:p>388.2</text:p>
          </table:table-cell>
          <table:table-cell table:number-columns-repeated="17"/>
        </table:table-row>
        <table:table-row table:style-name="ro1">
          <table:table-cell office:value-type="float" office:value="388.4" calcext:value-type="float">
            <text:p>388.4</text:p>
          </table:table-cell>
          <table:table-cell table:number-columns-repeated="17"/>
        </table:table-row>
        <table:table-row table:style-name="ro1">
          <table:table-cell office:value-type="float" office:value="388.6" calcext:value-type="float">
            <text:p>388.6</text:p>
          </table:table-cell>
          <table:table-cell table:number-columns-repeated="17"/>
        </table:table-row>
        <table:table-row table:style-name="ro1">
          <table:table-cell office:value-type="float" office:value="388.8" calcext:value-type="float">
            <text:p>388.8</text:p>
          </table:table-cell>
          <table:table-cell table:number-columns-repeated="1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7"/>
        </table:table-row>
        <table:table-row table:style-name="ro1">
          <table:table-cell office:value-type="float" office:value="389.2" calcext:value-type="float">
            <text:p>389.2</text:p>
          </table:table-cell>
          <table:table-cell table:number-columns-repeated="17"/>
        </table:table-row>
        <table:table-row table:style-name="ro1">
          <table:table-cell office:value-type="float" office:value="389.4" calcext:value-type="float">
            <text:p>389.4</text:p>
          </table:table-cell>
          <table:table-cell table:number-columns-repeated="17"/>
        </table:table-row>
        <table:table-row table:style-name="ro1">
          <table:table-cell office:value-type="float" office:value="389.6" calcext:value-type="float">
            <text:p>389.6</text:p>
          </table:table-cell>
          <table:table-cell table:number-columns-repeated="17"/>
        </table:table-row>
        <table:table-row table:style-name="ro1">
          <table:table-cell office:value-type="float" office:value="389.8" calcext:value-type="float">
            <text:p>389.8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7"/>
        </table:table-row>
        <table:table-row table:style-name="ro1">
          <table:table-cell office:value-type="float" office:value="390.2" calcext:value-type="float">
            <text:p>390.2</text:p>
          </table:table-cell>
          <table:table-cell table:number-columns-repeated="17"/>
        </table:table-row>
        <table:table-row table:style-name="ro1">
          <table:table-cell office:value-type="float" office:value="390.4" calcext:value-type="float">
            <text:p>390.4</text:p>
          </table:table-cell>
          <table:table-cell table:number-columns-repeated="17"/>
        </table:table-row>
        <table:table-row table:style-name="ro1">
          <table:table-cell office:value-type="float" office:value="390.6" calcext:value-type="float">
            <text:p>390.6</text:p>
          </table:table-cell>
          <table:table-cell table:number-columns-repeated="17"/>
        </table:table-row>
        <table:table-row table:style-name="ro1">
          <table:table-cell office:value-type="float" office:value="390.8" calcext:value-type="float">
            <text:p>390.8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1.2" calcext:value-type="float">
            <text:p>391.2</text:p>
          </table:table-cell>
          <table:table-cell table:number-columns-repeated="17"/>
        </table:table-row>
        <table:table-row table:style-name="ro1">
          <table:table-cell office:value-type="float" office:value="391.4" calcext:value-type="float">
            <text:p>391.4</text:p>
          </table:table-cell>
          <table:table-cell table:number-columns-repeated="17"/>
        </table:table-row>
        <table:table-row table:style-name="ro1">
          <table:table-cell office:value-type="float" office:value="391.6" calcext:value-type="float">
            <text:p>391.6</text:p>
          </table:table-cell>
          <table:table-cell table:number-columns-repeated="17"/>
        </table:table-row>
        <table:table-row table:style-name="ro1">
          <table:table-cell office:value-type="float" office:value="391.8" calcext:value-type="float">
            <text:p>391.8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7"/>
        </table:table-row>
        <table:table-row table:style-name="ro1">
          <table:table-cell office:value-type="float" office:value="392.2" calcext:value-type="float">
            <text:p>392.2</text:p>
          </table:table-cell>
          <table:table-cell table:number-columns-repeated="17"/>
        </table:table-row>
        <table:table-row table:style-name="ro1">
          <table:table-cell office:value-type="float" office:value="392.4" calcext:value-type="float">
            <text:p>392.4</text:p>
          </table:table-cell>
          <table:table-cell table:number-columns-repeated="17"/>
        </table:table-row>
        <table:table-row table:style-name="ro1">
          <table:table-cell office:value-type="float" office:value="392.6" calcext:value-type="float">
            <text:p>392.6</text:p>
          </table:table-cell>
          <table:table-cell table:number-columns-repeated="17"/>
        </table:table-row>
        <table:table-row table:style-name="ro1">
          <table:table-cell office:value-type="float" office:value="392.8" calcext:value-type="float">
            <text:p>392.8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7"/>
        </table:table-row>
        <table:table-row table:style-name="ro1">
          <table:table-cell office:value-type="float" office:value="393.2" calcext:value-type="float">
            <text:p>393.2</text:p>
          </table:table-cell>
          <table:table-cell table:number-columns-repeated="17"/>
        </table:table-row>
        <table:table-row table:style-name="ro1">
          <table:table-cell office:value-type="float" office:value="393.4" calcext:value-type="float">
            <text:p>393.4</text:p>
          </table:table-cell>
          <table:table-cell table:number-columns-repeated="17"/>
        </table:table-row>
        <table:table-row table:style-name="ro1">
          <table:table-cell office:value-type="float" office:value="393.6" calcext:value-type="float">
            <text:p>393.6</text:p>
          </table:table-cell>
          <table:table-cell table:number-columns-repeated="17"/>
        </table:table-row>
        <table:table-row table:style-name="ro1">
          <table:table-cell office:value-type="float" office:value="393.8" calcext:value-type="float">
            <text:p>393.8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7"/>
        </table:table-row>
        <table:table-row table:style-name="ro1">
          <table:table-cell office:value-type="float" office:value="394.2" calcext:value-type="float">
            <text:p>394.2</text:p>
          </table:table-cell>
          <table:table-cell table:number-columns-repeated="17"/>
        </table:table-row>
        <table:table-row table:style-name="ro1">
          <table:table-cell office:value-type="float" office:value="394.4" calcext:value-type="float">
            <text:p>394.4</text:p>
          </table:table-cell>
          <table:table-cell table:number-columns-repeated="17"/>
        </table:table-row>
        <table:table-row table:style-name="ro1">
          <table:table-cell office:value-type="float" office:value="394.6" calcext:value-type="float">
            <text:p>394.6</text:p>
          </table:table-cell>
          <table:table-cell table:number-columns-repeated="17"/>
        </table:table-row>
        <table:table-row table:style-name="ro1">
          <table:table-cell office:value-type="float" office:value="394.8" calcext:value-type="float">
            <text:p>394.8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7"/>
        </table:table-row>
        <table:table-row table:style-name="ro1">
          <table:table-cell office:value-type="float" office:value="395.2" calcext:value-type="float">
            <text:p>395.2</text:p>
          </table:table-cell>
          <table:table-cell table:number-columns-repeated="17"/>
        </table:table-row>
        <table:table-row table:style-name="ro1">
          <table:table-cell office:value-type="float" office:value="395.4" calcext:value-type="float">
            <text:p>395.4</text:p>
          </table:table-cell>
          <table:table-cell table:number-columns-repeated="17"/>
        </table:table-row>
        <table:table-row table:style-name="ro1">
          <table:table-cell office:value-type="float" office:value="395.6" calcext:value-type="float">
            <text:p>395.6</text:p>
          </table:table-cell>
          <table:table-cell table:number-columns-repeated="17"/>
        </table:table-row>
        <table:table-row table:style-name="ro1">
          <table:table-cell office:value-type="float" office:value="395.8" calcext:value-type="float">
            <text:p>395.8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6.2" calcext:value-type="float">
            <text:p>396.2</text:p>
          </table:table-cell>
          <table:table-cell table:number-columns-repeated="17"/>
        </table:table-row>
        <table:table-row table:style-name="ro1">
          <table:table-cell office:value-type="float" office:value="396.4" calcext:value-type="float">
            <text:p>396.4</text:p>
          </table:table-cell>
          <table:table-cell table:number-columns-repeated="17"/>
        </table:table-row>
        <table:table-row table:style-name="ro1">
          <table:table-cell office:value-type="float" office:value="396.6" calcext:value-type="float">
            <text:p>396.6</text:p>
          </table:table-cell>
          <table:table-cell table:number-columns-repeated="17"/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number-columns-repeated="17"/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number-columns-repeated="17"/>
        </table:table-row>
        <table:table-row table:style-name="ro1">
          <table:table-cell office:value-type="float" office:value="397.6" calcext:value-type="float">
            <text:p>397.6</text:p>
          </table:table-cell>
          <table:table-cell table:number-columns-repeated="17"/>
        </table:table-row>
        <table:table-row table:style-name="ro1">
          <table:table-cell office:value-type="float" office:value="397.8" calcext:value-type="float">
            <text:p>397.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.2" calcext:value-type="float">
            <text:p>398.2</text:p>
          </table:table-cell>
          <table:table-cell table:number-columns-repeated="17"/>
        </table:table-row>
        <table:table-row table:style-name="ro1">
          <table:table-cell office:value-type="float" office:value="398.4" calcext:value-type="float">
            <text:p>398.4</text:p>
          </table:table-cell>
          <table:table-cell table:number-columns-repeated="17"/>
        </table:table-row>
        <table:table-row table:style-name="ro1">
          <table:table-cell office:value-type="float" office:value="398.6" calcext:value-type="float">
            <text:p>398.6</text:p>
          </table:table-cell>
          <table:table-cell table:number-columns-repeated="17"/>
        </table:table-row>
        <table:table-row table:style-name="ro1">
          <table:table-cell office:value-type="float" office:value="398.8" calcext:value-type="float">
            <text:p>398.8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7"/>
        </table:table-row>
        <table:table-row table:style-name="ro1">
          <table:table-cell office:value-type="float" office:value="399.2" calcext:value-type="float">
            <text:p>399.2</text:p>
          </table:table-cell>
          <table:table-cell table:number-columns-repeated="17"/>
        </table:table-row>
        <table:table-row table:style-name="ro1">
          <table:table-cell office:value-type="float" office:value="399.4" calcext:value-type="float">
            <text:p>399.4</text:p>
          </table:table-cell>
          <table:table-cell table:number-columns-repeated="17"/>
        </table:table-row>
        <table:table-row table:style-name="ro1">
          <table:table-cell office:value-type="float" office:value="399.6" calcext:value-type="float">
            <text:p>399.6</text:p>
          </table:table-cell>
          <table:table-cell table:number-columns-repeated="17"/>
        </table:table-row>
        <table:table-row table:style-name="ro1">
          <table:table-cell office:value-type="float" office:value="399.8" calcext:value-type="float">
            <text:p>399.8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float" office:value="400.2" calcext:value-type="float">
            <text:p>400.2</text:p>
          </table:table-cell>
          <table:table-cell table:number-columns-repeated="17"/>
        </table:table-row>
        <table:table-row table:style-name="ro1">
          <table:table-cell office:value-type="float" office:value="400.4" calcext:value-type="float">
            <text:p>400.4</text:p>
          </table:table-cell>
          <table:table-cell table:number-columns-repeated="17"/>
        </table:table-row>
        <table:table-row table:style-name="ro1">
          <table:table-cell office:value-type="float" office:value="400.6" calcext:value-type="float">
            <text:p>400.6</text:p>
          </table:table-cell>
          <table:table-cell table:number-columns-repeated="17"/>
        </table:table-row>
        <table:table-row table:style-name="ro1">
          <table:table-cell office:value-type="float" office:value="400.8" calcext:value-type="float">
            <text:p>400.8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.2" calcext:value-type="float">
            <text:p>401.2</text:p>
          </table:table-cell>
          <table:table-cell table:number-columns-repeated="17"/>
        </table:table-row>
        <table:table-row table:style-name="ro1">
          <table:table-cell office:value-type="float" office:value="401.4" calcext:value-type="float">
            <text:p>401.4</text:p>
          </table:table-cell>
          <table:table-cell table:number-columns-repeated="17"/>
        </table:table-row>
        <table:table-row table:style-name="ro1">
          <table:table-cell office:value-type="float" office:value="401.6" calcext:value-type="float">
            <text:p>401.6</text:p>
          </table:table-cell>
          <table:table-cell table:number-columns-repeated="17"/>
        </table:table-row>
        <table:table-row table:style-name="ro1">
          <table:table-cell office:value-type="float" office:value="401.8" calcext:value-type="float">
            <text:p>401.8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 office:value-type="float" office:value="402.2" calcext:value-type="float">
            <text:p>402.2</text:p>
          </table:table-cell>
          <table:table-cell table:number-columns-repeated="17"/>
        </table:table-row>
        <table:table-row table:style-name="ro1">
          <table:table-cell office:value-type="float" office:value="402.4" calcext:value-type="float">
            <text:p>402.4</text:p>
          </table:table-cell>
          <table:table-cell table:number-columns-repeated="17"/>
        </table:table-row>
        <table:table-row table:style-name="ro1">
          <table:table-cell office:value-type="float" office:value="402.6" calcext:value-type="float">
            <text:p>402.6</text:p>
          </table:table-cell>
          <table:table-cell table:number-columns-repeated="17"/>
        </table:table-row>
        <table:table-row table:style-name="ro1">
          <table:table-cell office:value-type="float" office:value="402.8" calcext:value-type="float">
            <text:p>402.8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7"/>
        </table:table-row>
        <table:table-row table:style-name="ro1">
          <table:table-cell office:value-type="float" office:value="403.2" calcext:value-type="float">
            <text:p>403.2</text:p>
          </table:table-cell>
          <table:table-cell table:number-columns-repeated="17"/>
        </table:table-row>
        <table:table-row table:style-name="ro1">
          <table:table-cell office:value-type="float" office:value="403.4" calcext:value-type="float">
            <text:p>403.4</text:p>
          </table:table-cell>
          <table:table-cell table:number-columns-repeated="17"/>
        </table:table-row>
        <table:table-row table:style-name="ro1">
          <table:table-cell office:value-type="float" office:value="403.6" calcext:value-type="float">
            <text:p>403.6</text:p>
          </table:table-cell>
          <table:table-cell table:number-columns-repeated="17"/>
        </table:table-row>
        <table:table-row table:style-name="ro1">
          <table:table-cell office:value-type="float" office:value="403.8" calcext:value-type="float">
            <text:p>403.8</text:p>
          </table:table-cell>
          <table:table-cell table:number-columns-repeated="1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7"/>
        </table:table-row>
        <table:table-row table:style-name="ro1">
          <table:table-cell office:value-type="float" office:value="404.2" calcext:value-type="float">
            <text:p>404.2</text:p>
          </table:table-cell>
          <table:table-cell table:number-columns-repeated="17"/>
        </table:table-row>
        <table:table-row table:style-name="ro1">
          <table:table-cell office:value-type="float" office:value="404.4" calcext:value-type="float">
            <text:p>404.4</text:p>
          </table:table-cell>
          <table:table-cell table:number-columns-repeated="17"/>
        </table:table-row>
        <table:table-row table:style-name="ro1">
          <table:table-cell office:value-type="float" office:value="404.6" calcext:value-type="float">
            <text:p>404.6</text:p>
          </table:table-cell>
          <table:table-cell table:number-columns-repeated="17"/>
        </table:table-row>
        <table:table-row table:style-name="ro1">
          <table:table-cell office:value-type="float" office:value="404.8" calcext:value-type="float">
            <text:p>404.8</text:p>
          </table:table-cell>
          <table:table-cell table:number-columns-repeated="1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>
          <table:table-cell office:value-type="float" office:value="405.2" calcext:value-type="float">
            <text:p>405.2</text:p>
          </table:table-cell>
          <table:table-cell table:number-columns-repeated="17"/>
        </table:table-row>
        <table:table-row table:style-name="ro1">
          <table:table-cell office:value-type="float" office:value="405.4" calcext:value-type="float">
            <text:p>405.4</text:p>
          </table:table-cell>
          <table:table-cell table:number-columns-repeated="17"/>
        </table:table-row>
        <table:table-row table:style-name="ro1">
          <table:table-cell office:value-type="float" office:value="405.6" calcext:value-type="float">
            <text:p>405.6</text:p>
          </table:table-cell>
          <table:table-cell table:number-columns-repeated="17"/>
        </table:table-row>
        <table:table-row table:style-name="ro1">
          <table:table-cell office:value-type="float" office:value="405.8" calcext:value-type="float">
            <text:p>405.8</text:p>
          </table:table-cell>
          <table:table-cell table:number-columns-repeated="1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406.2" calcext:value-type="float">
            <text:p>406.2</text:p>
          </table:table-cell>
          <table:table-cell table:number-columns-repeated="17"/>
        </table:table-row>
        <table:table-row table:style-name="ro1">
          <table:table-cell office:value-type="float" office:value="406.4" calcext:value-type="float">
            <text:p>406.4</text:p>
          </table:table-cell>
          <table:table-cell table:number-columns-repeated="17"/>
        </table:table-row>
        <table:table-row table:style-name="ro1">
          <table:table-cell office:value-type="float" office:value="406.6" calcext:value-type="float">
            <text:p>406.6</text:p>
          </table:table-cell>
          <table:table-cell table:number-columns-repeated="17"/>
        </table:table-row>
        <table:table-row table:style-name="ro1">
          <table:table-cell office:value-type="float" office:value="406.8" calcext:value-type="float">
            <text:p>406.8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07.2" calcext:value-type="float">
            <text:p>407.2</text:p>
          </table:table-cell>
          <table:table-cell table:number-columns-repeated="17"/>
        </table:table-row>
        <table:table-row table:style-name="ro1">
          <table:table-cell office:value-type="float" office:value="407.4" calcext:value-type="float">
            <text:p>407.4</text:p>
          </table:table-cell>
          <table:table-cell table:number-columns-repeated="17"/>
        </table:table-row>
        <table:table-row table:style-name="ro1">
          <table:table-cell office:value-type="float" office:value="407.6" calcext:value-type="float">
            <text:p>407.6</text:p>
          </table:table-cell>
          <table:table-cell table:number-columns-repeated="17"/>
        </table:table-row>
        <table:table-row table:style-name="ro1">
          <table:table-cell office:value-type="float" office:value="407.8" calcext:value-type="float">
            <text:p>407.8</text:p>
          </table:table-cell>
          <table:table-cell table:number-columns-repeated="1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 office:value-type="float" office:value="408.2" calcext:value-type="float">
            <text:p>408.2</text:p>
          </table:table-cell>
          <table:table-cell table:number-columns-repeated="17"/>
        </table:table-row>
        <table:table-row table:style-name="ro1">
          <table:table-cell office:value-type="float" office:value="408.4" calcext:value-type="float">
            <text:p>408.4</text:p>
          </table:table-cell>
          <table:table-cell table:number-columns-repeated="17"/>
        </table:table-row>
        <table:table-row table:style-name="ro1">
          <table:table-cell office:value-type="float" office:value="408.6" calcext:value-type="float">
            <text:p>408.6</text:p>
          </table:table-cell>
          <table:table-cell table:number-columns-repeated="17"/>
        </table:table-row>
        <table:table-row table:style-name="ro1">
          <table:table-cell office:value-type="float" office:value="408.8" calcext:value-type="float">
            <text:p>408.8</text:p>
          </table:table-cell>
          <table:table-cell table:number-columns-repeated="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7"/>
        </table:table-row>
        <table:table-row table:style-name="ro1">
          <table:table-cell office:value-type="float" office:value="409.2" calcext:value-type="float">
            <text:p>409.2</text:p>
          </table:table-cell>
          <table:table-cell table:number-columns-repeated="17"/>
        </table:table-row>
        <table:table-row table:style-name="ro1">
          <table:table-cell office:value-type="float" office:value="409.4" calcext:value-type="float">
            <text:p>409.4</text:p>
          </table:table-cell>
          <table:table-cell table:number-columns-repeated="17"/>
        </table:table-row>
        <table:table-row table:style-name="ro1">
          <table:table-cell office:value-type="float" office:value="409.6" calcext:value-type="float">
            <text:p>409.6</text:p>
          </table:table-cell>
          <table:table-cell table:number-columns-repeated="17"/>
        </table:table-row>
        <table:table-row table:style-name="ro1">
          <table:table-cell office:value-type="float" office:value="409.8" calcext:value-type="float">
            <text:p>409.8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0.2" calcext:value-type="float">
            <text:p>410.2</text:p>
          </table:table-cell>
          <table:table-cell table:number-columns-repeated="17"/>
        </table:table-row>
        <table:table-row table:style-name="ro1">
          <table:table-cell office:value-type="float" office:value="410.4" calcext:value-type="float">
            <text:p>410.4</text:p>
          </table:table-cell>
          <table:table-cell table:number-columns-repeated="17"/>
        </table:table-row>
        <table:table-row table:style-name="ro1">
          <table:table-cell office:value-type="float" office:value="410.6" calcext:value-type="float">
            <text:p>410.6</text:p>
          </table:table-cell>
          <table:table-cell table:number-columns-repeated="17"/>
        </table:table-row>
        <table:table-row table:style-name="ro1">
          <table:table-cell office:value-type="float" office:value="410.8" calcext:value-type="float">
            <text:p>410.8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1.2" calcext:value-type="float">
            <text:p>411.2</text:p>
          </table:table-cell>
          <table:table-cell table:number-columns-repeated="17"/>
        </table:table-row>
        <table:table-row table:style-name="ro1">
          <table:table-cell office:value-type="float" office:value="411.4" calcext:value-type="float">
            <text:p>411.4</text:p>
          </table:table-cell>
          <table:table-cell table:number-columns-repeated="17"/>
        </table:table-row>
        <table:table-row table:style-name="ro1">
          <table:table-cell office:value-type="float" office:value="411.6" calcext:value-type="float">
            <text:p>411.6</text:p>
          </table:table-cell>
          <table:table-cell table:number-columns-repeated="17"/>
        </table:table-row>
        <table:table-row table:style-name="ro1">
          <table:table-cell office:value-type="float" office:value="411.8" calcext:value-type="float">
            <text:p>411.8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2.2" calcext:value-type="float">
            <text:p>412.2</text:p>
          </table:table-cell>
          <table:table-cell table:number-columns-repeated="17"/>
        </table:table-row>
        <table:table-row table:style-name="ro1">
          <table:table-cell office:value-type="float" office:value="412.4" calcext:value-type="float">
            <text:p>412.4</text:p>
          </table:table-cell>
          <table:table-cell table:number-columns-repeated="17"/>
        </table:table-row>
        <table:table-row table:style-name="ro1">
          <table:table-cell office:value-type="float" office:value="412.6" calcext:value-type="float">
            <text:p>412.6</text:p>
          </table:table-cell>
          <table:table-cell table:number-columns-repeated="17"/>
        </table:table-row>
        <table:table-row table:style-name="ro1">
          <table:table-cell office:value-type="float" office:value="412.8" calcext:value-type="float">
            <text:p>412.8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7"/>
        </table:table-row>
        <table:table-row table:style-name="ro1">
          <table:table-cell office:value-type="float" office:value="413.2" calcext:value-type="float">
            <text:p>413.2</text:p>
          </table:table-cell>
          <table:table-cell table:number-columns-repeated="17"/>
        </table:table-row>
        <table:table-row table:style-name="ro1">
          <table:table-cell office:value-type="float" office:value="413.4" calcext:value-type="float">
            <text:p>413.4</text:p>
          </table:table-cell>
          <table:table-cell table:number-columns-repeated="17"/>
        </table:table-row>
        <table:table-row table:style-name="ro1">
          <table:table-cell office:value-type="float" office:value="413.6" calcext:value-type="float">
            <text:p>413.6</text:p>
          </table:table-cell>
          <table:table-cell table:number-columns-repeated="17"/>
        </table:table-row>
        <table:table-row table:style-name="ro1">
          <table:table-cell office:value-type="float" office:value="413.8" calcext:value-type="float">
            <text:p>413.8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7"/>
        </table:table-row>
        <table:table-row table:style-name="ro1">
          <table:table-cell office:value-type="float" office:value="414.2" calcext:value-type="float">
            <text:p>414.2</text:p>
          </table:table-cell>
          <table:table-cell table:number-columns-repeated="17"/>
        </table:table-row>
        <table:table-row table:style-name="ro1">
          <table:table-cell office:value-type="float" office:value="414.4" calcext:value-type="float">
            <text:p>414.4</text:p>
          </table:table-cell>
          <table:table-cell table:number-columns-repeated="17"/>
        </table:table-row>
        <table:table-row table:style-name="ro1">
          <table:table-cell office:value-type="float" office:value="414.6" calcext:value-type="float">
            <text:p>414.6</text:p>
          </table:table-cell>
          <table:table-cell table:number-columns-repeated="17"/>
        </table:table-row>
        <table:table-row table:style-name="ro1">
          <table:table-cell office:value-type="float" office:value="414.8" calcext:value-type="float">
            <text:p>414.8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office:value-type="float" office:value="415.2" calcext:value-type="float">
            <text:p>415.2</text:p>
          </table:table-cell>
          <table:table-cell table:number-columns-repeated="17"/>
        </table:table-row>
        <table:table-row table:style-name="ro1">
          <table:table-cell office:value-type="float" office:value="415.4" calcext:value-type="float">
            <text:p>415.4</text:p>
          </table:table-cell>
          <table:table-cell table:number-columns-repeated="17"/>
        </table:table-row>
        <table:table-row table:style-name="ro1">
          <table:table-cell office:value-type="float" office:value="415.6" calcext:value-type="float">
            <text:p>415.6</text:p>
          </table:table-cell>
          <table:table-cell table:number-columns-repeated="17"/>
        </table:table-row>
        <table:table-row table:style-name="ro1">
          <table:table-cell office:value-type="float" office:value="415.8" calcext:value-type="float">
            <text:p>415.8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7"/>
        </table:table-row>
        <table:table-row table:style-name="ro1">
          <table:table-cell office:value-type="float" office:value="416.2" calcext:value-type="float">
            <text:p>416.2</text:p>
          </table:table-cell>
          <table:table-cell table:number-columns-repeated="17"/>
        </table:table-row>
        <table:table-row table:style-name="ro1">
          <table:table-cell office:value-type="float" office:value="416.4" calcext:value-type="float">
            <text:p>416.4</text:p>
          </table:table-cell>
          <table:table-cell table:number-columns-repeated="17"/>
        </table:table-row>
        <table:table-row table:style-name="ro1">
          <table:table-cell office:value-type="float" office:value="416.6" calcext:value-type="float">
            <text:p>416.6</text:p>
          </table:table-cell>
          <table:table-cell table:number-columns-repeated="17"/>
        </table:table-row>
        <table:table-row table:style-name="ro1">
          <table:table-cell office:value-type="float" office:value="416.8" calcext:value-type="float">
            <text:p>416.8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7.2" calcext:value-type="float">
            <text:p>417.2</text:p>
          </table:table-cell>
          <table:table-cell table:number-columns-repeated="17"/>
        </table:table-row>
        <table:table-row table:style-name="ro1">
          <table:table-cell office:value-type="float" office:value="417.4" calcext:value-type="float">
            <text:p>417.4</text:p>
          </table:table-cell>
          <table:table-cell table:number-columns-repeated="17"/>
        </table:table-row>
        <table:table-row table:style-name="ro1">
          <table:table-cell office:value-type="float" office:value="417.6" calcext:value-type="float">
            <text:p>417.6</text:p>
          </table:table-cell>
          <table:table-cell table:number-columns-repeated="17"/>
        </table:table-row>
        <table:table-row table:style-name="ro1">
          <table:table-cell office:value-type="float" office:value="417.8" calcext:value-type="float">
            <text:p>417.8</text:p>
          </table:table-cell>
          <table:table-cell table:number-columns-repeated="1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7"/>
        </table:table-row>
        <table:table-row table:style-name="ro1">
          <table:table-cell office:value-type="float" office:value="418.2" calcext:value-type="float">
            <text:p>418.2</text:p>
          </table:table-cell>
          <table:table-cell table:number-columns-repeated="17"/>
        </table:table-row>
        <table:table-row table:style-name="ro1">
          <table:table-cell office:value-type="float" office:value="418.4" calcext:value-type="float">
            <text:p>418.4</text:p>
          </table:table-cell>
          <table:table-cell table:number-columns-repeated="17"/>
        </table:table-row>
        <table:table-row table:style-name="ro1">
          <table:table-cell office:value-type="float" office:value="418.6" calcext:value-type="float">
            <text:p>418.6</text:p>
          </table:table-cell>
          <table:table-cell table:number-columns-repeated="17"/>
        </table:table-row>
        <table:table-row table:style-name="ro1">
          <table:table-cell office:value-type="float" office:value="418.8" calcext:value-type="float">
            <text:p>418.8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19.2" calcext:value-type="float">
            <text:p>419.2</text:p>
          </table:table-cell>
          <table:table-cell table:number-columns-repeated="17"/>
        </table:table-row>
        <table:table-row table:style-name="ro1">
          <table:table-cell office:value-type="float" office:value="419.4" calcext:value-type="float">
            <text:p>419.4</text:p>
          </table:table-cell>
          <table:table-cell table:number-columns-repeated="17"/>
        </table:table-row>
        <table:table-row table:style-name="ro1">
          <table:table-cell office:value-type="float" office:value="419.6" calcext:value-type="float">
            <text:p>419.6</text:p>
          </table:table-cell>
          <table:table-cell table:number-columns-repeated="17"/>
        </table:table-row>
        <table:table-row table:style-name="ro1">
          <table:table-cell office:value-type="float" office:value="419.8" calcext:value-type="float">
            <text:p>419.8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.2" calcext:value-type="float">
            <text:p>420.2</text:p>
          </table:table-cell>
          <table:table-cell table:number-columns-repeated="17"/>
        </table:table-row>
        <table:table-row table:style-name="ro1">
          <table:table-cell office:value-type="float" office:value="420.4" calcext:value-type="float">
            <text:p>420.4</text:p>
          </table:table-cell>
          <table:table-cell table:number-columns-repeated="17"/>
        </table:table-row>
        <table:table-row table:style-name="ro1">
          <table:table-cell office:value-type="float" office:value="420.6" calcext:value-type="float">
            <text:p>420.6</text:p>
          </table:table-cell>
          <table:table-cell table:number-columns-repeated="17"/>
        </table:table-row>
        <table:table-row table:style-name="ro1">
          <table:table-cell office:value-type="float" office:value="420.8" calcext:value-type="float">
            <text:p>420.8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7"/>
        </table:table-row>
        <table:table-row table:style-name="ro1">
          <table:table-cell office:value-type="float" office:value="421.2" calcext:value-type="float">
            <text:p>421.2</text:p>
          </table:table-cell>
          <table:table-cell table:number-columns-repeated="17"/>
        </table:table-row>
        <table:table-row table:style-name="ro1">
          <table:table-cell office:value-type="float" office:value="421.4" calcext:value-type="float">
            <text:p>421.4</text:p>
          </table:table-cell>
          <table:table-cell table:number-columns-repeated="17"/>
        </table:table-row>
        <table:table-row table:style-name="ro1">
          <table:table-cell office:value-type="float" office:value="421.6" calcext:value-type="float">
            <text:p>421.6</text:p>
          </table:table-cell>
          <table:table-cell table:number-columns-repeated="17"/>
        </table:table-row>
        <table:table-row table:style-name="ro1">
          <table:table-cell office:value-type="float" office:value="421.8" calcext:value-type="float">
            <text:p>421.8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.2" calcext:value-type="float">
            <text:p>422.2</text:p>
          </table:table-cell>
          <table:table-cell table:number-columns-repeated="17"/>
        </table:table-row>
        <table:table-row table:style-name="ro1">
          <table:table-cell office:value-type="float" office:value="422.4" calcext:value-type="float">
            <text:p>422.4</text:p>
          </table:table-cell>
          <table:table-cell table:number-columns-repeated="17"/>
        </table:table-row>
        <table:table-row table:style-name="ro1">
          <table:table-cell office:value-type="float" office:value="422.6" calcext:value-type="float">
            <text:p>422.6</text:p>
          </table:table-cell>
          <table:table-cell table:number-columns-repeated="17"/>
        </table:table-row>
        <table:table-row table:style-name="ro1">
          <table:table-cell office:value-type="float" office:value="422.8" calcext:value-type="float">
            <text:p>422.8</text:p>
          </table:table-cell>
          <table:table-cell table:number-columns-repeated="1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7"/>
        </table:table-row>
        <table:table-row table:style-name="ro1">
          <table:table-cell office:value-type="float" office:value="423.2" calcext:value-type="float">
            <text:p>423.2</text:p>
          </table:table-cell>
          <table:table-cell table:number-columns-repeated="17"/>
        </table:table-row>
        <table:table-row table:style-name="ro1">
          <table:table-cell office:value-type="float" office:value="423.4" calcext:value-type="float">
            <text:p>423.4</text:p>
          </table:table-cell>
          <table:table-cell table:number-columns-repeated="17"/>
        </table:table-row>
        <table:table-row table:style-name="ro1">
          <table:table-cell office:value-type="float" office:value="423.6" calcext:value-type="float">
            <text:p>423.6</text:p>
          </table:table-cell>
          <table:table-cell table:number-columns-repeated="17"/>
        </table:table-row>
        <table:table-row table:style-name="ro1">
          <table:table-cell office:value-type="float" office:value="423.8" calcext:value-type="float">
            <text:p>423.8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7"/>
        </table:table-row>
        <table:table-row table:style-name="ro1">
          <table:table-cell office:value-type="float" office:value="424.2" calcext:value-type="float">
            <text:p>424.2</text:p>
          </table:table-cell>
          <table:table-cell table:number-columns-repeated="17"/>
        </table:table-row>
        <table:table-row table:style-name="ro1">
          <table:table-cell office:value-type="float" office:value="424.4" calcext:value-type="float">
            <text:p>424.4</text:p>
          </table:table-cell>
          <table:table-cell table:number-columns-repeated="17"/>
        </table:table-row>
        <table:table-row table:style-name="ro1">
          <table:table-cell office:value-type="float" office:value="424.6" calcext:value-type="float">
            <text:p>424.6</text:p>
          </table:table-cell>
          <table:table-cell table:number-columns-repeated="17"/>
        </table:table-row>
        <table:table-row table:style-name="ro1">
          <table:table-cell office:value-type="float" office:value="424.8" calcext:value-type="float">
            <text:p>424.8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7"/>
        </table:table-row>
        <table:table-row table:style-name="ro1">
          <table:table-cell office:value-type="float" office:value="425.2" calcext:value-type="float">
            <text:p>425.2</text:p>
          </table:table-cell>
          <table:table-cell table:number-columns-repeated="17"/>
        </table:table-row>
        <table:table-row table:style-name="ro1">
          <table:table-cell office:value-type="float" office:value="425.4" calcext:value-type="float">
            <text:p>425.4</text:p>
          </table:table-cell>
          <table:table-cell table:number-columns-repeated="17"/>
        </table:table-row>
        <table:table-row table:style-name="ro1">
          <table:table-cell office:value-type="float" office:value="425.6" calcext:value-type="float">
            <text:p>425.6</text:p>
          </table:table-cell>
          <table:table-cell table:number-columns-repeated="17"/>
        </table:table-row>
        <table:table-row table:style-name="ro1">
          <table:table-cell office:value-type="float" office:value="425.8" calcext:value-type="float">
            <text:p>425.8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7"/>
        </table:table-row>
        <table:table-row table:style-name="ro1">
          <table:table-cell office:value-type="float" office:value="426.2" calcext:value-type="float">
            <text:p>426.2</text:p>
          </table:table-cell>
          <table:table-cell table:number-columns-repeated="17"/>
        </table:table-row>
        <table:table-row table:style-name="ro1">
          <table:table-cell office:value-type="float" office:value="426.4" calcext:value-type="float">
            <text:p>426.4</text:p>
          </table:table-cell>
          <table:table-cell table:number-columns-repeated="17"/>
        </table:table-row>
        <table:table-row table:style-name="ro1">
          <table:table-cell office:value-type="float" office:value="426.6" calcext:value-type="float">
            <text:p>426.6</text:p>
          </table:table-cell>
          <table:table-cell table:number-columns-repeated="17"/>
        </table:table-row>
        <table:table-row table:style-name="ro1">
          <table:table-cell office:value-type="float" office:value="426.8" calcext:value-type="float">
            <text:p>426.8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427.2" calcext:value-type="float">
            <text:p>427.2</text:p>
          </table:table-cell>
          <table:table-cell table:number-columns-repeated="17"/>
        </table:table-row>
        <table:table-row table:style-name="ro1">
          <table:table-cell office:value-type="float" office:value="427.4" calcext:value-type="float">
            <text:p>427.4</text:p>
          </table:table-cell>
          <table:table-cell table:number-columns-repeated="17"/>
        </table:table-row>
        <table:table-row table:style-name="ro1">
          <table:table-cell office:value-type="float" office:value="427.6" calcext:value-type="float">
            <text:p>427.6</text:p>
          </table:table-cell>
          <table:table-cell table:number-columns-repeated="17"/>
        </table:table-row>
        <table:table-row table:style-name="ro1">
          <table:table-cell office:value-type="float" office:value="427.8" calcext:value-type="float">
            <text:p>427.8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7"/>
        </table:table-row>
        <table:table-row table:style-name="ro1">
          <table:table-cell office:value-type="float" office:value="428.2" calcext:value-type="float">
            <text:p>428.2</text:p>
          </table:table-cell>
          <table:table-cell table:number-columns-repeated="17"/>
        </table:table-row>
        <table:table-row table:style-name="ro1">
          <table:table-cell office:value-type="float" office:value="428.4" calcext:value-type="float">
            <text:p>428.4</text:p>
          </table:table-cell>
          <table:table-cell table:number-columns-repeated="17"/>
        </table:table-row>
        <table:table-row table:style-name="ro1">
          <table:table-cell office:value-type="float" office:value="428.6" calcext:value-type="float">
            <text:p>428.6</text:p>
          </table:table-cell>
          <table:table-cell table:number-columns-repeated="17"/>
        </table:table-row>
        <table:table-row table:style-name="ro1">
          <table:table-cell office:value-type="float" office:value="428.8" calcext:value-type="float">
            <text:p>428.8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7"/>
        </table:table-row>
        <table:table-row table:style-name="ro1">
          <table:table-cell office:value-type="float" office:value="429.2" calcext:value-type="float">
            <text:p>429.2</text:p>
          </table:table-cell>
          <table:table-cell table:number-columns-repeated="17"/>
        </table:table-row>
        <table:table-row table:style-name="ro1">
          <table:table-cell office:value-type="float" office:value="429.4" calcext:value-type="float">
            <text:p>429.4</text:p>
          </table:table-cell>
          <table:table-cell table:number-columns-repeated="17"/>
        </table:table-row>
        <table:table-row table:style-name="ro1">
          <table:table-cell office:value-type="float" office:value="429.6" calcext:value-type="float">
            <text:p>429.6</text:p>
          </table:table-cell>
          <table:table-cell table:number-columns-repeated="17"/>
        </table:table-row>
        <table:table-row table:style-name="ro1">
          <table:table-cell office:value-type="float" office:value="429.8" calcext:value-type="float">
            <text:p>429.8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 office:value-type="float" office:value="430.2" calcext:value-type="float">
            <text:p>430.2</text:p>
          </table:table-cell>
          <table:table-cell table:number-columns-repeated="17"/>
        </table:table-row>
        <table:table-row table:style-name="ro1">
          <table:table-cell office:value-type="float" office:value="430.4" calcext:value-type="float">
            <text:p>430.4</text:p>
          </table:table-cell>
          <table:table-cell table:number-columns-repeated="17"/>
        </table:table-row>
        <table:table-row table:style-name="ro1">
          <table:table-cell office:value-type="float" office:value="430.6" calcext:value-type="float">
            <text:p>430.6</text:p>
          </table:table-cell>
          <table:table-cell table:number-columns-repeated="17"/>
        </table:table-row>
        <table:table-row table:style-name="ro1">
          <table:table-cell office:value-type="float" office:value="430.8" calcext:value-type="float">
            <text:p>430.8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.2" calcext:value-type="float">
            <text:p>431.2</text:p>
          </table:table-cell>
          <table:table-cell table:number-columns-repeated="17"/>
        </table:table-row>
        <table:table-row table:style-name="ro1">
          <table:table-cell office:value-type="float" office:value="431.4" calcext:value-type="float">
            <text:p>431.4</text:p>
          </table:table-cell>
          <table:table-cell table:number-columns-repeated="17"/>
        </table:table-row>
        <table:table-row table:style-name="ro1">
          <table:table-cell office:value-type="float" office:value="431.6" calcext:value-type="float">
            <text:p>431.6</text:p>
          </table:table-cell>
          <table:table-cell table:number-columns-repeated="17"/>
        </table:table-row>
        <table:table-row table:style-name="ro1">
          <table:table-cell office:value-type="float" office:value="431.8" calcext:value-type="float">
            <text:p>431.8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7"/>
        </table:table-row>
        <table:table-row table:style-name="ro1">
          <table:table-cell office:value-type="float" office:value="432.2" calcext:value-type="float">
            <text:p>432.2</text:p>
          </table:table-cell>
          <table:table-cell table:number-columns-repeated="17"/>
        </table:table-row>
        <table:table-row table:style-name="ro1">
          <table:table-cell office:value-type="float" office:value="432.4" calcext:value-type="float">
            <text:p>432.4</text:p>
          </table:table-cell>
          <table:table-cell table:number-columns-repeated="17"/>
        </table:table-row>
        <table:table-row table:style-name="ro1">
          <table:table-cell office:value-type="float" office:value="432.6" calcext:value-type="float">
            <text:p>432.6</text:p>
          </table:table-cell>
          <table:table-cell table:number-columns-repeated="17"/>
        </table:table-row>
        <table:table-row table:style-name="ro1">
          <table:table-cell office:value-type="float" office:value="432.8" calcext:value-type="float">
            <text:p>432.8</text:p>
          </table:table-cell>
          <table:table-cell table:number-columns-repeated="1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7"/>
        </table:table-row>
        <table:table-row table:style-name="ro1">
          <table:table-cell office:value-type="float" office:value="433.2" calcext:value-type="float">
            <text:p>433.2</text:p>
          </table:table-cell>
          <table:table-cell table:number-columns-repeated="17"/>
        </table:table-row>
        <table:table-row table:style-name="ro1">
          <table:table-cell office:value-type="float" office:value="433.4" calcext:value-type="float">
            <text:p>433.4</text:p>
          </table:table-cell>
          <table:table-cell table:number-columns-repeated="17"/>
        </table:table-row>
        <table:table-row table:style-name="ro1">
          <table:table-cell office:value-type="float" office:value="433.6" calcext:value-type="float">
            <text:p>433.6</text:p>
          </table:table-cell>
          <table:table-cell table:number-columns-repeated="17"/>
        </table:table-row>
        <table:table-row table:style-name="ro1">
          <table:table-cell office:value-type="float" office:value="433.8" calcext:value-type="float">
            <text:p>433.8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4.2" calcext:value-type="float">
            <text:p>434.2</text:p>
          </table:table-cell>
          <table:table-cell table:number-columns-repeated="17"/>
        </table:table-row>
        <table:table-row table:style-name="ro1">
          <table:table-cell office:value-type="float" office:value="434.4" calcext:value-type="float">
            <text:p>434.4</text:p>
          </table:table-cell>
          <table:table-cell table:number-columns-repeated="17"/>
        </table:table-row>
        <table:table-row table:style-name="ro1">
          <table:table-cell office:value-type="float" office:value="434.6" calcext:value-type="float">
            <text:p>434.6</text:p>
          </table:table-cell>
          <table:table-cell table:number-columns-repeated="17"/>
        </table:table-row>
        <table:table-row table:style-name="ro1">
          <table:table-cell office:value-type="float" office:value="434.8" calcext:value-type="float">
            <text:p>434.8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435.2" calcext:value-type="float">
            <text:p>435.2</text:p>
          </table:table-cell>
          <table:table-cell table:number-columns-repeated="17"/>
        </table:table-row>
        <table:table-row table:style-name="ro1">
          <table:table-cell office:value-type="float" office:value="435.4" calcext:value-type="float">
            <text:p>435.4</text:p>
          </table:table-cell>
          <table:table-cell table:number-columns-repeated="17"/>
        </table:table-row>
        <table:table-row table:style-name="ro1">
          <table:table-cell office:value-type="float" office:value="435.6" calcext:value-type="float">
            <text:p>435.6</text:p>
          </table:table-cell>
          <table:table-cell table:number-columns-repeated="17"/>
        </table:table-row>
        <table:table-row table:style-name="ro1">
          <table:table-cell office:value-type="float" office:value="435.8" calcext:value-type="float">
            <text:p>435.8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436.2" calcext:value-type="float">
            <text:p>436.2</text:p>
          </table:table-cell>
          <table:table-cell table:number-columns-repeated="17"/>
        </table:table-row>
        <table:table-row table:style-name="ro1">
          <table:table-cell office:value-type="float" office:value="436.4" calcext:value-type="float">
            <text:p>436.4</text:p>
          </table:table-cell>
          <table:table-cell table:number-columns-repeated="17"/>
        </table:table-row>
        <table:table-row table:style-name="ro1">
          <table:table-cell office:value-type="float" office:value="436.6" calcext:value-type="float">
            <text:p>436.6</text:p>
          </table:table-cell>
          <table:table-cell table:number-columns-repeated="17"/>
        </table:table-row>
        <table:table-row table:style-name="ro1">
          <table:table-cell office:value-type="float" office:value="436.8" calcext:value-type="float">
            <text:p>436.8</text:p>
          </table:table-cell>
          <table:table-cell table:number-columns-repeated="1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7"/>
        </table:table-row>
        <table:table-row table:style-name="ro1">
          <table:table-cell office:value-type="float" office:value="437.2" calcext:value-type="float">
            <text:p>437.2</text:p>
          </table:table-cell>
          <table:table-cell table:number-columns-repeated="17"/>
        </table:table-row>
        <table:table-row table:style-name="ro1">
          <table:table-cell office:value-type="float" office:value="437.4" calcext:value-type="float">
            <text:p>437.4</text:p>
          </table:table-cell>
          <table:table-cell table:number-columns-repeated="17"/>
        </table:table-row>
        <table:table-row table:style-name="ro1">
          <table:table-cell office:value-type="float" office:value="437.6" calcext:value-type="float">
            <text:p>437.6</text:p>
          </table:table-cell>
          <table:table-cell table:number-columns-repeated="17"/>
        </table:table-row>
        <table:table-row table:style-name="ro1">
          <table:table-cell office:value-type="float" office:value="437.8" calcext:value-type="float">
            <text:p>437.8</text:p>
          </table:table-cell>
          <table:table-cell table:number-columns-repeated="1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7"/>
        </table:table-row>
        <table:table-row table:style-name="ro1">
          <table:table-cell office:value-type="float" office:value="438.2" calcext:value-type="float">
            <text:p>438.2</text:p>
          </table:table-cell>
          <table:table-cell table:number-columns-repeated="17"/>
        </table:table-row>
        <table:table-row table:style-name="ro1">
          <table:table-cell office:value-type="float" office:value="438.4" calcext:value-type="float">
            <text:p>438.4</text:p>
          </table:table-cell>
          <table:table-cell table:number-columns-repeated="17"/>
        </table:table-row>
        <table:table-row table:style-name="ro1">
          <table:table-cell office:value-type="float" office:value="438.6" calcext:value-type="float">
            <text:p>438.6</text:p>
          </table:table-cell>
          <table:table-cell table:number-columns-repeated="17"/>
        </table:table-row>
        <table:table-row table:style-name="ro1">
          <table:table-cell office:value-type="float" office:value="438.8" calcext:value-type="float">
            <text:p>438.8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7"/>
        </table:table-row>
        <table:table-row table:style-name="ro1">
          <table:table-cell office:value-type="float" office:value="439.2" calcext:value-type="float">
            <text:p>439.2</text:p>
          </table:table-cell>
          <table:table-cell table:number-columns-repeated="17"/>
        </table:table-row>
        <table:table-row table:style-name="ro1">
          <table:table-cell office:value-type="float" office:value="439.4" calcext:value-type="float">
            <text:p>439.4</text:p>
          </table:table-cell>
          <table:table-cell table:number-columns-repeated="17"/>
        </table:table-row>
        <table:table-row table:style-name="ro1">
          <table:table-cell office:value-type="float" office:value="439.6" calcext:value-type="float">
            <text:p>439.6</text:p>
          </table:table-cell>
          <table:table-cell table:number-columns-repeated="17"/>
        </table:table-row>
        <table:table-row table:style-name="ro1">
          <table:table-cell office:value-type="float" office:value="439.8" calcext:value-type="float">
            <text:p>439.8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0.2" calcext:value-type="float">
            <text:p>440.2</text:p>
          </table:table-cell>
          <table:table-cell table:number-columns-repeated="17"/>
        </table:table-row>
        <table:table-row table:style-name="ro1">
          <table:table-cell office:value-type="float" office:value="440.4" calcext:value-type="float">
            <text:p>440.4</text:p>
          </table:table-cell>
          <table:table-cell table:number-columns-repeated="17"/>
        </table:table-row>
        <table:table-row table:style-name="ro1">
          <table:table-cell office:value-type="float" office:value="440.6" calcext:value-type="float">
            <text:p>440.6</text:p>
          </table:table-cell>
          <table:table-cell table:number-columns-repeated="17"/>
        </table:table-row>
        <table:table-row table:style-name="ro1">
          <table:table-cell office:value-type="float" office:value="440.8" calcext:value-type="float">
            <text:p>440.8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7"/>
        </table:table-row>
        <table:table-row table:style-name="ro1">
          <table:table-cell office:value-type="float" office:value="441.2" calcext:value-type="float">
            <text:p>441.2</text:p>
          </table:table-cell>
          <table:table-cell table:number-columns-repeated="17"/>
        </table:table-row>
        <table:table-row table:style-name="ro1">
          <table:table-cell office:value-type="float" office:value="441.4" calcext:value-type="float">
            <text:p>441.4</text:p>
          </table:table-cell>
          <table:table-cell table:number-columns-repeated="17"/>
        </table:table-row>
        <table:table-row table:style-name="ro1">
          <table:table-cell office:value-type="float" office:value="441.6" calcext:value-type="float">
            <text:p>441.6</text:p>
          </table:table-cell>
          <table:table-cell table:number-columns-repeated="17"/>
        </table:table-row>
        <table:table-row table:style-name="ro1">
          <table:table-cell office:value-type="float" office:value="441.8" calcext:value-type="float">
            <text:p>441.8</text:p>
          </table:table-cell>
          <table:table-cell table:number-columns-repeated="1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7"/>
        </table:table-row>
        <table:table-row table:style-name="ro1">
          <table:table-cell office:value-type="float" office:value="442.2" calcext:value-type="float">
            <text:p>442.2</text:p>
          </table:table-cell>
          <table:table-cell table:number-columns-repeated="17"/>
        </table:table-row>
        <table:table-row table:style-name="ro1">
          <table:table-cell office:value-type="float" office:value="442.4" calcext:value-type="float">
            <text:p>442.4</text:p>
          </table:table-cell>
          <table:table-cell table:number-columns-repeated="17"/>
        </table:table-row>
        <table:table-row table:style-name="ro1">
          <table:table-cell office:value-type="float" office:value="442.6" calcext:value-type="float">
            <text:p>442.6</text:p>
          </table:table-cell>
          <table:table-cell table:number-columns-repeated="17"/>
        </table:table-row>
        <table:table-row table:style-name="ro1">
          <table:table-cell office:value-type="float" office:value="442.8" calcext:value-type="float">
            <text:p>442.8</text:p>
          </table:table-cell>
          <table:table-cell table:number-columns-repeated="1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7"/>
        </table:table-row>
        <table:table-row table:style-name="ro1">
          <table:table-cell office:value-type="float" office:value="443.2" calcext:value-type="float">
            <text:p>443.2</text:p>
          </table:table-cell>
          <table:table-cell table:number-columns-repeated="17"/>
        </table:table-row>
        <table:table-row table:style-name="ro1">
          <table:table-cell office:value-type="float" office:value="443.4" calcext:value-type="float">
            <text:p>443.4</text:p>
          </table:table-cell>
          <table:table-cell table:number-columns-repeated="17"/>
        </table:table-row>
        <table:table-row table:style-name="ro1">
          <table:table-cell office:value-type="float" office:value="443.6" calcext:value-type="float">
            <text:p>443.6</text:p>
          </table:table-cell>
          <table:table-cell table:number-columns-repeated="17"/>
        </table:table-row>
        <table:table-row table:style-name="ro1">
          <table:table-cell office:value-type="float" office:value="443.8" calcext:value-type="float">
            <text:p>443.8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4.2" calcext:value-type="float">
            <text:p>444.2</text:p>
          </table:table-cell>
          <table:table-cell table:number-columns-repeated="17"/>
        </table:table-row>
        <table:table-row table:style-name="ro1">
          <table:table-cell office:value-type="float" office:value="444.4" calcext:value-type="float">
            <text:p>444.4</text:p>
          </table:table-cell>
          <table:table-cell table:number-columns-repeated="17"/>
        </table:table-row>
        <table:table-row table:style-name="ro1">
          <table:table-cell office:value-type="float" office:value="444.6" calcext:value-type="float">
            <text:p>444.6</text:p>
          </table:table-cell>
          <table:table-cell table:number-columns-repeated="17"/>
        </table:table-row>
        <table:table-row table:style-name="ro1">
          <table:table-cell office:value-type="float" office:value="444.8" calcext:value-type="float">
            <text:p>444.8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5.2" calcext:value-type="float">
            <text:p>445.2</text:p>
          </table:table-cell>
          <table:table-cell table:number-columns-repeated="17"/>
        </table:table-row>
        <table:table-row table:style-name="ro1">
          <table:table-cell office:value-type="float" office:value="445.4" calcext:value-type="float">
            <text:p>445.4</text:p>
          </table:table-cell>
          <table:table-cell table:number-columns-repeated="17"/>
        </table:table-row>
        <table:table-row table:style-name="ro1">
          <table:table-cell office:value-type="float" office:value="445.6" calcext:value-type="float">
            <text:p>445.6</text:p>
          </table:table-cell>
          <table:table-cell table:number-columns-repeated="17"/>
        </table:table-row>
        <table:table-row table:style-name="ro1">
          <table:table-cell office:value-type="float" office:value="445.8" calcext:value-type="float">
            <text:p>445.8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6.2" calcext:value-type="float">
            <text:p>446.2</text:p>
          </table:table-cell>
          <table:table-cell table:number-columns-repeated="17"/>
        </table:table-row>
        <table:table-row table:style-name="ro1">
          <table:table-cell office:value-type="float" office:value="446.4" calcext:value-type="float">
            <text:p>446.4</text:p>
          </table:table-cell>
          <table:table-cell table:number-columns-repeated="17"/>
        </table:table-row>
        <table:table-row table:style-name="ro1">
          <table:table-cell office:value-type="float" office:value="446.6" calcext:value-type="float">
            <text:p>446.6</text:p>
          </table:table-cell>
          <table:table-cell table:number-columns-repeated="17"/>
        </table:table-row>
        <table:table-row table:style-name="ro1">
          <table:table-cell office:value-type="float" office:value="446.8" calcext:value-type="float">
            <text:p>446.8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7.2" calcext:value-type="float">
            <text:p>447.2</text:p>
          </table:table-cell>
          <table:table-cell table:number-columns-repeated="17"/>
        </table:table-row>
        <table:table-row table:style-name="ro1">
          <table:table-cell office:value-type="float" office:value="447.4" calcext:value-type="float">
            <text:p>447.4</text:p>
          </table:table-cell>
          <table:table-cell table:number-columns-repeated="17"/>
        </table:table-row>
        <table:table-row table:style-name="ro1">
          <table:table-cell office:value-type="float" office:value="447.6" calcext:value-type="float">
            <text:p>447.6</text:p>
          </table:table-cell>
          <table:table-cell table:number-columns-repeated="17"/>
        </table:table-row>
        <table:table-row table:style-name="ro1">
          <table:table-cell office:value-type="float" office:value="447.8" calcext:value-type="float">
            <text:p>447.8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8.2" calcext:value-type="float">
            <text:p>448.2</text:p>
          </table:table-cell>
          <table:table-cell table:number-columns-repeated="17"/>
        </table:table-row>
        <table:table-row table:style-name="ro1">
          <table:table-cell office:value-type="float" office:value="448.4" calcext:value-type="float">
            <text:p>448.4</text:p>
          </table:table-cell>
          <table:table-cell table:number-columns-repeated="17"/>
        </table:table-row>
        <table:table-row table:style-name="ro1">
          <table:table-cell office:value-type="float" office:value="448.6" calcext:value-type="float">
            <text:p>448.6</text:p>
          </table:table-cell>
          <table:table-cell table:number-columns-repeated="17"/>
        </table:table-row>
        <table:table-row table:style-name="ro1">
          <table:table-cell office:value-type="float" office:value="448.8" calcext:value-type="float">
            <text:p>448.8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7"/>
        </table:table-row>
        <table:table-row table:style-name="ro1">
          <table:table-cell office:value-type="float" office:value="449.2" calcext:value-type="float">
            <text:p>449.2</text:p>
          </table:table-cell>
          <table:table-cell table:number-columns-repeated="17"/>
        </table:table-row>
        <table:table-row table:style-name="ro1">
          <table:table-cell office:value-type="float" office:value="449.4" calcext:value-type="float">
            <text:p>449.4</text:p>
          </table:table-cell>
          <table:table-cell table:number-columns-repeated="17"/>
        </table:table-row>
        <table:table-row table:style-name="ro1">
          <table:table-cell office:value-type="float" office:value="449.6" calcext:value-type="float">
            <text:p>449.6</text:p>
          </table:table-cell>
          <table:table-cell table:number-columns-repeated="17"/>
        </table:table-row>
        <table:table-row table:style-name="ro1">
          <table:table-cell office:value-type="float" office:value="449.8" calcext:value-type="float">
            <text:p>449.8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0.2" calcext:value-type="float">
            <text:p>450.2</text:p>
          </table:table-cell>
          <table:table-cell table:number-columns-repeated="17"/>
        </table:table-row>
        <table:table-row table:style-name="ro1">
          <table:table-cell office:value-type="float" office:value="450.4" calcext:value-type="float">
            <text:p>450.4</text:p>
          </table:table-cell>
          <table:table-cell table:number-columns-repeated="17"/>
        </table:table-row>
        <table:table-row table:style-name="ro1">
          <table:table-cell office:value-type="float" office:value="450.6" calcext:value-type="float">
            <text:p>450.6</text:p>
          </table:table-cell>
          <table:table-cell table:number-columns-repeated="17"/>
        </table:table-row>
        <table:table-row table:style-name="ro1">
          <table:table-cell office:value-type="float" office:value="450.8" calcext:value-type="float">
            <text:p>450.8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7"/>
        </table:table-row>
        <table:table-row table:style-name="ro1">
          <table:table-cell office:value-type="float" office:value="451.2" calcext:value-type="float">
            <text:p>451.2</text:p>
          </table:table-cell>
          <table:table-cell table:number-columns-repeated="17"/>
        </table:table-row>
        <table:table-row table:style-name="ro1">
          <table:table-cell office:value-type="float" office:value="451.4" calcext:value-type="float">
            <text:p>451.4</text:p>
          </table:table-cell>
          <table:table-cell table:number-columns-repeated="17"/>
        </table:table-row>
        <table:table-row table:style-name="ro1">
          <table:table-cell office:value-type="float" office:value="451.6" calcext:value-type="float">
            <text:p>451.6</text:p>
          </table:table-cell>
          <table:table-cell table:number-columns-repeated="17"/>
        </table:table-row>
        <table:table-row table:style-name="ro1">
          <table:table-cell office:value-type="float" office:value="451.8" calcext:value-type="float">
            <text:p>451.8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.2" calcext:value-type="float">
            <text:p>452.2</text:p>
          </table:table-cell>
          <table:table-cell table:number-columns-repeated="17"/>
        </table:table-row>
        <table:table-row table:style-name="ro1">
          <table:table-cell office:value-type="float" office:value="452.4" calcext:value-type="float">
            <text:p>452.4</text:p>
          </table:table-cell>
          <table:table-cell table:number-columns-repeated="17"/>
        </table:table-row>
        <table:table-row table:style-name="ro1">
          <table:table-cell office:value-type="float" office:value="452.6" calcext:value-type="float">
            <text:p>452.6</text:p>
          </table:table-cell>
          <table:table-cell table:number-columns-repeated="17"/>
        </table:table-row>
        <table:table-row table:style-name="ro1">
          <table:table-cell office:value-type="float" office:value="452.8" calcext:value-type="float">
            <text:p>452.8</text:p>
          </table:table-cell>
          <table:table-cell table:number-columns-repeated="1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7"/>
        </table:table-row>
        <table:table-row table:style-name="ro1">
          <table:table-cell office:value-type="float" office:value="453.2" calcext:value-type="float">
            <text:p>453.2</text:p>
          </table:table-cell>
          <table:table-cell table:number-columns-repeated="17"/>
        </table:table-row>
        <table:table-row table:style-name="ro1">
          <table:table-cell office:value-type="float" office:value="453.4" calcext:value-type="float">
            <text:p>453.4</text:p>
          </table:table-cell>
          <table:table-cell table:number-columns-repeated="17"/>
        </table:table-row>
        <table:table-row table:style-name="ro1">
          <table:table-cell office:value-type="float" office:value="453.6" calcext:value-type="float">
            <text:p>453.6</text:p>
          </table:table-cell>
          <table:table-cell table:number-columns-repeated="17"/>
        </table:table-row>
        <table:table-row table:style-name="ro1">
          <table:table-cell office:value-type="float" office:value="453.8" calcext:value-type="float">
            <text:p>453.8</text:p>
          </table:table-cell>
          <table:table-cell table:number-columns-repeated="1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7"/>
        </table:table-row>
        <table:table-row table:style-name="ro1">
          <table:table-cell office:value-type="float" office:value="454.2" calcext:value-type="float">
            <text:p>454.2</text:p>
          </table:table-cell>
          <table:table-cell table:number-columns-repeated="17"/>
        </table:table-row>
        <table:table-row table:style-name="ro1">
          <table:table-cell office:value-type="float" office:value="454.4" calcext:value-type="float">
            <text:p>454.4</text:p>
          </table:table-cell>
          <table:table-cell table:number-columns-repeated="17"/>
        </table:table-row>
        <table:table-row table:style-name="ro1">
          <table:table-cell office:value-type="float" office:value="454.6" calcext:value-type="float">
            <text:p>454.6</text:p>
          </table:table-cell>
          <table:table-cell table:number-columns-repeated="17"/>
        </table:table-row>
        <table:table-row table:style-name="ro1">
          <table:table-cell office:value-type="float" office:value="454.8" calcext:value-type="float">
            <text:p>454.8</text:p>
          </table:table-cell>
          <table:table-cell table:number-columns-repeated="1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7"/>
        </table:table-row>
        <table:table-row table:style-name="ro1">
          <table:table-cell office:value-type="float" office:value="455.2" calcext:value-type="float">
            <text:p>455.2</text:p>
          </table:table-cell>
          <table:table-cell table:number-columns-repeated="17"/>
        </table:table-row>
        <table:table-row table:style-name="ro1">
          <table:table-cell office:value-type="float" office:value="455.4" calcext:value-type="float">
            <text:p>455.4</text:p>
          </table:table-cell>
          <table:table-cell table:number-columns-repeated="17"/>
        </table:table-row>
        <table:table-row table:style-name="ro1">
          <table:table-cell office:value-type="float" office:value="455.6" calcext:value-type="float">
            <text:p>455.6</text:p>
          </table:table-cell>
          <table:table-cell table:number-columns-repeated="17"/>
        </table:table-row>
        <table:table-row table:style-name="ro1">
          <table:table-cell office:value-type="float" office:value="455.8" calcext:value-type="float">
            <text:p>455.8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.2" calcext:value-type="float">
            <text:p>456.2</text:p>
          </table:table-cell>
          <table:table-cell table:number-columns-repeated="17"/>
        </table:table-row>
        <table:table-row table:style-name="ro1">
          <table:table-cell office:value-type="float" office:value="456.4" calcext:value-type="float">
            <text:p>456.4</text:p>
          </table:table-cell>
          <table:table-cell table:number-columns-repeated="17"/>
        </table:table-row>
        <table:table-row table:style-name="ro1">
          <table:table-cell office:value-type="float" office:value="456.6" calcext:value-type="float">
            <text:p>456.6</text:p>
          </table:table-cell>
          <table:table-cell table:number-columns-repeated="17"/>
        </table:table-row>
        <table:table-row table:style-name="ro1">
          <table:table-cell office:value-type="float" office:value="456.8" calcext:value-type="float">
            <text:p>456.8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7"/>
        </table:table-row>
        <table:table-row table:style-name="ro1">
          <table:table-cell office:value-type="float" office:value="457.2" calcext:value-type="float">
            <text:p>457.2</text:p>
          </table:table-cell>
          <table:table-cell table:number-columns-repeated="17"/>
        </table:table-row>
        <table:table-row table:style-name="ro1">
          <table:table-cell office:value-type="float" office:value="457.4" calcext:value-type="float">
            <text:p>457.4</text:p>
          </table:table-cell>
          <table:table-cell table:number-columns-repeated="17"/>
        </table:table-row>
        <table:table-row table:style-name="ro1">
          <table:table-cell office:value-type="float" office:value="457.6" calcext:value-type="float">
            <text:p>457.6</text:p>
          </table:table-cell>
          <table:table-cell table:number-columns-repeated="17"/>
        </table:table-row>
        <table:table-row table:style-name="ro1">
          <table:table-cell office:value-type="float" office:value="457.8" calcext:value-type="float">
            <text:p>457.8</text:p>
          </table:table-cell>
          <table:table-cell table:number-columns-repeated="1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7"/>
        </table:table-row>
        <table:table-row table:style-name="ro1">
          <table:table-cell office:value-type="float" office:value="458.2" calcext:value-type="float">
            <text:p>458.2</text:p>
          </table:table-cell>
          <table:table-cell table:number-columns-repeated="17"/>
        </table:table-row>
        <table:table-row table:style-name="ro1">
          <table:table-cell office:value-type="float" office:value="458.4" calcext:value-type="float">
            <text:p>458.4</text:p>
          </table:table-cell>
          <table:table-cell table:number-columns-repeated="17"/>
        </table:table-row>
        <table:table-row table:style-name="ro1">
          <table:table-cell office:value-type="float" office:value="458.6" calcext:value-type="float">
            <text:p>458.6</text:p>
          </table:table-cell>
          <table:table-cell table:number-columns-repeated="17"/>
        </table:table-row>
        <table:table-row table:style-name="ro1">
          <table:table-cell office:value-type="float" office:value="458.8" calcext:value-type="float">
            <text:p>458.8</text:p>
          </table:table-cell>
          <table:table-cell table:number-columns-repeated="1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7"/>
        </table:table-row>
        <table:table-row table:style-name="ro1">
          <table:table-cell office:value-type="float" office:value="459.2" calcext:value-type="float">
            <text:p>459.2</text:p>
          </table:table-cell>
          <table:table-cell table:number-columns-repeated="17"/>
        </table:table-row>
        <table:table-row table:style-name="ro1">
          <table:table-cell office:value-type="float" office:value="459.4" calcext:value-type="float">
            <text:p>459.4</text:p>
          </table:table-cell>
          <table:table-cell table:number-columns-repeated="17"/>
        </table:table-row>
        <table:table-row table:style-name="ro1">
          <table:table-cell office:value-type="float" office:value="459.6" calcext:value-type="float">
            <text:p>459.6</text:p>
          </table:table-cell>
          <table:table-cell table:number-columns-repeated="17"/>
        </table:table-row>
        <table:table-row table:style-name="ro1">
          <table:table-cell office:value-type="float" office:value="459.8" calcext:value-type="float">
            <text:p>459.8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.2" calcext:value-type="float">
            <text:p>460.2</text:p>
          </table:table-cell>
          <table:table-cell table:number-columns-repeated="17"/>
        </table:table-row>
        <table:table-row table:style-name="ro1">
          <table:table-cell office:value-type="float" office:value="460.4" calcext:value-type="float">
            <text:p>460.4</text:p>
          </table:table-cell>
          <table:table-cell table:number-columns-repeated="17"/>
        </table:table-row>
        <table:table-row table:style-name="ro1">
          <table:table-cell office:value-type="float" office:value="460.6" calcext:value-type="float">
            <text:p>460.6</text:p>
          </table:table-cell>
          <table:table-cell table:number-columns-repeated="17"/>
        </table:table-row>
        <table:table-row table:style-name="ro1">
          <table:table-cell office:value-type="float" office:value="460.8" calcext:value-type="float">
            <text:p>460.8</text:p>
          </table:table-cell>
          <table:table-cell table:number-columns-repeated="1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7"/>
        </table:table-row>
        <table:table-row table:style-name="ro1">
          <table:table-cell office:value-type="float" office:value="461.2" calcext:value-type="float">
            <text:p>461.2</text:p>
          </table:table-cell>
          <table:table-cell table:number-columns-repeated="17"/>
        </table:table-row>
        <table:table-row table:style-name="ro1">
          <table:table-cell office:value-type="float" office:value="461.4" calcext:value-type="float">
            <text:p>461.4</text:p>
          </table:table-cell>
          <table:table-cell table:number-columns-repeated="17"/>
        </table:table-row>
        <table:table-row table:style-name="ro1">
          <table:table-cell office:value-type="float" office:value="461.6" calcext:value-type="float">
            <text:p>461.6</text:p>
          </table:table-cell>
          <table:table-cell table:number-columns-repeated="17"/>
        </table:table-row>
        <table:table-row table:style-name="ro1">
          <table:table-cell office:value-type="float" office:value="461.8" calcext:value-type="float">
            <text:p>461.8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7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number-columns-repeated="17"/>
        </table:table-row>
        <table:table-row table:style-name="ro1">
          <table:table-cell office:value-type="float" office:value="462.4" calcext:value-type="float">
            <text:p>462.4</text:p>
          </table:table-cell>
          <table:table-cell table:number-columns-repeated="17"/>
        </table:table-row>
        <table:table-row table:style-name="ro1">
          <table:table-cell office:value-type="float" office:value="462.6" calcext:value-type="float">
            <text:p>462.6</text:p>
          </table:table-cell>
          <table:table-cell table:number-columns-repeated="17"/>
        </table:table-row>
        <table:table-row table:style-name="ro1">
          <table:table-cell office:value-type="float" office:value="462.8" calcext:value-type="float">
            <text:p>462.8</text:p>
          </table:table-cell>
          <table:table-cell table:number-columns-repeated="1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7"/>
        </table:table-row>
        <table:table-row table:style-name="ro1">
          <table:table-cell office:value-type="float" office:value="463.2" calcext:value-type="float">
            <text:p>463.2</text:p>
          </table:table-cell>
          <table:table-cell table:number-columns-repeated="17"/>
        </table:table-row>
        <table:table-row table:style-name="ro1">
          <table:table-cell office:value-type="float" office:value="463.4" calcext:value-type="float">
            <text:p>463.4</text:p>
          </table:table-cell>
          <table:table-cell table:number-columns-repeated="17"/>
        </table:table-row>
        <table:table-row table:style-name="ro1">
          <table:table-cell office:value-type="float" office:value="463.6" calcext:value-type="float">
            <text:p>463.6</text:p>
          </table:table-cell>
          <table:table-cell table:number-columns-repeated="17"/>
        </table:table-row>
        <table:table-row table:style-name="ro1">
          <table:table-cell office:value-type="float" office:value="463.8" calcext:value-type="float">
            <text:p>463.8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7"/>
        </table:table-row>
        <table:table-row table:style-name="ro1">
          <table:table-cell office:value-type="float" office:value="464.2" calcext:value-type="float">
            <text:p>464.2</text:p>
          </table:table-cell>
          <table:table-cell table:number-columns-repeated="17"/>
        </table:table-row>
        <table:table-row table:style-name="ro1">
          <table:table-cell office:value-type="float" office:value="464.4" calcext:value-type="float">
            <text:p>464.4</text:p>
          </table:table-cell>
          <table:table-cell table:number-columns-repeated="17"/>
        </table:table-row>
        <table:table-row table:style-name="ro1">
          <table:table-cell office:value-type="float" office:value="464.6" calcext:value-type="float">
            <text:p>464.6</text:p>
          </table:table-cell>
          <table:table-cell table:number-columns-repeated="17"/>
        </table:table-row>
        <table:table-row table:style-name="ro1">
          <table:table-cell office:value-type="float" office:value="464.8" calcext:value-type="float">
            <text:p>464.8</text:p>
          </table:table-cell>
          <table:table-cell table:number-columns-repeated="1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7"/>
        </table:table-row>
        <table:table-row table:style-name="ro1">
          <table:table-cell office:value-type="float" office:value="465.2" calcext:value-type="float">
            <text:p>465.2</text:p>
          </table:table-cell>
          <table:table-cell table:number-columns-repeated="17"/>
        </table:table-row>
        <table:table-row table:style-name="ro1">
          <table:table-cell office:value-type="float" office:value="465.4" calcext:value-type="float">
            <text:p>465.4</text:p>
          </table:table-cell>
          <table:table-cell table:number-columns-repeated="17"/>
        </table:table-row>
        <table:table-row table:style-name="ro1">
          <table:table-cell office:value-type="float" office:value="465.6" calcext:value-type="float">
            <text:p>465.6</text:p>
          </table:table-cell>
          <table:table-cell table:number-columns-repeated="17"/>
        </table:table-row>
        <table:table-row table:style-name="ro1">
          <table:table-cell office:value-type="float" office:value="465.8" calcext:value-type="float">
            <text:p>465.8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466.2" calcext:value-type="float">
            <text:p>466.2</text:p>
          </table:table-cell>
          <table:table-cell table:number-columns-repeated="17"/>
        </table:table-row>
        <table:table-row table:style-name="ro1">
          <table:table-cell office:value-type="float" office:value="466.4" calcext:value-type="float">
            <text:p>466.4</text:p>
          </table:table-cell>
          <table:table-cell table:number-columns-repeated="17"/>
        </table:table-row>
        <table:table-row table:style-name="ro1">
          <table:table-cell office:value-type="float" office:value="466.6" calcext:value-type="float">
            <text:p>466.6</text:p>
          </table:table-cell>
          <table:table-cell table:number-columns-repeated="17"/>
        </table:table-row>
        <table:table-row table:style-name="ro1">
          <table:table-cell office:value-type="float" office:value="466.8" calcext:value-type="float">
            <text:p>466.8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7"/>
        </table:table-row>
        <table:table-row table:style-name="ro1">
          <table:table-cell office:value-type="float" office:value="467.2" calcext:value-type="float">
            <text:p>467.2</text:p>
          </table:table-cell>
          <table:table-cell table:number-columns-repeated="17"/>
        </table:table-row>
        <table:table-row table:style-name="ro1">
          <table:table-cell office:value-type="float" office:value="467.4" calcext:value-type="float">
            <text:p>467.4</text:p>
          </table:table-cell>
          <table:table-cell table:number-columns-repeated="17"/>
        </table:table-row>
        <table:table-row table:style-name="ro1">
          <table:table-cell office:value-type="float" office:value="467.6" calcext:value-type="float">
            <text:p>467.6</text:p>
          </table:table-cell>
          <table:table-cell table:number-columns-repeated="17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468.2" calcext:value-type="float">
            <text:p>468.2</text:p>
          </table:table-cell>
          <table:table-cell table:number-columns-repeated="17"/>
        </table:table-row>
        <table:table-row table:style-name="ro1">
          <table:table-cell office:value-type="float" office:value="468.4" calcext:value-type="float">
            <text:p>468.4</text:p>
          </table:table-cell>
          <table:table-cell table:number-columns-repeated="17"/>
        </table:table-row>
        <table:table-row table:style-name="ro1">
          <table:table-cell office:value-type="float" office:value="468.6" calcext:value-type="float">
            <text:p>468.6</text:p>
          </table:table-cell>
          <table:table-cell table:number-columns-repeated="17"/>
        </table:table-row>
        <table:table-row table:style-name="ro1">
          <table:table-cell office:value-type="float" office:value="468.8" calcext:value-type="float">
            <text:p>468.8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7"/>
        </table:table-row>
        <table:table-row table:style-name="ro1">
          <table:table-cell office:value-type="float" office:value="469.2" calcext:value-type="float">
            <text:p>469.2</text:p>
          </table:table-cell>
          <table:table-cell table:number-columns-repeated="17"/>
        </table:table-row>
        <table:table-row table:style-name="ro1">
          <table:table-cell office:value-type="float" office:value="469.4" calcext:value-type="float">
            <text:p>469.4</text:p>
          </table:table-cell>
          <table:table-cell table:number-columns-repeated="17"/>
        </table:table-row>
        <table:table-row table:style-name="ro1">
          <table:table-cell office:value-type="float" office:value="469.6" calcext:value-type="float">
            <text:p>469.6</text:p>
          </table:table-cell>
          <table:table-cell table:number-columns-repeated="17"/>
        </table:table-row>
        <table:table-row table:style-name="ro1">
          <table:table-cell office:value-type="float" office:value="469.8" calcext:value-type="float">
            <text:p>469.8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office:value-type="float" office:value="470.2" calcext:value-type="float">
            <text:p>470.2</text:p>
          </table:table-cell>
          <table:table-cell table:number-columns-repeated="17"/>
        </table:table-row>
        <table:table-row table:style-name="ro1">
          <table:table-cell office:value-type="float" office:value="470.4" calcext:value-type="float">
            <text:p>470.4</text:p>
          </table:table-cell>
          <table:table-cell table:number-columns-repeated="17"/>
        </table:table-row>
        <table:table-row table:style-name="ro1">
          <table:table-cell office:value-type="float" office:value="470.6" calcext:value-type="float">
            <text:p>470.6</text:p>
          </table:table-cell>
          <table:table-cell table:number-columns-repeated="17"/>
        </table:table-row>
        <table:table-row table:style-name="ro1">
          <table:table-cell office:value-type="float" office:value="470.8" calcext:value-type="float">
            <text:p>470.8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7"/>
        </table:table-row>
        <table:table-row table:style-name="ro1">
          <table:table-cell office:value-type="float" office:value="471.2" calcext:value-type="float">
            <text:p>471.2</text:p>
          </table:table-cell>
          <table:table-cell table:number-columns-repeated="17"/>
        </table:table-row>
        <table:table-row table:style-name="ro1">
          <table:table-cell office:value-type="float" office:value="471.4" calcext:value-type="float">
            <text:p>471.4</text:p>
          </table:table-cell>
          <table:table-cell table:number-columns-repeated="17"/>
        </table:table-row>
        <table:table-row table:style-name="ro1">
          <table:table-cell office:value-type="float" office:value="471.6" calcext:value-type="float">
            <text:p>471.6</text:p>
          </table:table-cell>
          <table:table-cell table:number-columns-repeated="17"/>
        </table:table-row>
        <table:table-row table:style-name="ro1">
          <table:table-cell office:value-type="float" office:value="471.8" calcext:value-type="float">
            <text:p>471.8</text:p>
          </table:table-cell>
          <table:table-cell table:number-columns-repeated="1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7"/>
        </table:table-row>
        <table:table-row table:style-name="ro1">
          <table:table-cell office:value-type="float" office:value="472.2" calcext:value-type="float">
            <text:p>472.2</text:p>
          </table:table-cell>
          <table:table-cell table:number-columns-repeated="17"/>
        </table:table-row>
        <table:table-row table:style-name="ro1">
          <table:table-cell office:value-type="float" office:value="472.4" calcext:value-type="float">
            <text:p>472.4</text:p>
          </table:table-cell>
          <table:table-cell table:number-columns-repeated="17"/>
        </table:table-row>
        <table:table-row table:style-name="ro1">
          <table:table-cell office:value-type="float" office:value="472.6" calcext:value-type="float">
            <text:p>472.6</text:p>
          </table:table-cell>
          <table:table-cell table:number-columns-repeated="17"/>
        </table:table-row>
        <table:table-row table:style-name="ro1">
          <table:table-cell office:value-type="float" office:value="472.8" calcext:value-type="float">
            <text:p>472.8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float" office:value="473.2" calcext:value-type="float">
            <text:p>473.2</text:p>
          </table:table-cell>
          <table:table-cell table:number-columns-repeated="17"/>
        </table:table-row>
        <table:table-row table:style-name="ro1">
          <table:table-cell office:value-type="float" office:value="473.4" calcext:value-type="float">
            <text:p>473.4</text:p>
          </table:table-cell>
          <table:table-cell table:number-columns-repeated="17"/>
        </table:table-row>
        <table:table-row table:style-name="ro1">
          <table:table-cell office:value-type="float" office:value="473.6" calcext:value-type="float">
            <text:p>473.6</text:p>
          </table:table-cell>
          <table:table-cell table:number-columns-repeated="17"/>
        </table:table-row>
        <table:table-row table:style-name="ro1">
          <table:table-cell office:value-type="float" office:value="473.8" calcext:value-type="float">
            <text:p>473.8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7"/>
        </table:table-row>
        <table:table-row table:style-name="ro1">
          <table:table-cell office:value-type="float" office:value="474.2" calcext:value-type="float">
            <text:p>474.2</text:p>
          </table:table-cell>
          <table:table-cell table:number-columns-repeated="17"/>
        </table:table-row>
        <table:table-row table:style-name="ro1">
          <table:table-cell office:value-type="float" office:value="474.4" calcext:value-type="float">
            <text:p>474.4</text:p>
          </table:table-cell>
          <table:table-cell table:number-columns-repeated="17"/>
        </table:table-row>
        <table:table-row table:style-name="ro1">
          <table:table-cell office:value-type="float" office:value="474.6" calcext:value-type="float">
            <text:p>474.6</text:p>
          </table:table-cell>
          <table:table-cell table:number-columns-repeated="17"/>
        </table:table-row>
        <table:table-row table:style-name="ro1">
          <table:table-cell office:value-type="float" office:value="474.8" calcext:value-type="float">
            <text:p>474.8</text:p>
          </table:table-cell>
          <table:table-cell table:number-columns-repeated="1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7"/>
        </table:table-row>
        <table:table-row table:style-name="ro1">
          <table:table-cell office:value-type="float" office:value="475.2" calcext:value-type="float">
            <text:p>475.2</text:p>
          </table:table-cell>
          <table:table-cell table:number-columns-repeated="17"/>
        </table:table-row>
        <table:table-row table:style-name="ro1">
          <table:table-cell office:value-type="float" office:value="475.4" calcext:value-type="float">
            <text:p>475.4</text:p>
          </table:table-cell>
          <table:table-cell table:number-columns-repeated="17"/>
        </table:table-row>
        <table:table-row table:style-name="ro1">
          <table:table-cell office:value-type="float" office:value="475.6" calcext:value-type="float">
            <text:p>475.6</text:p>
          </table:table-cell>
          <table:table-cell table:number-columns-repeated="17"/>
        </table:table-row>
        <table:table-row table:style-name="ro1">
          <table:table-cell office:value-type="float" office:value="475.8" calcext:value-type="float">
            <text:p>475.8</text:p>
          </table:table-cell>
          <table:table-cell table:number-columns-repeated="1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7"/>
        </table:table-row>
        <table:table-row table:style-name="ro1">
          <table:table-cell office:value-type="float" office:value="476.2" calcext:value-type="float">
            <text:p>476.2</text:p>
          </table:table-cell>
          <table:table-cell table:number-columns-repeated="17"/>
        </table:table-row>
        <table:table-row table:style-name="ro1">
          <table:table-cell office:value-type="float" office:value="476.4" calcext:value-type="float">
            <text:p>476.4</text:p>
          </table:table-cell>
          <table:table-cell table:number-columns-repeated="17"/>
        </table:table-row>
        <table:table-row table:style-name="ro1">
          <table:table-cell office:value-type="float" office:value="476.6" calcext:value-type="float">
            <text:p>476.6</text:p>
          </table:table-cell>
          <table:table-cell table:number-columns-repeated="17"/>
        </table:table-row>
        <table:table-row table:style-name="ro1">
          <table:table-cell office:value-type="float" office:value="476.8" calcext:value-type="float">
            <text:p>476.8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7"/>
        </table:table-row>
        <table:table-row table:style-name="ro1">
          <table:table-cell office:value-type="float" office:value="477.2" calcext:value-type="float">
            <text:p>477.2</text:p>
          </table:table-cell>
          <table:table-cell table:number-columns-repeated="17"/>
        </table:table-row>
        <table:table-row table:style-name="ro1">
          <table:table-cell office:value-type="float" office:value="477.4" calcext:value-type="float">
            <text:p>477.4</text:p>
          </table:table-cell>
          <table:table-cell table:number-columns-repeated="17"/>
        </table:table-row>
        <table:table-row table:style-name="ro1">
          <table:table-cell office:value-type="float" office:value="477.6" calcext:value-type="float">
            <text:p>477.6</text:p>
          </table:table-cell>
          <table:table-cell table:number-columns-repeated="17"/>
        </table:table-row>
        <table:table-row table:style-name="ro1">
          <table:table-cell office:value-type="float" office:value="477.8" calcext:value-type="float">
            <text:p>477.8</text:p>
          </table:table-cell>
          <table:table-cell table:number-columns-repeated="1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7"/>
        </table:table-row>
        <table:table-row table:style-name="ro1">
          <table:table-cell office:value-type="float" office:value="478.2" calcext:value-type="float">
            <text:p>478.2</text:p>
          </table:table-cell>
          <table:table-cell table:number-columns-repeated="17"/>
        </table:table-row>
        <table:table-row table:style-name="ro1">
          <table:table-cell office:value-type="float" office:value="478.4" calcext:value-type="float">
            <text:p>478.4</text:p>
          </table:table-cell>
          <table:table-cell table:number-columns-repeated="17"/>
        </table:table-row>
        <table:table-row table:style-name="ro1">
          <table:table-cell office:value-type="float" office:value="478.6" calcext:value-type="float">
            <text:p>478.6</text:p>
          </table:table-cell>
          <table:table-cell table:number-columns-repeated="17"/>
        </table:table-row>
        <table:table-row table:style-name="ro1">
          <table:table-cell office:value-type="float" office:value="478.8" calcext:value-type="float">
            <text:p>478.8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79.2" calcext:value-type="float">
            <text:p>479.2</text:p>
          </table:table-cell>
          <table:table-cell table:number-columns-repeated="17"/>
        </table:table-row>
        <table:table-row table:style-name="ro1">
          <table:table-cell office:value-type="float" office:value="479.4" calcext:value-type="float">
            <text:p>479.4</text:p>
          </table:table-cell>
          <table:table-cell table:number-columns-repeated="17"/>
        </table:table-row>
        <table:table-row table:style-name="ro1">
          <table:table-cell office:value-type="float" office:value="479.6" calcext:value-type="float">
            <text:p>479.6</text:p>
          </table:table-cell>
          <table:table-cell table:number-columns-repeated="17"/>
        </table:table-row>
        <table:table-row table:style-name="ro1">
          <table:table-cell office:value-type="float" office:value="479.8" calcext:value-type="float">
            <text:p>479.8</text:p>
          </table:table-cell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7"/>
        </table:table-row>
        <table:table-row table:style-name="ro1">
          <table:table-cell office:value-type="float" office:value="480.2" calcext:value-type="float">
            <text:p>480.2</text:p>
          </table:table-cell>
          <table:table-cell table:number-columns-repeated="17"/>
        </table:table-row>
        <table:table-row table:style-name="ro1">
          <table:table-cell office:value-type="float" office:value="480.4" calcext:value-type="float">
            <text:p>480.4</text:p>
          </table:table-cell>
          <table:table-cell table:number-columns-repeated="17"/>
        </table:table-row>
        <table:table-row table:style-name="ro1">
          <table:table-cell office:value-type="float" office:value="480.6" calcext:value-type="float">
            <text:p>480.6</text:p>
          </table:table-cell>
          <table:table-cell table:number-columns-repeated="17"/>
        </table:table-row>
        <table:table-row table:style-name="ro1">
          <table:table-cell office:value-type="float" office:value="480.8" calcext:value-type="float">
            <text:p>480.8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7"/>
        </table:table-row>
        <table:table-row table:style-name="ro1">
          <table:table-cell office:value-type="float" office:value="481.2" calcext:value-type="float">
            <text:p>481.2</text:p>
          </table:table-cell>
          <table:table-cell table:number-columns-repeated="17"/>
        </table:table-row>
        <table:table-row table:style-name="ro1">
          <table:table-cell office:value-type="float" office:value="481.4" calcext:value-type="float">
            <text:p>481.4</text:p>
          </table:table-cell>
          <table:table-cell table:number-columns-repeated="17"/>
        </table:table-row>
        <table:table-row table:style-name="ro1">
          <table:table-cell office:value-type="float" office:value="481.6" calcext:value-type="float">
            <text:p>481.6</text:p>
          </table:table-cell>
          <table:table-cell table:number-columns-repeated="17"/>
        </table:table-row>
        <table:table-row table:style-name="ro1">
          <table:table-cell office:value-type="float" office:value="481.8" calcext:value-type="float">
            <text:p>481.8</text:p>
          </table:table-cell>
          <table:table-cell table:number-columns-repeated="1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7"/>
        </table:table-row>
        <table:table-row table:style-name="ro1">
          <table:table-cell office:value-type="float" office:value="482.2" calcext:value-type="float">
            <text:p>482.2</text:p>
          </table:table-cell>
          <table:table-cell table:number-columns-repeated="17"/>
        </table:table-row>
        <table:table-row table:style-name="ro1">
          <table:table-cell office:value-type="float" office:value="482.4" calcext:value-type="float">
            <text:p>482.4</text:p>
          </table:table-cell>
          <table:table-cell table:number-columns-repeated="17"/>
        </table:table-row>
        <table:table-row table:style-name="ro1">
          <table:table-cell office:value-type="float" office:value="482.6" calcext:value-type="float">
            <text:p>482.6</text:p>
          </table:table-cell>
          <table:table-cell table:number-columns-repeated="17"/>
        </table:table-row>
        <table:table-row table:style-name="ro1">
          <table:table-cell office:value-type="float" office:value="482.8" calcext:value-type="float">
            <text:p>482.8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float" office:value="483.2" calcext:value-type="float">
            <text:p>483.2</text:p>
          </table:table-cell>
          <table:table-cell table:number-columns-repeated="17"/>
        </table:table-row>
        <table:table-row table:style-name="ro1">
          <table:table-cell office:value-type="float" office:value="483.4" calcext:value-type="float">
            <text:p>483.4</text:p>
          </table:table-cell>
          <table:table-cell table:number-columns-repeated="17"/>
        </table:table-row>
        <table:table-row table:style-name="ro1">
          <table:table-cell office:value-type="float" office:value="483.6" calcext:value-type="float">
            <text:p>483.6</text:p>
          </table:table-cell>
          <table:table-cell table:number-columns-repeated="17"/>
        </table:table-row>
        <table:table-row table:style-name="ro1">
          <table:table-cell office:value-type="float" office:value="483.8" calcext:value-type="float">
            <text:p>483.8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.2" calcext:value-type="float">
            <text:p>484.2</text:p>
          </table:table-cell>
          <table:table-cell table:number-columns-repeated="17"/>
        </table:table-row>
        <table:table-row table:style-name="ro1">
          <table:table-cell office:value-type="float" office:value="484.4" calcext:value-type="float">
            <text:p>484.4</text:p>
          </table:table-cell>
          <table:table-cell table:number-columns-repeated="17"/>
        </table:table-row>
        <table:table-row table:style-name="ro1">
          <table:table-cell office:value-type="float" office:value="484.6" calcext:value-type="float">
            <text:p>484.6</text:p>
          </table:table-cell>
          <table:table-cell table:number-columns-repeated="17"/>
        </table:table-row>
        <table:table-row table:style-name="ro1">
          <table:table-cell office:value-type="float" office:value="484.8" calcext:value-type="float">
            <text:p>484.8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5.2" calcext:value-type="float">
            <text:p>485.2</text:p>
          </table:table-cell>
          <table:table-cell table:number-columns-repeated="17"/>
        </table:table-row>
        <table:table-row table:style-name="ro1">
          <table:table-cell office:value-type="float" office:value="485.4" calcext:value-type="float">
            <text:p>485.4</text:p>
          </table:table-cell>
          <table:table-cell table:number-columns-repeated="17"/>
        </table:table-row>
        <table:table-row table:style-name="ro1">
          <table:table-cell office:value-type="float" office:value="485.6" calcext:value-type="float">
            <text:p>485.6</text:p>
          </table:table-cell>
          <table:table-cell table:number-columns-repeated="17"/>
        </table:table-row>
        <table:table-row table:style-name="ro1">
          <table:table-cell office:value-type="float" office:value="485.8" calcext:value-type="float">
            <text:p>485.8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7"/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number-columns-repeated="17"/>
        </table:table-row>
        <table:table-row table:style-name="ro1">
          <table:table-cell office:value-type="float" office:value="486.4" calcext:value-type="float">
            <text:p>486.4</text:p>
          </table:table-cell>
          <table:table-cell table:number-columns-repeated="17"/>
        </table:table-row>
        <table:table-row table:style-name="ro1">
          <table:table-cell office:value-type="float" office:value="486.6" calcext:value-type="float">
            <text:p>486.6</text:p>
          </table:table-cell>
          <table:table-cell table:number-columns-repeated="17"/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7"/>
        </table:table-row>
        <table:table-row table:style-name="ro1">
          <table:table-cell office:value-type="float" office:value="487.2" calcext:value-type="float">
            <text:p>487.2</text:p>
          </table:table-cell>
          <table:table-cell table:number-columns-repeated="17"/>
        </table:table-row>
        <table:table-row table:style-name="ro1">
          <table:table-cell office:value-type="float" office:value="487.4" calcext:value-type="float">
            <text:p>487.4</text:p>
          </table:table-cell>
          <table:table-cell table:number-columns-repeated="17"/>
        </table:table-row>
        <table:table-row table:style-name="ro1">
          <table:table-cell office:value-type="float" office:value="487.6" calcext:value-type="float">
            <text:p>487.6</text:p>
          </table:table-cell>
          <table:table-cell table:number-columns-repeated="17"/>
        </table:table-row>
        <table:table-row table:style-name="ro1">
          <table:table-cell office:value-type="float" office:value="487.8" calcext:value-type="float">
            <text:p>487.8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7"/>
        </table:table-row>
        <table:table-row table:style-name="ro1">
          <table:table-cell office:value-type="float" office:value="488.2" calcext:value-type="float">
            <text:p>488.2</text:p>
          </table:table-cell>
          <table:table-cell table:number-columns-repeated="17"/>
        </table:table-row>
        <table:table-row table:style-name="ro1">
          <table:table-cell office:value-type="float" office:value="488.4" calcext:value-type="float">
            <text:p>488.4</text:p>
          </table:table-cell>
          <table:table-cell table:number-columns-repeated="17"/>
        </table:table-row>
        <table:table-row table:style-name="ro1">
          <table:table-cell office:value-type="float" office:value="488.6" calcext:value-type="float">
            <text:p>488.6</text:p>
          </table:table-cell>
          <table:table-cell table:number-columns-repeated="17"/>
        </table:table-row>
        <table:table-row table:style-name="ro1">
          <table:table-cell office:value-type="float" office:value="488.8" calcext:value-type="float">
            <text:p>488.8</text:p>
          </table:table-cell>
          <table:table-cell table:number-columns-repeated="1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7"/>
        </table:table-row>
        <table:table-row table:style-name="ro1">
          <table:table-cell office:value-type="float" office:value="489.2" calcext:value-type="float">
            <text:p>489.2</text:p>
          </table:table-cell>
          <table:table-cell table:number-columns-repeated="17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17"/>
        </table:table-row>
        <table:table-row table:style-name="ro1">
          <table:table-cell office:value-type="float" office:value="489.6" calcext:value-type="float">
            <text:p>489.6</text:p>
          </table:table-cell>
          <table:table-cell table:number-columns-repeated="17"/>
        </table:table-row>
        <table:table-row table:style-name="ro1">
          <table:table-cell office:value-type="float" office:value="489.8" calcext:value-type="float">
            <text:p>489.8</text:p>
          </table:table-cell>
          <table:table-cell table:number-columns-repeated="1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7"/>
        </table:table-row>
        <table:table-row table:style-name="ro1">
          <table:table-cell office:value-type="float" office:value="490.2" calcext:value-type="float">
            <text:p>490.2</text:p>
          </table:table-cell>
          <table:table-cell table:number-columns-repeated="17"/>
        </table:table-row>
        <table:table-row table:style-name="ro1">
          <table:table-cell office:value-type="float" office:value="490.4" calcext:value-type="float">
            <text:p>490.4</text:p>
          </table:table-cell>
          <table:table-cell table:number-columns-repeated="17"/>
        </table:table-row>
        <table:table-row table:style-name="ro1">
          <table:table-cell office:value-type="float" office:value="490.6" calcext:value-type="float">
            <text:p>490.6</text:p>
          </table:table-cell>
          <table:table-cell table:number-columns-repeated="17"/>
        </table:table-row>
        <table:table-row table:style-name="ro1">
          <table:table-cell office:value-type="float" office:value="490.8" calcext:value-type="float">
            <text:p>490.8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7"/>
        </table:table-row>
        <table:table-row table:style-name="ro1">
          <table:table-cell office:value-type="float" office:value="491.2" calcext:value-type="float">
            <text:p>491.2</text:p>
          </table:table-cell>
          <table:table-cell table:number-columns-repeated="17"/>
        </table:table-row>
        <table:table-row table:style-name="ro1">
          <table:table-cell office:value-type="float" office:value="491.4" calcext:value-type="float">
            <text:p>491.4</text:p>
          </table:table-cell>
          <table:table-cell table:number-columns-repeated="17"/>
        </table:table-row>
        <table:table-row table:style-name="ro1">
          <table:table-cell office:value-type="float" office:value="491.6" calcext:value-type="float">
            <text:p>491.6</text:p>
          </table:table-cell>
          <table:table-cell table:number-columns-repeated="17"/>
        </table:table-row>
        <table:table-row table:style-name="ro1">
          <table:table-cell office:value-type="float" office:value="491.8" calcext:value-type="float">
            <text:p>491.8</text:p>
          </table:table-cell>
          <table:table-cell table:number-columns-repeated="1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7"/>
        </table:table-row>
        <table:table-row table:style-name="ro1">
          <table:table-cell office:value-type="float" office:value="492.2" calcext:value-type="float">
            <text:p>492.2</text:p>
          </table:table-cell>
          <table:table-cell table:number-columns-repeated="17"/>
        </table:table-row>
        <table:table-row table:style-name="ro1">
          <table:table-cell office:value-type="float" office:value="492.4" calcext:value-type="float">
            <text:p>492.4</text:p>
          </table:table-cell>
          <table:table-cell table:number-columns-repeated="17"/>
        </table:table-row>
        <table:table-row table:style-name="ro1">
          <table:table-cell office:value-type="float" office:value="492.6" calcext:value-type="float">
            <text:p>492.6</text:p>
          </table:table-cell>
          <table:table-cell table:number-columns-repeated="17"/>
        </table:table-row>
        <table:table-row table:style-name="ro1">
          <table:table-cell office:value-type="float" office:value="492.8" calcext:value-type="float">
            <text:p>492.8</text:p>
          </table:table-cell>
          <table:table-cell table:number-columns-repeated="1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7"/>
        </table:table-row>
        <table:table-row table:style-name="ro1">
          <table:table-cell office:value-type="float" office:value="493.2" calcext:value-type="float">
            <text:p>493.2</text:p>
          </table:table-cell>
          <table:table-cell table:number-columns-repeated="17"/>
        </table:table-row>
        <table:table-row table:style-name="ro1">
          <table:table-cell office:value-type="float" office:value="493.4" calcext:value-type="float">
            <text:p>493.4</text:p>
          </table:table-cell>
          <table:table-cell table:number-columns-repeated="17"/>
        </table:table-row>
        <table:table-row table:style-name="ro1">
          <table:table-cell office:value-type="float" office:value="493.6" calcext:value-type="float">
            <text:p>493.6</text:p>
          </table:table-cell>
          <table:table-cell table:number-columns-repeated="17"/>
        </table:table-row>
        <table:table-row table:style-name="ro1">
          <table:table-cell office:value-type="float" office:value="493.8" calcext:value-type="float">
            <text:p>493.8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.2" calcext:value-type="float">
            <text:p>494.2</text:p>
          </table:table-cell>
          <table:table-cell table:number-columns-repeated="17"/>
        </table:table-row>
        <table:table-row table:style-name="ro1">
          <table:table-cell office:value-type="float" office:value="494.4" calcext:value-type="float">
            <text:p>494.4</text:p>
          </table:table-cell>
          <table:table-cell table:number-columns-repeated="17"/>
        </table:table-row>
        <table:table-row table:style-name="ro1">
          <table:table-cell office:value-type="float" office:value="494.6" calcext:value-type="float">
            <text:p>494.6</text:p>
          </table:table-cell>
          <table:table-cell table:number-columns-repeated="17"/>
        </table:table-row>
        <table:table-row table:style-name="ro1">
          <table:table-cell office:value-type="float" office:value="494.8" calcext:value-type="float">
            <text:p>494.8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7"/>
        </table:table-row>
        <table:table-row table:style-name="ro1">
          <table:table-cell office:value-type="float" office:value="495.2" calcext:value-type="float">
            <text:p>495.2</text:p>
          </table:table-cell>
          <table:table-cell table:number-columns-repeated="17"/>
        </table:table-row>
        <table:table-row table:style-name="ro1">
          <table:table-cell office:value-type="float" office:value="495.4" calcext:value-type="float">
            <text:p>495.4</text:p>
          </table:table-cell>
          <table:table-cell table:number-columns-repeated="17"/>
        </table:table-row>
        <table:table-row table:style-name="ro1">
          <table:table-cell office:value-type="float" office:value="495.6" calcext:value-type="float">
            <text:p>495.6</text:p>
          </table:table-cell>
          <table:table-cell table:number-columns-repeated="17"/>
        </table:table-row>
        <table:table-row table:style-name="ro1">
          <table:table-cell office:value-type="float" office:value="495.8" calcext:value-type="float">
            <text:p>495.8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496.2" calcext:value-type="float">
            <text:p>496.2</text:p>
          </table:table-cell>
          <table:table-cell table:number-columns-repeated="17"/>
        </table:table-row>
        <table:table-row table:style-name="ro1">
          <table:table-cell office:value-type="float" office:value="496.4" calcext:value-type="float">
            <text:p>496.4</text:p>
          </table:table-cell>
          <table:table-cell table:number-columns-repeated="17"/>
        </table:table-row>
        <table:table-row table:style-name="ro1">
          <table:table-cell office:value-type="float" office:value="496.6" calcext:value-type="float">
            <text:p>496.6</text:p>
          </table:table-cell>
          <table:table-cell table:number-columns-repeated="17"/>
        </table:table-row>
        <table:table-row table:style-name="ro1">
          <table:table-cell office:value-type="float" office:value="496.8" calcext:value-type="float">
            <text:p>496.8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7"/>
        </table:table-row>
        <table:table-row table:style-name="ro1">
          <table:table-cell office:value-type="float" office:value="497.2" calcext:value-type="float">
            <text:p>497.2</text:p>
          </table:table-cell>
          <table:table-cell table:number-columns-repeated="17"/>
        </table:table-row>
        <table:table-row table:style-name="ro1">
          <table:table-cell office:value-type="float" office:value="497.4" calcext:value-type="float">
            <text:p>497.4</text:p>
          </table:table-cell>
          <table:table-cell table:number-columns-repeated="17"/>
        </table:table-row>
        <table:table-row table:style-name="ro1">
          <table:table-cell office:value-type="float" office:value="497.6" calcext:value-type="float">
            <text:p>497.6</text:p>
          </table:table-cell>
          <table:table-cell table:number-columns-repeated="17"/>
        </table:table-row>
        <table:table-row table:style-name="ro1">
          <table:table-cell office:value-type="float" office:value="497.8" calcext:value-type="float">
            <text:p>497.8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8.2" calcext:value-type="float">
            <text:p>498.2</text:p>
          </table:table-cell>
          <table:table-cell table:number-columns-repeated="17"/>
        </table:table-row>
        <table:table-row table:style-name="ro1">
          <table:table-cell office:value-type="float" office:value="498.4" calcext:value-type="float">
            <text:p>498.4</text:p>
          </table:table-cell>
          <table:table-cell table:number-columns-repeated="17"/>
        </table:table-row>
        <table:table-row table:style-name="ro1">
          <table:table-cell office:value-type="float" office:value="498.6" calcext:value-type="float">
            <text:p>498.6</text:p>
          </table:table-cell>
          <table:table-cell table:number-columns-repeated="17"/>
        </table:table-row>
        <table:table-row table:style-name="ro1">
          <table:table-cell office:value-type="float" office:value="498.8" calcext:value-type="float">
            <text:p>498.8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499.2" calcext:value-type="float">
            <text:p>499.2</text:p>
          </table:table-cell>
          <table:table-cell table:number-columns-repeated="17"/>
        </table:table-row>
        <table:table-row table:style-name="ro1">
          <table:table-cell office:value-type="float" office:value="499.4" calcext:value-type="float">
            <text:p>499.4</text:p>
          </table:table-cell>
          <table:table-cell table:number-columns-repeated="17"/>
        </table:table-row>
        <table:table-row table:style-name="ro1">
          <table:table-cell office:value-type="float" office:value="499.6" calcext:value-type="float">
            <text:p>499.6</text:p>
          </table:table-cell>
          <table:table-cell table:number-columns-repeated="17"/>
        </table:table-row>
        <table:table-row table:style-name="ro1">
          <table:table-cell office:value-type="float" office:value="499.8" calcext:value-type="float">
            <text:p>499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float" office:value="500.2" calcext:value-type="float">
            <text:p>500.2</text:p>
          </table:table-cell>
          <table:table-cell table:number-columns-repeated="17"/>
        </table:table-row>
        <table:table-row table:style-name="ro1">
          <table:table-cell office:value-type="float" office:value="500.4" calcext:value-type="float">
            <text:p>500.4</text:p>
          </table:table-cell>
          <table:table-cell table:number-columns-repeated="17"/>
        </table:table-row>
        <table:table-row table:style-name="ro1">
          <table:table-cell office:value-type="float" office:value="500.6" calcext:value-type="float">
            <text:p>500.6</text:p>
          </table:table-cell>
          <table:table-cell table:number-columns-repeated="17"/>
        </table:table-row>
        <table:table-row table:style-name="ro1">
          <table:table-cell office:value-type="float" office:value="500.8" calcext:value-type="float">
            <text:p>500.8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1.2" calcext:value-type="float">
            <text:p>501.2</text:p>
          </table:table-cell>
          <table:table-cell table:number-columns-repeated="17"/>
        </table:table-row>
        <table:table-row table:style-name="ro1">
          <table:table-cell office:value-type="float" office:value="501.4" calcext:value-type="float">
            <text:p>501.4</text:p>
          </table:table-cell>
          <table:table-cell table:number-columns-repeated="17"/>
        </table:table-row>
        <table:table-row table:style-name="ro1">
          <table:table-cell office:value-type="float" office:value="501.6" calcext:value-type="float">
            <text:p>501.6</text:p>
          </table:table-cell>
          <table:table-cell table:number-columns-repeated="17"/>
        </table:table-row>
        <table:table-row table:style-name="ro1">
          <table:table-cell office:value-type="float" office:value="501.8" calcext:value-type="float">
            <text:p>501.8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2.2" calcext:value-type="float">
            <text:p>502.2</text:p>
          </table:table-cell>
          <table:table-cell table:number-columns-repeated="17"/>
        </table:table-row>
        <table:table-row table:style-name="ro1">
          <table:table-cell office:value-type="float" office:value="502.4" calcext:value-type="float">
            <text:p>502.4</text:p>
          </table:table-cell>
          <table:table-cell table:number-columns-repeated="17"/>
        </table:table-row>
        <table:table-row table:style-name="ro1">
          <table:table-cell office:value-type="float" office:value="502.6" calcext:value-type="float">
            <text:p>502.6</text:p>
          </table:table-cell>
          <table:table-cell table:number-columns-repeated="17"/>
        </table:table-row>
        <table:table-row table:style-name="ro1">
          <table:table-cell office:value-type="float" office:value="502.8" calcext:value-type="float">
            <text:p>502.8</text:p>
          </table:table-cell>
          <table:table-cell table:number-columns-repeated="1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float" office:value="503.2" calcext:value-type="float">
            <text:p>503.2</text:p>
          </table:table-cell>
          <table:table-cell table:number-columns-repeated="17"/>
        </table:table-row>
        <table:table-row table:style-name="ro1">
          <table:table-cell office:value-type="float" office:value="503.4" calcext:value-type="float">
            <text:p>503.4</text:p>
          </table:table-cell>
          <table:table-cell table:number-columns-repeated="17"/>
        </table:table-row>
        <table:table-row table:style-name="ro1">
          <table:table-cell office:value-type="float" office:value="503.6" calcext:value-type="float">
            <text:p>503.6</text:p>
          </table:table-cell>
          <table:table-cell table:number-columns-repeated="17"/>
        </table:table-row>
        <table:table-row table:style-name="ro1">
          <table:table-cell office:value-type="float" office:value="503.8" calcext:value-type="float">
            <text:p>503.8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4.2" calcext:value-type="float">
            <text:p>504.2</text:p>
          </table:table-cell>
          <table:table-cell table:number-columns-repeated="17"/>
        </table:table-row>
        <table:table-row table:style-name="ro1">
          <table:table-cell office:value-type="float" office:value="504.4" calcext:value-type="float">
            <text:p>504.4</text:p>
          </table:table-cell>
          <table:table-cell table:number-columns-repeated="17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7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7"/>
        </table:table-row>
        <table:table-row table:style-name="ro1">
          <table:table-cell office:value-type="float" office:value="505.2" calcext:value-type="float">
            <text:p>505.2</text:p>
          </table:table-cell>
          <table:table-cell table:number-columns-repeated="17"/>
        </table:table-row>
        <table:table-row table:style-name="ro1">
          <table:table-cell office:value-type="float" office:value="505.4" calcext:value-type="float">
            <text:p>505.4</text:p>
          </table:table-cell>
          <table:table-cell table:number-columns-repeated="17"/>
        </table:table-row>
        <table:table-row table:style-name="ro1">
          <table:table-cell office:value-type="float" office:value="505.6" calcext:value-type="float">
            <text:p>505.6</text:p>
          </table:table-cell>
          <table:table-cell table:number-columns-repeated="17"/>
        </table:table-row>
        <table:table-row table:style-name="ro1">
          <table:table-cell office:value-type="float" office:value="505.8" calcext:value-type="float">
            <text:p>505.8</text:p>
          </table:table-cell>
          <table:table-cell table:number-columns-repeated="1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7"/>
        </table:table-row>
        <table:table-row table:style-name="ro1">
          <table:table-cell office:value-type="float" office:value="506.2" calcext:value-type="float">
            <text:p>506.2</text:p>
          </table:table-cell>
          <table:table-cell table:number-columns-repeated="17"/>
        </table:table-row>
        <table:table-row table:style-name="ro1">
          <table:table-cell office:value-type="float" office:value="506.4" calcext:value-type="float">
            <text:p>506.4</text:p>
          </table:table-cell>
          <table:table-cell table:number-columns-repeated="17"/>
        </table:table-row>
        <table:table-row table:style-name="ro1">
          <table:table-cell office:value-type="float" office:value="506.6" calcext:value-type="float">
            <text:p>506.6</text:p>
          </table:table-cell>
          <table:table-cell table:number-columns-repeated="17"/>
        </table:table-row>
        <table:table-row table:style-name="ro1">
          <table:table-cell office:value-type="float" office:value="506.8" calcext:value-type="float">
            <text:p>506.8</text:p>
          </table:table-cell>
          <table:table-cell table:number-columns-repeated="1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office:value-type="float" office:value="507.2" calcext:value-type="float">
            <text:p>507.2</text:p>
          </table:table-cell>
          <table:table-cell table:number-columns-repeated="17"/>
        </table:table-row>
        <table:table-row table:style-name="ro1">
          <table:table-cell office:value-type="float" office:value="507.4" calcext:value-type="float">
            <text:p>507.4</text:p>
          </table:table-cell>
          <table:table-cell table:number-columns-repeated="17"/>
        </table:table-row>
        <table:table-row table:style-name="ro1">
          <table:table-cell office:value-type="float" office:value="507.6" calcext:value-type="float">
            <text:p>507.6</text:p>
          </table:table-cell>
          <table:table-cell table:number-columns-repeated="17"/>
        </table:table-row>
        <table:table-row table:style-name="ro1">
          <table:table-cell office:value-type="float" office:value="507.8" calcext:value-type="float">
            <text:p>507.8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7"/>
        </table:table-row>
        <table:table-row table:style-name="ro1">
          <table:table-cell office:value-type="float" office:value="508.2" calcext:value-type="float">
            <text:p>508.2</text:p>
          </table:table-cell>
          <table:table-cell table:number-columns-repeated="17"/>
        </table:table-row>
        <table:table-row table:style-name="ro1">
          <table:table-cell office:value-type="float" office:value="508.4" calcext:value-type="float">
            <text:p>508.4</text:p>
          </table:table-cell>
          <table:table-cell table:number-columns-repeated="17"/>
        </table:table-row>
        <table:table-row table:style-name="ro1">
          <table:table-cell office:value-type="float" office:value="508.6" calcext:value-type="float">
            <text:p>508.6</text:p>
          </table:table-cell>
          <table:table-cell table:number-columns-repeated="17"/>
        </table:table-row>
        <table:table-row table:style-name="ro1">
          <table:table-cell office:value-type="float" office:value="508.8" calcext:value-type="float">
            <text:p>508.8</text:p>
          </table:table-cell>
          <table:table-cell table:number-columns-repeated="1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float" office:value="509.2" calcext:value-type="float">
            <text:p>509.2</text:p>
          </table:table-cell>
          <table:table-cell table:number-columns-repeated="17"/>
        </table:table-row>
        <table:table-row table:style-name="ro1">
          <table:table-cell office:value-type="float" office:value="509.4" calcext:value-type="float">
            <text:p>509.4</text:p>
          </table:table-cell>
          <table:table-cell table:number-columns-repeated="17"/>
        </table:table-row>
        <table:table-row table:style-name="ro1">
          <table:table-cell office:value-type="float" office:value="509.6" calcext:value-type="float">
            <text:p>509.6</text:p>
          </table:table-cell>
          <table:table-cell table:number-columns-repeated="17"/>
        </table:table-row>
        <table:table-row table:style-name="ro1">
          <table:table-cell office:value-type="float" office:value="509.8" calcext:value-type="float">
            <text:p>509.8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7"/>
        </table:table-row>
        <table:table-row table:style-name="ro1">
          <table:table-cell office:value-type="float" office:value="510.2" calcext:value-type="float">
            <text:p>510.2</text:p>
          </table:table-cell>
          <table:table-cell table:number-columns-repeated="17"/>
        </table:table-row>
        <table:table-row table:style-name="ro1">
          <table:table-cell office:value-type="float" office:value="510.4" calcext:value-type="float">
            <text:p>510.4</text:p>
          </table:table-cell>
          <table:table-cell table:number-columns-repeated="17"/>
        </table:table-row>
        <table:table-row table:style-name="ro1">
          <table:table-cell office:value-type="float" office:value="510.6" calcext:value-type="float">
            <text:p>510.6</text:p>
          </table:table-cell>
          <table:table-cell table:number-columns-repeated="17"/>
        </table:table-row>
        <table:table-row table:style-name="ro1">
          <table:table-cell office:value-type="float" office:value="510.8" calcext:value-type="float">
            <text:p>510.8</text:p>
          </table:table-cell>
          <table:table-cell table:number-columns-repeated="1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7"/>
        </table:table-row>
        <table:table-row table:style-name="ro1">
          <table:table-cell office:value-type="float" office:value="511.2" calcext:value-type="float">
            <text:p>511.2</text:p>
          </table:table-cell>
          <table:table-cell table:number-columns-repeated="17"/>
        </table:table-row>
        <table:table-row table:style-name="ro1">
          <table:table-cell office:value-type="float" office:value="511.4" calcext:value-type="float">
            <text:p>511.4</text:p>
          </table:table-cell>
          <table:table-cell table:number-columns-repeated="17"/>
        </table:table-row>
        <table:table-row table:style-name="ro1">
          <table:table-cell office:value-type="float" office:value="511.6" calcext:value-type="float">
            <text:p>511.6</text:p>
          </table:table-cell>
          <table:table-cell table:number-columns-repeated="17"/>
        </table:table-row>
        <table:table-row table:style-name="ro1">
          <table:table-cell office:value-type="float" office:value="511.8" calcext:value-type="float">
            <text:p>511.8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7"/>
        </table:table-row>
        <table:table-row table:style-name="ro1">
          <table:table-cell office:value-type="float" office:value="512.2" calcext:value-type="float">
            <text:p>512.2</text:p>
          </table:table-cell>
          <table:table-cell table:number-columns-repeated="17"/>
        </table:table-row>
        <table:table-row table:style-name="ro1">
          <table:table-cell office:value-type="float" office:value="512.4" calcext:value-type="float">
            <text:p>512.4</text:p>
          </table:table-cell>
          <table:table-cell table:number-columns-repeated="17"/>
        </table:table-row>
        <table:table-row table:style-name="ro1">
          <table:table-cell office:value-type="float" office:value="512.6" calcext:value-type="float">
            <text:p>512.6</text:p>
          </table:table-cell>
          <table:table-cell table:number-columns-repeated="17"/>
        </table:table-row>
        <table:table-row table:style-name="ro1">
          <table:table-cell office:value-type="float" office:value="512.8" calcext:value-type="float">
            <text:p>512.8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7"/>
        </table:table-row>
        <table:table-row table:style-name="ro1">
          <table:table-cell office:value-type="float" office:value="513.2" calcext:value-type="float">
            <text:p>513.2</text:p>
          </table:table-cell>
          <table:table-cell table:number-columns-repeated="17"/>
        </table:table-row>
        <table:table-row table:style-name="ro1">
          <table:table-cell office:value-type="float" office:value="513.4" calcext:value-type="float">
            <text:p>513.4</text:p>
          </table:table-cell>
          <table:table-cell table:number-columns-repeated="17"/>
        </table:table-row>
        <table:table-row table:style-name="ro1">
          <table:table-cell office:value-type="float" office:value="513.6" calcext:value-type="float">
            <text:p>513.6</text:p>
          </table:table-cell>
          <table:table-cell table:number-columns-repeated="17"/>
        </table:table-row>
        <table:table-row table:style-name="ro1">
          <table:table-cell office:value-type="float" office:value="513.8" calcext:value-type="float">
            <text:p>513.8</text:p>
          </table:table-cell>
          <table:table-cell table:number-columns-repeated="1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7"/>
        </table:table-row>
        <table:table-row table:style-name="ro1">
          <table:table-cell office:value-type="float" office:value="514.2" calcext:value-type="float">
            <text:p>514.2</text:p>
          </table:table-cell>
          <table:table-cell table:number-columns-repeated="17"/>
        </table:table-row>
        <table:table-row table:style-name="ro1">
          <table:table-cell office:value-type="float" office:value="514.4" calcext:value-type="float">
            <text:p>514.4</text:p>
          </table:table-cell>
          <table:table-cell table:number-columns-repeated="17"/>
        </table:table-row>
        <table:table-row table:style-name="ro1">
          <table:table-cell office:value-type="float" office:value="514.6" calcext:value-type="float">
            <text:p>514.6</text:p>
          </table:table-cell>
          <table:table-cell table:number-columns-repeated="17"/>
        </table:table-row>
        <table:table-row table:style-name="ro1">
          <table:table-cell office:value-type="float" office:value="514.8" calcext:value-type="float">
            <text:p>514.8</text:p>
          </table:table-cell>
          <table:table-cell table:number-columns-repeated="1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7"/>
        </table:table-row>
        <table:table-row table:style-name="ro1">
          <table:table-cell office:value-type="float" office:value="515.2" calcext:value-type="float">
            <text:p>515.2</text:p>
          </table:table-cell>
          <table:table-cell table:number-columns-repeated="17"/>
        </table:table-row>
        <table:table-row table:style-name="ro1">
          <table:table-cell office:value-type="float" office:value="515.4" calcext:value-type="float">
            <text:p>515.4</text:p>
          </table:table-cell>
          <table:table-cell table:number-columns-repeated="17"/>
        </table:table-row>
        <table:table-row table:style-name="ro1">
          <table:table-cell office:value-type="float" office:value="515.6" calcext:value-type="float">
            <text:p>515.6</text:p>
          </table:table-cell>
          <table:table-cell table:number-columns-repeated="17"/>
        </table:table-row>
        <table:table-row table:style-name="ro1">
          <table:table-cell office:value-type="float" office:value="515.8" calcext:value-type="float">
            <text:p>515.8</text:p>
          </table:table-cell>
          <table:table-cell table:number-columns-repeated="1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7"/>
        </table:table-row>
        <table:table-row table:style-name="ro1">
          <table:table-cell office:value-type="float" office:value="516.2" calcext:value-type="float">
            <text:p>516.2</text:p>
          </table:table-cell>
          <table:table-cell table:number-columns-repeated="17"/>
        </table:table-row>
        <table:table-row table:style-name="ro1">
          <table:table-cell office:value-type="float" office:value="516.4" calcext:value-type="float">
            <text:p>516.4</text:p>
          </table:table-cell>
          <table:table-cell table:number-columns-repeated="17"/>
        </table:table-row>
        <table:table-row table:style-name="ro1">
          <table:table-cell office:value-type="float" office:value="516.6" calcext:value-type="float">
            <text:p>516.6</text:p>
          </table:table-cell>
          <table:table-cell table:number-columns-repeated="17"/>
        </table:table-row>
        <table:table-row table:style-name="ro1">
          <table:table-cell office:value-type="float" office:value="516.8" calcext:value-type="float">
            <text:p>516.8</text:p>
          </table:table-cell>
          <table:table-cell table:number-columns-repeated="1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7"/>
        </table:table-row>
        <table:table-row table:style-name="ro1">
          <table:table-cell office:value-type="float" office:value="517.2" calcext:value-type="float">
            <text:p>517.2</text:p>
          </table:table-cell>
          <table:table-cell table:number-columns-repeated="17"/>
        </table:table-row>
        <table:table-row table:style-name="ro1">
          <table:table-cell office:value-type="float" office:value="517.4" calcext:value-type="float">
            <text:p>517.4</text:p>
          </table:table-cell>
          <table:table-cell table:number-columns-repeated="17"/>
        </table:table-row>
        <table:table-row table:style-name="ro1">
          <table:table-cell office:value-type="float" office:value="517.6" calcext:value-type="float">
            <text:p>517.6</text:p>
          </table:table-cell>
          <table:table-cell table:number-columns-repeated="17"/>
        </table:table-row>
        <table:table-row table:style-name="ro1">
          <table:table-cell office:value-type="float" office:value="517.8" calcext:value-type="float">
            <text:p>517.8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8.2" calcext:value-type="float">
            <text:p>518.2</text:p>
          </table:table-cell>
          <table:table-cell table:number-columns-repeated="17"/>
        </table:table-row>
        <table:table-row table:style-name="ro1">
          <table:table-cell office:value-type="float" office:value="518.4" calcext:value-type="float">
            <text:p>518.4</text:p>
          </table:table-cell>
          <table:table-cell table:number-columns-repeated="17"/>
        </table:table-row>
        <table:table-row table:style-name="ro1">
          <table:table-cell office:value-type="float" office:value="518.6" calcext:value-type="float">
            <text:p>518.6</text:p>
          </table:table-cell>
          <table:table-cell table:number-columns-repeated="17"/>
        </table:table-row>
        <table:table-row table:style-name="ro1">
          <table:table-cell office:value-type="float" office:value="518.8" calcext:value-type="float">
            <text:p>518.8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.2" calcext:value-type="float">
            <text:p>519.2</text:p>
          </table:table-cell>
          <table:table-cell table:number-columns-repeated="17"/>
        </table:table-row>
        <table:table-row table:style-name="ro1">
          <table:table-cell office:value-type="float" office:value="519.4" calcext:value-type="float">
            <text:p>519.4</text:p>
          </table:table-cell>
          <table:table-cell table:number-columns-repeated="17"/>
        </table:table-row>
        <table:table-row table:style-name="ro1">
          <table:table-cell office:value-type="float" office:value="519.6" calcext:value-type="float">
            <text:p>519.6</text:p>
          </table:table-cell>
          <table:table-cell table:number-columns-repeated="17"/>
        </table:table-row>
        <table:table-row table:style-name="ro1">
          <table:table-cell office:value-type="float" office:value="519.8" calcext:value-type="float">
            <text:p>519.8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7"/>
        </table:table-row>
        <table:table-row table:style-name="ro1">
          <table:table-cell office:value-type="float" office:value="520.2" calcext:value-type="float">
            <text:p>520.2</text:p>
          </table:table-cell>
          <table:table-cell table:number-columns-repeated="17"/>
        </table:table-row>
        <table:table-row table:style-name="ro1">
          <table:table-cell office:value-type="float" office:value="520.4" calcext:value-type="float">
            <text:p>520.4</text:p>
          </table:table-cell>
          <table:table-cell table:number-columns-repeated="17"/>
        </table:table-row>
        <table:table-row table:style-name="ro1">
          <table:table-cell office:value-type="float" office:value="520.6" calcext:value-type="float">
            <text:p>520.6</text:p>
          </table:table-cell>
          <table:table-cell table:number-columns-repeated="17"/>
        </table:table-row>
        <table:table-row table:style-name="ro1">
          <table:table-cell office:value-type="float" office:value="520.8" calcext:value-type="float">
            <text:p>520.8</text:p>
          </table:table-cell>
          <table:table-cell table:number-columns-repeated="1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7"/>
        </table:table-row>
        <table:table-row table:style-name="ro1">
          <table:table-cell office:value-type="float" office:value="521.2" calcext:value-type="float">
            <text:p>521.2</text:p>
          </table:table-cell>
          <table:table-cell table:number-columns-repeated="17"/>
        </table:table-row>
        <table:table-row table:style-name="ro1">
          <table:table-cell office:value-type="float" office:value="521.4" calcext:value-type="float">
            <text:p>521.4</text:p>
          </table:table-cell>
          <table:table-cell table:number-columns-repeated="17"/>
        </table:table-row>
        <table:table-row table:style-name="ro1">
          <table:table-cell office:value-type="float" office:value="521.6" calcext:value-type="float">
            <text:p>521.6</text:p>
          </table:table-cell>
          <table:table-cell table:number-columns-repeated="17"/>
        </table:table-row>
        <table:table-row table:style-name="ro1">
          <table:table-cell office:value-type="float" office:value="521.8" calcext:value-type="float">
            <text:p>521.8</text:p>
          </table:table-cell>
          <table:table-cell table:number-columns-repeated="1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7"/>
        </table:table-row>
        <table:table-row table:style-name="ro1">
          <table:table-cell office:value-type="float" office:value="522.2" calcext:value-type="float">
            <text:p>522.2</text:p>
          </table:table-cell>
          <table:table-cell table:number-columns-repeated="17"/>
        </table:table-row>
        <table:table-row table:style-name="ro1">
          <table:table-cell office:value-type="float" office:value="522.4" calcext:value-type="float">
            <text:p>522.4</text:p>
          </table:table-cell>
          <table:table-cell table:number-columns-repeated="17"/>
        </table:table-row>
        <table:table-row table:style-name="ro1">
          <table:table-cell office:value-type="float" office:value="522.6" calcext:value-type="float">
            <text:p>522.6</text:p>
          </table:table-cell>
          <table:table-cell table:number-columns-repeated="17"/>
        </table:table-row>
        <table:table-row table:style-name="ro1">
          <table:table-cell office:value-type="float" office:value="522.8" calcext:value-type="float">
            <text:p>522.8</text:p>
          </table:table-cell>
          <table:table-cell table:number-columns-repeated="1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7"/>
        </table:table-row>
        <table:table-row table:style-name="ro1">
          <table:table-cell office:value-type="float" office:value="523.2" calcext:value-type="float">
            <text:p>523.2</text:p>
          </table:table-cell>
          <table:table-cell table:number-columns-repeated="17"/>
        </table:table-row>
        <table:table-row table:style-name="ro1">
          <table:table-cell office:value-type="float" office:value="523.4" calcext:value-type="float">
            <text:p>523.4</text:p>
          </table:table-cell>
          <table:table-cell table:number-columns-repeated="17"/>
        </table:table-row>
        <table:table-row table:style-name="ro1">
          <table:table-cell office:value-type="float" office:value="523.6" calcext:value-type="float">
            <text:p>523.6</text:p>
          </table:table-cell>
          <table:table-cell table:number-columns-repeated="17"/>
        </table:table-row>
        <table:table-row table:style-name="ro1">
          <table:table-cell office:value-type="float" office:value="523.8" calcext:value-type="float">
            <text:p>523.8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4.2" calcext:value-type="float">
            <text:p>524.2</text:p>
          </table:table-cell>
          <table:table-cell table:number-columns-repeated="17"/>
        </table:table-row>
        <table:table-row table:style-name="ro1">
          <table:table-cell office:value-type="float" office:value="524.4" calcext:value-type="float">
            <text:p>524.4</text:p>
          </table:table-cell>
          <table:table-cell table:number-columns-repeated="17"/>
        </table:table-row>
        <table:table-row table:style-name="ro1">
          <table:table-cell office:value-type="float" office:value="524.6" calcext:value-type="float">
            <text:p>524.6</text:p>
          </table:table-cell>
          <table:table-cell table:number-columns-repeated="17"/>
        </table:table-row>
        <table:table-row table:style-name="ro1">
          <table:table-cell office:value-type="float" office:value="524.8" calcext:value-type="float">
            <text:p>524.8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5.2" calcext:value-type="float">
            <text:p>525.2</text:p>
          </table:table-cell>
          <table:table-cell table:number-columns-repeated="17"/>
        </table:table-row>
        <table:table-row table:style-name="ro1">
          <table:table-cell office:value-type="float" office:value="525.4" calcext:value-type="float">
            <text:p>525.4</text:p>
          </table:table-cell>
          <table:table-cell table:number-columns-repeated="17"/>
        </table:table-row>
        <table:table-row table:style-name="ro1">
          <table:table-cell office:value-type="float" office:value="525.6" calcext:value-type="float">
            <text:p>525.6</text:p>
          </table:table-cell>
          <table:table-cell table:number-columns-repeated="17"/>
        </table:table-row>
        <table:table-row table:style-name="ro1">
          <table:table-cell office:value-type="float" office:value="525.8" calcext:value-type="float">
            <text:p>525.8</text:p>
          </table:table-cell>
          <table:table-cell table:number-columns-repeated="1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526.2" calcext:value-type="float">
            <text:p>526.2</text:p>
          </table:table-cell>
          <table:table-cell table:number-columns-repeated="17"/>
        </table:table-row>
        <table:table-row table:style-name="ro1">
          <table:table-cell office:value-type="float" office:value="526.4" calcext:value-type="float">
            <text:p>526.4</text:p>
          </table:table-cell>
          <table:table-cell table:number-columns-repeated="17"/>
        </table:table-row>
        <table:table-row table:style-name="ro1">
          <table:table-cell office:value-type="float" office:value="526.6" calcext:value-type="float">
            <text:p>526.6</text:p>
          </table:table-cell>
          <table:table-cell table:number-columns-repeated="17"/>
        </table:table-row>
        <table:table-row table:style-name="ro1">
          <table:table-cell office:value-type="float" office:value="526.8" calcext:value-type="float">
            <text:p>526.8</text:p>
          </table:table-cell>
          <table:table-cell table:number-columns-repeated="1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7"/>
        </table:table-row>
        <table:table-row table:style-name="ro1">
          <table:table-cell office:value-type="float" office:value="527.2" calcext:value-type="float">
            <text:p>527.2</text:p>
          </table:table-cell>
          <table:table-cell table:number-columns-repeated="17"/>
        </table:table-row>
        <table:table-row table:style-name="ro1">
          <table:table-cell office:value-type="float" office:value="527.4" calcext:value-type="float">
            <text:p>527.4</text:p>
          </table:table-cell>
          <table:table-cell table:number-columns-repeated="17"/>
        </table:table-row>
        <table:table-row table:style-name="ro1">
          <table:table-cell office:value-type="float" office:value="527.6" calcext:value-type="float">
            <text:p>527.6</text:p>
          </table:table-cell>
          <table:table-cell table:number-columns-repeated="17"/>
        </table:table-row>
        <table:table-row table:style-name="ro1">
          <table:table-cell office:value-type="float" office:value="527.8" calcext:value-type="float">
            <text:p>527.8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528.2" calcext:value-type="float">
            <text:p>528.2</text:p>
          </table:table-cell>
          <table:table-cell table:number-columns-repeated="17"/>
        </table:table-row>
        <table:table-row table:style-name="ro1">
          <table:table-cell office:value-type="float" office:value="528.4" calcext:value-type="float">
            <text:p>528.4</text:p>
          </table:table-cell>
          <table:table-cell table:number-columns-repeated="17"/>
        </table:table-row>
        <table:table-row table:style-name="ro1">
          <table:table-cell office:value-type="float" office:value="528.6" calcext:value-type="float">
            <text:p>528.6</text:p>
          </table:table-cell>
          <table:table-cell table:number-columns-repeated="17"/>
        </table:table-row>
        <table:table-row table:style-name="ro1">
          <table:table-cell office:value-type="float" office:value="528.8" calcext:value-type="float">
            <text:p>528.8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office:value-type="float" office:value="529.2" calcext:value-type="float">
            <text:p>529.2</text:p>
          </table:table-cell>
          <table:table-cell table:number-columns-repeated="17"/>
        </table:table-row>
        <table:table-row table:style-name="ro1">
          <table:table-cell office:value-type="float" office:value="529.4" calcext:value-type="float">
            <text:p>529.4</text:p>
          </table:table-cell>
          <table:table-cell table:number-columns-repeated="17"/>
        </table:table-row>
        <table:table-row table:style-name="ro1">
          <table:table-cell office:value-type="float" office:value="529.6" calcext:value-type="float">
            <text:p>529.6</text:p>
          </table:table-cell>
          <table:table-cell table:number-columns-repeated="17"/>
        </table:table-row>
        <table:table-row table:style-name="ro1">
          <table:table-cell office:value-type="float" office:value="529.8" calcext:value-type="float">
            <text:p>529.8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0.2" calcext:value-type="float">
            <text:p>530.2</text:p>
          </table:table-cell>
          <table:table-cell table:number-columns-repeated="17"/>
        </table:table-row>
        <table:table-row table:style-name="ro1">
          <table:table-cell office:value-type="float" office:value="530.4" calcext:value-type="float">
            <text:p>530.4</text:p>
          </table:table-cell>
          <table:table-cell table:number-columns-repeated="17"/>
        </table:table-row>
        <table:table-row table:style-name="ro1">
          <table:table-cell office:value-type="float" office:value="530.6" calcext:value-type="float">
            <text:p>530.6</text:p>
          </table:table-cell>
          <table:table-cell table:number-columns-repeated="17"/>
        </table:table-row>
        <table:table-row table:style-name="ro1">
          <table:table-cell office:value-type="float" office:value="530.8" calcext:value-type="float">
            <text:p>530.8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7"/>
        </table:table-row>
        <table:table-row table:style-name="ro1">
          <table:table-cell office:value-type="float" office:value="531.2" calcext:value-type="float">
            <text:p>531.2</text:p>
          </table:table-cell>
          <table:table-cell table:number-columns-repeated="17"/>
        </table:table-row>
        <table:table-row table:style-name="ro1">
          <table:table-cell office:value-type="float" office:value="531.4" calcext:value-type="float">
            <text:p>531.4</text:p>
          </table:table-cell>
          <table:table-cell table:number-columns-repeated="17"/>
        </table:table-row>
        <table:table-row table:style-name="ro1">
          <table:table-cell office:value-type="float" office:value="531.6" calcext:value-type="float">
            <text:p>531.6</text:p>
          </table:table-cell>
          <table:table-cell table:number-columns-repeated="17"/>
        </table:table-row>
        <table:table-row table:style-name="ro1">
          <table:table-cell office:value-type="float" office:value="531.8" calcext:value-type="float">
            <text:p>531.8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7"/>
        </table:table-row>
        <table:table-row table:style-name="ro1">
          <table:table-cell office:value-type="float" office:value="532.2" calcext:value-type="float">
            <text:p>532.2</text:p>
          </table:table-cell>
          <table:table-cell table:number-columns-repeated="17"/>
        </table:table-row>
        <table:table-row table:style-name="ro1">
          <table:table-cell office:value-type="float" office:value="532.4" calcext:value-type="float">
            <text:p>532.4</text:p>
          </table:table-cell>
          <table:table-cell table:number-columns-repeated="17"/>
        </table:table-row>
        <table:table-row table:style-name="ro1">
          <table:table-cell office:value-type="float" office:value="532.6" calcext:value-type="float">
            <text:p>532.6</text:p>
          </table:table-cell>
          <table:table-cell table:number-columns-repeated="17"/>
        </table:table-row>
        <table:table-row table:style-name="ro1">
          <table:table-cell office:value-type="float" office:value="532.8" calcext:value-type="float">
            <text:p>532.8</text:p>
          </table:table-cell>
          <table:table-cell table:number-columns-repeated="1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7"/>
        </table:table-row>
        <table:table-row table:style-name="ro1">
          <table:table-cell office:value-type="float" office:value="533.2" calcext:value-type="float">
            <text:p>533.2</text:p>
          </table:table-cell>
          <table:table-cell table:number-columns-repeated="17"/>
        </table:table-row>
        <table:table-row table:style-name="ro1">
          <table:table-cell office:value-type="float" office:value="533.4" calcext:value-type="float">
            <text:p>533.4</text:p>
          </table:table-cell>
          <table:table-cell table:number-columns-repeated="17"/>
        </table:table-row>
        <table:table-row table:style-name="ro1">
          <table:table-cell office:value-type="float" office:value="533.6" calcext:value-type="float">
            <text:p>533.6</text:p>
          </table:table-cell>
          <table:table-cell table:number-columns-repeated="17"/>
        </table:table-row>
        <table:table-row table:style-name="ro1">
          <table:table-cell office:value-type="float" office:value="533.8" calcext:value-type="float">
            <text:p>533.8</text:p>
          </table:table-cell>
          <table:table-cell table:number-columns-repeated="1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7"/>
        </table:table-row>
        <table:table-row table:style-name="ro1">
          <table:table-cell office:value-type="float" office:value="534.2" calcext:value-type="float">
            <text:p>534.2</text:p>
          </table:table-cell>
          <table:table-cell table:number-columns-repeated="17"/>
        </table:table-row>
        <table:table-row table:style-name="ro1">
          <table:table-cell office:value-type="float" office:value="534.4" calcext:value-type="float">
            <text:p>534.4</text:p>
          </table:table-cell>
          <table:table-cell table:number-columns-repeated="17"/>
        </table:table-row>
        <table:table-row table:style-name="ro1">
          <table:table-cell office:value-type="float" office:value="534.6" calcext:value-type="float">
            <text:p>534.6</text:p>
          </table:table-cell>
          <table:table-cell table:number-columns-repeated="17"/>
        </table:table-row>
        <table:table-row table:style-name="ro1">
          <table:table-cell office:value-type="float" office:value="534.8" calcext:value-type="float">
            <text:p>534.8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7"/>
        </table:table-row>
        <table:table-row table:style-name="ro1">
          <table:table-cell office:value-type="float" office:value="535.2" calcext:value-type="float">
            <text:p>535.2</text:p>
          </table:table-cell>
          <table:table-cell table:number-columns-repeated="17"/>
        </table:table-row>
        <table:table-row table:style-name="ro1">
          <table:table-cell office:value-type="float" office:value="535.4" calcext:value-type="float">
            <text:p>535.4</text:p>
          </table:table-cell>
          <table:table-cell table:number-columns-repeated="17"/>
        </table:table-row>
        <table:table-row table:style-name="ro1">
          <table:table-cell office:value-type="float" office:value="535.6" calcext:value-type="float">
            <text:p>535.6</text:p>
          </table:table-cell>
          <table:table-cell table:number-columns-repeated="17"/>
        </table:table-row>
        <table:table-row table:style-name="ro1">
          <table:table-cell office:value-type="float" office:value="535.8" calcext:value-type="float">
            <text:p>535.8</text:p>
          </table:table-cell>
          <table:table-cell table:number-columns-repeated="1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7"/>
        </table:table-row>
        <table:table-row table:style-name="ro1">
          <table:table-cell office:value-type="float" office:value="536.2" calcext:value-type="float">
            <text:p>536.2</text:p>
          </table:table-cell>
          <table:table-cell table:number-columns-repeated="17"/>
        </table:table-row>
        <table:table-row table:style-name="ro1">
          <table:table-cell office:value-type="float" office:value="536.4" calcext:value-type="float">
            <text:p>536.4</text:p>
          </table:table-cell>
          <table:table-cell table:number-columns-repeated="17"/>
        </table:table-row>
        <table:table-row table:style-name="ro1">
          <table:table-cell office:value-type="float" office:value="536.6" calcext:value-type="float">
            <text:p>536.6</text:p>
          </table:table-cell>
          <table:table-cell table:number-columns-repeated="17"/>
        </table:table-row>
        <table:table-row table:style-name="ro1">
          <table:table-cell office:value-type="float" office:value="536.8" calcext:value-type="float">
            <text:p>536.8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7"/>
        </table:table-row>
        <table:table-row table:style-name="ro1">
          <table:table-cell office:value-type="float" office:value="537.2" calcext:value-type="float">
            <text:p>537.2</text:p>
          </table:table-cell>
          <table:table-cell table:number-columns-repeated="17"/>
        </table:table-row>
        <table:table-row table:style-name="ro1">
          <table:table-cell office:value-type="float" office:value="537.4" calcext:value-type="float">
            <text:p>537.4</text:p>
          </table:table-cell>
          <table:table-cell table:number-columns-repeated="17"/>
        </table:table-row>
        <table:table-row table:style-name="ro1">
          <table:table-cell office:value-type="float" office:value="537.6" calcext:value-type="float">
            <text:p>537.6</text:p>
          </table:table-cell>
          <table:table-cell table:number-columns-repeated="17"/>
        </table:table-row>
        <table:table-row table:style-name="ro1">
          <table:table-cell office:value-type="float" office:value="537.8" calcext:value-type="float">
            <text:p>537.8</text:p>
          </table:table-cell>
          <table:table-cell table:number-columns-repeated="1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7"/>
        </table:table-row>
        <table:table-row table:style-name="ro1">
          <table:table-cell office:value-type="float" office:value="538.2" calcext:value-type="float">
            <text:p>538.2</text:p>
          </table:table-cell>
          <table:table-cell table:number-columns-repeated="17"/>
        </table:table-row>
        <table:table-row table:style-name="ro1">
          <table:table-cell office:value-type="float" office:value="538.4" calcext:value-type="float">
            <text:p>538.4</text:p>
          </table:table-cell>
          <table:table-cell table:number-columns-repeated="17"/>
        </table:table-row>
        <table:table-row table:style-name="ro1">
          <table:table-cell office:value-type="float" office:value="538.6" calcext:value-type="float">
            <text:p>538.6</text:p>
          </table:table-cell>
          <table:table-cell table:number-columns-repeated="17"/>
        </table:table-row>
        <table:table-row table:style-name="ro1">
          <table:table-cell office:value-type="float" office:value="538.8" calcext:value-type="float">
            <text:p>538.8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39.2" calcext:value-type="float">
            <text:p>539.2</text:p>
          </table:table-cell>
          <table:table-cell table:number-columns-repeated="17"/>
        </table:table-row>
        <table:table-row table:style-name="ro1">
          <table:table-cell office:value-type="float" office:value="539.4" calcext:value-type="float">
            <text:p>539.4</text:p>
          </table:table-cell>
          <table:table-cell table:number-columns-repeated="17"/>
        </table:table-row>
        <table:table-row table:style-name="ro1">
          <table:table-cell office:value-type="float" office:value="539.6" calcext:value-type="float">
            <text:p>539.6</text:p>
          </table:table-cell>
          <table:table-cell table:number-columns-repeated="17"/>
        </table:table-row>
        <table:table-row table:style-name="ro1">
          <table:table-cell office:value-type="float" office:value="539.8" calcext:value-type="float">
            <text:p>539.8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7"/>
        </table:table-row>
        <table:table-row table:style-name="ro1">
          <table:table-cell office:value-type="float" office:value="540.2" calcext:value-type="float">
            <text:p>540.2</text:p>
          </table:table-cell>
          <table:table-cell table:number-columns-repeated="17"/>
        </table:table-row>
        <table:table-row table:style-name="ro1">
          <table:table-cell office:value-type="float" office:value="540.4" calcext:value-type="float">
            <text:p>540.4</text:p>
          </table:table-cell>
          <table:table-cell table:number-columns-repeated="17"/>
        </table:table-row>
        <table:table-row table:style-name="ro1">
          <table:table-cell office:value-type="float" office:value="540.6" calcext:value-type="float">
            <text:p>540.6</text:p>
          </table:table-cell>
          <table:table-cell table:number-columns-repeated="17"/>
        </table:table-row>
        <table:table-row table:style-name="ro1">
          <table:table-cell office:value-type="float" office:value="540.8" calcext:value-type="float">
            <text:p>540.8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7"/>
        </table:table-row>
        <table:table-row table:style-name="ro1">
          <table:table-cell office:value-type="float" office:value="541.2" calcext:value-type="float">
            <text:p>541.2</text:p>
          </table:table-cell>
          <table:table-cell table:number-columns-repeated="17"/>
        </table:table-row>
        <table:table-row table:style-name="ro1">
          <table:table-cell office:value-type="float" office:value="541.4" calcext:value-type="float">
            <text:p>541.4</text:p>
          </table:table-cell>
          <table:table-cell table:number-columns-repeated="17"/>
        </table:table-row>
        <table:table-row table:style-name="ro1">
          <table:table-cell office:value-type="float" office:value="541.6" calcext:value-type="float">
            <text:p>541.6</text:p>
          </table:table-cell>
          <table:table-cell table:number-columns-repeated="17"/>
        </table:table-row>
        <table:table-row table:style-name="ro1">
          <table:table-cell office:value-type="float" office:value="541.8" calcext:value-type="float">
            <text:p>541.8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2.2" calcext:value-type="float">
            <text:p>542.2</text:p>
          </table:table-cell>
          <table:table-cell table:number-columns-repeated="17"/>
        </table:table-row>
        <table:table-row table:style-name="ro1">
          <table:table-cell office:value-type="float" office:value="542.4" calcext:value-type="float">
            <text:p>542.4</text:p>
          </table:table-cell>
          <table:table-cell table:number-columns-repeated="17"/>
        </table:table-row>
        <table:table-row table:style-name="ro1">
          <table:table-cell office:value-type="float" office:value="542.6" calcext:value-type="float">
            <text:p>542.6</text:p>
          </table:table-cell>
          <table:table-cell table:number-columns-repeated="17"/>
        </table:table-row>
        <table:table-row table:style-name="ro1">
          <table:table-cell office:value-type="float" office:value="542.8" calcext:value-type="float">
            <text:p>542.8</text:p>
          </table:table-cell>
          <table:table-cell table:number-columns-repeated="1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7"/>
        </table:table-row>
        <table:table-row table:style-name="ro1">
          <table:table-cell office:value-type="float" office:value="543.2" calcext:value-type="float">
            <text:p>543.2</text:p>
          </table:table-cell>
          <table:table-cell table:number-columns-repeated="17"/>
        </table:table-row>
        <table:table-row table:style-name="ro1">
          <table:table-cell office:value-type="float" office:value="543.4" calcext:value-type="float">
            <text:p>543.4</text:p>
          </table:table-cell>
          <table:table-cell table:number-columns-repeated="17"/>
        </table:table-row>
        <table:table-row table:style-name="ro1">
          <table:table-cell office:value-type="float" office:value="543.6" calcext:value-type="float">
            <text:p>543.6</text:p>
          </table:table-cell>
          <table:table-cell table:number-columns-repeated="17"/>
        </table:table-row>
        <table:table-row table:style-name="ro1">
          <table:table-cell office:value-type="float" office:value="543.8" calcext:value-type="float">
            <text:p>543.8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.2" calcext:value-type="float">
            <text:p>544.2</text:p>
          </table:table-cell>
          <table:table-cell table:number-columns-repeated="17"/>
        </table:table-row>
        <table:table-row table:style-name="ro1">
          <table:table-cell office:value-type="float" office:value="544.4" calcext:value-type="float">
            <text:p>544.4</text:p>
          </table:table-cell>
          <table:table-cell table:number-columns-repeated="17"/>
        </table:table-row>
        <table:table-row table:style-name="ro1">
          <table:table-cell office:value-type="float" office:value="544.6" calcext:value-type="float">
            <text:p>544.6</text:p>
          </table:table-cell>
          <table:table-cell table:number-columns-repeated="17"/>
        </table:table-row>
        <table:table-row table:style-name="ro1">
          <table:table-cell office:value-type="float" office:value="544.8" calcext:value-type="float">
            <text:p>544.8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7"/>
        </table:table-row>
        <table:table-row table:style-name="ro1">
          <table:table-cell office:value-type="float" office:value="545.2" calcext:value-type="float">
            <text:p>545.2</text:p>
          </table:table-cell>
          <table:table-cell table:number-columns-repeated="17"/>
        </table:table-row>
        <table:table-row table:style-name="ro1">
          <table:table-cell office:value-type="float" office:value="545.4" calcext:value-type="float">
            <text:p>545.4</text:p>
          </table:table-cell>
          <table:table-cell table:number-columns-repeated="17"/>
        </table:table-row>
        <table:table-row table:style-name="ro1">
          <table:table-cell office:value-type="float" office:value="545.6" calcext:value-type="float">
            <text:p>545.6</text:p>
          </table:table-cell>
          <table:table-cell table:number-columns-repeated="17"/>
        </table:table-row>
        <table:table-row table:style-name="ro1">
          <table:table-cell office:value-type="float" office:value="545.8" calcext:value-type="float">
            <text:p>545.8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6.2" calcext:value-type="float">
            <text:p>546.2</text:p>
          </table:table-cell>
          <table:table-cell table:number-columns-repeated="17"/>
        </table:table-row>
        <table:table-row table:style-name="ro1">
          <table:table-cell office:value-type="float" office:value="546.4" calcext:value-type="float">
            <text:p>546.4</text:p>
          </table:table-cell>
          <table:table-cell table:number-columns-repeated="17"/>
        </table:table-row>
        <table:table-row table:style-name="ro1">
          <table:table-cell office:value-type="float" office:value="546.6" calcext:value-type="float">
            <text:p>546.6</text:p>
          </table:table-cell>
          <table:table-cell table:number-columns-repeated="17"/>
        </table:table-row>
        <table:table-row table:style-name="ro1">
          <table:table-cell office:value-type="float" office:value="546.8" calcext:value-type="float">
            <text:p>546.8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7"/>
        </table:table-row>
        <table:table-row table:style-name="ro1">
          <table:table-cell office:value-type="float" office:value="547.2" calcext:value-type="float">
            <text:p>547.2</text:p>
          </table:table-cell>
          <table:table-cell table:number-columns-repeated="17"/>
        </table:table-row>
        <table:table-row table:style-name="ro1">
          <table:table-cell office:value-type="float" office:value="547.4" calcext:value-type="float">
            <text:p>547.4</text:p>
          </table:table-cell>
          <table:table-cell table:number-columns-repeated="17"/>
        </table:table-row>
        <table:table-row table:style-name="ro1">
          <table:table-cell office:value-type="float" office:value="547.6" calcext:value-type="float">
            <text:p>547.6</text:p>
          </table:table-cell>
          <table:table-cell table:number-columns-repeated="17"/>
        </table:table-row>
        <table:table-row table:style-name="ro1">
          <table:table-cell office:value-type="float" office:value="547.8" calcext:value-type="float">
            <text:p>547.8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8.2" calcext:value-type="float">
            <text:p>548.2</text:p>
          </table:table-cell>
          <table:table-cell table:number-columns-repeated="17"/>
        </table:table-row>
        <table:table-row table:style-name="ro1">
          <table:table-cell office:value-type="float" office:value="548.4" calcext:value-type="float">
            <text:p>548.4</text:p>
          </table:table-cell>
          <table:table-cell table:number-columns-repeated="17"/>
        </table:table-row>
        <table:table-row table:style-name="ro1">
          <table:table-cell office:value-type="float" office:value="548.6" calcext:value-type="float">
            <text:p>548.6</text:p>
          </table:table-cell>
          <table:table-cell table:number-columns-repeated="17"/>
        </table:table-row>
        <table:table-row table:style-name="ro1">
          <table:table-cell office:value-type="float" office:value="548.8" calcext:value-type="float">
            <text:p>548.8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7"/>
        </table:table-row>
        <table:table-row table:style-name="ro1">
          <table:table-cell office:value-type="float" office:value="549.2" calcext:value-type="float">
            <text:p>549.2</text:p>
          </table:table-cell>
          <table:table-cell table:number-columns-repeated="17"/>
        </table:table-row>
        <table:table-row table:style-name="ro1">
          <table:table-cell office:value-type="float" office:value="549.4" calcext:value-type="float">
            <text:p>549.4</text:p>
          </table:table-cell>
          <table:table-cell table:number-columns-repeated="17"/>
        </table:table-row>
        <table:table-row table:style-name="ro1">
          <table:table-cell office:value-type="float" office:value="549.6" calcext:value-type="float">
            <text:p>549.6</text:p>
          </table:table-cell>
          <table:table-cell table:number-columns-repeated="17"/>
        </table:table-row>
        <table:table-row table:style-name="ro1">
          <table:table-cell office:value-type="float" office:value="549.8" calcext:value-type="float">
            <text:p>549.8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7"/>
        </table:table-row>
        <table:table-row table:style-name="ro1">
          <table:table-cell office:value-type="float" office:value="550.2" calcext:value-type="float">
            <text:p>550.2</text:p>
          </table:table-cell>
          <table:table-cell table:number-columns-repeated="17"/>
        </table:table-row>
        <table:table-row table:style-name="ro1">
          <table:table-cell office:value-type="float" office:value="550.4" calcext:value-type="float">
            <text:p>550.4</text:p>
          </table:table-cell>
          <table:table-cell table:number-columns-repeated="17"/>
        </table:table-row>
        <table:table-row table:style-name="ro1">
          <table:table-cell office:value-type="float" office:value="550.6" calcext:value-type="float">
            <text:p>550.6</text:p>
          </table:table-cell>
          <table:table-cell table:number-columns-repeated="17"/>
        </table:table-row>
        <table:table-row table:style-name="ro1">
          <table:table-cell office:value-type="float" office:value="550.8" calcext:value-type="float">
            <text:p>550.8</text:p>
          </table:table-cell>
          <table:table-cell table:number-columns-repeated="1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7"/>
        </table:table-row>
        <table:table-row table:style-name="ro1">
          <table:table-cell office:value-type="float" office:value="551.2" calcext:value-type="float">
            <text:p>551.2</text:p>
          </table:table-cell>
          <table:table-cell table:number-columns-repeated="17"/>
        </table:table-row>
        <table:table-row table:style-name="ro1">
          <table:table-cell office:value-type="float" office:value="551.4" calcext:value-type="float">
            <text:p>551.4</text:p>
          </table:table-cell>
          <table:table-cell table:number-columns-repeated="17"/>
        </table:table-row>
        <table:table-row table:style-name="ro1">
          <table:table-cell office:value-type="float" office:value="551.6" calcext:value-type="float">
            <text:p>551.6</text:p>
          </table:table-cell>
          <table:table-cell table:number-columns-repeated="17"/>
        </table:table-row>
        <table:table-row table:style-name="ro1">
          <table:table-cell office:value-type="float" office:value="551.8" calcext:value-type="float">
            <text:p>551.8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7"/>
        </table:table-row>
        <table:table-row table:style-name="ro1">
          <table:table-cell office:value-type="float" office:value="552.2" calcext:value-type="float">
            <text:p>552.2</text:p>
          </table:table-cell>
          <table:table-cell table:number-columns-repeated="17"/>
        </table:table-row>
        <table:table-row table:style-name="ro1">
          <table:table-cell office:value-type="float" office:value="552.4" calcext:value-type="float">
            <text:p>552.4</text:p>
          </table:table-cell>
          <table:table-cell table:number-columns-repeated="17"/>
        </table:table-row>
        <table:table-row table:style-name="ro1">
          <table:table-cell office:value-type="float" office:value="552.6" calcext:value-type="float">
            <text:p>552.6</text:p>
          </table:table-cell>
          <table:table-cell table:number-columns-repeated="17"/>
        </table:table-row>
        <table:table-row table:style-name="ro1">
          <table:table-cell office:value-type="float" office:value="552.8" calcext:value-type="float">
            <text:p>552.8</text:p>
          </table:table-cell>
          <table:table-cell table:number-columns-repeated="1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7"/>
        </table:table-row>
        <table:table-row table:style-name="ro1">
          <table:table-cell office:value-type="float" office:value="553.2" calcext:value-type="float">
            <text:p>553.2</text:p>
          </table:table-cell>
          <table:table-cell table:number-columns-repeated="17"/>
        </table:table-row>
        <table:table-row table:style-name="ro1">
          <table:table-cell office:value-type="float" office:value="553.4" calcext:value-type="float">
            <text:p>553.4</text:p>
          </table:table-cell>
          <table:table-cell table:number-columns-repeated="17"/>
        </table:table-row>
        <table:table-row table:style-name="ro1">
          <table:table-cell office:value-type="float" office:value="553.6" calcext:value-type="float">
            <text:p>553.6</text:p>
          </table:table-cell>
          <table:table-cell table:number-columns-repeated="17"/>
        </table:table-row>
        <table:table-row table:style-name="ro1">
          <table:table-cell office:value-type="float" office:value="553.8" calcext:value-type="float">
            <text:p>553.8</text:p>
          </table:table-cell>
          <table:table-cell table:number-columns-repeated="1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7"/>
        </table:table-row>
        <table:table-row table:style-name="ro1">
          <table:table-cell office:value-type="float" office:value="554.2" calcext:value-type="float">
            <text:p>554.2</text:p>
          </table:table-cell>
          <table:table-cell table:number-columns-repeated="17"/>
        </table:table-row>
        <table:table-row table:style-name="ro1">
          <table:table-cell office:value-type="float" office:value="554.4" calcext:value-type="float">
            <text:p>554.4</text:p>
          </table:table-cell>
          <table:table-cell table:number-columns-repeated="17"/>
        </table:table-row>
        <table:table-row table:style-name="ro1">
          <table:table-cell office:value-type="float" office:value="554.6" calcext:value-type="float">
            <text:p>554.6</text:p>
          </table:table-cell>
          <table:table-cell table:number-columns-repeated="17"/>
        </table:table-row>
        <table:table-row table:style-name="ro1">
          <table:table-cell office:value-type="float" office:value="554.8" calcext:value-type="float">
            <text:p>554.8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7"/>
        </table:table-row>
        <table:table-row table:style-name="ro1">
          <table:table-cell office:value-type="float" office:value="555.2" calcext:value-type="float">
            <text:p>555.2</text:p>
          </table:table-cell>
          <table:table-cell table:number-columns-repeated="17"/>
        </table:table-row>
        <table:table-row table:style-name="ro1">
          <table:table-cell office:value-type="float" office:value="555.4" calcext:value-type="float">
            <text:p>555.4</text:p>
          </table:table-cell>
          <table:table-cell table:number-columns-repeated="17"/>
        </table:table-row>
        <table:table-row table:style-name="ro1">
          <table:table-cell office:value-type="float" office:value="555.6" calcext:value-type="float">
            <text:p>555.6</text:p>
          </table:table-cell>
          <table:table-cell table:number-columns-repeated="17"/>
        </table:table-row>
        <table:table-row table:style-name="ro1">
          <table:table-cell office:value-type="float" office:value="555.8" calcext:value-type="float">
            <text:p>555.8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56.2" calcext:value-type="float">
            <text:p>556.2</text:p>
          </table:table-cell>
          <table:table-cell table:number-columns-repeated="17"/>
        </table:table-row>
        <table:table-row table:style-name="ro1">
          <table:table-cell office:value-type="float" office:value="556.4" calcext:value-type="float">
            <text:p>556.4</text:p>
          </table:table-cell>
          <table:table-cell table:number-columns-repeated="17"/>
        </table:table-row>
        <table:table-row table:style-name="ro1">
          <table:table-cell office:value-type="float" office:value="556.6" calcext:value-type="float">
            <text:p>556.6</text:p>
          </table:table-cell>
          <table:table-cell table:number-columns-repeated="17"/>
        </table:table-row>
        <table:table-row table:style-name="ro1">
          <table:table-cell office:value-type="float" office:value="556.8" calcext:value-type="float">
            <text:p>556.8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7.2" calcext:value-type="float">
            <text:p>557.2</text:p>
          </table:table-cell>
          <table:table-cell table:number-columns-repeated="17"/>
        </table:table-row>
        <table:table-row table:style-name="ro1">
          <table:table-cell office:value-type="float" office:value="557.4" calcext:value-type="float">
            <text:p>557.4</text:p>
          </table:table-cell>
          <table:table-cell table:number-columns-repeated="17"/>
        </table:table-row>
        <table:table-row table:style-name="ro1">
          <table:table-cell office:value-type="float" office:value="557.6" calcext:value-type="float">
            <text:p>557.6</text:p>
          </table:table-cell>
          <table:table-cell table:number-columns-repeated="17"/>
        </table:table-row>
        <table:table-row table:style-name="ro1">
          <table:table-cell office:value-type="float" office:value="557.8" calcext:value-type="float">
            <text:p>557.8</text:p>
          </table:table-cell>
          <table:table-cell table:number-columns-repeated="1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558.2" calcext:value-type="float">
            <text:p>558.2</text:p>
          </table:table-cell>
          <table:table-cell table:number-columns-repeated="17"/>
        </table:table-row>
        <table:table-row table:style-name="ro1">
          <table:table-cell office:value-type="float" office:value="558.4" calcext:value-type="float">
            <text:p>558.4</text:p>
          </table:table-cell>
          <table:table-cell table:number-columns-repeated="17"/>
        </table:table-row>
        <table:table-row table:style-name="ro1">
          <table:table-cell office:value-type="float" office:value="558.6" calcext:value-type="float">
            <text:p>558.6</text:p>
          </table:table-cell>
          <table:table-cell table:number-columns-repeated="17"/>
        </table:table-row>
        <table:table-row table:style-name="ro1">
          <table:table-cell office:value-type="float" office:value="558.8" calcext:value-type="float">
            <text:p>558.8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7"/>
        </table:table-row>
        <table:table-row table:style-name="ro1">
          <table:table-cell office:value-type="float" office:value="559.2" calcext:value-type="float">
            <text:p>559.2</text:p>
          </table:table-cell>
          <table:table-cell table:number-columns-repeated="17"/>
        </table:table-row>
        <table:table-row table:style-name="ro1">
          <table:table-cell office:value-type="float" office:value="559.4" calcext:value-type="float">
            <text:p>559.4</text:p>
          </table:table-cell>
          <table:table-cell table:number-columns-repeated="17"/>
        </table:table-row>
        <table:table-row table:style-name="ro1">
          <table:table-cell office:value-type="float" office:value="559.6" calcext:value-type="float">
            <text:p>559.6</text:p>
          </table:table-cell>
          <table:table-cell table:number-columns-repeated="17"/>
        </table:table-row>
        <table:table-row table:style-name="ro1">
          <table:table-cell office:value-type="float" office:value="559.8" calcext:value-type="float">
            <text:p>559.8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7"/>
        </table:table-row>
        <table:table-row table:style-name="ro1">
          <table:table-cell office:value-type="float" office:value="560.2" calcext:value-type="float">
            <text:p>560.2</text:p>
          </table:table-cell>
          <table:table-cell table:number-columns-repeated="17"/>
        </table:table-row>
        <table:table-row table:style-name="ro1">
          <table:table-cell office:value-type="float" office:value="560.4" calcext:value-type="float">
            <text:p>560.4</text:p>
          </table:table-cell>
          <table:table-cell table:number-columns-repeated="17"/>
        </table:table-row>
        <table:table-row table:style-name="ro1">
          <table:table-cell office:value-type="float" office:value="560.6" calcext:value-type="float">
            <text:p>560.6</text:p>
          </table:table-cell>
          <table:table-cell table:number-columns-repeated="17"/>
        </table:table-row>
        <table:table-row table:style-name="ro1">
          <table:table-cell office:value-type="float" office:value="560.8" calcext:value-type="float">
            <text:p>560.8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1.2" calcext:value-type="float">
            <text:p>561.2</text:p>
          </table:table-cell>
          <table:table-cell table:number-columns-repeated="17"/>
        </table:table-row>
        <table:table-row table:style-name="ro1">
          <table:table-cell office:value-type="float" office:value="561.4" calcext:value-type="float">
            <text:p>561.4</text:p>
          </table:table-cell>
          <table:table-cell table:number-columns-repeated="17"/>
        </table:table-row>
        <table:table-row table:style-name="ro1">
          <table:table-cell office:value-type="float" office:value="561.6" calcext:value-type="float">
            <text:p>561.6</text:p>
          </table:table-cell>
          <table:table-cell table:number-columns-repeated="17"/>
        </table:table-row>
        <table:table-row table:style-name="ro1">
          <table:table-cell office:value-type="float" office:value="561.8" calcext:value-type="float">
            <text:p>561.8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7"/>
        </table:table-row>
        <table:table-row table:style-name="ro1">
          <table:table-cell office:value-type="float" office:value="562.2" calcext:value-type="float">
            <text:p>562.2</text:p>
          </table:table-cell>
          <table:table-cell table:number-columns-repeated="17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17"/>
        </table:table-row>
        <table:table-row table:style-name="ro1">
          <table:table-cell office:value-type="float" office:value="562.6" calcext:value-type="float">
            <text:p>562.6</text:p>
          </table:table-cell>
          <table:table-cell table:number-columns-repeated="17"/>
        </table:table-row>
        <table:table-row table:style-name="ro1">
          <table:table-cell office:value-type="float" office:value="562.8" calcext:value-type="float">
            <text:p>562.8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.2" calcext:value-type="float">
            <text:p>563.2</text:p>
          </table:table-cell>
          <table:table-cell table:number-columns-repeated="17"/>
        </table:table-row>
        <table:table-row table:style-name="ro1">
          <table:table-cell office:value-type="float" office:value="563.4" calcext:value-type="float">
            <text:p>563.4</text:p>
          </table:table-cell>
          <table:table-cell table:number-columns-repeated="17"/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17"/>
        </table:table-row>
        <table:table-row table:style-name="ro1">
          <table:table-cell office:value-type="float" office:value="563.8" calcext:value-type="float">
            <text:p>563.8</text:p>
          </table:table-cell>
          <table:table-cell table:number-columns-repeated="1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7"/>
        </table:table-row>
        <table:table-row table:style-name="ro1">
          <table:table-cell office:value-type="float" office:value="564.2" calcext:value-type="float">
            <text:p>564.2</text:p>
          </table:table-cell>
          <table:table-cell table:number-columns-repeated="17"/>
        </table:table-row>
        <table:table-row table:style-name="ro1">
          <table:table-cell office:value-type="float" office:value="564.4" calcext:value-type="float">
            <text:p>564.4</text:p>
          </table:table-cell>
          <table:table-cell table:number-columns-repeated="17"/>
        </table:table-row>
        <table:table-row table:style-name="ro1">
          <table:table-cell office:value-type="float" office:value="564.6" calcext:value-type="float">
            <text:p>564.6</text:p>
          </table:table-cell>
          <table:table-cell table:number-columns-repeated="17"/>
        </table:table-row>
        <table:table-row table:style-name="ro1">
          <table:table-cell office:value-type="float" office:value="564.8" calcext:value-type="float">
            <text:p>564.8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7"/>
        </table:table-row>
        <table:table-row table:style-name="ro1">
          <table:table-cell office:value-type="float" office:value="565.2" calcext:value-type="float">
            <text:p>565.2</text:p>
          </table:table-cell>
          <table:table-cell table:number-columns-repeated="17"/>
        </table:table-row>
        <table:table-row table:style-name="ro1">
          <table:table-cell office:value-type="float" office:value="565.4" calcext:value-type="float">
            <text:p>565.4</text:p>
          </table:table-cell>
          <table:table-cell table:number-columns-repeated="17"/>
        </table:table-row>
        <table:table-row table:style-name="ro1">
          <table:table-cell office:value-type="float" office:value="565.6" calcext:value-type="float">
            <text:p>565.6</text:p>
          </table:table-cell>
          <table:table-cell table:number-columns-repeated="17"/>
        </table:table-row>
        <table:table-row table:style-name="ro1">
          <table:table-cell office:value-type="float" office:value="565.8" calcext:value-type="float">
            <text:p>565.8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7"/>
        </table:table-row>
        <table:table-row table:style-name="ro1">
          <table:table-cell office:value-type="float" office:value="566.2" calcext:value-type="float">
            <text:p>566.2</text:p>
          </table:table-cell>
          <table:table-cell table:number-columns-repeated="17"/>
        </table:table-row>
        <table:table-row table:style-name="ro1">
          <table:table-cell office:value-type="float" office:value="566.4" calcext:value-type="float">
            <text:p>566.4</text:p>
          </table:table-cell>
          <table:table-cell table:number-columns-repeated="17"/>
        </table:table-row>
        <table:table-row table:style-name="ro1">
          <table:table-cell office:value-type="float" office:value="566.6" calcext:value-type="float">
            <text:p>566.6</text:p>
          </table:table-cell>
          <table:table-cell table:number-columns-repeated="17"/>
        </table:table-row>
        <table:table-row table:style-name="ro1">
          <table:table-cell office:value-type="float" office:value="566.8" calcext:value-type="float">
            <text:p>566.8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7"/>
        </table:table-row>
        <table:table-row table:style-name="ro1">
          <table:table-cell office:value-type="float" office:value="567.2" calcext:value-type="float">
            <text:p>567.2</text:p>
          </table:table-cell>
          <table:table-cell table:number-columns-repeated="17"/>
        </table:table-row>
        <table:table-row table:style-name="ro1">
          <table:table-cell office:value-type="float" office:value="567.4" calcext:value-type="float">
            <text:p>567.4</text:p>
          </table:table-cell>
          <table:table-cell table:number-columns-repeated="17"/>
        </table:table-row>
        <table:table-row table:style-name="ro1">
          <table:table-cell office:value-type="float" office:value="567.6" calcext:value-type="float">
            <text:p>567.6</text:p>
          </table:table-cell>
          <table:table-cell table:number-columns-repeated="17"/>
        </table:table-row>
        <table:table-row table:style-name="ro1">
          <table:table-cell office:value-type="float" office:value="567.8" calcext:value-type="float">
            <text:p>567.8</text:p>
          </table:table-cell>
          <table:table-cell table:number-columns-repeated="1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7"/>
        </table:table-row>
        <table:table-row table:style-name="ro1">
          <table:table-cell office:value-type="float" office:value="568.2" calcext:value-type="float">
            <text:p>568.2</text:p>
          </table:table-cell>
          <table:table-cell table:number-columns-repeated="17"/>
        </table:table-row>
        <table:table-row table:style-name="ro1">
          <table:table-cell office:value-type="float" office:value="568.4" calcext:value-type="float">
            <text:p>568.4</text:p>
          </table:table-cell>
          <table:table-cell table:number-columns-repeated="17"/>
        </table:table-row>
        <table:table-row table:style-name="ro1">
          <table:table-cell office:value-type="float" office:value="568.6" calcext:value-type="float">
            <text:p>568.6</text:p>
          </table:table-cell>
          <table:table-cell table:number-columns-repeated="17"/>
        </table:table-row>
        <table:table-row table:style-name="ro1">
          <table:table-cell office:value-type="float" office:value="568.8" calcext:value-type="float">
            <text:p>568.8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69.2" calcext:value-type="float">
            <text:p>569.2</text:p>
          </table:table-cell>
          <table:table-cell table:number-columns-repeated="17"/>
        </table:table-row>
        <table:table-row table:style-name="ro1">
          <table:table-cell office:value-type="float" office:value="569.4" calcext:value-type="float">
            <text:p>569.4</text:p>
          </table:table-cell>
          <table:table-cell table:number-columns-repeated="17"/>
        </table:table-row>
        <table:table-row table:style-name="ro1">
          <table:table-cell office:value-type="float" office:value="569.6" calcext:value-type="float">
            <text:p>569.6</text:p>
          </table:table-cell>
          <table:table-cell table:number-columns-repeated="17"/>
        </table:table-row>
        <table:table-row table:style-name="ro1">
          <table:table-cell office:value-type="float" office:value="569.8" calcext:value-type="float">
            <text:p>569.8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7"/>
        </table:table-row>
        <table:table-row table:style-name="ro1">
          <table:table-cell office:value-type="float" office:value="570.2" calcext:value-type="float">
            <text:p>570.2</text:p>
          </table:table-cell>
          <table:table-cell table:number-columns-repeated="17"/>
        </table:table-row>
        <table:table-row table:style-name="ro1">
          <table:table-cell office:value-type="float" office:value="570.4" calcext:value-type="float">
            <text:p>570.4</text:p>
          </table:table-cell>
          <table:table-cell table:number-columns-repeated="17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17"/>
        </table:table-row>
        <table:table-row table:style-name="ro1">
          <table:table-cell office:value-type="float" office:value="570.8" calcext:value-type="float">
            <text:p>570.8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7"/>
        </table:table-row>
        <table:table-row table:style-name="ro1">
          <table:table-cell office:value-type="float" office:value="571.2" calcext:value-type="float">
            <text:p>571.2</text:p>
          </table:table-cell>
          <table:table-cell table:number-columns-repeated="17"/>
        </table:table-row>
        <table:table-row table:style-name="ro1">
          <table:table-cell office:value-type="float" office:value="571.4" calcext:value-type="float">
            <text:p>571.4</text:p>
          </table:table-cell>
          <table:table-cell table:number-columns-repeated="17"/>
        </table:table-row>
        <table:table-row table:style-name="ro1">
          <table:table-cell office:value-type="float" office:value="571.6" calcext:value-type="float">
            <text:p>571.6</text:p>
          </table:table-cell>
          <table:table-cell table:number-columns-repeated="17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1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7"/>
        </table:table-row>
        <table:table-row table:style-name="ro1">
          <table:table-cell office:value-type="float" office:value="572.2" calcext:value-type="float">
            <text:p>572.2</text:p>
          </table:table-cell>
          <table:table-cell table:number-columns-repeated="17"/>
        </table:table-row>
        <table:table-row table:style-name="ro1">
          <table:table-cell office:value-type="float" office:value="572.4" calcext:value-type="float">
            <text:p>572.4</text:p>
          </table:table-cell>
          <table:table-cell table:number-columns-repeated="17"/>
        </table:table-row>
        <table:table-row table:style-name="ro1">
          <table:table-cell office:value-type="float" office:value="572.6" calcext:value-type="float">
            <text:p>572.6</text:p>
          </table:table-cell>
          <table:table-cell table:number-columns-repeated="17"/>
        </table:table-row>
        <table:table-row table:style-name="ro1">
          <table:table-cell office:value-type="float" office:value="572.8" calcext:value-type="float">
            <text:p>572.8</text:p>
          </table:table-cell>
          <table:table-cell table:number-columns-repeated="1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7"/>
        </table:table-row>
        <table:table-row table:style-name="ro1">
          <table:table-cell office:value-type="float" office:value="573.2" calcext:value-type="float">
            <text:p>573.2</text:p>
          </table:table-cell>
          <table:table-cell table:number-columns-repeated="17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17"/>
        </table:table-row>
        <table:table-row table:style-name="ro1">
          <table:table-cell office:value-type="float" office:value="573.6" calcext:value-type="float">
            <text:p>573.6</text:p>
          </table:table-cell>
          <table:table-cell table:number-columns-repeated="17"/>
        </table:table-row>
        <table:table-row table:style-name="ro1">
          <table:table-cell office:value-type="float" office:value="573.8" calcext:value-type="float">
            <text:p>573.8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7"/>
        </table:table-row>
        <table:table-row table:style-name="ro1">
          <table:table-cell office:value-type="float" office:value="574.2" calcext:value-type="float">
            <text:p>574.2</text:p>
          </table:table-cell>
          <table:table-cell table:number-columns-repeated="17"/>
        </table:table-row>
        <table:table-row table:style-name="ro1">
          <table:table-cell office:value-type="float" office:value="574.4" calcext:value-type="float">
            <text:p>574.4</text:p>
          </table:table-cell>
          <table:table-cell table:number-columns-repeated="17"/>
        </table:table-row>
        <table:table-row table:style-name="ro1">
          <table:table-cell office:value-type="float" office:value="574.6" calcext:value-type="float">
            <text:p>574.6</text:p>
          </table:table-cell>
          <table:table-cell table:number-columns-repeated="17"/>
        </table:table-row>
        <table:table-row table:style-name="ro1">
          <table:table-cell office:value-type="float" office:value="574.8" calcext:value-type="float">
            <text:p>574.8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7"/>
        </table:table-row>
        <table:table-row table:style-name="ro1">
          <table:table-cell office:value-type="float" office:value="575.2" calcext:value-type="float">
            <text:p>575.2</text:p>
          </table:table-cell>
          <table:table-cell table:number-columns-repeated="17"/>
        </table:table-row>
        <table:table-row table:style-name="ro1">
          <table:table-cell office:value-type="float" office:value="575.4" calcext:value-type="float">
            <text:p>575.4</text:p>
          </table:table-cell>
          <table:table-cell table:number-columns-repeated="17"/>
        </table:table-row>
        <table:table-row table:style-name="ro1">
          <table:table-cell office:value-type="float" office:value="575.6" calcext:value-type="float">
            <text:p>575.6</text:p>
          </table:table-cell>
          <table:table-cell table:number-columns-repeated="17"/>
        </table:table-row>
        <table:table-row table:style-name="ro1">
          <table:table-cell office:value-type="float" office:value="575.8" calcext:value-type="float">
            <text:p>575.8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.2" calcext:value-type="float">
            <text:p>576.2</text:p>
          </table:table-cell>
          <table:table-cell table:number-columns-repeated="17"/>
        </table:table-row>
        <table:table-row table:style-name="ro1">
          <table:table-cell office:value-type="float" office:value="576.4" calcext:value-type="float">
            <text:p>576.4</text:p>
          </table:table-cell>
          <table:table-cell table:number-columns-repeated="17"/>
        </table:table-row>
        <table:table-row table:style-name="ro1">
          <table:table-cell office:value-type="float" office:value="576.6" calcext:value-type="float">
            <text:p>576.6</text:p>
          </table:table-cell>
          <table:table-cell table:number-columns-repeated="17"/>
        </table:table-row>
        <table:table-row table:style-name="ro1">
          <table:table-cell office:value-type="float" office:value="576.8" calcext:value-type="float">
            <text:p>576.8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7.2" calcext:value-type="float">
            <text:p>577.2</text:p>
          </table:table-cell>
          <table:table-cell table:number-columns-repeated="17"/>
        </table:table-row>
        <table:table-row table:style-name="ro1">
          <table:table-cell office:value-type="float" office:value="577.4" calcext:value-type="float">
            <text:p>577.4</text:p>
          </table:table-cell>
          <table:table-cell table:number-columns-repeated="17"/>
        </table:table-row>
        <table:table-row table:style-name="ro1">
          <table:table-cell office:value-type="float" office:value="577.6" calcext:value-type="float">
            <text:p>577.6</text:p>
          </table:table-cell>
          <table:table-cell table:number-columns-repeated="17"/>
        </table:table-row>
        <table:table-row table:style-name="ro1">
          <table:table-cell office:value-type="float" office:value="577.8" calcext:value-type="float">
            <text:p>577.8</text:p>
          </table:table-cell>
          <table:table-cell table:number-columns-repeated="1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7"/>
        </table:table-row>
        <table:table-row table:style-name="ro1">
          <table:table-cell office:value-type="float" office:value="578.2" calcext:value-type="float">
            <text:p>578.2</text:p>
          </table:table-cell>
          <table:table-cell table:number-columns-repeated="17"/>
        </table:table-row>
        <table:table-row table:style-name="ro1">
          <table:table-cell office:value-type="float" office:value="578.4" calcext:value-type="float">
            <text:p>578.4</text:p>
          </table:table-cell>
          <table:table-cell table:number-columns-repeated="17"/>
        </table:table-row>
        <table:table-row table:style-name="ro1">
          <table:table-cell office:value-type="float" office:value="578.6" calcext:value-type="float">
            <text:p>578.6</text:p>
          </table:table-cell>
          <table:table-cell table:number-columns-repeated="17"/>
        </table:table-row>
        <table:table-row table:style-name="ro1">
          <table:table-cell office:value-type="float" office:value="578.8" calcext:value-type="float">
            <text:p>578.8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7"/>
        </table:table-row>
        <table:table-row table:style-name="ro1">
          <table:table-cell office:value-type="float" office:value="579.2" calcext:value-type="float">
            <text:p>579.2</text:p>
          </table:table-cell>
          <table:table-cell table:number-columns-repeated="17"/>
        </table:table-row>
        <table:table-row table:style-name="ro1">
          <table:table-cell office:value-type="float" office:value="579.4" calcext:value-type="float">
            <text:p>579.4</text:p>
          </table:table-cell>
          <table:table-cell table:number-columns-repeated="17"/>
        </table:table-row>
        <table:table-row table:style-name="ro1">
          <table:table-cell office:value-type="float" office:value="579.6" calcext:value-type="float">
            <text:p>579.6</text:p>
          </table:table-cell>
          <table:table-cell table:number-columns-repeated="17"/>
        </table:table-row>
        <table:table-row table:style-name="ro1">
          <table:table-cell office:value-type="float" office:value="579.8" calcext:value-type="float">
            <text:p>579.8</text:p>
          </table:table-cell>
          <table:table-cell table:number-columns-repeated="1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float" office:value="580.2" calcext:value-type="float">
            <text:p>580.2</text:p>
          </table:table-cell>
          <table:table-cell table:number-columns-repeated="17"/>
        </table:table-row>
        <table:table-row table:style-name="ro1">
          <table:table-cell office:value-type="float" office:value="580.4" calcext:value-type="float">
            <text:p>580.4</text:p>
          </table:table-cell>
          <table:table-cell table:number-columns-repeated="17"/>
        </table:table-row>
        <table:table-row table:style-name="ro1">
          <table:table-cell office:value-type="float" office:value="580.6" calcext:value-type="float">
            <text:p>580.6</text:p>
          </table:table-cell>
          <table:table-cell table:number-columns-repeated="17"/>
        </table:table-row>
        <table:table-row table:style-name="ro1">
          <table:table-cell office:value-type="float" office:value="580.8" calcext:value-type="float">
            <text:p>580.8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.2" calcext:value-type="float">
            <text:p>581.2</text:p>
          </table:table-cell>
          <table:table-cell table:number-columns-repeated="17"/>
        </table:table-row>
        <table:table-row table:style-name="ro1">
          <table:table-cell office:value-type="float" office:value="581.4" calcext:value-type="float">
            <text:p>581.4</text:p>
          </table:table-cell>
          <table:table-cell table:number-columns-repeated="17"/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number-columns-repeated="17"/>
        </table:table-row>
        <table:table-row table:style-name="ro1">
          <table:table-cell office:value-type="float" office:value="581.8" calcext:value-type="float">
            <text:p>581.8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2.2" calcext:value-type="float">
            <text:p>582.2</text:p>
          </table:table-cell>
          <table:table-cell table:number-columns-repeated="17"/>
        </table:table-row>
        <table:table-row table:style-name="ro1">
          <table:table-cell office:value-type="float" office:value="582.4" calcext:value-type="float">
            <text:p>582.4</text:p>
          </table:table-cell>
          <table:table-cell table:number-columns-repeated="17"/>
        </table:table-row>
        <table:table-row table:style-name="ro1">
          <table:table-cell office:value-type="float" office:value="582.6" calcext:value-type="float">
            <text:p>582.6</text:p>
          </table:table-cell>
          <table:table-cell table:number-columns-repeated="17"/>
        </table:table-row>
        <table:table-row table:style-name="ro1">
          <table:table-cell office:value-type="float" office:value="582.8" calcext:value-type="float">
            <text:p>582.8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.2" calcext:value-type="float">
            <text:p>583.2</text:p>
          </table:table-cell>
          <table:table-cell table:number-columns-repeated="17"/>
        </table:table-row>
        <table:table-row table:style-name="ro1">
          <table:table-cell office:value-type="float" office:value="583.4" calcext:value-type="float">
            <text:p>583.4</text:p>
          </table:table-cell>
          <table:table-cell table:number-columns-repeated="17"/>
        </table:table-row>
        <table:table-row table:style-name="ro1">
          <table:table-cell office:value-type="float" office:value="583.6" calcext:value-type="float">
            <text:p>583.6</text:p>
          </table:table-cell>
          <table:table-cell table:number-columns-repeated="17"/>
        </table:table-row>
        <table:table-row table:style-name="ro1">
          <table:table-cell office:value-type="float" office:value="583.8" calcext:value-type="float">
            <text:p>583.8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4.2" calcext:value-type="float">
            <text:p>584.2</text:p>
          </table:table-cell>
          <table:table-cell table:number-columns-repeated="17"/>
        </table:table-row>
        <table:table-row table:style-name="ro1">
          <table:table-cell office:value-type="float" office:value="584.4" calcext:value-type="float">
            <text:p>584.4</text:p>
          </table:table-cell>
          <table:table-cell table:number-columns-repeated="17"/>
        </table:table-row>
        <table:table-row table:style-name="ro1">
          <table:table-cell office:value-type="float" office:value="584.6" calcext:value-type="float">
            <text:p>584.6</text:p>
          </table:table-cell>
          <table:table-cell table:number-columns-repeated="17"/>
        </table:table-row>
        <table:table-row table:style-name="ro1">
          <table:table-cell office:value-type="float" office:value="584.8" calcext:value-type="float">
            <text:p>584.8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5.2" calcext:value-type="float">
            <text:p>585.2</text:p>
          </table:table-cell>
          <table:table-cell table:number-columns-repeated="17"/>
        </table:table-row>
        <table:table-row table:style-name="ro1">
          <table:table-cell office:value-type="float" office:value="585.4" calcext:value-type="float">
            <text:p>585.4</text:p>
          </table:table-cell>
          <table:table-cell table:number-columns-repeated="17"/>
        </table:table-row>
        <table:table-row table:style-name="ro1">
          <table:table-cell office:value-type="float" office:value="585.6" calcext:value-type="float">
            <text:p>585.6</text:p>
          </table:table-cell>
          <table:table-cell table:number-columns-repeated="17"/>
        </table:table-row>
        <table:table-row table:style-name="ro1">
          <table:table-cell office:value-type="float" office:value="585.8" calcext:value-type="float">
            <text:p>585.8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.2" calcext:value-type="float">
            <text:p>586.2</text:p>
          </table:table-cell>
          <table:table-cell table:number-columns-repeated="17"/>
        </table:table-row>
        <table:table-row table:style-name="ro1">
          <table:table-cell office:value-type="float" office:value="586.4" calcext:value-type="float">
            <text:p>586.4</text:p>
          </table:table-cell>
          <table:table-cell table:number-columns-repeated="17"/>
        </table:table-row>
        <table:table-row table:style-name="ro1">
          <table:table-cell office:value-type="float" office:value="586.6" calcext:value-type="float">
            <text:p>586.6</text:p>
          </table:table-cell>
          <table:table-cell table:number-columns-repeated="17"/>
        </table:table-row>
        <table:table-row table:style-name="ro1">
          <table:table-cell office:value-type="float" office:value="586.8" calcext:value-type="float">
            <text:p>586.8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7"/>
        </table:table-row>
        <table:table-row table:style-name="ro1">
          <table:table-cell office:value-type="float" office:value="587.2" calcext:value-type="float">
            <text:p>587.2</text:p>
          </table:table-cell>
          <table:table-cell table:number-columns-repeated="17"/>
        </table:table-row>
        <table:table-row table:style-name="ro1">
          <table:table-cell office:value-type="float" office:value="587.4" calcext:value-type="float">
            <text:p>587.4</text:p>
          </table:table-cell>
          <table:table-cell table:number-columns-repeated="17"/>
        </table:table-row>
        <table:table-row table:style-name="ro1">
          <table:table-cell office:value-type="float" office:value="587.6" calcext:value-type="float">
            <text:p>587.6</text:p>
          </table:table-cell>
          <table:table-cell table:number-columns-repeated="17"/>
        </table:table-row>
        <table:table-row table:style-name="ro1">
          <table:table-cell office:value-type="float" office:value="587.8" calcext:value-type="float">
            <text:p>587.8</text:p>
          </table:table-cell>
          <table:table-cell table:number-columns-repeated="1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7"/>
        </table:table-row>
        <table:table-row table:style-name="ro1">
          <table:table-cell office:value-type="float" office:value="588.2" calcext:value-type="float">
            <text:p>588.2</text:p>
          </table:table-cell>
          <table:table-cell table:number-columns-repeated="17"/>
        </table:table-row>
        <table:table-row table:style-name="ro1">
          <table:table-cell office:value-type="float" office:value="588.4" calcext:value-type="float">
            <text:p>588.4</text:p>
          </table:table-cell>
          <table:table-cell table:number-columns-repeated="17"/>
        </table:table-row>
        <table:table-row table:style-name="ro1">
          <table:table-cell office:value-type="float" office:value="588.6" calcext:value-type="float">
            <text:p>588.6</text:p>
          </table:table-cell>
          <table:table-cell table:number-columns-repeated="17"/>
        </table:table-row>
        <table:table-row table:style-name="ro1">
          <table:table-cell office:value-type="float" office:value="588.8" calcext:value-type="float">
            <text:p>588.8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89.2" calcext:value-type="float">
            <text:p>589.2</text:p>
          </table:table-cell>
          <table:table-cell table:number-columns-repeated="17"/>
        </table:table-row>
        <table:table-row table:style-name="ro1">
          <table:table-cell office:value-type="float" office:value="589.4" calcext:value-type="float">
            <text:p>589.4</text:p>
          </table:table-cell>
          <table:table-cell table:number-columns-repeated="17"/>
        </table:table-row>
        <table:table-row table:style-name="ro1">
          <table:table-cell office:value-type="float" office:value="589.6" calcext:value-type="float">
            <text:p>589.6</text:p>
          </table:table-cell>
          <table:table-cell table:number-columns-repeated="17"/>
        </table:table-row>
        <table:table-row table:style-name="ro1">
          <table:table-cell office:value-type="float" office:value="589.8" calcext:value-type="float">
            <text:p>589.8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7"/>
        </table:table-row>
        <table:table-row table:style-name="ro1">
          <table:table-cell office:value-type="float" office:value="590.2" calcext:value-type="float">
            <text:p>590.2</text:p>
          </table:table-cell>
          <table:table-cell table:number-columns-repeated="17"/>
        </table:table-row>
        <table:table-row table:style-name="ro1">
          <table:table-cell office:value-type="float" office:value="590.4" calcext:value-type="float">
            <text:p>590.4</text:p>
          </table:table-cell>
          <table:table-cell table:number-columns-repeated="17"/>
        </table:table-row>
        <table:table-row table:style-name="ro1">
          <table:table-cell office:value-type="float" office:value="590.6" calcext:value-type="float">
            <text:p>590.6</text:p>
          </table:table-cell>
          <table:table-cell table:number-columns-repeated="17"/>
        </table:table-row>
        <table:table-row table:style-name="ro1">
          <table:table-cell office:value-type="float" office:value="590.8" calcext:value-type="float">
            <text:p>590.8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7"/>
        </table:table-row>
        <table:table-row table:style-name="ro1">
          <table:table-cell office:value-type="float" office:value="591.2" calcext:value-type="float">
            <text:p>591.2</text:p>
          </table:table-cell>
          <table:table-cell table:number-columns-repeated="17"/>
        </table:table-row>
        <table:table-row table:style-name="ro1">
          <table:table-cell office:value-type="float" office:value="591.4" calcext:value-type="float">
            <text:p>591.4</text:p>
          </table:table-cell>
          <table:table-cell table:number-columns-repeated="17"/>
        </table:table-row>
        <table:table-row table:style-name="ro1">
          <table:table-cell office:value-type="float" office:value="591.6" calcext:value-type="float">
            <text:p>591.6</text:p>
          </table:table-cell>
          <table:table-cell table:number-columns-repeated="17"/>
        </table:table-row>
        <table:table-row table:style-name="ro1">
          <table:table-cell office:value-type="float" office:value="591.8" calcext:value-type="float">
            <text:p>591.8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.2" calcext:value-type="float">
            <text:p>592.2</text:p>
          </table:table-cell>
          <table:table-cell table:number-columns-repeated="17"/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17"/>
        </table:table-row>
        <table:table-row table:style-name="ro1">
          <table:table-cell office:value-type="float" office:value="592.6" calcext:value-type="float">
            <text:p>592.6</text:p>
          </table:table-cell>
          <table:table-cell table:number-columns-repeated="17"/>
        </table:table-row>
        <table:table-row table:style-name="ro1">
          <table:table-cell office:value-type="float" office:value="592.8" calcext:value-type="float">
            <text:p>592.8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number-columns-repeated="17"/>
        </table:table-row>
        <table:table-row table:style-name="ro1">
          <table:table-cell office:value-type="float" office:value="593.4" calcext:value-type="float">
            <text:p>593.4</text:p>
          </table:table-cell>
          <table:table-cell table:number-columns-repeated="17"/>
        </table:table-row>
        <table:table-row table:style-name="ro1">
          <table:table-cell office:value-type="float" office:value="593.6" calcext:value-type="float">
            <text:p>593.6</text:p>
          </table:table-cell>
          <table:table-cell table:number-columns-repeated="17"/>
        </table:table-row>
        <table:table-row table:style-name="ro1">
          <table:table-cell office:value-type="float" office:value="593.8" calcext:value-type="float">
            <text:p>593.8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.2" calcext:value-type="float">
            <text:p>594.2</text:p>
          </table:table-cell>
          <table:table-cell table:number-columns-repeated="17"/>
        </table:table-row>
        <table:table-row table:style-name="ro1">
          <table:table-cell office:value-type="float" office:value="594.4" calcext:value-type="float">
            <text:p>594.4</text:p>
          </table:table-cell>
          <table:table-cell table:number-columns-repeated="17"/>
        </table:table-row>
        <table:table-row table:style-name="ro1">
          <table:table-cell office:value-type="float" office:value="594.6" calcext:value-type="float">
            <text:p>594.6</text:p>
          </table:table-cell>
          <table:table-cell table:number-columns-repeated="17"/>
        </table:table-row>
        <table:table-row table:style-name="ro1">
          <table:table-cell office:value-type="float" office:value="594.8" calcext:value-type="float">
            <text:p>594.8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float" office:value="595.2" calcext:value-type="float">
            <text:p>595.2</text:p>
          </table:table-cell>
          <table:table-cell table:number-columns-repeated="17"/>
        </table:table-row>
        <table:table-row table:style-name="ro1">
          <table:table-cell office:value-type="float" office:value="595.4" calcext:value-type="float">
            <text:p>595.4</text:p>
          </table:table-cell>
          <table:table-cell table:number-columns-repeated="17"/>
        </table:table-row>
        <table:table-row table:style-name="ro1">
          <table:table-cell office:value-type="float" office:value="595.6" calcext:value-type="float">
            <text:p>595.6</text:p>
          </table:table-cell>
          <table:table-cell table:number-columns-repeated="17"/>
        </table:table-row>
        <table:table-row table:style-name="ro1">
          <table:table-cell office:value-type="float" office:value="595.8" calcext:value-type="float">
            <text:p>595.8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7"/>
        </table:table-row>
        <table:table-row table:style-name="ro1">
          <table:table-cell office:value-type="float" office:value="596.2" calcext:value-type="float">
            <text:p>596.2</text:p>
          </table:table-cell>
          <table:table-cell table:number-columns-repeated="17"/>
        </table:table-row>
        <table:table-row table:style-name="ro1">
          <table:table-cell office:value-type="float" office:value="596.4" calcext:value-type="float">
            <text:p>596.4</text:p>
          </table:table-cell>
          <table:table-cell table:number-columns-repeated="17"/>
        </table:table-row>
        <table:table-row table:style-name="ro1">
          <table:table-cell office:value-type="float" office:value="596.6" calcext:value-type="float">
            <text:p>596.6</text:p>
          </table:table-cell>
          <table:table-cell table:number-columns-repeated="17"/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7"/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17"/>
        </table:table-row>
        <table:table-row table:style-name="ro1">
          <table:table-cell office:value-type="float" office:value="597.4" calcext:value-type="float">
            <text:p>597.4</text:p>
          </table:table-cell>
          <table:table-cell table:number-columns-repeated="17"/>
        </table:table-row>
        <table:table-row table:style-name="ro1">
          <table:table-cell office:value-type="float" office:value="597.6" calcext:value-type="float">
            <text:p>597.6</text:p>
          </table:table-cell>
          <table:table-cell table:number-columns-repeated="17"/>
        </table:table-row>
        <table:table-row table:style-name="ro1">
          <table:table-cell office:value-type="float" office:value="597.8" calcext:value-type="float">
            <text:p>597.8</text:p>
          </table:table-cell>
          <table:table-cell table:number-columns-repeated="1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7"/>
        </table:table-row>
        <table:table-row table:style-name="ro1">
          <table:table-cell office:value-type="float" office:value="598.2" calcext:value-type="float">
            <text:p>598.2</text:p>
          </table:table-cell>
          <table:table-cell table:number-columns-repeated="17"/>
        </table:table-row>
        <table:table-row table:style-name="ro1">
          <table:table-cell office:value-type="float" office:value="598.4" calcext:value-type="float">
            <text:p>598.4</text:p>
          </table:table-cell>
          <table:table-cell table:number-columns-repeated="17"/>
        </table:table-row>
        <table:table-row table:style-name="ro1">
          <table:table-cell office:value-type="float" office:value="598.6" calcext:value-type="float">
            <text:p>598.6</text:p>
          </table:table-cell>
          <table:table-cell table:number-columns-repeated="17"/>
        </table:table-row>
        <table:table-row table:style-name="ro1">
          <table:table-cell office:value-type="float" office:value="598.8" calcext:value-type="float">
            <text:p>598.8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7"/>
        </table:table-row>
        <table:table-row table:style-name="ro1">
          <table:table-cell office:value-type="float" office:value="599.2" calcext:value-type="float">
            <text:p>599.2</text:p>
          </table:table-cell>
          <table:table-cell table:number-columns-repeated="17"/>
        </table:table-row>
        <table:table-row table:style-name="ro1">
          <table:table-cell office:value-type="float" office:value="599.4" calcext:value-type="float">
            <text:p>599.4</text:p>
          </table:table-cell>
          <table:table-cell table:number-columns-repeated="17"/>
        </table:table-row>
        <table:table-row table:style-name="ro1">
          <table:table-cell office:value-type="float" office:value="599.6" calcext:value-type="float">
            <text:p>599.6</text:p>
          </table:table-cell>
          <table:table-cell table:number-columns-repeated="17"/>
        </table:table-row>
        <table:table-row table:style-name="ro1">
          <table:table-cell office:value-type="float" office:value="599.8" calcext:value-type="float">
            <text:p>599.8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0.2" calcext:value-type="float">
            <text:p>600.2</text:p>
          </table:table-cell>
          <table:table-cell table:number-columns-repeated="17"/>
        </table:table-row>
        <table:table-row table:style-name="ro1">
          <table:table-cell office:value-type="float" office:value="600.4" calcext:value-type="float">
            <text:p>600.4</text:p>
          </table:table-cell>
          <table:table-cell table:number-columns-repeated="17"/>
        </table:table-row>
        <table:table-row table:style-name="ro1">
          <table:table-cell office:value-type="float" office:value="600.6" calcext:value-type="float">
            <text:p>600.6</text:p>
          </table:table-cell>
          <table:table-cell table:number-columns-repeated="17"/>
        </table:table-row>
        <table:table-row table:style-name="ro1">
          <table:table-cell office:value-type="float" office:value="600.8" calcext:value-type="float">
            <text:p>600.8</text:p>
          </table:table-cell>
          <table:table-cell table:number-columns-repeated="1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7"/>
        </table:table-row>
        <table:table-row table:style-name="ro1">
          <table:table-cell office:value-type="float" office:value="601.2" calcext:value-type="float">
            <text:p>601.2</text:p>
          </table:table-cell>
          <table:table-cell table:number-columns-repeated="17"/>
        </table:table-row>
        <table:table-row table:style-name="ro1">
          <table:table-cell office:value-type="float" office:value="601.4" calcext:value-type="float">
            <text:p>601.4</text:p>
          </table:table-cell>
          <table:table-cell table:number-columns-repeated="17"/>
        </table:table-row>
        <table:table-row table:style-name="ro1">
          <table:table-cell office:value-type="float" office:value="601.6" calcext:value-type="float">
            <text:p>601.6</text:p>
          </table:table-cell>
          <table:table-cell table:number-columns-repeated="17"/>
        </table:table-row>
        <table:table-row table:style-name="ro1">
          <table:table-cell office:value-type="float" office:value="601.8" calcext:value-type="float">
            <text:p>601.8</text:p>
          </table:table-cell>
          <table:table-cell table:number-columns-repeated="1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7"/>
        </table:table-row>
        <table:table-row table:style-name="ro1">
          <table:table-cell office:value-type="float" office:value="602.2" calcext:value-type="float">
            <text:p>602.2</text:p>
          </table:table-cell>
          <table:table-cell table:number-columns-repeated="17"/>
        </table:table-row>
        <table:table-row table:style-name="ro1">
          <table:table-cell office:value-type="float" office:value="602.4" calcext:value-type="float">
            <text:p>602.4</text:p>
          </table:table-cell>
          <table:table-cell table:number-columns-repeated="17"/>
        </table:table-row>
        <table:table-row table:style-name="ro1">
          <table:table-cell office:value-type="float" office:value="602.6" calcext:value-type="float">
            <text:p>602.6</text:p>
          </table:table-cell>
          <table:table-cell table:number-columns-repeated="17"/>
        </table:table-row>
        <table:table-row table:style-name="ro1">
          <table:table-cell office:value-type="float" office:value="602.8" calcext:value-type="float">
            <text:p>602.8</text:p>
          </table:table-cell>
          <table:table-cell table:number-columns-repeated="1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7"/>
        </table:table-row>
        <table:table-row table:style-name="ro1">
          <table:table-cell office:value-type="float" office:value="603.2" calcext:value-type="float">
            <text:p>603.2</text:p>
          </table:table-cell>
          <table:table-cell table:number-columns-repeated="17"/>
        </table:table-row>
        <table:table-row table:style-name="ro1">
          <table:table-cell office:value-type="float" office:value="603.4" calcext:value-type="float">
            <text:p>603.4</text:p>
          </table:table-cell>
          <table:table-cell table:number-columns-repeated="17"/>
        </table:table-row>
        <table:table-row table:style-name="ro1">
          <table:table-cell office:value-type="float" office:value="603.6" calcext:value-type="float">
            <text:p>603.6</text:p>
          </table:table-cell>
          <table:table-cell table:number-columns-repeated="17"/>
        </table:table-row>
        <table:table-row table:style-name="ro1">
          <table:table-cell office:value-type="float" office:value="603.8" calcext:value-type="float">
            <text:p>603.8</text:p>
          </table:table-cell>
          <table:table-cell table:number-columns-repeated="1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7"/>
        </table:table-row>
        <table:table-row table:style-name="ro1">
          <table:table-cell office:value-type="float" office:value="604.2" calcext:value-type="float">
            <text:p>604.2</text:p>
          </table:table-cell>
          <table:table-cell table:number-columns-repeated="17"/>
        </table:table-row>
        <table:table-row table:style-name="ro1">
          <table:table-cell office:value-type="float" office:value="604.4" calcext:value-type="float">
            <text:p>604.4</text:p>
          </table:table-cell>
          <table:table-cell table:number-columns-repeated="17"/>
        </table:table-row>
        <table:table-row table:style-name="ro1">
          <table:table-cell office:value-type="float" office:value="604.6" calcext:value-type="float">
            <text:p>604.6</text:p>
          </table:table-cell>
          <table:table-cell table:number-columns-repeated="17"/>
        </table:table-row>
        <table:table-row table:style-name="ro1">
          <table:table-cell office:value-type="float" office:value="604.8" calcext:value-type="float">
            <text:p>604.8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.2" calcext:value-type="float">
            <text:p>605.2</text:p>
          </table:table-cell>
          <table:table-cell table:number-columns-repeated="17"/>
        </table:table-row>
        <table:table-row table:style-name="ro1">
          <table:table-cell office:value-type="float" office:value="605.4" calcext:value-type="float">
            <text:p>605.4</text:p>
          </table:table-cell>
          <table:table-cell table:number-columns-repeated="17"/>
        </table:table-row>
        <table:table-row table:style-name="ro1">
          <table:table-cell office:value-type="float" office:value="605.6" calcext:value-type="float">
            <text:p>605.6</text:p>
          </table:table-cell>
          <table:table-cell table:number-columns-repeated="17"/>
        </table:table-row>
        <table:table-row table:style-name="ro1">
          <table:table-cell office:value-type="float" office:value="605.8" calcext:value-type="float">
            <text:p>605.8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7"/>
        </table:table-row>
        <table:table-row table:style-name="ro1">
          <table:table-cell office:value-type="float" office:value="606.2" calcext:value-type="float">
            <text:p>606.2</text:p>
          </table:table-cell>
          <table:table-cell table:number-columns-repeated="17"/>
        </table:table-row>
        <table:table-row table:style-name="ro1">
          <table:table-cell office:value-type="float" office:value="606.4" calcext:value-type="float">
            <text:p>606.4</text:p>
          </table:table-cell>
          <table:table-cell table:number-columns-repeated="17"/>
        </table:table-row>
        <table:table-row table:style-name="ro1">
          <table:table-cell office:value-type="float" office:value="606.6" calcext:value-type="float">
            <text:p>606.6</text:p>
          </table:table-cell>
          <table:table-cell table:number-columns-repeated="17"/>
        </table:table-row>
        <table:table-row table:style-name="ro1">
          <table:table-cell office:value-type="float" office:value="606.8" calcext:value-type="float">
            <text:p>606.8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float" office:value="607.2" calcext:value-type="float">
            <text:p>607.2</text:p>
          </table:table-cell>
          <table:table-cell table:number-columns-repeated="17"/>
        </table:table-row>
        <table:table-row table:style-name="ro1">
          <table:table-cell office:value-type="float" office:value="607.4" calcext:value-type="float">
            <text:p>607.4</text:p>
          </table:table-cell>
          <table:table-cell table:number-columns-repeated="17"/>
        </table:table-row>
        <table:table-row table:style-name="ro1">
          <table:table-cell office:value-type="float" office:value="607.6" calcext:value-type="float">
            <text:p>607.6</text:p>
          </table:table-cell>
          <table:table-cell table:number-columns-repeated="17"/>
        </table:table-row>
        <table:table-row table:style-name="ro1">
          <table:table-cell office:value-type="float" office:value="607.8" calcext:value-type="float">
            <text:p>607.8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8.2" calcext:value-type="float">
            <text:p>608.2</text:p>
          </table:table-cell>
          <table:table-cell table:number-columns-repeated="17"/>
        </table:table-row>
        <table:table-row table:style-name="ro1">
          <table:table-cell office:value-type="float" office:value="608.4" calcext:value-type="float">
            <text:p>608.4</text:p>
          </table:table-cell>
          <table:table-cell table:number-columns-repeated="17"/>
        </table:table-row>
        <table:table-row table:style-name="ro1">
          <table:table-cell office:value-type="float" office:value="608.6" calcext:value-type="float">
            <text:p>608.6</text:p>
          </table:table-cell>
          <table:table-cell table:number-columns-repeated="17"/>
        </table:table-row>
        <table:table-row table:style-name="ro1">
          <table:table-cell office:value-type="float" office:value="608.8" calcext:value-type="float">
            <text:p>608.8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7"/>
        </table:table-row>
        <table:table-row table:style-name="ro1">
          <table:table-cell office:value-type="float" office:value="609.2" calcext:value-type="float">
            <text:p>609.2</text:p>
          </table:table-cell>
          <table:table-cell table:number-columns-repeated="17"/>
        </table:table-row>
        <table:table-row table:style-name="ro1">
          <table:table-cell office:value-type="float" office:value="609.4" calcext:value-type="float">
            <text:p>609.4</text:p>
          </table:table-cell>
          <table:table-cell table:number-columns-repeated="17"/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17"/>
        </table:table-row>
        <table:table-row table:style-name="ro1">
          <table:table-cell office:value-type="float" office:value="609.8" calcext:value-type="float">
            <text:p>609.8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.2" calcext:value-type="float">
            <text:p>610.2</text:p>
          </table:table-cell>
          <table:table-cell table:number-columns-repeated="17"/>
        </table:table-row>
        <table:table-row table:style-name="ro1">
          <table:table-cell office:value-type="float" office:value="610.4" calcext:value-type="float">
            <text:p>610.4</text:p>
          </table:table-cell>
          <table:table-cell table:number-columns-repeated="17"/>
        </table:table-row>
        <table:table-row table:style-name="ro1">
          <table:table-cell office:value-type="float" office:value="610.6" calcext:value-type="float">
            <text:p>610.6</text:p>
          </table:table-cell>
          <table:table-cell table:number-columns-repeated="17"/>
        </table:table-row>
        <table:table-row table:style-name="ro1">
          <table:table-cell office:value-type="float" office:value="610.8" calcext:value-type="float">
            <text:p>610.8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7"/>
        </table:table-row>
        <table:table-row table:style-name="ro1">
          <table:table-cell office:value-type="float" office:value="611.2" calcext:value-type="float">
            <text:p>611.2</text:p>
          </table:table-cell>
          <table:table-cell table:number-columns-repeated="17"/>
        </table:table-row>
        <table:table-row table:style-name="ro1">
          <table:table-cell office:value-type="float" office:value="611.4" calcext:value-type="float">
            <text:p>611.4</text:p>
          </table:table-cell>
          <table:table-cell table:number-columns-repeated="17"/>
        </table:table-row>
        <table:table-row table:style-name="ro1">
          <table:table-cell office:value-type="float" office:value="611.6" calcext:value-type="float">
            <text:p>611.6</text:p>
          </table:table-cell>
          <table:table-cell table:number-columns-repeated="17"/>
        </table:table-row>
        <table:table-row table:style-name="ro1">
          <table:table-cell office:value-type="float" office:value="611.8" calcext:value-type="float">
            <text:p>611.8</text:p>
          </table:table-cell>
          <table:table-cell table:number-columns-repeated="1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float" office:value="612.2" calcext:value-type="float">
            <text:p>612.2</text:p>
          </table:table-cell>
          <table:table-cell table:number-columns-repeated="17"/>
        </table:table-row>
        <table:table-row table:style-name="ro1">
          <table:table-cell office:value-type="float" office:value="612.4" calcext:value-type="float">
            <text:p>612.4</text:p>
          </table:table-cell>
          <table:table-cell table:number-columns-repeated="17"/>
        </table:table-row>
        <table:table-row table:style-name="ro1">
          <table:table-cell office:value-type="float" office:value="612.6" calcext:value-type="float">
            <text:p>612.6</text:p>
          </table:table-cell>
          <table:table-cell table:number-columns-repeated="17"/>
        </table:table-row>
        <table:table-row table:style-name="ro1">
          <table:table-cell office:value-type="float" office:value="612.8" calcext:value-type="float">
            <text:p>612.8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7"/>
        </table:table-row>
        <table:table-row table:style-name="ro1">
          <table:table-cell office:value-type="float" office:value="613.2" calcext:value-type="float">
            <text:p>613.2</text:p>
          </table:table-cell>
          <table:table-cell table:number-columns-repeated="17"/>
        </table:table-row>
        <table:table-row table:style-name="ro1">
          <table:table-cell office:value-type="float" office:value="613.4" calcext:value-type="float">
            <text:p>613.4</text:p>
          </table:table-cell>
          <table:table-cell table:number-columns-repeated="17"/>
        </table:table-row>
        <table:table-row table:style-name="ro1">
          <table:table-cell office:value-type="float" office:value="613.6" calcext:value-type="float">
            <text:p>613.6</text:p>
          </table:table-cell>
          <table:table-cell table:number-columns-repeated="17"/>
        </table:table-row>
        <table:table-row table:style-name="ro1">
          <table:table-cell office:value-type="float" office:value="613.8" calcext:value-type="float">
            <text:p>613.8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office:value-type="float" office:value="614.2" calcext:value-type="float">
            <text:p>614.2</text:p>
          </table:table-cell>
          <table:table-cell table:number-columns-repeated="17"/>
        </table:table-row>
        <table:table-row table:style-name="ro1">
          <table:table-cell office:value-type="float" office:value="614.4" calcext:value-type="float">
            <text:p>614.4</text:p>
          </table:table-cell>
          <table:table-cell table:number-columns-repeated="17"/>
        </table:table-row>
        <table:table-row table:style-name="ro1">
          <table:table-cell office:value-type="float" office:value="614.6" calcext:value-type="float">
            <text:p>614.6</text:p>
          </table:table-cell>
          <table:table-cell table:number-columns-repeated="17"/>
        </table:table-row>
        <table:table-row table:style-name="ro1">
          <table:table-cell office:value-type="float" office:value="614.8" calcext:value-type="float">
            <text:p>614.8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.2" calcext:value-type="float">
            <text:p>615.2</text:p>
          </table:table-cell>
          <table:table-cell table:number-columns-repeated="17"/>
        </table:table-row>
        <table:table-row table:style-name="ro1">
          <table:table-cell office:value-type="float" office:value="615.4" calcext:value-type="float">
            <text:p>615.4</text:p>
          </table:table-cell>
          <table:table-cell table:number-columns-repeated="17"/>
        </table:table-row>
        <table:table-row table:style-name="ro1">
          <table:table-cell office:value-type="float" office:value="615.6" calcext:value-type="float">
            <text:p>615.6</text:p>
          </table:table-cell>
          <table:table-cell table:number-columns-repeated="17"/>
        </table:table-row>
        <table:table-row table:style-name="ro1">
          <table:table-cell office:value-type="float" office:value="615.8" calcext:value-type="float">
            <text:p>615.8</text:p>
          </table:table-cell>
          <table:table-cell table:number-columns-repeated="1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616.2" calcext:value-type="float">
            <text:p>616.2</text:p>
          </table:table-cell>
          <table:table-cell table:number-columns-repeated="17"/>
        </table:table-row>
        <table:table-row table:style-name="ro1">
          <table:table-cell office:value-type="float" office:value="616.4" calcext:value-type="float">
            <text:p>616.4</text:p>
          </table:table-cell>
          <table:table-cell table:number-columns-repeated="17"/>
        </table:table-row>
        <table:table-row table:style-name="ro1">
          <table:table-cell office:value-type="float" office:value="616.6" calcext:value-type="float">
            <text:p>616.6</text:p>
          </table:table-cell>
          <table:table-cell table:number-columns-repeated="17"/>
        </table:table-row>
        <table:table-row table:style-name="ro1">
          <table:table-cell office:value-type="float" office:value="616.8" calcext:value-type="float">
            <text:p>616.8</text:p>
          </table:table-cell>
          <table:table-cell table:number-columns-repeated="1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7"/>
        </table:table-row>
        <table:table-row table:style-name="ro1">
          <table:table-cell office:value-type="float" office:value="617.2" calcext:value-type="float">
            <text:p>617.2</text:p>
          </table:table-cell>
          <table:table-cell table:number-columns-repeated="17"/>
        </table:table-row>
        <table:table-row table:style-name="ro1">
          <table:table-cell office:value-type="float" office:value="617.4" calcext:value-type="float">
            <text:p>617.4</text:p>
          </table:table-cell>
          <table:table-cell table:number-columns-repeated="17"/>
        </table:table-row>
        <table:table-row table:style-name="ro1">
          <table:table-cell office:value-type="float" office:value="617.6" calcext:value-type="float">
            <text:p>617.6</text:p>
          </table:table-cell>
          <table:table-cell table:number-columns-repeated="17"/>
        </table:table-row>
        <table:table-row table:style-name="ro1">
          <table:table-cell office:value-type="float" office:value="617.8" calcext:value-type="float">
            <text:p>617.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.2" calcext:value-type="float">
            <text:p>618.2</text:p>
          </table:table-cell>
          <table:table-cell table:number-columns-repeated="17"/>
        </table:table-row>
        <table:table-row table:style-name="ro1">
          <table:table-cell office:value-type="float" office:value="618.4" calcext:value-type="float">
            <text:p>618.4</text:p>
          </table:table-cell>
          <table:table-cell table:number-columns-repeated="17"/>
        </table:table-row>
        <table:table-row table:style-name="ro1">
          <table:table-cell office:value-type="float" office:value="618.6" calcext:value-type="float">
            <text:p>618.6</text:p>
          </table:table-cell>
          <table:table-cell table:number-columns-repeated="17"/>
        </table:table-row>
        <table:table-row table:style-name="ro1">
          <table:table-cell office:value-type="float" office:value="618.8" calcext:value-type="float">
            <text:p>618.8</text:p>
          </table:table-cell>
          <table:table-cell table:number-columns-repeated="1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7"/>
        </table:table-row>
        <table:table-row table:style-name="ro1">
          <table:table-cell office:value-type="float" office:value="619.2" calcext:value-type="float">
            <text:p>619.2</text:p>
          </table:table-cell>
          <table:table-cell table:number-columns-repeated="17"/>
        </table:table-row>
        <table:table-row table:style-name="ro1">
          <table:table-cell office:value-type="float" office:value="619.4" calcext:value-type="float">
            <text:p>619.4</text:p>
          </table:table-cell>
          <table:table-cell table:number-columns-repeated="17"/>
        </table:table-row>
        <table:table-row table:style-name="ro1">
          <table:table-cell office:value-type="float" office:value="619.6" calcext:value-type="float">
            <text:p>619.6</text:p>
          </table:table-cell>
          <table:table-cell table:number-columns-repeated="17"/>
        </table:table-row>
        <table:table-row table:style-name="ro1">
          <table:table-cell office:value-type="float" office:value="619.8" calcext:value-type="float">
            <text:p>619.8</text:p>
          </table:table-cell>
          <table:table-cell table:number-columns-repeated="1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float" office:value="620.2" calcext:value-type="float">
            <text:p>620.2</text:p>
          </table:table-cell>
          <table:table-cell table:number-columns-repeated="17"/>
        </table:table-row>
        <table:table-row table:style-name="ro1">
          <table:table-cell office:value-type="float" office:value="620.4" calcext:value-type="float">
            <text:p>620.4</text:p>
          </table:table-cell>
          <table:table-cell table:number-columns-repeated="17"/>
        </table:table-row>
        <table:table-row table:style-name="ro1">
          <table:table-cell office:value-type="float" office:value="620.6" calcext:value-type="float">
            <text:p>620.6</text:p>
          </table:table-cell>
          <table:table-cell table:number-columns-repeated="17"/>
        </table:table-row>
        <table:table-row table:style-name="ro1">
          <table:table-cell office:value-type="float" office:value="620.8" calcext:value-type="float">
            <text:p>620.8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1.2" calcext:value-type="float">
            <text:p>621.2</text:p>
          </table:table-cell>
          <table:table-cell table:number-columns-repeated="17"/>
        </table:table-row>
        <table:table-row table:style-name="ro1">
          <table:table-cell office:value-type="float" office:value="621.4" calcext:value-type="float">
            <text:p>621.4</text:p>
          </table:table-cell>
          <table:table-cell table:number-columns-repeated="17"/>
        </table:table-row>
        <table:table-row table:style-name="ro1">
          <table:table-cell office:value-type="float" office:value="621.6" calcext:value-type="float">
            <text:p>621.6</text:p>
          </table:table-cell>
          <table:table-cell table:number-columns-repeated="17"/>
        </table:table-row>
        <table:table-row table:style-name="ro1">
          <table:table-cell office:value-type="float" office:value="621.8" calcext:value-type="float">
            <text:p>621.8</text:p>
          </table:table-cell>
          <table:table-cell table:number-columns-repeated="1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7"/>
        </table:table-row>
        <table:table-row table:style-name="ro1">
          <table:table-cell office:value-type="float" office:value="622.2" calcext:value-type="float">
            <text:p>622.2</text:p>
          </table:table-cell>
          <table:table-cell table:number-columns-repeated="17"/>
        </table:table-row>
        <table:table-row table:style-name="ro1">
          <table:table-cell office:value-type="float" office:value="622.4" calcext:value-type="float">
            <text:p>622.4</text:p>
          </table:table-cell>
          <table:table-cell table:number-columns-repeated="17"/>
        </table:table-row>
        <table:table-row table:style-name="ro1">
          <table:table-cell office:value-type="float" office:value="622.6" calcext:value-type="float">
            <text:p>622.6</text:p>
          </table:table-cell>
          <table:table-cell table:number-columns-repeated="17"/>
        </table:table-row>
        <table:table-row table:style-name="ro1">
          <table:table-cell office:value-type="float" office:value="622.8" calcext:value-type="float">
            <text:p>622.8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.2" calcext:value-type="float">
            <text:p>623.2</text:p>
          </table:table-cell>
          <table:table-cell table:number-columns-repeated="17"/>
        </table:table-row>
        <table:table-row table:style-name="ro1">
          <table:table-cell office:value-type="float" office:value="623.4" calcext:value-type="float">
            <text:p>623.4</text:p>
          </table:table-cell>
          <table:table-cell table:number-columns-repeated="17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17"/>
        </table:table-row>
        <table:table-row table:style-name="ro1">
          <table:table-cell office:value-type="float" office:value="623.8" calcext:value-type="float">
            <text:p>623.8</text:p>
          </table:table-cell>
          <table:table-cell table:number-columns-repeated="1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7"/>
        </table:table-row>
        <table:table-row table:style-name="ro1">
          <table:table-cell office:value-type="float" office:value="624.2" calcext:value-type="float">
            <text:p>624.2</text:p>
          </table:table-cell>
          <table:table-cell table:number-columns-repeated="17"/>
        </table:table-row>
        <table:table-row table:style-name="ro1">
          <table:table-cell office:value-type="float" office:value="624.4" calcext:value-type="float">
            <text:p>624.4</text:p>
          </table:table-cell>
          <table:table-cell table:number-columns-repeated="17"/>
        </table:table-row>
        <table:table-row table:style-name="ro1">
          <table:table-cell office:value-type="float" office:value="624.6" calcext:value-type="float">
            <text:p>624.6</text:p>
          </table:table-cell>
          <table:table-cell table:number-columns-repeated="17"/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1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7"/>
        </table:table-row>
        <table:table-row table:style-name="ro1">
          <table:table-cell office:value-type="float" office:value="625.2" calcext:value-type="float">
            <text:p>625.2</text:p>
          </table:table-cell>
          <table:table-cell table:number-columns-repeated="17"/>
        </table:table-row>
        <table:table-row table:style-name="ro1">
          <table:table-cell office:value-type="float" office:value="625.4" calcext:value-type="float">
            <text:p>625.4</text:p>
          </table:table-cell>
          <table:table-cell table:number-columns-repeated="17"/>
        </table:table-row>
        <table:table-row table:style-name="ro1">
          <table:table-cell office:value-type="float" office:value="625.6" calcext:value-type="float">
            <text:p>625.6</text:p>
          </table:table-cell>
          <table:table-cell table:number-columns-repeated="17"/>
        </table:table-row>
        <table:table-row table:style-name="ro1">
          <table:table-cell office:value-type="float" office:value="625.8" calcext:value-type="float">
            <text:p>625.8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7"/>
        </table:table-row>
        <table:table-row table:style-name="ro1">
          <table:table-cell office:value-type="float" office:value="626.2" calcext:value-type="float">
            <text:p>626.2</text:p>
          </table:table-cell>
          <table:table-cell table:number-columns-repeated="17"/>
        </table:table-row>
        <table:table-row table:style-name="ro1"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626.6" calcext:value-type="float">
            <text:p>626.6</text:p>
          </table:table-cell>
          <table:table-cell table:number-columns-repeated="17"/>
        </table:table-row>
        <table:table-row table:style-name="ro1">
          <table:table-cell office:value-type="float" office:value="626.8" calcext:value-type="float">
            <text:p>626.8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7.2" calcext:value-type="float">
            <text:p>627.2</text:p>
          </table:table-cell>
          <table:table-cell table:number-columns-repeated="17"/>
        </table:table-row>
        <table:table-row table:style-name="ro1">
          <table:table-cell office:value-type="float" office:value="627.4" calcext:value-type="float">
            <text:p>627.4</text:p>
          </table:table-cell>
          <table:table-cell table:number-columns-repeated="17"/>
        </table:table-row>
        <table:table-row table:style-name="ro1">
          <table:table-cell office:value-type="float" office:value="627.6" calcext:value-type="float">
            <text:p>627.6</text:p>
          </table:table-cell>
          <table:table-cell table:number-columns-repeated="17"/>
        </table:table-row>
        <table:table-row table:style-name="ro1">
          <table:table-cell office:value-type="float" office:value="627.8" calcext:value-type="float">
            <text:p>627.8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 office:value-type="float" office:value="628.2" calcext:value-type="float">
            <text:p>628.2</text:p>
          </table:table-cell>
          <table:table-cell table:number-columns-repeated="17"/>
        </table:table-row>
        <table:table-row table:style-name="ro1">
          <table:table-cell office:value-type="float" office:value="628.4" calcext:value-type="float">
            <text:p>628.4</text:p>
          </table:table-cell>
          <table:table-cell table:number-columns-repeated="17"/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17"/>
        </table:table-row>
        <table:table-row table:style-name="ro1">
          <table:table-cell office:value-type="float" office:value="628.8" calcext:value-type="float">
            <text:p>628.8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.2" calcext:value-type="float">
            <text:p>629.2</text:p>
          </table:table-cell>
          <table:table-cell table:number-columns-repeated="17"/>
        </table:table-row>
        <table:table-row table:style-name="ro1">
          <table:table-cell office:value-type="float" office:value="629.4" calcext:value-type="float">
            <text:p>629.4</text:p>
          </table:table-cell>
          <table:table-cell table:number-columns-repeated="17"/>
        </table:table-row>
        <table:table-row table:style-name="ro1">
          <table:table-cell office:value-type="float" office:value="629.6" calcext:value-type="float">
            <text:p>629.6</text:p>
          </table:table-cell>
          <table:table-cell table:number-columns-repeated="17"/>
        </table:table-row>
        <table:table-row table:style-name="ro1">
          <table:table-cell office:value-type="float" office:value="629.8" calcext:value-type="float">
            <text:p>629.8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7"/>
        </table:table-row>
        <table:table-row table:style-name="ro1">
          <table:table-cell office:value-type="float" office:value="630.2" calcext:value-type="float">
            <text:p>630.2</text:p>
          </table:table-cell>
          <table:table-cell table:number-columns-repeated="17"/>
        </table:table-row>
        <table:table-row table:style-name="ro1">
          <table:table-cell office:value-type="float" office:value="630.4" calcext:value-type="float">
            <text:p>630.4</text:p>
          </table:table-cell>
          <table:table-cell table:number-columns-repeated="17"/>
        </table:table-row>
        <table:table-row table:style-name="ro1">
          <table:table-cell office:value-type="float" office:value="630.6" calcext:value-type="float">
            <text:p>630.6</text:p>
          </table:table-cell>
          <table:table-cell table:number-columns-repeated="17"/>
        </table:table-row>
        <table:table-row table:style-name="ro1">
          <table:table-cell office:value-type="float" office:value="630.8" calcext:value-type="float">
            <text:p>630.8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.2" calcext:value-type="float">
            <text:p>631.2</text:p>
          </table:table-cell>
          <table:table-cell table:number-columns-repeated="17"/>
        </table:table-row>
        <table:table-row table:style-name="ro1">
          <table:table-cell office:value-type="float" office:value="631.4" calcext:value-type="float">
            <text:p>631.4</text:p>
          </table:table-cell>
          <table:table-cell table:number-columns-repeated="17"/>
        </table:table-row>
        <table:table-row table:style-name="ro1">
          <table:table-cell office:value-type="float" office:value="631.6" calcext:value-type="float">
            <text:p>631.6</text:p>
          </table:table-cell>
          <table:table-cell table:number-columns-repeated="17"/>
        </table:table-row>
        <table:table-row table:style-name="ro1">
          <table:table-cell office:value-type="float" office:value="631.8" calcext:value-type="float">
            <text:p>631.8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.2" calcext:value-type="float">
            <text:p>632.2</text:p>
          </table:table-cell>
          <table:table-cell table:number-columns-repeated="17"/>
        </table:table-row>
        <table:table-row table:style-name="ro1">
          <table:table-cell office:value-type="float" office:value="632.4" calcext:value-type="float">
            <text:p>632.4</text:p>
          </table:table-cell>
          <table:table-cell table:number-columns-repeated="17"/>
        </table:table-row>
        <table:table-row table:style-name="ro1">
          <table:table-cell office:value-type="float" office:value="632.6" calcext:value-type="float">
            <text:p>632.6</text:p>
          </table:table-cell>
          <table:table-cell table:number-columns-repeated="17"/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7"/>
        </table:table-row>
        <table:table-row table:style-name="ro1">
          <table:table-cell office:value-type="float" office:value="633.2" calcext:value-type="float">
            <text:p>633.2</text:p>
          </table:table-cell>
          <table:table-cell table:number-columns-repeated="17"/>
        </table:table-row>
        <table:table-row table:style-name="ro1">
          <table:table-cell office:value-type="float" office:value="633.4" calcext:value-type="float">
            <text:p>633.4</text:p>
          </table:table-cell>
          <table:table-cell table:number-columns-repeated="17"/>
        </table:table-row>
        <table:table-row table:style-name="ro1">
          <table:table-cell office:value-type="float" office:value="633.6" calcext:value-type="float">
            <text:p>633.6</text:p>
          </table:table-cell>
          <table:table-cell table:number-columns-repeated="17"/>
        </table:table-row>
        <table:table-row table:style-name="ro1">
          <table:table-cell office:value-type="float" office:value="633.8" calcext:value-type="float">
            <text:p>633.8</text:p>
          </table:table-cell>
          <table:table-cell table:number-columns-repeated="1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7"/>
        </table:table-row>
        <table:table-row table:style-name="ro1">
          <table:table-cell office:value-type="float" office:value="634.2" calcext:value-type="float">
            <text:p>634.2</text:p>
          </table:table-cell>
          <table:table-cell table:number-columns-repeated="17"/>
        </table:table-row>
        <table:table-row table:style-name="ro1">
          <table:table-cell office:value-type="float" office:value="634.4" calcext:value-type="float">
            <text:p>634.4</text:p>
          </table:table-cell>
          <table:table-cell table:number-columns-repeated="17"/>
        </table:table-row>
        <table:table-row table:style-name="ro1">
          <table:table-cell office:value-type="float" office:value="634.6" calcext:value-type="float">
            <text:p>634.6</text:p>
          </table:table-cell>
          <table:table-cell table:number-columns-repeated="17"/>
        </table:table-row>
        <table:table-row table:style-name="ro1">
          <table:table-cell office:value-type="float" office:value="634.8" calcext:value-type="float">
            <text:p>634.8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7"/>
        </table:table-row>
        <table:table-row table:style-name="ro1">
          <table:table-cell office:value-type="float" office:value="635.2" calcext:value-type="float">
            <text:p>635.2</text:p>
          </table:table-cell>
          <table:table-cell table:number-columns-repeated="17"/>
        </table:table-row>
        <table:table-row table:style-name="ro1">
          <table:table-cell office:value-type="float" office:value="635.4" calcext:value-type="float">
            <text:p>635.4</text:p>
          </table:table-cell>
          <table:table-cell table:number-columns-repeated="17"/>
        </table:table-row>
        <table:table-row table:style-name="ro1">
          <table:table-cell office:value-type="float" office:value="635.6" calcext:value-type="float">
            <text:p>635.6</text:p>
          </table:table-cell>
          <table:table-cell table:number-columns-repeated="17"/>
        </table:table-row>
        <table:table-row table:style-name="ro1">
          <table:table-cell office:value-type="float" office:value="635.8" calcext:value-type="float">
            <text:p>635.8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7"/>
        </table:table-row>
        <table:table-row table:style-name="ro1">
          <table:table-cell office:value-type="float" office:value="636.2" calcext:value-type="float">
            <text:p>636.2</text:p>
          </table:table-cell>
          <table:table-cell table:number-columns-repeated="17"/>
        </table:table-row>
        <table:table-row table:style-name="ro1">
          <table:table-cell office:value-type="float" office:value="636.4" calcext:value-type="float">
            <text:p>636.4</text:p>
          </table:table-cell>
          <table:table-cell table:number-columns-repeated="17"/>
        </table:table-row>
        <table:table-row table:style-name="ro1">
          <table:table-cell office:value-type="float" office:value="636.6" calcext:value-type="float">
            <text:p>636.6</text:p>
          </table:table-cell>
          <table:table-cell table:number-columns-repeated="17"/>
        </table:table-row>
        <table:table-row table:style-name="ro1">
          <table:table-cell office:value-type="float" office:value="636.8" calcext:value-type="float">
            <text:p>636.8</text:p>
          </table:table-cell>
          <table:table-cell table:number-columns-repeated="1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7"/>
        </table:table-row>
        <table:table-row table:style-name="ro1">
          <table:table-cell office:value-type="float" office:value="637.2" calcext:value-type="float">
            <text:p>637.2</text:p>
          </table:table-cell>
          <table:table-cell table:number-columns-repeated="17"/>
        </table:table-row>
        <table:table-row table:style-name="ro1">
          <table:table-cell office:value-type="float" office:value="637.4" calcext:value-type="float">
            <text:p>637.4</text:p>
          </table:table-cell>
          <table:table-cell table:number-columns-repeated="17"/>
        </table:table-row>
        <table:table-row table:style-name="ro1">
          <table:table-cell office:value-type="float" office:value="637.6" calcext:value-type="float">
            <text:p>637.6</text:p>
          </table:table-cell>
          <table:table-cell table:number-columns-repeated="17"/>
        </table:table-row>
        <table:table-row table:style-name="ro1">
          <table:table-cell office:value-type="float" office:value="637.8" calcext:value-type="float">
            <text:p>637.8</text:p>
          </table:table-cell>
          <table:table-cell table:number-columns-repeated="1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7"/>
        </table:table-row>
        <table:table-row table:style-name="ro1">
          <table:table-cell office:value-type="float" office:value="638.2" calcext:value-type="float">
            <text:p>638.2</text:p>
          </table:table-cell>
          <table:table-cell table:number-columns-repeated="17"/>
        </table:table-row>
        <table:table-row table:style-name="ro1">
          <table:table-cell office:value-type="float" office:value="638.4" calcext:value-type="float">
            <text:p>638.4</text:p>
          </table:table-cell>
          <table:table-cell table:number-columns-repeated="17"/>
        </table:table-row>
        <table:table-row table:style-name="ro1">
          <table:table-cell office:value-type="float" office:value="638.6" calcext:value-type="float">
            <text:p>638.6</text:p>
          </table:table-cell>
          <table:table-cell table:number-columns-repeated="17"/>
        </table:table-row>
        <table:table-row table:style-name="ro1">
          <table:table-cell office:value-type="float" office:value="638.8" calcext:value-type="float">
            <text:p>638.8</text:p>
          </table:table-cell>
          <table:table-cell table:number-columns-repeated="1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7"/>
        </table:table-row>
        <table:table-row table:style-name="ro1">
          <table:table-cell office:value-type="float" office:value="639.2" calcext:value-type="float">
            <text:p>639.2</text:p>
          </table:table-cell>
          <table:table-cell table:number-columns-repeated="17"/>
        </table:table-row>
        <table:table-row table:style-name="ro1">
          <table:table-cell office:value-type="float" office:value="639.4" calcext:value-type="float">
            <text:p>639.4</text:p>
          </table:table-cell>
          <table:table-cell table:number-columns-repeated="17"/>
        </table:table-row>
        <table:table-row table:style-name="ro1">
          <table:table-cell office:value-type="float" office:value="639.6" calcext:value-type="float">
            <text:p>639.6</text:p>
          </table:table-cell>
          <table:table-cell table:number-columns-repeated="17"/>
        </table:table-row>
        <table:table-row table:style-name="ro1">
          <table:table-cell office:value-type="float" office:value="639.8" calcext:value-type="float">
            <text:p>639.8</text:p>
          </table:table-cell>
          <table:table-cell table:number-columns-repeated="1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7"/>
        </table:table-row>
        <table:table-row table:style-name="ro1">
          <table:table-cell office:value-type="float" office:value="640.2" calcext:value-type="float">
            <text:p>640.2</text:p>
          </table:table-cell>
          <table:table-cell table:number-columns-repeated="17"/>
        </table:table-row>
        <table:table-row table:style-name="ro1">
          <table:table-cell office:value-type="float" office:value="640.4" calcext:value-type="float">
            <text:p>640.4</text:p>
          </table:table-cell>
          <table:table-cell table:number-columns-repeated="17"/>
        </table:table-row>
        <table:table-row table:style-name="ro1">
          <table:table-cell office:value-type="float" office:value="640.6" calcext:value-type="float">
            <text:p>640.6</text:p>
          </table:table-cell>
          <table:table-cell table:number-columns-repeated="17"/>
        </table:table-row>
        <table:table-row table:style-name="ro1">
          <table:table-cell office:value-type="float" office:value="640.8" calcext:value-type="float">
            <text:p>640.8</text:p>
          </table:table-cell>
          <table:table-cell table:number-columns-repeated="1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7"/>
        </table:table-row>
        <table:table-row table:style-name="ro1">
          <table:table-cell office:value-type="float" office:value="641.2" calcext:value-type="float">
            <text:p>641.2</text:p>
          </table:table-cell>
          <table:table-cell table:number-columns-repeated="17"/>
        </table:table-row>
        <table:table-row table:style-name="ro1">
          <table:table-cell office:value-type="float" office:value="641.4" calcext:value-type="float">
            <text:p>641.4</text:p>
          </table:table-cell>
          <table:table-cell table:number-columns-repeated="17"/>
        </table:table-row>
        <table:table-row table:style-name="ro1">
          <table:table-cell office:value-type="float" office:value="641.6" calcext:value-type="float">
            <text:p>641.6</text:p>
          </table:table-cell>
          <table:table-cell table:number-columns-repeated="17"/>
        </table:table-row>
        <table:table-row table:style-name="ro1">
          <table:table-cell office:value-type="float" office:value="641.8" calcext:value-type="float">
            <text:p>641.8</text:p>
          </table:table-cell>
          <table:table-cell table:number-columns-repeated="1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7"/>
        </table:table-row>
        <table:table-row table:style-name="ro1">
          <table:table-cell office:value-type="float" office:value="642.2" calcext:value-type="float">
            <text:p>642.2</text:p>
          </table:table-cell>
          <table:table-cell table:number-columns-repeated="17"/>
        </table:table-row>
        <table:table-row table:style-name="ro1">
          <table:table-cell office:value-type="float" office:value="642.4" calcext:value-type="float">
            <text:p>642.4</text:p>
          </table:table-cell>
          <table:table-cell table:number-columns-repeated="17"/>
        </table:table-row>
        <table:table-row table:style-name="ro1">
          <table:table-cell office:value-type="float" office:value="642.6" calcext:value-type="float">
            <text:p>642.6</text:p>
          </table:table-cell>
          <table:table-cell table:number-columns-repeated="17"/>
        </table:table-row>
        <table:table-row table:style-name="ro1">
          <table:table-cell office:value-type="float" office:value="642.8" calcext:value-type="float">
            <text:p>642.8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3.2" calcext:value-type="float">
            <text:p>643.2</text:p>
          </table:table-cell>
          <table:table-cell table:number-columns-repeated="17"/>
        </table:table-row>
        <table:table-row table:style-name="ro1">
          <table:table-cell office:value-type="float" office:value="643.4" calcext:value-type="float">
            <text:p>643.4</text:p>
          </table:table-cell>
          <table:table-cell table:number-columns-repeated="17"/>
        </table:table-row>
        <table:table-row table:style-name="ro1">
          <table:table-cell office:value-type="float" office:value="643.6" calcext:value-type="float">
            <text:p>643.6</text:p>
          </table:table-cell>
          <table:table-cell table:number-columns-repeated="17"/>
        </table:table-row>
        <table:table-row table:style-name="ro1">
          <table:table-cell office:value-type="float" office:value="643.8" calcext:value-type="float">
            <text:p>643.8</text:p>
          </table:table-cell>
          <table:table-cell table:number-columns-repeated="1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7"/>
        </table:table-row>
        <table:table-row table:style-name="ro1">
          <table:table-cell office:value-type="float" office:value="644.2" calcext:value-type="float">
            <text:p>644.2</text:p>
          </table:table-cell>
          <table:table-cell table:number-columns-repeated="17"/>
        </table:table-row>
        <table:table-row table:style-name="ro1">
          <table:table-cell office:value-type="float" office:value="644.4" calcext:value-type="float">
            <text:p>644.4</text:p>
          </table:table-cell>
          <table:table-cell table:number-columns-repeated="17"/>
        </table:table-row>
        <table:table-row table:style-name="ro1">
          <table:table-cell office:value-type="float" office:value="644.6" calcext:value-type="float">
            <text:p>644.6</text:p>
          </table:table-cell>
          <table:table-cell table:number-columns-repeated="17"/>
        </table:table-row>
        <table:table-row table:style-name="ro1">
          <table:table-cell office:value-type="float" office:value="644.8" calcext:value-type="float">
            <text:p>644.8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7"/>
        </table:table-row>
        <table:table-row table:style-name="ro1">
          <table:table-cell office:value-type="float" office:value="645.2" calcext:value-type="float">
            <text:p>645.2</text:p>
          </table:table-cell>
          <table:table-cell table:number-columns-repeated="17"/>
        </table:table-row>
        <table:table-row table:style-name="ro1">
          <table:table-cell office:value-type="float" office:value="645.4" calcext:value-type="float">
            <text:p>645.4</text:p>
          </table:table-cell>
          <table:table-cell table:number-columns-repeated="17"/>
        </table:table-row>
        <table:table-row table:style-name="ro1">
          <table:table-cell office:value-type="float" office:value="645.6" calcext:value-type="float">
            <text:p>645.6</text:p>
          </table:table-cell>
          <table:table-cell table:number-columns-repeated="17"/>
        </table:table-row>
        <table:table-row table:style-name="ro1">
          <table:table-cell office:value-type="float" office:value="645.8" calcext:value-type="float">
            <text:p>645.8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646.2" calcext:value-type="float">
            <text:p>646.2</text:p>
          </table:table-cell>
          <table:table-cell table:number-columns-repeated="17"/>
        </table:table-row>
        <table:table-row table:style-name="ro1">
          <table:table-cell office:value-type="float" office:value="646.4" calcext:value-type="float">
            <text:p>646.4</text:p>
          </table:table-cell>
          <table:table-cell table:number-columns-repeated="17"/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17"/>
        </table:table-row>
        <table:table-row table:style-name="ro1">
          <table:table-cell office:value-type="float" office:value="646.8" calcext:value-type="float">
            <text:p>646.8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7"/>
        </table:table-row>
        <table:table-row table:style-name="ro1">
          <table:table-cell office:value-type="float" office:value="647.2" calcext:value-type="float">
            <text:p>647.2</text:p>
          </table:table-cell>
          <table:table-cell table:number-columns-repeated="17"/>
        </table:table-row>
        <table:table-row table:style-name="ro1">
          <table:table-cell office:value-type="float" office:value="647.4" calcext:value-type="float">
            <text:p>647.4</text:p>
          </table:table-cell>
          <table:table-cell table:number-columns-repeated="17"/>
        </table:table-row>
        <table:table-row table:style-name="ro1">
          <table:table-cell office:value-type="float" office:value="647.6" calcext:value-type="float">
            <text:p>647.6</text:p>
          </table:table-cell>
          <table:table-cell table:number-columns-repeated="17"/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648.2" calcext:value-type="float">
            <text:p>648.2</text:p>
          </table:table-cell>
          <table:table-cell table:number-columns-repeated="17"/>
        </table:table-row>
        <table:table-row table:style-name="ro1">
          <table:table-cell office:value-type="float" office:value="648.4" calcext:value-type="float">
            <text:p>648.4</text:p>
          </table:table-cell>
          <table:table-cell table:number-columns-repeated="17"/>
        </table:table-row>
        <table:table-row table:style-name="ro1">
          <table:table-cell office:value-type="float" office:value="648.6" calcext:value-type="float">
            <text:p>648.6</text:p>
          </table:table-cell>
          <table:table-cell table:number-columns-repeated="17"/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.2" calcext:value-type="float">
            <text:p>649.2</text:p>
          </table:table-cell>
          <table:table-cell table:number-columns-repeated="17"/>
        </table:table-row>
        <table:table-row table:style-name="ro1">
          <table:table-cell office:value-type="float" office:value="649.4" calcext:value-type="float">
            <text:p>649.4</text:p>
          </table:table-cell>
          <table:table-cell table:number-columns-repeated="17"/>
        </table:table-row>
        <table:table-row table:style-name="ro1">
          <table:table-cell office:value-type="float" office:value="649.6" calcext:value-type="float">
            <text:p>649.6</text:p>
          </table:table-cell>
          <table:table-cell table:number-columns-repeated="17"/>
        </table:table-row>
        <table:table-row table:style-name="ro1">
          <table:table-cell office:value-type="float" office:value="649.8" calcext:value-type="float">
            <text:p>649.8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0.2" calcext:value-type="float">
            <text:p>650.2</text:p>
          </table:table-cell>
          <table:table-cell table:number-columns-repeated="17"/>
        </table:table-row>
        <table:table-row table:style-name="ro1">
          <table:table-cell office:value-type="float" office:value="650.4" calcext:value-type="float">
            <text:p>650.4</text:p>
          </table:table-cell>
          <table:table-cell table:number-columns-repeated="17"/>
        </table:table-row>
        <table:table-row table:style-name="ro1">
          <table:table-cell office:value-type="float" office:value="650.6" calcext:value-type="float">
            <text:p>650.6</text:p>
          </table:table-cell>
          <table:table-cell table:number-columns-repeated="17"/>
        </table:table-row>
        <table:table-row table:style-name="ro1">
          <table:table-cell office:value-type="float" office:value="650.8" calcext:value-type="float">
            <text:p>650.8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.2" calcext:value-type="float">
            <text:p>651.2</text:p>
          </table:table-cell>
          <table:table-cell table:number-columns-repeated="17"/>
        </table:table-row>
        <table:table-row table:style-name="ro1">
          <table:table-cell office:value-type="float" office:value="651.4" calcext:value-type="float">
            <text:p>651.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5:47:34.24996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5:49:16.126047047</dc:date>
    <meta:editing-duration>PT52M54S</meta:editing-duration>
    <meta:editing-cycles>9</meta:editing-cycles>
    <meta:generator>LibreOffice/6.0.7.3$Linux_X86_64 LibreOffice_project/00m0$Build-3</meta:generator>
    <meta:document-statistic meta:table-count="1" meta:cell-count="10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412cm" svg:y="0.566cm" chart:style-name="ch2">
          <text:p>8.5m/s Thrust Data</text:p>
        </chart:title>
        <chart:legend chart:legend-position="end" svg:x="42.292cm" svg:y="9.712cm" style:legend-expansion="high" chart:style-name="ch3"/>
        <chart:plot-area chart:style-name="ch4" table:cell-range-address="Sheet1.A1:Sheet1.E1837" chart:data-source-has-labels="both" svg:x="1.907cm" svg:y="1.775cm" svg:width="39.489cm" svg:height="18.33cm">
          <chartooo:coordinate-region svg:x="2.899cm" svg:y="1.775cm" svg:width="38.497cm" svg:height="17.001cm"/>
          <chart:axis chart:dimension="x" chart:name="primary-x" chart:style-name="ch5" chartooo:axis-type="text">
            <chart:title svg:x="21.237cm" svg:y="20.535cm" chart:style-name="ch6">
              <text:p>Time</text:p>
            </chart:title>
            <chart:categories table:cell-range-address="Sheet1.A2:Sheet1.A1837"/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B2:Sheet1.B1837" chart:label-cell-address="Sheet1.B1:Sheet1.B1" chart:class="chart:line">
            <chart:data-point chart:repeated="1836"/>
          </chart:series>
          <chart:series chart:style-name="ch11" chart:values-cell-range-address="Sheet1.C2:Sheet1.C1837" chart:label-cell-address="Sheet1.C1:Sheet1.C1" chart:class="chart:line">
            <chart:data-point chart:repeated="1836"/>
          </chart:series>
          <chart:series chart:style-name="ch12" chart:values-cell-range-address="Sheet1.D2:Sheet1.D1837" chart:label-cell-address="Sheet1.D1:Sheet1.D1" chart:class="chart:line">
            <chart:data-point chart:repeated="1836"/>
          </chart:series>
          <chart:series chart:style-name="ch13" chart:values-cell-range-address="Sheet1.E2:Sheet1.E1837" chart:label-cell-address="Sheet1.E1:Sheet1.E1" chart:class="chart:line">
            <chart:data-point chart:repeated="18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B1:Sheet1.B1</svg:desc>
                </draw:g>
              </table:table-cell>
              <table:table-cell office:value-type="string">
                <text:p>Motor 2</text:p>
                <draw:g>
                  <svg:desc>Sheet1.C1:Sheet1.C1</svg:desc>
                </draw:g>
              </table:table-cell>
              <table:table-cell office:value-type="string">
                <text:p>Motor 3</text:p>
                <draw:g>
                  <svg:desc>Sheet1.D1:Sheet1.D1</svg:desc>
                </draw:g>
              </table:table-cell>
              <table:table-cell office:value-type="string">
                <text:p>Motor 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37</svg:desc>
                </draw:g>
              </table:table-cell>
              <table:table-cell office:value-type="float" office:value="1000">
                <text:p>1000</text:p>
                <draw:g>
                  <svg:desc>Sheet1.B2:Sheet1.B1837</svg:desc>
                </draw:g>
              </table:table-cell>
              <table:table-cell office:value-type="float" office:value="1000">
                <text:p>1000</text:p>
                <draw:g>
                  <svg:desc>Sheet1.C2:Sheet1.C1837</svg:desc>
                </draw:g>
              </table:table-cell>
              <table:table-cell office:value-type="float" office:value="1000">
                <text:p>1000</text:p>
                <draw:g>
                  <svg:desc>Sheet1.D2:Sheet1.D1837</svg:desc>
                </draw:g>
              </table:table-cell>
              <table:table-cell office:value-type="float" office:value="1000">
                <text:p>1000</text:p>
                <draw:g>
                  <svg:desc>Sheet1.E2:Sheet1.E183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17.058472">
                <text:p>1117.058472</text:p>
              </table:table-cell>
              <table:table-cell office:value-type="float" office:value="1122.067017">
                <text:p>1122.067017</text:p>
              </table:table-cell>
              <table:table-cell office:value-type="float" office:value="1147.78833">
                <text:p>1147.78833</text:p>
              </table:table-cell>
              <table:table-cell office:value-type="float" office:value="1093.103271">
                <text:p>1093.10327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84.558594">
                <text:p>1184.558594</text:p>
              </table:table-cell>
              <table:table-cell office:value-type="float" office:value="1283.244507">
                <text:p>1283.244507</text:p>
              </table:table-cell>
              <table:table-cell office:value-type="float" office:value="1247.985352">
                <text:p>1247.985352</text:p>
              </table:table-cell>
              <table:table-cell office:value-type="float" office:value="1220.503662">
                <text:p>1220.50366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325.714111">
                <text:p>1325.714111</text:p>
              </table:table-cell>
              <table:table-cell office:value-type="float" office:value="1396.742798">
                <text:p>1396.742798</text:p>
              </table:table-cell>
              <table:table-cell office:value-type="float" office:value="1388.891357">
                <text:p>1388.891357</text:p>
              </table:table-cell>
              <table:table-cell office:value-type="float" office:value="1336.855469">
                <text:p>1336.85546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83.463745">
                <text:p>1483.463745</text:p>
              </table:table-cell>
              <table:table-cell office:value-type="float" office:value="1551.383911">
                <text:p>1551.383911</text:p>
              </table:table-cell>
              <table:table-cell office:value-type="float" office:value="1546.059082">
                <text:p>1546.059082</text:p>
              </table:table-cell>
              <table:table-cell office:value-type="float" office:value="1488.070679">
                <text:p>1488.07067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619.463135">
                <text:p>1619.463135</text:p>
              </table:table-cell>
              <table:table-cell office:value-type="float" office:value="1611.00708">
                <text:p>1611.00708</text:p>
              </table:table-cell>
              <table:table-cell office:value-type="float" office:value="1610.340942">
                <text:p>1610.340942</text:p>
              </table:table-cell>
              <table:table-cell office:value-type="float" office:value="1622.542725">
                <text:p>1622.5427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12.991943">
                <text:p>1612.991943</text:p>
              </table:table-cell>
              <table:table-cell office:value-type="float" office:value="1609.494141">
                <text:p>1609.494141</text:p>
              </table:table-cell>
              <table:table-cell office:value-type="float" office:value="1613.775024">
                <text:p>1613.775024</text:p>
              </table:table-cell>
              <table:table-cell office:value-type="float" office:value="1609.976196">
                <text:p>1609.97619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14.860718">
                <text:p>1614.860718</text:p>
              </table:table-cell>
              <table:table-cell office:value-type="float" office:value="1620.453491">
                <text:p>1620.453491</text:p>
              </table:table-cell>
              <table:table-cell office:value-type="float" office:value="1615.952026">
                <text:p>1615.952026</text:p>
              </table:table-cell>
              <table:table-cell office:value-type="float" office:value="1617.696777">
                <text:p>1617.69677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14.340454">
                <text:p>1614.340454</text:p>
              </table:table-cell>
              <table:table-cell office:value-type="float" office:value="1619.205688">
                <text:p>1619.205688</text:p>
              </table:table-cell>
              <table:table-cell office:value-type="float" office:value="1616.630615">
                <text:p>1616.630615</text:p>
              </table:table-cell>
              <table:table-cell office:value-type="float" office:value="1617.713623">
                <text:p>1617.71362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27.622559">
                <text:p>1627.622559</text:p>
              </table:table-cell>
              <table:table-cell office:value-type="float" office:value="1624.529053">
                <text:p>1624.529053</text:p>
              </table:table-cell>
              <table:table-cell office:value-type="float" office:value="1626.612549">
                <text:p>1626.612549</text:p>
              </table:table-cell>
              <table:table-cell office:value-type="float" office:value="1625.444824">
                <text:p>1625.44482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25.496216">
                <text:p>1625.496216</text:p>
              </table:table-cell>
              <table:table-cell office:value-type="float" office:value="1629.189697">
                <text:p>1629.189697</text:p>
              </table:table-cell>
              <table:table-cell office:value-type="float" office:value="1627.458374">
                <text:p>1627.458374</text:p>
              </table:table-cell>
              <table:table-cell office:value-type="float" office:value="1627.510376">
                <text:p>1627.5103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36.240479">
                <text:p>1636.240479</text:p>
              </table:table-cell>
              <table:table-cell office:value-type="float" office:value="1634.423828">
                <text:p>1634.423828</text:p>
              </table:table-cell>
              <table:table-cell office:value-type="float" office:value="1634.941895">
                <text:p>1634.941895</text:p>
              </table:table-cell>
              <table:table-cell office:value-type="float" office:value="1634.736084">
                <text:p>1634.73608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34.88562">
                <text:p>1634.88562</text:p>
              </table:table-cell>
              <table:table-cell office:value-type="float" office:value="1638.791626">
                <text:p>1638.791626</text:p>
              </table:table-cell>
              <table:table-cell office:value-type="float" office:value="1636.95752">
                <text:p>1636.95752</text:p>
              </table:table-cell>
              <table:table-cell office:value-type="float" office:value="1633.75769">
                <text:p>1633.75769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33.302368">
                <text:p>1633.302368</text:p>
              </table:table-cell>
              <table:table-cell office:value-type="float" office:value="1629.595459">
                <text:p>1629.595459</text:p>
              </table:table-cell>
              <table:table-cell office:value-type="float" office:value="1645.021851">
                <text:p>1645.021851</text:p>
              </table:table-cell>
              <table:table-cell office:value-type="float" office:value="1639.942627">
                <text:p>1639.94262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596.894409">
                <text:p>1596.894409</text:p>
              </table:table-cell>
              <table:table-cell office:value-type="float" office:value="1597.600342">
                <text:p>1597.600342</text:p>
              </table:table-cell>
              <table:table-cell office:value-type="float" office:value="1593.694824">
                <text:p>1593.694824</text:p>
              </table:table-cell>
              <table:table-cell office:value-type="float" office:value="1594.642334">
                <text:p>1594.64233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69.092041">
                <text:p>1569.092041</text:p>
              </table:table-cell>
              <table:table-cell office:value-type="float" office:value="1569.87915">
                <text:p>1569.87915</text:p>
              </table:table-cell>
              <table:table-cell office:value-type="float" office:value="1567.558594">
                <text:p>1567.558594</text:p>
              </table:table-cell>
              <table:table-cell office:value-type="float" office:value="1567.000244">
                <text:p>1567.0002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5.836426">
                <text:p>1565.836426</text:p>
              </table:table-cell>
              <table:table-cell office:value-type="float" office:value="1566.019897">
                <text:p>1566.019897</text:p>
              </table:table-cell>
              <table:table-cell office:value-type="float" office:value="1564.612305">
                <text:p>1564.612305</text:p>
              </table:table-cell>
              <table:table-cell office:value-type="float" office:value="1563.929077">
                <text:p>1563.92907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74.310913">
                <text:p>1574.310913</text:p>
              </table:table-cell>
              <table:table-cell office:value-type="float" office:value="1570.640015">
                <text:p>1570.640015</text:p>
              </table:table-cell>
              <table:table-cell office:value-type="float" office:value="1570.678101">
                <text:p>1570.678101</text:p>
              </table:table-cell>
              <table:table-cell office:value-type="float" office:value="1571.469727">
                <text:p>1571.46972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74.404785">
                <text:p>1574.404785</text:p>
              </table:table-cell>
              <table:table-cell office:value-type="float" office:value="1571.927734">
                <text:p>1571.927734</text:p>
              </table:table-cell>
              <table:table-cell office:value-type="float" office:value="1572.151733">
                <text:p>1572.151733</text:p>
              </table:table-cell>
              <table:table-cell office:value-type="float" office:value="1573.442627">
                <text:p>1573.44262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80.038452">
                <text:p>1580.038452</text:p>
              </table:table-cell>
              <table:table-cell office:value-type="float" office:value="1579.643677">
                <text:p>1579.643677</text:p>
              </table:table-cell>
              <table:table-cell office:value-type="float" office:value="1580.869385">
                <text:p>1580.869385</text:p>
              </table:table-cell>
              <table:table-cell office:value-type="float" office:value="1582.123169">
                <text:p>1582.12316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574.702637">
                <text:p>1574.702637</text:p>
              </table:table-cell>
              <table:table-cell office:value-type="float" office:value="1571.596924">
                <text:p>1571.596924</text:p>
              </table:table-cell>
              <table:table-cell office:value-type="float" office:value="1572.13562">
                <text:p>1572.13562</text:p>
              </table:table-cell>
              <table:table-cell office:value-type="float" office:value="1571.247559">
                <text:p>1571.2475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59.240479">
                <text:p>1559.240479</text:p>
              </table:table-cell>
              <table:table-cell office:value-type="float" office:value="1564.076172">
                <text:p>1564.076172</text:p>
              </table:table-cell>
              <table:table-cell office:value-type="float" office:value="1561.257935">
                <text:p>1561.257935</text:p>
              </table:table-cell>
              <table:table-cell office:value-type="float" office:value="1565.810791">
                <text:p>1565.81079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565.446411">
                <text:p>1565.446411</text:p>
              </table:table-cell>
              <table:table-cell office:value-type="float" office:value="1566.810181">
                <text:p>1566.810181</text:p>
              </table:table-cell>
              <table:table-cell office:value-type="float" office:value="1567.344238">
                <text:p>1567.344238</text:p>
              </table:table-cell>
              <table:table-cell office:value-type="float" office:value="1566.715698">
                <text:p>1566.71569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564.171387">
                <text:p>1564.171387</text:p>
              </table:table-cell>
              <table:table-cell office:value-type="float" office:value="1565.584961">
                <text:p>1565.584961</text:p>
              </table:table-cell>
              <table:table-cell office:value-type="float" office:value="1563.922974">
                <text:p>1563.922974</text:p>
              </table:table-cell>
              <table:table-cell office:value-type="float" office:value="1563.603638">
                <text:p>1563.60363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561.404541">
                <text:p>1561.404541</text:p>
              </table:table-cell>
              <table:table-cell office:value-type="float" office:value="1565.623535">
                <text:p>1565.623535</text:p>
              </table:table-cell>
              <table:table-cell office:value-type="float" office:value="1563.485718">
                <text:p>1563.485718</text:p>
              </table:table-cell>
              <table:table-cell office:value-type="float" office:value="1565.843994">
                <text:p>1565.84399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562.932129">
                <text:p>1562.932129</text:p>
              </table:table-cell>
              <table:table-cell office:value-type="float" office:value="1566.244385">
                <text:p>1566.244385</text:p>
              </table:table-cell>
              <table:table-cell office:value-type="float" office:value="1562.932495">
                <text:p>1562.932495</text:p>
              </table:table-cell>
              <table:table-cell office:value-type="float" office:value="1564.313599">
                <text:p>1564.313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7.873901">
                <text:p>1567.873901</text:p>
              </table:table-cell>
              <table:table-cell office:value-type="float" office:value="1565.000854">
                <text:p>1565.000854</text:p>
              </table:table-cell>
              <table:table-cell office:value-type="float" office:value="1566.143921">
                <text:p>1566.143921</text:p>
              </table:table-cell>
              <table:table-cell office:value-type="float" office:value="1563.683105">
                <text:p>1563.68310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61.364502">
                <text:p>1561.364502</text:p>
              </table:table-cell>
              <table:table-cell office:value-type="float" office:value="1562.622681">
                <text:p>1562.622681</text:p>
              </table:table-cell>
              <table:table-cell office:value-type="float" office:value="1562.424438">
                <text:p>1562.424438</text:p>
              </table:table-cell>
              <table:table-cell office:value-type="float" office:value="1560.315308">
                <text:p>1560.315308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65.876465">
                <text:p>1565.876465</text:p>
              </table:table-cell>
              <table:table-cell office:value-type="float" office:value="1564.716309">
                <text:p>1564.716309</text:p>
              </table:table-cell>
              <table:table-cell office:value-type="float" office:value="1566.761475">
                <text:p>1566.761475</text:p>
              </table:table-cell>
              <table:table-cell office:value-type="float" office:value="1565.089966">
                <text:p>1565.08996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67.219604">
                <text:p>1567.219604</text:p>
              </table:table-cell>
              <table:table-cell office:value-type="float" office:value="1569.827026">
                <text:p>1569.827026</text:p>
              </table:table-cell>
              <table:table-cell office:value-type="float" office:value="1567.427124">
                <text:p>1567.427124</text:p>
              </table:table-cell>
              <table:table-cell office:value-type="float" office:value="1567.449707">
                <text:p>1567.44970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67.789429">
                <text:p>1567.789429</text:p>
              </table:table-cell>
              <table:table-cell office:value-type="float" office:value="1565.200684">
                <text:p>1565.200684</text:p>
              </table:table-cell>
              <table:table-cell office:value-type="float" office:value="1567.215698">
                <text:p>1567.215698</text:p>
              </table:table-cell>
              <table:table-cell office:value-type="float" office:value="1563.097046">
                <text:p>1563.0970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6.840698">
                <text:p>1566.840698</text:p>
              </table:table-cell>
              <table:table-cell office:value-type="float" office:value="1560.618164">
                <text:p>1560.618164</text:p>
              </table:table-cell>
              <table:table-cell office:value-type="float" office:value="1564.812134">
                <text:p>1564.812134</text:p>
              </table:table-cell>
              <table:table-cell office:value-type="float" office:value="1567.644165">
                <text:p>1567.64416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561.865723">
                <text:p>1561.865723</text:p>
              </table:table-cell>
              <table:table-cell office:value-type="float" office:value="1564.844116">
                <text:p>1564.844116</text:p>
              </table:table-cell>
              <table:table-cell office:value-type="float" office:value="1563.52417">
                <text:p>1563.52417</text:p>
              </table:table-cell>
              <table:table-cell office:value-type="float" office:value="1565.199585">
                <text:p>1565.19958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67.765991">
                <text:p>1567.765991</text:p>
              </table:table-cell>
              <table:table-cell office:value-type="float" office:value="1563.680298">
                <text:p>1563.680298</text:p>
              </table:table-cell>
              <table:table-cell office:value-type="float" office:value="1566.023315">
                <text:p>1566.023315</text:p>
              </table:table-cell>
              <table:table-cell office:value-type="float" office:value="1567.140259">
                <text:p>1567.14025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566.386475">
                <text:p>1566.386475</text:p>
              </table:table-cell>
              <table:table-cell office:value-type="float" office:value="1562.546387">
                <text:p>1562.546387</text:p>
              </table:table-cell>
              <table:table-cell office:value-type="float" office:value="1568.734131">
                <text:p>1568.734131</text:p>
              </table:table-cell>
              <table:table-cell office:value-type="float" office:value="1565.356689">
                <text:p>1565.35668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563.6521">
                <text:p>1563.6521</text:p>
              </table:table-cell>
              <table:table-cell office:value-type="float" office:value="1564.102905">
                <text:p>1564.102905</text:p>
              </table:table-cell>
              <table:table-cell office:value-type="float" office:value="1565.44043">
                <text:p>1565.44043</text:p>
              </table:table-cell>
              <table:table-cell office:value-type="float" office:value="1563.03186">
                <text:p>1563.031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65.853882">
                <text:p>1565.853882</text:p>
              </table:table-cell>
              <table:table-cell office:value-type="float" office:value="1564.292603">
                <text:p>1564.292603</text:p>
              </table:table-cell>
              <table:table-cell office:value-type="float" office:value="1566.739868">
                <text:p>1566.739868</text:p>
              </table:table-cell>
              <table:table-cell office:value-type="float" office:value="1565.704468">
                <text:p>1565.70446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565.027832">
                <text:p>1565.027832</text:p>
              </table:table-cell>
              <table:table-cell office:value-type="float" office:value="1564.750244">
                <text:p>1564.750244</text:p>
              </table:table-cell>
              <table:table-cell office:value-type="float" office:value="1562.217407">
                <text:p>1562.217407</text:p>
              </table:table-cell>
              <table:table-cell office:value-type="float" office:value="1565.056641">
                <text:p>1565.05664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566.898682">
                <text:p>1566.898682</text:p>
              </table:table-cell>
              <table:table-cell office:value-type="float" office:value="1566.194092">
                <text:p>1566.194092</text:p>
              </table:table-cell>
              <table:table-cell office:value-type="float" office:value="1566.135986">
                <text:p>1566.135986</text:p>
              </table:table-cell>
              <table:table-cell office:value-type="float" office:value="1567.702759">
                <text:p>1567.70275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66.662354">
                <text:p>1566.662354</text:p>
              </table:table-cell>
              <table:table-cell office:value-type="float" office:value="1563.150757">
                <text:p>1563.150757</text:p>
              </table:table-cell>
              <table:table-cell office:value-type="float" office:value="1564.047852">
                <text:p>1564.047852</text:p>
              </table:table-cell>
              <table:table-cell office:value-type="float" office:value="1565.189697">
                <text:p>1565.189697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61.98584">
                <text:p>1561.98584</text:p>
              </table:table-cell>
              <table:table-cell office:value-type="float" office:value="1563.805664">
                <text:p>1563.805664</text:p>
              </table:table-cell>
              <table:table-cell office:value-type="float" office:value="1564.241943">
                <text:p>1564.241943</text:p>
              </table:table-cell>
              <table:table-cell office:value-type="float" office:value="1561.917725">
                <text:p>1561.9177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3.572876">
                <text:p>1563.572876</text:p>
              </table:table-cell>
              <table:table-cell office:value-type="float" office:value="1566.116455">
                <text:p>1566.116455</text:p>
              </table:table-cell>
              <table:table-cell office:value-type="float" office:value="1564.575073">
                <text:p>1564.575073</text:p>
              </table:table-cell>
              <table:table-cell office:value-type="float" office:value="1562.155273">
                <text:p>1562.15527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566.61084">
                <text:p>1566.61084</text:p>
              </table:table-cell>
              <table:table-cell office:value-type="float" office:value="1563.192627">
                <text:p>1563.192627</text:p>
              </table:table-cell>
              <table:table-cell office:value-type="float" office:value="1566.149902">
                <text:p>1566.149902</text:p>
              </table:table-cell>
              <table:table-cell office:value-type="float" office:value="1564.759155">
                <text:p>1564.75915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562.907104">
                <text:p>1562.907104</text:p>
              </table:table-cell>
              <table:table-cell office:value-type="float" office:value="1566.48291">
                <text:p>1566.48291</text:p>
              </table:table-cell>
              <table:table-cell office:value-type="float" office:value="1564.602539">
                <text:p>1564.602539</text:p>
              </table:table-cell>
              <table:table-cell office:value-type="float" office:value="1566.167603">
                <text:p>1566.16760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562.304199">
                <text:p>1562.304199</text:p>
              </table:table-cell>
              <table:table-cell office:value-type="float" office:value="1560.432129">
                <text:p>1560.432129</text:p>
              </table:table-cell>
              <table:table-cell office:value-type="float" office:value="1564.956543">
                <text:p>1564.956543</text:p>
              </table:table-cell>
              <table:table-cell office:value-type="float" office:value="1561.463135">
                <text:p>1561.46313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566.098633">
                <text:p>1566.098633</text:p>
              </table:table-cell>
              <table:table-cell office:value-type="float" office:value="1565.444824">
                <text:p>1565.444824</text:p>
              </table:table-cell>
              <table:table-cell office:value-type="float" office:value="1567.331787">
                <text:p>1567.331787</text:p>
              </table:table-cell>
              <table:table-cell office:value-type="float" office:value="1566.98584">
                <text:p>1566.985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3.625854">
                <text:p>1563.625854</text:p>
              </table:table-cell>
              <table:table-cell office:value-type="float" office:value="1562.764771">
                <text:p>1562.764771</text:p>
              </table:table-cell>
              <table:table-cell office:value-type="float" office:value="1561.568115">
                <text:p>1561.568115</text:p>
              </table:table-cell>
              <table:table-cell office:value-type="float" office:value="1563.044434">
                <text:p>1563.04443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62.273682">
                <text:p>1562.273682</text:p>
              </table:table-cell>
              <table:table-cell office:value-type="float" office:value="1564.66687">
                <text:p>1564.66687</text:p>
              </table:table-cell>
              <table:table-cell office:value-type="float" office:value="1563.7677">
                <text:p>1563.7677</text:p>
              </table:table-cell>
              <table:table-cell office:value-type="float" office:value="1564.615723">
                <text:p>1564.615723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65.351196">
                <text:p>1565.351196</text:p>
              </table:table-cell>
              <table:table-cell office:value-type="float" office:value="1562.110229">
                <text:p>1562.110229</text:p>
              </table:table-cell>
              <table:table-cell office:value-type="float" office:value="1562.3396">
                <text:p>1562.3396</text:p>
              </table:table-cell>
              <table:table-cell office:value-type="float" office:value="1566.238159">
                <text:p>1566.23815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566.81189">
                <text:p>1566.81189</text:p>
              </table:table-cell>
              <table:table-cell office:value-type="float" office:value="1561.953613">
                <text:p>1561.953613</text:p>
              </table:table-cell>
              <table:table-cell office:value-type="float" office:value="1562.261597">
                <text:p>1562.261597</text:p>
              </table:table-cell>
              <table:table-cell office:value-type="float" office:value="1565.033691">
                <text:p>1565.03369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529.860107">
                <text:p>1529.860107</text:p>
              </table:table-cell>
              <table:table-cell office:value-type="float" office:value="1580.686401">
                <text:p>1580.686401</text:p>
              </table:table-cell>
              <table:table-cell office:value-type="float" office:value="1592.775513">
                <text:p>1592.775513</text:p>
              </table:table-cell>
              <table:table-cell office:value-type="float" office:value="1616.106689">
                <text:p>1616.1066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31.845215">
                <text:p>1631.845215</text:p>
              </table:table-cell>
              <table:table-cell office:value-type="float" office:value="1638.998779">
                <text:p>1638.998779</text:p>
              </table:table-cell>
              <table:table-cell office:value-type="float" office:value="1620.548584">
                <text:p>1620.548584</text:p>
              </table:table-cell>
              <table:table-cell office:value-type="float" office:value="1651.15625">
                <text:p>1651.1562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700.882935">
                <text:p>1700.882935</text:p>
              </table:table-cell>
              <table:table-cell office:value-type="float" office:value="1705.713379">
                <text:p>1705.713379</text:p>
              </table:table-cell>
              <table:table-cell office:value-type="float" office:value="1698.265869">
                <text:p>1698.265869</text:p>
              </table:table-cell>
              <table:table-cell office:value-type="float" office:value="1703.369873">
                <text:p>1703.36987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740.293335">
                <text:p>1740.293335</text:p>
              </table:table-cell>
              <table:table-cell office:value-type="float" office:value="1751.885254">
                <text:p>1751.885254</text:p>
              </table:table-cell>
              <table:table-cell office:value-type="float" office:value="1747.517944">
                <text:p>1747.517944</text:p>
              </table:table-cell>
              <table:table-cell office:value-type="float" office:value="1751.358765">
                <text:p>1751.35876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702.947754">
                <text:p>1702.947754</text:p>
              </table:table-cell>
              <table:table-cell office:value-type="float" office:value="1716.346191">
                <text:p>1716.346191</text:p>
              </table:table-cell>
              <table:table-cell office:value-type="float" office:value="1707.366089">
                <text:p>1707.366089</text:p>
              </table:table-cell>
              <table:table-cell office:value-type="float" office:value="1715.853516">
                <text:p>1715.85351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715.866577">
                <text:p>1715.866577</text:p>
              </table:table-cell>
              <table:table-cell office:value-type="float" office:value="1753.531128">
                <text:p>1753.531128</text:p>
              </table:table-cell>
              <table:table-cell office:value-type="float" office:value="1721.142456">
                <text:p>1721.142456</text:p>
              </table:table-cell>
              <table:table-cell office:value-type="float" office:value="1754.625122">
                <text:p>1754.6251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03.618774">
                <text:p>1703.618774</text:p>
              </table:table-cell>
              <table:table-cell office:value-type="float" office:value="1731.19458">
                <text:p>1731.19458</text:p>
              </table:table-cell>
              <table:table-cell office:value-type="float" office:value="1711.410889">
                <text:p>1711.410889</text:p>
              </table:table-cell>
              <table:table-cell office:value-type="float" office:value="1727.991211">
                <text:p>1727.99121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13.057983">
                <text:p>1713.057983</text:p>
              </table:table-cell>
              <table:table-cell office:value-type="float" office:value="1768.967041">
                <text:p>1768.967041</text:p>
              </table:table-cell>
              <table:table-cell office:value-type="float" office:value="1720.352539">
                <text:p>1720.352539</text:p>
              </table:table-cell>
              <table:table-cell office:value-type="float" office:value="1767.691162">
                <text:p>1767.69116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14.346069">
                <text:p>1714.346069</text:p>
              </table:table-cell>
              <table:table-cell office:value-type="float" office:value="1776.576538">
                <text:p>1776.576538</text:p>
              </table:table-cell>
              <table:table-cell office:value-type="float" office:value="1724.282959">
                <text:p>1724.282959</text:p>
              </table:table-cell>
              <table:table-cell office:value-type="float" office:value="1777.202393">
                <text:p>1777.20239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15.542725">
                <text:p>1715.542725</text:p>
              </table:table-cell>
              <table:table-cell office:value-type="float" office:value="1748.80481">
                <text:p>1748.80481</text:p>
              </table:table-cell>
              <table:table-cell office:value-type="float" office:value="1730.269775">
                <text:p>1730.269775</text:p>
              </table:table-cell>
              <table:table-cell office:value-type="float" office:value="1747.661011">
                <text:p>1747.66101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49.053345">
                <text:p>1749.053345</text:p>
              </table:table-cell>
              <table:table-cell office:value-type="float" office:value="1775.307739">
                <text:p>1775.307739</text:p>
              </table:table-cell>
              <table:table-cell office:value-type="float" office:value="1766.72229">
                <text:p>1766.72229</text:p>
              </table:table-cell>
              <table:table-cell office:value-type="float" office:value="1769.373779">
                <text:p>1769.3737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75.560669">
                <text:p>1775.560669</text:p>
              </table:table-cell>
              <table:table-cell office:value-type="float" office:value="1845.679077">
                <text:p>1845.679077</text:p>
              </table:table-cell>
              <table:table-cell office:value-type="float" office:value="1786.715576">
                <text:p>1786.715576</text:p>
              </table:table-cell>
              <table:table-cell office:value-type="float" office:value="1840.645264">
                <text:p>1840.64526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67.087646">
                <text:p>1767.087646</text:p>
              </table:table-cell>
              <table:table-cell office:value-type="float" office:value="1845.303467">
                <text:p>1845.303467</text:p>
              </table:table-cell>
              <table:table-cell office:value-type="float" office:value="1780.845093">
                <text:p>1780.845093</text:p>
              </table:table-cell>
              <table:table-cell office:value-type="float" office:value="1839.650757">
                <text:p>1839.650757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65.202148">
                <text:p>1765.202148</text:p>
              </table:table-cell>
              <table:table-cell office:value-type="float" office:value="1845.362549">
                <text:p>1845.362549</text:p>
              </table:table-cell>
              <table:table-cell office:value-type="float" office:value="1775.605469">
                <text:p>1775.605469</text:p>
              </table:table-cell>
              <table:table-cell office:value-type="float" office:value="1841.395752">
                <text:p>1841.39575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752.536743">
                <text:p>1752.536743</text:p>
              </table:table-cell>
              <table:table-cell office:value-type="float" office:value="1866.255005">
                <text:p>1866.255005</text:p>
              </table:table-cell>
              <table:table-cell office:value-type="float" office:value="1755.063965">
                <text:p>1755.063965</text:p>
              </table:table-cell>
              <table:table-cell office:value-type="float" office:value="1871.669312">
                <text:p>1871.669312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755.76709">
                <text:p>1755.76709</text:p>
              </table:table-cell>
              <table:table-cell office:value-type="float" office:value="1837.61499">
                <text:p>1837.61499</text:p>
              </table:table-cell>
              <table:table-cell office:value-type="float" office:value="1765.441406">
                <text:p>1765.441406</text:p>
              </table:table-cell>
              <table:table-cell office:value-type="float" office:value="1847.363281">
                <text:p>1847.3632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64.42334">
                <text:p>1764.42334</text:p>
              </table:table-cell>
              <table:table-cell office:value-type="float" office:value="1847.500732">
                <text:p>1847.500732</text:p>
              </table:table-cell>
              <table:table-cell office:value-type="float" office:value="1781.886841">
                <text:p>1781.886841</text:p>
              </table:table-cell>
              <table:table-cell office:value-type="float" office:value="1845.83667">
                <text:p>1845.83667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753.087158">
                <text:p>1753.087158</text:p>
              </table:table-cell>
              <table:table-cell office:value-type="float" office:value="1874.179321">
                <text:p>1874.179321</text:p>
              </table:table-cell>
              <table:table-cell office:value-type="float" office:value="1764.522461">
                <text:p>1764.522461</text:p>
              </table:table-cell>
              <table:table-cell office:value-type="float" office:value="1865.139648">
                <text:p>1865.139648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58.72168">
                <text:p>1758.72168</text:p>
              </table:table-cell>
              <table:table-cell office:value-type="float" office:value="1849.894775">
                <text:p>1849.894775</text:p>
              </table:table-cell>
              <table:table-cell office:value-type="float" office:value="1769.741577">
                <text:p>1769.741577</text:p>
              </table:table-cell>
              <table:table-cell office:value-type="float" office:value="1853.065674">
                <text:p>1853.06567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66.828247">
                <text:p>1766.828247</text:p>
              </table:table-cell>
              <table:table-cell office:value-type="float" office:value="1857.605591">
                <text:p>1857.605591</text:p>
              </table:table-cell>
              <table:table-cell office:value-type="float" office:value="1783.348145">
                <text:p>1783.348145</text:p>
              </table:table-cell>
              <table:table-cell office:value-type="float" office:value="1853.831909">
                <text:p>1853.83190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55.994995">
                <text:p>1755.994995</text:p>
              </table:table-cell>
              <table:table-cell office:value-type="float" office:value="1869.359253">
                <text:p>1869.359253</text:p>
              </table:table-cell>
              <table:table-cell office:value-type="float" office:value="1764.705688">
                <text:p>1764.705688</text:p>
              </table:table-cell>
              <table:table-cell office:value-type="float" office:value="1868.119141">
                <text:p>1868.119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63.375122">
                <text:p>1763.375122</text:p>
              </table:table-cell>
              <table:table-cell office:value-type="float" office:value="1858.756836">
                <text:p>1858.756836</text:p>
              </table:table-cell>
              <table:table-cell office:value-type="float" office:value="1775.044312">
                <text:p>1775.044312</text:p>
              </table:table-cell>
              <table:table-cell office:value-type="float" office:value="1858.318481">
                <text:p>1858.318481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65.972412">
                <text:p>1765.972412</text:p>
              </table:table-cell>
              <table:table-cell office:value-type="float" office:value="1860.222412">
                <text:p>1860.222412</text:p>
              </table:table-cell>
              <table:table-cell office:value-type="float" office:value="1779.990601">
                <text:p>1779.990601</text:p>
              </table:table-cell>
              <table:table-cell office:value-type="float" office:value="1860.395874">
                <text:p>1860.395874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68.511108">
                <text:p>1768.511108</text:p>
              </table:table-cell>
              <table:table-cell office:value-type="float" office:value="1876.059937">
                <text:p>1876.059937</text:p>
              </table:table-cell>
              <table:table-cell office:value-type="float" office:value="1778.958496">
                <text:p>1778.958496</text:p>
              </table:table-cell>
              <table:table-cell office:value-type="float" office:value="1873.304565">
                <text:p>1873.30456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66.932129">
                <text:p>1766.932129</text:p>
              </table:table-cell>
              <table:table-cell office:value-type="float" office:value="1867.239868">
                <text:p>1867.239868</text:p>
              </table:table-cell>
              <table:table-cell office:value-type="float" office:value="1778.193115">
                <text:p>1778.193115</text:p>
              </table:table-cell>
              <table:table-cell office:value-type="float" office:value="1865.519531">
                <text:p>1865.51953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770.162598">
                <text:p>1770.162598</text:p>
              </table:table-cell>
              <table:table-cell office:value-type="float" office:value="1869.594238">
                <text:p>1869.594238</text:p>
              </table:table-cell>
              <table:table-cell office:value-type="float" office:value="1784.862427">
                <text:p>1784.862427</text:p>
              </table:table-cell>
              <table:table-cell office:value-type="float" office:value="1861.897949">
                <text:p>1861.8979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68.306152">
                <text:p>1768.306152</text:p>
              </table:table-cell>
              <table:table-cell office:value-type="float" office:value="1875.131714">
                <text:p>1875.131714</text:p>
              </table:table-cell>
              <table:table-cell office:value-type="float" office:value="1783.522339">
                <text:p>1783.522339</text:p>
              </table:table-cell>
              <table:table-cell office:value-type="float" office:value="1869.693604">
                <text:p>1869.693604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767.875244">
                <text:p>1767.875244</text:p>
              </table:table-cell>
              <table:table-cell office:value-type="float" office:value="1869.054443">
                <text:p>1869.054443</text:p>
              </table:table-cell>
              <table:table-cell office:value-type="float" office:value="1779.549316">
                <text:p>1779.549316</text:p>
              </table:table-cell>
              <table:table-cell office:value-type="float" office:value="1865.130249">
                <text:p>1865.13024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774.071045">
                <text:p>1774.071045</text:p>
              </table:table-cell>
              <table:table-cell office:value-type="float" office:value="1874.848999">
                <text:p>1874.848999</text:p>
              </table:table-cell>
              <table:table-cell office:value-type="float" office:value="1785.034668">
                <text:p>1785.034668</text:p>
              </table:table-cell>
              <table:table-cell office:value-type="float" office:value="1872.375977">
                <text:p>1872.37597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766.404175">
                <text:p>1766.404175</text:p>
              </table:table-cell>
              <table:table-cell office:value-type="float" office:value="1878.375">
                <text:p>1878.375</text:p>
              </table:table-cell>
              <table:table-cell office:value-type="float" office:value="1782.925049">
                <text:p>1782.925049</text:p>
              </table:table-cell>
              <table:table-cell office:value-type="float" office:value="1874.286011">
                <text:p>1874.286011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776.679932">
                <text:p>1776.679932</text:p>
              </table:table-cell>
              <table:table-cell office:value-type="float" office:value="1874.946533">
                <text:p>1874.946533</text:p>
              </table:table-cell>
              <table:table-cell office:value-type="float" office:value="1792.285156">
                <text:p>1792.285156</text:p>
              </table:table-cell>
              <table:table-cell office:value-type="float" office:value="1872.733643">
                <text:p>1872.7336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74.109375">
                <text:p>1774.109375</text:p>
              </table:table-cell>
              <table:table-cell office:value-type="float" office:value="1881.849854">
                <text:p>1881.849854</text:p>
              </table:table-cell>
              <table:table-cell office:value-type="float" office:value="1788.115967">
                <text:p>1788.115967</text:p>
              </table:table-cell>
              <table:table-cell office:value-type="float" office:value="1876.261353">
                <text:p>1876.26135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72.776245">
                <text:p>1772.776245</text:p>
              </table:table-cell>
              <table:table-cell office:value-type="float" office:value="1881.222168">
                <text:p>1881.222168</text:p>
              </table:table-cell>
              <table:table-cell office:value-type="float" office:value="1788.024658">
                <text:p>1788.024658</text:p>
              </table:table-cell>
              <table:table-cell office:value-type="float" office:value="1877.522583">
                <text:p>1877.52258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72.566528">
                <text:p>1772.566528</text:p>
              </table:table-cell>
              <table:table-cell office:value-type="float" office:value="1878.624023">
                <text:p>1878.624023</text:p>
              </table:table-cell>
              <table:table-cell office:value-type="float" office:value="1787.217163">
                <text:p>1787.217163</text:p>
              </table:table-cell>
              <table:table-cell office:value-type="float" office:value="1872.574463">
                <text:p>1872.57446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777.219482">
                <text:p>1777.219482</text:p>
              </table:table-cell>
              <table:table-cell office:value-type="float" office:value="1879.952148">
                <text:p>1879.952148</text:p>
              </table:table-cell>
              <table:table-cell office:value-type="float" office:value="1791.863525">
                <text:p>1791.863525</text:p>
              </table:table-cell>
              <table:table-cell office:value-type="float" office:value="1876.522339">
                <text:p>1876.522339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769.420776">
                <text:p>1769.420776</text:p>
              </table:table-cell>
              <table:table-cell office:value-type="float" office:value="1885.301636">
                <text:p>1885.301636</text:p>
              </table:table-cell>
              <table:table-cell office:value-type="float" office:value="1785.248901">
                <text:p>1785.248901</text:p>
              </table:table-cell>
              <table:table-cell office:value-type="float" office:value="1880.050293">
                <text:p>1880.0502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3.282715">
                <text:p>1773.282715</text:p>
              </table:table-cell>
              <table:table-cell office:value-type="float" office:value="1878.725586">
                <text:p>1878.725586</text:p>
              </table:table-cell>
              <table:table-cell office:value-type="float" office:value="1785.726196">
                <text:p>1785.726196</text:p>
              </table:table-cell>
              <table:table-cell office:value-type="float" office:value="1875.796143">
                <text:p>1875.79614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774.855591">
                <text:p>1774.855591</text:p>
              </table:table-cell>
              <table:table-cell office:value-type="float" office:value="1878.311401">
                <text:p>1878.311401</text:p>
              </table:table-cell>
              <table:table-cell office:value-type="float" office:value="1788.841553">
                <text:p>1788.841553</text:p>
              </table:table-cell>
              <table:table-cell office:value-type="float" office:value="1878.311157">
                <text:p>1878.31115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767.076294">
                <text:p>1767.076294</text:p>
              </table:table-cell>
              <table:table-cell office:value-type="float" office:value="1882.818359">
                <text:p>1882.818359</text:p>
              </table:table-cell>
              <table:table-cell office:value-type="float" office:value="1784.400757">
                <text:p>1784.400757</text:p>
              </table:table-cell>
              <table:table-cell office:value-type="float" office:value="1877.80188">
                <text:p>1877.80188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774.522461">
                <text:p>1774.522461</text:p>
              </table:table-cell>
              <table:table-cell office:value-type="float" office:value="1880.347656">
                <text:p>1880.347656</text:p>
              </table:table-cell>
              <table:table-cell office:value-type="float" office:value="1788.150391">
                <text:p>1788.150391</text:p>
              </table:table-cell>
              <table:table-cell office:value-type="float" office:value="1875.331177">
                <text:p>1875.331177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770.188965">
                <text:p>1770.188965</text:p>
              </table:table-cell>
              <table:table-cell office:value-type="float" office:value="1883.179688">
                <text:p>1883.179688</text:p>
              </table:table-cell>
              <table:table-cell office:value-type="float" office:value="1785.500366">
                <text:p>1785.500366</text:p>
              </table:table-cell>
              <table:table-cell office:value-type="float" office:value="1880.368774">
                <text:p>1880.3687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2.388916">
                <text:p>1772.388916</text:p>
              </table:table-cell>
              <table:table-cell office:value-type="float" office:value="1881.613159">
                <text:p>1881.613159</text:p>
              </table:table-cell>
              <table:table-cell office:value-type="float" office:value="1788.035156">
                <text:p>1788.035156</text:p>
              </table:table-cell>
              <table:table-cell office:value-type="float" office:value="1878.416626">
                <text:p>1878.41662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776.042114">
                <text:p>1776.042114</text:p>
              </table:table-cell>
              <table:table-cell office:value-type="float" office:value="1882.605835">
                <text:p>1882.605835</text:p>
              </table:table-cell>
              <table:table-cell office:value-type="float" office:value="1787.173706">
                <text:p>1787.173706</text:p>
              </table:table-cell>
              <table:table-cell office:value-type="float" office:value="1877.950073">
                <text:p>1877.950073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72.715088">
                <text:p>1772.715088</text:p>
              </table:table-cell>
              <table:table-cell office:value-type="float" office:value="1885.249634">
                <text:p>1885.249634</text:p>
              </table:table-cell>
              <table:table-cell office:value-type="float" office:value="1789.43457">
                <text:p>1789.43457</text:p>
              </table:table-cell>
              <table:table-cell office:value-type="float" office:value="1879.92041">
                <text:p>1879.92041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68.411377">
                <text:p>1768.411377</text:p>
              </table:table-cell>
              <table:table-cell office:value-type="float" office:value="1887.489868">
                <text:p>1887.489868</text:p>
              </table:table-cell>
              <table:table-cell office:value-type="float" office:value="1785.929688">
                <text:p>1785.929688</text:p>
              </table:table-cell>
              <table:table-cell office:value-type="float" office:value="1880.441406">
                <text:p>1880.441406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776.080933">
                <text:p>1776.080933</text:p>
              </table:table-cell>
              <table:table-cell office:value-type="float" office:value="1885.12207">
                <text:p>1885.12207</text:p>
              </table:table-cell>
              <table:table-cell office:value-type="float" office:value="1788.293335">
                <text:p>1788.293335</text:p>
              </table:table-cell>
              <table:table-cell office:value-type="float" office:value="1883.29126">
                <text:p>1883.291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2.606689">
                <text:p>1772.606689</text:p>
              </table:table-cell>
              <table:table-cell office:value-type="float" office:value="1889.385132">
                <text:p>1889.385132</text:p>
              </table:table-cell>
              <table:table-cell office:value-type="float" office:value="1790.115479">
                <text:p>1790.115479</text:p>
              </table:table-cell>
              <table:table-cell office:value-type="float" office:value="1881.551636">
                <text:p>1881.55163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777.557861">
                <text:p>1777.557861</text:p>
              </table:table-cell>
              <table:table-cell office:value-type="float" office:value="1886.295288">
                <text:p>1886.295288</text:p>
              </table:table-cell>
              <table:table-cell office:value-type="float" office:value="1792.478638">
                <text:p>1792.478638</text:p>
              </table:table-cell>
              <table:table-cell office:value-type="float" office:value="1885.805054">
                <text:p>1885.80505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777.700806">
                <text:p>1777.700806</text:p>
              </table:table-cell>
              <table:table-cell office:value-type="float" office:value="1894.118652">
                <text:p>1894.118652</text:p>
              </table:table-cell>
              <table:table-cell office:value-type="float" office:value="1790.478149">
                <text:p>1790.478149</text:p>
              </table:table-cell>
              <table:table-cell office:value-type="float" office:value="1889.912842">
                <text:p>1889.912842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774.139893">
                <text:p>1774.139893</text:p>
              </table:table-cell>
              <table:table-cell office:value-type="float" office:value="1890.280762">
                <text:p>1890.280762</text:p>
              </table:table-cell>
              <table:table-cell office:value-type="float" office:value="1790.561279">
                <text:p>1790.561279</text:p>
              </table:table-cell>
              <table:table-cell office:value-type="float" office:value="1883.841431">
                <text:p>1883.84143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781.865356">
                <text:p>1781.865356</text:p>
              </table:table-cell>
              <table:table-cell office:value-type="float" office:value="1889.934204">
                <text:p>1889.934204</text:p>
              </table:table-cell>
              <table:table-cell office:value-type="float" office:value="1796.261963">
                <text:p>1796.261963</text:p>
              </table:table-cell>
              <table:table-cell office:value-type="float" office:value="1881.475586">
                <text:p>1881.4755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80.549316">
                <text:p>1780.549316</text:p>
              </table:table-cell>
              <table:table-cell office:value-type="float" office:value="1893.969238">
                <text:p>1893.969238</text:p>
              </table:table-cell>
              <table:table-cell office:value-type="float" office:value="1793.342041">
                <text:p>1793.342041</text:p>
              </table:table-cell>
              <table:table-cell office:value-type="float" office:value="1889.54248">
                <text:p>1889.5424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782.249756">
                <text:p>1782.249756</text:p>
              </table:table-cell>
              <table:table-cell office:value-type="float" office:value="1893.848022">
                <text:p>1893.848022</text:p>
              </table:table-cell>
              <table:table-cell office:value-type="float" office:value="1794.307373">
                <text:p>1794.307373</text:p>
              </table:table-cell>
              <table:table-cell office:value-type="float" office:value="1886.796875">
                <text:p>1886.79687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780.107666">
                <text:p>1780.107666</text:p>
              </table:table-cell>
              <table:table-cell office:value-type="float" office:value="1894.135376">
                <text:p>1894.135376</text:p>
              </table:table-cell>
              <table:table-cell office:value-type="float" office:value="1793.802856">
                <text:p>1793.802856</text:p>
              </table:table-cell>
              <table:table-cell office:value-type="float" office:value="1888.333984">
                <text:p>1888.333984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780.494019">
                <text:p>1780.494019</text:p>
              </table:table-cell>
              <table:table-cell office:value-type="float" office:value="1895.825073">
                <text:p>1895.825073</text:p>
              </table:table-cell>
              <table:table-cell office:value-type="float" office:value="1794.690918">
                <text:p>1794.690918</text:p>
              </table:table-cell>
              <table:table-cell office:value-type="float" office:value="1888.912109">
                <text:p>1888.91210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780.393677">
                <text:p>1780.393677</text:p>
              </table:table-cell>
              <table:table-cell office:value-type="float" office:value="1895.162598">
                <text:p>1895.162598</text:p>
              </table:table-cell>
              <table:table-cell office:value-type="float" office:value="1795.009033">
                <text:p>1795.009033</text:p>
              </table:table-cell>
              <table:table-cell office:value-type="float" office:value="1891.091064">
                <text:p>1891.091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80.177979">
                <text:p>1780.177979</text:p>
              </table:table-cell>
              <table:table-cell office:value-type="float" office:value="1898.905762">
                <text:p>1898.905762</text:p>
              </table:table-cell>
              <table:table-cell office:value-type="float" office:value="1795.607788">
                <text:p>1795.607788</text:p>
              </table:table-cell>
              <table:table-cell office:value-type="float" office:value="1889.505249">
                <text:p>1889.505249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780.716309">
                <text:p>1780.716309</text:p>
              </table:table-cell>
              <table:table-cell office:value-type="float" office:value="1895.024414">
                <text:p>1895.024414</text:p>
              </table:table-cell>
              <table:table-cell office:value-type="float" office:value="1797.609619">
                <text:p>1797.609619</text:p>
              </table:table-cell>
              <table:table-cell office:value-type="float" office:value="1890.29834">
                <text:p>1890.29834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81.864014">
                <text:p>1781.864014</text:p>
              </table:table-cell>
              <table:table-cell office:value-type="float" office:value="1895.595337">
                <text:p>1895.595337</text:p>
              </table:table-cell>
              <table:table-cell office:value-type="float" office:value="1795.0271">
                <text:p>1795.0271</text:p>
              </table:table-cell>
              <table:table-cell office:value-type="float" office:value="1891.619751">
                <text:p>1891.619751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781.066406">
                <text:p>1781.066406</text:p>
              </table:table-cell>
              <table:table-cell office:value-type="float" office:value="1897.748901">
                <text:p>1897.748901</text:p>
              </table:table-cell>
              <table:table-cell office:value-type="float" office:value="1795.087524">
                <text:p>1795.087524</text:p>
              </table:table-cell>
              <table:table-cell office:value-type="float" office:value="1891.772217">
                <text:p>1891.772217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780.094116">
                <text:p>1780.094116</text:p>
              </table:table-cell>
              <table:table-cell office:value-type="float" office:value="1898.305542">
                <text:p>1898.305542</text:p>
              </table:table-cell>
              <table:table-cell office:value-type="float" office:value="1796.225586">
                <text:p>1796.225586</text:p>
              </table:table-cell>
              <table:table-cell office:value-type="float" office:value="1894.357544">
                <text:p>1894.3575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79.931519">
                <text:p>1779.931519</text:p>
              </table:table-cell>
              <table:table-cell office:value-type="float" office:value="1899.067871">
                <text:p>1899.067871</text:p>
              </table:table-cell>
              <table:table-cell office:value-type="float" office:value="1793.93457">
                <text:p>1793.93457</text:p>
              </table:table-cell>
              <table:table-cell office:value-type="float" office:value="1896.494385">
                <text:p>1896.494385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84.440186">
                <text:p>1784.440186</text:p>
              </table:table-cell>
              <table:table-cell office:value-type="float" office:value="1894.380005">
                <text:p>1894.380005</text:p>
              </table:table-cell>
              <table:table-cell office:value-type="float" office:value="1797.020508">
                <text:p>1797.020508</text:p>
              </table:table-cell>
              <table:table-cell office:value-type="float" office:value="1889.962769">
                <text:p>1889.962769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82.982422">
                <text:p>1782.982422</text:p>
              </table:table-cell>
              <table:table-cell office:value-type="float" office:value="1895.4375">
                <text:p>1895.4375</text:p>
              </table:table-cell>
              <table:table-cell office:value-type="float" office:value="1796.618042">
                <text:p>1796.618042</text:p>
              </table:table-cell>
              <table:table-cell office:value-type="float" office:value="1891.012207">
                <text:p>1891.012207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782.713135">
                <text:p>1782.713135</text:p>
              </table:table-cell>
              <table:table-cell office:value-type="float" office:value="1897.680054">
                <text:p>1897.680054</text:p>
              </table:table-cell>
              <table:table-cell office:value-type="float" office:value="1798.683838">
                <text:p>1798.683838</text:p>
              </table:table-cell>
              <table:table-cell office:value-type="float" office:value="1895.250732">
                <text:p>1895.250732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783.267578">
                <text:p>1783.267578</text:p>
              </table:table-cell>
              <table:table-cell office:value-type="float" office:value="1897.409668">
                <text:p>1897.409668</text:p>
              </table:table-cell>
              <table:table-cell office:value-type="float" office:value="1801.629883">
                <text:p>1801.629883</text:p>
              </table:table-cell>
              <table:table-cell office:value-type="float" office:value="1889.865967">
                <text:p>1889.8659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81.957153">
                <text:p>1781.957153</text:p>
              </table:table-cell>
              <table:table-cell office:value-type="float" office:value="1900.122681">
                <text:p>1900.122681</text:p>
              </table:table-cell>
              <table:table-cell office:value-type="float" office:value="1798.399902">
                <text:p>1798.399902</text:p>
              </table:table-cell>
              <table:table-cell office:value-type="float" office:value="1892.831543">
                <text:p>1892.831543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777.245361">
                <text:p>1777.245361</text:p>
              </table:table-cell>
              <table:table-cell office:value-type="float" office:value="1894.916748">
                <text:p>1894.916748</text:p>
              </table:table-cell>
              <table:table-cell office:value-type="float" office:value="1793.932983">
                <text:p>1793.932983</text:p>
              </table:table-cell>
              <table:table-cell office:value-type="float" office:value="1884.796021">
                <text:p>1884.796021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771.498291">
                <text:p>1771.498291</text:p>
              </table:table-cell>
              <table:table-cell office:value-type="float" office:value="1852.700073">
                <text:p>1852.700073</text:p>
              </table:table-cell>
              <table:table-cell office:value-type="float" office:value="1784.808716">
                <text:p>1784.808716</text:p>
              </table:table-cell>
              <table:table-cell office:value-type="float" office:value="1849.405762">
                <text:p>1849.40576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719.313232">
                <text:p>1719.313232</text:p>
              </table:table-cell>
              <table:table-cell office:value-type="float" office:value="1880.131958">
                <text:p>1880.131958</text:p>
              </table:table-cell>
              <table:table-cell office:value-type="float" office:value="1728.993408">
                <text:p>1728.993408</text:p>
              </table:table-cell>
              <table:table-cell office:value-type="float" office:value="1882.320801">
                <text:p>1882.320801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708.910522">
                <text:p>1708.910522</text:p>
              </table:table-cell>
              <table:table-cell office:value-type="float" office:value="1828.119873">
                <text:p>1828.119873</text:p>
              </table:table-cell>
              <table:table-cell office:value-type="float" office:value="1725.182739">
                <text:p>1725.182739</text:p>
              </table:table-cell>
              <table:table-cell office:value-type="float" office:value="1826.278687">
                <text:p>1826.2786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13.41626">
                <text:p>1713.41626</text:p>
              </table:table-cell>
              <table:table-cell office:value-type="float" office:value="1807.226807">
                <text:p>1807.226807</text:p>
              </table:table-cell>
              <table:table-cell office:value-type="float" office:value="1727.035645">
                <text:p>1727.035645</text:p>
              </table:table-cell>
              <table:table-cell office:value-type="float" office:value="1799.183594">
                <text:p>1799.183594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679.938232">
                <text:p>1679.938232</text:p>
              </table:table-cell>
              <table:table-cell office:value-type="float" office:value="1811.164551">
                <text:p>1811.164551</text:p>
              </table:table-cell>
              <table:table-cell office:value-type="float" office:value="1691.087646">
                <text:p>1691.087646</text:p>
              </table:table-cell>
              <table:table-cell office:value-type="float" office:value="1811.984009">
                <text:p>1811.98400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670.3573">
                <text:p>1670.3573</text:p>
              </table:table-cell>
              <table:table-cell office:value-type="float" office:value="1778.409424">
                <text:p>1778.409424</text:p>
              </table:table-cell>
              <table:table-cell office:value-type="float" office:value="1685.080566">
                <text:p>1685.080566</text:p>
              </table:table-cell>
              <table:table-cell office:value-type="float" office:value="1773.211182">
                <text:p>1773.211182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663.88269">
                <text:p>1663.88269</text:p>
              </table:table-cell>
              <table:table-cell office:value-type="float" office:value="1765.174805">
                <text:p>1765.174805</text:p>
              </table:table-cell>
              <table:table-cell office:value-type="float" office:value="1674.690186">
                <text:p>1674.690186</text:p>
              </table:table-cell>
              <table:table-cell office:value-type="float" office:value="1763.111328">
                <text:p>1763.111328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652.036987">
                <text:p>1652.036987</text:p>
              </table:table-cell>
              <table:table-cell office:value-type="float" office:value="1751.075073">
                <text:p>1751.075073</text:p>
              </table:table-cell>
              <table:table-cell office:value-type="float" office:value="1657.056763">
                <text:p>1657.056763</text:p>
              </table:table-cell>
              <table:table-cell office:value-type="float" office:value="1754.700195">
                <text:p>1754.7001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36.128296">
                <text:p>1636.128296</text:p>
              </table:table-cell>
              <table:table-cell office:value-type="float" office:value="1743.382446">
                <text:p>1743.382446</text:p>
              </table:table-cell>
              <table:table-cell office:value-type="float" office:value="1654.553345">
                <text:p>1654.553345</text:p>
              </table:table-cell>
              <table:table-cell office:value-type="float" office:value="1728.562622">
                <text:p>1728.562622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643.345825">
                <text:p>1643.345825</text:p>
              </table:table-cell>
              <table:table-cell office:value-type="float" office:value="1719.040771">
                <text:p>1719.040771</text:p>
              </table:table-cell>
              <table:table-cell office:value-type="float" office:value="1645.933105">
                <text:p>1645.933105</text:p>
              </table:table-cell>
              <table:table-cell office:value-type="float" office:value="1716.388794">
                <text:p>1716.388794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626.189209">
                <text:p>1626.189209</text:p>
              </table:table-cell>
              <table:table-cell office:value-type="float" office:value="1712.663818">
                <text:p>1712.663818</text:p>
              </table:table-cell>
              <table:table-cell office:value-type="float" office:value="1636.625977">
                <text:p>1636.625977</text:p>
              </table:table-cell>
              <table:table-cell office:value-type="float" office:value="1715.619995">
                <text:p>1715.619995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620.078125">
                <text:p>1620.078125</text:p>
              </table:table-cell>
              <table:table-cell office:value-type="float" office:value="1698.935303">
                <text:p>1698.935303</text:p>
              </table:table-cell>
              <table:table-cell office:value-type="float" office:value="1630.89502">
                <text:p>1630.89502</text:p>
              </table:table-cell>
              <table:table-cell office:value-type="float" office:value="1696.563721">
                <text:p>1696.563721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618.585083">
                <text:p>1618.585083</text:p>
              </table:table-cell>
              <table:table-cell office:value-type="float" office:value="1688.118408">
                <text:p>1688.118408</text:p>
              </table:table-cell>
              <table:table-cell office:value-type="float" office:value="1625.303345">
                <text:p>1625.303345</text:p>
              </table:table-cell>
              <table:table-cell office:value-type="float" office:value="1685.09668">
                <text:p>1685.096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09.591309">
                <text:p>1609.591309</text:p>
              </table:table-cell>
              <table:table-cell office:value-type="float" office:value="1680.431274">
                <text:p>1680.431274</text:p>
              </table:table-cell>
              <table:table-cell office:value-type="float" office:value="1618.351074">
                <text:p>1618.351074</text:p>
              </table:table-cell>
              <table:table-cell office:value-type="float" office:value="1679.627563">
                <text:p>1679.627563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601.366699">
                <text:p>1601.366699</text:p>
              </table:table-cell>
              <table:table-cell office:value-type="float" office:value="1676.311768">
                <text:p>1676.311768</text:p>
              </table:table-cell>
              <table:table-cell office:value-type="float" office:value="1606.855591">
                <text:p>1606.855591</text:p>
              </table:table-cell>
              <table:table-cell office:value-type="float" office:value="1668.415527">
                <text:p>1668.415527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602.458008">
                <text:p>1602.458008</text:p>
              </table:table-cell>
              <table:table-cell office:value-type="float" office:value="1654.766479">
                <text:p>1654.766479</text:p>
              </table:table-cell>
              <table:table-cell office:value-type="float" office:value="1608.481079">
                <text:p>1608.481079</text:p>
              </table:table-cell>
              <table:table-cell office:value-type="float" office:value="1660.3396">
                <text:p>1660.3396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593.276611">
                <text:p>1593.276611</text:p>
              </table:table-cell>
              <table:table-cell office:value-type="float" office:value="1657.246948">
                <text:p>1657.246948</text:p>
              </table:table-cell>
              <table:table-cell office:value-type="float" office:value="1603.67395">
                <text:p>1603.67395</text:p>
              </table:table-cell>
              <table:table-cell office:value-type="float" office:value="1654.128174">
                <text:p>1654.128174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594.847046">
                <text:p>1594.847046</text:p>
              </table:table-cell>
              <table:table-cell office:value-type="float" office:value="1646.205933">
                <text:p>1646.205933</text:p>
              </table:table-cell>
              <table:table-cell office:value-type="float" office:value="1597.040039">
                <text:p>1597.040039</text:p>
              </table:table-cell>
              <table:table-cell office:value-type="float" office:value="1646.397217">
                <text:p>1646.3972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92.738647">
                <text:p>1592.738647</text:p>
              </table:table-cell>
              <table:table-cell office:value-type="float" office:value="1634.333496">
                <text:p>1634.333496</text:p>
              </table:table-cell>
              <table:table-cell office:value-type="float" office:value="1596.665649">
                <text:p>1596.665649</text:p>
              </table:table-cell>
              <table:table-cell office:value-type="float" office:value="1638.322021">
                <text:p>1638.322021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588.494385">
                <text:p>1588.494385</text:p>
              </table:table-cell>
              <table:table-cell office:value-type="float" office:value="1637.512207">
                <text:p>1637.512207</text:p>
              </table:table-cell>
              <table:table-cell office:value-type="float" office:value="1594.006836">
                <text:p>1594.006836</text:p>
              </table:table-cell>
              <table:table-cell office:value-type="float" office:value="1632.29126">
                <text:p>1632.2912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591.103516">
                <text:p>1591.103516</text:p>
              </table:table-cell>
              <table:table-cell office:value-type="float" office:value="1623.372681">
                <text:p>1623.372681</text:p>
              </table:table-cell>
              <table:table-cell office:value-type="float" office:value="1590.666504">
                <text:p>1590.666504</text:p>
              </table:table-cell>
              <table:table-cell office:value-type="float" office:value="1627.81543">
                <text:p>1627.81543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586.779053">
                <text:p>1586.779053</text:p>
              </table:table-cell>
              <table:table-cell office:value-type="float" office:value="1620.315674">
                <text:p>1620.315674</text:p>
              </table:table-cell>
              <table:table-cell office:value-type="float" office:value="1589.435913">
                <text:p>1589.435913</text:p>
              </table:table-cell>
              <table:table-cell office:value-type="float" office:value="1621.487183">
                <text:p>1621.487183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576.474121">
                <text:p>1576.474121</text:p>
              </table:table-cell>
              <table:table-cell office:value-type="float" office:value="1618.297119">
                <text:p>1618.297119</text:p>
              </table:table-cell>
              <table:table-cell office:value-type="float" office:value="1584.253906">
                <text:p>1584.253906</text:p>
              </table:table-cell>
              <table:table-cell office:value-type="float" office:value="1618.670532">
                <text:p>1618.6705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79.256104">
                <text:p>1579.256104</text:p>
              </table:table-cell>
              <table:table-cell office:value-type="float" office:value="1614.797485">
                <text:p>1614.797485</text:p>
              </table:table-cell>
              <table:table-cell office:value-type="float" office:value="1584.692749">
                <text:p>1584.692749</text:p>
              </table:table-cell>
              <table:table-cell office:value-type="float" office:value="1613.491821">
                <text:p>1613.491821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577.973022">
                <text:p>1577.973022</text:p>
              </table:table-cell>
              <table:table-cell office:value-type="float" office:value="1609.071289">
                <text:p>1609.071289</text:p>
              </table:table-cell>
              <table:table-cell office:value-type="float" office:value="1581.487305">
                <text:p>1581.487305</text:p>
              </table:table-cell>
              <table:table-cell office:value-type="float" office:value="1611.89563">
                <text:p>1611.89563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576.634399">
                <text:p>1576.634399</text:p>
              </table:table-cell>
              <table:table-cell office:value-type="float" office:value="1604.786377">
                <text:p>1604.786377</text:p>
              </table:table-cell>
              <table:table-cell office:value-type="float" office:value="1581.519409">
                <text:p>1581.519409</text:p>
              </table:table-cell>
              <table:table-cell office:value-type="float" office:value="1607.195679">
                <text:p>1607.195679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572.928711">
                <text:p>1572.928711</text:p>
              </table:table-cell>
              <table:table-cell office:value-type="float" office:value="1601.059082">
                <text:p>1601.059082</text:p>
              </table:table-cell>
              <table:table-cell office:value-type="float" office:value="1579.510132">
                <text:p>1579.510132</text:p>
              </table:table-cell>
              <table:table-cell office:value-type="float" office:value="1601.681641">
                <text:p>1601.681641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574.568604">
                <text:p>1574.568604</text:p>
              </table:table-cell>
              <table:table-cell office:value-type="float" office:value="1598.710449">
                <text:p>1598.710449</text:p>
              </table:table-cell>
              <table:table-cell office:value-type="float" office:value="1579.225464">
                <text:p>1579.225464</text:p>
              </table:table-cell>
              <table:table-cell office:value-type="float" office:value="1601.331421">
                <text:p>1601.3314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70.72583">
                <text:p>1570.72583</text:p>
              </table:table-cell>
              <table:table-cell office:value-type="float" office:value="1594.204956">
                <text:p>1594.204956</text:p>
              </table:table-cell>
              <table:table-cell office:value-type="float" office:value="1578.807129">
                <text:p>1578.807129</text:p>
              </table:table-cell>
              <table:table-cell office:value-type="float" office:value="1595.430176">
                <text:p>1595.430176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567.76416">
                <text:p>1567.76416</text:p>
              </table:table-cell>
              <table:table-cell office:value-type="float" office:value="1592.420898">
                <text:p>1592.420898</text:p>
              </table:table-cell>
              <table:table-cell office:value-type="float" office:value="1573.64624">
                <text:p>1573.64624</text:p>
              </table:table-cell>
              <table:table-cell office:value-type="float" office:value="1596.842896">
                <text:p>1596.84289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569.406738">
                <text:p>1569.406738</text:p>
              </table:table-cell>
              <table:table-cell office:value-type="float" office:value="1591.557129">
                <text:p>1591.557129</text:p>
              </table:table-cell>
              <table:table-cell office:value-type="float" office:value="1572.142334">
                <text:p>1572.142334</text:p>
              </table:table-cell>
              <table:table-cell office:value-type="float" office:value="1596.608398">
                <text:p>1596.608398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566.795166">
                <text:p>1566.795166</text:p>
              </table:table-cell>
              <table:table-cell office:value-type="float" office:value="1588.008423">
                <text:p>1588.008423</text:p>
              </table:table-cell>
              <table:table-cell office:value-type="float" office:value="1572.651733">
                <text:p>1572.651733</text:p>
              </table:table-cell>
              <table:table-cell office:value-type="float" office:value="1592.895996">
                <text:p>1592.895996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567.265381">
                <text:p>1567.265381</text:p>
              </table:table-cell>
              <table:table-cell office:value-type="float" office:value="1584.978149">
                <text:p>1584.978149</text:p>
              </table:table-cell>
              <table:table-cell office:value-type="float" office:value="1569.810303">
                <text:p>1569.810303</text:p>
              </table:table-cell>
              <table:table-cell office:value-type="float" office:value="1592.143799">
                <text:p>1592.143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73.170044">
                <text:p>1573.170044</text:p>
              </table:table-cell>
              <table:table-cell office:value-type="float" office:value="1592.665894">
                <text:p>1592.665894</text:p>
              </table:table-cell>
              <table:table-cell office:value-type="float" office:value="1561.929932">
                <text:p>1561.929932</text:p>
              </table:table-cell>
              <table:table-cell office:value-type="float" office:value="1582.162354">
                <text:p>1582.162354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565.952515">
                <text:p>1565.952515</text:p>
              </table:table-cell>
              <table:table-cell office:value-type="float" office:value="1584.668701">
                <text:p>1584.668701</text:p>
              </table:table-cell>
              <table:table-cell office:value-type="float" office:value="1565.847046">
                <text:p>1565.847046</text:p>
              </table:table-cell>
              <table:table-cell office:value-type="float" office:value="1585.591919">
                <text:p>1585.59191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565.484009">
                <text:p>1565.484009</text:p>
              </table:table-cell>
              <table:table-cell office:value-type="float" office:value="1584.630737">
                <text:p>1584.630737</text:p>
              </table:table-cell>
              <table:table-cell office:value-type="float" office:value="1566.993164">
                <text:p>1566.993164</text:p>
              </table:table-cell>
              <table:table-cell office:value-type="float" office:value="1579.889038">
                <text:p>1579.889038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562.64502">
                <text:p>1562.64502</text:p>
              </table:table-cell>
              <table:table-cell office:value-type="float" office:value="1584.790527">
                <text:p>1584.790527</text:p>
              </table:table-cell>
              <table:table-cell office:value-type="float" office:value="1563.146851">
                <text:p>1563.146851</text:p>
              </table:table-cell>
              <table:table-cell office:value-type="float" office:value="1584.742676">
                <text:p>1584.742676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565.599854">
                <text:p>1565.599854</text:p>
              </table:table-cell>
              <table:table-cell office:value-type="float" office:value="1579.864746">
                <text:p>1579.864746</text:p>
              </table:table-cell>
              <table:table-cell office:value-type="float" office:value="1565.919067">
                <text:p>1565.919067</text:p>
              </table:table-cell>
              <table:table-cell office:value-type="float" office:value="1579.988525">
                <text:p>1579.9885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64.34375">
                <text:p>1564.34375</text:p>
              </table:table-cell>
              <table:table-cell office:value-type="float" office:value="1581.757446">
                <text:p>1581.757446</text:p>
              </table:table-cell>
              <table:table-cell office:value-type="float" office:value="1563.470947">
                <text:p>1563.470947</text:p>
              </table:table-cell>
              <table:table-cell office:value-type="float" office:value="1582.35498">
                <text:p>1582.35498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561.212524">
                <text:p>1561.212524</text:p>
              </table:table-cell>
              <table:table-cell office:value-type="float" office:value="1578.986694">
                <text:p>1578.986694</text:p>
              </table:table-cell>
              <table:table-cell office:value-type="float" office:value="1566.409912">
                <text:p>1566.409912</text:p>
              </table:table-cell>
              <table:table-cell office:value-type="float" office:value="1575.5896">
                <text:p>1575.5896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566.47644">
                <text:p>1566.47644</text:p>
              </table:table-cell>
              <table:table-cell office:value-type="float" office:value="1577.633301">
                <text:p>1577.633301</text:p>
              </table:table-cell>
              <table:table-cell office:value-type="float" office:value="1565.411865">
                <text:p>1565.411865</text:p>
              </table:table-cell>
              <table:table-cell office:value-type="float" office:value="1576.679565">
                <text:p>1576.67956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564.443237">
                <text:p>1564.443237</text:p>
              </table:table-cell>
              <table:table-cell office:value-type="float" office:value="1575.267456">
                <text:p>1575.267456</text:p>
              </table:table-cell>
              <table:table-cell office:value-type="float" office:value="1563.340088">
                <text:p>1563.340088</text:p>
              </table:table-cell>
              <table:table-cell office:value-type="float" office:value="1574.477905">
                <text:p>1574.477905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562.446655">
                <text:p>1562.446655</text:p>
              </table:table-cell>
              <table:table-cell office:value-type="float" office:value="1575.435059">
                <text:p>1575.435059</text:p>
              </table:table-cell>
              <table:table-cell office:value-type="float" office:value="1559.482666">
                <text:p>1559.482666</text:p>
              </table:table-cell>
              <table:table-cell office:value-type="float" office:value="1578.69873">
                <text:p>1578.6987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67.374634">
                <text:p>1567.374634</text:p>
              </table:table-cell>
              <table:table-cell office:value-type="float" office:value="1571.146362">
                <text:p>1571.146362</text:p>
              </table:table-cell>
              <table:table-cell office:value-type="float" office:value="1567.745605">
                <text:p>1567.745605</text:p>
              </table:table-cell>
              <table:table-cell office:value-type="float" office:value="1572.539062">
                <text:p>1572.539062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564.678223">
                <text:p>1564.678223</text:p>
              </table:table-cell>
              <table:table-cell office:value-type="float" office:value="1571.873779">
                <text:p>1571.873779</text:p>
              </table:table-cell>
              <table:table-cell office:value-type="float" office:value="1566.39502">
                <text:p>1566.39502</text:p>
              </table:table-cell>
              <table:table-cell office:value-type="float" office:value="1572.721436">
                <text:p>1572.721436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564.22522">
                <text:p>1564.22522</text:p>
              </table:table-cell>
              <table:table-cell office:value-type="float" office:value="1572.088501">
                <text:p>1572.088501</text:p>
              </table:table-cell>
              <table:table-cell office:value-type="float" office:value="1567.36377">
                <text:p>1567.36377</text:p>
              </table:table-cell>
              <table:table-cell office:value-type="float" office:value="1569.917603">
                <text:p>1569.917603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560.335571">
                <text:p>1560.335571</text:p>
              </table:table-cell>
              <table:table-cell office:value-type="float" office:value="1568.040771">
                <text:p>1568.040771</text:p>
              </table:table-cell>
              <table:table-cell office:value-type="float" office:value="1561.460938">
                <text:p>1561.460938</text:p>
              </table:table-cell>
              <table:table-cell office:value-type="float" office:value="1569.014282">
                <text:p>1569.014282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565.464722">
                <text:p>1565.464722</text:p>
              </table:table-cell>
              <table:table-cell office:value-type="float" office:value="1567.56311">
                <text:p>1567.56311</text:p>
              </table:table-cell>
              <table:table-cell office:value-type="float" office:value="1563.547363">
                <text:p>1563.547363</text:p>
              </table:table-cell>
              <table:table-cell office:value-type="float" office:value="1568.265137">
                <text:p>1568.2651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60.37085">
                <text:p>1560.37085</text:p>
              </table:table-cell>
              <table:table-cell office:value-type="float" office:value="1570.612427">
                <text:p>1570.612427</text:p>
              </table:table-cell>
              <table:table-cell office:value-type="float" office:value="1562.763916">
                <text:p>1562.763916</text:p>
              </table:table-cell>
              <table:table-cell office:value-type="float" office:value="1568.947266">
                <text:p>1568.94726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626.825928">
                <text:p>1626.825928</text:p>
              </table:table-cell>
              <table:table-cell office:value-type="float" office:value="1637.648682">
                <text:p>1637.648682</text:p>
              </table:table-cell>
              <table:table-cell office:value-type="float" office:value="1572.178589">
                <text:p>1572.178589</text:p>
              </table:table-cell>
              <table:table-cell office:value-type="float" office:value="1544.968994">
                <text:p>1544.968994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680.542847">
                <text:p>1680.542847</text:p>
              </table:table-cell>
              <table:table-cell office:value-type="float" office:value="1708.096924">
                <text:p>1708.096924</text:p>
              </table:table-cell>
              <table:table-cell office:value-type="float" office:value="1610.263916">
                <text:p>1610.263916</text:p>
              </table:table-cell>
              <table:table-cell office:value-type="float" office:value="1601.828613">
                <text:p>1601.828613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756.395508">
                <text:p>1756.395508</text:p>
              </table:table-cell>
              <table:table-cell office:value-type="float" office:value="1783.280518">
                <text:p>1783.280518</text:p>
              </table:table-cell>
              <table:table-cell office:value-type="float" office:value="1679.425903">
                <text:p>1679.425903</text:p>
              </table:table-cell>
              <table:table-cell office:value-type="float" office:value="1686.634766">
                <text:p>1686.634766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617.567749">
                <text:p>1617.567749</text:p>
              </table:table-cell>
              <table:table-cell office:value-type="float" office:value="1686.893066">
                <text:p>1686.893066</text:p>
              </table:table-cell>
              <table:table-cell office:value-type="float" office:value="1569.297974">
                <text:p>1569.297974</text:p>
              </table:table-cell>
              <table:table-cell office:value-type="float" office:value="1528.048706">
                <text:p>1528.0487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13.673584">
                <text:p>1713.673584</text:p>
              </table:table-cell>
              <table:table-cell office:value-type="float" office:value="1679.019043">
                <text:p>1679.019043</text:p>
              </table:table-cell>
              <table:table-cell office:value-type="float" office:value="1648.117554">
                <text:p>1648.117554</text:p>
              </table:table-cell>
              <table:table-cell office:value-type="float" office:value="1640.015991">
                <text:p>1640.015991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699.424927">
                <text:p>1699.424927</text:p>
              </table:table-cell>
              <table:table-cell office:value-type="float" office:value="1774.665039">
                <text:p>1774.665039</text:p>
              </table:table-cell>
              <table:table-cell office:value-type="float" office:value="1665.225464">
                <text:p>1665.225464</text:p>
              </table:table-cell>
              <table:table-cell office:value-type="float" office:value="1657.069336">
                <text:p>1657.069336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703.96875">
                <text:p>1703.96875</text:p>
              </table:table-cell>
              <table:table-cell office:value-type="float" office:value="1737.107544">
                <text:p>1737.107544</text:p>
              </table:table-cell>
              <table:table-cell office:value-type="float" office:value="1646.884521">
                <text:p>1646.884521</text:p>
              </table:table-cell>
              <table:table-cell office:value-type="float" office:value="1638.2229">
                <text:p>1638.2229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694.859619">
                <text:p>1694.859619</text:p>
              </table:table-cell>
              <table:table-cell office:value-type="float" office:value="1727.347534">
                <text:p>1727.347534</text:p>
              </table:table-cell>
              <table:table-cell office:value-type="float" office:value="1661.604736">
                <text:p>1661.604736</text:p>
              </table:table-cell>
              <table:table-cell office:value-type="float" office:value="1655.548218">
                <text:p>1655.54821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698.701416">
                <text:p>1698.701416</text:p>
              </table:table-cell>
              <table:table-cell office:value-type="float" office:value="1753.045654">
                <text:p>1753.045654</text:p>
              </table:table-cell>
              <table:table-cell office:value-type="float" office:value="1674.149292">
                <text:p>1674.149292</text:p>
              </table:table-cell>
              <table:table-cell office:value-type="float" office:value="1687.043945">
                <text:p>1687.0439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697.138062">
                <text:p>1697.138062</text:p>
              </table:table-cell>
              <table:table-cell office:value-type="float" office:value="1752.711426">
                <text:p>1752.711426</text:p>
              </table:table-cell>
              <table:table-cell office:value-type="float" office:value="1674.923584">
                <text:p>1674.923584</text:p>
              </table:table-cell>
              <table:table-cell office:value-type="float" office:value="1692.62793">
                <text:p>1692.62793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713.336182">
                <text:p>1713.336182</text:p>
              </table:table-cell>
              <table:table-cell office:value-type="float" office:value="1756.094849">
                <text:p>1756.094849</text:p>
              </table:table-cell>
              <table:table-cell office:value-type="float" office:value="1703.167236">
                <text:p>1703.167236</text:p>
              </table:table-cell>
              <table:table-cell office:value-type="float" office:value="1712.498047">
                <text:p>1712.49804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728.897949">
                <text:p>1728.897949</text:p>
              </table:table-cell>
              <table:table-cell office:value-type="float" office:value="1804.510254">
                <text:p>1804.510254</text:p>
              </table:table-cell>
              <table:table-cell office:value-type="float" office:value="1759.73999">
                <text:p>1759.73999</text:p>
              </table:table-cell>
              <table:table-cell office:value-type="float" office:value="1812.897461">
                <text:p>1812.89746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752.799072">
                <text:p>1752.799072</text:p>
              </table:table-cell>
              <table:table-cell office:value-type="float" office:value="1840.888916">
                <text:p>1840.888916</text:p>
              </table:table-cell>
              <table:table-cell office:value-type="float" office:value="1775.013916">
                <text:p>1775.013916</text:p>
              </table:table-cell>
              <table:table-cell office:value-type="float" office:value="1840.422241">
                <text:p>1840.422241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776.351074">
                <text:p>1776.351074</text:p>
              </table:table-cell>
              <table:table-cell office:value-type="float" office:value="1846.675659">
                <text:p>1846.675659</text:p>
              </table:table-cell>
              <table:table-cell office:value-type="float" office:value="1794.733032">
                <text:p>1794.733032</text:p>
              </table:table-cell>
              <table:table-cell office:value-type="float" office:value="1843.532349">
                <text:p>1843.53234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96.204224">
                <text:p>1796.204224</text:p>
              </table:table-cell>
              <table:table-cell office:value-type="float" office:value="1875.261963">
                <text:p>1875.261963</text:p>
              </table:table-cell>
              <table:table-cell office:value-type="float" office:value="1808.317505">
                <text:p>1808.317505</text:p>
              </table:table-cell>
              <table:table-cell office:value-type="float" office:value="1874.996826">
                <text:p>1874.996826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783.730225">
                <text:p>1783.730225</text:p>
              </table:table-cell>
              <table:table-cell office:value-type="float" office:value="1877.818115">
                <text:p>1877.818115</text:p>
              </table:table-cell>
              <table:table-cell office:value-type="float" office:value="1787.000122">
                <text:p>1787.000122</text:p>
              </table:table-cell>
              <table:table-cell office:value-type="float" office:value="1881.339233">
                <text:p>1881.339233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763.5448">
                <text:p>1763.5448</text:p>
              </table:table-cell>
              <table:table-cell office:value-type="float" office:value="1876.832153">
                <text:p>1876.832153</text:p>
              </table:table-cell>
              <table:table-cell office:value-type="float" office:value="1764.850586">
                <text:p>1764.850586</text:p>
              </table:table-cell>
              <table:table-cell office:value-type="float" office:value="1887.442749">
                <text:p>1887.442749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788.493774">
                <text:p>1788.493774</text:p>
              </table:table-cell>
              <table:table-cell office:value-type="float" office:value="1859.826904">
                <text:p>1859.826904</text:p>
              </table:table-cell>
              <table:table-cell office:value-type="float" office:value="1800.265015">
                <text:p>1800.265015</text:p>
              </table:table-cell>
              <table:table-cell office:value-type="float" office:value="1868.611206">
                <text:p>1868.611206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772.919189">
                <text:p>1772.919189</text:p>
              </table:table-cell>
              <table:table-cell office:value-type="float" office:value="1884.711548">
                <text:p>1884.711548</text:p>
              </table:table-cell>
              <table:table-cell office:value-type="float" office:value="1788.034668">
                <text:p>1788.034668</text:p>
              </table:table-cell>
              <table:table-cell office:value-type="float" office:value="1877.234619">
                <text:p>1877.2346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69.943115">
                <text:p>1769.943115</text:p>
              </table:table-cell>
              <table:table-cell office:value-type="float" office:value="1881.79541">
                <text:p>1881.79541</text:p>
              </table:table-cell>
              <table:table-cell office:value-type="float" office:value="1775.071655">
                <text:p>1775.071655</text:p>
              </table:table-cell>
              <table:table-cell office:value-type="float" office:value="1881.324097">
                <text:p>1881.324097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771.347168">
                <text:p>1771.347168</text:p>
              </table:table-cell>
              <table:table-cell office:value-type="float" office:value="1867.049805">
                <text:p>1867.049805</text:p>
              </table:table-cell>
              <table:table-cell office:value-type="float" office:value="1786.97168">
                <text:p>1786.97168</text:p>
              </table:table-cell>
              <table:table-cell office:value-type="float" office:value="1865.442993">
                <text:p>1865.442993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777.94873">
                <text:p>1777.94873</text:p>
              </table:table-cell>
              <table:table-cell office:value-type="float" office:value="1879.925415">
                <text:p>1879.925415</text:p>
              </table:table-cell>
              <table:table-cell office:value-type="float" office:value="1785.417969">
                <text:p>1785.417969</text:p>
              </table:table-cell>
              <table:table-cell office:value-type="float" office:value="1879.567627">
                <text:p>1879.567627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765.053223">
                <text:p>1765.053223</text:p>
              </table:table-cell>
              <table:table-cell office:value-type="float" office:value="1879.755737">
                <text:p>1879.755737</text:p>
              </table:table-cell>
              <table:table-cell office:value-type="float" office:value="1776.199097">
                <text:p>1776.199097</text:p>
              </table:table-cell>
              <table:table-cell office:value-type="float" office:value="1879.990601">
                <text:p>1879.99060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781.681641">
                <text:p>1781.681641</text:p>
              </table:table-cell>
              <table:table-cell office:value-type="float" office:value="1871.411133">
                <text:p>1871.411133</text:p>
              </table:table-cell>
              <table:table-cell office:value-type="float" office:value="1794.762573">
                <text:p>1794.762573</text:p>
              </table:table-cell>
              <table:table-cell office:value-type="float" office:value="1868.841187">
                <text:p>1868.8411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64.968628">
                <text:p>1764.968628</text:p>
              </table:table-cell>
              <table:table-cell office:value-type="float" office:value="1884.26709">
                <text:p>1884.26709</text:p>
              </table:table-cell>
              <table:table-cell office:value-type="float" office:value="1772.382324">
                <text:p>1772.382324</text:p>
              </table:table-cell>
              <table:table-cell office:value-type="float" office:value="1883.47876">
                <text:p>1883.47876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771.121094">
                <text:p>1771.121094</text:p>
              </table:table-cell>
              <table:table-cell office:value-type="float" office:value="1878.6604">
                <text:p>1878.6604</text:p>
              </table:table-cell>
              <table:table-cell office:value-type="float" office:value="1786.355225">
                <text:p>1786.355225</text:p>
              </table:table-cell>
              <table:table-cell office:value-type="float" office:value="1879.61438">
                <text:p>1879.61438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774.574463">
                <text:p>1774.574463</text:p>
              </table:table-cell>
              <table:table-cell office:value-type="float" office:value="1875.026367">
                <text:p>1875.026367</text:p>
              </table:table-cell>
              <table:table-cell office:value-type="float" office:value="1789.132568">
                <text:p>1789.132568</text:p>
              </table:table-cell>
              <table:table-cell office:value-type="float" office:value="1872.95166">
                <text:p>1872.95166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773.538696">
                <text:p>1773.538696</text:p>
              </table:table-cell>
              <table:table-cell office:value-type="float" office:value="1883.913086">
                <text:p>1883.913086</text:p>
              </table:table-cell>
              <table:table-cell office:value-type="float" office:value="1787.924927">
                <text:p>1787.924927</text:p>
              </table:table-cell>
              <table:table-cell office:value-type="float" office:value="1880.290771">
                <text:p>1880.29077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774.616089">
                <text:p>1774.616089</text:p>
              </table:table-cell>
              <table:table-cell office:value-type="float" office:value="1878.661865">
                <text:p>1878.661865</text:p>
              </table:table-cell>
              <table:table-cell office:value-type="float" office:value="1783.481445">
                <text:p>1783.481445</text:p>
              </table:table-cell>
              <table:table-cell office:value-type="float" office:value="1876.341919">
                <text:p>1876.3419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76.453125">
                <text:p>1776.453125</text:p>
              </table:table-cell>
              <table:table-cell office:value-type="float" office:value="1873.303467">
                <text:p>1873.303467</text:p>
              </table:table-cell>
              <table:table-cell office:value-type="float" office:value="1789.005371">
                <text:p>1789.005371</text:p>
              </table:table-cell>
              <table:table-cell office:value-type="float" office:value="1871.647461">
                <text:p>1871.647461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772.708008">
                <text:p>1772.708008</text:p>
              </table:table-cell>
              <table:table-cell office:value-type="float" office:value="1883.090698">
                <text:p>1883.090698</text:p>
              </table:table-cell>
              <table:table-cell office:value-type="float" office:value="1782.871948">
                <text:p>1782.871948</text:p>
              </table:table-cell>
              <table:table-cell office:value-type="float" office:value="1879.445312">
                <text:p>1879.445312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775.356201">
                <text:p>1775.356201</text:p>
              </table:table-cell>
              <table:table-cell office:value-type="float" office:value="1879.48877">
                <text:p>1879.48877</text:p>
              </table:table-cell>
              <table:table-cell office:value-type="float" office:value="1788.668213">
                <text:p>1788.668213</text:p>
              </table:table-cell>
              <table:table-cell office:value-type="float" office:value="1878.715576">
                <text:p>1878.715576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774.495117">
                <text:p>1774.495117</text:p>
              </table:table-cell>
              <table:table-cell office:value-type="float" office:value="1879.719238">
                <text:p>1879.719238</text:p>
              </table:table-cell>
              <table:table-cell office:value-type="float" office:value="1786.068726">
                <text:p>1786.068726</text:p>
              </table:table-cell>
              <table:table-cell office:value-type="float" office:value="1874.811768">
                <text:p>1874.811768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774.665283">
                <text:p>1774.665283</text:p>
              </table:table-cell>
              <table:table-cell office:value-type="float" office:value="1881.75415">
                <text:p>1881.75415</text:p>
              </table:table-cell>
              <table:table-cell office:value-type="float" office:value="1787.239502">
                <text:p>1787.239502</text:p>
              </table:table-cell>
              <table:table-cell office:value-type="float" office:value="1881.596191">
                <text:p>1881.5961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67.383057">
                <text:p>1767.383057</text:p>
              </table:table-cell>
              <table:table-cell office:value-type="float" office:value="1883.14978">
                <text:p>1883.14978</text:p>
              </table:table-cell>
              <table:table-cell office:value-type="float" office:value="1780.490112">
                <text:p>1780.490112</text:p>
              </table:table-cell>
              <table:table-cell office:value-type="float" office:value="1878.775513">
                <text:p>1878.775513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780.192139">
                <text:p>1780.192139</text:p>
              </table:table-cell>
              <table:table-cell office:value-type="float" office:value="1878.211304">
                <text:p>1878.211304</text:p>
              </table:table-cell>
              <table:table-cell office:value-type="float" office:value="1790.415771">
                <text:p>1790.415771</text:p>
              </table:table-cell>
              <table:table-cell office:value-type="float" office:value="1879.254517">
                <text:p>1879.254517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770.541992">
                <text:p>1770.541992</text:p>
              </table:table-cell>
              <table:table-cell office:value-type="float" office:value="1883.467529">
                <text:p>1883.467529</text:p>
              </table:table-cell>
              <table:table-cell office:value-type="float" office:value="1783.588623">
                <text:p>1783.588623</text:p>
              </table:table-cell>
              <table:table-cell office:value-type="float" office:value="1879.56604">
                <text:p>1879.56604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773.914917">
                <text:p>1773.914917</text:p>
              </table:table-cell>
              <table:table-cell office:value-type="float" office:value="1885.44165">
                <text:p>1885.44165</text:p>
              </table:table-cell>
              <table:table-cell office:value-type="float" office:value="1790.449463">
                <text:p>1790.449463</text:p>
              </table:table-cell>
              <table:table-cell office:value-type="float" office:value="1877.287598">
                <text:p>1877.287598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773.7146">
                <text:p>1773.7146</text:p>
              </table:table-cell>
              <table:table-cell office:value-type="float" office:value="1880.91333">
                <text:p>1880.91333</text:p>
              </table:table-cell>
              <table:table-cell office:value-type="float" office:value="1788.952515">
                <text:p>1788.952515</text:p>
              </table:table-cell>
              <table:table-cell office:value-type="float" office:value="1878.291504">
                <text:p>1878.2915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75.640503">
                <text:p>1775.640503</text:p>
              </table:table-cell>
              <table:table-cell office:value-type="float" office:value="1883.606201">
                <text:p>1883.606201</text:p>
              </table:table-cell>
              <table:table-cell office:value-type="float" office:value="1789.498169">
                <text:p>1789.498169</text:p>
              </table:table-cell>
              <table:table-cell office:value-type="float" office:value="1881.424316">
                <text:p>1881.42431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778.579102">
                <text:p>1778.579102</text:p>
              </table:table-cell>
              <table:table-cell office:value-type="float" office:value="1883.677734">
                <text:p>1883.677734</text:p>
              </table:table-cell>
              <table:table-cell office:value-type="float" office:value="1790.611816">
                <text:p>1790.611816</text:p>
              </table:table-cell>
              <table:table-cell office:value-type="float" office:value="1877.887939">
                <text:p>1877.887939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771.578125">
                <text:p>1771.578125</text:p>
              </table:table-cell>
              <table:table-cell office:value-type="float" office:value="1886.336426">
                <text:p>1886.336426</text:p>
              </table:table-cell>
              <table:table-cell office:value-type="float" office:value="1785.348511">
                <text:p>1785.348511</text:p>
              </table:table-cell>
              <table:table-cell office:value-type="float" office:value="1881.014648">
                <text:p>1881.014648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77.750732">
                <text:p>1777.750732</text:p>
              </table:table-cell>
              <table:table-cell office:value-type="float" office:value="1883.976685">
                <text:p>1883.976685</text:p>
              </table:table-cell>
              <table:table-cell office:value-type="float" office:value="1790.957031">
                <text:p>1790.957031</text:p>
              </table:table-cell>
              <table:table-cell office:value-type="float" office:value="1880.358032">
                <text:p>1880.358032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772.003174">
                <text:p>1772.003174</text:p>
              </table:table-cell>
              <table:table-cell office:value-type="float" office:value="1883.121094">
                <text:p>1883.121094</text:p>
              </table:table-cell>
              <table:table-cell office:value-type="float" office:value="1783.515625">
                <text:p>1783.515625</text:p>
              </table:table-cell>
              <table:table-cell office:value-type="float" office:value="1884.284668">
                <text:p>1884.28466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75.002808">
                <text:p>1775.002808</text:p>
              </table:table-cell>
              <table:table-cell office:value-type="float" office:value="1885.985596">
                <text:p>1885.985596</text:p>
              </table:table-cell>
              <table:table-cell office:value-type="float" office:value="1788.162842">
                <text:p>1788.162842</text:p>
              </table:table-cell>
              <table:table-cell office:value-type="float" office:value="1880.964966">
                <text:p>1880.964966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768.736816">
                <text:p>1768.736816</text:p>
              </table:table-cell>
              <table:table-cell office:value-type="float" office:value="1891.220947">
                <text:p>1891.220947</text:p>
              </table:table-cell>
              <table:table-cell office:value-type="float" office:value="1784.602783">
                <text:p>1784.602783</text:p>
              </table:table-cell>
              <table:table-cell office:value-type="float" office:value="1886.49939">
                <text:p>1886.49939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771.477783">
                <text:p>1771.477783</text:p>
              </table:table-cell>
              <table:table-cell office:value-type="float" office:value="1887.515747">
                <text:p>1887.515747</text:p>
              </table:table-cell>
              <table:table-cell office:value-type="float" office:value="1785.680176">
                <text:p>1785.680176</text:p>
              </table:table-cell>
              <table:table-cell office:value-type="float" office:value="1884.380249">
                <text:p>1884.380249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777.73999">
                <text:p>1777.73999</text:p>
              </table:table-cell>
              <table:table-cell office:value-type="float" office:value="1887.219482">
                <text:p>1887.219482</text:p>
              </table:table-cell>
              <table:table-cell office:value-type="float" office:value="1788.685303">
                <text:p>1788.685303</text:p>
              </table:table-cell>
              <table:table-cell office:value-type="float" office:value="1883.132202">
                <text:p>1883.132202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776.080078">
                <text:p>1776.080078</text:p>
              </table:table-cell>
              <table:table-cell office:value-type="float" office:value="1888.881592">
                <text:p>1888.881592</text:p>
              </table:table-cell>
              <table:table-cell office:value-type="float" office:value="1792.571777">
                <text:p>1792.571777</text:p>
              </table:table-cell>
              <table:table-cell office:value-type="float" office:value="1886.52356">
                <text:p>1886.523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77.74292">
                <text:p>1777.74292</text:p>
              </table:table-cell>
              <table:table-cell office:value-type="float" office:value="1888.040649">
                <text:p>1888.040649</text:p>
              </table:table-cell>
              <table:table-cell office:value-type="float" office:value="1793.534058">
                <text:p>1793.534058</text:p>
              </table:table-cell>
              <table:table-cell office:value-type="float" office:value="1885.338745">
                <text:p>1885.338745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777.65332">
                <text:p>1777.65332</text:p>
              </table:table-cell>
              <table:table-cell office:value-type="float" office:value="1887.812744">
                <text:p>1887.812744</text:p>
              </table:table-cell>
              <table:table-cell office:value-type="float" office:value="1794.719238">
                <text:p>1794.719238</text:p>
              </table:table-cell>
              <table:table-cell office:value-type="float" office:value="1883.94165">
                <text:p>1883.94165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779.226074">
                <text:p>1779.226074</text:p>
              </table:table-cell>
              <table:table-cell office:value-type="float" office:value="1893.462036">
                <text:p>1893.462036</text:p>
              </table:table-cell>
              <table:table-cell office:value-type="float" office:value="1792.911011">
                <text:p>1792.911011</text:p>
              </table:table-cell>
              <table:table-cell office:value-type="float" office:value="1890.978516">
                <text:p>1890.978516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776.481201">
                <text:p>1776.481201</text:p>
              </table:table-cell>
              <table:table-cell office:value-type="float" office:value="1893.838257">
                <text:p>1893.838257</text:p>
              </table:table-cell>
              <table:table-cell office:value-type="float" office:value="1790.900635">
                <text:p>1790.900635</text:p>
              </table:table-cell>
              <table:table-cell office:value-type="float" office:value="1886.850586">
                <text:p>1886.850586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768.529175">
                <text:p>1768.529175</text:p>
              </table:table-cell>
              <table:table-cell office:value-type="float" office:value="1859.558594">
                <text:p>1859.558594</text:p>
              </table:table-cell>
              <table:table-cell office:value-type="float" office:value="1782.418091">
                <text:p>1782.418091</text:p>
              </table:table-cell>
              <table:table-cell office:value-type="float" office:value="1851.136353">
                <text:p>1851.1363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24.344727">
                <text:p>1724.344727</text:p>
              </table:table-cell>
              <table:table-cell office:value-type="float" office:value="1874.549072">
                <text:p>1874.549072</text:p>
              </table:table-cell>
              <table:table-cell office:value-type="float" office:value="1723.527222">
                <text:p>1723.527222</text:p>
              </table:table-cell>
              <table:table-cell office:value-type="float" office:value="1877.344727">
                <text:p>1877.344727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709.880493">
                <text:p>1709.880493</text:p>
              </table:table-cell>
              <table:table-cell office:value-type="float" office:value="1829.630859">
                <text:p>1829.630859</text:p>
              </table:table-cell>
              <table:table-cell office:value-type="float" office:value="1723.828735">
                <text:p>1723.828735</text:p>
              </table:table-cell>
              <table:table-cell office:value-type="float" office:value="1826.643921">
                <text:p>1826.643921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715.458374">
                <text:p>1715.458374</text:p>
              </table:table-cell>
              <table:table-cell office:value-type="float" office:value="1807.969238">
                <text:p>1807.969238</text:p>
              </table:table-cell>
              <table:table-cell office:value-type="float" office:value="1726.502563">
                <text:p>1726.502563</text:p>
              </table:table-cell>
              <table:table-cell office:value-type="float" office:value="1803.95459">
                <text:p>1803.95459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681.845093">
                <text:p>1681.845093</text:p>
              </table:table-cell>
              <table:table-cell office:value-type="float" office:value="1812.137939">
                <text:p>1812.137939</text:p>
              </table:table-cell>
              <table:table-cell office:value-type="float" office:value="1690.37085">
                <text:p>1690.37085</text:p>
              </table:table-cell>
              <table:table-cell office:value-type="float" office:value="1811.932983">
                <text:p>1811.932983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672.148071">
                <text:p>1672.148071</text:p>
              </table:table-cell>
              <table:table-cell office:value-type="float" office:value="1772.767456">
                <text:p>1772.767456</text:p>
              </table:table-cell>
              <table:table-cell office:value-type="float" office:value="1683.599121">
                <text:p>1683.599121</text:p>
              </table:table-cell>
              <table:table-cell office:value-type="float" office:value="1770.806519">
                <text:p>1770.80651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669.414551">
                <text:p>1669.414551</text:p>
              </table:table-cell>
              <table:table-cell office:value-type="float" office:value="1755.637695">
                <text:p>1755.637695</text:p>
              </table:table-cell>
              <table:table-cell office:value-type="float" office:value="1679.485474">
                <text:p>1679.485474</text:p>
              </table:table-cell>
              <table:table-cell office:value-type="float" office:value="1750.563965">
                <text:p>1750.563965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647.333008">
                <text:p>1647.333008</text:p>
              </table:table-cell>
              <table:table-cell office:value-type="float" office:value="1767.30835">
                <text:p>1767.30835</text:p>
              </table:table-cell>
              <table:table-cell office:value-type="float" office:value="1654.499878">
                <text:p>1654.499878</text:p>
              </table:table-cell>
              <table:table-cell office:value-type="float" office:value="1752.954468">
                <text:p>1752.954468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652.102539">
                <text:p>1652.102539</text:p>
              </table:table-cell>
              <table:table-cell office:value-type="float" office:value="1725.386597">
                <text:p>1725.386597</text:p>
              </table:table-cell>
              <table:table-cell office:value-type="float" office:value="1653.334106">
                <text:p>1653.334106</text:p>
              </table:table-cell>
              <table:table-cell office:value-type="float" office:value="1727.868774">
                <text:p>1727.868774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641.818848">
                <text:p>1641.818848</text:p>
              </table:table-cell>
              <table:table-cell office:value-type="float" office:value="1718.536499">
                <text:p>1718.536499</text:p>
              </table:table-cell>
              <table:table-cell office:value-type="float" office:value="1647.163086">
                <text:p>1647.163086</text:p>
              </table:table-cell>
              <table:table-cell office:value-type="float" office:value="1723.655884">
                <text:p>1723.655884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631.109009">
                <text:p>1631.109009</text:p>
              </table:table-cell>
              <table:table-cell office:value-type="float" office:value="1712.80127">
                <text:p>1712.80127</text:p>
              </table:table-cell>
              <table:table-cell office:value-type="float" office:value="1636.437988">
                <text:p>1636.437988</text:p>
              </table:table-cell>
              <table:table-cell office:value-type="float" office:value="1707.381836">
                <text:p>1707.3818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20.861938">
                <text:p>1620.861938</text:p>
              </table:table-cell>
              <table:table-cell office:value-type="float" office:value="1699.285645">
                <text:p>1699.285645</text:p>
              </table:table-cell>
              <table:table-cell office:value-type="float" office:value="1628.837646">
                <text:p>1628.837646</text:p>
              </table:table-cell>
              <table:table-cell office:value-type="float" office:value="1696.163086">
                <text:p>1696.163086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616.844727">
                <text:p>1616.844727</text:p>
              </table:table-cell>
              <table:table-cell office:value-type="float" office:value="1689.266724">
                <text:p>1689.266724</text:p>
              </table:table-cell>
              <table:table-cell office:value-type="float" office:value="1619.319824">
                <text:p>1619.319824</text:p>
              </table:table-cell>
              <table:table-cell office:value-type="float" office:value="1689.214722">
                <text:p>1689.214722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608.854736">
                <text:p>1608.854736</text:p>
              </table:table-cell>
              <table:table-cell office:value-type="float" office:value="1679.51709">
                <text:p>1679.51709</text:p>
              </table:table-cell>
              <table:table-cell office:value-type="float" office:value="1615.920044">
                <text:p>1615.920044</text:p>
              </table:table-cell>
              <table:table-cell office:value-type="float" office:value="1675.778198">
                <text:p>1675.778198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606.695923">
                <text:p>1606.695923</text:p>
              </table:table-cell>
              <table:table-cell office:value-type="float" office:value="1673.461304">
                <text:p>1673.461304</text:p>
              </table:table-cell>
              <table:table-cell office:value-type="float" office:value="1604.362305">
                <text:p>1604.362305</text:p>
              </table:table-cell>
              <table:table-cell office:value-type="float" office:value="1665.184082">
                <text:p>1665.184082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602.624634">
                <text:p>1602.624634</text:p>
              </table:table-cell>
              <table:table-cell office:value-type="float" office:value="1657.069214">
                <text:p>1657.069214</text:p>
              </table:table-cell>
              <table:table-cell office:value-type="float" office:value="1605.869751">
                <text:p>1605.869751</text:p>
              </table:table-cell>
              <table:table-cell office:value-type="float" office:value="1657.735352">
                <text:p>1657.7353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94.747681">
                <text:p>1594.747681</text:p>
              </table:table-cell>
              <table:table-cell office:value-type="float" office:value="1654.487549">
                <text:p>1654.487549</text:p>
              </table:table-cell>
              <table:table-cell office:value-type="float" office:value="1599.8927">
                <text:p>1599.8927</text:p>
              </table:table-cell>
              <table:table-cell office:value-type="float" office:value="1654.432251">
                <text:p>1654.432251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592.737061">
                <text:p>1592.737061</text:p>
              </table:table-cell>
              <table:table-cell office:value-type="float" office:value="1644.761841">
                <text:p>1644.761841</text:p>
              </table:table-cell>
              <table:table-cell office:value-type="float" office:value="1594.937378">
                <text:p>1594.937378</text:p>
              </table:table-cell>
              <table:table-cell office:value-type="float" office:value="1644.291138">
                <text:p>1644.291138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594.08667">
                <text:p>1594.08667</text:p>
              </table:table-cell>
              <table:table-cell office:value-type="float" office:value="1640.327759">
                <text:p>1640.327759</text:p>
              </table:table-cell>
              <table:table-cell office:value-type="float" office:value="1593.874023">
                <text:p>1593.874023</text:p>
              </table:table-cell>
              <table:table-cell office:value-type="float" office:value="1639.718384">
                <text:p>1639.718384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588.230225">
                <text:p>1588.230225</text:p>
              </table:table-cell>
              <table:table-cell office:value-type="float" office:value="1631.5802">
                <text:p>1631.5802</text:p>
              </table:table-cell>
              <table:table-cell office:value-type="float" office:value="1592.190918">
                <text:p>1592.190918</text:p>
              </table:table-cell>
              <table:table-cell office:value-type="float" office:value="1630.552979">
                <text:p>1630.552979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582.334839">
                <text:p>1582.334839</text:p>
              </table:table-cell>
              <table:table-cell office:value-type="float" office:value="1635.494873">
                <text:p>1635.494873</text:p>
              </table:table-cell>
              <table:table-cell office:value-type="float" office:value="1590.375977">
                <text:p>1590.375977</text:p>
              </table:table-cell>
              <table:table-cell office:value-type="float" office:value="1627.007324">
                <text:p>1627.0073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86.271118">
                <text:p>1586.271118</text:p>
              </table:table-cell>
              <table:table-cell office:value-type="float" office:value="1623.399414">
                <text:p>1623.399414</text:p>
              </table:table-cell>
              <table:table-cell office:value-type="float" office:value="1585.61438">
                <text:p>1585.61438</text:p>
              </table:table-cell>
              <table:table-cell office:value-type="float" office:value="1621.459106">
                <text:p>1621.459106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576.671509">
                <text:p>1576.671509</text:p>
              </table:table-cell>
              <table:table-cell office:value-type="float" office:value="1620.377075">
                <text:p>1620.377075</text:p>
              </table:table-cell>
              <table:table-cell office:value-type="float" office:value="1583.713623">
                <text:p>1583.713623</text:p>
              </table:table-cell>
              <table:table-cell office:value-type="float" office:value="1617.912842">
                <text:p>1617.912842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582.499878">
                <text:p>1582.499878</text:p>
              </table:table-cell>
              <table:table-cell office:value-type="float" office:value="1611.862549">
                <text:p>1611.862549</text:p>
              </table:table-cell>
              <table:table-cell office:value-type="float" office:value="1583.773315">
                <text:p>1583.773315</text:p>
              </table:table-cell>
              <table:table-cell office:value-type="float" office:value="1610.622681">
                <text:p>1610.622681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577.512817">
                <text:p>1577.512817</text:p>
              </table:table-cell>
              <table:table-cell office:value-type="float" office:value="1611.244873">
                <text:p>1611.244873</text:p>
              </table:table-cell>
              <table:table-cell office:value-type="float" office:value="1578.66272">
                <text:p>1578.66272</text:p>
              </table:table-cell>
              <table:table-cell office:value-type="float" office:value="1611.889771">
                <text:p>1611.88977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577.425781">
                <text:p>1577.425781</text:p>
              </table:table-cell>
              <table:table-cell office:value-type="float" office:value="1611.004272">
                <text:p>1611.004272</text:p>
              </table:table-cell>
              <table:table-cell office:value-type="float" office:value="1579.427002">
                <text:p>1579.427002</text:p>
              </table:table-cell>
              <table:table-cell office:value-type="float" office:value="1606.658203">
                <text:p>1606.6582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78.360596">
                <text:p>1578.360596</text:p>
              </table:table-cell>
              <table:table-cell office:value-type="float" office:value="1602.775269">
                <text:p>1602.775269</text:p>
              </table:table-cell>
              <table:table-cell office:value-type="float" office:value="1574.87207">
                <text:p>1574.87207</text:p>
              </table:table-cell>
              <table:table-cell office:value-type="float" office:value="1603.050903">
                <text:p>1603.050903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568.538086">
                <text:p>1568.538086</text:p>
              </table:table-cell>
              <table:table-cell office:value-type="float" office:value="1608.955933">
                <text:p>1608.955933</text:p>
              </table:table-cell>
              <table:table-cell office:value-type="float" office:value="1574.672974">
                <text:p>1574.672974</text:p>
              </table:table-cell>
              <table:table-cell office:value-type="float" office:value="1604.233276">
                <text:p>1604.233276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73.177856">
                <text:p>1573.177856</text:p>
              </table:table-cell>
              <table:table-cell office:value-type="float" office:value="1596.217041">
                <text:p>1596.217041</text:p>
              </table:table-cell>
              <table:table-cell office:value-type="float" office:value="1576.735962">
                <text:p>1576.735962</text:p>
              </table:table-cell>
              <table:table-cell office:value-type="float" office:value="1596.776367">
                <text:p>1596.776367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69.877075">
                <text:p>1569.877075</text:p>
              </table:table-cell>
              <table:table-cell office:value-type="float" office:value="1601.47522">
                <text:p>1601.47522</text:p>
              </table:table-cell>
              <table:table-cell office:value-type="float" office:value="1575.122192">
                <text:p>1575.122192</text:p>
              </table:table-cell>
              <table:table-cell office:value-type="float" office:value="1596.79248">
                <text:p>1596.79248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75.316895">
                <text:p>1575.316895</text:p>
              </table:table-cell>
              <table:table-cell office:value-type="float" office:value="1594.867798">
                <text:p>1594.867798</text:p>
              </table:table-cell>
              <table:table-cell office:value-type="float" office:value="1570.839233">
                <text:p>1570.839233</text:p>
              </table:table-cell>
              <table:table-cell office:value-type="float" office:value="1594.989136">
                <text:p>1594.9891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68.499512">
                <text:p>1568.499512</text:p>
              </table:table-cell>
              <table:table-cell office:value-type="float" office:value="1595.078003">
                <text:p>1595.078003</text:p>
              </table:table-cell>
              <table:table-cell office:value-type="float" office:value="1571.922241">
                <text:p>1571.922241</text:p>
              </table:table-cell>
              <table:table-cell office:value-type="float" office:value="1592.599731">
                <text:p>1592.599731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75.898926">
                <text:p>1575.898926</text:p>
              </table:table-cell>
              <table:table-cell office:value-type="float" office:value="1587.960205">
                <text:p>1587.960205</text:p>
              </table:table-cell>
              <table:table-cell office:value-type="float" office:value="1570.943726">
                <text:p>1570.943726</text:p>
              </table:table-cell>
              <table:table-cell office:value-type="float" office:value="1586.752319">
                <text:p>1586.752319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70.358765">
                <text:p>1570.358765</text:p>
              </table:table-cell>
              <table:table-cell office:value-type="float" office:value="1590.026245">
                <text:p>1590.026245</text:p>
              </table:table-cell>
              <table:table-cell office:value-type="float" office:value="1569.664307">
                <text:p>1569.664307</text:p>
              </table:table-cell>
              <table:table-cell office:value-type="float" office:value="1587.683838">
                <text:p>1587.683838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64.744385">
                <text:p>1564.744385</text:p>
              </table:table-cell>
              <table:table-cell office:value-type="float" office:value="1587.305664">
                <text:p>1587.305664</text:p>
              </table:table-cell>
              <table:table-cell office:value-type="float" office:value="1571.669067">
                <text:p>1571.669067</text:p>
              </table:table-cell>
              <table:table-cell office:value-type="float" office:value="1588.716431">
                <text:p>1588.716431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71.812256">
                <text:p>1571.812256</text:p>
              </table:table-cell>
              <table:table-cell office:value-type="float" office:value="1581.550537">
                <text:p>1581.550537</text:p>
              </table:table-cell>
              <table:table-cell office:value-type="float" office:value="1570.207031">
                <text:p>1570.207031</text:p>
              </table:table-cell>
              <table:table-cell office:value-type="float" office:value="1583.78894">
                <text:p>1583.788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67.794922">
                <text:p>1567.794922</text:p>
              </table:table-cell>
              <table:table-cell office:value-type="float" office:value="1582.943237">
                <text:p>1582.943237</text:p>
              </table:table-cell>
              <table:table-cell office:value-type="float" office:value="1571.135132">
                <text:p>1571.135132</text:p>
              </table:table-cell>
              <table:table-cell office:value-type="float" office:value="1579.750122">
                <text:p>1579.750122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565.139038">
                <text:p>1565.139038</text:p>
              </table:table-cell>
              <table:table-cell office:value-type="float" office:value="1584.412964">
                <text:p>1584.412964</text:p>
              </table:table-cell>
              <table:table-cell office:value-type="float" office:value="1565.754395">
                <text:p>1565.754395</text:p>
              </table:table-cell>
              <table:table-cell office:value-type="float" office:value="1582.953125">
                <text:p>1582.953125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568.454956">
                <text:p>1568.454956</text:p>
              </table:table-cell>
              <table:table-cell office:value-type="float" office:value="1582.057739">
                <text:p>1582.057739</text:p>
              </table:table-cell>
              <table:table-cell office:value-type="float" office:value="1566.258545">
                <text:p>1566.258545</text:p>
              </table:table-cell>
              <table:table-cell office:value-type="float" office:value="1584.796875">
                <text:p>1584.796875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566.350342">
                <text:p>1566.350342</text:p>
              </table:table-cell>
              <table:table-cell office:value-type="float" office:value="1577.106934">
                <text:p>1577.106934</text:p>
              </table:table-cell>
              <table:table-cell office:value-type="float" office:value="1568.145752">
                <text:p>1568.145752</text:p>
              </table:table-cell>
              <table:table-cell office:value-type="float" office:value="1578.556885">
                <text:p>1578.556885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567.085938">
                <text:p>1567.085938</text:p>
              </table:table-cell>
              <table:table-cell office:value-type="float" office:value="1579.650635">
                <text:p>1579.650635</text:p>
              </table:table-cell>
              <table:table-cell office:value-type="float" office:value="1563.946533">
                <text:p>1563.946533</text:p>
              </table:table-cell>
              <table:table-cell office:value-type="float" office:value="1581.744019">
                <text:p>1581.7440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69.696045">
                <text:p>1569.696045</text:p>
              </table:table-cell>
              <table:table-cell office:value-type="float" office:value="1573.348511">
                <text:p>1573.348511</text:p>
              </table:table-cell>
              <table:table-cell office:value-type="float" office:value="1569.223267">
                <text:p>1569.223267</text:p>
              </table:table-cell>
              <table:table-cell office:value-type="float" office:value="1575.99646">
                <text:p>1575.99646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563.075195">
                <text:p>1563.075195</text:p>
              </table:table-cell>
              <table:table-cell office:value-type="float" office:value="1575.122192">
                <text:p>1575.122192</text:p>
              </table:table-cell>
              <table:table-cell office:value-type="float" office:value="1564.148926">
                <text:p>1564.148926</text:p>
              </table:table-cell>
              <table:table-cell office:value-type="float" office:value="1571.947998">
                <text:p>1571.947998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565.297729">
                <text:p>1565.297729</text:p>
              </table:table-cell>
              <table:table-cell office:value-type="float" office:value="1574.258423">
                <text:p>1574.258423</text:p>
              </table:table-cell>
              <table:table-cell office:value-type="float" office:value="1566.373779">
                <text:p>1566.373779</text:p>
              </table:table-cell>
              <table:table-cell office:value-type="float" office:value="1573.095337">
                <text:p>1573.095337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562.175171">
                <text:p>1562.175171</text:p>
              </table:table-cell>
              <table:table-cell office:value-type="float" office:value="1574.915649">
                <text:p>1574.915649</text:p>
              </table:table-cell>
              <table:table-cell office:value-type="float" office:value="1562.962402">
                <text:p>1562.962402</text:p>
              </table:table-cell>
              <table:table-cell office:value-type="float" office:value="1573.978882">
                <text:p>1573.978882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561.404053">
                <text:p>1561.404053</text:p>
              </table:table-cell>
              <table:table-cell office:value-type="float" office:value="1575.747681">
                <text:p>1575.747681</text:p>
              </table:table-cell>
              <table:table-cell office:value-type="float" office:value="1567.581909">
                <text:p>1567.581909</text:p>
              </table:table-cell>
              <table:table-cell office:value-type="float" office:value="1571.807617">
                <text:p>1571.80761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63.238403">
                <text:p>1563.238403</text:p>
              </table:table-cell>
              <table:table-cell office:value-type="float" office:value="1571.875977">
                <text:p>1571.875977</text:p>
              </table:table-cell>
              <table:table-cell office:value-type="float" office:value="1563.575195">
                <text:p>1563.575195</text:p>
              </table:table-cell>
              <table:table-cell office:value-type="float" office:value="1572.02832">
                <text:p>1572.02832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565.807251">
                <text:p>1565.807251</text:p>
              </table:table-cell>
              <table:table-cell office:value-type="float" office:value="1569.628418">
                <text:p>1569.628418</text:p>
              </table:table-cell>
              <table:table-cell office:value-type="float" office:value="1560.977661">
                <text:p>1560.977661</text:p>
              </table:table-cell>
              <table:table-cell office:value-type="float" office:value="1572.516357">
                <text:p>1572.516357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562.385742">
                <text:p>1562.385742</text:p>
              </table:table-cell>
              <table:table-cell office:value-type="float" office:value="1572.379761">
                <text:p>1572.379761</text:p>
              </table:table-cell>
              <table:table-cell office:value-type="float" office:value="1565.659668">
                <text:p>1565.659668</text:p>
              </table:table-cell>
              <table:table-cell office:value-type="float" office:value="1571.635132">
                <text:p>1571.635132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565.577881">
                <text:p>1565.577881</text:p>
              </table:table-cell>
              <table:table-cell office:value-type="float" office:value="1570.626709">
                <text:p>1570.626709</text:p>
              </table:table-cell>
              <table:table-cell office:value-type="float" office:value="1565.523071">
                <text:p>1565.523071</text:p>
              </table:table-cell>
              <table:table-cell office:value-type="float" office:value="1572.079224">
                <text:p>1572.079224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598.987305">
                <text:p>1598.987305</text:p>
              </table:table-cell>
              <table:table-cell office:value-type="float" office:value="1617.565308">
                <text:p>1617.565308</text:p>
              </table:table-cell>
              <table:table-cell office:value-type="float" office:value="1535.942993">
                <text:p>1535.942993</text:p>
              </table:table-cell>
              <table:table-cell office:value-type="float" office:value="1506.882568">
                <text:p>1506.8825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04.085571">
                <text:p>1604.085571</text:p>
              </table:table-cell>
              <table:table-cell office:value-type="float" office:value="1623.139404">
                <text:p>1623.139404</text:p>
              </table:table-cell>
              <table:table-cell office:value-type="float" office:value="1522.764771">
                <text:p>1522.764771</text:p>
              </table:table-cell>
              <table:table-cell office:value-type="float" office:value="1532.081543">
                <text:p>1532.081543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644.474365">
                <text:p>1644.474365</text:p>
              </table:table-cell>
              <table:table-cell office:value-type="float" office:value="1599.564941">
                <text:p>1599.564941</text:p>
              </table:table-cell>
              <table:table-cell office:value-type="float" office:value="1516.37915">
                <text:p>1516.37915</text:p>
              </table:table-cell>
              <table:table-cell office:value-type="float" office:value="1545.248047">
                <text:p>1545.248047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623.802368">
                <text:p>1623.802368</text:p>
              </table:table-cell>
              <table:table-cell office:value-type="float" office:value="1625.193604">
                <text:p>1625.193604</text:p>
              </table:table-cell>
              <table:table-cell office:value-type="float" office:value="1559.178345">
                <text:p>1559.178345</text:p>
              </table:table-cell>
              <table:table-cell office:value-type="float" office:value="1550.721436">
                <text:p>1550.721436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619.665527">
                <text:p>1619.665527</text:p>
              </table:table-cell>
              <table:table-cell office:value-type="float" office:value="1641.292358">
                <text:p>1641.292358</text:p>
              </table:table-cell>
              <table:table-cell office:value-type="float" office:value="1564.309814">
                <text:p>1564.309814</text:p>
              </table:table-cell>
              <table:table-cell office:value-type="float" office:value="1553.574951">
                <text:p>1553.574951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603.334717">
                <text:p>1603.334717</text:p>
              </table:table-cell>
              <table:table-cell office:value-type="float" office:value="1700.644531">
                <text:p>1700.644531</text:p>
              </table:table-cell>
              <table:table-cell office:value-type="float" office:value="1562.046509">
                <text:p>1562.046509</text:p>
              </table:table-cell>
              <table:table-cell office:value-type="float" office:value="1572.445435">
                <text:p>1572.4454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38.31958">
                <text:p>1638.31958</text:p>
              </table:table-cell>
              <table:table-cell office:value-type="float" office:value="1667.26416">
                <text:p>1667.26416</text:p>
              </table:table-cell>
              <table:table-cell office:value-type="float" office:value="1589.467285">
                <text:p>1589.467285</text:p>
              </table:table-cell>
              <table:table-cell office:value-type="float" office:value="1585.45105">
                <text:p>1585.45105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645.297729">
                <text:p>1645.297729</text:p>
              </table:table-cell>
              <table:table-cell office:value-type="float" office:value="1688.764771">
                <text:p>1688.764771</text:p>
              </table:table-cell>
              <table:table-cell office:value-type="float" office:value="1608.463135">
                <text:p>1608.463135</text:p>
              </table:table-cell>
              <table:table-cell office:value-type="float" office:value="1611.654175">
                <text:p>1611.654175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648.069824">
                <text:p>1648.069824</text:p>
              </table:table-cell>
              <table:table-cell office:value-type="float" office:value="1711.029541">
                <text:p>1711.029541</text:p>
              </table:table-cell>
              <table:table-cell office:value-type="float" office:value="1620.144775">
                <text:p>1620.144775</text:p>
              </table:table-cell>
              <table:table-cell office:value-type="float" office:value="1635.048462">
                <text:p>1635.048462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649.711426">
                <text:p>1649.711426</text:p>
              </table:table-cell>
              <table:table-cell office:value-type="float" office:value="1709.087769">
                <text:p>1709.087769</text:p>
              </table:table-cell>
              <table:table-cell office:value-type="float" office:value="1659.431885">
                <text:p>1659.431885</text:p>
              </table:table-cell>
              <table:table-cell office:value-type="float" office:value="1699.760742">
                <text:p>1699.760742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662.202026">
                <text:p>1662.202026</text:p>
              </table:table-cell>
              <table:table-cell office:value-type="float" office:value="1701.290527">
                <text:p>1701.290527</text:p>
              </table:table-cell>
              <table:table-cell office:value-type="float" office:value="1689.631592">
                <text:p>1689.631592</text:p>
              </table:table-cell>
              <table:table-cell office:value-type="float" office:value="1711.565918">
                <text:p>1711.5659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77.722534">
                <text:p>1677.722534</text:p>
              </table:table-cell>
              <table:table-cell office:value-type="float" office:value="1764.963989">
                <text:p>1764.963989</text:p>
              </table:table-cell>
              <table:table-cell office:value-type="float" office:value="1690.51062">
                <text:p>1690.51062</text:p>
              </table:table-cell>
              <table:table-cell office:value-type="float" office:value="1773.202148">
                <text:p>1773.202148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710.368774">
                <text:p>1710.368774</text:p>
              </table:table-cell>
              <table:table-cell office:value-type="float" office:value="1772.796631">
                <text:p>1772.796631</text:p>
              </table:table-cell>
              <table:table-cell office:value-type="float" office:value="1726.629395">
                <text:p>1726.629395</text:p>
              </table:table-cell>
              <table:table-cell office:value-type="float" office:value="1770.82312">
                <text:p>1770.82312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737.728882">
                <text:p>1737.728882</text:p>
              </table:table-cell>
              <table:table-cell office:value-type="float" office:value="1779.391846">
                <text:p>1779.391846</text:p>
              </table:table-cell>
              <table:table-cell office:value-type="float" office:value="1748.571899">
                <text:p>1748.571899</text:p>
              </table:table-cell>
              <table:table-cell office:value-type="float" office:value="1777.177979">
                <text:p>1777.177979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737.462158">
                <text:p>1737.462158</text:p>
              </table:table-cell>
              <table:table-cell office:value-type="float" office:value="1826.92395">
                <text:p>1826.92395</text:p>
              </table:table-cell>
              <table:table-cell office:value-type="float" office:value="1743.020386">
                <text:p>1743.020386</text:p>
              </table:table-cell>
              <table:table-cell office:value-type="float" office:value="1825.223755">
                <text:p>1825.223755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747.286011">
                <text:p>1747.286011</text:p>
              </table:table-cell>
              <table:table-cell office:value-type="float" office:value="1816.188843">
                <text:p>1816.188843</text:p>
              </table:table-cell>
              <table:table-cell office:value-type="float" office:value="1758.720703">
                <text:p>1758.720703</text:p>
              </table:table-cell>
              <table:table-cell office:value-type="float" office:value="1810.853027">
                <text:p>1810.8530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746.28418">
                <text:p>1746.28418</text:p>
              </table:table-cell>
              <table:table-cell office:value-type="float" office:value="1826.075684">
                <text:p>1826.075684</text:p>
              </table:table-cell>
              <table:table-cell office:value-type="float" office:value="1748.634277">
                <text:p>1748.634277</text:p>
              </table:table-cell>
              <table:table-cell office:value-type="float" office:value="1833.498047">
                <text:p>1833.498047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721.859863">
                <text:p>1721.859863</text:p>
              </table:table-cell>
              <table:table-cell office:value-type="float" office:value="1848.324951">
                <text:p>1848.324951</text:p>
              </table:table-cell>
              <table:table-cell office:value-type="float" office:value="1729.105469">
                <text:p>1729.105469</text:p>
              </table:table-cell>
              <table:table-cell office:value-type="float" office:value="1859.560791">
                <text:p>1859.560791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730.671387">
                <text:p>1730.671387</text:p>
              </table:table-cell>
              <table:table-cell office:value-type="float" office:value="1823.92395">
                <text:p>1823.92395</text:p>
              </table:table-cell>
              <table:table-cell office:value-type="float" office:value="1745.157227">
                <text:p>1745.157227</text:p>
              </table:table-cell>
              <table:table-cell office:value-type="float" office:value="1821.556641">
                <text:p>1821.556641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740.135254">
                <text:p>1740.135254</text:p>
              </table:table-cell>
              <table:table-cell office:value-type="float" office:value="1832.692383">
                <text:p>1832.692383</text:p>
              </table:table-cell>
              <table:table-cell office:value-type="float" office:value="1754.929688">
                <text:p>1754.929688</text:p>
              </table:table-cell>
              <table:table-cell office:value-type="float" office:value="1825.482666">
                <text:p>1825.482666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730.270996">
                <text:p>1730.270996</text:p>
              </table:table-cell>
              <table:table-cell office:value-type="float" office:value="1853.364502">
                <text:p>1853.364502</text:p>
              </table:table-cell>
              <table:table-cell office:value-type="float" office:value="1739.399658">
                <text:p>1739.399658</text:p>
              </table:table-cell>
              <table:table-cell office:value-type="float" office:value="1847.074707">
                <text:p>1847.0747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34.925903">
                <text:p>1734.925903</text:p>
              </table:table-cell>
              <table:table-cell office:value-type="float" office:value="1838.558228">
                <text:p>1838.558228</text:p>
              </table:table-cell>
              <table:table-cell office:value-type="float" office:value="1745.527832">
                <text:p>1745.527832</text:p>
              </table:table-cell>
              <table:table-cell office:value-type="float" office:value="1837.516968">
                <text:p>1837.516968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744.92041">
                <text:p>1744.92041</text:p>
              </table:table-cell>
              <table:table-cell office:value-type="float" office:value="1832.335327">
                <text:p>1832.335327</text:p>
              </table:table-cell>
              <table:table-cell office:value-type="float" office:value="1758.362793">
                <text:p>1758.362793</text:p>
              </table:table-cell>
              <table:table-cell office:value-type="float" office:value="1829.739624">
                <text:p>1829.739624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738.805908">
                <text:p>1738.805908</text:p>
              </table:table-cell>
              <table:table-cell office:value-type="float" office:value="1852.087524">
                <text:p>1852.087524</text:p>
              </table:table-cell>
              <table:table-cell office:value-type="float" office:value="1749.470581">
                <text:p>1749.470581</text:p>
              </table:table-cell>
              <table:table-cell office:value-type="float" office:value="1848.48584">
                <text:p>1848.48584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739.073853">
                <text:p>1739.073853</text:p>
              </table:table-cell>
              <table:table-cell office:value-type="float" office:value="1847.949219">
                <text:p>1847.949219</text:p>
              </table:table-cell>
              <table:table-cell office:value-type="float" office:value="1750.287598">
                <text:p>1750.287598</text:p>
              </table:table-cell>
              <table:table-cell office:value-type="float" office:value="1844.550537">
                <text:p>1844.550537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746.150024">
                <text:p>1746.150024</text:p>
              </table:table-cell>
              <table:table-cell office:value-type="float" office:value="1844.717041">
                <text:p>1844.717041</text:p>
              </table:table-cell>
              <table:table-cell office:value-type="float" office:value="1760.275391">
                <text:p>1760.275391</text:p>
              </table:table-cell>
              <table:table-cell office:value-type="float" office:value="1841.215942">
                <text:p>1841.2159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45.266113">
                <text:p>1745.266113</text:p>
              </table:table-cell>
              <table:table-cell office:value-type="float" office:value="1851.709595">
                <text:p>1851.709595</text:p>
              </table:table-cell>
              <table:table-cell office:value-type="float" office:value="1760.386108">
                <text:p>1760.386108</text:p>
              </table:table-cell>
              <table:table-cell office:value-type="float" office:value="1845.036621">
                <text:p>1845.036621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743.647949">
                <text:p>1743.647949</text:p>
              </table:table-cell>
              <table:table-cell office:value-type="float" office:value="1852.117188">
                <text:p>1852.117188</text:p>
              </table:table-cell>
              <table:table-cell office:value-type="float" office:value="1754.164551">
                <text:p>1754.164551</text:p>
              </table:table-cell>
              <table:table-cell office:value-type="float" office:value="1848.019531">
                <text:p>1848.019531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750.115479">
                <text:p>1750.115479</text:p>
              </table:table-cell>
              <table:table-cell office:value-type="float" office:value="1848.336182">
                <text:p>1848.336182</text:p>
              </table:table-cell>
              <table:table-cell office:value-type="float" office:value="1760.796143">
                <text:p>1760.796143</text:p>
              </table:table-cell>
              <table:table-cell office:value-type="float" office:value="1844.768433">
                <text:p>1844.768433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744.449341">
                <text:p>1744.449341</text:p>
              </table:table-cell>
              <table:table-cell office:value-type="float" office:value="1857.57605">
                <text:p>1857.57605</text:p>
              </table:table-cell>
              <table:table-cell office:value-type="float" office:value="1758.769653">
                <text:p>1758.769653</text:p>
              </table:table-cell>
              <table:table-cell office:value-type="float" office:value="1850.411743">
                <text:p>1850.411743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748.71582">
                <text:p>1748.71582</text:p>
              </table:table-cell>
              <table:table-cell office:value-type="float" office:value="1852.986572">
                <text:p>1852.986572</text:p>
              </table:table-cell>
              <table:table-cell office:value-type="float" office:value="1760.499878">
                <text:p>1760.499878</text:p>
              </table:table-cell>
              <table:table-cell office:value-type="float" office:value="1852.289307">
                <text:p>1852.2893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750.195068">
                <text:p>1750.195068</text:p>
              </table:table-cell>
              <table:table-cell office:value-type="float" office:value="1854.405396">
                <text:p>1854.405396</text:p>
              </table:table-cell>
              <table:table-cell office:value-type="float" office:value="1761.873047">
                <text:p>1761.873047</text:p>
              </table:table-cell>
              <table:table-cell office:value-type="float" office:value="1850.258057">
                <text:p>1850.258057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747.401733">
                <text:p>1747.401733</text:p>
              </table:table-cell>
              <table:table-cell office:value-type="float" office:value="1859.805298">
                <text:p>1859.805298</text:p>
              </table:table-cell>
              <table:table-cell office:value-type="float" office:value="1760.901001">
                <text:p>1760.901001</text:p>
              </table:table-cell>
              <table:table-cell office:value-type="float" office:value="1856.084351">
                <text:p>1856.084351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745.623657">
                <text:p>1745.623657</text:p>
              </table:table-cell>
              <table:table-cell office:value-type="float" office:value="1860.912598">
                <text:p>1860.912598</text:p>
              </table:table-cell>
              <table:table-cell office:value-type="float" office:value="1760.067871">
                <text:p>1760.067871</text:p>
              </table:table-cell>
              <table:table-cell office:value-type="float" office:value="1856.268188">
                <text:p>1856.268188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752.117798">
                <text:p>1752.117798</text:p>
              </table:table-cell>
              <table:table-cell office:value-type="float" office:value="1857.441528">
                <text:p>1857.441528</text:p>
              </table:table-cell>
              <table:table-cell office:value-type="float" office:value="1764.849487">
                <text:p>1764.849487</text:p>
              </table:table-cell>
              <table:table-cell office:value-type="float" office:value="1854.392334">
                <text:p>1854.392334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750.722656">
                <text:p>1750.722656</text:p>
              </table:table-cell>
              <table:table-cell office:value-type="float" office:value="1862.939087">
                <text:p>1862.939087</text:p>
              </table:table-cell>
              <table:table-cell office:value-type="float" office:value="1763.561157">
                <text:p>1763.561157</text:p>
              </table:table-cell>
              <table:table-cell office:value-type="float" office:value="1859.700806">
                <text:p>1859.70080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52.557617">
                <text:p>1752.557617</text:p>
              </table:table-cell>
              <table:table-cell office:value-type="float" office:value="1862.999634">
                <text:p>1862.999634</text:p>
              </table:table-cell>
              <table:table-cell office:value-type="float" office:value="1765.643799">
                <text:p>1765.643799</text:p>
              </table:table-cell>
              <table:table-cell office:value-type="float" office:value="1859.569336">
                <text:p>1859.569336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755.775635">
                <text:p>1755.775635</text:p>
              </table:table-cell>
              <table:table-cell office:value-type="float" office:value="1864.608398">
                <text:p>1864.608398</text:p>
              </table:table-cell>
              <table:table-cell office:value-type="float" office:value="1770.33313">
                <text:p>1770.33313</text:p>
              </table:table-cell>
              <table:table-cell office:value-type="float" office:value="1859.106812">
                <text:p>1859.106812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754.928711">
                <text:p>1754.928711</text:p>
              </table:table-cell>
              <table:table-cell office:value-type="float" office:value="1866.60376">
                <text:p>1866.60376</text:p>
              </table:table-cell>
              <table:table-cell office:value-type="float" office:value="1766.414673">
                <text:p>1766.414673</text:p>
              </table:table-cell>
              <table:table-cell office:value-type="float" office:value="1860.787476">
                <text:p>1860.787476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754.265869">
                <text:p>1754.265869</text:p>
              </table:table-cell>
              <table:table-cell office:value-type="float" office:value="1866.780029">
                <text:p>1866.780029</text:p>
              </table:table-cell>
              <table:table-cell office:value-type="float" office:value="1769.26709">
                <text:p>1769.26709</text:p>
              </table:table-cell>
              <table:table-cell office:value-type="float" office:value="1860.696167">
                <text:p>1860.696167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761.567505">
                <text:p>1761.567505</text:p>
              </table:table-cell>
              <table:table-cell office:value-type="float" office:value="1865.833984">
                <text:p>1865.833984</text:p>
              </table:table-cell>
              <table:table-cell office:value-type="float" office:value="1771.381348">
                <text:p>1771.381348</text:p>
              </table:table-cell>
              <table:table-cell office:value-type="float" office:value="1862.376343">
                <text:p>1862.3763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55.741943">
                <text:p>1755.741943</text:p>
              </table:table-cell>
              <table:table-cell office:value-type="float" office:value="1872.87915">
                <text:p>1872.87915</text:p>
              </table:table-cell>
              <table:table-cell office:value-type="float" office:value="1770.667969">
                <text:p>1770.667969</text:p>
              </table:table-cell>
              <table:table-cell office:value-type="float" office:value="1866.575317">
                <text:p>1866.575317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759.119873">
                <text:p>1759.119873</text:p>
              </table:table-cell>
              <table:table-cell office:value-type="float" office:value="1866.594116">
                <text:p>1866.594116</text:p>
              </table:table-cell>
              <table:table-cell office:value-type="float" office:value="1772.266357">
                <text:p>1772.266357</text:p>
              </table:table-cell>
              <table:table-cell office:value-type="float" office:value="1862.283936">
                <text:p>1862.283936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764.221436">
                <text:p>1764.221436</text:p>
              </table:table-cell>
              <table:table-cell office:value-type="float" office:value="1867.150757">
                <text:p>1867.150757</text:p>
              </table:table-cell>
              <table:table-cell office:value-type="float" office:value="1771.786621">
                <text:p>1771.786621</text:p>
              </table:table-cell>
              <table:table-cell office:value-type="float" office:value="1864.848999">
                <text:p>1864.848999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757.008423">
                <text:p>1757.008423</text:p>
              </table:table-cell>
              <table:table-cell office:value-type="float" office:value="1875.014404">
                <text:p>1875.014404</text:p>
              </table:table-cell>
              <table:table-cell office:value-type="float" office:value="1771.5896">
                <text:p>1771.5896</text:p>
              </table:table-cell>
              <table:table-cell office:value-type="float" office:value="1870.327637">
                <text:p>1870.327637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759.851318">
                <text:p>1759.851318</text:p>
              </table:table-cell>
              <table:table-cell office:value-type="float" office:value="1871.152466">
                <text:p>1871.152466</text:p>
              </table:table-cell>
              <table:table-cell office:value-type="float" office:value="1771.665527">
                <text:p>1771.665527</text:p>
              </table:table-cell>
              <table:table-cell office:value-type="float" office:value="1866.704956">
                <text:p>1866.7049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60.410156">
                <text:p>1760.410156</text:p>
              </table:table-cell>
              <table:table-cell office:value-type="float" office:value="1868.851929">
                <text:p>1868.851929</text:p>
              </table:table-cell>
              <table:table-cell office:value-type="float" office:value="1774.362793">
                <text:p>1774.362793</text:p>
              </table:table-cell>
              <table:table-cell office:value-type="float" office:value="1864.479736">
                <text:p>1864.479736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761.098633">
                <text:p>1761.098633</text:p>
              </table:table-cell>
              <table:table-cell office:value-type="float" office:value="1877.782227">
                <text:p>1877.782227</text:p>
              </table:table-cell>
              <table:table-cell office:value-type="float" office:value="1774.037842">
                <text:p>1774.037842</text:p>
              </table:table-cell>
              <table:table-cell office:value-type="float" office:value="1873.421387">
                <text:p>1873.421387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761.127441">
                <text:p>1761.127441</text:p>
              </table:table-cell>
              <table:table-cell office:value-type="float" office:value="1875.393066">
                <text:p>1875.393066</text:p>
              </table:table-cell>
              <table:table-cell office:value-type="float" office:value="1778.158325">
                <text:p>1778.158325</text:p>
              </table:table-cell>
              <table:table-cell office:value-type="float" office:value="1868.67041">
                <text:p>1868.67041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766.427002">
                <text:p>1766.427002</text:p>
              </table:table-cell>
              <table:table-cell office:value-type="float" office:value="1874.472046">
                <text:p>1874.472046</text:p>
              </table:table-cell>
              <table:table-cell office:value-type="float" office:value="1778.918457">
                <text:p>1778.918457</text:p>
              </table:table-cell>
              <table:table-cell office:value-type="float" office:value="1870.222534">
                <text:p>1870.222534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768.320312">
                <text:p>1768.320312</text:p>
              </table:table-cell>
              <table:table-cell office:value-type="float" office:value="1879.59082">
                <text:p>1879.59082</text:p>
              </table:table-cell>
              <table:table-cell office:value-type="float" office:value="1780.569092">
                <text:p>1780.569092</text:p>
              </table:table-cell>
              <table:table-cell office:value-type="float" office:value="1873.28833">
                <text:p>1873.288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67.857422">
                <text:p>1767.857422</text:p>
              </table:table-cell>
              <table:table-cell office:value-type="float" office:value="1885.118652">
                <text:p>1885.118652</text:p>
              </table:table-cell>
              <table:table-cell office:value-type="float" office:value="1779.231201">
                <text:p>1779.231201</text:p>
              </table:table-cell>
              <table:table-cell office:value-type="float" office:value="1880.987427">
                <text:p>1880.987427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769.844482">
                <text:p>1769.844482</text:p>
              </table:table-cell>
              <table:table-cell office:value-type="float" office:value="1881.647461">
                <text:p>1881.647461</text:p>
              </table:table-cell>
              <table:table-cell office:value-type="float" office:value="1782.151001">
                <text:p>1782.151001</text:p>
              </table:table-cell>
              <table:table-cell office:value-type="float" office:value="1876.912231">
                <text:p>1876.912231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768.106689">
                <text:p>1768.106689</text:p>
              </table:table-cell>
              <table:table-cell office:value-type="float" office:value="1886.527222">
                <text:p>1886.527222</text:p>
              </table:table-cell>
              <table:table-cell office:value-type="float" office:value="1784.198364">
                <text:p>1784.198364</text:p>
              </table:table-cell>
              <table:table-cell office:value-type="float" office:value="1878.038818">
                <text:p>1878.038818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767.576904">
                <text:p>1767.576904</text:p>
              </table:table-cell>
              <table:table-cell office:value-type="float" office:value="1887.820801">
                <text:p>1887.820801</text:p>
              </table:table-cell>
              <table:table-cell office:value-type="float" office:value="1783.62854">
                <text:p>1783.62854</text:p>
              </table:table-cell>
              <table:table-cell office:value-type="float" office:value="1880.578613">
                <text:p>1880.578613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771.278564">
                <text:p>1771.278564</text:p>
              </table:table-cell>
              <table:table-cell office:value-type="float" office:value="1883.5896">
                <text:p>1883.5896</text:p>
              </table:table-cell>
              <table:table-cell office:value-type="float" office:value="1785.100952">
                <text:p>1785.100952</text:p>
              </table:table-cell>
              <table:table-cell office:value-type="float" office:value="1879.54834">
                <text:p>1879.548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72.652832">
                <text:p>1772.652832</text:p>
              </table:table-cell>
              <table:table-cell office:value-type="float" office:value="1882.947998">
                <text:p>1882.947998</text:p>
              </table:table-cell>
              <table:table-cell office:value-type="float" office:value="1788.471191">
                <text:p>1788.471191</text:p>
              </table:table-cell>
              <table:table-cell office:value-type="float" office:value="1879.295898">
                <text:p>1879.295898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770.316895">
                <text:p>1770.316895</text:p>
              </table:table-cell>
              <table:table-cell office:value-type="float" office:value="1890.31543">
                <text:p>1890.31543</text:p>
              </table:table-cell>
              <table:table-cell office:value-type="float" office:value="1783.710083">
                <text:p>1783.710083</text:p>
              </table:table-cell>
              <table:table-cell office:value-type="float" office:value="1885.177979">
                <text:p>1885.177979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773.495605">
                <text:p>1773.495605</text:p>
              </table:table-cell>
              <table:table-cell office:value-type="float" office:value="1886.135132">
                <text:p>1886.135132</text:p>
              </table:table-cell>
              <table:table-cell office:value-type="float" office:value="1784.823486">
                <text:p>1784.823486</text:p>
              </table:table-cell>
              <table:table-cell office:value-type="float" office:value="1880.366943">
                <text:p>1880.366943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775.892334">
                <text:p>1775.892334</text:p>
              </table:table-cell>
              <table:table-cell office:value-type="float" office:value="1888.410767">
                <text:p>1888.410767</text:p>
              </table:table-cell>
              <table:table-cell office:value-type="float" office:value="1789.145996">
                <text:p>1789.145996</text:p>
              </table:table-cell>
              <table:table-cell office:value-type="float" office:value="1884.120361">
                <text:p>1884.120361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773.237427">
                <text:p>1773.237427</text:p>
              </table:table-cell>
              <table:table-cell office:value-type="float" office:value="1889.981567">
                <text:p>1889.981567</text:p>
              </table:table-cell>
              <table:table-cell office:value-type="float" office:value="1786.758545">
                <text:p>1786.758545</text:p>
              </table:table-cell>
              <table:table-cell office:value-type="float" office:value="1885.408325">
                <text:p>1885.40832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75.488281">
                <text:p>1775.488281</text:p>
              </table:table-cell>
              <table:table-cell office:value-type="float" office:value="1886.854126">
                <text:p>1886.854126</text:p>
              </table:table-cell>
              <table:table-cell office:value-type="float" office:value="1791.508179">
                <text:p>1791.508179</text:p>
              </table:table-cell>
              <table:table-cell office:value-type="float" office:value="1882.092407">
                <text:p>1882.092407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775.039307">
                <text:p>1775.039307</text:p>
              </table:table-cell>
              <table:table-cell office:value-type="float" office:value="1893.153809">
                <text:p>1893.153809</text:p>
              </table:table-cell>
              <table:table-cell office:value-type="float" office:value="1789.270142">
                <text:p>1789.270142</text:p>
              </table:table-cell>
              <table:table-cell office:value-type="float" office:value="1886.088623">
                <text:p>1886.088623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775.522827">
                <text:p>1775.522827</text:p>
              </table:table-cell>
              <table:table-cell office:value-type="float" office:value="1890.696045">
                <text:p>1890.696045</text:p>
              </table:table-cell>
              <table:table-cell office:value-type="float" office:value="1788.489746">
                <text:p>1788.489746</text:p>
              </table:table-cell>
              <table:table-cell office:value-type="float" office:value="1884.825928">
                <text:p>1884.825928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779.225098">
                <text:p>1779.225098</text:p>
              </table:table-cell>
              <table:table-cell office:value-type="float" office:value="1891.961548">
                <text:p>1891.961548</text:p>
              </table:table-cell>
              <table:table-cell office:value-type="float" office:value="1788.371094">
                <text:p>1788.371094</text:p>
              </table:table-cell>
              <table:table-cell office:value-type="float" office:value="1886.722412">
                <text:p>1886.722412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777.091309">
                <text:p>1777.091309</text:p>
              </table:table-cell>
              <table:table-cell office:value-type="float" office:value="1892.073364">
                <text:p>1892.073364</text:p>
              </table:table-cell>
              <table:table-cell office:value-type="float" office:value="1789.299438">
                <text:p>1789.299438</text:p>
              </table:table-cell>
              <table:table-cell office:value-type="float" office:value="1886.977539">
                <text:p>1886.9775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76.045654">
                <text:p>1776.045654</text:p>
              </table:table-cell>
              <table:table-cell office:value-type="float" office:value="1894.032104">
                <text:p>1894.032104</text:p>
              </table:table-cell>
              <table:table-cell office:value-type="float" office:value="1788.83667">
                <text:p>1788.83667</text:p>
              </table:table-cell>
              <table:table-cell office:value-type="float" office:value="1889.628784">
                <text:p>1889.628784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1780.655151">
                <text:p>1780.655151</text:p>
              </table:table-cell>
              <table:table-cell office:value-type="float" office:value="1892.304199">
                <text:p>1892.304199</text:p>
              </table:table-cell>
              <table:table-cell office:value-type="float" office:value="1790.715088">
                <text:p>1790.715088</text:p>
              </table:table-cell>
              <table:table-cell office:value-type="float" office:value="1890.029053">
                <text:p>1890.029053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1777.591919">
                <text:p>1777.591919</text:p>
              </table:table-cell>
              <table:table-cell office:value-type="float" office:value="1894.085938">
                <text:p>1894.085938</text:p>
              </table:table-cell>
              <table:table-cell office:value-type="float" office:value="1793.015137">
                <text:p>1793.015137</text:p>
              </table:table-cell>
              <table:table-cell office:value-type="float" office:value="1890.45166">
                <text:p>1890.45166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1772.571777">
                <text:p>1772.571777</text:p>
              </table:table-cell>
              <table:table-cell office:value-type="float" office:value="1866.674072">
                <text:p>1866.674072</text:p>
              </table:table-cell>
              <table:table-cell office:value-type="float" office:value="1789.235107">
                <text:p>1789.235107</text:p>
              </table:table-cell>
              <table:table-cell office:value-type="float" office:value="1856.790527">
                <text:p>1856.790527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1750.817993">
                <text:p>1750.817993</text:p>
              </table:table-cell>
              <table:table-cell office:value-type="float" office:value="1863.876465">
                <text:p>1863.876465</text:p>
              </table:table-cell>
              <table:table-cell office:value-type="float" office:value="1757.737061">
                <text:p>1757.737061</text:p>
              </table:table-cell>
              <table:table-cell office:value-type="float" office:value="1863.963135">
                <text:p>1863.96313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08.617188">
                <text:p>1708.617188</text:p>
              </table:table-cell>
              <table:table-cell office:value-type="float" office:value="1858.718872">
                <text:p>1858.718872</text:p>
              </table:table-cell>
              <table:table-cell office:value-type="float" office:value="1720.219971">
                <text:p>1720.219971</text:p>
              </table:table-cell>
              <table:table-cell office:value-type="float" office:value="1864.427002">
                <text:p>1864.427002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1713.023804">
                <text:p>1713.023804</text:p>
              </table:table-cell>
              <table:table-cell office:value-type="float" office:value="1810.359497">
                <text:p>1810.359497</text:p>
              </table:table-cell>
              <table:table-cell office:value-type="float" office:value="1722.6521">
                <text:p>1722.6521</text:p>
              </table:table-cell>
              <table:table-cell office:value-type="float" office:value="1811.599609">
                <text:p>1811.599609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1699.122681">
                <text:p>1699.122681</text:p>
              </table:table-cell>
              <table:table-cell office:value-type="float" office:value="1809.278931">
                <text:p>1809.278931</text:p>
              </table:table-cell>
              <table:table-cell office:value-type="float" office:value="1710.969727">
                <text:p>1710.969727</text:p>
              </table:table-cell>
              <table:table-cell office:value-type="float" office:value="1808.807373">
                <text:p>1808.807373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1678.445679">
                <text:p>1678.445679</text:p>
              </table:table-cell>
              <table:table-cell office:value-type="float" office:value="1795.710327">
                <text:p>1795.710327</text:p>
              </table:table-cell>
              <table:table-cell office:value-type="float" office:value="1684.501343">
                <text:p>1684.501343</text:p>
              </table:table-cell>
              <table:table-cell office:value-type="float" office:value="1796.896729">
                <text:p>1796.896729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1673.937256">
                <text:p>1673.937256</text:p>
              </table:table-cell>
              <table:table-cell office:value-type="float" office:value="1770.201172">
                <text:p>1770.201172</text:p>
              </table:table-cell>
              <table:table-cell office:value-type="float" office:value="1685.941895">
                <text:p>1685.941895</text:p>
              </table:table-cell>
              <table:table-cell office:value-type="float" office:value="1768.886353">
                <text:p>1768.8863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59.391846">
                <text:p>1659.391846</text:p>
              </table:table-cell>
              <table:table-cell office:value-type="float" office:value="1764.172607">
                <text:p>1764.172607</text:p>
              </table:table-cell>
              <table:table-cell office:value-type="float" office:value="1671.325439">
                <text:p>1671.325439</text:p>
              </table:table-cell>
              <table:table-cell office:value-type="float" office:value="1761.97168">
                <text:p>1761.97168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1646.456787">
                <text:p>1646.456787</text:p>
              </table:table-cell>
              <table:table-cell office:value-type="float" office:value="1758.999023">
                <text:p>1758.999023</text:p>
              </table:table-cell>
              <table:table-cell office:value-type="float" office:value="1659.746582">
                <text:p>1659.746582</text:p>
              </table:table-cell>
              <table:table-cell office:value-type="float" office:value="1743.131104">
                <text:p>1743.131104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1648.831055">
                <text:p>1648.831055</text:p>
              </table:table-cell>
              <table:table-cell office:value-type="float" office:value="1729.8125">
                <text:p>1729.8125</text:p>
              </table:table-cell>
              <table:table-cell office:value-type="float" office:value="1650.581421">
                <text:p>1650.581421</text:p>
              </table:table-cell>
              <table:table-cell office:value-type="float" office:value="1728.520508">
                <text:p>1728.520508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1637.797363">
                <text:p>1637.797363</text:p>
              </table:table-cell>
              <table:table-cell office:value-type="float" office:value="1719.723633">
                <text:p>1719.723633</text:p>
              </table:table-cell>
              <table:table-cell office:value-type="float" office:value="1647.62439">
                <text:p>1647.62439</text:p>
              </table:table-cell>
              <table:table-cell office:value-type="float" office:value="1721.103149">
                <text:p>1721.103149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1626.543457">
                <text:p>1626.543457</text:p>
              </table:table-cell>
              <table:table-cell office:value-type="float" office:value="1713.236938">
                <text:p>1713.236938</text:p>
              </table:table-cell>
              <table:table-cell office:value-type="float" office:value="1635.946167">
                <text:p>1635.946167</text:p>
              </table:table-cell>
              <table:table-cell office:value-type="float" office:value="1711.997437">
                <text:p>1711.99743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624.328369">
                <text:p>1624.328369</text:p>
              </table:table-cell>
              <table:table-cell office:value-type="float" office:value="1696.027954">
                <text:p>1696.027954</text:p>
              </table:table-cell>
              <table:table-cell office:value-type="float" office:value="1630.895874">
                <text:p>1630.895874</text:p>
              </table:table-cell>
              <table:table-cell office:value-type="float" office:value="1694.176392">
                <text:p>1694.176392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1614.44104">
                <text:p>1614.44104</text:p>
              </table:table-cell>
              <table:table-cell office:value-type="float" office:value="1689.882324">
                <text:p>1689.882324</text:p>
              </table:table-cell>
              <table:table-cell office:value-type="float" office:value="1619.517944">
                <text:p>1619.517944</text:p>
              </table:table-cell>
              <table:table-cell office:value-type="float" office:value="1690.360229">
                <text:p>1690.360229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1611.039673">
                <text:p>1611.039673</text:p>
              </table:table-cell>
              <table:table-cell office:value-type="float" office:value="1676.22876">
                <text:p>1676.22876</text:p>
              </table:table-cell>
              <table:table-cell office:value-type="float" office:value="1620.251343">
                <text:p>1620.251343</text:p>
              </table:table-cell>
              <table:table-cell office:value-type="float" office:value="1676.055298">
                <text:p>1676.055298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1605.908569">
                <text:p>1605.908569</text:p>
              </table:table-cell>
              <table:table-cell office:value-type="float" office:value="1671.509888">
                <text:p>1671.509888</text:p>
              </table:table-cell>
              <table:table-cell office:value-type="float" office:value="1609.628662">
                <text:p>1609.628662</text:p>
              </table:table-cell>
              <table:table-cell office:value-type="float" office:value="1663.22229">
                <text:p>1663.22229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1602.126953">
                <text:p>1602.126953</text:p>
              </table:table-cell>
              <table:table-cell office:value-type="float" office:value="1659.477539">
                <text:p>1659.477539</text:p>
              </table:table-cell>
              <table:table-cell office:value-type="float" office:value="1607.07312">
                <text:p>1607.07312</text:p>
              </table:table-cell>
              <table:table-cell office:value-type="float" office:value="1660.138306">
                <text:p>1660.13830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99.182861">
                <text:p>1599.182861</text:p>
              </table:table-cell>
              <table:table-cell office:value-type="float" office:value="1649.891846">
                <text:p>1649.891846</text:p>
              </table:table-cell>
              <table:table-cell office:value-type="float" office:value="1603.506226">
                <text:p>1603.506226</text:p>
              </table:table-cell>
              <table:table-cell office:value-type="float" office:value="1649.68042">
                <text:p>1649.68042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1592.727539">
                <text:p>1592.727539</text:p>
              </table:table-cell>
              <table:table-cell office:value-type="float" office:value="1645.478271">
                <text:p>1645.478271</text:p>
              </table:table-cell>
              <table:table-cell office:value-type="float" office:value="1597.944092">
                <text:p>1597.944092</text:p>
              </table:table-cell>
              <table:table-cell office:value-type="float" office:value="1643.988647">
                <text:p>1643.988647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1590.905396">
                <text:p>1590.905396</text:p>
              </table:table-cell>
              <table:table-cell office:value-type="float" office:value="1637.609009">
                <text:p>1637.609009</text:p>
              </table:table-cell>
              <table:table-cell office:value-type="float" office:value="1599.135132">
                <text:p>1599.135132</text:p>
              </table:table-cell>
              <table:table-cell office:value-type="float" office:value="1635.276367">
                <text:p>1635.276367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1584.876709">
                <text:p>1584.876709</text:p>
              </table:table-cell>
              <table:table-cell office:value-type="float" office:value="1638.49939">
                <text:p>1638.49939</text:p>
              </table:table-cell>
              <table:table-cell office:value-type="float" office:value="1591.502319">
                <text:p>1591.502319</text:p>
              </table:table-cell>
              <table:table-cell office:value-type="float" office:value="1632.888306">
                <text:p>1632.888306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1586.614746">
                <text:p>1586.614746</text:p>
              </table:table-cell>
              <table:table-cell office:value-type="float" office:value="1625.562256">
                <text:p>1625.562256</text:p>
              </table:table-cell>
              <table:table-cell office:value-type="float" office:value="1586.776367">
                <text:p>1586.776367</text:p>
              </table:table-cell>
              <table:table-cell office:value-type="float" office:value="1627.389893">
                <text:p>1627.3898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78.159546">
                <text:p>1578.159546</text:p>
              </table:table-cell>
              <table:table-cell office:value-type="float" office:value="1628.190796">
                <text:p>1628.190796</text:p>
              </table:table-cell>
              <table:table-cell office:value-type="float" office:value="1587.659058">
                <text:p>1587.659058</text:p>
              </table:table-cell>
              <table:table-cell office:value-type="float" office:value="1621.337524">
                <text:p>1621.337524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1583.833374">
                <text:p>1583.833374</text:p>
              </table:table-cell>
              <table:table-cell office:value-type="float" office:value="1616.822632">
                <text:p>1616.822632</text:p>
              </table:table-cell>
              <table:table-cell office:value-type="float" office:value="1581.69873">
                <text:p>1581.69873</text:p>
              </table:table-cell>
              <table:table-cell office:value-type="float" office:value="1618.286133">
                <text:p>1618.286133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1575.470337">
                <text:p>1575.470337</text:p>
              </table:table-cell>
              <table:table-cell office:value-type="float" office:value="1613.87207">
                <text:p>1613.87207</text:p>
              </table:table-cell>
              <table:table-cell office:value-type="float" office:value="1580.599731">
                <text:p>1580.599731</text:p>
              </table:table-cell>
              <table:table-cell office:value-type="float" office:value="1614.376465">
                <text:p>1614.376465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1574.932617">
                <text:p>1574.932617</text:p>
              </table:table-cell>
              <table:table-cell office:value-type="float" office:value="1614.364014">
                <text:p>1614.364014</text:p>
              </table:table-cell>
              <table:table-cell office:value-type="float" office:value="1576.275757">
                <text:p>1576.275757</text:p>
              </table:table-cell>
              <table:table-cell office:value-type="float" office:value="1612.528076">
                <text:p>1612.528076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1581.96582">
                <text:p>1581.96582</text:p>
              </table:table-cell>
              <table:table-cell office:value-type="float" office:value="1604.072754">
                <text:p>1604.072754</text:p>
              </table:table-cell>
              <table:table-cell office:value-type="float" office:value="1579.158936">
                <text:p>1579.158936</text:p>
              </table:table-cell>
              <table:table-cell office:value-type="float" office:value="1608.039673">
                <text:p>1608.0396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573.288086">
                <text:p>1573.288086</text:p>
              </table:table-cell>
              <table:table-cell office:value-type="float" office:value="1604.244141">
                <text:p>1604.244141</text:p>
              </table:table-cell>
              <table:table-cell office:value-type="float" office:value="1576.301758">
                <text:p>1576.301758</text:p>
              </table:table-cell>
              <table:table-cell office:value-type="float" office:value="1600.340332">
                <text:p>1600.340332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1573.265747">
                <text:p>1573.265747</text:p>
              </table:table-cell>
              <table:table-cell office:value-type="float" office:value="1599.282471">
                <text:p>1599.282471</text:p>
              </table:table-cell>
              <table:table-cell office:value-type="float" office:value="1576.054321">
                <text:p>1576.054321</text:p>
              </table:table-cell>
              <table:table-cell office:value-type="float" office:value="1601.410156">
                <text:p>1601.410156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1574.134644">
                <text:p>1574.134644</text:p>
              </table:table-cell>
              <table:table-cell office:value-type="float" office:value="1597.807739">
                <text:p>1597.807739</text:p>
              </table:table-cell>
              <table:table-cell office:value-type="float" office:value="1575.955444">
                <text:p>1575.955444</text:p>
              </table:table-cell>
              <table:table-cell office:value-type="float" office:value="1595.329346">
                <text:p>1595.329346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1571.59436">
                <text:p>1571.59436</text:p>
              </table:table-cell>
              <table:table-cell office:value-type="float" office:value="1594.661011">
                <text:p>1594.661011</text:p>
              </table:table-cell>
              <table:table-cell office:value-type="float" office:value="1571.923462">
                <text:p>1571.923462</text:p>
              </table:table-cell>
              <table:table-cell office:value-type="float" office:value="1593.10437">
                <text:p>1593.10437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1572.967896">
                <text:p>1572.967896</text:p>
              </table:table-cell>
              <table:table-cell office:value-type="float" office:value="1591.968384">
                <text:p>1591.968384</text:p>
              </table:table-cell>
              <table:table-cell office:value-type="float" office:value="1571.922485">
                <text:p>1571.922485</text:p>
              </table:table-cell>
              <table:table-cell office:value-type="float" office:value="1591.181152">
                <text:p>1591.1811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570.695068">
                <text:p>1570.695068</text:p>
              </table:table-cell>
              <table:table-cell office:value-type="float" office:value="1592.575073">
                <text:p>1592.575073</text:p>
              </table:table-cell>
              <table:table-cell office:value-type="float" office:value="1569.496948">
                <text:p>1569.496948</text:p>
              </table:table-cell>
              <table:table-cell office:value-type="float" office:value="1589.863037">
                <text:p>1589.863037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1569.116211">
                <text:p>1569.116211</text:p>
              </table:table-cell>
              <table:table-cell office:value-type="float" office:value="1586.625244">
                <text:p>1586.625244</text:p>
              </table:table-cell>
              <table:table-cell office:value-type="float" office:value="1572.095459">
                <text:p>1572.095459</text:p>
              </table:table-cell>
              <table:table-cell office:value-type="float" office:value="1588.603882">
                <text:p>1588.603882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570.98877">
                <text:p>1570.98877</text:p>
              </table:table-cell>
              <table:table-cell office:value-type="float" office:value="1584.538086">
                <text:p>1584.538086</text:p>
              </table:table-cell>
              <table:table-cell office:value-type="float" office:value="1570.490967">
                <text:p>1570.490967</text:p>
              </table:table-cell>
              <table:table-cell office:value-type="float" office:value="1584.875">
                <text:p>1584.875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1567.709229">
                <text:p>1567.709229</text:p>
              </table:table-cell>
              <table:table-cell office:value-type="float" office:value="1585.950928">
                <text:p>1585.950928</text:p>
              </table:table-cell>
              <table:table-cell office:value-type="float" office:value="1566.087036">
                <text:p>1566.087036</text:p>
              </table:table-cell>
              <table:table-cell office:value-type="float" office:value="1588.765259">
                <text:p>1588.765259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1565.989258">
                <text:p>1565.989258</text:p>
              </table:table-cell>
              <table:table-cell office:value-type="float" office:value="1587.3927">
                <text:p>1587.3927</text:p>
              </table:table-cell>
              <table:table-cell office:value-type="float" office:value="1565.795776">
                <text:p>1565.795776</text:p>
              </table:table-cell>
              <table:table-cell office:value-type="float" office:value="1583.840088">
                <text:p>1583.8400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567.069336">
                <text:p>1567.069336</text:p>
              </table:table-cell>
              <table:table-cell office:value-type="float" office:value="1584.880127">
                <text:p>1584.880127</text:p>
              </table:table-cell>
              <table:table-cell office:value-type="float" office:value="1570.239014">
                <text:p>1570.239014</text:p>
              </table:table-cell>
              <table:table-cell office:value-type="float" office:value="1580.808838">
                <text:p>1580.808838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1566.45752">
                <text:p>1566.45752</text:p>
              </table:table-cell>
              <table:table-cell office:value-type="float" office:value="1582.361328">
                <text:p>1582.361328</text:p>
              </table:table-cell>
              <table:table-cell office:value-type="float" office:value="1568.608398">
                <text:p>1568.608398</text:p>
              </table:table-cell>
              <table:table-cell office:value-type="float" office:value="1579.044189">
                <text:p>1579.044189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1569.646973">
                <text:p>1569.646973</text:p>
              </table:table-cell>
              <table:table-cell office:value-type="float" office:value="1575.94104">
                <text:p>1575.94104</text:p>
              </table:table-cell>
              <table:table-cell office:value-type="float" office:value="1566.423218">
                <text:p>1566.423218</text:p>
              </table:table-cell>
              <table:table-cell office:value-type="float" office:value="1581.247192">
                <text:p>1581.247192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1567.145874">
                <text:p>1567.145874</text:p>
              </table:table-cell>
              <table:table-cell office:value-type="float" office:value="1581.412964">
                <text:p>1581.412964</text:p>
              </table:table-cell>
              <table:table-cell office:value-type="float" office:value="1570.574463">
                <text:p>1570.574463</text:p>
              </table:table-cell>
              <table:table-cell office:value-type="float" office:value="1576.789795">
                <text:p>1576.789795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1566.087524">
                <text:p>1566.087524</text:p>
              </table:table-cell>
              <table:table-cell office:value-type="float" office:value="1576.008301">
                <text:p>1576.008301</text:p>
              </table:table-cell>
              <table:table-cell office:value-type="float" office:value="1563.118408">
                <text:p>1563.118408</text:p>
              </table:table-cell>
              <table:table-cell office:value-type="float" office:value="1581.432251">
                <text:p>1581.43225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570.534546">
                <text:p>1570.534546</text:p>
              </table:table-cell>
              <table:table-cell office:value-type="float" office:value="1574.35376">
                <text:p>1574.35376</text:p>
              </table:table-cell>
              <table:table-cell office:value-type="float" office:value="1569.630127">
                <text:p>1569.630127</text:p>
              </table:table-cell>
              <table:table-cell office:value-type="float" office:value="1577.487427">
                <text:p>1577.487427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1562.795166">
                <text:p>1562.795166</text:p>
              </table:table-cell>
              <table:table-cell office:value-type="float" office:value="1576.708252">
                <text:p>1576.708252</text:p>
              </table:table-cell>
              <table:table-cell office:value-type="float" office:value="1563.591675">
                <text:p>1563.591675</text:p>
              </table:table-cell>
              <table:table-cell office:value-type="float" office:value="1577.406616">
                <text:p>1577.406616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1564.506836">
                <text:p>1564.506836</text:p>
              </table:table-cell>
              <table:table-cell office:value-type="float" office:value="1575.174438">
                <text:p>1575.174438</text:p>
              </table:table-cell>
              <table:table-cell office:value-type="float" office:value="1565.089844">
                <text:p>1565.089844</text:p>
              </table:table-cell>
              <table:table-cell office:value-type="float" office:value="1574.512451">
                <text:p>1574.512451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1565.373169">
                <text:p>1565.373169</text:p>
              </table:table-cell>
              <table:table-cell office:value-type="float" office:value="1572.495605">
                <text:p>1572.495605</text:p>
              </table:table-cell>
              <table:table-cell office:value-type="float" office:value="1566.407959">
                <text:p>1566.407959</text:p>
              </table:table-cell>
              <table:table-cell office:value-type="float" office:value="1572.19104">
                <text:p>1572.19104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1563.087524">
                <text:p>1563.087524</text:p>
              </table:table-cell>
              <table:table-cell office:value-type="float" office:value="1571.529419">
                <text:p>1571.529419</text:p>
              </table:table-cell>
              <table:table-cell office:value-type="float" office:value="1566.775635">
                <text:p>1566.775635</text:p>
              </table:table-cell>
              <table:table-cell office:value-type="float" office:value="1571.559692">
                <text:p>1571.5596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55.858398">
                <text:p>1555.858398</text:p>
              </table:table-cell>
              <table:table-cell office:value-type="float" office:value="1581.727783">
                <text:p>1581.727783</text:p>
              </table:table-cell>
              <table:table-cell office:value-type="float" office:value="1560.255493">
                <text:p>1560.255493</text:p>
              </table:table-cell>
              <table:table-cell office:value-type="float" office:value="1579.52124">
                <text:p>1579.52124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1563.031738">
                <text:p>1563.031738</text:p>
              </table:table-cell>
              <table:table-cell office:value-type="float" office:value="1577.375488">
                <text:p>1577.375488</text:p>
              </table:table-cell>
              <table:table-cell office:value-type="float" office:value="1561.660767">
                <text:p>1561.660767</text:p>
              </table:table-cell>
              <table:table-cell office:value-type="float" office:value="1577.702148">
                <text:p>1577.702148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1555.205688">
                <text:p>1555.205688</text:p>
              </table:table-cell>
              <table:table-cell office:value-type="float" office:value="1605.434692">
                <text:p>1605.434692</text:p>
              </table:table-cell>
              <table:table-cell office:value-type="float" office:value="1561.785156">
                <text:p>1561.785156</text:p>
              </table:table-cell>
              <table:table-cell office:value-type="float" office:value="1600.770508">
                <text:p>1600.770508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1598.355713">
                <text:p>1598.355713</text:p>
              </table:table-cell>
              <table:table-cell office:value-type="float" office:value="1589.110229">
                <text:p>1589.110229</text:p>
              </table:table-cell>
              <table:table-cell office:value-type="float" office:value="1590.121826">
                <text:p>1590.121826</text:p>
              </table:table-cell>
              <table:table-cell office:value-type="float" office:value="1593.924316">
                <text:p>1593.924316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1623.223267">
                <text:p>1623.223267</text:p>
              </table:table-cell>
              <table:table-cell office:value-type="float" office:value="1636.741699">
                <text:p>1636.741699</text:p>
              </table:table-cell>
              <table:table-cell office:value-type="float" office:value="1624.098389">
                <text:p>1624.098389</text:p>
              </table:table-cell>
              <table:table-cell office:value-type="float" office:value="1639.735596">
                <text:p>1639.7355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64.511963">
                <text:p>1664.511963</text:p>
              </table:table-cell>
              <table:table-cell office:value-type="float" office:value="1679.410889">
                <text:p>1679.410889</text:p>
              </table:table-cell>
              <table:table-cell office:value-type="float" office:value="1672.503174">
                <text:p>1672.503174</text:p>
              </table:table-cell>
              <table:table-cell office:value-type="float" office:value="1679.452637">
                <text:p>1679.452637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1705.421753">
                <text:p>1705.421753</text:p>
              </table:table-cell>
              <table:table-cell office:value-type="float" office:value="1734.585693">
                <text:p>1734.585693</text:p>
              </table:table-cell>
              <table:table-cell office:value-type="float" office:value="1715.749023">
                <text:p>1715.749023</text:p>
              </table:table-cell>
              <table:table-cell office:value-type="float" office:value="1729.946167">
                <text:p>1729.946167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1742.46167">
                <text:p>1742.46167</text:p>
              </table:table-cell>
              <table:table-cell office:value-type="float" office:value="1765.770874">
                <text:p>1765.770874</text:p>
              </table:table-cell>
              <table:table-cell office:value-type="float" office:value="1753.835327">
                <text:p>1753.835327</text:p>
              </table:table-cell>
              <table:table-cell office:value-type="float" office:value="1759.848511">
                <text:p>1759.848511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1774.101807">
                <text:p>1774.101807</text:p>
              </table:table-cell>
              <table:table-cell office:value-type="float" office:value="1831.966553">
                <text:p>1831.966553</text:p>
              </table:table-cell>
              <table:table-cell office:value-type="float" office:value="1782.899658">
                <text:p>1782.899658</text:p>
              </table:table-cell>
              <table:table-cell office:value-type="float" office:value="1827.040894">
                <text:p>1827.040894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1785.662109">
                <text:p>1785.662109</text:p>
              </table:table-cell>
              <table:table-cell office:value-type="float" office:value="1853.579346">
                <text:p>1853.579346</text:p>
              </table:table-cell>
              <table:table-cell office:value-type="float" office:value="1799.474854">
                <text:p>1799.474854</text:p>
              </table:table-cell>
              <table:table-cell office:value-type="float" office:value="1842.348389">
                <text:p>1842.3483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82.566895">
                <text:p>1782.566895</text:p>
              </table:table-cell>
              <table:table-cell office:value-type="float" office:value="1897.672485">
                <text:p>1897.672485</text:p>
              </table:table-cell>
              <table:table-cell office:value-type="float" office:value="1792.560669">
                <text:p>1792.560669</text:p>
              </table:table-cell>
              <table:table-cell office:value-type="float" office:value="1887.875977">
                <text:p>1887.875977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1782.676025">
                <text:p>1782.676025</text:p>
              </table:table-cell>
              <table:table-cell office:value-type="float" office:value="1860.389404">
                <text:p>1860.389404</text:p>
              </table:table-cell>
              <table:table-cell office:value-type="float" office:value="1796.197266">
                <text:p>1796.197266</text:p>
              </table:table-cell>
              <table:table-cell office:value-type="float" office:value="1852.097168">
                <text:p>1852.097168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1761.289795">
                <text:p>1761.289795</text:p>
              </table:table-cell>
              <table:table-cell office:value-type="float" office:value="1895.402466">
                <text:p>1895.402466</text:p>
              </table:table-cell>
              <table:table-cell office:value-type="float" office:value="1757.942261">
                <text:p>1757.942261</text:p>
              </table:table-cell>
              <table:table-cell office:value-type="float" office:value="1902.998047">
                <text:p>1902.998047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1765.744629">
                <text:p>1765.744629</text:p>
              </table:table-cell>
              <table:table-cell office:value-type="float" office:value="1870.624023">
                <text:p>1870.624023</text:p>
              </table:table-cell>
              <table:table-cell office:value-type="float" office:value="1774.368164">
                <text:p>1774.368164</text:p>
              </table:table-cell>
              <table:table-cell office:value-type="float" office:value="1877.435425">
                <text:p>1877.435425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1778.539551">
                <text:p>1778.539551</text:p>
              </table:table-cell>
              <table:table-cell office:value-type="float" office:value="1867.125244">
                <text:p>1867.125244</text:p>
              </table:table-cell>
              <table:table-cell office:value-type="float" office:value="1800.356445">
                <text:p>1800.356445</text:p>
              </table:table-cell>
              <table:table-cell office:value-type="float" office:value="1860.135742">
                <text:p>1860.13574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66.915527">
                <text:p>1766.915527</text:p>
              </table:table-cell>
              <table:table-cell office:value-type="float" office:value="1903.682373">
                <text:p>1903.682373</text:p>
              </table:table-cell>
              <table:table-cell office:value-type="float" office:value="1776.434448">
                <text:p>1776.434448</text:p>
              </table:table-cell>
              <table:table-cell office:value-type="float" office:value="1892.42041">
                <text:p>1892.42041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765.058228">
                <text:p>1765.058228</text:p>
              </table:table-cell>
              <table:table-cell office:value-type="float" office:value="1887.130493">
                <text:p>1887.130493</text:p>
              </table:table-cell>
              <table:table-cell office:value-type="float" office:value="1781.937378">
                <text:p>1781.937378</text:p>
              </table:table-cell>
              <table:table-cell office:value-type="float" office:value="1883.305908">
                <text:p>1883.305908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1778.532104">
                <text:p>1778.532104</text:p>
              </table:table-cell>
              <table:table-cell office:value-type="float" office:value="1874.976562">
                <text:p>1874.976562</text:p>
              </table:table-cell>
              <table:table-cell office:value-type="float" office:value="1793.414917">
                <text:p>1793.414917</text:p>
              </table:table-cell>
              <table:table-cell office:value-type="float" office:value="1870.136963">
                <text:p>1870.136963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1772.201172">
                <text:p>1772.201172</text:p>
              </table:table-cell>
              <table:table-cell office:value-type="float" office:value="1896.398438">
                <text:p>1896.398438</text:p>
              </table:table-cell>
              <table:table-cell office:value-type="float" office:value="1785.701782">
                <text:p>1785.701782</text:p>
              </table:table-cell>
              <table:table-cell office:value-type="float" office:value="1889.912109">
                <text:p>1889.912109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1769.527588">
                <text:p>1769.527588</text:p>
              </table:table-cell>
              <table:table-cell office:value-type="float" office:value="1891.376953">
                <text:p>1891.376953</text:p>
              </table:table-cell>
              <table:table-cell office:value-type="float" office:value="1781.565674">
                <text:p>1781.565674</text:p>
              </table:table-cell>
              <table:table-cell office:value-type="float" office:value="1888.017822">
                <text:p>1888.0178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76.87915">
                <text:p>1776.87915</text:p>
              </table:table-cell>
              <table:table-cell office:value-type="float" office:value="1882.946777">
                <text:p>1882.946777</text:p>
              </table:table-cell>
              <table:table-cell office:value-type="float" office:value="1794.671021">
                <text:p>1794.671021</text:p>
              </table:table-cell>
              <table:table-cell office:value-type="float" office:value="1873.528198">
                <text:p>1873.528198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1777.412109">
                <text:p>1777.412109</text:p>
              </table:table-cell>
              <table:table-cell office:value-type="float" office:value="1893.113647">
                <text:p>1893.113647</text:p>
              </table:table-cell>
              <table:table-cell office:value-type="float" office:value="1790.499756">
                <text:p>1790.499756</text:p>
              </table:table-cell>
              <table:table-cell office:value-type="float" office:value="1888.07251">
                <text:p>1888.07251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775.43457">
                <text:p>1775.43457</text:p>
              </table:table-cell>
              <table:table-cell office:value-type="float" office:value="1890.772217">
                <text:p>1890.772217</text:p>
              </table:table-cell>
              <table:table-cell office:value-type="float" office:value="1790.484009">
                <text:p>1790.484009</text:p>
              </table:table-cell>
              <table:table-cell office:value-type="float" office:value="1887.081421">
                <text:p>1887.081421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1774.640381">
                <text:p>1774.640381</text:p>
              </table:table-cell>
              <table:table-cell office:value-type="float" office:value="1886.3125">
                <text:p>1886.3125</text:p>
              </table:table-cell>
              <table:table-cell office:value-type="float" office:value="1791.515869">
                <text:p>1791.515869</text:p>
              </table:table-cell>
              <table:table-cell office:value-type="float" office:value="1878.583618">
                <text:p>1878.583618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1775.909912">
                <text:p>1775.909912</text:p>
              </table:table-cell>
              <table:table-cell office:value-type="float" office:value="1890.389526">
                <text:p>1890.389526</text:p>
              </table:table-cell>
              <table:table-cell office:value-type="float" office:value="1789.562134">
                <text:p>1789.562134</text:p>
              </table:table-cell>
              <table:table-cell office:value-type="float" office:value="1885.353271">
                <text:p>1885.3532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769.391479">
                <text:p>1769.391479</text:p>
              </table:table-cell>
              <table:table-cell office:value-type="float" office:value="1897.380371">
                <text:p>1897.380371</text:p>
              </table:table-cell>
              <table:table-cell office:value-type="float" office:value="1785.680786">
                <text:p>1785.680786</text:p>
              </table:table-cell>
              <table:table-cell office:value-type="float" office:value="1888.023438">
                <text:p>1888.02343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1777.779419">
                <text:p>1777.779419</text:p>
              </table:table-cell>
              <table:table-cell office:value-type="float" office:value="1885.24231">
                <text:p>1885.24231</text:p>
              </table:table-cell>
              <table:table-cell office:value-type="float" office:value="1791.936768">
                <text:p>1791.936768</text:p>
              </table:table-cell>
              <table:table-cell office:value-type="float" office:value="1879.341309">
                <text:p>1879.341309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1774.682373">
                <text:p>1774.682373</text:p>
              </table:table-cell>
              <table:table-cell office:value-type="float" office:value="1892.124512">
                <text:p>1892.124512</text:p>
              </table:table-cell>
              <table:table-cell office:value-type="float" office:value="1789.870117">
                <text:p>1789.870117</text:p>
              </table:table-cell>
              <table:table-cell office:value-type="float" office:value="1886.131714">
                <text:p>1886.131714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1770.555786">
                <text:p>1770.555786</text:p>
              </table:table-cell>
              <table:table-cell office:value-type="float" office:value="1892.58374">
                <text:p>1892.58374</text:p>
              </table:table-cell>
              <table:table-cell office:value-type="float" office:value="1789.481689">
                <text:p>1789.481689</text:p>
              </table:table-cell>
              <table:table-cell office:value-type="float" office:value="1886.982544">
                <text:p>1886.982544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1772.45166">
                <text:p>1772.45166</text:p>
              </table:table-cell>
              <table:table-cell office:value-type="float" office:value="1894.057129">
                <text:p>1894.057129</text:p>
              </table:table-cell>
              <table:table-cell office:value-type="float" office:value="1789.697998">
                <text:p>1789.697998</text:p>
              </table:table-cell>
              <table:table-cell office:value-type="float" office:value="1882.577148">
                <text:p>1882.5771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74.904175">
                <text:p>1774.904175</text:p>
              </table:table-cell>
              <table:table-cell office:value-type="float" office:value="1889.780762">
                <text:p>1889.780762</text:p>
              </table:table-cell>
              <table:table-cell office:value-type="float" office:value="1788.909424">
                <text:p>1788.909424</text:p>
              </table:table-cell>
              <table:table-cell office:value-type="float" office:value="1885.206665">
                <text:p>1885.206665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1775.779419">
                <text:p>1775.779419</text:p>
              </table:table-cell>
              <table:table-cell office:value-type="float" office:value="1894.586304">
                <text:p>1894.586304</text:p>
              </table:table-cell>
              <table:table-cell office:value-type="float" office:value="1790.893433">
                <text:p>1790.893433</text:p>
              </table:table-cell>
              <table:table-cell office:value-type="float" office:value="1889.514404">
                <text:p>1889.514404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1773.302002">
                <text:p>1773.302002</text:p>
              </table:table-cell>
              <table:table-cell office:value-type="float" office:value="1895.730225">
                <text:p>1895.730225</text:p>
              </table:table-cell>
              <table:table-cell office:value-type="float" office:value="1789.499756">
                <text:p>1789.499756</text:p>
              </table:table-cell>
              <table:table-cell office:value-type="float" office:value="1887.624268">
                <text:p>1887.624268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1777.03186">
                <text:p>1777.03186</text:p>
              </table:table-cell>
              <table:table-cell office:value-type="float" office:value="1894.363525">
                <text:p>1894.363525</text:p>
              </table:table-cell>
              <table:table-cell office:value-type="float" office:value="1794.059937">
                <text:p>1794.059937</text:p>
              </table:table-cell>
              <table:table-cell office:value-type="float" office:value="1884.875244">
                <text:p>1884.875244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776.759277">
                <text:p>1776.759277</text:p>
              </table:table-cell>
              <table:table-cell office:value-type="float" office:value="1894.205811">
                <text:p>1894.205811</text:p>
              </table:table-cell>
              <table:table-cell office:value-type="float" office:value="1792.483154">
                <text:p>1792.483154</text:p>
              </table:table-cell>
              <table:table-cell office:value-type="float" office:value="1892.127441">
                <text:p>1892.12744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74.967041">
                <text:p>1774.967041</text:p>
              </table:table-cell>
              <table:table-cell office:value-type="float" office:value="1895.522949">
                <text:p>1895.522949</text:p>
              </table:table-cell>
              <table:table-cell office:value-type="float" office:value="1793.572754">
                <text:p>1793.572754</text:p>
              </table:table-cell>
              <table:table-cell office:value-type="float" office:value="1889.300537">
                <text:p>1889.300537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1779.570068">
                <text:p>1779.570068</text:p>
              </table:table-cell>
              <table:table-cell office:value-type="float" office:value="1897.69165">
                <text:p>1897.69165</text:p>
              </table:table-cell>
              <table:table-cell office:value-type="float" office:value="1796.900269">
                <text:p>1796.900269</text:p>
              </table:table-cell>
              <table:table-cell office:value-type="float" office:value="1886.474243">
                <text:p>1886.474243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1778.867188">
                <text:p>1778.867188</text:p>
              </table:table-cell>
              <table:table-cell office:value-type="float" office:value="1899.275269">
                <text:p>1899.275269</text:p>
              </table:table-cell>
              <table:table-cell office:value-type="float" office:value="1793.184814">
                <text:p>1793.184814</text:p>
              </table:table-cell>
              <table:table-cell office:value-type="float" office:value="1893.267334">
                <text:p>1893.267334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1782.309692">
                <text:p>1782.309692</text:p>
              </table:table-cell>
              <table:table-cell office:value-type="float" office:value="1897.970947">
                <text:p>1897.970947</text:p>
              </table:table-cell>
              <table:table-cell office:value-type="float" office:value="1797.388428">
                <text:p>1797.388428</text:p>
              </table:table-cell>
              <table:table-cell office:value-type="float" office:value="1891.386719">
                <text:p>1891.386719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1782.804443">
                <text:p>1782.804443</text:p>
              </table:table-cell>
              <table:table-cell office:value-type="float" office:value="1897.408325">
                <text:p>1897.408325</text:p>
              </table:table-cell>
              <table:table-cell office:value-type="float" office:value="1796.808228">
                <text:p>1796.808228</text:p>
              </table:table-cell>
              <table:table-cell office:value-type="float" office:value="1890.932617">
                <text:p>1890.9326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79.096436">
                <text:p>1779.096436</text:p>
              </table:table-cell>
              <table:table-cell office:value-type="float" office:value="1902.94751">
                <text:p>1902.94751</text:p>
              </table:table-cell>
              <table:table-cell office:value-type="float" office:value="1796.824463">
                <text:p>1796.824463</text:p>
              </table:table-cell>
              <table:table-cell office:value-type="float" office:value="1893.266479">
                <text:p>1893.266479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1780.61792">
                <text:p>1780.61792</text:p>
              </table:table-cell>
              <table:table-cell office:value-type="float" office:value="1902.559326">
                <text:p>1902.559326</text:p>
              </table:table-cell>
              <table:table-cell office:value-type="float" office:value="1797.070068">
                <text:p>1797.070068</text:p>
              </table:table-cell>
              <table:table-cell office:value-type="float" office:value="1895.661621">
                <text:p>1895.661621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780.706299">
                <text:p>1780.706299</text:p>
              </table:table-cell>
              <table:table-cell office:value-type="float" office:value="1903.260132">
                <text:p>1903.260132</text:p>
              </table:table-cell>
              <table:table-cell office:value-type="float" office:value="1796.000854">
                <text:p>1796.000854</text:p>
              </table:table-cell>
              <table:table-cell office:value-type="float" office:value="1894.369629">
                <text:p>1894.369629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1782.995239">
                <text:p>1782.995239</text:p>
              </table:table-cell>
              <table:table-cell office:value-type="float" office:value="1901.000366">
                <text:p>1901.000366</text:p>
              </table:table-cell>
              <table:table-cell office:value-type="float" office:value="1799.370728">
                <text:p>1799.370728</text:p>
              </table:table-cell>
              <table:table-cell office:value-type="float" office:value="1896.892944">
                <text:p>1896.892944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1783.600952">
                <text:p>1783.600952</text:p>
              </table:table-cell>
              <table:table-cell office:value-type="float" office:value="1902.015137">
                <text:p>1902.015137</text:p>
              </table:table-cell>
              <table:table-cell office:value-type="float" office:value="1801.786377">
                <text:p>1801.786377</text:p>
              </table:table-cell>
              <table:table-cell office:value-type="float" office:value="1892.48999">
                <text:p>1892.48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781.964111">
                <text:p>1781.964111</text:p>
              </table:table-cell>
              <table:table-cell office:value-type="float" office:value="1903.852539">
                <text:p>1903.852539</text:p>
              </table:table-cell>
              <table:table-cell office:value-type="float" office:value="1799.883545">
                <text:p>1799.883545</text:p>
              </table:table-cell>
              <table:table-cell office:value-type="float" office:value="1894.880371">
                <text:p>1894.880371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1781.503784">
                <text:p>1781.503784</text:p>
              </table:table-cell>
              <table:table-cell office:value-type="float" office:value="1905.89624">
                <text:p>1905.89624</text:p>
              </table:table-cell>
              <table:table-cell office:value-type="float" office:value="1798.334229">
                <text:p>1798.334229</text:p>
              </table:table-cell>
              <table:table-cell office:value-type="float" office:value="1900.858398">
                <text:p>1900.858398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1783.263184">
                <text:p>1783.263184</text:p>
              </table:table-cell>
              <table:table-cell office:value-type="float" office:value="1904.743042">
                <text:p>1904.743042</text:p>
              </table:table-cell>
              <table:table-cell office:value-type="float" office:value="1798.80249">
                <text:p>1798.80249</text:p>
              </table:table-cell>
              <table:table-cell office:value-type="float" office:value="1895.295044">
                <text:p>1895.295044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783.526489">
                <text:p>1783.526489</text:p>
              </table:table-cell>
              <table:table-cell office:value-type="float" office:value="1902.015137">
                <text:p>1902.015137</text:p>
              </table:table-cell>
              <table:table-cell office:value-type="float" office:value="1800.097778">
                <text:p>1800.097778</text:p>
              </table:table-cell>
              <table:table-cell office:value-type="float" office:value="1897.619629">
                <text:p>1897.619629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1785.760498">
                <text:p>1785.760498</text:p>
              </table:table-cell>
              <table:table-cell office:value-type="float" office:value="1904.324341">
                <text:p>1904.324341</text:p>
              </table:table-cell>
              <table:table-cell office:value-type="float" office:value="1800.208496">
                <text:p>1800.208496</text:p>
              </table:table-cell>
              <table:table-cell office:value-type="float" office:value="1897.656616">
                <text:p>1897.6566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82.287598">
                <text:p>1782.287598</text:p>
              </table:table-cell>
              <table:table-cell office:value-type="float" office:value="1904.722778">
                <text:p>1904.722778</text:p>
              </table:table-cell>
              <table:table-cell office:value-type="float" office:value="1799.553833">
                <text:p>1799.553833</text:p>
              </table:table-cell>
              <table:table-cell office:value-type="float" office:value="1898.319092">
                <text:p>1898.319092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1783.800415">
                <text:p>1783.800415</text:p>
              </table:table-cell>
              <table:table-cell office:value-type="float" office:value="1902.729492">
                <text:p>1902.729492</text:p>
              </table:table-cell>
              <table:table-cell office:value-type="float" office:value="1802.133545">
                <text:p>1802.133545</text:p>
              </table:table-cell>
              <table:table-cell office:value-type="float" office:value="1899.078125">
                <text:p>1899.078125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1783.263306">
                <text:p>1783.263306</text:p>
              </table:table-cell>
              <table:table-cell office:value-type="float" office:value="1907.781494">
                <text:p>1907.781494</text:p>
              </table:table-cell>
              <table:table-cell office:value-type="float" office:value="1799.749023">
                <text:p>1799.749023</text:p>
              </table:table-cell>
              <table:table-cell office:value-type="float" office:value="1899.904541">
                <text:p>1899.904541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1786.198608">
                <text:p>1786.198608</text:p>
              </table:table-cell>
              <table:table-cell office:value-type="float" office:value="1905.419189">
                <text:p>1905.419189</text:p>
              </table:table-cell>
              <table:table-cell office:value-type="float" office:value="1801.104492">
                <text:p>1801.104492</text:p>
              </table:table-cell>
              <table:table-cell office:value-type="float" office:value="1899.516968">
                <text:p>1899.516968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1784.812012">
                <text:p>1784.812012</text:p>
              </table:table-cell>
              <table:table-cell office:value-type="float" office:value="1904.056152">
                <text:p>1904.056152</text:p>
              </table:table-cell>
              <table:table-cell office:value-type="float" office:value="1803.846436">
                <text:p>1803.846436</text:p>
              </table:table-cell>
              <table:table-cell office:value-type="float" office:value="1898.146484">
                <text:p>1898.1464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88.00354">
                <text:p>1788.00354</text:p>
              </table:table-cell>
              <table:table-cell office:value-type="float" office:value="1904.403076">
                <text:p>1904.403076</text:p>
              </table:table-cell>
              <table:table-cell office:value-type="float" office:value="1802.404297">
                <text:p>1802.404297</text:p>
              </table:table-cell>
              <table:table-cell office:value-type="float" office:value="1894.692139">
                <text:p>1894.692139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1785.909546">
                <text:p>1785.909546</text:p>
              </table:table-cell>
              <table:table-cell office:value-type="float" office:value="1905.614258">
                <text:p>1905.614258</text:p>
              </table:table-cell>
              <table:table-cell office:value-type="float" office:value="1800.346069">
                <text:p>1800.346069</text:p>
              </table:table-cell>
              <table:table-cell office:value-type="float" office:value="1900.004639">
                <text:p>1900.004639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1773.413574">
                <text:p>1773.413574</text:p>
              </table:table-cell>
              <table:table-cell office:value-type="float" office:value="1859.252563">
                <text:p>1859.252563</text:p>
              </table:table-cell>
              <table:table-cell office:value-type="float" office:value="1791.750488">
                <text:p>1791.750488</text:p>
              </table:table-cell>
              <table:table-cell office:value-type="float" office:value="1850.350098">
                <text:p>1850.350098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1726.717041">
                <text:p>1726.717041</text:p>
              </table:table-cell>
              <table:table-cell office:value-type="float" office:value="1887.358398">
                <text:p>1887.358398</text:p>
              </table:table-cell>
              <table:table-cell office:value-type="float" office:value="1738.671875">
                <text:p>1738.671875</text:p>
              </table:table-cell>
              <table:table-cell office:value-type="float" office:value="1886.482422">
                <text:p>1886.482422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1708.045898">
                <text:p>1708.045898</text:p>
              </table:table-cell>
              <table:table-cell office:value-type="float" office:value="1842.65332">
                <text:p>1842.65332</text:p>
              </table:table-cell>
              <table:table-cell office:value-type="float" office:value="1725.479004">
                <text:p>1725.479004</text:p>
              </table:table-cell>
              <table:table-cell office:value-type="float" office:value="1841.787354">
                <text:p>1841.7873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6.680908">
                <text:p>1716.680908</text:p>
              </table:table-cell>
              <table:table-cell office:value-type="float" office:value="1813.301147">
                <text:p>1813.301147</text:p>
              </table:table-cell>
              <table:table-cell office:value-type="float" office:value="1730.682251">
                <text:p>1730.682251</text:p>
              </table:table-cell>
              <table:table-cell office:value-type="float" office:value="1807.338379">
                <text:p>1807.338379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1688.824951">
                <text:p>1688.824951</text:p>
              </table:table-cell>
              <table:table-cell office:value-type="float" office:value="1816.659546">
                <text:p>1816.659546</text:p>
              </table:table-cell>
              <table:table-cell office:value-type="float" office:value="1702.013428">
                <text:p>1702.013428</text:p>
              </table:table-cell>
              <table:table-cell office:value-type="float" office:value="1814.953613">
                <text:p>1814.953613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1673.749512">
                <text:p>1673.749512</text:p>
              </table:table-cell>
              <table:table-cell office:value-type="float" office:value="1785.560303">
                <text:p>1785.560303</text:p>
              </table:table-cell>
              <table:table-cell office:value-type="float" office:value="1684.330933">
                <text:p>1684.330933</text:p>
              </table:table-cell>
              <table:table-cell office:value-type="float" office:value="1786.630493">
                <text:p>1786.630493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1673.81897">
                <text:p>1673.81897</text:p>
              </table:table-cell>
              <table:table-cell office:value-type="float" office:value="1760.605713">
                <text:p>1760.605713</text:p>
              </table:table-cell>
              <table:table-cell office:value-type="float" office:value="1683.845703">
                <text:p>1683.845703</text:p>
              </table:table-cell>
              <table:table-cell office:value-type="float" office:value="1757.077148">
                <text:p>1757.077148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1646.560791">
                <text:p>1646.560791</text:p>
              </table:table-cell>
              <table:table-cell office:value-type="float" office:value="1768.806763">
                <text:p>1768.806763</text:p>
              </table:table-cell>
              <table:table-cell office:value-type="float" office:value="1667.530762">
                <text:p>1667.530762</text:p>
              </table:table-cell>
              <table:table-cell office:value-type="float" office:value="1758.581055">
                <text:p>1758.58105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47.505737">
                <text:p>1647.505737</text:p>
              </table:table-cell>
              <table:table-cell office:value-type="float" office:value="1738.262085">
                <text:p>1738.262085</text:p>
              </table:table-cell>
              <table:table-cell office:value-type="float" office:value="1651.118774">
                <text:p>1651.118774</text:p>
              </table:table-cell>
              <table:table-cell office:value-type="float" office:value="1732.532349">
                <text:p>1732.532349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1641.358398">
                <text:p>1641.358398</text:p>
              </table:table-cell>
              <table:table-cell office:value-type="float" office:value="1719.414673">
                <text:p>1719.414673</text:p>
              </table:table-cell>
              <table:table-cell office:value-type="float" office:value="1652.018555">
                <text:p>1652.018555</text:p>
              </table:table-cell>
              <table:table-cell office:value-type="float" office:value="1725.48291">
                <text:p>1725.48291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1631.349121">
                <text:p>1631.349121</text:p>
              </table:table-cell>
              <table:table-cell office:value-type="float" office:value="1715.41748">
                <text:p>1715.41748</text:p>
              </table:table-cell>
              <table:table-cell office:value-type="float" office:value="1638.259155">
                <text:p>1638.259155</text:p>
              </table:table-cell>
              <table:table-cell office:value-type="float" office:value="1713.401855">
                <text:p>1713.401855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1619.944092">
                <text:p>1619.944092</text:p>
              </table:table-cell>
              <table:table-cell office:value-type="float" office:value="1705.468262">
                <text:p>1705.468262</text:p>
              </table:table-cell>
              <table:table-cell office:value-type="float" office:value="1633.744751">
                <text:p>1633.744751</text:p>
              </table:table-cell>
              <table:table-cell office:value-type="float" office:value="1701.976929">
                <text:p>1701.976929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1615.883179">
                <text:p>1615.883179</text:p>
              </table:table-cell>
              <table:table-cell office:value-type="float" office:value="1689.168213">
                <text:p>1689.168213</text:p>
              </table:table-cell>
              <table:table-cell office:value-type="float" office:value="1627.123779">
                <text:p>1627.123779</text:p>
              </table:table-cell>
              <table:table-cell office:value-type="float" office:value="1686.743652">
                <text:p>1686.7436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09.505859">
                <text:p>1609.505859</text:p>
              </table:table-cell>
              <table:table-cell office:value-type="float" office:value="1683.897095">
                <text:p>1683.897095</text:p>
              </table:table-cell>
              <table:table-cell office:value-type="float" office:value="1612.00354">
                <text:p>1612.00354</text:p>
              </table:table-cell>
              <table:table-cell office:value-type="float" office:value="1677.985107">
                <text:p>1677.985107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1606.740234">
                <text:p>1606.740234</text:p>
              </table:table-cell>
              <table:table-cell office:value-type="float" office:value="1668.832275">
                <text:p>1668.832275</text:p>
              </table:table-cell>
              <table:table-cell office:value-type="float" office:value="1612.351929">
                <text:p>1612.351929</text:p>
              </table:table-cell>
              <table:table-cell office:value-type="float" office:value="1669.052002">
                <text:p>1669.052002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1599.389282">
                <text:p>1599.389282</text:p>
              </table:table-cell>
              <table:table-cell office:value-type="float" office:value="1663.225342">
                <text:p>1663.225342</text:p>
              </table:table-cell>
              <table:table-cell office:value-type="float" office:value="1610.518555">
                <text:p>1610.518555</text:p>
              </table:table-cell>
              <table:table-cell office:value-type="float" office:value="1662.509399">
                <text:p>1662.509399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1595.869141">
                <text:p>1595.869141</text:p>
              </table:table-cell>
              <table:table-cell office:value-type="float" office:value="1653.146484">
                <text:p>1653.146484</text:p>
              </table:table-cell>
              <table:table-cell office:value-type="float" office:value="1606.579834">
                <text:p>1606.579834</text:p>
              </table:table-cell>
              <table:table-cell office:value-type="float" office:value="1650.834961">
                <text:p>1650.834961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1595.123657">
                <text:p>1595.123657</text:p>
              </table:table-cell>
              <table:table-cell office:value-type="float" office:value="1649.369873">
                <text:p>1649.369873</text:p>
              </table:table-cell>
              <table:table-cell office:value-type="float" office:value="1597.842651">
                <text:p>1597.842651</text:p>
              </table:table-cell>
              <table:table-cell office:value-type="float" office:value="1647.47522">
                <text:p>1647.475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91.62854">
                <text:p>1591.62854</text:p>
              </table:table-cell>
              <table:table-cell office:value-type="float" office:value="1638.370605">
                <text:p>1638.370605</text:p>
              </table:table-cell>
              <table:table-cell office:value-type="float" office:value="1596.890015">
                <text:p>1596.890015</text:p>
              </table:table-cell>
              <table:table-cell office:value-type="float" office:value="1639.804565">
                <text:p>1639.804565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1586.354858">
                <text:p>1586.354858</text:p>
              </table:table-cell>
              <table:table-cell office:value-type="float" office:value="1631.071045">
                <text:p>1631.071045</text:p>
              </table:table-cell>
              <table:table-cell office:value-type="float" office:value="1593.910767">
                <text:p>1593.910767</text:p>
              </table:table-cell>
              <table:table-cell office:value-type="float" office:value="1633.678589">
                <text:p>1633.678589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1582.779907">
                <text:p>1582.779907</text:p>
              </table:table-cell>
              <table:table-cell office:value-type="float" office:value="1633.69519">
                <text:p>1633.69519</text:p>
              </table:table-cell>
              <table:table-cell office:value-type="float" office:value="1585.062256">
                <text:p>1585.062256</text:p>
              </table:table-cell>
              <table:table-cell office:value-type="float" office:value="1629.389893">
                <text:p>1629.389893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1584.204834">
                <text:p>1584.204834</text:p>
              </table:table-cell>
              <table:table-cell office:value-type="float" office:value="1619.666504">
                <text:p>1619.666504</text:p>
              </table:table-cell>
              <table:table-cell office:value-type="float" office:value="1586.915527">
                <text:p>1586.915527</text:p>
              </table:table-cell>
              <table:table-cell office:value-type="float" office:value="1625.692505">
                <text:p>1625.692505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1575.443481">
                <text:p>1575.443481</text:p>
              </table:table-cell>
              <table:table-cell office:value-type="float" office:value="1618.617676">
                <text:p>1618.617676</text:p>
              </table:table-cell>
              <table:table-cell office:value-type="float" office:value="1587.880859">
                <text:p>1587.880859</text:p>
              </table:table-cell>
              <table:table-cell office:value-type="float" office:value="1618.85083">
                <text:p>1618.850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79.953979">
                <text:p>1579.953979</text:p>
              </table:table-cell>
              <table:table-cell office:value-type="float" office:value="1609.49231">
                <text:p>1609.49231</text:p>
              </table:table-cell>
              <table:table-cell office:value-type="float" office:value="1580.978638">
                <text:p>1580.978638</text:p>
              </table:table-cell>
              <table:table-cell office:value-type="float" office:value="1615.565186">
                <text:p>1615.565186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1571.073975">
                <text:p>1571.073975</text:p>
              </table:table-cell>
              <table:table-cell office:value-type="float" office:value="1612.541382">
                <text:p>1612.541382</text:p>
              </table:table-cell>
              <table:table-cell office:value-type="float" office:value="1583.461548">
                <text:p>1583.461548</text:p>
              </table:table-cell>
              <table:table-cell office:value-type="float" office:value="1611.924805">
                <text:p>1611.924805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1576.43396">
                <text:p>1576.43396</text:p>
              </table:table-cell>
              <table:table-cell office:value-type="float" office:value="1600.584839">
                <text:p>1600.584839</text:p>
              </table:table-cell>
              <table:table-cell office:value-type="float" office:value="1579.770752">
                <text:p>1579.770752</text:p>
              </table:table-cell>
              <table:table-cell office:value-type="float" office:value="1608.814331">
                <text:p>1608.814331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1572.922852">
                <text:p>1572.922852</text:p>
              </table:table-cell>
              <table:table-cell office:value-type="float" office:value="1602.829224">
                <text:p>1602.829224</text:p>
              </table:table-cell>
              <table:table-cell office:value-type="float" office:value="1578.456177">
                <text:p>1578.456177</text:p>
              </table:table-cell>
              <table:table-cell office:value-type="float" office:value="1605.972412">
                <text:p>1605.972412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1566.84729">
                <text:p>1566.84729</text:p>
              </table:table-cell>
              <table:table-cell office:value-type="float" office:value="1601.564209">
                <text:p>1601.564209</text:p>
              </table:table-cell>
              <table:table-cell office:value-type="float" office:value="1575.182373">
                <text:p>1575.182373</text:p>
              </table:table-cell>
              <table:table-cell office:value-type="float" office:value="1604.252319">
                <text:p>1604.2523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69.480469">
                <text:p>1569.480469</text:p>
              </table:table-cell>
              <table:table-cell office:value-type="float" office:value="1594.291504">
                <text:p>1594.291504</text:p>
              </table:table-cell>
              <table:table-cell office:value-type="float" office:value="1575.617432">
                <text:p>1575.617432</text:p>
              </table:table-cell>
              <table:table-cell office:value-type="float" office:value="1600.791138">
                <text:p>1600.791138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1569.484497">
                <text:p>1569.484497</text:p>
              </table:table-cell>
              <table:table-cell office:value-type="float" office:value="1594.103394">
                <text:p>1594.103394</text:p>
              </table:table-cell>
              <table:table-cell office:value-type="float" office:value="1572.401611">
                <text:p>1572.401611</text:p>
              </table:table-cell>
              <table:table-cell office:value-type="float" office:value="1600.299561">
                <text:p>1600.299561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1569.847046">
                <text:p>1569.847046</text:p>
              </table:table-cell>
              <table:table-cell office:value-type="float" office:value="1585.150024">
                <text:p>1585.150024</text:p>
              </table:table-cell>
              <table:table-cell office:value-type="float" office:value="1575.69751">
                <text:p>1575.69751</text:p>
              </table:table-cell>
              <table:table-cell office:value-type="float" office:value="1592.133667">
                <text:p>1592.133667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1568.617432">
                <text:p>1568.617432</text:p>
              </table:table-cell>
              <table:table-cell office:value-type="float" office:value="1587.456421">
                <text:p>1587.456421</text:p>
              </table:table-cell>
              <table:table-cell office:value-type="float" office:value="1571.349731">
                <text:p>1571.349731</text:p>
              </table:table-cell>
              <table:table-cell office:value-type="float" office:value="1595.380127">
                <text:p>1595.380127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1571.27771">
                <text:p>1571.27771</text:p>
              </table:table-cell>
              <table:table-cell office:value-type="float" office:value="1587.418213">
                <text:p>1587.418213</text:p>
              </table:table-cell>
              <table:table-cell office:value-type="float" office:value="1565.343994">
                <text:p>1565.343994</text:p>
              </table:table-cell>
              <table:table-cell office:value-type="float" office:value="1583.04895">
                <text:p>1583.0489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67.829468">
                <text:p>1567.829468</text:p>
              </table:table-cell>
              <table:table-cell office:value-type="float" office:value="1588.515747">
                <text:p>1588.515747</text:p>
              </table:table-cell>
              <table:table-cell office:value-type="float" office:value="1567.797607">
                <text:p>1567.797607</text:p>
              </table:table-cell>
              <table:table-cell office:value-type="float" office:value="1584.83374">
                <text:p>1584.83374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1565.69812">
                <text:p>1565.69812</text:p>
              </table:table-cell>
              <table:table-cell office:value-type="float" office:value="1587.750732">
                <text:p>1587.750732</text:p>
              </table:table-cell>
              <table:table-cell office:value-type="float" office:value="1571.197021">
                <text:p>1571.197021</text:p>
              </table:table-cell>
              <table:table-cell office:value-type="float" office:value="1586.087524">
                <text:p>1586.087524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1569.419922">
                <text:p>1569.419922</text:p>
              </table:table-cell>
              <table:table-cell office:value-type="float" office:value="1582.755005">
                <text:p>1582.755005</text:p>
              </table:table-cell>
              <table:table-cell office:value-type="float" office:value="1567.493896">
                <text:p>1567.493896</text:p>
              </table:table-cell>
              <table:table-cell office:value-type="float" office:value="1587.009644">
                <text:p>1587.009644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1568.539185">
                <text:p>1568.539185</text:p>
              </table:table-cell>
              <table:table-cell office:value-type="float" office:value="1579.659546">
                <text:p>1579.659546</text:p>
              </table:table-cell>
              <table:table-cell office:value-type="float" office:value="1572.477417">
                <text:p>1572.477417</text:p>
              </table:table-cell>
              <table:table-cell office:value-type="float" office:value="1577.73999">
                <text:p>1577.73999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1567.326904">
                <text:p>1567.326904</text:p>
              </table:table-cell>
              <table:table-cell office:value-type="float" office:value="1582.73645">
                <text:p>1582.73645</text:p>
              </table:table-cell>
              <table:table-cell office:value-type="float" office:value="1568.004639">
                <text:p>1568.004639</text:p>
              </table:table-cell>
              <table:table-cell office:value-type="float" office:value="1582.943848">
                <text:p>1582.94384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68.923218">
                <text:p>1568.923218</text:p>
              </table:table-cell>
              <table:table-cell office:value-type="float" office:value="1580.209839">
                <text:p>1580.209839</text:p>
              </table:table-cell>
              <table:table-cell office:value-type="float" office:value="1566.379883">
                <text:p>1566.379883</text:p>
              </table:table-cell>
              <table:table-cell office:value-type="float" office:value="1581.114136">
                <text:p>1581.114136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1568.443726">
                <text:p>1568.443726</text:p>
              </table:table-cell>
              <table:table-cell office:value-type="float" office:value="1578.786743">
                <text:p>1578.786743</text:p>
              </table:table-cell>
              <table:table-cell office:value-type="float" office:value="1566.549438">
                <text:p>1566.549438</text:p>
              </table:table-cell>
              <table:table-cell office:value-type="float" office:value="1579.651245">
                <text:p>1579.651245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1566.19104">
                <text:p>1566.19104</text:p>
              </table:table-cell>
              <table:table-cell office:value-type="float" office:value="1577.769287">
                <text:p>1577.769287</text:p>
              </table:table-cell>
              <table:table-cell office:value-type="float" office:value="1564.901733">
                <text:p>1564.901733</text:p>
              </table:table-cell>
              <table:table-cell office:value-type="float" office:value="1575.927124">
                <text:p>1575.927124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1563.524536">
                <text:p>1563.524536</text:p>
              </table:table-cell>
              <table:table-cell office:value-type="float" office:value="1578.909302">
                <text:p>1578.909302</text:p>
              </table:table-cell>
              <table:table-cell office:value-type="float" office:value="1567.490967">
                <text:p>1567.490967</text:p>
              </table:table-cell>
              <table:table-cell office:value-type="float" office:value="1577.302368">
                <text:p>1577.302368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1567.655273">
                <text:p>1567.655273</text:p>
              </table:table-cell>
              <table:table-cell office:value-type="float" office:value="1575.718506">
                <text:p>1575.718506</text:p>
              </table:table-cell>
              <table:table-cell office:value-type="float" office:value="1568.033691">
                <text:p>1568.033691</text:p>
              </table:table-cell>
              <table:table-cell office:value-type="float" office:value="1577.733154">
                <text:p>1577.7331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566.893433">
                <text:p>1566.893433</text:p>
              </table:table-cell>
              <table:table-cell office:value-type="float" office:value="1573.691772">
                <text:p>1573.691772</text:p>
              </table:table-cell>
              <table:table-cell office:value-type="float" office:value="1565.966309">
                <text:p>1565.966309</text:p>
              </table:table-cell>
              <table:table-cell office:value-type="float" office:value="1575.908569">
                <text:p>1575.908569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1566.581909">
                <text:p>1566.581909</text:p>
              </table:table-cell>
              <table:table-cell office:value-type="float" office:value="1572.567993">
                <text:p>1572.567993</text:p>
              </table:table-cell>
              <table:table-cell office:value-type="float" office:value="1566.507812">
                <text:p>1566.507812</text:p>
              </table:table-cell>
              <table:table-cell office:value-type="float" office:value="1574.890747">
                <text:p>1574.890747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1568.379272">
                <text:p>1568.379272</text:p>
              </table:table-cell>
              <table:table-cell office:value-type="float" office:value="1570.37561">
                <text:p>1570.37561</text:p>
              </table:table-cell>
              <table:table-cell office:value-type="float" office:value="1568.325928">
                <text:p>1568.325928</text:p>
              </table:table-cell>
              <table:table-cell office:value-type="float" office:value="1570.830688">
                <text:p>1570.830688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1557.255737">
                <text:p>1557.255737</text:p>
              </table:table-cell>
              <table:table-cell office:value-type="float" office:value="1582.789673">
                <text:p>1582.789673</text:p>
              </table:table-cell>
              <table:table-cell office:value-type="float" office:value="1562.805054">
                <text:p>1562.805054</text:p>
              </table:table-cell>
              <table:table-cell office:value-type="float" office:value="1578.527344">
                <text:p>1578.527344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1567.688965">
                <text:p>1567.688965</text:p>
              </table:table-cell>
              <table:table-cell office:value-type="float" office:value="1571.865112">
                <text:p>1571.865112</text:p>
              </table:table-cell>
              <table:table-cell office:value-type="float" office:value="1566.930908">
                <text:p>1566.930908</text:p>
              </table:table-cell>
              <table:table-cell office:value-type="float" office:value="1571.498535">
                <text:p>1571.4985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39.953857">
                <text:p>1539.953857</text:p>
              </table:table-cell>
              <table:table-cell office:value-type="float" office:value="1514.019287">
                <text:p>1514.019287</text:p>
              </table:table-cell>
              <table:table-cell office:value-type="float" office:value="1608.148071">
                <text:p>1608.148071</text:p>
              </table:table-cell>
              <table:table-cell office:value-type="float" office:value="1625.436401">
                <text:p>1625.436401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1536.500122">
                <text:p>1536.500122</text:p>
              </table:table-cell>
              <table:table-cell office:value-type="float" office:value="1528.253662">
                <text:p>1528.253662</text:p>
              </table:table-cell>
              <table:table-cell office:value-type="float" office:value="1608.80896">
                <text:p>1608.80896</text:p>
              </table:table-cell>
              <table:table-cell office:value-type="float" office:value="1649.865845">
                <text:p>1649.865845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1547.441772">
                <text:p>1547.441772</text:p>
              </table:table-cell>
              <table:table-cell office:value-type="float" office:value="1553.291138">
                <text:p>1553.291138</text:p>
              </table:table-cell>
              <table:table-cell office:value-type="float" office:value="1634.78772">
                <text:p>1634.78772</text:p>
              </table:table-cell>
              <table:table-cell office:value-type="float" office:value="1649.412842">
                <text:p>1649.412842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1550.535767">
                <text:p>1550.535767</text:p>
              </table:table-cell>
              <table:table-cell office:value-type="float" office:value="1562.393066">
                <text:p>1562.393066</text:p>
              </table:table-cell>
              <table:table-cell office:value-type="float" office:value="1671.041138">
                <text:p>1671.041138</text:p>
              </table:table-cell>
              <table:table-cell office:value-type="float" office:value="1603.294434">
                <text:p>1603.294434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1606.475952">
                <text:p>1606.475952</text:p>
              </table:table-cell>
              <table:table-cell office:value-type="float" office:value="1621.408569">
                <text:p>1621.408569</text:p>
              </table:table-cell>
              <table:table-cell office:value-type="float" office:value="1598.890991">
                <text:p>1598.890991</text:p>
              </table:table-cell>
              <table:table-cell office:value-type="float" office:value="1717.809204">
                <text:p>1717.8092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80.562744">
                <text:p>1580.562744</text:p>
              </table:table-cell>
              <table:table-cell office:value-type="float" office:value="1610.034302">
                <text:p>1610.034302</text:p>
              </table:table-cell>
              <table:table-cell office:value-type="float" office:value="1627.981079">
                <text:p>1627.981079</text:p>
              </table:table-cell>
              <table:table-cell office:value-type="float" office:value="1702.664062">
                <text:p>1702.664062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1593.32373">
                <text:p>1593.32373</text:p>
              </table:table-cell>
              <table:table-cell office:value-type="float" office:value="1614.18396">
                <text:p>1614.18396</text:p>
              </table:table-cell>
              <table:table-cell office:value-type="float" office:value="1648.531128">
                <text:p>1648.531128</text:p>
              </table:table-cell>
              <table:table-cell office:value-type="float" office:value="1692.400879">
                <text:p>1692.400879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1613.826538">
                <text:p>1613.826538</text:p>
              </table:table-cell>
              <table:table-cell office:value-type="float" office:value="1625.57605">
                <text:p>1625.57605</text:p>
              </table:table-cell>
              <table:table-cell office:value-type="float" office:value="1673.910156">
                <text:p>1673.910156</text:p>
              </table:table-cell>
              <table:table-cell office:value-type="float" office:value="1696.256348">
                <text:p>1696.256348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1634.039917">
                <text:p>1634.039917</text:p>
              </table:table-cell>
              <table:table-cell office:value-type="float" office:value="1658.197388">
                <text:p>1658.197388</text:p>
              </table:table-cell>
              <table:table-cell office:value-type="float" office:value="1677.721436">
                <text:p>1677.721436</text:p>
              </table:table-cell>
              <table:table-cell office:value-type="float" office:value="1705.929688">
                <text:p>1705.929688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1673.026855">
                <text:p>1673.026855</text:p>
              </table:table-cell>
              <table:table-cell office:value-type="float" office:value="1743.936646">
                <text:p>1743.936646</text:p>
              </table:table-cell>
              <table:table-cell office:value-type="float" office:value="1655.755981">
                <text:p>1655.755981</text:p>
              </table:table-cell>
              <table:table-cell office:value-type="float" office:value="1728.693604">
                <text:p>1728.6936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693.298706">
                <text:p>1693.298706</text:p>
              </table:table-cell>
              <table:table-cell office:value-type="float" office:value="1729.920654">
                <text:p>1729.920654</text:p>
              </table:table-cell>
              <table:table-cell office:value-type="float" office:value="1690.087402">
                <text:p>1690.087402</text:p>
              </table:table-cell>
              <table:table-cell office:value-type="float" office:value="1715.924561">
                <text:p>1715.924561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1702.923218">
                <text:p>1702.923218</text:p>
              </table:table-cell>
              <table:table-cell office:value-type="float" office:value="1791.037598">
                <text:p>1791.037598</text:p>
              </table:table-cell>
              <table:table-cell office:value-type="float" office:value="1703.891113">
                <text:p>1703.891113</text:p>
              </table:table-cell>
              <table:table-cell office:value-type="float" office:value="1780.12146">
                <text:p>1780.12146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733.321777">
                <text:p>1733.321777</text:p>
              </table:table-cell>
              <table:table-cell office:value-type="float" office:value="1773.171997">
                <text:p>1773.171997</text:p>
              </table:table-cell>
              <table:table-cell office:value-type="float" office:value="1742.856445">
                <text:p>1742.856445</text:p>
              </table:table-cell>
              <table:table-cell office:value-type="float" office:value="1763.608887">
                <text:p>1763.608887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740.237671">
                <text:p>1740.237671</text:p>
              </table:table-cell>
              <table:table-cell office:value-type="float" office:value="1808.737305">
                <text:p>1808.737305</text:p>
              </table:table-cell>
              <table:table-cell office:value-type="float" office:value="1748.671021">
                <text:p>1748.671021</text:p>
              </table:table-cell>
              <table:table-cell office:value-type="float" office:value="1806.754272">
                <text:p>1806.754272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1737.535522">
                <text:p>1737.535522</text:p>
              </table:table-cell>
              <table:table-cell office:value-type="float" office:value="1839.523438">
                <text:p>1839.523438</text:p>
              </table:table-cell>
              <table:table-cell office:value-type="float" office:value="1749.799805">
                <text:p>1749.799805</text:p>
              </table:table-cell>
              <table:table-cell office:value-type="float" office:value="1834.766846">
                <text:p>1834.7668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737.414062">
                <text:p>1737.414062</text:p>
              </table:table-cell>
              <table:table-cell office:value-type="float" office:value="1814.682129">
                <text:p>1814.682129</text:p>
              </table:table-cell>
              <table:table-cell office:value-type="float" office:value="1752.111694">
                <text:p>1752.111694</text:p>
              </table:table-cell>
              <table:table-cell office:value-type="float" office:value="1807.675903">
                <text:p>1807.675903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1721.975464">
                <text:p>1721.975464</text:p>
              </table:table-cell>
              <table:table-cell office:value-type="float" office:value="1836.087891">
                <text:p>1836.087891</text:p>
              </table:table-cell>
              <table:table-cell office:value-type="float" office:value="1733.584595">
                <text:p>1733.584595</text:p>
              </table:table-cell>
              <table:table-cell office:value-type="float" office:value="1829.616211">
                <text:p>1829.616211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1719.666016">
                <text:p>1719.666016</text:p>
              </table:table-cell>
              <table:table-cell office:value-type="float" office:value="1836.192993">
                <text:p>1836.192993</text:p>
              </table:table-cell>
              <table:table-cell office:value-type="float" office:value="1732.452148">
                <text:p>1732.452148</text:p>
              </table:table-cell>
              <table:table-cell office:value-type="float" office:value="1823.168213">
                <text:p>1823.168213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1734.518188">
                <text:p>1734.518188</text:p>
              </table:table-cell>
              <table:table-cell office:value-type="float" office:value="1820.037598">
                <text:p>1820.037598</text:p>
              </table:table-cell>
              <table:table-cell office:value-type="float" office:value="1746.635254">
                <text:p>1746.635254</text:p>
              </table:table-cell>
              <table:table-cell office:value-type="float" office:value="1815.560425">
                <text:p>1815.560425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1730.294189">
                <text:p>1730.294189</text:p>
              </table:table-cell>
              <table:table-cell office:value-type="float" office:value="1836.156738">
                <text:p>1836.156738</text:p>
              </table:table-cell>
              <table:table-cell office:value-type="float" office:value="1738.5354">
                <text:p>1738.5354</text:p>
              </table:table-cell>
              <table:table-cell office:value-type="float" office:value="1835.235107">
                <text:p>1835.23510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26.946289">
                <text:p>1726.946289</text:p>
              </table:table-cell>
              <table:table-cell office:value-type="float" office:value="1835.985229">
                <text:p>1835.985229</text:p>
              </table:table-cell>
              <table:table-cell office:value-type="float" office:value="1742.839355">
                <text:p>1742.839355</text:p>
              </table:table-cell>
              <table:table-cell office:value-type="float" office:value="1832.82373">
                <text:p>1832.82373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1737.182861">
                <text:p>1737.182861</text:p>
              </table:table-cell>
              <table:table-cell office:value-type="float" office:value="1829.400391">
                <text:p>1829.400391</text:p>
              </table:table-cell>
              <table:table-cell office:value-type="float" office:value="1751.702881">
                <text:p>1751.702881</text:p>
              </table:table-cell>
              <table:table-cell office:value-type="float" office:value="1823.985352">
                <text:p>1823.985352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1733.572021">
                <text:p>1733.572021</text:p>
              </table:table-cell>
              <table:table-cell office:value-type="float" office:value="1841.83667">
                <text:p>1841.83667</text:p>
              </table:table-cell>
              <table:table-cell office:value-type="float" office:value="1743.791138">
                <text:p>1743.791138</text:p>
              </table:table-cell>
              <table:table-cell office:value-type="float" office:value="1839.030518">
                <text:p>1839.030518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1734.286865">
                <text:p>1734.286865</text:p>
              </table:table-cell>
              <table:table-cell office:value-type="float" office:value="1838.031128">
                <text:p>1838.031128</text:p>
              </table:table-cell>
              <table:table-cell office:value-type="float" office:value="1746.586914">
                <text:p>1746.586914</text:p>
              </table:table-cell>
              <table:table-cell office:value-type="float" office:value="1837.269409">
                <text:p>1837.269409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1739.73584">
                <text:p>1739.73584</text:p>
              </table:table-cell>
              <table:table-cell office:value-type="float" office:value="1840.481934">
                <text:p>1840.481934</text:p>
              </table:table-cell>
              <table:table-cell office:value-type="float" office:value="1754.272461">
                <text:p>1754.272461</text:p>
              </table:table-cell>
              <table:table-cell office:value-type="float" office:value="1833.446167">
                <text:p>1833.44616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40.499023">
                <text:p>1740.499023</text:p>
              </table:table-cell>
              <table:table-cell office:value-type="float" office:value="1847.773926">
                <text:p>1847.773926</text:p>
              </table:table-cell>
              <table:table-cell office:value-type="float" office:value="1750.933838">
                <text:p>1750.933838</text:p>
              </table:table-cell>
              <table:table-cell office:value-type="float" office:value="1842.123291">
                <text:p>1842.123291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1739.430176">
                <text:p>1739.430176</text:p>
              </table:table-cell>
              <table:table-cell office:value-type="float" office:value="1848.358521">
                <text:p>1848.358521</text:p>
              </table:table-cell>
              <table:table-cell office:value-type="float" office:value="1753.735229">
                <text:p>1753.735229</text:p>
              </table:table-cell>
              <table:table-cell office:value-type="float" office:value="1841.470947">
                <text:p>1841.470947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1746.130371">
                <text:p>1746.130371</text:p>
              </table:table-cell>
              <table:table-cell office:value-type="float" office:value="1845.037476">
                <text:p>1845.037476</text:p>
              </table:table-cell>
              <table:table-cell office:value-type="float" office:value="1760.425171">
                <text:p>1760.425171</text:p>
              </table:table-cell>
              <table:table-cell office:value-type="float" office:value="1841.013428">
                <text:p>1841.013428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1742.144653">
                <text:p>1742.144653</text:p>
              </table:table-cell>
              <table:table-cell office:value-type="float" office:value="1854.232788">
                <text:p>1854.232788</text:p>
              </table:table-cell>
              <table:table-cell office:value-type="float" office:value="1754.962036">
                <text:p>1754.962036</text:p>
              </table:table-cell>
              <table:table-cell office:value-type="float" office:value="1849.081421">
                <text:p>1849.081421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1747.327393">
                <text:p>1747.327393</text:p>
              </table:table-cell>
              <table:table-cell office:value-type="float" office:value="1851.769165">
                <text:p>1851.769165</text:p>
              </table:table-cell>
              <table:table-cell office:value-type="float" office:value="1759.248779">
                <text:p>1759.248779</text:p>
              </table:table-cell>
              <table:table-cell office:value-type="float" office:value="1849.693481">
                <text:p>1849.6934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751.165649">
                <text:p>1751.165649</text:p>
              </table:table-cell>
              <table:table-cell office:value-type="float" office:value="1853.165894">
                <text:p>1853.165894</text:p>
              </table:table-cell>
              <table:table-cell office:value-type="float" office:value="1762.756836">
                <text:p>1762.756836</text:p>
              </table:table-cell>
              <table:table-cell office:value-type="float" office:value="1849.378052">
                <text:p>1849.378052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1747.952515">
                <text:p>1747.952515</text:p>
              </table:table-cell>
              <table:table-cell office:value-type="float" office:value="1859.769287">
                <text:p>1859.769287</text:p>
              </table:table-cell>
              <table:table-cell office:value-type="float" office:value="1761.498291">
                <text:p>1761.498291</text:p>
              </table:table-cell>
              <table:table-cell office:value-type="float" office:value="1853.512451">
                <text:p>1853.512451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1749.752441">
                <text:p>1749.752441</text:p>
              </table:table-cell>
              <table:table-cell office:value-type="float" office:value="1859.089233">
                <text:p>1859.089233</text:p>
              </table:table-cell>
              <table:table-cell office:value-type="float" office:value="1763.522217">
                <text:p>1763.522217</text:p>
              </table:table-cell>
              <table:table-cell office:value-type="float" office:value="1855.281494">
                <text:p>1855.281494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1750.424194">
                <text:p>1750.424194</text:p>
              </table:table-cell>
              <table:table-cell office:value-type="float" office:value="1862.128662">
                <text:p>1862.128662</text:p>
              </table:table-cell>
              <table:table-cell office:value-type="float" office:value="1768.88916">
                <text:p>1768.88916</text:p>
              </table:table-cell>
              <table:table-cell office:value-type="float" office:value="1854.169189">
                <text:p>1854.169189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1752.090454">
                <text:p>1752.090454</text:p>
              </table:table-cell>
              <table:table-cell office:value-type="float" office:value="1862.933105">
                <text:p>1862.933105</text:p>
              </table:table-cell>
              <table:table-cell office:value-type="float" office:value="1764.832275">
                <text:p>1764.832275</text:p>
              </table:table-cell>
              <table:table-cell office:value-type="float" office:value="1857.858643">
                <text:p>1857.85864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752.407104">
                <text:p>1752.407104</text:p>
              </table:table-cell>
              <table:table-cell office:value-type="float" office:value="1860.880127">
                <text:p>1860.880127</text:p>
              </table:table-cell>
              <table:table-cell office:value-type="float" office:value="1765.838501">
                <text:p>1765.838501</text:p>
              </table:table-cell>
              <table:table-cell office:value-type="float" office:value="1856.428223">
                <text:p>1856.428223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1754.805786">
                <text:p>1754.805786</text:p>
              </table:table-cell>
              <table:table-cell office:value-type="float" office:value="1865.425415">
                <text:p>1865.425415</text:p>
              </table:table-cell>
              <table:table-cell office:value-type="float" office:value="1768.070801">
                <text:p>1768.070801</text:p>
              </table:table-cell>
              <table:table-cell office:value-type="float" office:value="1856.807495">
                <text:p>1856.807495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1754.247314">
                <text:p>1754.247314</text:p>
              </table:table-cell>
              <table:table-cell office:value-type="float" office:value="1864.244629">
                <text:p>1864.244629</text:p>
              </table:table-cell>
              <table:table-cell office:value-type="float" office:value="1768.947754">
                <text:p>1768.947754</text:p>
              </table:table-cell>
              <table:table-cell office:value-type="float" office:value="1858.59375">
                <text:p>1858.59375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756.71106">
                <text:p>1756.71106</text:p>
              </table:table-cell>
              <table:table-cell office:value-type="float" office:value="1866.423096">
                <text:p>1866.423096</text:p>
              </table:table-cell>
              <table:table-cell office:value-type="float" office:value="1767.62207">
                <text:p>1767.62207</text:p>
              </table:table-cell>
              <table:table-cell office:value-type="float" office:value="1861.081787">
                <text:p>1861.081787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1759.846069">
                <text:p>1759.846069</text:p>
              </table:table-cell>
              <table:table-cell office:value-type="float" office:value="1863.189819">
                <text:p>1863.189819</text:p>
              </table:table-cell>
              <table:table-cell office:value-type="float" office:value="1769.818115">
                <text:p>1769.818115</text:p>
              </table:table-cell>
              <table:table-cell office:value-type="float" office:value="1859.628174">
                <text:p>1859.62817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757.462769">
                <text:p>1757.462769</text:p>
              </table:table-cell>
              <table:table-cell office:value-type="float" office:value="1870.893066">
                <text:p>1870.893066</text:p>
              </table:table-cell>
              <table:table-cell office:value-type="float" office:value="1770.391602">
                <text:p>1770.391602</text:p>
              </table:table-cell>
              <table:table-cell office:value-type="float" office:value="1862.133057">
                <text:p>1862.133057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1759.524414">
                <text:p>1759.524414</text:p>
              </table:table-cell>
              <table:table-cell office:value-type="float" office:value="1867.734009">
                <text:p>1867.734009</text:p>
              </table:table-cell>
              <table:table-cell office:value-type="float" office:value="1771.126465">
                <text:p>1771.126465</text:p>
              </table:table-cell>
              <table:table-cell office:value-type="float" office:value="1863.672119">
                <text:p>1863.672119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1758.213623">
                <text:p>1758.213623</text:p>
              </table:table-cell>
              <table:table-cell office:value-type="float" office:value="1874.25769">
                <text:p>1874.25769</text:p>
              </table:table-cell>
              <table:table-cell office:value-type="float" office:value="1775.538574">
                <text:p>1775.538574</text:p>
              </table:table-cell>
              <table:table-cell office:value-type="float" office:value="1866.897583">
                <text:p>1866.897583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1762.458496">
                <text:p>1762.458496</text:p>
              </table:table-cell>
              <table:table-cell office:value-type="float" office:value="1869.389893">
                <text:p>1869.389893</text:p>
              </table:table-cell>
              <table:table-cell office:value-type="float" office:value="1775.46106">
                <text:p>1775.46106</text:p>
              </table:table-cell>
              <table:table-cell office:value-type="float" office:value="1865.78418">
                <text:p>1865.78418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1760.197632">
                <text:p>1760.197632</text:p>
              </table:table-cell>
              <table:table-cell office:value-type="float" office:value="1874.258179">
                <text:p>1874.258179</text:p>
              </table:table-cell>
              <table:table-cell office:value-type="float" office:value="1776.490356">
                <text:p>1776.490356</text:p>
              </table:table-cell>
              <table:table-cell office:value-type="float" office:value="1866.741089">
                <text:p>1866.7410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759.030518">
                <text:p>1759.030518</text:p>
              </table:table-cell>
              <table:table-cell office:value-type="float" office:value="1876.380859">
                <text:p>1876.380859</text:p>
              </table:table-cell>
              <table:table-cell office:value-type="float" office:value="1775.270752">
                <text:p>1775.270752</text:p>
              </table:table-cell>
              <table:table-cell office:value-type="float" office:value="1869.202393">
                <text:p>1869.202393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1761.424072">
                <text:p>1761.424072</text:p>
              </table:table-cell>
              <table:table-cell office:value-type="float" office:value="1878.247681">
                <text:p>1878.247681</text:p>
              </table:table-cell>
              <table:table-cell office:value-type="float" office:value="1778.508911">
                <text:p>1778.508911</text:p>
              </table:table-cell>
              <table:table-cell office:value-type="float" office:value="1871.086914">
                <text:p>1871.086914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1762.238159">
                <text:p>1762.238159</text:p>
              </table:table-cell>
              <table:table-cell office:value-type="float" office:value="1876.466553">
                <text:p>1876.466553</text:p>
              </table:table-cell>
              <table:table-cell office:value-type="float" office:value="1778.65979">
                <text:p>1778.65979</text:p>
              </table:table-cell>
              <table:table-cell office:value-type="float" office:value="1870.0354">
                <text:p>1870.0354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1763.039673">
                <text:p>1763.039673</text:p>
              </table:table-cell>
              <table:table-cell office:value-type="float" office:value="1878.676758">
                <text:p>1878.676758</text:p>
              </table:table-cell>
              <table:table-cell office:value-type="float" office:value="1778.470703">
                <text:p>1778.470703</text:p>
              </table:table-cell>
              <table:table-cell office:value-type="float" office:value="1872.804077">
                <text:p>1872.804077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1763.618652">
                <text:p>1763.618652</text:p>
              </table:table-cell>
              <table:table-cell office:value-type="float" office:value="1880.921875">
                <text:p>1880.921875</text:p>
              </table:table-cell>
              <table:table-cell office:value-type="float" office:value="1781.066528">
                <text:p>1781.066528</text:p>
              </table:table-cell>
              <table:table-cell office:value-type="float" office:value="1873.238403">
                <text:p>1873.23840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763.508057">
                <text:p>1763.508057</text:p>
              </table:table-cell>
              <table:table-cell office:value-type="float" office:value="1883.739014">
                <text:p>1883.739014</text:p>
              </table:table-cell>
              <table:table-cell office:value-type="float" office:value="1781.143311">
                <text:p>1781.143311</text:p>
              </table:table-cell>
              <table:table-cell office:value-type="float" office:value="1874.737793">
                <text:p>1874.737793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764.730469">
                <text:p>1764.730469</text:p>
              </table:table-cell>
              <table:table-cell office:value-type="float" office:value="1882.224121">
                <text:p>1882.224121</text:p>
              </table:table-cell>
              <table:table-cell office:value-type="float" office:value="1781.859375">
                <text:p>1781.859375</text:p>
              </table:table-cell>
              <table:table-cell office:value-type="float" office:value="1874.592529">
                <text:p>1874.592529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1768.887695">
                <text:p>1768.887695</text:p>
              </table:table-cell>
              <table:table-cell office:value-type="float" office:value="1880.65332">
                <text:p>1880.65332</text:p>
              </table:table-cell>
              <table:table-cell office:value-type="float" office:value="1784.244873">
                <text:p>1784.244873</text:p>
              </table:table-cell>
              <table:table-cell office:value-type="float" office:value="1874.185547">
                <text:p>1874.185547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1765.976074">
                <text:p>1765.976074</text:p>
              </table:table-cell>
              <table:table-cell office:value-type="float" office:value="1888.637329">
                <text:p>1888.637329</text:p>
              </table:table-cell>
              <table:table-cell office:value-type="float" office:value="1784.526367">
                <text:p>1784.526367</text:p>
              </table:table-cell>
              <table:table-cell office:value-type="float" office:value="1879.62793">
                <text:p>1879.62793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1771.85022">
                <text:p>1771.85022</text:p>
              </table:table-cell>
              <table:table-cell office:value-type="float" office:value="1886.160645">
                <text:p>1886.160645</text:p>
              </table:table-cell>
              <table:table-cell office:value-type="float" office:value="1785.710327">
                <text:p>1785.710327</text:p>
              </table:table-cell>
              <table:table-cell office:value-type="float" office:value="1881.987183">
                <text:p>1881.9871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70.509644">
                <text:p>1770.509644</text:p>
              </table:table-cell>
              <table:table-cell office:value-type="float" office:value="1885.494751">
                <text:p>1885.494751</text:p>
              </table:table-cell>
              <table:table-cell office:value-type="float" office:value="1789.421387">
                <text:p>1789.421387</text:p>
              </table:table-cell>
              <table:table-cell office:value-type="float" office:value="1875.7229">
                <text:p>1875.7229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770.089233">
                <text:p>1770.089233</text:p>
              </table:table-cell>
              <table:table-cell office:value-type="float" office:value="1889.692261">
                <text:p>1889.692261</text:p>
              </table:table-cell>
              <table:table-cell office:value-type="float" office:value="1788.280396">
                <text:p>1788.280396</text:p>
              </table:table-cell>
              <table:table-cell office:value-type="float" office:value="1879.454102">
                <text:p>1879.454102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1759.320557">
                <text:p>1759.320557</text:p>
              </table:table-cell>
              <table:table-cell office:value-type="float" office:value="1856.086182">
                <text:p>1856.086182</text:p>
              </table:table-cell>
              <table:table-cell office:value-type="float" office:value="1779.157715">
                <text:p>1779.157715</text:p>
              </table:table-cell>
              <table:table-cell office:value-type="float" office:value="1846.564941">
                <text:p>1846.564941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1723.751709">
                <text:p>1723.751709</text:p>
              </table:table-cell>
              <table:table-cell office:value-type="float" office:value="1873.588379">
                <text:p>1873.588379</text:p>
              </table:table-cell>
              <table:table-cell office:value-type="float" office:value="1729.103638">
                <text:p>1729.103638</text:p>
              </table:table-cell>
              <table:table-cell office:value-type="float" office:value="1875.223022">
                <text:p>1875.223022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1702.810913">
                <text:p>1702.810913</text:p>
              </table:table-cell>
              <table:table-cell office:value-type="float" office:value="1827.776489">
                <text:p>1827.776489</text:p>
              </table:table-cell>
              <table:table-cell office:value-type="float" office:value="1719.982422">
                <text:p>1719.982422</text:p>
              </table:table-cell>
              <table:table-cell office:value-type="float" office:value="1826.633179">
                <text:p>1826.6331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706.40918">
                <text:p>1706.40918</text:p>
              </table:table-cell>
              <table:table-cell office:value-type="float" office:value="1802.395264">
                <text:p>1802.395264</text:p>
              </table:table-cell>
              <table:table-cell office:value-type="float" office:value="1724.318726">
                <text:p>1724.318726</text:p>
              </table:table-cell>
              <table:table-cell office:value-type="float" office:value="1795.137939">
                <text:p>1795.137939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1679.869019">
                <text:p>1679.869019</text:p>
              </table:table-cell>
              <table:table-cell office:value-type="float" office:value="1806.352051">
                <text:p>1806.352051</text:p>
              </table:table-cell>
              <table:table-cell office:value-type="float" office:value="1689.718262">
                <text:p>1689.718262</text:p>
              </table:table-cell>
              <table:table-cell office:value-type="float" office:value="1803.241943">
                <text:p>1803.241943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1669.249146">
                <text:p>1669.249146</text:p>
              </table:table-cell>
              <table:table-cell office:value-type="float" office:value="1771.389648">
                <text:p>1771.389648</text:p>
              </table:table-cell>
              <table:table-cell office:value-type="float" office:value="1680.809082">
                <text:p>1680.809082</text:p>
              </table:table-cell>
              <table:table-cell office:value-type="float" office:value="1772.701904">
                <text:p>1772.701904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1660.407959">
                <text:p>1660.407959</text:p>
              </table:table-cell>
              <table:table-cell office:value-type="float" office:value="1758.870361">
                <text:p>1758.870361</text:p>
              </table:table-cell>
              <table:table-cell office:value-type="float" office:value="1672.91748">
                <text:p>1672.91748</text:p>
              </table:table-cell>
              <table:table-cell office:value-type="float" office:value="1756.367676">
                <text:p>1756.367676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1642.595581">
                <text:p>1642.595581</text:p>
              </table:table-cell>
              <table:table-cell office:value-type="float" office:value="1755.718018">
                <text:p>1755.718018</text:p>
              </table:table-cell>
              <table:table-cell office:value-type="float" office:value="1661.522339">
                <text:p>1661.522339</text:p>
              </table:table-cell>
              <table:table-cell office:value-type="float" office:value="1741.989258">
                <text:p>1741.98925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48.201538">
                <text:p>1648.201538</text:p>
              </table:table-cell>
              <table:table-cell office:value-type="float" office:value="1731.315308">
                <text:p>1731.315308</text:p>
              </table:table-cell>
              <table:table-cell office:value-type="float" office:value="1647.553711">
                <text:p>1647.553711</text:p>
              </table:table-cell>
              <table:table-cell office:value-type="float" office:value="1729.719849">
                <text:p>1729.719849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635.57605">
                <text:p>1635.57605</text:p>
              </table:table-cell>
              <table:table-cell office:value-type="float" office:value="1718.43103">
                <text:p>1718.43103</text:p>
              </table:table-cell>
              <table:table-cell office:value-type="float" office:value="1646.113159">
                <text:p>1646.113159</text:p>
              </table:table-cell>
              <table:table-cell office:value-type="float" office:value="1719.057251">
                <text:p>1719.057251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1624.022949">
                <text:p>1624.022949</text:p>
              </table:table-cell>
              <table:table-cell office:value-type="float" office:value="1707.744263">
                <text:p>1707.744263</text:p>
              </table:table-cell>
              <table:table-cell office:value-type="float" office:value="1635.13916">
                <text:p>1635.13916</text:p>
              </table:table-cell>
              <table:table-cell office:value-type="float" office:value="1710.722412">
                <text:p>1710.722412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1617.569824">
                <text:p>1617.569824</text:p>
              </table:table-cell>
              <table:table-cell office:value-type="float" office:value="1696.064819">
                <text:p>1696.064819</text:p>
              </table:table-cell>
              <table:table-cell office:value-type="float" office:value="1629.630005">
                <text:p>1629.630005</text:p>
              </table:table-cell>
              <table:table-cell office:value-type="float" office:value="1693.08252">
                <text:p>1693.08252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1608.860596">
                <text:p>1608.860596</text:p>
              </table:table-cell>
              <table:table-cell office:value-type="float" office:value="1691.410034">
                <text:p>1691.410034</text:p>
              </table:table-cell>
              <table:table-cell office:value-type="float" office:value="1623.897827">
                <text:p>1623.897827</text:p>
              </table:table-cell>
              <table:table-cell office:value-type="float" office:value="1684.270508">
                <text:p>1684.2705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11.76062">
                <text:p>1611.76062</text:p>
              </table:table-cell>
              <table:table-cell office:value-type="float" office:value="1673.235596">
                <text:p>1673.235596</text:p>
              </table:table-cell>
              <table:table-cell office:value-type="float" office:value="1613.200562">
                <text:p>1613.200562</text:p>
              </table:table-cell>
              <table:table-cell office:value-type="float" office:value="1670.273071">
                <text:p>1670.273071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1602.856079">
                <text:p>1602.856079</text:p>
              </table:table-cell>
              <table:table-cell office:value-type="float" office:value="1663.435181">
                <text:p>1663.435181</text:p>
              </table:table-cell>
              <table:table-cell office:value-type="float" office:value="1614.392578">
                <text:p>1614.392578</text:p>
              </table:table-cell>
              <table:table-cell office:value-type="float" office:value="1666.227051">
                <text:p>1666.227051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1600.658447">
                <text:p>1600.658447</text:p>
              </table:table-cell>
              <table:table-cell office:value-type="float" office:value="1661.703613">
                <text:p>1661.703613</text:p>
              </table:table-cell>
              <table:table-cell office:value-type="float" office:value="1608.874512">
                <text:p>1608.874512</text:p>
              </table:table-cell>
              <table:table-cell office:value-type="float" office:value="1660.060059">
                <text:p>1660.060059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1593.351196">
                <text:p>1593.351196</text:p>
              </table:table-cell>
              <table:table-cell office:value-type="float" office:value="1651.555176">
                <text:p>1651.555176</text:p>
              </table:table-cell>
              <table:table-cell office:value-type="float" office:value="1604.950806">
                <text:p>1604.950806</text:p>
              </table:table-cell>
              <table:table-cell office:value-type="float" office:value="1649.945557">
                <text:p>1649.945557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591.982422">
                <text:p>1591.982422</text:p>
              </table:table-cell>
              <table:table-cell office:value-type="float" office:value="1647.194092">
                <text:p>1647.194092</text:p>
              </table:table-cell>
              <table:table-cell office:value-type="float" office:value="1603.108398">
                <text:p>1603.108398</text:p>
              </table:table-cell>
              <table:table-cell office:value-type="float" office:value="1644.017578">
                <text:p>1644.01757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87.255981">
                <text:p>1587.255981</text:p>
              </table:table-cell>
              <table:table-cell office:value-type="float" office:value="1640.627686">
                <text:p>1640.627686</text:p>
              </table:table-cell>
              <table:table-cell office:value-type="float" office:value="1599.859863">
                <text:p>1599.859863</text:p>
              </table:table-cell>
              <table:table-cell office:value-type="float" office:value="1635.562988">
                <text:p>1635.562988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1590.891235">
                <text:p>1590.891235</text:p>
              </table:table-cell>
              <table:table-cell office:value-type="float" office:value="1631.702148">
                <text:p>1631.702148</text:p>
              </table:table-cell>
              <table:table-cell office:value-type="float" office:value="1595.159424">
                <text:p>1595.159424</text:p>
              </table:table-cell>
              <table:table-cell office:value-type="float" office:value="1633.076416">
                <text:p>1633.076416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1586.145386">
                <text:p>1586.145386</text:p>
              </table:table-cell>
              <table:table-cell office:value-type="float" office:value="1626.834717">
                <text:p>1626.834717</text:p>
              </table:table-cell>
              <table:table-cell office:value-type="float" office:value="1596.967163">
                <text:p>1596.967163</text:p>
              </table:table-cell>
              <table:table-cell office:value-type="float" office:value="1628.863037">
                <text:p>1628.863037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1581.667358">
                <text:p>1581.667358</text:p>
              </table:table-cell>
              <table:table-cell office:value-type="float" office:value="1625.379639">
                <text:p>1625.379639</text:p>
              </table:table-cell>
              <table:table-cell office:value-type="float" office:value="1596.58667">
                <text:p>1596.58667</text:p>
              </table:table-cell>
              <table:table-cell office:value-type="float" office:value="1619.398926">
                <text:p>1619.398926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1580.020996">
                <text:p>1580.020996</text:p>
              </table:table-cell>
              <table:table-cell office:value-type="float" office:value="1618.539673">
                <text:p>1618.539673</text:p>
              </table:table-cell>
              <table:table-cell office:value-type="float" office:value="1585.539429">
                <text:p>1585.539429</text:p>
              </table:table-cell>
              <table:table-cell office:value-type="float" office:value="1621.030273">
                <text:p>1621.03027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575.361206">
                <text:p>1575.361206</text:p>
              </table:table-cell>
              <table:table-cell office:value-type="float" office:value="1613.165283">
                <text:p>1613.165283</text:p>
              </table:table-cell>
              <table:table-cell office:value-type="float" office:value="1584.546387">
                <text:p>1584.546387</text:p>
              </table:table-cell>
              <table:table-cell office:value-type="float" office:value="1618.358643">
                <text:p>1618.358643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1573.058838">
                <text:p>1573.058838</text:p>
              </table:table-cell>
              <table:table-cell office:value-type="float" office:value="1610.899658">
                <text:p>1610.899658</text:p>
              </table:table-cell>
              <table:table-cell office:value-type="float" office:value="1584.187134">
                <text:p>1584.187134</text:p>
              </table:table-cell>
              <table:table-cell office:value-type="float" office:value="1607.892578">
                <text:p>1607.892578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1576.429199">
                <text:p>1576.429199</text:p>
              </table:table-cell>
              <table:table-cell office:value-type="float" office:value="1605.996826">
                <text:p>1605.996826</text:p>
              </table:table-cell>
              <table:table-cell office:value-type="float" office:value="1582.328613">
                <text:p>1582.328613</text:p>
              </table:table-cell>
              <table:table-cell office:value-type="float" office:value="1609.491455">
                <text:p>1609.491455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1573.043945">
                <text:p>1573.043945</text:p>
              </table:table-cell>
              <table:table-cell office:value-type="float" office:value="1604.720703">
                <text:p>1604.720703</text:p>
              </table:table-cell>
              <table:table-cell office:value-type="float" office:value="1582.062256">
                <text:p>1582.062256</text:p>
              </table:table-cell>
              <table:table-cell office:value-type="float" office:value="1606.200317">
                <text:p>1606.200317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1571.995728">
                <text:p>1571.995728</text:p>
              </table:table-cell>
              <table:table-cell office:value-type="float" office:value="1598.889893">
                <text:p>1598.889893</text:p>
              </table:table-cell>
              <table:table-cell office:value-type="float" office:value="1579.861938">
                <text:p>1579.861938</text:p>
              </table:table-cell>
              <table:table-cell office:value-type="float" office:value="1601.651733">
                <text:p>1601.65173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570.996582">
                <text:p>1570.996582</text:p>
              </table:table-cell>
              <table:table-cell office:value-type="float" office:value="1593.967285">
                <text:p>1593.967285</text:p>
              </table:table-cell>
              <table:table-cell office:value-type="float" office:value="1576.742554">
                <text:p>1576.742554</text:p>
              </table:table-cell>
              <table:table-cell office:value-type="float" office:value="1602.956421">
                <text:p>1602.956421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1566.483154">
                <text:p>1566.483154</text:p>
              </table:table-cell>
              <table:table-cell office:value-type="float" office:value="1594.136108">
                <text:p>1594.136108</text:p>
              </table:table-cell>
              <table:table-cell office:value-type="float" office:value="1578.885254">
                <text:p>1578.885254</text:p>
              </table:table-cell>
              <table:table-cell office:value-type="float" office:value="1594.658936">
                <text:p>1594.658936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1568.538574">
                <text:p>1568.538574</text:p>
              </table:table-cell>
              <table:table-cell office:value-type="float" office:value="1589.209717">
                <text:p>1589.209717</text:p>
              </table:table-cell>
              <table:table-cell office:value-type="float" office:value="1581.469849">
                <text:p>1581.469849</text:p>
              </table:table-cell>
              <table:table-cell office:value-type="float" office:value="1595.683716">
                <text:p>1595.683716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1568.072388">
                <text:p>1568.072388</text:p>
              </table:table-cell>
              <table:table-cell office:value-type="float" office:value="1585.671753">
                <text:p>1585.671753</text:p>
              </table:table-cell>
              <table:table-cell office:value-type="float" office:value="1579.002197">
                <text:p>1579.002197</text:p>
              </table:table-cell>
              <table:table-cell office:value-type="float" office:value="1592.925659">
                <text:p>1592.925659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1568.488159">
                <text:p>1568.488159</text:p>
              </table:table-cell>
              <table:table-cell office:value-type="float" office:value="1584.21167">
                <text:p>1584.21167</text:p>
              </table:table-cell>
              <table:table-cell office:value-type="float" office:value="1578.018921">
                <text:p>1578.018921</text:p>
              </table:table-cell>
              <table:table-cell office:value-type="float" office:value="1590.111328">
                <text:p>1590.11132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567.262451">
                <text:p>1567.262451</text:p>
              </table:table-cell>
              <table:table-cell office:value-type="float" office:value="1583.475708">
                <text:p>1583.475708</text:p>
              </table:table-cell>
              <table:table-cell office:value-type="float" office:value="1579.102661">
                <text:p>1579.102661</text:p>
              </table:table-cell>
              <table:table-cell office:value-type="float" office:value="1592.197266">
                <text:p>1592.197266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1568.471313">
                <text:p>1568.471313</text:p>
              </table:table-cell>
              <table:table-cell office:value-type="float" office:value="1594.073486">
                <text:p>1594.073486</text:p>
              </table:table-cell>
              <table:table-cell office:value-type="float" office:value="1563.545654">
                <text:p>1563.545654</text:p>
              </table:table-cell>
              <table:table-cell office:value-type="float" office:value="1582.549561">
                <text:p>1582.549561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1572.407104">
                <text:p>1572.407104</text:p>
              </table:table-cell>
              <table:table-cell office:value-type="float" office:value="1589.218262">
                <text:p>1589.218262</text:p>
              </table:table-cell>
              <table:table-cell office:value-type="float" office:value="1567.038208">
                <text:p>1567.038208</text:p>
              </table:table-cell>
              <table:table-cell office:value-type="float" office:value="1587.349243">
                <text:p>1587.349243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1567.238647">
                <text:p>1567.238647</text:p>
              </table:table-cell>
              <table:table-cell office:value-type="float" office:value="1584.729736">
                <text:p>1584.729736</text:p>
              </table:table-cell>
              <table:table-cell office:value-type="float" office:value="1569.023926">
                <text:p>1569.023926</text:p>
              </table:table-cell>
              <table:table-cell office:value-type="float" office:value="1581.892212">
                <text:p>1581.892212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1566.474121">
                <text:p>1566.474121</text:p>
              </table:table-cell>
              <table:table-cell office:value-type="float" office:value="1584.841187">
                <text:p>1584.841187</text:p>
              </table:table-cell>
              <table:table-cell office:value-type="float" office:value="1569.41333">
                <text:p>1569.41333</text:p>
              </table:table-cell>
              <table:table-cell office:value-type="float" office:value="1579.575439">
                <text:p>1579.57543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567.047241">
                <text:p>1567.047241</text:p>
              </table:table-cell>
              <table:table-cell office:value-type="float" office:value="1578.852173">
                <text:p>1578.852173</text:p>
              </table:table-cell>
              <table:table-cell office:value-type="float" office:value="1568.17688">
                <text:p>1568.17688</text:p>
              </table:table-cell>
              <table:table-cell office:value-type="float" office:value="1580.433716">
                <text:p>1580.433716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1568.944946">
                <text:p>1568.944946</text:p>
              </table:table-cell>
              <table:table-cell office:value-type="float" office:value="1576.857788">
                <text:p>1576.857788</text:p>
              </table:table-cell>
              <table:table-cell office:value-type="float" office:value="1571.505493">
                <text:p>1571.505493</text:p>
              </table:table-cell>
              <table:table-cell office:value-type="float" office:value="1575.839966">
                <text:p>1575.839966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1565.309692">
                <text:p>1565.309692</text:p>
              </table:table-cell>
              <table:table-cell office:value-type="float" office:value="1577.046875">
                <text:p>1577.046875</text:p>
              </table:table-cell>
              <table:table-cell office:value-type="float" office:value="1564.187378">
                <text:p>1564.187378</text:p>
              </table:table-cell>
              <table:table-cell office:value-type="float" office:value="1578.257324">
                <text:p>1578.257324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1565.092041">
                <text:p>1565.092041</text:p>
              </table:table-cell>
              <table:table-cell office:value-type="float" office:value="1577.787842">
                <text:p>1577.787842</text:p>
              </table:table-cell>
              <table:table-cell office:value-type="float" office:value="1567.047974">
                <text:p>1567.047974</text:p>
              </table:table-cell>
              <table:table-cell office:value-type="float" office:value="1577.936035">
                <text:p>1577.936035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1565.106323">
                <text:p>1565.106323</text:p>
              </table:table-cell>
              <table:table-cell office:value-type="float" office:value="1576.529053">
                <text:p>1576.529053</text:p>
              </table:table-cell>
              <table:table-cell office:value-type="float" office:value="1565.453979">
                <text:p>1565.453979</text:p>
              </table:table-cell>
              <table:table-cell office:value-type="float" office:value="1575.167114">
                <text:p>1575.1671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568.341797">
                <text:p>1568.341797</text:p>
              </table:table-cell>
              <table:table-cell office:value-type="float" office:value="1570.608521">
                <text:p>1570.608521</text:p>
              </table:table-cell>
              <table:table-cell office:value-type="float" office:value="1567.981934">
                <text:p>1567.981934</text:p>
              </table:table-cell>
              <table:table-cell office:value-type="float" office:value="1573.134888">
                <text:p>1573.134888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1568.737549">
                <text:p>1568.737549</text:p>
              </table:table-cell>
              <table:table-cell office:value-type="float" office:value="1573.812622">
                <text:p>1573.812622</text:p>
              </table:table-cell>
              <table:table-cell office:value-type="float" office:value="1566.559692">
                <text:p>1566.559692</text:p>
              </table:table-cell>
              <table:table-cell office:value-type="float" office:value="1576.447998">
                <text:p>1576.447998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1564.653687">
                <text:p>1564.653687</text:p>
              </table:table-cell>
              <table:table-cell office:value-type="float" office:value="1576.145752">
                <text:p>1576.145752</text:p>
              </table:table-cell>
              <table:table-cell office:value-type="float" office:value="1565.537476">
                <text:p>1565.537476</text:p>
              </table:table-cell>
              <table:table-cell office:value-type="float" office:value="1572.631592">
                <text:p>1572.631592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1561.887451">
                <text:p>1561.887451</text:p>
              </table:table-cell>
              <table:table-cell office:value-type="float" office:value="1574.36145">
                <text:p>1574.36145</text:p>
              </table:table-cell>
              <table:table-cell office:value-type="float" office:value="1564.800537">
                <text:p>1564.800537</text:p>
              </table:table-cell>
              <table:table-cell office:value-type="float" office:value="1572.859131">
                <text:p>1572.859131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1567.16394">
                <text:p>1567.16394</text:p>
              </table:table-cell>
              <table:table-cell office:value-type="float" office:value="1571.606812">
                <text:p>1571.606812</text:p>
              </table:table-cell>
              <table:table-cell office:value-type="float" office:value="1567.785889">
                <text:p>1567.785889</text:p>
              </table:table-cell>
              <table:table-cell office:value-type="float" office:value="1572.855713">
                <text:p>1572.8557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63.807495">
                <text:p>1563.807495</text:p>
              </table:table-cell>
              <table:table-cell office:value-type="float" office:value="1570.683594">
                <text:p>1570.683594</text:p>
              </table:table-cell>
              <table:table-cell office:value-type="float" office:value="1565.004883">
                <text:p>1565.004883</text:p>
              </table:table-cell>
              <table:table-cell office:value-type="float" office:value="1569.90625">
                <text:p>1569.90625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1564.83313">
                <text:p>1564.83313</text:p>
              </table:table-cell>
              <table:table-cell office:value-type="float" office:value="1571.730103">
                <text:p>1571.730103</text:p>
              </table:table-cell>
              <table:table-cell office:value-type="float" office:value="1565.922363">
                <text:p>1565.922363</text:p>
              </table:table-cell>
              <table:table-cell office:value-type="float" office:value="1569.488281">
                <text:p>1569.488281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1525.832397">
                <text:p>1525.832397</text:p>
              </table:table-cell>
              <table:table-cell office:value-type="float" office:value="1535.122437">
                <text:p>1535.122437</text:p>
              </table:table-cell>
              <table:table-cell office:value-type="float" office:value="1589.002808">
                <text:p>1589.002808</text:p>
              </table:table-cell>
              <table:table-cell office:value-type="float" office:value="1611.145142">
                <text:p>1611.145142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1532.156738">
                <text:p>1532.156738</text:p>
              </table:table-cell>
              <table:table-cell office:value-type="float" office:value="1516.447144">
                <text:p>1516.447144</text:p>
              </table:table-cell>
              <table:table-cell office:value-type="float" office:value="1603.27356">
                <text:p>1603.27356</text:p>
              </table:table-cell>
              <table:table-cell office:value-type="float" office:value="1634.139038">
                <text:p>1634.139038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1539.949707">
                <text:p>1539.949707</text:p>
              </table:table-cell>
              <table:table-cell office:value-type="float" office:value="1526.413086">
                <text:p>1526.413086</text:p>
              </table:table-cell>
              <table:table-cell office:value-type="float" office:value="1649.713379">
                <text:p>1649.713379</text:p>
              </table:table-cell>
              <table:table-cell office:value-type="float" office:value="1608.95874">
                <text:p>1608.9587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553.898682">
                <text:p>1553.898682</text:p>
              </table:table-cell>
              <table:table-cell office:value-type="float" office:value="1550.910034">
                <text:p>1550.910034</text:p>
              </table:table-cell>
              <table:table-cell office:value-type="float" office:value="1631.308472">
                <text:p>1631.308472</text:p>
              </table:table-cell>
              <table:table-cell office:value-type="float" office:value="1623.238037">
                <text:p>1623.238037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1555.605347">
                <text:p>1555.605347</text:p>
              </table:table-cell>
              <table:table-cell office:value-type="float" office:value="1566.678101">
                <text:p>1566.678101</text:p>
              </table:table-cell>
              <table:table-cell office:value-type="float" office:value="1610.162476">
                <text:p>1610.162476</text:p>
              </table:table-cell>
              <table:table-cell office:value-type="float" office:value="1651.656494">
                <text:p>1651.656494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1561.74646">
                <text:p>1561.74646</text:p>
              </table:table-cell>
              <table:table-cell office:value-type="float" office:value="1568.356934">
                <text:p>1568.356934</text:p>
              </table:table-cell>
              <table:table-cell office:value-type="float" office:value="1619.772705">
                <text:p>1619.772705</text:p>
              </table:table-cell>
              <table:table-cell office:value-type="float" office:value="1654.559204">
                <text:p>1654.559204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1565.409424">
                <text:p>1565.409424</text:p>
              </table:table-cell>
              <table:table-cell office:value-type="float" office:value="1575.036133">
                <text:p>1575.036133</text:p>
              </table:table-cell>
              <table:table-cell office:value-type="float" office:value="1626.524536">
                <text:p>1626.524536</text:p>
              </table:table-cell>
              <table:table-cell office:value-type="float" office:value="1660.433594">
                <text:p>1660.433594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1570.514771">
                <text:p>1570.514771</text:p>
              </table:table-cell>
              <table:table-cell office:value-type="float" office:value="1606.891846">
                <text:p>1606.891846</text:p>
              </table:table-cell>
              <table:table-cell office:value-type="float" office:value="1614.297607">
                <text:p>1614.297607</text:p>
              </table:table-cell>
              <table:table-cell office:value-type="float" office:value="1687.904053">
                <text:p>1687.9040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599.477417">
                <text:p>1599.477417</text:p>
              </table:table-cell>
              <table:table-cell office:value-type="float" office:value="1627.648071">
                <text:p>1627.648071</text:p>
              </table:table-cell>
              <table:table-cell office:value-type="float" office:value="1621.666138">
                <text:p>1621.666138</text:p>
              </table:table-cell>
              <table:table-cell office:value-type="float" office:value="1657.384277">
                <text:p>1657.384277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1637.935791">
                <text:p>1637.935791</text:p>
              </table:table-cell>
              <table:table-cell office:value-type="float" office:value="1676.018066">
                <text:p>1676.018066</text:p>
              </table:table-cell>
              <table:table-cell office:value-type="float" office:value="1622.261475">
                <text:p>1622.261475</text:p>
              </table:table-cell>
              <table:table-cell office:value-type="float" office:value="1665.349976">
                <text:p>1665.349976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1654.191406">
                <text:p>1654.191406</text:p>
              </table:table-cell>
              <table:table-cell office:value-type="float" office:value="1691.320801">
                <text:p>1691.320801</text:p>
              </table:table-cell>
              <table:table-cell office:value-type="float" office:value="1650.293823">
                <text:p>1650.293823</text:p>
              </table:table-cell>
              <table:table-cell office:value-type="float" office:value="1677.824463">
                <text:p>1677.824463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1652.172729">
                <text:p>1652.172729</text:p>
              </table:table-cell>
              <table:table-cell office:value-type="float" office:value="1742.718262">
                <text:p>1742.718262</text:p>
              </table:table-cell>
              <table:table-cell office:value-type="float" office:value="1649.098145">
                <text:p>1649.098145</text:p>
              </table:table-cell>
              <table:table-cell office:value-type="float" office:value="1736.079224">
                <text:p>1736.079224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1682.55127">
                <text:p>1682.55127</text:p>
              </table:table-cell>
              <table:table-cell office:value-type="float" office:value="1721.786133">
                <text:p>1721.786133</text:p>
              </table:table-cell>
              <table:table-cell office:value-type="float" office:value="1691.739258">
                <text:p>1691.739258</text:p>
              </table:table-cell>
              <table:table-cell office:value-type="float" office:value="1711.402222">
                <text:p>1711.4022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97.309082">
                <text:p>1697.309082</text:p>
              </table:table-cell>
              <table:table-cell office:value-type="float" office:value="1751.927734">
                <text:p>1751.927734</text:p>
              </table:table-cell>
              <table:table-cell office:value-type="float" office:value="1710.741455">
                <text:p>1710.741455</text:p>
              </table:table-cell>
              <table:table-cell office:value-type="float" office:value="1739.960938">
                <text:p>1739.960938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1719.054932">
                <text:p>1719.054932</text:p>
              </table:table-cell>
              <table:table-cell office:value-type="float" office:value="1789.911621">
                <text:p>1789.911621</text:p>
              </table:table-cell>
              <table:table-cell office:value-type="float" office:value="1728.686646">
                <text:p>1728.686646</text:p>
              </table:table-cell>
              <table:table-cell office:value-type="float" office:value="1782.802979">
                <text:p>1782.802979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1735.369629">
                <text:p>1735.369629</text:p>
              </table:table-cell>
              <table:table-cell office:value-type="float" office:value="1793.859863">
                <text:p>1793.859863</text:p>
              </table:table-cell>
              <table:table-cell office:value-type="float" office:value="1746.980957">
                <text:p>1746.980957</text:p>
              </table:table-cell>
              <table:table-cell office:value-type="float" office:value="1783.264648">
                <text:p>1783.264648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1741.813232">
                <text:p>1741.813232</text:p>
              </table:table-cell>
              <table:table-cell office:value-type="float" office:value="1831.027832">
                <text:p>1831.027832</text:p>
              </table:table-cell>
              <table:table-cell office:value-type="float" office:value="1750.625244">
                <text:p>1750.625244</text:p>
              </table:table-cell>
              <table:table-cell office:value-type="float" office:value="1821.124023">
                <text:p>1821.124023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1736.647095">
                <text:p>1736.647095</text:p>
              </table:table-cell>
              <table:table-cell office:value-type="float" office:value="1807.18042">
                <text:p>1807.18042</text:p>
              </table:table-cell>
              <table:table-cell office:value-type="float" office:value="1746.124512">
                <text:p>1746.124512</text:p>
              </table:table-cell>
              <table:table-cell office:value-type="float" office:value="1819.216797">
                <text:p>1819.21679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717.656494">
                <text:p>1717.656494</text:p>
              </table:table-cell>
              <table:table-cell office:value-type="float" office:value="1839.546021">
                <text:p>1839.546021</text:p>
              </table:table-cell>
              <table:table-cell office:value-type="float" office:value="1734.687378">
                <text:p>1734.687378</text:p>
              </table:table-cell>
              <table:table-cell office:value-type="float" office:value="1837.35376">
                <text:p>1837.35376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1720.707886">
                <text:p>1720.707886</text:p>
              </table:table-cell>
              <table:table-cell office:value-type="float" office:value="1830.634033">
                <text:p>1830.634033</text:p>
              </table:table-cell>
              <table:table-cell office:value-type="float" office:value="1735.674561">
                <text:p>1735.674561</text:p>
              </table:table-cell>
              <table:table-cell office:value-type="float" office:value="1819.310791">
                <text:p>1819.310791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1735.994507">
                <text:p>1735.994507</text:p>
              </table:table-cell>
              <table:table-cell office:value-type="float" office:value="1825.400635">
                <text:p>1825.400635</text:p>
              </table:table-cell>
              <table:table-cell office:value-type="float" office:value="1749.466064">
                <text:p>1749.466064</text:p>
              </table:table-cell>
              <table:table-cell office:value-type="float" office:value="1812.807007">
                <text:p>1812.807007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1732.520264">
                <text:p>1732.520264</text:p>
              </table:table-cell>
              <table:table-cell office:value-type="float" office:value="1838.669434">
                <text:p>1838.669434</text:p>
              </table:table-cell>
              <table:table-cell office:value-type="float" office:value="1739.530762">
                <text:p>1739.530762</text:p>
              </table:table-cell>
              <table:table-cell office:value-type="float" office:value="1835.239502">
                <text:p>1835.239502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1730.363037">
                <text:p>1730.363037</text:p>
              </table:table-cell>
              <table:table-cell office:value-type="float" office:value="1835.209106">
                <text:p>1835.209106</text:p>
              </table:table-cell>
              <table:table-cell office:value-type="float" office:value="1745.741821">
                <text:p>1745.741821</text:p>
              </table:table-cell>
              <table:table-cell office:value-type="float" office:value="1826.445923">
                <text:p>1826.44592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737.602051">
                <text:p>1737.602051</text:p>
              </table:table-cell>
              <table:table-cell office:value-type="float" office:value="1832.630981">
                <text:p>1832.630981</text:p>
              </table:table-cell>
              <table:table-cell office:value-type="float" office:value="1749.214844">
                <text:p>1749.214844</text:p>
              </table:table-cell>
              <table:table-cell office:value-type="float" office:value="1825.419067">
                <text:p>1825.419067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1734.00769">
                <text:p>1734.00769</text:p>
              </table:table-cell>
              <table:table-cell office:value-type="float" office:value="1839.063232">
                <text:p>1839.063232</text:p>
              </table:table-cell>
              <table:table-cell office:value-type="float" office:value="1743.081299">
                <text:p>1743.081299</text:p>
              </table:table-cell>
              <table:table-cell office:value-type="float" office:value="1837.696899">
                <text:p>1837.696899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1733.737549">
                <text:p>1733.737549</text:p>
              </table:table-cell>
              <table:table-cell office:value-type="float" office:value="1845.381836">
                <text:p>1845.381836</text:p>
              </table:table-cell>
              <table:table-cell office:value-type="float" office:value="1745.645386">
                <text:p>1745.645386</text:p>
              </table:table-cell>
              <table:table-cell office:value-type="float" office:value="1836.17041">
                <text:p>1836.17041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1737.688599">
                <text:p>1737.688599</text:p>
              </table:table-cell>
              <table:table-cell office:value-type="float" office:value="1839.923462">
                <text:p>1839.923462</text:p>
              </table:table-cell>
              <table:table-cell office:value-type="float" office:value="1750.367432">
                <text:p>1750.367432</text:p>
              </table:table-cell>
              <table:table-cell office:value-type="float" office:value="1836.360962">
                <text:p>1836.360962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1737.87439">
                <text:p>1737.87439</text:p>
              </table:table-cell>
              <table:table-cell office:value-type="float" office:value="1844.074707">
                <text:p>1844.074707</text:p>
              </table:table-cell>
              <table:table-cell office:value-type="float" office:value="1752.750488">
                <text:p>1752.750488</text:p>
              </table:table-cell>
              <table:table-cell office:value-type="float" office:value="1838.021362">
                <text:p>1838.02136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742.812988">
                <text:p>1742.812988</text:p>
              </table:table-cell>
              <table:table-cell office:value-type="float" office:value="1841.302246">
                <text:p>1841.302246</text:p>
              </table:table-cell>
              <table:table-cell office:value-type="float" office:value="1756.786987">
                <text:p>1756.786987</text:p>
              </table:table-cell>
              <table:table-cell office:value-type="float" office:value="1836.486816">
                <text:p>1836.486816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1740.965088">
                <text:p>1740.965088</text:p>
              </table:table-cell>
              <table:table-cell office:value-type="float" office:value="1847.159546">
                <text:p>1847.159546</text:p>
              </table:table-cell>
              <table:table-cell office:value-type="float" office:value="1753.955566">
                <text:p>1753.955566</text:p>
              </table:table-cell>
              <table:table-cell office:value-type="float" office:value="1840.300781">
                <text:p>1840.300781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1736.008301">
                <text:p>1736.008301</text:p>
              </table:table-cell>
              <table:table-cell office:value-type="float" office:value="1847.570801">
                <text:p>1847.570801</text:p>
              </table:table-cell>
              <table:table-cell office:value-type="float" office:value="1752.005371">
                <text:p>1752.005371</text:p>
              </table:table-cell>
              <table:table-cell office:value-type="float" office:value="1842.832886">
                <text:p>1842.832886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1739.311035">
                <text:p>1739.311035</text:p>
              </table:table-cell>
              <table:table-cell office:value-type="float" office:value="1850.089722">
                <text:p>1850.089722</text:p>
              </table:table-cell>
              <table:table-cell office:value-type="float" office:value="1750.844971">
                <text:p>1750.844971</text:p>
              </table:table-cell>
              <table:table-cell office:value-type="float" office:value="1842.168457">
                <text:p>1842.168457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1741.186523">
                <text:p>1741.186523</text:p>
              </table:table-cell>
              <table:table-cell office:value-type="float" office:value="1848.841675">
                <text:p>1848.841675</text:p>
              </table:table-cell>
              <table:table-cell office:value-type="float" office:value="1756.225342">
                <text:p>1756.225342</text:p>
              </table:table-cell>
              <table:table-cell office:value-type="float" office:value="1843.365479">
                <text:p>1843.36547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742.447388">
                <text:p>1742.447388</text:p>
              </table:table-cell>
              <table:table-cell office:value-type="float" office:value="1850.192993">
                <text:p>1850.192993</text:p>
              </table:table-cell>
              <table:table-cell office:value-type="float" office:value="1755.35083">
                <text:p>1755.35083</text:p>
              </table:table-cell>
              <table:table-cell office:value-type="float" office:value="1842.811768">
                <text:p>1842.811768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1741.234497">
                <text:p>1741.234497</text:p>
              </table:table-cell>
              <table:table-cell office:value-type="float" office:value="1853.644775">
                <text:p>1853.644775</text:p>
              </table:table-cell>
              <table:table-cell office:value-type="float" office:value="1757.390869">
                <text:p>1757.390869</text:p>
              </table:table-cell>
              <table:table-cell office:value-type="float" office:value="1847.04248">
                <text:p>1847.04248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1743.998291">
                <text:p>1743.998291</text:p>
              </table:table-cell>
              <table:table-cell office:value-type="float" office:value="1852.336792">
                <text:p>1852.336792</text:p>
              </table:table-cell>
              <table:table-cell office:value-type="float" office:value="1755.535889">
                <text:p>1755.535889</text:p>
              </table:table-cell>
              <table:table-cell office:value-type="float" office:value="1848.708374">
                <text:p>1848.708374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1744.857666">
                <text:p>1744.857666</text:p>
              </table:table-cell>
              <table:table-cell office:value-type="float" office:value="1851.047363">
                <text:p>1851.047363</text:p>
              </table:table-cell>
              <table:table-cell office:value-type="float" office:value="1759.338135">
                <text:p>1759.338135</text:p>
              </table:table-cell>
              <table:table-cell office:value-type="float" office:value="1843.995483">
                <text:p>1843.995483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1745.340332">
                <text:p>1745.340332</text:p>
              </table:table-cell>
              <table:table-cell office:value-type="float" office:value="1850.428223">
                <text:p>1850.428223</text:p>
              </table:table-cell>
              <table:table-cell office:value-type="float" office:value="1757.001221">
                <text:p>1757.001221</text:p>
              </table:table-cell>
              <table:table-cell office:value-type="float" office:value="1847.916016">
                <text:p>1847.9160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41.730591">
                <text:p>1741.730591</text:p>
              </table:table-cell>
              <table:table-cell office:value-type="float" office:value="1855.887817">
                <text:p>1855.887817</text:p>
              </table:table-cell>
              <table:table-cell office:value-type="float" office:value="1758.748779">
                <text:p>1758.748779</text:p>
              </table:table-cell>
              <table:table-cell office:value-type="float" office:value="1849.681274">
                <text:p>1849.681274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1745.654175">
                <text:p>1745.654175</text:p>
              </table:table-cell>
              <table:table-cell office:value-type="float" office:value="1855.47583">
                <text:p>1855.47583</text:p>
              </table:table-cell>
              <table:table-cell office:value-type="float" office:value="1759.925049">
                <text:p>1759.925049</text:p>
              </table:table-cell>
              <table:table-cell office:value-type="float" office:value="1849.005493">
                <text:p>1849.005493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1747.91687">
                <text:p>1747.91687</text:p>
              </table:table-cell>
              <table:table-cell office:value-type="float" office:value="1856.096558">
                <text:p>1856.096558</text:p>
              </table:table-cell>
              <table:table-cell office:value-type="float" office:value="1758.753662">
                <text:p>1758.753662</text:p>
              </table:table-cell>
              <table:table-cell office:value-type="float" office:value="1851.210938">
                <text:p>1851.210938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1746.801392">
                <text:p>1746.801392</text:p>
              </table:table-cell>
              <table:table-cell office:value-type="float" office:value="1858.307373">
                <text:p>1858.307373</text:p>
              </table:table-cell>
              <table:table-cell office:value-type="float" office:value="1762.753662">
                <text:p>1762.753662</text:p>
              </table:table-cell>
              <table:table-cell office:value-type="float" office:value="1849.870483">
                <text:p>1849.870483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1750.825928">
                <text:p>1750.825928</text:p>
              </table:table-cell>
              <table:table-cell office:value-type="float" office:value="1858.259399">
                <text:p>1858.259399</text:p>
              </table:table-cell>
              <table:table-cell office:value-type="float" office:value="1762.998779">
                <text:p>1762.998779</text:p>
              </table:table-cell>
              <table:table-cell office:value-type="float" office:value="1851.042969">
                <text:p>1851.0429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750.567383">
                <text:p>1750.567383</text:p>
              </table:table-cell>
              <table:table-cell office:value-type="float" office:value="1859.637939">
                <text:p>1859.637939</text:p>
              </table:table-cell>
              <table:table-cell office:value-type="float" office:value="1763.034302">
                <text:p>1763.034302</text:p>
              </table:table-cell>
              <table:table-cell office:value-type="float" office:value="1856.611694">
                <text:p>1856.611694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1754.499878">
                <text:p>1754.499878</text:p>
              </table:table-cell>
              <table:table-cell office:value-type="float" office:value="1857.935791">
                <text:p>1857.935791</text:p>
              </table:table-cell>
              <table:table-cell office:value-type="float" office:value="1765.918457">
                <text:p>1765.918457</text:p>
              </table:table-cell>
              <table:table-cell office:value-type="float" office:value="1852.315918">
                <text:p>1852.315918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1755.359863">
                <text:p>1755.359863</text:p>
              </table:table-cell>
              <table:table-cell office:value-type="float" office:value="1859.702637">
                <text:p>1859.702637</text:p>
              </table:table-cell>
              <table:table-cell office:value-type="float" office:value="1767.662964">
                <text:p>1767.662964</text:p>
              </table:table-cell>
              <table:table-cell office:value-type="float" office:value="1857.789917">
                <text:p>1857.789917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1753.023682">
                <text:p>1753.023682</text:p>
              </table:table-cell>
              <table:table-cell office:value-type="float" office:value="1863.723877">
                <text:p>1863.723877</text:p>
              </table:table-cell>
              <table:table-cell office:value-type="float" office:value="1771.625854">
                <text:p>1771.625854</text:p>
              </table:table-cell>
              <table:table-cell office:value-type="float" office:value="1860.897461">
                <text:p>1860.897461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1752.37793">
                <text:p>1752.37793</text:p>
              </table:table-cell>
              <table:table-cell office:value-type="float" office:value="1870.382935">
                <text:p>1870.382935</text:p>
              </table:table-cell>
              <table:table-cell office:value-type="float" office:value="1770.175659">
                <text:p>1770.175659</text:p>
              </table:table-cell>
              <table:table-cell office:value-type="float" office:value="1863.569946">
                <text:p>1863.5699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58.128418">
                <text:p>1758.128418</text:p>
              </table:table-cell>
              <table:table-cell office:value-type="float" office:value="1868.239136">
                <text:p>1868.239136</text:p>
              </table:table-cell>
              <table:table-cell office:value-type="float" office:value="1772.870117">
                <text:p>1772.870117</text:p>
              </table:table-cell>
              <table:table-cell office:value-type="float" office:value="1861.681641">
                <text:p>1861.681641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1759.149902">
                <text:p>1759.149902</text:p>
              </table:table-cell>
              <table:table-cell office:value-type="float" office:value="1866.856689">
                <text:p>1866.856689</text:p>
              </table:table-cell>
              <table:table-cell office:value-type="float" office:value="1773.22583">
                <text:p>1773.22583</text:p>
              </table:table-cell>
              <table:table-cell office:value-type="float" office:value="1863.219116">
                <text:p>1863.219116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1759.964111">
                <text:p>1759.964111</text:p>
              </table:table-cell>
              <table:table-cell office:value-type="float" office:value="1871.269897">
                <text:p>1871.269897</text:p>
              </table:table-cell>
              <table:table-cell office:value-type="float" office:value="1774.003662">
                <text:p>1774.003662</text:p>
              </table:table-cell>
              <table:table-cell office:value-type="float" office:value="1863.976685">
                <text:p>1863.976685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1757.772461">
                <text:p>1757.772461</text:p>
              </table:table-cell>
              <table:table-cell office:value-type="float" office:value="1875.317627">
                <text:p>1875.317627</text:p>
              </table:table-cell>
              <table:table-cell office:value-type="float" office:value="1774.867432">
                <text:p>1774.867432</text:p>
              </table:table-cell>
              <table:table-cell office:value-type="float" office:value="1866.719482">
                <text:p>1866.719482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1757.825684">
                <text:p>1757.825684</text:p>
              </table:table-cell>
              <table:table-cell office:value-type="float" office:value="1873.484619">
                <text:p>1873.484619</text:p>
              </table:table-cell>
              <table:table-cell office:value-type="float" office:value="1772.848877">
                <text:p>1772.848877</text:p>
              </table:table-cell>
              <table:table-cell office:value-type="float" office:value="1866.387817">
                <text:p>1866.38781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761.258301">
                <text:p>1761.258301</text:p>
              </table:table-cell>
              <table:table-cell office:value-type="float" office:value="1876.581909">
                <text:p>1876.581909</text:p>
              </table:table-cell>
              <table:table-cell office:value-type="float" office:value="1777.003662">
                <text:p>1777.003662</text:p>
              </table:table-cell>
              <table:table-cell office:value-type="float" office:value="1868.175171">
                <text:p>1868.175171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1759.033447">
                <text:p>1759.033447</text:p>
              </table:table-cell>
              <table:table-cell office:value-type="float" office:value="1876.143555">
                <text:p>1876.143555</text:p>
              </table:table-cell>
              <table:table-cell office:value-type="float" office:value="1775.655151">
                <text:p>1775.655151</text:p>
              </table:table-cell>
              <table:table-cell office:value-type="float" office:value="1868.625366">
                <text:p>1868.625366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1763.376709">
                <text:p>1763.376709</text:p>
              </table:table-cell>
              <table:table-cell office:value-type="float" office:value="1876.924561">
                <text:p>1876.924561</text:p>
              </table:table-cell>
              <table:table-cell office:value-type="float" office:value="1778.29126">
                <text:p>1778.29126</text:p>
              </table:table-cell>
              <table:table-cell office:value-type="float" office:value="1870.780762">
                <text:p>1870.780762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765.439453">
                <text:p>1765.439453</text:p>
              </table:table-cell>
              <table:table-cell office:value-type="float" office:value="1878.08313">
                <text:p>1878.08313</text:p>
              </table:table-cell>
              <table:table-cell office:value-type="float" office:value="1779.611572">
                <text:p>1779.611572</text:p>
              </table:table-cell>
              <table:table-cell office:value-type="float" office:value="1873.154053">
                <text:p>1873.154053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1763.310181">
                <text:p>1763.310181</text:p>
              </table:table-cell>
              <table:table-cell office:value-type="float" office:value="1880.116699">
                <text:p>1880.116699</text:p>
              </table:table-cell>
              <table:table-cell office:value-type="float" office:value="1779.982544">
                <text:p>1779.982544</text:p>
              </table:table-cell>
              <table:table-cell office:value-type="float" office:value="1874.22583">
                <text:p>1874.225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768.486572">
                <text:p>1768.486572</text:p>
              </table:table-cell>
              <table:table-cell office:value-type="float" office:value="1877.56958">
                <text:p>1877.56958</text:p>
              </table:table-cell>
              <table:table-cell office:value-type="float" office:value="1780.744263">
                <text:p>1780.744263</text:p>
              </table:table-cell>
              <table:table-cell office:value-type="float" office:value="1872.393311">
                <text:p>1872.393311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1766.914917">
                <text:p>1766.914917</text:p>
              </table:table-cell>
              <table:table-cell office:value-type="float" office:value="1882.346191">
                <text:p>1882.346191</text:p>
              </table:table-cell>
              <table:table-cell office:value-type="float" office:value="1781.123291">
                <text:p>1781.123291</text:p>
              </table:table-cell>
              <table:table-cell office:value-type="float" office:value="1873.79541">
                <text:p>1873.79541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1768.042236">
                <text:p>1768.042236</text:p>
              </table:table-cell>
              <table:table-cell office:value-type="float" office:value="1883.286499">
                <text:p>1883.286499</text:p>
              </table:table-cell>
              <table:table-cell office:value-type="float" office:value="1783.31604">
                <text:p>1783.31604</text:p>
              </table:table-cell>
              <table:table-cell office:value-type="float" office:value="1877.804688">
                <text:p>1877.804688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1768.369751">
                <text:p>1768.369751</text:p>
              </table:table-cell>
              <table:table-cell office:value-type="float" office:value="1882.929932">
                <text:p>1882.929932</text:p>
              </table:table-cell>
              <table:table-cell office:value-type="float" office:value="1784.93042">
                <text:p>1784.93042</text:p>
              </table:table-cell>
              <table:table-cell office:value-type="float" office:value="1875.546875">
                <text:p>1875.546875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1769.802002">
                <text:p>1769.802002</text:p>
              </table:table-cell>
              <table:table-cell office:value-type="float" office:value="1885.946777">
                <text:p>1885.946777</text:p>
              </table:table-cell>
              <table:table-cell office:value-type="float" office:value="1786.283813">
                <text:p>1786.283813</text:p>
              </table:table-cell>
              <table:table-cell office:value-type="float" office:value="1878.244873">
                <text:p>1878.2448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767.194092">
                <text:p>1767.194092</text:p>
              </table:table-cell>
              <table:table-cell office:value-type="float" office:value="1886.336182">
                <text:p>1886.336182</text:p>
              </table:table-cell>
              <table:table-cell office:value-type="float" office:value="1784.482544">
                <text:p>1784.482544</text:p>
              </table:table-cell>
              <table:table-cell office:value-type="float" office:value="1878.513184">
                <text:p>1878.513184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1770.057861">
                <text:p>1770.057861</text:p>
              </table:table-cell>
              <table:table-cell office:value-type="float" office:value="1885.44751">
                <text:p>1885.44751</text:p>
              </table:table-cell>
              <table:table-cell office:value-type="float" office:value="1788.592896">
                <text:p>1788.592896</text:p>
              </table:table-cell>
              <table:table-cell office:value-type="float" office:value="1878.932983">
                <text:p>1878.932983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1769.215332">
                <text:p>1769.215332</text:p>
              </table:table-cell>
              <table:table-cell office:value-type="float" office:value="1890.282715">
                <text:p>1890.282715</text:p>
              </table:table-cell>
              <table:table-cell office:value-type="float" office:value="1785.925903">
                <text:p>1785.925903</text:p>
              </table:table-cell>
              <table:table-cell office:value-type="float" office:value="1884.579468">
                <text:p>1884.579468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1769.237427">
                <text:p>1769.237427</text:p>
              </table:table-cell>
              <table:table-cell office:value-type="float" office:value="1888.140991">
                <text:p>1888.140991</text:p>
              </table:table-cell>
              <table:table-cell office:value-type="float" office:value="1786.309204">
                <text:p>1786.309204</text:p>
              </table:table-cell>
              <table:table-cell office:value-type="float" office:value="1882.627319">
                <text:p>1882.627319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773.988403">
                <text:p>1773.988403</text:p>
              </table:table-cell>
              <table:table-cell office:value-type="float" office:value="1887.340698">
                <text:p>1887.340698</text:p>
              </table:table-cell>
              <table:table-cell office:value-type="float" office:value="1790.322144">
                <text:p>1790.322144</text:p>
              </table:table-cell>
              <table:table-cell office:value-type="float" office:value="1878.918701">
                <text:p>1878.9187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765.47998">
                <text:p>1765.47998</text:p>
              </table:table-cell>
              <table:table-cell office:value-type="float" office:value="1847.130493">
                <text:p>1847.130493</text:p>
              </table:table-cell>
              <table:table-cell office:value-type="float" office:value="1779.371094">
                <text:p>1779.371094</text:p>
              </table:table-cell>
              <table:table-cell office:value-type="float" office:value="1844.037842">
                <text:p>1844.037842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1714.598877">
                <text:p>1714.598877</text:p>
              </table:table-cell>
              <table:table-cell office:value-type="float" office:value="1872.360596">
                <text:p>1872.360596</text:p>
              </table:table-cell>
              <table:table-cell office:value-type="float" office:value="1720.581909">
                <text:p>1720.581909</text:p>
              </table:table-cell>
              <table:table-cell office:value-type="float" office:value="1875.922241">
                <text:p>1875.922241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1705.248169">
                <text:p>1705.248169</text:p>
              </table:table-cell>
              <table:table-cell office:value-type="float" office:value="1819.497437">
                <text:p>1819.497437</text:p>
              </table:table-cell>
              <table:table-cell office:value-type="float" office:value="1722.301514">
                <text:p>1722.301514</text:p>
              </table:table-cell>
              <table:table-cell office:value-type="float" office:value="1815.944336">
                <text:p>1815.944336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1705.348877">
                <text:p>1705.348877</text:p>
              </table:table-cell>
              <table:table-cell office:value-type="float" office:value="1806.591431">
                <text:p>1806.591431</text:p>
              </table:table-cell>
              <table:table-cell office:value-type="float" office:value="1721.567139">
                <text:p>1721.567139</text:p>
              </table:table-cell>
              <table:table-cell office:value-type="float" office:value="1800.757568">
                <text:p>1800.757568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1672.354736">
                <text:p>1672.354736</text:p>
              </table:table-cell>
              <table:table-cell office:value-type="float" office:value="1811.240356">
                <text:p>1811.240356</text:p>
              </table:table-cell>
              <table:table-cell office:value-type="float" office:value="1684.364136">
                <text:p>1684.364136</text:p>
              </table:table-cell>
              <table:table-cell office:value-type="float" office:value="1809.08606">
                <text:p>1809.086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71.059448">
                <text:p>1671.059448</text:p>
              </table:table-cell>
              <table:table-cell office:value-type="float" office:value="1770.11499">
                <text:p>1770.11499</text:p>
              </table:table-cell>
              <table:table-cell office:value-type="float" office:value="1684.681396">
                <text:p>1684.681396</text:p>
              </table:table-cell>
              <table:table-cell office:value-type="float" office:value="1770.700073">
                <text:p>1770.700073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1662.278931">
                <text:p>1662.278931</text:p>
              </table:table-cell>
              <table:table-cell office:value-type="float" office:value="1758.613281">
                <text:p>1758.613281</text:p>
              </table:table-cell>
              <table:table-cell office:value-type="float" office:value="1677.823486">
                <text:p>1677.823486</text:p>
              </table:table-cell>
              <table:table-cell office:value-type="float" office:value="1755.623901">
                <text:p>1755.623901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1649.295898">
                <text:p>1649.295898</text:p>
              </table:table-cell>
              <table:table-cell office:value-type="float" office:value="1762.309326">
                <text:p>1762.309326</text:p>
              </table:table-cell>
              <table:table-cell office:value-type="float" office:value="1656.972656">
                <text:p>1656.972656</text:p>
              </table:table-cell>
              <table:table-cell office:value-type="float" office:value="1748.942139">
                <text:p>1748.942139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1652.978149">
                <text:p>1652.978149</text:p>
              </table:table-cell>
              <table:table-cell office:value-type="float" office:value="1729.351685">
                <text:p>1729.351685</text:p>
              </table:table-cell>
              <table:table-cell office:value-type="float" office:value="1656.889771">
                <text:p>1656.889771</text:p>
              </table:table-cell>
              <table:table-cell office:value-type="float" office:value="1733.728638">
                <text:p>1733.728638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1637.948608">
                <text:p>1637.948608</text:p>
              </table:table-cell>
              <table:table-cell office:value-type="float" office:value="1722.420898">
                <text:p>1722.420898</text:p>
              </table:table-cell>
              <table:table-cell office:value-type="float" office:value="1652.981689">
                <text:p>1652.981689</text:p>
              </table:table-cell>
              <table:table-cell office:value-type="float" office:value="1719.675293">
                <text:p>1719.67529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28.893799">
                <text:p>1628.893799</text:p>
              </table:table-cell>
              <table:table-cell office:value-type="float" office:value="1714.089478">
                <text:p>1714.089478</text:p>
              </table:table-cell>
              <table:table-cell office:value-type="float" office:value="1636.910767">
                <text:p>1636.910767</text:p>
              </table:table-cell>
              <table:table-cell office:value-type="float" office:value="1714.61499">
                <text:p>1714.61499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1620.397095">
                <text:p>1620.397095</text:p>
              </table:table-cell>
              <table:table-cell office:value-type="float" office:value="1700.611572">
                <text:p>1700.611572</text:p>
              </table:table-cell>
              <table:table-cell office:value-type="float" office:value="1635.182373">
                <text:p>1635.182373</text:p>
              </table:table-cell>
              <table:table-cell office:value-type="float" office:value="1698.464478">
                <text:p>1698.464478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1611.366577">
                <text:p>1611.366577</text:p>
              </table:table-cell>
              <table:table-cell office:value-type="float" office:value="1691.91394">
                <text:p>1691.91394</text:p>
              </table:table-cell>
              <table:table-cell office:value-type="float" office:value="1629.940186">
                <text:p>1629.940186</text:p>
              </table:table-cell>
              <table:table-cell office:value-type="float" office:value="1685.629517">
                <text:p>1685.629517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1611.971069">
                <text:p>1611.971069</text:p>
              </table:table-cell>
              <table:table-cell office:value-type="float" office:value="1680.754639">
                <text:p>1680.754639</text:p>
              </table:table-cell>
              <table:table-cell office:value-type="float" office:value="1614.130249">
                <text:p>1614.130249</text:p>
              </table:table-cell>
              <table:table-cell office:value-type="float" office:value="1677.899048">
                <text:p>1677.899048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1605.482422">
                <text:p>1605.482422</text:p>
              </table:table-cell>
              <table:table-cell office:value-type="float" office:value="1672.497437">
                <text:p>1672.497437</text:p>
              </table:table-cell>
              <table:table-cell office:value-type="float" office:value="1614.705811">
                <text:p>1614.705811</text:p>
              </table:table-cell>
              <table:table-cell office:value-type="float" office:value="1673.005493">
                <text:p>1673.00549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604.039307">
                <text:p>1604.039307</text:p>
              </table:table-cell>
              <table:table-cell office:value-type="float" office:value="1660.841919">
                <text:p>1660.841919</text:p>
              </table:table-cell>
              <table:table-cell office:value-type="float" office:value="1607.539062">
                <text:p>1607.539062</text:p>
              </table:table-cell>
              <table:table-cell office:value-type="float" office:value="1662.672241">
                <text:p>1662.672241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1594.418091">
                <text:p>1594.418091</text:p>
              </table:table-cell>
              <table:table-cell office:value-type="float" office:value="1658.385742">
                <text:p>1658.385742</text:p>
              </table:table-cell>
              <table:table-cell office:value-type="float" office:value="1603.338013">
                <text:p>1603.338013</text:p>
              </table:table-cell>
              <table:table-cell office:value-type="float" office:value="1657.60498">
                <text:p>1657.60498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1593.597534">
                <text:p>1593.597534</text:p>
              </table:table-cell>
              <table:table-cell office:value-type="float" office:value="1652.625">
                <text:p>1652.625</text:p>
              </table:table-cell>
              <table:table-cell office:value-type="float" office:value="1597.166138">
                <text:p>1597.166138</text:p>
              </table:table-cell>
              <table:table-cell office:value-type="float" office:value="1648.466919">
                <text:p>1648.466919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1590.047852">
                <text:p>1590.047852</text:p>
              </table:table-cell>
              <table:table-cell office:value-type="float" office:value="1635.237915">
                <text:p>1635.237915</text:p>
              </table:table-cell>
              <table:table-cell office:value-type="float" office:value="1599.039551">
                <text:p>1599.039551</text:p>
              </table:table-cell>
              <table:table-cell office:value-type="float" office:value="1640.214722">
                <text:p>1640.214722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1586.053589">
                <text:p>1586.053589</text:p>
              </table:table-cell>
              <table:table-cell office:value-type="float" office:value="1636.489258">
                <text:p>1636.489258</text:p>
              </table:table-cell>
              <table:table-cell office:value-type="float" office:value="1594.65564">
                <text:p>1594.65564</text:p>
              </table:table-cell>
              <table:table-cell office:value-type="float" office:value="1636.833252">
                <text:p>1636.8332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585.701416">
                <text:p>1585.701416</text:p>
              </table:table-cell>
              <table:table-cell office:value-type="float" office:value="1630.592529">
                <text:p>1630.592529</text:p>
              </table:table-cell>
              <table:table-cell office:value-type="float" office:value="1587.585205">
                <text:p>1587.585205</text:p>
              </table:table-cell>
              <table:table-cell office:value-type="float" office:value="1630.715088">
                <text:p>1630.715088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1582.983643">
                <text:p>1582.983643</text:p>
              </table:table-cell>
              <table:table-cell office:value-type="float" office:value="1619.906616">
                <text:p>1619.906616</text:p>
              </table:table-cell>
              <table:table-cell office:value-type="float" office:value="1591.301636">
                <text:p>1591.301636</text:p>
              </table:table-cell>
              <table:table-cell office:value-type="float" office:value="1622.384521">
                <text:p>1622.384521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1576.67627">
                <text:p>1576.67627</text:p>
              </table:table-cell>
              <table:table-cell office:value-type="float" office:value="1623.912231">
                <text:p>1623.912231</text:p>
              </table:table-cell>
              <table:table-cell office:value-type="float" office:value="1580.834595">
                <text:p>1580.834595</text:p>
              </table:table-cell>
              <table:table-cell office:value-type="float" office:value="1622.24646">
                <text:p>1622.24646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1580.307617">
                <text:p>1580.307617</text:p>
              </table:table-cell>
              <table:table-cell office:value-type="float" office:value="1611.763428">
                <text:p>1611.763428</text:p>
              </table:table-cell>
              <table:table-cell office:value-type="float" office:value="1584.518799">
                <text:p>1584.518799</text:p>
              </table:table-cell>
              <table:table-cell office:value-type="float" office:value="1615.808716">
                <text:p>1615.808716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1581.117798">
                <text:p>1581.117798</text:p>
              </table:table-cell>
              <table:table-cell office:value-type="float" office:value="1609.250488">
                <text:p>1609.250488</text:p>
              </table:table-cell>
              <table:table-cell office:value-type="float" office:value="1582.721069">
                <text:p>1582.721069</text:p>
              </table:table-cell>
              <table:table-cell office:value-type="float" office:value="1613.043701">
                <text:p>1613.0437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575.696045">
                <text:p>1575.696045</text:p>
              </table:table-cell>
              <table:table-cell office:value-type="float" office:value="1602.44104">
                <text:p>1602.44104</text:p>
              </table:table-cell>
              <table:table-cell office:value-type="float" office:value="1584.140259">
                <text:p>1584.140259</text:p>
              </table:table-cell>
              <table:table-cell office:value-type="float" office:value="1605.859497">
                <text:p>1605.859497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1572.305542">
                <text:p>1572.305542</text:p>
              </table:table-cell>
              <table:table-cell office:value-type="float" office:value="1604.848145">
                <text:p>1604.848145</text:p>
              </table:table-cell>
              <table:table-cell office:value-type="float" office:value="1579.828247">
                <text:p>1579.828247</text:p>
              </table:table-cell>
              <table:table-cell office:value-type="float" office:value="1606.80542">
                <text:p>1606.80542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1570.681152">
                <text:p>1570.681152</text:p>
              </table:table-cell>
              <table:table-cell office:value-type="float" office:value="1598.539429">
                <text:p>1598.539429</text:p>
              </table:table-cell>
              <table:table-cell office:value-type="float" office:value="1575.872681">
                <text:p>1575.872681</text:p>
              </table:table-cell>
              <table:table-cell office:value-type="float" office:value="1603.828857">
                <text:p>1603.828857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1570.792114">
                <text:p>1570.792114</text:p>
              </table:table-cell>
              <table:table-cell office:value-type="float" office:value="1596.38916">
                <text:p>1596.38916</text:p>
              </table:table-cell>
              <table:table-cell office:value-type="float" office:value="1578.081543">
                <text:p>1578.081543</text:p>
              </table:table-cell>
              <table:table-cell office:value-type="float" office:value="1601.449585">
                <text:p>1601.449585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1568.078613">
                <text:p>1568.078613</text:p>
              </table:table-cell>
              <table:table-cell office:value-type="float" office:value="1592.61145">
                <text:p>1592.61145</text:p>
              </table:table-cell>
              <table:table-cell office:value-type="float" office:value="1576.089233">
                <text:p>1576.089233</text:p>
              </table:table-cell>
              <table:table-cell office:value-type="float" office:value="1601.261841">
                <text:p>1601.26184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65.768311">
                <text:p>1565.768311</text:p>
              </table:table-cell>
              <table:table-cell office:value-type="float" office:value="1592.356934">
                <text:p>1592.356934</text:p>
              </table:table-cell>
              <table:table-cell office:value-type="float" office:value="1576.081787">
                <text:p>1576.081787</text:p>
              </table:table-cell>
              <table:table-cell office:value-type="float" office:value="1597.693726">
                <text:p>1597.693726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1566.564941">
                <text:p>1566.564941</text:p>
              </table:table-cell>
              <table:table-cell office:value-type="float" office:value="1587.05542">
                <text:p>1587.05542</text:p>
              </table:table-cell>
              <table:table-cell office:value-type="float" office:value="1578.327271">
                <text:p>1578.327271</text:p>
              </table:table-cell>
              <table:table-cell office:value-type="float" office:value="1593.511841">
                <text:p>1593.511841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1564.516357">
                <text:p>1564.516357</text:p>
              </table:table-cell>
              <table:table-cell office:value-type="float" office:value="1586.187256">
                <text:p>1586.187256</text:p>
              </table:table-cell>
              <table:table-cell office:value-type="float" office:value="1576.79126">
                <text:p>1576.79126</text:p>
              </table:table-cell>
              <table:table-cell office:value-type="float" office:value="1594.203003">
                <text:p>1594.203003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1572.83252">
                <text:p>1572.83252</text:p>
              </table:table-cell>
              <table:table-cell office:value-type="float" office:value="1591.339722">
                <text:p>1591.339722</text:p>
              </table:table-cell>
              <table:table-cell office:value-type="float" office:value="1569.074097">
                <text:p>1569.074097</text:p>
              </table:table-cell>
              <table:table-cell office:value-type="float" office:value="1582.733032">
                <text:p>1582.733032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1567.94519">
                <text:p>1567.94519</text:p>
              </table:table-cell>
              <table:table-cell office:value-type="float" office:value="1587.759888">
                <text:p>1587.759888</text:p>
              </table:table-cell>
              <table:table-cell office:value-type="float" office:value="1570.735352">
                <text:p>1570.735352</text:p>
              </table:table-cell>
              <table:table-cell office:value-type="float" office:value="1586.019043">
                <text:p>1586.0190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570.569946">
                <text:p>1570.569946</text:p>
              </table:table-cell>
              <table:table-cell office:value-type="float" office:value="1583.883179">
                <text:p>1583.883179</text:p>
              </table:table-cell>
              <table:table-cell office:value-type="float" office:value="1570.994019">
                <text:p>1570.994019</text:p>
              </table:table-cell>
              <table:table-cell office:value-type="float" office:value="1581.965698">
                <text:p>1581.965698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1569.742554">
                <text:p>1569.742554</text:p>
              </table:table-cell>
              <table:table-cell office:value-type="float" office:value="1581.63562">
                <text:p>1581.63562</text:p>
              </table:table-cell>
              <table:table-cell office:value-type="float" office:value="1572.450928">
                <text:p>1572.450928</text:p>
              </table:table-cell>
              <table:table-cell office:value-type="float" office:value="1578.60083">
                <text:p>1578.60083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1570.685669">
                <text:p>1570.685669</text:p>
              </table:table-cell>
              <table:table-cell office:value-type="float" office:value="1579.966309">
                <text:p>1579.966309</text:p>
              </table:table-cell>
              <table:table-cell office:value-type="float" office:value="1572.472778">
                <text:p>1572.472778</text:p>
              </table:table-cell>
              <table:table-cell office:value-type="float" office:value="1578.549438">
                <text:p>1578.549438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1566.449219">
                <text:p>1566.449219</text:p>
              </table:table-cell>
              <table:table-cell office:value-type="float" office:value="1579.500854">
                <text:p>1579.500854</text:p>
              </table:table-cell>
              <table:table-cell office:value-type="float" office:value="1568.055054">
                <text:p>1568.055054</text:p>
              </table:table-cell>
              <table:table-cell office:value-type="float" office:value="1579.856567">
                <text:p>1579.856567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1567.634033">
                <text:p>1567.634033</text:p>
              </table:table-cell>
              <table:table-cell office:value-type="float" office:value="1575.799805">
                <text:p>1575.799805</text:p>
              </table:table-cell>
              <table:table-cell office:value-type="float" office:value="1565.056152">
                <text:p>1565.056152</text:p>
              </table:table-cell>
              <table:table-cell office:value-type="float" office:value="1576.671631">
                <text:p>1576.6716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70.361572">
                <text:p>1570.361572</text:p>
              </table:table-cell>
              <table:table-cell office:value-type="float" office:value="1575.884644">
                <text:p>1575.884644</text:p>
              </table:table-cell>
              <table:table-cell office:value-type="float" office:value="1571.744507">
                <text:p>1571.744507</text:p>
              </table:table-cell>
              <table:table-cell office:value-type="float" office:value="1576.711304">
                <text:p>1576.711304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1564.679688">
                <text:p>1564.679688</text:p>
              </table:table-cell>
              <table:table-cell office:value-type="float" office:value="1576.067505">
                <text:p>1576.067505</text:p>
              </table:table-cell>
              <table:table-cell office:value-type="float" office:value="1569.310791">
                <text:p>1569.310791</text:p>
              </table:table-cell>
              <table:table-cell office:value-type="float" office:value="1574.571167">
                <text:p>1574.571167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1564.315918">
                <text:p>1564.315918</text:p>
              </table:table-cell>
              <table:table-cell office:value-type="float" office:value="1578.765259">
                <text:p>1578.765259</text:p>
              </table:table-cell>
              <table:table-cell office:value-type="float" office:value="1565.395874">
                <text:p>1565.395874</text:p>
              </table:table-cell>
              <table:table-cell office:value-type="float" office:value="1573.326782">
                <text:p>1573.326782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1565.647461">
                <text:p>1565.647461</text:p>
              </table:table-cell>
              <table:table-cell office:value-type="float" office:value="1577.487549">
                <text:p>1577.487549</text:p>
              </table:table-cell>
              <table:table-cell office:value-type="float" office:value="1562.296997">
                <text:p>1562.296997</text:p>
              </table:table-cell>
              <table:table-cell office:value-type="float" office:value="1576.953369">
                <text:p>1576.953369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563.983398">
                <text:p>1563.983398</text:p>
              </table:table-cell>
              <table:table-cell office:value-type="float" office:value="1576.703613">
                <text:p>1576.703613</text:p>
              </table:table-cell>
              <table:table-cell office:value-type="float" office:value="1563.94043">
                <text:p>1563.94043</text:p>
              </table:table-cell>
              <table:table-cell office:value-type="float" office:value="1580.17981">
                <text:p>1580.179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67.21814">
                <text:p>1567.21814</text:p>
              </table:table-cell>
              <table:table-cell office:value-type="float" office:value="1571.239868">
                <text:p>1571.239868</text:p>
              </table:table-cell>
              <table:table-cell office:value-type="float" office:value="1567.280762">
                <text:p>1567.280762</text:p>
              </table:table-cell>
              <table:table-cell office:value-type="float" office:value="1572.59729">
                <text:p>1572.59729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567.456909">
                <text:p>1567.456909</text:p>
              </table:table-cell>
              <table:table-cell office:value-type="float" office:value="1572.690796">
                <text:p>1572.690796</text:p>
              </table:table-cell>
              <table:table-cell office:value-type="float" office:value="1563.790771">
                <text:p>1563.790771</text:p>
              </table:table-cell>
              <table:table-cell office:value-type="float" office:value="1573.009766">
                <text:p>1573.009766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567.397827">
                <text:p>1567.397827</text:p>
              </table:table-cell>
              <table:table-cell office:value-type="float" office:value="1567.537476">
                <text:p>1567.537476</text:p>
              </table:table-cell>
              <table:table-cell office:value-type="float" office:value="1565.484131">
                <text:p>1565.484131</text:p>
              </table:table-cell>
              <table:table-cell office:value-type="float" office:value="1572.43457">
                <text:p>1572.43457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559.918335">
                <text:p>1559.918335</text:p>
              </table:table-cell>
              <table:table-cell office:value-type="float" office:value="1579.397949">
                <text:p>1579.397949</text:p>
              </table:table-cell>
              <table:table-cell office:value-type="float" office:value="1556.650513">
                <text:p>1556.650513</text:p>
              </table:table-cell>
              <table:table-cell office:value-type="float" office:value="1578.512817">
                <text:p>1578.512817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598.250732">
                <text:p>1598.250732</text:p>
              </table:table-cell>
              <table:table-cell office:value-type="float" office:value="1632.368408">
                <text:p>1632.368408</text:p>
              </table:table-cell>
              <table:table-cell office:value-type="float" office:value="1514.699219">
                <text:p>1514.699219</text:p>
              </table:table-cell>
              <table:table-cell office:value-type="float" office:value="1537.029663">
                <text:p>1537.02966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88.352417">
                <text:p>1588.352417</text:p>
              </table:table-cell>
              <table:table-cell office:value-type="float" office:value="1590.24292">
                <text:p>1590.24292</text:p>
              </table:table-cell>
              <table:table-cell office:value-type="float" office:value="1577.699829">
                <text:p>1577.699829</text:p>
              </table:table-cell>
              <table:table-cell office:value-type="float" office:value="1581.911499">
                <text:p>1581.911499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614.273071">
                <text:p>1614.273071</text:p>
              </table:table-cell>
              <table:table-cell office:value-type="float" office:value="1602.552124">
                <text:p>1602.552124</text:p>
              </table:table-cell>
              <table:table-cell office:value-type="float" office:value="1625.160156">
                <text:p>1625.160156</text:p>
              </table:table-cell>
              <table:table-cell office:value-type="float" office:value="1609.311646">
                <text:p>1609.311646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645.131104">
                <text:p>1645.131104</text:p>
              </table:table-cell>
              <table:table-cell office:value-type="float" office:value="1679.849365">
                <text:p>1679.849365</text:p>
              </table:table-cell>
              <table:table-cell office:value-type="float" office:value="1661.677856">
                <text:p>1661.677856</text:p>
              </table:table-cell>
              <table:table-cell office:value-type="float" office:value="1682.978516">
                <text:p>1682.978516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698.534058">
                <text:p>1698.534058</text:p>
              </table:table-cell>
              <table:table-cell office:value-type="float" office:value="1723.414551">
                <text:p>1723.414551</text:p>
              </table:table-cell>
              <table:table-cell office:value-type="float" office:value="1711.947266">
                <text:p>1711.947266</text:p>
              </table:table-cell>
              <table:table-cell office:value-type="float" office:value="1719.169678">
                <text:p>1719.169678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727.62854">
                <text:p>1727.62854</text:p>
              </table:table-cell>
              <table:table-cell office:value-type="float" office:value="1730.592651">
                <text:p>1730.592651</text:p>
              </table:table-cell>
              <table:table-cell office:value-type="float" office:value="1743.089722">
                <text:p>1743.089722</text:p>
              </table:table-cell>
              <table:table-cell office:value-type="float" office:value="1722.076904">
                <text:p>1722.07690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751.697632">
                <text:p>1751.697632</text:p>
              </table:table-cell>
              <table:table-cell office:value-type="float" office:value="1778.857788">
                <text:p>1778.857788</text:p>
              </table:table-cell>
              <table:table-cell office:value-type="float" office:value="1767.285034">
                <text:p>1767.285034</text:p>
              </table:table-cell>
              <table:table-cell office:value-type="float" office:value="1768.552734">
                <text:p>1768.552734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761.037109">
                <text:p>1761.037109</text:p>
              </table:table-cell>
              <table:table-cell office:value-type="float" office:value="1819.700562">
                <text:p>1819.700562</text:p>
              </table:table-cell>
              <table:table-cell office:value-type="float" office:value="1776.193237">
                <text:p>1776.193237</text:p>
              </table:table-cell>
              <table:table-cell office:value-type="float" office:value="1806.30127">
                <text:p>1806.30127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772.265137">
                <text:p>1772.265137</text:p>
              </table:table-cell>
              <table:table-cell office:value-type="float" office:value="1848.842407">
                <text:p>1848.842407</text:p>
              </table:table-cell>
              <table:table-cell office:value-type="float" office:value="1785.754517">
                <text:p>1785.754517</text:p>
              </table:table-cell>
              <table:table-cell office:value-type="float" office:value="1839.483154">
                <text:p>1839.483154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775.872681">
                <text:p>1775.872681</text:p>
              </table:table-cell>
              <table:table-cell office:value-type="float" office:value="1848.988037">
                <text:p>1848.988037</text:p>
              </table:table-cell>
              <table:table-cell office:value-type="float" office:value="1786.576416">
                <text:p>1786.576416</text:p>
              </table:table-cell>
              <table:table-cell office:value-type="float" office:value="1845.795288">
                <text:p>1845.795288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777.973267">
                <text:p>1777.973267</text:p>
              </table:table-cell>
              <table:table-cell office:value-type="float" office:value="1838.996338">
                <text:p>1838.996338</text:p>
              </table:table-cell>
              <table:table-cell office:value-type="float" office:value="1780.662109">
                <text:p>1780.662109</text:p>
              </table:table-cell>
              <table:table-cell office:value-type="float" office:value="1851.612915">
                <text:p>1851.61291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756.13147">
                <text:p>1756.13147</text:p>
              </table:table-cell>
              <table:table-cell office:value-type="float" office:value="1852.064575">
                <text:p>1852.064575</text:p>
              </table:table-cell>
              <table:table-cell office:value-type="float" office:value="1770.663574">
                <text:p>1770.663574</text:p>
              </table:table-cell>
              <table:table-cell office:value-type="float" office:value="1851.067139">
                <text:p>1851.067139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719.98999">
                <text:p>1719.98999</text:p>
              </table:table-cell>
              <table:table-cell office:value-type="float" office:value="1848.609375">
                <text:p>1848.609375</text:p>
              </table:table-cell>
              <table:table-cell office:value-type="float" office:value="1730.579346">
                <text:p>1730.579346</text:p>
              </table:table-cell>
              <table:table-cell office:value-type="float" office:value="1839.329956">
                <text:p>1839.329956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698.661865">
                <text:p>1698.661865</text:p>
              </table:table-cell>
              <table:table-cell office:value-type="float" office:value="1800.58252">
                <text:p>1800.58252</text:p>
              </table:table-cell>
              <table:table-cell office:value-type="float" office:value="1706.901611">
                <text:p>1706.901611</text:p>
              </table:table-cell>
              <table:table-cell office:value-type="float" office:value="1797.7854">
                <text:p>1797.7854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674.554077">
                <text:p>1674.554077</text:p>
              </table:table-cell>
              <table:table-cell office:value-type="float" office:value="1784.44043">
                <text:p>1784.44043</text:p>
              </table:table-cell>
              <table:table-cell office:value-type="float" office:value="1676.564697">
                <text:p>1676.564697</text:p>
              </table:table-cell>
              <table:table-cell office:value-type="float" office:value="1790.662598">
                <text:p>1790.662598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638.843628">
                <text:p>1638.843628</text:p>
              </table:table-cell>
              <table:table-cell office:value-type="float" office:value="1757.822388">
                <text:p>1757.822388</text:p>
              </table:table-cell>
              <table:table-cell office:value-type="float" office:value="1649.657104">
                <text:p>1649.657104</text:p>
              </table:table-cell>
              <table:table-cell office:value-type="float" office:value="1762.37915">
                <text:p>1762.3791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634.960449">
                <text:p>1634.960449</text:p>
              </table:table-cell>
              <table:table-cell office:value-type="float" office:value="1727.869385">
                <text:p>1727.869385</text:p>
              </table:table-cell>
              <table:table-cell office:value-type="float" office:value="1643.121704">
                <text:p>1643.121704</text:p>
              </table:table-cell>
              <table:table-cell office:value-type="float" office:value="1730.858398">
                <text:p>1730.858398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618.438965">
                <text:p>1618.438965</text:p>
              </table:table-cell>
              <table:table-cell office:value-type="float" office:value="1717.773071">
                <text:p>1717.773071</text:p>
              </table:table-cell>
              <table:table-cell office:value-type="float" office:value="1633.243652">
                <text:p>1633.243652</text:p>
              </table:table-cell>
              <table:table-cell office:value-type="float" office:value="1719.859985">
                <text:p>1719.859985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613.971313">
                <text:p>1613.971313</text:p>
              </table:table-cell>
              <table:table-cell office:value-type="float" office:value="1701.12146">
                <text:p>1701.12146</text:p>
              </table:table-cell>
              <table:table-cell office:value-type="float" office:value="1629.39978">
                <text:p>1629.39978</text:p>
              </table:table-cell>
              <table:table-cell office:value-type="float" office:value="1696.571777">
                <text:p>1696.571777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610.297852">
                <text:p>1610.297852</text:p>
              </table:table-cell>
              <table:table-cell office:value-type="float" office:value="1704.077026">
                <text:p>1704.077026</text:p>
              </table:table-cell>
              <table:table-cell office:value-type="float" office:value="1612.372192">
                <text:p>1612.372192</text:p>
              </table:table-cell>
              <table:table-cell office:value-type="float" office:value="1685.927734">
                <text:p>1685.927734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614.331543">
                <text:p>1614.331543</text:p>
              </table:table-cell>
              <table:table-cell office:value-type="float" office:value="1668.062622">
                <text:p>1668.062622</text:p>
              </table:table-cell>
              <table:table-cell office:value-type="float" office:value="1615.607422">
                <text:p>1615.607422</text:p>
              </table:table-cell>
              <table:table-cell office:value-type="float" office:value="1673.252197">
                <text:p>1673.2521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01.403809">
                <text:p>1601.403809</text:p>
              </table:table-cell>
              <table:table-cell office:value-type="float" office:value="1667.368286">
                <text:p>1667.368286</text:p>
              </table:table-cell>
              <table:table-cell office:value-type="float" office:value="1609.506104">
                <text:p>1609.506104</text:p>
              </table:table-cell>
              <table:table-cell office:value-type="float" office:value="1669.42627">
                <text:p>1669.42627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600.559326">
                <text:p>1600.559326</text:p>
              </table:table-cell>
              <table:table-cell office:value-type="float" office:value="1659.443726">
                <text:p>1659.443726</text:p>
              </table:table-cell>
              <table:table-cell office:value-type="float" office:value="1608.9552">
                <text:p>1608.9552</text:p>
              </table:table-cell>
              <table:table-cell office:value-type="float" office:value="1654.467407">
                <text:p>1654.467407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592.924316">
                <text:p>1592.924316</text:p>
              </table:table-cell>
              <table:table-cell office:value-type="float" office:value="1650.308838">
                <text:p>1650.308838</text:p>
              </table:table-cell>
              <table:table-cell office:value-type="float" office:value="1595.697388">
                <text:p>1595.697388</text:p>
              </table:table-cell>
              <table:table-cell office:value-type="float" office:value="1653.162109">
                <text:p>1653.162109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592.540039">
                <text:p>1592.540039</text:p>
              </table:table-cell>
              <table:table-cell office:value-type="float" office:value="1641.808838">
                <text:p>1641.808838</text:p>
              </table:table-cell>
              <table:table-cell office:value-type="float" office:value="1596.864868">
                <text:p>1596.864868</text:p>
              </table:table-cell>
              <table:table-cell office:value-type="float" office:value="1641.545166">
                <text:p>1641.545166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588.087158">
                <text:p>1588.087158</text:p>
              </table:table-cell>
              <table:table-cell office:value-type="float" office:value="1637.168945">
                <text:p>1637.168945</text:p>
              </table:table-cell>
              <table:table-cell office:value-type="float" office:value="1595.54834">
                <text:p>1595.54834</text:p>
              </table:table-cell>
              <table:table-cell office:value-type="float" office:value="1637.929688">
                <text:p>1637.92968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587.282471">
                <text:p>1587.282471</text:p>
              </table:table-cell>
              <table:table-cell office:value-type="float" office:value="1633.350708">
                <text:p>1633.350708</text:p>
              </table:table-cell>
              <table:table-cell office:value-type="float" office:value="1588.890991">
                <text:p>1588.890991</text:p>
              </table:table-cell>
              <table:table-cell office:value-type="float" office:value="1631.897827">
                <text:p>1631.897827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582.909058">
                <text:p>1582.909058</text:p>
              </table:table-cell>
              <table:table-cell office:value-type="float" office:value="1625.381714">
                <text:p>1625.381714</text:p>
              </table:table-cell>
              <table:table-cell office:value-type="float" office:value="1589.699463">
                <text:p>1589.699463</text:p>
              </table:table-cell>
              <table:table-cell office:value-type="float" office:value="1627.617188">
                <text:p>1627.617188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579.70166">
                <text:p>1579.70166</text:p>
              </table:table-cell>
              <table:table-cell office:value-type="float" office:value="1625.273315">
                <text:p>1625.273315</text:p>
              </table:table-cell>
              <table:table-cell office:value-type="float" office:value="1588.605713">
                <text:p>1588.605713</text:p>
              </table:table-cell>
              <table:table-cell office:value-type="float" office:value="1616.905518">
                <text:p>1616.905518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581.137573">
                <text:p>1581.137573</text:p>
              </table:table-cell>
              <table:table-cell office:value-type="float" office:value="1614.394043">
                <text:p>1614.394043</text:p>
              </table:table-cell>
              <table:table-cell office:value-type="float" office:value="1581.112183">
                <text:p>1581.112183</text:p>
              </table:table-cell>
              <table:table-cell office:value-type="float" office:value="1617.888428">
                <text:p>1617.888428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579.443115">
                <text:p>1579.443115</text:p>
              </table:table-cell>
              <table:table-cell office:value-type="float" office:value="1615.51001">
                <text:p>1615.51001</text:p>
              </table:table-cell>
              <table:table-cell office:value-type="float" office:value="1585.403198">
                <text:p>1585.403198</text:p>
              </table:table-cell>
              <table:table-cell office:value-type="float" office:value="1613.850708">
                <text:p>1613.8507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78.061279">
                <text:p>1578.061279</text:p>
              </table:table-cell>
              <table:table-cell office:value-type="float" office:value="1607.589966">
                <text:p>1607.589966</text:p>
              </table:table-cell>
              <table:table-cell office:value-type="float" office:value="1582.106934">
                <text:p>1582.106934</text:p>
              </table:table-cell>
              <table:table-cell office:value-type="float" office:value="1607.104126">
                <text:p>1607.104126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572.291138">
                <text:p>1572.291138</text:p>
              </table:table-cell>
              <table:table-cell office:value-type="float" office:value="1608.552979">
                <text:p>1608.552979</text:p>
              </table:table-cell>
              <table:table-cell office:value-type="float" office:value="1582.114868">
                <text:p>1582.114868</text:p>
              </table:table-cell>
              <table:table-cell office:value-type="float" office:value="1603.148315">
                <text:p>1603.148315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579.647217">
                <text:p>1579.647217</text:p>
              </table:table-cell>
              <table:table-cell office:value-type="float" office:value="1601.893188">
                <text:p>1601.893188</text:p>
              </table:table-cell>
              <table:table-cell office:value-type="float" office:value="1577.90625">
                <text:p>1577.90625</text:p>
              </table:table-cell>
              <table:table-cell office:value-type="float" office:value="1601.484863">
                <text:p>1601.484863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571.881836">
                <text:p>1571.881836</text:p>
              </table:table-cell>
              <table:table-cell office:value-type="float" office:value="1600.956665">
                <text:p>1600.956665</text:p>
              </table:table-cell>
              <table:table-cell office:value-type="float" office:value="1574.777954">
                <text:p>1574.777954</text:p>
              </table:table-cell>
              <table:table-cell office:value-type="float" office:value="1599.719727">
                <text:p>1599.719727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570.887085">
                <text:p>1570.887085</text:p>
              </table:table-cell>
              <table:table-cell office:value-type="float" office:value="1597.02478">
                <text:p>1597.02478</text:p>
              </table:table-cell>
              <table:table-cell office:value-type="float" office:value="1572.141357">
                <text:p>1572.141357</text:p>
              </table:table-cell>
              <table:table-cell office:value-type="float" office:value="1599.647705">
                <text:p>1599.64770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71.590332">
                <text:p>1571.590332</text:p>
              </table:table-cell>
              <table:table-cell office:value-type="float" office:value="1593.505249">
                <text:p>1593.505249</text:p>
              </table:table-cell>
              <table:table-cell office:value-type="float" office:value="1572.477905">
                <text:p>1572.477905</text:p>
              </table:table-cell>
              <table:table-cell office:value-type="float" office:value="1597.113159">
                <text:p>1597.113159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567.335205">
                <text:p>1567.335205</text:p>
              </table:table-cell>
              <table:table-cell office:value-type="float" office:value="1590.828979">
                <text:p>1590.828979</text:p>
              </table:table-cell>
              <table:table-cell office:value-type="float" office:value="1572.582886">
                <text:p>1572.582886</text:p>
              </table:table-cell>
              <table:table-cell office:value-type="float" office:value="1591.490234">
                <text:p>1591.490234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569.682129">
                <text:p>1569.682129</text:p>
              </table:table-cell>
              <table:table-cell office:value-type="float" office:value="1590.834717">
                <text:p>1590.834717</text:p>
              </table:table-cell>
              <table:table-cell office:value-type="float" office:value="1574.304932">
                <text:p>1574.304932</text:p>
              </table:table-cell>
              <table:table-cell office:value-type="float" office:value="1588.00769">
                <text:p>1588.00769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565.600952">
                <text:p>1565.600952</text:p>
              </table:table-cell>
              <table:table-cell office:value-type="float" office:value="1590.507568">
                <text:p>1590.507568</text:p>
              </table:table-cell>
              <table:table-cell office:value-type="float" office:value="1574.143799">
                <text:p>1574.143799</text:p>
              </table:table-cell>
              <table:table-cell office:value-type="float" office:value="1588.131104">
                <text:p>1588.131104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566.730957">
                <text:p>1566.730957</text:p>
              </table:table-cell>
              <table:table-cell office:value-type="float" office:value="1581.234497">
                <text:p>1581.234497</text:p>
              </table:table-cell>
              <table:table-cell office:value-type="float" office:value="1568.810547">
                <text:p>1568.810547</text:p>
              </table:table-cell>
              <table:table-cell office:value-type="float" office:value="1587.518188">
                <text:p>1587.5181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69.190552">
                <text:p>1569.190552</text:p>
              </table:table-cell>
              <table:table-cell office:value-type="float" office:value="1581.639404">
                <text:p>1581.639404</text:p>
              </table:table-cell>
              <table:table-cell office:value-type="float" office:value="1573.10022">
                <text:p>1573.10022</text:p>
              </table:table-cell>
              <table:table-cell office:value-type="float" office:value="1586.21875">
                <text:p>1586.21875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572.439819">
                <text:p>1572.439819</text:p>
              </table:table-cell>
              <table:table-cell office:value-type="float" office:value="1589.828491">
                <text:p>1589.828491</text:p>
              </table:table-cell>
              <table:table-cell office:value-type="float" office:value="1565.687988">
                <text:p>1565.687988</text:p>
              </table:table-cell>
              <table:table-cell office:value-type="float" office:value="1575.073975">
                <text:p>1575.073975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566.752686">
                <text:p>1566.752686</text:p>
              </table:table-cell>
              <table:table-cell office:value-type="float" office:value="1583.654907">
                <text:p>1583.654907</text:p>
              </table:table-cell>
              <table:table-cell office:value-type="float" office:value="1566.587524">
                <text:p>1566.587524</text:p>
              </table:table-cell>
              <table:table-cell office:value-type="float" office:value="1583.38147">
                <text:p>1583.38147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567.684814">
                <text:p>1567.684814</text:p>
              </table:table-cell>
              <table:table-cell office:value-type="float" office:value="1579.315674">
                <text:p>1579.315674</text:p>
              </table:table-cell>
              <table:table-cell office:value-type="float" office:value="1568.693604">
                <text:p>1568.693604</text:p>
              </table:table-cell>
              <table:table-cell office:value-type="float" office:value="1578.244751">
                <text:p>1578.244751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566.864014">
                <text:p>1566.864014</text:p>
              </table:table-cell>
              <table:table-cell office:value-type="float" office:value="1576.491821">
                <text:p>1576.491821</text:p>
              </table:table-cell>
              <table:table-cell office:value-type="float" office:value="1566.742188">
                <text:p>1566.742188</text:p>
              </table:table-cell>
              <table:table-cell office:value-type="float" office:value="1580.057617">
                <text:p>1580.05761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67.111938">
                <text:p>1567.111938</text:p>
              </table:table-cell>
              <table:table-cell office:value-type="float" office:value="1576.96875">
                <text:p>1576.96875</text:p>
              </table:table-cell>
              <table:table-cell office:value-type="float" office:value="1562.739868">
                <text:p>1562.739868</text:p>
              </table:table-cell>
              <table:table-cell office:value-type="float" office:value="1578.839844">
                <text:p>1578.839844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569.1875">
                <text:p>1569.1875</text:p>
              </table:table-cell>
              <table:table-cell office:value-type="float" office:value="1575.562134">
                <text:p>1575.562134</text:p>
              </table:table-cell>
              <table:table-cell office:value-type="float" office:value="1567.421875">
                <text:p>1567.421875</text:p>
              </table:table-cell>
              <table:table-cell office:value-type="float" office:value="1576.522705">
                <text:p>1576.522705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568.095337">
                <text:p>1568.095337</text:p>
              </table:table-cell>
              <table:table-cell office:value-type="float" office:value="1574.167725">
                <text:p>1574.167725</text:p>
              </table:table-cell>
              <table:table-cell office:value-type="float" office:value="1567.624756">
                <text:p>1567.624756</text:p>
              </table:table-cell>
              <table:table-cell office:value-type="float" office:value="1572.659912">
                <text:p>1572.659912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568.536133">
                <text:p>1568.536133</text:p>
              </table:table-cell>
              <table:table-cell office:value-type="float" office:value="1574.07373">
                <text:p>1574.07373</text:p>
              </table:table-cell>
              <table:table-cell office:value-type="float" office:value="1567.632568">
                <text:p>1567.632568</text:p>
              </table:table-cell>
              <table:table-cell office:value-type="float" office:value="1575.568848">
                <text:p>1575.568848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567.207764">
                <text:p>1567.207764</text:p>
              </table:table-cell>
              <table:table-cell office:value-type="float" office:value="1574.012695">
                <text:p>1574.012695</text:p>
              </table:table-cell>
              <table:table-cell office:value-type="float" office:value="1567.834473">
                <text:p>1567.834473</text:p>
              </table:table-cell>
              <table:table-cell office:value-type="float" office:value="1572.761597">
                <text:p>1572.76159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64.427368">
                <text:p>1564.427368</text:p>
              </table:table-cell>
              <table:table-cell office:value-type="float" office:value="1574.951782">
                <text:p>1574.951782</text:p>
              </table:table-cell>
              <table:table-cell office:value-type="float" office:value="1565.374268">
                <text:p>1565.374268</text:p>
              </table:table-cell>
              <table:table-cell office:value-type="float" office:value="1572.287964">
                <text:p>1572.287964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564.328125">
                <text:p>1564.328125</text:p>
              </table:table-cell>
              <table:table-cell office:value-type="float" office:value="1573.96228">
                <text:p>1573.96228</text:p>
              </table:table-cell>
              <table:table-cell office:value-type="float" office:value="1566.268188">
                <text:p>1566.268188</text:p>
              </table:table-cell>
              <table:table-cell office:value-type="float" office:value="1571.646729">
                <text:p>1571.646729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563.719604">
                <text:p>1563.719604</text:p>
              </table:table-cell>
              <table:table-cell office:value-type="float" office:value="1573.424805">
                <text:p>1573.424805</text:p>
              </table:table-cell>
              <table:table-cell office:value-type="float" office:value="1563.317139">
                <text:p>1563.317139</text:p>
              </table:table-cell>
              <table:table-cell office:value-type="float" office:value="1570.461426">
                <text:p>1570.461426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563.734375">
                <text:p>1563.734375</text:p>
              </table:table-cell>
              <table:table-cell office:value-type="float" office:value="1571.495605">
                <text:p>1571.495605</text:p>
              </table:table-cell>
              <table:table-cell office:value-type="float" office:value="1565.207031">
                <text:p>1565.207031</text:p>
              </table:table-cell>
              <table:table-cell office:value-type="float" office:value="1575.445435">
                <text:p>1575.445435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560.355103">
                <text:p>1560.355103</text:p>
              </table:table-cell>
              <table:table-cell office:value-type="float" office:value="1573.827881">
                <text:p>1573.827881</text:p>
              </table:table-cell>
              <table:table-cell office:value-type="float" office:value="1562.517822">
                <text:p>1562.517822</text:p>
              </table:table-cell>
              <table:table-cell office:value-type="float" office:value="1575.014404">
                <text:p>1575.0144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64.555908">
                <text:p>1564.555908</text:p>
              </table:table-cell>
              <table:table-cell office:value-type="float" office:value="1569.884277">
                <text:p>1569.884277</text:p>
              </table:table-cell>
              <table:table-cell office:value-type="float" office:value="1566.016846">
                <text:p>1566.016846</text:p>
              </table:table-cell>
              <table:table-cell office:value-type="float" office:value="1567.203857">
                <text:p>1567.203857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563.445679">
                <text:p>1563.445679</text:p>
              </table:table-cell>
              <table:table-cell office:value-type="float" office:value="1569.02002">
                <text:p>1569.02002</text:p>
              </table:table-cell>
              <table:table-cell office:value-type="float" office:value="1565.249023">
                <text:p>1565.249023</text:p>
              </table:table-cell>
              <table:table-cell office:value-type="float" office:value="1566.755981">
                <text:p>1566.755981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600.963257">
                <text:p>1600.963257</text:p>
              </table:table-cell>
              <table:table-cell office:value-type="float" office:value="1605.603638">
                <text:p>1605.603638</text:p>
              </table:table-cell>
              <table:table-cell office:value-type="float" office:value="1545.526855">
                <text:p>1545.526855</text:p>
              </table:table-cell>
              <table:table-cell office:value-type="float" office:value="1510.130249">
                <text:p>1510.130249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603.988647">
                <text:p>1603.988647</text:p>
              </table:table-cell>
              <table:table-cell office:value-type="float" office:value="1624.049316">
                <text:p>1624.049316</text:p>
              </table:table-cell>
              <table:table-cell office:value-type="float" office:value="1525.231201">
                <text:p>1525.231201</text:p>
              </table:table-cell>
              <table:table-cell office:value-type="float" office:value="1521.726318">
                <text:p>1521.726318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608.621094">
                <text:p>1608.621094</text:p>
              </table:table-cell>
              <table:table-cell office:value-type="float" office:value="1675.832275">
                <text:p>1675.832275</text:p>
              </table:table-cell>
              <table:table-cell office:value-type="float" office:value="1547.171631">
                <text:p>1547.171631</text:p>
              </table:table-cell>
              <table:table-cell office:value-type="float" office:value="1521.266846">
                <text:p>1521.26684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642.67688">
                <text:p>1642.67688</text:p>
              </table:table-cell>
              <table:table-cell office:value-type="float" office:value="1625.46521">
                <text:p>1625.46521</text:p>
              </table:table-cell>
              <table:table-cell office:value-type="float" office:value="1547.185425">
                <text:p>1547.185425</text:p>
              </table:table-cell>
              <table:table-cell office:value-type="float" office:value="1550.491211">
                <text:p>1550.491211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630.589966">
                <text:p>1630.589966</text:p>
              </table:table-cell>
              <table:table-cell office:value-type="float" office:value="1670.368164">
                <text:p>1670.368164</text:p>
              </table:table-cell>
              <table:table-cell office:value-type="float" office:value="1578.067871">
                <text:p>1578.067871</text:p>
              </table:table-cell>
              <table:table-cell office:value-type="float" office:value="1558.879028">
                <text:p>1558.879028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644.28833">
                <text:p>1644.28833</text:p>
              </table:table-cell>
              <table:table-cell office:value-type="float" office:value="1673.9729">
                <text:p>1673.9729</text:p>
              </table:table-cell>
              <table:table-cell office:value-type="float" office:value="1588.968506">
                <text:p>1588.968506</text:p>
              </table:table-cell>
              <table:table-cell office:value-type="float" office:value="1576.176514">
                <text:p>1576.176514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638.521606">
                <text:p>1638.521606</text:p>
              </table:table-cell>
              <table:table-cell office:value-type="float" office:value="1693.423096">
                <text:p>1693.423096</text:p>
              </table:table-cell>
              <table:table-cell office:value-type="float" office:value="1608.10083">
                <text:p>1608.10083</text:p>
              </table:table-cell>
              <table:table-cell office:value-type="float" office:value="1599.491089">
                <text:p>1599.491089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643.544922">
                <text:p>1643.544922</text:p>
              </table:table-cell>
              <table:table-cell office:value-type="float" office:value="1721.653076">
                <text:p>1721.653076</text:p>
              </table:table-cell>
              <table:table-cell office:value-type="float" office:value="1615.574585">
                <text:p>1615.574585</text:p>
              </table:table-cell>
              <table:table-cell office:value-type="float" office:value="1630.059692">
                <text:p>1630.05969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670.44104">
                <text:p>1670.44104</text:p>
              </table:table-cell>
              <table:table-cell office:value-type="float" office:value="1711.687012">
                <text:p>1711.687012</text:p>
              </table:table-cell>
              <table:table-cell office:value-type="float" office:value="1633.509033">
                <text:p>1633.509033</text:p>
              </table:table-cell>
              <table:table-cell office:value-type="float" office:value="1636.300049">
                <text:p>1636.300049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688.778564">
                <text:p>1688.778564</text:p>
              </table:table-cell>
              <table:table-cell office:value-type="float" office:value="1732.114258">
                <text:p>1732.114258</text:p>
              </table:table-cell>
              <table:table-cell office:value-type="float" office:value="1666.995483">
                <text:p>1666.995483</text:p>
              </table:table-cell>
              <table:table-cell office:value-type="float" office:value="1676.029053">
                <text:p>1676.029053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702.553467">
                <text:p>1702.553467</text:p>
              </table:table-cell>
              <table:table-cell office:value-type="float" office:value="1772.322998">
                <text:p>1772.322998</text:p>
              </table:table-cell>
              <table:table-cell office:value-type="float" office:value="1682.036621">
                <text:p>1682.036621</text:p>
              </table:table-cell>
              <table:table-cell office:value-type="float" office:value="1715.684448">
                <text:p>1715.684448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703.500732">
                <text:p>1703.500732</text:p>
              </table:table-cell>
              <table:table-cell office:value-type="float" office:value="1740.668213">
                <text:p>1740.668213</text:p>
              </table:table-cell>
              <table:table-cell office:value-type="float" office:value="1734.286255">
                <text:p>1734.286255</text:p>
              </table:table-cell>
              <table:table-cell office:value-type="float" office:value="1744.232544">
                <text:p>1744.232544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722.772461">
                <text:p>1722.772461</text:p>
              </table:table-cell>
              <table:table-cell office:value-type="float" office:value="1780.103638">
                <text:p>1780.103638</text:p>
              </table:table-cell>
              <table:table-cell office:value-type="float" office:value="1746.880981">
                <text:p>1746.880981</text:p>
              </table:table-cell>
              <table:table-cell office:value-type="float" office:value="1775.950928">
                <text:p>1775.95092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742.44458">
                <text:p>1742.44458</text:p>
              </table:table-cell>
              <table:table-cell office:value-type="float" office:value="1816.084595">
                <text:p>1816.084595</text:p>
              </table:table-cell>
              <table:table-cell office:value-type="float" office:value="1758.117676">
                <text:p>1758.117676</text:p>
              </table:table-cell>
              <table:table-cell office:value-type="float" office:value="1811.270752">
                <text:p>1811.270752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751.432373">
                <text:p>1751.432373</text:p>
              </table:table-cell>
              <table:table-cell office:value-type="float" office:value="1857.411499">
                <text:p>1857.411499</text:p>
              </table:table-cell>
              <table:table-cell office:value-type="float" office:value="1762.747803">
                <text:p>1762.747803</text:p>
              </table:table-cell>
              <table:table-cell office:value-type="float" office:value="1850.413574">
                <text:p>1850.413574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749.750488">
                <text:p>1749.750488</text:p>
              </table:table-cell>
              <table:table-cell office:value-type="float" office:value="1833.582764">
                <text:p>1833.582764</text:p>
              </table:table-cell>
              <table:table-cell office:value-type="float" office:value="1762.267334">
                <text:p>1762.267334</text:p>
              </table:table-cell>
              <table:table-cell office:value-type="float" office:value="1833.406128">
                <text:p>1833.406128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744.859741">
                <text:p>1744.859741</text:p>
              </table:table-cell>
              <table:table-cell office:value-type="float" office:value="1856.882568">
                <text:p>1856.882568</text:p>
              </table:table-cell>
              <table:table-cell office:value-type="float" office:value="1745.311401">
                <text:p>1745.311401</text:p>
              </table:table-cell>
              <table:table-cell office:value-type="float" office:value="1868.516113">
                <text:p>1868.516113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740.698486">
                <text:p>1740.698486</text:p>
              </table:table-cell>
              <table:table-cell office:value-type="float" office:value="1843.624512">
                <text:p>1843.624512</text:p>
              </table:table-cell>
              <table:table-cell office:value-type="float" office:value="1744.389893">
                <text:p>1744.389893</text:p>
              </table:table-cell>
              <table:table-cell office:value-type="float" office:value="1859.108032">
                <text:p>1859.1080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747.733643">
                <text:p>1747.733643</text:p>
              </table:table-cell>
              <table:table-cell office:value-type="float" office:value="1839.290649">
                <text:p>1839.290649</text:p>
              </table:table-cell>
              <table:table-cell office:value-type="float" office:value="1765.045654">
                <text:p>1765.045654</text:p>
              </table:table-cell>
              <table:table-cell office:value-type="float" office:value="1835.453857">
                <text:p>1835.453857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743.33606">
                <text:p>1743.33606</text:p>
              </table:table-cell>
              <table:table-cell office:value-type="float" office:value="1865.812378">
                <text:p>1865.812378</text:p>
              </table:table-cell>
              <table:table-cell office:value-type="float" office:value="1751.624268">
                <text:p>1751.624268</text:p>
              </table:table-cell>
              <table:table-cell office:value-type="float" office:value="1853.417603">
                <text:p>1853.417603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743.549316">
                <text:p>1743.549316</text:p>
              </table:table-cell>
              <table:table-cell office:value-type="float" office:value="1851.697998">
                <text:p>1851.697998</text:p>
              </table:table-cell>
              <table:table-cell office:value-type="float" office:value="1753.623779">
                <text:p>1753.623779</text:p>
              </table:table-cell>
              <table:table-cell office:value-type="float" office:value="1860.012939">
                <text:p>1860.012939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756.514282">
                <text:p>1756.514282</text:p>
              </table:table-cell>
              <table:table-cell office:value-type="float" office:value="1841.105225">
                <text:p>1841.105225</text:p>
              </table:table-cell>
              <table:table-cell office:value-type="float" office:value="1768.171143">
                <text:p>1768.171143</text:p>
              </table:table-cell>
              <table:table-cell office:value-type="float" office:value="1839.514038">
                <text:p>1839.514038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745.299561">
                <text:p>1745.299561</text:p>
              </table:table-cell>
              <table:table-cell office:value-type="float" office:value="1860.476318">
                <text:p>1860.476318</text:p>
              </table:table-cell>
              <table:table-cell office:value-type="float" office:value="1758.147095">
                <text:p>1758.147095</text:p>
              </table:table-cell>
              <table:table-cell office:value-type="float" office:value="1856.460449">
                <text:p>1856.4604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47.610352">
                <text:p>1747.610352</text:p>
              </table:table-cell>
              <table:table-cell office:value-type="float" office:value="1858.916992">
                <text:p>1858.916992</text:p>
              </table:table-cell>
              <table:table-cell office:value-type="float" office:value="1759.566528">
                <text:p>1759.566528</text:p>
              </table:table-cell>
              <table:table-cell office:value-type="float" office:value="1857.364868">
                <text:p>1857.364868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755.699341">
                <text:p>1755.699341</text:p>
              </table:table-cell>
              <table:table-cell office:value-type="float" office:value="1853.548096">
                <text:p>1853.548096</text:p>
              </table:table-cell>
              <table:table-cell office:value-type="float" office:value="1769.105835">
                <text:p>1769.105835</text:p>
              </table:table-cell>
              <table:table-cell office:value-type="float" office:value="1854.281982">
                <text:p>1854.281982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756.013306">
                <text:p>1756.013306</text:p>
              </table:table-cell>
              <table:table-cell office:value-type="float" office:value="1866.534668">
                <text:p>1866.534668</text:p>
              </table:table-cell>
              <table:table-cell office:value-type="float" office:value="1764.858643">
                <text:p>1764.858643</text:p>
              </table:table-cell>
              <table:table-cell office:value-type="float" office:value="1864.174561">
                <text:p>1864.174561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754.587646">
                <text:p>1754.587646</text:p>
              </table:table-cell>
              <table:table-cell office:value-type="float" office:value="1863.982422">
                <text:p>1863.982422</text:p>
              </table:table-cell>
              <table:table-cell office:value-type="float" office:value="1767.058472">
                <text:p>1767.058472</text:p>
              </table:table-cell>
              <table:table-cell office:value-type="float" office:value="1860.944092">
                <text:p>1860.944092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757.519531">
                <text:p>1757.519531</text:p>
              </table:table-cell>
              <table:table-cell office:value-type="float" office:value="1862.43396">
                <text:p>1862.43396</text:p>
              </table:table-cell>
              <table:table-cell office:value-type="float" office:value="1770.811523">
                <text:p>1770.811523</text:p>
              </table:table-cell>
              <table:table-cell office:value-type="float" office:value="1858.498657">
                <text:p>1858.49865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756.218872">
                <text:p>1756.218872</text:p>
              </table:table-cell>
              <table:table-cell office:value-type="float" office:value="1867.2854">
                <text:p>1867.2854</text:p>
              </table:table-cell>
              <table:table-cell office:value-type="float" office:value="1765.888916">
                <text:p>1765.888916</text:p>
              </table:table-cell>
              <table:table-cell office:value-type="float" office:value="1866.699829">
                <text:p>1866.699829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757.073486">
                <text:p>1757.073486</text:p>
              </table:table-cell>
              <table:table-cell office:value-type="float" office:value="1864.86792">
                <text:p>1864.86792</text:p>
              </table:table-cell>
              <table:table-cell office:value-type="float" office:value="1769.160889">
                <text:p>1769.160889</text:p>
              </table:table-cell>
              <table:table-cell office:value-type="float" office:value="1861.485962">
                <text:p>1861.485962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759.928223">
                <text:p>1759.928223</text:p>
              </table:table-cell>
              <table:table-cell office:value-type="float" office:value="1866.500977">
                <text:p>1866.500977</text:p>
              </table:table-cell>
              <table:table-cell office:value-type="float" office:value="1770.093506">
                <text:p>1770.093506</text:p>
              </table:table-cell>
              <table:table-cell office:value-type="float" office:value="1865.255127">
                <text:p>1865.255127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757.963379">
                <text:p>1757.963379</text:p>
              </table:table-cell>
              <table:table-cell office:value-type="float" office:value="1869.735352">
                <text:p>1869.735352</text:p>
              </table:table-cell>
              <table:table-cell office:value-type="float" office:value="1770.150269">
                <text:p>1770.150269</text:p>
              </table:table-cell>
              <table:table-cell office:value-type="float" office:value="1867.525635">
                <text:p>1867.525635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1763.282471">
                <text:p>1763.282471</text:p>
              </table:table-cell>
              <table:table-cell office:value-type="float" office:value="1865.247681">
                <text:p>1865.247681</text:p>
              </table:table-cell>
              <table:table-cell office:value-type="float" office:value="1773.012085">
                <text:p>1773.012085</text:p>
              </table:table-cell>
              <table:table-cell office:value-type="float" office:value="1865.139771">
                <text:p>1865.13977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758.577148">
                <text:p>1758.577148</text:p>
              </table:table-cell>
              <table:table-cell office:value-type="float" office:value="1872.748657">
                <text:p>1872.748657</text:p>
              </table:table-cell>
              <table:table-cell office:value-type="float" office:value="1773.275513">
                <text:p>1773.275513</text:p>
              </table:table-cell>
              <table:table-cell office:value-type="float" office:value="1867.207275">
                <text:p>1867.207275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1757.739258">
                <text:p>1757.739258</text:p>
              </table:table-cell>
              <table:table-cell office:value-type="float" office:value="1873.29126">
                <text:p>1873.29126</text:p>
              </table:table-cell>
              <table:table-cell office:value-type="float" office:value="1772.067139">
                <text:p>1772.067139</text:p>
              </table:table-cell>
              <table:table-cell office:value-type="float" office:value="1868.167114">
                <text:p>1868.167114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1765.415771">
                <text:p>1765.415771</text:p>
              </table:table-cell>
              <table:table-cell office:value-type="float" office:value="1869.914429">
                <text:p>1869.914429</text:p>
              </table:table-cell>
              <table:table-cell office:value-type="float" office:value="1774.941895">
                <text:p>1774.941895</text:p>
              </table:table-cell>
              <table:table-cell office:value-type="float" office:value="1867.92041">
                <text:p>1867.92041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1763.564941">
                <text:p>1763.564941</text:p>
              </table:table-cell>
              <table:table-cell office:value-type="float" office:value="1873.713135">
                <text:p>1873.713135</text:p>
              </table:table-cell>
              <table:table-cell office:value-type="float" office:value="1774.72583">
                <text:p>1774.72583</text:p>
              </table:table-cell>
              <table:table-cell office:value-type="float" office:value="1870.239868">
                <text:p>1870.239868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1761.922119">
                <text:p>1761.922119</text:p>
              </table:table-cell>
              <table:table-cell office:value-type="float" office:value="1875.936646">
                <text:p>1875.936646</text:p>
              </table:table-cell>
              <table:table-cell office:value-type="float" office:value="1774.836426">
                <text:p>1774.836426</text:p>
              </table:table-cell>
              <table:table-cell office:value-type="float" office:value="1872.129761">
                <text:p>1872.12976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760.91748">
                <text:p>1760.91748</text:p>
              </table:table-cell>
              <table:table-cell office:value-type="float" office:value="1875.333496">
                <text:p>1875.333496</text:p>
              </table:table-cell>
              <table:table-cell office:value-type="float" office:value="1776.978638">
                <text:p>1776.978638</text:p>
              </table:table-cell>
              <table:table-cell office:value-type="float" office:value="1872.027832">
                <text:p>1872.027832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1762.580811">
                <text:p>1762.580811</text:p>
              </table:table-cell>
              <table:table-cell office:value-type="float" office:value="1875.816406">
                <text:p>1875.816406</text:p>
              </table:table-cell>
              <table:table-cell office:value-type="float" office:value="1775.864502">
                <text:p>1775.864502</text:p>
              </table:table-cell>
              <table:table-cell office:value-type="float" office:value="1873.026733">
                <text:p>1873.026733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1761.511719">
                <text:p>1761.511719</text:p>
              </table:table-cell>
              <table:table-cell office:value-type="float" office:value="1879.494385">
                <text:p>1879.494385</text:p>
              </table:table-cell>
              <table:table-cell office:value-type="float" office:value="1777.825684">
                <text:p>1777.825684</text:p>
              </table:table-cell>
              <table:table-cell office:value-type="float" office:value="1871.8573">
                <text:p>1871.8573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1762.408569">
                <text:p>1762.408569</text:p>
              </table:table-cell>
              <table:table-cell office:value-type="float" office:value="1878.710205">
                <text:p>1878.710205</text:p>
              </table:table-cell>
              <table:table-cell office:value-type="float" office:value="1777.645874">
                <text:p>1777.645874</text:p>
              </table:table-cell>
              <table:table-cell office:value-type="float" office:value="1871.517944">
                <text:p>1871.517944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1764.340332">
                <text:p>1764.340332</text:p>
              </table:table-cell>
              <table:table-cell office:value-type="float" office:value="1879.46167">
                <text:p>1879.46167</text:p>
              </table:table-cell>
              <table:table-cell office:value-type="float" office:value="1778.911255">
                <text:p>1778.911255</text:p>
              </table:table-cell>
              <table:table-cell office:value-type="float" office:value="1872.789185">
                <text:p>1872.78918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766.095947">
                <text:p>1766.095947</text:p>
              </table:table-cell>
              <table:table-cell office:value-type="float" office:value="1879.073242">
                <text:p>1879.073242</text:p>
              </table:table-cell>
              <table:table-cell office:value-type="float" office:value="1780.095947">
                <text:p>1780.095947</text:p>
              </table:table-cell>
              <table:table-cell office:value-type="float" office:value="1874.003052">
                <text:p>1874.003052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1761.664429">
                <text:p>1761.664429</text:p>
              </table:table-cell>
              <table:table-cell office:value-type="float" office:value="1882.875">
                <text:p>1882.875</text:p>
              </table:table-cell>
              <table:table-cell office:value-type="float" office:value="1781.480957">
                <text:p>1781.480957</text:p>
              </table:table-cell>
              <table:table-cell office:value-type="float" office:value="1871.821289">
                <text:p>1871.821289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1762.595947">
                <text:p>1762.595947</text:p>
              </table:table-cell>
              <table:table-cell office:value-type="float" office:value="1883.544312">
                <text:p>1883.544312</text:p>
              </table:table-cell>
              <table:table-cell office:value-type="float" office:value="1780.770996">
                <text:p>1780.770996</text:p>
              </table:table-cell>
              <table:table-cell office:value-type="float" office:value="1875.4375">
                <text:p>1875.4375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1764.431763">
                <text:p>1764.431763</text:p>
              </table:table-cell>
              <table:table-cell office:value-type="float" office:value="1884.031372">
                <text:p>1884.031372</text:p>
              </table:table-cell>
              <table:table-cell office:value-type="float" office:value="1778.524048">
                <text:p>1778.524048</text:p>
              </table:table-cell>
              <table:table-cell office:value-type="float" office:value="1879.873413">
                <text:p>1879.873413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1764.566406">
                <text:p>1764.566406</text:p>
              </table:table-cell>
              <table:table-cell office:value-type="float" office:value="1878.030029">
                <text:p>1878.030029</text:p>
              </table:table-cell>
              <table:table-cell office:value-type="float" office:value="1782.796387">
                <text:p>1782.796387</text:p>
              </table:table-cell>
              <table:table-cell office:value-type="float" office:value="1875.588989">
                <text:p>1875.5889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768.272705">
                <text:p>1768.272705</text:p>
              </table:table-cell>
              <table:table-cell office:value-type="float" office:value="1882.255615">
                <text:p>1882.255615</text:p>
              </table:table-cell>
              <table:table-cell office:value-type="float" office:value="1782.873535">
                <text:p>1782.873535</text:p>
              </table:table-cell>
              <table:table-cell office:value-type="float" office:value="1876.888184">
                <text:p>1876.888184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1769.275391">
                <text:p>1769.275391</text:p>
              </table:table-cell>
              <table:table-cell office:value-type="float" office:value="1885.021484">
                <text:p>1885.021484</text:p>
              </table:table-cell>
              <table:table-cell office:value-type="float" office:value="1785.167847">
                <text:p>1785.167847</text:p>
              </table:table-cell>
              <table:table-cell office:value-type="float" office:value="1878.664795">
                <text:p>1878.664795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1769.997559">
                <text:p>1769.997559</text:p>
              </table:table-cell>
              <table:table-cell office:value-type="float" office:value="1885.656738">
                <text:p>1885.656738</text:p>
              </table:table-cell>
              <table:table-cell office:value-type="float" office:value="1784.174927">
                <text:p>1784.174927</text:p>
              </table:table-cell>
              <table:table-cell office:value-type="float" office:value="1880.321899">
                <text:p>1880.321899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1770.139404">
                <text:p>1770.139404</text:p>
              </table:table-cell>
              <table:table-cell office:value-type="float" office:value="1885.452637">
                <text:p>1885.452637</text:p>
              </table:table-cell>
              <table:table-cell office:value-type="float" office:value="1786.311157">
                <text:p>1786.311157</text:p>
              </table:table-cell>
              <table:table-cell office:value-type="float" office:value="1882.453613">
                <text:p>1882.453613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1771.893921">
                <text:p>1771.893921</text:p>
              </table:table-cell>
              <table:table-cell office:value-type="float" office:value="1888.804199">
                <text:p>1888.804199</text:p>
              </table:table-cell>
              <table:table-cell office:value-type="float" office:value="1790.544312">
                <text:p>1790.544312</text:p>
              </table:table-cell>
              <table:table-cell office:value-type="float" office:value="1881.837891">
                <text:p>1881.83789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774.407104">
                <text:p>1774.407104</text:p>
              </table:table-cell>
              <table:table-cell office:value-type="float" office:value="1888.480103">
                <text:p>1888.480103</text:p>
              </table:table-cell>
              <table:table-cell office:value-type="float" office:value="1787.321777">
                <text:p>1787.321777</text:p>
              </table:table-cell>
              <table:table-cell office:value-type="float" office:value="1884.024536">
                <text:p>1884.024536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1772.745605">
                <text:p>1772.745605</text:p>
              </table:table-cell>
              <table:table-cell office:value-type="float" office:value="1891.430176">
                <text:p>1891.430176</text:p>
              </table:table-cell>
              <table:table-cell office:value-type="float" office:value="1789.208496">
                <text:p>1789.208496</text:p>
              </table:table-cell>
              <table:table-cell office:value-type="float" office:value="1885.520508">
                <text:p>1885.520508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1774.504395">
                <text:p>1774.504395</text:p>
              </table:table-cell>
              <table:table-cell office:value-type="float" office:value="1890.693359">
                <text:p>1890.693359</text:p>
              </table:table-cell>
              <table:table-cell office:value-type="float" office:value="1787.430908">
                <text:p>1787.430908</text:p>
              </table:table-cell>
              <table:table-cell office:value-type="float" office:value="1890.5896">
                <text:p>1890.5896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1776.669922">
                <text:p>1776.669922</text:p>
              </table:table-cell>
              <table:table-cell office:value-type="float" office:value="1891.425781">
                <text:p>1891.425781</text:p>
              </table:table-cell>
              <table:table-cell office:value-type="float" office:value="1791.205688">
                <text:p>1791.205688</text:p>
              </table:table-cell>
              <table:table-cell office:value-type="float" office:value="1887.401489">
                <text:p>1887.401489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1772.844116">
                <text:p>1772.844116</text:p>
              </table:table-cell>
              <table:table-cell office:value-type="float" office:value="1896.620117">
                <text:p>1896.620117</text:p>
              </table:table-cell>
              <table:table-cell office:value-type="float" office:value="1788.535278">
                <text:p>1788.535278</text:p>
              </table:table-cell>
              <table:table-cell office:value-type="float" office:value="1889.359375">
                <text:p>1889.35937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775.247559">
                <text:p>1775.247559</text:p>
              </table:table-cell>
              <table:table-cell office:value-type="float" office:value="1894.062866">
                <text:p>1894.062866</text:p>
              </table:table-cell>
              <table:table-cell office:value-type="float" office:value="1791.7052">
                <text:p>1791.7052</text:p>
              </table:table-cell>
              <table:table-cell office:value-type="float" office:value="1886.925537">
                <text:p>1886.925537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1777.760498">
                <text:p>1777.760498</text:p>
              </table:table-cell>
              <table:table-cell office:value-type="float" office:value="1894.838257">
                <text:p>1894.838257</text:p>
              </table:table-cell>
              <table:table-cell office:value-type="float" office:value="1791.503052">
                <text:p>1791.503052</text:p>
              </table:table-cell>
              <table:table-cell office:value-type="float" office:value="1890.448486">
                <text:p>1890.448486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1776.607544">
                <text:p>1776.607544</text:p>
              </table:table-cell>
              <table:table-cell office:value-type="float" office:value="1897.991211">
                <text:p>1897.991211</text:p>
              </table:table-cell>
              <table:table-cell office:value-type="float" office:value="1788.6604">
                <text:p>1788.6604</text:p>
              </table:table-cell>
              <table:table-cell office:value-type="float" office:value="1892.478271">
                <text:p>1892.478271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1777.533569">
                <text:p>1777.533569</text:p>
              </table:table-cell>
              <table:table-cell office:value-type="float" office:value="1891.320557">
                <text:p>1891.320557</text:p>
              </table:table-cell>
              <table:table-cell office:value-type="float" office:value="1794.81665">
                <text:p>1794.81665</text:p>
              </table:table-cell>
              <table:table-cell office:value-type="float" office:value="1886.655518">
                <text:p>1886.655518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1776.887695">
                <text:p>1776.887695</text:p>
              </table:table-cell>
              <table:table-cell office:value-type="float" office:value="1895.874512">
                <text:p>1895.874512</text:p>
              </table:table-cell>
              <table:table-cell office:value-type="float" office:value="1792.181519">
                <text:p>1792.181519</text:p>
              </table:table-cell>
              <table:table-cell office:value-type="float" office:value="1891.119995">
                <text:p>1891.11999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777.788818">
                <text:p>1777.788818</text:p>
              </table:table-cell>
              <table:table-cell office:value-type="float" office:value="1897.452026">
                <text:p>1897.452026</text:p>
              </table:table-cell>
              <table:table-cell office:value-type="float" office:value="1792.432373">
                <text:p>1792.432373</text:p>
              </table:table-cell>
              <table:table-cell office:value-type="float" office:value="1891.419312">
                <text:p>1891.419312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1778.134033">
                <text:p>1778.134033</text:p>
              </table:table-cell>
              <table:table-cell office:value-type="float" office:value="1893.628418">
                <text:p>1893.628418</text:p>
              </table:table-cell>
              <table:table-cell office:value-type="float" office:value="1792.979004">
                <text:p>1792.979004</text:p>
              </table:table-cell>
              <table:table-cell office:value-type="float" office:value="1891.635254">
                <text:p>1891.635254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1779.507324">
                <text:p>1779.507324</text:p>
              </table:table-cell>
              <table:table-cell office:value-type="float" office:value="1898.019653">
                <text:p>1898.019653</text:p>
              </table:table-cell>
              <table:table-cell office:value-type="float" office:value="1794.135986">
                <text:p>1794.135986</text:p>
              </table:table-cell>
              <table:table-cell office:value-type="float" office:value="1893.800293">
                <text:p>1893.800293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1779.464844">
                <text:p>1779.464844</text:p>
              </table:table-cell>
              <table:table-cell office:value-type="float" office:value="1895.708374">
                <text:p>1895.708374</text:p>
              </table:table-cell>
              <table:table-cell office:value-type="float" office:value="1796.454956">
                <text:p>1796.454956</text:p>
              </table:table-cell>
              <table:table-cell office:value-type="float" office:value="1892.849854">
                <text:p>1892.849854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1782.741211">
                <text:p>1782.741211</text:p>
              </table:table-cell>
              <table:table-cell office:value-type="float" office:value="1898.177856">
                <text:p>1898.177856</text:p>
              </table:table-cell>
              <table:table-cell office:value-type="float" office:value="1796.684814">
                <text:p>1796.684814</text:p>
              </table:table-cell>
              <table:table-cell office:value-type="float" office:value="1892.564331">
                <text:p>1892.56433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778.628052">
                <text:p>1778.628052</text:p>
              </table:table-cell>
              <table:table-cell office:value-type="float" office:value="1903.064331">
                <text:p>1903.064331</text:p>
              </table:table-cell>
              <table:table-cell office:value-type="float" office:value="1792.538574">
                <text:p>1792.538574</text:p>
              </table:table-cell>
              <table:table-cell office:value-type="float" office:value="1896.599365">
                <text:p>1896.599365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1776.899902">
                <text:p>1776.899902</text:p>
              </table:table-cell>
              <table:table-cell office:value-type="float" office:value="1899.18042">
                <text:p>1899.18042</text:p>
              </table:table-cell>
              <table:table-cell office:value-type="float" office:value="1795.959229">
                <text:p>1795.959229</text:p>
              </table:table-cell>
              <table:table-cell office:value-type="float" office:value="1891.963745">
                <text:p>1891.963745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1782.039307">
                <text:p>1782.039307</text:p>
              </table:table-cell>
              <table:table-cell office:value-type="float" office:value="1898.130371">
                <text:p>1898.130371</text:p>
              </table:table-cell>
              <table:table-cell office:value-type="float" office:value="1796.915405">
                <text:p>1796.915405</text:p>
              </table:table-cell>
              <table:table-cell office:value-type="float" office:value="1892.565918">
                <text:p>1892.565918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1780.705566">
                <text:p>1780.705566</text:p>
              </table:table-cell>
              <table:table-cell office:value-type="float" office:value="1900.319824">
                <text:p>1900.319824</text:p>
              </table:table-cell>
              <table:table-cell office:value-type="float" office:value="1794.332275">
                <text:p>1794.332275</text:p>
              </table:table-cell>
              <table:table-cell office:value-type="float" office:value="1894.412354">
                <text:p>1894.412354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1778.623047">
                <text:p>1778.623047</text:p>
              </table:table-cell>
              <table:table-cell office:value-type="float" office:value="1899.951172">
                <text:p>1899.951172</text:p>
              </table:table-cell>
              <table:table-cell office:value-type="float" office:value="1793.918213">
                <text:p>1793.918213</text:p>
              </table:table-cell>
              <table:table-cell office:value-type="float" office:value="1897.481567">
                <text:p>1897.4815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84.121582">
                <text:p>1784.121582</text:p>
              </table:table-cell>
              <table:table-cell office:value-type="float" office:value="1902.483154">
                <text:p>1902.483154</text:p>
              </table:table-cell>
              <table:table-cell office:value-type="float" office:value="1799.254272">
                <text:p>1799.254272</text:p>
              </table:table-cell>
              <table:table-cell office:value-type="float" office:value="1896.068359">
                <text:p>1896.068359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1782.887939">
                <text:p>1782.887939</text:p>
              </table:table-cell>
              <table:table-cell office:value-type="float" office:value="1904.936646">
                <text:p>1904.936646</text:p>
              </table:table-cell>
              <table:table-cell office:value-type="float" office:value="1800.931885">
                <text:p>1800.931885</text:p>
              </table:table-cell>
              <table:table-cell office:value-type="float" office:value="1896.208008">
                <text:p>1896.208008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1788.141724">
                <text:p>1788.141724</text:p>
              </table:table-cell>
              <table:table-cell office:value-type="float" office:value="1902.519043">
                <text:p>1902.519043</text:p>
              </table:table-cell>
              <table:table-cell office:value-type="float" office:value="1804.629761">
                <text:p>1804.629761</text:p>
              </table:table-cell>
              <table:table-cell office:value-type="float" office:value="1899.771118">
                <text:p>1899.771118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1785.119141">
                <text:p>1785.119141</text:p>
              </table:table-cell>
              <table:table-cell office:value-type="float" office:value="1909.506348">
                <text:p>1909.506348</text:p>
              </table:table-cell>
              <table:table-cell office:value-type="float" office:value="1799.613892">
                <text:p>1799.613892</text:p>
              </table:table-cell>
              <table:table-cell office:value-type="float" office:value="1901.728149">
                <text:p>1901.728149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1788.517334">
                <text:p>1788.517334</text:p>
              </table:table-cell>
              <table:table-cell office:value-type="float" office:value="1903.806274">
                <text:p>1903.806274</text:p>
              </table:table-cell>
              <table:table-cell office:value-type="float" office:value="1804.225708">
                <text:p>1804.225708</text:p>
              </table:table-cell>
              <table:table-cell office:value-type="float" office:value="1898.876953">
                <text:p>1898.87695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87.489014">
                <text:p>1787.489014</text:p>
              </table:table-cell>
              <table:table-cell office:value-type="float" office:value="1908.890137">
                <text:p>1908.890137</text:p>
              </table:table-cell>
              <table:table-cell office:value-type="float" office:value="1804.630859">
                <text:p>1804.630859</text:p>
              </table:table-cell>
              <table:table-cell office:value-type="float" office:value="1905.487793">
                <text:p>1905.487793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1787.442383">
                <text:p>1787.442383</text:p>
              </table:table-cell>
              <table:table-cell office:value-type="float" office:value="1908.684204">
                <text:p>1908.684204</text:p>
              </table:table-cell>
              <table:table-cell office:value-type="float" office:value="1803.998047">
                <text:p>1803.998047</text:p>
              </table:table-cell>
              <table:table-cell office:value-type="float" office:value="1901.023682">
                <text:p>1901.023682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1789.071777">
                <text:p>1789.071777</text:p>
              </table:table-cell>
              <table:table-cell office:value-type="float" office:value="1910.159546">
                <text:p>1910.159546</text:p>
              </table:table-cell>
              <table:table-cell office:value-type="float" office:value="1804.244263">
                <text:p>1804.244263</text:p>
              </table:table-cell>
              <table:table-cell office:value-type="float" office:value="1906.25415">
                <text:p>1906.25415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1787.973633">
                <text:p>1787.973633</text:p>
              </table:table-cell>
              <table:table-cell office:value-type="float" office:value="1912.298706">
                <text:p>1912.298706</text:p>
              </table:table-cell>
              <table:table-cell office:value-type="float" office:value="1804.253296">
                <text:p>1804.253296</text:p>
              </table:table-cell>
              <table:table-cell office:value-type="float" office:value="1907.194824">
                <text:p>1907.194824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1787.284302">
                <text:p>1787.284302</text:p>
              </table:table-cell>
              <table:table-cell office:value-type="float" office:value="1911.44519">
                <text:p>1911.44519</text:p>
              </table:table-cell>
              <table:table-cell office:value-type="float" office:value="1803.835938">
                <text:p>1803.835938</text:p>
              </table:table-cell>
              <table:table-cell office:value-type="float" office:value="1905.215454">
                <text:p>1905.2154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92.321899">
                <text:p>1792.321899</text:p>
              </table:table-cell>
              <table:table-cell office:value-type="float" office:value="1913.267944">
                <text:p>1913.267944</text:p>
              </table:table-cell>
              <table:table-cell office:value-type="float" office:value="1811.265381">
                <text:p>1811.265381</text:p>
              </table:table-cell>
              <table:table-cell office:value-type="float" office:value="1906.927124">
                <text:p>1906.927124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1789.492676">
                <text:p>1789.492676</text:p>
              </table:table-cell>
              <table:table-cell office:value-type="float" office:value="1917.91748">
                <text:p>1917.91748</text:p>
              </table:table-cell>
              <table:table-cell office:value-type="float" office:value="1805.306641">
                <text:p>1805.306641</text:p>
              </table:table-cell>
              <table:table-cell office:value-type="float" office:value="1913.311646">
                <text:p>1913.311646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1791.428833">
                <text:p>1791.428833</text:p>
              </table:table-cell>
              <table:table-cell office:value-type="float" office:value="1913.815308">
                <text:p>1913.815308</text:p>
              </table:table-cell>
              <table:table-cell office:value-type="float" office:value="1808.089844">
                <text:p>1808.089844</text:p>
              </table:table-cell>
              <table:table-cell office:value-type="float" office:value="1907.723633">
                <text:p>1907.723633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1793.011719">
                <text:p>1793.011719</text:p>
              </table:table-cell>
              <table:table-cell office:value-type="float" office:value="1913.385986">
                <text:p>1913.385986</text:p>
              </table:table-cell>
              <table:table-cell office:value-type="float" office:value="1810.992798">
                <text:p>1810.992798</text:p>
              </table:table-cell>
              <table:table-cell office:value-type="float" office:value="1907.272461">
                <text:p>1907.272461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1792.642822">
                <text:p>1792.642822</text:p>
              </table:table-cell>
              <table:table-cell office:value-type="float" office:value="1917.140869">
                <text:p>1917.140869</text:p>
              </table:table-cell>
              <table:table-cell office:value-type="float" office:value="1806.528931">
                <text:p>1806.528931</text:p>
              </table:table-cell>
              <table:table-cell office:value-type="float" office:value="1913.278076">
                <text:p>1913.27807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92.920776">
                <text:p>1792.920776</text:p>
              </table:table-cell>
              <table:table-cell office:value-type="float" office:value="1912.407471">
                <text:p>1912.407471</text:p>
              </table:table-cell>
              <table:table-cell office:value-type="float" office:value="1812.504883">
                <text:p>1812.504883</text:p>
              </table:table-cell>
              <table:table-cell office:value-type="float" office:value="1906.871582">
                <text:p>1906.871582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1796.550659">
                <text:p>1796.550659</text:p>
              </table:table-cell>
              <table:table-cell office:value-type="float" office:value="1914.847534">
                <text:p>1914.847534</text:p>
              </table:table-cell>
              <table:table-cell office:value-type="float" office:value="1810.293457">
                <text:p>1810.293457</text:p>
              </table:table-cell>
              <table:table-cell office:value-type="float" office:value="1910.040283">
                <text:p>1910.040283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1791.546631">
                <text:p>1791.546631</text:p>
              </table:table-cell>
              <table:table-cell office:value-type="float" office:value="1918.703125">
                <text:p>1918.703125</text:p>
              </table:table-cell>
              <table:table-cell office:value-type="float" office:value="1807.789795">
                <text:p>1807.789795</text:p>
              </table:table-cell>
              <table:table-cell office:value-type="float" office:value="1912.66626">
                <text:p>1912.66626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1795.348145">
                <text:p>1795.348145</text:p>
              </table:table-cell>
              <table:table-cell office:value-type="float" office:value="1913.307617">
                <text:p>1913.307617</text:p>
              </table:table-cell>
              <table:table-cell office:value-type="float" office:value="1810.243286">
                <text:p>1810.243286</text:p>
              </table:table-cell>
              <table:table-cell office:value-type="float" office:value="1909.604492">
                <text:p>1909.604492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1797.508667">
                <text:p>1797.508667</text:p>
              </table:table-cell>
              <table:table-cell office:value-type="float" office:value="1918.194214">
                <text:p>1918.194214</text:p>
              </table:table-cell>
              <table:table-cell office:value-type="float" office:value="1810.105347">
                <text:p>1810.105347</text:p>
              </table:table-cell>
              <table:table-cell office:value-type="float" office:value="1913.647095">
                <text:p>1913.64709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93.100342">
                <text:p>1793.100342</text:p>
              </table:table-cell>
              <table:table-cell office:value-type="float" office:value="1922.442383">
                <text:p>1922.442383</text:p>
              </table:table-cell>
              <table:table-cell office:value-type="float" office:value="1811.550537">
                <text:p>1811.550537</text:p>
              </table:table-cell>
              <table:table-cell office:value-type="float" office:value="1914.720459">
                <text:p>1914.720459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1796.594116">
                <text:p>1796.594116</text:p>
              </table:table-cell>
              <table:table-cell office:value-type="float" office:value="1917.991577">
                <text:p>1917.991577</text:p>
              </table:table-cell>
              <table:table-cell office:value-type="float" office:value="1813.166504">
                <text:p>1813.166504</text:p>
              </table:table-cell>
              <table:table-cell office:value-type="float" office:value="1911.266113">
                <text:p>1911.266113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1793.414185">
                <text:p>1793.414185</text:p>
              </table:table-cell>
              <table:table-cell office:value-type="float" office:value="1920.200928">
                <text:p>1920.200928</text:p>
              </table:table-cell>
              <table:table-cell office:value-type="float" office:value="1814.824951">
                <text:p>1814.824951</text:p>
              </table:table-cell>
              <table:table-cell office:value-type="float" office:value="1913.164307">
                <text:p>1913.164307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1798.05127">
                <text:p>1798.05127</text:p>
              </table:table-cell>
              <table:table-cell office:value-type="float" office:value="1923.602295">
                <text:p>1923.602295</text:p>
              </table:table-cell>
              <table:table-cell office:value-type="float" office:value="1812.948242">
                <text:p>1812.948242</text:p>
              </table:table-cell>
              <table:table-cell office:value-type="float" office:value="1914.974976">
                <text:p>1914.974976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1797.72998">
                <text:p>1797.72998</text:p>
              </table:table-cell>
              <table:table-cell office:value-type="float" office:value="1916.232178">
                <text:p>1916.232178</text:p>
              </table:table-cell>
              <table:table-cell office:value-type="float" office:value="1815.297607">
                <text:p>1815.297607</text:p>
              </table:table-cell>
              <table:table-cell office:value-type="float" office:value="1911.321899">
                <text:p>1911.3218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97.580811">
                <text:p>1797.580811</text:p>
              </table:table-cell>
              <table:table-cell office:value-type="float" office:value="1924.101196">
                <text:p>1924.101196</text:p>
              </table:table-cell>
              <table:table-cell office:value-type="float" office:value="1812.8396">
                <text:p>1812.8396</text:p>
              </table:table-cell>
              <table:table-cell office:value-type="float" office:value="1915.998535">
                <text:p>1915.998535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1797.52002">
                <text:p>1797.52002</text:p>
              </table:table-cell>
              <table:table-cell office:value-type="float" office:value="1926.800659">
                <text:p>1926.800659</text:p>
              </table:table-cell>
              <table:table-cell office:value-type="float" office:value="1812.945312">
                <text:p>1812.945312</text:p>
              </table:table-cell>
              <table:table-cell office:value-type="float" office:value="1918.086914">
                <text:p>1918.086914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1800.686523">
                <text:p>1800.686523</text:p>
              </table:table-cell>
              <table:table-cell office:value-type="float" office:value="1921.255615">
                <text:p>1921.255615</text:p>
              </table:table-cell>
              <table:table-cell office:value-type="float" office:value="1815.142456">
                <text:p>1815.142456</text:p>
              </table:table-cell>
              <table:table-cell office:value-type="float" office:value="1917.979004">
                <text:p>1917.979004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1805.799072">
                <text:p>1805.799072</text:p>
              </table:table-cell>
              <table:table-cell office:value-type="float" office:value="1925.418457">
                <text:p>1925.418457</text:p>
              </table:table-cell>
              <table:table-cell office:value-type="float" office:value="1821.626221">
                <text:p>1821.626221</text:p>
              </table:table-cell>
              <table:table-cell office:value-type="float" office:value="1915.679443">
                <text:p>1915.679443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1800.46875">
                <text:p>1800.46875</text:p>
              </table:table-cell>
              <table:table-cell office:value-type="float" office:value="1930.010742">
                <text:p>1930.010742</text:p>
              </table:table-cell>
              <table:table-cell office:value-type="float" office:value="1816.682007">
                <text:p>1816.682007</text:p>
              </table:table-cell>
              <table:table-cell office:value-type="float" office:value="1924.78125">
                <text:p>1924.7812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804.151489">
                <text:p>1804.151489</text:p>
              </table:table-cell>
              <table:table-cell office:value-type="float" office:value="1925.935669">
                <text:p>1925.935669</text:p>
              </table:table-cell>
              <table:table-cell office:value-type="float" office:value="1822.348145">
                <text:p>1822.348145</text:p>
              </table:table-cell>
              <table:table-cell office:value-type="float" office:value="1916.304688">
                <text:p>1916.304688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1806.283325">
                <text:p>1806.283325</text:p>
              </table:table-cell>
              <table:table-cell office:value-type="float" office:value="1928.140625">
                <text:p>1928.140625</text:p>
              </table:table-cell>
              <table:table-cell office:value-type="float" office:value="1825.665161">
                <text:p>1825.665161</text:p>
              </table:table-cell>
              <table:table-cell office:value-type="float" office:value="1918.581299">
                <text:p>1918.581299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1801.62085">
                <text:p>1801.62085</text:p>
              </table:table-cell>
              <table:table-cell office:value-type="float" office:value="1936.344238">
                <text:p>1936.344238</text:p>
              </table:table-cell>
              <table:table-cell office:value-type="float" office:value="1818.133301">
                <text:p>1818.133301</text:p>
              </table:table-cell>
              <table:table-cell office:value-type="float" office:value="1931.448975">
                <text:p>1931.448975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805.996338">
                <text:p>1805.996338</text:p>
              </table:table-cell>
              <table:table-cell office:value-type="float" office:value="1931.769775">
                <text:p>1931.769775</text:p>
              </table:table-cell>
              <table:table-cell office:value-type="float" office:value="1824.302979">
                <text:p>1824.302979</text:p>
              </table:table-cell>
              <table:table-cell office:value-type="float" office:value="1923.722412">
                <text:p>1923.722412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1806.893677">
                <text:p>1806.893677</text:p>
              </table:table-cell>
              <table:table-cell office:value-type="float" office:value="1932.046631">
                <text:p>1932.046631</text:p>
              </table:table-cell>
              <table:table-cell office:value-type="float" office:value="1825.191406">
                <text:p>1825.191406</text:p>
              </table:table-cell>
              <table:table-cell office:value-type="float" office:value="1924.683594">
                <text:p>1924.68359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804.920654">
                <text:p>1804.920654</text:p>
              </table:table-cell>
              <table:table-cell office:value-type="float" office:value="1934.407593">
                <text:p>1934.407593</text:p>
              </table:table-cell>
              <table:table-cell office:value-type="float" office:value="1822.70752">
                <text:p>1822.70752</text:p>
              </table:table-cell>
              <table:table-cell office:value-type="float" office:value="1927.476807">
                <text:p>1927.476807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1809.530396">
                <text:p>1809.530396</text:p>
              </table:table-cell>
              <table:table-cell office:value-type="float" office:value="1932.904907">
                <text:p>1932.904907</text:p>
              </table:table-cell>
              <table:table-cell office:value-type="float" office:value="1826.797119">
                <text:p>1826.797119</text:p>
              </table:table-cell>
              <table:table-cell office:value-type="float" office:value="1926.791016">
                <text:p>1926.791016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811.553345">
                <text:p>1811.553345</text:p>
              </table:table-cell>
              <table:table-cell office:value-type="float" office:value="1930.255615">
                <text:p>1930.255615</text:p>
              </table:table-cell>
              <table:table-cell office:value-type="float" office:value="1825.942871">
                <text:p>1825.942871</text:p>
              </table:table-cell>
              <table:table-cell office:value-type="float" office:value="1928.296997">
                <text:p>1928.296997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1806.452393">
                <text:p>1806.452393</text:p>
              </table:table-cell>
              <table:table-cell office:value-type="float" office:value="1933.444824">
                <text:p>1933.444824</text:p>
              </table:table-cell>
              <table:table-cell office:value-type="float" office:value="1822.541382">
                <text:p>1822.541382</text:p>
              </table:table-cell>
              <table:table-cell office:value-type="float" office:value="1929.307861">
                <text:p>1929.307861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1812.449585">
                <text:p>1812.449585</text:p>
              </table:table-cell>
              <table:table-cell office:value-type="float" office:value="1931.574585">
                <text:p>1931.574585</text:p>
              </table:table-cell>
              <table:table-cell office:value-type="float" office:value="1827.935059">
                <text:p>1827.935059</text:p>
              </table:table-cell>
              <table:table-cell office:value-type="float" office:value="1926.334351">
                <text:p>1926.33435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807.739746">
                <text:p>1807.739746</text:p>
              </table:table-cell>
              <table:table-cell office:value-type="float" office:value="1936.252808">
                <text:p>1936.252808</text:p>
              </table:table-cell>
              <table:table-cell office:value-type="float" office:value="1825.459351">
                <text:p>1825.459351</text:p>
              </table:table-cell>
              <table:table-cell office:value-type="float" office:value="1929.972534">
                <text:p>1929.972534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1810.795044">
                <text:p>1810.795044</text:p>
              </table:table-cell>
              <table:table-cell office:value-type="float" office:value="1931.780151">
                <text:p>1931.780151</text:p>
              </table:table-cell>
              <table:table-cell office:value-type="float" office:value="1823.536255">
                <text:p>1823.536255</text:p>
              </table:table-cell>
              <table:table-cell office:value-type="float" office:value="1929.125977">
                <text:p>1929.125977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1805.625122">
                <text:p>1805.625122</text:p>
              </table:table-cell>
              <table:table-cell office:value-type="float" office:value="1936.849121">
                <text:p>1936.849121</text:p>
              </table:table-cell>
              <table:table-cell office:value-type="float" office:value="1824.557861">
                <text:p>1824.557861</text:p>
              </table:table-cell>
              <table:table-cell office:value-type="float" office:value="1931.429199">
                <text:p>1931.429199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1805.046021">
                <text:p>1805.046021</text:p>
              </table:table-cell>
              <table:table-cell office:value-type="float" office:value="1936.269897">
                <text:p>1936.269897</text:p>
              </table:table-cell>
              <table:table-cell office:value-type="float" office:value="1824.333252">
                <text:p>1824.333252</text:p>
              </table:table-cell>
              <table:table-cell office:value-type="float" office:value="1929.068115">
                <text:p>1929.068115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1810.383545">
                <text:p>1810.383545</text:p>
              </table:table-cell>
              <table:table-cell office:value-type="float" office:value="1934.341797">
                <text:p>1934.341797</text:p>
              </table:table-cell>
              <table:table-cell office:value-type="float" office:value="1826.270508">
                <text:p>1826.270508</text:p>
              </table:table-cell>
              <table:table-cell office:value-type="float" office:value="1927.136475">
                <text:p>1927.13647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808.401855">
                <text:p>1808.401855</text:p>
              </table:table-cell>
              <table:table-cell office:value-type="float" office:value="1937.875732">
                <text:p>1937.875732</text:p>
              </table:table-cell>
              <table:table-cell office:value-type="float" office:value="1823.215332">
                <text:p>1823.215332</text:p>
              </table:table-cell>
              <table:table-cell office:value-type="float" office:value="1930.657104">
                <text:p>1930.657104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1808.04126">
                <text:p>1808.04126</text:p>
              </table:table-cell>
              <table:table-cell office:value-type="float" office:value="1936.69812">
                <text:p>1936.69812</text:p>
              </table:table-cell>
              <table:table-cell office:value-type="float" office:value="1826.08606">
                <text:p>1826.08606</text:p>
              </table:table-cell>
              <table:table-cell office:value-type="float" office:value="1930.725098">
                <text:p>1930.725098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809.104248">
                <text:p>1809.104248</text:p>
              </table:table-cell>
              <table:table-cell office:value-type="float" office:value="1934.890137">
                <text:p>1934.890137</text:p>
              </table:table-cell>
              <table:table-cell office:value-type="float" office:value="1826.49292">
                <text:p>1826.49292</text:p>
              </table:table-cell>
              <table:table-cell office:value-type="float" office:value="1930.757446">
                <text:p>1930.757446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1806.882935">
                <text:p>1806.882935</text:p>
              </table:table-cell>
              <table:table-cell office:value-type="float" office:value="1936.742798">
                <text:p>1936.742798</text:p>
              </table:table-cell>
              <table:table-cell office:value-type="float" office:value="1826.799438">
                <text:p>1826.799438</text:p>
              </table:table-cell>
              <table:table-cell office:value-type="float" office:value="1929.146606">
                <text:p>1929.146606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1804.102417">
                <text:p>1804.102417</text:p>
              </table:table-cell>
              <table:table-cell office:value-type="float" office:value="1938.618286">
                <text:p>1938.618286</text:p>
              </table:table-cell>
              <table:table-cell office:value-type="float" office:value="1822.393555">
                <text:p>1822.393555</text:p>
              </table:table-cell>
              <table:table-cell office:value-type="float" office:value="1928.233521">
                <text:p>1928.2335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7.236572">
                <text:p>1807.236572</text:p>
              </table:table-cell>
              <table:table-cell office:value-type="float" office:value="1932.49707">
                <text:p>1932.49707</text:p>
              </table:table-cell>
              <table:table-cell office:value-type="float" office:value="1826.367188">
                <text:p>1826.367188</text:p>
              </table:table-cell>
              <table:table-cell office:value-type="float" office:value="1929.061401">
                <text:p>1929.061401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1808.486572">
                <text:p>1808.486572</text:p>
              </table:table-cell>
              <table:table-cell office:value-type="float" office:value="1936.784302">
                <text:p>1936.784302</text:p>
              </table:table-cell>
              <table:table-cell office:value-type="float" office:value="1822.914795">
                <text:p>1822.914795</text:p>
              </table:table-cell>
              <table:table-cell office:value-type="float" office:value="1930.168213">
                <text:p>1930.168213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1809.718628">
                <text:p>1809.718628</text:p>
              </table:table-cell>
              <table:table-cell office:value-type="float" office:value="1937.440918">
                <text:p>1937.440918</text:p>
              </table:table-cell>
              <table:table-cell office:value-type="float" office:value="1827.280029">
                <text:p>1827.280029</text:p>
              </table:table-cell>
              <table:table-cell office:value-type="float" office:value="1931.552734">
                <text:p>1931.552734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1812.097046">
                <text:p>1812.097046</text:p>
              </table:table-cell>
              <table:table-cell office:value-type="float" office:value="1934.584717">
                <text:p>1934.584717</text:p>
              </table:table-cell>
              <table:table-cell office:value-type="float" office:value="1831.100342">
                <text:p>1831.100342</text:p>
              </table:table-cell>
              <table:table-cell office:value-type="float" office:value="1932.581543">
                <text:p>1932.581543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1809.706055">
                <text:p>1809.706055</text:p>
              </table:table-cell>
              <table:table-cell office:value-type="float" office:value="1942.273315">
                <text:p>1942.273315</text:p>
              </table:table-cell>
              <table:table-cell office:value-type="float" office:value="1827.586792">
                <text:p>1827.586792</text:p>
              </table:table-cell>
              <table:table-cell office:value-type="float" office:value="1934.925659">
                <text:p>1934.92565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2.9729">
                <text:p>1812.9729</text:p>
              </table:table-cell>
              <table:table-cell office:value-type="float" office:value="1940.322144">
                <text:p>1940.322144</text:p>
              </table:table-cell>
              <table:table-cell office:value-type="float" office:value="1830.410767">
                <text:p>1830.410767</text:p>
              </table:table-cell>
              <table:table-cell office:value-type="float" office:value="1932.307861">
                <text:p>1932.307861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1801.763428">
                <text:p>1801.763428</text:p>
              </table:table-cell>
              <table:table-cell office:value-type="float" office:value="1898.658691">
                <text:p>1898.658691</text:p>
              </table:table-cell>
              <table:table-cell office:value-type="float" office:value="1819.653564">
                <text:p>1819.653564</text:p>
              </table:table-cell>
              <table:table-cell office:value-type="float" office:value="1889.579346">
                <text:p>1889.579346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1756.102051">
                <text:p>1756.102051</text:p>
              </table:table-cell>
              <table:table-cell office:value-type="float" office:value="1918.827881">
                <text:p>1918.827881</text:p>
              </table:table-cell>
              <table:table-cell office:value-type="float" office:value="1755.944214">
                <text:p>1755.944214</text:p>
              </table:table-cell>
              <table:table-cell office:value-type="float" office:value="1922.059326">
                <text:p>1922.059326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1727.047119">
                <text:p>1727.047119</text:p>
              </table:table-cell>
              <table:table-cell office:value-type="float" office:value="1873.559326">
                <text:p>1873.559326</text:p>
              </table:table-cell>
              <table:table-cell office:value-type="float" office:value="1740.817261">
                <text:p>1740.817261</text:p>
              </table:table-cell>
              <table:table-cell office:value-type="float" office:value="1872.095947">
                <text:p>1872.095947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1736.369385">
                <text:p>1736.369385</text:p>
              </table:table-cell>
              <table:table-cell office:value-type="float" office:value="1830.35437">
                <text:p>1830.35437</text:p>
              </table:table-cell>
              <table:table-cell office:value-type="float" office:value="1754.613525">
                <text:p>1754.613525</text:p>
              </table:table-cell>
              <table:table-cell office:value-type="float" office:value="1824.594971">
                <text:p>1824.59497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699.168579">
                <text:p>1699.168579</text:p>
              </table:table-cell>
              <table:table-cell office:value-type="float" office:value="1842.017212">
                <text:p>1842.017212</text:p>
              </table:table-cell>
              <table:table-cell office:value-type="float" office:value="1703.755371">
                <text:p>1703.755371</text:p>
              </table:table-cell>
              <table:table-cell office:value-type="float" office:value="1847.197632">
                <text:p>1847.197632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1677.799805">
                <text:p>1677.799805</text:p>
              </table:table-cell>
              <table:table-cell office:value-type="float" office:value="1800.838501">
                <text:p>1800.838501</text:p>
              </table:table-cell>
              <table:table-cell office:value-type="float" office:value="1694.877808">
                <text:p>1694.877808</text:p>
              </table:table-cell>
              <table:table-cell office:value-type="float" office:value="1800.082275">
                <text:p>1800.082275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1685.008057">
                <text:p>1685.008057</text:p>
              </table:table-cell>
              <table:table-cell office:value-type="float" office:value="1772.009399">
                <text:p>1772.009399</text:p>
              </table:table-cell>
              <table:table-cell office:value-type="float" office:value="1697.955078">
                <text:p>1697.955078</text:p>
              </table:table-cell>
              <table:table-cell office:value-type="float" office:value="1767.969482">
                <text:p>1767.969482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1656.683594">
                <text:p>1656.683594</text:p>
              </table:table-cell>
              <table:table-cell office:value-type="float" office:value="1772.510986">
                <text:p>1772.510986</text:p>
              </table:table-cell>
              <table:table-cell office:value-type="float" office:value="1665.90625">
                <text:p>1665.90625</text:p>
              </table:table-cell>
              <table:table-cell office:value-type="float" office:value="1773.073975">
                <text:p>1773.073975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1641.000366">
                <text:p>1641.000366</text:p>
              </table:table-cell>
              <table:table-cell office:value-type="float" office:value="1756.852417">
                <text:p>1756.852417</text:p>
              </table:table-cell>
              <table:table-cell office:value-type="float" office:value="1658.872925">
                <text:p>1658.872925</text:p>
              </table:table-cell>
              <table:table-cell office:value-type="float" office:value="1742.121948">
                <text:p>1742.1219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648.45813">
                <text:p>1648.45813</text:p>
              </table:table-cell>
              <table:table-cell office:value-type="float" office:value="1721.108521">
                <text:p>1721.108521</text:p>
              </table:table-cell>
              <table:table-cell office:value-type="float" office:value="1647.79187">
                <text:p>1647.79187</text:p>
              </table:table-cell>
              <table:table-cell office:value-type="float" office:value="1723.619873">
                <text:p>1723.619873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1629.467407">
                <text:p>1629.467407</text:p>
              </table:table-cell>
              <table:table-cell office:value-type="float" office:value="1717.89502">
                <text:p>1717.89502</text:p>
              </table:table-cell>
              <table:table-cell office:value-type="float" office:value="1640.88562">
                <text:p>1640.88562</text:p>
              </table:table-cell>
              <table:table-cell office:value-type="float" office:value="1721.668335">
                <text:p>1721.668335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1622.786377">
                <text:p>1622.786377</text:p>
              </table:table-cell>
              <table:table-cell office:value-type="float" office:value="1703.378784">
                <text:p>1703.378784</text:p>
              </table:table-cell>
              <table:table-cell office:value-type="float" office:value="1635.02356">
                <text:p>1635.02356</text:p>
              </table:table-cell>
              <table:table-cell office:value-type="float" office:value="1700.42627">
                <text:p>1700.42627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1615.608154">
                <text:p>1615.608154</text:p>
              </table:table-cell>
              <table:table-cell office:value-type="float" office:value="1690.331665">
                <text:p>1690.331665</text:p>
              </table:table-cell>
              <table:table-cell office:value-type="float" office:value="1625.005737">
                <text:p>1625.005737</text:p>
              </table:table-cell>
              <table:table-cell office:value-type="float" office:value="1689.064819">
                <text:p>1689.064819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1607.161133">
                <text:p>1607.161133</text:p>
              </table:table-cell>
              <table:table-cell office:value-type="float" office:value="1684.132812">
                <text:p>1684.132812</text:p>
              </table:table-cell>
              <table:table-cell office:value-type="float" office:value="1619.075806">
                <text:p>1619.075806</text:p>
              </table:table-cell>
              <table:table-cell office:value-type="float" office:value="1676.772705">
                <text:p>1676.77270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607.713379">
                <text:p>1607.713379</text:p>
              </table:table-cell>
              <table:table-cell office:value-type="float" office:value="1669.063721">
                <text:p>1669.063721</text:p>
              </table:table-cell>
              <table:table-cell office:value-type="float" office:value="1608.609375">
                <text:p>1608.609375</text:p>
              </table:table-cell>
              <table:table-cell office:value-type="float" office:value="1669.170288">
                <text:p>1669.170288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1597.57605">
                <text:p>1597.57605</text:p>
              </table:table-cell>
              <table:table-cell office:value-type="float" office:value="1659.816284">
                <text:p>1659.816284</text:p>
              </table:table-cell>
              <table:table-cell office:value-type="float" office:value="1607.548584">
                <text:p>1607.548584</text:p>
              </table:table-cell>
              <table:table-cell office:value-type="float" office:value="1662.535889">
                <text:p>1662.535889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1594.303833">
                <text:p>1594.303833</text:p>
              </table:table-cell>
              <table:table-cell office:value-type="float" office:value="1648.242188">
                <text:p>1648.242188</text:p>
              </table:table-cell>
              <table:table-cell office:value-type="float" office:value="1600.326904">
                <text:p>1600.326904</text:p>
              </table:table-cell>
              <table:table-cell office:value-type="float" office:value="1652.184326">
                <text:p>1652.184326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590.84082">
                <text:p>1590.84082</text:p>
              </table:table-cell>
              <table:table-cell office:value-type="float" office:value="1642.024048">
                <text:p>1642.024048</text:p>
              </table:table-cell>
              <table:table-cell office:value-type="float" office:value="1598.72522">
                <text:p>1598.72522</text:p>
              </table:table-cell>
              <table:table-cell office:value-type="float" office:value="1645.150513">
                <text:p>1645.150513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1586.852905">
                <text:p>1586.852905</text:p>
              </table:table-cell>
              <table:table-cell office:value-type="float" office:value="1637.667358">
                <text:p>1637.667358</text:p>
              </table:table-cell>
              <table:table-cell office:value-type="float" office:value="1597.875488">
                <text:p>1597.875488</text:p>
              </table:table-cell>
              <table:table-cell office:value-type="float" office:value="1634.705322">
                <text:p>1634.70532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583.771851">
                <text:p>1583.771851</text:p>
              </table:table-cell>
              <table:table-cell office:value-type="float" office:value="1632.595825">
                <text:p>1632.595825</text:p>
              </table:table-cell>
              <table:table-cell office:value-type="float" office:value="1590.108887">
                <text:p>1590.108887</text:p>
              </table:table-cell>
              <table:table-cell office:value-type="float" office:value="1631.609741">
                <text:p>1631.609741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1583.500244">
                <text:p>1583.500244</text:p>
              </table:table-cell>
              <table:table-cell office:value-type="float" office:value="1622.639038">
                <text:p>1622.639038</text:p>
              </table:table-cell>
              <table:table-cell office:value-type="float" office:value="1588.694458">
                <text:p>1588.694458</text:p>
              </table:table-cell>
              <table:table-cell office:value-type="float" office:value="1624.001587">
                <text:p>1624.001587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1579.499268">
                <text:p>1579.499268</text:p>
              </table:table-cell>
              <table:table-cell office:value-type="float" office:value="1619.759644">
                <text:p>1619.759644</text:p>
              </table:table-cell>
              <table:table-cell office:value-type="float" office:value="1587.822144">
                <text:p>1587.822144</text:p>
              </table:table-cell>
              <table:table-cell office:value-type="float" office:value="1619.837036">
                <text:p>1619.837036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576.894165">
                <text:p>1576.894165</text:p>
              </table:table-cell>
              <table:table-cell office:value-type="float" office:value="1609.983276">
                <text:p>1609.983276</text:p>
              </table:table-cell>
              <table:table-cell office:value-type="float" office:value="1582.07251">
                <text:p>1582.07251</text:p>
              </table:table-cell>
              <table:table-cell office:value-type="float" office:value="1613.04834">
                <text:p>1613.04834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1574.508423">
                <text:p>1574.508423</text:p>
              </table:table-cell>
              <table:table-cell office:value-type="float" office:value="1609.074829">
                <text:p>1609.074829</text:p>
              </table:table-cell>
              <table:table-cell office:value-type="float" office:value="1583.325684">
                <text:p>1583.325684</text:p>
              </table:table-cell>
              <table:table-cell office:value-type="float" office:value="1608.979004">
                <text:p>1608.97900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574.939209">
                <text:p>1574.939209</text:p>
              </table:table-cell>
              <table:table-cell office:value-type="float" office:value="1603.035889">
                <text:p>1603.035889</text:p>
              </table:table-cell>
              <table:table-cell office:value-type="float" office:value="1581.713867">
                <text:p>1581.713867</text:p>
              </table:table-cell>
              <table:table-cell office:value-type="float" office:value="1605.810913">
                <text:p>1605.810913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1572.279785">
                <text:p>1572.279785</text:p>
              </table:table-cell>
              <table:table-cell office:value-type="float" office:value="1599.688965">
                <text:p>1599.688965</text:p>
              </table:table-cell>
              <table:table-cell office:value-type="float" office:value="1580.838623">
                <text:p>1580.838623</text:p>
              </table:table-cell>
              <table:table-cell office:value-type="float" office:value="1602.196777">
                <text:p>1602.196777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1573.397095">
                <text:p>1573.397095</text:p>
              </table:table-cell>
              <table:table-cell office:value-type="float" office:value="1594.313354">
                <text:p>1594.313354</text:p>
              </table:table-cell>
              <table:table-cell office:value-type="float" office:value="1580.051147">
                <text:p>1580.051147</text:p>
              </table:table-cell>
              <table:table-cell office:value-type="float" office:value="1600.117432">
                <text:p>1600.117432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1566.169189">
                <text:p>1566.169189</text:p>
              </table:table-cell>
              <table:table-cell office:value-type="float" office:value="1598.521973">
                <text:p>1598.521973</text:p>
              </table:table-cell>
              <table:table-cell office:value-type="float" office:value="1577.558472">
                <text:p>1577.558472</text:p>
              </table:table-cell>
              <table:table-cell office:value-type="float" office:value="1600.165405">
                <text:p>1600.165405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1566.208008">
                <text:p>1566.208008</text:p>
              </table:table-cell>
              <table:table-cell office:value-type="float" office:value="1590.890991">
                <text:p>1590.890991</text:p>
              </table:table-cell>
              <table:table-cell office:value-type="float" office:value="1577.801636">
                <text:p>1577.801636</text:p>
              </table:table-cell>
              <table:table-cell office:value-type="float" office:value="1595.201172">
                <text:p>1595.20117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65.291138">
                <text:p>1565.291138</text:p>
              </table:table-cell>
              <table:table-cell office:value-type="float" office:value="1589.996216">
                <text:p>1589.996216</text:p>
              </table:table-cell>
              <table:table-cell office:value-type="float" office:value="1573.782837">
                <text:p>1573.782837</text:p>
              </table:table-cell>
              <table:table-cell office:value-type="float" office:value="1600.185303">
                <text:p>1600.185303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1575.169556">
                <text:p>1575.169556</text:p>
              </table:table-cell>
              <table:table-cell office:value-type="float" office:value="1592.003052">
                <text:p>1592.003052</text:p>
              </table:table-cell>
              <table:table-cell office:value-type="float" office:value="1570.138672">
                <text:p>1570.138672</text:p>
              </table:table-cell>
              <table:table-cell office:value-type="float" office:value="1586.453491">
                <text:p>1586.453491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1571.770874">
                <text:p>1571.770874</text:p>
              </table:table-cell>
              <table:table-cell office:value-type="float" office:value="1589.685913">
                <text:p>1589.685913</text:p>
              </table:table-cell>
              <table:table-cell office:value-type="float" office:value="1573.153809">
                <text:p>1573.153809</text:p>
              </table:table-cell>
              <table:table-cell office:value-type="float" office:value="1585.640869">
                <text:p>1585.640869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1567.378784">
                <text:p>1567.378784</text:p>
              </table:table-cell>
              <table:table-cell office:value-type="float" office:value="1587.240479">
                <text:p>1587.240479</text:p>
              </table:table-cell>
              <table:table-cell office:value-type="float" office:value="1571.39856">
                <text:p>1571.39856</text:p>
              </table:table-cell>
              <table:table-cell office:value-type="float" office:value="1584.75647">
                <text:p>1584.75647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1563.761719">
                <text:p>1563.761719</text:p>
              </table:table-cell>
              <table:table-cell office:value-type="float" office:value="1585.75708">
                <text:p>1585.75708</text:p>
              </table:table-cell>
              <table:table-cell office:value-type="float" office:value="1566.425415">
                <text:p>1566.425415</text:p>
              </table:table-cell>
              <table:table-cell office:value-type="float" office:value="1581.96814">
                <text:p>1581.9681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69.190796">
                <text:p>1569.190796</text:p>
              </table:table-cell>
              <table:table-cell office:value-type="float" office:value="1579.731079">
                <text:p>1579.731079</text:p>
              </table:table-cell>
              <table:table-cell office:value-type="float" office:value="1570.730713">
                <text:p>1570.730713</text:p>
              </table:table-cell>
              <table:table-cell office:value-type="float" office:value="1579.414917">
                <text:p>1579.414917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1563.859741">
                <text:p>1563.859741</text:p>
              </table:table-cell>
              <table:table-cell office:value-type="float" office:value="1584.895386">
                <text:p>1584.895386</text:p>
              </table:table-cell>
              <table:table-cell office:value-type="float" office:value="1565.325439">
                <text:p>1565.325439</text:p>
              </table:table-cell>
              <table:table-cell office:value-type="float" office:value="1583.378052">
                <text:p>1583.378052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1569.501709">
                <text:p>1569.501709</text:p>
              </table:table-cell>
              <table:table-cell office:value-type="float" office:value="1578.3479">
                <text:p>1578.3479</text:p>
              </table:table-cell>
              <table:table-cell office:value-type="float" office:value="1572.326904">
                <text:p>1572.326904</text:p>
              </table:table-cell>
              <table:table-cell office:value-type="float" office:value="1576.590942">
                <text:p>1576.590942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1568.643921">
                <text:p>1568.643921</text:p>
              </table:table-cell>
              <table:table-cell office:value-type="float" office:value="1579.41394">
                <text:p>1579.41394</text:p>
              </table:table-cell>
              <table:table-cell office:value-type="float" office:value="1567.98291">
                <text:p>1567.98291</text:p>
              </table:table-cell>
              <table:table-cell office:value-type="float" office:value="1579.356079">
                <text:p>1579.356079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1567.957153">
                <text:p>1567.957153</text:p>
              </table:table-cell>
              <table:table-cell office:value-type="float" office:value="1574.307251">
                <text:p>1574.307251</text:p>
              </table:table-cell>
              <table:table-cell office:value-type="float" office:value="1567.361084">
                <text:p>1567.361084</text:p>
              </table:table-cell>
              <table:table-cell office:value-type="float" office:value="1575.416992">
                <text:p>1575.41699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569.30542">
                <text:p>1569.30542</text:p>
              </table:table-cell>
              <table:table-cell office:value-type="float" office:value="1575.758545">
                <text:p>1575.758545</text:p>
              </table:table-cell>
              <table:table-cell office:value-type="float" office:value="1565.118286">
                <text:p>1565.118286</text:p>
              </table:table-cell>
              <table:table-cell office:value-type="float" office:value="1575.040771">
                <text:p>1575.040771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1564.628418">
                <text:p>1564.628418</text:p>
              </table:table-cell>
              <table:table-cell office:value-type="float" office:value="1577.024902">
                <text:p>1577.024902</text:p>
              </table:table-cell>
              <table:table-cell office:value-type="float" office:value="1568.875244">
                <text:p>1568.875244</text:p>
              </table:table-cell>
              <table:table-cell office:value-type="float" office:value="1574.089478">
                <text:p>1574.089478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1567.386841">
                <text:p>1567.386841</text:p>
              </table:table-cell>
              <table:table-cell office:value-type="float" office:value="1577.437622">
                <text:p>1577.437622</text:p>
              </table:table-cell>
              <table:table-cell office:value-type="float" office:value="1569.962158">
                <text:p>1569.962158</text:p>
              </table:table-cell>
              <table:table-cell office:value-type="float" office:value="1573.978882">
                <text:p>1573.978882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1563.388306">
                <text:p>1563.388306</text:p>
              </table:table-cell>
              <table:table-cell office:value-type="float" office:value="1578.231079">
                <text:p>1578.231079</text:p>
              </table:table-cell>
              <table:table-cell office:value-type="float" office:value="1567.562622">
                <text:p>1567.562622</text:p>
              </table:table-cell>
              <table:table-cell office:value-type="float" office:value="1572.136719">
                <text:p>1572.136719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1553.771606">
                <text:p>1553.771606</text:p>
              </table:table-cell>
              <table:table-cell office:value-type="float" office:value="1591.706177">
                <text:p>1591.706177</text:p>
              </table:table-cell>
              <table:table-cell office:value-type="float" office:value="1552.859375">
                <text:p>1552.859375</text:p>
              </table:table-cell>
              <table:table-cell office:value-type="float" office:value="1587.438965">
                <text:p>1587.4389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84.765381">
                <text:p>1584.765381</text:p>
              </table:table-cell>
              <table:table-cell office:value-type="float" office:value="1560.434204">
                <text:p>1560.434204</text:p>
              </table:table-cell>
              <table:table-cell office:value-type="float" office:value="1588.019531">
                <text:p>1588.019531</text:p>
              </table:table-cell>
              <table:table-cell office:value-type="float" office:value="1554.978271">
                <text:p>1554.978271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1578.644043">
                <text:p>1578.644043</text:p>
              </table:table-cell>
              <table:table-cell office:value-type="float" office:value="1568.193115">
                <text:p>1568.193115</text:p>
              </table:table-cell>
              <table:table-cell office:value-type="float" office:value="1580.037598">
                <text:p>1580.037598</text:p>
              </table:table-cell>
              <table:table-cell office:value-type="float" office:value="1566.088379">
                <text:p>1566.088379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1517.703369">
                <text:p>1517.703369</text:p>
              </table:table-cell>
              <table:table-cell office:value-type="float" office:value="1548.905518">
                <text:p>1548.905518</text:p>
              </table:table-cell>
              <table:table-cell office:value-type="float" office:value="1585.20874">
                <text:p>1585.20874</text:p>
              </table:table-cell>
              <table:table-cell office:value-type="float" office:value="1639.475342">
                <text:p>1639.475342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1524.287354">
                <text:p>1524.287354</text:p>
              </table:table-cell>
              <table:table-cell office:value-type="float" office:value="1537.627197">
                <text:p>1537.627197</text:p>
              </table:table-cell>
              <table:table-cell office:value-type="float" office:value="1606.718994">
                <text:p>1606.718994</text:p>
              </table:table-cell>
              <table:table-cell office:value-type="float" office:value="1647.923462">
                <text:p>1647.923462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1550.504517">
                <text:p>1550.504517</text:p>
              </table:table-cell>
              <table:table-cell office:value-type="float" office:value="1543.349243">
                <text:p>1543.349243</text:p>
              </table:table-cell>
              <table:table-cell office:value-type="float" office:value="1636.885498">
                <text:p>1636.885498</text:p>
              </table:table-cell>
              <table:table-cell office:value-type="float" office:value="1646.268311">
                <text:p>1646.26831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46.63147">
                <text:p>1546.63147</text:p>
              </table:table-cell>
              <table:table-cell office:value-type="float" office:value="1555.807983">
                <text:p>1555.807983</text:p>
              </table:table-cell>
              <table:table-cell office:value-type="float" office:value="1660.597168">
                <text:p>1660.597168</text:p>
              </table:table-cell>
              <table:table-cell office:value-type="float" office:value="1548.00647">
                <text:p>1548.00647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1588.240967">
                <text:p>1588.240967</text:p>
              </table:table-cell>
              <table:table-cell office:value-type="float" office:value="1598.031372">
                <text:p>1598.031372</text:p>
              </table:table-cell>
              <table:table-cell office:value-type="float" office:value="1617.275757">
                <text:p>1617.275757</text:p>
              </table:table-cell>
              <table:table-cell office:value-type="float" office:value="1679.010132">
                <text:p>1679.010132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1564.258789">
                <text:p>1564.258789</text:p>
              </table:table-cell>
              <table:table-cell office:value-type="float" office:value="1580.97998">
                <text:p>1580.97998</text:p>
              </table:table-cell>
              <table:table-cell office:value-type="float" office:value="1634.136108">
                <text:p>1634.136108</text:p>
              </table:table-cell>
              <table:table-cell office:value-type="float" office:value="1667.183594">
                <text:p>1667.183594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1595.628052">
                <text:p>1595.628052</text:p>
              </table:table-cell>
              <table:table-cell office:value-type="float" office:value="1588.975586">
                <text:p>1588.975586</text:p>
              </table:table-cell>
              <table:table-cell office:value-type="float" office:value="1648.361572">
                <text:p>1648.361572</text:p>
              </table:table-cell>
              <table:table-cell office:value-type="float" office:value="1654.364014">
                <text:p>1654.364014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1598.433838">
                <text:p>1598.433838</text:p>
              </table:table-cell>
              <table:table-cell office:value-type="float" office:value="1644.722656">
                <text:p>1644.722656</text:p>
              </table:table-cell>
              <table:table-cell office:value-type="float" office:value="1638.75769">
                <text:p>1638.75769</text:p>
              </table:table-cell>
              <table:table-cell office:value-type="float" office:value="1720.592651">
                <text:p>1720.5926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619.05603">
                <text:p>1619.05603</text:p>
              </table:table-cell>
              <table:table-cell office:value-type="float" office:value="1633.008545">
                <text:p>1633.008545</text:p>
              </table:table-cell>
              <table:table-cell office:value-type="float" office:value="1666.601318">
                <text:p>1666.601318</text:p>
              </table:table-cell>
              <table:table-cell office:value-type="float" office:value="1688.71167">
                <text:p>1688.71167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1658.929199">
                <text:p>1658.929199</text:p>
              </table:table-cell>
              <table:table-cell office:value-type="float" office:value="1721.662354">
                <text:p>1721.662354</text:p>
              </table:table-cell>
              <table:table-cell office:value-type="float" office:value="1635.032715">
                <text:p>1635.032715</text:p>
              </table:table-cell>
              <table:table-cell office:value-type="float" office:value="1715.126465">
                <text:p>1715.126465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1678.164551">
                <text:p>1678.164551</text:p>
              </table:table-cell>
              <table:table-cell office:value-type="float" office:value="1723.720337">
                <text:p>1723.720337</text:p>
              </table:table-cell>
              <table:table-cell office:value-type="float" office:value="1676.054688">
                <text:p>1676.054688</text:p>
              </table:table-cell>
              <table:table-cell office:value-type="float" office:value="1710.148926">
                <text:p>1710.148926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1692.432373">
                <text:p>1692.432373</text:p>
              </table:table-cell>
              <table:table-cell office:value-type="float" office:value="1755.368896">
                <text:p>1755.368896</text:p>
              </table:table-cell>
              <table:table-cell office:value-type="float" office:value="1689.064453">
                <text:p>1689.064453</text:p>
              </table:table-cell>
              <table:table-cell office:value-type="float" office:value="1745.384277">
                <text:p>1745.384277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1707.481812">
                <text:p>1707.481812</text:p>
              </table:table-cell>
              <table:table-cell office:value-type="float" office:value="1799.513428">
                <text:p>1799.513428</text:p>
              </table:table-cell>
              <table:table-cell office:value-type="float" office:value="1708.062866">
                <text:p>1708.062866</text:p>
              </table:table-cell>
              <table:table-cell office:value-type="float" office:value="1796.064819">
                <text:p>1796.06481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24.664917">
                <text:p>1724.664917</text:p>
              </table:table-cell>
              <table:table-cell office:value-type="float" office:value="1783.0448">
                <text:p>1783.0448</text:p>
              </table:table-cell>
              <table:table-cell office:value-type="float" office:value="1737.781372">
                <text:p>1737.781372</text:p>
              </table:table-cell>
              <table:table-cell office:value-type="float" office:value="1770.757324">
                <text:p>1770.757324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1743.565674">
                <text:p>1743.565674</text:p>
              </table:table-cell>
              <table:table-cell office:value-type="float" office:value="1823.689819">
                <text:p>1823.689819</text:p>
              </table:table-cell>
              <table:table-cell office:value-type="float" office:value="1756.08667">
                <text:p>1756.08667</text:p>
              </table:table-cell>
              <table:table-cell office:value-type="float" office:value="1812.755249">
                <text:p>1812.755249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1749.736206">
                <text:p>1749.736206</text:p>
              </table:table-cell>
              <table:table-cell office:value-type="float" office:value="1843.497559">
                <text:p>1843.497559</text:p>
              </table:table-cell>
              <table:table-cell office:value-type="float" office:value="1762.919067">
                <text:p>1762.919067</text:p>
              </table:table-cell>
              <table:table-cell office:value-type="float" office:value="1829.919678">
                <text:p>1829.919678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1743.215454">
                <text:p>1743.215454</text:p>
              </table:table-cell>
              <table:table-cell office:value-type="float" office:value="1832.725952">
                <text:p>1832.725952</text:p>
              </table:table-cell>
              <table:table-cell office:value-type="float" office:value="1751.110474">
                <text:p>1751.110474</text:p>
              </table:table-cell>
              <table:table-cell office:value-type="float" office:value="1837.536621">
                <text:p>1837.536621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1731.392212">
                <text:p>1731.392212</text:p>
              </table:table-cell>
              <table:table-cell office:value-type="float" office:value="1843.387817">
                <text:p>1843.387817</text:p>
              </table:table-cell>
              <table:table-cell office:value-type="float" office:value="1745.490601">
                <text:p>1745.490601</text:p>
              </table:table-cell>
              <table:table-cell office:value-type="float" office:value="1847.69458">
                <text:p>1847.6945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730.796021">
                <text:p>1730.796021</text:p>
              </table:table-cell>
              <table:table-cell office:value-type="float" office:value="1840.855713">
                <text:p>1840.855713</text:p>
              </table:table-cell>
              <table:table-cell office:value-type="float" office:value="1753.405151">
                <text:p>1753.405151</text:p>
              </table:table-cell>
              <table:table-cell office:value-type="float" office:value="1827.109009">
                <text:p>1827.109009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1744.115479">
                <text:p>1744.115479</text:p>
              </table:table-cell>
              <table:table-cell office:value-type="float" office:value="1834.640869">
                <text:p>1834.640869</text:p>
              </table:table-cell>
              <table:table-cell office:value-type="float" office:value="1754.589966">
                <text:p>1754.589966</text:p>
              </table:table-cell>
              <table:table-cell office:value-type="float" office:value="1832.912598">
                <text:p>1832.912598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1734.56897">
                <text:p>1734.56897</text:p>
              </table:table-cell>
              <table:table-cell office:value-type="float" office:value="1852.463623">
                <text:p>1852.463623</text:p>
              </table:table-cell>
              <table:table-cell office:value-type="float" office:value="1748.357544">
                <text:p>1748.357544</text:p>
              </table:table-cell>
              <table:table-cell office:value-type="float" office:value="1841.772095">
                <text:p>1841.772095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1740.000122">
                <text:p>1740.000122</text:p>
              </table:table-cell>
              <table:table-cell office:value-type="float" office:value="1840.008789">
                <text:p>1840.008789</text:p>
              </table:table-cell>
              <table:table-cell office:value-type="float" office:value="1750.05188">
                <text:p>1750.05188</text:p>
              </table:table-cell>
              <table:table-cell office:value-type="float" office:value="1839.716064">
                <text:p>1839.716064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1738.081543">
                <text:p>1738.081543</text:p>
              </table:table-cell>
              <table:table-cell office:value-type="float" office:value="1847.479248">
                <text:p>1847.479248</text:p>
              </table:table-cell>
              <table:table-cell office:value-type="float" office:value="1754.088379">
                <text:p>1754.088379</text:p>
              </table:table-cell>
              <table:table-cell office:value-type="float" office:value="1840.452759">
                <text:p>1840.45275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740.594604">
                <text:p>1740.594604</text:p>
              </table:table-cell>
              <table:table-cell office:value-type="float" office:value="1851.19873">
                <text:p>1851.19873</text:p>
              </table:table-cell>
              <table:table-cell office:value-type="float" office:value="1755.280396">
                <text:p>1755.280396</text:p>
              </table:table-cell>
              <table:table-cell office:value-type="float" office:value="1843.401367">
                <text:p>1843.401367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1744.128174">
                <text:p>1744.128174</text:p>
              </table:table-cell>
              <table:table-cell office:value-type="float" office:value="1847.032959">
                <text:p>1847.032959</text:p>
              </table:table-cell>
              <table:table-cell office:value-type="float" office:value="1757.959717">
                <text:p>1757.959717</text:p>
              </table:table-cell>
              <table:table-cell office:value-type="float" office:value="1843.046021">
                <text:p>1843.046021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1743.236572">
                <text:p>1743.236572</text:p>
              </table:table-cell>
              <table:table-cell office:value-type="float" office:value="1849.562866">
                <text:p>1849.562866</text:p>
              </table:table-cell>
              <table:table-cell office:value-type="float" office:value="1760.215942">
                <text:p>1760.215942</text:p>
              </table:table-cell>
              <table:table-cell office:value-type="float" office:value="1841.458862">
                <text:p>1841.458862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1736.287476">
                <text:p>1736.287476</text:p>
              </table:table-cell>
              <table:table-cell office:value-type="float" office:value="1818.96167">
                <text:p>1818.96167</text:p>
              </table:table-cell>
              <table:table-cell office:value-type="float" office:value="1752.503174">
                <text:p>1752.503174</text:p>
              </table:table-cell>
              <table:table-cell office:value-type="float" office:value="1814.62085">
                <text:p>1814.62085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1698.349121">
                <text:p>1698.349121</text:p>
              </table:table-cell>
              <table:table-cell office:value-type="float" office:value="1826.559326">
                <text:p>1826.559326</text:p>
              </table:table-cell>
              <table:table-cell office:value-type="float" office:value="1712.291138">
                <text:p>1712.291138</text:p>
              </table:table-cell>
              <table:table-cell office:value-type="float" office:value="1830.098877">
                <text:p>1830.09887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685.14856">
                <text:p>1685.14856</text:p>
              </table:table-cell>
              <table:table-cell office:value-type="float" office:value="1800.463623">
                <text:p>1800.463623</text:p>
              </table:table-cell>
              <table:table-cell office:value-type="float" office:value="1700.373169">
                <text:p>1700.373169</text:p>
              </table:table-cell>
              <table:table-cell office:value-type="float" office:value="1799.641846">
                <text:p>1799.641846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1683.024048">
                <text:p>1683.024048</text:p>
              </table:table-cell>
              <table:table-cell office:value-type="float" office:value="1774.835205">
                <text:p>1774.835205</text:p>
              </table:table-cell>
              <table:table-cell office:value-type="float" office:value="1702.183838">
                <text:p>1702.183838</text:p>
              </table:table-cell>
              <table:table-cell office:value-type="float" office:value="1773.381592">
                <text:p>1773.381592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1666.896362">
                <text:p>1666.896362</text:p>
              </table:table-cell>
              <table:table-cell office:value-type="float" office:value="1781.097168">
                <text:p>1781.097168</text:p>
              </table:table-cell>
              <table:table-cell office:value-type="float" office:value="1677.836182">
                <text:p>1677.836182</text:p>
              </table:table-cell>
              <table:table-cell office:value-type="float" office:value="1780.260498">
                <text:p>1780.260498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1655.829712">
                <text:p>1655.829712</text:p>
              </table:table-cell>
              <table:table-cell office:value-type="float" office:value="1754.488037">
                <text:p>1754.488037</text:p>
              </table:table-cell>
              <table:table-cell office:value-type="float" office:value="1671.748657">
                <text:p>1671.748657</text:p>
              </table:table-cell>
              <table:table-cell office:value-type="float" office:value="1751.728394">
                <text:p>1751.728394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1646.081665">
                <text:p>1646.081665</text:p>
              </table:table-cell>
              <table:table-cell office:value-type="float" office:value="1747.536621">
                <text:p>1747.536621</text:p>
              </table:table-cell>
              <table:table-cell office:value-type="float" office:value="1665.531372">
                <text:p>1665.531372</text:p>
              </table:table-cell>
              <table:table-cell office:value-type="float" office:value="1740.59375">
                <text:p>1740.5937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639.752197">
                <text:p>1639.752197</text:p>
              </table:table-cell>
              <table:table-cell office:value-type="float" office:value="1748.498291">
                <text:p>1748.498291</text:p>
              </table:table-cell>
              <table:table-cell office:value-type="float" office:value="1647.57312">
                <text:p>1647.57312</text:p>
              </table:table-cell>
              <table:table-cell office:value-type="float" office:value="1732.432739">
                <text:p>1732.432739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1644.592773">
                <text:p>1644.592773</text:p>
              </table:table-cell>
              <table:table-cell office:value-type="float" office:value="1715.699829">
                <text:p>1715.699829</text:p>
              </table:table-cell>
              <table:table-cell office:value-type="float" office:value="1647.476074">
                <text:p>1647.476074</text:p>
              </table:table-cell>
              <table:table-cell office:value-type="float" office:value="1722.433472">
                <text:p>1722.433472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1633.971802">
                <text:p>1633.971802</text:p>
              </table:table-cell>
              <table:table-cell office:value-type="float" office:value="1706.347656">
                <text:p>1706.347656</text:p>
              </table:table-cell>
              <table:table-cell office:value-type="float" office:value="1649.180664">
                <text:p>1649.180664</text:p>
              </table:table-cell>
              <table:table-cell office:value-type="float" office:value="1708.411499">
                <text:p>1708.411499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1619.418213">
                <text:p>1619.418213</text:p>
              </table:table-cell>
              <table:table-cell office:value-type="float" office:value="1709.02832">
                <text:p>1709.02832</text:p>
              </table:table-cell>
              <table:table-cell office:value-type="float" office:value="1630.923584">
                <text:p>1630.923584</text:p>
              </table:table-cell>
              <table:table-cell office:value-type="float" office:value="1705.410645">
                <text:p>1705.410645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1614.488159">
                <text:p>1614.488159</text:p>
              </table:table-cell>
              <table:table-cell office:value-type="float" office:value="1698.898438">
                <text:p>1698.898438</text:p>
              </table:table-cell>
              <table:table-cell office:value-type="float" office:value="1628.852539">
                <text:p>1628.852539</text:p>
              </table:table-cell>
              <table:table-cell office:value-type="float" office:value="1690.413818">
                <text:p>1690.41381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605.971558">
                <text:p>1605.971558</text:p>
              </table:table-cell>
              <table:table-cell office:value-type="float" office:value="1695.378662">
                <text:p>1695.378662</text:p>
              </table:table-cell>
              <table:table-cell office:value-type="float" office:value="1624.297241">
                <text:p>1624.297241</text:p>
              </table:table-cell>
              <table:table-cell office:value-type="float" office:value="1682.510986">
                <text:p>1682.510986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1614.922607">
                <text:p>1614.922607</text:p>
              </table:table-cell>
              <table:table-cell office:value-type="float" office:value="1677.204712">
                <text:p>1677.204712</text:p>
              </table:table-cell>
              <table:table-cell office:value-type="float" office:value="1617.294678">
                <text:p>1617.294678</text:p>
              </table:table-cell>
              <table:table-cell office:value-type="float" office:value="1674.234619">
                <text:p>1674.234619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1609.120605">
                <text:p>1609.120605</text:p>
              </table:table-cell>
              <table:table-cell office:value-type="float" office:value="1669.372681">
                <text:p>1669.372681</text:p>
              </table:table-cell>
              <table:table-cell office:value-type="float" office:value="1616.79834">
                <text:p>1616.79834</text:p>
              </table:table-cell>
              <table:table-cell office:value-type="float" office:value="1674.886475">
                <text:p>1674.886475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1599.156738">
                <text:p>1599.156738</text:p>
              </table:table-cell>
              <table:table-cell office:value-type="float" office:value="1662.089111">
                <text:p>1662.089111</text:p>
              </table:table-cell>
              <table:table-cell office:value-type="float" office:value="1613.471436">
                <text:p>1613.471436</text:p>
              </table:table-cell>
              <table:table-cell office:value-type="float" office:value="1662.031494">
                <text:p>1662.031494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1590.94458">
                <text:p>1590.94458</text:p>
              </table:table-cell>
              <table:table-cell office:value-type="float" office:value="1663.848267">
                <text:p>1663.848267</text:p>
              </table:table-cell>
              <table:table-cell office:value-type="float" office:value="1610.524658">
                <text:p>1610.524658</text:p>
              </table:table-cell>
              <table:table-cell office:value-type="float" office:value="1654.767822">
                <text:p>1654.76782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98.855713">
                <text:p>1598.855713</text:p>
              </table:table-cell>
              <table:table-cell office:value-type="float" office:value="1649.96582">
                <text:p>1649.96582</text:p>
              </table:table-cell>
              <table:table-cell office:value-type="float" office:value="1600.591919">
                <text:p>1600.591919</text:p>
              </table:table-cell>
              <table:table-cell office:value-type="float" office:value="1649.72937">
                <text:p>1649.72937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1594.706299">
                <text:p>1594.706299</text:p>
              </table:table-cell>
              <table:table-cell office:value-type="float" office:value="1638.072144">
                <text:p>1638.072144</text:p>
              </table:table-cell>
              <table:table-cell office:value-type="float" office:value="1604.44519">
                <text:p>1604.44519</text:p>
              </table:table-cell>
              <table:table-cell office:value-type="float" office:value="1641.19751">
                <text:p>1641.19751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1586.810181">
                <text:p>1586.810181</text:p>
              </table:table-cell>
              <table:table-cell office:value-type="float" office:value="1639.176392">
                <text:p>1639.176392</text:p>
              </table:table-cell>
              <table:table-cell office:value-type="float" office:value="1597.724365">
                <text:p>1597.724365</text:p>
              </table:table-cell>
              <table:table-cell office:value-type="float" office:value="1640.152832">
                <text:p>1640.152832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1585.45874">
                <text:p>1585.45874</text:p>
              </table:table-cell>
              <table:table-cell office:value-type="float" office:value="1633.403198">
                <text:p>1633.403198</text:p>
              </table:table-cell>
              <table:table-cell office:value-type="float" office:value="1590.387207">
                <text:p>1590.387207</text:p>
              </table:table-cell>
              <table:table-cell office:value-type="float" office:value="1632.310913">
                <text:p>1632.310913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1586.639771">
                <text:p>1586.639771</text:p>
              </table:table-cell>
              <table:table-cell office:value-type="float" office:value="1628.416382">
                <text:p>1628.416382</text:p>
              </table:table-cell>
              <table:table-cell office:value-type="float" office:value="1591.753052">
                <text:p>1591.753052</text:p>
              </table:table-cell>
              <table:table-cell office:value-type="float" office:value="1632.989746">
                <text:p>1632.9897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84.411377">
                <text:p>1584.411377</text:p>
              </table:table-cell>
              <table:table-cell office:value-type="float" office:value="1625.328857">
                <text:p>1625.328857</text:p>
              </table:table-cell>
              <table:table-cell office:value-type="float" office:value="1590.382568">
                <text:p>1590.382568</text:p>
              </table:table-cell>
              <table:table-cell office:value-type="float" office:value="1624.087524">
                <text:p>1624.087524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1580.555176">
                <text:p>1580.555176</text:p>
              </table:table-cell>
              <table:table-cell office:value-type="float" office:value="1617.019531">
                <text:p>1617.019531</text:p>
              </table:table-cell>
              <table:table-cell office:value-type="float" office:value="1588.47229">
                <text:p>1588.47229</text:p>
              </table:table-cell>
              <table:table-cell office:value-type="float" office:value="1618.665283">
                <text:p>1618.665283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1579.195557">
                <text:p>1579.195557</text:p>
              </table:table-cell>
              <table:table-cell office:value-type="float" office:value="1613.930176">
                <text:p>1613.930176</text:p>
              </table:table-cell>
              <table:table-cell office:value-type="float" office:value="1584.324463">
                <text:p>1584.324463</text:p>
              </table:table-cell>
              <table:table-cell office:value-type="float" office:value="1617.907959">
                <text:p>1617.907959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1576.144165">
                <text:p>1576.144165</text:p>
              </table:table-cell>
              <table:table-cell office:value-type="float" office:value="1614.664185">
                <text:p>1614.664185</text:p>
              </table:table-cell>
              <table:table-cell office:value-type="float" office:value="1585.305054">
                <text:p>1585.305054</text:p>
              </table:table-cell>
              <table:table-cell office:value-type="float" office:value="1612.87146">
                <text:p>1612.87146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1576.244873">
                <text:p>1576.244873</text:p>
              </table:table-cell>
              <table:table-cell office:value-type="float" office:value="1608.574463">
                <text:p>1608.574463</text:p>
              </table:table-cell>
              <table:table-cell office:value-type="float" office:value="1581.492676">
                <text:p>1581.492676</text:p>
              </table:table-cell>
              <table:table-cell office:value-type="float" office:value="1610.341309">
                <text:p>1610.34130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70.665771">
                <text:p>1570.665771</text:p>
              </table:table-cell>
              <table:table-cell office:value-type="float" office:value="1605.977051">
                <text:p>1605.977051</text:p>
              </table:table-cell>
              <table:table-cell office:value-type="float" office:value="1584.591797">
                <text:p>1584.591797</text:p>
              </table:table-cell>
              <table:table-cell office:value-type="float" office:value="1604.283447">
                <text:p>1604.283447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1575.365112">
                <text:p>1575.365112</text:p>
              </table:table-cell>
              <table:table-cell office:value-type="float" office:value="1599.834106">
                <text:p>1599.834106</text:p>
              </table:table-cell>
              <table:table-cell office:value-type="float" office:value="1580.816528">
                <text:p>1580.816528</text:p>
              </table:table-cell>
              <table:table-cell office:value-type="float" office:value="1603.949097">
                <text:p>1603.949097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1571.060547">
                <text:p>1571.060547</text:p>
              </table:table-cell>
              <table:table-cell office:value-type="float" office:value="1598.139282">
                <text:p>1598.139282</text:p>
              </table:table-cell>
              <table:table-cell office:value-type="float" office:value="1577.699097">
                <text:p>1577.699097</text:p>
              </table:table-cell>
              <table:table-cell office:value-type="float" office:value="1600.572632">
                <text:p>1600.572632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1569.836426">
                <text:p>1569.836426</text:p>
              </table:table-cell>
              <table:table-cell office:value-type="float" office:value="1596.428467">
                <text:p>1596.428467</text:p>
              </table:table-cell>
              <table:table-cell office:value-type="float" office:value="1576.991577">
                <text:p>1576.991577</text:p>
              </table:table-cell>
              <table:table-cell office:value-type="float" office:value="1599.147461">
                <text:p>1599.147461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1570.975098">
                <text:p>1570.975098</text:p>
              </table:table-cell>
              <table:table-cell office:value-type="float" office:value="1589.622925">
                <text:p>1589.622925</text:p>
              </table:table-cell>
              <table:table-cell office:value-type="float" office:value="1576.261963">
                <text:p>1576.261963</text:p>
              </table:table-cell>
              <table:table-cell office:value-type="float" office:value="1596.313232">
                <text:p>1596.31323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71.41626">
                <text:p>1571.41626</text:p>
              </table:table-cell>
              <table:table-cell office:value-type="float" office:value="1588.861938">
                <text:p>1588.861938</text:p>
              </table:table-cell>
              <table:table-cell office:value-type="float" office:value="1574.904663">
                <text:p>1574.904663</text:p>
              </table:table-cell>
              <table:table-cell office:value-type="float" office:value="1592.991699">
                <text:p>1592.991699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1566.414551">
                <text:p>1566.414551</text:p>
              </table:table-cell>
              <table:table-cell office:value-type="float" office:value="1588.981689">
                <text:p>1588.981689</text:p>
              </table:table-cell>
              <table:table-cell office:value-type="float" office:value="1579.303467">
                <text:p>1579.303467</text:p>
              </table:table-cell>
              <table:table-cell office:value-type="float" office:value="1590.001099">
                <text:p>1590.001099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1567.076904">
                <text:p>1567.076904</text:p>
              </table:table-cell>
              <table:table-cell office:value-type="float" office:value="1583.192871">
                <text:p>1583.192871</text:p>
              </table:table-cell>
              <table:table-cell office:value-type="float" office:value="1571.324463">
                <text:p>1571.324463</text:p>
              </table:table-cell>
              <table:table-cell office:value-type="float" office:value="1594.442505">
                <text:p>1594.442505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1566.800171">
                <text:p>1566.800171</text:p>
              </table:table-cell>
              <table:table-cell office:value-type="float" office:value="1584.350586">
                <text:p>1584.350586</text:p>
              </table:table-cell>
              <table:table-cell office:value-type="float" office:value="1576.417847">
                <text:p>1576.417847</text:p>
              </table:table-cell>
              <table:table-cell office:value-type="float" office:value="1591.654053">
                <text:p>1591.654053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1565.286255">
                <text:p>1565.286255</text:p>
              </table:table-cell>
              <table:table-cell office:value-type="float" office:value="1580.547607">
                <text:p>1580.547607</text:p>
              </table:table-cell>
              <table:table-cell office:value-type="float" office:value="1573.290527">
                <text:p>1573.290527</text:p>
              </table:table-cell>
              <table:table-cell office:value-type="float" office:value="1588.465576">
                <text:p>1588.46557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62.449219">
                <text:p>1562.449219</text:p>
              </table:table-cell>
              <table:table-cell office:value-type="float" office:value="1581.745239">
                <text:p>1581.745239</text:p>
              </table:table-cell>
              <table:table-cell office:value-type="float" office:value="1573.926514">
                <text:p>1573.926514</text:p>
              </table:table-cell>
              <table:table-cell office:value-type="float" office:value="1586.568726">
                <text:p>1586.568726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1562.75293">
                <text:p>1562.75293</text:p>
              </table:table-cell>
              <table:table-cell office:value-type="float" office:value="1577.548584">
                <text:p>1577.548584</text:p>
              </table:table-cell>
              <table:table-cell office:value-type="float" office:value="1572.133789">
                <text:p>1572.133789</text:p>
              </table:table-cell>
              <table:table-cell office:value-type="float" office:value="1586.70459">
                <text:p>1586.70459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1570.183472">
                <text:p>1570.183472</text:p>
              </table:table-cell>
              <table:table-cell office:value-type="float" office:value="1580.600342">
                <text:p>1580.600342</text:p>
              </table:table-cell>
              <table:table-cell office:value-type="float" office:value="1569.2854">
                <text:p>1569.2854</text:p>
              </table:table-cell>
              <table:table-cell office:value-type="float" office:value="1575.617798">
                <text:p>1575.617798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1567.375366">
                <text:p>1567.375366</text:p>
              </table:table-cell>
              <table:table-cell office:value-type="float" office:value="1581.903687">
                <text:p>1581.903687</text:p>
              </table:table-cell>
              <table:table-cell office:value-type="float" office:value="1565.832886">
                <text:p>1565.832886</text:p>
              </table:table-cell>
              <table:table-cell office:value-type="float" office:value="1581.057739">
                <text:p>1581.057739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1569.817383">
                <text:p>1569.817383</text:p>
              </table:table-cell>
              <table:table-cell office:value-type="float" office:value="1577.052734">
                <text:p>1577.052734</text:p>
              </table:table-cell>
              <table:table-cell office:value-type="float" office:value="1571.649658">
                <text:p>1571.649658</text:p>
              </table:table-cell>
              <table:table-cell office:value-type="float" office:value="1576.334473">
                <text:p>1576.33447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65.391602">
                <text:p>1565.391602</text:p>
              </table:table-cell>
              <table:table-cell office:value-type="float" office:value="1578.380249">
                <text:p>1578.380249</text:p>
              </table:table-cell>
              <table:table-cell office:value-type="float" office:value="1567.513916">
                <text:p>1567.513916</text:p>
              </table:table-cell>
              <table:table-cell office:value-type="float" office:value="1576.680298">
                <text:p>1576.680298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1564.827148">
                <text:p>1564.827148</text:p>
              </table:table-cell>
              <table:table-cell office:value-type="float" office:value="1576.229614">
                <text:p>1576.229614</text:p>
              </table:table-cell>
              <table:table-cell office:value-type="float" office:value="1566.869995">
                <text:p>1566.869995</text:p>
              </table:table-cell>
              <table:table-cell office:value-type="float" office:value="1575.740967">
                <text:p>1575.740967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1564.551025">
                <text:p>1564.551025</text:p>
              </table:table-cell>
              <table:table-cell office:value-type="float" office:value="1575.513916">
                <text:p>1575.513916</text:p>
              </table:table-cell>
              <table:table-cell office:value-type="float" office:value="1567.251221">
                <text:p>1567.251221</text:p>
              </table:table-cell>
              <table:table-cell office:value-type="float" office:value="1572.821899">
                <text:p>1572.821899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1563.940063">
                <text:p>1563.940063</text:p>
              </table:table-cell>
              <table:table-cell office:value-type="float" office:value="1576.989258">
                <text:p>1576.989258</text:p>
              </table:table-cell>
              <table:table-cell office:value-type="float" office:value="1562.10437">
                <text:p>1562.10437</text:p>
              </table:table-cell>
              <table:table-cell office:value-type="float" office:value="1578.642334">
                <text:p>1578.642334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1563.619873">
                <text:p>1563.619873</text:p>
              </table:table-cell>
              <table:table-cell office:value-type="float" office:value="1579.403687">
                <text:p>1579.403687</text:p>
              </table:table-cell>
              <table:table-cell office:value-type="float" office:value="1565.55188">
                <text:p>1565.55188</text:p>
              </table:table-cell>
              <table:table-cell office:value-type="float" office:value="1576.753418">
                <text:p>1576.75341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65.016602">
                <text:p>1565.016602</text:p>
              </table:table-cell>
              <table:table-cell office:value-type="float" office:value="1573.259766">
                <text:p>1573.259766</text:p>
              </table:table-cell>
              <table:table-cell office:value-type="float" office:value="1566.427856">
                <text:p>1566.427856</text:p>
              </table:table-cell>
              <table:table-cell office:value-type="float" office:value="1571.016479">
                <text:p>1571.016479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1568.918945">
                <text:p>1568.918945</text:p>
              </table:table-cell>
              <table:table-cell office:value-type="float" office:value="1571.594482">
                <text:p>1571.594482</text:p>
              </table:table-cell>
              <table:table-cell office:value-type="float" office:value="1566.553467">
                <text:p>1566.553467</text:p>
              </table:table-cell>
              <table:table-cell office:value-type="float" office:value="1572.646973">
                <text:p>1572.646973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565.983643">
                <text:p>1565.983643</text:p>
              </table:table-cell>
              <table:table-cell office:value-type="float" office:value="1574.707886">
                <text:p>1574.707886</text:p>
              </table:table-cell>
              <table:table-cell office:value-type="float" office:value="1562.920776">
                <text:p>1562.920776</text:p>
              </table:table-cell>
              <table:table-cell office:value-type="float" office:value="1574.90979">
                <text:p>1574.90979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566.170898">
                <text:p>1566.170898</text:p>
              </table:table-cell>
              <table:table-cell office:value-type="float" office:value="1573.265625">
                <text:p>1573.265625</text:p>
              </table:table-cell>
              <table:table-cell office:value-type="float" office:value="1561.649292">
                <text:p>1561.649292</text:p>
              </table:table-cell>
              <table:table-cell office:value-type="float" office:value="1574.380615">
                <text:p>1574.380615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1565.874268">
                <text:p>1565.874268</text:p>
              </table:table-cell>
              <table:table-cell office:value-type="float" office:value="1571.400024">
                <text:p>1571.400024</text:p>
              </table:table-cell>
              <table:table-cell office:value-type="float" office:value="1566.601807">
                <text:p>1566.601807</text:p>
              </table:table-cell>
              <table:table-cell office:value-type="float" office:value="1568.5">
                <text:p>1568.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565.137573">
                <text:p>1565.137573</text:p>
              </table:table-cell>
              <table:table-cell office:value-type="float" office:value="1568.160889">
                <text:p>1568.160889</text:p>
              </table:table-cell>
              <table:table-cell office:value-type="float" office:value="1565">
                <text:p>1565</text:p>
              </table:table-cell>
              <table:table-cell office:value-type="float" office:value="1570.074463">
                <text:p>1570.074463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1565.281494">
                <text:p>1565.281494</text:p>
              </table:table-cell>
              <table:table-cell office:value-type="float" office:value="1571.509277">
                <text:p>1571.509277</text:p>
              </table:table-cell>
              <table:table-cell office:value-type="float" office:value="1563.483765">
                <text:p>1563.483765</text:p>
              </table:table-cell>
              <table:table-cell office:value-type="float" office:value="1571.548218">
                <text:p>1571.548218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1574.542236">
                <text:p>1574.542236</text:p>
              </table:table-cell>
              <table:table-cell office:value-type="float" office:value="1587.656494">
                <text:p>1587.656494</text:p>
              </table:table-cell>
              <table:table-cell office:value-type="float" office:value="1552.866089">
                <text:p>1552.866089</text:p>
              </table:table-cell>
              <table:table-cell office:value-type="float" office:value="1550.565796">
                <text:p>1550.565796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1590.58374">
                <text:p>1590.58374</text:p>
              </table:table-cell>
              <table:table-cell office:value-type="float" office:value="1632.357666">
                <text:p>1632.357666</text:p>
              </table:table-cell>
              <table:table-cell office:value-type="float" office:value="1515.853149">
                <text:p>1515.853149</text:p>
              </table:table-cell>
              <table:table-cell office:value-type="float" office:value="1527.504028">
                <text:p>1527.504028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1615.934937">
                <text:p>1615.934937</text:p>
              </table:table-cell>
              <table:table-cell office:value-type="float" office:value="1647.686157">
                <text:p>1647.686157</text:p>
              </table:table-cell>
              <table:table-cell office:value-type="float" office:value="1535.499512">
                <text:p>1535.499512</text:p>
              </table:table-cell>
              <table:table-cell office:value-type="float" office:value="1521.901367">
                <text:p>1521.90136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647.906006">
                <text:p>1647.906006</text:p>
              </table:table-cell>
              <table:table-cell office:value-type="float" office:value="1658.46875">
                <text:p>1658.46875</text:p>
              </table:table-cell>
              <table:table-cell office:value-type="float" office:value="1564.027954">
                <text:p>1564.027954</text:p>
              </table:table-cell>
              <table:table-cell office:value-type="float" office:value="1559.135986">
                <text:p>1559.135986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1678.134644">
                <text:p>1678.134644</text:p>
              </table:table-cell>
              <table:table-cell office:value-type="float" office:value="1696.369019">
                <text:p>1696.369019</text:p>
              </table:table-cell>
              <table:table-cell office:value-type="float" office:value="1600.297363">
                <text:p>1600.297363</text:p>
              </table:table-cell>
              <table:table-cell office:value-type="float" office:value="1610.810547">
                <text:p>1610.810547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1708.668457">
                <text:p>1708.668457</text:p>
              </table:table-cell>
              <table:table-cell office:value-type="float" office:value="1666.89502">
                <text:p>1666.89502</text:p>
              </table:table-cell>
              <table:table-cell office:value-type="float" office:value="1651.353638">
                <text:p>1651.353638</text:p>
              </table:table-cell>
              <table:table-cell office:value-type="float" office:value="1643.571045">
                <text:p>1643.571045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1690.844238">
                <text:p>1690.844238</text:p>
              </table:table-cell>
              <table:table-cell office:value-type="float" office:value="1732.009399">
                <text:p>1732.009399</text:p>
              </table:table-cell>
              <table:table-cell office:value-type="float" office:value="1678.061279">
                <text:p>1678.061279</text:p>
              </table:table-cell>
              <table:table-cell office:value-type="float" office:value="1697.423584">
                <text:p>1697.423584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1659.658081">
                <text:p>1659.658081</text:p>
              </table:table-cell>
              <table:table-cell office:value-type="float" office:value="1732.718506">
                <text:p>1732.718506</text:p>
              </table:table-cell>
              <table:table-cell office:value-type="float" office:value="1679.543579">
                <text:p>1679.543579</text:p>
              </table:table-cell>
              <table:table-cell office:value-type="float" office:value="1725.19751">
                <text:p>1725.19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664.986572">
                <text:p>1664.986572</text:p>
              </table:table-cell>
              <table:table-cell office:value-type="float" office:value="1709.949341">
                <text:p>1709.949341</text:p>
              </table:table-cell>
              <table:table-cell office:value-type="float" office:value="1683.807861">
                <text:p>1683.807861</text:p>
              </table:table-cell>
              <table:table-cell office:value-type="float" office:value="1708.157715">
                <text:p>1708.157715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1647.784302">
                <text:p>1647.784302</text:p>
              </table:table-cell>
              <table:table-cell office:value-type="float" office:value="1718.688354">
                <text:p>1718.688354</text:p>
              </table:table-cell>
              <table:table-cell office:value-type="float" office:value="1652.734741">
                <text:p>1652.734741</text:p>
              </table:table-cell>
              <table:table-cell office:value-type="float" office:value="1725.112793">
                <text:p>1725.112793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1629.300537">
                <text:p>1629.300537</text:p>
              </table:table-cell>
              <table:table-cell office:value-type="float" office:value="1699.928345">
                <text:p>1699.928345</text:p>
              </table:table-cell>
              <table:table-cell office:value-type="float" office:value="1637.543701">
                <text:p>1637.543701</text:p>
              </table:table-cell>
              <table:table-cell office:value-type="float" office:value="1709.574707">
                <text:p>1709.574707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1609.403809">
                <text:p>1609.403809</text:p>
              </table:table-cell>
              <table:table-cell office:value-type="float" office:value="1700.337402">
                <text:p>1700.337402</text:p>
              </table:table-cell>
              <table:table-cell office:value-type="float" office:value="1617.061279">
                <text:p>1617.061279</text:p>
              </table:table-cell>
              <table:table-cell office:value-type="float" office:value="1694.336548">
                <text:p>1694.336548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1605.22229">
                <text:p>1605.22229</text:p>
              </table:table-cell>
              <table:table-cell office:value-type="float" office:value="1679.181519">
                <text:p>1679.181519</text:p>
              </table:table-cell>
              <table:table-cell office:value-type="float" office:value="1604.713745">
                <text:p>1604.713745</text:p>
              </table:table-cell>
              <table:table-cell office:value-type="float" office:value="1670.839233">
                <text:p>1670.83923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601.13855">
                <text:p>1601.13855</text:p>
              </table:table-cell>
              <table:table-cell office:value-type="float" office:value="1667.343872">
                <text:p>1667.343872</text:p>
              </table:table-cell>
              <table:table-cell office:value-type="float" office:value="1597.907593">
                <text:p>1597.907593</text:p>
              </table:table-cell>
              <table:table-cell office:value-type="float" office:value="1658.296265">
                <text:p>1658.296265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1600.19043">
                <text:p>1600.19043</text:p>
              </table:table-cell>
              <table:table-cell office:value-type="float" office:value="1647.935913">
                <text:p>1647.935913</text:p>
              </table:table-cell>
              <table:table-cell office:value-type="float" office:value="1590.624146">
                <text:p>1590.624146</text:p>
              </table:table-cell>
              <table:table-cell office:value-type="float" office:value="1666.812988">
                <text:p>1666.812988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1596.418335">
                <text:p>1596.418335</text:p>
              </table:table-cell>
              <table:table-cell office:value-type="float" office:value="1640.603882">
                <text:p>1640.603882</text:p>
              </table:table-cell>
              <table:table-cell office:value-type="float" office:value="1609.219238">
                <text:p>1609.219238</text:p>
              </table:table-cell>
              <table:table-cell office:value-type="float" office:value="1637.179932">
                <text:p>1637.179932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598.085571">
                <text:p>1598.085571</text:p>
              </table:table-cell>
              <table:table-cell office:value-type="float" office:value="1644.497314">
                <text:p>1644.497314</text:p>
              </table:table-cell>
              <table:table-cell office:value-type="float" office:value="1594.80249">
                <text:p>1594.80249</text:p>
              </table:table-cell>
              <table:table-cell office:value-type="float" office:value="1640.421265">
                <text:p>1640.421265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1596.722656">
                <text:p>1596.722656</text:p>
              </table:table-cell>
              <table:table-cell office:value-type="float" office:value="1631.955078">
                <text:p>1631.955078</text:p>
              </table:table-cell>
              <table:table-cell office:value-type="float" office:value="1587.812378">
                <text:p>1587.812378</text:p>
              </table:table-cell>
              <table:table-cell office:value-type="float" office:value="1642.945435">
                <text:p>1642.9454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88.284668">
                <text:p>1588.284668</text:p>
              </table:table-cell>
              <table:table-cell office:value-type="float" office:value="1632.366577">
                <text:p>1632.366577</text:p>
              </table:table-cell>
              <table:table-cell office:value-type="float" office:value="1595.327148">
                <text:p>1595.327148</text:p>
              </table:table-cell>
              <table:table-cell office:value-type="float" office:value="1629.86853">
                <text:p>1629.86853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1588.627319">
                <text:p>1588.627319</text:p>
              </table:table-cell>
              <table:table-cell office:value-type="float" office:value="1629.642944">
                <text:p>1629.642944</text:p>
              </table:table-cell>
              <table:table-cell office:value-type="float" office:value="1582.571045">
                <text:p>1582.571045</text:p>
              </table:table-cell>
              <table:table-cell office:value-type="float" office:value="1628.571777">
                <text:p>1628.571777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1586.722046">
                <text:p>1586.722046</text:p>
              </table:table-cell>
              <table:table-cell office:value-type="float" office:value="1621.194214">
                <text:p>1621.194214</text:p>
              </table:table-cell>
              <table:table-cell office:value-type="float" office:value="1586.301636">
                <text:p>1586.301636</text:p>
              </table:table-cell>
              <table:table-cell office:value-type="float" office:value="1623.729126">
                <text:p>1623.729126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1584.13208">
                <text:p>1584.13208</text:p>
              </table:table-cell>
              <table:table-cell office:value-type="float" office:value="1616.504272">
                <text:p>1616.504272</text:p>
              </table:table-cell>
              <table:table-cell office:value-type="float" office:value="1577.125488">
                <text:p>1577.125488</text:p>
              </table:table-cell>
              <table:table-cell office:value-type="float" office:value="1620.848022">
                <text:p>1620.848022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1584.540283">
                <text:p>1584.540283</text:p>
              </table:table-cell>
              <table:table-cell office:value-type="float" office:value="1613.839233">
                <text:p>1613.839233</text:p>
              </table:table-cell>
              <table:table-cell office:value-type="float" office:value="1579.873413">
                <text:p>1579.873413</text:p>
              </table:table-cell>
              <table:table-cell office:value-type="float" office:value="1612.847534">
                <text:p>1612.84753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578.813965">
                <text:p>1578.813965</text:p>
              </table:table-cell>
              <table:table-cell office:value-type="float" office:value="1610.577393">
                <text:p>1610.577393</text:p>
              </table:table-cell>
              <table:table-cell office:value-type="float" office:value="1579.384521">
                <text:p>1579.384521</text:p>
              </table:table-cell>
              <table:table-cell office:value-type="float" office:value="1607.978027">
                <text:p>1607.978027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1582.582886">
                <text:p>1582.582886</text:p>
              </table:table-cell>
              <table:table-cell office:value-type="float" office:value="1606.538208">
                <text:p>1606.538208</text:p>
              </table:table-cell>
              <table:table-cell office:value-type="float" office:value="1579.080078">
                <text:p>1579.080078</text:p>
              </table:table-cell>
              <table:table-cell office:value-type="float" office:value="1609.479248">
                <text:p>1609.479248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1576.602783">
                <text:p>1576.602783</text:p>
              </table:table-cell>
              <table:table-cell office:value-type="float" office:value="1603.061157">
                <text:p>1603.061157</text:p>
              </table:table-cell>
              <table:table-cell office:value-type="float" office:value="1577.708252">
                <text:p>1577.708252</text:p>
              </table:table-cell>
              <table:table-cell office:value-type="float" office:value="1598.062012">
                <text:p>1598.062012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1573.130737">
                <text:p>1573.130737</text:p>
              </table:table-cell>
              <table:table-cell office:value-type="float" office:value="1605.455811">
                <text:p>1605.455811</text:p>
              </table:table-cell>
              <table:table-cell office:value-type="float" office:value="1572.962036">
                <text:p>1572.962036</text:p>
              </table:table-cell>
              <table:table-cell office:value-type="float" office:value="1602.699097">
                <text:p>1602.699097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1575.36792">
                <text:p>1575.36792</text:p>
              </table:table-cell>
              <table:table-cell office:value-type="float" office:value="1600.250977">
                <text:p>1600.250977</text:p>
              </table:table-cell>
              <table:table-cell office:value-type="float" office:value="1569.412354">
                <text:p>1569.412354</text:p>
              </table:table-cell>
              <table:table-cell office:value-type="float" office:value="1602.27356">
                <text:p>1602.2735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573.137817">
                <text:p>1573.137817</text:p>
              </table:table-cell>
              <table:table-cell office:value-type="float" office:value="1598.748047">
                <text:p>1598.748047</text:p>
              </table:table-cell>
              <table:table-cell office:value-type="float" office:value="1573.560303">
                <text:p>1573.560303</text:p>
              </table:table-cell>
              <table:table-cell office:value-type="float" office:value="1595.470215">
                <text:p>1595.470215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1572.731934">
                <text:p>1572.731934</text:p>
              </table:table-cell>
              <table:table-cell office:value-type="float" office:value="1595.55542">
                <text:p>1595.55542</text:p>
              </table:table-cell>
              <table:table-cell office:value-type="float" office:value="1569.692139">
                <text:p>1569.692139</text:p>
              </table:table-cell>
              <table:table-cell office:value-type="float" office:value="1595.137817">
                <text:p>1595.137817</text:p>
              </table:table-cell>
            </table:table-row>
            <table:table-row>
              <table:table-cell office:value-type="float" office:value="212.4">
                <text:p>212.4</text:p>
              </table:table-cell>
              <table:table-cell office:value-type="float" office:value="1571.694824">
                <text:p>1571.694824</text:p>
              </table:table-cell>
              <table:table-cell office:value-type="float" office:value="1592.782715">
                <text:p>1592.782715</text:p>
              </table:table-cell>
              <table:table-cell office:value-type="float" office:value="1574.958862">
                <text:p>1574.958862</text:p>
              </table:table-cell>
              <table:table-cell office:value-type="float" office:value="1586.005249">
                <text:p>1586.005249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1572.682251">
                <text:p>1572.682251</text:p>
              </table:table-cell>
              <table:table-cell office:value-type="float" office:value="1591.245972">
                <text:p>1591.245972</text:p>
              </table:table-cell>
              <table:table-cell office:value-type="float" office:value="1569.484863">
                <text:p>1569.484863</text:p>
              </table:table-cell>
              <table:table-cell office:value-type="float" office:value="1588.181396">
                <text:p>1588.181396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1573.741699">
                <text:p>1573.741699</text:p>
              </table:table-cell>
              <table:table-cell office:value-type="float" office:value="1587.322876">
                <text:p>1587.322876</text:p>
              </table:table-cell>
              <table:table-cell office:value-type="float" office:value="1567.674561">
                <text:p>1567.674561</text:p>
              </table:table-cell>
              <table:table-cell office:value-type="float" office:value="1584.799683">
                <text:p>1584.7996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71.207764">
                <text:p>1571.207764</text:p>
              </table:table-cell>
              <table:table-cell office:value-type="float" office:value="1584.328491">
                <text:p>1584.328491</text:p>
              </table:table-cell>
              <table:table-cell office:value-type="float" office:value="1568.121582">
                <text:p>1568.121582</text:p>
              </table:table-cell>
              <table:table-cell office:value-type="float" office:value="1583.719727">
                <text:p>1583.719727</text:p>
              </table:table-cell>
            </table:table-row>
            <table:table-row>
              <table:table-cell office:value-type="float" office:value="213.2">
                <text:p>213.2</text:p>
              </table:table-cell>
              <table:table-cell office:value-type="float" office:value="1569.602051">
                <text:p>1569.602051</text:p>
              </table:table-cell>
              <table:table-cell office:value-type="float" office:value="1584.844727">
                <text:p>1584.844727</text:p>
              </table:table-cell>
              <table:table-cell office:value-type="float" office:value="1568.798828">
                <text:p>1568.798828</text:p>
              </table:table-cell>
              <table:table-cell office:value-type="float" office:value="1577.364624">
                <text:p>1577.364624</text:p>
              </table:table-cell>
            </table:table-row>
            <table:table-row>
              <table:table-cell office:value-type="float" office:value="213.4">
                <text:p>213.4</text:p>
              </table:table-cell>
              <table:table-cell office:value-type="float" office:value="1569.081421">
                <text:p>1569.081421</text:p>
              </table:table-cell>
              <table:table-cell office:value-type="float" office:value="1583.140869">
                <text:p>1583.140869</text:p>
              </table:table-cell>
              <table:table-cell office:value-type="float" office:value="1566.0625">
                <text:p>1566.0625</text:p>
              </table:table-cell>
              <table:table-cell office:value-type="float" office:value="1580.428467">
                <text:p>1580.428467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566.539551">
                <text:p>1566.539551</text:p>
              </table:table-cell>
              <table:table-cell office:value-type="float" office:value="1574.665527">
                <text:p>1574.665527</text:p>
              </table:table-cell>
              <table:table-cell office:value-type="float" office:value="1569.688232">
                <text:p>1569.688232</text:p>
              </table:table-cell>
              <table:table-cell office:value-type="float" office:value="1586.949341">
                <text:p>1586.949341</text:p>
              </table:table-cell>
            </table:table-row>
            <table:table-row>
              <table:table-cell office:value-type="float" office:value="213.8">
                <text:p>213.8</text:p>
              </table:table-cell>
              <table:table-cell office:value-type="float" office:value="1569.575195">
                <text:p>1569.575195</text:p>
              </table:table-cell>
              <table:table-cell office:value-type="float" office:value="1575.726807">
                <text:p>1575.726807</text:p>
              </table:table-cell>
              <table:table-cell office:value-type="float" office:value="1570.18689">
                <text:p>1570.18689</text:p>
              </table:table-cell>
              <table:table-cell office:value-type="float" office:value="1582.020996">
                <text:p>1582.020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567.408691">
                <text:p>1567.408691</text:p>
              </table:table-cell>
              <table:table-cell office:value-type="float" office:value="1577.528931">
                <text:p>1577.528931</text:p>
              </table:table-cell>
              <table:table-cell office:value-type="float" office:value="1565.03479">
                <text:p>1565.03479</text:p>
              </table:table-cell>
              <table:table-cell office:value-type="float" office:value="1579.678467">
                <text:p>1579.678467</text:p>
              </table:table-cell>
            </table:table-row>
            <table:table-row>
              <table:table-cell office:value-type="float" office:value="214.2">
                <text:p>214.2</text:p>
              </table:table-cell>
              <table:table-cell office:value-type="float" office:value="1565.743652">
                <text:p>1565.743652</text:p>
              </table:table-cell>
              <table:table-cell office:value-type="float" office:value="1576.805664">
                <text:p>1576.805664</text:p>
              </table:table-cell>
              <table:table-cell office:value-type="float" office:value="1562.303101">
                <text:p>1562.303101</text:p>
              </table:table-cell>
              <table:table-cell office:value-type="float" office:value="1578.460693">
                <text:p>1578.460693</text:p>
              </table:table-cell>
            </table:table-row>
            <table:table-row>
              <table:table-cell office:value-type="float" office:value="214.4">
                <text:p>214.4</text:p>
              </table:table-cell>
              <table:table-cell office:value-type="float" office:value="1562.806519">
                <text:p>1562.806519</text:p>
              </table:table-cell>
              <table:table-cell office:value-type="float" office:value="1579.162598">
                <text:p>1579.162598</text:p>
              </table:table-cell>
              <table:table-cell office:value-type="float" office:value="1567.807007">
                <text:p>1567.807007</text:p>
              </table:table-cell>
              <table:table-cell office:value-type="float" office:value="1574.964233">
                <text:p>1574.964233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1569.269287">
                <text:p>1569.269287</text:p>
              </table:table-cell>
              <table:table-cell office:value-type="float" office:value="1575.861816">
                <text:p>1575.861816</text:p>
              </table:table-cell>
              <table:table-cell office:value-type="float" office:value="1568.603516">
                <text:p>1568.603516</text:p>
              </table:table-cell>
              <table:table-cell office:value-type="float" office:value="1575.712036">
                <text:p>1575.712036</text:p>
              </table:table-cell>
            </table:table-row>
            <table:table-row>
              <table:table-cell office:value-type="float" office:value="214.8">
                <text:p>214.8</text:p>
              </table:table-cell>
              <table:table-cell office:value-type="float" office:value="1563.204102">
                <text:p>1563.204102</text:p>
              </table:table-cell>
              <table:table-cell office:value-type="float" office:value="1572.655029">
                <text:p>1572.655029</text:p>
              </table:table-cell>
              <table:table-cell office:value-type="float" office:value="1566.485107">
                <text:p>1566.485107</text:p>
              </table:table-cell>
              <table:table-cell office:value-type="float" office:value="1573.961914">
                <text:p>1573.9619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567.275146">
                <text:p>1567.275146</text:p>
              </table:table-cell>
              <table:table-cell office:value-type="float" office:value="1571.721802">
                <text:p>1571.721802</text:p>
              </table:table-cell>
              <table:table-cell office:value-type="float" office:value="1562.180908">
                <text:p>1562.180908</text:p>
              </table:table-cell>
              <table:table-cell office:value-type="float" office:value="1576.48938">
                <text:p>1576.48938</text:p>
              </table:table-cell>
            </table:table-row>
            <table:table-row>
              <table:table-cell office:value-type="float" office:value="215.2">
                <text:p>215.2</text:p>
              </table:table-cell>
              <table:table-cell office:value-type="float" office:value="1568.184448">
                <text:p>1568.184448</text:p>
              </table:table-cell>
              <table:table-cell office:value-type="float" office:value="1572.432861">
                <text:p>1572.432861</text:p>
              </table:table-cell>
              <table:table-cell office:value-type="float" office:value="1567.613525">
                <text:p>1567.613525</text:p>
              </table:table-cell>
              <table:table-cell office:value-type="float" office:value="1572.188721">
                <text:p>1572.188721</text:p>
              </table:table-cell>
            </table:table-row>
            <table:table-row>
              <table:table-cell office:value-type="float" office:value="215.4">
                <text:p>215.4</text:p>
              </table:table-cell>
              <table:table-cell office:value-type="float" office:value="1562.376953">
                <text:p>1562.376953</text:p>
              </table:table-cell>
              <table:table-cell office:value-type="float" office:value="1571.43689">
                <text:p>1571.43689</text:p>
              </table:table-cell>
              <table:table-cell office:value-type="float" office:value="1567.415771">
                <text:p>1567.415771</text:p>
              </table:table-cell>
              <table:table-cell office:value-type="float" office:value="1567.67395">
                <text:p>1567.67395</text:p>
              </table:table-cell>
            </table:table-row>
            <table:table-row>
              <table:table-cell office:value-type="float" office:value="215.6">
                <text:p>215.6</text:p>
              </table:table-cell>
              <table:table-cell office:value-type="float" office:value="1564.034424">
                <text:p>1564.034424</text:p>
              </table:table-cell>
              <table:table-cell office:value-type="float" office:value="1571.386841">
                <text:p>1571.386841</text:p>
              </table:table-cell>
              <table:table-cell office:value-type="float" office:value="1567.763062">
                <text:p>1567.763062</text:p>
              </table:table-cell>
              <table:table-cell office:value-type="float" office:value="1569.453247">
                <text:p>1569.453247</text:p>
              </table:table-cell>
            </table:table-row>
            <table:table-row>
              <table:table-cell office:value-type="float" office:value="215.8">
                <text:p>215.8</text:p>
              </table:table-cell>
              <table:table-cell office:value-type="float" office:value="1565.271362">
                <text:p>1565.271362</text:p>
              </table:table-cell>
              <table:table-cell office:value-type="float" office:value="1573.444458">
                <text:p>1573.444458</text:p>
              </table:table-cell>
              <table:table-cell office:value-type="float" office:value="1567.041504">
                <text:p>1567.041504</text:p>
              </table:table-cell>
              <table:table-cell office:value-type="float" office:value="1572.355347">
                <text:p>1572.35534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565.48938">
                <text:p>1565.48938</text:p>
              </table:table-cell>
              <table:table-cell office:value-type="float" office:value="1572.365601">
                <text:p>1572.365601</text:p>
              </table:table-cell>
              <table:table-cell office:value-type="float" office:value="1566.660645">
                <text:p>1566.660645</text:p>
              </table:table-cell>
              <table:table-cell office:value-type="float" office:value="1573.286377">
                <text:p>1573.286377</text:p>
              </table:table-cell>
            </table:table-row>
            <table:table-row>
              <table:table-cell office:value-type="float" office:value="216.2">
                <text:p>216.2</text:p>
              </table:table-cell>
              <table:table-cell office:value-type="float" office:value="1566.69873">
                <text:p>1566.69873</text:p>
              </table:table-cell>
              <table:table-cell office:value-type="float" office:value="1568.369019">
                <text:p>1568.369019</text:p>
              </table:table-cell>
              <table:table-cell office:value-type="float" office:value="1565.503662">
                <text:p>1565.503662</text:p>
              </table:table-cell>
              <table:table-cell office:value-type="float" office:value="1569.23938">
                <text:p>1569.23938</text:p>
              </table:table-cell>
            </table:table-row>
            <table:table-row>
              <table:table-cell office:value-type="float" office:value="216.4">
                <text:p>216.4</text:p>
              </table:table-cell>
              <table:table-cell office:value-type="float" office:value="1566.519897">
                <text:p>1566.519897</text:p>
              </table:table-cell>
              <table:table-cell office:value-type="float" office:value="1571.995483">
                <text:p>1571.995483</text:p>
              </table:table-cell>
              <table:table-cell office:value-type="float" office:value="1569.834229">
                <text:p>1569.834229</text:p>
              </table:table-cell>
              <table:table-cell office:value-type="float" office:value="1568.049438">
                <text:p>1568.049438</text:p>
              </table:table-cell>
            </table:table-row>
            <table:table-row>
              <table:table-cell office:value-type="float" office:value="216.6">
                <text:p>216.6</text:p>
              </table:table-cell>
              <table:table-cell office:value-type="float" office:value="1566.177734">
                <text:p>1566.177734</text:p>
              </table:table-cell>
              <table:table-cell office:value-type="float" office:value="1568.47876">
                <text:p>1568.47876</text:p>
              </table:table-cell>
              <table:table-cell office:value-type="float" office:value="1565.253418">
                <text:p>1565.253418</text:p>
              </table:table-cell>
              <table:table-cell office:value-type="float" office:value="1570.209839">
                <text:p>1570.209839</text:p>
              </table:table-cell>
            </table:table-row>
            <table:table-row>
              <table:table-cell office:value-type="float" office:value="216.8">
                <text:p>216.8</text:p>
              </table:table-cell>
              <table:table-cell office:value-type="float" office:value="1584.466309">
                <text:p>1584.466309</text:p>
              </table:table-cell>
              <table:table-cell office:value-type="float" office:value="1609.550415">
                <text:p>1609.550415</text:p>
              </table:table-cell>
              <table:table-cell office:value-type="float" office:value="1533.60083">
                <text:p>1533.60083</text:p>
              </table:table-cell>
              <table:table-cell office:value-type="float" office:value="1536.197876">
                <text:p>1536.19787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608.115601">
                <text:p>1608.115601</text:p>
              </table:table-cell>
              <table:table-cell office:value-type="float" office:value="1625.77832">
                <text:p>1625.77832</text:p>
              </table:table-cell>
              <table:table-cell office:value-type="float" office:value="1534.491211">
                <text:p>1534.491211</text:p>
              </table:table-cell>
              <table:table-cell office:value-type="float" office:value="1515.752075">
                <text:p>1515.752075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631.014404">
                <text:p>1631.014404</text:p>
              </table:table-cell>
              <table:table-cell office:value-type="float" office:value="1612.961304">
                <text:p>1612.961304</text:p>
              </table:table-cell>
              <table:table-cell office:value-type="float" office:value="1532.575928">
                <text:p>1532.575928</text:p>
              </table:table-cell>
              <table:table-cell office:value-type="float" office:value="1526.397583">
                <text:p>1526.397583</text:p>
              </table:table-cell>
            </table:table-row>
            <table:table-row>
              <table:table-cell office:value-type="float" office:value="217.4">
                <text:p>217.4</text:p>
              </table:table-cell>
              <table:table-cell office:value-type="float" office:value="1622.335083">
                <text:p>1622.335083</text:p>
              </table:table-cell>
              <table:table-cell office:value-type="float" office:value="1661.355347">
                <text:p>1661.355347</text:p>
              </table:table-cell>
              <table:table-cell office:value-type="float" office:value="1551.83374">
                <text:p>1551.83374</text:p>
              </table:table-cell>
              <table:table-cell office:value-type="float" office:value="1539.611938">
                <text:p>1539.611938</text:p>
              </table:table-cell>
            </table:table-row>
            <table:table-row>
              <table:table-cell office:value-type="float" office:value="217.6">
                <text:p>217.6</text:p>
              </table:table-cell>
              <table:table-cell office:value-type="float" office:value="1642.202881">
                <text:p>1642.202881</text:p>
              </table:table-cell>
              <table:table-cell office:value-type="float" office:value="1639.18396">
                <text:p>1639.18396</text:p>
              </table:table-cell>
              <table:table-cell office:value-type="float" office:value="1564.621704">
                <text:p>1564.621704</text:p>
              </table:table-cell>
              <table:table-cell office:value-type="float" office:value="1566.842285">
                <text:p>1566.842285</text:p>
              </table:table-cell>
            </table:table-row>
            <table:table-row>
              <table:table-cell office:value-type="float" office:value="217.8">
                <text:p>217.8</text:p>
              </table:table-cell>
              <table:table-cell office:value-type="float" office:value="1637.450439">
                <text:p>1637.450439</text:p>
              </table:table-cell>
              <table:table-cell office:value-type="float" office:value="1684.620117">
                <text:p>1684.620117</text:p>
              </table:table-cell>
              <table:table-cell office:value-type="float" office:value="1590.243408">
                <text:p>1590.243408</text:p>
              </table:table-cell>
              <table:table-cell office:value-type="float" office:value="1584.044434">
                <text:p>1584.0444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644.588135">
                <text:p>1644.588135</text:p>
              </table:table-cell>
              <table:table-cell office:value-type="float" office:value="1700.058105">
                <text:p>1700.058105</text:p>
              </table:table-cell>
              <table:table-cell office:value-type="float" office:value="1601.252441">
                <text:p>1601.252441</text:p>
              </table:table-cell>
              <table:table-cell office:value-type="float" office:value="1604.970703">
                <text:p>1604.970703</text:p>
              </table:table-cell>
            </table:table-row>
            <table:table-row>
              <table:table-cell office:value-type="float" office:value="218.2">
                <text:p>218.2</text:p>
              </table:table-cell>
              <table:table-cell office:value-type="float" office:value="1652.366699">
                <text:p>1652.366699</text:p>
              </table:table-cell>
              <table:table-cell office:value-type="float" office:value="1674.7229">
                <text:p>1674.7229</text:p>
              </table:table-cell>
              <table:table-cell office:value-type="float" office:value="1619.099731">
                <text:p>1619.099731</text:p>
              </table:table-cell>
              <table:table-cell office:value-type="float" office:value="1616.639771">
                <text:p>1616.639771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1638.78833">
                <text:p>1638.78833</text:p>
              </table:table-cell>
              <table:table-cell office:value-type="float" office:value="1716.080566">
                <text:p>1716.080566</text:p>
              </table:table-cell>
              <table:table-cell office:value-type="float" office:value="1615.123047">
                <text:p>1615.123047</text:p>
              </table:table-cell>
              <table:table-cell office:value-type="float" office:value="1631.864624">
                <text:p>1631.864624</text:p>
              </table:table-cell>
            </table:table-row>
            <table:table-row>
              <table:table-cell office:value-type="float" office:value="218.6">
                <text:p>218.6</text:p>
              </table:table-cell>
              <table:table-cell office:value-type="float" office:value="1646.177124">
                <text:p>1646.177124</text:p>
              </table:table-cell>
              <table:table-cell office:value-type="float" office:value="1715.842529">
                <text:p>1715.842529</text:p>
              </table:table-cell>
              <table:table-cell office:value-type="float" office:value="1604.277344">
                <text:p>1604.277344</text:p>
              </table:table-cell>
              <table:table-cell office:value-type="float" office:value="1632.362915">
                <text:p>1632.362915</text:p>
              </table:table-cell>
            </table:table-row>
            <table:table-row>
              <table:table-cell office:value-type="float" office:value="218.8">
                <text:p>218.8</text:p>
              </table:table-cell>
              <table:table-cell office:value-type="float" office:value="1629.663208">
                <text:p>1629.663208</text:p>
              </table:table-cell>
              <table:table-cell office:value-type="float" office:value="1689.59668">
                <text:p>1689.59668</text:p>
              </table:table-cell>
              <table:table-cell office:value-type="float" office:value="1619.385376">
                <text:p>1619.385376</text:p>
              </table:table-cell>
              <table:table-cell office:value-type="float" office:value="1658.548828">
                <text:p>1658.54882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605.269409">
                <text:p>1605.269409</text:p>
              </table:table-cell>
              <table:table-cell office:value-type="float" office:value="1668.678711">
                <text:p>1668.678711</text:p>
              </table:table-cell>
              <table:table-cell office:value-type="float" office:value="1625.123779">
                <text:p>1625.123779</text:p>
              </table:table-cell>
              <table:table-cell office:value-type="float" office:value="1668.838867">
                <text:p>1668.838867</text:p>
              </table:table-cell>
            </table:table-row>
            <table:table-row>
              <table:table-cell office:value-type="float" office:value="219.2">
                <text:p>219.2</text:p>
              </table:table-cell>
              <table:table-cell office:value-type="float" office:value="1608.241821">
                <text:p>1608.241821</text:p>
              </table:table-cell>
              <table:table-cell office:value-type="float" office:value="1654.980957">
                <text:p>1654.980957</text:p>
              </table:table-cell>
              <table:table-cell office:value-type="float" office:value="1617.31897">
                <text:p>1617.31897</text:p>
              </table:table-cell>
              <table:table-cell office:value-type="float" office:value="1657.35498">
                <text:p>1657.35498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1599.381104">
                <text:p>1599.381104</text:p>
              </table:table-cell>
              <table:table-cell office:value-type="float" office:value="1649.976318">
                <text:p>1649.976318</text:p>
              </table:table-cell>
              <table:table-cell office:value-type="float" office:value="1607.784302">
                <text:p>1607.784302</text:p>
              </table:table-cell>
              <table:table-cell office:value-type="float" office:value="1646.021118">
                <text:p>1646.021118</text:p>
              </table:table-cell>
            </table:table-row>
            <table:table-row>
              <table:table-cell office:value-type="float" office:value="219.6">
                <text:p>219.6</text:p>
              </table:table-cell>
              <table:table-cell office:value-type="float" office:value="1585.217773">
                <text:p>1585.217773</text:p>
              </table:table-cell>
              <table:table-cell office:value-type="float" office:value="1647.30603">
                <text:p>1647.30603</text:p>
              </table:table-cell>
              <table:table-cell office:value-type="float" office:value="1588.989868">
                <text:p>1588.989868</text:p>
              </table:table-cell>
              <table:table-cell office:value-type="float" office:value="1638.624634">
                <text:p>1638.624634</text:p>
              </table:table-cell>
            </table:table-row>
            <table:table-row>
              <table:table-cell office:value-type="float" office:value="219.8">
                <text:p>219.8</text:p>
              </table:table-cell>
              <table:table-cell office:value-type="float" office:value="1585.550537">
                <text:p>1585.550537</text:p>
              </table:table-cell>
              <table:table-cell office:value-type="float" office:value="1632.777832">
                <text:p>1632.777832</text:p>
              </table:table-cell>
              <table:table-cell office:value-type="float" office:value="1583.114258">
                <text:p>1583.114258</text:p>
              </table:table-cell>
              <table:table-cell office:value-type="float" office:value="1628.62915">
                <text:p>1628.629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82.495605">
                <text:p>1582.495605</text:p>
              </table:table-cell>
              <table:table-cell office:value-type="float" office:value="1624.056641">
                <text:p>1624.056641</text:p>
              </table:table-cell>
              <table:table-cell office:value-type="float" office:value="1574.066895">
                <text:p>1574.066895</text:p>
              </table:table-cell>
              <table:table-cell office:value-type="float" office:value="1627.238281">
                <text:p>1627.238281</text:p>
              </table:table-cell>
            </table:table-row>
            <table:table-row>
              <table:table-cell office:value-type="float" office:value="220.2">
                <text:p>220.2</text:p>
              </table:table-cell>
              <table:table-cell office:value-type="float" office:value="1582.526123">
                <text:p>1582.526123</text:p>
              </table:table-cell>
              <table:table-cell office:value-type="float" office:value="1614.87085">
                <text:p>1614.87085</text:p>
              </table:table-cell>
              <table:table-cell office:value-type="float" office:value="1588.042236">
                <text:p>1588.042236</text:p>
              </table:table-cell>
              <table:table-cell office:value-type="float" office:value="1619.067993">
                <text:p>1619.067993</text:p>
              </table:table-cell>
            </table:table-row>
            <table:table-row>
              <table:table-cell office:value-type="float" office:value="220.4">
                <text:p>220.4</text:p>
              </table:table-cell>
              <table:table-cell office:value-type="float" office:value="1581.415527">
                <text:p>1581.415527</text:p>
              </table:table-cell>
              <table:table-cell office:value-type="float" office:value="1617.989502">
                <text:p>1617.989502</text:p>
              </table:table-cell>
              <table:table-cell office:value-type="float" office:value="1584.187256">
                <text:p>1584.187256</text:p>
              </table:table-cell>
              <table:table-cell office:value-type="float" office:value="1611.374146">
                <text:p>1611.374146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580.815063">
                <text:p>1580.815063</text:p>
              </table:table-cell>
              <table:table-cell office:value-type="float" office:value="1613.960083">
                <text:p>1613.960083</text:p>
              </table:table-cell>
              <table:table-cell office:value-type="float" office:value="1575.769409">
                <text:p>1575.769409</text:p>
              </table:table-cell>
              <table:table-cell office:value-type="float" office:value="1615.158325">
                <text:p>1615.158325</text:p>
              </table:table-cell>
            </table:table-row>
            <table:table-row>
              <table:table-cell office:value-type="float" office:value="220.8">
                <text:p>220.8</text:p>
              </table:table-cell>
              <table:table-cell office:value-type="float" office:value="1580.2854">
                <text:p>1580.2854</text:p>
              </table:table-cell>
              <table:table-cell office:value-type="float" office:value="1611.587769">
                <text:p>1611.587769</text:p>
              </table:table-cell>
              <table:table-cell office:value-type="float" office:value="1582.367065">
                <text:p>1582.367065</text:p>
              </table:table-cell>
              <table:table-cell office:value-type="float" office:value="1606.171875">
                <text:p>1606.17187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580.239868">
                <text:p>1580.239868</text:p>
              </table:table-cell>
              <table:table-cell office:value-type="float" office:value="1606.191528">
                <text:p>1606.191528</text:p>
              </table:table-cell>
              <table:table-cell office:value-type="float" office:value="1576.653809">
                <text:p>1576.653809</text:p>
              </table:table-cell>
              <table:table-cell office:value-type="float" office:value="1607.611694">
                <text:p>1607.611694</text:p>
              </table:table-cell>
            </table:table-row>
            <table:table-row>
              <table:table-cell office:value-type="float" office:value="221.2">
                <text:p>221.2</text:p>
              </table:table-cell>
              <table:table-cell office:value-type="float" office:value="1577.428589">
                <text:p>1577.428589</text:p>
              </table:table-cell>
              <table:table-cell office:value-type="float" office:value="1602.973877">
                <text:p>1602.973877</text:p>
              </table:table-cell>
              <table:table-cell office:value-type="float" office:value="1580.322266">
                <text:p>1580.322266</text:p>
              </table:table-cell>
              <table:table-cell office:value-type="float" office:value="1601.913208">
                <text:p>1601.913208</text:p>
              </table:table-cell>
            </table:table-row>
            <table:table-row>
              <table:table-cell office:value-type="float" office:value="221.4">
                <text:p>221.4</text:p>
              </table:table-cell>
              <table:table-cell office:value-type="float" office:value="1578.064453">
                <text:p>1578.064453</text:p>
              </table:table-cell>
              <table:table-cell office:value-type="float" office:value="1604.467163">
                <text:p>1604.467163</text:p>
              </table:table-cell>
              <table:table-cell office:value-type="float" office:value="1573.474487">
                <text:p>1573.474487</text:p>
              </table:table-cell>
              <table:table-cell office:value-type="float" office:value="1605.47229">
                <text:p>1605.47229</text:p>
              </table:table-cell>
            </table:table-row>
            <table:table-row>
              <table:table-cell office:value-type="float" office:value="221.6">
                <text:p>221.6</text:p>
              </table:table-cell>
              <table:table-cell office:value-type="float" office:value="1572.933716">
                <text:p>1572.933716</text:p>
              </table:table-cell>
              <table:table-cell office:value-type="float" office:value="1603.85083">
                <text:p>1603.85083</text:p>
              </table:table-cell>
              <table:table-cell office:value-type="float" office:value="1574.479736">
                <text:p>1574.479736</text:p>
              </table:table-cell>
              <table:table-cell office:value-type="float" office:value="1603.446289">
                <text:p>1603.446289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1574.239868">
                <text:p>1574.239868</text:p>
              </table:table-cell>
              <table:table-cell office:value-type="float" office:value="1598.996216">
                <text:p>1598.996216</text:p>
              </table:table-cell>
              <table:table-cell office:value-type="float" office:value="1575.071533">
                <text:p>1575.071533</text:p>
              </table:table-cell>
              <table:table-cell office:value-type="float" office:value="1596.691895">
                <text:p>1596.69189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575.077881">
                <text:p>1575.077881</text:p>
              </table:table-cell>
              <table:table-cell office:value-type="float" office:value="1593.452759">
                <text:p>1593.452759</text:p>
              </table:table-cell>
              <table:table-cell office:value-type="float" office:value="1572.704468">
                <text:p>1572.704468</text:p>
              </table:table-cell>
              <table:table-cell office:value-type="float" office:value="1595.826782">
                <text:p>1595.826782</text:p>
              </table:table-cell>
            </table:table-row>
            <table:table-row>
              <table:table-cell office:value-type="float" office:value="222.2">
                <text:p>222.2</text:p>
              </table:table-cell>
              <table:table-cell office:value-type="float" office:value="1572.598999">
                <text:p>1572.598999</text:p>
              </table:table-cell>
              <table:table-cell office:value-type="float" office:value="1592.749878">
                <text:p>1592.749878</text:p>
              </table:table-cell>
              <table:table-cell office:value-type="float" office:value="1571.962891">
                <text:p>1571.962891</text:p>
              </table:table-cell>
              <table:table-cell office:value-type="float" office:value="1594.041626">
                <text:p>1594.041626</text:p>
              </table:table-cell>
            </table:table-row>
            <table:table-row>
              <table:table-cell office:value-type="float" office:value="222.4">
                <text:p>222.4</text:p>
              </table:table-cell>
              <table:table-cell office:value-type="float" office:value="1572.655762">
                <text:p>1572.655762</text:p>
              </table:table-cell>
              <table:table-cell office:value-type="float" office:value="1593.429443">
                <text:p>1593.429443</text:p>
              </table:table-cell>
              <table:table-cell office:value-type="float" office:value="1567.131104">
                <text:p>1567.131104</text:p>
              </table:table-cell>
              <table:table-cell office:value-type="float" office:value="1593.844482">
                <text:p>1593.844482</text:p>
              </table:table-cell>
            </table:table-row>
            <table:table-row>
              <table:table-cell office:value-type="float" office:value="222.6">
                <text:p>222.6</text:p>
              </table:table-cell>
              <table:table-cell office:value-type="float" office:value="1569.378662">
                <text:p>1569.378662</text:p>
              </table:table-cell>
              <table:table-cell office:value-type="float" office:value="1593.225098">
                <text:p>1593.225098</text:p>
              </table:table-cell>
              <table:table-cell office:value-type="float" office:value="1571.779541">
                <text:p>1571.779541</text:p>
              </table:table-cell>
              <table:table-cell office:value-type="float" office:value="1590.422485">
                <text:p>1590.422485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1574.86377">
                <text:p>1574.86377</text:p>
              </table:table-cell>
              <table:table-cell office:value-type="float" office:value="1589.062866">
                <text:p>1589.062866</text:p>
              </table:table-cell>
              <table:table-cell office:value-type="float" office:value="1570.682251">
                <text:p>1570.682251</text:p>
              </table:table-cell>
              <table:table-cell office:value-type="float" office:value="1588.261353">
                <text:p>1588.2613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570.494263">
                <text:p>1570.494263</text:p>
              </table:table-cell>
              <table:table-cell office:value-type="float" office:value="1585.242676">
                <text:p>1585.242676</text:p>
              </table:table-cell>
              <table:table-cell office:value-type="float" office:value="1566.741333">
                <text:p>1566.741333</text:p>
              </table:table-cell>
              <table:table-cell office:value-type="float" office:value="1586.795532">
                <text:p>1586.795532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1570.052856">
                <text:p>1570.052856</text:p>
              </table:table-cell>
              <table:table-cell office:value-type="float" office:value="1588.373047">
                <text:p>1588.373047</text:p>
              </table:table-cell>
              <table:table-cell office:value-type="float" office:value="1567.223389">
                <text:p>1567.223389</text:p>
              </table:table-cell>
              <table:table-cell office:value-type="float" office:value="1582.649414">
                <text:p>1582.649414</text:p>
              </table:table-cell>
            </table:table-row>
            <table:table-row>
              <table:table-cell office:value-type="float" office:value="223.4">
                <text:p>223.4</text:p>
              </table:table-cell>
              <table:table-cell office:value-type="float" office:value="1571.725464">
                <text:p>1571.725464</text:p>
              </table:table-cell>
              <table:table-cell office:value-type="float" office:value="1585.612427">
                <text:p>1585.612427</text:p>
              </table:table-cell>
              <table:table-cell office:value-type="float" office:value="1564.105957">
                <text:p>1564.105957</text:p>
              </table:table-cell>
              <table:table-cell office:value-type="float" office:value="1585.502197">
                <text:p>1585.502197</text:p>
              </table:table-cell>
            </table:table-row>
            <table:table-row>
              <table:table-cell office:value-type="float" office:value="223.6">
                <text:p>223.6</text:p>
              </table:table-cell>
              <table:table-cell office:value-type="float" office:value="1569.319336">
                <text:p>1569.319336</text:p>
              </table:table-cell>
              <table:table-cell office:value-type="float" office:value="1586.536987">
                <text:p>1586.536987</text:p>
              </table:table-cell>
              <table:table-cell office:value-type="float" office:value="1569.321289">
                <text:p>1569.321289</text:p>
              </table:table-cell>
              <table:table-cell office:value-type="float" office:value="1580.081055">
                <text:p>1580.081055</text:p>
              </table:table-cell>
            </table:table-row>
            <table:table-row>
              <table:table-cell office:value-type="float" office:value="223.8">
                <text:p>223.8</text:p>
              </table:table-cell>
              <table:table-cell office:value-type="float" office:value="1567.692139">
                <text:p>1567.692139</text:p>
              </table:table-cell>
              <table:table-cell office:value-type="float" office:value="1585.839111">
                <text:p>1585.839111</text:p>
              </table:table-cell>
              <table:table-cell office:value-type="float" office:value="1565.949219">
                <text:p>1565.949219</text:p>
              </table:table-cell>
              <table:table-cell office:value-type="float" office:value="1581.978882">
                <text:p>1581.97888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570.773071">
                <text:p>1570.773071</text:p>
              </table:table-cell>
              <table:table-cell office:value-type="float" office:value="1577.600464">
                <text:p>1577.600464</text:p>
              </table:table-cell>
              <table:table-cell office:value-type="float" office:value="1568.339844">
                <text:p>1568.339844</text:p>
              </table:table-cell>
              <table:table-cell office:value-type="float" office:value="1575.401855">
                <text:p>1575.401855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1568.290283">
                <text:p>1568.290283</text:p>
              </table:table-cell>
              <table:table-cell office:value-type="float" office:value="1580.296021">
                <text:p>1580.296021</text:p>
              </table:table-cell>
              <table:table-cell office:value-type="float" office:value="1565.756836">
                <text:p>1565.756836</text:p>
              </table:table-cell>
              <table:table-cell office:value-type="float" office:value="1577.083496">
                <text:p>1577.083496</text:p>
              </table:table-cell>
            </table:table-row>
            <table:table-row>
              <table:table-cell office:value-type="float" office:value="224.4">
                <text:p>224.4</text:p>
              </table:table-cell>
              <table:table-cell office:value-type="float" office:value="1569.911011">
                <text:p>1569.911011</text:p>
              </table:table-cell>
              <table:table-cell office:value-type="float" office:value="1580.40686">
                <text:p>1580.40686</text:p>
              </table:table-cell>
              <table:table-cell office:value-type="float" office:value="1562.93811">
                <text:p>1562.93811</text:p>
              </table:table-cell>
              <table:table-cell office:value-type="float" office:value="1576.782227">
                <text:p>1576.782227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1566.310547">
                <text:p>1566.310547</text:p>
              </table:table-cell>
              <table:table-cell office:value-type="float" office:value="1579.247192">
                <text:p>1579.247192</text:p>
              </table:table-cell>
              <table:table-cell office:value-type="float" office:value="1562.161133">
                <text:p>1562.161133</text:p>
              </table:table-cell>
              <table:table-cell office:value-type="float" office:value="1576.379272">
                <text:p>1576.379272</text:p>
              </table:table-cell>
            </table:table-row>
            <table:table-row>
              <table:table-cell office:value-type="float" office:value="224.8">
                <text:p>224.8</text:p>
              </table:table-cell>
              <table:table-cell office:value-type="float" office:value="1569.276611">
                <text:p>1569.276611</text:p>
              </table:table-cell>
              <table:table-cell office:value-type="float" office:value="1580.822266">
                <text:p>1580.822266</text:p>
              </table:table-cell>
              <table:table-cell office:value-type="float" office:value="1566.698975">
                <text:p>1566.698975</text:p>
              </table:table-cell>
              <table:table-cell office:value-type="float" office:value="1575.235229">
                <text:p>1575.2352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62.859741">
                <text:p>1562.859741</text:p>
              </table:table-cell>
              <table:table-cell office:value-type="float" office:value="1576.214233">
                <text:p>1576.214233</text:p>
              </table:table-cell>
              <table:table-cell office:value-type="float" office:value="1566.777222">
                <text:p>1566.777222</text:p>
              </table:table-cell>
              <table:table-cell office:value-type="float" office:value="1576.669312">
                <text:p>1576.669312</text:p>
              </table:table-cell>
            </table:table-row>
            <table:table-row>
              <table:table-cell office:value-type="float" office:value="225.2">
                <text:p>225.2</text:p>
              </table:table-cell>
              <table:table-cell office:value-type="float" office:value="1566.628662">
                <text:p>1566.628662</text:p>
              </table:table-cell>
              <table:table-cell office:value-type="float" office:value="1577.698486">
                <text:p>1577.698486</text:p>
              </table:table-cell>
              <table:table-cell office:value-type="float" office:value="1566.084229">
                <text:p>1566.084229</text:p>
              </table:table-cell>
              <table:table-cell office:value-type="float" office:value="1574.856079">
                <text:p>1574.856079</text:p>
              </table:table-cell>
            </table:table-row>
            <table:table-row>
              <table:table-cell office:value-type="float" office:value="225.4">
                <text:p>225.4</text:p>
              </table:table-cell>
              <table:table-cell office:value-type="float" office:value="1567.510498">
                <text:p>1567.510498</text:p>
              </table:table-cell>
              <table:table-cell office:value-type="float" office:value="1572.588379">
                <text:p>1572.588379</text:p>
              </table:table-cell>
              <table:table-cell office:value-type="float" office:value="1564.890381">
                <text:p>1564.890381</text:p>
              </table:table-cell>
              <table:table-cell office:value-type="float" office:value="1576.523193">
                <text:p>1576.523193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1564.714355">
                <text:p>1564.714355</text:p>
              </table:table-cell>
              <table:table-cell office:value-type="float" office:value="1576.197021">
                <text:p>1576.197021</text:p>
              </table:table-cell>
              <table:table-cell office:value-type="float" office:value="1568.729126">
                <text:p>1568.729126</text:p>
              </table:table-cell>
              <table:table-cell office:value-type="float" office:value="1570.571655">
                <text:p>1570.571655</text:p>
              </table:table-cell>
            </table:table-row>
            <table:table-row>
              <table:table-cell office:value-type="float" office:value="225.8">
                <text:p>225.8</text:p>
              </table:table-cell>
              <table:table-cell office:value-type="float" office:value="1568.033691">
                <text:p>1568.033691</text:p>
              </table:table-cell>
              <table:table-cell office:value-type="float" office:value="1573.586548">
                <text:p>1573.586548</text:p>
              </table:table-cell>
              <table:table-cell office:value-type="float" office:value="1568.108032">
                <text:p>1568.108032</text:p>
              </table:table-cell>
              <table:table-cell office:value-type="float" office:value="1571.068481">
                <text:p>1571.0684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562.861572">
                <text:p>1562.861572</text:p>
              </table:table-cell>
              <table:table-cell office:value-type="float" office:value="1572.424194">
                <text:p>1572.424194</text:p>
              </table:table-cell>
              <table:table-cell office:value-type="float" office:value="1561.350342">
                <text:p>1561.350342</text:p>
              </table:table-cell>
              <table:table-cell office:value-type="float" office:value="1574.481812">
                <text:p>1574.481812</text:p>
              </table:table-cell>
            </table:table-row>
            <table:table-row>
              <table:table-cell office:value-type="float" office:value="226.2">
                <text:p>226.2</text:p>
              </table:table-cell>
              <table:table-cell office:value-type="float" office:value="1559.071899">
                <text:p>1559.071899</text:p>
              </table:table-cell>
              <table:table-cell office:value-type="float" office:value="1574.708374">
                <text:p>1574.708374</text:p>
              </table:table-cell>
              <table:table-cell office:value-type="float" office:value="1564.574951">
                <text:p>1564.574951</text:p>
              </table:table-cell>
              <table:table-cell office:value-type="float" office:value="1573.774902">
                <text:p>1573.774902</text:p>
              </table:table-cell>
            </table:table-row>
            <table:table-row>
              <table:table-cell office:value-type="float" office:value="226.4">
                <text:p>226.4</text:p>
              </table:table-cell>
              <table:table-cell office:value-type="float" office:value="1562.412231">
                <text:p>1562.412231</text:p>
              </table:table-cell>
              <table:table-cell office:value-type="float" office:value="1572.987305">
                <text:p>1572.987305</text:p>
              </table:table-cell>
              <table:table-cell office:value-type="float" office:value="1563.983032">
                <text:p>1563.983032</text:p>
              </table:table-cell>
              <table:table-cell office:value-type="float" office:value="1572.336304">
                <text:p>1572.336304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1561.395142">
                <text:p>1561.395142</text:p>
              </table:table-cell>
              <table:table-cell office:value-type="float" office:value="1573.722046">
                <text:p>1573.722046</text:p>
              </table:table-cell>
              <table:table-cell office:value-type="float" office:value="1562.114624">
                <text:p>1562.114624</text:p>
              </table:table-cell>
              <table:table-cell office:value-type="float" office:value="1573.997314">
                <text:p>1573.997314</text:p>
              </table:table-cell>
            </table:table-row>
            <table:table-row>
              <table:table-cell office:value-type="float" office:value="226.8">
                <text:p>226.8</text:p>
              </table:table-cell>
              <table:table-cell office:value-type="float" office:value="1564.543823">
                <text:p>1564.543823</text:p>
              </table:table-cell>
              <table:table-cell office:value-type="float" office:value="1572.589111">
                <text:p>1572.589111</text:p>
              </table:table-cell>
              <table:table-cell office:value-type="float" office:value="1561.927612">
                <text:p>1561.927612</text:p>
              </table:table-cell>
              <table:table-cell office:value-type="float" office:value="1571.640503">
                <text:p>1571.64050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60.780518">
                <text:p>1560.780518</text:p>
              </table:table-cell>
              <table:table-cell office:value-type="float" office:value="1573.012451">
                <text:p>1573.012451</text:p>
              </table:table-cell>
              <table:table-cell office:value-type="float" office:value="1563.732788">
                <text:p>1563.732788</text:p>
              </table:table-cell>
              <table:table-cell office:value-type="float" office:value="1571.210693">
                <text:p>1571.210693</text:p>
              </table:table-cell>
            </table:table-row>
            <table:table-row>
              <table:table-cell office:value-type="float" office:value="227.2">
                <text:p>227.2</text:p>
              </table:table-cell>
              <table:table-cell office:value-type="float" office:value="1563.017334">
                <text:p>1563.017334</text:p>
              </table:table-cell>
              <table:table-cell office:value-type="float" office:value="1569.599243">
                <text:p>1569.599243</text:p>
              </table:table-cell>
              <table:table-cell office:value-type="float" office:value="1560.531616">
                <text:p>1560.531616</text:p>
              </table:table-cell>
              <table:table-cell office:value-type="float" office:value="1573.927612">
                <text:p>1573.927612</text:p>
              </table:table-cell>
            </table:table-row>
            <table:table-row>
              <table:table-cell office:value-type="float" office:value="227.4">
                <text:p>227.4</text:p>
              </table:table-cell>
              <table:table-cell office:value-type="float" office:value="1565.708984">
                <text:p>1565.708984</text:p>
              </table:table-cell>
              <table:table-cell office:value-type="float" office:value="1566.934448">
                <text:p>1566.934448</text:p>
              </table:table-cell>
              <table:table-cell office:value-type="float" office:value="1566.144165">
                <text:p>1566.144165</text:p>
              </table:table-cell>
              <table:table-cell office:value-type="float" office:value="1566.970703">
                <text:p>1566.970703</text:p>
              </table:table-cell>
            </table:table-row>
            <table:table-row>
              <table:table-cell office:value-type="float" office:value="227.6">
                <text:p>227.6</text:p>
              </table:table-cell>
              <table:table-cell office:value-type="float" office:value="1563.833252">
                <text:p>1563.833252</text:p>
              </table:table-cell>
              <table:table-cell office:value-type="float" office:value="1569.20752">
                <text:p>1569.20752</text:p>
              </table:table-cell>
              <table:table-cell office:value-type="float" office:value="1562.504395">
                <text:p>1562.504395</text:p>
              </table:table-cell>
              <table:table-cell office:value-type="float" office:value="1569.972534">
                <text:p>1569.972534</text:p>
              </table:table-cell>
            </table:table-row>
            <table:table-row>
              <table:table-cell office:value-type="float" office:value="227.8">
                <text:p>227.8</text:p>
              </table:table-cell>
              <table:table-cell office:value-type="float" office:value="1562.701538">
                <text:p>1562.701538</text:p>
              </table:table-cell>
              <table:table-cell office:value-type="float" office:value="1568.10437">
                <text:p>1568.10437</text:p>
              </table:table-cell>
              <table:table-cell office:value-type="float" office:value="1563.608765">
                <text:p>1563.608765</text:p>
              </table:table-cell>
              <table:table-cell office:value-type="float" office:value="1566.923584">
                <text:p>1566.92358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81.866089">
                <text:p>1581.866089</text:p>
              </table:table-cell>
              <table:table-cell office:value-type="float" office:value="1625.883667">
                <text:p>1625.883667</text:p>
              </table:table-cell>
              <table:table-cell office:value-type="float" office:value="1519.990601">
                <text:p>1519.990601</text:p>
              </table:table-cell>
              <table:table-cell office:value-type="float" office:value="1526.033813">
                <text:p>1526.033813</text:p>
              </table:table-cell>
            </table:table-row>
            <table:table-row>
              <table:table-cell office:value-type="float" office:value="228.2">
                <text:p>228.2</text:p>
              </table:table-cell>
              <table:table-cell office:value-type="float" office:value="1602.323608">
                <text:p>1602.323608</text:p>
              </table:table-cell>
              <table:table-cell office:value-type="float" office:value="1628.652588">
                <text:p>1628.652588</text:p>
              </table:table-cell>
              <table:table-cell office:value-type="float" office:value="1514.342285">
                <text:p>1514.342285</text:p>
              </table:table-cell>
              <table:table-cell office:value-type="float" office:value="1531.830688">
                <text:p>1531.830688</text:p>
              </table:table-cell>
            </table:table-row>
            <table:table-row>
              <table:table-cell office:value-type="float" office:value="228.4">
                <text:p>228.4</text:p>
              </table:table-cell>
              <table:table-cell office:value-type="float" office:value="1604.252197">
                <text:p>1604.252197</text:p>
              </table:table-cell>
              <table:table-cell office:value-type="float" office:value="1641.831543">
                <text:p>1641.831543</text:p>
              </table:table-cell>
              <table:table-cell office:value-type="float" office:value="1517.96228">
                <text:p>1517.96228</text:p>
              </table:table-cell>
              <table:table-cell office:value-type="float" office:value="1546.179688">
                <text:p>1546.179688</text:p>
              </table:table-cell>
            </table:table-row>
            <table:table-row>
              <table:table-cell office:value-type="float" office:value="228.6">
                <text:p>228.6</text:p>
              </table:table-cell>
              <table:table-cell office:value-type="float" office:value="1592.752686">
                <text:p>1592.752686</text:p>
              </table:table-cell>
              <table:table-cell office:value-type="float" office:value="1612.262939">
                <text:p>1612.262939</text:p>
              </table:table-cell>
              <table:table-cell office:value-type="float" office:value="1588.108643">
                <text:p>1588.108643</text:p>
              </table:table-cell>
              <table:table-cell office:value-type="float" office:value="1594.138184">
                <text:p>1594.138184</text:p>
              </table:table-cell>
            </table:table-row>
            <table:table-row>
              <table:table-cell office:value-type="float" office:value="228.8">
                <text:p>228.8</text:p>
              </table:table-cell>
              <table:table-cell office:value-type="float" office:value="1608.543579">
                <text:p>1608.543579</text:p>
              </table:table-cell>
              <table:table-cell office:value-type="float" office:value="1617.420288">
                <text:p>1617.420288</text:p>
              </table:table-cell>
              <table:table-cell office:value-type="float" office:value="1630.489136">
                <text:p>1630.489136</text:p>
              </table:table-cell>
              <table:table-cell office:value-type="float" office:value="1627.114014">
                <text:p>1627.11401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627.651733">
                <text:p>1627.651733</text:p>
              </table:table-cell>
              <table:table-cell office:value-type="float" office:value="1648.768188">
                <text:p>1648.768188</text:p>
              </table:table-cell>
              <table:table-cell office:value-type="float" office:value="1645.74292">
                <text:p>1645.74292</text:p>
              </table:table-cell>
              <table:table-cell office:value-type="float" office:value="1657.095581">
                <text:p>1657.095581</text:p>
              </table:table-cell>
            </table:table-row>
            <table:table-row>
              <table:table-cell office:value-type="float" office:value="229.2">
                <text:p>229.2</text:p>
              </table:table-cell>
              <table:table-cell office:value-type="float" office:value="1640.55127">
                <text:p>1640.55127</text:p>
              </table:table-cell>
              <table:table-cell office:value-type="float" office:value="1680.389282">
                <text:p>1680.389282</text:p>
              </table:table-cell>
              <table:table-cell office:value-type="float" office:value="1651.867065">
                <text:p>1651.867065</text:p>
              </table:table-cell>
              <table:table-cell office:value-type="float" office:value="1683.580933">
                <text:p>1683.580933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1662.866333">
                <text:p>1662.866333</text:p>
              </table:table-cell>
              <table:table-cell office:value-type="float" office:value="1703.163818">
                <text:p>1703.163818</text:p>
              </table:table-cell>
              <table:table-cell office:value-type="float" office:value="1671.746704">
                <text:p>1671.746704</text:p>
              </table:table-cell>
              <table:table-cell office:value-type="float" office:value="1702.718872">
                <text:p>1702.718872</text:p>
              </table:table-cell>
            </table:table-row>
            <table:table-row>
              <table:table-cell office:value-type="float" office:value="229.6">
                <text:p>229.6</text:p>
              </table:table-cell>
              <table:table-cell office:value-type="float" office:value="1678.287354">
                <text:p>1678.287354</text:p>
              </table:table-cell>
              <table:table-cell office:value-type="float" office:value="1729.503052">
                <text:p>1729.503052</text:p>
              </table:table-cell>
              <table:table-cell office:value-type="float" office:value="1686.501953">
                <text:p>1686.501953</text:p>
              </table:table-cell>
              <table:table-cell office:value-type="float" office:value="1728.221191">
                <text:p>1728.221191</text:p>
              </table:table-cell>
            </table:table-row>
            <table:table-row>
              <table:table-cell office:value-type="float" office:value="229.8">
                <text:p>229.8</text:p>
              </table:table-cell>
              <table:table-cell office:value-type="float" office:value="1698.797607">
                <text:p>1698.797607</text:p>
              </table:table-cell>
              <table:table-cell office:value-type="float" office:value="1738.68689">
                <text:p>1738.68689</text:p>
              </table:table-cell>
              <table:table-cell office:value-type="float" office:value="1708.429565">
                <text:p>1708.429565</text:p>
              </table:table-cell>
              <table:table-cell office:value-type="float" office:value="1732.391479">
                <text:p>1732.39147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18.943359">
                <text:p>1718.943359</text:p>
              </table:table-cell>
              <table:table-cell office:value-type="float" office:value="1785.716309">
                <text:p>1785.716309</text:p>
              </table:table-cell>
              <table:table-cell office:value-type="float" office:value="1728.969116">
                <text:p>1728.969116</text:p>
              </table:table-cell>
              <table:table-cell office:value-type="float" office:value="1781.803345">
                <text:p>1781.803345</text:p>
              </table:table-cell>
            </table:table-row>
            <table:table-row>
              <table:table-cell office:value-type="float" office:value="230.2">
                <text:p>230.2</text:p>
              </table:table-cell>
              <table:table-cell office:value-type="float" office:value="1740.848511">
                <text:p>1740.848511</text:p>
              </table:table-cell>
              <table:table-cell office:value-type="float" office:value="1784.1427">
                <text:p>1784.1427</text:p>
              </table:table-cell>
              <table:table-cell office:value-type="float" office:value="1749.998535">
                <text:p>1749.998535</text:p>
              </table:table-cell>
              <table:table-cell office:value-type="float" office:value="1774.807129">
                <text:p>1774.807129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1748.648071">
                <text:p>1748.648071</text:p>
              </table:table-cell>
              <table:table-cell office:value-type="float" office:value="1837.980835">
                <text:p>1837.980835</text:p>
              </table:table-cell>
              <table:table-cell office:value-type="float" office:value="1757.041504">
                <text:p>1757.041504</text:p>
              </table:table-cell>
              <table:table-cell office:value-type="float" office:value="1828.545166">
                <text:p>1828.545166</text:p>
              </table:table-cell>
            </table:table-row>
            <table:table-row>
              <table:table-cell office:value-type="float" office:value="230.6">
                <text:p>230.6</text:p>
              </table:table-cell>
              <table:table-cell office:value-type="float" office:value="1738.720703">
                <text:p>1738.720703</text:p>
              </table:table-cell>
              <table:table-cell office:value-type="float" office:value="1825.991699">
                <text:p>1825.991699</text:p>
              </table:table-cell>
              <table:table-cell office:value-type="float" office:value="1744.453491">
                <text:p>1744.453491</text:p>
              </table:table-cell>
              <table:table-cell office:value-type="float" office:value="1818.706665">
                <text:p>1818.706665</text:p>
              </table:table-cell>
            </table:table-row>
            <table:table-row>
              <table:table-cell office:value-type="float" office:value="230.8">
                <text:p>230.8</text:p>
              </table:table-cell>
              <table:table-cell office:value-type="float" office:value="1733.549805">
                <text:p>1733.549805</text:p>
              </table:table-cell>
              <table:table-cell office:value-type="float" office:value="1838.065674">
                <text:p>1838.065674</text:p>
              </table:table-cell>
              <table:table-cell office:value-type="float" office:value="1731.688599">
                <text:p>1731.688599</text:p>
              </table:table-cell>
              <table:table-cell office:value-type="float" office:value="1847.29834">
                <text:p>1847.2983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728.855347">
                <text:p>1728.855347</text:p>
              </table:table-cell>
              <table:table-cell office:value-type="float" office:value="1830.764893">
                <text:p>1830.764893</text:p>
              </table:table-cell>
              <table:table-cell office:value-type="float" office:value="1740.6521">
                <text:p>1740.6521</text:p>
              </table:table-cell>
              <table:table-cell office:value-type="float" office:value="1831.669434">
                <text:p>1831.669434</text:p>
              </table:table-cell>
            </table:table-row>
            <table:table-row>
              <table:table-cell office:value-type="float" office:value="231.2">
                <text:p>231.2</text:p>
              </table:table-cell>
              <table:table-cell office:value-type="float" office:value="1735.828735">
                <text:p>1735.828735</text:p>
              </table:table-cell>
              <table:table-cell office:value-type="float" office:value="1826.043457">
                <text:p>1826.043457</text:p>
              </table:table-cell>
              <table:table-cell office:value-type="float" office:value="1751.511597">
                <text:p>1751.511597</text:p>
              </table:table-cell>
              <table:table-cell office:value-type="float" office:value="1820.160889">
                <text:p>1820.160889</text:p>
              </table:table-cell>
            </table:table-row>
            <table:table-row>
              <table:table-cell office:value-type="float" office:value="231.4">
                <text:p>231.4</text:p>
              </table:table-cell>
              <table:table-cell office:value-type="float" office:value="1730.912231">
                <text:p>1730.912231</text:p>
              </table:table-cell>
              <table:table-cell office:value-type="float" office:value="1844.449707">
                <text:p>1844.449707</text:p>
              </table:table-cell>
              <table:table-cell office:value-type="float" office:value="1744.723755">
                <text:p>1744.723755</text:p>
              </table:table-cell>
              <table:table-cell office:value-type="float" office:value="1836.962402">
                <text:p>1836.962402</text:p>
              </table:table-cell>
            </table:table-row>
            <table:table-row>
              <table:table-cell office:value-type="float" office:value="231.6">
                <text:p>231.6</text:p>
              </table:table-cell>
              <table:table-cell office:value-type="float" office:value="1732.65979">
                <text:p>1732.65979</text:p>
              </table:table-cell>
              <table:table-cell office:value-type="float" office:value="1842.660034">
                <text:p>1842.660034</text:p>
              </table:table-cell>
              <table:table-cell office:value-type="float" office:value="1743.753662">
                <text:p>1743.753662</text:p>
              </table:table-cell>
              <table:table-cell office:value-type="float" office:value="1831.893799">
                <text:p>1831.893799</text:p>
              </table:table-cell>
            </table:table-row>
            <table:table-row>
              <table:table-cell office:value-type="float" office:value="231.8">
                <text:p>231.8</text:p>
              </table:table-cell>
              <table:table-cell office:value-type="float" office:value="1742.083008">
                <text:p>1742.083008</text:p>
              </table:table-cell>
              <table:table-cell office:value-type="float" office:value="1834.147705">
                <text:p>1834.147705</text:p>
              </table:table-cell>
              <table:table-cell office:value-type="float" office:value="1748.942383">
                <text:p>1748.942383</text:p>
              </table:table-cell>
              <table:table-cell office:value-type="float" office:value="1832.848511">
                <text:p>1832.84851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738.255859">
                <text:p>1738.255859</text:p>
              </table:table-cell>
              <table:table-cell office:value-type="float" office:value="1843.963013">
                <text:p>1843.963013</text:p>
              </table:table-cell>
              <table:table-cell office:value-type="float" office:value="1752.060913">
                <text:p>1752.060913</text:p>
              </table:table-cell>
              <table:table-cell office:value-type="float" office:value="1839.263062">
                <text:p>1839.263062</text:p>
              </table:table-cell>
            </table:table-row>
            <table:table-row>
              <table:table-cell office:value-type="float" office:value="232.2">
                <text:p>232.2</text:p>
              </table:table-cell>
              <table:table-cell office:value-type="float" office:value="1736.88623">
                <text:p>1736.88623</text:p>
              </table:table-cell>
              <table:table-cell office:value-type="float" office:value="1847.383179">
                <text:p>1847.383179</text:p>
              </table:table-cell>
              <table:table-cell office:value-type="float" office:value="1747.949585">
                <text:p>1747.949585</text:p>
              </table:table-cell>
              <table:table-cell office:value-type="float" office:value="1840.831055">
                <text:p>1840.831055</text:p>
              </table:table-cell>
            </table:table-row>
            <table:table-row>
              <table:table-cell office:value-type="float" office:value="232.4">
                <text:p>232.4</text:p>
              </table:table-cell>
              <table:table-cell office:value-type="float" office:value="1740.143677">
                <text:p>1740.143677</text:p>
              </table:table-cell>
              <table:table-cell office:value-type="float" office:value="1843.973633">
                <text:p>1843.973633</text:p>
              </table:table-cell>
              <table:table-cell office:value-type="float" office:value="1752.050171">
                <text:p>1752.050171</text:p>
              </table:table-cell>
              <table:table-cell office:value-type="float" office:value="1840.394409">
                <text:p>1840.394409</text:p>
              </table:table-cell>
            </table:table-row>
            <table:table-row>
              <table:table-cell office:value-type="float" office:value="232.6">
                <text:p>232.6</text:p>
              </table:table-cell>
              <table:table-cell office:value-type="float" office:value="1742.324707">
                <text:p>1742.324707</text:p>
              </table:table-cell>
              <table:table-cell office:value-type="float" office:value="1848.574341">
                <text:p>1848.574341</text:p>
              </table:table-cell>
              <table:table-cell office:value-type="float" office:value="1757.476562">
                <text:p>1757.476562</text:p>
              </table:table-cell>
              <table:table-cell office:value-type="float" office:value="1841.557129">
                <text:p>1841.557129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1737.83728">
                <text:p>1737.83728</text:p>
              </table:table-cell>
              <table:table-cell office:value-type="float" office:value="1819.520508">
                <text:p>1819.520508</text:p>
              </table:table-cell>
              <table:table-cell office:value-type="float" office:value="1753.760376">
                <text:p>1753.760376</text:p>
              </table:table-cell>
              <table:table-cell office:value-type="float" office:value="1808.972656">
                <text:p>1808.97265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715.734375">
                <text:p>1715.734375</text:p>
              </table:table-cell>
              <table:table-cell office:value-type="float" office:value="1832.996582">
                <text:p>1832.996582</text:p>
              </table:table-cell>
              <table:table-cell office:value-type="float" office:value="1725.032593">
                <text:p>1725.032593</text:p>
              </table:table-cell>
              <table:table-cell office:value-type="float" office:value="1828.406006">
                <text:p>1828.406006</text:p>
              </table:table-cell>
            </table:table-row>
            <table:table-row>
              <table:table-cell office:value-type="float" office:value="233.2">
                <text:p>233.2</text:p>
              </table:table-cell>
              <table:table-cell office:value-type="float" office:value="1686.978271">
                <text:p>1686.978271</text:p>
              </table:table-cell>
              <table:table-cell office:value-type="float" office:value="1815.989502">
                <text:p>1815.989502</text:p>
              </table:table-cell>
              <table:table-cell office:value-type="float" office:value="1702.46228">
                <text:p>1702.46228</text:p>
              </table:table-cell>
              <table:table-cell office:value-type="float" office:value="1816.141357">
                <text:p>1816.141357</text:p>
              </table:table-cell>
            </table:table-row>
            <table:table-row>
              <table:table-cell office:value-type="float" office:value="233.4">
                <text:p>233.4</text:p>
              </table:table-cell>
              <table:table-cell office:value-type="float" office:value="1693.114868">
                <text:p>1693.114868</text:p>
              </table:table-cell>
              <table:table-cell office:value-type="float" office:value="1781.383667">
                <text:p>1781.383667</text:p>
              </table:table-cell>
              <table:table-cell office:value-type="float" office:value="1707.446167">
                <text:p>1707.446167</text:p>
              </table:table-cell>
              <table:table-cell office:value-type="float" office:value="1777.43103">
                <text:p>1777.43103</text:p>
              </table:table-cell>
            </table:table-row>
            <table:table-row>
              <table:table-cell office:value-type="float" office:value="233.6">
                <text:p>233.6</text:p>
              </table:table-cell>
              <table:table-cell office:value-type="float" office:value="1677.726685">
                <text:p>1677.726685</text:p>
              </table:table-cell>
              <table:table-cell office:value-type="float" office:value="1783.290039">
                <text:p>1783.290039</text:p>
              </table:table-cell>
              <table:table-cell office:value-type="float" office:value="1688.130737">
                <text:p>1688.130737</text:p>
              </table:table-cell>
              <table:table-cell office:value-type="float" office:value="1784.162109">
                <text:p>1784.162109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1661.145264">
                <text:p>1661.145264</text:p>
              </table:table-cell>
              <table:table-cell office:value-type="float" office:value="1769.332397">
                <text:p>1769.332397</text:p>
              </table:table-cell>
              <table:table-cell office:value-type="float" office:value="1675.17334">
                <text:p>1675.17334</text:p>
              </table:table-cell>
              <table:table-cell office:value-type="float" office:value="1764.77832">
                <text:p>1764.7783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659.006226">
                <text:p>1659.006226</text:p>
              </table:table-cell>
              <table:table-cell office:value-type="float" office:value="1746.730225">
                <text:p>1746.730225</text:p>
              </table:table-cell>
              <table:table-cell office:value-type="float" office:value="1671.488525">
                <text:p>1671.488525</text:p>
              </table:table-cell>
              <table:table-cell office:value-type="float" office:value="1746.182129">
                <text:p>1746.182129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1650.061279">
                <text:p>1650.061279</text:p>
              </table:table-cell>
              <table:table-cell office:value-type="float" office:value="1742.339233">
                <text:p>1742.339233</text:p>
              </table:table-cell>
              <table:table-cell office:value-type="float" office:value="1657.561401">
                <text:p>1657.561401</text:p>
              </table:table-cell>
              <table:table-cell office:value-type="float" office:value="1741.595215">
                <text:p>1741.595215</text:p>
              </table:table-cell>
            </table:table-row>
            <table:table-row>
              <table:table-cell office:value-type="float" office:value="234.4">
                <text:p>234.4</text:p>
              </table:table-cell>
              <table:table-cell office:value-type="float" office:value="1636.616211">
                <text:p>1636.616211</text:p>
              </table:table-cell>
              <table:table-cell office:value-type="float" office:value="1731.562744">
                <text:p>1731.562744</text:p>
              </table:table-cell>
              <table:table-cell office:value-type="float" office:value="1651.583496">
                <text:p>1651.583496</text:p>
              </table:table-cell>
              <table:table-cell office:value-type="float" office:value="1726.920898">
                <text:p>1726.920898</text:p>
              </table:table-cell>
            </table:table-row>
            <table:table-row>
              <table:table-cell office:value-type="float" office:value="234.6">
                <text:p>234.6</text:p>
              </table:table-cell>
              <table:table-cell office:value-type="float" office:value="1639.655273">
                <text:p>1639.655273</text:p>
              </table:table-cell>
              <table:table-cell office:value-type="float" office:value="1724.957275">
                <text:p>1724.957275</text:p>
              </table:table-cell>
              <table:table-cell office:value-type="float" office:value="1640.405151">
                <text:p>1640.405151</text:p>
              </table:table-cell>
              <table:table-cell office:value-type="float" office:value="1712.165894">
                <text:p>1712.165894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632.181641">
                <text:p>1632.181641</text:p>
              </table:table-cell>
              <table:table-cell office:value-type="float" office:value="1710.659668">
                <text:p>1710.659668</text:p>
              </table:table-cell>
              <table:table-cell office:value-type="float" office:value="1637.86377">
                <text:p>1637.86377</text:p>
              </table:table-cell>
              <table:table-cell office:value-type="float" office:value="1713.976807">
                <text:p>1713.97680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623.215698">
                <text:p>1623.215698</text:p>
              </table:table-cell>
              <table:table-cell office:value-type="float" office:value="1700.229614">
                <text:p>1700.229614</text:p>
              </table:table-cell>
              <table:table-cell office:value-type="float" office:value="1633.679199">
                <text:p>1633.679199</text:p>
              </table:table-cell>
              <table:table-cell office:value-type="float" office:value="1701.521362">
                <text:p>1701.521362</text:p>
              </table:table-cell>
            </table:table-row>
            <table:table-row>
              <table:table-cell office:value-type="float" office:value="235.2">
                <text:p>235.2</text:p>
              </table:table-cell>
              <table:table-cell office:value-type="float" office:value="1619.752441">
                <text:p>1619.752441</text:p>
              </table:table-cell>
              <table:table-cell office:value-type="float" office:value="1692.734985">
                <text:p>1692.734985</text:p>
              </table:table-cell>
              <table:table-cell office:value-type="float" office:value="1629.643799">
                <text:p>1629.643799</text:p>
              </table:table-cell>
              <table:table-cell office:value-type="float" office:value="1689.774658">
                <text:p>1689.774658</text:p>
              </table:table-cell>
            </table:table-row>
            <table:table-row>
              <table:table-cell office:value-type="float" office:value="235.4">
                <text:p>235.4</text:p>
              </table:table-cell>
              <table:table-cell office:value-type="float" office:value="1615.279297">
                <text:p>1615.279297</text:p>
              </table:table-cell>
              <table:table-cell office:value-type="float" office:value="1685.822632">
                <text:p>1685.822632</text:p>
              </table:table-cell>
              <table:table-cell office:value-type="float" office:value="1620.231689">
                <text:p>1620.231689</text:p>
              </table:table-cell>
              <table:table-cell office:value-type="float" office:value="1682.173218">
                <text:p>1682.173218</text:p>
              </table:table-cell>
            </table:table-row>
            <table:table-row>
              <table:table-cell office:value-type="float" office:value="235.6">
                <text:p>235.6</text:p>
              </table:table-cell>
              <table:table-cell office:value-type="float" office:value="1608.990967">
                <text:p>1608.990967</text:p>
              </table:table-cell>
              <table:table-cell office:value-type="float" office:value="1683.794678">
                <text:p>1683.794678</text:p>
              </table:table-cell>
              <table:table-cell office:value-type="float" office:value="1612.642822">
                <text:p>1612.642822</text:p>
              </table:table-cell>
              <table:table-cell office:value-type="float" office:value="1674.936646">
                <text:p>1674.936646</text:p>
              </table:table-cell>
            </table:table-row>
            <table:table-row>
              <table:table-cell office:value-type="float" office:value="235.8">
                <text:p>235.8</text:p>
              </table:table-cell>
              <table:table-cell office:value-type="float" office:value="1610.858521">
                <text:p>1610.858521</text:p>
              </table:table-cell>
              <table:table-cell office:value-type="float" office:value="1665.941406">
                <text:p>1665.941406</text:p>
              </table:table-cell>
              <table:table-cell office:value-type="float" office:value="1612.584595">
                <text:p>1612.584595</text:p>
              </table:table-cell>
              <table:table-cell office:value-type="float" office:value="1666.885498">
                <text:p>1666.88549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600.665894">
                <text:p>1600.665894</text:p>
              </table:table-cell>
              <table:table-cell office:value-type="float" office:value="1662.289551">
                <text:p>1662.289551</text:p>
              </table:table-cell>
              <table:table-cell office:value-type="float" office:value="1610.463013">
                <text:p>1610.463013</text:p>
              </table:table-cell>
              <table:table-cell office:value-type="float" office:value="1660.652344">
                <text:p>1660.652344</text:p>
              </table:table-cell>
            </table:table-row>
            <table:table-row>
              <table:table-cell office:value-type="float" office:value="236.2">
                <text:p>236.2</text:p>
              </table:table-cell>
              <table:table-cell office:value-type="float" office:value="1595.616943">
                <text:p>1595.616943</text:p>
              </table:table-cell>
              <table:table-cell office:value-type="float" office:value="1651.667603">
                <text:p>1651.667603</text:p>
              </table:table-cell>
              <table:table-cell office:value-type="float" office:value="1602.3396">
                <text:p>1602.3396</text:p>
              </table:table-cell>
              <table:table-cell office:value-type="float" office:value="1651.559937">
                <text:p>1651.559937</text:p>
              </table:table-cell>
            </table:table-row>
            <table:table-row>
              <table:table-cell office:value-type="float" office:value="236.4">
                <text:p>236.4</text:p>
              </table:table-cell>
              <table:table-cell office:value-type="float" office:value="1598.435425">
                <text:p>1598.435425</text:p>
              </table:table-cell>
              <table:table-cell office:value-type="float" office:value="1649.960693">
                <text:p>1649.960693</text:p>
              </table:table-cell>
              <table:table-cell office:value-type="float" office:value="1598.011963">
                <text:p>1598.011963</text:p>
              </table:table-cell>
              <table:table-cell office:value-type="float" office:value="1647.493652">
                <text:p>1647.493652</text:p>
              </table:table-cell>
            </table:table-row>
            <table:table-row>
              <table:table-cell office:value-type="float" office:value="236.6">
                <text:p>236.6</text:p>
              </table:table-cell>
              <table:table-cell office:value-type="float" office:value="1592.473389">
                <text:p>1592.473389</text:p>
              </table:table-cell>
              <table:table-cell office:value-type="float" office:value="1639.987915">
                <text:p>1639.987915</text:p>
              </table:table-cell>
              <table:table-cell office:value-type="float" office:value="1599.514771">
                <text:p>1599.514771</text:p>
              </table:table-cell>
              <table:table-cell office:value-type="float" office:value="1640.085083">
                <text:p>1640.085083</text:p>
              </table:table-cell>
            </table:table-row>
            <table:table-row>
              <table:table-cell office:value-type="float" office:value="236.8">
                <text:p>236.8</text:p>
              </table:table-cell>
              <table:table-cell office:value-type="float" office:value="1587.086792">
                <text:p>1587.086792</text:p>
              </table:table-cell>
              <table:table-cell office:value-type="float" office:value="1641.745972">
                <text:p>1641.745972</text:p>
              </table:table-cell>
              <table:table-cell office:value-type="float" office:value="1598.045044">
                <text:p>1598.045044</text:p>
              </table:table-cell>
              <table:table-cell office:value-type="float" office:value="1637.527832">
                <text:p>1637.52783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587.949951">
                <text:p>1587.949951</text:p>
              </table:table-cell>
              <table:table-cell office:value-type="float" office:value="1634.244141">
                <text:p>1634.244141</text:p>
              </table:table-cell>
              <table:table-cell office:value-type="float" office:value="1594.463867">
                <text:p>1594.463867</text:p>
              </table:table-cell>
              <table:table-cell office:value-type="float" office:value="1628.27832">
                <text:p>1628.27832</text:p>
              </table:table-cell>
            </table:table-row>
            <table:table-row>
              <table:table-cell office:value-type="float" office:value="237.2">
                <text:p>237.2</text:p>
              </table:table-cell>
              <table:table-cell office:value-type="float" office:value="1586.220825">
                <text:p>1586.220825</text:p>
              </table:table-cell>
              <table:table-cell office:value-type="float" office:value="1620.563843">
                <text:p>1620.563843</text:p>
              </table:table-cell>
              <table:table-cell office:value-type="float" office:value="1585.035156">
                <text:p>1585.035156</text:p>
              </table:table-cell>
              <table:table-cell office:value-type="float" office:value="1625.238159">
                <text:p>1625.238159</text:p>
              </table:table-cell>
            </table:table-row>
            <table:table-row>
              <table:table-cell office:value-type="float" office:value="237.4">
                <text:p>237.4</text:p>
              </table:table-cell>
              <table:table-cell office:value-type="float" office:value="1582.839844">
                <text:p>1582.839844</text:p>
              </table:table-cell>
              <table:table-cell office:value-type="float" office:value="1620.735962">
                <text:p>1620.735962</text:p>
              </table:table-cell>
              <table:table-cell office:value-type="float" office:value="1588.104004">
                <text:p>1588.104004</text:p>
              </table:table-cell>
              <table:table-cell office:value-type="float" office:value="1621.987183">
                <text:p>1621.987183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1580.183594">
                <text:p>1580.183594</text:p>
              </table:table-cell>
              <table:table-cell office:value-type="float" office:value="1623.15332">
                <text:p>1623.15332</text:p>
              </table:table-cell>
              <table:table-cell office:value-type="float" office:value="1583.786255">
                <text:p>1583.786255</text:p>
              </table:table-cell>
              <table:table-cell office:value-type="float" office:value="1615.201294">
                <text:p>1615.201294</text:p>
              </table:table-cell>
            </table:table-row>
            <table:table-row>
              <table:table-cell office:value-type="float" office:value="237.8">
                <text:p>237.8</text:p>
              </table:table-cell>
              <table:table-cell office:value-type="float" office:value="1581.060547">
                <text:p>1581.060547</text:p>
              </table:table-cell>
              <table:table-cell office:value-type="float" office:value="1609.689941">
                <text:p>1609.689941</text:p>
              </table:table-cell>
              <table:table-cell office:value-type="float" office:value="1579.151733">
                <text:p>1579.151733</text:p>
              </table:table-cell>
              <table:table-cell office:value-type="float" office:value="1614.214233">
                <text:p>1614.21423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572.521851">
                <text:p>1572.521851</text:p>
              </table:table-cell>
              <table:table-cell office:value-type="float" office:value="1612.898926">
                <text:p>1612.898926</text:p>
              </table:table-cell>
              <table:table-cell office:value-type="float" office:value="1578.334961">
                <text:p>1578.334961</text:p>
              </table:table-cell>
              <table:table-cell office:value-type="float" office:value="1610.581909">
                <text:p>1610.581909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575.266235">
                <text:p>1575.266235</text:p>
              </table:table-cell>
              <table:table-cell office:value-type="float" office:value="1607.07959">
                <text:p>1607.07959</text:p>
              </table:table-cell>
              <table:table-cell office:value-type="float" office:value="1577.20752">
                <text:p>1577.20752</text:p>
              </table:table-cell>
              <table:table-cell office:value-type="float" office:value="1607.031616">
                <text:p>1607.031616</text:p>
              </table:table-cell>
            </table:table-row>
            <table:table-row>
              <table:table-cell office:value-type="float" office:value="238.4">
                <text:p>238.4</text:p>
              </table:table-cell>
              <table:table-cell office:value-type="float" office:value="1578.868164">
                <text:p>1578.868164</text:p>
              </table:table-cell>
              <table:table-cell office:value-type="float" office:value="1602.680908">
                <text:p>1602.680908</text:p>
              </table:table-cell>
              <table:table-cell office:value-type="float" office:value="1581.758179">
                <text:p>1581.758179</text:p>
              </table:table-cell>
              <table:table-cell office:value-type="float" office:value="1599.831665">
                <text:p>1599.831665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1571.988281">
                <text:p>1571.988281</text:p>
              </table:table-cell>
              <table:table-cell office:value-type="float" office:value="1603.292847">
                <text:p>1603.292847</text:p>
              </table:table-cell>
              <table:table-cell office:value-type="float" office:value="1577.412231">
                <text:p>1577.412231</text:p>
              </table:table-cell>
              <table:table-cell office:value-type="float" office:value="1602.202271">
                <text:p>1602.202271</text:p>
              </table:table-cell>
            </table:table-row>
            <table:table-row>
              <table:table-cell office:value-type="float" office:value="238.8">
                <text:p>238.8</text:p>
              </table:table-cell>
              <table:table-cell office:value-type="float" office:value="1575.908813">
                <text:p>1575.908813</text:p>
              </table:table-cell>
              <table:table-cell office:value-type="float" office:value="1596.853516">
                <text:p>1596.853516</text:p>
              </table:table-cell>
              <table:table-cell office:value-type="float" office:value="1576.349365">
                <text:p>1576.349365</text:p>
              </table:table-cell>
              <table:table-cell office:value-type="float" office:value="1595.801514">
                <text:p>1595.80151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571.95813">
                <text:p>1571.95813</text:p>
              </table:table-cell>
              <table:table-cell office:value-type="float" office:value="1596.618042">
                <text:p>1596.618042</text:p>
              </table:table-cell>
              <table:table-cell office:value-type="float" office:value="1575.070557">
                <text:p>1575.070557</text:p>
              </table:table-cell>
              <table:table-cell office:value-type="float" office:value="1595.067993">
                <text:p>1595.067993</text:p>
              </table:table-cell>
            </table:table-row>
            <table:table-row>
              <table:table-cell office:value-type="float" office:value="239.2">
                <text:p>239.2</text:p>
              </table:table-cell>
              <table:table-cell office:value-type="float" office:value="1571.002563">
                <text:p>1571.002563</text:p>
              </table:table-cell>
              <table:table-cell office:value-type="float" office:value="1592.250244">
                <text:p>1592.250244</text:p>
              </table:table-cell>
              <table:table-cell office:value-type="float" office:value="1573.569092">
                <text:p>1573.569092</text:p>
              </table:table-cell>
              <table:table-cell office:value-type="float" office:value="1590.99646">
                <text:p>1590.99646</text:p>
              </table:table-cell>
            </table:table-row>
            <table:table-row>
              <table:table-cell office:value-type="float" office:value="239.4">
                <text:p>239.4</text:p>
              </table:table-cell>
              <table:table-cell office:value-type="float" office:value="1573.554321">
                <text:p>1573.554321</text:p>
              </table:table-cell>
              <table:table-cell office:value-type="float" office:value="1585.527222">
                <text:p>1585.527222</text:p>
              </table:table-cell>
              <table:table-cell office:value-type="float" office:value="1574.736084">
                <text:p>1574.736084</text:p>
              </table:table-cell>
              <table:table-cell office:value-type="float" office:value="1589.8125">
                <text:p>1589.8125</text:p>
              </table:table-cell>
            </table:table-row>
            <table:table-row>
              <table:table-cell office:value-type="float" office:value="239.6">
                <text:p>239.6</text:p>
              </table:table-cell>
              <table:table-cell office:value-type="float" office:value="1570.488037">
                <text:p>1570.488037</text:p>
              </table:table-cell>
              <table:table-cell office:value-type="float" office:value="1589.599365">
                <text:p>1589.599365</text:p>
              </table:table-cell>
              <table:table-cell office:value-type="float" office:value="1571.815674">
                <text:p>1571.815674</text:p>
              </table:table-cell>
              <table:table-cell office:value-type="float" office:value="1589.126831">
                <text:p>1589.126831</text:p>
              </table:table-cell>
            </table:table-row>
            <table:table-row>
              <table:table-cell office:value-type="float" office:value="239.8">
                <text:p>239.8</text:p>
              </table:table-cell>
              <table:table-cell office:value-type="float" office:value="1569.806885">
                <text:p>1569.806885</text:p>
              </table:table-cell>
              <table:table-cell office:value-type="float" office:value="1589.712524">
                <text:p>1589.712524</text:p>
              </table:table-cell>
              <table:table-cell office:value-type="float" office:value="1567.978516">
                <text:p>1567.978516</text:p>
              </table:table-cell>
              <table:table-cell office:value-type="float" office:value="1590.792969">
                <text:p>1590.7929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70.213257">
                <text:p>1570.213257</text:p>
              </table:table-cell>
              <table:table-cell office:value-type="float" office:value="1586.706665">
                <text:p>1586.706665</text:p>
              </table:table-cell>
              <table:table-cell office:value-type="float" office:value="1569.086548">
                <text:p>1569.086548</text:p>
              </table:table-cell>
              <table:table-cell office:value-type="float" office:value="1585.316284">
                <text:p>1585.316284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1569.20105">
                <text:p>1569.20105</text:p>
              </table:table-cell>
              <table:table-cell office:value-type="float" office:value="1587.92688">
                <text:p>1587.92688</text:p>
              </table:table-cell>
              <table:table-cell office:value-type="float" office:value="1567.225464">
                <text:p>1567.225464</text:p>
              </table:table-cell>
              <table:table-cell office:value-type="float" office:value="1587.294067">
                <text:p>1587.294067</text:p>
              </table:table-cell>
            </table:table-row>
            <table:table-row>
              <table:table-cell office:value-type="float" office:value="240.4">
                <text:p>240.4</text:p>
              </table:table-cell>
              <table:table-cell office:value-type="float" office:value="1566.179199">
                <text:p>1566.179199</text:p>
              </table:table-cell>
              <table:table-cell office:value-type="float" office:value="1584.800659">
                <text:p>1584.800659</text:p>
              </table:table-cell>
              <table:table-cell office:value-type="float" office:value="1569.904785">
                <text:p>1569.904785</text:p>
              </table:table-cell>
              <table:table-cell office:value-type="float" office:value="1582.447998">
                <text:p>1582.447998</text:p>
              </table:table-cell>
            </table:table-row>
            <table:table-row>
              <table:table-cell office:value-type="float" office:value="240.6">
                <text:p>240.6</text:p>
              </table:table-cell>
              <table:table-cell office:value-type="float" office:value="1567.192993">
                <text:p>1567.192993</text:p>
              </table:table-cell>
              <table:table-cell office:value-type="float" office:value="1582.662964">
                <text:p>1582.662964</text:p>
              </table:table-cell>
              <table:table-cell office:value-type="float" office:value="1564.236328">
                <text:p>1564.236328</text:p>
              </table:table-cell>
              <table:table-cell office:value-type="float" office:value="1582.81543">
                <text:p>1582.81543</text:p>
              </table:table-cell>
            </table:table-row>
            <table:table-row>
              <table:table-cell office:value-type="float" office:value="240.8">
                <text:p>240.8</text:p>
              </table:table-cell>
              <table:table-cell office:value-type="float" office:value="1566.507446">
                <text:p>1566.507446</text:p>
              </table:table-cell>
              <table:table-cell office:value-type="float" office:value="1577.899536">
                <text:p>1577.899536</text:p>
              </table:table-cell>
              <table:table-cell office:value-type="float" office:value="1567.874268">
                <text:p>1567.874268</text:p>
              </table:table-cell>
              <table:table-cell office:value-type="float" office:value="1581.294067">
                <text:p>1581.29406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565.836792">
                <text:p>1565.836792</text:p>
              </table:table-cell>
              <table:table-cell office:value-type="float" office:value="1580.132568">
                <text:p>1580.132568</text:p>
              </table:table-cell>
              <table:table-cell office:value-type="float" office:value="1566.094482">
                <text:p>1566.094482</text:p>
              </table:table-cell>
              <table:table-cell office:value-type="float" office:value="1577.246582">
                <text:p>1577.246582</text:p>
              </table:table-cell>
            </table:table-row>
            <table:table-row>
              <table:table-cell office:value-type="float" office:value="241.2">
                <text:p>241.2</text:p>
              </table:table-cell>
              <table:table-cell office:value-type="float" office:value="1565.994873">
                <text:p>1565.994873</text:p>
              </table:table-cell>
              <table:table-cell office:value-type="float" office:value="1577.805298">
                <text:p>1577.805298</text:p>
              </table:table-cell>
              <table:table-cell office:value-type="float" office:value="1568.560669">
                <text:p>1568.560669</text:p>
              </table:table-cell>
              <table:table-cell office:value-type="float" office:value="1576.319214">
                <text:p>1576.319214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1567.682251">
                <text:p>1567.682251</text:p>
              </table:table-cell>
              <table:table-cell office:value-type="float" office:value="1577.799194">
                <text:p>1577.799194</text:p>
              </table:table-cell>
              <table:table-cell office:value-type="float" office:value="1568.81665">
                <text:p>1568.81665</text:p>
              </table:table-cell>
              <table:table-cell office:value-type="float" office:value="1577.918457">
                <text:p>1577.918457</text:p>
              </table:table-cell>
            </table:table-row>
            <table:table-row>
              <table:table-cell office:value-type="float" office:value="241.6">
                <text:p>241.6</text:p>
              </table:table-cell>
              <table:table-cell office:value-type="float" office:value="1564.769775">
                <text:p>1564.769775</text:p>
              </table:table-cell>
              <table:table-cell office:value-type="float" office:value="1570.757568">
                <text:p>1570.757568</text:p>
              </table:table-cell>
              <table:table-cell office:value-type="float" office:value="1567.02417">
                <text:p>1567.02417</text:p>
              </table:table-cell>
              <table:table-cell office:value-type="float" office:value="1569.935425">
                <text:p>1569.935425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565.830688">
                <text:p>1565.830688</text:p>
              </table:table-cell>
              <table:table-cell office:value-type="float" office:value="1574.728882">
                <text:p>1574.728882</text:p>
              </table:table-cell>
              <table:table-cell office:value-type="float" office:value="1563.796875">
                <text:p>1563.796875</text:p>
              </table:table-cell>
              <table:table-cell office:value-type="float" office:value="1575.754395">
                <text:p>1575.7543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561.972046">
                <text:p>1561.972046</text:p>
              </table:table-cell>
              <table:table-cell office:value-type="float" office:value="1574.164307">
                <text:p>1574.164307</text:p>
              </table:table-cell>
              <table:table-cell office:value-type="float" office:value="1564.561768">
                <text:p>1564.561768</text:p>
              </table:table-cell>
              <table:table-cell office:value-type="float" office:value="1574.692017">
                <text:p>1574.692017</text:p>
              </table:table-cell>
            </table:table-row>
            <table:table-row>
              <table:table-cell office:value-type="float" office:value="242.2">
                <text:p>242.2</text:p>
              </table:table-cell>
              <table:table-cell office:value-type="float" office:value="1566.374634">
                <text:p>1566.374634</text:p>
              </table:table-cell>
              <table:table-cell office:value-type="float" office:value="1571.349121">
                <text:p>1571.349121</text:p>
              </table:table-cell>
              <table:table-cell office:value-type="float" office:value="1566.876709">
                <text:p>1566.876709</text:p>
              </table:table-cell>
              <table:table-cell office:value-type="float" office:value="1571.923584">
                <text:p>1571.923584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1563.260986">
                <text:p>1563.260986</text:p>
              </table:table-cell>
              <table:table-cell office:value-type="float" office:value="1572.332886">
                <text:p>1572.332886</text:p>
              </table:table-cell>
              <table:table-cell office:value-type="float" office:value="1564.174438">
                <text:p>1564.174438</text:p>
              </table:table-cell>
              <table:table-cell office:value-type="float" office:value="1572.833984">
                <text:p>1572.833984</text:p>
              </table:table-cell>
            </table:table-row>
            <table:table-row>
              <table:table-cell office:value-type="float" office:value="242.6">
                <text:p>242.6</text:p>
              </table:table-cell>
              <table:table-cell office:value-type="float" office:value="1566.239868">
                <text:p>1566.239868</text:p>
              </table:table-cell>
              <table:table-cell office:value-type="float" office:value="1572.843384">
                <text:p>1572.843384</text:p>
              </table:table-cell>
              <table:table-cell office:value-type="float" office:value="1563.719238">
                <text:p>1563.719238</text:p>
              </table:table-cell>
              <table:table-cell office:value-type="float" office:value="1571.660767">
                <text:p>1571.660767</text:p>
              </table:table-cell>
            </table:table-row>
            <table:table-row>
              <table:table-cell office:value-type="float" office:value="242.8">
                <text:p>242.8</text:p>
              </table:table-cell>
              <table:table-cell office:value-type="float" office:value="1567.102905">
                <text:p>1567.102905</text:p>
              </table:table-cell>
              <table:table-cell office:value-type="float" office:value="1568.182129">
                <text:p>1568.182129</text:p>
              </table:table-cell>
              <table:table-cell office:value-type="float" office:value="1563.754028">
                <text:p>1563.754028</text:p>
              </table:table-cell>
              <table:table-cell office:value-type="float" office:value="1570.94104">
                <text:p>1570.9410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564.621216">
                <text:p>1564.621216</text:p>
              </table:table-cell>
              <table:table-cell office:value-type="float" office:value="1569.713867">
                <text:p>1569.713867</text:p>
              </table:table-cell>
              <table:table-cell office:value-type="float" office:value="1564.000977">
                <text:p>1564.000977</text:p>
              </table:table-cell>
              <table:table-cell office:value-type="float" office:value="1570.433716">
                <text:p>1570.433716</text:p>
              </table:table-cell>
            </table:table-row>
            <table:table-row>
              <table:table-cell office:value-type="float" office:value="243.2">
                <text:p>243.2</text:p>
              </table:table-cell>
              <table:table-cell office:value-type="float" office:value="1564.16748">
                <text:p>1564.16748</text:p>
              </table:table-cell>
              <table:table-cell office:value-type="float" office:value="1569.594849">
                <text:p>1569.594849</text:p>
              </table:table-cell>
              <table:table-cell office:value-type="float" office:value="1566.454834">
                <text:p>1566.454834</text:p>
              </table:table-cell>
              <table:table-cell office:value-type="float" office:value="1567.091919">
                <text:p>1567.091919</text:p>
              </table:table-cell>
            </table:table-row>
            <table:table-row>
              <table:table-cell office:value-type="float" office:value="243.4">
                <text:p>243.4</text:p>
              </table:table-cell>
              <table:table-cell office:value-type="float" office:value="1561.192017">
                <text:p>1561.192017</text:p>
              </table:table-cell>
              <table:table-cell office:value-type="float" office:value="1570.633057">
                <text:p>1570.633057</text:p>
              </table:table-cell>
              <table:table-cell office:value-type="float" office:value="1564.176147">
                <text:p>1564.176147</text:p>
              </table:table-cell>
              <table:table-cell office:value-type="float" office:value="1570.143677">
                <text:p>1570.143677</text:p>
              </table:table-cell>
            </table:table-row>
            <table:table-row>
              <table:table-cell office:value-type="float" office:value="243.6">
                <text:p>243.6</text:p>
              </table:table-cell>
              <table:table-cell office:value-type="float" office:value="1591.458008">
                <text:p>1591.458008</text:p>
              </table:table-cell>
              <table:table-cell office:value-type="float" office:value="1622.526245">
                <text:p>1622.526245</text:p>
              </table:table-cell>
              <table:table-cell office:value-type="float" office:value="1517.563232">
                <text:p>1517.563232</text:p>
              </table:table-cell>
              <table:table-cell office:value-type="float" office:value="1533.781738">
                <text:p>1533.781738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1599.962036">
                <text:p>1599.962036</text:p>
              </table:table-cell>
              <table:table-cell office:value-type="float" office:value="1642.116089">
                <text:p>1642.116089</text:p>
              </table:table-cell>
              <table:table-cell office:value-type="float" office:value="1527.97998">
                <text:p>1527.97998</text:p>
              </table:table-cell>
              <table:table-cell office:value-type="float" office:value="1525.355225">
                <text:p>1525.35522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622.258301">
                <text:p>1622.258301</text:p>
              </table:table-cell>
              <table:table-cell office:value-type="float" office:value="1669.776489">
                <text:p>1669.776489</text:p>
              </table:table-cell>
              <table:table-cell office:value-type="float" office:value="1542.832153">
                <text:p>1542.832153</text:p>
              </table:table-cell>
              <table:table-cell office:value-type="float" office:value="1548.654785">
                <text:p>1548.654785</text:p>
              </table:table-cell>
            </table:table-row>
            <table:table-row>
              <table:table-cell office:value-type="float" office:value="244.2">
                <text:p>244.2</text:p>
              </table:table-cell>
              <table:table-cell office:value-type="float" office:value="1659.197388">
                <text:p>1659.197388</text:p>
              </table:table-cell>
              <table:table-cell office:value-type="float" office:value="1667.733154">
                <text:p>1667.733154</text:p>
              </table:table-cell>
              <table:table-cell office:value-type="float" office:value="1569.845825">
                <text:p>1569.845825</text:p>
              </table:table-cell>
              <table:table-cell office:value-type="float" office:value="1578.333008">
                <text:p>1578.333008</text:p>
              </table:table-cell>
            </table:table-row>
            <table:table-row>
              <table:table-cell office:value-type="float" office:value="244.4">
                <text:p>244.4</text:p>
              </table:table-cell>
              <table:table-cell office:value-type="float" office:value="1667.203247">
                <text:p>1667.203247</text:p>
              </table:table-cell>
              <table:table-cell office:value-type="float" office:value="1655.010376">
                <text:p>1655.010376</text:p>
              </table:table-cell>
              <table:table-cell office:value-type="float" office:value="1626.964966">
                <text:p>1626.964966</text:p>
              </table:table-cell>
              <table:table-cell office:value-type="float" office:value="1612.961182">
                <text:p>1612.961182</text:p>
              </table:table-cell>
            </table:table-row>
            <table:table-row>
              <table:table-cell office:value-type="float" office:value="244.6">
                <text:p>244.6</text:p>
              </table:table-cell>
              <table:table-cell office:value-type="float" office:value="1660.367432">
                <text:p>1660.367432</text:p>
              </table:table-cell>
              <table:table-cell office:value-type="float" office:value="1699.802856">
                <text:p>1699.802856</text:p>
              </table:table-cell>
              <table:table-cell office:value-type="float" office:value="1629.488159">
                <text:p>1629.488159</text:p>
              </table:table-cell>
              <table:table-cell office:value-type="float" office:value="1649.871948">
                <text:p>1649.871948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1645.473755">
                <text:p>1645.473755</text:p>
              </table:table-cell>
              <table:table-cell office:value-type="float" office:value="1700.959961">
                <text:p>1700.959961</text:p>
              </table:table-cell>
              <table:table-cell office:value-type="float" office:value="1668.142822">
                <text:p>1668.142822</text:p>
              </table:table-cell>
              <table:table-cell office:value-type="float" office:value="1704.133911">
                <text:p>1704.13391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677.0625">
                <text:p>1677.0625</text:p>
              </table:table-cell>
              <table:table-cell office:value-type="float" office:value="1700.096436">
                <text:p>1700.096436</text:p>
              </table:table-cell>
              <table:table-cell office:value-type="float" office:value="1689.592163">
                <text:p>1689.592163</text:p>
              </table:table-cell>
              <table:table-cell office:value-type="float" office:value="1716.758423">
                <text:p>1716.758423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684.000122">
                <text:p>1684.000122</text:p>
              </table:table-cell>
              <table:table-cell office:value-type="float" office:value="1762.631836">
                <text:p>1762.631836</text:p>
              </table:table-cell>
              <table:table-cell office:value-type="float" office:value="1694.886597">
                <text:p>1694.886597</text:p>
              </table:table-cell>
              <table:table-cell office:value-type="float" office:value="1774.837769">
                <text:p>1774.837769</text:p>
              </table:table-cell>
            </table:table-row>
            <table:table-row>
              <table:table-cell office:value-type="float" office:value="245.4">
                <text:p>245.4</text:p>
              </table:table-cell>
              <table:table-cell office:value-type="float" office:value="1712.042358">
                <text:p>1712.042358</text:p>
              </table:table-cell>
              <table:table-cell office:value-type="float" office:value="1769.614746">
                <text:p>1769.614746</text:p>
              </table:table-cell>
              <table:table-cell office:value-type="float" office:value="1715.843506">
                <text:p>1715.843506</text:p>
              </table:table-cell>
              <table:table-cell office:value-type="float" office:value="1778.843872">
                <text:p>1778.843872</text:p>
              </table:table-cell>
            </table:table-row>
            <table:table-row>
              <table:table-cell office:value-type="float" office:value="245.6">
                <text:p>245.6</text:p>
              </table:table-cell>
              <table:table-cell office:value-type="float" office:value="1738.657471">
                <text:p>1738.657471</text:p>
              </table:table-cell>
              <table:table-cell office:value-type="float" office:value="1773.074829">
                <text:p>1773.074829</text:p>
              </table:table-cell>
              <table:table-cell office:value-type="float" office:value="1738.205566">
                <text:p>1738.205566</text:p>
              </table:table-cell>
              <table:table-cell office:value-type="float" office:value="1785.292725">
                <text:p>1785.292725</text:p>
              </table:table-cell>
            </table:table-row>
            <table:table-row>
              <table:table-cell office:value-type="float" office:value="245.8">
                <text:p>245.8</text:p>
              </table:table-cell>
              <table:table-cell office:value-type="float" office:value="1750.047729">
                <text:p>1750.047729</text:p>
              </table:table-cell>
              <table:table-cell office:value-type="float" office:value="1816.927002">
                <text:p>1816.927002</text:p>
              </table:table-cell>
              <table:table-cell office:value-type="float" office:value="1749.564819">
                <text:p>1749.564819</text:p>
              </table:table-cell>
              <table:table-cell office:value-type="float" office:value="1830.612549">
                <text:p>1830.6125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759.182861">
                <text:p>1759.182861</text:p>
              </table:table-cell>
              <table:table-cell office:value-type="float" office:value="1808.195557">
                <text:p>1808.195557</text:p>
              </table:table-cell>
              <table:table-cell office:value-type="float" office:value="1757.174561">
                <text:p>1757.174561</text:p>
              </table:table-cell>
              <table:table-cell office:value-type="float" office:value="1821.21167">
                <text:p>1821.21167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1767.782471">
                <text:p>1767.782471</text:p>
              </table:table-cell>
              <table:table-cell office:value-type="float" office:value="1816.949097">
                <text:p>1816.949097</text:p>
              </table:table-cell>
              <table:table-cell office:value-type="float" office:value="1769.96521">
                <text:p>1769.96521</text:p>
              </table:table-cell>
              <table:table-cell office:value-type="float" office:value="1826.709717">
                <text:p>1826.709717</text:p>
              </table:table-cell>
            </table:table-row>
            <table:table-row>
              <table:table-cell office:value-type="float" office:value="246.4">
                <text:p>246.4</text:p>
              </table:table-cell>
              <table:table-cell office:value-type="float" office:value="1742.597412">
                <text:p>1742.597412</text:p>
              </table:table-cell>
              <table:table-cell office:value-type="float" office:value="1859.128906">
                <text:p>1859.128906</text:p>
              </table:table-cell>
              <table:table-cell office:value-type="float" office:value="1757.22937">
                <text:p>1757.22937</text:p>
              </table:table-cell>
              <table:table-cell office:value-type="float" office:value="1855.056519">
                <text:p>1855.056519</text:p>
              </table:table-cell>
            </table:table-row>
            <table:table-row>
              <table:table-cell office:value-type="float" office:value="246.6">
                <text:p>246.6</text:p>
              </table:table-cell>
              <table:table-cell office:value-type="float" office:value="1743.671875">
                <text:p>1743.671875</text:p>
              </table:table-cell>
              <table:table-cell office:value-type="float" office:value="1858.388184">
                <text:p>1858.388184</text:p>
              </table:table-cell>
              <table:table-cell office:value-type="float" office:value="1742.202393">
                <text:p>1742.202393</text:p>
              </table:table-cell>
              <table:table-cell office:value-type="float" office:value="1857.937744">
                <text:p>1857.937744</text:p>
              </table:table-cell>
            </table:table-row>
            <table:table-row>
              <table:table-cell office:value-type="float" office:value="246.8">
                <text:p>246.8</text:p>
              </table:table-cell>
              <table:table-cell office:value-type="float" office:value="1761.98291">
                <text:p>1761.98291</text:p>
              </table:table-cell>
              <table:table-cell office:value-type="float" office:value="1828.506836">
                <text:p>1828.506836</text:p>
              </table:table-cell>
              <table:table-cell office:value-type="float" office:value="1759.952759">
                <text:p>1759.952759</text:p>
              </table:table-cell>
              <table:table-cell office:value-type="float" office:value="1842.046387">
                <text:p>1842.04638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749.018921">
                <text:p>1749.018921</text:p>
              </table:table-cell>
              <table:table-cell office:value-type="float" office:value="1856.525757">
                <text:p>1856.525757</text:p>
              </table:table-cell>
              <table:table-cell office:value-type="float" office:value="1755.288452">
                <text:p>1755.288452</text:p>
              </table:table-cell>
              <table:table-cell office:value-type="float" office:value="1864.880615">
                <text:p>1864.880615</text:p>
              </table:table-cell>
            </table:table-row>
            <table:table-row>
              <table:table-cell office:value-type="float" office:value="247.2">
                <text:p>247.2</text:p>
              </table:table-cell>
              <table:table-cell office:value-type="float" office:value="1745.593506">
                <text:p>1745.593506</text:p>
              </table:table-cell>
              <table:table-cell office:value-type="float" office:value="1855.628052">
                <text:p>1855.628052</text:p>
              </table:table-cell>
              <table:table-cell office:value-type="float" office:value="1746.378662">
                <text:p>1746.378662</text:p>
              </table:table-cell>
              <table:table-cell office:value-type="float" office:value="1859.636719">
                <text:p>1859.636719</text:p>
              </table:table-cell>
            </table:table-row>
            <table:table-row>
              <table:table-cell office:value-type="float" office:value="247.4">
                <text:p>247.4</text:p>
              </table:table-cell>
              <table:table-cell office:value-type="float" office:value="1760.297607">
                <text:p>1760.297607</text:p>
              </table:table-cell>
              <table:table-cell office:value-type="float" office:value="1840.10437">
                <text:p>1840.10437</text:p>
              </table:table-cell>
              <table:table-cell office:value-type="float" office:value="1759.769531">
                <text:p>1759.769531</text:p>
              </table:table-cell>
              <table:table-cell office:value-type="float" office:value="1847.72522">
                <text:p>1847.72522</text:p>
              </table:table-cell>
            </table:table-row>
            <table:table-row>
              <table:table-cell office:value-type="float" office:value="247.6">
                <text:p>247.6</text:p>
              </table:table-cell>
              <table:table-cell office:value-type="float" office:value="1750.232178">
                <text:p>1750.232178</text:p>
              </table:table-cell>
              <table:table-cell office:value-type="float" office:value="1861.240967">
                <text:p>1861.240967</text:p>
              </table:table-cell>
              <table:table-cell office:value-type="float" office:value="1753.477295">
                <text:p>1753.477295</text:p>
              </table:table-cell>
              <table:table-cell office:value-type="float" office:value="1866.869141">
                <text:p>1866.869141</text:p>
              </table:table-cell>
            </table:table-row>
            <table:table-row>
              <table:table-cell office:value-type="float" office:value="247.8">
                <text:p>247.8</text:p>
              </table:table-cell>
              <table:table-cell office:value-type="float" office:value="1749.271729">
                <text:p>1749.271729</text:p>
              </table:table-cell>
              <table:table-cell office:value-type="float" office:value="1857.577393">
                <text:p>1857.577393</text:p>
              </table:table-cell>
              <table:table-cell office:value-type="float" office:value="1750.711914">
                <text:p>1750.711914</text:p>
              </table:table-cell>
              <table:table-cell office:value-type="float" office:value="1859.831665">
                <text:p>1859.83166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765.175049">
                <text:p>1765.175049</text:p>
              </table:table-cell>
              <table:table-cell office:value-type="float" office:value="1844.076294">
                <text:p>1844.076294</text:p>
              </table:table-cell>
              <table:table-cell office:value-type="float" office:value="1765.433838">
                <text:p>1765.433838</text:p>
              </table:table-cell>
              <table:table-cell office:value-type="float" office:value="1850.75769">
                <text:p>1850.75769</text:p>
              </table:table-cell>
            </table:table-row>
            <table:table-row>
              <table:table-cell office:value-type="float" office:value="248.2">
                <text:p>248.2</text:p>
              </table:table-cell>
              <table:table-cell office:value-type="float" office:value="1751.457153">
                <text:p>1751.457153</text:p>
              </table:table-cell>
              <table:table-cell office:value-type="float" office:value="1859.627319">
                <text:p>1859.627319</text:p>
              </table:table-cell>
              <table:table-cell office:value-type="float" office:value="1756.229736">
                <text:p>1756.229736</text:p>
              </table:table-cell>
              <table:table-cell office:value-type="float" office:value="1866.916382">
                <text:p>1866.916382</text:p>
              </table:table-cell>
            </table:table-row>
            <table:table-row>
              <table:table-cell office:value-type="float" office:value="248.4">
                <text:p>248.4</text:p>
              </table:table-cell>
              <table:table-cell office:value-type="float" office:value="1753.37793">
                <text:p>1753.37793</text:p>
              </table:table-cell>
              <table:table-cell office:value-type="float" office:value="1860.445068">
                <text:p>1860.445068</text:p>
              </table:table-cell>
              <table:table-cell office:value-type="float" office:value="1756.611328">
                <text:p>1756.611328</text:p>
              </table:table-cell>
              <table:table-cell office:value-type="float" office:value="1866.223877">
                <text:p>1866.223877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1762.4552">
                <text:p>1762.4552</text:p>
              </table:table-cell>
              <table:table-cell office:value-type="float" office:value="1853.727783">
                <text:p>1853.727783</text:p>
              </table:table-cell>
              <table:table-cell office:value-type="float" office:value="1762.785156">
                <text:p>1762.785156</text:p>
              </table:table-cell>
              <table:table-cell office:value-type="float" office:value="1858.996094">
                <text:p>1858.996094</text:p>
              </table:table-cell>
            </table:table-row>
            <table:table-row>
              <table:table-cell office:value-type="float" office:value="248.8">
                <text:p>248.8</text:p>
              </table:table-cell>
              <table:table-cell office:value-type="float" office:value="1751.628662">
                <text:p>1751.628662</text:p>
              </table:table-cell>
              <table:table-cell office:value-type="float" office:value="1864.768188">
                <text:p>1864.768188</text:p>
              </table:table-cell>
              <table:table-cell office:value-type="float" office:value="1755.366089">
                <text:p>1755.366089</text:p>
              </table:table-cell>
              <table:table-cell office:value-type="float" office:value="1868.919922">
                <text:p>1868.91992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761.542725">
                <text:p>1761.542725</text:p>
              </table:table-cell>
              <table:table-cell office:value-type="float" office:value="1857.326294">
                <text:p>1857.326294</text:p>
              </table:table-cell>
              <table:table-cell office:value-type="float" office:value="1762.413574">
                <text:p>1762.413574</text:p>
              </table:table-cell>
              <table:table-cell office:value-type="float" office:value="1862.71167">
                <text:p>1862.71167</text:p>
              </table:table-cell>
            </table:table-row>
            <table:table-row>
              <table:table-cell office:value-type="float" office:value="249.2">
                <text:p>249.2</text:p>
              </table:table-cell>
              <table:table-cell office:value-type="float" office:value="1768.652466">
                <text:p>1768.652466</text:p>
              </table:table-cell>
              <table:table-cell office:value-type="float" office:value="1854.510986">
                <text:p>1854.510986</text:p>
              </table:table-cell>
              <table:table-cell office:value-type="float" office:value="1766.766357">
                <text:p>1766.766357</text:p>
              </table:table-cell>
              <table:table-cell office:value-type="float" office:value="1863.240234">
                <text:p>1863.240234</text:p>
              </table:table-cell>
            </table:table-row>
            <table:table-row>
              <table:table-cell office:value-type="float" office:value="249.4">
                <text:p>249.4</text:p>
              </table:table-cell>
              <table:table-cell office:value-type="float" office:value="1758.47168">
                <text:p>1758.47168</text:p>
              </table:table-cell>
              <table:table-cell office:value-type="float" office:value="1867.417114">
                <text:p>1867.417114</text:p>
              </table:table-cell>
              <table:table-cell office:value-type="float" office:value="1759.119263">
                <text:p>1759.119263</text:p>
              </table:table-cell>
              <table:table-cell office:value-type="float" office:value="1871.857788">
                <text:p>1871.857788</text:p>
              </table:table-cell>
            </table:table-row>
            <table:table-row>
              <table:table-cell office:value-type="float" office:value="249.6">
                <text:p>249.6</text:p>
              </table:table-cell>
              <table:table-cell office:value-type="float" office:value="1766.095459">
                <text:p>1766.095459</text:p>
              </table:table-cell>
              <table:table-cell office:value-type="float" office:value="1859.639404">
                <text:p>1859.639404</text:p>
              </table:table-cell>
              <table:table-cell office:value-type="float" office:value="1763.099121">
                <text:p>1763.099121</text:p>
              </table:table-cell>
              <table:table-cell office:value-type="float" office:value="1866.396973">
                <text:p>1866.396973</text:p>
              </table:table-cell>
            </table:table-row>
            <table:table-row>
              <table:table-cell office:value-type="float" office:value="249.8">
                <text:p>249.8</text:p>
              </table:table-cell>
              <table:table-cell office:value-type="float" office:value="1769.612305">
                <text:p>1769.612305</text:p>
              </table:table-cell>
              <table:table-cell office:value-type="float" office:value="1862.399292">
                <text:p>1862.399292</text:p>
              </table:table-cell>
              <table:table-cell office:value-type="float" office:value="1771.968262">
                <text:p>1771.968262</text:p>
              </table:table-cell>
              <table:table-cell office:value-type="float" office:value="1867.43689">
                <text:p>1867.436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62.164673">
                <text:p>1762.164673</text:p>
              </table:table-cell>
              <table:table-cell office:value-type="float" office:value="1872.841675">
                <text:p>1872.841675</text:p>
              </table:table-cell>
              <table:table-cell office:value-type="float" office:value="1762.338745">
                <text:p>1762.338745</text:p>
              </table:table-cell>
              <table:table-cell office:value-type="float" office:value="1875.680298">
                <text:p>1875.680298</text:p>
              </table:table-cell>
            </table:table-row>
            <table:table-row>
              <table:table-cell office:value-type="float" office:value="250.2">
                <text:p>250.2</text:p>
              </table:table-cell>
              <table:table-cell office:value-type="float" office:value="1768.629517">
                <text:p>1768.629517</text:p>
              </table:table-cell>
              <table:table-cell office:value-type="float" office:value="1861.868774">
                <text:p>1861.868774</text:p>
              </table:table-cell>
              <table:table-cell office:value-type="float" office:value="1767.976807">
                <text:p>1767.976807</text:p>
              </table:table-cell>
              <table:table-cell office:value-type="float" office:value="1868.861328">
                <text:p>1868.861328</text:p>
              </table:table-cell>
            </table:table-row>
            <table:table-row>
              <table:table-cell office:value-type="float" office:value="250.4">
                <text:p>250.4</text:p>
              </table:table-cell>
              <table:table-cell office:value-type="float" office:value="1769.810791">
                <text:p>1769.810791</text:p>
              </table:table-cell>
              <table:table-cell office:value-type="float" office:value="1865.601562">
                <text:p>1865.601562</text:p>
              </table:table-cell>
              <table:table-cell office:value-type="float" office:value="1772.063965">
                <text:p>1772.063965</text:p>
              </table:table-cell>
              <table:table-cell office:value-type="float" office:value="1875.310547">
                <text:p>1875.310547</text:p>
              </table:table-cell>
            </table:table-row>
            <table:table-row>
              <table:table-cell office:value-type="float" office:value="250.6">
                <text:p>250.6</text:p>
              </table:table-cell>
              <table:table-cell office:value-type="float" office:value="1766.153076">
                <text:p>1766.153076</text:p>
              </table:table-cell>
              <table:table-cell office:value-type="float" office:value="1873.059204">
                <text:p>1873.059204</text:p>
              </table:table-cell>
              <table:table-cell office:value-type="float" office:value="1767.044067">
                <text:p>1767.044067</text:p>
              </table:table-cell>
              <table:table-cell office:value-type="float" office:value="1880.395752">
                <text:p>1880.395752</text:p>
              </table:table-cell>
            </table:table-row>
            <table:table-row>
              <table:table-cell office:value-type="float" office:value="250.8">
                <text:p>250.8</text:p>
              </table:table-cell>
              <table:table-cell office:value-type="float" office:value="1771.235962">
                <text:p>1771.235962</text:p>
              </table:table-cell>
              <table:table-cell office:value-type="float" office:value="1867.758179">
                <text:p>1867.758179</text:p>
              </table:table-cell>
              <table:table-cell office:value-type="float" office:value="1773.090332">
                <text:p>1773.090332</text:p>
              </table:table-cell>
              <table:table-cell office:value-type="float" office:value="1871.598999">
                <text:p>1871.598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772.457764">
                <text:p>1772.457764</text:p>
              </table:table-cell>
              <table:table-cell office:value-type="float" office:value="1869.765381">
                <text:p>1869.765381</text:p>
              </table:table-cell>
              <table:table-cell office:value-type="float" office:value="1775.520264">
                <text:p>1775.520264</text:p>
              </table:table-cell>
              <table:table-cell office:value-type="float" office:value="1876.653809">
                <text:p>1876.653809</text:p>
              </table:table-cell>
            </table:table-row>
            <table:table-row>
              <table:table-cell office:value-type="float" office:value="251.2">
                <text:p>251.2</text:p>
              </table:table-cell>
              <table:table-cell office:value-type="float" office:value="1768.336182">
                <text:p>1768.336182</text:p>
              </table:table-cell>
              <table:table-cell office:value-type="float" office:value="1872.626099">
                <text:p>1872.626099</text:p>
              </table:table-cell>
              <table:table-cell office:value-type="float" office:value="1771.01062">
                <text:p>1771.01062</text:p>
              </table:table-cell>
              <table:table-cell office:value-type="float" office:value="1876.598755">
                <text:p>1876.598755</text:p>
              </table:table-cell>
            </table:table-row>
            <table:table-row>
              <table:table-cell office:value-type="float" office:value="251.4">
                <text:p>251.4</text:p>
              </table:table-cell>
              <table:table-cell office:value-type="float" office:value="1774.861328">
                <text:p>1774.861328</text:p>
              </table:table-cell>
              <table:table-cell office:value-type="float" office:value="1866.529053">
                <text:p>1866.529053</text:p>
              </table:table-cell>
              <table:table-cell office:value-type="float" office:value="1771.101196">
                <text:p>1771.101196</text:p>
              </table:table-cell>
              <table:table-cell office:value-type="float" office:value="1875.04541">
                <text:p>1875.04541</text:p>
              </table:table-cell>
            </table:table-row>
            <table:table-row>
              <table:table-cell office:value-type="float" office:value="251.6">
                <text:p>251.6</text:p>
              </table:table-cell>
              <table:table-cell office:value-type="float" office:value="1772.248657">
                <text:p>1772.248657</text:p>
              </table:table-cell>
              <table:table-cell office:value-type="float" office:value="1871.795044">
                <text:p>1871.795044</text:p>
              </table:table-cell>
              <table:table-cell office:value-type="float" office:value="1774.115845">
                <text:p>1774.115845</text:p>
              </table:table-cell>
              <table:table-cell office:value-type="float" office:value="1880.139282">
                <text:p>1880.139282</text:p>
              </table:table-cell>
            </table:table-row>
            <table:table-row>
              <table:table-cell office:value-type="float" office:value="251.8">
                <text:p>251.8</text:p>
              </table:table-cell>
              <table:table-cell office:value-type="float" office:value="1769.074341">
                <text:p>1769.074341</text:p>
              </table:table-cell>
              <table:table-cell office:value-type="float" office:value="1875.696045">
                <text:p>1875.696045</text:p>
              </table:table-cell>
              <table:table-cell office:value-type="float" office:value="1769.812256">
                <text:p>1769.812256</text:p>
              </table:table-cell>
              <table:table-cell office:value-type="float" office:value="1882.130005">
                <text:p>1882.13000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773.043457">
                <text:p>1773.043457</text:p>
              </table:table-cell>
              <table:table-cell office:value-type="float" office:value="1869.625732">
                <text:p>1869.625732</text:p>
              </table:table-cell>
              <table:table-cell office:value-type="float" office:value="1776.657227">
                <text:p>1776.657227</text:p>
              </table:table-cell>
              <table:table-cell office:value-type="float" office:value="1874.69519">
                <text:p>1874.69519</text:p>
              </table:table-cell>
            </table:table-row>
            <table:table-row>
              <table:table-cell office:value-type="float" office:value="252.2">
                <text:p>252.2</text:p>
              </table:table-cell>
              <table:table-cell office:value-type="float" office:value="1773.587402">
                <text:p>1773.587402</text:p>
              </table:table-cell>
              <table:table-cell office:value-type="float" office:value="1872.340088">
                <text:p>1872.340088</text:p>
              </table:table-cell>
              <table:table-cell office:value-type="float" office:value="1773.848267">
                <text:p>1773.848267</text:p>
              </table:table-cell>
              <table:table-cell office:value-type="float" office:value="1883.272339">
                <text:p>1883.272339</text:p>
              </table:table-cell>
            </table:table-row>
            <table:table-row>
              <table:table-cell office:value-type="float" office:value="252.4">
                <text:p>252.4</text:p>
              </table:table-cell>
              <table:table-cell office:value-type="float" office:value="1768.805298">
                <text:p>1768.805298</text:p>
              </table:table-cell>
              <table:table-cell office:value-type="float" office:value="1877.090332">
                <text:p>1877.090332</text:p>
              </table:table-cell>
              <table:table-cell office:value-type="float" office:value="1769.821533">
                <text:p>1769.821533</text:p>
              </table:table-cell>
              <table:table-cell office:value-type="float" office:value="1883.795044">
                <text:p>1883.795044</text:p>
              </table:table-cell>
            </table:table-row>
            <table:table-row>
              <table:table-cell office:value-type="float" office:value="252.6">
                <text:p>252.6</text:p>
              </table:table-cell>
              <table:table-cell office:value-type="float" office:value="1777.419434">
                <text:p>1777.419434</text:p>
              </table:table-cell>
              <table:table-cell office:value-type="float" office:value="1873.635132">
                <text:p>1873.635132</text:p>
              </table:table-cell>
              <table:table-cell office:value-type="float" office:value="1775.472412">
                <text:p>1775.472412</text:p>
              </table:table-cell>
              <table:table-cell office:value-type="float" office:value="1880.666016">
                <text:p>1880.666016</text:p>
              </table:table-cell>
            </table:table-row>
            <table:table-row>
              <table:table-cell office:value-type="float" office:value="252.8">
                <text:p>252.8</text:p>
              </table:table-cell>
              <table:table-cell office:value-type="float" office:value="1773.068481">
                <text:p>1773.068481</text:p>
              </table:table-cell>
              <table:table-cell office:value-type="float" office:value="1877.888672">
                <text:p>1877.888672</text:p>
              </table:table-cell>
              <table:table-cell office:value-type="float" office:value="1773.818115">
                <text:p>1773.818115</text:p>
              </table:table-cell>
              <table:table-cell office:value-type="float" office:value="1885.852051">
                <text:p>1885.85205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773.794922">
                <text:p>1773.794922</text:p>
              </table:table-cell>
              <table:table-cell office:value-type="float" office:value="1877.708008">
                <text:p>1877.708008</text:p>
              </table:table-cell>
              <table:table-cell office:value-type="float" office:value="1772.839844">
                <text:p>1772.839844</text:p>
              </table:table-cell>
              <table:table-cell office:value-type="float" office:value="1886.832031">
                <text:p>1886.832031</text:p>
              </table:table-cell>
            </table:table-row>
            <table:table-row>
              <table:table-cell office:value-type="float" office:value="253.2">
                <text:p>253.2</text:p>
              </table:table-cell>
              <table:table-cell office:value-type="float" office:value="1777.590942">
                <text:p>1777.590942</text:p>
              </table:table-cell>
              <table:table-cell office:value-type="float" office:value="1874.838989">
                <text:p>1874.838989</text:p>
              </table:table-cell>
              <table:table-cell office:value-type="float" office:value="1779.237183">
                <text:p>1779.237183</text:p>
              </table:table-cell>
              <table:table-cell office:value-type="float" office:value="1880.868652">
                <text:p>1880.868652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1777.02478">
                <text:p>1777.02478</text:p>
              </table:table-cell>
              <table:table-cell office:value-type="float" office:value="1878.242432">
                <text:p>1878.242432</text:p>
              </table:table-cell>
              <table:table-cell office:value-type="float" office:value="1776.613281">
                <text:p>1776.613281</text:p>
              </table:table-cell>
              <table:table-cell office:value-type="float" office:value="1886.871216">
                <text:p>1886.871216</text:p>
              </table:table-cell>
            </table:table-row>
            <table:table-row>
              <table:table-cell office:value-type="float" office:value="253.6">
                <text:p>253.6</text:p>
              </table:table-cell>
              <table:table-cell office:value-type="float" office:value="1772.718262">
                <text:p>1772.718262</text:p>
              </table:table-cell>
              <table:table-cell office:value-type="float" office:value="1880.519409">
                <text:p>1880.519409</text:p>
              </table:table-cell>
              <table:table-cell office:value-type="float" office:value="1773.564087">
                <text:p>1773.564087</text:p>
              </table:table-cell>
              <table:table-cell office:value-type="float" office:value="1887.516846">
                <text:p>1887.516846</text:p>
              </table:table-cell>
            </table:table-row>
            <table:table-row>
              <table:table-cell office:value-type="float" office:value="253.8">
                <text:p>253.8</text:p>
              </table:table-cell>
              <table:table-cell office:value-type="float" office:value="1777.688599">
                <text:p>1777.688599</text:p>
              </table:table-cell>
              <table:table-cell office:value-type="float" office:value="1876.19458">
                <text:p>1876.19458</text:p>
              </table:table-cell>
              <table:table-cell office:value-type="float" office:value="1777.888428">
                <text:p>1777.888428</text:p>
              </table:table-cell>
              <table:table-cell office:value-type="float" office:value="1884.252197">
                <text:p>1884.25219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775.805176">
                <text:p>1775.805176</text:p>
              </table:table-cell>
              <table:table-cell office:value-type="float" office:value="1879.774902">
                <text:p>1879.774902</text:p>
              </table:table-cell>
              <table:table-cell office:value-type="float" office:value="1779.084717">
                <text:p>1779.084717</text:p>
              </table:table-cell>
              <table:table-cell office:value-type="float" office:value="1887.083496">
                <text:p>1887.083496</text:p>
              </table:table-cell>
            </table:table-row>
            <table:table-row>
              <table:table-cell office:value-type="float" office:value="254.2">
                <text:p>254.2</text:p>
              </table:table-cell>
              <table:table-cell office:value-type="float" office:value="1776.260498">
                <text:p>1776.260498</text:p>
              </table:table-cell>
              <table:table-cell office:value-type="float" office:value="1884.835449">
                <text:p>1884.835449</text:p>
              </table:table-cell>
              <table:table-cell office:value-type="float" office:value="1779.159058">
                <text:p>1779.159058</text:p>
              </table:table-cell>
              <table:table-cell office:value-type="float" office:value="1888.142822">
                <text:p>1888.142822</text:p>
              </table:table-cell>
            </table:table-row>
            <table:table-row>
              <table:table-cell office:value-type="float" office:value="254.4">
                <text:p>254.4</text:p>
              </table:table-cell>
              <table:table-cell office:value-type="float" office:value="1781.723755">
                <text:p>1781.723755</text:p>
              </table:table-cell>
              <table:table-cell office:value-type="float" office:value="1880.131226">
                <text:p>1880.131226</text:p>
              </table:table-cell>
              <table:table-cell office:value-type="float" office:value="1784.248047">
                <text:p>1784.248047</text:p>
              </table:table-cell>
              <table:table-cell office:value-type="float" office:value="1888.541504">
                <text:p>1888.541504</text:p>
              </table:table-cell>
            </table:table-row>
            <table:table-row>
              <table:table-cell office:value-type="float" office:value="254.6">
                <text:p>254.6</text:p>
              </table:table-cell>
              <table:table-cell office:value-type="float" office:value="1780.039795">
                <text:p>1780.039795</text:p>
              </table:table-cell>
              <table:table-cell office:value-type="float" office:value="1883.372925">
                <text:p>1883.372925</text:p>
              </table:table-cell>
              <table:table-cell office:value-type="float" office:value="1782.823975">
                <text:p>1782.823975</text:p>
              </table:table-cell>
              <table:table-cell office:value-type="float" office:value="1890.700928">
                <text:p>1890.700928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1781.070068">
                <text:p>1781.070068</text:p>
              </table:table-cell>
              <table:table-cell office:value-type="float" office:value="1884.569946">
                <text:p>1884.569946</text:p>
              </table:table-cell>
              <table:table-cell office:value-type="float" office:value="1779.842896">
                <text:p>1779.842896</text:p>
              </table:table-cell>
              <table:table-cell office:value-type="float" office:value="1893.699463">
                <text:p>1893.6994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783.959106">
                <text:p>1783.959106</text:p>
              </table:table-cell>
              <table:table-cell office:value-type="float" office:value="1884.662354">
                <text:p>1884.662354</text:p>
              </table:table-cell>
              <table:table-cell office:value-type="float" office:value="1782.821655">
                <text:p>1782.821655</text:p>
              </table:table-cell>
              <table:table-cell office:value-type="float" office:value="1892.465332">
                <text:p>1892.465332</text:p>
              </table:table-cell>
            </table:table-row>
            <table:table-row>
              <table:table-cell office:value-type="float" office:value="255.2">
                <text:p>255.2</text:p>
              </table:table-cell>
              <table:table-cell office:value-type="float" office:value="1780.414307">
                <text:p>1780.414307</text:p>
              </table:table-cell>
              <table:table-cell office:value-type="float" office:value="1889.990356">
                <text:p>1889.990356</text:p>
              </table:table-cell>
              <table:table-cell office:value-type="float" office:value="1782.777466">
                <text:p>1782.777466</text:p>
              </table:table-cell>
              <table:table-cell office:value-type="float" office:value="1892.965332">
                <text:p>1892.965332</text:p>
              </table:table-cell>
            </table:table-row>
            <table:table-row>
              <table:table-cell office:value-type="float" office:value="255.4">
                <text:p>255.4</text:p>
              </table:table-cell>
              <table:table-cell office:value-type="float" office:value="1782.059082">
                <text:p>1782.059082</text:p>
              </table:table-cell>
              <table:table-cell office:value-type="float" office:value="1889.395996">
                <text:p>1889.395996</text:p>
              </table:table-cell>
              <table:table-cell office:value-type="float" office:value="1783.450806">
                <text:p>1783.450806</text:p>
              </table:table-cell>
              <table:table-cell office:value-type="float" office:value="1892.789307">
                <text:p>1892.789307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1785.203979">
                <text:p>1785.203979</text:p>
              </table:table-cell>
              <table:table-cell office:value-type="float" office:value="1885.558838">
                <text:p>1885.558838</text:p>
              </table:table-cell>
              <table:table-cell office:value-type="float" office:value="1785.898438">
                <text:p>1785.898438</text:p>
              </table:table-cell>
              <table:table-cell office:value-type="float" office:value="1893.587524">
                <text:p>1893.587524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1782.297852">
                <text:p>1782.297852</text:p>
              </table:table-cell>
              <table:table-cell office:value-type="float" office:value="1891.459229">
                <text:p>1891.459229</text:p>
              </table:table-cell>
              <table:table-cell office:value-type="float" office:value="1785.125732">
                <text:p>1785.125732</text:p>
              </table:table-cell>
              <table:table-cell office:value-type="float" office:value="1896.617188">
                <text:p>1896.6171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783.533691">
                <text:p>1783.533691</text:p>
              </table:table-cell>
              <table:table-cell office:value-type="float" office:value="1890.51355">
                <text:p>1890.51355</text:p>
              </table:table-cell>
              <table:table-cell office:value-type="float" office:value="1782.780273">
                <text:p>1782.780273</text:p>
              </table:table-cell>
              <table:table-cell office:value-type="float" office:value="1894.827759">
                <text:p>1894.827759</text:p>
              </table:table-cell>
            </table:table-row>
            <table:table-row>
              <table:table-cell office:value-type="float" office:value="256.2">
                <text:p>256.2</text:p>
              </table:table-cell>
              <table:table-cell office:value-type="float" office:value="1789.790405">
                <text:p>1789.790405</text:p>
              </table:table-cell>
              <table:table-cell office:value-type="float" office:value="1886.792358">
                <text:p>1886.792358</text:p>
              </table:table-cell>
              <table:table-cell office:value-type="float" office:value="1788.020752">
                <text:p>1788.020752</text:p>
              </table:table-cell>
              <table:table-cell office:value-type="float" office:value="1894.445068">
                <text:p>1894.445068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1780.625977">
                <text:p>1780.625977</text:p>
              </table:table-cell>
              <table:table-cell office:value-type="float" office:value="1895.119873">
                <text:p>1895.119873</text:p>
              </table:table-cell>
              <table:table-cell office:value-type="float" office:value="1784.488037">
                <text:p>1784.488037</text:p>
              </table:table-cell>
              <table:table-cell office:value-type="float" office:value="1899.900635">
                <text:p>1899.900635</text:p>
              </table:table-cell>
            </table:table-row>
            <table:table-row>
              <table:table-cell office:value-type="float" office:value="256.6">
                <text:p>256.6</text:p>
              </table:table-cell>
              <table:table-cell office:value-type="float" office:value="1787.727539">
                <text:p>1787.727539</text:p>
              </table:table-cell>
              <table:table-cell office:value-type="float" office:value="1884.511353">
                <text:p>1884.511353</text:p>
              </table:table-cell>
              <table:table-cell office:value-type="float" office:value="1788.155762">
                <text:p>1788.155762</text:p>
              </table:table-cell>
              <table:table-cell office:value-type="float" office:value="1892.743164">
                <text:p>1892.743164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1787.695312">
                <text:p>1787.695312</text:p>
              </table:table-cell>
              <table:table-cell office:value-type="float" office:value="1890.742798">
                <text:p>1890.742798</text:p>
              </table:table-cell>
              <table:table-cell office:value-type="float" office:value="1789.272705">
                <text:p>1789.272705</text:p>
              </table:table-cell>
              <table:table-cell office:value-type="float" office:value="1899.501221">
                <text:p>1899.50122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782.693604">
                <text:p>1782.693604</text:p>
              </table:table-cell>
              <table:table-cell office:value-type="float" office:value="1895.420654">
                <text:p>1895.420654</text:p>
              </table:table-cell>
              <table:table-cell office:value-type="float" office:value="1784.484253">
                <text:p>1784.484253</text:p>
              </table:table-cell>
              <table:table-cell office:value-type="float" office:value="1898.75061">
                <text:p>1898.75061</text:p>
              </table:table-cell>
            </table:table-row>
            <table:table-row>
              <table:table-cell office:value-type="float" office:value="257.2">
                <text:p>257.2</text:p>
              </table:table-cell>
              <table:table-cell office:value-type="float" office:value="1788.150391">
                <text:p>1788.150391</text:p>
              </table:table-cell>
              <table:table-cell office:value-type="float" office:value="1891.210327">
                <text:p>1891.210327</text:p>
              </table:table-cell>
              <table:table-cell office:value-type="float" office:value="1787.570312">
                <text:p>1787.570312</text:p>
              </table:table-cell>
              <table:table-cell office:value-type="float" office:value="1897.449097">
                <text:p>1897.449097</text:p>
              </table:table-cell>
            </table:table-row>
            <table:table-row>
              <table:table-cell office:value-type="float" office:value="257.4">
                <text:p>257.4</text:p>
              </table:table-cell>
              <table:table-cell office:value-type="float" office:value="1785.390015">
                <text:p>1785.390015</text:p>
              </table:table-cell>
              <table:table-cell office:value-type="float" office:value="1894.240479">
                <text:p>1894.240479</text:p>
              </table:table-cell>
              <table:table-cell office:value-type="float" office:value="1788.410034">
                <text:p>1788.410034</text:p>
              </table:table-cell>
              <table:table-cell office:value-type="float" office:value="1902.808105">
                <text:p>1902.808105</text:p>
              </table:table-cell>
            </table:table-row>
            <table:table-row>
              <table:table-cell office:value-type="float" office:value="257.6">
                <text:p>257.6</text:p>
              </table:table-cell>
              <table:table-cell office:value-type="float" office:value="1786.709106">
                <text:p>1786.709106</text:p>
              </table:table-cell>
              <table:table-cell office:value-type="float" office:value="1894.916504">
                <text:p>1894.916504</text:p>
              </table:table-cell>
              <table:table-cell office:value-type="float" office:value="1788.26123">
                <text:p>1788.26123</text:p>
              </table:table-cell>
              <table:table-cell office:value-type="float" office:value="1900.197388">
                <text:p>1900.197388</text:p>
              </table:table-cell>
            </table:table-row>
            <table:table-row>
              <table:table-cell office:value-type="float" office:value="257.8">
                <text:p>257.8</text:p>
              </table:table-cell>
              <table:table-cell office:value-type="float" office:value="1787.528198">
                <text:p>1787.528198</text:p>
              </table:table-cell>
              <table:table-cell office:value-type="float" office:value="1890.981934">
                <text:p>1890.981934</text:p>
              </table:table-cell>
              <table:table-cell office:value-type="float" office:value="1789.584229">
                <text:p>1789.584229</text:p>
              </table:table-cell>
              <table:table-cell office:value-type="float" office:value="1896.828125">
                <text:p>1896.82812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790.164917">
                <text:p>1790.164917</text:p>
              </table:table-cell>
              <table:table-cell office:value-type="float" office:value="1897.09082">
                <text:p>1897.09082</text:p>
              </table:table-cell>
              <table:table-cell office:value-type="float" office:value="1789.688721">
                <text:p>1789.688721</text:p>
              </table:table-cell>
              <table:table-cell office:value-type="float" office:value="1901.235596">
                <text:p>1901.235596</text:p>
              </table:table-cell>
            </table:table-row>
            <table:table-row>
              <table:table-cell office:value-type="float" office:value="258.2">
                <text:p>258.2</text:p>
              </table:table-cell>
              <table:table-cell office:value-type="float" office:value="1786.550659">
                <text:p>1786.550659</text:p>
              </table:table-cell>
              <table:table-cell office:value-type="float" office:value="1895.59082">
                <text:p>1895.59082</text:p>
              </table:table-cell>
              <table:table-cell office:value-type="float" office:value="1787.928223">
                <text:p>1787.928223</text:p>
              </table:table-cell>
              <table:table-cell office:value-type="float" office:value="1900.968628">
                <text:p>1900.968628</text:p>
              </table:table-cell>
            </table:table-row>
            <table:table-row>
              <table:table-cell office:value-type="float" office:value="258.4">
                <text:p>258.4</text:p>
              </table:table-cell>
              <table:table-cell office:value-type="float" office:value="1791.460693">
                <text:p>1791.460693</text:p>
              </table:table-cell>
              <table:table-cell office:value-type="float" office:value="1893.963013">
                <text:p>1893.963013</text:p>
              </table:table-cell>
              <table:table-cell office:value-type="float" office:value="1794.078369">
                <text:p>1794.078369</text:p>
              </table:table-cell>
              <table:table-cell office:value-type="float" office:value="1901.500244">
                <text:p>1901.500244</text:p>
              </table:table-cell>
            </table:table-row>
            <table:table-row>
              <table:table-cell office:value-type="float" office:value="258.6">
                <text:p>258.6</text:p>
              </table:table-cell>
              <table:table-cell office:value-type="float" office:value="1788.067017">
                <text:p>1788.067017</text:p>
              </table:table-cell>
              <table:table-cell office:value-type="float" office:value="1897.427612">
                <text:p>1897.427612</text:p>
              </table:table-cell>
              <table:table-cell office:value-type="float" office:value="1791.033936">
                <text:p>1791.033936</text:p>
              </table:table-cell>
              <table:table-cell office:value-type="float" office:value="1903.936646">
                <text:p>1903.936646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1788.415649">
                <text:p>1788.415649</text:p>
              </table:table-cell>
              <table:table-cell office:value-type="float" office:value="1895.076172">
                <text:p>1895.076172</text:p>
              </table:table-cell>
              <table:table-cell office:value-type="float" office:value="1789.748779">
                <text:p>1789.748779</text:p>
              </table:table-cell>
              <table:table-cell office:value-type="float" office:value="1901.141357">
                <text:p>1901.14135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792.466919">
                <text:p>1792.466919</text:p>
              </table:table-cell>
              <table:table-cell office:value-type="float" office:value="1893.345093">
                <text:p>1893.345093</text:p>
              </table:table-cell>
              <table:table-cell office:value-type="float" office:value="1791.154175">
                <text:p>1791.154175</text:p>
              </table:table-cell>
              <table:table-cell office:value-type="float" office:value="1902.148682">
                <text:p>1902.148682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1790.405029">
                <text:p>1790.405029</text:p>
              </table:table-cell>
              <table:table-cell office:value-type="float" office:value="1900.384521">
                <text:p>1900.384521</text:p>
              </table:table-cell>
              <table:table-cell office:value-type="float" office:value="1790.775879">
                <text:p>1790.775879</text:p>
              </table:table-cell>
              <table:table-cell office:value-type="float" office:value="1905.534302">
                <text:p>1905.534302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1791.825928">
                <text:p>1791.825928</text:p>
              </table:table-cell>
              <table:table-cell office:value-type="float" office:value="1892.674316">
                <text:p>1892.674316</text:p>
              </table:table-cell>
              <table:table-cell office:value-type="float" office:value="1794.40918">
                <text:p>1794.40918</text:p>
              </table:table-cell>
              <table:table-cell office:value-type="float" office:value="1900.048096">
                <text:p>1900.048096</text:p>
              </table:table-cell>
            </table:table-row>
            <table:table-row>
              <table:table-cell office:value-type="float" office:value="259.6">
                <text:p>259.6</text:p>
              </table:table-cell>
              <table:table-cell office:value-type="float" office:value="1793.792236">
                <text:p>1793.792236</text:p>
              </table:table-cell>
              <table:table-cell office:value-type="float" office:value="1900.206665">
                <text:p>1900.206665</text:p>
              </table:table-cell>
              <table:table-cell office:value-type="float" office:value="1797.186646">
                <text:p>1797.186646</text:p>
              </table:table-cell>
              <table:table-cell office:value-type="float" office:value="1902.706787">
                <text:p>1902.706787</text:p>
              </table:table-cell>
            </table:table-row>
            <table:table-row>
              <table:table-cell office:value-type="float" office:value="259.8">
                <text:p>259.8</text:p>
              </table:table-cell>
              <table:table-cell office:value-type="float" office:value="1788.288452">
                <text:p>1788.288452</text:p>
              </table:table-cell>
              <table:table-cell office:value-type="float" office:value="1909.843506">
                <text:p>1909.843506</text:p>
              </table:table-cell>
              <table:table-cell office:value-type="float" office:value="1790.422485">
                <text:p>1790.422485</text:p>
              </table:table-cell>
              <table:table-cell office:value-type="float" office:value="1916.70813">
                <text:p>1916.708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96.098389">
                <text:p>1796.098389</text:p>
              </table:table-cell>
              <table:table-cell office:value-type="float" office:value="1895.770264">
                <text:p>1895.770264</text:p>
              </table:table-cell>
              <table:table-cell office:value-type="float" office:value="1796.05249">
                <text:p>1796.05249</text:p>
              </table:table-cell>
              <table:table-cell office:value-type="float" office:value="1904.396606">
                <text:p>1904.396606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1800.265137">
                <text:p>1800.265137</text:p>
              </table:table-cell>
              <table:table-cell office:value-type="float" office:value="1896.545166">
                <text:p>1896.545166</text:p>
              </table:table-cell>
              <table:table-cell office:value-type="float" office:value="1802.20105">
                <text:p>1802.20105</text:p>
              </table:table-cell>
              <table:table-cell office:value-type="float" office:value="1903.463257">
                <text:p>1903.463257</text:p>
              </table:table-cell>
            </table:table-row>
            <table:table-row>
              <table:table-cell office:value-type="float" office:value="260.4">
                <text:p>260.4</text:p>
              </table:table-cell>
              <table:table-cell office:value-type="float" office:value="1790.172729">
                <text:p>1790.172729</text:p>
              </table:table-cell>
              <table:table-cell office:value-type="float" office:value="1907.349365">
                <text:p>1907.349365</text:p>
              </table:table-cell>
              <table:table-cell office:value-type="float" office:value="1793.10498">
                <text:p>1793.10498</text:p>
              </table:table-cell>
              <table:table-cell office:value-type="float" office:value="1911.946533">
                <text:p>1911.946533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1799.252197">
                <text:p>1799.252197</text:p>
              </table:table-cell>
              <table:table-cell office:value-type="float" office:value="1898.499634">
                <text:p>1898.499634</text:p>
              </table:table-cell>
              <table:table-cell office:value-type="float" office:value="1796.957153">
                <text:p>1796.957153</text:p>
              </table:table-cell>
              <table:table-cell office:value-type="float" office:value="1906.43811">
                <text:p>1906.43811</text:p>
              </table:table-cell>
            </table:table-row>
            <table:table-row>
              <table:table-cell office:value-type="float" office:value="260.8">
                <text:p>260.8</text:p>
              </table:table-cell>
              <table:table-cell office:value-type="float" office:value="1798.241577">
                <text:p>1798.241577</text:p>
              </table:table-cell>
              <table:table-cell office:value-type="float" office:value="1897.429565">
                <text:p>1897.429565</text:p>
              </table:table-cell>
              <table:table-cell office:value-type="float" office:value="1799.619141">
                <text:p>1799.619141</text:p>
              </table:table-cell>
              <table:table-cell office:value-type="float" office:value="1906.551636">
                <text:p>1906.55163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791.684937">
                <text:p>1791.684937</text:p>
              </table:table-cell>
              <table:table-cell office:value-type="float" office:value="1907.652832">
                <text:p>1907.652832</text:p>
              </table:table-cell>
              <table:table-cell office:value-type="float" office:value="1793.730469">
                <text:p>1793.730469</text:p>
              </table:table-cell>
              <table:table-cell office:value-type="float" office:value="1915.061035">
                <text:p>1915.061035</text:p>
              </table:table-cell>
            </table:table-row>
            <table:table-row>
              <table:table-cell office:value-type="float" office:value="261.2">
                <text:p>261.2</text:p>
              </table:table-cell>
              <table:table-cell office:value-type="float" office:value="1798.105347">
                <text:p>1798.105347</text:p>
              </table:table-cell>
              <table:table-cell office:value-type="float" office:value="1901.672974">
                <text:p>1901.672974</text:p>
              </table:table-cell>
              <table:table-cell office:value-type="float" office:value="1795.256592">
                <text:p>1795.256592</text:p>
              </table:table-cell>
              <table:table-cell office:value-type="float" office:value="1912.378174">
                <text:p>1912.378174</text:p>
              </table:table-cell>
            </table:table-row>
            <table:table-row>
              <table:table-cell office:value-type="float" office:value="261.4">
                <text:p>261.4</text:p>
              </table:table-cell>
              <table:table-cell office:value-type="float" office:value="1801.328979">
                <text:p>1801.328979</text:p>
              </table:table-cell>
              <table:table-cell office:value-type="float" office:value="1900.955933">
                <text:p>1900.955933</text:p>
              </table:table-cell>
              <table:table-cell office:value-type="float" office:value="1798.240723">
                <text:p>1798.240723</text:p>
              </table:table-cell>
              <table:table-cell office:value-type="float" office:value="1908.10083">
                <text:p>1908.10083</text:p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1796.796753">
                <text:p>1796.796753</text:p>
              </table:table-cell>
              <table:table-cell office:value-type="float" office:value="1906.865234">
                <text:p>1906.865234</text:p>
              </table:table-cell>
              <table:table-cell office:value-type="float" office:value="1798.51416">
                <text:p>1798.51416</text:p>
              </table:table-cell>
              <table:table-cell office:value-type="float" office:value="1912.844727">
                <text:p>1912.844727</text:p>
              </table:table-cell>
            </table:table-row>
            <table:table-row>
              <table:table-cell office:value-type="float" office:value="261.8">
                <text:p>261.8</text:p>
              </table:table-cell>
              <table:table-cell office:value-type="float" office:value="1799.418945">
                <text:p>1799.418945</text:p>
              </table:table-cell>
              <table:table-cell office:value-type="float" office:value="1904.523682">
                <text:p>1904.523682</text:p>
              </table:table-cell>
              <table:table-cell office:value-type="float" office:value="1799.572998">
                <text:p>1799.572998</text:p>
              </table:table-cell>
              <table:table-cell office:value-type="float" office:value="1910.449585">
                <text:p>1910.44958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800.933716">
                <text:p>1800.933716</text:p>
              </table:table-cell>
              <table:table-cell office:value-type="float" office:value="1903.799561">
                <text:p>1903.799561</text:p>
              </table:table-cell>
              <table:table-cell office:value-type="float" office:value="1801.478149">
                <text:p>1801.478149</text:p>
              </table:table-cell>
              <table:table-cell office:value-type="float" office:value="1907.801758">
                <text:p>1907.801758</text:p>
              </table:table-cell>
            </table:table-row>
            <table:table-row>
              <table:table-cell office:value-type="float" office:value="262.2">
                <text:p>262.2</text:p>
              </table:table-cell>
              <table:table-cell office:value-type="float" office:value="1795.144409">
                <text:p>1795.144409</text:p>
              </table:table-cell>
              <table:table-cell office:value-type="float" office:value="1909.562988">
                <text:p>1909.562988</text:p>
              </table:table-cell>
              <table:table-cell office:value-type="float" office:value="1797.611206">
                <text:p>1797.611206</text:p>
              </table:table-cell>
              <table:table-cell office:value-type="float" office:value="1916.569824">
                <text:p>1916.569824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801.835449">
                <text:p>1801.835449</text:p>
              </table:table-cell>
              <table:table-cell office:value-type="float" office:value="1903.250122">
                <text:p>1903.250122</text:p>
              </table:table-cell>
              <table:table-cell office:value-type="float" office:value="1801.185059">
                <text:p>1801.185059</text:p>
              </table:table-cell>
              <table:table-cell office:value-type="float" office:value="1910.949707">
                <text:p>1910.949707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1800.354492">
                <text:p>1800.354492</text:p>
              </table:table-cell>
              <table:table-cell office:value-type="float" office:value="1904.413086">
                <text:p>1904.413086</text:p>
              </table:table-cell>
              <table:table-cell office:value-type="float" office:value="1799.758057">
                <text:p>1799.758057</text:p>
              </table:table-cell>
              <table:table-cell office:value-type="float" office:value="1912.063843">
                <text:p>1912.063843</text:p>
              </table:table-cell>
            </table:table-row>
            <table:table-row>
              <table:table-cell office:value-type="float" office:value="262.8">
                <text:p>262.8</text:p>
              </table:table-cell>
              <table:table-cell office:value-type="float" office:value="1796.199463">
                <text:p>1796.199463</text:p>
              </table:table-cell>
              <table:table-cell office:value-type="float" office:value="1912.068359">
                <text:p>1912.068359</text:p>
              </table:table-cell>
              <table:table-cell office:value-type="float" office:value="1797.206909">
                <text:p>1797.206909</text:p>
              </table:table-cell>
              <table:table-cell office:value-type="float" office:value="1916.025391">
                <text:p>1916.02539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798.387207">
                <text:p>1798.387207</text:p>
              </table:table-cell>
              <table:table-cell office:value-type="float" office:value="1904.94104">
                <text:p>1904.94104</text:p>
              </table:table-cell>
              <table:table-cell office:value-type="float" office:value="1799.113525">
                <text:p>1799.113525</text:p>
              </table:table-cell>
              <table:table-cell office:value-type="float" office:value="1911.652588">
                <text:p>1911.652588</text:p>
              </table:table-cell>
            </table:table-row>
            <table:table-row>
              <table:table-cell office:value-type="float" office:value="263.2">
                <text:p>263.2</text:p>
              </table:table-cell>
              <table:table-cell office:value-type="float" office:value="1799.794434">
                <text:p>1799.794434</text:p>
              </table:table-cell>
              <table:table-cell office:value-type="float" office:value="1901.050781">
                <text:p>1901.050781</text:p>
              </table:table-cell>
              <table:table-cell office:value-type="float" office:value="1798.117554">
                <text:p>1798.117554</text:p>
              </table:table-cell>
              <table:table-cell office:value-type="float" office:value="1912.341187">
                <text:p>1912.341187</text:p>
              </table:table-cell>
            </table:table-row>
            <table:table-row>
              <table:table-cell office:value-type="float" office:value="263.4">
                <text:p>263.4</text:p>
              </table:table-cell>
              <table:table-cell office:value-type="float" office:value="1795.362549">
                <text:p>1795.362549</text:p>
              </table:table-cell>
              <table:table-cell office:value-type="float" office:value="1910.414429">
                <text:p>1910.414429</text:p>
              </table:table-cell>
              <table:table-cell office:value-type="float" office:value="1798.342041">
                <text:p>1798.342041</text:p>
              </table:table-cell>
              <table:table-cell office:value-type="float" office:value="1916.901123">
                <text:p>1916.901123</text:p>
              </table:table-cell>
            </table:table-row>
            <table:table-row>
              <table:table-cell office:value-type="float" office:value="263.6">
                <text:p>263.6</text:p>
              </table:table-cell>
              <table:table-cell office:value-type="float" office:value="1799.670166">
                <text:p>1799.670166</text:p>
              </table:table-cell>
              <table:table-cell office:value-type="float" office:value="1904.898193">
                <text:p>1904.898193</text:p>
              </table:table-cell>
              <table:table-cell office:value-type="float" office:value="1798.55481">
                <text:p>1798.55481</text:p>
              </table:table-cell>
              <table:table-cell office:value-type="float" office:value="1911.191406">
                <text:p>1911.191406</text:p>
              </table:table-cell>
            </table:table-row>
            <table:table-row>
              <table:table-cell office:value-type="float" office:value="263.8">
                <text:p>263.8</text:p>
              </table:table-cell>
              <table:table-cell office:value-type="float" office:value="1798.960327">
                <text:p>1798.960327</text:p>
              </table:table-cell>
              <table:table-cell office:value-type="float" office:value="1902.236328">
                <text:p>1902.236328</text:p>
              </table:table-cell>
              <table:table-cell office:value-type="float" office:value="1802.282715">
                <text:p>1802.282715</text:p>
              </table:table-cell>
              <table:table-cell office:value-type="float" office:value="1912.100708">
                <text:p>1912.10070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795.179565">
                <text:p>1795.179565</text:p>
              </table:table-cell>
              <table:table-cell office:value-type="float" office:value="1909.735352">
                <text:p>1909.735352</text:p>
              </table:table-cell>
              <table:table-cell office:value-type="float" office:value="1796.908691">
                <text:p>1796.908691</text:p>
              </table:table-cell>
              <table:table-cell office:value-type="float" office:value="1916.062988">
                <text:p>1916.062988</text:p>
              </table:table-cell>
            </table:table-row>
            <table:table-row>
              <table:table-cell office:value-type="float" office:value="264.2">
                <text:p>264.2</text:p>
              </table:table-cell>
              <table:table-cell office:value-type="float" office:value="1800.510742">
                <text:p>1800.510742</text:p>
              </table:table-cell>
              <table:table-cell office:value-type="float" office:value="1906.022583">
                <text:p>1906.022583</text:p>
              </table:table-cell>
              <table:table-cell office:value-type="float" office:value="1798.973999">
                <text:p>1798.973999</text:p>
              </table:table-cell>
              <table:table-cell office:value-type="float" office:value="1912.827393">
                <text:p>1912.827393</text:p>
              </table:table-cell>
            </table:table-row>
            <table:table-row>
              <table:table-cell office:value-type="float" office:value="264.4">
                <text:p>264.4</text:p>
              </table:table-cell>
              <table:table-cell office:value-type="float" office:value="1802.694214">
                <text:p>1802.694214</text:p>
              </table:table-cell>
              <table:table-cell office:value-type="float" office:value="1902.067505">
                <text:p>1902.067505</text:p>
              </table:table-cell>
              <table:table-cell office:value-type="float" office:value="1804.406494">
                <text:p>1804.406494</text:p>
              </table:table-cell>
              <table:table-cell office:value-type="float" office:value="1910.97644">
                <text:p>1910.97644</text:p>
              </table:table-cell>
            </table:table-row>
            <table:table-row>
              <table:table-cell office:value-type="float" office:value="264.6">
                <text:p>264.6</text:p>
              </table:table-cell>
              <table:table-cell office:value-type="float" office:value="1803.078369">
                <text:p>1803.078369</text:p>
              </table:table-cell>
              <table:table-cell office:value-type="float" office:value="1910.552734">
                <text:p>1910.552734</text:p>
              </table:table-cell>
              <table:table-cell office:value-type="float" office:value="1804.062256">
                <text:p>1804.062256</text:p>
              </table:table-cell>
              <table:table-cell office:value-type="float" office:value="1916.867432">
                <text:p>1916.867432</text:p>
              </table:table-cell>
            </table:table-row>
            <table:table-row>
              <table:table-cell office:value-type="float" office:value="264.8">
                <text:p>264.8</text:p>
              </table:table-cell>
              <table:table-cell office:value-type="float" office:value="1801.208252">
                <text:p>1801.208252</text:p>
              </table:table-cell>
              <table:table-cell office:value-type="float" office:value="1911.64502">
                <text:p>1911.64502</text:p>
              </table:table-cell>
              <table:table-cell office:value-type="float" office:value="1801.118286">
                <text:p>1801.118286</text:p>
              </table:table-cell>
              <table:table-cell office:value-type="float" office:value="1917.633545">
                <text:p>1917.63354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806.472412">
                <text:p>1806.472412</text:p>
              </table:table-cell>
              <table:table-cell office:value-type="float" office:value="1904.281738">
                <text:p>1904.281738</text:p>
              </table:table-cell>
              <table:table-cell office:value-type="float" office:value="1809.007568">
                <text:p>1809.007568</text:p>
              </table:table-cell>
              <table:table-cell office:value-type="float" office:value="1911.409302">
                <text:p>1911.409302</text:p>
              </table:table-cell>
            </table:table-row>
            <table:table-row>
              <table:table-cell office:value-type="float" office:value="265.2">
                <text:p>265.2</text:p>
              </table:table-cell>
              <table:table-cell office:value-type="float" office:value="1803.55481">
                <text:p>1803.55481</text:p>
              </table:table-cell>
              <table:table-cell office:value-type="float" office:value="1915.950562">
                <text:p>1915.950562</text:p>
              </table:table-cell>
              <table:table-cell office:value-type="float" office:value="1802.424927">
                <text:p>1802.424927</text:p>
              </table:table-cell>
              <table:table-cell office:value-type="float" office:value="1923.280518">
                <text:p>1923.280518</text:p>
              </table:table-cell>
            </table:table-row>
            <table:table-row>
              <table:table-cell office:value-type="float" office:value="265.4">
                <text:p>265.4</text:p>
              </table:table-cell>
              <table:table-cell office:value-type="float" office:value="1801.360596">
                <text:p>1801.360596</text:p>
              </table:table-cell>
              <table:table-cell office:value-type="float" office:value="1915.677979">
                <text:p>1915.677979</text:p>
              </table:table-cell>
              <table:table-cell office:value-type="float" office:value="1800.671143">
                <text:p>1800.671143</text:p>
              </table:table-cell>
              <table:table-cell office:value-type="float" office:value="1919.278076">
                <text:p>1919.278076</text:p>
              </table:table-cell>
            </table:table-row>
            <table:table-row>
              <table:table-cell office:value-type="float" office:value="265.6">
                <text:p>265.6</text:p>
              </table:table-cell>
              <table:table-cell office:value-type="float" office:value="1805.484497">
                <text:p>1805.484497</text:p>
              </table:table-cell>
              <table:table-cell office:value-type="float" office:value="1906.938477">
                <text:p>1906.938477</text:p>
              </table:table-cell>
              <table:table-cell office:value-type="float" office:value="1805.416382">
                <text:p>1805.416382</text:p>
              </table:table-cell>
              <table:table-cell office:value-type="float" office:value="1915.753052">
                <text:p>1915.753052</text:p>
              </table:table-cell>
            </table:table-row>
            <table:table-row>
              <table:table-cell office:value-type="float" office:value="265.8">
                <text:p>265.8</text:p>
              </table:table-cell>
              <table:table-cell office:value-type="float" office:value="1802.291992">
                <text:p>1802.291992</text:p>
              </table:table-cell>
              <table:table-cell office:value-type="float" office:value="1915.572876">
                <text:p>1915.572876</text:p>
              </table:table-cell>
              <table:table-cell office:value-type="float" office:value="1803.435791">
                <text:p>1803.435791</text:p>
              </table:table-cell>
              <table:table-cell office:value-type="float" office:value="1922.154053">
                <text:p>1922.15405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801.730347">
                <text:p>1801.730347</text:p>
              </table:table-cell>
              <table:table-cell office:value-type="float" office:value="1916.59082">
                <text:p>1916.59082</text:p>
              </table:table-cell>
              <table:table-cell office:value-type="float" office:value="1801.858276">
                <text:p>1801.858276</text:p>
              </table:table-cell>
              <table:table-cell office:value-type="float" office:value="1923.806641">
                <text:p>1923.806641</text:p>
              </table:table-cell>
            </table:table-row>
            <table:table-row>
              <table:table-cell office:value-type="float" office:value="266.2">
                <text:p>266.2</text:p>
              </table:table-cell>
              <table:table-cell office:value-type="float" office:value="1805.361206">
                <text:p>1805.361206</text:p>
              </table:table-cell>
              <table:table-cell office:value-type="float" office:value="1907.897217">
                <text:p>1907.897217</text:p>
              </table:table-cell>
              <table:table-cell office:value-type="float" office:value="1805.827515">
                <text:p>1805.827515</text:p>
              </table:table-cell>
              <table:table-cell office:value-type="float" office:value="1916.356812">
                <text:p>1916.356812</text:p>
              </table:table-cell>
            </table:table-row>
            <table:table-row>
              <table:table-cell office:value-type="float" office:value="266.4">
                <text:p>266.4</text:p>
              </table:table-cell>
              <table:table-cell office:value-type="float" office:value="1800.137695">
                <text:p>1800.137695</text:p>
              </table:table-cell>
              <table:table-cell office:value-type="float" office:value="1913.553711">
                <text:p>1913.553711</text:p>
              </table:table-cell>
              <table:table-cell office:value-type="float" office:value="1804.450195">
                <text:p>1804.450195</text:p>
              </table:table-cell>
              <table:table-cell office:value-type="float" office:value="1922.010864">
                <text:p>1922.010864</text:p>
              </table:table-cell>
            </table:table-row>
            <table:table-row>
              <table:table-cell office:value-type="float" office:value="266.6">
                <text:p>266.6</text:p>
              </table:table-cell>
              <table:table-cell office:value-type="float" office:value="1796.677002">
                <text:p>1796.677002</text:p>
              </table:table-cell>
              <table:table-cell office:value-type="float" office:value="1919.425903">
                <text:p>1919.425903</text:p>
              </table:table-cell>
              <table:table-cell office:value-type="float" office:value="1805.055176">
                <text:p>1805.055176</text:p>
              </table:table-cell>
              <table:table-cell office:value-type="float" office:value="1921.127808">
                <text:p>1921.127808</text:p>
              </table:table-cell>
            </table:table-row>
            <table:table-row>
              <table:table-cell office:value-type="float" office:value="266.8">
                <text:p>266.8</text:p>
              </table:table-cell>
              <table:table-cell office:value-type="float" office:value="1805.087402">
                <text:p>1805.087402</text:p>
              </table:table-cell>
              <table:table-cell office:value-type="float" office:value="1910.207764">
                <text:p>1910.207764</text:p>
              </table:table-cell>
              <table:table-cell office:value-type="float" office:value="1806.378662">
                <text:p>1806.378662</text:p>
              </table:table-cell>
              <table:table-cell office:value-type="float" office:value="1917.644531">
                <text:p>1917.64453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804.093384">
                <text:p>1804.093384</text:p>
              </table:table-cell>
              <table:table-cell office:value-type="float" office:value="1914.034912">
                <text:p>1914.034912</text:p>
              </table:table-cell>
              <table:table-cell office:value-type="float" office:value="1804.080444">
                <text:p>1804.080444</text:p>
              </table:table-cell>
              <table:table-cell office:value-type="float" office:value="1922.039429">
                <text:p>1922.039429</text:p>
              </table:table-cell>
            </table:table-row>
            <table:table-row>
              <table:table-cell office:value-type="float" office:value="267.2">
                <text:p>267.2</text:p>
              </table:table-cell>
              <table:table-cell office:value-type="float" office:value="1805.885742">
                <text:p>1805.885742</text:p>
              </table:table-cell>
              <table:table-cell office:value-type="float" office:value="1912.616089">
                <text:p>1912.616089</text:p>
              </table:table-cell>
              <table:table-cell office:value-type="float" office:value="1802.949707">
                <text:p>1802.949707</text:p>
              </table:table-cell>
              <table:table-cell office:value-type="float" office:value="1920.012451">
                <text:p>1920.012451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1805.764526">
                <text:p>1805.764526</text:p>
              </table:table-cell>
              <table:table-cell office:value-type="float" office:value="1908.036499">
                <text:p>1908.036499</text:p>
              </table:table-cell>
              <table:table-cell office:value-type="float" office:value="1807.431885">
                <text:p>1807.431885</text:p>
              </table:table-cell>
              <table:table-cell office:value-type="float" office:value="1916.327393">
                <text:p>1916.327393</text:p>
              </table:table-cell>
            </table:table-row>
            <table:table-row>
              <table:table-cell office:value-type="float" office:value="267.6">
                <text:p>267.6</text:p>
              </table:table-cell>
              <table:table-cell office:value-type="float" office:value="1801.921509">
                <text:p>1801.921509</text:p>
              </table:table-cell>
              <table:table-cell office:value-type="float" office:value="1913.337402">
                <text:p>1913.337402</text:p>
              </table:table-cell>
              <table:table-cell office:value-type="float" office:value="1805.874634">
                <text:p>1805.874634</text:p>
              </table:table-cell>
              <table:table-cell office:value-type="float" office:value="1918.968506">
                <text:p>1918.968506</text:p>
              </table:table-cell>
            </table:table-row>
            <table:table-row>
              <table:table-cell office:value-type="float" office:value="267.8">
                <text:p>267.8</text:p>
              </table:table-cell>
              <table:table-cell office:value-type="float" office:value="1805.222534">
                <text:p>1805.222534</text:p>
              </table:table-cell>
              <table:table-cell office:value-type="float" office:value="1914.663574">
                <text:p>1914.663574</text:p>
              </table:table-cell>
              <table:table-cell office:value-type="float" office:value="1806.403564">
                <text:p>1806.403564</text:p>
              </table:table-cell>
              <table:table-cell office:value-type="float" office:value="1918.524048">
                <text:p>1918.5240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802.963135">
                <text:p>1802.963135</text:p>
              </table:table-cell>
              <table:table-cell office:value-type="float" office:value="1908.850586">
                <text:p>1908.850586</text:p>
              </table:table-cell>
              <table:table-cell office:value-type="float" office:value="1805.36499">
                <text:p>1805.36499</text:p>
              </table:table-cell>
              <table:table-cell office:value-type="float" office:value="1918.772461">
                <text:p>1918.772461</text:p>
              </table:table-cell>
            </table:table-row>
            <table:table-row>
              <table:table-cell office:value-type="float" office:value="268.2">
                <text:p>268.2</text:p>
              </table:table-cell>
              <table:table-cell office:value-type="float" office:value="1802.989746">
                <text:p>1802.989746</text:p>
              </table:table-cell>
              <table:table-cell office:value-type="float" office:value="1910.711548">
                <text:p>1910.711548</text:p>
              </table:table-cell>
              <table:table-cell office:value-type="float" office:value="1803.707153">
                <text:p>1803.707153</text:p>
              </table:table-cell>
              <table:table-cell office:value-type="float" office:value="1917.513184">
                <text:p>1917.513184</text:p>
              </table:table-cell>
            </table:table-row>
            <table:table-row>
              <table:table-cell office:value-type="float" office:value="268.4">
                <text:p>268.4</text:p>
              </table:table-cell>
              <table:table-cell office:value-type="float" office:value="1803.946533">
                <text:p>1803.946533</text:p>
              </table:table-cell>
              <table:table-cell office:value-type="float" office:value="1914.90625">
                <text:p>1914.90625</text:p>
              </table:table-cell>
              <table:table-cell office:value-type="float" office:value="1802.727295">
                <text:p>1802.727295</text:p>
              </table:table-cell>
              <table:table-cell office:value-type="float" office:value="1922.947632">
                <text:p>1922.947632</text:p>
              </table:table-cell>
            </table:table-row>
            <table:table-row>
              <table:table-cell office:value-type="float" office:value="268.6">
                <text:p>268.6</text:p>
              </table:table-cell>
              <table:table-cell office:value-type="float" office:value="1798.207275">
                <text:p>1798.207275</text:p>
              </table:table-cell>
              <table:table-cell office:value-type="float" office:value="1911.227295">
                <text:p>1911.227295</text:p>
              </table:table-cell>
              <table:table-cell office:value-type="float" office:value="1802.973877">
                <text:p>1802.973877</text:p>
              </table:table-cell>
              <table:table-cell office:value-type="float" office:value="1915.923218">
                <text:p>1915.923218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1806.631958">
                <text:p>1806.631958</text:p>
              </table:table-cell>
              <table:table-cell office:value-type="float" office:value="1908.360474">
                <text:p>1908.360474</text:p>
              </table:table-cell>
              <table:table-cell office:value-type="float" office:value="1807.981079">
                <text:p>1807.981079</text:p>
              </table:table-cell>
              <table:table-cell office:value-type="float" office:value="1912.763672">
                <text:p>1912.76367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798.981567">
                <text:p>1798.981567</text:p>
              </table:table-cell>
              <table:table-cell office:value-type="float" office:value="1915.268921">
                <text:p>1915.268921</text:p>
              </table:table-cell>
              <table:table-cell office:value-type="float" office:value="1803.162476">
                <text:p>1803.162476</text:p>
              </table:table-cell>
              <table:table-cell office:value-type="float" office:value="1923.707886">
                <text:p>1923.707886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801.538696">
                <text:p>1801.538696</text:p>
              </table:table-cell>
              <table:table-cell office:value-type="float" office:value="1913.997314">
                <text:p>1913.997314</text:p>
              </table:table-cell>
              <table:table-cell office:value-type="float" office:value="1800.238525">
                <text:p>1800.238525</text:p>
              </table:table-cell>
              <table:table-cell office:value-type="float" office:value="1920.474121">
                <text:p>1920.474121</text:p>
              </table:table-cell>
            </table:table-row>
            <table:table-row>
              <table:table-cell office:value-type="float" office:value="269.4">
                <text:p>269.4</text:p>
              </table:table-cell>
              <table:table-cell office:value-type="float" office:value="1806.351318">
                <text:p>1806.351318</text:p>
              </table:table-cell>
              <table:table-cell office:value-type="float" office:value="1909.778198">
                <text:p>1909.778198</text:p>
              </table:table-cell>
              <table:table-cell office:value-type="float" office:value="1809.08313">
                <text:p>1809.08313</text:p>
              </table:table-cell>
              <table:table-cell office:value-type="float" office:value="1914.770752">
                <text:p>1914.770752</text:p>
              </table:table-cell>
            </table:table-row>
            <table:table-row>
              <table:table-cell office:value-type="float" office:value="269.6">
                <text:p>269.6</text:p>
              </table:table-cell>
              <table:table-cell office:value-type="float" office:value="1804.939331">
                <text:p>1804.939331</text:p>
              </table:table-cell>
              <table:table-cell office:value-type="float" office:value="1919.21228">
                <text:p>1919.21228</text:p>
              </table:table-cell>
              <table:table-cell office:value-type="float" office:value="1802.695679">
                <text:p>1802.695679</text:p>
              </table:table-cell>
              <table:table-cell office:value-type="float" office:value="1926.529907">
                <text:p>1926.529907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1806.639038">
                <text:p>1806.639038</text:p>
              </table:table-cell>
              <table:table-cell office:value-type="float" office:value="1910.31958">
                <text:p>1910.31958</text:p>
              </table:table-cell>
              <table:table-cell office:value-type="float" office:value="1805.436279">
                <text:p>1805.436279</text:p>
              </table:table-cell>
              <table:table-cell office:value-type="float" office:value="1919.324951">
                <text:p>1919.32495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10.893311">
                <text:p>1810.893311</text:p>
              </table:table-cell>
              <table:table-cell office:value-type="float" office:value="1909.865601">
                <text:p>1909.865601</text:p>
              </table:table-cell>
              <table:table-cell office:value-type="float" office:value="1810.093018">
                <text:p>1810.093018</text:p>
              </table:table-cell>
              <table:table-cell office:value-type="float" office:value="1919.091187">
                <text:p>1919.091187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1804.919434">
                <text:p>1804.919434</text:p>
              </table:table-cell>
              <table:table-cell office:value-type="float" office:value="1922.037598">
                <text:p>1922.037598</text:p>
              </table:table-cell>
              <table:table-cell office:value-type="float" office:value="1807.115723">
                <text:p>1807.115723</text:p>
              </table:table-cell>
              <table:table-cell office:value-type="float" office:value="1928.998535">
                <text:p>1928.998535</text:p>
              </table:table-cell>
            </table:table-row>
            <table:table-row>
              <table:table-cell office:value-type="float" office:value="270.4">
                <text:p>270.4</text:p>
              </table:table-cell>
              <table:table-cell office:value-type="float" office:value="1807.310547">
                <text:p>1807.310547</text:p>
              </table:table-cell>
              <table:table-cell office:value-type="float" office:value="1916.59729">
                <text:p>1916.59729</text:p>
              </table:table-cell>
              <table:table-cell office:value-type="float" office:value="1808.001343">
                <text:p>1808.001343</text:p>
              </table:table-cell>
              <table:table-cell office:value-type="float" office:value="1921.927002">
                <text:p>1921.927002</text:p>
              </table:table-cell>
            </table:table-row>
            <table:table-row>
              <table:table-cell office:value-type="float" office:value="270.6">
                <text:p>270.6</text:p>
              </table:table-cell>
              <table:table-cell office:value-type="float" office:value="1813.837891">
                <text:p>1813.837891</text:p>
              </table:table-cell>
              <table:table-cell office:value-type="float" office:value="1909.878296">
                <text:p>1909.878296</text:p>
              </table:table-cell>
              <table:table-cell office:value-type="float" office:value="1813.566895">
                <text:p>1813.566895</text:p>
              </table:table-cell>
              <table:table-cell office:value-type="float" office:value="1914.053101">
                <text:p>1914.053101</text:p>
              </table:table-cell>
            </table:table-row>
            <table:table-row>
              <table:table-cell office:value-type="float" office:value="270.8">
                <text:p>270.8</text:p>
              </table:table-cell>
              <table:table-cell office:value-type="float" office:value="1804.430908">
                <text:p>1804.430908</text:p>
              </table:table-cell>
              <table:table-cell office:value-type="float" office:value="1925.981445">
                <text:p>1925.981445</text:p>
              </table:table-cell>
              <table:table-cell office:value-type="float" office:value="1804.974854">
                <text:p>1804.974854</text:p>
              </table:table-cell>
              <table:table-cell office:value-type="float" office:value="1931.987671">
                <text:p>1931.98767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807.517456">
                <text:p>1807.517456</text:p>
              </table:table-cell>
              <table:table-cell office:value-type="float" office:value="1918.136963">
                <text:p>1918.136963</text:p>
              </table:table-cell>
              <table:table-cell office:value-type="float" office:value="1808.688232">
                <text:p>1808.688232</text:p>
              </table:table-cell>
              <table:table-cell office:value-type="float" office:value="1922.709229">
                <text:p>1922.709229</text:p>
              </table:table-cell>
            </table:table-row>
            <table:table-row>
              <table:table-cell office:value-type="float" office:value="271.2">
                <text:p>271.2</text:p>
              </table:table-cell>
              <table:table-cell office:value-type="float" office:value="1813.550903">
                <text:p>1813.550903</text:p>
              </table:table-cell>
              <table:table-cell office:value-type="float" office:value="1912.824707">
                <text:p>1912.824707</text:p>
              </table:table-cell>
              <table:table-cell office:value-type="float" office:value="1810.545044">
                <text:p>1810.545044</text:p>
              </table:table-cell>
              <table:table-cell office:value-type="float" office:value="1923.266846">
                <text:p>1923.266846</text:p>
              </table:table-cell>
            </table:table-row>
            <table:table-row>
              <table:table-cell office:value-type="float" office:value="271.4">
                <text:p>271.4</text:p>
              </table:table-cell>
              <table:table-cell office:value-type="float" office:value="1801.53186">
                <text:p>1801.53186</text:p>
              </table:table-cell>
              <table:table-cell office:value-type="float" office:value="1929.68103">
                <text:p>1929.68103</text:p>
              </table:table-cell>
              <table:table-cell office:value-type="float" office:value="1805.056763">
                <text:p>1805.056763</text:p>
              </table:table-cell>
              <table:table-cell office:value-type="float" office:value="1934.442017">
                <text:p>1934.442017</text:p>
              </table:table-cell>
            </table:table-row>
            <table:table-row>
              <table:table-cell office:value-type="float" office:value="271.6">
                <text:p>271.6</text:p>
              </table:table-cell>
              <table:table-cell office:value-type="float" office:value="1810.214722">
                <text:p>1810.214722</text:p>
              </table:table-cell>
              <table:table-cell office:value-type="float" office:value="1915.062256">
                <text:p>1915.062256</text:p>
              </table:table-cell>
              <table:table-cell office:value-type="float" office:value="1808.690796">
                <text:p>1808.690796</text:p>
              </table:table-cell>
              <table:table-cell office:value-type="float" office:value="1922.694336">
                <text:p>1922.694336</text:p>
              </table:table-cell>
            </table:table-row>
            <table:table-row>
              <table:table-cell office:value-type="float" office:value="271.8">
                <text:p>271.8</text:p>
              </table:table-cell>
              <table:table-cell office:value-type="float" office:value="1814.811279">
                <text:p>1814.811279</text:p>
              </table:table-cell>
              <table:table-cell office:value-type="float" office:value="1913.522583">
                <text:p>1913.522583</text:p>
              </table:table-cell>
              <table:table-cell office:value-type="float" office:value="1811.755005">
                <text:p>1811.755005</text:p>
              </table:table-cell>
              <table:table-cell office:value-type="float" office:value="1925.075195">
                <text:p>1925.07519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800.93457">
                <text:p>1800.93457</text:p>
              </table:table-cell>
              <table:table-cell office:value-type="float" office:value="1928.080322">
                <text:p>1928.080322</text:p>
              </table:table-cell>
              <table:table-cell office:value-type="float" office:value="1803.087646">
                <text:p>1803.087646</text:p>
              </table:table-cell>
              <table:table-cell office:value-type="float" office:value="1934.735474">
                <text:p>1934.735474</text:p>
              </table:table-cell>
            </table:table-row>
            <table:table-row>
              <table:table-cell office:value-type="float" office:value="272.2">
                <text:p>272.2</text:p>
              </table:table-cell>
              <table:table-cell office:value-type="float" office:value="1810.964722">
                <text:p>1810.964722</text:p>
              </table:table-cell>
              <table:table-cell office:value-type="float" office:value="1914.404175">
                <text:p>1914.404175</text:p>
              </table:table-cell>
              <table:table-cell office:value-type="float" office:value="1807.71582">
                <text:p>1807.71582</text:p>
              </table:table-cell>
              <table:table-cell office:value-type="float" office:value="1923.543335">
                <text:p>1923.543335</text:p>
              </table:table-cell>
            </table:table-row>
            <table:table-row>
              <table:table-cell office:value-type="float" office:value="272.4">
                <text:p>272.4</text:p>
              </table:table-cell>
              <table:table-cell office:value-type="float" office:value="1812.170044">
                <text:p>1812.170044</text:p>
              </table:table-cell>
              <table:table-cell office:value-type="float" office:value="1914.526978">
                <text:p>1914.526978</text:p>
              </table:table-cell>
              <table:table-cell office:value-type="float" office:value="1812.873291">
                <text:p>1812.873291</text:p>
              </table:table-cell>
              <table:table-cell office:value-type="float" office:value="1923.168579">
                <text:p>1923.168579</text:p>
              </table:table-cell>
            </table:table-row>
            <table:table-row>
              <table:table-cell office:value-type="float" office:value="272.6">
                <text:p>272.6</text:p>
              </table:table-cell>
              <table:table-cell office:value-type="float" office:value="1803.868164">
                <text:p>1803.868164</text:p>
              </table:table-cell>
              <table:table-cell office:value-type="float" office:value="1928.286865">
                <text:p>1928.286865</text:p>
              </table:table-cell>
              <table:table-cell office:value-type="float" office:value="1806.321411">
                <text:p>1806.321411</text:p>
              </table:table-cell>
              <table:table-cell office:value-type="float" office:value="1932.23999">
                <text:p>1932.23999</text:p>
              </table:table-cell>
            </table:table-row>
            <table:table-row>
              <table:table-cell office:value-type="float" office:value="272.8">
                <text:p>272.8</text:p>
              </table:table-cell>
              <table:table-cell office:value-type="float" office:value="1804.525635">
                <text:p>1804.525635</text:p>
              </table:table-cell>
              <table:table-cell office:value-type="float" office:value="1919.853027">
                <text:p>1919.853027</text:p>
              </table:table-cell>
              <table:table-cell office:value-type="float" office:value="1807.592285">
                <text:p>1807.592285</text:p>
              </table:table-cell>
              <table:table-cell office:value-type="float" office:value="1926.184204">
                <text:p>1926.18420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16.986816">
                <text:p>1816.986816</text:p>
              </table:table-cell>
              <table:table-cell office:value-type="float" office:value="1913.687988">
                <text:p>1913.687988</text:p>
              </table:table-cell>
              <table:table-cell office:value-type="float" office:value="1815.682617">
                <text:p>1815.682617</text:p>
              </table:table-cell>
              <table:table-cell office:value-type="float" office:value="1921.366211">
                <text:p>1921.366211</text:p>
              </table:table-cell>
            </table:table-row>
            <table:table-row>
              <table:table-cell office:value-type="float" office:value="273.2">
                <text:p>273.2</text:p>
              </table:table-cell>
              <table:table-cell office:value-type="float" office:value="1804.452271">
                <text:p>1804.452271</text:p>
              </table:table-cell>
              <table:table-cell office:value-type="float" office:value="1929.23999">
                <text:p>1929.23999</text:p>
              </table:table-cell>
              <table:table-cell office:value-type="float" office:value="1810.738281">
                <text:p>1810.738281</text:p>
              </table:table-cell>
              <table:table-cell office:value-type="float" office:value="1935.200684">
                <text:p>1935.200684</text:p>
              </table:table-cell>
            </table:table-row>
            <table:table-row>
              <table:table-cell office:value-type="float" office:value="273.4">
                <text:p>273.4</text:p>
              </table:table-cell>
              <table:table-cell office:value-type="float" office:value="1807.434204">
                <text:p>1807.434204</text:p>
              </table:table-cell>
              <table:table-cell office:value-type="float" office:value="1918.214355">
                <text:p>1918.214355</text:p>
              </table:table-cell>
              <table:table-cell office:value-type="float" office:value="1809.813721">
                <text:p>1809.813721</text:p>
              </table:table-cell>
              <table:table-cell office:value-type="float" office:value="1925.737793">
                <text:p>1925.737793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1815.216309">
                <text:p>1815.216309</text:p>
              </table:table-cell>
              <table:table-cell office:value-type="float" office:value="1912.652344">
                <text:p>1912.652344</text:p>
              </table:table-cell>
              <table:table-cell office:value-type="float" office:value="1817.151123">
                <text:p>1817.151123</text:p>
              </table:table-cell>
              <table:table-cell office:value-type="float" office:value="1918.385864">
                <text:p>1918.385864</text:p>
              </table:table-cell>
            </table:table-row>
            <table:table-row>
              <table:table-cell office:value-type="float" office:value="273.8">
                <text:p>273.8</text:p>
              </table:table-cell>
              <table:table-cell office:value-type="float" office:value="1803.638672">
                <text:p>1803.638672</text:p>
              </table:table-cell>
              <table:table-cell office:value-type="float" office:value="1928.677734">
                <text:p>1928.677734</text:p>
              </table:table-cell>
              <table:table-cell office:value-type="float" office:value="1807.52002">
                <text:p>1807.52002</text:p>
              </table:table-cell>
              <table:table-cell office:value-type="float" office:value="1934.210693">
                <text:p>1934.21069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808.550293">
                <text:p>1808.550293</text:p>
              </table:table-cell>
              <table:table-cell office:value-type="float" office:value="1918.984497">
                <text:p>1918.984497</text:p>
              </table:table-cell>
              <table:table-cell office:value-type="float" office:value="1808.497925">
                <text:p>1808.497925</text:p>
              </table:table-cell>
              <table:table-cell office:value-type="float" office:value="1925.319092">
                <text:p>1925.319092</text:p>
              </table:table-cell>
            </table:table-row>
            <table:table-row>
              <table:table-cell office:value-type="float" office:value="274.2">
                <text:p>274.2</text:p>
              </table:table-cell>
              <table:table-cell office:value-type="float" office:value="1814.020508">
                <text:p>1814.020508</text:p>
              </table:table-cell>
              <table:table-cell office:value-type="float" office:value="1912.893555">
                <text:p>1912.893555</text:p>
              </table:table-cell>
              <table:table-cell office:value-type="float" office:value="1814.567261">
                <text:p>1814.567261</text:p>
              </table:table-cell>
              <table:table-cell office:value-type="float" office:value="1921.667969">
                <text:p>1921.667969</text:p>
              </table:table-cell>
            </table:table-row>
            <table:table-row>
              <table:table-cell office:value-type="float" office:value="274.4">
                <text:p>274.4</text:p>
              </table:table-cell>
              <table:table-cell office:value-type="float" office:value="1804.686401">
                <text:p>1804.686401</text:p>
              </table:table-cell>
              <table:table-cell office:value-type="float" office:value="1930.51123">
                <text:p>1930.51123</text:p>
              </table:table-cell>
              <table:table-cell office:value-type="float" office:value="1806.469604">
                <text:p>1806.469604</text:p>
              </table:table-cell>
              <table:table-cell office:value-type="float" office:value="1937.318848">
                <text:p>1937.318848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1810.788818">
                <text:p>1810.788818</text:p>
              </table:table-cell>
              <table:table-cell office:value-type="float" office:value="1917.698608">
                <text:p>1917.698608</text:p>
              </table:table-cell>
              <table:table-cell office:value-type="float" office:value="1808.690674">
                <text:p>1808.690674</text:p>
              </table:table-cell>
              <table:table-cell office:value-type="float" office:value="1923.112549">
                <text:p>1923.112549</text:p>
              </table:table-cell>
            </table:table-row>
            <table:table-row>
              <table:table-cell office:value-type="float" office:value="274.8">
                <text:p>274.8</text:p>
              </table:table-cell>
              <table:table-cell office:value-type="float" office:value="1819.964478">
                <text:p>1819.964478</text:p>
              </table:table-cell>
              <table:table-cell office:value-type="float" office:value="1912.117798">
                <text:p>1912.117798</text:p>
              </table:table-cell>
              <table:table-cell office:value-type="float" office:value="1819.133423">
                <text:p>1819.133423</text:p>
              </table:table-cell>
              <table:table-cell office:value-type="float" office:value="1921.825562">
                <text:p>1921.8255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08.772949">
                <text:p>1808.772949</text:p>
              </table:table-cell>
              <table:table-cell office:value-type="float" office:value="1933.418091">
                <text:p>1933.418091</text:p>
              </table:table-cell>
              <table:table-cell office:value-type="float" office:value="1808.796875">
                <text:p>1808.796875</text:p>
              </table:table-cell>
              <table:table-cell office:value-type="float" office:value="1941.897217">
                <text:p>1941.897217</text:p>
              </table:table-cell>
            </table:table-row>
            <table:table-row>
              <table:table-cell office:value-type="float" office:value="275.2">
                <text:p>275.2</text:p>
              </table:table-cell>
              <table:table-cell office:value-type="float" office:value="1809.053711">
                <text:p>1809.053711</text:p>
              </table:table-cell>
              <table:table-cell office:value-type="float" office:value="1923.876465">
                <text:p>1923.876465</text:p>
              </table:table-cell>
              <table:table-cell office:value-type="float" office:value="1811.165649">
                <text:p>1811.165649</text:p>
              </table:table-cell>
              <table:table-cell office:value-type="float" office:value="1929.442993">
                <text:p>1929.442993</text:p>
              </table:table-cell>
            </table:table-row>
            <table:table-row>
              <table:table-cell office:value-type="float" office:value="275.4">
                <text:p>275.4</text:p>
              </table:table-cell>
              <table:table-cell office:value-type="float" office:value="1824.269775">
                <text:p>1824.269775</text:p>
              </table:table-cell>
              <table:table-cell office:value-type="float" office:value="1911.399658">
                <text:p>1911.399658</text:p>
              </table:table-cell>
              <table:table-cell office:value-type="float" office:value="1822.420654">
                <text:p>1822.420654</text:p>
              </table:table-cell>
              <table:table-cell office:value-type="float" office:value="1925.330688">
                <text:p>1925.330688</text:p>
              </table:table-cell>
            </table:table-row>
            <table:table-row>
              <table:table-cell office:value-type="float" office:value="275.6">
                <text:p>275.6</text:p>
              </table:table-cell>
              <table:table-cell office:value-type="float" office:value="1806.212891">
                <text:p>1806.212891</text:p>
              </table:table-cell>
              <table:table-cell office:value-type="float" office:value="1943.01416">
                <text:p>1943.01416</text:p>
              </table:table-cell>
              <table:table-cell office:value-type="float" office:value="1810.390381">
                <text:p>1810.390381</text:p>
              </table:table-cell>
              <table:table-cell office:value-type="float" office:value="1947.914795">
                <text:p>1947.914795</text:p>
              </table:table-cell>
            </table:table-row>
            <table:table-row>
              <table:table-cell office:value-type="float" office:value="275.8">
                <text:p>275.8</text:p>
              </table:table-cell>
              <table:table-cell office:value-type="float" office:value="1814.022339">
                <text:p>1814.022339</text:p>
              </table:table-cell>
              <table:table-cell office:value-type="float" office:value="1919.007324">
                <text:p>1919.007324</text:p>
              </table:table-cell>
              <table:table-cell office:value-type="float" office:value="1812.390747">
                <text:p>1812.390747</text:p>
              </table:table-cell>
              <table:table-cell office:value-type="float" office:value="1929.077148">
                <text:p>1929.07714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826.003784">
                <text:p>1826.003784</text:p>
              </table:table-cell>
              <table:table-cell office:value-type="float" office:value="1911.388794">
                <text:p>1911.388794</text:p>
              </table:table-cell>
              <table:table-cell office:value-type="float" office:value="1822.628906">
                <text:p>1822.628906</text:p>
              </table:table-cell>
              <table:table-cell office:value-type="float" office:value="1925.779541">
                <text:p>1925.779541</text:p>
              </table:table-cell>
            </table:table-row>
            <table:table-row>
              <table:table-cell office:value-type="float" office:value="276.2">
                <text:p>276.2</text:p>
              </table:table-cell>
              <table:table-cell office:value-type="float" office:value="1807.927979">
                <text:p>1807.927979</text:p>
              </table:table-cell>
              <table:table-cell office:value-type="float" office:value="1940.068115">
                <text:p>1940.068115</text:p>
              </table:table-cell>
              <table:table-cell office:value-type="float" office:value="1810.990967">
                <text:p>1810.990967</text:p>
              </table:table-cell>
              <table:table-cell office:value-type="float" office:value="1948.974731">
                <text:p>1948.974731</text:p>
              </table:table-cell>
            </table:table-row>
            <table:table-row>
              <table:table-cell office:value-type="float" office:value="276.4">
                <text:p>276.4</text:p>
              </table:table-cell>
              <table:table-cell office:value-type="float" office:value="1797.140137">
                <text:p>1797.140137</text:p>
              </table:table-cell>
              <table:table-cell office:value-type="float" office:value="1869.063232">
                <text:p>1869.063232</text:p>
              </table:table-cell>
              <table:table-cell office:value-type="float" office:value="1798.278076">
                <text:p>1798.278076</text:p>
              </table:table-cell>
              <table:table-cell office:value-type="float" office:value="1875.953247">
                <text:p>1875.953247</text:p>
              </table:table-cell>
            </table:table-row>
            <table:table-row>
              <table:table-cell office:value-type="float" office:value="276.6">
                <text:p>276.6</text:p>
              </table:table-cell>
              <table:table-cell office:value-type="float" office:value="1743.78833">
                <text:p>1743.78833</text:p>
              </table:table-cell>
              <table:table-cell office:value-type="float" office:value="1910.679321">
                <text:p>1910.679321</text:p>
              </table:table-cell>
              <table:table-cell office:value-type="float" office:value="1754.923828">
                <text:p>1754.923828</text:p>
              </table:table-cell>
              <table:table-cell office:value-type="float" office:value="1910.021729">
                <text:p>1910.021729</text:p>
              </table:table-cell>
            </table:table-row>
            <table:table-row>
              <table:table-cell office:value-type="float" office:value="276.8">
                <text:p>276.8</text:p>
              </table:table-cell>
              <table:table-cell office:value-type="float" office:value="1717.12146">
                <text:p>1717.12146</text:p>
              </table:table-cell>
              <table:table-cell office:value-type="float" office:value="1871.381104">
                <text:p>1871.381104</text:p>
              </table:table-cell>
              <table:table-cell office:value-type="float" office:value="1715.644531">
                <text:p>1715.644531</text:p>
              </table:table-cell>
              <table:table-cell office:value-type="float" office:value="1867.907959">
                <text:p>1867.90795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738.762817">
                <text:p>1738.762817</text:p>
              </table:table-cell>
              <table:table-cell office:value-type="float" office:value="1803.939453">
                <text:p>1803.939453</text:p>
              </table:table-cell>
              <table:table-cell office:value-type="float" office:value="1737.107056">
                <text:p>1737.107056</text:p>
              </table:table-cell>
              <table:table-cell office:value-type="float" office:value="1805.945801">
                <text:p>1805.945801</text:p>
              </table:table-cell>
            </table:table-row>
            <table:table-row>
              <table:table-cell office:value-type="float" office:value="277.2">
                <text:p>277.2</text:p>
              </table:table-cell>
              <table:table-cell office:value-type="float" office:value="1685.057983">
                <text:p>1685.057983</text:p>
              </table:table-cell>
              <table:table-cell office:value-type="float" office:value="1834.677734">
                <text:p>1834.677734</text:p>
              </table:table-cell>
              <table:table-cell office:value-type="float" office:value="1692.438721">
                <text:p>1692.438721</text:p>
              </table:table-cell>
              <table:table-cell office:value-type="float" office:value="1831.476807">
                <text:p>1831.476807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1674.042969">
                <text:p>1674.042969</text:p>
              </table:table-cell>
              <table:table-cell office:value-type="float" office:value="1791.899902">
                <text:p>1791.899902</text:p>
              </table:table-cell>
              <table:table-cell office:value-type="float" office:value="1671.464111">
                <text:p>1671.464111</text:p>
              </table:table-cell>
              <table:table-cell office:value-type="float" office:value="1790.909912">
                <text:p>1790.909912</text:p>
              </table:table-cell>
            </table:table-row>
            <table:table-row>
              <table:table-cell office:value-type="float" office:value="277.6">
                <text:p>277.6</text:p>
              </table:table-cell>
              <table:table-cell office:value-type="float" office:value="1680.998047">
                <text:p>1680.998047</text:p>
              </table:table-cell>
              <table:table-cell office:value-type="float" office:value="1759.180908">
                <text:p>1759.180908</text:p>
              </table:table-cell>
              <table:table-cell office:value-type="float" office:value="1676.098999">
                <text:p>1676.098999</text:p>
              </table:table-cell>
              <table:table-cell office:value-type="float" office:value="1765.128784">
                <text:p>1765.128784</text:p>
              </table:table-cell>
            </table:table-row>
            <table:table-row>
              <table:table-cell office:value-type="float" office:value="277.8">
                <text:p>277.8</text:p>
              </table:table-cell>
              <table:table-cell office:value-type="float" office:value="1647.212524">
                <text:p>1647.212524</text:p>
              </table:table-cell>
              <table:table-cell office:value-type="float" office:value="1761.363037">
                <text:p>1761.363037</text:p>
              </table:table-cell>
              <table:table-cell office:value-type="float" office:value="1657.016357">
                <text:p>1657.016357</text:p>
              </table:table-cell>
              <table:table-cell office:value-type="float" office:value="1764.978027">
                <text:p>1764.97802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650.915283">
                <text:p>1650.915283</text:p>
              </table:table-cell>
              <table:table-cell office:value-type="float" office:value="1736.856567">
                <text:p>1736.856567</text:p>
              </table:table-cell>
              <table:table-cell office:value-type="float" office:value="1649.358398">
                <text:p>1649.358398</text:p>
              </table:table-cell>
              <table:table-cell office:value-type="float" office:value="1730.10437">
                <text:p>1730.10437</text:p>
              </table:table-cell>
            </table:table-row>
            <table:table-row>
              <table:table-cell office:value-type="float" office:value="278.2">
                <text:p>278.2</text:p>
              </table:table-cell>
              <table:table-cell office:value-type="float" office:value="1647.900513">
                <text:p>1647.900513</text:p>
              </table:table-cell>
              <table:table-cell office:value-type="float" office:value="1722.905273">
                <text:p>1722.905273</text:p>
              </table:table-cell>
              <table:table-cell office:value-type="float" office:value="1645.046753">
                <text:p>1645.046753</text:p>
              </table:table-cell>
              <table:table-cell office:value-type="float" office:value="1721.521118">
                <text:p>1721.521118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1627.412109">
                <text:p>1627.412109</text:p>
              </table:table-cell>
              <table:table-cell office:value-type="float" office:value="1712.692993">
                <text:p>1712.692993</text:p>
              </table:table-cell>
              <table:table-cell office:value-type="float" office:value="1626.462891">
                <text:p>1626.462891</text:p>
              </table:table-cell>
              <table:table-cell office:value-type="float" office:value="1708.552734">
                <text:p>1708.552734</text:p>
              </table:table-cell>
            </table:table-row>
            <table:table-row>
              <table:table-cell office:value-type="float" office:value="278.6">
                <text:p>278.6</text:p>
              </table:table-cell>
              <table:table-cell office:value-type="float" office:value="1624.53479">
                <text:p>1624.53479</text:p>
              </table:table-cell>
              <table:table-cell office:value-type="float" office:value="1694.934448">
                <text:p>1694.934448</text:p>
              </table:table-cell>
              <table:table-cell office:value-type="float" office:value="1620.291992">
                <text:p>1620.291992</text:p>
              </table:table-cell>
              <table:table-cell office:value-type="float" office:value="1695.585327">
                <text:p>1695.585327</text:p>
              </table:table-cell>
            </table:table-row>
            <table:table-row>
              <table:table-cell office:value-type="float" office:value="278.8">
                <text:p>278.8</text:p>
              </table:table-cell>
              <table:table-cell office:value-type="float" office:value="1617.182617">
                <text:p>1617.182617</text:p>
              </table:table-cell>
              <table:table-cell office:value-type="float" office:value="1687.914551">
                <text:p>1687.914551</text:p>
              </table:table-cell>
              <table:table-cell office:value-type="float" office:value="1613.912476">
                <text:p>1613.912476</text:p>
              </table:table-cell>
              <table:table-cell office:value-type="float" office:value="1686.312744">
                <text:p>1686.31274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611.924438">
                <text:p>1611.924438</text:p>
              </table:table-cell>
              <table:table-cell office:value-type="float" office:value="1674.903198">
                <text:p>1674.903198</text:p>
              </table:table-cell>
              <table:table-cell office:value-type="float" office:value="1604.241821">
                <text:p>1604.241821</text:p>
              </table:table-cell>
              <table:table-cell office:value-type="float" office:value="1677.933228">
                <text:p>1677.933228</text:p>
              </table:table-cell>
            </table:table-row>
            <table:table-row>
              <table:table-cell office:value-type="float" office:value="279.2">
                <text:p>279.2</text:p>
              </table:table-cell>
              <table:table-cell office:value-type="float" office:value="1607.974121">
                <text:p>1607.974121</text:p>
              </table:table-cell>
              <table:table-cell office:value-type="float" office:value="1663.661621">
                <text:p>1663.661621</text:p>
              </table:table-cell>
              <table:table-cell office:value-type="float" office:value="1607.936035">
                <text:p>1607.936035</text:p>
              </table:table-cell>
              <table:table-cell office:value-type="float" office:value="1659.543579">
                <text:p>1659.543579</text:p>
              </table:table-cell>
            </table:table-row>
            <table:table-row>
              <table:table-cell office:value-type="float" office:value="279.4">
                <text:p>279.4</text:p>
              </table:table-cell>
              <table:table-cell office:value-type="float" office:value="1600.447144">
                <text:p>1600.447144</text:p>
              </table:table-cell>
              <table:table-cell office:value-type="float" office:value="1660.844604">
                <text:p>1660.844604</text:p>
              </table:table-cell>
              <table:table-cell office:value-type="float" office:value="1597.461304">
                <text:p>1597.461304</text:p>
              </table:table-cell>
              <table:table-cell office:value-type="float" office:value="1655.724976">
                <text:p>1655.724976</text:p>
              </table:table-cell>
            </table:table-row>
            <table:table-row>
              <table:table-cell office:value-type="float" office:value="279.6">
                <text:p>279.6</text:p>
              </table:table-cell>
              <table:table-cell office:value-type="float" office:value="1601.95105">
                <text:p>1601.95105</text:p>
              </table:table-cell>
              <table:table-cell office:value-type="float" office:value="1648.060425">
                <text:p>1648.060425</text:p>
              </table:table-cell>
              <table:table-cell office:value-type="float" office:value="1595.367798">
                <text:p>1595.367798</text:p>
              </table:table-cell>
              <table:table-cell office:value-type="float" office:value="1647.320312">
                <text:p>1647.320312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1596.030518">
                <text:p>1596.030518</text:p>
              </table:table-cell>
              <table:table-cell office:value-type="float" office:value="1639.933594">
                <text:p>1639.933594</text:p>
              </table:table-cell>
              <table:table-cell office:value-type="float" office:value="1592.224976">
                <text:p>1592.224976</text:p>
              </table:table-cell>
              <table:table-cell office:value-type="float" office:value="1643.50061">
                <text:p>1643.5006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93.382446">
                <text:p>1593.382446</text:p>
              </table:table-cell>
              <table:table-cell office:value-type="float" office:value="1638.100586">
                <text:p>1638.100586</text:p>
              </table:table-cell>
              <table:table-cell office:value-type="float" office:value="1594.362427">
                <text:p>1594.362427</text:p>
              </table:table-cell>
              <table:table-cell office:value-type="float" office:value="1627.603516">
                <text:p>1627.603516</text:p>
              </table:table-cell>
            </table:table-row>
            <table:table-row>
              <table:table-cell office:value-type="float" office:value="280.2">
                <text:p>280.2</text:p>
              </table:table-cell>
              <table:table-cell office:value-type="float" office:value="1589.056396">
                <text:p>1589.056396</text:p>
              </table:table-cell>
              <table:table-cell office:value-type="float" office:value="1632.362305">
                <text:p>1632.362305</text:p>
              </table:table-cell>
              <table:table-cell office:value-type="float" office:value="1585.176392">
                <text:p>1585.176392</text:p>
              </table:table-cell>
              <table:table-cell office:value-type="float" office:value="1633.509888">
                <text:p>1633.509888</text:p>
              </table:table-cell>
            </table:table-row>
            <table:table-row>
              <table:table-cell office:value-type="float" office:value="280.4">
                <text:p>280.4</text:p>
              </table:table-cell>
              <table:table-cell office:value-type="float" office:value="1588.318726">
                <text:p>1588.318726</text:p>
              </table:table-cell>
              <table:table-cell office:value-type="float" office:value="1623.356323">
                <text:p>1623.356323</text:p>
              </table:table-cell>
              <table:table-cell office:value-type="float" office:value="1581.262451">
                <text:p>1581.262451</text:p>
              </table:table-cell>
              <table:table-cell office:value-type="float" office:value="1623.231689">
                <text:p>1623.231689</text:p>
              </table:table-cell>
            </table:table-row>
            <table:table-row>
              <table:table-cell office:value-type="float" office:value="280.6">
                <text:p>280.6</text:p>
              </table:table-cell>
              <table:table-cell office:value-type="float" office:value="1584.191406">
                <text:p>1584.191406</text:p>
              </table:table-cell>
              <table:table-cell office:value-type="float" office:value="1620.583252">
                <text:p>1620.583252</text:p>
              </table:table-cell>
              <table:table-cell office:value-type="float" office:value="1583.170044">
                <text:p>1583.170044</text:p>
              </table:table-cell>
              <table:table-cell office:value-type="float" office:value="1617.698853">
                <text:p>1617.698853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1583.675293">
                <text:p>1583.675293</text:p>
              </table:table-cell>
              <table:table-cell office:value-type="float" office:value="1616.337158">
                <text:p>1616.337158</text:p>
              </table:table-cell>
              <table:table-cell office:value-type="float" office:value="1579.122559">
                <text:p>1579.122559</text:p>
              </table:table-cell>
              <table:table-cell office:value-type="float" office:value="1612.163818">
                <text:p>1612.16381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582.568481">
                <text:p>1582.568481</text:p>
              </table:table-cell>
              <table:table-cell office:value-type="float" office:value="1613.005005">
                <text:p>1613.005005</text:p>
              </table:table-cell>
              <table:table-cell office:value-type="float" office:value="1581.023926">
                <text:p>1581.023926</text:p>
              </table:table-cell>
              <table:table-cell office:value-type="float" office:value="1608.291016">
                <text:p>1608.291016</text:p>
              </table:table-cell>
            </table:table-row>
            <table:table-row>
              <table:table-cell office:value-type="float" office:value="281.2">
                <text:p>281.2</text:p>
              </table:table-cell>
              <table:table-cell office:value-type="float" office:value="1577.33374">
                <text:p>1577.33374</text:p>
              </table:table-cell>
              <table:table-cell office:value-type="float" office:value="1612.445068">
                <text:p>1612.445068</text:p>
              </table:table-cell>
              <table:table-cell office:value-type="float" office:value="1574.52478">
                <text:p>1574.52478</text:p>
              </table:table-cell>
              <table:table-cell office:value-type="float" office:value="1605.489868">
                <text:p>1605.489868</text:p>
              </table:table-cell>
            </table:table-row>
            <table:table-row>
              <table:table-cell office:value-type="float" office:value="281.4">
                <text:p>281.4</text:p>
              </table:table-cell>
              <table:table-cell office:value-type="float" office:value="1579.045288">
                <text:p>1579.045288</text:p>
              </table:table-cell>
              <table:table-cell office:value-type="float" office:value="1603.579468">
                <text:p>1603.579468</text:p>
              </table:table-cell>
              <table:table-cell office:value-type="float" office:value="1570.534546">
                <text:p>1570.534546</text:p>
              </table:table-cell>
              <table:table-cell office:value-type="float" office:value="1602.507812">
                <text:p>1602.507812</text:p>
              </table:table-cell>
            </table:table-row>
            <table:table-row>
              <table:table-cell office:value-type="float" office:value="281.6">
                <text:p>281.6</text:p>
              </table:table-cell>
              <table:table-cell office:value-type="float" office:value="1576.52478">
                <text:p>1576.52478</text:p>
              </table:table-cell>
              <table:table-cell office:value-type="float" office:value="1604.291138">
                <text:p>1604.291138</text:p>
              </table:table-cell>
              <table:table-cell office:value-type="float" office:value="1568.619629">
                <text:p>1568.619629</text:p>
              </table:table-cell>
              <table:table-cell office:value-type="float" office:value="1597.881958">
                <text:p>1597.881958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1575.557983">
                <text:p>1575.557983</text:p>
              </table:table-cell>
              <table:table-cell office:value-type="float" office:value="1600.800293">
                <text:p>1600.800293</text:p>
              </table:table-cell>
              <table:table-cell office:value-type="float" office:value="1569.095947">
                <text:p>1569.095947</text:p>
              </table:table-cell>
              <table:table-cell office:value-type="float" office:value="1593.047485">
                <text:p>1593.04748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576.1698">
                <text:p>1576.1698</text:p>
              </table:table-cell>
              <table:table-cell office:value-type="float" office:value="1594.801514">
                <text:p>1594.801514</text:p>
              </table:table-cell>
              <table:table-cell office:value-type="float" office:value="1566.114868">
                <text:p>1566.114868</text:p>
              </table:table-cell>
              <table:table-cell office:value-type="float" office:value="1590.515991">
                <text:p>1590.515991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1570.571045">
                <text:p>1570.571045</text:p>
              </table:table-cell>
              <table:table-cell office:value-type="float" office:value="1585.953857">
                <text:p>1585.953857</text:p>
              </table:table-cell>
              <table:table-cell office:value-type="float" office:value="1574.361084">
                <text:p>1574.361084</text:p>
              </table:table-cell>
              <table:table-cell office:value-type="float" office:value="1594.300903">
                <text:p>1594.300903</text:p>
              </table:table-cell>
            </table:table-row>
            <table:table-row>
              <table:table-cell office:value-type="float" office:value="282.4">
                <text:p>282.4</text:p>
              </table:table-cell>
              <table:table-cell office:value-type="float" office:value="1570.349609">
                <text:p>1570.349609</text:p>
              </table:table-cell>
              <table:table-cell office:value-type="float" office:value="1588.249023">
                <text:p>1588.249023</text:p>
              </table:table-cell>
              <table:table-cell office:value-type="float" office:value="1569.920776">
                <text:p>1569.920776</text:p>
              </table:table-cell>
              <table:table-cell office:value-type="float" office:value="1591.42688">
                <text:p>1591.42688</text:p>
              </table:table-cell>
            </table:table-row>
            <table:table-row>
              <table:table-cell office:value-type="float" office:value="282.6">
                <text:p>282.6</text:p>
              </table:table-cell>
              <table:table-cell office:value-type="float" office:value="1572.295654">
                <text:p>1572.295654</text:p>
              </table:table-cell>
              <table:table-cell office:value-type="float" office:value="1584.145386">
                <text:p>1584.145386</text:p>
              </table:table-cell>
              <table:table-cell office:value-type="float" office:value="1570.994019">
                <text:p>1570.994019</text:p>
              </table:table-cell>
              <table:table-cell office:value-type="float" office:value="1583.996582">
                <text:p>1583.996582</text:p>
              </table:table-cell>
            </table:table-row>
            <table:table-row>
              <table:table-cell office:value-type="float" office:value="282.8">
                <text:p>282.8</text:p>
              </table:table-cell>
              <table:table-cell office:value-type="float" office:value="1570.971313">
                <text:p>1570.971313</text:p>
              </table:table-cell>
              <table:table-cell office:value-type="float" office:value="1580.164062">
                <text:p>1580.164062</text:p>
              </table:table-cell>
              <table:table-cell office:value-type="float" office:value="1566.731689">
                <text:p>1566.731689</text:p>
              </table:table-cell>
              <table:table-cell office:value-type="float" office:value="1586.135132">
                <text:p>1586.13513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71.764893">
                <text:p>1571.764893</text:p>
              </table:table-cell>
              <table:table-cell office:value-type="float" office:value="1582.174194">
                <text:p>1582.174194</text:p>
              </table:table-cell>
              <table:table-cell office:value-type="float" office:value="1568.176392">
                <text:p>1568.176392</text:p>
              </table:table-cell>
              <table:table-cell office:value-type="float" office:value="1585.118774">
                <text:p>1585.118774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1568.143921">
                <text:p>1568.143921</text:p>
              </table:table-cell>
              <table:table-cell office:value-type="float" office:value="1582.474121">
                <text:p>1582.474121</text:p>
              </table:table-cell>
              <table:table-cell office:value-type="float" office:value="1568.081299">
                <text:p>1568.081299</text:p>
              </table:table-cell>
              <table:table-cell office:value-type="float" office:value="1579.596802">
                <text:p>1579.596802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1564.92981">
                <text:p>1564.92981</text:p>
              </table:table-cell>
              <table:table-cell office:value-type="float" office:value="1581.615479">
                <text:p>1581.615479</text:p>
              </table:table-cell>
              <table:table-cell office:value-type="float" office:value="1566.776123">
                <text:p>1566.776123</text:p>
              </table:table-cell>
              <table:table-cell office:value-type="float" office:value="1583.759399">
                <text:p>1583.759399</text:p>
              </table:table-cell>
            </table:table-row>
            <table:table-row>
              <table:table-cell office:value-type="float" office:value="283.6">
                <text:p>283.6</text:p>
              </table:table-cell>
              <table:table-cell office:value-type="float" office:value="1566.285034">
                <text:p>1566.285034</text:p>
              </table:table-cell>
              <table:table-cell office:value-type="float" office:value="1577.862061">
                <text:p>1577.862061</text:p>
              </table:table-cell>
              <table:table-cell office:value-type="float" office:value="1562.563721">
                <text:p>1562.563721</text:p>
              </table:table-cell>
              <table:table-cell office:value-type="float" office:value="1581.568726">
                <text:p>1581.568726</text:p>
              </table:table-cell>
            </table:table-row>
            <table:table-row>
              <table:table-cell office:value-type="float" office:value="283.8">
                <text:p>283.8</text:p>
              </table:table-cell>
              <table:table-cell office:value-type="float" office:value="1566.75647">
                <text:p>1566.75647</text:p>
              </table:table-cell>
              <table:table-cell office:value-type="float" office:value="1576.680664">
                <text:p>1576.680664</text:p>
              </table:table-cell>
              <table:table-cell office:value-type="float" office:value="1563.025146">
                <text:p>1563.025146</text:p>
              </table:table-cell>
              <table:table-cell office:value-type="float" office:value="1577.803101">
                <text:p>1577.80310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566.340088">
                <text:p>1566.340088</text:p>
              </table:table-cell>
              <table:table-cell office:value-type="float" office:value="1576.910278">
                <text:p>1576.910278</text:p>
              </table:table-cell>
              <table:table-cell office:value-type="float" office:value="1565.717285">
                <text:p>1565.717285</text:p>
              </table:table-cell>
              <table:table-cell office:value-type="float" office:value="1576.927368">
                <text:p>1576.927368</text:p>
              </table:table-cell>
            </table:table-row>
            <table:table-row>
              <table:table-cell office:value-type="float" office:value="284.2">
                <text:p>284.2</text:p>
              </table:table-cell>
              <table:table-cell office:value-type="float" office:value="1568.282837">
                <text:p>1568.282837</text:p>
              </table:table-cell>
              <table:table-cell office:value-type="float" office:value="1570.874878">
                <text:p>1570.874878</text:p>
              </table:table-cell>
              <table:table-cell office:value-type="float" office:value="1569.521606">
                <text:p>1569.521606</text:p>
              </table:table-cell>
              <table:table-cell office:value-type="float" office:value="1572.751709">
                <text:p>1572.751709</text:p>
              </table:table-cell>
            </table:table-row>
            <table:table-row>
              <table:table-cell office:value-type="float" office:value="284.4">
                <text:p>284.4</text:p>
              </table:table-cell>
              <table:table-cell office:value-type="float" office:value="1563.307495">
                <text:p>1563.307495</text:p>
              </table:table-cell>
              <table:table-cell office:value-type="float" office:value="1576.195801">
                <text:p>1576.195801</text:p>
              </table:table-cell>
              <table:table-cell office:value-type="float" office:value="1564.934082">
                <text:p>1564.934082</text:p>
              </table:table-cell>
              <table:table-cell office:value-type="float" office:value="1574.941895">
                <text:p>1574.941895</text:p>
              </table:table-cell>
            </table:table-row>
            <table:table-row>
              <table:table-cell office:value-type="float" office:value="284.6">
                <text:p>284.6</text:p>
              </table:table-cell>
              <table:table-cell office:value-type="float" office:value="1564.292603">
                <text:p>1564.292603</text:p>
              </table:table-cell>
              <table:table-cell office:value-type="float" office:value="1574.123291">
                <text:p>1574.123291</text:p>
              </table:table-cell>
              <table:table-cell office:value-type="float" office:value="1563.713135">
                <text:p>1563.713135</text:p>
              </table:table-cell>
              <table:table-cell office:value-type="float" office:value="1574.704834">
                <text:p>1574.704834</text:p>
              </table:table-cell>
            </table:table-row>
            <table:table-row>
              <table:table-cell office:value-type="float" office:value="284.8">
                <text:p>284.8</text:p>
              </table:table-cell>
              <table:table-cell office:value-type="float" office:value="1548.729614">
                <text:p>1548.729614</text:p>
              </table:table-cell>
              <table:table-cell office:value-type="float" office:value="1590.29187">
                <text:p>1590.29187</text:p>
              </table:table-cell>
              <table:table-cell office:value-type="float" office:value="1550.153809">
                <text:p>1550.153809</text:p>
              </table:table-cell>
              <table:table-cell office:value-type="float" office:value="1591.898071">
                <text:p>1591.89807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77.874268">
                <text:p>1577.874268</text:p>
              </table:table-cell>
              <table:table-cell office:value-type="float" office:value="1567.58252">
                <text:p>1567.58252</text:p>
              </table:table-cell>
              <table:table-cell office:value-type="float" office:value="1579.551147">
                <text:p>1579.551147</text:p>
              </table:table-cell>
              <table:table-cell office:value-type="float" office:value="1564.665894">
                <text:p>1564.665894</text:p>
              </table:table-cell>
            </table:table-row>
            <table:table-row>
              <table:table-cell office:value-type="float" office:value="285.2">
                <text:p>285.2</text:p>
              </table:table-cell>
              <table:table-cell office:value-type="float" office:value="1588.533691">
                <text:p>1588.533691</text:p>
              </table:table-cell>
              <table:table-cell office:value-type="float" office:value="1565.547974">
                <text:p>1565.547974</text:p>
              </table:table-cell>
              <table:table-cell office:value-type="float" office:value="1586.371338">
                <text:p>1586.371338</text:p>
              </table:table-cell>
              <table:table-cell office:value-type="float" office:value="1564.237793">
                <text:p>1564.237793</text:p>
              </table:table-cell>
            </table:table-row>
            <table:table-row>
              <table:table-cell office:value-type="float" office:value="285.4">
                <text:p>285.4</text:p>
              </table:table-cell>
              <table:table-cell office:value-type="float" office:value="1578.215088">
                <text:p>1578.215088</text:p>
              </table:table-cell>
              <table:table-cell office:value-type="float" office:value="1630.0896">
                <text:p>1630.0896</text:p>
              </table:table-cell>
              <table:table-cell office:value-type="float" office:value="1530.822998">
                <text:p>1530.822998</text:p>
              </table:table-cell>
              <table:table-cell office:value-type="float" office:value="1554.172729">
                <text:p>1554.172729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1601.37146">
                <text:p>1601.37146</text:p>
              </table:table-cell>
              <table:table-cell office:value-type="float" office:value="1632.506348">
                <text:p>1632.506348</text:p>
              </table:table-cell>
              <table:table-cell office:value-type="float" office:value="1511.909058">
                <text:p>1511.909058</text:p>
              </table:table-cell>
              <table:table-cell office:value-type="float" office:value="1548.943359">
                <text:p>1548.943359</text:p>
              </table:table-cell>
            </table:table-row>
            <table:table-row>
              <table:table-cell office:value-type="float" office:value="285.8">
                <text:p>285.8</text:p>
              </table:table-cell>
              <table:table-cell office:value-type="float" office:value="1609.648682">
                <text:p>1609.648682</text:p>
              </table:table-cell>
              <table:table-cell office:value-type="float" office:value="1638.352783">
                <text:p>1638.352783</text:p>
              </table:table-cell>
              <table:table-cell office:value-type="float" office:value="1525.930298">
                <text:p>1525.930298</text:p>
              </table:table-cell>
              <table:table-cell office:value-type="float" office:value="1553.187988">
                <text:p>1553.18798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581.99353">
                <text:p>1581.99353</text:p>
              </table:table-cell>
              <table:table-cell office:value-type="float" office:value="1631.104004">
                <text:p>1631.104004</text:p>
              </table:table-cell>
              <table:table-cell office:value-type="float" office:value="1587.144775">
                <text:p>1587.144775</text:p>
              </table:table-cell>
              <table:table-cell office:value-type="float" office:value="1632.237549">
                <text:p>1632.237549</text:p>
              </table:table-cell>
            </table:table-row>
            <table:table-row>
              <table:table-cell office:value-type="float" office:value="286.2">
                <text:p>286.2</text:p>
              </table:table-cell>
              <table:table-cell office:value-type="float" office:value="1636.951782">
                <text:p>1636.951782</text:p>
              </table:table-cell>
              <table:table-cell office:value-type="float" office:value="1609.576172">
                <text:p>1609.576172</text:p>
              </table:table-cell>
              <table:table-cell office:value-type="float" office:value="1658.385132">
                <text:p>1658.385132</text:p>
              </table:table-cell>
              <table:table-cell office:value-type="float" office:value="1624.858154">
                <text:p>1624.858154</text:p>
              </table:table-cell>
            </table:table-row>
            <table:table-row>
              <table:table-cell office:value-type="float" office:value="286.4">
                <text:p>286.4</text:p>
              </table:table-cell>
              <table:table-cell office:value-type="float" office:value="1664.754272">
                <text:p>1664.754272</text:p>
              </table:table-cell>
              <table:table-cell office:value-type="float" office:value="1711.664062">
                <text:p>1711.664062</text:p>
              </table:table-cell>
              <table:table-cell office:value-type="float" office:value="1684.033691">
                <text:p>1684.033691</text:p>
              </table:table-cell>
              <table:table-cell office:value-type="float" office:value="1716.222046">
                <text:p>1716.222046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1717.750488">
                <text:p>1717.750488</text:p>
              </table:table-cell>
              <table:table-cell office:value-type="float" office:value="1749.525391">
                <text:p>1749.525391</text:p>
              </table:table-cell>
              <table:table-cell office:value-type="float" office:value="1729.865356">
                <text:p>1729.865356</text:p>
              </table:table-cell>
              <table:table-cell office:value-type="float" office:value="1749.373413">
                <text:p>1749.373413</text:p>
              </table:table-cell>
            </table:table-row>
            <table:table-row>
              <table:table-cell office:value-type="float" office:value="286.8">
                <text:p>286.8</text:p>
              </table:table-cell>
              <table:table-cell office:value-type="float" office:value="1742.018311">
                <text:p>1742.018311</text:p>
              </table:table-cell>
              <table:table-cell office:value-type="float" office:value="1726.095093">
                <text:p>1726.095093</text:p>
              </table:table-cell>
              <table:table-cell office:value-type="float" office:value="1757.011597">
                <text:p>1757.011597</text:p>
              </table:table-cell>
              <table:table-cell office:value-type="float" office:value="1710.906128">
                <text:p>1710.90612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732.8573">
                <text:p>1732.8573</text:p>
              </table:table-cell>
              <table:table-cell office:value-type="float" office:value="1834.980469">
                <text:p>1834.980469</text:p>
              </table:table-cell>
              <table:table-cell office:value-type="float" office:value="1735.09082">
                <text:p>1735.09082</text:p>
              </table:table-cell>
              <table:table-cell office:value-type="float" office:value="1837.598145">
                <text:p>1837.598145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751.435913">
                <text:p>1751.435913</text:p>
              </table:table-cell>
              <table:table-cell office:value-type="float" office:value="1797.066162">
                <text:p>1797.066162</text:p>
              </table:table-cell>
              <table:table-cell office:value-type="float" office:value="1770.499756">
                <text:p>1770.499756</text:p>
              </table:table-cell>
              <table:table-cell office:value-type="float" office:value="1786.466797">
                <text:p>1786.466797</text:p>
              </table:table-cell>
            </table:table-row>
            <table:table-row>
              <table:table-cell office:value-type="float" office:value="287.4">
                <text:p>287.4</text:p>
              </table:table-cell>
              <table:table-cell office:value-type="float" office:value="1791.149658">
                <text:p>1791.149658</text:p>
              </table:table-cell>
              <table:table-cell office:value-type="float" office:value="1822.822876">
                <text:p>1822.822876</text:p>
              </table:table-cell>
              <table:table-cell office:value-type="float" office:value="1809.384277">
                <text:p>1809.384277</text:p>
              </table:table-cell>
              <table:table-cell office:value-type="float" office:value="1811.792969">
                <text:p>1811.792969</text:p>
              </table:table-cell>
            </table:table-row>
            <table:table-row>
              <table:table-cell office:value-type="float" office:value="287.6">
                <text:p>287.6</text:p>
              </table:table-cell>
              <table:table-cell office:value-type="float" office:value="1769.734253">
                <text:p>1769.734253</text:p>
              </table:table-cell>
              <table:table-cell office:value-type="float" office:value="1890.382446">
                <text:p>1890.382446</text:p>
              </table:table-cell>
              <table:table-cell office:value-type="float" office:value="1778.165283">
                <text:p>1778.165283</text:p>
              </table:table-cell>
              <table:table-cell office:value-type="float" office:value="1887.468506">
                <text:p>1887.468506</text:p>
              </table:table-cell>
            </table:table-row>
            <table:table-row>
              <table:table-cell office:value-type="float" office:value="287.8">
                <text:p>287.8</text:p>
              </table:table-cell>
              <table:table-cell office:value-type="float" office:value="1769.915771">
                <text:p>1769.915771</text:p>
              </table:table-cell>
              <table:table-cell office:value-type="float" office:value="1854.002808">
                <text:p>1854.002808</text:p>
              </table:table-cell>
              <table:table-cell office:value-type="float" office:value="1779.789551">
                <text:p>1779.789551</text:p>
              </table:table-cell>
              <table:table-cell office:value-type="float" office:value="1857.165283">
                <text:p>1857.16528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763.81311">
                <text:p>1763.81311</text:p>
              </table:table-cell>
              <table:table-cell office:value-type="float" office:value="1873.195801">
                <text:p>1873.195801</text:p>
              </table:table-cell>
              <table:table-cell office:value-type="float" office:value="1765.56958">
                <text:p>1765.56958</text:p>
              </table:table-cell>
              <table:table-cell office:value-type="float" office:value="1886.863281">
                <text:p>1886.863281</text:p>
              </table:table-cell>
            </table:table-row>
            <table:table-row>
              <table:table-cell office:value-type="float" office:value="288.2">
                <text:p>288.2</text:p>
              </table:table-cell>
              <table:table-cell office:value-type="float" office:value="1757.400879">
                <text:p>1757.400879</text:p>
              </table:table-cell>
              <table:table-cell office:value-type="float" office:value="1869.537964">
                <text:p>1869.537964</text:p>
              </table:table-cell>
              <table:table-cell office:value-type="float" office:value="1772.181274">
                <text:p>1772.181274</text:p>
              </table:table-cell>
              <table:table-cell office:value-type="float" office:value="1872.902588">
                <text:p>1872.902588</text:p>
              </table:table-cell>
            </table:table-row>
            <table:table-row>
              <table:table-cell office:value-type="float" office:value="288.4">
                <text:p>288.4</text:p>
              </table:table-cell>
              <table:table-cell office:value-type="float" office:value="1768.592041">
                <text:p>1768.592041</text:p>
              </table:table-cell>
              <table:table-cell office:value-type="float" office:value="1868.073364">
                <text:p>1868.073364</text:p>
              </table:table-cell>
              <table:table-cell office:value-type="float" office:value="1788.170898">
                <text:p>1788.170898</text:p>
              </table:table-cell>
              <table:table-cell office:value-type="float" office:value="1846.565918">
                <text:p>1846.565918</text:p>
              </table:table-cell>
            </table:table-row>
            <table:table-row>
              <table:table-cell office:value-type="float" office:value="288.6">
                <text:p>288.6</text:p>
              </table:table-cell>
              <table:table-cell office:value-type="float" office:value="1758.692505">
                <text:p>1758.692505</text:p>
              </table:table-cell>
              <table:table-cell office:value-type="float" office:value="1881.604004">
                <text:p>1881.604004</text:p>
              </table:table-cell>
              <table:table-cell office:value-type="float" office:value="1763.693359">
                <text:p>1763.693359</text:p>
              </table:table-cell>
              <table:table-cell office:value-type="float" office:value="1879.531982">
                <text:p>1879.531982</text:p>
              </table:table-cell>
            </table:table-row>
            <table:table-row>
              <table:table-cell office:value-type="float" office:value="288.8">
                <text:p>288.8</text:p>
              </table:table-cell>
              <table:table-cell office:value-type="float" office:value="1765.101074">
                <text:p>1765.101074</text:p>
              </table:table-cell>
              <table:table-cell office:value-type="float" office:value="1874.040283">
                <text:p>1874.040283</text:p>
              </table:table-cell>
              <table:table-cell office:value-type="float" office:value="1776.525269">
                <text:p>1776.525269</text:p>
              </table:table-cell>
              <table:table-cell office:value-type="float" office:value="1868.751709">
                <text:p>1868.75170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765.773926">
                <text:p>1765.773926</text:p>
              </table:table-cell>
              <table:table-cell office:value-type="float" office:value="1872.119995">
                <text:p>1872.119995</text:p>
              </table:table-cell>
              <table:table-cell office:value-type="float" office:value="1779.792114">
                <text:p>1779.792114</text:p>
              </table:table-cell>
              <table:table-cell office:value-type="float" office:value="1868.128174">
                <text:p>1868.128174</text:p>
              </table:table-cell>
            </table:table-row>
            <table:table-row>
              <table:table-cell office:value-type="float" office:value="289.2">
                <text:p>289.2</text:p>
              </table:table-cell>
              <table:table-cell office:value-type="float" office:value="1763.835205">
                <text:p>1763.835205</text:p>
              </table:table-cell>
              <table:table-cell office:value-type="float" office:value="1884.124756">
                <text:p>1884.124756</text:p>
              </table:table-cell>
              <table:table-cell office:value-type="float" office:value="1777.791748">
                <text:p>1777.791748</text:p>
              </table:table-cell>
              <table:table-cell office:value-type="float" office:value="1876.209106">
                <text:p>1876.209106</text:p>
              </table:table-cell>
            </table:table-row>
            <table:table-row>
              <table:table-cell office:value-type="float" office:value="289.4">
                <text:p>289.4</text:p>
              </table:table-cell>
              <table:table-cell office:value-type="float" office:value="1764.934082">
                <text:p>1764.934082</text:p>
              </table:table-cell>
              <table:table-cell office:value-type="float" office:value="1877.724487">
                <text:p>1877.724487</text:p>
              </table:table-cell>
              <table:table-cell office:value-type="float" office:value="1777.378174">
                <text:p>1777.378174</text:p>
              </table:table-cell>
              <table:table-cell office:value-type="float" office:value="1876.427368">
                <text:p>1876.427368</text:p>
              </table:table-cell>
            </table:table-row>
            <table:table-row>
              <table:table-cell office:value-type="float" office:value="289.6">
                <text:p>289.6</text:p>
              </table:table-cell>
              <table:table-cell office:value-type="float" office:value="1771.273438">
                <text:p>1771.273438</text:p>
              </table:table-cell>
              <table:table-cell office:value-type="float" office:value="1877.028687">
                <text:p>1877.028687</text:p>
              </table:table-cell>
              <table:table-cell office:value-type="float" office:value="1786.557007">
                <text:p>1786.557007</text:p>
              </table:table-cell>
              <table:table-cell office:value-type="float" office:value="1866.491455">
                <text:p>1866.491455</text:p>
              </table:table-cell>
            </table:table-row>
            <table:table-row>
              <table:table-cell office:value-type="float" office:value="289.8">
                <text:p>289.8</text:p>
              </table:table-cell>
              <table:table-cell office:value-type="float" office:value="1765.356323">
                <text:p>1765.356323</text:p>
              </table:table-cell>
              <table:table-cell office:value-type="float" office:value="1886.978271">
                <text:p>1886.978271</text:p>
              </table:table-cell>
              <table:table-cell office:value-type="float" office:value="1777.416748">
                <text:p>1777.416748</text:p>
              </table:table-cell>
              <table:table-cell office:value-type="float" office:value="1882.178711">
                <text:p>1882.17871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67.55957">
                <text:p>1767.55957</text:p>
              </table:table-cell>
              <table:table-cell office:value-type="float" office:value="1887.008545">
                <text:p>1887.008545</text:p>
              </table:table-cell>
              <table:table-cell office:value-type="float" office:value="1782.926147">
                <text:p>1782.926147</text:p>
              </table:table-cell>
              <table:table-cell office:value-type="float" office:value="1879.83374">
                <text:p>1879.83374</text:p>
              </table:table-cell>
            </table:table-row>
            <table:table-row>
              <table:table-cell office:value-type="float" office:value="290.2">
                <text:p>290.2</text:p>
              </table:table-cell>
              <table:table-cell office:value-type="float" office:value="1773.603516">
                <text:p>1773.603516</text:p>
              </table:table-cell>
              <table:table-cell office:value-type="float" office:value="1883.563354">
                <text:p>1883.563354</text:p>
              </table:table-cell>
              <table:table-cell office:value-type="float" office:value="1787.779663">
                <text:p>1787.779663</text:p>
              </table:table-cell>
              <table:table-cell office:value-type="float" office:value="1875.6521">
                <text:p>1875.6521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1771.230469">
                <text:p>1771.230469</text:p>
              </table:table-cell>
              <table:table-cell office:value-type="float" office:value="1889.645142">
                <text:p>1889.645142</text:p>
              </table:table-cell>
              <table:table-cell office:value-type="float" office:value="1783.510498">
                <text:p>1783.510498</text:p>
              </table:table-cell>
              <table:table-cell office:value-type="float" office:value="1884.449097">
                <text:p>1884.449097</text:p>
              </table:table-cell>
            </table:table-row>
            <table:table-row>
              <table:table-cell office:value-type="float" office:value="290.6">
                <text:p>290.6</text:p>
              </table:table-cell>
              <table:table-cell office:value-type="float" office:value="1772.666748">
                <text:p>1772.666748</text:p>
              </table:table-cell>
              <table:table-cell office:value-type="float" office:value="1888.628906">
                <text:p>1888.628906</text:p>
              </table:table-cell>
              <table:table-cell office:value-type="float" office:value="1786.967896">
                <text:p>1786.967896</text:p>
              </table:table-cell>
              <table:table-cell office:value-type="float" office:value="1882.539185">
                <text:p>1882.539185</text:p>
              </table:table-cell>
            </table:table-row>
            <table:table-row>
              <table:table-cell office:value-type="float" office:value="290.8">
                <text:p>290.8</text:p>
              </table:table-cell>
              <table:table-cell office:value-type="float" office:value="1775.903442">
                <text:p>1775.903442</text:p>
              </table:table-cell>
              <table:table-cell office:value-type="float" office:value="1886.278076">
                <text:p>1886.278076</text:p>
              </table:table-cell>
              <table:table-cell office:value-type="float" office:value="1792.566406">
                <text:p>1792.566406</text:p>
              </table:table-cell>
              <table:table-cell office:value-type="float" office:value="1881.883179">
                <text:p>1881.8831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775.072144">
                <text:p>1775.072144</text:p>
              </table:table-cell>
              <table:table-cell office:value-type="float" office:value="1892.638062">
                <text:p>1892.638062</text:p>
              </table:table-cell>
              <table:table-cell office:value-type="float" office:value="1789.271118">
                <text:p>1789.271118</text:p>
              </table:table-cell>
              <table:table-cell office:value-type="float" office:value="1885.184814">
                <text:p>1885.184814</text:p>
              </table:table-cell>
            </table:table-row>
            <table:table-row>
              <table:table-cell office:value-type="float" office:value="291.2">
                <text:p>291.2</text:p>
              </table:table-cell>
              <table:table-cell office:value-type="float" office:value="1776.524048">
                <text:p>1776.524048</text:p>
              </table:table-cell>
              <table:table-cell office:value-type="float" office:value="1890.978516">
                <text:p>1890.978516</text:p>
              </table:table-cell>
              <table:table-cell office:value-type="float" office:value="1791.62146">
                <text:p>1791.62146</text:p>
              </table:table-cell>
              <table:table-cell office:value-type="float" office:value="1884.906128">
                <text:p>1884.906128</text:p>
              </table:table-cell>
            </table:table-row>
            <table:table-row>
              <table:table-cell office:value-type="float" office:value="291.4">
                <text:p>291.4</text:p>
              </table:table-cell>
              <table:table-cell office:value-type="float" office:value="1776.713745">
                <text:p>1776.713745</text:p>
              </table:table-cell>
              <table:table-cell office:value-type="float" office:value="1889.765869">
                <text:p>1889.765869</text:p>
              </table:table-cell>
              <table:table-cell office:value-type="float" office:value="1792.241211">
                <text:p>1792.241211</text:p>
              </table:table-cell>
              <table:table-cell office:value-type="float" office:value="1889.520996">
                <text:p>1889.520996</text:p>
              </table:table-cell>
            </table:table-row>
            <table:table-row>
              <table:table-cell office:value-type="float" office:value="291.6">
                <text:p>291.6</text:p>
              </table:table-cell>
              <table:table-cell office:value-type="float" office:value="1777.002197">
                <text:p>1777.002197</text:p>
              </table:table-cell>
              <table:table-cell office:value-type="float" office:value="1891.341797">
                <text:p>1891.341797</text:p>
              </table:table-cell>
              <table:table-cell office:value-type="float" office:value="1793.223145">
                <text:p>1793.223145</text:p>
              </table:table-cell>
              <table:table-cell office:value-type="float" office:value="1885.445435">
                <text:p>1885.445435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1774.700562">
                <text:p>1774.700562</text:p>
              </table:table-cell>
              <table:table-cell office:value-type="float" office:value="1897.091309">
                <text:p>1897.091309</text:p>
              </table:table-cell>
              <table:table-cell office:value-type="float" office:value="1793.349854">
                <text:p>1793.349854</text:p>
              </table:table-cell>
              <table:table-cell office:value-type="float" office:value="1889.092407">
                <text:p>1889.09240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778.991211">
                <text:p>1778.991211</text:p>
              </table:table-cell>
              <table:table-cell office:value-type="float" office:value="1896.834717">
                <text:p>1896.834717</text:p>
              </table:table-cell>
              <table:table-cell office:value-type="float" office:value="1791.452759">
                <text:p>1791.452759</text:p>
              </table:table-cell>
              <table:table-cell office:value-type="float" office:value="1890.86499">
                <text:p>1890.86499</text:p>
              </table:table-cell>
            </table:table-row>
            <table:table-row>
              <table:table-cell office:value-type="float" office:value="292.2">
                <text:p>292.2</text:p>
              </table:table-cell>
              <table:table-cell office:value-type="float" office:value="1776.513916">
                <text:p>1776.513916</text:p>
              </table:table-cell>
              <table:table-cell office:value-type="float" office:value="1897.6875">
                <text:p>1897.6875</text:p>
              </table:table-cell>
              <table:table-cell office:value-type="float" office:value="1791.656616">
                <text:p>1791.656616</text:p>
              </table:table-cell>
              <table:table-cell office:value-type="float" office:value="1889.598267">
                <text:p>1889.598267</text:p>
              </table:table-cell>
            </table:table-row>
            <table:table-row>
              <table:table-cell office:value-type="float" office:value="292.4">
                <text:p>292.4</text:p>
              </table:table-cell>
              <table:table-cell office:value-type="float" office:value="1779.317627">
                <text:p>1779.317627</text:p>
              </table:table-cell>
              <table:table-cell office:value-type="float" office:value="1894.129395">
                <text:p>1894.129395</text:p>
              </table:table-cell>
              <table:table-cell office:value-type="float" office:value="1791.246216">
                <text:p>1791.246216</text:p>
              </table:table-cell>
              <table:table-cell office:value-type="float" office:value="1890.815674">
                <text:p>1890.815674</text:p>
              </table:table-cell>
            </table:table-row>
            <table:table-row>
              <table:table-cell office:value-type="float" office:value="292.6">
                <text:p>292.6</text:p>
              </table:table-cell>
              <table:table-cell office:value-type="float" office:value="1777.660889">
                <text:p>1777.660889</text:p>
              </table:table-cell>
              <table:table-cell office:value-type="float" office:value="1894.365967">
                <text:p>1894.365967</text:p>
              </table:table-cell>
              <table:table-cell office:value-type="float" office:value="1792.985596">
                <text:p>1792.985596</text:p>
              </table:table-cell>
              <table:table-cell office:value-type="float" office:value="1890.677979">
                <text:p>1890.677979</text:p>
              </table:table-cell>
            </table:table-row>
            <table:table-row>
              <table:table-cell office:value-type="float" office:value="292.8">
                <text:p>292.8</text:p>
              </table:table-cell>
              <table:table-cell office:value-type="float" office:value="1779.582275">
                <text:p>1779.582275</text:p>
              </table:table-cell>
              <table:table-cell office:value-type="float" office:value="1896.874878">
                <text:p>1896.874878</text:p>
              </table:table-cell>
              <table:table-cell office:value-type="float" office:value="1793.425171">
                <text:p>1793.425171</text:p>
              </table:table-cell>
              <table:table-cell office:value-type="float" office:value="1892.301147">
                <text:p>1892.30114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80.243896">
                <text:p>1780.243896</text:p>
              </table:table-cell>
              <table:table-cell office:value-type="float" office:value="1897.252686">
                <text:p>1897.252686</text:p>
              </table:table-cell>
              <table:table-cell office:value-type="float" office:value="1793.745605">
                <text:p>1793.745605</text:p>
              </table:table-cell>
              <table:table-cell office:value-type="float" office:value="1889.506592">
                <text:p>1889.506592</text:p>
              </table:table-cell>
            </table:table-row>
            <table:table-row>
              <table:table-cell office:value-type="float" office:value="293.2">
                <text:p>293.2</text:p>
              </table:table-cell>
              <table:table-cell office:value-type="float" office:value="1779.79541">
                <text:p>1779.79541</text:p>
              </table:table-cell>
              <table:table-cell office:value-type="float" office:value="1897.880127">
                <text:p>1897.880127</text:p>
              </table:table-cell>
              <table:table-cell office:value-type="float" office:value="1796.453125">
                <text:p>1796.453125</text:p>
              </table:table-cell>
              <table:table-cell office:value-type="float" office:value="1888.165771">
                <text:p>1888.165771</text:p>
              </table:table-cell>
            </table:table-row>
            <table:table-row>
              <table:table-cell office:value-type="float" office:value="293.4">
                <text:p>293.4</text:p>
              </table:table-cell>
              <table:table-cell office:value-type="float" office:value="1779.635254">
                <text:p>1779.635254</text:p>
              </table:table-cell>
              <table:table-cell office:value-type="float" office:value="1898.658936">
                <text:p>1898.658936</text:p>
              </table:table-cell>
              <table:table-cell office:value-type="float" office:value="1794.192627">
                <text:p>1794.192627</text:p>
              </table:table-cell>
              <table:table-cell office:value-type="float" office:value="1892.324585">
                <text:p>1892.324585</text:p>
              </table:table-cell>
            </table:table-row>
            <table:table-row>
              <table:table-cell office:value-type="float" office:value="293.6">
                <text:p>293.6</text:p>
              </table:table-cell>
              <table:table-cell office:value-type="float" office:value="1781.08252">
                <text:p>1781.08252</text:p>
              </table:table-cell>
              <table:table-cell office:value-type="float" office:value="1896.609741">
                <text:p>1896.609741</text:p>
              </table:table-cell>
              <table:table-cell office:value-type="float" office:value="1792.617188">
                <text:p>1792.617188</text:p>
              </table:table-cell>
              <table:table-cell office:value-type="float" office:value="1893.515869">
                <text:p>1893.515869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781.729004">
                <text:p>1781.729004</text:p>
              </table:table-cell>
              <table:table-cell office:value-type="float" office:value="1892.954956">
                <text:p>1892.954956</text:p>
              </table:table-cell>
              <table:table-cell office:value-type="float" office:value="1794.976929">
                <text:p>1794.976929</text:p>
              </table:table-cell>
              <table:table-cell office:value-type="float" office:value="1891.197021">
                <text:p>1891.19702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779.999268">
                <text:p>1779.999268</text:p>
              </table:table-cell>
              <table:table-cell office:value-type="float" office:value="1895.388428">
                <text:p>1895.388428</text:p>
              </table:table-cell>
              <table:table-cell office:value-type="float" office:value="1793.200806">
                <text:p>1793.200806</text:p>
              </table:table-cell>
              <table:table-cell office:value-type="float" office:value="1894.572754">
                <text:p>1894.572754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1779.12207">
                <text:p>1779.12207</text:p>
              </table:table-cell>
              <table:table-cell office:value-type="float" office:value="1897.527588">
                <text:p>1897.527588</text:p>
              </table:table-cell>
              <table:table-cell office:value-type="float" office:value="1794.514893">
                <text:p>1794.514893</text:p>
              </table:table-cell>
              <table:table-cell office:value-type="float" office:value="1890.293701">
                <text:p>1890.293701</text:p>
              </table:table-cell>
            </table:table-row>
            <table:table-row>
              <table:table-cell office:value-type="float" office:value="294.4">
                <text:p>294.4</text:p>
              </table:table-cell>
              <table:table-cell office:value-type="float" office:value="1781.167236">
                <text:p>1781.167236</text:p>
              </table:table-cell>
              <table:table-cell office:value-type="float" office:value="1898.332886">
                <text:p>1898.332886</text:p>
              </table:table-cell>
              <table:table-cell office:value-type="float" office:value="1793.818359">
                <text:p>1793.818359</text:p>
              </table:table-cell>
              <table:table-cell office:value-type="float" office:value="1891.208008">
                <text:p>1891.208008</text:p>
              </table:table-cell>
            </table:table-row>
            <table:table-row>
              <table:table-cell office:value-type="float" office:value="294.6">
                <text:p>294.6</text:p>
              </table:table-cell>
              <table:table-cell office:value-type="float" office:value="1781.406128">
                <text:p>1781.406128</text:p>
              </table:table-cell>
              <table:table-cell office:value-type="float" office:value="1897.195557">
                <text:p>1897.195557</text:p>
              </table:table-cell>
              <table:table-cell office:value-type="float" office:value="1796.334961">
                <text:p>1796.334961</text:p>
              </table:table-cell>
              <table:table-cell office:value-type="float" office:value="1891.749634">
                <text:p>1891.749634</text:p>
              </table:table-cell>
            </table:table-row>
            <table:table-row>
              <table:table-cell office:value-type="float" office:value="294.8">
                <text:p>294.8</text:p>
              </table:table-cell>
              <table:table-cell office:value-type="float" office:value="1779.811646">
                <text:p>1779.811646</text:p>
              </table:table-cell>
              <table:table-cell office:value-type="float" office:value="1901.717773">
                <text:p>1901.717773</text:p>
              </table:table-cell>
              <table:table-cell office:value-type="float" office:value="1794.376465">
                <text:p>1794.376465</text:p>
              </table:table-cell>
              <table:table-cell office:value-type="float" office:value="1894.432129">
                <text:p>1894.43212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780.162598">
                <text:p>1780.162598</text:p>
              </table:table-cell>
              <table:table-cell office:value-type="float" office:value="1899.774414">
                <text:p>1899.774414</text:p>
              </table:table-cell>
              <table:table-cell office:value-type="float" office:value="1795.338989">
                <text:p>1795.338989</text:p>
              </table:table-cell>
              <table:table-cell office:value-type="float" office:value="1893.371826">
                <text:p>1893.371826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1786.292358">
                <text:p>1786.292358</text:p>
              </table:table-cell>
              <table:table-cell office:value-type="float" office:value="1897.235352">
                <text:p>1897.235352</text:p>
              </table:table-cell>
              <table:table-cell office:value-type="float" office:value="1798.656738">
                <text:p>1798.656738</text:p>
              </table:table-cell>
              <table:table-cell office:value-type="float" office:value="1893.971924">
                <text:p>1893.971924</text:p>
              </table:table-cell>
            </table:table-row>
            <table:table-row>
              <table:table-cell office:value-type="float" office:value="295.4">
                <text:p>295.4</text:p>
              </table:table-cell>
              <table:table-cell office:value-type="float" office:value="1782.172241">
                <text:p>1782.172241</text:p>
              </table:table-cell>
              <table:table-cell office:value-type="float" office:value="1906.62561">
                <text:p>1906.62561</text:p>
              </table:table-cell>
              <table:table-cell office:value-type="float" office:value="1800.409912">
                <text:p>1800.409912</text:p>
              </table:table-cell>
              <table:table-cell office:value-type="float" office:value="1899.574463">
                <text:p>1899.574463</text:p>
              </table:table-cell>
            </table:table-row>
            <table:table-row>
              <table:table-cell office:value-type="float" office:value="295.6">
                <text:p>295.6</text:p>
              </table:table-cell>
              <table:table-cell office:value-type="float" office:value="1784.011353">
                <text:p>1784.011353</text:p>
              </table:table-cell>
              <table:table-cell office:value-type="float" office:value="1904.184082">
                <text:p>1904.184082</text:p>
              </table:table-cell>
              <table:table-cell office:value-type="float" office:value="1795.692383">
                <text:p>1795.692383</text:p>
              </table:table-cell>
              <table:table-cell office:value-type="float" office:value="1901.21582">
                <text:p>1901.21582</text:p>
              </table:table-cell>
            </table:table-row>
            <table:table-row>
              <table:table-cell office:value-type="float" office:value="295.8">
                <text:p>295.8</text:p>
              </table:table-cell>
              <table:table-cell office:value-type="float" office:value="1785.577148">
                <text:p>1785.577148</text:p>
              </table:table-cell>
              <table:table-cell office:value-type="float" office:value="1904.281982">
                <text:p>1904.281982</text:p>
              </table:table-cell>
              <table:table-cell office:value-type="float" office:value="1804.060547">
                <text:p>1804.060547</text:p>
              </table:table-cell>
              <table:table-cell office:value-type="float" office:value="1898.483643">
                <text:p>1898.48364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785.947876">
                <text:p>1785.947876</text:p>
              </table:table-cell>
              <table:table-cell office:value-type="float" office:value="1908.983154">
                <text:p>1908.983154</text:p>
              </table:table-cell>
              <table:table-cell office:value-type="float" office:value="1803.623291">
                <text:p>1803.623291</text:p>
              </table:table-cell>
              <table:table-cell office:value-type="float" office:value="1900.819458">
                <text:p>1900.819458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1781.316284">
                <text:p>1781.316284</text:p>
              </table:table-cell>
              <table:table-cell office:value-type="float" office:value="1881.527588">
                <text:p>1881.527588</text:p>
              </table:table-cell>
              <table:table-cell office:value-type="float" office:value="1799.953491">
                <text:p>1799.953491</text:p>
              </table:table-cell>
              <table:table-cell office:value-type="float" office:value="1872.437988">
                <text:p>1872.437988</text:p>
              </table:table-cell>
            </table:table-row>
            <table:table-row>
              <table:table-cell office:value-type="float" office:value="296.4">
                <text:p>296.4</text:p>
              </table:table-cell>
              <table:table-cell office:value-type="float" office:value="1762.402832">
                <text:p>1762.402832</text:p>
              </table:table-cell>
              <table:table-cell office:value-type="float" office:value="1882.532959">
                <text:p>1882.532959</text:p>
              </table:table-cell>
              <table:table-cell office:value-type="float" office:value="1767.349976">
                <text:p>1767.349976</text:p>
              </table:table-cell>
              <table:table-cell office:value-type="float" office:value="1884.728027">
                <text:p>1884.728027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1707.788574">
                <text:p>1707.788574</text:p>
              </table:table-cell>
              <table:table-cell office:value-type="float" office:value="1879.235352">
                <text:p>1879.235352</text:p>
              </table:table-cell>
              <table:table-cell office:value-type="float" office:value="1714.85498">
                <text:p>1714.85498</text:p>
              </table:table-cell>
              <table:table-cell office:value-type="float" office:value="1879.907837">
                <text:p>1879.907837</text:p>
              </table:table-cell>
            </table:table-row>
            <table:table-row>
              <table:table-cell office:value-type="float" office:value="296.8">
                <text:p>296.8</text:p>
              </table:table-cell>
              <table:table-cell office:value-type="float" office:value="1720.225098">
                <text:p>1720.225098</text:p>
              </table:table-cell>
              <table:table-cell office:value-type="float" office:value="1813.673706">
                <text:p>1813.673706</text:p>
              </table:table-cell>
              <table:table-cell office:value-type="float" office:value="1736.911499">
                <text:p>1736.911499</text:p>
              </table:table-cell>
              <table:table-cell office:value-type="float" office:value="1810.322998">
                <text:p>1810.32299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705.824463">
                <text:p>1705.824463</text:p>
              </table:table-cell>
              <table:table-cell office:value-type="float" office:value="1821.810547">
                <text:p>1821.810547</text:p>
              </table:table-cell>
              <table:table-cell office:value-type="float" office:value="1717.605103">
                <text:p>1717.605103</text:p>
              </table:table-cell>
              <table:table-cell office:value-type="float" office:value="1815.181152">
                <text:p>1815.181152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671.938232">
                <text:p>1671.938232</text:p>
              </table:table-cell>
              <table:table-cell office:value-type="float" office:value="1811.201538">
                <text:p>1811.201538</text:p>
              </table:table-cell>
              <table:table-cell office:value-type="float" office:value="1681.968506">
                <text:p>1681.968506</text:p>
              </table:table-cell>
              <table:table-cell office:value-type="float" office:value="1808.527588">
                <text:p>1808.527588</text:p>
              </table:table-cell>
            </table:table-row>
            <table:table-row>
              <table:table-cell office:value-type="float" office:value="297.4">
                <text:p>297.4</text:p>
              </table:table-cell>
              <table:table-cell office:value-type="float" office:value="1676.454102">
                <text:p>1676.454102</text:p>
              </table:table-cell>
              <table:table-cell office:value-type="float" office:value="1764.414307">
                <text:p>1764.414307</text:p>
              </table:table-cell>
              <table:table-cell office:value-type="float" office:value="1688.997437">
                <text:p>1688.997437</text:p>
              </table:table-cell>
              <table:table-cell office:value-type="float" office:value="1759.769775">
                <text:p>1759.769775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1657.085205">
                <text:p>1657.085205</text:p>
              </table:table-cell>
              <table:table-cell office:value-type="float" office:value="1773.031006">
                <text:p>1773.031006</text:p>
              </table:table-cell>
              <table:table-cell office:value-type="float" office:value="1671.999268">
                <text:p>1671.999268</text:p>
              </table:table-cell>
              <table:table-cell office:value-type="float" office:value="1759.783447">
                <text:p>1759.783447</text:p>
              </table:table-cell>
            </table:table-row>
            <table:table-row>
              <table:table-cell office:value-type="float" office:value="297.8">
                <text:p>297.8</text:p>
              </table:table-cell>
              <table:table-cell office:value-type="float" office:value="1648.287109">
                <text:p>1648.287109</text:p>
              </table:table-cell>
              <table:table-cell office:value-type="float" office:value="1746.942383">
                <text:p>1746.942383</text:p>
              </table:table-cell>
              <table:table-cell office:value-type="float" office:value="1649.460938">
                <text:p>1649.460938</text:p>
              </table:table-cell>
              <table:table-cell office:value-type="float" office:value="1744.182007">
                <text:p>1744.1820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640.771118">
                <text:p>1640.771118</text:p>
              </table:table-cell>
              <table:table-cell office:value-type="float" office:value="1730.023682">
                <text:p>1730.023682</text:p>
              </table:table-cell>
              <table:table-cell office:value-type="float" office:value="1651.351074">
                <text:p>1651.351074</text:p>
              </table:table-cell>
              <table:table-cell office:value-type="float" office:value="1731.528198">
                <text:p>1731.528198</text:p>
              </table:table-cell>
            </table:table-row>
            <table:table-row>
              <table:table-cell office:value-type="float" office:value="298.2">
                <text:p>298.2</text:p>
              </table:table-cell>
              <table:table-cell office:value-type="float" office:value="1628.84436">
                <text:p>1628.84436</text:p>
              </table:table-cell>
              <table:table-cell office:value-type="float" office:value="1729.260132">
                <text:p>1729.260132</text:p>
              </table:table-cell>
              <table:table-cell office:value-type="float" office:value="1639.252808">
                <text:p>1639.252808</text:p>
              </table:table-cell>
              <table:table-cell office:value-type="float" office:value="1722.812744">
                <text:p>1722.812744</text:p>
              </table:table-cell>
            </table:table-row>
            <table:table-row>
              <table:table-cell office:value-type="float" office:value="298.4">
                <text:p>298.4</text:p>
              </table:table-cell>
              <table:table-cell office:value-type="float" office:value="1630.494019">
                <text:p>1630.494019</text:p>
              </table:table-cell>
              <table:table-cell office:value-type="float" office:value="1703.782104">
                <text:p>1703.782104</text:p>
              </table:table-cell>
              <table:table-cell office:value-type="float" office:value="1631.662354">
                <text:p>1631.662354</text:p>
              </table:table-cell>
              <table:table-cell office:value-type="float" office:value="1707.934448">
                <text:p>1707.934448</text:p>
              </table:table-cell>
            </table:table-row>
            <table:table-row>
              <table:table-cell office:value-type="float" office:value="298.6">
                <text:p>298.6</text:p>
              </table:table-cell>
              <table:table-cell office:value-type="float" office:value="1619.895142">
                <text:p>1619.895142</text:p>
              </table:table-cell>
              <table:table-cell office:value-type="float" office:value="1697.311401">
                <text:p>1697.311401</text:p>
              </table:table-cell>
              <table:table-cell office:value-type="float" office:value="1628.266724">
                <text:p>1628.266724</text:p>
              </table:table-cell>
              <table:table-cell office:value-type="float" office:value="1693.52478">
                <text:p>1693.52478</text:p>
              </table:table-cell>
            </table:table-row>
            <table:table-row>
              <table:table-cell office:value-type="float" office:value="298.8">
                <text:p>298.8</text:p>
              </table:table-cell>
              <table:table-cell office:value-type="float" office:value="1611.790283">
                <text:p>1611.790283</text:p>
              </table:table-cell>
              <table:table-cell office:value-type="float" office:value="1688.527832">
                <text:p>1688.527832</text:p>
              </table:table-cell>
              <table:table-cell office:value-type="float" office:value="1617.797119">
                <text:p>1617.797119</text:p>
              </table:table-cell>
              <table:table-cell office:value-type="float" office:value="1684.294067">
                <text:p>1684.29406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609.414429">
                <text:p>1609.414429</text:p>
              </table:table-cell>
              <table:table-cell office:value-type="float" office:value="1677.661377">
                <text:p>1677.661377</text:p>
              </table:table-cell>
              <table:table-cell office:value-type="float" office:value="1613.091675">
                <text:p>1613.091675</text:p>
              </table:table-cell>
              <table:table-cell office:value-type="float" office:value="1670.615112">
                <text:p>1670.615112</text:p>
              </table:table-cell>
            </table:table-row>
            <table:table-row>
              <table:table-cell office:value-type="float" office:value="299.2">
                <text:p>299.2</text:p>
              </table:table-cell>
              <table:table-cell office:value-type="float" office:value="1604.904785">
                <text:p>1604.904785</text:p>
              </table:table-cell>
              <table:table-cell office:value-type="float" office:value="1661.491699">
                <text:p>1661.491699</text:p>
              </table:table-cell>
              <table:table-cell office:value-type="float" office:value="1606.839233">
                <text:p>1606.839233</text:p>
              </table:table-cell>
              <table:table-cell office:value-type="float" office:value="1663.734985">
                <text:p>1663.734985</text:p>
              </table:table-cell>
            </table:table-row>
            <table:table-row>
              <table:table-cell office:value-type="float" office:value="299.4">
                <text:p>299.4</text:p>
              </table:table-cell>
              <table:table-cell office:value-type="float" office:value="1596.59021">
                <text:p>1596.59021</text:p>
              </table:table-cell>
              <table:table-cell office:value-type="float" office:value="1663.059692">
                <text:p>1663.059692</text:p>
              </table:table-cell>
              <table:table-cell office:value-type="float" office:value="1603.870483">
                <text:p>1603.870483</text:p>
              </table:table-cell>
              <table:table-cell office:value-type="float" office:value="1660.825073">
                <text:p>1660.825073</text:p>
              </table:table-cell>
            </table:table-row>
            <table:table-row>
              <table:table-cell office:value-type="float" office:value="299.6">
                <text:p>299.6</text:p>
              </table:table-cell>
              <table:table-cell office:value-type="float" office:value="1594.84375">
                <text:p>1594.84375</text:p>
              </table:table-cell>
              <table:table-cell office:value-type="float" office:value="1651.848389">
                <text:p>1651.848389</text:p>
              </table:table-cell>
              <table:table-cell office:value-type="float" office:value="1601.007446">
                <text:p>1601.007446</text:p>
              </table:table-cell>
              <table:table-cell office:value-type="float" office:value="1645.634766">
                <text:p>1645.634766</text:p>
              </table:table-cell>
            </table:table-row>
            <table:table-row>
              <table:table-cell office:value-type="float" office:value="299.8">
                <text:p>299.8</text:p>
              </table:table-cell>
              <table:table-cell office:value-type="float" office:value="1594.037598">
                <text:p>1594.037598</text:p>
              </table:table-cell>
              <table:table-cell office:value-type="float" office:value="1642.352417">
                <text:p>1642.352417</text:p>
              </table:table-cell>
              <table:table-cell office:value-type="float" office:value="1592.581177">
                <text:p>1592.581177</text:p>
              </table:table-cell>
              <table:table-cell office:value-type="float" office:value="1643.336914">
                <text:p>1643.33691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85.762207">
                <text:p>1585.762207</text:p>
              </table:table-cell>
              <table:table-cell office:value-type="float" office:value="1637.525513">
                <text:p>1637.525513</text:p>
              </table:table-cell>
              <table:table-cell office:value-type="float" office:value="1593.799072">
                <text:p>1593.799072</text:p>
              </table:table-cell>
              <table:table-cell office:value-type="float" office:value="1635.148315">
                <text:p>1635.148315</text:p>
              </table:table-cell>
            </table:table-row>
            <table:table-row>
              <table:table-cell office:value-type="float" office:value="300.2">
                <text:p>300.2</text:p>
              </table:table-cell>
              <table:table-cell office:value-type="float" office:value="1588.071045">
                <text:p>1588.071045</text:p>
              </table:table-cell>
              <table:table-cell office:value-type="float" office:value="1633.229248">
                <text:p>1633.229248</text:p>
              </table:table-cell>
              <table:table-cell office:value-type="float" office:value="1590.88147">
                <text:p>1590.88147</text:p>
              </table:table-cell>
              <table:table-cell office:value-type="float" office:value="1632.477783">
                <text:p>1632.477783</text:p>
              </table:table-cell>
            </table:table-row>
            <table:table-row>
              <table:table-cell office:value-type="float" office:value="300.4">
                <text:p>300.4</text:p>
              </table:table-cell>
              <table:table-cell office:value-type="float" office:value="1582.311279">
                <text:p>1582.311279</text:p>
              </table:table-cell>
              <table:table-cell office:value-type="float" office:value="1627.785522">
                <text:p>1627.785522</text:p>
              </table:table-cell>
              <table:table-cell office:value-type="float" office:value="1586.04248">
                <text:p>1586.04248</text:p>
              </table:table-cell>
              <table:table-cell office:value-type="float" office:value="1626.43396">
                <text:p>1626.43396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584.484863">
                <text:p>1584.484863</text:p>
              </table:table-cell>
              <table:table-cell office:value-type="float" office:value="1621.036011">
                <text:p>1621.036011</text:p>
              </table:table-cell>
              <table:table-cell office:value-type="float" office:value="1586.255249">
                <text:p>1586.255249</text:p>
              </table:table-cell>
              <table:table-cell office:value-type="float" office:value="1618.978394">
                <text:p>1618.978394</text:p>
              </table:table-cell>
            </table:table-row>
            <table:table-row>
              <table:table-cell office:value-type="float" office:value="300.8">
                <text:p>300.8</text:p>
              </table:table-cell>
              <table:table-cell office:value-type="float" office:value="1581.299927">
                <text:p>1581.299927</text:p>
              </table:table-cell>
              <table:table-cell office:value-type="float" office:value="1615.294189">
                <text:p>1615.294189</text:p>
              </table:table-cell>
              <table:table-cell office:value-type="float" office:value="1582.370728">
                <text:p>1582.370728</text:p>
              </table:table-cell>
              <table:table-cell office:value-type="float" office:value="1617.820557">
                <text:p>1617.82055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577.203735">
                <text:p>1577.203735</text:p>
              </table:table-cell>
              <table:table-cell office:value-type="float" office:value="1613.092041">
                <text:p>1613.092041</text:p>
              </table:table-cell>
              <table:table-cell office:value-type="float" office:value="1579.966309">
                <text:p>1579.966309</text:p>
              </table:table-cell>
              <table:table-cell office:value-type="float" office:value="1611.651855">
                <text:p>1611.651855</text:p>
              </table:table-cell>
            </table:table-row>
            <table:table-row>
              <table:table-cell office:value-type="float" office:value="301.2">
                <text:p>301.2</text:p>
              </table:table-cell>
              <table:table-cell office:value-type="float" office:value="1578.929443">
                <text:p>1578.929443</text:p>
              </table:table-cell>
              <table:table-cell office:value-type="float" office:value="1610.042847">
                <text:p>1610.042847</text:p>
              </table:table-cell>
              <table:table-cell office:value-type="float" office:value="1575.729126">
                <text:p>1575.729126</text:p>
              </table:table-cell>
              <table:table-cell office:value-type="float" office:value="1612.733398">
                <text:p>1612.733398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1575.818481">
                <text:p>1575.818481</text:p>
              </table:table-cell>
              <table:table-cell office:value-type="float" office:value="1608.63208">
                <text:p>1608.63208</text:p>
              </table:table-cell>
              <table:table-cell office:value-type="float" office:value="1580.766724">
                <text:p>1580.766724</text:p>
              </table:table-cell>
              <table:table-cell office:value-type="float" office:value="1602.936523">
                <text:p>1602.936523</text:p>
              </table:table-cell>
            </table:table-row>
            <table:table-row>
              <table:table-cell office:value-type="float" office:value="301.6">
                <text:p>301.6</text:p>
              </table:table-cell>
              <table:table-cell office:value-type="float" office:value="1572.431641">
                <text:p>1572.431641</text:p>
              </table:table-cell>
              <table:table-cell office:value-type="float" office:value="1604.957153">
                <text:p>1604.957153</text:p>
              </table:table-cell>
              <table:table-cell office:value-type="float" office:value="1577.313965">
                <text:p>1577.313965</text:p>
              </table:table-cell>
              <table:table-cell office:value-type="float" office:value="1600.804077">
                <text:p>1600.804077</text:p>
              </table:table-cell>
            </table:table-row>
            <table:table-row>
              <table:table-cell office:value-type="float" office:value="301.8">
                <text:p>301.8</text:p>
              </table:table-cell>
              <table:table-cell office:value-type="float" office:value="1574.77356">
                <text:p>1574.77356</text:p>
              </table:table-cell>
              <table:table-cell office:value-type="float" office:value="1597.62854">
                <text:p>1597.62854</text:p>
              </table:table-cell>
              <table:table-cell office:value-type="float" office:value="1573.706177">
                <text:p>1573.706177</text:p>
              </table:table-cell>
              <table:table-cell office:value-type="float" office:value="1598.153809">
                <text:p>1598.15380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572.009277">
                <text:p>1572.009277</text:p>
              </table:table-cell>
              <table:table-cell office:value-type="float" office:value="1600.147583">
                <text:p>1600.147583</text:p>
              </table:table-cell>
              <table:table-cell office:value-type="float" office:value="1574.338135">
                <text:p>1574.338135</text:p>
              </table:table-cell>
              <table:table-cell office:value-type="float" office:value="1597.702759">
                <text:p>1597.702759</text:p>
              </table:table-cell>
            </table:table-row>
            <table:table-row>
              <table:table-cell office:value-type="float" office:value="302.2">
                <text:p>302.2</text:p>
              </table:table-cell>
              <table:table-cell office:value-type="float" office:value="1572.817017">
                <text:p>1572.817017</text:p>
              </table:table-cell>
              <table:table-cell office:value-type="float" office:value="1594.203735">
                <text:p>1594.203735</text:p>
              </table:table-cell>
              <table:table-cell office:value-type="float" office:value="1569.885376">
                <text:p>1569.885376</text:p>
              </table:table-cell>
              <table:table-cell office:value-type="float" office:value="1594.51001">
                <text:p>1594.51001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1572.137329">
                <text:p>1572.137329</text:p>
              </table:table-cell>
              <table:table-cell office:value-type="float" office:value="1594.744751">
                <text:p>1594.744751</text:p>
              </table:table-cell>
              <table:table-cell office:value-type="float" office:value="1575.827637">
                <text:p>1575.827637</text:p>
              </table:table-cell>
              <table:table-cell office:value-type="float" office:value="1588.499023">
                <text:p>1588.499023</text:p>
              </table:table-cell>
            </table:table-row>
            <table:table-row>
              <table:table-cell office:value-type="float" office:value="302.6">
                <text:p>302.6</text:p>
              </table:table-cell>
              <table:table-cell office:value-type="float" office:value="1568.612793">
                <text:p>1568.612793</text:p>
              </table:table-cell>
              <table:table-cell office:value-type="float" office:value="1589.45813">
                <text:p>1589.45813</text:p>
              </table:table-cell>
              <table:table-cell office:value-type="float" office:value="1573.662964">
                <text:p>1573.662964</text:p>
              </table:table-cell>
              <table:table-cell office:value-type="float" office:value="1589.810303">
                <text:p>1589.810303</text:p>
              </table:table-cell>
            </table:table-row>
            <table:table-row>
              <table:table-cell office:value-type="float" office:value="302.8">
                <text:p>302.8</text:p>
              </table:table-cell>
              <table:table-cell office:value-type="float" office:value="1568.744019">
                <text:p>1568.744019</text:p>
              </table:table-cell>
              <table:table-cell office:value-type="float" office:value="1590.990967">
                <text:p>1590.990967</text:p>
              </table:table-cell>
              <table:table-cell office:value-type="float" office:value="1571.41687">
                <text:p>1571.41687</text:p>
              </table:table-cell>
              <table:table-cell office:value-type="float" office:value="1586.616943">
                <text:p>1586.61694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570.218262">
                <text:p>1570.218262</text:p>
              </table:table-cell>
              <table:table-cell office:value-type="float" office:value="1587.639526">
                <text:p>1587.639526</text:p>
              </table:table-cell>
              <table:table-cell office:value-type="float" office:value="1568.540283">
                <text:p>1568.540283</text:p>
              </table:table-cell>
              <table:table-cell office:value-type="float" office:value="1589.383423">
                <text:p>1589.383423</text:p>
              </table:table-cell>
            </table:table-row>
            <table:table-row>
              <table:table-cell office:value-type="float" office:value="303.2">
                <text:p>303.2</text:p>
              </table:table-cell>
              <table:table-cell office:value-type="float" office:value="1573.353027">
                <text:p>1573.353027</text:p>
              </table:table-cell>
              <table:table-cell office:value-type="float" office:value="1582.279053">
                <text:p>1582.279053</text:p>
              </table:table-cell>
              <table:table-cell office:value-type="float" office:value="1570.634033">
                <text:p>1570.634033</text:p>
              </table:table-cell>
              <table:table-cell office:value-type="float" office:value="1584.543701">
                <text:p>1584.543701</text:p>
              </table:table-cell>
            </table:table-row>
            <table:table-row>
              <table:table-cell office:value-type="float" office:value="303.4">
                <text:p>303.4</text:p>
              </table:table-cell>
              <table:table-cell office:value-type="float" office:value="1568.994019">
                <text:p>1568.994019</text:p>
              </table:table-cell>
              <table:table-cell office:value-type="float" office:value="1580.331177">
                <text:p>1580.331177</text:p>
              </table:table-cell>
              <table:table-cell office:value-type="float" office:value="1569.140991">
                <text:p>1569.140991</text:p>
              </table:table-cell>
              <table:table-cell office:value-type="float" office:value="1579.472656">
                <text:p>1579.472656</text:p>
              </table:table-cell>
            </table:table-row>
            <table:table-row>
              <table:table-cell office:value-type="float" office:value="303.6">
                <text:p>303.6</text:p>
              </table:table-cell>
              <table:table-cell office:value-type="float" office:value="1569.190308">
                <text:p>1569.190308</text:p>
              </table:table-cell>
              <table:table-cell office:value-type="float" office:value="1581.331787">
                <text:p>1581.331787</text:p>
              </table:table-cell>
              <table:table-cell office:value-type="float" office:value="1568.524902">
                <text:p>1568.524902</text:p>
              </table:table-cell>
              <table:table-cell office:value-type="float" office:value="1581.949341">
                <text:p>1581.949341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1570.837646">
                <text:p>1570.837646</text:p>
              </table:table-cell>
              <table:table-cell office:value-type="float" office:value="1578.402832">
                <text:p>1578.402832</text:p>
              </table:table-cell>
              <table:table-cell office:value-type="float" office:value="1568.560425">
                <text:p>1568.560425</text:p>
              </table:table-cell>
              <table:table-cell office:value-type="float" office:value="1580.688599">
                <text:p>1580.6885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568.132812">
                <text:p>1568.132812</text:p>
              </table:table-cell>
              <table:table-cell office:value-type="float" office:value="1579.540405">
                <text:p>1579.540405</text:p>
              </table:table-cell>
              <table:table-cell office:value-type="float" office:value="1567.653931">
                <text:p>1567.653931</text:p>
              </table:table-cell>
              <table:table-cell office:value-type="float" office:value="1582.518555">
                <text:p>1582.518555</text:p>
              </table:table-cell>
            </table:table-row>
            <table:table-row>
              <table:table-cell office:value-type="float" office:value="304.2">
                <text:p>304.2</text:p>
              </table:table-cell>
              <table:table-cell office:value-type="float" office:value="1566.950806">
                <text:p>1566.950806</text:p>
              </table:table-cell>
              <table:table-cell office:value-type="float" office:value="1579.073853">
                <text:p>1579.073853</text:p>
              </table:table-cell>
              <table:table-cell office:value-type="float" office:value="1564.243286">
                <text:p>1564.243286</text:p>
              </table:table-cell>
              <table:table-cell office:value-type="float" office:value="1581.64563">
                <text:p>1581.64563</text:p>
              </table:table-cell>
            </table:table-row>
            <table:table-row>
              <table:table-cell office:value-type="float" office:value="304.4">
                <text:p>304.4</text:p>
              </table:table-cell>
              <table:table-cell office:value-type="float" office:value="1563.878784">
                <text:p>1563.878784</text:p>
              </table:table-cell>
              <table:table-cell office:value-type="float" office:value="1578.57019">
                <text:p>1578.57019</text:p>
              </table:table-cell>
              <table:table-cell office:value-type="float" office:value="1566.70166">
                <text:p>1566.70166</text:p>
              </table:table-cell>
              <table:table-cell office:value-type="float" office:value="1577.042847">
                <text:p>1577.042847</text:p>
              </table:table-cell>
            </table:table-row>
            <table:table-row>
              <table:table-cell office:value-type="float" office:value="304.6">
                <text:p>304.6</text:p>
              </table:table-cell>
              <table:table-cell office:value-type="float" office:value="1568.796143">
                <text:p>1568.796143</text:p>
              </table:table-cell>
              <table:table-cell office:value-type="float" office:value="1576.128662">
                <text:p>1576.128662</text:p>
              </table:table-cell>
              <table:table-cell office:value-type="float" office:value="1568.777832">
                <text:p>1568.777832</text:p>
              </table:table-cell>
              <table:table-cell office:value-type="float" office:value="1574.782837">
                <text:p>1574.782837</text:p>
              </table:table-cell>
            </table:table-row>
            <table:table-row>
              <table:table-cell office:value-type="float" office:value="304.8">
                <text:p>304.8</text:p>
              </table:table-cell>
              <table:table-cell office:value-type="float" office:value="1565.178955">
                <text:p>1565.178955</text:p>
              </table:table-cell>
              <table:table-cell office:value-type="float" office:value="1576.588013">
                <text:p>1576.588013</text:p>
              </table:table-cell>
              <table:table-cell office:value-type="float" office:value="1566.163696">
                <text:p>1566.163696</text:p>
              </table:table-cell>
              <table:table-cell office:value-type="float" office:value="1576.956421">
                <text:p>1576.95642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567.841064">
                <text:p>1567.841064</text:p>
              </table:table-cell>
              <table:table-cell office:value-type="float" office:value="1573.400635">
                <text:p>1573.400635</text:p>
              </table:table-cell>
              <table:table-cell office:value-type="float" office:value="1564.605835">
                <text:p>1564.605835</text:p>
              </table:table-cell>
              <table:table-cell office:value-type="float" office:value="1572.716675">
                <text:p>1572.716675</text:p>
              </table:table-cell>
            </table:table-row>
            <table:table-row>
              <table:table-cell office:value-type="float" office:value="305.2">
                <text:p>305.2</text:p>
              </table:table-cell>
              <table:table-cell office:value-type="float" office:value="1565.773926">
                <text:p>1565.773926</text:p>
              </table:table-cell>
              <table:table-cell office:value-type="float" office:value="1572.895996">
                <text:p>1572.895996</text:p>
              </table:table-cell>
              <table:table-cell office:value-type="float" office:value="1568.889282">
                <text:p>1568.889282</text:p>
              </table:table-cell>
              <table:table-cell office:value-type="float" office:value="1572.975342">
                <text:p>1572.975342</text:p>
              </table:table-cell>
            </table:table-row>
            <table:table-row>
              <table:table-cell office:value-type="float" office:value="305.4">
                <text:p>305.4</text:p>
              </table:table-cell>
              <table:table-cell office:value-type="float" office:value="1548.044189">
                <text:p>1548.044189</text:p>
              </table:table-cell>
              <table:table-cell office:value-type="float" office:value="1591.8479">
                <text:p>1591.8479</text:p>
              </table:table-cell>
              <table:table-cell office:value-type="float" office:value="1551.54187">
                <text:p>1551.54187</text:p>
              </table:table-cell>
              <table:table-cell office:value-type="float" office:value="1588.050171">
                <text:p>1588.050171</text:p>
              </table:table-cell>
            </table:table-row>
            <table:table-row>
              <table:table-cell office:value-type="float" office:value="305.6">
                <text:p>305.6</text:p>
              </table:table-cell>
              <table:table-cell office:value-type="float" office:value="1581.91333">
                <text:p>1581.91333</text:p>
              </table:table-cell>
              <table:table-cell office:value-type="float" office:value="1556.396484">
                <text:p>1556.396484</text:p>
              </table:table-cell>
              <table:table-cell office:value-type="float" office:value="1581.714355">
                <text:p>1581.714355</text:p>
              </table:table-cell>
              <table:table-cell office:value-type="float" office:value="1558.282593">
                <text:p>1558.282593</text:p>
              </table:table-cell>
            </table:table-row>
            <table:table-row>
              <table:table-cell office:value-type="float" office:value="305.8">
                <text:p>305.8</text:p>
              </table:table-cell>
              <table:table-cell office:value-type="float" office:value="1594.768677">
                <text:p>1594.768677</text:p>
              </table:table-cell>
              <table:table-cell office:value-type="float" office:value="1580.562866">
                <text:p>1580.562866</text:p>
              </table:table-cell>
              <table:table-cell office:value-type="float" office:value="1563.419434">
                <text:p>1563.419434</text:p>
              </table:table-cell>
              <table:table-cell office:value-type="float" office:value="1555.020874">
                <text:p>1555.02087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584.468628">
                <text:p>1584.468628</text:p>
              </table:table-cell>
              <table:table-cell office:value-type="float" office:value="1648.515991">
                <text:p>1648.515991</text:p>
              </table:table-cell>
              <table:table-cell office:value-type="float" office:value="1500.368286">
                <text:p>1500.368286</text:p>
              </table:table-cell>
              <table:table-cell office:value-type="float" office:value="1551.98938">
                <text:p>1551.98938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1593.951172">
                <text:p>1593.951172</text:p>
              </table:table-cell>
              <table:table-cell office:value-type="float" office:value="1649.406494">
                <text:p>1649.406494</text:p>
              </table:table-cell>
              <table:table-cell office:value-type="float" office:value="1527.596313">
                <text:p>1527.596313</text:p>
              </table:table-cell>
              <table:table-cell office:value-type="float" office:value="1530.813354">
                <text:p>1530.813354</text:p>
              </table:table-cell>
            </table:table-row>
            <table:table-row>
              <table:table-cell office:value-type="float" office:value="306.4">
                <text:p>306.4</text:p>
              </table:table-cell>
              <table:table-cell office:value-type="float" office:value="1624.657715">
                <text:p>1624.657715</text:p>
              </table:table-cell>
              <table:table-cell office:value-type="float" office:value="1650.828979">
                <text:p>1650.828979</text:p>
              </table:table-cell>
              <table:table-cell office:value-type="float" office:value="1555.11438">
                <text:p>1555.11438</text:p>
              </table:table-cell>
              <table:table-cell office:value-type="float" office:value="1551.992798">
                <text:p>1551.992798</text:p>
              </table:table-cell>
            </table:table-row>
            <table:table-row>
              <table:table-cell office:value-type="float" office:value="306.6">
                <text:p>306.6</text:p>
              </table:table-cell>
              <table:table-cell office:value-type="float" office:value="1644.580078">
                <text:p>1644.580078</text:p>
              </table:table-cell>
              <table:table-cell office:value-type="float" office:value="1716.036621">
                <text:p>1716.036621</text:p>
              </table:table-cell>
              <table:table-cell office:value-type="float" office:value="1580.038208">
                <text:p>1580.038208</text:p>
              </table:table-cell>
              <table:table-cell office:value-type="float" office:value="1602.292847">
                <text:p>1602.292847</text:p>
              </table:table-cell>
            </table:table-row>
            <table:table-row>
              <table:table-cell office:value-type="float" office:value="306.8">
                <text:p>306.8</text:p>
              </table:table-cell>
              <table:table-cell office:value-type="float" office:value="1689.873657">
                <text:p>1689.873657</text:p>
              </table:table-cell>
              <table:table-cell office:value-type="float" office:value="1695.597046">
                <text:p>1695.597046</text:p>
              </table:table-cell>
              <table:table-cell office:value-type="float" office:value="1640.508789">
                <text:p>1640.508789</text:p>
              </table:table-cell>
              <table:table-cell office:value-type="float" office:value="1647.908936">
                <text:p>1647.90893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688.80603">
                <text:p>1688.80603</text:p>
              </table:table-cell>
              <table:table-cell office:value-type="float" office:value="1697.863403">
                <text:p>1697.863403</text:p>
              </table:table-cell>
              <table:table-cell office:value-type="float" office:value="1679.725342">
                <text:p>1679.725342</text:p>
              </table:table-cell>
              <table:table-cell office:value-type="float" office:value="1682.443115">
                <text:p>1682.443115</text:p>
              </table:table-cell>
            </table:table-row>
            <table:table-row>
              <table:table-cell office:value-type="float" office:value="307.2">
                <text:p>307.2</text:p>
              </table:table-cell>
              <table:table-cell office:value-type="float" office:value="1645.540405">
                <text:p>1645.540405</text:p>
              </table:table-cell>
              <table:table-cell office:value-type="float" office:value="1747.064697">
                <text:p>1747.064697</text:p>
              </table:table-cell>
              <table:table-cell office:value-type="float" office:value="1671.923462">
                <text:p>1671.923462</text:p>
              </table:table-cell>
              <table:table-cell office:value-type="float" office:value="1759.452759">
                <text:p>1759.452759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681.548096">
                <text:p>1681.548096</text:p>
              </table:table-cell>
              <table:table-cell office:value-type="float" office:value="1756.713379">
                <text:p>1756.713379</text:p>
              </table:table-cell>
              <table:table-cell office:value-type="float" office:value="1688.322632">
                <text:p>1688.322632</text:p>
              </table:table-cell>
              <table:table-cell office:value-type="float" office:value="1761.604004">
                <text:p>1761.604004</text:p>
              </table:table-cell>
            </table:table-row>
            <table:table-row>
              <table:table-cell office:value-type="float" office:value="307.6">
                <text:p>307.6</text:p>
              </table:table-cell>
              <table:table-cell office:value-type="float" office:value="1722.89502">
                <text:p>1722.89502</text:p>
              </table:table-cell>
              <table:table-cell office:value-type="float" office:value="1760.349731">
                <text:p>1760.349731</text:p>
              </table:table-cell>
              <table:table-cell office:value-type="float" office:value="1725.973145">
                <text:p>1725.973145</text:p>
              </table:table-cell>
              <table:table-cell office:value-type="float" office:value="1777.793213">
                <text:p>1777.793213</text:p>
              </table:table-cell>
            </table:table-row>
            <table:table-row>
              <table:table-cell office:value-type="float" office:value="307.8">
                <text:p>307.8</text:p>
              </table:table-cell>
              <table:table-cell office:value-type="float" office:value="1742.285889">
                <text:p>1742.285889</text:p>
              </table:table-cell>
              <table:table-cell office:value-type="float" office:value="1805.991577">
                <text:p>1805.991577</text:p>
              </table:table-cell>
              <table:table-cell office:value-type="float" office:value="1745.587158">
                <text:p>1745.587158</text:p>
              </table:table-cell>
              <table:table-cell office:value-type="float" office:value="1820.467896">
                <text:p>1820.46789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756.361084">
                <text:p>1756.361084</text:p>
              </table:table-cell>
              <table:table-cell office:value-type="float" office:value="1837.463867">
                <text:p>1837.463867</text:p>
              </table:table-cell>
              <table:table-cell office:value-type="float" office:value="1755.513184">
                <text:p>1755.513184</text:p>
              </table:table-cell>
              <table:table-cell office:value-type="float" office:value="1845.914795">
                <text:p>1845.914795</text:p>
              </table:table-cell>
            </table:table-row>
            <table:table-row>
              <table:table-cell office:value-type="float" office:value="308.2">
                <text:p>308.2</text:p>
              </table:table-cell>
              <table:table-cell office:value-type="float" office:value="1780.561279">
                <text:p>1780.561279</text:p>
              </table:table-cell>
              <table:table-cell office:value-type="float" office:value="1812.675659">
                <text:p>1812.675659</text:p>
              </table:table-cell>
              <table:table-cell office:value-type="float" office:value="1778.787842">
                <text:p>1778.787842</text:p>
              </table:table-cell>
              <table:table-cell office:value-type="float" office:value="1829.473511">
                <text:p>1829.473511</text:p>
              </table:table-cell>
            </table:table-row>
            <table:table-row>
              <table:table-cell office:value-type="float" office:value="308.4">
                <text:p>308.4</text:p>
              </table:table-cell>
              <table:table-cell office:value-type="float" office:value="1775.151367">
                <text:p>1775.151367</text:p>
              </table:table-cell>
              <table:table-cell office:value-type="float" office:value="1837.298584">
                <text:p>1837.298584</text:p>
              </table:table-cell>
              <table:table-cell office:value-type="float" office:value="1779.552368">
                <text:p>1779.552368</text:p>
              </table:table-cell>
              <table:table-cell office:value-type="float" office:value="1846.963989">
                <text:p>1846.963989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1757.163208">
                <text:p>1757.163208</text:p>
              </table:table-cell>
              <table:table-cell office:value-type="float" office:value="1865.929321">
                <text:p>1865.929321</text:p>
              </table:table-cell>
              <table:table-cell office:value-type="float" office:value="1765.864746">
                <text:p>1765.864746</text:p>
              </table:table-cell>
              <table:table-cell office:value-type="float" office:value="1866.08252">
                <text:p>1866.08252</text:p>
              </table:table-cell>
            </table:table-row>
            <table:table-row>
              <table:table-cell office:value-type="float" office:value="308.8">
                <text:p>308.8</text:p>
              </table:table-cell>
              <table:table-cell office:value-type="float" office:value="1756.073364">
                <text:p>1756.073364</text:p>
              </table:table-cell>
              <table:table-cell office:value-type="float" office:value="1864.681885">
                <text:p>1864.681885</text:p>
              </table:table-cell>
              <table:table-cell office:value-type="float" office:value="1752.611328">
                <text:p>1752.611328</text:p>
              </table:table-cell>
              <table:table-cell office:value-type="float" office:value="1869.033203">
                <text:p>1869.03320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766.045044">
                <text:p>1766.045044</text:p>
              </table:table-cell>
              <table:table-cell office:value-type="float" office:value="1845.106201">
                <text:p>1845.106201</text:p>
              </table:table-cell>
              <table:table-cell office:value-type="float" office:value="1762.77356">
                <text:p>1762.77356</text:p>
              </table:table-cell>
              <table:table-cell office:value-type="float" office:value="1857.800537">
                <text:p>1857.800537</text:p>
              </table:table-cell>
            </table:table-row>
            <table:table-row>
              <table:table-cell office:value-type="float" office:value="309.2">
                <text:p>309.2</text:p>
              </table:table-cell>
              <table:table-cell office:value-type="float" office:value="1758.588379">
                <text:p>1758.588379</text:p>
              </table:table-cell>
              <table:table-cell office:value-type="float" office:value="1864.200073">
                <text:p>1864.200073</text:p>
              </table:table-cell>
              <table:table-cell office:value-type="float" office:value="1763.811157">
                <text:p>1763.811157</text:p>
              </table:table-cell>
              <table:table-cell office:value-type="float" office:value="1870.018677">
                <text:p>1870.018677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1756.847168">
                <text:p>1756.847168</text:p>
              </table:table-cell>
              <table:table-cell office:value-type="float" office:value="1865.184082">
                <text:p>1865.184082</text:p>
              </table:table-cell>
              <table:table-cell office:value-type="float" office:value="1758.574219">
                <text:p>1758.574219</text:p>
              </table:table-cell>
              <table:table-cell office:value-type="float" office:value="1871.09375">
                <text:p>1871.09375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1766.47168">
                <text:p>1766.47168</text:p>
              </table:table-cell>
              <table:table-cell office:value-type="float" office:value="1856.685181">
                <text:p>1856.685181</text:p>
              </table:table-cell>
              <table:table-cell office:value-type="float" office:value="1767.475464">
                <text:p>1767.475464</text:p>
              </table:table-cell>
              <table:table-cell office:value-type="float" office:value="1863.833984">
                <text:p>1863.833984</text:p>
              </table:table-cell>
            </table:table-row>
            <table:table-row>
              <table:table-cell office:value-type="float" office:value="309.8">
                <text:p>309.8</text:p>
              </table:table-cell>
              <table:table-cell office:value-type="float" office:value="1764.448364">
                <text:p>1764.448364</text:p>
              </table:table-cell>
              <table:table-cell office:value-type="float" office:value="1863.008789">
                <text:p>1863.008789</text:p>
              </table:table-cell>
              <table:table-cell office:value-type="float" office:value="1766.925293">
                <text:p>1766.925293</text:p>
              </table:table-cell>
              <table:table-cell office:value-type="float" office:value="1872.348389">
                <text:p>1872.34838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759.421997">
                <text:p>1759.421997</text:p>
              </table:table-cell>
              <table:table-cell office:value-type="float" office:value="1866.99707">
                <text:p>1866.99707</text:p>
              </table:table-cell>
              <table:table-cell office:value-type="float" office:value="1761.290894">
                <text:p>1761.290894</text:p>
              </table:table-cell>
              <table:table-cell office:value-type="float" office:value="1873.724121">
                <text:p>1873.724121</text:p>
              </table:table-cell>
            </table:table-row>
            <table:table-row>
              <table:table-cell office:value-type="float" office:value="310.2">
                <text:p>310.2</text:p>
              </table:table-cell>
              <table:table-cell office:value-type="float" office:value="1764.088989">
                <text:p>1764.088989</text:p>
              </table:table-cell>
              <table:table-cell office:value-type="float" office:value="1861.608398">
                <text:p>1861.608398</text:p>
              </table:table-cell>
              <table:table-cell office:value-type="float" office:value="1764.460693">
                <text:p>1764.460693</text:p>
              </table:table-cell>
              <table:table-cell office:value-type="float" office:value="1867.377197">
                <text:p>1867.377197</text:p>
              </table:table-cell>
            </table:table-row>
            <table:table-row>
              <table:table-cell office:value-type="float" office:value="310.4">
                <text:p>310.4</text:p>
              </table:table-cell>
              <table:table-cell office:value-type="float" office:value="1764.276855">
                <text:p>1764.276855</text:p>
              </table:table-cell>
              <table:table-cell office:value-type="float" office:value="1866.557617">
                <text:p>1866.557617</text:p>
              </table:table-cell>
              <table:table-cell office:value-type="float" office:value="1765.013184">
                <text:p>1765.013184</text:p>
              </table:table-cell>
              <table:table-cell office:value-type="float" office:value="1874.429688">
                <text:p>1874.429688</text:p>
              </table:table-cell>
            </table:table-row>
            <table:table-row>
              <table:table-cell office:value-type="float" office:value="310.6">
                <text:p>310.6</text:p>
              </table:table-cell>
              <table:table-cell office:value-type="float" office:value="1762.681396">
                <text:p>1762.681396</text:p>
              </table:table-cell>
              <table:table-cell office:value-type="float" office:value="1866.92688">
                <text:p>1866.92688</text:p>
              </table:table-cell>
              <table:table-cell office:value-type="float" office:value="1765.213501">
                <text:p>1765.213501</text:p>
              </table:table-cell>
              <table:table-cell office:value-type="float" office:value="1874.695679">
                <text:p>1874.695679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771.799561">
                <text:p>1771.799561</text:p>
              </table:table-cell>
              <table:table-cell office:value-type="float" office:value="1860.223633">
                <text:p>1860.223633</text:p>
              </table:table-cell>
              <table:table-cell office:value-type="float" office:value="1770.30957">
                <text:p>1770.30957</text:p>
              </table:table-cell>
              <table:table-cell office:value-type="float" office:value="1869.276978">
                <text:p>1869.27697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767.153564">
                <text:p>1767.153564</text:p>
              </table:table-cell>
              <table:table-cell office:value-type="float" office:value="1867.90918">
                <text:p>1867.90918</text:p>
              </table:table-cell>
              <table:table-cell office:value-type="float" office:value="1767.761475">
                <text:p>1767.761475</text:p>
              </table:table-cell>
              <table:table-cell office:value-type="float" office:value="1875.961914">
                <text:p>1875.961914</text:p>
              </table:table-cell>
            </table:table-row>
            <table:table-row>
              <table:table-cell office:value-type="float" office:value="311.2">
                <text:p>311.2</text:p>
              </table:table-cell>
              <table:table-cell office:value-type="float" office:value="1766.218384">
                <text:p>1766.218384</text:p>
              </table:table-cell>
              <table:table-cell office:value-type="float" office:value="1871.400879">
                <text:p>1871.400879</text:p>
              </table:table-cell>
              <table:table-cell office:value-type="float" office:value="1765.185547">
                <text:p>1765.185547</text:p>
              </table:table-cell>
              <table:table-cell office:value-type="float" office:value="1876.579468">
                <text:p>1876.579468</text:p>
              </table:table-cell>
            </table:table-row>
            <table:table-row>
              <table:table-cell office:value-type="float" office:value="311.4">
                <text:p>311.4</text:p>
              </table:table-cell>
              <table:table-cell office:value-type="float" office:value="1770.358398">
                <text:p>1770.358398</text:p>
              </table:table-cell>
              <table:table-cell office:value-type="float" office:value="1867.097168">
                <text:p>1867.097168</text:p>
              </table:table-cell>
              <table:table-cell office:value-type="float" office:value="1773.301025">
                <text:p>1773.301025</text:p>
              </table:table-cell>
              <table:table-cell office:value-type="float" office:value="1872.784424">
                <text:p>1872.784424</text:p>
              </table:table-cell>
            </table:table-row>
            <table:table-row>
              <table:table-cell office:value-type="float" office:value="311.6">
                <text:p>311.6</text:p>
              </table:table-cell>
              <table:table-cell office:value-type="float" office:value="1771.98584">
                <text:p>1771.98584</text:p>
              </table:table-cell>
              <table:table-cell office:value-type="float" office:value="1870.61438">
                <text:p>1870.61438</text:p>
              </table:table-cell>
              <table:table-cell office:value-type="float" office:value="1768.121704">
                <text:p>1768.121704</text:p>
              </table:table-cell>
              <table:table-cell office:value-type="float" office:value="1880.718262">
                <text:p>1880.718262</text:p>
              </table:table-cell>
            </table:table-row>
            <table:table-row>
              <table:table-cell office:value-type="float" office:value="311.8">
                <text:p>311.8</text:p>
              </table:table-cell>
              <table:table-cell office:value-type="float" office:value="1768.30603">
                <text:p>1768.30603</text:p>
              </table:table-cell>
              <table:table-cell office:value-type="float" office:value="1874.094604">
                <text:p>1874.094604</text:p>
              </table:table-cell>
              <table:table-cell office:value-type="float" office:value="1770.522095">
                <text:p>1770.522095</text:p>
              </table:table-cell>
              <table:table-cell office:value-type="float" office:value="1877.329712">
                <text:p>1877.329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768.381836">
                <text:p>1768.381836</text:p>
              </table:table-cell>
              <table:table-cell office:value-type="float" office:value="1873.836548">
                <text:p>1873.836548</text:p>
              </table:table-cell>
              <table:table-cell office:value-type="float" office:value="1771.881714">
                <text:p>1771.881714</text:p>
              </table:table-cell>
              <table:table-cell office:value-type="float" office:value="1877.293945">
                <text:p>1877.293945</text:p>
              </table:table-cell>
            </table:table-row>
            <table:table-row>
              <table:table-cell office:value-type="float" office:value="312.2">
                <text:p>312.2</text:p>
              </table:table-cell>
              <table:table-cell office:value-type="float" office:value="1771.086914">
                <text:p>1771.086914</text:p>
              </table:table-cell>
              <table:table-cell office:value-type="float" office:value="1869.33374">
                <text:p>1869.33374</text:p>
              </table:table-cell>
              <table:table-cell office:value-type="float" office:value="1770.077148">
                <text:p>1770.077148</text:p>
              </table:table-cell>
              <table:table-cell office:value-type="float" office:value="1879.022095">
                <text:p>1879.022095</text:p>
              </table:table-cell>
            </table:table-row>
            <table:table-row>
              <table:table-cell office:value-type="float" office:value="312.4">
                <text:p>312.4</text:p>
              </table:table-cell>
              <table:table-cell office:value-type="float" office:value="1771.504639">
                <text:p>1771.504639</text:p>
              </table:table-cell>
              <table:table-cell office:value-type="float" office:value="1873.978027">
                <text:p>1873.978027</text:p>
              </table:table-cell>
              <table:table-cell office:value-type="float" office:value="1771.980713">
                <text:p>1771.980713</text:p>
              </table:table-cell>
              <table:table-cell office:value-type="float" office:value="1876.0625">
                <text:p>1876.0625</text:p>
              </table:table-cell>
            </table:table-row>
            <table:table-row>
              <table:table-cell office:value-type="float" office:value="312.6">
                <text:p>312.6</text:p>
              </table:table-cell>
              <table:table-cell office:value-type="float" office:value="1771.401123">
                <text:p>1771.401123</text:p>
              </table:table-cell>
              <table:table-cell office:value-type="float" office:value="1873.136597">
                <text:p>1873.136597</text:p>
              </table:table-cell>
              <table:table-cell office:value-type="float" office:value="1773.913696">
                <text:p>1773.913696</text:p>
              </table:table-cell>
              <table:table-cell office:value-type="float" office:value="1879.983154">
                <text:p>1879.983154</text:p>
              </table:table-cell>
            </table:table-row>
            <table:table-row>
              <table:table-cell office:value-type="float" office:value="312.8">
                <text:p>312.8</text:p>
              </table:table-cell>
              <table:table-cell office:value-type="float" office:value="1769.874023">
                <text:p>1769.874023</text:p>
              </table:table-cell>
              <table:table-cell office:value-type="float" office:value="1873.59375">
                <text:p>1873.59375</text:p>
              </table:table-cell>
              <table:table-cell office:value-type="float" office:value="1772.232178">
                <text:p>1772.232178</text:p>
              </table:table-cell>
              <table:table-cell office:value-type="float" office:value="1880.754639">
                <text:p>1880.75463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771.57312">
                <text:p>1771.57312</text:p>
              </table:table-cell>
              <table:table-cell office:value-type="float" office:value="1874.211304">
                <text:p>1874.211304</text:p>
              </table:table-cell>
              <table:table-cell office:value-type="float" office:value="1771.958984">
                <text:p>1771.958984</text:p>
              </table:table-cell>
              <table:table-cell office:value-type="float" office:value="1880.303955">
                <text:p>1880.303955</text:p>
              </table:table-cell>
            </table:table-row>
            <table:table-row>
              <table:table-cell office:value-type="float" office:value="313.2">
                <text:p>313.2</text:p>
              </table:table-cell>
              <table:table-cell office:value-type="float" office:value="1770.619141">
                <text:p>1770.619141</text:p>
              </table:table-cell>
              <table:table-cell office:value-type="float" office:value="1875.278198">
                <text:p>1875.278198</text:p>
              </table:table-cell>
              <table:table-cell office:value-type="float" office:value="1774.431396">
                <text:p>1774.431396</text:p>
              </table:table-cell>
              <table:table-cell office:value-type="float" office:value="1879.301514">
                <text:p>1879.301514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1774.728271">
                <text:p>1774.728271</text:p>
              </table:table-cell>
              <table:table-cell office:value-type="float" office:value="1874.421265">
                <text:p>1874.421265</text:p>
              </table:table-cell>
              <table:table-cell office:value-type="float" office:value="1774.665283">
                <text:p>1774.665283</text:p>
              </table:table-cell>
              <table:table-cell office:value-type="float" office:value="1882.21814">
                <text:p>1882.21814</text:p>
              </table:table-cell>
            </table:table-row>
            <table:table-row>
              <table:table-cell office:value-type="float" office:value="313.6">
                <text:p>313.6</text:p>
              </table:table-cell>
              <table:table-cell office:value-type="float" office:value="1773.698975">
                <text:p>1773.698975</text:p>
              </table:table-cell>
              <table:table-cell office:value-type="float" office:value="1874.941406">
                <text:p>1874.941406</text:p>
              </table:table-cell>
              <table:table-cell office:value-type="float" office:value="1773.518921">
                <text:p>1773.518921</text:p>
              </table:table-cell>
              <table:table-cell office:value-type="float" office:value="1883.52356">
                <text:p>1883.52356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1771.484985">
                <text:p>1771.484985</text:p>
              </table:table-cell>
              <table:table-cell office:value-type="float" office:value="1874.930298">
                <text:p>1874.930298</text:p>
              </table:table-cell>
              <table:table-cell office:value-type="float" office:value="1772.42334">
                <text:p>1772.42334</text:p>
              </table:table-cell>
              <table:table-cell office:value-type="float" office:value="1883.936768">
                <text:p>1883.93676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775.242676">
                <text:p>1775.242676</text:p>
              </table:table-cell>
              <table:table-cell office:value-type="float" office:value="1872.435913">
                <text:p>1872.435913</text:p>
              </table:table-cell>
              <table:table-cell office:value-type="float" office:value="1777.14502">
                <text:p>1777.14502</text:p>
              </table:table-cell>
              <table:table-cell office:value-type="float" office:value="1881.666504">
                <text:p>1881.666504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769.802368">
                <text:p>1769.802368</text:p>
              </table:table-cell>
              <table:table-cell office:value-type="float" office:value="1878.59375">
                <text:p>1878.59375</text:p>
              </table:table-cell>
              <table:table-cell office:value-type="float" office:value="1772.332886">
                <text:p>1772.332886</text:p>
              </table:table-cell>
              <table:table-cell office:value-type="float" office:value="1887.219116">
                <text:p>1887.219116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1770.763306">
                <text:p>1770.763306</text:p>
              </table:table-cell>
              <table:table-cell office:value-type="float" office:value="1877.270874">
                <text:p>1877.270874</text:p>
              </table:table-cell>
              <table:table-cell office:value-type="float" office:value="1773.498535">
                <text:p>1773.498535</text:p>
              </table:table-cell>
              <table:table-cell office:value-type="float" office:value="1881.332275">
                <text:p>1881.332275</text:p>
              </table:table-cell>
            </table:table-row>
            <table:table-row>
              <table:table-cell office:value-type="float" office:value="314.6">
                <text:p>314.6</text:p>
              </table:table-cell>
              <table:table-cell office:value-type="float" office:value="1773.38147">
                <text:p>1773.38147</text:p>
              </table:table-cell>
              <table:table-cell office:value-type="float" office:value="1872.949585">
                <text:p>1872.949585</text:p>
              </table:table-cell>
              <table:table-cell office:value-type="float" office:value="1774.250122">
                <text:p>1774.250122</text:p>
              </table:table-cell>
              <table:table-cell office:value-type="float" office:value="1880.460449">
                <text:p>1880.460449</text:p>
              </table:table-cell>
            </table:table-row>
            <table:table-row>
              <table:table-cell office:value-type="float" office:value="314.8">
                <text:p>314.8</text:p>
              </table:table-cell>
              <table:table-cell office:value-type="float" office:value="1771.598145">
                <text:p>1771.598145</text:p>
              </table:table-cell>
              <table:table-cell office:value-type="float" office:value="1879.618042">
                <text:p>1879.618042</text:p>
              </table:table-cell>
              <table:table-cell office:value-type="float" office:value="1776.866943">
                <text:p>1776.866943</text:p>
              </table:table-cell>
              <table:table-cell office:value-type="float" office:value="1880.510498">
                <text:p>1880.51049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775.634277">
                <text:p>1775.634277</text:p>
              </table:table-cell>
              <table:table-cell office:value-type="float" office:value="1878.20752">
                <text:p>1878.20752</text:p>
              </table:table-cell>
              <table:table-cell office:value-type="float" office:value="1773.594116">
                <text:p>1773.594116</text:p>
              </table:table-cell>
              <table:table-cell office:value-type="float" office:value="1885.689697">
                <text:p>1885.689697</text:p>
              </table:table-cell>
            </table:table-row>
            <table:table-row>
              <table:table-cell office:value-type="float" office:value="315.2">
                <text:p>315.2</text:p>
              </table:table-cell>
              <table:table-cell office:value-type="float" office:value="1772.690063">
                <text:p>1772.690063</text:p>
              </table:table-cell>
              <table:table-cell office:value-type="float" office:value="1876.714844">
                <text:p>1876.714844</text:p>
              </table:table-cell>
              <table:table-cell office:value-type="float" office:value="1777.39209">
                <text:p>1777.39209</text:p>
              </table:table-cell>
              <table:table-cell office:value-type="float" office:value="1886.905273">
                <text:p>1886.905273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1775.672852">
                <text:p>1775.672852</text:p>
              </table:table-cell>
              <table:table-cell office:value-type="float" office:value="1880.401978">
                <text:p>1880.401978</text:p>
              </table:table-cell>
              <table:table-cell office:value-type="float" office:value="1778.846069">
                <text:p>1778.846069</text:p>
              </table:table-cell>
              <table:table-cell office:value-type="float" office:value="1884.248901">
                <text:p>1884.248901</text:p>
              </table:table-cell>
            </table:table-row>
            <table:table-row>
              <table:table-cell office:value-type="float" office:value="315.6">
                <text:p>315.6</text:p>
              </table:table-cell>
              <table:table-cell office:value-type="float" office:value="1773.341187">
                <text:p>1773.341187</text:p>
              </table:table-cell>
              <table:table-cell office:value-type="float" office:value="1878.697632">
                <text:p>1878.697632</text:p>
              </table:table-cell>
              <table:table-cell office:value-type="float" office:value="1774.548218">
                <text:p>1774.548218</text:p>
              </table:table-cell>
              <table:table-cell office:value-type="float" office:value="1888.089722">
                <text:p>1888.089722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1781.543701">
                <text:p>1781.543701</text:p>
              </table:table-cell>
              <table:table-cell office:value-type="float" office:value="1877.080811">
                <text:p>1877.080811</text:p>
              </table:table-cell>
              <table:table-cell office:value-type="float" office:value="1780.59314">
                <text:p>1780.59314</text:p>
              </table:table-cell>
              <table:table-cell office:value-type="float" office:value="1882.046875">
                <text:p>1882.04687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776.704346">
                <text:p>1776.704346</text:p>
              </table:table-cell>
              <table:table-cell office:value-type="float" office:value="1885.247192">
                <text:p>1885.247192</text:p>
              </table:table-cell>
              <table:table-cell office:value-type="float" office:value="1778.356567">
                <text:p>1778.356567</text:p>
              </table:table-cell>
              <table:table-cell office:value-type="float" office:value="1889.651367">
                <text:p>1889.651367</text:p>
              </table:table-cell>
            </table:table-row>
            <table:table-row>
              <table:table-cell office:value-type="float" office:value="316.2">
                <text:p>316.2</text:p>
              </table:table-cell>
              <table:table-cell office:value-type="float" office:value="1781.010986">
                <text:p>1781.010986</text:p>
              </table:table-cell>
              <table:table-cell office:value-type="float" office:value="1881.049561">
                <text:p>1881.049561</text:p>
              </table:table-cell>
              <table:table-cell office:value-type="float" office:value="1781.05835">
                <text:p>1781.05835</text:p>
              </table:table-cell>
              <table:table-cell office:value-type="float" office:value="1889.815796">
                <text:p>1889.815796</text:p>
              </table:table-cell>
            </table:table-row>
            <table:table-row>
              <table:table-cell office:value-type="float" office:value="316.4">
                <text:p>316.4</text:p>
              </table:table-cell>
              <table:table-cell office:value-type="float" office:value="1782.372925">
                <text:p>1782.372925</text:p>
              </table:table-cell>
              <table:table-cell office:value-type="float" office:value="1882.501709">
                <text:p>1882.501709</text:p>
              </table:table-cell>
              <table:table-cell office:value-type="float" office:value="1783.042236">
                <text:p>1783.042236</text:p>
              </table:table-cell>
              <table:table-cell office:value-type="float" office:value="1889.11792">
                <text:p>1889.11792</text:p>
              </table:table-cell>
            </table:table-row>
            <table:table-row>
              <table:table-cell office:value-type="float" office:value="316.6">
                <text:p>316.6</text:p>
              </table:table-cell>
              <table:table-cell office:value-type="float" office:value="1780.596924">
                <text:p>1780.596924</text:p>
              </table:table-cell>
              <table:table-cell office:value-type="float" office:value="1885.791382">
                <text:p>1885.791382</text:p>
              </table:table-cell>
              <table:table-cell office:value-type="float" office:value="1783.692383">
                <text:p>1783.692383</text:p>
              </table:table-cell>
              <table:table-cell office:value-type="float" office:value="1892.626221">
                <text:p>1892.626221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1780.472656">
                <text:p>1780.472656</text:p>
              </table:table-cell>
              <table:table-cell office:value-type="float" office:value="1883.671631">
                <text:p>1883.671631</text:p>
              </table:table-cell>
              <table:table-cell office:value-type="float" office:value="1780.977783">
                <text:p>1780.977783</text:p>
              </table:table-cell>
              <table:table-cell office:value-type="float" office:value="1891.719727">
                <text:p>1891.71972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782.092285">
                <text:p>1782.092285</text:p>
              </table:table-cell>
              <table:table-cell office:value-type="float" office:value="1886.471436">
                <text:p>1886.471436</text:p>
              </table:table-cell>
              <table:table-cell office:value-type="float" office:value="1783.141357">
                <text:p>1783.141357</text:p>
              </table:table-cell>
              <table:table-cell office:value-type="float" office:value="1894.269043">
                <text:p>1894.269043</text:p>
              </table:table-cell>
            </table:table-row>
            <table:table-row>
              <table:table-cell office:value-type="float" office:value="317.2">
                <text:p>317.2</text:p>
              </table:table-cell>
              <table:table-cell office:value-type="float" office:value="1785.626709">
                <text:p>1785.626709</text:p>
              </table:table-cell>
              <table:table-cell office:value-type="float" office:value="1887.204956">
                <text:p>1887.204956</text:p>
              </table:table-cell>
              <table:table-cell office:value-type="float" office:value="1786.068604">
                <text:p>1786.068604</text:p>
              </table:table-cell>
              <table:table-cell office:value-type="float" office:value="1896.256714">
                <text:p>1896.256714</text:p>
              </table:table-cell>
            </table:table-row>
            <table:table-row>
              <table:table-cell office:value-type="float" office:value="317.4">
                <text:p>317.4</text:p>
              </table:table-cell>
              <table:table-cell office:value-type="float" office:value="1785.430908">
                <text:p>1785.430908</text:p>
              </table:table-cell>
              <table:table-cell office:value-type="float" office:value="1888.294434">
                <text:p>1888.294434</text:p>
              </table:table-cell>
              <table:table-cell office:value-type="float" office:value="1786.953857">
                <text:p>1786.953857</text:p>
              </table:table-cell>
              <table:table-cell office:value-type="float" office:value="1892.917969">
                <text:p>1892.917969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785.29187">
                <text:p>1785.29187</text:p>
              </table:table-cell>
              <table:table-cell office:value-type="float" office:value="1890.665039">
                <text:p>1890.665039</text:p>
              </table:table-cell>
              <table:table-cell office:value-type="float" office:value="1786.030518">
                <text:p>1786.030518</text:p>
              </table:table-cell>
              <table:table-cell office:value-type="float" office:value="1896.843262">
                <text:p>1896.843262</text:p>
              </table:table-cell>
            </table:table-row>
            <table:table-row>
              <table:table-cell office:value-type="float" office:value="317.8">
                <text:p>317.8</text:p>
              </table:table-cell>
              <table:table-cell office:value-type="float" office:value="1783.689697">
                <text:p>1783.689697</text:p>
              </table:table-cell>
              <table:table-cell office:value-type="float" office:value="1892.521973">
                <text:p>1892.521973</text:p>
              </table:table-cell>
              <table:table-cell office:value-type="float" office:value="1785.172241">
                <text:p>1785.172241</text:p>
              </table:table-cell>
              <table:table-cell office:value-type="float" office:value="1901.536133">
                <text:p>1901.536133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785.354736">
                <text:p>1785.354736</text:p>
              </table:table-cell>
              <table:table-cell office:value-type="float" office:value="1893.019775">
                <text:p>1893.019775</text:p>
              </table:table-cell>
              <table:table-cell office:value-type="float" office:value="1785.905518">
                <text:p>1785.905518</text:p>
              </table:table-cell>
              <table:table-cell office:value-type="float" office:value="1898.292969">
                <text:p>1898.292969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1787.418701">
                <text:p>1787.418701</text:p>
              </table:table-cell>
              <table:table-cell office:value-type="float" office:value="1892.588257">
                <text:p>1892.588257</text:p>
              </table:table-cell>
              <table:table-cell office:value-type="float" office:value="1788.146729">
                <text:p>1788.146729</text:p>
              </table:table-cell>
              <table:table-cell office:value-type="float" office:value="1900.365479">
                <text:p>1900.365479</text:p>
              </table:table-cell>
            </table:table-row>
            <table:table-row>
              <table:table-cell office:value-type="float" office:value="318.4">
                <text:p>318.4</text:p>
              </table:table-cell>
              <table:table-cell office:value-type="float" office:value="1786.741699">
                <text:p>1786.741699</text:p>
              </table:table-cell>
              <table:table-cell office:value-type="float" office:value="1894.743164">
                <text:p>1894.743164</text:p>
              </table:table-cell>
              <table:table-cell office:value-type="float" office:value="1787.837891">
                <text:p>1787.837891</text:p>
              </table:table-cell>
              <table:table-cell office:value-type="float" office:value="1903.344238">
                <text:p>1903.344238</text:p>
              </table:table-cell>
            </table:table-row>
            <table:table-row>
              <table:table-cell office:value-type="float" office:value="318.6">
                <text:p>318.6</text:p>
              </table:table-cell>
              <table:table-cell office:value-type="float" office:value="1785.066528">
                <text:p>1785.066528</text:p>
              </table:table-cell>
              <table:table-cell office:value-type="float" office:value="1895.567139">
                <text:p>1895.567139</text:p>
              </table:table-cell>
              <table:table-cell office:value-type="float" office:value="1787.378174">
                <text:p>1787.378174</text:p>
              </table:table-cell>
              <table:table-cell office:value-type="float" office:value="1902.90625">
                <text:p>1902.90625</text:p>
              </table:table-cell>
            </table:table-row>
            <table:table-row>
              <table:table-cell office:value-type="float" office:value="318.8">
                <text:p>318.8</text:p>
              </table:table-cell>
              <table:table-cell office:value-type="float" office:value="1788.266113">
                <text:p>1788.266113</text:p>
              </table:table-cell>
              <table:table-cell office:value-type="float" office:value="1889.300293">
                <text:p>1889.300293</text:p>
              </table:table-cell>
              <table:table-cell office:value-type="float" office:value="1789.670166">
                <text:p>1789.670166</text:p>
              </table:table-cell>
              <table:table-cell office:value-type="float" office:value="1898.222168">
                <text:p>1898.22216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789.036011">
                <text:p>1789.036011</text:p>
              </table:table-cell>
              <table:table-cell office:value-type="float" office:value="1895.110718">
                <text:p>1895.110718</text:p>
              </table:table-cell>
              <table:table-cell office:value-type="float" office:value="1789.214233">
                <text:p>1789.214233</text:p>
              </table:table-cell>
              <table:table-cell office:value-type="float" office:value="1902.707031">
                <text:p>1902.707031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1787.560059">
                <text:p>1787.560059</text:p>
              </table:table-cell>
              <table:table-cell office:value-type="float" office:value="1896.915161">
                <text:p>1896.915161</text:p>
              </table:table-cell>
              <table:table-cell office:value-type="float" office:value="1791.489258">
                <text:p>1791.489258</text:p>
              </table:table-cell>
              <table:table-cell office:value-type="float" office:value="1901.194824">
                <text:p>1901.194824</text:p>
              </table:table-cell>
            </table:table-row>
            <table:table-row>
              <table:table-cell office:value-type="float" office:value="319.4">
                <text:p>319.4</text:p>
              </table:table-cell>
              <table:table-cell office:value-type="float" office:value="1787.961914">
                <text:p>1787.961914</text:p>
              </table:table-cell>
              <table:table-cell office:value-type="float" office:value="1893.078369">
                <text:p>1893.078369</text:p>
              </table:table-cell>
              <table:table-cell office:value-type="float" office:value="1792.443726">
                <text:p>1792.443726</text:p>
              </table:table-cell>
              <table:table-cell office:value-type="float" office:value="1901.562744">
                <text:p>1901.562744</text:p>
              </table:table-cell>
            </table:table-row>
            <table:table-row>
              <table:table-cell office:value-type="float" office:value="319.6">
                <text:p>319.6</text:p>
              </table:table-cell>
              <table:table-cell office:value-type="float" office:value="1789.993896">
                <text:p>1789.993896</text:p>
              </table:table-cell>
              <table:table-cell office:value-type="float" office:value="1897.849854">
                <text:p>1897.849854</text:p>
              </table:table-cell>
              <table:table-cell office:value-type="float" office:value="1791.872803">
                <text:p>1791.872803</text:p>
              </table:table-cell>
              <table:table-cell office:value-type="float" office:value="1901.306763">
                <text:p>1901.306763</text:p>
              </table:table-cell>
            </table:table-row>
            <table:table-row>
              <table:table-cell office:value-type="float" office:value="319.8">
                <text:p>319.8</text:p>
              </table:table-cell>
              <table:table-cell office:value-type="float" office:value="1787.817139">
                <text:p>1787.817139</text:p>
              </table:table-cell>
              <table:table-cell office:value-type="float" office:value="1898.877686">
                <text:p>1898.877686</text:p>
              </table:table-cell>
              <table:table-cell office:value-type="float" office:value="1789.338501">
                <text:p>1789.338501</text:p>
              </table:table-cell>
              <table:table-cell office:value-type="float" office:value="1905.213989">
                <text:p>1905.21398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88.686523">
                <text:p>1788.686523</text:p>
              </table:table-cell>
              <table:table-cell office:value-type="float" office:value="1895.149048">
                <text:p>1895.149048</text:p>
              </table:table-cell>
              <table:table-cell office:value-type="float" office:value="1789.360718">
                <text:p>1789.360718</text:p>
              </table:table-cell>
              <table:table-cell office:value-type="float" office:value="1902.894409">
                <text:p>1902.894409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1787.005371">
                <text:p>1787.005371</text:p>
              </table:table-cell>
              <table:table-cell office:value-type="float" office:value="1897.960938">
                <text:p>1897.960938</text:p>
              </table:table-cell>
              <table:table-cell office:value-type="float" office:value="1796.020996">
                <text:p>1796.020996</text:p>
              </table:table-cell>
              <table:table-cell office:value-type="float" office:value="1902.517334">
                <text:p>1902.517334</text:p>
              </table:table-cell>
            </table:table-row>
            <table:table-row>
              <table:table-cell office:value-type="float" office:value="320.4">
                <text:p>320.4</text:p>
              </table:table-cell>
              <table:table-cell office:value-type="float" office:value="1789.40686">
                <text:p>1789.40686</text:p>
              </table:table-cell>
              <table:table-cell office:value-type="float" office:value="1901.061523">
                <text:p>1901.061523</text:p>
              </table:table-cell>
              <table:table-cell office:value-type="float" office:value="1791.214355">
                <text:p>1791.214355</text:p>
              </table:table-cell>
              <table:table-cell office:value-type="float" office:value="1905.589355">
                <text:p>1905.589355</text:p>
              </table:table-cell>
            </table:table-row>
            <table:table-row>
              <table:table-cell office:value-type="float" office:value="320.6">
                <text:p>320.6</text:p>
              </table:table-cell>
              <table:table-cell office:value-type="float" office:value="1789.51355">
                <text:p>1789.51355</text:p>
              </table:table-cell>
              <table:table-cell office:value-type="float" office:value="1895.600464">
                <text:p>1895.600464</text:p>
              </table:table-cell>
              <table:table-cell office:value-type="float" office:value="1792.63269">
                <text:p>1792.63269</text:p>
              </table:table-cell>
              <table:table-cell office:value-type="float" office:value="1901.3125">
                <text:p>1901.3125</text:p>
              </table:table-cell>
            </table:table-row>
            <table:table-row>
              <table:table-cell office:value-type="float" office:value="320.8">
                <text:p>320.8</text:p>
              </table:table-cell>
              <table:table-cell office:value-type="float" office:value="1789.710693">
                <text:p>1789.710693</text:p>
              </table:table-cell>
              <table:table-cell office:value-type="float" office:value="1899.818604">
                <text:p>1899.818604</text:p>
              </table:table-cell>
              <table:table-cell office:value-type="float" office:value="1792.547974">
                <text:p>1792.547974</text:p>
              </table:table-cell>
              <table:table-cell office:value-type="float" office:value="1902.963867">
                <text:p>1902.96386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793.999878">
                <text:p>1793.999878</text:p>
              </table:table-cell>
              <table:table-cell office:value-type="float" office:value="1898.459106">
                <text:p>1898.459106</text:p>
              </table:table-cell>
              <table:table-cell office:value-type="float" office:value="1792.033203">
                <text:p>1792.033203</text:p>
              </table:table-cell>
              <table:table-cell office:value-type="float" office:value="1906.360352">
                <text:p>1906.360352</text:p>
              </table:table-cell>
            </table:table-row>
            <table:table-row>
              <table:table-cell office:value-type="float" office:value="321.2">
                <text:p>321.2</text:p>
              </table:table-cell>
              <table:table-cell office:value-type="float" office:value="1792.152222">
                <text:p>1792.152222</text:p>
              </table:table-cell>
              <table:table-cell office:value-type="float" office:value="1899.338501">
                <text:p>1899.338501</text:p>
              </table:table-cell>
              <table:table-cell office:value-type="float" office:value="1795.269897">
                <text:p>1795.269897</text:p>
              </table:table-cell>
              <table:table-cell office:value-type="float" office:value="1910.118652">
                <text:p>1910.118652</text:p>
              </table:table-cell>
            </table:table-row>
            <table:table-row>
              <table:table-cell office:value-type="float" office:value="321.4">
                <text:p>321.4</text:p>
              </table:table-cell>
              <table:table-cell office:value-type="float" office:value="1791.521362">
                <text:p>1791.521362</text:p>
              </table:table-cell>
              <table:table-cell office:value-type="float" office:value="1902.769165">
                <text:p>1902.769165</text:p>
              </table:table-cell>
              <table:table-cell office:value-type="float" office:value="1795.07959">
                <text:p>1795.07959</text:p>
              </table:table-cell>
              <table:table-cell office:value-type="float" office:value="1907.901123">
                <text:p>1907.901123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1794.663086">
                <text:p>1794.663086</text:p>
              </table:table-cell>
              <table:table-cell office:value-type="float" office:value="1899.705933">
                <text:p>1899.705933</text:p>
              </table:table-cell>
              <table:table-cell office:value-type="float" office:value="1796.330078">
                <text:p>1796.330078</text:p>
              </table:table-cell>
              <table:table-cell office:value-type="float" office:value="1907.657715">
                <text:p>1907.657715</text:p>
              </table:table-cell>
            </table:table-row>
            <table:table-row>
              <table:table-cell office:value-type="float" office:value="321.8">
                <text:p>321.8</text:p>
              </table:table-cell>
              <table:table-cell office:value-type="float" office:value="1792.361206">
                <text:p>1792.361206</text:p>
              </table:table-cell>
              <table:table-cell office:value-type="float" office:value="1904.407104">
                <text:p>1904.407104</text:p>
              </table:table-cell>
              <table:table-cell office:value-type="float" office:value="1794.837402">
                <text:p>1794.837402</text:p>
              </table:table-cell>
              <table:table-cell office:value-type="float" office:value="1911.957764">
                <text:p>1911.95776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793.747681">
                <text:p>1793.747681</text:p>
              </table:table-cell>
              <table:table-cell office:value-type="float" office:value="1902.495117">
                <text:p>1902.495117</text:p>
              </table:table-cell>
              <table:table-cell office:value-type="float" office:value="1797.189087">
                <text:p>1797.189087</text:p>
              </table:table-cell>
              <table:table-cell office:value-type="float" office:value="1907.85791">
                <text:p>1907.85791</text:p>
              </table:table-cell>
            </table:table-row>
            <table:table-row>
              <table:table-cell office:value-type="float" office:value="322.2">
                <text:p>322.2</text:p>
              </table:table-cell>
              <table:table-cell office:value-type="float" office:value="1793.784668">
                <text:p>1793.784668</text:p>
              </table:table-cell>
              <table:table-cell office:value-type="float" office:value="1906.18457">
                <text:p>1906.18457</text:p>
              </table:table-cell>
              <table:table-cell office:value-type="float" office:value="1795.796021">
                <text:p>1795.796021</text:p>
              </table:table-cell>
              <table:table-cell office:value-type="float" office:value="1909.49292">
                <text:p>1909.49292</text:p>
              </table:table-cell>
            </table:table-row>
            <table:table-row>
              <table:table-cell office:value-type="float" office:value="322.4">
                <text:p>322.4</text:p>
              </table:table-cell>
              <table:table-cell office:value-type="float" office:value="1791.931763">
                <text:p>1791.931763</text:p>
              </table:table-cell>
              <table:table-cell office:value-type="float" office:value="1902.320068">
                <text:p>1902.320068</text:p>
              </table:table-cell>
              <table:table-cell office:value-type="float" office:value="1797.238892">
                <text:p>1797.238892</text:p>
              </table:table-cell>
              <table:table-cell office:value-type="float" office:value="1908.661987">
                <text:p>1908.661987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1795.765869">
                <text:p>1795.765869</text:p>
              </table:table-cell>
              <table:table-cell office:value-type="float" office:value="1902.732788">
                <text:p>1902.732788</text:p>
              </table:table-cell>
              <table:table-cell office:value-type="float" office:value="1797.074829">
                <text:p>1797.074829</text:p>
              </table:table-cell>
              <table:table-cell office:value-type="float" office:value="1910.182983">
                <text:p>1910.182983</text:p>
              </table:table-cell>
            </table:table-row>
            <table:table-row>
              <table:table-cell office:value-type="float" office:value="322.8">
                <text:p>322.8</text:p>
              </table:table-cell>
              <table:table-cell office:value-type="float" office:value="1795.426392">
                <text:p>1795.426392</text:p>
              </table:table-cell>
              <table:table-cell office:value-type="float" office:value="1901.53772">
                <text:p>1901.53772</text:p>
              </table:table-cell>
              <table:table-cell office:value-type="float" office:value="1796.636963">
                <text:p>1796.636963</text:p>
              </table:table-cell>
              <table:table-cell office:value-type="float" office:value="1909.161865">
                <text:p>1909.16186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796.58667">
                <text:p>1796.58667</text:p>
              </table:table-cell>
              <table:table-cell office:value-type="float" office:value="1902.839111">
                <text:p>1902.839111</text:p>
              </table:table-cell>
              <table:table-cell office:value-type="float" office:value="1797.836426">
                <text:p>1797.836426</text:p>
              </table:table-cell>
              <table:table-cell office:value-type="float" office:value="1910.397095">
                <text:p>1910.397095</text:p>
              </table:table-cell>
            </table:table-row>
            <table:table-row>
              <table:table-cell office:value-type="float" office:value="323.2">
                <text:p>323.2</text:p>
              </table:table-cell>
              <table:table-cell office:value-type="float" office:value="1794.238281">
                <text:p>1794.238281</text:p>
              </table:table-cell>
              <table:table-cell office:value-type="float" office:value="1904.088989">
                <text:p>1904.088989</text:p>
              </table:table-cell>
              <table:table-cell office:value-type="float" office:value="1797.988281">
                <text:p>1797.988281</text:p>
              </table:table-cell>
              <table:table-cell office:value-type="float" office:value="1909.931641">
                <text:p>1909.931641</text:p>
              </table:table-cell>
            </table:table-row>
            <table:table-row>
              <table:table-cell office:value-type="float" office:value="323.4">
                <text:p>323.4</text:p>
              </table:table-cell>
              <table:table-cell office:value-type="float" office:value="1793.222778">
                <text:p>1793.222778</text:p>
              </table:table-cell>
              <table:table-cell office:value-type="float" office:value="1904.511963">
                <text:p>1904.511963</text:p>
              </table:table-cell>
              <table:table-cell office:value-type="float" office:value="1794.939209">
                <text:p>1794.939209</text:p>
              </table:table-cell>
              <table:table-cell office:value-type="float" office:value="1910.330566">
                <text:p>1910.330566</text:p>
              </table:table-cell>
            </table:table-row>
            <table:table-row>
              <table:table-cell office:value-type="float" office:value="323.6">
                <text:p>323.6</text:p>
              </table:table-cell>
              <table:table-cell office:value-type="float" office:value="1798.267334">
                <text:p>1798.267334</text:p>
              </table:table-cell>
              <table:table-cell office:value-type="float" office:value="1902.330566">
                <text:p>1902.330566</text:p>
              </table:table-cell>
              <table:table-cell office:value-type="float" office:value="1800.05603">
                <text:p>1800.05603</text:p>
              </table:table-cell>
              <table:table-cell office:value-type="float" office:value="1905.581299">
                <text:p>1905.581299</text:p>
              </table:table-cell>
            </table:table-row>
            <table:table-row>
              <table:table-cell office:value-type="float" office:value="323.8">
                <text:p>323.8</text:p>
              </table:table-cell>
              <table:table-cell office:value-type="float" office:value="1792.215576">
                <text:p>1792.215576</text:p>
              </table:table-cell>
              <table:table-cell office:value-type="float" office:value="1904.156982">
                <text:p>1904.156982</text:p>
              </table:table-cell>
              <table:table-cell office:value-type="float" office:value="1797.196899">
                <text:p>1797.196899</text:p>
              </table:table-cell>
              <table:table-cell office:value-type="float" office:value="1909.567505">
                <text:p>1909.56750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797.92981">
                <text:p>1797.92981</text:p>
              </table:table-cell>
              <table:table-cell office:value-type="float" office:value="1902.690796">
                <text:p>1902.690796</text:p>
              </table:table-cell>
              <table:table-cell office:value-type="float" office:value="1797.366943">
                <text:p>1797.366943</text:p>
              </table:table-cell>
              <table:table-cell office:value-type="float" office:value="1908.246216">
                <text:p>1908.246216</text:p>
              </table:table-cell>
            </table:table-row>
            <table:table-row>
              <table:table-cell office:value-type="float" office:value="324.2">
                <text:p>324.2</text:p>
              </table:table-cell>
              <table:table-cell office:value-type="float" office:value="1791.573975">
                <text:p>1791.573975</text:p>
              </table:table-cell>
              <table:table-cell office:value-type="float" office:value="1855.29126">
                <text:p>1855.29126</text:p>
              </table:table-cell>
              <table:table-cell office:value-type="float" office:value="1788.462891">
                <text:p>1788.462891</text:p>
              </table:table-cell>
              <table:table-cell office:value-type="float" office:value="1863.454102">
                <text:p>1863.454102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743.62793">
                <text:p>1743.62793</text:p>
              </table:table-cell>
              <table:table-cell office:value-type="float" office:value="1890.528564">
                <text:p>1890.528564</text:p>
              </table:table-cell>
              <table:table-cell office:value-type="float" office:value="1754.528687">
                <text:p>1754.528687</text:p>
              </table:table-cell>
              <table:table-cell office:value-type="float" office:value="1888.85791">
                <text:p>1888.85791</text:p>
              </table:table-cell>
            </table:table-row>
            <table:table-row>
              <table:table-cell office:value-type="float" office:value="324.6">
                <text:p>324.6</text:p>
              </table:table-cell>
              <table:table-cell office:value-type="float" office:value="1711.430176">
                <text:p>1711.430176</text:p>
              </table:table-cell>
              <table:table-cell office:value-type="float" office:value="1861.081055">
                <text:p>1861.081055</text:p>
              </table:table-cell>
              <table:table-cell office:value-type="float" office:value="1711.622925">
                <text:p>1711.622925</text:p>
              </table:table-cell>
              <table:table-cell office:value-type="float" office:value="1853.088867">
                <text:p>1853.088867</text:p>
              </table:table-cell>
            </table:table-row>
            <table:table-row>
              <table:table-cell office:value-type="float" office:value="324.8">
                <text:p>324.8</text:p>
              </table:table-cell>
              <table:table-cell office:value-type="float" office:value="1721.470703">
                <text:p>1721.470703</text:p>
              </table:table-cell>
              <table:table-cell office:value-type="float" office:value="1805.423096">
                <text:p>1805.423096</text:p>
              </table:table-cell>
              <table:table-cell office:value-type="float" office:value="1721.310791">
                <text:p>1721.310791</text:p>
              </table:table-cell>
              <table:table-cell office:value-type="float" office:value="1810.745605">
                <text:p>1810.745605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693.874268">
                <text:p>1693.874268</text:p>
              </table:table-cell>
              <table:table-cell office:value-type="float" office:value="1819.105347">
                <text:p>1819.105347</text:p>
              </table:table-cell>
              <table:table-cell office:value-type="float" office:value="1702.14563">
                <text:p>1702.14563</text:p>
              </table:table-cell>
              <table:table-cell office:value-type="float" office:value="1816.159668">
                <text:p>1816.159668</text:p>
              </table:table-cell>
            </table:table-row>
            <table:table-row>
              <table:table-cell office:value-type="float" office:value="325.2">
                <text:p>325.2</text:p>
              </table:table-cell>
              <table:table-cell office:value-type="float" office:value="1674.595459">
                <text:p>1674.595459</text:p>
              </table:table-cell>
              <table:table-cell office:value-type="float" office:value="1790.435303">
                <text:p>1790.435303</text:p>
              </table:table-cell>
              <table:table-cell office:value-type="float" office:value="1675.65332">
                <text:p>1675.65332</text:p>
              </table:table-cell>
              <table:table-cell office:value-type="float" office:value="1787.294434">
                <text:p>1787.294434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1672.761108">
                <text:p>1672.761108</text:p>
              </table:table-cell>
              <table:table-cell office:value-type="float" office:value="1757.423096">
                <text:p>1757.423096</text:p>
              </table:table-cell>
              <table:table-cell office:value-type="float" office:value="1675.15686">
                <text:p>1675.15686</text:p>
              </table:table-cell>
              <table:table-cell office:value-type="float" office:value="1760.87561">
                <text:p>1760.87561</text:p>
              </table:table-cell>
            </table:table-row>
            <table:table-row>
              <table:table-cell office:value-type="float" office:value="325.6">
                <text:p>325.6</text:p>
              </table:table-cell>
              <table:table-cell office:value-type="float" office:value="1655.014771">
                <text:p>1655.014771</text:p>
              </table:table-cell>
              <table:table-cell office:value-type="float" office:value="1756.392822">
                <text:p>1756.392822</text:p>
              </table:table-cell>
              <table:table-cell office:value-type="float" office:value="1659.235474">
                <text:p>1659.235474</text:p>
              </table:table-cell>
              <table:table-cell office:value-type="float" office:value="1753.035034">
                <text:p>1753.035034</text:p>
              </table:table-cell>
            </table:table-row>
            <table:table-row>
              <table:table-cell office:value-type="float" office:value="325.8">
                <text:p>325.8</text:p>
              </table:table-cell>
              <table:table-cell office:value-type="float" office:value="1645.093262">
                <text:p>1645.093262</text:p>
              </table:table-cell>
              <table:table-cell office:value-type="float" office:value="1737.947021">
                <text:p>1737.947021</text:p>
              </table:table-cell>
              <table:table-cell office:value-type="float" office:value="1645.587646">
                <text:p>1645.587646</text:p>
              </table:table-cell>
              <table:table-cell office:value-type="float" office:value="1736.125732">
                <text:p>1736.12573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642.490112">
                <text:p>1642.490112</text:p>
              </table:table-cell>
              <table:table-cell office:value-type="float" office:value="1717.829712">
                <text:p>1717.829712</text:p>
              </table:table-cell>
              <table:table-cell office:value-type="float" office:value="1636.930908">
                <text:p>1636.930908</text:p>
              </table:table-cell>
              <table:table-cell office:value-type="float" office:value="1728.362183">
                <text:p>1728.362183</text:p>
              </table:table-cell>
            </table:table-row>
            <table:table-row>
              <table:table-cell office:value-type="float" office:value="326.2">
                <text:p>326.2</text:p>
              </table:table-cell>
              <table:table-cell office:value-type="float" office:value="1628.285034">
                <text:p>1628.285034</text:p>
              </table:table-cell>
              <table:table-cell office:value-type="float" office:value="1709.610596">
                <text:p>1709.610596</text:p>
              </table:table-cell>
              <table:table-cell office:value-type="float" office:value="1638.937866">
                <text:p>1638.937866</text:p>
              </table:table-cell>
              <table:table-cell office:value-type="float" office:value="1705.812622">
                <text:p>1705.812622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1631.024536">
                <text:p>1631.024536</text:p>
              </table:table-cell>
              <table:table-cell office:value-type="float" office:value="1698.057617">
                <text:p>1698.057617</text:p>
              </table:table-cell>
              <table:table-cell office:value-type="float" office:value="1630.652588">
                <text:p>1630.652588</text:p>
              </table:table-cell>
              <table:table-cell office:value-type="float" office:value="1694.971436">
                <text:p>1694.971436</text:p>
              </table:table-cell>
            </table:table-row>
            <table:table-row>
              <table:table-cell office:value-type="float" office:value="326.6">
                <text:p>326.6</text:p>
              </table:table-cell>
              <table:table-cell office:value-type="float" office:value="1616.137939">
                <text:p>1616.137939</text:p>
              </table:table-cell>
              <table:table-cell office:value-type="float" office:value="1687.983765">
                <text:p>1687.983765</text:p>
              </table:table-cell>
              <table:table-cell office:value-type="float" office:value="1619.426147">
                <text:p>1619.426147</text:p>
              </table:table-cell>
              <table:table-cell office:value-type="float" office:value="1686.636963">
                <text:p>1686.636963</text:p>
              </table:table-cell>
            </table:table-row>
            <table:table-row>
              <table:table-cell office:value-type="float" office:value="326.8">
                <text:p>326.8</text:p>
              </table:table-cell>
              <table:table-cell office:value-type="float" office:value="1612.360962">
                <text:p>1612.360962</text:p>
              </table:table-cell>
              <table:table-cell office:value-type="float" office:value="1679.669312">
                <text:p>1679.669312</text:p>
              </table:table-cell>
              <table:table-cell office:value-type="float" office:value="1615.585815">
                <text:p>1615.585815</text:p>
              </table:table-cell>
              <table:table-cell office:value-type="float" office:value="1677.717896">
                <text:p>1677.71789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610.526855">
                <text:p>1610.526855</text:p>
              </table:table-cell>
              <table:table-cell office:value-type="float" office:value="1666.457031">
                <text:p>1666.457031</text:p>
              </table:table-cell>
              <table:table-cell office:value-type="float" office:value="1605.787109">
                <text:p>1605.787109</text:p>
              </table:table-cell>
              <table:table-cell office:value-type="float" office:value="1674.397339">
                <text:p>1674.397339</text:p>
              </table:table-cell>
            </table:table-row>
            <table:table-row>
              <table:table-cell office:value-type="float" office:value="327.2">
                <text:p>327.2</text:p>
              </table:table-cell>
              <table:table-cell office:value-type="float" office:value="1601.571289">
                <text:p>1601.571289</text:p>
              </table:table-cell>
              <table:table-cell office:value-type="float" office:value="1660.478394">
                <text:p>1660.478394</text:p>
              </table:table-cell>
              <table:table-cell office:value-type="float" office:value="1608.996094">
                <text:p>1608.996094</text:p>
              </table:table-cell>
              <table:table-cell office:value-type="float" office:value="1658.630371">
                <text:p>1658.630371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1599.896362">
                <text:p>1599.896362</text:p>
              </table:table-cell>
              <table:table-cell office:value-type="float" office:value="1654.630127">
                <text:p>1654.630127</text:p>
              </table:table-cell>
              <table:table-cell office:value-type="float" office:value="1600.318115">
                <text:p>1600.318115</text:p>
              </table:table-cell>
              <table:table-cell office:value-type="float" office:value="1651.631348">
                <text:p>1651.631348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597.189453">
                <text:p>1597.189453</text:p>
              </table:table-cell>
              <table:table-cell office:value-type="float" office:value="1648.924805">
                <text:p>1648.924805</text:p>
              </table:table-cell>
              <table:table-cell office:value-type="float" office:value="1596.044434">
                <text:p>1596.044434</text:p>
              </table:table-cell>
              <table:table-cell office:value-type="float" office:value="1648.888428">
                <text:p>1648.888428</text:p>
              </table:table-cell>
            </table:table-row>
            <table:table-row>
              <table:table-cell office:value-type="float" office:value="327.8">
                <text:p>327.8</text:p>
              </table:table-cell>
              <table:table-cell office:value-type="float" office:value="1593.590454">
                <text:p>1593.590454</text:p>
              </table:table-cell>
              <table:table-cell office:value-type="float" office:value="1641.844971">
                <text:p>1641.844971</text:p>
              </table:table-cell>
              <table:table-cell office:value-type="float" office:value="1590.872314">
                <text:p>1590.872314</text:p>
              </table:table-cell>
              <table:table-cell office:value-type="float" office:value="1643.569336">
                <text:p>1643.56933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89.622559">
                <text:p>1589.622559</text:p>
              </table:table-cell>
              <table:table-cell office:value-type="float" office:value="1634.78186">
                <text:p>1634.78186</text:p>
              </table:table-cell>
              <table:table-cell office:value-type="float" office:value="1589.676392">
                <text:p>1589.676392</text:p>
              </table:table-cell>
              <table:table-cell office:value-type="float" office:value="1635.119751">
                <text:p>1635.119751</text:p>
              </table:table-cell>
            </table:table-row>
            <table:table-row>
              <table:table-cell office:value-type="float" office:value="328.2">
                <text:p>328.2</text:p>
              </table:table-cell>
              <table:table-cell office:value-type="float" office:value="1587.3396">
                <text:p>1587.3396</text:p>
              </table:table-cell>
              <table:table-cell office:value-type="float" office:value="1626.111816">
                <text:p>1626.111816</text:p>
              </table:table-cell>
              <table:table-cell office:value-type="float" office:value="1587.089844">
                <text:p>1587.089844</text:p>
              </table:table-cell>
              <table:table-cell office:value-type="float" office:value="1625.781372">
                <text:p>1625.781372</text:p>
              </table:table-cell>
            </table:table-row>
            <table:table-row>
              <table:table-cell office:value-type="float" office:value="328.4">
                <text:p>328.4</text:p>
              </table:table-cell>
              <table:table-cell office:value-type="float" office:value="1582.06189">
                <text:p>1582.06189</text:p>
              </table:table-cell>
              <table:table-cell office:value-type="float" office:value="1623.358032">
                <text:p>1623.358032</text:p>
              </table:table-cell>
              <table:table-cell office:value-type="float" office:value="1586.203857">
                <text:p>1586.203857</text:p>
              </table:table-cell>
              <table:table-cell office:value-type="float" office:value="1622.681641">
                <text:p>1622.681641</text:p>
              </table:table-cell>
            </table:table-row>
            <table:table-row>
              <table:table-cell office:value-type="float" office:value="328.6">
                <text:p>328.6</text:p>
              </table:table-cell>
              <table:table-cell office:value-type="float" office:value="1580.026367">
                <text:p>1580.026367</text:p>
              </table:table-cell>
              <table:table-cell office:value-type="float" office:value="1621.490723">
                <text:p>1621.490723</text:p>
              </table:table-cell>
              <table:table-cell office:value-type="float" office:value="1584.673584">
                <text:p>1584.673584</text:p>
              </table:table-cell>
              <table:table-cell office:value-type="float" office:value="1613.017212">
                <text:p>1613.017212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1578.351196">
                <text:p>1578.351196</text:p>
              </table:table-cell>
              <table:table-cell office:value-type="float" office:value="1612.68457">
                <text:p>1612.68457</text:p>
              </table:table-cell>
              <table:table-cell office:value-type="float" office:value="1577.870972">
                <text:p>1577.870972</text:p>
              </table:table-cell>
              <table:table-cell office:value-type="float" office:value="1613.248657">
                <text:p>1613.24865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78.716675">
                <text:p>1578.716675</text:p>
              </table:table-cell>
              <table:table-cell office:value-type="float" office:value="1610.170898">
                <text:p>1610.170898</text:p>
              </table:table-cell>
              <table:table-cell office:value-type="float" office:value="1582.296143">
                <text:p>1582.296143</text:p>
              </table:table-cell>
              <table:table-cell office:value-type="float" office:value="1611.768311">
                <text:p>1611.768311</text:p>
              </table:table-cell>
            </table:table-row>
            <table:table-row>
              <table:table-cell office:value-type="float" office:value="329.2">
                <text:p>329.2</text:p>
              </table:table-cell>
              <table:table-cell office:value-type="float" office:value="1576.907837">
                <text:p>1576.907837</text:p>
              </table:table-cell>
              <table:table-cell office:value-type="float" office:value="1608.009277">
                <text:p>1608.009277</text:p>
              </table:table-cell>
              <table:table-cell office:value-type="float" office:value="1578.630005">
                <text:p>1578.630005</text:p>
              </table:table-cell>
              <table:table-cell office:value-type="float" office:value="1604.439575">
                <text:p>1604.439575</text:p>
              </table:table-cell>
            </table:table-row>
            <table:table-row>
              <table:table-cell office:value-type="float" office:value="329.4">
                <text:p>329.4</text:p>
              </table:table-cell>
              <table:table-cell office:value-type="float" office:value="1577.652466">
                <text:p>1577.652466</text:p>
              </table:table-cell>
              <table:table-cell office:value-type="float" office:value="1600.17749">
                <text:p>1600.17749</text:p>
              </table:table-cell>
              <table:table-cell office:value-type="float" office:value="1580.786377">
                <text:p>1580.786377</text:p>
              </table:table-cell>
              <table:table-cell office:value-type="float" office:value="1602.764771">
                <text:p>1602.764771</text:p>
              </table:table-cell>
            </table:table-row>
            <table:table-row>
              <table:table-cell office:value-type="float" office:value="329.6">
                <text:p>329.6</text:p>
              </table:table-cell>
              <table:table-cell office:value-type="float" office:value="1571.681519">
                <text:p>1571.681519</text:p>
              </table:table-cell>
              <table:table-cell office:value-type="float" office:value="1604.003662">
                <text:p>1604.003662</text:p>
              </table:table-cell>
              <table:table-cell office:value-type="float" office:value="1575.611328">
                <text:p>1575.611328</text:p>
              </table:table-cell>
              <table:table-cell office:value-type="float" office:value="1599.129272">
                <text:p>1599.129272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1573.12207">
                <text:p>1573.12207</text:p>
              </table:table-cell>
              <table:table-cell office:value-type="float" office:value="1597.699219">
                <text:p>1597.699219</text:p>
              </table:table-cell>
              <table:table-cell office:value-type="float" office:value="1573.233643">
                <text:p>1573.233643</text:p>
              </table:table-cell>
              <table:table-cell office:value-type="float" office:value="1596.26062">
                <text:p>1596.260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75.049683">
                <text:p>1575.049683</text:p>
              </table:table-cell>
              <table:table-cell office:value-type="float" office:value="1592.145752">
                <text:p>1592.145752</text:p>
              </table:table-cell>
              <table:table-cell office:value-type="float" office:value="1574.003784">
                <text:p>1574.003784</text:p>
              </table:table-cell>
              <table:table-cell office:value-type="float" office:value="1593.854736">
                <text:p>1593.854736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1574.82666">
                <text:p>1574.82666</text:p>
              </table:table-cell>
              <table:table-cell office:value-type="float" office:value="1590.863525">
                <text:p>1590.863525</text:p>
              </table:table-cell>
              <table:table-cell office:value-type="float" office:value="1573.895996">
                <text:p>1573.895996</text:p>
              </table:table-cell>
              <table:table-cell office:value-type="float" office:value="1590.855103">
                <text:p>1590.855103</text:p>
              </table:table-cell>
            </table:table-row>
            <table:table-row>
              <table:table-cell office:value-type="float" office:value="330.4">
                <text:p>330.4</text:p>
              </table:table-cell>
              <table:table-cell office:value-type="float" office:value="1577.522095">
                <text:p>1577.522095</text:p>
              </table:table-cell>
              <table:table-cell office:value-type="float" office:value="1597.9646">
                <text:p>1597.9646</text:p>
              </table:table-cell>
              <table:table-cell office:value-type="float" office:value="1562.681519">
                <text:p>1562.681519</text:p>
              </table:table-cell>
              <table:table-cell office:value-type="float" office:value="1581.086426">
                <text:p>1581.086426</text:p>
              </table:table-cell>
            </table:table-row>
            <table:table-row>
              <table:table-cell office:value-type="float" office:value="330.6">
                <text:p>330.6</text:p>
              </table:table-cell>
              <table:table-cell office:value-type="float" office:value="1561.071655">
                <text:p>1561.071655</text:p>
              </table:table-cell>
              <table:table-cell office:value-type="float" office:value="1571.889038">
                <text:p>1571.889038</text:p>
              </table:table-cell>
              <table:table-cell office:value-type="float" office:value="1467.268677">
                <text:p>1467.268677</text:p>
              </table:table-cell>
              <table:table-cell office:value-type="float" office:value="1495.878174">
                <text:p>1495.878174</text:p>
              </table:table-cell>
            </table:table-row>
            <table:table-row>
              <table:table-cell office:value-type="float" office:value="330.8">
                <text:p>330.8</text:p>
              </table:table-cell>
              <table:table-cell office:value-type="float" office:value="1512.194214">
                <text:p>1512.194214</text:p>
              </table:table-cell>
              <table:table-cell office:value-type="float" office:value="1549.755127">
                <text:p>1549.755127</text:p>
              </table:table-cell>
              <table:table-cell office:value-type="float" office:value="1454.895264">
                <text:p>1454.895264</text:p>
              </table:table-cell>
              <table:table-cell office:value-type="float" office:value="1416.682617">
                <text:p>1416.68261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78.968628">
                <text:p>1578.968628</text:p>
              </table:table-cell>
              <table:table-cell office:value-type="float" office:value="1606.170654">
                <text:p>1606.170654</text:p>
              </table:table-cell>
              <table:table-cell office:value-type="float" office:value="1479.20166">
                <text:p>1479.20166</text:p>
              </table:table-cell>
              <table:table-cell office:value-type="float" office:value="1504.615356">
                <text:p>1504.615356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1615.505737">
                <text:p>1615.505737</text:p>
              </table:table-cell>
              <table:table-cell office:value-type="float" office:value="1627.226807">
                <text:p>1627.226807</text:p>
              </table:table-cell>
              <table:table-cell office:value-type="float" office:value="1530.303589">
                <text:p>1530.303589</text:p>
              </table:table-cell>
              <table:table-cell office:value-type="float" office:value="1564.682373">
                <text:p>1564.682373</text:p>
              </table:table-cell>
            </table:table-row>
            <table:table-row>
              <table:table-cell office:value-type="float" office:value="331.4">
                <text:p>331.4</text:p>
              </table:table-cell>
              <table:table-cell office:value-type="float" office:value="1573.73938">
                <text:p>1573.73938</text:p>
              </table:table-cell>
              <table:table-cell office:value-type="float" office:value="1586.151611">
                <text:p>1586.151611</text:p>
              </table:table-cell>
              <table:table-cell office:value-type="float" office:value="1572.545776">
                <text:p>1572.545776</text:p>
              </table:table-cell>
              <table:table-cell office:value-type="float" office:value="1589.586182">
                <text:p>1589.586182</text:p>
              </table:table-cell>
            </table:table-row>
            <table:table-row>
              <table:table-cell office:value-type="float" office:value="331.6">
                <text:p>331.6</text:p>
              </table:table-cell>
              <table:table-cell office:value-type="float" office:value="1572.204834">
                <text:p>1572.204834</text:p>
              </table:table-cell>
              <table:table-cell office:value-type="float" office:value="1583.148438">
                <text:p>1583.148438</text:p>
              </table:table-cell>
              <table:table-cell office:value-type="float" office:value="1580.225952">
                <text:p>1580.225952</text:p>
              </table:table-cell>
              <table:table-cell office:value-type="float" office:value="1592.518311">
                <text:p>1592.518311</text:p>
              </table:table-cell>
            </table:table-row>
            <table:table-row>
              <table:table-cell office:value-type="float" office:value="331.8">
                <text:p>331.8</text:p>
              </table:table-cell>
              <table:table-cell office:value-type="float" office:value="1576.376953">
                <text:p>1576.376953</text:p>
              </table:table-cell>
              <table:table-cell office:value-type="float" office:value="1581.530762">
                <text:p>1581.530762</text:p>
              </table:table-cell>
              <table:table-cell office:value-type="float" office:value="1579.566772">
                <text:p>1579.566772</text:p>
              </table:table-cell>
              <table:table-cell office:value-type="float" office:value="1589.916626">
                <text:p>1589.91662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576.830688">
                <text:p>1576.830688</text:p>
              </table:table-cell>
              <table:table-cell office:value-type="float" office:value="1583.401855">
                <text:p>1583.401855</text:p>
              </table:table-cell>
              <table:table-cell office:value-type="float" office:value="1574.055542">
                <text:p>1574.055542</text:p>
              </table:table-cell>
              <table:table-cell office:value-type="float" office:value="1590.802368">
                <text:p>1590.802368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1578.233032">
                <text:p>1578.233032</text:p>
              </table:table-cell>
              <table:table-cell office:value-type="float" office:value="1584.01355">
                <text:p>1584.01355</text:p>
              </table:table-cell>
              <table:table-cell office:value-type="float" office:value="1578.937866">
                <text:p>1578.937866</text:p>
              </table:table-cell>
              <table:table-cell office:value-type="float" office:value="1589.948242">
                <text:p>1589.948242</text:p>
              </table:table-cell>
            </table:table-row>
            <table:table-row>
              <table:table-cell office:value-type="float" office:value="332.4">
                <text:p>332.4</text:p>
              </table:table-cell>
              <table:table-cell office:value-type="float" office:value="1579.441895">
                <text:p>1579.441895</text:p>
              </table:table-cell>
              <table:table-cell office:value-type="float" office:value="1586.576294">
                <text:p>1586.576294</text:p>
              </table:table-cell>
              <table:table-cell office:value-type="float" office:value="1577.491089">
                <text:p>1577.491089</text:p>
              </table:table-cell>
              <table:table-cell office:value-type="float" office:value="1592.532104">
                <text:p>1592.532104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1578.928955">
                <text:p>1578.928955</text:p>
              </table:table-cell>
              <table:table-cell office:value-type="float" office:value="1582.731812">
                <text:p>1582.731812</text:p>
              </table:table-cell>
              <table:table-cell office:value-type="float" office:value="1573.048828">
                <text:p>1573.048828</text:p>
              </table:table-cell>
              <table:table-cell office:value-type="float" office:value="1587.316406">
                <text:p>1587.316406</text:p>
              </table:table-cell>
            </table:table-row>
            <table:table-row>
              <table:table-cell office:value-type="float" office:value="332.8">
                <text:p>332.8</text:p>
              </table:table-cell>
              <table:table-cell office:value-type="float" office:value="1578.377563">
                <text:p>1578.377563</text:p>
              </table:table-cell>
              <table:table-cell office:value-type="float" office:value="1581.352539">
                <text:p>1581.352539</text:p>
              </table:table-cell>
              <table:table-cell office:value-type="float" office:value="1575.256348">
                <text:p>1575.256348</text:p>
              </table:table-cell>
              <table:table-cell office:value-type="float" office:value="1584.241455">
                <text:p>1584.24145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79.909668">
                <text:p>1579.909668</text:p>
              </table:table-cell>
              <table:table-cell office:value-type="float" office:value="1581.157715">
                <text:p>1581.157715</text:p>
              </table:table-cell>
              <table:table-cell office:value-type="float" office:value="1576.118774">
                <text:p>1576.118774</text:p>
              </table:table-cell>
              <table:table-cell office:value-type="float" office:value="1584.816162">
                <text:p>1584.816162</text:p>
              </table:table-cell>
            </table:table-row>
            <table:table-row>
              <table:table-cell office:value-type="float" office:value="333.2">
                <text:p>333.2</text:p>
              </table:table-cell>
              <table:table-cell office:value-type="float" office:value="1577.543213">
                <text:p>1577.543213</text:p>
              </table:table-cell>
              <table:table-cell office:value-type="float" office:value="1580.951538">
                <text:p>1580.951538</text:p>
              </table:table-cell>
              <table:table-cell office:value-type="float" office:value="1574.455322">
                <text:p>1574.455322</text:p>
              </table:table-cell>
              <table:table-cell office:value-type="float" office:value="1583.655518">
                <text:p>1583.655518</text:p>
              </table:table-cell>
            </table:table-row>
            <table:table-row>
              <table:table-cell office:value-type="float" office:value="333.4">
                <text:p>333.4</text:p>
              </table:table-cell>
              <table:table-cell office:value-type="float" office:value="1573.926514">
                <text:p>1573.926514</text:p>
              </table:table-cell>
              <table:table-cell office:value-type="float" office:value="1586.924805">
                <text:p>1586.924805</text:p>
              </table:table-cell>
              <table:table-cell office:value-type="float" office:value="1569.461914">
                <text:p>1569.461914</text:p>
              </table:table-cell>
              <table:table-cell office:value-type="float" office:value="1596.734863">
                <text:p>1596.734863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1585.951782">
                <text:p>1585.951782</text:p>
              </table:table-cell>
              <table:table-cell office:value-type="float" office:value="1573.059326">
                <text:p>1573.059326</text:p>
              </table:table-cell>
              <table:table-cell office:value-type="float" office:value="1589.679443">
                <text:p>1589.679443</text:p>
              </table:table-cell>
              <table:table-cell office:value-type="float" office:value="1571.482422">
                <text:p>1571.482422</text:p>
              </table:table-cell>
            </table:table-row>
            <table:table-row>
              <table:table-cell office:value-type="float" office:value="333.8">
                <text:p>333.8</text:p>
              </table:table-cell>
              <table:table-cell office:value-type="float" office:value="1587.388184">
                <text:p>1587.388184</text:p>
              </table:table-cell>
              <table:table-cell office:value-type="float" office:value="1573.507935">
                <text:p>1573.507935</text:p>
              </table:table-cell>
              <table:table-cell office:value-type="float" office:value="1590.619629">
                <text:p>1590.619629</text:p>
              </table:table-cell>
              <table:table-cell office:value-type="float" office:value="1564.78064">
                <text:p>1564.7806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572.108643">
                <text:p>1572.108643</text:p>
              </table:table-cell>
              <table:table-cell office:value-type="float" office:value="1594.55603">
                <text:p>1594.55603</text:p>
              </table:table-cell>
              <table:table-cell office:value-type="float" office:value="1563.303345">
                <text:p>1563.303345</text:p>
              </table:table-cell>
              <table:table-cell office:value-type="float" office:value="1599.715332">
                <text:p>1599.715332</text:p>
              </table:table-cell>
            </table:table-row>
            <table:table-row>
              <table:table-cell office:value-type="float" office:value="334.2">
                <text:p>334.2</text:p>
              </table:table-cell>
              <table:table-cell office:value-type="float" office:value="1571.808105">
                <text:p>1571.808105</text:p>
              </table:table-cell>
              <table:table-cell office:value-type="float" office:value="1582.119629">
                <text:p>1582.119629</text:p>
              </table:table-cell>
              <table:table-cell office:value-type="float" office:value="1565.449951">
                <text:p>1565.449951</text:p>
              </table:table-cell>
              <table:table-cell office:value-type="float" office:value="1589.158691">
                <text:p>1589.158691</text:p>
              </table:table-cell>
            </table:table-row>
            <table:table-row>
              <table:table-cell office:value-type="float" office:value="334.4">
                <text:p>334.4</text:p>
              </table:table-cell>
              <table:table-cell office:value-type="float" office:value="1574.661865">
                <text:p>1574.661865</text:p>
              </table:table-cell>
              <table:table-cell office:value-type="float" office:value="1578.95166">
                <text:p>1578.95166</text:p>
              </table:table-cell>
              <table:table-cell office:value-type="float" office:value="1572.228271">
                <text:p>1572.228271</text:p>
              </table:table-cell>
              <table:table-cell office:value-type="float" office:value="1582.835449">
                <text:p>1582.835449</text:p>
              </table:table-cell>
            </table:table-row>
            <table:table-row>
              <table:table-cell office:value-type="float" office:value="334.6">
                <text:p>334.6</text:p>
              </table:table-cell>
              <table:table-cell office:value-type="float" office:value="1575.67688">
                <text:p>1575.67688</text:p>
              </table:table-cell>
              <table:table-cell office:value-type="float" office:value="1587.430542">
                <text:p>1587.430542</text:p>
              </table:table-cell>
              <table:table-cell office:value-type="float" office:value="1576.084839">
                <text:p>1576.084839</text:p>
              </table:table-cell>
              <table:table-cell office:value-type="float" office:value="1588.036011">
                <text:p>1588.036011</text:p>
              </table:table-cell>
            </table:table-row>
            <table:table-row>
              <table:table-cell office:value-type="float" office:value="334.8">
                <text:p>334.8</text:p>
              </table:table-cell>
              <table:table-cell office:value-type="float" office:value="1573.158203">
                <text:p>1573.158203</text:p>
              </table:table-cell>
              <table:table-cell office:value-type="float" office:value="1574.732666">
                <text:p>1574.732666</text:p>
              </table:table-cell>
              <table:table-cell office:value-type="float" office:value="1571.978516">
                <text:p>1571.978516</text:p>
              </table:table-cell>
              <table:table-cell office:value-type="float" office:value="1577.253052">
                <text:p>1577.25305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573.160889">
                <text:p>1573.160889</text:p>
              </table:table-cell>
              <table:table-cell office:value-type="float" office:value="1575.209717">
                <text:p>1575.209717</text:p>
              </table:table-cell>
              <table:table-cell office:value-type="float" office:value="1574.486572">
                <text:p>1574.486572</text:p>
              </table:table-cell>
              <table:table-cell office:value-type="float" office:value="1576.001831">
                <text:p>1576.001831</text:p>
              </table:table-cell>
            </table:table-row>
            <table:table-row>
              <table:table-cell office:value-type="float" office:value="335.2">
                <text:p>335.2</text:p>
              </table:table-cell>
              <table:table-cell office:value-type="float" office:value="1571.654663">
                <text:p>1571.654663</text:p>
              </table:table-cell>
              <table:table-cell office:value-type="float" office:value="1581.059204">
                <text:p>1581.059204</text:p>
              </table:table-cell>
              <table:table-cell office:value-type="float" office:value="1571.583252">
                <text:p>1571.583252</text:p>
              </table:table-cell>
              <table:table-cell office:value-type="float" office:value="1581.61377">
                <text:p>1581.61377</text:p>
              </table:table-cell>
            </table:table-row>
            <table:table-row>
              <table:table-cell office:value-type="float" office:value="335.4">
                <text:p>335.4</text:p>
              </table:table-cell>
              <table:table-cell office:value-type="float" office:value="1572.50769">
                <text:p>1572.50769</text:p>
              </table:table-cell>
              <table:table-cell office:value-type="float" office:value="1579.292847">
                <text:p>1579.292847</text:p>
              </table:table-cell>
              <table:table-cell office:value-type="float" office:value="1574.565796">
                <text:p>1574.565796</text:p>
              </table:table-cell>
              <table:table-cell office:value-type="float" office:value="1576.287109">
                <text:p>1576.287109</text:p>
              </table:table-cell>
            </table:table-row>
            <table:table-row>
              <table:table-cell office:value-type="float" office:value="335.6">
                <text:p>335.6</text:p>
              </table:table-cell>
              <table:table-cell office:value-type="float" office:value="1573.167847">
                <text:p>1573.167847</text:p>
              </table:table-cell>
              <table:table-cell office:value-type="float" office:value="1579.615234">
                <text:p>1579.615234</text:p>
              </table:table-cell>
              <table:table-cell office:value-type="float" office:value="1570.731689">
                <text:p>1570.731689</text:p>
              </table:table-cell>
              <table:table-cell office:value-type="float" office:value="1581.995239">
                <text:p>1581.995239</text:p>
              </table:table-cell>
            </table:table-row>
            <table:table-row>
              <table:table-cell office:value-type="float" office:value="335.8">
                <text:p>335.8</text:p>
              </table:table-cell>
              <table:table-cell office:value-type="float" office:value="1573.072754">
                <text:p>1573.072754</text:p>
              </table:table-cell>
              <table:table-cell office:value-type="float" office:value="1576.195557">
                <text:p>1576.195557</text:p>
              </table:table-cell>
              <table:table-cell office:value-type="float" office:value="1572.626709">
                <text:p>1572.626709</text:p>
              </table:table-cell>
              <table:table-cell office:value-type="float" office:value="1579.265869">
                <text:p>1579.26586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574.267822">
                <text:p>1574.267822</text:p>
              </table:table-cell>
              <table:table-cell office:value-type="float" office:value="1577.516602">
                <text:p>1577.516602</text:p>
              </table:table-cell>
              <table:table-cell office:value-type="float" office:value="1573.878174">
                <text:p>1573.878174</text:p>
              </table:table-cell>
              <table:table-cell office:value-type="float" office:value="1576.199585">
                <text:p>1576.199585</text:p>
              </table:table-cell>
            </table:table-row>
            <table:table-row>
              <table:table-cell office:value-type="float" office:value="336.2">
                <text:p>336.2</text:p>
              </table:table-cell>
              <table:table-cell office:value-type="float" office:value="1578.400757">
                <text:p>1578.400757</text:p>
              </table:table-cell>
              <table:table-cell office:value-type="float" office:value="1574.416504">
                <text:p>1574.416504</text:p>
              </table:table-cell>
              <table:table-cell office:value-type="float" office:value="1576.260742">
                <text:p>1576.260742</text:p>
              </table:table-cell>
              <table:table-cell office:value-type="float" office:value="1575.897827">
                <text:p>1575.897827</text:p>
              </table:table-cell>
            </table:table-row>
            <table:table-row>
              <table:table-cell office:value-type="float" office:value="336.4">
                <text:p>336.4</text:p>
              </table:table-cell>
              <table:table-cell office:value-type="float" office:value="1574.645142">
                <text:p>1574.645142</text:p>
              </table:table-cell>
              <table:table-cell office:value-type="float" office:value="1576.025635">
                <text:p>1576.025635</text:p>
              </table:table-cell>
              <table:table-cell office:value-type="float" office:value="1574.609375">
                <text:p>1574.609375</text:p>
              </table:table-cell>
              <table:table-cell office:value-type="float" office:value="1577.003418">
                <text:p>1577.003418</text:p>
              </table:table-cell>
            </table:table-row>
            <table:table-row>
              <table:table-cell office:value-type="float" office:value="336.6">
                <text:p>336.6</text:p>
              </table:table-cell>
              <table:table-cell office:value-type="float" office:value="1574.675415">
                <text:p>1574.675415</text:p>
              </table:table-cell>
              <table:table-cell office:value-type="float" office:value="1572.644409">
                <text:p>1572.644409</text:p>
              </table:table-cell>
              <table:table-cell office:value-type="float" office:value="1577.743774">
                <text:p>1577.743774</text:p>
              </table:table-cell>
              <table:table-cell office:value-type="float" office:value="1575.639282">
                <text:p>1575.639282</text:p>
              </table:table-cell>
            </table:table-row>
            <table:table-row>
              <table:table-cell office:value-type="float" office:value="336.8">
                <text:p>336.8</text:p>
              </table:table-cell>
              <table:table-cell office:value-type="float" office:value="1576.427124">
                <text:p>1576.427124</text:p>
              </table:table-cell>
              <table:table-cell office:value-type="float" office:value="1577.250732">
                <text:p>1577.250732</text:p>
              </table:table-cell>
              <table:table-cell office:value-type="float" office:value="1573.553955">
                <text:p>1573.553955</text:p>
              </table:table-cell>
              <table:table-cell office:value-type="float" office:value="1577.032959">
                <text:p>1577.03295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579.275757">
                <text:p>1579.275757</text:p>
              </table:table-cell>
              <table:table-cell office:value-type="float" office:value="1573.238037">
                <text:p>1573.238037</text:p>
              </table:table-cell>
              <table:table-cell office:value-type="float" office:value="1577.948853">
                <text:p>1577.948853</text:p>
              </table:table-cell>
              <table:table-cell office:value-type="float" office:value="1574.762695">
                <text:p>1574.762695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576.781372">
                <text:p>1576.781372</text:p>
              </table:table-cell>
              <table:table-cell office:value-type="float" office:value="1576.585693">
                <text:p>1576.585693</text:p>
              </table:table-cell>
              <table:table-cell office:value-type="float" office:value="1575.375977">
                <text:p>1575.375977</text:p>
              </table:table-cell>
              <table:table-cell office:value-type="float" office:value="1575.490234">
                <text:p>1575.490234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1575.544556">
                <text:p>1575.544556</text:p>
              </table:table-cell>
              <table:table-cell office:value-type="float" office:value="1576.471191">
                <text:p>1576.471191</text:p>
              </table:table-cell>
              <table:table-cell office:value-type="float" office:value="1576.494141">
                <text:p>1576.494141</text:p>
              </table:table-cell>
              <table:table-cell office:value-type="float" office:value="1575.314941">
                <text:p>1575.314941</text:p>
              </table:table-cell>
            </table:table-row>
            <table:table-row>
              <table:table-cell office:value-type="float" office:value="337.6">
                <text:p>337.6</text:p>
              </table:table-cell>
              <table:table-cell office:value-type="float" office:value="1575.828857">
                <text:p>1575.828857</text:p>
              </table:table-cell>
              <table:table-cell office:value-type="float" office:value="1576.471924">
                <text:p>1576.471924</text:p>
              </table:table-cell>
              <table:table-cell office:value-type="float" office:value="1573.80957">
                <text:p>1573.80957</text:p>
              </table:table-cell>
              <table:table-cell office:value-type="float" office:value="1575.375854">
                <text:p>1575.375854</text:p>
              </table:table-cell>
            </table:table-row>
            <table:table-row>
              <table:table-cell office:value-type="float" office:value="337.8">
                <text:p>337.8</text:p>
              </table:table-cell>
              <table:table-cell office:value-type="float" office:value="1576.683594">
                <text:p>1576.683594</text:p>
              </table:table-cell>
              <table:table-cell office:value-type="float" office:value="1576.380859">
                <text:p>1576.380859</text:p>
              </table:table-cell>
              <table:table-cell office:value-type="float" office:value="1580.032471">
                <text:p>1580.032471</text:p>
              </table:table-cell>
              <table:table-cell office:value-type="float" office:value="1574.438232">
                <text:p>1574.43823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74.888916">
                <text:p>1574.888916</text:p>
              </table:table-cell>
              <table:table-cell office:value-type="float" office:value="1574.52002">
                <text:p>1574.52002</text:p>
              </table:table-cell>
              <table:table-cell office:value-type="float" office:value="1574.637329">
                <text:p>1574.637329</text:p>
              </table:table-cell>
              <table:table-cell office:value-type="float" office:value="1574.713013">
                <text:p>1574.713013</text:p>
              </table:table-cell>
            </table:table-row>
            <table:table-row>
              <table:table-cell office:value-type="float" office:value="338.2">
                <text:p>338.2</text:p>
              </table:table-cell>
              <table:table-cell office:value-type="float" office:value="1575.217163">
                <text:p>1575.217163</text:p>
              </table:table-cell>
              <table:table-cell office:value-type="float" office:value="1576.752441">
                <text:p>1576.752441</text:p>
              </table:table-cell>
              <table:table-cell office:value-type="float" office:value="1573.410889">
                <text:p>1573.410889</text:p>
              </table:table-cell>
              <table:table-cell office:value-type="float" office:value="1575.660522">
                <text:p>1575.660522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1577.449585">
                <text:p>1577.449585</text:p>
              </table:table-cell>
              <table:table-cell office:value-type="float" office:value="1575.989746">
                <text:p>1575.989746</text:p>
              </table:table-cell>
              <table:table-cell office:value-type="float" office:value="1576.168091">
                <text:p>1576.168091</text:p>
              </table:table-cell>
              <table:table-cell office:value-type="float" office:value="1573.640991">
                <text:p>1573.640991</text:p>
              </table:table-cell>
            </table:table-row>
            <table:table-row>
              <table:table-cell office:value-type="float" office:value="338.6">
                <text:p>338.6</text:p>
              </table:table-cell>
              <table:table-cell office:value-type="float" office:value="1573.24585">
                <text:p>1573.24585</text:p>
              </table:table-cell>
              <table:table-cell office:value-type="float" office:value="1576.603271">
                <text:p>1576.603271</text:p>
              </table:table-cell>
              <table:table-cell office:value-type="float" office:value="1576.436279">
                <text:p>1576.436279</text:p>
              </table:table-cell>
              <table:table-cell office:value-type="float" office:value="1575.961304">
                <text:p>1575.961304</text:p>
              </table:table-cell>
            </table:table-row>
            <table:table-row>
              <table:table-cell office:value-type="float" office:value="338.8">
                <text:p>338.8</text:p>
              </table:table-cell>
              <table:table-cell office:value-type="float" office:value="1578.141113">
                <text:p>1578.141113</text:p>
              </table:table-cell>
              <table:table-cell office:value-type="float" office:value="1575.862183">
                <text:p>1575.862183</text:p>
              </table:table-cell>
              <table:table-cell office:value-type="float" office:value="1580.59375">
                <text:p>1580.59375</text:p>
              </table:table-cell>
              <table:table-cell office:value-type="float" office:value="1574.667847">
                <text:p>1574.66784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577.607178">
                <text:p>1577.607178</text:p>
              </table:table-cell>
              <table:table-cell office:value-type="float" office:value="1575.257202">
                <text:p>1575.257202</text:p>
              </table:table-cell>
              <table:table-cell office:value-type="float" office:value="1575.404053">
                <text:p>1575.404053</text:p>
              </table:table-cell>
              <table:table-cell office:value-type="float" office:value="1577.161377">
                <text:p>1577.161377</text:p>
              </table:table-cell>
            </table:table-row>
            <table:table-row>
              <table:table-cell office:value-type="float" office:value="339.2">
                <text:p>339.2</text:p>
              </table:table-cell>
              <table:table-cell office:value-type="float" office:value="1576.419556">
                <text:p>1576.419556</text:p>
              </table:table-cell>
              <table:table-cell office:value-type="float" office:value="1577.60791">
                <text:p>1577.60791</text:p>
              </table:table-cell>
              <table:table-cell office:value-type="float" office:value="1577.598145">
                <text:p>1577.598145</text:p>
              </table:table-cell>
              <table:table-cell office:value-type="float" office:value="1575.725464">
                <text:p>1575.725464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1576.209351">
                <text:p>1576.209351</text:p>
              </table:table-cell>
              <table:table-cell office:value-type="float" office:value="1574.515503">
                <text:p>1574.515503</text:p>
              </table:table-cell>
              <table:table-cell office:value-type="float" office:value="1574.381348">
                <text:p>1574.381348</text:p>
              </table:table-cell>
              <table:table-cell office:value-type="float" office:value="1577.6604">
                <text:p>1577.6604</text:p>
              </table:table-cell>
            </table:table-row>
            <table:table-row>
              <table:table-cell office:value-type="float" office:value="339.6">
                <text:p>339.6</text:p>
              </table:table-cell>
              <table:table-cell office:value-type="float" office:value="1576.693115">
                <text:p>1576.693115</text:p>
              </table:table-cell>
              <table:table-cell office:value-type="float" office:value="1573.840698">
                <text:p>1573.840698</text:p>
              </table:table-cell>
              <table:table-cell office:value-type="float" office:value="1578.417725">
                <text:p>1578.417725</text:p>
              </table:table-cell>
              <table:table-cell office:value-type="float" office:value="1573.097168">
                <text:p>1573.097168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1577.954956">
                <text:p>1577.954956</text:p>
              </table:table-cell>
              <table:table-cell office:value-type="float" office:value="1574.214966">
                <text:p>1574.214966</text:p>
              </table:table-cell>
              <table:table-cell office:value-type="float" office:value="1575.897461">
                <text:p>1575.897461</text:p>
              </table:table-cell>
              <table:table-cell office:value-type="float" office:value="1576.575562">
                <text:p>1576.57556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76.986328">
                <text:p>1576.986328</text:p>
              </table:table-cell>
              <table:table-cell office:value-type="float" office:value="1573.700439">
                <text:p>1573.700439</text:p>
              </table:table-cell>
              <table:table-cell office:value-type="float" office:value="1575.52417">
                <text:p>1575.52417</text:p>
              </table:table-cell>
              <table:table-cell office:value-type="float" office:value="1577.105347">
                <text:p>1577.105347</text:p>
              </table:table-cell>
            </table:table-row>
            <table:table-row>
              <table:table-cell office:value-type="float" office:value="340.2">
                <text:p>340.2</text:p>
              </table:table-cell>
              <table:table-cell office:value-type="float" office:value="1575.223633">
                <text:p>1575.223633</text:p>
              </table:table-cell>
              <table:table-cell office:value-type="float" office:value="1574.093506">
                <text:p>1574.093506</text:p>
              </table:table-cell>
              <table:table-cell office:value-type="float" office:value="1576.380127">
                <text:p>1576.380127</text:p>
              </table:table-cell>
              <table:table-cell office:value-type="float" office:value="1573.843384">
                <text:p>1573.843384</text:p>
              </table:table-cell>
            </table:table-row>
            <table:table-row>
              <table:table-cell office:value-type="float" office:value="340.4">
                <text:p>340.4</text:p>
              </table:table-cell>
              <table:table-cell office:value-type="float" office:value="1576.122192">
                <text:p>1576.122192</text:p>
              </table:table-cell>
              <table:table-cell office:value-type="float" office:value="1575.566406">
                <text:p>1575.566406</text:p>
              </table:table-cell>
              <table:table-cell office:value-type="float" office:value="1577.063843">
                <text:p>1577.063843</text:p>
              </table:table-cell>
              <table:table-cell office:value-type="float" office:value="1573.644531">
                <text:p>1573.644531</text:p>
              </table:table-cell>
            </table:table-row>
            <table:table-row>
              <table:table-cell office:value-type="float" office:value="340.6">
                <text:p>340.6</text:p>
              </table:table-cell>
              <table:table-cell office:value-type="float" office:value="1576.440918">
                <text:p>1576.440918</text:p>
              </table:table-cell>
              <table:table-cell office:value-type="float" office:value="1575.633301">
                <text:p>1575.633301</text:p>
              </table:table-cell>
              <table:table-cell office:value-type="float" office:value="1576.356079">
                <text:p>1576.356079</text:p>
              </table:table-cell>
              <table:table-cell office:value-type="float" office:value="1577.062988">
                <text:p>1577.062988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1578.545776">
                <text:p>1578.545776</text:p>
              </table:table-cell>
              <table:table-cell office:value-type="float" office:value="1579.406494">
                <text:p>1579.406494</text:p>
              </table:table-cell>
              <table:table-cell office:value-type="float" office:value="1578.540527">
                <text:p>1578.540527</text:p>
              </table:table-cell>
              <table:table-cell office:value-type="float" office:value="1576.449707">
                <text:p>1576.44970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75.03772">
                <text:p>1575.03772</text:p>
              </table:table-cell>
              <table:table-cell office:value-type="float" office:value="1577.550415">
                <text:p>1577.550415</text:p>
              </table:table-cell>
              <table:table-cell office:value-type="float" office:value="1575.270996">
                <text:p>1575.270996</text:p>
              </table:table-cell>
              <table:table-cell office:value-type="float" office:value="1577.519043">
                <text:p>1577.519043</text:p>
              </table:table-cell>
            </table:table-row>
            <table:table-row>
              <table:table-cell office:value-type="float" office:value="341.2">
                <text:p>341.2</text:p>
              </table:table-cell>
              <table:table-cell office:value-type="float" office:value="1574.393188">
                <text:p>1574.393188</text:p>
              </table:table-cell>
              <table:table-cell office:value-type="float" office:value="1579.624023">
                <text:p>1579.624023</text:p>
              </table:table-cell>
              <table:table-cell office:value-type="float" office:value="1575.02771">
                <text:p>1575.02771</text:p>
              </table:table-cell>
              <table:table-cell office:value-type="float" office:value="1577.804077">
                <text:p>1577.804077</text:p>
              </table:table-cell>
            </table:table-row>
            <table:table-row>
              <table:table-cell office:value-type="float" office:value="341.4">
                <text:p>341.4</text:p>
              </table:table-cell>
              <table:table-cell office:value-type="float" office:value="1574.910034">
                <text:p>1574.910034</text:p>
              </table:table-cell>
              <table:table-cell office:value-type="float" office:value="1578.327637">
                <text:p>1578.327637</text:p>
              </table:table-cell>
              <table:table-cell office:value-type="float" office:value="1577.731323">
                <text:p>1577.731323</text:p>
              </table:table-cell>
              <table:table-cell office:value-type="float" office:value="1576.323975">
                <text:p>1576.323975</text:p>
              </table:table-cell>
            </table:table-row>
            <table:table-row>
              <table:table-cell office:value-type="float" office:value="341.6">
                <text:p>341.6</text:p>
              </table:table-cell>
              <table:table-cell office:value-type="float" office:value="1572.497314">
                <text:p>1572.497314</text:p>
              </table:table-cell>
              <table:table-cell office:value-type="float" office:value="1573.078735">
                <text:p>1573.078735</text:p>
              </table:table-cell>
              <table:table-cell office:value-type="float" office:value="1577.545898">
                <text:p>1577.545898</text:p>
              </table:table-cell>
              <table:table-cell office:value-type="float" office:value="1573.007568">
                <text:p>1573.007568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1576.529663">
                <text:p>1576.529663</text:p>
              </table:table-cell>
              <table:table-cell office:value-type="float" office:value="1574.307007">
                <text:p>1574.307007</text:p>
              </table:table-cell>
              <table:table-cell office:value-type="float" office:value="1575.153076">
                <text:p>1575.153076</text:p>
              </table:table-cell>
              <table:table-cell office:value-type="float" office:value="1574.744507">
                <text:p>1574.74450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77.322632">
                <text:p>1577.322632</text:p>
              </table:table-cell>
              <table:table-cell office:value-type="float" office:value="1577.604736">
                <text:p>1577.604736</text:p>
              </table:table-cell>
              <table:table-cell office:value-type="float" office:value="1579.712891">
                <text:p>1579.712891</text:p>
              </table:table-cell>
              <table:table-cell office:value-type="float" office:value="1574.272949">
                <text:p>1574.272949</text:p>
              </table:table-cell>
            </table:table-row>
            <table:table-row>
              <table:table-cell office:value-type="float" office:value="342.2">
                <text:p>342.2</text:p>
              </table:table-cell>
              <table:table-cell office:value-type="float" office:value="1574.132935">
                <text:p>1574.132935</text:p>
              </table:table-cell>
              <table:table-cell office:value-type="float" office:value="1576.630127">
                <text:p>1576.630127</text:p>
              </table:table-cell>
              <table:table-cell office:value-type="float" office:value="1574.603394">
                <text:p>1574.603394</text:p>
              </table:table-cell>
              <table:table-cell office:value-type="float" office:value="1575.302246">
                <text:p>1575.302246</text:p>
              </table:table-cell>
            </table:table-row>
            <table:table-row>
              <table:table-cell office:value-type="float" office:value="342.4">
                <text:p>342.4</text:p>
              </table:table-cell>
              <table:table-cell office:value-type="float" office:value="1575.762817">
                <text:p>1575.762817</text:p>
              </table:table-cell>
              <table:table-cell office:value-type="float" office:value="1574.501465">
                <text:p>1574.501465</text:p>
              </table:table-cell>
              <table:table-cell office:value-type="float" office:value="1579.195557">
                <text:p>1579.195557</text:p>
              </table:table-cell>
              <table:table-cell office:value-type="float" office:value="1572.292969">
                <text:p>1572.292969</text:p>
              </table:table-cell>
            </table:table-row>
            <table:table-row>
              <table:table-cell office:value-type="float" office:value="342.6">
                <text:p>342.6</text:p>
              </table:table-cell>
              <table:table-cell office:value-type="float" office:value="1571.465942">
                <text:p>1571.465942</text:p>
              </table:table-cell>
              <table:table-cell office:value-type="float" office:value="1577.337891">
                <text:p>1577.337891</text:p>
              </table:table-cell>
              <table:table-cell office:value-type="float" office:value="1574.437256">
                <text:p>1574.437256</text:p>
              </table:table-cell>
              <table:table-cell office:value-type="float" office:value="1574.697632">
                <text:p>1574.697632</text:p>
              </table:table-cell>
            </table:table-row>
            <table:table-row>
              <table:table-cell office:value-type="float" office:value="342.8">
                <text:p>342.8</text:p>
              </table:table-cell>
              <table:table-cell office:value-type="float" office:value="1575.440186">
                <text:p>1575.440186</text:p>
              </table:table-cell>
              <table:table-cell office:value-type="float" office:value="1576.274414">
                <text:p>1576.274414</text:p>
              </table:table-cell>
              <table:table-cell office:value-type="float" office:value="1576.227295">
                <text:p>1576.227295</text:p>
              </table:table-cell>
              <table:table-cell office:value-type="float" office:value="1575.776978">
                <text:p>1575.77697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574.308716">
                <text:p>1574.308716</text:p>
              </table:table-cell>
              <table:table-cell office:value-type="float" office:value="1577.863037">
                <text:p>1577.863037</text:p>
              </table:table-cell>
              <table:table-cell office:value-type="float" office:value="1576.411377">
                <text:p>1576.411377</text:p>
              </table:table-cell>
              <table:table-cell office:value-type="float" office:value="1575.22937">
                <text:p>1575.22937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1573.913208">
                <text:p>1573.913208</text:p>
              </table:table-cell>
              <table:table-cell office:value-type="float" office:value="1577.478516">
                <text:p>1577.478516</text:p>
              </table:table-cell>
              <table:table-cell office:value-type="float" office:value="1576.338623">
                <text:p>1576.338623</text:p>
              </table:table-cell>
              <table:table-cell office:value-type="float" office:value="1576.343994">
                <text:p>1576.343994</text:p>
              </table:table-cell>
            </table:table-row>
            <table:table-row>
              <table:table-cell office:value-type="float" office:value="343.4">
                <text:p>343.4</text:p>
              </table:table-cell>
              <table:table-cell office:value-type="float" office:value="1577.580688">
                <text:p>1577.580688</text:p>
              </table:table-cell>
              <table:table-cell office:value-type="float" office:value="1576.638062">
                <text:p>1576.638062</text:p>
              </table:table-cell>
              <table:table-cell office:value-type="float" office:value="1578.954346">
                <text:p>1578.954346</text:p>
              </table:table-cell>
              <table:table-cell office:value-type="float" office:value="1576.559448">
                <text:p>1576.559448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1574.849365">
                <text:p>1574.849365</text:p>
              </table:table-cell>
              <table:table-cell office:value-type="float" office:value="1576.834106">
                <text:p>1576.834106</text:p>
              </table:table-cell>
              <table:table-cell office:value-type="float" office:value="1574.592651">
                <text:p>1574.592651</text:p>
              </table:table-cell>
              <table:table-cell office:value-type="float" office:value="1575.647339">
                <text:p>1575.647339</text:p>
              </table:table-cell>
            </table:table-row>
            <table:table-row>
              <table:table-cell office:value-type="float" office:value="343.8">
                <text:p>343.8</text:p>
              </table:table-cell>
              <table:table-cell office:value-type="float" office:value="1574.707275">
                <text:p>1574.707275</text:p>
              </table:table-cell>
              <table:table-cell office:value-type="float" office:value="1576.049805">
                <text:p>1576.049805</text:p>
              </table:table-cell>
              <table:table-cell office:value-type="float" office:value="1577.700806">
                <text:p>1577.700806</text:p>
              </table:table-cell>
              <table:table-cell office:value-type="float" office:value="1572.328491">
                <text:p>1572.32849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76.432617">
                <text:p>1576.432617</text:p>
              </table:table-cell>
              <table:table-cell office:value-type="float" office:value="1579.25061">
                <text:p>1579.25061</text:p>
              </table:table-cell>
              <table:table-cell office:value-type="float" office:value="1579.019775">
                <text:p>1579.019775</text:p>
              </table:table-cell>
              <table:table-cell office:value-type="float" office:value="1576.950195">
                <text:p>1576.950195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1574.408813">
                <text:p>1574.408813</text:p>
              </table:table-cell>
              <table:table-cell office:value-type="float" office:value="1577.126343">
                <text:p>1577.126343</text:p>
              </table:table-cell>
              <table:table-cell office:value-type="float" office:value="1572.727173">
                <text:p>1572.727173</text:p>
              </table:table-cell>
              <table:table-cell office:value-type="float" office:value="1581.009277">
                <text:p>1581.009277</text:p>
              </table:table-cell>
            </table:table-row>
            <table:table-row>
              <table:table-cell office:value-type="float" office:value="344.4">
                <text:p>344.4</text:p>
              </table:table-cell>
              <table:table-cell office:value-type="float" office:value="1575.943359">
                <text:p>1575.943359</text:p>
              </table:table-cell>
              <table:table-cell office:value-type="float" office:value="1575.21228">
                <text:p>1575.21228</text:p>
              </table:table-cell>
              <table:table-cell office:value-type="float" office:value="1579.273804">
                <text:p>1579.273804</text:p>
              </table:table-cell>
              <table:table-cell office:value-type="float" office:value="1574.168823">
                <text:p>1574.168823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1578.181641">
                <text:p>1578.181641</text:p>
              </table:table-cell>
              <table:table-cell office:value-type="float" office:value="1575.214844">
                <text:p>1575.214844</text:p>
              </table:table-cell>
              <table:table-cell office:value-type="float" office:value="1578.384399">
                <text:p>1578.384399</text:p>
              </table:table-cell>
              <table:table-cell office:value-type="float" office:value="1575.919312">
                <text:p>1575.919312</text:p>
              </table:table-cell>
            </table:table-row>
            <table:table-row>
              <table:table-cell office:value-type="float" office:value="344.8">
                <text:p>344.8</text:p>
              </table:table-cell>
              <table:table-cell office:value-type="float" office:value="1576.266846">
                <text:p>1576.266846</text:p>
              </table:table-cell>
              <table:table-cell office:value-type="float" office:value="1575.713013">
                <text:p>1575.713013</text:p>
              </table:table-cell>
              <table:table-cell office:value-type="float" office:value="1577.932739">
                <text:p>1577.932739</text:p>
              </table:table-cell>
              <table:table-cell office:value-type="float" office:value="1574.365601">
                <text:p>1574.36560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578.848633">
                <text:p>1578.848633</text:p>
              </table:table-cell>
              <table:table-cell office:value-type="float" office:value="1576.449829">
                <text:p>1576.449829</text:p>
              </table:table-cell>
              <table:table-cell office:value-type="float" office:value="1578.984009">
                <text:p>1578.984009</text:p>
              </table:table-cell>
              <table:table-cell office:value-type="float" office:value="1578.10376">
                <text:p>1578.10376</text:p>
              </table:table-cell>
            </table:table-row>
            <table:table-row>
              <table:table-cell office:value-type="float" office:value="345.2">
                <text:p>345.2</text:p>
              </table:table-cell>
              <table:table-cell office:value-type="float" office:value="1574.934937">
                <text:p>1574.934937</text:p>
              </table:table-cell>
              <table:table-cell office:value-type="float" office:value="1577.605713">
                <text:p>1577.605713</text:p>
              </table:table-cell>
              <table:table-cell office:value-type="float" office:value="1575.656128">
                <text:p>1575.656128</text:p>
              </table:table-cell>
              <table:table-cell office:value-type="float" office:value="1576.700317">
                <text:p>1576.700317</text:p>
              </table:table-cell>
            </table:table-row>
            <table:table-row>
              <table:table-cell office:value-type="float" office:value="345.4">
                <text:p>345.4</text:p>
              </table:table-cell>
              <table:table-cell office:value-type="float" office:value="1576.113159">
                <text:p>1576.113159</text:p>
              </table:table-cell>
              <table:table-cell office:value-type="float" office:value="1580.173584">
                <text:p>1580.173584</text:p>
              </table:table-cell>
              <table:table-cell office:value-type="float" office:value="1577.624023">
                <text:p>1577.624023</text:p>
              </table:table-cell>
              <table:table-cell office:value-type="float" office:value="1577.263794">
                <text:p>1577.263794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1575.045166">
                <text:p>1575.045166</text:p>
              </table:table-cell>
              <table:table-cell office:value-type="float" office:value="1577.48938">
                <text:p>1577.48938</text:p>
              </table:table-cell>
              <table:table-cell office:value-type="float" office:value="1575.88269">
                <text:p>1575.88269</text:p>
              </table:table-cell>
              <table:table-cell office:value-type="float" office:value="1575.716797">
                <text:p>1575.716797</text:p>
              </table:table-cell>
            </table:table-row>
            <table:table-row>
              <table:table-cell office:value-type="float" office:value="345.8">
                <text:p>345.8</text:p>
              </table:table-cell>
              <table:table-cell office:value-type="float" office:value="1574.512695">
                <text:p>1574.512695</text:p>
              </table:table-cell>
              <table:table-cell office:value-type="float" office:value="1578.269653">
                <text:p>1578.269653</text:p>
              </table:table-cell>
              <table:table-cell office:value-type="float" office:value="1580.862793">
                <text:p>1580.862793</text:p>
              </table:table-cell>
              <table:table-cell office:value-type="float" office:value="1576.343384">
                <text:p>1576.34338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577.90332">
                <text:p>1577.90332</text:p>
              </table:table-cell>
              <table:table-cell office:value-type="float" office:value="1579.306274">
                <text:p>1579.306274</text:p>
              </table:table-cell>
              <table:table-cell office:value-type="float" office:value="1578.726685">
                <text:p>1578.726685</text:p>
              </table:table-cell>
              <table:table-cell office:value-type="float" office:value="1578.628662">
                <text:p>1578.628662</text:p>
              </table:table-cell>
            </table:table-row>
            <table:table-row>
              <table:table-cell office:value-type="float" office:value="346.2">
                <text:p>346.2</text:p>
              </table:table-cell>
              <table:table-cell office:value-type="float" office:value="1574.957642">
                <text:p>1574.957642</text:p>
              </table:table-cell>
              <table:table-cell office:value-type="float" office:value="1578.196533">
                <text:p>1578.196533</text:p>
              </table:table-cell>
              <table:table-cell office:value-type="float" office:value="1577.589722">
                <text:p>1577.589722</text:p>
              </table:table-cell>
              <table:table-cell office:value-type="float" office:value="1574.296509">
                <text:p>1574.296509</text:p>
              </table:table-cell>
            </table:table-row>
            <table:table-row>
              <table:table-cell office:value-type="float" office:value="346.4">
                <text:p>346.4</text:p>
              </table:table-cell>
              <table:table-cell office:value-type="float" office:value="1574.471802">
                <text:p>1574.471802</text:p>
              </table:table-cell>
              <table:table-cell office:value-type="float" office:value="1579.750977">
                <text:p>1579.750977</text:p>
              </table:table-cell>
              <table:table-cell office:value-type="float" office:value="1576.325073">
                <text:p>1576.325073</text:p>
              </table:table-cell>
              <table:table-cell office:value-type="float" office:value="1577.697754">
                <text:p>1577.697754</text:p>
              </table:table-cell>
            </table:table-row>
            <table:table-row>
              <table:table-cell office:value-type="float" office:value="346.6">
                <text:p>346.6</text:p>
              </table:table-cell>
              <table:table-cell office:value-type="float" office:value="1576.848389">
                <text:p>1576.848389</text:p>
              </table:table-cell>
              <table:table-cell office:value-type="float" office:value="1576.889282">
                <text:p>1576.889282</text:p>
              </table:table-cell>
              <table:table-cell office:value-type="float" office:value="1577.655273">
                <text:p>1577.655273</text:p>
              </table:table-cell>
              <table:table-cell office:value-type="float" office:value="1576.087891">
                <text:p>1576.087891</text:p>
              </table:table-cell>
            </table:table-row>
            <table:table-row>
              <table:table-cell office:value-type="float" office:value="346.8">
                <text:p>346.8</text:p>
              </table:table-cell>
              <table:table-cell office:value-type="float" office:value="1575.334961">
                <text:p>1575.334961</text:p>
              </table:table-cell>
              <table:table-cell office:value-type="float" office:value="1577.934082">
                <text:p>1577.934082</text:p>
              </table:table-cell>
              <table:table-cell office:value-type="float" office:value="1575.539429">
                <text:p>1575.539429</text:p>
              </table:table-cell>
              <table:table-cell office:value-type="float" office:value="1578.006226">
                <text:p>1578.00622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575.363525">
                <text:p>1575.363525</text:p>
              </table:table-cell>
              <table:table-cell office:value-type="float" office:value="1576.842041">
                <text:p>1576.842041</text:p>
              </table:table-cell>
              <table:table-cell office:value-type="float" office:value="1576.716675">
                <text:p>1576.716675</text:p>
              </table:table-cell>
              <table:table-cell office:value-type="float" office:value="1577.91272">
                <text:p>1577.91272</text:p>
              </table:table-cell>
            </table:table-row>
            <table:table-row>
              <table:table-cell office:value-type="float" office:value="347.2">
                <text:p>347.2</text:p>
              </table:table-cell>
              <table:table-cell office:value-type="float" office:value="1578.111816">
                <text:p>1578.111816</text:p>
              </table:table-cell>
              <table:table-cell office:value-type="float" office:value="1577.023804">
                <text:p>1577.023804</text:p>
              </table:table-cell>
              <table:table-cell office:value-type="float" office:value="1574.607666">
                <text:p>1574.607666</text:p>
              </table:table-cell>
              <table:table-cell office:value-type="float" office:value="1577.235352">
                <text:p>1577.235352</text:p>
              </table:table-cell>
            </table:table-row>
            <table:table-row>
              <table:table-cell office:value-type="float" office:value="347.4">
                <text:p>347.4</text:p>
              </table:table-cell>
              <table:table-cell office:value-type="float" office:value="1575.671875">
                <text:p>1575.671875</text:p>
              </table:table-cell>
              <table:table-cell office:value-type="float" office:value="1578.694824">
                <text:p>1578.694824</text:p>
              </table:table-cell>
              <table:table-cell office:value-type="float" office:value="1576.435181">
                <text:p>1576.435181</text:p>
              </table:table-cell>
              <table:table-cell office:value-type="float" office:value="1578.935547">
                <text:p>1578.935547</text:p>
              </table:table-cell>
            </table:table-row>
            <table:table-row>
              <table:table-cell office:value-type="float" office:value="347.6">
                <text:p>347.6</text:p>
              </table:table-cell>
              <table:table-cell office:value-type="float" office:value="1578.067017">
                <text:p>1578.067017</text:p>
              </table:table-cell>
              <table:table-cell office:value-type="float" office:value="1574.762451">
                <text:p>1574.762451</text:p>
              </table:table-cell>
              <table:table-cell office:value-type="float" office:value="1577.41272">
                <text:p>1577.41272</text:p>
              </table:table-cell>
              <table:table-cell office:value-type="float" office:value="1576.671875">
                <text:p>1576.671875</text:p>
              </table:table-cell>
            </table:table-row>
            <table:table-row>
              <table:table-cell office:value-type="float" office:value="347.8">
                <text:p>347.8</text:p>
              </table:table-cell>
              <table:table-cell office:value-type="float" office:value="1574.640625">
                <text:p>1574.640625</text:p>
              </table:table-cell>
              <table:table-cell office:value-type="float" office:value="1576.244263">
                <text:p>1576.244263</text:p>
              </table:table-cell>
              <table:table-cell office:value-type="float" office:value="1577.447388">
                <text:p>1577.447388</text:p>
              </table:table-cell>
              <table:table-cell office:value-type="float" office:value="1575.759155">
                <text:p>1575.75915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576.766479">
                <text:p>1576.766479</text:p>
              </table:table-cell>
              <table:table-cell office:value-type="float" office:value="1576.742554">
                <text:p>1576.742554</text:p>
              </table:table-cell>
              <table:table-cell office:value-type="float" office:value="1579.94165">
                <text:p>1579.94165</text:p>
              </table:table-cell>
              <table:table-cell office:value-type="float" office:value="1575.579834">
                <text:p>1575.579834</text:p>
              </table:table-cell>
            </table:table-row>
            <table:table-row>
              <table:table-cell office:value-type="float" office:value="348.2">
                <text:p>348.2</text:p>
              </table:table-cell>
              <table:table-cell office:value-type="float" office:value="1577.710571">
                <text:p>1577.710571</text:p>
              </table:table-cell>
              <table:table-cell office:value-type="float" office:value="1577.338745">
                <text:p>1577.338745</text:p>
              </table:table-cell>
              <table:table-cell office:value-type="float" office:value="1572.224854">
                <text:p>1572.224854</text:p>
              </table:table-cell>
              <table:table-cell office:value-type="float" office:value="1580.852539">
                <text:p>1580.852539</text:p>
              </table:table-cell>
            </table:table-row>
            <table:table-row>
              <table:table-cell office:value-type="float" office:value="348.4">
                <text:p>348.4</text:p>
              </table:table-cell>
              <table:table-cell office:value-type="float" office:value="1576.341553">
                <text:p>1576.341553</text:p>
              </table:table-cell>
              <table:table-cell office:value-type="float" office:value="1575.12915">
                <text:p>1575.12915</text:p>
              </table:table-cell>
              <table:table-cell office:value-type="float" office:value="1576.817505">
                <text:p>1576.817505</text:p>
              </table:table-cell>
              <table:table-cell office:value-type="float" office:value="1576.51123">
                <text:p>1576.51123</text:p>
              </table:table-cell>
            </table:table-row>
            <table:table-row>
              <table:table-cell office:value-type="float" office:value="348.6">
                <text:p>348.6</text:p>
              </table:table-cell>
              <table:table-cell office:value-type="float" office:value="1574.95874">
                <text:p>1574.95874</text:p>
              </table:table-cell>
              <table:table-cell office:value-type="float" office:value="1577.154297">
                <text:p>1577.154297</text:p>
              </table:table-cell>
              <table:table-cell office:value-type="float" office:value="1574.484985">
                <text:p>1574.484985</text:p>
              </table:table-cell>
              <table:table-cell office:value-type="float" office:value="1579.803101">
                <text:p>1579.803101</text:p>
              </table:table-cell>
            </table:table-row>
            <table:table-row>
              <table:table-cell office:value-type="float" office:value="348.8">
                <text:p>348.8</text:p>
              </table:table-cell>
              <table:table-cell office:value-type="float" office:value="1576.214355">
                <text:p>1576.214355</text:p>
              </table:table-cell>
              <table:table-cell office:value-type="float" office:value="1578.325806">
                <text:p>1578.325806</text:p>
              </table:table-cell>
              <table:table-cell office:value-type="float" office:value="1577.634399">
                <text:p>1577.634399</text:p>
              </table:table-cell>
              <table:table-cell office:value-type="float" office:value="1579.098511">
                <text:p>1579.09851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588.541016">
                <text:p>1588.541016</text:p>
              </table:table-cell>
              <table:table-cell office:value-type="float" office:value="1588.261597">
                <text:p>1588.261597</text:p>
              </table:table-cell>
              <table:table-cell office:value-type="float" office:value="1589.087646">
                <text:p>1589.087646</text:p>
              </table:table-cell>
              <table:table-cell office:value-type="float" office:value="1587.522583">
                <text:p>1587.522583</text:p>
              </table:table-cell>
            </table:table-row>
            <table:table-row>
              <table:table-cell office:value-type="float" office:value="349.2">
                <text:p>349.2</text:p>
              </table:table-cell>
              <table:table-cell office:value-type="float" office:value="1578.76123">
                <text:p>1578.76123</text:p>
              </table:table-cell>
              <table:table-cell office:value-type="float" office:value="1580.782104">
                <text:p>1580.782104</text:p>
              </table:table-cell>
              <table:table-cell office:value-type="float" office:value="1579.949829">
                <text:p>1579.949829</text:p>
              </table:table-cell>
              <table:table-cell office:value-type="float" office:value="1579.408813">
                <text:p>1579.408813</text:p>
              </table:table-cell>
            </table:table-row>
            <table:table-row>
              <table:table-cell office:value-type="float" office:value="349.4">
                <text:p>349.4</text:p>
              </table:table-cell>
              <table:table-cell office:value-type="float" office:value="1580.043823">
                <text:p>1580.043823</text:p>
              </table:table-cell>
              <table:table-cell office:value-type="float" office:value="1583.381348">
                <text:p>1583.381348</text:p>
              </table:table-cell>
              <table:table-cell office:value-type="float" office:value="1580.436401">
                <text:p>1580.436401</text:p>
              </table:table-cell>
              <table:table-cell office:value-type="float" office:value="1579.768677">
                <text:p>1579.768677</text:p>
              </table:table-cell>
            </table:table-row>
            <table:table-row>
              <table:table-cell office:value-type="float" office:value="349.6">
                <text:p>349.6</text:p>
              </table:table-cell>
              <table:table-cell office:value-type="float" office:value="1575.132812">
                <text:p>1575.132812</text:p>
              </table:table-cell>
              <table:table-cell office:value-type="float" office:value="1575.545776">
                <text:p>1575.545776</text:p>
              </table:table-cell>
              <table:table-cell office:value-type="float" office:value="1576.007812">
                <text:p>1576.007812</text:p>
              </table:table-cell>
              <table:table-cell office:value-type="float" office:value="1578.421021">
                <text:p>1578.421021</text:p>
              </table:table-cell>
            </table:table-row>
            <table:table-row>
              <table:table-cell office:value-type="float" office:value="349.8">
                <text:p>349.8</text:p>
              </table:table-cell>
              <table:table-cell office:value-type="float" office:value="1577.328857">
                <text:p>1577.328857</text:p>
              </table:table-cell>
              <table:table-cell office:value-type="float" office:value="1576.764038">
                <text:p>1576.764038</text:p>
              </table:table-cell>
              <table:table-cell office:value-type="float" office:value="1578.051758">
                <text:p>1578.051758</text:p>
              </table:table-cell>
              <table:table-cell office:value-type="float" office:value="1578.213501">
                <text:p>1578.2135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576.620361">
                <text:p>1576.620361</text:p>
              </table:table-cell>
              <table:table-cell office:value-type="float" office:value="1579.041138">
                <text:p>1579.041138</text:p>
              </table:table-cell>
              <table:table-cell office:value-type="float" office:value="1578.68811">
                <text:p>1578.68811</text:p>
              </table:table-cell>
              <table:table-cell office:value-type="float" office:value="1575.183472">
                <text:p>1575.183472</text:p>
              </table:table-cell>
            </table:table-row>
            <table:table-row>
              <table:table-cell office:value-type="float" office:value="350.2">
                <text:p>350.2</text:p>
              </table:table-cell>
              <table:table-cell office:value-type="float" office:value="1572.483521">
                <text:p>1572.483521</text:p>
              </table:table-cell>
              <table:table-cell office:value-type="float" office:value="1575.016968">
                <text:p>1575.016968</text:p>
              </table:table-cell>
              <table:table-cell office:value-type="float" office:value="1575.664551">
                <text:p>1575.664551</text:p>
              </table:table-cell>
              <table:table-cell office:value-type="float" office:value="1574.003662">
                <text:p>1574.003662</text:p>
              </table:table-cell>
            </table:table-row>
            <table:table-row>
              <table:table-cell office:value-type="float" office:value="350.4">
                <text:p>350.4</text:p>
              </table:table-cell>
              <table:table-cell office:value-type="float" office:value="1572.161011">
                <text:p>1572.161011</text:p>
              </table:table-cell>
              <table:table-cell office:value-type="float" office:value="1576.233398">
                <text:p>1576.233398</text:p>
              </table:table-cell>
              <table:table-cell office:value-type="float" office:value="1574.173584">
                <text:p>1574.173584</text:p>
              </table:table-cell>
              <table:table-cell office:value-type="float" office:value="1575.963745">
                <text:p>1575.963745</text:p>
              </table:table-cell>
            </table:table-row>
            <table:table-row>
              <table:table-cell office:value-type="float" office:value="350.6">
                <text:p>350.6</text:p>
              </table:table-cell>
              <table:table-cell office:value-type="float" office:value="1574.09314">
                <text:p>1574.09314</text:p>
              </table:table-cell>
              <table:table-cell office:value-type="float" office:value="1575.766846">
                <text:p>1575.766846</text:p>
              </table:table-cell>
              <table:table-cell office:value-type="float" office:value="1573.515137">
                <text:p>1573.515137</text:p>
              </table:table-cell>
              <table:table-cell office:value-type="float" office:value="1574.413818">
                <text:p>1574.413818</text:p>
              </table:table-cell>
            </table:table-row>
            <table:table-row>
              <table:table-cell office:value-type="float" office:value="350.8">
                <text:p>350.8</text:p>
              </table:table-cell>
              <table:table-cell office:value-type="float" office:value="1574.866943">
                <text:p>1574.866943</text:p>
              </table:table-cell>
              <table:table-cell office:value-type="float" office:value="1577.568359">
                <text:p>1577.568359</text:p>
              </table:table-cell>
              <table:table-cell office:value-type="float" office:value="1576.953125">
                <text:p>1576.953125</text:p>
              </table:table-cell>
              <table:table-cell office:value-type="float" office:value="1574.516357">
                <text:p>1574.51635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576.909424">
                <text:p>1576.909424</text:p>
              </table:table-cell>
              <table:table-cell office:value-type="float" office:value="1576.49585">
                <text:p>1576.49585</text:p>
              </table:table-cell>
              <table:table-cell office:value-type="float" office:value="1574.501221">
                <text:p>1574.501221</text:p>
              </table:table-cell>
              <table:table-cell office:value-type="float" office:value="1577.271118">
                <text:p>1577.271118</text:p>
              </table:table-cell>
            </table:table-row>
            <table:table-row>
              <table:table-cell office:value-type="float" office:value="351.2">
                <text:p>351.2</text:p>
              </table:table-cell>
              <table:table-cell office:value-type="float" office:value="1575.958984">
                <text:p>1575.958984</text:p>
              </table:table-cell>
              <table:table-cell office:value-type="float" office:value="1572.794434">
                <text:p>1572.794434</text:p>
              </table:table-cell>
              <table:table-cell office:value-type="float" office:value="1574.09668">
                <text:p>1574.09668</text:p>
              </table:table-cell>
              <table:table-cell office:value-type="float" office:value="1575.098633">
                <text:p>1575.098633</text:p>
              </table:table-cell>
            </table:table-row>
            <table:table-row>
              <table:table-cell office:value-type="float" office:value="351.4">
                <text:p>351.4</text:p>
              </table:table-cell>
              <table:table-cell office:value-type="float" office:value="1611.740601">
                <text:p>1611.740601</text:p>
              </table:table-cell>
              <table:table-cell office:value-type="float" office:value="1610.92688">
                <text:p>1610.92688</text:p>
              </table:table-cell>
              <table:table-cell office:value-type="float" office:value="1613.235352">
                <text:p>1613.235352</text:p>
              </table:table-cell>
              <table:table-cell office:value-type="float" office:value="1609.578979">
                <text:p>1609.578979</text:p>
              </table:table-cell>
            </table:table-row>
            <table:table-row>
              <table:table-cell office:value-type="float" office:value="351.6">
                <text:p>351.6</text:p>
              </table:table-cell>
              <table:table-cell office:value-type="float" office:value="1584.318726">
                <text:p>1584.318726</text:p>
              </table:table-cell>
              <table:table-cell office:value-type="float" office:value="1584.793213">
                <text:p>1584.793213</text:p>
              </table:table-cell>
              <table:table-cell office:value-type="float" office:value="1586.200806">
                <text:p>1586.200806</text:p>
              </table:table-cell>
              <table:table-cell office:value-type="float" office:value="1583.541748">
                <text:p>1583.541748</text:p>
              </table:table-cell>
            </table:table-row>
            <table:table-row>
              <table:table-cell office:value-type="float" office:value="351.8">
                <text:p>351.8</text:p>
              </table:table-cell>
              <table:table-cell office:value-type="float" office:value="1566.039795">
                <text:p>1566.039795</text:p>
              </table:table-cell>
              <table:table-cell office:value-type="float" office:value="1572.059204">
                <text:p>1572.059204</text:p>
              </table:table-cell>
              <table:table-cell office:value-type="float" office:value="1570.469849">
                <text:p>1570.469849</text:p>
              </table:table-cell>
              <table:table-cell office:value-type="float" office:value="1572.344727">
                <text:p>1572.34472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569.390259">
                <text:p>1569.390259</text:p>
              </table:table-cell>
              <table:table-cell office:value-type="float" office:value="1568.286621">
                <text:p>1568.286621</text:p>
              </table:table-cell>
              <table:table-cell office:value-type="float" office:value="1570.784668">
                <text:p>1570.784668</text:p>
              </table:table-cell>
              <table:table-cell office:value-type="float" office:value="1564.341797">
                <text:p>1564.341797</text:p>
              </table:table-cell>
            </table:table-row>
            <table:table-row>
              <table:table-cell office:value-type="float" office:value="352.2">
                <text:p>352.2</text:p>
              </table:table-cell>
              <table:table-cell office:value-type="float" office:value="1570.817993">
                <text:p>1570.817993</text:p>
              </table:table-cell>
              <table:table-cell office:value-type="float" office:value="1568.96936">
                <text:p>1568.96936</text:p>
              </table:table-cell>
              <table:table-cell office:value-type="float" office:value="1570.569092">
                <text:p>1570.569092</text:p>
              </table:table-cell>
              <table:table-cell office:value-type="float" office:value="1568.699097">
                <text:p>1568.699097</text:p>
              </table:table-cell>
            </table:table-row>
            <table:table-row>
              <table:table-cell office:value-type="float" office:value="352.4">
                <text:p>352.4</text:p>
              </table:table-cell>
              <table:table-cell office:value-type="float" office:value="1567.943604">
                <text:p>1567.943604</text:p>
              </table:table-cell>
              <table:table-cell office:value-type="float" office:value="1570.299072">
                <text:p>1570.299072</text:p>
              </table:table-cell>
              <table:table-cell office:value-type="float" office:value="1569.200684">
                <text:p>1569.200684</text:p>
              </table:table-cell>
              <table:table-cell office:value-type="float" office:value="1570.047119">
                <text:p>1570.047119</text:p>
              </table:table-cell>
            </table:table-row>
            <table:table-row>
              <table:table-cell office:value-type="float" office:value="352.6">
                <text:p>352.6</text:p>
              </table:table-cell>
              <table:table-cell office:value-type="float" office:value="1566.45752">
                <text:p>1566.45752</text:p>
              </table:table-cell>
              <table:table-cell office:value-type="float" office:value="1569.763184">
                <text:p>1569.763184</text:p>
              </table:table-cell>
              <table:table-cell office:value-type="float" office:value="1566.266235">
                <text:p>1566.266235</text:p>
              </table:table-cell>
              <table:table-cell office:value-type="float" office:value="1566.035767">
                <text:p>1566.035767</text:p>
              </table:table-cell>
            </table:table-row>
            <table:table-row>
              <table:table-cell office:value-type="float" office:value="352.8">
                <text:p>352.8</text:p>
              </table:table-cell>
              <table:table-cell office:value-type="float" office:value="1570.154663">
                <text:p>1570.154663</text:p>
              </table:table-cell>
              <table:table-cell office:value-type="float" office:value="1571.939453">
                <text:p>1571.939453</text:p>
              </table:table-cell>
              <table:table-cell office:value-type="float" office:value="1566.641113">
                <text:p>1566.641113</text:p>
              </table:table-cell>
              <table:table-cell office:value-type="float" office:value="1572.81897">
                <text:p>1572.8189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573.776123">
                <text:p>1573.776123</text:p>
              </table:table-cell>
              <table:table-cell office:value-type="float" office:value="1570.387329">
                <text:p>1570.387329</text:p>
              </table:table-cell>
              <table:table-cell office:value-type="float" office:value="1571.304932">
                <text:p>1571.304932</text:p>
              </table:table-cell>
              <table:table-cell office:value-type="float" office:value="1574.656616">
                <text:p>1574.656616</text:p>
              </table:table-cell>
            </table:table-row>
            <table:table-row>
              <table:table-cell office:value-type="float" office:value="353.2">
                <text:p>353.2</text:p>
              </table:table-cell>
              <table:table-cell office:value-type="float" office:value="1571.321289">
                <text:p>1571.321289</text:p>
              </table:table-cell>
              <table:table-cell office:value-type="float" office:value="1569.218628">
                <text:p>1569.218628</text:p>
              </table:table-cell>
              <table:table-cell office:value-type="float" office:value="1571.393188">
                <text:p>1571.393188</text:p>
              </table:table-cell>
              <table:table-cell office:value-type="float" office:value="1567.108032">
                <text:p>1567.108032</text:p>
              </table:table-cell>
            </table:table-row>
            <table:table-row>
              <table:table-cell office:value-type="float" office:value="353.4">
                <text:p>353.4</text:p>
              </table:table-cell>
              <table:table-cell office:value-type="float" office:value="1571.075439">
                <text:p>1571.075439</text:p>
              </table:table-cell>
              <table:table-cell office:value-type="float" office:value="1573.486694">
                <text:p>1573.486694</text:p>
              </table:table-cell>
              <table:table-cell office:value-type="float" office:value="1571.103882">
                <text:p>1571.103882</text:p>
              </table:table-cell>
              <table:table-cell office:value-type="float" office:value="1573.539917">
                <text:p>1573.539917</text:p>
              </table:table-cell>
            </table:table-row>
            <table:table-row>
              <table:table-cell office:value-type="float" office:value="353.6">
                <text:p>353.6</text:p>
              </table:table-cell>
              <table:table-cell office:value-type="float" office:value="1566.141968">
                <text:p>1566.141968</text:p>
              </table:table-cell>
              <table:table-cell office:value-type="float" office:value="1571.393677">
                <text:p>1571.393677</text:p>
              </table:table-cell>
              <table:table-cell office:value-type="float" office:value="1569.863281">
                <text:p>1569.863281</text:p>
              </table:table-cell>
              <table:table-cell office:value-type="float" office:value="1567.98584">
                <text:p>1567.98584</text:p>
              </table:table-cell>
            </table:table-row>
            <table:table-row>
              <table:table-cell office:value-type="float" office:value="353.8">
                <text:p>353.8</text:p>
              </table:table-cell>
              <table:table-cell office:value-type="float" office:value="1570.208374">
                <text:p>1570.208374</text:p>
              </table:table-cell>
              <table:table-cell office:value-type="float" office:value="1566.118896">
                <text:p>1566.118896</text:p>
              </table:table-cell>
              <table:table-cell office:value-type="float" office:value="1568.733398">
                <text:p>1568.733398</text:p>
              </table:table-cell>
              <table:table-cell office:value-type="float" office:value="1570.119751">
                <text:p>1570.11975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568.899902">
                <text:p>1568.899902</text:p>
              </table:table-cell>
              <table:table-cell office:value-type="float" office:value="1565.627197">
                <text:p>1565.627197</text:p>
              </table:table-cell>
              <table:table-cell office:value-type="float" office:value="1567.039307">
                <text:p>1567.039307</text:p>
              </table:table-cell>
              <table:table-cell office:value-type="float" office:value="1568.055054">
                <text:p>1568.055054</text:p>
              </table:table-cell>
            </table:table-row>
            <table:table-row>
              <table:table-cell office:value-type="float" office:value="354.2">
                <text:p>354.2</text:p>
              </table:table-cell>
              <table:table-cell office:value-type="float" office:value="1572.168823">
                <text:p>1572.168823</text:p>
              </table:table-cell>
              <table:table-cell office:value-type="float" office:value="1566.876953">
                <text:p>1566.876953</text:p>
              </table:table-cell>
              <table:table-cell office:value-type="float" office:value="1570.88855">
                <text:p>1570.88855</text:p>
              </table:table-cell>
              <table:table-cell office:value-type="float" office:value="1568.099487">
                <text:p>1568.099487</text:p>
              </table:table-cell>
            </table:table-row>
            <table:table-row>
              <table:table-cell office:value-type="float" office:value="354.4">
                <text:p>354.4</text:p>
              </table:table-cell>
              <table:table-cell office:value-type="float" office:value="1564.822388">
                <text:p>1564.822388</text:p>
              </table:table-cell>
              <table:table-cell office:value-type="float" office:value="1565.721558">
                <text:p>1565.721558</text:p>
              </table:table-cell>
              <table:table-cell office:value-type="float" office:value="1566.819214">
                <text:p>1566.819214</text:p>
              </table:table-cell>
              <table:table-cell office:value-type="float" office:value="1566.091553">
                <text:p>1566.091553</text:p>
              </table:table-cell>
            </table:table-row>
            <table:table-row>
              <table:table-cell office:value-type="float" office:value="354.6">
                <text:p>354.6</text:p>
              </table:table-cell>
              <table:table-cell office:value-type="float" office:value="1571.789551">
                <text:p>1571.789551</text:p>
              </table:table-cell>
              <table:table-cell office:value-type="float" office:value="1574.270996">
                <text:p>1574.270996</text:p>
              </table:table-cell>
              <table:table-cell office:value-type="float" office:value="1570.715332">
                <text:p>1570.715332</text:p>
              </table:table-cell>
              <table:table-cell office:value-type="float" office:value="1574.081665">
                <text:p>1574.081665</text:p>
              </table:table-cell>
            </table:table-row>
            <table:table-row>
              <table:table-cell office:value-type="float" office:value="354.8">
                <text:p>354.8</text:p>
              </table:table-cell>
              <table:table-cell office:value-type="float" office:value="1569.943115">
                <text:p>1569.943115</text:p>
              </table:table-cell>
              <table:table-cell office:value-type="float" office:value="1572.168213">
                <text:p>1572.168213</text:p>
              </table:table-cell>
              <table:table-cell office:value-type="float" office:value="1572.740845">
                <text:p>1572.740845</text:p>
              </table:table-cell>
              <table:table-cell office:value-type="float" office:value="1572.760132">
                <text:p>1572.76013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570.178955">
                <text:p>1570.178955</text:p>
              </table:table-cell>
              <table:table-cell office:value-type="float" office:value="1568.950562">
                <text:p>1568.950562</text:p>
              </table:table-cell>
              <table:table-cell office:value-type="float" office:value="1567.984619">
                <text:p>1567.984619</text:p>
              </table:table-cell>
              <table:table-cell office:value-type="float" office:value="1572.231934">
                <text:p>1572.231934</text:p>
              </table:table-cell>
            </table:table-row>
            <table:table-row>
              <table:table-cell office:value-type="float" office:value="355.2">
                <text:p>355.2</text:p>
              </table:table-cell>
              <table:table-cell office:value-type="float" office:value="1575.240356">
                <text:p>1575.240356</text:p>
              </table:table-cell>
              <table:table-cell office:value-type="float" office:value="1571.818115">
                <text:p>1571.818115</text:p>
              </table:table-cell>
              <table:table-cell office:value-type="float" office:value="1572.958008">
                <text:p>1572.958008</text:p>
              </table:table-cell>
              <table:table-cell office:value-type="float" office:value="1573.143921">
                <text:p>1573.143921</text:p>
              </table:table-cell>
            </table:table-row>
            <table:table-row>
              <table:table-cell office:value-type="float" office:value="355.4">
                <text:p>355.4</text:p>
              </table:table-cell>
              <table:table-cell office:value-type="float" office:value="1568.376343">
                <text:p>1568.376343</text:p>
              </table:table-cell>
              <table:table-cell office:value-type="float" office:value="1567.513428">
                <text:p>1567.513428</text:p>
              </table:table-cell>
              <table:table-cell office:value-type="float" office:value="1572.656494">
                <text:p>1572.656494</text:p>
              </table:table-cell>
              <table:table-cell office:value-type="float" office:value="1565.584595">
                <text:p>1565.584595</text:p>
              </table:table-cell>
            </table:table-row>
            <table:table-row>
              <table:table-cell office:value-type="float" office:value="355.6">
                <text:p>355.6</text:p>
              </table:table-cell>
              <table:table-cell office:value-type="float" office:value="1571.175781">
                <text:p>1571.175781</text:p>
              </table:table-cell>
              <table:table-cell office:value-type="float" office:value="1574.338867">
                <text:p>1574.338867</text:p>
              </table:table-cell>
              <table:table-cell office:value-type="float" office:value="1572.897827">
                <text:p>1572.897827</text:p>
              </table:table-cell>
              <table:table-cell office:value-type="float" office:value="1573.452393">
                <text:p>1573.452393</text:p>
              </table:table-cell>
            </table:table-row>
            <table:table-row>
              <table:table-cell office:value-type="float" office:value="355.8">
                <text:p>355.8</text:p>
              </table:table-cell>
              <table:table-cell office:value-type="float" office:value="1569.997925">
                <text:p>1569.997925</text:p>
              </table:table-cell>
              <table:table-cell office:value-type="float" office:value="1570.97168">
                <text:p>1570.97168</text:p>
              </table:table-cell>
              <table:table-cell office:value-type="float" office:value="1571.4104">
                <text:p>1571.4104</text:p>
              </table:table-cell>
              <table:table-cell office:value-type="float" office:value="1569.458374">
                <text:p>1569.45837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574.848999">
                <text:p>1574.848999</text:p>
              </table:table-cell>
              <table:table-cell office:value-type="float" office:value="1573.619629">
                <text:p>1573.619629</text:p>
              </table:table-cell>
              <table:table-cell office:value-type="float" office:value="1574.133423">
                <text:p>1574.133423</text:p>
              </table:table-cell>
              <table:table-cell office:value-type="float" office:value="1574.07959">
                <text:p>1574.07959</text:p>
              </table:table-cell>
            </table:table-row>
            <table:table-row>
              <table:table-cell office:value-type="float" office:value="356.2">
                <text:p>356.2</text:p>
              </table:table-cell>
              <table:table-cell office:value-type="float" office:value="1572.10791">
                <text:p>1572.10791</text:p>
              </table:table-cell>
              <table:table-cell office:value-type="float" office:value="1573.006836">
                <text:p>1573.006836</text:p>
              </table:table-cell>
              <table:table-cell office:value-type="float" office:value="1574.443481">
                <text:p>1574.443481</text:p>
              </table:table-cell>
              <table:table-cell office:value-type="float" office:value="1571.736816">
                <text:p>1571.736816</text:p>
              </table:table-cell>
            </table:table-row>
            <table:table-row>
              <table:table-cell office:value-type="float" office:value="356.4">
                <text:p>356.4</text:p>
              </table:table-cell>
              <table:table-cell office:value-type="float" office:value="1570.012573">
                <text:p>1570.012573</text:p>
              </table:table-cell>
              <table:table-cell office:value-type="float" office:value="1571.187866">
                <text:p>1571.187866</text:p>
              </table:table-cell>
              <table:table-cell office:value-type="float" office:value="1569.097534">
                <text:p>1569.097534</text:p>
              </table:table-cell>
              <table:table-cell office:value-type="float" office:value="1570.290405">
                <text:p>1570.290405</text:p>
              </table:table-cell>
            </table:table-row>
            <table:table-row>
              <table:table-cell office:value-type="float" office:value="356.6">
                <text:p>356.6</text:p>
              </table:table-cell>
              <table:table-cell office:value-type="float" office:value="1572.384766">
                <text:p>1572.384766</text:p>
              </table:table-cell>
              <table:table-cell office:value-type="float" office:value="1575.339233">
                <text:p>1575.339233</text:p>
              </table:table-cell>
              <table:table-cell office:value-type="float" office:value="1572.666626">
                <text:p>1572.666626</text:p>
              </table:table-cell>
              <table:table-cell office:value-type="float" office:value="1573.205688">
                <text:p>1573.205688</text:p>
              </table:table-cell>
            </table:table-row>
            <table:table-row>
              <table:table-cell office:value-type="float" office:value="356.8">
                <text:p>356.8</text:p>
              </table:table-cell>
              <table:table-cell office:value-type="float" office:value="1571.214844">
                <text:p>1571.214844</text:p>
              </table:table-cell>
              <table:table-cell office:value-type="float" office:value="1571.628174">
                <text:p>1571.628174</text:p>
              </table:table-cell>
              <table:table-cell office:value-type="float" office:value="1571.199463">
                <text:p>1571.199463</text:p>
              </table:table-cell>
              <table:table-cell office:value-type="float" office:value="1570.316528">
                <text:p>1570.31652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572.779785">
                <text:p>1572.779785</text:p>
              </table:table-cell>
              <table:table-cell office:value-type="float" office:value="1570.888306">
                <text:p>1570.888306</text:p>
              </table:table-cell>
              <table:table-cell office:value-type="float" office:value="1576.118164">
                <text:p>1576.118164</text:p>
              </table:table-cell>
              <table:table-cell office:value-type="float" office:value="1569.178711">
                <text:p>1569.178711</text:p>
              </table:table-cell>
            </table:table-row>
            <table:table-row>
              <table:table-cell office:value-type="float" office:value="357.2">
                <text:p>357.2</text:p>
              </table:table-cell>
              <table:table-cell office:value-type="float" office:value="1577.100586">
                <text:p>1577.100586</text:p>
              </table:table-cell>
              <table:table-cell office:value-type="float" office:value="1575.287476">
                <text:p>1575.287476</text:p>
              </table:table-cell>
              <table:table-cell office:value-type="float" office:value="1575.319824">
                <text:p>1575.319824</text:p>
              </table:table-cell>
              <table:table-cell office:value-type="float" office:value="1576.513794">
                <text:p>1576.513794</text:p>
              </table:table-cell>
            </table:table-row>
            <table:table-row>
              <table:table-cell office:value-type="float" office:value="357.4">
                <text:p>357.4</text:p>
              </table:table-cell>
              <table:table-cell office:value-type="float" office:value="1576.040894">
                <text:p>1576.040894</text:p>
              </table:table-cell>
              <table:table-cell office:value-type="float" office:value="1576.555298">
                <text:p>1576.555298</text:p>
              </table:table-cell>
              <table:table-cell office:value-type="float" office:value="1576.320679">
                <text:p>1576.320679</text:p>
              </table:table-cell>
              <table:table-cell office:value-type="float" office:value="1577.255493">
                <text:p>1577.255493</text:p>
              </table:table-cell>
            </table:table-row>
            <table:table-row>
              <table:table-cell office:value-type="float" office:value="357.6">
                <text:p>357.6</text:p>
              </table:table-cell>
              <table:table-cell office:value-type="float" office:value="1570.343872">
                <text:p>1570.343872</text:p>
              </table:table-cell>
              <table:table-cell office:value-type="float" office:value="1573.333374">
                <text:p>1573.333374</text:p>
              </table:table-cell>
              <table:table-cell office:value-type="float" office:value="1570.26123">
                <text:p>1570.26123</text:p>
              </table:table-cell>
              <table:table-cell office:value-type="float" office:value="1567.745239">
                <text:p>1567.745239</text:p>
              </table:table-cell>
            </table:table-row>
            <table:table-row>
              <table:table-cell office:value-type="float" office:value="357.8">
                <text:p>357.8</text:p>
              </table:table-cell>
              <table:table-cell office:value-type="float" office:value="1571.756592">
                <text:p>1571.756592</text:p>
              </table:table-cell>
              <table:table-cell office:value-type="float" office:value="1572.563232">
                <text:p>1572.563232</text:p>
              </table:table-cell>
              <table:table-cell office:value-type="float" office:value="1573.002319">
                <text:p>1573.002319</text:p>
              </table:table-cell>
              <table:table-cell office:value-type="float" office:value="1572.88562">
                <text:p>1572.8856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571.024292">
                <text:p>1571.024292</text:p>
              </table:table-cell>
              <table:table-cell office:value-type="float" office:value="1571.8302">
                <text:p>1571.8302</text:p>
              </table:table-cell>
              <table:table-cell office:value-type="float" office:value="1570.548828">
                <text:p>1570.548828</text:p>
              </table:table-cell>
              <table:table-cell office:value-type="float" office:value="1567.10083">
                <text:p>1567.10083</text:p>
              </table:table-cell>
            </table:table-row>
            <table:table-row>
              <table:table-cell office:value-type="float" office:value="358.2">
                <text:p>358.2</text:p>
              </table:table-cell>
              <table:table-cell office:value-type="float" office:value="1567.474976">
                <text:p>1567.474976</text:p>
              </table:table-cell>
              <table:table-cell office:value-type="float" office:value="1570.434204">
                <text:p>1570.434204</text:p>
              </table:table-cell>
              <table:table-cell office:value-type="float" office:value="1571.730347">
                <text:p>1571.730347</text:p>
              </table:table-cell>
              <table:table-cell office:value-type="float" office:value="1569.778564">
                <text:p>1569.778564</text:p>
              </table:table-cell>
            </table:table-row>
            <table:table-row>
              <table:table-cell office:value-type="float" office:value="358.4">
                <text:p>358.4</text:p>
              </table:table-cell>
              <table:table-cell office:value-type="float" office:value="1571.489014">
                <text:p>1571.489014</text:p>
              </table:table-cell>
              <table:table-cell office:value-type="float" office:value="1576.945679">
                <text:p>1576.945679</text:p>
              </table:table-cell>
              <table:table-cell office:value-type="float" office:value="1570.063721">
                <text:p>1570.063721</text:p>
              </table:table-cell>
              <table:table-cell office:value-type="float" office:value="1574.684448">
                <text:p>1574.684448</text:p>
              </table:table-cell>
            </table:table-row>
            <table:table-row>
              <table:table-cell office:value-type="float" office:value="358.6">
                <text:p>358.6</text:p>
              </table:table-cell>
              <table:table-cell office:value-type="float" office:value="1569.500732">
                <text:p>1569.500732</text:p>
              </table:table-cell>
              <table:table-cell office:value-type="float" office:value="1573.681885">
                <text:p>1573.681885</text:p>
              </table:table-cell>
              <table:table-cell office:value-type="float" office:value="1571.791992">
                <text:p>1571.791992</text:p>
              </table:table-cell>
              <table:table-cell office:value-type="float" office:value="1570.426147">
                <text:p>1570.426147</text:p>
              </table:table-cell>
            </table:table-row>
            <table:table-row>
              <table:table-cell office:value-type="float" office:value="358.8">
                <text:p>358.8</text:p>
              </table:table-cell>
              <table:table-cell office:value-type="float" office:value="1575.943481">
                <text:p>1575.943481</text:p>
              </table:table-cell>
              <table:table-cell office:value-type="float" office:value="1572.891113">
                <text:p>1572.891113</text:p>
              </table:table-cell>
              <table:table-cell office:value-type="float" office:value="1574.813721">
                <text:p>1574.813721</text:p>
              </table:table-cell>
              <table:table-cell office:value-type="float" office:value="1573.954346">
                <text:p>1573.95434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579.820435">
                <text:p>1579.820435</text:p>
              </table:table-cell>
              <table:table-cell office:value-type="float" office:value="1571.493408">
                <text:p>1571.493408</text:p>
              </table:table-cell>
              <table:table-cell office:value-type="float" office:value="1575.646973">
                <text:p>1575.646973</text:p>
              </table:table-cell>
              <table:table-cell office:value-type="float" office:value="1572.901245">
                <text:p>1572.901245</text:p>
              </table:table-cell>
            </table:table-row>
            <table:table-row>
              <table:table-cell office:value-type="float" office:value="359.2">
                <text:p>359.2</text:p>
              </table:table-cell>
              <table:table-cell office:value-type="float" office:value="1573.872192">
                <text:p>1573.872192</text:p>
              </table:table-cell>
              <table:table-cell office:value-type="float" office:value="1574.261353">
                <text:p>1574.261353</text:p>
              </table:table-cell>
              <table:table-cell office:value-type="float" office:value="1576.279419">
                <text:p>1576.279419</text:p>
              </table:table-cell>
              <table:table-cell office:value-type="float" office:value="1570.811035">
                <text:p>1570.811035</text:p>
              </table:table-cell>
            </table:table-row>
            <table:table-row>
              <table:table-cell office:value-type="float" office:value="359.4">
                <text:p>359.4</text:p>
              </table:table-cell>
              <table:table-cell office:value-type="float" office:value="1576.274536">
                <text:p>1576.274536</text:p>
              </table:table-cell>
              <table:table-cell office:value-type="float" office:value="1576.314453">
                <text:p>1576.314453</text:p>
              </table:table-cell>
              <table:table-cell office:value-type="float" office:value="1574.706787">
                <text:p>1574.706787</text:p>
              </table:table-cell>
              <table:table-cell office:value-type="float" office:value="1574.883911">
                <text:p>1574.883911</text:p>
              </table:table-cell>
            </table:table-row>
            <table:table-row>
              <table:table-cell office:value-type="float" office:value="359.6">
                <text:p>359.6</text:p>
              </table:table-cell>
              <table:table-cell office:value-type="float" office:value="1569.100952">
                <text:p>1569.100952</text:p>
              </table:table-cell>
              <table:table-cell office:value-type="float" office:value="1573.340454">
                <text:p>1573.340454</text:p>
              </table:table-cell>
              <table:table-cell office:value-type="float" office:value="1571.862915">
                <text:p>1571.862915</text:p>
              </table:table-cell>
              <table:table-cell office:value-type="float" office:value="1568.276367">
                <text:p>1568.276367</text:p>
              </table:table-cell>
            </table:table-row>
            <table:table-row>
              <table:table-cell office:value-type="float" office:value="359.8">
                <text:p>359.8</text:p>
              </table:table-cell>
              <table:table-cell office:value-type="float" office:value="1574.327881">
                <text:p>1574.327881</text:p>
              </table:table-cell>
              <table:table-cell office:value-type="float" office:value="1577.168457">
                <text:p>1577.168457</text:p>
              </table:table-cell>
              <table:table-cell office:value-type="float" office:value="1574.341064">
                <text:p>1574.341064</text:p>
              </table:table-cell>
              <table:table-cell office:value-type="float" office:value="1574.434692">
                <text:p>1574.4346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75.164185">
                <text:p>1575.164185</text:p>
              </table:table-cell>
              <table:table-cell office:value-type="float" office:value="1571.360718">
                <text:p>1571.360718</text:p>
              </table:table-cell>
              <table:table-cell office:value-type="float" office:value="1576.136108">
                <text:p>1576.136108</text:p>
              </table:table-cell>
              <table:table-cell office:value-type="float" office:value="1572.156494">
                <text:p>1572.156494</text:p>
              </table:table-cell>
            </table:table-row>
            <table:table-row>
              <table:table-cell office:value-type="float" office:value="360.2">
                <text:p>360.2</text:p>
              </table:table-cell>
              <table:table-cell office:value-type="float" office:value="1572.77356">
                <text:p>1572.77356</text:p>
              </table:table-cell>
              <table:table-cell office:value-type="float" office:value="1576.651367">
                <text:p>1576.651367</text:p>
              </table:table-cell>
              <table:table-cell office:value-type="float" office:value="1573.63269">
                <text:p>1573.63269</text:p>
              </table:table-cell>
              <table:table-cell office:value-type="float" office:value="1574.44104">
                <text:p>1574.44104</text:p>
              </table:table-cell>
            </table:table-row>
            <table:table-row>
              <table:table-cell office:value-type="float" office:value="360.4">
                <text:p>360.4</text:p>
              </table:table-cell>
              <table:table-cell office:value-type="float" office:value="1570.291382">
                <text:p>1570.291382</text:p>
              </table:table-cell>
              <table:table-cell office:value-type="float" office:value="1568.391846">
                <text:p>1568.391846</text:p>
              </table:table-cell>
              <table:table-cell office:value-type="float" office:value="1571.848755">
                <text:p>1571.848755</text:p>
              </table:table-cell>
              <table:table-cell office:value-type="float" office:value="1569.833496">
                <text:p>1569.833496</text:p>
              </table:table-cell>
            </table:table-row>
            <table:table-row>
              <table:table-cell office:value-type="float" office:value="360.6">
                <text:p>360.6</text:p>
              </table:table-cell>
              <table:table-cell office:value-type="float" office:value="1572.176514">
                <text:p>1572.176514</text:p>
              </table:table-cell>
              <table:table-cell office:value-type="float" office:value="1569.839111">
                <text:p>1569.839111</text:p>
              </table:table-cell>
              <table:table-cell office:value-type="float" office:value="1571.965088">
                <text:p>1571.965088</text:p>
              </table:table-cell>
              <table:table-cell office:value-type="float" office:value="1568.359131">
                <text:p>1568.359131</text:p>
              </table:table-cell>
            </table:table-row>
            <table:table-row>
              <table:table-cell office:value-type="float" office:value="360.8">
                <text:p>360.8</text:p>
              </table:table-cell>
              <table:table-cell office:value-type="float" office:value="1568.634766">
                <text:p>1568.634766</text:p>
              </table:table-cell>
              <table:table-cell office:value-type="float" office:value="1575.814697">
                <text:p>1575.814697</text:p>
              </table:table-cell>
              <table:table-cell office:value-type="float" office:value="1571.644653">
                <text:p>1571.644653</text:p>
              </table:table-cell>
              <table:table-cell office:value-type="float" office:value="1575.327515">
                <text:p>1575.32751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567.592041">
                <text:p>1567.592041</text:p>
              </table:table-cell>
              <table:table-cell office:value-type="float" office:value="1569.626099">
                <text:p>1569.626099</text:p>
              </table:table-cell>
              <table:table-cell office:value-type="float" office:value="1569.287476">
                <text:p>1569.287476</text:p>
              </table:table-cell>
              <table:table-cell office:value-type="float" office:value="1566.705811">
                <text:p>1566.705811</text:p>
              </table:table-cell>
            </table:table-row>
            <table:table-row>
              <table:table-cell office:value-type="float" office:value="361.2">
                <text:p>361.2</text:p>
              </table:table-cell>
              <table:table-cell office:value-type="float" office:value="1567.94873">
                <text:p>1567.94873</text:p>
              </table:table-cell>
              <table:table-cell office:value-type="float" office:value="1574.404541">
                <text:p>1574.404541</text:p>
              </table:table-cell>
              <table:table-cell office:value-type="float" office:value="1569.793701">
                <text:p>1569.793701</text:p>
              </table:table-cell>
              <table:table-cell office:value-type="float" office:value="1572.049927">
                <text:p>1572.049927</text:p>
              </table:table-cell>
            </table:table-row>
            <table:table-row>
              <table:table-cell office:value-type="float" office:value="361.4">
                <text:p>361.4</text:p>
              </table:table-cell>
              <table:table-cell office:value-type="float" office:value="1571.175903">
                <text:p>1571.175903</text:p>
              </table:table-cell>
              <table:table-cell office:value-type="float" office:value="1571.199585">
                <text:p>1571.199585</text:p>
              </table:table-cell>
              <table:table-cell office:value-type="float" office:value="1570.591675">
                <text:p>1570.591675</text:p>
              </table:table-cell>
              <table:table-cell office:value-type="float" office:value="1575.283569">
                <text:p>1575.283569</text:p>
              </table:table-cell>
            </table:table-row>
            <table:table-row>
              <table:table-cell office:value-type="float" office:value="361.6">
                <text:p>361.6</text:p>
              </table:table-cell>
              <table:table-cell office:value-type="float" office:value="1571.275024">
                <text:p>1571.275024</text:p>
              </table:table-cell>
              <table:table-cell office:value-type="float" office:value="1571.945801">
                <text:p>1571.945801</text:p>
              </table:table-cell>
              <table:table-cell office:value-type="float" office:value="1571.400269">
                <text:p>1571.400269</text:p>
              </table:table-cell>
              <table:table-cell office:value-type="float" office:value="1570.124512">
                <text:p>1570.124512</text:p>
              </table:table-cell>
            </table:table-row>
            <table:table-row>
              <table:table-cell office:value-type="float" office:value="361.8">
                <text:p>361.8</text:p>
              </table:table-cell>
              <table:table-cell office:value-type="float" office:value="1576.753906">
                <text:p>1576.753906</text:p>
              </table:table-cell>
              <table:table-cell office:value-type="float" office:value="1573.942505">
                <text:p>1573.942505</text:p>
              </table:table-cell>
              <table:table-cell office:value-type="float" office:value="1572.307617">
                <text:p>1572.307617</text:p>
              </table:table-cell>
              <table:table-cell office:value-type="float" office:value="1576.479248">
                <text:p>1576.47924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568.774536">
                <text:p>1568.774536</text:p>
              </table:table-cell>
              <table:table-cell office:value-type="float" office:value="1569.266846">
                <text:p>1569.266846</text:p>
              </table:table-cell>
              <table:table-cell office:value-type="float" office:value="1564.948364">
                <text:p>1564.948364</text:p>
              </table:table-cell>
              <table:table-cell office:value-type="float" office:value="1571.631714">
                <text:p>1571.631714</text:p>
              </table:table-cell>
            </table:table-row>
            <table:table-row>
              <table:table-cell office:value-type="float" office:value="362.2">
                <text:p>362.2</text:p>
              </table:table-cell>
              <table:table-cell office:value-type="float" office:value="1576.939331">
                <text:p>1576.939331</text:p>
              </table:table-cell>
              <table:table-cell office:value-type="float" office:value="1571.700073">
                <text:p>1571.700073</text:p>
              </table:table-cell>
              <table:table-cell office:value-type="float" office:value="1571.981323">
                <text:p>1571.981323</text:p>
              </table:table-cell>
              <table:table-cell office:value-type="float" office:value="1573.203491">
                <text:p>1573.203491</text:p>
              </table:table-cell>
            </table:table-row>
            <table:table-row>
              <table:table-cell office:value-type="float" office:value="362.4">
                <text:p>362.4</text:p>
              </table:table-cell>
              <table:table-cell office:value-type="float" office:value="1576.094727">
                <text:p>1576.094727</text:p>
              </table:table-cell>
              <table:table-cell office:value-type="float" office:value="1573.24585">
                <text:p>1573.24585</text:p>
              </table:table-cell>
              <table:table-cell office:value-type="float" office:value="1577.116211">
                <text:p>1577.116211</text:p>
              </table:table-cell>
              <table:table-cell office:value-type="float" office:value="1573.928711">
                <text:p>1573.928711</text:p>
              </table:table-cell>
            </table:table-row>
            <table:table-row>
              <table:table-cell office:value-type="float" office:value="362.6">
                <text:p>362.6</text:p>
              </table:table-cell>
              <table:table-cell office:value-type="float" office:value="1573.130981">
                <text:p>1573.130981</text:p>
              </table:table-cell>
              <table:table-cell office:value-type="float" office:value="1571.32251">
                <text:p>1571.32251</text:p>
              </table:table-cell>
              <table:table-cell office:value-type="float" office:value="1571.288208">
                <text:p>1571.288208</text:p>
              </table:table-cell>
              <table:table-cell office:value-type="float" office:value="1574.069336">
                <text:p>1574.069336</text:p>
              </table:table-cell>
            </table:table-row>
            <table:table-row>
              <table:table-cell office:value-type="float" office:value="362.8">
                <text:p>362.8</text:p>
              </table:table-cell>
              <table:table-cell office:value-type="float" office:value="1578.335938">
                <text:p>1578.335938</text:p>
              </table:table-cell>
              <table:table-cell office:value-type="float" office:value="1574.044312">
                <text:p>1574.044312</text:p>
              </table:table-cell>
              <table:table-cell office:value-type="float" office:value="1574.289307">
                <text:p>1574.289307</text:p>
              </table:table-cell>
              <table:table-cell office:value-type="float" office:value="1576.099609">
                <text:p>1576.09960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569.898438">
                <text:p>1569.898438</text:p>
              </table:table-cell>
              <table:table-cell office:value-type="float" office:value="1571.024414">
                <text:p>1571.024414</text:p>
              </table:table-cell>
              <table:table-cell office:value-type="float" office:value="1571.143555">
                <text:p>1571.143555</text:p>
              </table:table-cell>
              <table:table-cell office:value-type="float" office:value="1572.610596">
                <text:p>1572.610596</text:p>
              </table:table-cell>
            </table:table-row>
            <table:table-row>
              <table:table-cell office:value-type="float" office:value="363.2">
                <text:p>363.2</text:p>
              </table:table-cell>
              <table:table-cell office:value-type="float" office:value="1573.257935">
                <text:p>1573.257935</text:p>
              </table:table-cell>
              <table:table-cell office:value-type="float" office:value="1571.039307">
                <text:p>1571.039307</text:p>
              </table:table-cell>
              <table:table-cell office:value-type="float" office:value="1571.209961">
                <text:p>1571.209961</text:p>
              </table:table-cell>
              <table:table-cell office:value-type="float" office:value="1573.471313">
                <text:p>1573.471313</text:p>
              </table:table-cell>
            </table:table-row>
            <table:table-row>
              <table:table-cell office:value-type="float" office:value="363.4">
                <text:p>363.4</text:p>
              </table:table-cell>
              <table:table-cell office:value-type="float" office:value="1572.783203">
                <text:p>1572.783203</text:p>
              </table:table-cell>
              <table:table-cell office:value-type="float" office:value="1570.030518">
                <text:p>1570.030518</text:p>
              </table:table-cell>
              <table:table-cell office:value-type="float" office:value="1574.37561">
                <text:p>1574.37561</text:p>
              </table:table-cell>
              <table:table-cell office:value-type="float" office:value="1571.859253">
                <text:p>1571.859253</text:p>
              </table:table-cell>
            </table:table-row>
            <table:table-row>
              <table:table-cell office:value-type="float" office:value="363.6">
                <text:p>363.6</text:p>
              </table:table-cell>
              <table:table-cell office:value-type="float" office:value="1571.448364">
                <text:p>1571.448364</text:p>
              </table:table-cell>
              <table:table-cell office:value-type="float" office:value="1571.088989">
                <text:p>1571.088989</text:p>
              </table:table-cell>
              <table:table-cell office:value-type="float" office:value="1570.054199">
                <text:p>1570.054199</text:p>
              </table:table-cell>
              <table:table-cell office:value-type="float" office:value="1573.475586">
                <text:p>1573.475586</text:p>
              </table:table-cell>
            </table:table-row>
            <table:table-row>
              <table:table-cell office:value-type="float" office:value="363.8">
                <text:p>363.8</text:p>
              </table:table-cell>
              <table:table-cell office:value-type="float" office:value="1572.584229">
                <text:p>1572.584229</text:p>
              </table:table-cell>
              <table:table-cell office:value-type="float" office:value="1573.369995">
                <text:p>1573.369995</text:p>
              </table:table-cell>
              <table:table-cell office:value-type="float" office:value="1574.378418">
                <text:p>1574.378418</text:p>
              </table:table-cell>
              <table:table-cell office:value-type="float" office:value="1570.69873">
                <text:p>1570.69873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573.736084">
                <text:p>1573.736084</text:p>
              </table:table-cell>
              <table:table-cell office:value-type="float" office:value="1571.850342">
                <text:p>1571.850342</text:p>
              </table:table-cell>
              <table:table-cell office:value-type="float" office:value="1573.16748">
                <text:p>1573.16748</text:p>
              </table:table-cell>
              <table:table-cell office:value-type="float" office:value="1573.291382">
                <text:p>1573.291382</text:p>
              </table:table-cell>
            </table:table-row>
            <table:table-row>
              <table:table-cell office:value-type="float" office:value="364.2">
                <text:p>364.2</text:p>
              </table:table-cell>
              <table:table-cell office:value-type="float" office:value="1571.554443">
                <text:p>1571.554443</text:p>
              </table:table-cell>
              <table:table-cell office:value-type="float" office:value="1567.947388">
                <text:p>1567.947388</text:p>
              </table:table-cell>
              <table:table-cell office:value-type="float" office:value="1571.821167">
                <text:p>1571.821167</text:p>
              </table:table-cell>
              <table:table-cell office:value-type="float" office:value="1569.536255">
                <text:p>1569.536255</text:p>
              </table:table-cell>
            </table:table-row>
            <table:table-row>
              <table:table-cell office:value-type="float" office:value="364.4">
                <text:p>364.4</text:p>
              </table:table-cell>
              <table:table-cell office:value-type="float" office:value="1572.121704">
                <text:p>1572.121704</text:p>
              </table:table-cell>
              <table:table-cell office:value-type="float" office:value="1573.968872">
                <text:p>1573.968872</text:p>
              </table:table-cell>
              <table:table-cell office:value-type="float" office:value="1571.848633">
                <text:p>1571.848633</text:p>
              </table:table-cell>
              <table:table-cell office:value-type="float" office:value="1571.14209">
                <text:p>1571.14209</text:p>
              </table:table-cell>
            </table:table-row>
            <table:table-row>
              <table:table-cell office:value-type="float" office:value="364.6">
                <text:p>364.6</text:p>
              </table:table-cell>
              <table:table-cell office:value-type="float" office:value="1574.769775">
                <text:p>1574.769775</text:p>
              </table:table-cell>
              <table:table-cell office:value-type="float" office:value="1571.338257">
                <text:p>1571.338257</text:p>
              </table:table-cell>
              <table:table-cell office:value-type="float" office:value="1572.381958">
                <text:p>1572.381958</text:p>
              </table:table-cell>
              <table:table-cell office:value-type="float" office:value="1575.427734">
                <text:p>1575.427734</text:p>
              </table:table-cell>
            </table:table-row>
            <table:table-row>
              <table:table-cell office:value-type="float" office:value="364.8">
                <text:p>364.8</text:p>
              </table:table-cell>
              <table:table-cell office:value-type="float" office:value="1570.696899">
                <text:p>1570.696899</text:p>
              </table:table-cell>
              <table:table-cell office:value-type="float" office:value="1568.482422">
                <text:p>1568.482422</text:p>
              </table:table-cell>
              <table:table-cell office:value-type="float" office:value="1569.464966">
                <text:p>1569.464966</text:p>
              </table:table-cell>
              <table:table-cell office:value-type="float" office:value="1572.664795">
                <text:p>1572.66479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573.512329">
                <text:p>1573.512329</text:p>
              </table:table-cell>
              <table:table-cell office:value-type="float" office:value="1574.042358">
                <text:p>1574.042358</text:p>
              </table:table-cell>
              <table:table-cell office:value-type="float" office:value="1572.969604">
                <text:p>1572.969604</text:p>
              </table:table-cell>
              <table:table-cell office:value-type="float" office:value="1574.756958">
                <text:p>1574.756958</text:p>
              </table:table-cell>
            </table:table-row>
            <table:table-row>
              <table:table-cell office:value-type="float" office:value="365.2">
                <text:p>365.2</text:p>
              </table:table-cell>
              <table:table-cell office:value-type="float" office:value="1571.573608">
                <text:p>1571.573608</text:p>
              </table:table-cell>
              <table:table-cell office:value-type="float" office:value="1569.162354">
                <text:p>1569.162354</text:p>
              </table:table-cell>
              <table:table-cell office:value-type="float" office:value="1572.536133">
                <text:p>1572.536133</text:p>
              </table:table-cell>
              <table:table-cell office:value-type="float" office:value="1568.934692">
                <text:p>1568.934692</text:p>
              </table:table-cell>
            </table:table-row>
            <table:table-row>
              <table:table-cell office:value-type="float" office:value="365.4">
                <text:p>365.4</text:p>
              </table:table-cell>
              <table:table-cell office:value-type="float" office:value="1575.745361">
                <text:p>1575.745361</text:p>
              </table:table-cell>
              <table:table-cell office:value-type="float" office:value="1570.048706">
                <text:p>1570.048706</text:p>
              </table:table-cell>
              <table:table-cell office:value-type="float" office:value="1574.224487">
                <text:p>1574.224487</text:p>
              </table:table-cell>
              <table:table-cell office:value-type="float" office:value="1569.568115">
                <text:p>1569.568115</text:p>
              </table:table-cell>
            </table:table-row>
            <table:table-row>
              <table:table-cell office:value-type="float" office:value="365.6">
                <text:p>365.6</text:p>
              </table:table-cell>
              <table:table-cell office:value-type="float" office:value="1575.679688">
                <text:p>1575.679688</text:p>
              </table:table-cell>
              <table:table-cell office:value-type="float" office:value="1571.730225">
                <text:p>1571.730225</text:p>
              </table:table-cell>
              <table:table-cell office:value-type="float" office:value="1573.134888">
                <text:p>1573.134888</text:p>
              </table:table-cell>
              <table:table-cell office:value-type="float" office:value="1572.526489">
                <text:p>1572.526489</text:p>
              </table:table-cell>
            </table:table-row>
            <table:table-row>
              <table:table-cell office:value-type="float" office:value="365.8">
                <text:p>365.8</text:p>
              </table:table-cell>
              <table:table-cell office:value-type="float" office:value="1570.99231">
                <text:p>1570.99231</text:p>
              </table:table-cell>
              <table:table-cell office:value-type="float" office:value="1569.255615">
                <text:p>1569.255615</text:p>
              </table:table-cell>
              <table:table-cell office:value-type="float" office:value="1571.819336">
                <text:p>1571.819336</text:p>
              </table:table-cell>
              <table:table-cell office:value-type="float" office:value="1571.961792">
                <text:p>1571.96179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572.818848">
                <text:p>1572.818848</text:p>
              </table:table-cell>
              <table:table-cell office:value-type="float" office:value="1570.935303">
                <text:p>1570.935303</text:p>
              </table:table-cell>
              <table:table-cell office:value-type="float" office:value="1572.670044">
                <text:p>1572.670044</text:p>
              </table:table-cell>
              <table:table-cell office:value-type="float" office:value="1573.553101">
                <text:p>1573.553101</text:p>
              </table:table-cell>
            </table:table-row>
            <table:table-row>
              <table:table-cell office:value-type="float" office:value="366.2">
                <text:p>366.2</text:p>
              </table:table-cell>
              <table:table-cell office:value-type="float" office:value="1178.31958">
                <text:p>1178.31958</text:p>
              </table:table-cell>
              <table:table-cell office:value-type="float" office:value="1067.234253">
                <text:p>1067.234253</text:p>
              </table:table-cell>
              <table:table-cell office:value-type="float" office:value="1153.945435">
                <text:p>1153.945435</text:p>
              </table:table-cell>
              <table:table-cell office:value-type="float" office:value="1090.684814">
                <text:p>1090.684814</text:p>
              </table:table-cell>
            </table:table-row>
            <table:table-row>
              <table:table-cell office:value-type="float" office:value="366.4">
                <text:p>366.4</text:p>
              </table:table-cell>
              <table:table-cell office:value-type="float" office:value="1168.128418">
                <text:p>1168.128418</text:p>
              </table:table-cell>
              <table:table-cell office:value-type="float" office:value="1073.599976">
                <text:p>1073.599976</text:p>
              </table:table-cell>
              <table:table-cell office:value-type="float" office:value="1150.067139">
                <text:p>1150.067139</text:p>
              </table:table-cell>
              <table:table-cell office:value-type="float" office:value="1088.502197">
                <text:p>1088.502197</text:p>
              </table:table-cell>
            </table:table-row>
            <table:table-row>
              <table:table-cell office:value-type="float" office:value="366.6">
                <text:p>366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66.8">
                <text:p>366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